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32.49mm"/>
    </style:style>
    <style:style style:name="co13" style:family="table-column">
      <style:table-column-properties fo:break-before="auto" style:column-width="12.88mm"/>
    </style:style>
    <style:style style:name="co14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113"/>
    <style:style style:name="ce2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973" table:style-name="ta1">
        <table:shapes>
          <draw:frame draw:z-index="0" draw:style-name="gr1" draw:text-style-name="P1" svg:width="202.12mm" svg:height="145.03mm" svg:x="306.69mm" svg:y="0mm">
            <draw:object draw:notify-on-update-of-ranges="'1973'.F1:'1973'.F1 '1973'.F3:'1973'.F366 '1973'.I1:'1973'.I1 '1973'.I3:'1973'.I366 '1973'.J1:'1973'.J1 '1973'.J3:'1973'.J366 '1973'.K1:'1973'.K1 '1973'.K3:'1973'.K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22"/>
        <table:table-column table:style-name="co4" table:default-cell-style-name="ce4"/>
        <table:table-column table:style-name="co5" table:default-cell-style-name="ce9"/>
        <table:table-column table:style-name="co6" table:default-cell-style-name="ce11"/>
        <table:table-column table:style-name="co7" table:number-columns-repeated="2" table:default-cell-style-name="ce11"/>
        <table:table-column table:style-name="co6" table:number-columns-repeated="3" table:default-cell-style-name="ce11"/>
        <table:table-column table:style-name="co8" table:default-cell-style-name="ce11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MJD</text:p>
          </table:table-cell>
          <table:table-cell table:style-name="ce21" office:value-type="string" calcext:value-type="string">
            <text:p>ΔT-MICA </text:p>
          </table:table-cell>
          <table:table-cell table:style-name="ce3" office:value-type="string" calcext:value-type="string">
            <text:p>DUT1</text:p>
          </table:table-cell>
          <table:table-cell table:style-name="ce1" office:value-type="string" calcext:value-type="string">
            <text:p>LS</text:p>
          </table:table-cell>
          <table:table-cell table:style-name="ce8" office:value-type="string" calcext:value-type="string">
            <text:p>ΔT</text:p>
          </table:table-cell>
          <table:table-cell table:style-name="ce8" office:value-type="string" calcext:value-type="string">
            <text:p>DUT1R</text:p>
          </table:table-cell>
          <table:table-cell table:style-name="ce8" office:value-type="string" calcext:value-type="string">
            <text:p>DUT2</text:p>
          </table:table-cell>
          <table:table-cell table:style-name="ce8" office:value-type="string" calcext:value-type="string">
            <text:p>ΔTR</text:p>
          </table:table-cell>
          <table:table-cell table:style-name="ce8" office:value-type="string" calcext:value-type="string">
            <text:p>ΔT2</text:p>
          </table:table-cell>
          <table:table-cell table:style-name="ce8" office:value-type="string" calcext:value-type="string">
            <text:p>ΔT2R</text:p>
          </table:table-cell>
          <table:table-cell table:style-name="ce8" office:value-type="string" calcext:value-type="string">
            <text:p>Regression</text:p>
          </table:table-cell>
          <table:table-cell table:style-name="ce1" table:number-columns-repeated="1004"/>
          <table:table-cell table:number-columns-repeated="6"/>
        </table:table-row>
        <table:table-row table:style-name="ro1">
          <table:table-cell table:style-name="ce5" office:value-type="string" calcext:value-type="string">
            <text:p>73 1 1</text:p>
          </table:table-cell>
          <table:table-cell table:style-name="ce5" office:value-type="float" office:value="41683" calcext:value-type="float">
            <text:p>41683</text:p>
          </table:table-cell>
          <table:table-cell office:value-type="float" office:value="43.373" calcext:value-type="float">
            <text:p>43.373</text:p>
          </table:table-cell>
          <table:table-cell table:style-name="ce10" table:formula="of:=32.184+[.E2]-[.F2]" office:value-type="float" office:value="0.811007576614614" calcext:value-type="float">
            <text:p>0.8110076</text:p>
          </table:table-cell>
          <table:table-cell table:style-name="ce5" table:formula="of:=12" office:value-type="float" office:value="12" calcext:value-type="float">
            <text:p>12</text:p>
          </table:table-cell>
          <table:table-cell table:style-name="ce14" table:formula="of:=[.K2]+[.G2]+[.H2]" office:value-type="float" office:value="43.3729924233854" calcext:value-type="float">
            <text:p>43.3729924233854</text:p>
          </table:table-cell>
          <table:table-cell table:style-name="ce14" office:value-type="float" office:value="-0.1549408584576" calcext:value-type="float">
            <text:p>-0.1549408584576</text:p>
          </table:table-cell>
          <table:table-cell table:style-name="ce14" office:value-type="float" office:value="-0.0049135624178" calcext:value-type="float">
            <text:p>-0.0049135624178</text:p>
          </table:table-cell>
          <table:table-cell table:style-name="ce14" table:formula="of:=[.$F2]-[.G2]" office:value-type="float" office:value="43.527933281843" calcext:value-type="float">
            <text:p>43.5279332818430</text:p>
          </table:table-cell>
          <table:table-cell table:style-name="ce14" table:formula="of:=[.$F2]-[.H2]" office:value-type="float" office:value="43.3779059858032" calcext:value-type="float">
            <text:p>43.3779059858032</text:p>
          </table:table-cell>
          <table:table-cell table:style-name="ce14" table:formula="of:=[.$K3]-0.003097025965914" office:value-type="float" office:value="43.5328468442608" calcext:value-type="float">
            <text:p>43.5328468442608</text:p>
          </table:table-cell>
          <table:table-cell table:style-name="ce14" table:formula="of:=43.5370655615001+0.003097025965914*([.B2]-[.B$2])" office:value-type="float" office:value="43.5370655615001" calcext:value-type="float">
            <text:p>43.5370655615001</text:p>
          </table:table-cell>
          <table:table-cell table:style-name="ce5" table:number-columns-repeated="1004"/>
          <table:table-cell table:style-name="ce16" table:number-columns-repeated="6"/>
        </table:table-row>
        <table:table-row table:style-name="ro1">
          <table:table-cell office:value-type="string" calcext:value-type="string">
            <text:p>73 1 2</text:p>
          </table:table-cell>
          <table:table-cell office:value-type="float" office:value="41684" calcext:value-type="float">
            <text:p>41684</text:p>
          </table:table-cell>
          <table:table-cell office:value-type="float" office:value="43.376" calcext:value-type="float">
            <text:p>43.376</text:p>
          </table:table-cell>
          <table:table-cell office:value-type="float" office:value="0.8084178" calcext:value-type="float">
            <text:p>0.808417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]-[.D3]" office:value-type="float" office:value="43.3755822" calcext:value-type="float">
            <text:p>43.3755822000000</text:p>
          </table:table-cell>
          <table:table-cell office:value-type="float" office:value="-0.1556154468081" calcext:value-type="float">
            <text:p>-0.1556154468081</text:p>
          </table:table-cell>
          <table:table-cell office:value-type="float" office:value="-0.0047462234186" calcext:value-type="float">
            <text:p>-0.0047462234186</text:p>
          </table:table-cell>
          <table:table-cell table:formula="of:=[.$F3]-[.G3]" office:value-type="float" office:value="43.5311976468081" calcext:value-type="float">
            <text:p>43.5311976468081</text:p>
          </table:table-cell>
          <table:table-cell table:formula="of:=[.$F3]-[.H3]" office:value-type="float" office:value="43.3803284234186" calcext:value-type="float">
            <text:p>43.3803284234186</text:p>
          </table:table-cell>
          <table:table-cell table:formula="of:=[.$F3]-[.G3]-[.H3]" office:value-type="float" office:value="43.5359438702267" calcext:value-type="float">
            <text:p>43.5359438702267</text:p>
          </table:table-cell>
          <table:table-cell table:formula="of:=43.5370655615001+0.003097025965914*([.B3]-[.B$2])" office:value-type="float" office:value="43.540162587466" calcext:value-type="float">
            <text:p>43.54016258746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 3</text:p>
          </table:table-cell>
          <table:table-cell office:value-type="float" office:value="41685" calcext:value-type="float">
            <text:p>41685</text:p>
          </table:table-cell>
          <table:table-cell office:value-type="float" office:value="43.379" calcext:value-type="float">
            <text:p>43.379</text:p>
          </table:table-cell>
          <table:table-cell office:value-type="float" office:value="0.8056163" calcext:value-type="float">
            <text:p>0.805616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]-[.D4]" office:value-type="float" office:value="43.3783837" calcext:value-type="float">
            <text:p>43.3783837000000</text:p>
          </table:table-cell>
          <table:table-cell office:value-type="float" office:value="-0.1563182849923" calcext:value-type="float">
            <text:p>-0.1563182849923</text:p>
          </table:table-cell>
          <table:table-cell office:value-type="float" office:value="-0.0045834095801" calcext:value-type="float">
            <text:p>-0.0045834095801</text:p>
          </table:table-cell>
          <table:table-cell table:formula="of:=[.$F4]-[.G4]" office:value-type="float" office:value="43.5347019849923" calcext:value-type="float">
            <text:p>43.5347019849923</text:p>
          </table:table-cell>
          <table:table-cell table:formula="of:=[.$F4]-[.H4]" office:value-type="float" office:value="43.3829671095801" calcext:value-type="float">
            <text:p>43.3829671095801</text:p>
          </table:table-cell>
          <table:table-cell table:formula="of:=[.$F4]-[.G4]-[.H4]" office:value-type="float" office:value="43.5392853945724" calcext:value-type="float">
            <text:p>43.5392853945724</text:p>
          </table:table-cell>
          <table:table-cell table:formula="of:=43.5370655615001+0.003097025965914*([.B4]-[.B$2])" office:value-type="float" office:value="43.5432596134319" calcext:value-type="float">
            <text:p>43.5432596134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 4</text:p>
          </table:table-cell>
          <table:table-cell office:value-type="float" office:value="41686" calcext:value-type="float">
            <text:p>41686</text:p>
          </table:table-cell>
          <table:table-cell office:value-type="float" office:value="43.383" calcext:value-type="float">
            <text:p>43.383</text:p>
          </table:table-cell>
          <table:table-cell office:value-type="float" office:value="0.8027895" calcext:value-type="float">
            <text:p>0.802789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]-[.D5]" office:value-type="float" office:value="43.3812105" calcext:value-type="float">
            <text:p>43.3812105000000</text:p>
          </table:table-cell>
          <table:table-cell office:value-type="float" office:value="-0.1569829250539" calcext:value-type="float">
            <text:p>-0.1569829250539</text:p>
          </table:table-cell>
          <table:table-cell office:value-type="float" office:value="-0.0044249715355" calcext:value-type="float">
            <text:p>-0.0044249715355</text:p>
          </table:table-cell>
          <table:table-cell table:formula="of:=[.$F5]-[.G5]" office:value-type="float" office:value="43.5381934250539" calcext:value-type="float">
            <text:p>43.5381934250539</text:p>
          </table:table-cell>
          <table:table-cell table:formula="of:=[.$F5]-[.H5]" office:value-type="float" office:value="43.3856354715355" calcext:value-type="float">
            <text:p>43.3856354715355</text:p>
          </table:table-cell>
          <table:table-cell table:formula="of:=[.$F5]-[.G5]-[.H5]" office:value-type="float" office:value="43.5426183965894" calcext:value-type="float">
            <text:p>43.5426183965894</text:p>
          </table:table-cell>
          <table:table-cell table:formula="of:=43.5370655615001+0.003097025965914*([.B5]-[.B$2])" office:value-type="float" office:value="43.5463566393978" calcext:value-type="float">
            <text:p>43.5463566393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 5</text:p>
          </table:table-cell>
          <table:table-cell office:value-type="float" office:value="41687" calcext:value-type="float">
            <text:p>41687</text:p>
          </table:table-cell>
          <table:table-cell office:value-type="float" office:value="43.386" calcext:value-type="float">
            <text:p>43.386</text:p>
          </table:table-cell>
          <table:table-cell office:value-type="float" office:value="0.7998729" calcext:value-type="float">
            <text:p>0.799872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]-[.D6]" office:value-type="float" office:value="43.3841271" calcext:value-type="float">
            <text:p>43.3841271000000</text:p>
          </table:table-cell>
          <table:table-cell office:value-type="float" office:value="-0.157545925884" calcext:value-type="float">
            <text:p>-0.1575459258840</text:p>
          </table:table-cell>
          <table:table-cell office:value-type="float" office:value="-0.004270751838" calcext:value-type="float">
            <text:p>-0.0042707518380</text:p>
          </table:table-cell>
          <table:table-cell table:formula="of:=[.$F6]-[.G6]" office:value-type="float" office:value="43.541673025884" calcext:value-type="float">
            <text:p>43.5416730258840</text:p>
          </table:table-cell>
          <table:table-cell table:formula="of:=[.$F6]-[.H6]" office:value-type="float" office:value="43.388397851838" calcext:value-type="float">
            <text:p>43.3883978518380</text:p>
          </table:table-cell>
          <table:table-cell table:formula="of:=[.$F6]-[.G6]-[.H6]" office:value-type="float" office:value="43.545943777722" calcext:value-type="float">
            <text:p>43.5459437777220</text:p>
          </table:table-cell>
          <table:table-cell table:formula="of:=43.5370655615001+0.003097025965914*([.B6]-[.B$2])" office:value-type="float" office:value="43.5494536653638" calcext:value-type="float">
            <text:p>43.5494536653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 6</text:p>
          </table:table-cell>
          <table:table-cell office:value-type="float" office:value="41688" calcext:value-type="float">
            <text:p>41688</text:p>
          </table:table-cell>
          <table:table-cell office:value-type="float" office:value="43.389" calcext:value-type="float">
            <text:p>43.389</text:p>
          </table:table-cell>
          <table:table-cell office:value-type="float" office:value="0.7968144" calcext:value-type="float">
            <text:p>0.796814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]-[.D7]" office:value-type="float" office:value="43.3871856" calcext:value-type="float">
            <text:p>43.3871856000000</text:p>
          </table:table-cell>
          <table:table-cell office:value-type="float" office:value="-0.1579557787904" calcext:value-type="float">
            <text:p>-0.1579557787904</text:p>
          </table:table-cell>
          <table:table-cell office:value-type="float" office:value="-0.00412058525" calcext:value-type="float">
            <text:p>-0.0041205852500</text:p>
          </table:table-cell>
          <table:table-cell table:formula="of:=[.$F7]-[.G7]" office:value-type="float" office:value="43.5451413787904" calcext:value-type="float">
            <text:p>43.5451413787904</text:p>
          </table:table-cell>
          <table:table-cell table:formula="of:=[.$F7]-[.H7]" office:value-type="float" office:value="43.39130618525" calcext:value-type="float">
            <text:p>43.3913061852500</text:p>
          </table:table-cell>
          <table:table-cell table:formula="of:=[.$F7]-[.G7]-[.H7]" office:value-type="float" office:value="43.5492619640404" calcext:value-type="float">
            <text:p>43.5492619640404</text:p>
          </table:table-cell>
          <table:table-cell table:formula="of:=43.5370655615001+0.003097025965914*([.B7]-[.B$2])" office:value-type="float" office:value="43.5525506913297" calcext:value-type="float">
            <text:p>43.5525506913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 7</text:p>
          </table:table-cell>
          <table:table-cell office:value-type="float" office:value="41689" calcext:value-type="float">
            <text:p>41689</text:p>
          </table:table-cell>
          <table:table-cell office:value-type="float" office:value="43.392" calcext:value-type="float">
            <text:p>43.392</text:p>
          </table:table-cell>
          <table:table-cell office:value-type="float" office:value="0.7935822" calcext:value-type="float">
            <text:p>0.793582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]-[.D8]" office:value-type="float" office:value="43.3904178" calcext:value-type="float">
            <text:p>43.3904178000000</text:p>
          </table:table-cell>
          <table:table-cell office:value-type="float" office:value="-0.1581807909865" calcext:value-type="float">
            <text:p>-0.1581807909865</text:p>
          </table:table-cell>
          <table:table-cell office:value-type="float" office:value="-0.0039742990409" calcext:value-type="float">
            <text:p>-0.0039742990409</text:p>
          </table:table-cell>
          <table:table-cell table:formula="of:=[.$F8]-[.G8]" office:value-type="float" office:value="43.5485985909865" calcext:value-type="float">
            <text:p>43.5485985909865</text:p>
          </table:table-cell>
          <table:table-cell table:formula="of:=[.$F8]-[.H8]" office:value-type="float" office:value="43.3943920990409" calcext:value-type="float">
            <text:p>43.3943920990409</text:p>
          </table:table-cell>
          <table:table-cell table:formula="of:=[.$F8]-[.G8]-[.H8]" office:value-type="float" office:value="43.5525728900274" calcext:value-type="float">
            <text:p>43.5525728900274</text:p>
          </table:table-cell>
          <table:table-cell table:formula="of:=43.5370655615001+0.003097025965914*([.B8]-[.B$2])" office:value-type="float" office:value="43.5556477172956" calcext:value-type="float">
            <text:p>43.55564771729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 8</text:p>
          </table:table-cell>
          <table:table-cell office:value-type="float" office:value="41690" calcext:value-type="float">
            <text:p>41690</text:p>
          </table:table-cell>
          <table:table-cell office:value-type="float" office:value="43.395" calcext:value-type="float">
            <text:p>43.395</text:p>
          </table:table-cell>
          <table:table-cell office:value-type="float" office:value="0.790171" calcext:value-type="float">
            <text:p>0.790171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]-[.D9]" office:value-type="float" office:value="43.393829" calcext:value-type="float">
            <text:p>43.3938290000000</text:p>
          </table:table-cell>
          <table:table-cell office:value-type="float" office:value="-0.1582156458459" calcext:value-type="float">
            <text:p>-0.1582156458459</text:p>
          </table:table-cell>
          <table:table-cell office:value-type="float" office:value="-0.0038317132955" calcext:value-type="float">
            <text:p>-0.0038317132955</text:p>
          </table:table-cell>
          <table:table-cell table:formula="of:=[.$F9]-[.G9]" office:value-type="float" office:value="43.5520446458459" calcext:value-type="float">
            <text:p>43.5520446458459</text:p>
          </table:table-cell>
          <table:table-cell table:formula="of:=[.$F9]-[.H9]" office:value-type="float" office:value="43.3976607132955" calcext:value-type="float">
            <text:p>43.3976607132955</text:p>
          </table:table-cell>
          <table:table-cell table:formula="of:=[.$F9]-[.G9]-[.H9]" office:value-type="float" office:value="43.5558763591414" calcext:value-type="float">
            <text:p>43.5558763591414</text:p>
          </table:table-cell>
          <table:table-cell table:formula="of:=43.5370655615001+0.003097025965914*([.B9]-[.B$2])" office:value-type="float" office:value="43.5587447432615" calcext:value-type="float">
            <text:p>43.5587447432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 9</text:p>
          </table:table-cell>
          <table:table-cell office:value-type="float" office:value="41691" calcext:value-type="float">
            <text:p>41691</text:p>
          </table:table-cell>
          <table:table-cell office:value-type="float" office:value="43.399" calcext:value-type="float">
            <text:p>43.399</text:p>
          </table:table-cell>
          <table:table-cell office:value-type="float" office:value="0.7866053" calcext:value-type="float">
            <text:p>0.786605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]-[.D10]" office:value-type="float" office:value="43.3973947" calcext:value-type="float">
            <text:p>43.3973947000000</text:p>
          </table:table-cell>
          <table:table-cell office:value-type="float" office:value="-0.1580853942541" calcext:value-type="float">
            <text:p>-0.1580853942541</text:p>
          </table:table-cell>
          <table:table-cell office:value-type="float" office:value="-0.0036926412318" calcext:value-type="float">
            <text:p>-0.0036926412318</text:p>
          </table:table-cell>
          <table:table-cell table:formula="of:=[.$F10]-[.G10]" office:value-type="float" office:value="43.5554800942541" calcext:value-type="float">
            <text:p>43.5554800942541</text:p>
          </table:table-cell>
          <table:table-cell table:formula="of:=[.$F10]-[.H10]" office:value-type="float" office:value="43.4010873412318" calcext:value-type="float">
            <text:p>43.4010873412318</text:p>
          </table:table-cell>
          <table:table-cell table:formula="of:=[.$F10]-[.G10]-[.H10]" office:value-type="float" office:value="43.5591727354859" calcext:value-type="float">
            <text:p>43.5591727354859</text:p>
          </table:table-cell>
          <table:table-cell table:formula="of:=43.5370655615001+0.003097025965914*([.B10]-[.B$2])" office:value-type="float" office:value="43.5618417692274" calcext:value-type="float">
            <text:p>43.5618417692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0</text:p>
          </table:table-cell>
          <table:table-cell office:value-type="float" office:value="41692" calcext:value-type="float">
            <text:p>41692</text:p>
          </table:table-cell>
          <table:table-cell office:value-type="float" office:value="43.402" calcext:value-type="float">
            <text:p>43.402</text:p>
          </table:table-cell>
          <table:table-cell office:value-type="float" office:value="0.7829389" calcext:value-type="float">
            <text:p>0.782938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]-[.D11]" office:value-type="float" office:value="43.4010611" calcext:value-type="float">
            <text:p>43.4010611000000</text:p>
          </table:table-cell>
          <table:table-cell office:value-type="float" office:value="-0.1578448791341" calcext:value-type="float">
            <text:p>-0.1578448791341</text:p>
          </table:table-cell>
          <table:table-cell office:value-type="float" office:value="-0.0035568895267" calcext:value-type="float">
            <text:p>-0.0035568895267</text:p>
          </table:table-cell>
          <table:table-cell table:formula="of:=[.$F11]-[.G11]" office:value-type="float" office:value="43.5589059791341" calcext:value-type="float">
            <text:p>43.5589059791341</text:p>
          </table:table-cell>
          <table:table-cell table:formula="of:=[.$F11]-[.H11]" office:value-type="float" office:value="43.4046179895267" calcext:value-type="float">
            <text:p>43.4046179895267</text:p>
          </table:table-cell>
          <table:table-cell table:formula="of:=[.$F11]-[.G11]-[.H11]" office:value-type="float" office:value="43.5624628686608" calcext:value-type="float">
            <text:p>43.5624628686608</text:p>
          </table:table-cell>
          <table:table-cell table:formula="of:=43.5370655615001+0.003097025965914*([.B11]-[.B$2])" office:value-type="float" office:value="43.5649387951933" calcext:value-type="float">
            <text:p>43.5649387951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1</text:p>
          </table:table-cell>
          <table:table-cell office:value-type="float" office:value="41693" calcext:value-type="float">
            <text:p>41693</text:p>
          </table:table-cell>
          <table:table-cell office:value-type="float" office:value="43.405" calcext:value-type="float">
            <text:p>43.405</text:p>
          </table:table-cell>
          <table:table-cell office:value-type="float" office:value="0.7792487" calcext:value-type="float">
            <text:p>0.779248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]-[.D12]" office:value-type="float" office:value="43.4047513" calcext:value-type="float">
            <text:p>43.4047513000000</text:p>
          </table:table-cell>
          <table:table-cell office:value-type="float" office:value="-0.1575720036783" calcext:value-type="float">
            <text:p>-0.1575720036783</text:p>
          </table:table-cell>
          <table:table-cell office:value-type="float" office:value="-0.0034242586511" calcext:value-type="float">
            <text:p>-0.0034242586511</text:p>
          </table:table-cell>
          <table:table-cell table:formula="of:=[.$F12]-[.G12]" office:value-type="float" office:value="43.5623233036783" calcext:value-type="float">
            <text:p>43.5623233036783</text:p>
          </table:table-cell>
          <table:table-cell table:formula="of:=[.$F12]-[.H12]" office:value-type="float" office:value="43.4081755586511" calcext:value-type="float">
            <text:p>43.4081755586511</text:p>
          </table:table-cell>
          <table:table-cell table:formula="of:=[.$F12]-[.G12]-[.H12]" office:value-type="float" office:value="43.5657475623294" calcext:value-type="float">
            <text:p>43.5657475623294</text:p>
          </table:table-cell>
          <table:table-cell table:formula="of:=43.5370655615001+0.003097025965914*([.B12]-[.B$2])" office:value-type="float" office:value="43.5680358211592" calcext:value-type="float">
            <text:p>43.5680358211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2</text:p>
          </table:table-cell>
          <table:table-cell office:value-type="float" office:value="41694" calcext:value-type="float">
            <text:p>41694</text:p>
          </table:table-cell>
          <table:table-cell office:value-type="float" office:value="43.408" calcext:value-type="float">
            <text:p>43.408</text:p>
          </table:table-cell>
          <table:table-cell office:value-type="float" office:value="0.7756218" calcext:value-type="float">
            <text:p>0.775621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]-[.D13]" office:value-type="float" office:value="43.4083782" calcext:value-type="float">
            <text:p>43.4083782000000</text:p>
          </table:table-cell>
          <table:table-cell office:value-type="float" office:value="-0.1573543989804" calcext:value-type="float">
            <text:p>-0.1573543989804</text:p>
          </table:table-cell>
          <table:table-cell office:value-type="float" office:value="-0.0032945432126" calcext:value-type="float">
            <text:p>-0.0032945432126</text:p>
          </table:table-cell>
          <table:table-cell table:formula="of:=[.$F13]-[.G13]" office:value-type="float" office:value="43.5657325989804" calcext:value-type="float">
            <text:p>43.5657325989804</text:p>
          </table:table-cell>
          <table:table-cell table:formula="of:=[.$F13]-[.H13]" office:value-type="float" office:value="43.4116727432126" calcext:value-type="float">
            <text:p>43.4116727432126</text:p>
          </table:table-cell>
          <table:table-cell table:formula="of:=[.$F13]-[.G13]-[.H13]" office:value-type="float" office:value="43.569027142193" calcext:value-type="float">
            <text:p>43.5690271421930</text:p>
          </table:table-cell>
          <table:table-cell table:formula="of:=43.5370655615001+0.003097025965914*([.B13]-[.B$2])" office:value-type="float" office:value="43.5711328471252" calcext:value-type="float">
            <text:p>43.5711328471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3</text:p>
          </table:table-cell>
          <table:table-cell office:value-type="float" office:value="41695" calcext:value-type="float">
            <text:p>41695</text:p>
          </table:table-cell>
          <table:table-cell office:value-type="float" office:value="43.411" calcext:value-type="float">
            <text:p>43.411</text:p>
          </table:table-cell>
          <table:table-cell office:value-type="float" office:value="0.7721359" calcext:value-type="float">
            <text:p>0.772135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]-[.D14]" office:value-type="float" office:value="43.4118641" calcext:value-type="float">
            <text:p>43.4118641000000</text:p>
          </table:table-cell>
          <table:table-cell office:value-type="float" office:value="-0.1572703660946" calcext:value-type="float">
            <text:p>-0.1572703660946</text:p>
          </table:table-cell>
          <table:table-cell office:value-type="float" office:value="-0.0031675323059" calcext:value-type="float">
            <text:p>-0.0031675323059</text:p>
          </table:table-cell>
          <table:table-cell table:formula="of:=[.$F14]-[.G14]" office:value-type="float" office:value="43.5691344660946" calcext:value-type="float">
            <text:p>43.5691344660946</text:p>
          </table:table-cell>
          <table:table-cell table:formula="of:=[.$F14]-[.H14]" office:value-type="float" office:value="43.4150316323059" calcext:value-type="float">
            <text:p>43.4150316323059</text:p>
          </table:table-cell>
          <table:table-cell table:formula="of:=[.$F14]-[.G14]-[.H14]" office:value-type="float" office:value="43.5723019984005" calcext:value-type="float">
            <text:p>43.5723019984005</text:p>
          </table:table-cell>
          <table:table-cell table:formula="of:=43.5370655615001+0.003097025965914*([.B14]-[.B$2])" office:value-type="float" office:value="43.5742298730911" calcext:value-type="float">
            <text:p>43.5742298730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4</text:p>
          </table:table-cell>
          <table:table-cell office:value-type="float" office:value="41696" calcext:value-type="float">
            <text:p>41696</text:p>
          </table:table-cell>
          <table:table-cell office:value-type="float" office:value="43.415" calcext:value-type="float">
            <text:p>43.415</text:p>
          </table:table-cell>
          <table:table-cell office:value-type="float" office:value="0.7688378" calcext:value-type="float">
            <text:p>0.768837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]-[.D15]" office:value-type="float" office:value="43.4151622" calcext:value-type="float">
            <text:p>43.4151622000000</text:p>
          </table:table-cell>
          <table:table-cell office:value-type="float" office:value="-0.157366950422" calcext:value-type="float">
            <text:p>-0.1573669504220</text:p>
          </table:table-cell>
          <table:table-cell office:value-type="float" office:value="-0.00304300987" calcext:value-type="float">
            <text:p>-0.0030430098700</text:p>
          </table:table-cell>
          <table:table-cell table:formula="of:=[.$F15]-[.G15]" office:value-type="float" office:value="43.572529150422" calcext:value-type="float">
            <text:p>43.5725291504220</text:p>
          </table:table-cell>
          <table:table-cell table:formula="of:=[.$F15]-[.H15]" office:value-type="float" office:value="43.41820520987" calcext:value-type="float">
            <text:p>43.4182052098700</text:p>
          </table:table-cell>
          <table:table-cell table:formula="of:=[.$F15]-[.G15]-[.H15]" office:value-type="float" office:value="43.575572160292" calcext:value-type="float">
            <text:p>43.5755721602920</text:p>
          </table:table-cell>
          <table:table-cell table:formula="of:=43.5370655615001+0.003097025965914*([.B15]-[.B$2])" office:value-type="float" office:value="43.577326899057" calcext:value-type="float">
            <text:p>43.57732689905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5</text:p>
          </table:table-cell>
          <table:table-cell office:value-type="float" office:value="41697" calcext:value-type="float">
            <text:p>41697</text:p>
          </table:table-cell>
          <table:table-cell office:value-type="float" office:value="43.418" calcext:value-type="float">
            <text:p>43.418</text:p>
          </table:table-cell>
          <table:table-cell office:value-type="float" office:value="0.7657235" calcext:value-type="float">
            <text:p>0.765723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]-[.D16]" office:value-type="float" office:value="43.4182765" calcext:value-type="float">
            <text:p>43.4182765000000</text:p>
          </table:table-cell>
          <table:table-cell office:value-type="float" office:value="-0.1576411897583" calcext:value-type="float">
            <text:p>-0.1576411897583</text:p>
          </table:table-cell>
          <table:table-cell office:value-type="float" office:value="-0.0029207550529" calcext:value-type="float">
            <text:p>-0.0029207550529</text:p>
          </table:table-cell>
          <table:table-cell table:formula="of:=[.$F16]-[.G16]" office:value-type="float" office:value="43.5759176897583" calcext:value-type="float">
            <text:p>43.5759176897583</text:p>
          </table:table-cell>
          <table:table-cell table:formula="of:=[.$F16]-[.H16]" office:value-type="float" office:value="43.4211972550529" calcext:value-type="float">
            <text:p>43.4211972550529</text:p>
          </table:table-cell>
          <table:table-cell table:formula="of:=[.$F16]-[.G16]-[.H16]" office:value-type="float" office:value="43.5788384448112" calcext:value-type="float">
            <text:p>43.5788384448112</text:p>
          </table:table-cell>
          <table:table-cell table:formula="of:=43.5370655615001+0.003097025965914*([.B16]-[.B$2])" office:value-type="float" office:value="43.5804239250229" calcext:value-type="float">
            <text:p>43.5804239250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6</text:p>
          </table:table-cell>
          <table:table-cell office:value-type="float" office:value="41698" calcext:value-type="float">
            <text:p>41698</text:p>
          </table:table-cell>
          <table:table-cell office:value-type="float" office:value="43.421" calcext:value-type="float">
            <text:p>43.421</text:p>
          </table:table-cell>
          <table:table-cell office:value-type="float" office:value="0.7627325" calcext:value-type="float">
            <text:p>0.762732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]-[.D17]" office:value-type="float" office:value="43.4212675" calcext:value-type="float">
            <text:p>43.4212675000000</text:p>
          </table:table-cell>
          <table:table-cell office:value-type="float" office:value="-0.1580333852032" calcext:value-type="float">
            <text:p>-0.1580333852032</text:p>
          </table:table-cell>
          <table:table-cell office:value-type="float" office:value="-0.0028005425813" calcext:value-type="float">
            <text:p>-0.0028005425813</text:p>
          </table:table-cell>
          <table:table-cell table:formula="of:=[.$F17]-[.G17]" office:value-type="float" office:value="43.5793008852032" calcext:value-type="float">
            <text:p>43.5793008852032</text:p>
          </table:table-cell>
          <table:table-cell table:formula="of:=[.$F17]-[.H17]" office:value-type="float" office:value="43.4240680425813" calcext:value-type="float">
            <text:p>43.4240680425813</text:p>
          </table:table-cell>
          <table:table-cell table:formula="of:=[.$F17]-[.G17]-[.H17]" office:value-type="float" office:value="43.5821014277845" calcext:value-type="float">
            <text:p>43.5821014277845</text:p>
          </table:table-cell>
          <table:table-cell table:formula="of:=43.5370655615001+0.003097025965914*([.B17]-[.B$2])" office:value-type="float" office:value="43.5835209509888" calcext:value-type="float">
            <text:p>43.58352095098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7</text:p>
          </table:table-cell>
          <table:table-cell office:value-type="float" office:value="41699" calcext:value-type="float">
            <text:p>41699</text:p>
          </table:table-cell>
          <table:table-cell office:value-type="float" office:value="43.424" calcext:value-type="float">
            <text:p>43.424</text:p>
          </table:table-cell>
          <table:table-cell office:value-type="float" office:value="0.7597608" calcext:value-type="float">
            <text:p>0.759760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]-[.D18]" office:value-type="float" office:value="43.4242392" calcext:value-type="float">
            <text:p>43.4242392000000</text:p>
          </table:table-cell>
          <table:table-cell office:value-type="float" office:value="-0.1584399824918" calcext:value-type="float">
            <text:p>-0.1584399824918</text:p>
          </table:table-cell>
          <table:table-cell office:value-type="float" office:value="-0.0026821431375" calcext:value-type="float">
            <text:p>-0.0026821431375</text:p>
          </table:table-cell>
          <table:table-cell table:formula="of:=[.$F18]-[.G18]" office:value-type="float" office:value="43.5826791824918" calcext:value-type="float">
            <text:p>43.5826791824918</text:p>
          </table:table-cell>
          <table:table-cell table:formula="of:=[.$F18]-[.H18]" office:value-type="float" office:value="43.4269213431375" calcext:value-type="float">
            <text:p>43.4269213431375</text:p>
          </table:table-cell>
          <table:table-cell table:formula="of:=[.$F18]-[.G18]-[.H18]" office:value-type="float" office:value="43.5853613256293" calcext:value-type="float">
            <text:p>43.5853613256293</text:p>
          </table:table-cell>
          <table:table-cell table:formula="of:=43.5370655615001+0.003097025965914*([.B18]-[.B$2])" office:value-type="float" office:value="43.5866179769547" calcext:value-type="float">
            <text:p>43.5866179769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8</text:p>
          </table:table-cell>
          <table:table-cell office:value-type="float" office:value="41700" calcext:value-type="float">
            <text:p>41700</text:p>
          </table:table-cell>
          <table:table-cell office:value-type="float" office:value="43.428" calcext:value-type="float">
            <text:p>43.428</text:p>
          </table:table-cell>
          <table:table-cell office:value-type="float" office:value="0.7566931" calcext:value-type="float">
            <text:p>0.756693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]-[.D19]" office:value-type="float" office:value="43.4273069" calcext:value-type="float">
            <text:p>43.4273069000000</text:p>
          </table:table-cell>
          <table:table-cell office:value-type="float" office:value="-0.1587459956682" calcext:value-type="float">
            <text:p>-0.1587459956682</text:p>
          </table:table-cell>
          <table:table-cell office:value-type="float" office:value="-0.0025653237399" calcext:value-type="float">
            <text:p>-0.0025653237399</text:p>
          </table:table-cell>
          <table:table-cell table:formula="of:=[.$F19]-[.G19]" office:value-type="float" office:value="43.5860528956682" calcext:value-type="float">
            <text:p>43.5860528956682</text:p>
          </table:table-cell>
          <table:table-cell table:formula="of:=[.$F19]-[.H19]" office:value-type="float" office:value="43.4298722237399" calcext:value-type="float">
            <text:p>43.4298722237399</text:p>
          </table:table-cell>
          <table:table-cell table:formula="of:=[.$F19]-[.G19]-[.H19]" office:value-type="float" office:value="43.5886182194081" calcext:value-type="float">
            <text:p>43.5886182194081</text:p>
          </table:table-cell>
          <table:table-cell table:formula="of:=43.5370655615001+0.003097025965914*([.B19]-[.B$2])" office:value-type="float" office:value="43.5897150029206" calcext:value-type="float">
            <text:p>43.5897150029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19</text:p>
          </table:table-cell>
          <table:table-cell office:value-type="float" office:value="41701" calcext:value-type="float">
            <text:p>41701</text:p>
          </table:table-cell>
          <table:table-cell office:value-type="float" office:value="43.431" calcext:value-type="float">
            <text:p>43.431</text:p>
          </table:table-cell>
          <table:table-cell office:value-type="float" office:value="0.7534441" calcext:value-type="float">
            <text:p>0.753444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]-[.D20]" office:value-type="float" office:value="43.4305559" calcext:value-type="float">
            <text:p>43.4305559000000</text:p>
          </table:table-cell>
          <table:table-cell office:value-type="float" office:value="-0.1588657623057" calcext:value-type="float">
            <text:p>-0.1588657623057</text:p>
          </table:table-cell>
          <table:table-cell office:value-type="float" office:value="-0.0024498481301" calcext:value-type="float">
            <text:p>-0.0024498481301</text:p>
          </table:table-cell>
          <table:table-cell table:formula="of:=[.$F20]-[.G20]" office:value-type="float" office:value="43.5894216623057" calcext:value-type="float">
            <text:p>43.5894216623057</text:p>
          </table:table-cell>
          <table:table-cell table:formula="of:=[.$F20]-[.H20]" office:value-type="float" office:value="43.4330057481301" calcext:value-type="float">
            <text:p>43.4330057481301</text:p>
          </table:table-cell>
          <table:table-cell table:formula="of:=[.$F20]-[.G20]-[.H20]" office:value-type="float" office:value="43.5918715104358" calcext:value-type="float">
            <text:p>43.5918715104358</text:p>
          </table:table-cell>
          <table:table-cell table:formula="of:=43.5370655615001+0.003097025965914*([.B20]-[.B$2])" office:value-type="float" office:value="43.5928120288865" calcext:value-type="float">
            <text:p>43.59281202888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0</text:p>
          </table:table-cell>
          <table:table-cell office:value-type="float" office:value="41702" calcext:value-type="float">
            <text:p>41702</text:p>
          </table:table-cell>
          <table:table-cell office:value-type="float" office:value="43.434" calcext:value-type="float">
            <text:p>43.434</text:p>
          </table:table-cell>
          <table:table-cell office:value-type="float" office:value="0.749988" calcext:value-type="float">
            <text:p>0.749988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]-[.D21]" office:value-type="float" office:value="43.434012" calcext:value-type="float">
            <text:p>43.4340120000000</text:p>
          </table:table-cell>
          <table:table-cell office:value-type="float" office:value="-0.1587737957326" calcext:value-type="float">
            <text:p>-0.1587737957326</text:p>
          </table:table-cell>
          <table:table-cell office:value-type="float" office:value="-0.0023354771626" calcext:value-type="float">
            <text:p>-0.0023354771626</text:p>
          </table:table-cell>
          <table:table-cell table:formula="of:=[.$F21]-[.G21]" office:value-type="float" office:value="43.5927857957326" calcext:value-type="float">
            <text:p>43.5927857957326</text:p>
          </table:table-cell>
          <table:table-cell table:formula="of:=[.$F21]-[.H21]" office:value-type="float" office:value="43.4363474771626" calcext:value-type="float">
            <text:p>43.4363474771626</text:p>
          </table:table-cell>
          <table:table-cell table:formula="of:=[.$F21]-[.G21]-[.H21]" office:value-type="float" office:value="43.5951212728952" calcext:value-type="float">
            <text:p>43.5951212728952</text:p>
          </table:table-cell>
          <table:table-cell table:formula="of:=43.5370655615001+0.003097025965914*([.B21]-[.B$2])" office:value-type="float" office:value="43.5959090548525" calcext:value-type="float">
            <text:p>43.5959090548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1</text:p>
          </table:table-cell>
          <table:table-cell office:value-type="float" office:value="41703" calcext:value-type="float">
            <text:p>41703</text:p>
          </table:table-cell>
          <table:table-cell office:value-type="float" office:value="43.437" calcext:value-type="float">
            <text:p>43.437</text:p>
          </table:table-cell>
          <table:table-cell office:value-type="float" office:value="0.7463651" calcext:value-type="float">
            <text:p>0.746365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]-[.D22]" office:value-type="float" office:value="43.4376349" calcext:value-type="float">
            <text:p>43.4376349000000</text:p>
          </table:table-cell>
          <table:table-cell office:value-type="float" office:value="-0.1585110464821" calcext:value-type="float">
            <text:p>-0.1585110464821</text:p>
          </table:table-cell>
          <table:table-cell office:value-type="float" office:value="-0.0022219691997" calcext:value-type="float">
            <text:p>-0.0022219691997</text:p>
          </table:table-cell>
          <table:table-cell table:formula="of:=[.$F22]-[.G22]" office:value-type="float" office:value="43.5961459464821" calcext:value-type="float">
            <text:p>43.5961459464821</text:p>
          </table:table-cell>
          <table:table-cell table:formula="of:=[.$F22]-[.H22]" office:value-type="float" office:value="43.4398568691997" calcext:value-type="float">
            <text:p>43.4398568691997</text:p>
          </table:table-cell>
          <table:table-cell table:formula="of:=[.$F22]-[.G22]-[.H22]" office:value-type="float" office:value="43.5983679156818" calcext:value-type="float">
            <text:p>43.5983679156818</text:p>
          </table:table-cell>
          <table:table-cell table:formula="of:=43.5370655615001+0.003097025965914*([.B22]-[.B$2])" office:value-type="float" office:value="43.5990060808184" calcext:value-type="float">
            <text:p>43.5990060808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2</text:p>
          </table:table-cell>
          <table:table-cell office:value-type="float" office:value="41704" calcext:value-type="float">
            <text:p>41704</text:p>
          </table:table-cell>
          <table:table-cell office:value-type="float" office:value="43.44" calcext:value-type="float">
            <text:p>43.440</text:p>
          </table:table-cell>
          <table:table-cell office:value-type="float" office:value="0.7426621" calcext:value-type="float">
            <text:p>0.742662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]-[.D23]" office:value-type="float" office:value="43.4413379" calcext:value-type="float">
            <text:p>43.4413379000000</text:p>
          </table:table-cell>
          <table:table-cell office:value-type="float" office:value="-0.1581650286009" calcext:value-type="float">
            <text:p>-0.1581650286009</text:p>
          </table:table-cell>
          <table:table-cell office:value-type="float" office:value="-0.0021090805085" calcext:value-type="float">
            <text:p>-0.0021090805085</text:p>
          </table:table-cell>
          <table:table-cell table:formula="of:=[.$F23]-[.G23]" office:value-type="float" office:value="43.5995029286009" calcext:value-type="float">
            <text:p>43.5995029286009</text:p>
          </table:table-cell>
          <table:table-cell table:formula="of:=[.$F23]-[.H23]" office:value-type="float" office:value="43.4434469805085" calcext:value-type="float">
            <text:p>43.4434469805085</text:p>
          </table:table-cell>
          <table:table-cell table:formula="of:=[.$F23]-[.G23]-[.H23]" office:value-type="float" office:value="43.6016120091094" calcext:value-type="float">
            <text:p>43.6016120091094</text:p>
          </table:table-cell>
          <table:table-cell table:formula="of:=43.5370655615001+0.003097025965914*([.B23]-[.B$2])" office:value-type="float" office:value="43.6021031067843" calcext:value-type="float">
            <text:p>43.60210310678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3</text:p>
          </table:table-cell>
          <table:table-cell office:value-type="float" office:value="41705" calcext:value-type="float">
            <text:p>41705</text:p>
          </table:table-cell>
          <table:table-cell office:value-type="float" office:value="43.444" calcext:value-type="float">
            <text:p>43.444</text:p>
          </table:table-cell>
          <table:table-cell office:value-type="float" office:value="0.7389789" calcext:value-type="float">
            <text:p>0.738978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]-[.D24]" office:value-type="float" office:value="43.4450211" calcext:value-type="float">
            <text:p>43.4450211000000</text:p>
          </table:table-cell>
          <table:table-cell office:value-type="float" office:value="-0.1578362692809" calcext:value-type="float">
            <text:p>-0.1578362692809</text:p>
          </table:table-cell>
          <table:table-cell office:value-type="float" office:value="-0.0019965656619" calcext:value-type="float">
            <text:p>-0.0019965656619</text:p>
          </table:table-cell>
          <table:table-cell table:formula="of:=[.$F24]-[.G24]" office:value-type="float" office:value="43.6028573692809" calcext:value-type="float">
            <text:p>43.6028573692809</text:p>
          </table:table-cell>
          <table:table-cell table:formula="of:=[.$F24]-[.H24]" office:value-type="float" office:value="43.4470176656619" calcext:value-type="float">
            <text:p>43.4470176656619</text:p>
          </table:table-cell>
          <table:table-cell table:formula="of:=[.$F24]-[.G24]-[.H24]" office:value-type="float" office:value="43.6048539349428" calcext:value-type="float">
            <text:p>43.6048539349428</text:p>
          </table:table-cell>
          <table:table-cell table:formula="of:=43.5370655615001+0.003097025965914*([.B24]-[.B$2])" office:value-type="float" office:value="43.6052001327502" calcext:value-type="float">
            <text:p>43.6052001327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4</text:p>
          </table:table-cell>
          <table:table-cell office:value-type="float" office:value="41706" calcext:value-type="float">
            <text:p>41706</text:p>
          </table:table-cell>
          <table:table-cell office:value-type="float" office:value="43.447" calcext:value-type="float">
            <text:p>43.447</text:p>
          </table:table-cell>
          <table:table-cell office:value-type="float" office:value="0.7353998" calcext:value-type="float">
            <text:p>0.735399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]-[.D25]" office:value-type="float" office:value="43.4486002" calcext:value-type="float">
            <text:p>43.4486002000000</text:p>
          </table:table-cell>
          <table:table-cell office:value-type="float" office:value="-0.1576086649091" calcext:value-type="float">
            <text:p>-0.1576086649091</text:p>
          </table:table-cell>
          <table:table-cell office:value-type="float" office:value="-0.0018841779405" calcext:value-type="float">
            <text:p>-0.0018841779405</text:p>
          </table:table-cell>
          <table:table-cell table:formula="of:=[.$F25]-[.G25]" office:value-type="float" office:value="43.6062088649091" calcext:value-type="float">
            <text:p>43.6062088649091</text:p>
          </table:table-cell>
          <table:table-cell table:formula="of:=[.$F25]-[.H25]" office:value-type="float" office:value="43.4504843779405" calcext:value-type="float">
            <text:p>43.4504843779405</text:p>
          </table:table-cell>
          <table:table-cell table:formula="of:=[.$F25]-[.G25]-[.H25]" office:value-type="float" office:value="43.6080930428496" calcext:value-type="float">
            <text:p>43.6080930428496</text:p>
          </table:table-cell>
          <table:table-cell table:formula="of:=43.5370655615001+0.003097025965914*([.B25]-[.B$2])" office:value-type="float" office:value="43.6082971587161" calcext:value-type="float">
            <text:p>43.6082971587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5</text:p>
          </table:table-cell>
          <table:table-cell office:value-type="float" office:value="41707" calcext:value-type="float">
            <text:p>41707</text:p>
          </table:table-cell>
          <table:table-cell office:value-type="float" office:value="43.45" calcext:value-type="float">
            <text:p>43.450</text:p>
          </table:table-cell>
          <table:table-cell office:value-type="float" office:value="0.7319778" calcext:value-type="float">
            <text:p>0.731977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]-[.D26]" office:value-type="float" office:value="43.4520222" calcext:value-type="float">
            <text:p>43.4520222000000</text:p>
          </table:table-cell>
          <table:table-cell office:value-type="float" office:value="-0.1575348863898" calcext:value-type="float">
            <text:p>-0.1575348863898</text:p>
          </table:table-cell>
          <table:table-cell office:value-type="float" office:value="-0.001771669738" calcext:value-type="float">
            <text:p>-0.0017716697380</text:p>
          </table:table-cell>
          <table:table-cell table:formula="of:=[.$F26]-[.G26]" office:value-type="float" office:value="43.6095570863898" calcext:value-type="float">
            <text:p>43.6095570863898</text:p>
          </table:table-cell>
          <table:table-cell table:formula="of:=[.$F26]-[.H26]" office:value-type="float" office:value="43.453793869738" calcext:value-type="float">
            <text:p>43.4537938697380</text:p>
          </table:table-cell>
          <table:table-cell table:formula="of:=[.$F26]-[.G26]-[.H26]" office:value-type="float" office:value="43.6113287561278" calcext:value-type="float">
            <text:p>43.6113287561278</text:p>
          </table:table-cell>
          <table:table-cell table:formula="of:=43.5370655615001+0.003097025965914*([.B26]-[.B$2])" office:value-type="float" office:value="43.611394184682" calcext:value-type="float">
            <text:p>43.61139418468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6</text:p>
          </table:table-cell>
          <table:table-cell office:value-type="float" office:value="41708" calcext:value-type="float">
            <text:p>41708</text:p>
          </table:table-cell>
          <table:table-cell office:value-type="float" office:value="43.453" calcext:value-type="float">
            <text:p>43.453</text:p>
          </table:table-cell>
          <table:table-cell office:value-type="float" office:value="0.7287348" calcext:value-type="float">
            <text:p>0.728734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]-[.D27]" office:value-type="float" office:value="43.4552652" calcext:value-type="float">
            <text:p>43.4552652000000</text:p>
          </table:table-cell>
          <table:table-cell office:value-type="float" office:value="-0.157636259043" calcext:value-type="float">
            <text:p>-0.1576362590430</text:p>
          </table:table-cell>
          <table:table-cell office:value-type="float" office:value="-0.0016587929658" calcext:value-type="float">
            <text:p>-0.0016587929658</text:p>
          </table:table-cell>
          <table:table-cell table:formula="of:=[.$F27]-[.G27]" office:value-type="float" office:value="43.612901459043" calcext:value-type="float">
            <text:p>43.6129014590430</text:p>
          </table:table-cell>
          <table:table-cell table:formula="of:=[.$F27]-[.H27]" office:value-type="float" office:value="43.4569239929658" calcext:value-type="float">
            <text:p>43.4569239929658</text:p>
          </table:table-cell>
          <table:table-cell table:formula="of:=[.$F27]-[.G27]-[.H27]" office:value-type="float" office:value="43.6145602520088" calcext:value-type="float">
            <text:p>43.6145602520088</text:p>
          </table:table-cell>
          <table:table-cell table:formula="of:=43.5370655615001+0.003097025965914*([.B27]-[.B$2])" office:value-type="float" office:value="43.614491210648" calcext:value-type="float">
            <text:p>43.61449121064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7</text:p>
          </table:table-cell>
          <table:table-cell office:value-type="float" office:value="41709" calcext:value-type="float">
            <text:p>41709</text:p>
          </table:table-cell>
          <table:table-cell office:value-type="float" office:value="43.456" calcext:value-type="float">
            <text:p>43.456</text:p>
          </table:table-cell>
          <table:table-cell office:value-type="float" office:value="0.725667" calcext:value-type="float">
            <text:p>0.72566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]-[.D28]" office:value-type="float" office:value="43.458333" calcext:value-type="float">
            <text:p>43.4583330000000</text:p>
          </table:table-cell>
          <table:table-cell office:value-type="float" office:value="-0.1579088959777" calcext:value-type="float">
            <text:p>-0.1579088959777</text:p>
          </table:table-cell>
          <table:table-cell office:value-type="float" office:value="-0.0015452994607" calcext:value-type="float">
            <text:p>-0.0015452994607</text:p>
          </table:table-cell>
          <table:table-cell table:formula="of:=[.$F28]-[.G28]" office:value-type="float" office:value="43.6162418959777" calcext:value-type="float">
            <text:p>43.6162418959777</text:p>
          </table:table-cell>
          <table:table-cell table:formula="of:=[.$F28]-[.H28]" office:value-type="float" office:value="43.4598782994607" calcext:value-type="float">
            <text:p>43.4598782994607</text:p>
          </table:table-cell>
          <table:table-cell table:formula="of:=[.$F28]-[.G28]-[.H28]" office:value-type="float" office:value="43.6177871954384" calcext:value-type="float">
            <text:p>43.6177871954384</text:p>
          </table:table-cell>
          <table:table-cell table:formula="of:=43.5370655615001+0.003097025965914*([.B28]-[.B$2])" office:value-type="float" office:value="43.6175882366139" calcext:value-type="float">
            <text:p>43.6175882366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8</text:p>
          </table:table-cell>
          <table:table-cell office:value-type="float" office:value="41710" calcext:value-type="float">
            <text:p>41710</text:p>
          </table:table-cell>
          <table:table-cell office:value-type="float" office:value="43.46" calcext:value-type="float">
            <text:p>43.460</text:p>
          </table:table-cell>
          <table:table-cell office:value-type="float" office:value="0.7227502" calcext:value-type="float">
            <text:p>0.722750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]-[.D29]" office:value-type="float" office:value="43.4612498" calcext:value-type="float">
            <text:p>43.4612498000000</text:p>
          </table:table-cell>
          <table:table-cell office:value-type="float" office:value="-0.1583286650215" calcext:value-type="float">
            <text:p>-0.1583286650215</text:p>
          </table:table-cell>
          <table:table-cell office:value-type="float" office:value="-0.0014309413903" calcext:value-type="float">
            <text:p>-0.0014309413903</text:p>
          </table:table-cell>
          <table:table-cell table:formula="of:=[.$F29]-[.G29]" office:value-type="float" office:value="43.6195784650215" calcext:value-type="float">
            <text:p>43.6195784650215</text:p>
          </table:table-cell>
          <table:table-cell table:formula="of:=[.$F29]-[.H29]" office:value-type="float" office:value="43.4626807413903" calcext:value-type="float">
            <text:p>43.4626807413903</text:p>
          </table:table-cell>
          <table:table-cell table:formula="of:=[.$F29]-[.G29]-[.H29]" office:value-type="float" office:value="43.6210094064118" calcext:value-type="float">
            <text:p>43.6210094064118</text:p>
          </table:table-cell>
          <table:table-cell table:formula="of:=43.5370655615001+0.003097025965914*([.B29]-[.B$2])" office:value-type="float" office:value="43.6206852625798" calcext:value-type="float">
            <text:p>43.6206852625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29</text:p>
          </table:table-cell>
          <table:table-cell office:value-type="float" office:value="41711" calcext:value-type="float">
            <text:p>41711</text:p>
          </table:table-cell>
          <table:table-cell office:value-type="float" office:value="43.463" calcext:value-type="float">
            <text:p>43.463</text:p>
          </table:table-cell>
          <table:table-cell office:value-type="float" office:value="0.7199427" calcext:value-type="float">
            <text:p>0.719942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]-[.D30]" office:value-type="float" office:value="43.4640573" calcext:value-type="float">
            <text:p>43.4640573000000</text:p>
          </table:table-cell>
          <table:table-cell office:value-type="float" office:value="-0.1588534970522" calcext:value-type="float">
            <text:p>-0.1588534970522</text:p>
          </table:table-cell>
          <table:table-cell office:value-type="float" office:value="-0.0013154716607" calcext:value-type="float">
            <text:p>-0.0013154716607</text:p>
          </table:table-cell>
          <table:table-cell table:formula="of:=[.$F30]-[.G30]" office:value-type="float" office:value="43.6229107970522" calcext:value-type="float">
            <text:p>43.6229107970522</text:p>
          </table:table-cell>
          <table:table-cell table:formula="of:=[.$F30]-[.H30]" office:value-type="float" office:value="43.4653727716607" calcext:value-type="float">
            <text:p>43.4653727716607</text:p>
          </table:table-cell>
          <table:table-cell table:formula="of:=[.$F30]-[.G30]-[.H30]" office:value-type="float" office:value="43.6242262687129" calcext:value-type="float">
            <text:p>43.6242262687129</text:p>
          </table:table-cell>
          <table:table-cell table:formula="of:=43.5370655615001+0.003097025965914*([.B30]-[.B$2])" office:value-type="float" office:value="43.6237822885457" calcext:value-type="float">
            <text:p>43.6237822885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30</text:p>
          </table:table-cell>
          <table:table-cell office:value-type="float" office:value="41712" calcext:value-type="float">
            <text:p>41712</text:p>
          </table:table-cell>
          <table:table-cell office:value-type="float" office:value="43.466" calcext:value-type="float">
            <text:p>43.466</text:p>
          </table:table-cell>
          <table:table-cell office:value-type="float" office:value="0.7171871" calcext:value-type="float">
            <text:p>0.717187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]-[.D31]" office:value-type="float" office:value="43.4668129" calcext:value-type="float">
            <text:p>43.4668129000000</text:p>
          </table:table-cell>
          <table:table-cell office:value-type="float" office:value="-0.159426026905" calcext:value-type="float">
            <text:p>-0.1594260269050</text:p>
          </table:table-cell>
          <table:table-cell office:value-type="float" office:value="-0.0011986443211" calcext:value-type="float">
            <text:p>-0.0011986443211</text:p>
          </table:table-cell>
          <table:table-cell table:formula="of:=[.$F31]-[.G31]" office:value-type="float" office:value="43.626238926905" calcext:value-type="float">
            <text:p>43.6262389269050</text:p>
          </table:table-cell>
          <table:table-cell table:formula="of:=[.$F31]-[.H31]" office:value-type="float" office:value="43.4680115443211" calcext:value-type="float">
            <text:p>43.4680115443211</text:p>
          </table:table-cell>
          <table:table-cell table:formula="of:=[.$F31]-[.G31]-[.H31]" office:value-type="float" office:value="43.6274375712261" calcext:value-type="float">
            <text:p>43.6274375712261</text:p>
          </table:table-cell>
          <table:table-cell table:formula="of:=43.5370655615001+0.003097025965914*([.B31]-[.B$2])" office:value-type="float" office:value="43.6268793145116" calcext:value-type="float">
            <text:p>43.6268793145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131</text:p>
          </table:table-cell>
          <table:table-cell office:value-type="float" office:value="41713" calcext:value-type="float">
            <text:p>41713</text:p>
          </table:table-cell>
          <table:table-cell office:value-type="float" office:value="43.469" calcext:value-type="float">
            <text:p>43.469</text:p>
          </table:table-cell>
          <table:table-cell office:value-type="float" office:value="0.7144166" calcext:value-type="float">
            <text:p>0.714416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]-[.D32]" office:value-type="float" office:value="43.4695834" calcext:value-type="float">
            <text:p>43.4695834000000</text:p>
          </table:table-cell>
          <table:table-cell office:value-type="float" office:value="-0.1599792891771" calcext:value-type="float">
            <text:p>-0.1599792891771</text:p>
          </table:table-cell>
          <table:table-cell office:value-type="float" office:value="-0.0010802149689" calcext:value-type="float">
            <text:p>-0.0010802149689</text:p>
          </table:table-cell>
          <table:table-cell table:formula="of:=[.$F32]-[.G32]" office:value-type="float" office:value="43.6295626891771" calcext:value-type="float">
            <text:p>43.6295626891771</text:p>
          </table:table-cell>
          <table:table-cell table:formula="of:=[.$F32]-[.H32]" office:value-type="float" office:value="43.4706636149689" calcext:value-type="float">
            <text:p>43.4706636149689</text:p>
          </table:table-cell>
          <table:table-cell table:formula="of:=[.$F32]-[.G32]-[.H32]" office:value-type="float" office:value="43.630642904146" calcext:value-type="float">
            <text:p>43.6306429041460</text:p>
          </table:table-cell>
          <table:table-cell table:formula="of:=43.5370655615001+0.003097025965914*([.B32]-[.B$2])" office:value-type="float" office:value="43.6299763404775" calcext:value-type="float">
            <text:p>43.6299763404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 1</text:p>
          </table:table-cell>
          <table:table-cell office:value-type="float" office:value="41714" calcext:value-type="float">
            <text:p>41714</text:p>
          </table:table-cell>
          <table:table-cell office:value-type="float" office:value="43.472" calcext:value-type="float">
            <text:p>43.472</text:p>
          </table:table-cell>
          <table:table-cell office:value-type="float" office:value="0.7115628" calcext:value-type="float">
            <text:p>0.711562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]-[.D33]" office:value-type="float" office:value="43.4724372" calcext:value-type="float">
            <text:p>43.4724372000000</text:p>
          </table:table-cell>
          <table:table-cell office:value-type="float" office:value="-0.1604452511798" calcext:value-type="float">
            <text:p>-0.1604452511798</text:p>
          </table:table-cell>
          <table:table-cell office:value-type="float" office:value="-0.0009599411517" calcext:value-type="float">
            <text:p>-0.0009599411517</text:p>
          </table:table-cell>
          <table:table-cell table:formula="of:=[.$F33]-[.G33]" office:value-type="float" office:value="43.6328824511798" calcext:value-type="float">
            <text:p>43.6328824511798</text:p>
          </table:table-cell>
          <table:table-cell table:formula="of:=[.$F33]-[.H33]" office:value-type="float" office:value="43.4733971411517" calcext:value-type="float">
            <text:p>43.4733971411517</text:p>
          </table:table-cell>
          <table:table-cell table:formula="of:=[.$F33]-[.G33]-[.H33]" office:value-type="float" office:value="43.6338423923315" calcext:value-type="float">
            <text:p>43.6338423923315</text:p>
          </table:table-cell>
          <table:table-cell table:formula="of:=43.5370655615001+0.003097025965914*([.B33]-[.B$2])" office:value-type="float" office:value="43.6330733664434" calcext:value-type="float">
            <text:p>43.63307336644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 2</text:p>
          </table:table-cell>
          <table:table-cell office:value-type="float" office:value="41715" calcext:value-type="float">
            <text:p>41715</text:p>
          </table:table-cell>
          <table:table-cell office:value-type="float" office:value="43.476" calcext:value-type="float">
            <text:p>43.476</text:p>
          </table:table-cell>
          <table:table-cell office:value-type="float" office:value="0.7085656" calcext:value-type="float">
            <text:p>0.708565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]-[.D34]" office:value-type="float" office:value="43.4754344" calcext:value-type="float">
            <text:p>43.4754344000000</text:p>
          </table:table-cell>
          <table:table-cell office:value-type="float" office:value="-0.1607642882914" calcext:value-type="float">
            <text:p>-0.1607642882914</text:p>
          </table:table-cell>
          <table:table-cell office:value-type="float" office:value="-0.0008375827678" calcext:value-type="float">
            <text:p>-0.0008375827678</text:p>
          </table:table-cell>
          <table:table-cell table:formula="of:=[.$F34]-[.G34]" office:value-type="float" office:value="43.6361986882914" calcext:value-type="float">
            <text:p>43.6361986882914</text:p>
          </table:table-cell>
          <table:table-cell table:formula="of:=[.$F34]-[.H34]" office:value-type="float" office:value="43.4762719827678" calcext:value-type="float">
            <text:p>43.4762719827678</text:p>
          </table:table-cell>
          <table:table-cell table:formula="of:=[.$F34]-[.G34]-[.H34]" office:value-type="float" office:value="43.6370362710592" calcext:value-type="float">
            <text:p>43.6370362710592</text:p>
          </table:table-cell>
          <table:table-cell table:formula="of:=43.5370655615001+0.003097025965914*([.B34]-[.B$2])" office:value-type="float" office:value="43.6361703924093" calcext:value-type="float">
            <text:p>43.6361703924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 3</text:p>
          </table:table-cell>
          <table:table-cell office:value-type="float" office:value="41716" calcext:value-type="float">
            <text:p>41716</text:p>
          </table:table-cell>
          <table:table-cell office:value-type="float" office:value="43.479" calcext:value-type="float">
            <text:p>43.479</text:p>
          </table:table-cell>
          <table:table-cell office:value-type="float" office:value="0.7053831" calcext:value-type="float">
            <text:p>0.705383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]-[.D35]" office:value-type="float" office:value="43.4786169" calcext:value-type="float">
            <text:p>43.4786169000000</text:p>
          </table:table-cell>
          <table:table-cell office:value-type="float" office:value="-0.1608944705829" calcext:value-type="float">
            <text:p>-0.1608944705829</text:p>
          </table:table-cell>
          <table:table-cell office:value-type="float" office:value="-0.0007129024636" calcext:value-type="float">
            <text:p>-0.0007129024636</text:p>
          </table:table-cell>
          <table:table-cell table:formula="of:=[.$F35]-[.G35]" office:value-type="float" office:value="43.6395113705829" calcext:value-type="float">
            <text:p>43.6395113705829</text:p>
          </table:table-cell>
          <table:table-cell table:formula="of:=[.$F35]-[.H35]" office:value-type="float" office:value="43.4793298024636" calcext:value-type="float">
            <text:p>43.4793298024636</text:p>
          </table:table-cell>
          <table:table-cell table:formula="of:=[.$F35]-[.G35]-[.H35]" office:value-type="float" office:value="43.6402242730465" calcext:value-type="float">
            <text:p>43.6402242730465</text:p>
          </table:table-cell>
          <table:table-cell table:formula="of:=43.5370655615001+0.003097025965914*([.B35]-[.B$2])" office:value-type="float" office:value="43.6392674183753" calcext:value-type="float">
            <text:p>43.6392674183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 4</text:p>
          </table:table-cell>
          <table:table-cell office:value-type="float" office:value="41717" calcext:value-type="float">
            <text:p>41717</text:p>
          </table:table-cell>
          <table:table-cell office:value-type="float" office:value="43.482" calcext:value-type="float">
            <text:p>43.482</text:p>
          </table:table-cell>
          <table:table-cell office:value-type="float" office:value="0.7020005" calcext:value-type="float">
            <text:p>0.702000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6]-[.D36]" office:value-type="float" office:value="43.4819995" calcext:value-type="float">
            <text:p>43.4819995000000</text:p>
          </table:table-cell>
          <table:table-cell office:value-type="float" office:value="-0.1608204933092" calcext:value-type="float">
            <text:p>-0.1608204933092</text:p>
          </table:table-cell>
          <table:table-cell office:value-type="float" office:value="-0.0005856660274" calcext:value-type="float">
            <text:p>-0.0005856660274</text:p>
          </table:table-cell>
          <table:table-cell table:formula="of:=[.$F36]-[.G36]" office:value-type="float" office:value="43.6428199933092" calcext:value-type="float">
            <text:p>43.6428199933092</text:p>
          </table:table-cell>
          <table:table-cell table:formula="of:=[.$F36]-[.H36]" office:value-type="float" office:value="43.4825851660274" calcext:value-type="float">
            <text:p>43.4825851660274</text:p>
          </table:table-cell>
          <table:table-cell table:formula="of:=[.$F36]-[.G36]-[.H36]" office:value-type="float" office:value="43.6434056593366" calcext:value-type="float">
            <text:p>43.6434056593366</text:p>
          </table:table-cell>
          <table:table-cell table:formula="of:=43.5370655615001+0.003097025965914*([.B36]-[.B$2])" office:value-type="float" office:value="43.6423644443412" calcext:value-type="float">
            <text:p>43.6423644443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 5</text:p>
          </table:table-cell>
          <table:table-cell office:value-type="float" office:value="41718" calcext:value-type="float">
            <text:p>41718</text:p>
          </table:table-cell>
          <table:table-cell office:value-type="float" office:value="43.486" calcext:value-type="float">
            <text:p>43.486</text:p>
          </table:table-cell>
          <table:table-cell office:value-type="float" office:value="0.698437" calcext:value-type="float">
            <text:p>0.69843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7]-[.D37]" office:value-type="float" office:value="43.485563" calcext:value-type="float">
            <text:p>43.4855630000000</text:p>
          </table:table-cell>
          <table:table-cell office:value-type="float" office:value="-0.1605609957943" calcext:value-type="float">
            <text:p>-0.1605609957943</text:p>
          </table:table-cell>
          <table:table-cell office:value-type="float" office:value="-0.0004556427798" calcext:value-type="float">
            <text:p>-0.0004556427798</text:p>
          </table:table-cell>
          <table:table-cell table:formula="of:=[.$F37]-[.G37]" office:value-type="float" office:value="43.6461239957943" calcext:value-type="float">
            <text:p>43.6461239957943</text:p>
          </table:table-cell>
          <table:table-cell table:formula="of:=[.$F37]-[.H37]" office:value-type="float" office:value="43.4860186427798" calcext:value-type="float">
            <text:p>43.4860186427798</text:p>
          </table:table-cell>
          <table:table-cell table:formula="of:=[.$F37]-[.G37]-[.H37]" office:value-type="float" office:value="43.6465796385741" calcext:value-type="float">
            <text:p>43.6465796385741</text:p>
          </table:table-cell>
          <table:table-cell table:formula="of:=43.5370655615001+0.003097025965914*([.B37]-[.B$2])" office:value-type="float" office:value="43.6454614703071" calcext:value-type="float">
            <text:p>43.6454614703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 6</text:p>
          </table:table-cell>
          <table:table-cell office:value-type="float" office:value="41719" calcext:value-type="float">
            <text:p>41719</text:p>
          </table:table-cell>
          <table:table-cell office:value-type="float" office:value="43.489" calcext:value-type="float">
            <text:p>43.489</text:p>
          </table:table-cell>
          <table:table-cell office:value-type="float" office:value="0.6947473" calcext:value-type="float">
            <text:p>0.694747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8]-[.D38]" office:value-type="float" office:value="43.4892527" calcext:value-type="float">
            <text:p>43.4892527000000</text:p>
          </table:table-cell>
          <table:table-cell office:value-type="float" office:value="-0.16017070485" calcext:value-type="float">
            <text:p>-0.1601707048500</text:p>
          </table:table-cell>
          <table:table-cell office:value-type="float" office:value="-0.0003226059594" calcext:value-type="float">
            <text:p>-0.0003226059594</text:p>
          </table:table-cell>
          <table:table-cell table:formula="of:=[.$F38]-[.G38]" office:value-type="float" office:value="43.64942340485" calcext:value-type="float">
            <text:p>43.6494234048500</text:p>
          </table:table-cell>
          <table:table-cell table:formula="of:=[.$F38]-[.H38]" office:value-type="float" office:value="43.4895753059594" calcext:value-type="float">
            <text:p>43.4895753059594</text:p>
          </table:table-cell>
          <table:table-cell table:formula="of:=[.$F38]-[.G38]-[.H38]" office:value-type="float" office:value="43.6497460108094" calcext:value-type="float">
            <text:p>43.6497460108094</text:p>
          </table:table-cell>
          <table:table-cell table:formula="of:=43.5370655615001+0.003097025965914*([.B38]-[.B$2])" office:value-type="float" office:value="43.648558496273" calcext:value-type="float">
            <text:p>43.64855849627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 7</text:p>
          </table:table-cell>
          <table:table-cell office:value-type="float" office:value="41720" calcext:value-type="float">
            <text:p>41720</text:p>
          </table:table-cell>
          <table:table-cell office:value-type="float" office:value="43.492" calcext:value-type="float">
            <text:p>43.492</text:p>
          </table:table-cell>
          <table:table-cell office:value-type="float" office:value="0.6910149" calcext:value-type="float">
            <text:p>0.691014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9]-[.D39]" office:value-type="float" office:value="43.4929851" calcext:value-type="float">
            <text:p>43.4929851000000</text:p>
          </table:table-cell>
          <table:table-cell office:value-type="float" office:value="-0.1597333880989" calcext:value-type="float">
            <text:p>-0.1597333880989</text:p>
          </table:table-cell>
          <table:table-cell office:value-type="float" office:value="-0.0001863331041" calcext:value-type="float">
            <text:p>-0.0001863331041</text:p>
          </table:table-cell>
          <table:table-cell table:formula="of:=[.$F39]-[.G39]" office:value-type="float" office:value="43.6527184880989" calcext:value-type="float">
            <text:p>43.6527184880989</text:p>
          </table:table-cell>
          <table:table-cell table:formula="of:=[.$F39]-[.H39]" office:value-type="float" office:value="43.4931714331041" calcext:value-type="float">
            <text:p>43.4931714331041</text:p>
          </table:table-cell>
          <table:table-cell table:formula="of:=[.$F39]-[.G39]-[.H39]" office:value-type="float" office:value="43.652904821203" calcext:value-type="float">
            <text:p>43.6529048212030</text:p>
          </table:table-cell>
          <table:table-cell table:formula="of:=43.5370655615001+0.003097025965914*([.B39]-[.B$2])" office:value-type="float" office:value="43.6516555222389" calcext:value-type="float">
            <text:p>43.6516555222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 8</text:p>
          </table:table-cell>
          <table:table-cell office:value-type="float" office:value="41721" calcext:value-type="float">
            <text:p>41721</text:p>
          </table:table-cell>
          <table:table-cell office:value-type="float" office:value="43.496" calcext:value-type="float">
            <text:p>43.496</text:p>
          </table:table-cell>
          <table:table-cell office:value-type="float" office:value="0.6873348" calcext:value-type="float">
            <text:p>0.687334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0]-[.D40]" office:value-type="float" office:value="43.4966652" calcext:value-type="float">
            <text:p>43.4966652000000</text:p>
          </table:table-cell>
          <table:table-cell office:value-type="float" office:value="-0.1593447075598" calcext:value-type="float">
            <text:p>-0.1593447075598</text:p>
          </table:table-cell>
          <table:table-cell office:value-type="float" office:value="-0.0000466064266" calcext:value-type="float">
            <text:p>-0.0000466064266</text:p>
          </table:table-cell>
          <table:table-cell table:formula="of:=[.$F40]-[.G40]" office:value-type="float" office:value="43.6560099075598" calcext:value-type="float">
            <text:p>43.6560099075598</text:p>
          </table:table-cell>
          <table:table-cell table:formula="of:=[.$F40]-[.H40]" office:value-type="float" office:value="43.4967118064266" calcext:value-type="float">
            <text:p>43.4967118064266</text:p>
          </table:table-cell>
          <table:table-cell table:formula="of:=[.$F40]-[.G40]-[.H40]" office:value-type="float" office:value="43.6560565139864" calcext:value-type="float">
            <text:p>43.6560565139864</text:p>
          </table:table-cell>
          <table:table-cell table:formula="of:=43.5370655615001+0.003097025965914*([.B40]-[.B$2])" office:value-type="float" office:value="43.6547525482048" calcext:value-type="float">
            <text:p>43.6547525482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 9</text:p>
          </table:table-cell>
          <table:table-cell office:value-type="float" office:value="41722" calcext:value-type="float">
            <text:p>41722</text:p>
          </table:table-cell>
          <table:table-cell office:value-type="float" office:value="43.499" calcext:value-type="float">
            <text:p>43.499</text:p>
          </table:table-cell>
          <table:table-cell office:value-type="float" office:value="0.6837911" calcext:value-type="float">
            <text:p>0.683791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1]-[.D41]" office:value-type="float" office:value="43.5002089" calcext:value-type="float">
            <text:p>43.5002089000000</text:p>
          </table:table-cell>
          <table:table-cell office:value-type="float" office:value="-0.1590889294829" calcext:value-type="float">
            <text:p>-0.1590889294829</text:p>
          </table:table-cell>
          <table:table-cell office:value-type="float" office:value="0.0000967868155" calcext:value-type="float">
            <text:p>0.0000967868155</text:p>
          </table:table-cell>
          <table:table-cell table:formula="of:=[.$F41]-[.G41]" office:value-type="float" office:value="43.6592978294829" calcext:value-type="float">
            <text:p>43.6592978294829</text:p>
          </table:table-cell>
          <table:table-cell table:formula="of:=[.$F41]-[.H41]" office:value-type="float" office:value="43.5001121131845" calcext:value-type="float">
            <text:p>43.5001121131845</text:p>
          </table:table-cell>
          <table:table-cell table:formula="of:=[.$F41]-[.G41]-[.H41]" office:value-type="float" office:value="43.6592010426674" calcext:value-type="float">
            <text:p>43.6592010426674</text:p>
          </table:table-cell>
          <table:table-cell table:formula="of:=43.5370655615001+0.003097025965914*([.B41]-[.B$2])" office:value-type="float" office:value="43.6578495741708" calcext:value-type="float">
            <text:p>43.6578495741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0</text:p>
          </table:table-cell>
          <table:table-cell office:value-type="float" office:value="41723" calcext:value-type="float">
            <text:p>41723</text:p>
          </table:table-cell>
          <table:table-cell office:value-type="float" office:value="43.502" calcext:value-type="float">
            <text:p>43.502</text:p>
          </table:table-cell>
          <table:table-cell office:value-type="float" office:value="0.6804349" calcext:value-type="float">
            <text:p>0.680434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2]-[.D42]" office:value-type="float" office:value="43.5035651" calcext:value-type="float">
            <text:p>43.5035651000000</text:p>
          </table:table-cell>
          <table:table-cell office:value-type="float" office:value="-0.1590165650482" calcext:value-type="float">
            <text:p>-0.1590165650482</text:p>
          </table:table-cell>
          <table:table-cell office:value-type="float" office:value="0.000244053956" calcext:value-type="float">
            <text:p>0.0002440539560</text:p>
          </table:table-cell>
          <table:table-cell table:formula="of:=[.$F42]-[.G42]" office:value-type="float" office:value="43.6625816650482" calcext:value-type="float">
            <text:p>43.6625816650482</text:p>
          </table:table-cell>
          <table:table-cell table:formula="of:=[.$F42]-[.H42]" office:value-type="float" office:value="43.503321046044" calcext:value-type="float">
            <text:p>43.5033210460440</text:p>
          </table:table-cell>
          <table:table-cell table:formula="of:=[.$F42]-[.G42]-[.H42]" office:value-type="float" office:value="43.6623376110922" calcext:value-type="float">
            <text:p>43.6623376110922</text:p>
          </table:table-cell>
          <table:table-cell table:formula="of:=43.5370655615001+0.003097025965914*([.B42]-[.B$2])" office:value-type="float" office:value="43.6609466001367" calcext:value-type="float">
            <text:p>43.6609466001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1</text:p>
          </table:table-cell>
          <table:table-cell office:value-type="float" office:value="41724" calcext:value-type="float">
            <text:p>41724</text:p>
          </table:table-cell>
          <table:table-cell office:value-type="float" office:value="43.505" calcext:value-type="float">
            <text:p>43.505</text:p>
          </table:table-cell>
          <table:table-cell office:value-type="float" office:value="0.6772686" calcext:value-type="float">
            <text:p>0.677268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3]-[.D43]" office:value-type="float" office:value="43.5067314" calcext:value-type="float">
            <text:p>43.5067314000000</text:p>
          </table:table-cell>
          <table:table-cell office:value-type="float" office:value="-0.1591296700426" calcext:value-type="float">
            <text:p>-0.1591296700426</text:p>
          </table:table-cell>
          <table:table-cell office:value-type="float" office:value="0.0003953965634" calcext:value-type="float">
            <text:p>0.0003953965634</text:p>
          </table:table-cell>
          <table:table-cell table:formula="of:=[.$F43]-[.G43]" office:value-type="float" office:value="43.6658610700426" calcext:value-type="float">
            <text:p>43.6658610700426</text:p>
          </table:table-cell>
          <table:table-cell table:formula="of:=[.$F43]-[.H43]" office:value-type="float" office:value="43.5063360034366" calcext:value-type="float">
            <text:p>43.5063360034366</text:p>
          </table:table-cell>
          <table:table-cell table:formula="of:=[.$F43]-[.G43]-[.H43]" office:value-type="float" office:value="43.6654656734792" calcext:value-type="float">
            <text:p>43.6654656734792</text:p>
          </table:table-cell>
          <table:table-cell table:formula="of:=43.5370655615001+0.003097025965914*([.B43]-[.B$2])" office:value-type="float" office:value="43.6640436261026" calcext:value-type="float">
            <text:p>43.6640436261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2</text:p>
          </table:table-cell>
          <table:table-cell office:value-type="float" office:value="41725" calcext:value-type="float">
            <text:p>41725</text:p>
          </table:table-cell>
          <table:table-cell office:value-type="float" office:value="43.509" calcext:value-type="float">
            <text:p>43.509</text:p>
          </table:table-cell>
          <table:table-cell office:value-type="float" office:value="0.6742427" calcext:value-type="float">
            <text:p>0.674242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4]-[.D44]" office:value-type="float" office:value="43.5097573" calcext:value-type="float">
            <text:p>43.5097573000000</text:p>
          </table:table-cell>
          <table:table-cell office:value-type="float" office:value="-0.1593789987607" calcext:value-type="float">
            <text:p>-0.1593789987607</text:p>
          </table:table-cell>
          <table:table-cell office:value-type="float" office:value="0.0005510100904" calcext:value-type="float">
            <text:p>0.0005510100904</text:p>
          </table:table-cell>
          <table:table-cell table:formula="of:=[.$F44]-[.G44]" office:value-type="float" office:value="43.6691362987607" calcext:value-type="float">
            <text:p>43.6691362987607</text:p>
          </table:table-cell>
          <table:table-cell table:formula="of:=[.$F44]-[.H44]" office:value-type="float" office:value="43.5092062899096" calcext:value-type="float">
            <text:p>43.5092062899096</text:p>
          </table:table-cell>
          <table:table-cell table:formula="of:=[.$F44]-[.G44]-[.H44]" office:value-type="float" office:value="43.6685852886703" calcext:value-type="float">
            <text:p>43.6685852886703</text:p>
          </table:table-cell>
          <table:table-cell table:formula="of:=43.5370655615001+0.003097025965914*([.B44]-[.B$2])" office:value-type="float" office:value="43.6671406520685" calcext:value-type="float">
            <text:p>43.6671406520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3</text:p>
          </table:table-cell>
          <table:table-cell office:value-type="float" office:value="41726" calcext:value-type="float">
            <text:p>41726</text:p>
          </table:table-cell>
          <table:table-cell office:value-type="float" office:value="43.512" calcext:value-type="float">
            <text:p>43.512</text:p>
          </table:table-cell>
          <table:table-cell office:value-type="float" office:value="0.6712667" calcext:value-type="float">
            <text:p>0.671266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5]-[.D45]" office:value-type="float" office:value="43.5127333" calcext:value-type="float">
            <text:p>43.5127333000000</text:p>
          </table:table-cell>
          <table:table-cell office:value-type="float" office:value="-0.1596745616433" calcext:value-type="float">
            <text:p>-0.1596745616433</text:p>
          </table:table-cell>
          <table:table-cell office:value-type="float" office:value="0.0007110835326" calcext:value-type="float">
            <text:p>0.0007110835326</text:p>
          </table:table-cell>
          <table:table-cell table:formula="of:=[.$F45]-[.G45]" office:value-type="float" office:value="43.6724078616433" calcext:value-type="float">
            <text:p>43.6724078616433</text:p>
          </table:table-cell>
          <table:table-cell table:formula="of:=[.$F45]-[.H45]" office:value-type="float" office:value="43.5120222164674" calcext:value-type="float">
            <text:p>43.5120222164674</text:p>
          </table:table-cell>
          <table:table-cell table:formula="of:=[.$F45]-[.G45]-[.H45]" office:value-type="float" office:value="43.6716967781107" calcext:value-type="float">
            <text:p>43.6716967781107</text:p>
          </table:table-cell>
          <table:table-cell table:formula="of:=43.5370655615001+0.003097025965914*([.B45]-[.B$2])" office:value-type="float" office:value="43.6702376780344" calcext:value-type="float">
            <text:p>43.6702376780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4</text:p>
          </table:table-cell>
          <table:table-cell office:value-type="float" office:value="41727" calcext:value-type="float">
            <text:p>41727</text:p>
          </table:table-cell>
          <table:table-cell office:value-type="float" office:value="43.515" calcext:value-type="float">
            <text:p>43.515</text:p>
          </table:table-cell>
          <table:table-cell office:value-type="float" office:value="0.6682328" calcext:value-type="float">
            <text:p>0.668232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6]-[.D46]" office:value-type="float" office:value="43.5157672" calcext:value-type="float">
            <text:p>43.5157672000000</text:p>
          </table:table-cell>
          <table:table-cell office:value-type="float" office:value="-0.1599086227154" calcext:value-type="float">
            <text:p>-0.1599086227154</text:p>
          </table:table-cell>
          <table:table-cell office:value-type="float" office:value="0.0008757990935" calcext:value-type="float">
            <text:p>0.0008757990935</text:p>
          </table:table-cell>
          <table:table-cell table:formula="of:=[.$F46]-[.G46]" office:value-type="float" office:value="43.6756758227154" calcext:value-type="float">
            <text:p>43.6756758227154</text:p>
          </table:table-cell>
          <table:table-cell table:formula="of:=[.$F46]-[.H46]" office:value-type="float" office:value="43.5148914009065" calcext:value-type="float">
            <text:p>43.5148914009065</text:p>
          </table:table-cell>
          <table:table-cell table:formula="of:=[.$F46]-[.G46]-[.H46]" office:value-type="float" office:value="43.6748000236219" calcext:value-type="float">
            <text:p>43.6748000236219</text:p>
          </table:table-cell>
          <table:table-cell table:formula="of:=43.5370655615001+0.003097025965914*([.B46]-[.B$2])" office:value-type="float" office:value="43.6733347040003" calcext:value-type="float">
            <text:p>43.673334704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5</text:p>
          </table:table-cell>
          <table:table-cell office:value-type="float" office:value="41728" calcext:value-type="float">
            <text:p>41728</text:p>
          </table:table-cell>
          <table:table-cell office:value-type="float" office:value="43.519" calcext:value-type="float">
            <text:p>43.519</text:p>
          </table:table-cell>
          <table:table-cell office:value-type="float" office:value="0.6650466" calcext:value-type="float">
            <text:p>0.665046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7]-[.D47]" office:value-type="float" office:value="43.5189534" calcext:value-type="float">
            <text:p>43.5189534000000</text:p>
          </table:table-cell>
          <table:table-cell office:value-type="float" office:value="-0.1599865538665" calcext:value-type="float">
            <text:p>-0.1599865538665</text:p>
          </table:table-cell>
          <table:table-cell office:value-type="float" office:value="0.0010453318595" calcext:value-type="float">
            <text:p>0.0010453318595</text:p>
          </table:table-cell>
          <table:table-cell table:formula="of:=[.$F47]-[.G47]" office:value-type="float" office:value="43.6789399538665" calcext:value-type="float">
            <text:p>43.6789399538665</text:p>
          </table:table-cell>
          <table:table-cell table:formula="of:=[.$F47]-[.H47]" office:value-type="float" office:value="43.5179080681405" calcext:value-type="float">
            <text:p>43.5179080681405</text:p>
          </table:table-cell>
          <table:table-cell table:formula="of:=[.$F47]-[.G47]-[.H47]" office:value-type="float" office:value="43.677894622007" calcext:value-type="float">
            <text:p>43.6778946220070</text:p>
          </table:table-cell>
          <table:table-cell table:formula="of:=43.5370655615001+0.003097025965914*([.B47]-[.B$2])" office:value-type="float" office:value="43.6764317299662" calcext:value-type="float">
            <text:p>43.6764317299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6</text:p>
          </table:table-cell>
          <table:table-cell office:value-type="float" office:value="41729" calcext:value-type="float">
            <text:p>41729</text:p>
          </table:table-cell>
          <table:table-cell office:value-type="float" office:value="43.522" calcext:value-type="float">
            <text:p>43.522</text:p>
          </table:table-cell>
          <table:table-cell office:value-type="float" office:value="0.6616571" calcext:value-type="float">
            <text:p>0.661657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8]-[.D48]" office:value-type="float" office:value="43.5223429" calcext:value-type="float">
            <text:p>43.5223429000000</text:p>
          </table:table-cell>
          <table:table-cell office:value-type="float" office:value="-0.1598564162981" calcext:value-type="float">
            <text:p>-0.1598564162981</text:p>
          </table:table-cell>
          <table:table-cell office:value-type="float" office:value="0.0012198494828" calcext:value-type="float">
            <text:p>0.0012198494828</text:p>
          </table:table-cell>
          <table:table-cell table:formula="of:=[.$F48]-[.G48]" office:value-type="float" office:value="43.6821993162981" calcext:value-type="float">
            <text:p>43.6821993162981</text:p>
          </table:table-cell>
          <table:table-cell table:formula="of:=[.$F48]-[.H48]" office:value-type="float" office:value="43.5211230505172" calcext:value-type="float">
            <text:p>43.5211230505172</text:p>
          </table:table-cell>
          <table:table-cell table:formula="of:=[.$F48]-[.G48]-[.H48]" office:value-type="float" office:value="43.6809794668153" calcext:value-type="float">
            <text:p>43.6809794668153</text:p>
          </table:table-cell>
          <table:table-cell table:formula="of:=43.5370655615001+0.003097025965914*([.B48]-[.B$2])" office:value-type="float" office:value="43.6795287559321" calcext:value-type="float">
            <text:p>43.6795287559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7</text:p>
          </table:table-cell>
          <table:table-cell office:value-type="float" office:value="41730" calcext:value-type="float">
            <text:p>41730</text:p>
          </table:table-cell>
          <table:table-cell office:value-type="float" office:value="43.525" calcext:value-type="float">
            <text:p>43.525</text:p>
          </table:table-cell>
          <table:table-cell office:value-type="float" office:value="0.6580719" calcext:value-type="float">
            <text:p>0.658071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49]-[.D49]" office:value-type="float" office:value="43.5259281" calcext:value-type="float">
            <text:p>43.5259281000000</text:p>
          </table:table-cell>
          <table:table-cell office:value-type="float" office:value="-0.1595258257156" calcext:value-type="float">
            <text:p>-0.1595258257156</text:p>
          </table:table-cell>
          <table:table-cell office:value-type="float" office:value="0.0013995118742" calcext:value-type="float">
            <text:p>0.0013995118742</text:p>
          </table:table-cell>
          <table:table-cell table:formula="of:=[.$F49]-[.G49]" office:value-type="float" office:value="43.6854539257156" calcext:value-type="float">
            <text:p>43.6854539257156</text:p>
          </table:table-cell>
          <table:table-cell table:formula="of:=[.$F49]-[.H49]" office:value-type="float" office:value="43.5245285881258" calcext:value-type="float">
            <text:p>43.5245285881258</text:p>
          </table:table-cell>
          <table:table-cell table:formula="of:=[.$F49]-[.G49]-[.H49]" office:value-type="float" office:value="43.6840544138414" calcext:value-type="float">
            <text:p>43.6840544138414</text:p>
          </table:table-cell>
          <table:table-cell table:formula="of:=43.5370655615001+0.003097025965914*([.B49]-[.B$2])" office:value-type="float" office:value="43.6826257818981" calcext:value-type="float">
            <text:p>43.68262578189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8</text:p>
          </table:table-cell>
          <table:table-cell office:value-type="float" office:value="41731" calcext:value-type="float">
            <text:p>41731</text:p>
          </table:table-cell>
          <table:table-cell office:value-type="float" office:value="43.529" calcext:value-type="float">
            <text:p>43.529</text:p>
          </table:table-cell>
          <table:table-cell office:value-type="float" office:value="0.6543535" calcext:value-type="float">
            <text:p>0.654353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0]-[.D50]" office:value-type="float" office:value="43.5296465" calcext:value-type="float">
            <text:p>43.5296465000000</text:p>
          </table:table-cell>
          <table:table-cell office:value-type="float" office:value="-0.1590582562161" calcext:value-type="float">
            <text:p>-0.1590582562161</text:p>
          </table:table-cell>
          <table:table-cell office:value-type="float" office:value="0.0015844709052" calcext:value-type="float">
            <text:p>0.0015844709052</text:p>
          </table:table-cell>
          <table:table-cell table:formula="of:=[.$F50]-[.G50]" office:value-type="float" office:value="43.6887047562161" calcext:value-type="float">
            <text:p>43.6887047562161</text:p>
          </table:table-cell>
          <table:table-cell table:formula="of:=[.$F50]-[.H50]" office:value-type="float" office:value="43.5280620290948" calcext:value-type="float">
            <text:p>43.5280620290948</text:p>
          </table:table-cell>
          <table:table-cell table:formula="of:=[.$F50]-[.G50]-[.H50]" office:value-type="float" office:value="43.6871202853109" calcext:value-type="float">
            <text:p>43.6871202853109</text:p>
          </table:table-cell>
          <table:table-cell table:formula="of:=43.5370655615001+0.003097025965914*([.B50]-[.B$2])" office:value-type="float" office:value="43.685722807864" calcext:value-type="float">
            <text:p>43.68572280786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19</text:p>
          </table:table-cell>
          <table:table-cell office:value-type="float" office:value="41732" calcext:value-type="float">
            <text:p>41732</text:p>
          </table:table-cell>
          <table:table-cell office:value-type="float" office:value="43.532" calcext:value-type="float">
            <text:p>43.532</text:p>
          </table:table-cell>
          <table:table-cell office:value-type="float" office:value="0.650597" calcext:value-type="float">
            <text:p>0.65059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1]-[.D51]" office:value-type="float" office:value="43.533403" calcext:value-type="float">
            <text:p>43.5334030000000</text:p>
          </table:table-cell>
          <table:table-cell office:value-type="float" office:value="-0.1585502305706" calcext:value-type="float">
            <text:p>-0.1585502305706</text:p>
          </table:table-cell>
          <table:table-cell office:value-type="float" office:value="0.0017748701203" calcext:value-type="float">
            <text:p>0.0017748701203</text:p>
          </table:table-cell>
          <table:table-cell table:formula="of:=[.$F51]-[.G51]" office:value-type="float" office:value="43.6919532305706" calcext:value-type="float">
            <text:p>43.6919532305706</text:p>
          </table:table-cell>
          <table:table-cell table:formula="of:=[.$F51]-[.H51]" office:value-type="float" office:value="43.5316281298797" calcext:value-type="float">
            <text:p>43.5316281298797</text:p>
          </table:table-cell>
          <table:table-cell table:formula="of:=[.$F51]-[.G51]-[.H51]" office:value-type="float" office:value="43.6901783604503" calcext:value-type="float">
            <text:p>43.6901783604503</text:p>
          </table:table-cell>
          <table:table-cell table:formula="of:=43.5370655615001+0.003097025965914*([.B51]-[.B$2])" office:value-type="float" office:value="43.6888198338299" calcext:value-type="float">
            <text:p>43.6888198338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20</text:p>
          </table:table-cell>
          <table:table-cell office:value-type="float" office:value="41733" calcext:value-type="float">
            <text:p>41733</text:p>
          </table:table-cell>
          <table:table-cell office:value-type="float" office:value="43.535" calcext:value-type="float">
            <text:p>43.535</text:p>
          </table:table-cell>
          <table:table-cell office:value-type="float" office:value="0.6468995" calcext:value-type="float">
            <text:p>0.646899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2]-[.D52]" office:value-type="float" office:value="43.5371005" calcext:value-type="float">
            <text:p>43.5371005000000</text:p>
          </table:table-cell>
          <table:table-cell office:value-type="float" office:value="-0.1581003423901" calcext:value-type="float">
            <text:p>-0.1581003423901</text:p>
          </table:table-cell>
          <table:table-cell office:value-type="float" office:value="0.00197084446" calcext:value-type="float">
            <text:p>0.0019708444600</text:p>
          </table:table-cell>
          <table:table-cell table:formula="of:=[.$F52]-[.G52]" office:value-type="float" office:value="43.6952008423901" calcext:value-type="float">
            <text:p>43.6952008423901</text:p>
          </table:table-cell>
          <table:table-cell table:formula="of:=[.$F52]-[.H52]" office:value-type="float" office:value="43.53512965554" calcext:value-type="float">
            <text:p>43.5351296555400</text:p>
          </table:table-cell>
          <table:table-cell table:formula="of:=[.$F52]-[.G52]-[.H52]" office:value-type="float" office:value="43.6932299979301" calcext:value-type="float">
            <text:p>43.6932299979301</text:p>
          </table:table-cell>
          <table:table-cell table:formula="of:=43.5370655615001+0.003097025965914*([.B52]-[.B$2])" office:value-type="float" office:value="43.6919168597958" calcext:value-type="float">
            <text:p>43.6919168597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21</text:p>
          </table:table-cell>
          <table:table-cell office:value-type="float" office:value="41734" calcext:value-type="float">
            <text:p>41734</text:p>
          </table:table-cell>
          <table:table-cell office:value-type="float" office:value="43.538" calcext:value-type="float">
            <text:p>43.538</text:p>
          </table:table-cell>
          <table:table-cell office:value-type="float" office:value="0.6433358" calcext:value-type="float">
            <text:p>0.643335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3]-[.D53]" office:value-type="float" office:value="43.5406642" calcext:value-type="float">
            <text:p>43.5406642000000</text:p>
          </table:table-cell>
          <table:table-cell office:value-type="float" office:value="-0.1577840013075" calcext:value-type="float">
            <text:p>-0.1577840013075</text:p>
          </table:table-cell>
          <table:table-cell office:value-type="float" office:value="0.0021725199946" calcext:value-type="float">
            <text:p>0.0021725199946</text:p>
          </table:table-cell>
          <table:table-cell table:formula="of:=[.$F53]-[.G53]" office:value-type="float" office:value="43.6984482013075" calcext:value-type="float">
            <text:p>43.6984482013075</text:p>
          </table:table-cell>
          <table:table-cell table:formula="of:=[.$F53]-[.H53]" office:value-type="float" office:value="43.5384916800054" calcext:value-type="float">
            <text:p>43.5384916800054</text:p>
          </table:table-cell>
          <table:table-cell table:formula="of:=[.$F53]-[.G53]-[.H53]" office:value-type="float" office:value="43.6962756813129" calcext:value-type="float">
            <text:p>43.6962756813129</text:p>
          </table:table-cell>
          <table:table-cell table:formula="of:=43.5370655615001+0.003097025965914*([.B53]-[.B$2])" office:value-type="float" office:value="43.6950138857617" calcext:value-type="float">
            <text:p>43.6950138857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22</text:p>
          </table:table-cell>
          <table:table-cell office:value-type="float" office:value="41735" calcext:value-type="float">
            <text:p>41735</text:p>
          </table:table-cell>
          <table:table-cell office:value-type="float" office:value="43.542" calcext:value-type="float">
            <text:p>43.542</text:p>
          </table:table-cell>
          <table:table-cell office:value-type="float" office:value="0.6399465" calcext:value-type="float">
            <text:p>0.639946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4]-[.D54]" office:value-type="float" office:value="43.5440535" calcext:value-type="float">
            <text:p>43.5440535000000</text:p>
          </table:table-cell>
          <table:table-cell office:value-type="float" office:value="-0.157642158614" calcext:value-type="float">
            <text:p>-0.1576421586140</text:p>
          </table:table-cell>
          <table:table-cell office:value-type="float" office:value="0.0023800136686" calcext:value-type="float">
            <text:p>0.0023800136686</text:p>
          </table:table-cell>
          <table:table-cell table:formula="of:=[.$F54]-[.G54]" office:value-type="float" office:value="43.701695658614" calcext:value-type="float">
            <text:p>43.7016956586140</text:p>
          </table:table-cell>
          <table:table-cell table:formula="of:=[.$F54]-[.H54]" office:value-type="float" office:value="43.5416734863314" calcext:value-type="float">
            <text:p>43.5416734863314</text:p>
          </table:table-cell>
          <table:table-cell table:formula="of:=[.$F54]-[.G54]-[.H54]" office:value-type="float" office:value="43.6993156449454" calcext:value-type="float">
            <text:p>43.6993156449454</text:p>
          </table:table-cell>
          <table:table-cell table:formula="of:=43.5370655615001+0.003097025965914*([.B54]-[.B$2])" office:value-type="float" office:value="43.6981109117276" calcext:value-type="float">
            <text:p>43.6981109117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23</text:p>
          </table:table-cell>
          <table:table-cell office:value-type="float" office:value="41736" calcext:value-type="float">
            <text:p>41736</text:p>
          </table:table-cell>
          <table:table-cell office:value-type="float" office:value="43.545" calcext:value-type="float">
            <text:p>43.545</text:p>
          </table:table-cell>
          <table:table-cell office:value-type="float" office:value="0.6367394" calcext:value-type="float">
            <text:p>0.636739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5]-[.D55]" office:value-type="float" office:value="43.5472606" calcext:value-type="float">
            <text:p>43.5472606000000</text:p>
          </table:table-cell>
          <table:table-cell office:value-type="float" office:value="-0.157682798444" calcext:value-type="float">
            <text:p>-0.1576827984440</text:p>
          </table:table-cell>
          <table:table-cell office:value-type="float" office:value="0.0025934330573" calcext:value-type="float">
            <text:p>0.0025934330573</text:p>
          </table:table-cell>
          <table:table-cell table:formula="of:=[.$F55]-[.G55]" office:value-type="float" office:value="43.704943398444" calcext:value-type="float">
            <text:p>43.7049433984440</text:p>
          </table:table-cell>
          <table:table-cell table:formula="of:=[.$F55]-[.H55]" office:value-type="float" office:value="43.5446671669427" calcext:value-type="float">
            <text:p>43.5446671669427</text:p>
          </table:table-cell>
          <table:table-cell table:formula="of:=[.$F55]-[.G55]-[.H55]" office:value-type="float" office:value="43.7023499653867" calcext:value-type="float">
            <text:p>43.7023499653867</text:p>
          </table:table-cell>
          <table:table-cell table:formula="of:=43.5370655615001+0.003097025965914*([.B55]-[.B$2])" office:value-type="float" office:value="43.7012079376935" calcext:value-type="float">
            <text:p>43.7012079376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24</text:p>
          </table:table-cell>
          <table:table-cell office:value-type="float" office:value="41737" calcext:value-type="float">
            <text:p>41737</text:p>
          </table:table-cell>
          <table:table-cell office:value-type="float" office:value="43.548" calcext:value-type="float">
            <text:p>43.548</text:p>
          </table:table-cell>
          <table:table-cell office:value-type="float" office:value="0.6336961" calcext:value-type="float">
            <text:p>0.633696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6]-[.D56]" office:value-type="float" office:value="43.5503039" calcext:value-type="float">
            <text:p>43.5503039000000</text:p>
          </table:table-cell>
          <table:table-cell office:value-type="float" office:value="-0.1578879783012" calcext:value-type="float">
            <text:p>-0.1578879783012</text:p>
          </table:table-cell>
          <table:table-cell office:value-type="float" office:value="0.0028128761351" calcext:value-type="float">
            <text:p>0.0028128761351</text:p>
          </table:table-cell>
          <table:table-cell table:formula="of:=[.$F56]-[.G56]" office:value-type="float" office:value="43.7081918783012" calcext:value-type="float">
            <text:p>43.7081918783012</text:p>
          </table:table-cell>
          <table:table-cell table:formula="of:=[.$F56]-[.H56]" office:value-type="float" office:value="43.5474910238649" calcext:value-type="float">
            <text:p>43.5474910238649</text:p>
          </table:table-cell>
          <table:table-cell table:formula="of:=[.$F56]-[.G56]-[.H56]" office:value-type="float" office:value="43.7053790021661" calcext:value-type="float">
            <text:p>43.7053790021661</text:p>
          </table:table-cell>
          <table:table-cell table:formula="of:=43.5370655615001+0.003097025965914*([.B56]-[.B$2])" office:value-type="float" office:value="43.7043049636595" calcext:value-type="float">
            <text:p>43.70430496365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25</text:p>
          </table:table-cell>
          <table:table-cell office:value-type="float" office:value="41738" calcext:value-type="float">
            <text:p>41738</text:p>
          </table:table-cell>
          <table:table-cell office:value-type="float" office:value="43.552" calcext:value-type="float">
            <text:p>43.552</text:p>
          </table:table-cell>
          <table:table-cell office:value-type="float" office:value="0.6307782" calcext:value-type="float">
            <text:p>0.630778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7]-[.D57]" office:value-type="float" office:value="43.5532218" calcext:value-type="float">
            <text:p>43.5532218000000</text:p>
          </table:table-cell>
          <table:table-cell office:value-type="float" office:value="-0.1582201163065" calcext:value-type="float">
            <text:p>-0.1582201163065</text:p>
          </table:table-cell>
          <table:table-cell office:value-type="float" office:value="0.0030384310554" calcext:value-type="float">
            <text:p>0.0030384310554</text:p>
          </table:table-cell>
          <table:table-cell table:formula="of:=[.$F57]-[.G57]" office:value-type="float" office:value="43.7114419163065" calcext:value-type="float">
            <text:p>43.7114419163065</text:p>
          </table:table-cell>
          <table:table-cell table:formula="of:=[.$F57]-[.H57]" office:value-type="float" office:value="43.5501833689446" calcext:value-type="float">
            <text:p>43.5501833689446</text:p>
          </table:table-cell>
          <table:table-cell table:formula="of:=[.$F57]-[.G57]-[.H57]" office:value-type="float" office:value="43.7084034852511" calcext:value-type="float">
            <text:p>43.7084034852511</text:p>
          </table:table-cell>
          <table:table-cell table:formula="of:=43.5370655615001+0.003097025965914*([.B57]-[.B$2])" office:value-type="float" office:value="43.7074019896254" calcext:value-type="float">
            <text:p>43.7074019896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26</text:p>
          </table:table-cell>
          <table:table-cell office:value-type="float" office:value="41739" calcext:value-type="float">
            <text:p>41739</text:p>
          </table:table-cell>
          <table:table-cell office:value-type="float" office:value="43.555" calcext:value-type="float">
            <text:p>43.555</text:p>
          </table:table-cell>
          <table:table-cell office:value-type="float" office:value="0.6279321" calcext:value-type="float">
            <text:p>0.627932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8]-[.D58]" office:value-type="float" office:value="43.5560679" calcext:value-type="float">
            <text:p>43.5560679000000</text:p>
          </table:table-cell>
          <table:table-cell office:value-type="float" office:value="-0.1586262104736" calcext:value-type="float">
            <text:p>-0.1586262104736</text:p>
          </table:table-cell>
          <table:table-cell office:value-type="float" office:value="0.0032701759436" calcext:value-type="float">
            <text:p>0.0032701759436</text:p>
          </table:table-cell>
          <table:table-cell table:formula="of:=[.$F58]-[.G58]" office:value-type="float" office:value="43.7146941104736" calcext:value-type="float">
            <text:p>43.7146941104736</text:p>
          </table:table-cell>
          <table:table-cell table:formula="of:=[.$F58]-[.H58]" office:value-type="float" office:value="43.5527977240564" calcext:value-type="float">
            <text:p>43.5527977240564</text:p>
          </table:table-cell>
          <table:table-cell table:formula="of:=[.$F58]-[.G58]-[.H58]" office:value-type="float" office:value="43.71142393453" calcext:value-type="float">
            <text:p>43.7114239345300</text:p>
          </table:table-cell>
          <table:table-cell table:formula="of:=43.5370655615001+0.003097025965914*([.B58]-[.B$2])" office:value-type="float" office:value="43.7104990155913" calcext:value-type="float">
            <text:p>43.7104990155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27</text:p>
          </table:table-cell>
          <table:table-cell office:value-type="float" office:value="41740" calcext:value-type="float">
            <text:p>41740</text:p>
          </table:table-cell>
          <table:table-cell office:value-type="float" office:value="43.558" calcext:value-type="float">
            <text:p>43.558</text:p>
          </table:table-cell>
          <table:table-cell office:value-type="float" office:value="0.6250933" calcext:value-type="float">
            <text:p>0.625093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59]-[.D59]" office:value-type="float" office:value="43.5589067" calcext:value-type="float">
            <text:p>43.5589067000000</text:p>
          </table:table-cell>
          <table:table-cell office:value-type="float" office:value="-0.1590422579232" calcext:value-type="float">
            <text:p>-0.1590422579232</text:p>
          </table:table-cell>
          <table:table-cell office:value-type="float" office:value="0.0035081787026" calcext:value-type="float">
            <text:p>0.0035081787026</text:p>
          </table:table-cell>
          <table:table-cell table:formula="of:=[.$F59]-[.G59]" office:value-type="float" office:value="43.7179489579232" calcext:value-type="float">
            <text:p>43.7179489579232</text:p>
          </table:table-cell>
          <table:table-cell table:formula="of:=[.$F59]-[.H59]" office:value-type="float" office:value="43.5553985212974" calcext:value-type="float">
            <text:p>43.5553985212974</text:p>
          </table:table-cell>
          <table:table-cell table:formula="of:=[.$F59]-[.G59]-[.H59]" office:value-type="float" office:value="43.7144407792206" calcext:value-type="float">
            <text:p>43.7144407792206</text:p>
          </table:table-cell>
          <table:table-cell table:formula="of:=43.5370655615001+0.003097025965914*([.B59]-[.B$2])" office:value-type="float" office:value="43.7135960415572" calcext:value-type="float">
            <text:p>43.71359604155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228</text:p>
          </table:table-cell>
          <table:table-cell office:value-type="float" office:value="41741" calcext:value-type="float">
            <text:p>41741</text:p>
          </table:table-cell>
          <table:table-cell office:value-type="float" office:value="43.561" calcext:value-type="float">
            <text:p>43.561</text:p>
          </table:table-cell>
          <table:table-cell office:value-type="float" office:value="0.6221928" calcext:value-type="float">
            <text:p>0.622192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0]-[.D60]" office:value-type="float" office:value="43.5618072" calcext:value-type="float">
            <text:p>43.5618072000000</text:p>
          </table:table-cell>
          <table:table-cell office:value-type="float" office:value="-0.1593997638991" calcext:value-type="float">
            <text:p>-0.1593997638991</text:p>
          </table:table-cell>
          <table:table-cell office:value-type="float" office:value="0.0037524968307" calcext:value-type="float">
            <text:p>0.0037524968307</text:p>
          </table:table-cell>
          <table:table-cell table:formula="of:=[.$F60]-[.G60]" office:value-type="float" office:value="43.7212069638991" calcext:value-type="float">
            <text:p>43.7212069638991</text:p>
          </table:table-cell>
          <table:table-cell table:formula="of:=[.$F60]-[.H60]" office:value-type="float" office:value="43.5580547031693" calcext:value-type="float">
            <text:p>43.5580547031693</text:p>
          </table:table-cell>
          <table:table-cell table:formula="of:=[.$F60]-[.G60]-[.H60]" office:value-type="float" office:value="43.7174544670684" calcext:value-type="float">
            <text:p>43.7174544670684</text:p>
          </table:table-cell>
          <table:table-cell table:formula="of:=43.5370655615001+0.003097025965914*([.B60]-[.B$2])" office:value-type="float" office:value="43.7166930675231" calcext:value-type="float">
            <text:p>43.7166930675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 1</text:p>
          </table:table-cell>
          <table:table-cell office:value-type="float" office:value="41742" calcext:value-type="float">
            <text:p>41742</text:p>
          </table:table-cell>
          <table:table-cell office:value-type="float" office:value="43.565" calcext:value-type="float">
            <text:p>43.565</text:p>
          </table:table-cell>
          <table:table-cell office:value-type="float" office:value="0.6191649" calcext:value-type="float">
            <text:p>0.619164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1]-[.D61]" office:value-type="float" office:value="43.5648351" calcext:value-type="float">
            <text:p>43.5648351000000</text:p>
          </table:table-cell>
          <table:table-cell office:value-type="float" office:value="-0.1596339759596" calcext:value-type="float">
            <text:p>-0.1596339759596</text:p>
          </table:table-cell>
          <table:table-cell office:value-type="float" office:value="0.0040031772535" calcext:value-type="float">
            <text:p>0.0040031772535</text:p>
          </table:table-cell>
          <table:table-cell table:formula="of:=[.$F61]-[.G61]" office:value-type="float" office:value="43.7244690759596" calcext:value-type="float">
            <text:p>43.7244690759596</text:p>
          </table:table-cell>
          <table:table-cell table:formula="of:=[.$F61]-[.H61]" office:value-type="float" office:value="43.5608319227465" calcext:value-type="float">
            <text:p>43.5608319227465</text:p>
          </table:table-cell>
          <table:table-cell table:formula="of:=[.$F61]-[.G61]-[.H61]" office:value-type="float" office:value="43.7204658987061" calcext:value-type="float">
            <text:p>43.7204658987061</text:p>
          </table:table-cell>
          <table:table-cell table:formula="of:=43.5370655615001+0.003097025965914*([.B61]-[.B$2])" office:value-type="float" office:value="43.719790093489" calcext:value-type="float">
            <text:p>43.71979009348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 2</text:p>
          </table:table-cell>
          <table:table-cell office:value-type="float" office:value="41743" calcext:value-type="float">
            <text:p>41743</text:p>
          </table:table-cell>
          <table:table-cell office:value-type="float" office:value="43.568" calcext:value-type="float">
            <text:p>43.568</text:p>
          </table:table-cell>
          <table:table-cell office:value-type="float" office:value="0.6159565" calcext:value-type="float">
            <text:p>0.615956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2]-[.D62]" office:value-type="float" office:value="43.5680435" calcext:value-type="float">
            <text:p>43.5680435000000</text:p>
          </table:table-cell>
          <table:table-cell office:value-type="float" office:value="-0.1596926789773" calcext:value-type="float">
            <text:p>-0.1596926789773</text:p>
          </table:table-cell>
          <table:table-cell office:value-type="float" office:value="0.0042602561692" calcext:value-type="float">
            <text:p>0.0042602561692</text:p>
          </table:table-cell>
          <table:table-cell table:formula="of:=[.$F62]-[.G62]" office:value-type="float" office:value="43.7277361789773" calcext:value-type="float">
            <text:p>43.7277361789773</text:p>
          </table:table-cell>
          <table:table-cell table:formula="of:=[.$F62]-[.H62]" office:value-type="float" office:value="43.5637832438308" calcext:value-type="float">
            <text:p>43.5637832438308</text:p>
          </table:table-cell>
          <table:table-cell table:formula="of:=[.$F62]-[.G62]-[.H62]" office:value-type="float" office:value="43.7234759228081" calcext:value-type="float">
            <text:p>43.7234759228081</text:p>
          </table:table-cell>
          <table:table-cell table:formula="of:=43.5370655615001+0.003097025965914*([.B62]-[.B$2])" office:value-type="float" office:value="43.7228871194549" calcext:value-type="float">
            <text:p>43.7228871194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 3</text:p>
          </table:table-cell>
          <table:table-cell office:value-type="float" office:value="41744" calcext:value-type="float">
            <text:p>41744</text:p>
          </table:table-cell>
          <table:table-cell office:value-type="float" office:value="43.572" calcext:value-type="float">
            <text:p>43.572</text:p>
          </table:table-cell>
          <table:table-cell office:value-type="float" office:value="0.6125364" calcext:value-type="float">
            <text:p>0.612536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3]-[.D63]" office:value-type="float" office:value="43.5714636" calcext:value-type="float">
            <text:p>43.5714636000000</text:p>
          </table:table-cell>
          <table:table-cell office:value-type="float" office:value="-0.1595454252891" calcext:value-type="float">
            <text:p>-0.1595454252891</text:p>
          </table:table-cell>
          <table:table-cell office:value-type="float" office:value="0.0045237589063" calcext:value-type="float">
            <text:p>0.0045237589063</text:p>
          </table:table-cell>
          <table:table-cell table:formula="of:=[.$F63]-[.G63]" office:value-type="float" office:value="43.7310090252891" calcext:value-type="float">
            <text:p>43.7310090252891</text:p>
          </table:table-cell>
          <table:table-cell table:formula="of:=[.$F63]-[.H63]" office:value-type="float" office:value="43.5669398410937" calcext:value-type="float">
            <text:p>43.5669398410937</text:p>
          </table:table-cell>
          <table:table-cell table:formula="of:=[.$F63]-[.G63]-[.H63]" office:value-type="float" office:value="43.7264852663828" calcext:value-type="float">
            <text:p>43.7264852663828</text:p>
          </table:table-cell>
          <table:table-cell table:formula="of:=43.5370655615001+0.003097025965914*([.B63]-[.B$2])" office:value-type="float" office:value="43.7259841454209" calcext:value-type="float">
            <text:p>43.7259841454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 4</text:p>
          </table:table-cell>
          <table:table-cell office:value-type="float" office:value="41745" calcext:value-type="float">
            <text:p>41745</text:p>
          </table:table-cell>
          <table:table-cell office:value-type="float" office:value="43.575" calcext:value-type="float">
            <text:p>43.575</text:p>
          </table:table-cell>
          <table:table-cell office:value-type="float" office:value="0.6089055" calcext:value-type="float">
            <text:p>0.608905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4]-[.D64]" office:value-type="float" office:value="43.5750945" calcext:value-type="float">
            <text:p>43.5750945000000</text:p>
          </table:table-cell>
          <table:table-cell office:value-type="float" office:value="-0.1591932481369" calcext:value-type="float">
            <text:p>-0.1591932481369</text:p>
          </table:table-cell>
          <table:table-cell office:value-type="float" office:value="0.0047936997972" calcext:value-type="float">
            <text:p>0.0047936997972</text:p>
          </table:table-cell>
          <table:table-cell table:formula="of:=[.$F64]-[.G64]" office:value-type="float" office:value="43.7342877481369" calcext:value-type="float">
            <text:p>43.7342877481369</text:p>
          </table:table-cell>
          <table:table-cell table:formula="of:=[.$F64]-[.H64]" office:value-type="float" office:value="43.5703008002028" calcext:value-type="float">
            <text:p>43.5703008002028</text:p>
          </table:table-cell>
          <table:table-cell table:formula="of:=[.$F64]-[.G64]-[.H64]" office:value-type="float" office:value="43.7294940483397" calcext:value-type="float">
            <text:p>43.7294940483397</text:p>
          </table:table-cell>
          <table:table-cell table:formula="of:=43.5370655615001+0.003097025965914*([.B64]-[.B$2])" office:value-type="float" office:value="43.7290811713868" calcext:value-type="float">
            <text:p>43.7290811713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 5</text:p>
          </table:table-cell>
          <table:table-cell office:value-type="float" office:value="41746" calcext:value-type="float">
            <text:p>41746</text:p>
          </table:table-cell>
          <table:table-cell office:value-type="float" office:value="43.579" calcext:value-type="float">
            <text:p>43.579</text:p>
          </table:table-cell>
          <table:table-cell office:value-type="float" office:value="0.6051039" calcext:value-type="float">
            <text:p>0.605103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5]-[.D65]" office:value-type="float" office:value="43.5788961" calcext:value-type="float">
            <text:p>43.5788961000000</text:p>
          </table:table-cell>
          <table:table-cell office:value-type="float" office:value="-0.1586763120308" calcext:value-type="float">
            <text:p>-0.1586763120308</text:p>
          </table:table-cell>
          <table:table-cell office:value-type="float" office:value="0.0050700820638" calcext:value-type="float">
            <text:p>0.0050700820638</text:p>
          </table:table-cell>
          <table:table-cell table:formula="of:=[.$F65]-[.G65]" office:value-type="float" office:value="43.7375724120308" calcext:value-type="float">
            <text:p>43.7375724120308</text:p>
          </table:table-cell>
          <table:table-cell table:formula="of:=[.$F65]-[.H65]" office:value-type="float" office:value="43.5738260179362" calcext:value-type="float">
            <text:p>43.5738260179362</text:p>
          </table:table-cell>
          <table:table-cell table:formula="of:=[.$F65]-[.G65]-[.H65]" office:value-type="float" office:value="43.732502329967" calcext:value-type="float">
            <text:p>43.7325023299670</text:p>
          </table:table-cell>
          <table:table-cell table:formula="of:=43.5370655615001+0.003097025965914*([.B65]-[.B$2])" office:value-type="float" office:value="43.7321781973527" calcext:value-type="float">
            <text:p>43.7321781973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 6</text:p>
          </table:table-cell>
          <table:table-cell office:value-type="float" office:value="41747" calcext:value-type="float">
            <text:p>41747</text:p>
          </table:table-cell>
          <table:table-cell office:value-type="float" office:value="43.582" calcext:value-type="float">
            <text:p>43.582</text:p>
          </table:table-cell>
          <table:table-cell office:value-type="float" office:value="0.60121" calcext:value-type="float">
            <text:p>0.601210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6]-[.D66]" office:value-type="float" office:value="43.58279" calcext:value-type="float">
            <text:p>43.5827900000000</text:p>
          </table:table-cell>
          <table:table-cell office:value-type="float" office:value="-0.1580736424042" calcext:value-type="float">
            <text:p>-0.1580736424042</text:p>
          </table:table-cell>
          <table:table-cell office:value-type="float" office:value="0.0053528977186" calcext:value-type="float">
            <text:p>0.0053528977186</text:p>
          </table:table-cell>
          <table:table-cell table:formula="of:=[.$F66]-[.G66]" office:value-type="float" office:value="43.7408636424042" calcext:value-type="float">
            <text:p>43.7408636424042</text:p>
          </table:table-cell>
          <table:table-cell table:formula="of:=[.$F66]-[.H66]" office:value-type="float" office:value="43.5774371022814" calcext:value-type="float">
            <text:p>43.5774371022814</text:p>
          </table:table-cell>
          <table:table-cell table:formula="of:=[.$F66]-[.G66]-[.H66]" office:value-type="float" office:value="43.7355107446856" calcext:value-type="float">
            <text:p>43.7355107446856</text:p>
          </table:table-cell>
          <table:table-cell table:formula="of:=43.5370655615001+0.003097025965914*([.B66]-[.B$2])" office:value-type="float" office:value="43.7352752233186" calcext:value-type="float">
            <text:p>43.7352752233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 7</text:p>
          </table:table-cell>
          <table:table-cell office:value-type="float" office:value="41748" calcext:value-type="float">
            <text:p>41748</text:p>
          </table:table-cell>
          <table:table-cell office:value-type="float" office:value="43.586" calcext:value-type="float">
            <text:p>43.586</text:p>
          </table:table-cell>
          <table:table-cell office:value-type="float" office:value="0.5973269" calcext:value-type="float">
            <text:p>0.597326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7]-[.D67]" office:value-type="float" office:value="43.5866731" calcext:value-type="float">
            <text:p>43.5866731000000</text:p>
          </table:table-cell>
          <table:table-cell office:value-type="float" office:value="-0.157489478367" calcext:value-type="float">
            <text:p>-0.1574894783670</text:p>
          </table:table-cell>
          <table:table-cell office:value-type="float" office:value="0.0056421274799" calcext:value-type="float">
            <text:p>0.0056421274799</text:p>
          </table:table-cell>
          <table:table-cell table:formula="of:=[.$F67]-[.G67]" office:value-type="float" office:value="43.744162578367" calcext:value-type="float">
            <text:p>43.7441625783670</text:p>
          </table:table-cell>
          <table:table-cell table:formula="of:=[.$F67]-[.H67]" office:value-type="float" office:value="43.5810309725201" calcext:value-type="float">
            <text:p>43.5810309725201</text:p>
          </table:table-cell>
          <table:table-cell table:formula="of:=[.$F67]-[.G67]-[.H67]" office:value-type="float" office:value="43.7385204508871" calcext:value-type="float">
            <text:p>43.7385204508871</text:p>
          </table:table-cell>
          <table:table-cell table:formula="of:=43.5370655615001+0.003097025965914*([.B67]-[.B$2])" office:value-type="float" office:value="43.7383722492845" calcext:value-type="float">
            <text:p>43.7383722492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 8</text:p>
          </table:table-cell>
          <table:table-cell office:value-type="float" office:value="41749" calcext:value-type="float">
            <text:p>41749</text:p>
          </table:table-cell>
          <table:table-cell office:value-type="float" office:value="43.589" calcext:value-type="float">
            <text:p>43.589</text:p>
          </table:table-cell>
          <table:table-cell office:value-type="float" office:value="0.5935565" calcext:value-type="float">
            <text:p>0.593556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8]-[.D68]" office:value-type="float" office:value="43.5904435" calcext:value-type="float">
            <text:p>43.5904435000000</text:p>
          </table:table-cell>
          <table:table-cell office:value-type="float" office:value="-0.1570268043998" calcext:value-type="float">
            <text:p>-0.1570268043998</text:p>
          </table:table-cell>
          <table:table-cell office:value-type="float" office:value="0.0059377407007" calcext:value-type="float">
            <text:p>0.0059377407007</text:p>
          </table:table-cell>
          <table:table-cell table:formula="of:=[.$F68]-[.G68]" office:value-type="float" office:value="43.7474703043998" calcext:value-type="float">
            <text:p>43.7474703043998</text:p>
          </table:table-cell>
          <table:table-cell table:formula="of:=[.$F68]-[.H68]" office:value-type="float" office:value="43.5845057592993" calcext:value-type="float">
            <text:p>43.5845057592993</text:p>
          </table:table-cell>
          <table:table-cell table:formula="of:=[.$F68]-[.G68]-[.H68]" office:value-type="float" office:value="43.7415325636991" calcext:value-type="float">
            <text:p>43.7415325636991</text:p>
          </table:table-cell>
          <table:table-cell table:formula="of:=43.5370655615001+0.003097025965914*([.B68]-[.B$2])" office:value-type="float" office:value="43.7414692752504" calcext:value-type="float">
            <text:p>43.7414692752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 9</text:p>
          </table:table-cell>
          <table:table-cell office:value-type="float" office:value="41750" calcext:value-type="float">
            <text:p>41750</text:p>
          </table:table-cell>
          <table:table-cell office:value-type="float" office:value="43.593" calcext:value-type="float">
            <text:p>43.593</text:p>
          </table:table-cell>
          <table:table-cell office:value-type="float" office:value="0.5899692" calcext:value-type="float">
            <text:p>0.589969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69]-[.D69]" office:value-type="float" office:value="43.5940308" calcext:value-type="float">
            <text:p>43.5940308000000</text:p>
          </table:table-cell>
          <table:table-cell office:value-type="float" office:value="-0.1567567448609" calcext:value-type="float">
            <text:p>-0.1567567448609</text:p>
          </table:table-cell>
          <table:table-cell office:value-type="float" office:value="0.0062396953131" calcext:value-type="float">
            <text:p>0.0062396953131</text:p>
          </table:table-cell>
          <table:table-cell table:formula="of:=[.$F69]-[.G69]" office:value-type="float" office:value="43.7507875448609" calcext:value-type="float">
            <text:p>43.7507875448609</text:p>
          </table:table-cell>
          <table:table-cell table:formula="of:=[.$F69]-[.H69]" office:value-type="float" office:value="43.5877911046869" calcext:value-type="float">
            <text:p>43.5877911046869</text:p>
          </table:table-cell>
          <table:table-cell table:formula="of:=[.$F69]-[.G69]-[.H69]" office:value-type="float" office:value="43.7445478495478" calcext:value-type="float">
            <text:p>43.7445478495478</text:p>
          </table:table-cell>
          <table:table-cell table:formula="of:=43.5370655615001+0.003097025965914*([.B69]-[.B$2])" office:value-type="float" office:value="43.7445663012163" calcext:value-type="float">
            <text:p>43.7445663012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0</text:p>
          </table:table-cell>
          <table:table-cell office:value-type="float" office:value="41751" calcext:value-type="float">
            <text:p>41751</text:p>
          </table:table-cell>
          <table:table-cell office:value-type="float" office:value="43.596" calcext:value-type="float">
            <text:p>43.596</text:p>
          </table:table-cell>
          <table:table-cell office:value-type="float" office:value="0.5865821" calcext:value-type="float">
            <text:p>0.586582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0]-[.D70]" office:value-type="float" office:value="43.5974179" calcext:value-type="float">
            <text:p>43.5974179000000</text:p>
          </table:table-cell>
          <table:table-cell office:value-type="float" office:value="-0.1566964802545" calcext:value-type="float">
            <text:p>-0.1566964802545</text:p>
          </table:table-cell>
          <table:table-cell office:value-type="float" office:value="0.0065479377871" calcext:value-type="float">
            <text:p>0.0065479377871</text:p>
          </table:table-cell>
          <table:table-cell table:formula="of:=[.$F70]-[.G70]" office:value-type="float" office:value="43.7541143802545" calcext:value-type="float">
            <text:p>43.7541143802545</text:p>
          </table:table-cell>
          <table:table-cell table:formula="of:=[.$F70]-[.H70]" office:value-type="float" office:value="43.5908699622129" calcext:value-type="float">
            <text:p>43.5908699622129</text:p>
          </table:table-cell>
          <table:table-cell table:formula="of:=[.$F70]-[.G70]-[.H70]" office:value-type="float" office:value="43.7475664424674" calcext:value-type="float">
            <text:p>43.7475664424674</text:p>
          </table:table-cell>
          <table:table-cell table:formula="of:=43.5370655615001+0.003097025965914*([.B70]-[.B$2])" office:value-type="float" office:value="43.7476633271823" calcext:value-type="float">
            <text:p>43.7476633271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1</text:p>
          </table:table-cell>
          <table:table-cell office:value-type="float" office:value="41752" calcext:value-type="float">
            <text:p>41752</text:p>
          </table:table-cell>
          <table:table-cell office:value-type="float" office:value="43.6" calcext:value-type="float">
            <text:p>43.600</text:p>
          </table:table-cell>
          <table:table-cell office:value-type="float" office:value="0.5833541" calcext:value-type="float">
            <text:p>0.583354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1]-[.D71]" office:value-type="float" office:value="43.6006459" calcext:value-type="float">
            <text:p>43.6006459000000</text:p>
          </table:table-cell>
          <table:table-cell office:value-type="float" office:value="-0.1568048219495" calcext:value-type="float">
            <text:p>-0.1568048219495</text:p>
          </table:table-cell>
          <table:table-cell office:value-type="float" office:value="0.0068624031038" calcext:value-type="float">
            <text:p>0.0068624031038</text:p>
          </table:table-cell>
          <table:table-cell table:formula="of:=[.$F71]-[.G71]" office:value-type="float" office:value="43.7574507219495" calcext:value-type="float">
            <text:p>43.7574507219495</text:p>
          </table:table-cell>
          <table:table-cell table:formula="of:=[.$F71]-[.H71]" office:value-type="float" office:value="43.5937834968962" calcext:value-type="float">
            <text:p>43.5937834968962</text:p>
          </table:table-cell>
          <table:table-cell table:formula="of:=[.$F71]-[.G71]-[.H71]" office:value-type="float" office:value="43.7505883188457" calcext:value-type="float">
            <text:p>43.7505883188457</text:p>
          </table:table-cell>
          <table:table-cell table:formula="of:=43.5370655615001+0.003097025965914*([.B71]-[.B$2])" office:value-type="float" office:value="43.7507603531482" calcext:value-type="float">
            <text:p>43.7507603531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2</text:p>
          </table:table-cell>
          <table:table-cell office:value-type="float" office:value="41753" calcext:value-type="float">
            <text:p>41753</text:p>
          </table:table-cell>
          <table:table-cell office:value-type="float" office:value="43.603" calcext:value-type="float">
            <text:p>43.603</text:p>
          </table:table-cell>
          <table:table-cell office:value-type="float" office:value="0.5801992" calcext:value-type="float">
            <text:p>0.580199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2]-[.D72]" office:value-type="float" office:value="43.6038008" calcext:value-type="float">
            <text:p>43.6038008000000</text:p>
          </table:table-cell>
          <table:table-cell office:value-type="float" office:value="-0.1569961714742" calcext:value-type="float">
            <text:p>-0.1569961714742</text:p>
          </table:table-cell>
          <table:table-cell office:value-type="float" office:value="0.0071830147438" calcext:value-type="float">
            <text:p>0.0071830147438</text:p>
          </table:table-cell>
          <table:table-cell table:formula="of:=[.$F72]-[.G72]" office:value-type="float" office:value="43.7607969714742" calcext:value-type="float">
            <text:p>43.7607969714742</text:p>
          </table:table-cell>
          <table:table-cell table:formula="of:=[.$F72]-[.H72]" office:value-type="float" office:value="43.5966177852562" calcext:value-type="float">
            <text:p>43.5966177852562</text:p>
          </table:table-cell>
          <table:table-cell table:formula="of:=[.$F72]-[.G72]-[.H72]" office:value-type="float" office:value="43.7536139567304" calcext:value-type="float">
            <text:p>43.7536139567304</text:p>
          </table:table-cell>
          <table:table-cell table:formula="of:=43.5370655615001+0.003097025965914*([.B72]-[.B$2])" office:value-type="float" office:value="43.7538573791141" calcext:value-type="float">
            <text:p>43.7538573791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3</text:p>
          </table:table-cell>
          <table:table-cell office:value-type="float" office:value="41754" calcext:value-type="float">
            <text:p>41754</text:p>
          </table:table-cell>
          <table:table-cell office:value-type="float" office:value="43.607" calcext:value-type="float">
            <text:p>43.607</text:p>
          </table:table-cell>
          <table:table-cell office:value-type="float" office:value="0.577012" calcext:value-type="float">
            <text:p>0.577012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3]-[.D73]" office:value-type="float" office:value="43.606988" calcext:value-type="float">
            <text:p>43.6069880000000</text:p>
          </table:table-cell>
          <table:table-cell office:value-type="float" office:value="-0.1571662348962" calcext:value-type="float">
            <text:p>-0.1571662348962</text:p>
          </table:table-cell>
          <table:table-cell office:value-type="float" office:value="0.0075096846899" calcext:value-type="float">
            <text:p>0.0075096846899</text:p>
          </table:table-cell>
          <table:table-cell table:formula="of:=[.$F73]-[.G73]" office:value-type="float" office:value="43.7641542348962" calcext:value-type="float">
            <text:p>43.7641542348962</text:p>
          </table:table-cell>
          <table:table-cell table:formula="of:=[.$F73]-[.H73]" office:value-type="float" office:value="43.5994783153101" calcext:value-type="float">
            <text:p>43.5994783153101</text:p>
          </table:table-cell>
          <table:table-cell table:formula="of:=[.$F73]-[.G73]-[.H73]" office:value-type="float" office:value="43.7566445502063" calcext:value-type="float">
            <text:p>43.7566445502063</text:p>
          </table:table-cell>
          <table:table-cell table:formula="of:=43.5370655615001+0.003097025965914*([.B73]-[.B$2])" office:value-type="float" office:value="43.75695440508" calcext:value-type="float">
            <text:p>43.75695440508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4</text:p>
          </table:table-cell>
          <table:table-cell office:value-type="float" office:value="41755" calcext:value-type="float">
            <text:p>41755</text:p>
          </table:table-cell>
          <table:table-cell office:value-type="float" office:value="43.61" calcext:value-type="float">
            <text:p>43.610</text:p>
          </table:table-cell>
          <table:table-cell office:value-type="float" office:value="0.573697" calcext:value-type="float">
            <text:p>0.57369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4]-[.D74]" office:value-type="float" office:value="43.610303" calcext:value-type="float">
            <text:p>43.6103030000000</text:p>
          </table:table-cell>
          <table:table-cell office:value-type="float" office:value="-0.1572204508573" calcext:value-type="float">
            <text:p>-0.1572204508573</text:p>
          </table:table-cell>
          <table:table-cell office:value-type="float" office:value="0.0078423134456" calcext:value-type="float">
            <text:p>0.0078423134456</text:p>
          </table:table-cell>
          <table:table-cell table:formula="of:=[.$F74]-[.G74]" office:value-type="float" office:value="43.7675234508573" calcext:value-type="float">
            <text:p>43.7675234508573</text:p>
          </table:table-cell>
          <table:table-cell table:formula="of:=[.$F74]-[.H74]" office:value-type="float" office:value="43.6024606865544" calcext:value-type="float">
            <text:p>43.6024606865544</text:p>
          </table:table-cell>
          <table:table-cell table:formula="of:=[.$F74]-[.G74]-[.H74]" office:value-type="float" office:value="43.7596811374117" calcext:value-type="float">
            <text:p>43.7596811374117</text:p>
          </table:table-cell>
          <table:table-cell table:formula="of:=43.5370655615001+0.003097025965914*([.B74]-[.B$2])" office:value-type="float" office:value="43.7600514310459" calcext:value-type="float">
            <text:p>43.76005143104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5</text:p>
          </table:table-cell>
          <table:table-cell office:value-type="float" office:value="41756" calcext:value-type="float">
            <text:p>41756</text:p>
          </table:table-cell>
          <table:table-cell office:value-type="float" office:value="43.614" calcext:value-type="float">
            <text:p>43.614</text:p>
          </table:table-cell>
          <table:table-cell office:value-type="float" office:value="0.5701931" calcext:value-type="float">
            <text:p>0.570193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5]-[.D75]" office:value-type="float" office:value="43.6138069" calcext:value-type="float">
            <text:p>43.6138069000000</text:p>
          </table:table-cell>
          <table:table-cell office:value-type="float" office:value="-0.1570977937306" calcext:value-type="float">
            <text:p>-0.1570977937306</text:p>
          </table:table-cell>
          <table:table-cell office:value-type="float" office:value="0.0081807900674" calcext:value-type="float">
            <text:p>0.0081807900674</text:p>
          </table:table-cell>
          <table:table-cell table:formula="of:=[.$F75]-[.G75]" office:value-type="float" office:value="43.7709046937306" calcext:value-type="float">
            <text:p>43.7709046937306</text:p>
          </table:table-cell>
          <table:table-cell table:formula="of:=[.$F75]-[.H75]" office:value-type="float" office:value="43.6056261099326" calcext:value-type="float">
            <text:p>43.6056261099326</text:p>
          </table:table-cell>
          <table:table-cell table:formula="of:=[.$F75]-[.G75]-[.H75]" office:value-type="float" office:value="43.7627239036632" calcext:value-type="float">
            <text:p>43.7627239036632</text:p>
          </table:table-cell>
          <table:table-cell table:formula="of:=43.5370655615001+0.003097025965914*([.B75]-[.B$2])" office:value-type="float" office:value="43.7631484570118" calcext:value-type="float">
            <text:p>43.7631484570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6</text:p>
          </table:table-cell>
          <table:table-cell office:value-type="float" office:value="41757" calcext:value-type="float">
            <text:p>41757</text:p>
          </table:table-cell>
          <table:table-cell office:value-type="float" office:value="43.617" calcext:value-type="float">
            <text:p>43.617</text:p>
          </table:table-cell>
          <table:table-cell office:value-type="float" office:value="0.5664886" calcext:value-type="float">
            <text:p>0.566488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6]-[.D76]" office:value-type="float" office:value="43.6175114" calcext:value-type="float">
            <text:p>43.6175114000000</text:p>
          </table:table-cell>
          <table:table-cell office:value-type="float" office:value="-0.1567851635888" calcext:value-type="float">
            <text:p>-0.1567851635888</text:p>
          </table:table-cell>
          <table:table-cell office:value-type="float" office:value="0.0085249922129" calcext:value-type="float">
            <text:p>0.0085249922129</text:p>
          </table:table-cell>
          <table:table-cell table:formula="of:=[.$F76]-[.G76]" office:value-type="float" office:value="43.7742965635888" calcext:value-type="float">
            <text:p>43.7742965635888</text:p>
          </table:table-cell>
          <table:table-cell table:formula="of:=[.$F76]-[.H76]" office:value-type="float" office:value="43.6089864077871" calcext:value-type="float">
            <text:p>43.6089864077871</text:p>
          </table:table-cell>
          <table:table-cell table:formula="of:=[.$F76]-[.G76]-[.H76]" office:value-type="float" office:value="43.7657715713759" calcext:value-type="float">
            <text:p>43.7657715713759</text:p>
          </table:table-cell>
          <table:table-cell table:formula="of:=43.5370655615001+0.003097025965914*([.B76]-[.B$2])" office:value-type="float" office:value="43.7662454829777" calcext:value-type="float">
            <text:p>43.7662454829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7</text:p>
          </table:table-cell>
          <table:table-cell office:value-type="float" office:value="41758" calcext:value-type="float">
            <text:p>41758</text:p>
          </table:table-cell>
          <table:table-cell office:value-type="float" office:value="43.621" calcext:value-type="float">
            <text:p>43.621</text:p>
          </table:table-cell>
          <table:table-cell office:value-type="float" office:value="0.562622" calcext:value-type="float">
            <text:p>0.562622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7]-[.D77]" office:value-type="float" office:value="43.621378" calcext:value-type="float">
            <text:p>43.6213780000000</text:p>
          </table:table-cell>
          <table:table-cell office:value-type="float" office:value="-0.1563193401358" calcext:value-type="float">
            <text:p>-0.1563193401358</text:p>
          </table:table-cell>
          <table:table-cell office:value-type="float" office:value="0.0088747862027" calcext:value-type="float">
            <text:p>0.0088747862027</text:p>
          </table:table-cell>
          <table:table-cell table:formula="of:=[.$F77]-[.G77]" office:value-type="float" office:value="43.7776973401358" calcext:value-type="float">
            <text:p>43.7776973401358</text:p>
          </table:table-cell>
          <table:table-cell table:formula="of:=[.$F77]-[.H77]" office:value-type="float" office:value="43.6125032137973" calcext:value-type="float">
            <text:p>43.6125032137973</text:p>
          </table:table-cell>
          <table:table-cell table:formula="of:=[.$F77]-[.G77]-[.H77]" office:value-type="float" office:value="43.7688225539331" calcext:value-type="float">
            <text:p>43.7688225539331</text:p>
          </table:table-cell>
          <table:table-cell table:formula="of:=43.5370655615001+0.003097025965914*([.B77]-[.B$2])" office:value-type="float" office:value="43.7693425089437" calcext:value-type="float">
            <text:p>43.7693425089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8</text:p>
          </table:table-cell>
          <table:table-cell office:value-type="float" office:value="41759" calcext:value-type="float">
            <text:p>41759</text:p>
          </table:table-cell>
          <table:table-cell office:value-type="float" office:value="43.625" calcext:value-type="float">
            <text:p>43.625</text:p>
          </table:table-cell>
          <table:table-cell office:value-type="float" office:value="0.5586697" calcext:value-type="float">
            <text:p>0.558669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8]-[.D78]" office:value-type="float" office:value="43.6253303" calcext:value-type="float">
            <text:p>43.6253303000000</text:p>
          </table:table-cell>
          <table:table-cell office:value-type="float" office:value="-0.1557756460791" calcext:value-type="float">
            <text:p>-0.1557756460791</text:p>
          </table:table-cell>
          <table:table-cell office:value-type="float" office:value="0.0092300270981" calcext:value-type="float">
            <text:p>0.0092300270981</text:p>
          </table:table-cell>
          <table:table-cell table:formula="of:=[.$F78]-[.G78]" office:value-type="float" office:value="43.7811059460791" calcext:value-type="float">
            <text:p>43.7811059460791</text:p>
          </table:table-cell>
          <table:table-cell table:formula="of:=[.$F78]-[.H78]" office:value-type="float" office:value="43.6161002729019" calcext:value-type="float">
            <text:p>43.6161002729019</text:p>
          </table:table-cell>
          <table:table-cell table:formula="of:=[.$F78]-[.G78]-[.H78]" office:value-type="float" office:value="43.771875918981" calcext:value-type="float">
            <text:p>43.7718759189810</text:p>
          </table:table-cell>
          <table:table-cell table:formula="of:=43.5370655615001+0.003097025965914*([.B78]-[.B$2])" office:value-type="float" office:value="43.7724395349096" calcext:value-type="float">
            <text:p>43.7724395349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19</text:p>
          </table:table-cell>
          <table:table-cell office:value-type="float" office:value="41760" calcext:value-type="float">
            <text:p>41760</text:p>
          </table:table-cell>
          <table:table-cell office:value-type="float" office:value="43.628" calcext:value-type="float">
            <text:p>43.628</text:p>
          </table:table-cell>
          <table:table-cell office:value-type="float" office:value="0.5547245" calcext:value-type="float">
            <text:p>0.554724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79]-[.D79]" office:value-type="float" office:value="43.6292755" calcext:value-type="float">
            <text:p>43.6292755000000</text:p>
          </table:table-cell>
          <table:table-cell office:value-type="float" office:value="-0.1552463898344" calcext:value-type="float">
            <text:p>-0.1552463898344</text:p>
          </table:table-cell>
          <table:table-cell office:value-type="float" office:value="0.0095905587926" calcext:value-type="float">
            <text:p>0.0095905587926</text:p>
          </table:table-cell>
          <table:table-cell table:formula="of:=[.$F79]-[.G79]" office:value-type="float" office:value="43.7845218898344" calcext:value-type="float">
            <text:p>43.7845218898344</text:p>
          </table:table-cell>
          <table:table-cell table:formula="of:=[.$F79]-[.H79]" office:value-type="float" office:value="43.6196849412074" calcext:value-type="float">
            <text:p>43.6196849412074</text:p>
          </table:table-cell>
          <table:table-cell table:formula="of:=[.$F79]-[.G79]-[.H79]" office:value-type="float" office:value="43.7749313310418" calcext:value-type="float">
            <text:p>43.7749313310418</text:p>
          </table:table-cell>
          <table:table-cell table:formula="of:=43.5370655615001+0.003097025965914*([.B79]-[.B$2])" office:value-type="float" office:value="43.7755365608755" calcext:value-type="float">
            <text:p>43.7755365608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0</text:p>
          </table:table-cell>
          <table:table-cell office:value-type="float" office:value="41761" calcext:value-type="float">
            <text:p>41761</text:p>
          </table:table-cell>
          <table:table-cell office:value-type="float" office:value="43.632" calcext:value-type="float">
            <text:p>43.632</text:p>
          </table:table-cell>
          <table:table-cell office:value-type="float" office:value="0.5508716" calcext:value-type="float">
            <text:p>0.550871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0]-[.D80]" office:value-type="float" office:value="43.6331284" calcext:value-type="float">
            <text:p>43.6331284000000</text:p>
          </table:table-cell>
          <table:table-cell office:value-type="float" office:value="-0.1548164710996" calcext:value-type="float">
            <text:p>-0.1548164710996</text:p>
          </table:table-cell>
          <table:table-cell office:value-type="float" office:value="0.009956214119" calcext:value-type="float">
            <text:p>0.0099562141190</text:p>
          </table:table-cell>
          <table:table-cell table:formula="of:=[.$F80]-[.G80]" office:value-type="float" office:value="43.7879448710996" calcext:value-type="float">
            <text:p>43.7879448710996</text:p>
          </table:table-cell>
          <table:table-cell table:formula="of:=[.$F80]-[.H80]" office:value-type="float" office:value="43.623172185881" calcext:value-type="float">
            <text:p>43.6231721858810</text:p>
          </table:table-cell>
          <table:table-cell table:formula="of:=[.$F80]-[.G80]-[.H80]" office:value-type="float" office:value="43.7779886569806" calcext:value-type="float">
            <text:p>43.7779886569806</text:p>
          </table:table-cell>
          <table:table-cell table:formula="of:=43.5370655615001+0.003097025965914*([.B80]-[.B$2])" office:value-type="float" office:value="43.7786335868414" calcext:value-type="float">
            <text:p>43.7786335868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1</text:p>
          </table:table-cell>
          <table:table-cell office:value-type="float" office:value="41762" calcext:value-type="float">
            <text:p>41762</text:p>
          </table:table-cell>
          <table:table-cell office:value-type="float" office:value="43.635" calcext:value-type="float">
            <text:p>43.635</text:p>
          </table:table-cell>
          <table:table-cell office:value-type="float" office:value="0.5471712" calcext:value-type="float">
            <text:p>0.547171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1]-[.D81]" office:value-type="float" office:value="43.6368288" calcext:value-type="float">
            <text:p>43.6368288000000</text:p>
          </table:table-cell>
          <table:table-cell office:value-type="float" office:value="-0.1545448073989" calcext:value-type="float">
            <text:p>-0.1545448073989</text:p>
          </table:table-cell>
          <table:table-cell office:value-type="float" office:value="0.0103268149698" calcext:value-type="float">
            <text:p>0.0103268149698</text:p>
          </table:table-cell>
          <table:table-cell table:formula="of:=[.$F81]-[.G81]" office:value-type="float" office:value="43.7913736073989" calcext:value-type="float">
            <text:p>43.7913736073989</text:p>
          </table:table-cell>
          <table:table-cell table:formula="of:=[.$F81]-[.H81]" office:value-type="float" office:value="43.6265019850302" calcext:value-type="float">
            <text:p>43.6265019850302</text:p>
          </table:table-cell>
          <table:table-cell table:formula="of:=[.$F81]-[.G81]-[.H81]" office:value-type="float" office:value="43.7810467924291" calcext:value-type="float">
            <text:p>43.7810467924291</text:p>
          </table:table-cell>
          <table:table-cell table:formula="of:=43.5370655615001+0.003097025965914*([.B81]-[.B$2])" office:value-type="float" office:value="43.7817306128073" calcext:value-type="float">
            <text:p>43.7817306128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2</text:p>
          </table:table-cell>
          <table:table-cell office:value-type="float" office:value="41763" calcext:value-type="float">
            <text:p>41763</text:p>
          </table:table-cell>
          <table:table-cell office:value-type="float" office:value="43.639" calcext:value-type="float">
            <text:p>43.639</text:p>
          </table:table-cell>
          <table:table-cell office:value-type="float" office:value="0.54365" calcext:value-type="float">
            <text:p>0.543650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2]-[.D82]" office:value-type="float" office:value="43.64035" calcext:value-type="float">
            <text:p>43.6403500000000</text:p>
          </table:table-cell>
          <table:table-cell office:value-type="float" office:value="-0.1544566712356" calcext:value-type="float">
            <text:p>-0.1544566712356</text:p>
          </table:table-cell>
          <table:table-cell office:value-type="float" office:value="0.0107021724332" calcext:value-type="float">
            <text:p>0.0107021724332</text:p>
          </table:table-cell>
          <table:table-cell table:formula="of:=[.$F82]-[.G82]" office:value-type="float" office:value="43.7948066712356" calcext:value-type="float">
            <text:p>43.7948066712356</text:p>
          </table:table-cell>
          <table:table-cell table:formula="of:=[.$F82]-[.H82]" office:value-type="float" office:value="43.6296478275668" calcext:value-type="float">
            <text:p>43.6296478275668</text:p>
          </table:table-cell>
          <table:table-cell table:formula="of:=[.$F82]-[.G82]-[.H82]" office:value-type="float" office:value="43.7841044988024" calcext:value-type="float">
            <text:p>43.7841044988024</text:p>
          </table:table-cell>
          <table:table-cell table:formula="of:=43.5370655615001+0.003097025965914*([.B82]-[.B$2])" office:value-type="float" office:value="43.7848276387732" calcext:value-type="float">
            <text:p>43.7848276387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3</text:p>
          </table:table-cell>
          <table:table-cell office:value-type="float" office:value="41764" calcext:value-type="float">
            <text:p>41764</text:p>
          </table:table-cell>
          <table:table-cell office:value-type="float" office:value="43.642" calcext:value-type="float">
            <text:p>43.642</text:p>
          </table:table-cell>
          <table:table-cell office:value-type="float" office:value="0.5403039" calcext:value-type="float">
            <text:p>0.540303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3]-[.D83]" office:value-type="float" office:value="43.6436961" calcext:value-type="float">
            <text:p>43.6436961000000</text:p>
          </table:table-cell>
          <table:table-cell office:value-type="float" office:value="-0.1545459066487" calcext:value-type="float">
            <text:p>-0.1545459066487</text:p>
          </table:table-cell>
          <table:table-cell office:value-type="float" office:value="0.0110820869425" calcext:value-type="float">
            <text:p>0.0110820869425</text:p>
          </table:table-cell>
          <table:table-cell table:formula="of:=[.$F83]-[.G83]" office:value-type="float" office:value="43.7982420066487" calcext:value-type="float">
            <text:p>43.7982420066487</text:p>
          </table:table-cell>
          <table:table-cell table:formula="of:=[.$F83]-[.H83]" office:value-type="float" office:value="43.6326140130575" calcext:value-type="float">
            <text:p>43.6326140130575</text:p>
          </table:table-cell>
          <table:table-cell table:formula="of:=[.$F83]-[.G83]-[.H83]" office:value-type="float" office:value="43.7871599197062" calcext:value-type="float">
            <text:p>43.7871599197062</text:p>
          </table:table-cell>
          <table:table-cell table:formula="of:=43.5370655615001+0.003097025965914*([.B83]-[.B$2])" office:value-type="float" office:value="43.7879246647391" calcext:value-type="float">
            <text:p>43.7879246647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4</text:p>
          </table:table-cell>
          <table:table-cell office:value-type="float" office:value="41765" calcext:value-type="float">
            <text:p>41765</text:p>
          </table:table-cell>
          <table:table-cell office:value-type="float" office:value="43.646" calcext:value-type="float">
            <text:p>43.646</text:p>
          </table:table-cell>
          <table:table-cell office:value-type="float" office:value="0.5371033" calcext:value-type="float">
            <text:p>0.537103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4]-[.D84]" office:value-type="float" office:value="43.6468967" calcext:value-type="float">
            <text:p>43.6468967000000</text:p>
          </table:table-cell>
          <table:table-cell office:value-type="float" office:value="-0.1547819051586" calcext:value-type="float">
            <text:p>-0.1547819051586</text:p>
          </table:table-cell>
          <table:table-cell office:value-type="float" office:value="0.0114663484398" calcext:value-type="float">
            <text:p>0.0114663484398</text:p>
          </table:table-cell>
          <table:table-cell table:formula="of:=[.$F84]-[.G84]" office:value-type="float" office:value="43.8016786051586" calcext:value-type="float">
            <text:p>43.8016786051586</text:p>
          </table:table-cell>
          <table:table-cell table:formula="of:=[.$F84]-[.H84]" office:value-type="float" office:value="43.6354303515602" calcext:value-type="float">
            <text:p>43.6354303515602</text:p>
          </table:table-cell>
          <table:table-cell table:formula="of:=[.$F84]-[.G84]-[.H84]" office:value-type="float" office:value="43.7902122567188" calcext:value-type="float">
            <text:p>43.7902122567188</text:p>
          </table:table-cell>
          <table:table-cell table:formula="of:=43.5370655615001+0.003097025965914*([.B84]-[.B$2])" office:value-type="float" office:value="43.7910216907051" calcext:value-type="float">
            <text:p>43.7910216907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5</text:p>
          </table:table-cell>
          <table:table-cell office:value-type="float" office:value="41766" calcext:value-type="float">
            <text:p>41766</text:p>
          </table:table-cell>
          <table:table-cell office:value-type="float" office:value="43.649" calcext:value-type="float">
            <text:p>43.649</text:p>
          </table:table-cell>
          <table:table-cell office:value-type="float" office:value="0.5340013" calcext:value-type="float">
            <text:p>0.534001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5]-[.D85]" office:value-type="float" office:value="43.6499987" calcext:value-type="float">
            <text:p>43.6499987000000</text:p>
          </table:table-cell>
          <table:table-cell office:value-type="float" office:value="-0.1551167030593" calcext:value-type="float">
            <text:p>-0.1551167030593</text:p>
          </table:table-cell>
          <table:table-cell office:value-type="float" office:value="0.0118547365541" calcext:value-type="float">
            <text:p>0.0118547365541</text:p>
          </table:table-cell>
          <table:table-cell table:formula="of:=[.$F85]-[.G85]" office:value-type="float" office:value="43.8051154030593" calcext:value-type="float">
            <text:p>43.8051154030593</text:p>
          </table:table-cell>
          <table:table-cell table:formula="of:=[.$F85]-[.H85]" office:value-type="float" office:value="43.6381439634459" calcext:value-type="float">
            <text:p>43.6381439634459</text:p>
          </table:table-cell>
          <table:table-cell table:formula="of:=[.$F85]-[.G85]-[.H85]" office:value-type="float" office:value="43.7932606665052" calcext:value-type="float">
            <text:p>43.7932606665052</text:p>
          </table:table-cell>
          <table:table-cell table:formula="of:=43.5370655615001+0.003097025965914*([.B85]-[.B$2])" office:value-type="float" office:value="43.794118716671" calcext:value-type="float">
            <text:p>43.79411871667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6</text:p>
          </table:table-cell>
          <table:table-cell office:value-type="float" office:value="41767" calcext:value-type="float">
            <text:p>41767</text:p>
          </table:table-cell>
          <table:table-cell office:value-type="float" office:value="43.653" calcext:value-type="float">
            <text:p>43.653</text:p>
          </table:table-cell>
          <table:table-cell office:value-type="float" office:value="0.5309397" calcext:value-type="float">
            <text:p>0.530939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6]-[.D86]" office:value-type="float" office:value="43.6530603" calcext:value-type="float">
            <text:p>43.6530603000000</text:p>
          </table:table-cell>
          <table:table-cell office:value-type="float" office:value="-0.1554908870759" calcext:value-type="float">
            <text:p>-0.1554908870759</text:p>
          </table:table-cell>
          <table:table-cell office:value-type="float" office:value="0.0122470207923" calcext:value-type="float">
            <text:p>0.0122470207923</text:p>
          </table:table-cell>
          <table:table-cell table:formula="of:=[.$F86]-[.G86]" office:value-type="float" office:value="43.8085511870759" calcext:value-type="float">
            <text:p>43.8085511870759</text:p>
          </table:table-cell>
          <table:table-cell table:formula="of:=[.$F86]-[.H86]" office:value-type="float" office:value="43.6408132792077" calcext:value-type="float">
            <text:p>43.6408132792077</text:p>
          </table:table-cell>
          <table:table-cell table:formula="of:=[.$F86]-[.G86]-[.H86]" office:value-type="float" office:value="43.7963041662836" calcext:value-type="float">
            <text:p>43.7963041662836</text:p>
          </table:table-cell>
          <table:table-cell table:formula="of:=43.5370655615001+0.003097025965914*([.B86]-[.B$2])" office:value-type="float" office:value="43.7972157426369" calcext:value-type="float">
            <text:p>43.7972157426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7</text:p>
          </table:table-cell>
          <table:table-cell office:value-type="float" office:value="41768" calcext:value-type="float">
            <text:p>41768</text:p>
          </table:table-cell>
          <table:table-cell office:value-type="float" office:value="43.656" calcext:value-type="float">
            <text:p>43.656</text:p>
          </table:table-cell>
          <table:table-cell office:value-type="float" office:value="0.5278547" calcext:value-type="float">
            <text:p>0.527854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7]-[.D87]" office:value-type="float" office:value="43.6561453" calcext:value-type="float">
            <text:p>43.6561453000000</text:p>
          </table:table-cell>
          <table:table-cell office:value-type="float" office:value="-0.1558394075562" calcext:value-type="float">
            <text:p>-0.1558394075562</text:p>
          </table:table-cell>
          <table:table-cell office:value-type="float" office:value="0.0126429607447" calcext:value-type="float">
            <text:p>0.0126429607447</text:p>
          </table:table-cell>
          <table:table-cell table:formula="of:=[.$F87]-[.G87]" office:value-type="float" office:value="43.8119847075562" calcext:value-type="float">
            <text:p>43.8119847075562</text:p>
          </table:table-cell>
          <table:table-cell table:formula="of:=[.$F87]-[.H87]" office:value-type="float" office:value="43.6435023392553" calcext:value-type="float">
            <text:p>43.6435023392553</text:p>
          </table:table-cell>
          <table:table-cell table:formula="of:=[.$F87]-[.G87]-[.H87]" office:value-type="float" office:value="43.7993417468115" calcext:value-type="float">
            <text:p>43.7993417468115</text:p>
          </table:table-cell>
          <table:table-cell table:formula="of:=43.5370655615001+0.003097025965914*([.B87]-[.B$2])" office:value-type="float" office:value="43.8003127686028" calcext:value-type="float">
            <text:p>43.8003127686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8</text:p>
          </table:table-cell>
          <table:table-cell office:value-type="float" office:value="41769" calcext:value-type="float">
            <text:p>41769</text:p>
          </table:table-cell>
          <table:table-cell office:value-type="float" office:value="43.66" calcext:value-type="float">
            <text:p>43.660</text:p>
          </table:table-cell>
          <table:table-cell office:value-type="float" office:value="0.5246836" calcext:value-type="float">
            <text:p>0.524683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8]-[.D88]" office:value-type="float" office:value="43.6593164" calcext:value-type="float">
            <text:p>43.6593164000000</text:p>
          </table:table-cell>
          <table:table-cell office:value-type="float" office:value="-0.1560981852186" calcext:value-type="float">
            <text:p>-0.1560981852186</text:p>
          </table:table-cell>
          <table:table-cell office:value-type="float" office:value="0.0130423063027" calcext:value-type="float">
            <text:p>0.0130423063027</text:p>
          </table:table-cell>
          <table:table-cell table:formula="of:=[.$F88]-[.G88]" office:value-type="float" office:value="43.8154145852186" calcext:value-type="float">
            <text:p>43.8154145852186</text:p>
          </table:table-cell>
          <table:table-cell table:formula="of:=[.$F88]-[.H88]" office:value-type="float" office:value="43.6462740936973" calcext:value-type="float">
            <text:p>43.6462740936973</text:p>
          </table:table-cell>
          <table:table-cell table:formula="of:=[.$F88]-[.G88]-[.H88]" office:value-type="float" office:value="43.8023722789159" calcext:value-type="float">
            <text:p>43.8023722789159</text:p>
          </table:table-cell>
          <table:table-cell table:formula="of:=43.5370655615001+0.003097025965914*([.B88]-[.B$2])" office:value-type="float" office:value="43.8034097945687" calcext:value-type="float">
            <text:p>43.8034097945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29</text:p>
          </table:table-cell>
          <table:table-cell office:value-type="float" office:value="41770" calcext:value-type="float">
            <text:p>41770</text:p>
          </table:table-cell>
          <table:table-cell office:value-type="float" office:value="43.663" calcext:value-type="float">
            <text:p>43.663</text:p>
          </table:table-cell>
          <table:table-cell office:value-type="float" office:value="0.5213715" calcext:value-type="float">
            <text:p>0.521371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89]-[.D89]" office:value-type="float" office:value="43.6626285" calcext:value-type="float">
            <text:p>43.6626285000000</text:p>
          </table:table-cell>
          <table:table-cell office:value-type="float" office:value="-0.1562112063192" calcext:value-type="float">
            <text:p>-0.1562112063192</text:p>
          </table:table-cell>
          <table:table-cell office:value-type="float" office:value="0.0134447978907" calcext:value-type="float">
            <text:p>0.0134447978907</text:p>
          </table:table-cell>
          <table:table-cell table:formula="of:=[.$F89]-[.G89]" office:value-type="float" office:value="43.8188397063192" calcext:value-type="float">
            <text:p>43.8188397063192</text:p>
          </table:table-cell>
          <table:table-cell table:formula="of:=[.$F89]-[.H89]" office:value-type="float" office:value="43.6491837021093" calcext:value-type="float">
            <text:p>43.6491837021093</text:p>
          </table:table-cell>
          <table:table-cell table:formula="of:=[.$F89]-[.G89]-[.H89]" office:value-type="float" office:value="43.8053949084285" calcext:value-type="float">
            <text:p>43.8053949084285</text:p>
          </table:table-cell>
          <table:table-cell table:formula="of:=43.5370655615001+0.003097025965914*([.B89]-[.B$2])" office:value-type="float" office:value="43.8065068205346" calcext:value-type="float">
            <text:p>43.8065068205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30</text:p>
          </table:table-cell>
          <table:table-cell office:value-type="float" office:value="41771" calcext:value-type="float">
            <text:p>41771</text:p>
          </table:table-cell>
          <table:table-cell office:value-type="float" office:value="43.667" calcext:value-type="float">
            <text:p>43.667</text:p>
          </table:table-cell>
          <table:table-cell office:value-type="float" office:value="0.5178783" calcext:value-type="float">
            <text:p>0.517878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0]-[.D90]" office:value-type="float" office:value="43.6661217" calcext:value-type="float">
            <text:p>43.6661217000000</text:p>
          </table:table-cell>
          <table:table-cell office:value-type="float" office:value="-0.1561379048859" calcext:value-type="float">
            <text:p>-0.1561379048859</text:p>
          </table:table-cell>
          <table:table-cell office:value-type="float" office:value="0.0138501667099" calcext:value-type="float">
            <text:p>0.0138501667099</text:p>
          </table:table-cell>
          <table:table-cell table:formula="of:=[.$F90]-[.G90]" office:value-type="float" office:value="43.8222596048859" calcext:value-type="float">
            <text:p>43.8222596048859</text:p>
          </table:table-cell>
          <table:table-cell table:formula="of:=[.$F90]-[.H90]" office:value-type="float" office:value="43.6522715332901" calcext:value-type="float">
            <text:p>43.6522715332901</text:p>
          </table:table-cell>
          <table:table-cell table:formula="of:=[.$F90]-[.G90]-[.H90]" office:value-type="float" office:value="43.808409438176" calcext:value-type="float">
            <text:p>43.8084094381760</text:p>
          </table:table-cell>
          <table:table-cell table:formula="of:=43.5370655615001+0.003097025965914*([.B90]-[.B$2])" office:value-type="float" office:value="43.8096038465005" calcext:value-type="float">
            <text:p>43.8096038465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331</text:p>
          </table:table-cell>
          <table:table-cell office:value-type="float" office:value="41772" calcext:value-type="float">
            <text:p>41772</text:p>
          </table:table-cell>
          <table:table-cell office:value-type="float" office:value="43.67" calcext:value-type="float">
            <text:p>43.670</text:p>
          </table:table-cell>
          <table:table-cell office:value-type="float" office:value="0.5141868" calcext:value-type="float">
            <text:p>0.514186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1]-[.D91]" office:value-type="float" office:value="43.6698132" calcext:value-type="float">
            <text:p>43.6698132000000</text:p>
          </table:table-cell>
          <table:table-cell office:value-type="float" office:value="-0.1558616354552" calcext:value-type="float">
            <text:p>-0.1558616354552</text:p>
          </table:table-cell>
          <table:table-cell office:value-type="float" office:value="0.0142581349953" calcext:value-type="float">
            <text:p>0.0142581349953</text:p>
          </table:table-cell>
          <table:table-cell table:formula="of:=[.$F91]-[.G91]" office:value-type="float" office:value="43.8256748354552" calcext:value-type="float">
            <text:p>43.8256748354552</text:p>
          </table:table-cell>
          <table:table-cell table:formula="of:=[.$F91]-[.H91]" office:value-type="float" office:value="43.6555550650047" calcext:value-type="float">
            <text:p>43.6555550650047</text:p>
          </table:table-cell>
          <table:table-cell table:formula="of:=[.$F91]-[.G91]-[.H91]" office:value-type="float" office:value="43.8114167004599" calcext:value-type="float">
            <text:p>43.8114167004599</text:p>
          </table:table-cell>
          <table:table-cell table:formula="of:=43.5370655615001+0.003097025965914*([.B91]-[.B$2])" office:value-type="float" office:value="43.8127008724664" calcext:value-type="float">
            <text:p>43.81270087246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 1</text:p>
          </table:table-cell>
          <table:table-cell office:value-type="float" office:value="41773" calcext:value-type="float">
            <text:p>41773</text:p>
          </table:table-cell>
          <table:table-cell office:value-type="float" office:value="43.674" calcext:value-type="float">
            <text:p>43.674</text:p>
          </table:table-cell>
          <table:table-cell office:value-type="float" office:value="0.5103137" calcext:value-type="float">
            <text:p>0.510313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2]-[.D92]" office:value-type="float" office:value="43.6736863" calcext:value-type="float">
            <text:p>43.6736863000000</text:p>
          </table:table-cell>
          <table:table-cell office:value-type="float" office:value="-0.1553992331996" calcext:value-type="float">
            <text:p>-0.1553992331996</text:p>
          </table:table-cell>
          <table:table-cell office:value-type="float" office:value="0.0146684162845" calcext:value-type="float">
            <text:p>0.0146684162845</text:p>
          </table:table-cell>
          <table:table-cell table:formula="of:=[.$F92]-[.G92]" office:value-type="float" office:value="43.8290855331996" calcext:value-type="float">
            <text:p>43.8290855331996</text:p>
          </table:table-cell>
          <table:table-cell table:formula="of:=[.$F92]-[.H92]" office:value-type="float" office:value="43.6590178837155" calcext:value-type="float">
            <text:p>43.6590178837155</text:p>
          </table:table-cell>
          <table:table-cell table:formula="of:=[.$F92]-[.G92]-[.H92]" office:value-type="float" office:value="43.8144171169151" calcext:value-type="float">
            <text:p>43.8144171169151</text:p>
          </table:table-cell>
          <table:table-cell table:formula="of:=43.5370655615001+0.003097025965914*([.B92]-[.B$2])" office:value-type="float" office:value="43.8157978984324" calcext:value-type="float">
            <text:p>43.8157978984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 2</text:p>
          </table:table-cell>
          <table:table-cell office:value-type="float" office:value="41774" calcext:value-type="float">
            <text:p>41774</text:p>
          </table:table-cell>
          <table:table-cell office:value-type="float" office:value="43.677" calcext:value-type="float">
            <text:p>43.677</text:p>
          </table:table-cell>
          <table:table-cell office:value-type="float" office:value="0.5063163" calcext:value-type="float">
            <text:p>0.506316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3]-[.D93]" office:value-type="float" office:value="43.6776837" calcext:value-type="float">
            <text:p>43.6776837000000</text:p>
          </table:table-cell>
          <table:table-cell office:value-type="float" office:value="-0.1548078638206" calcext:value-type="float">
            <text:p>-0.1548078638206</text:p>
          </table:table-cell>
          <table:table-cell office:value-type="float" office:value="0.0150807156987" calcext:value-type="float">
            <text:p>0.0150807156987</text:p>
          </table:table-cell>
          <table:table-cell table:formula="of:=[.$F93]-[.G93]" office:value-type="float" office:value="43.8324915638206" calcext:value-type="float">
            <text:p>43.8324915638206</text:p>
          </table:table-cell>
          <table:table-cell table:formula="of:=[.$F93]-[.H93]" office:value-type="float" office:value="43.6626029843013" calcext:value-type="float">
            <text:p>43.6626029843013</text:p>
          </table:table-cell>
          <table:table-cell table:formula="of:=[.$F93]-[.G93]-[.H93]" office:value-type="float" office:value="43.8174108481219" calcext:value-type="float">
            <text:p>43.8174108481219</text:p>
          </table:table-cell>
          <table:table-cell table:formula="of:=43.5370655615001+0.003097025965914*([.B93]-[.B$2])" office:value-type="float" office:value="43.8188949243983" calcext:value-type="float">
            <text:p>43.8188949243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 3</text:p>
          </table:table-cell>
          <table:table-cell office:value-type="float" office:value="41775" calcext:value-type="float">
            <text:p>41775</text:p>
          </table:table-cell>
          <table:table-cell office:value-type="float" office:value="43.681" calcext:value-type="float">
            <text:p>43.681</text:p>
          </table:table-cell>
          <table:table-cell office:value-type="float" office:value="0.5022885" calcext:value-type="float">
            <text:p>0.502288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4]-[.D94]" office:value-type="float" office:value="43.6817115" calcext:value-type="float">
            <text:p>43.6817115000000</text:p>
          </table:table-cell>
          <table:table-cell office:value-type="float" office:value="-0.1541816926833" calcext:value-type="float">
            <text:p>-0.1541816926833</text:p>
          </table:table-cell>
          <table:table-cell office:value-type="float" office:value="0.0154947302352" calcext:value-type="float">
            <text:p>0.0154947302352</text:p>
          </table:table-cell>
          <table:table-cell table:formula="of:=[.$F94]-[.G94]" office:value-type="float" office:value="43.8358931926833" calcext:value-type="float">
            <text:p>43.8358931926833</text:p>
          </table:table-cell>
          <table:table-cell table:formula="of:=[.$F94]-[.H94]" office:value-type="float" office:value="43.6662167697648" calcext:value-type="float">
            <text:p>43.6662167697648</text:p>
          </table:table-cell>
          <table:table-cell table:formula="of:=[.$F94]-[.G94]-[.H94]" office:value-type="float" office:value="43.8203984624481" calcext:value-type="float">
            <text:p>43.8203984624481</text:p>
          </table:table-cell>
          <table:table-cell table:formula="of:=43.5370655615001+0.003097025965914*([.B94]-[.B$2])" office:value-type="float" office:value="43.8219919503642" calcext:value-type="float">
            <text:p>43.8219919503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 4</text:p>
          </table:table-cell>
          <table:table-cell office:value-type="float" office:value="41776" calcext:value-type="float">
            <text:p>41776</text:p>
          </table:table-cell>
          <table:table-cell office:value-type="float" office:value="43.684" calcext:value-type="float">
            <text:p>43.684</text:p>
          </table:table-cell>
          <table:table-cell office:value-type="float" office:value="0.4983412" calcext:value-type="float">
            <text:p>0.498341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5]-[.D95]" office:value-type="float" office:value="43.6856588" calcext:value-type="float">
            <text:p>43.6856588000000</text:p>
          </table:table-cell>
          <table:table-cell office:value-type="float" office:value="-0.1536325027085" calcext:value-type="float">
            <text:p>-0.1536325027085</text:p>
          </table:table-cell>
          <table:table-cell office:value-type="float" office:value="0.0159101490716" calcext:value-type="float">
            <text:p>0.0159101490716</text:p>
          </table:table-cell>
          <table:table-cell table:formula="of:=[.$F95]-[.G95]" office:value-type="float" office:value="43.8392913027085" calcext:value-type="float">
            <text:p>43.8392913027085</text:p>
          </table:table-cell>
          <table:table-cell table:formula="of:=[.$F95]-[.H95]" office:value-type="float" office:value="43.6697486509284" calcext:value-type="float">
            <text:p>43.6697486509284</text:p>
          </table:table-cell>
          <table:table-cell table:formula="of:=[.$F95]-[.G95]-[.H95]" office:value-type="float" office:value="43.8233811536369" calcext:value-type="float">
            <text:p>43.8233811536369</text:p>
          </table:table-cell>
          <table:table-cell table:formula="of:=43.5370655615001+0.003097025965914*([.B95]-[.B$2])" office:value-type="float" office:value="43.8250889763301" calcext:value-type="float">
            <text:p>43.8250889763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 5</text:p>
          </table:table-cell>
          <table:table-cell office:value-type="float" office:value="41777" calcext:value-type="float">
            <text:p>41777</text:p>
          </table:table-cell>
          <table:table-cell office:value-type="float" office:value="43.688" calcext:value-type="float">
            <text:p>43.688</text:p>
          </table:table-cell>
          <table:table-cell office:value-type="float" office:value="0.4945702" calcext:value-type="float">
            <text:p>0.494570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6]-[.D96]" office:value-type="float" office:value="43.6894298" calcext:value-type="float">
            <text:p>43.6894298000000</text:p>
          </table:table-cell>
          <table:table-cell office:value-type="float" office:value="-0.1532568353916" calcext:value-type="float">
            <text:p>-0.1532568353916</text:p>
          </table:table-cell>
          <table:table-cell office:value-type="float" office:value="0.0163266538801" calcext:value-type="float">
            <text:p>0.0163266538801</text:p>
          </table:table-cell>
          <table:table-cell table:formula="of:=[.$F96]-[.G96]" office:value-type="float" office:value="43.8426866353916" calcext:value-type="float">
            <text:p>43.8426866353916</text:p>
          </table:table-cell>
          <table:table-cell table:formula="of:=[.$F96]-[.H96]" office:value-type="float" office:value="43.6731031461199" calcext:value-type="float">
            <text:p>43.6731031461199</text:p>
          </table:table-cell>
          <table:table-cell table:formula="of:=[.$F96]-[.G96]-[.H96]" office:value-type="float" office:value="43.8263599815115" calcext:value-type="float">
            <text:p>43.8263599815115</text:p>
          </table:table-cell>
          <table:table-cell table:formula="of:=43.5370655615001+0.003097025965914*([.B96]-[.B$2])" office:value-type="float" office:value="43.828186002296" calcext:value-type="float">
            <text:p>43.82818600229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 6</text:p>
          </table:table-cell>
          <table:table-cell office:value-type="float" office:value="41778" calcext:value-type="float">
            <text:p>41778</text:p>
          </table:table-cell>
          <table:table-cell office:value-type="float" office:value="43.691" calcext:value-type="float">
            <text:p>43.691</text:p>
          </table:table-cell>
          <table:table-cell office:value-type="float" office:value="0.4910225" calcext:value-type="float">
            <text:p>0.491022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7]-[.D97]" office:value-type="float" office:value="43.6929775" calcext:value-type="float">
            <text:p>43.6929775000000</text:p>
          </table:table-cell>
          <table:table-cell office:value-type="float" office:value="-0.1531024425016" calcext:value-type="float">
            <text:p>-0.1531024425016</text:p>
          </table:table-cell>
          <table:table-cell office:value-type="float" office:value="0.0167439191535" calcext:value-type="float">
            <text:p>0.0167439191535</text:p>
          </table:table-cell>
          <table:table-cell table:formula="of:=[.$F97]-[.G97]" office:value-type="float" office:value="43.8460799425016" calcext:value-type="float">
            <text:p>43.8460799425016</text:p>
          </table:table-cell>
          <table:table-cell table:formula="of:=[.$F97]-[.H97]" office:value-type="float" office:value="43.6762335808465" calcext:value-type="float">
            <text:p>43.6762335808465</text:p>
          </table:table-cell>
          <table:table-cell table:formula="of:=[.$F97]-[.G97]-[.H97]" office:value-type="float" office:value="43.8293360233481" calcext:value-type="float">
            <text:p>43.8293360233481</text:p>
          </table:table-cell>
          <table:table-cell table:formula="of:=43.5370655615001+0.003097025965914*([.B97]-[.B$2])" office:value-type="float" office:value="43.8312830282619" calcext:value-type="float">
            <text:p>43.8312830282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 7</text:p>
          </table:table-cell>
          <table:table-cell office:value-type="float" office:value="41779" calcext:value-type="float">
            <text:p>41779</text:p>
          </table:table-cell>
          <table:table-cell office:value-type="float" office:value="43.695" calcext:value-type="float">
            <text:p>43.695</text:p>
          </table:table-cell>
          <table:table-cell office:value-type="float" office:value="0.4876799" calcext:value-type="float">
            <text:p>0.487679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8]-[.D98]" office:value-type="float" office:value="43.6963201" calcext:value-type="float">
            <text:p>43.6963201000000</text:p>
          </table:table-cell>
          <table:table-cell office:value-type="float" office:value="-0.1531505435469" calcext:value-type="float">
            <text:p>-0.1531505435469</text:p>
          </table:table-cell>
          <table:table-cell office:value-type="float" office:value="0.0171616125408" calcext:value-type="float">
            <text:p>0.0171616125408</text:p>
          </table:table-cell>
          <table:table-cell table:formula="of:=[.$F98]-[.G98]" office:value-type="float" office:value="43.8494706435469" calcext:value-type="float">
            <text:p>43.8494706435469</text:p>
          </table:table-cell>
          <table:table-cell table:formula="of:=[.$F98]-[.H98]" office:value-type="float" office:value="43.6791584874592" calcext:value-type="float">
            <text:p>43.6791584874592</text:p>
          </table:table-cell>
          <table:table-cell table:formula="of:=[.$F98]-[.G98]-[.H98]" office:value-type="float" office:value="43.8323090310061" calcext:value-type="float">
            <text:p>43.8323090310061</text:p>
          </table:table-cell>
          <table:table-cell table:formula="of:=43.5370655615001+0.003097025965914*([.B98]-[.B$2])" office:value-type="float" office:value="43.8343800542278" calcext:value-type="float">
            <text:p>43.8343800542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 8</text:p>
          </table:table-cell>
          <table:table-cell office:value-type="float" office:value="41780" calcext:value-type="float">
            <text:p>41780</text:p>
          </table:table-cell>
          <table:table-cell office:value-type="float" office:value="43.698" calcext:value-type="float">
            <text:p>43.698</text:p>
          </table:table-cell>
          <table:table-cell office:value-type="float" office:value="0.4844647" calcext:value-type="float">
            <text:p>0.484464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99]-[.D99]" office:value-type="float" office:value="43.6995353" calcext:value-type="float">
            <text:p>43.6995353000000</text:p>
          </table:table-cell>
          <table:table-cell office:value-type="float" office:value="-0.153323447691" calcext:value-type="float">
            <text:p>-0.1533234476910</text:p>
          </table:table-cell>
          <table:table-cell office:value-type="float" office:value="0.0175793951925" calcext:value-type="float">
            <text:p>0.0175793951925</text:p>
          </table:table-cell>
          <table:table-cell table:formula="of:=[.$F99]-[.G99]" office:value-type="float" office:value="43.852858747691" calcext:value-type="float">
            <text:p>43.8528587476910</text:p>
          </table:table-cell>
          <table:table-cell table:formula="of:=[.$F99]-[.H99]" office:value-type="float" office:value="43.6819559048075" calcext:value-type="float">
            <text:p>43.6819559048075</text:p>
          </table:table-cell>
          <table:table-cell table:formula="of:=[.$F99]-[.G99]-[.H99]" office:value-type="float" office:value="43.8352793524985" calcext:value-type="float">
            <text:p>43.8352793524985</text:p>
          </table:table-cell>
          <table:table-cell table:formula="of:=43.5370655615001+0.003097025965914*([.B99]-[.B$2])" office:value-type="float" office:value="43.8374770801938" calcext:value-type="float">
            <text:p>43.8374770801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 9</text:p>
          </table:table-cell>
          <table:table-cell office:value-type="float" office:value="41781" calcext:value-type="float">
            <text:p>41781</text:p>
          </table:table-cell>
          <table:table-cell office:value-type="float" office:value="43.702" calcext:value-type="float">
            <text:p>43.702</text:p>
          </table:table-cell>
          <table:table-cell office:value-type="float" office:value="0.4812696" calcext:value-type="float">
            <text:p>0.481269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0]-[.D100]" office:value-type="float" office:value="43.7027304" calcext:value-type="float">
            <text:p>43.7027304000000</text:p>
          </table:table-cell>
          <table:table-cell office:value-type="float" office:value="-0.1535137248641" calcext:value-type="float">
            <text:p>-0.1535137248641</text:p>
          </table:table-cell>
          <table:table-cell office:value-type="float" office:value="0.0179969221159" calcext:value-type="float">
            <text:p>0.0179969221159</text:p>
          </table:table-cell>
          <table:table-cell table:formula="of:=[.$F100]-[.G100]" office:value-type="float" office:value="43.8562441248641" calcext:value-type="float">
            <text:p>43.8562441248641</text:p>
          </table:table-cell>
          <table:table-cell table:formula="of:=[.$F100]-[.H100]" office:value-type="float" office:value="43.6847334778841" calcext:value-type="float">
            <text:p>43.6847334778841</text:p>
          </table:table-cell>
          <table:table-cell table:formula="of:=[.$F100]-[.G100]-[.H100]" office:value-type="float" office:value="43.8382472027482" calcext:value-type="float">
            <text:p>43.8382472027482</text:p>
          </table:table-cell>
          <table:table-cell table:formula="of:=43.5370655615001+0.003097025965914*([.B100]-[.B$2])" office:value-type="float" office:value="43.8405741061597" calcext:value-type="float">
            <text:p>43.8405741061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0</text:p>
          </table:table-cell>
          <table:table-cell office:value-type="float" office:value="41782" calcext:value-type="float">
            <text:p>41782</text:p>
          </table:table-cell>
          <table:table-cell office:value-type="float" office:value="43.705" calcext:value-type="float">
            <text:p>43.705</text:p>
          </table:table-cell>
          <table:table-cell office:value-type="float" office:value="0.4779933" calcext:value-type="float">
            <text:p>0.477993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1]-[.D101]" office:value-type="float" office:value="43.7060067" calcext:value-type="float">
            <text:p>43.7060067000000</text:p>
          </table:table-cell>
          <table:table-cell office:value-type="float" office:value="-0.1536206152262" calcext:value-type="float">
            <text:p>-0.1536206152262</text:p>
          </table:table-cell>
          <table:table-cell office:value-type="float" office:value="0.0184138425394" calcext:value-type="float">
            <text:p>0.0184138425394</text:p>
          </table:table-cell>
          <table:table-cell table:formula="of:=[.$F101]-[.G101]" office:value-type="float" office:value="43.8596273152262" calcext:value-type="float">
            <text:p>43.8596273152262</text:p>
          </table:table-cell>
          <table:table-cell table:formula="of:=[.$F101]-[.H101]" office:value-type="float" office:value="43.6875928574606" calcext:value-type="float">
            <text:p>43.6875928574606</text:p>
          </table:table-cell>
          <table:table-cell table:formula="of:=[.$F101]-[.G101]-[.H101]" office:value-type="float" office:value="43.8412134726868" calcext:value-type="float">
            <text:p>43.8412134726868</text:p>
          </table:table-cell>
          <table:table-cell table:formula="of:=43.5370655615001+0.003097025965914*([.B101]-[.B$2])" office:value-type="float" office:value="43.8436711321256" calcext:value-type="float">
            <text:p>43.8436711321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1</text:p>
          </table:table-cell>
          <table:table-cell office:value-type="float" office:value="41783" calcext:value-type="float">
            <text:p>41783</text:p>
          </table:table-cell>
          <table:table-cell office:value-type="float" office:value="43.709" calcext:value-type="float">
            <text:p>43.709</text:p>
          </table:table-cell>
          <table:table-cell office:value-type="float" office:value="0.4745689" calcext:value-type="float">
            <text:p>0.474568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2]-[.D102]" office:value-type="float" office:value="43.7094311" calcext:value-type="float">
            <text:p>43.7094311000000</text:p>
          </table:table-cell>
          <table:table-cell office:value-type="float" office:value="-0.1535783821312" calcext:value-type="float">
            <text:p>-0.1535783821312</text:p>
          </table:table-cell>
          <table:table-cell office:value-type="float" office:value="0.0188298002845" calcext:value-type="float">
            <text:p>0.0188298002845</text:p>
          </table:table-cell>
          <table:table-cell table:formula="of:=[.$F102]-[.G102]" office:value-type="float" office:value="43.8630094821312" calcext:value-type="float">
            <text:p>43.8630094821312</text:p>
          </table:table-cell>
          <table:table-cell table:formula="of:=[.$F102]-[.H102]" office:value-type="float" office:value="43.6906012997155" calcext:value-type="float">
            <text:p>43.6906012997155</text:p>
          </table:table-cell>
          <table:table-cell table:formula="of:=[.$F102]-[.G102]-[.H102]" office:value-type="float" office:value="43.8441796818467" calcext:value-type="float">
            <text:p>43.8441796818467</text:p>
          </table:table-cell>
          <table:table-cell table:formula="of:=43.5370655615001+0.003097025965914*([.B102]-[.B$2])" office:value-type="float" office:value="43.8467681580915" calcext:value-type="float">
            <text:p>43.84676815809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2</text:p>
          </table:table-cell>
          <table:table-cell office:value-type="float" office:value="41784" calcext:value-type="float">
            <text:p>41784</text:p>
          </table:table-cell>
          <table:table-cell office:value-type="float" office:value="43.712" calcext:value-type="float">
            <text:p>43.712</text:p>
          </table:table-cell>
          <table:table-cell office:value-type="float" office:value="0.4709778" calcext:value-type="float">
            <text:p>0.470977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3]-[.D103]" office:value-type="float" office:value="43.7130222" calcext:value-type="float">
            <text:p>43.7130222000000</text:p>
          </table:table-cell>
          <table:table-cell office:value-type="float" office:value="-0.1533687168078" calcext:value-type="float">
            <text:p>-0.1533687168078</text:p>
          </table:table-cell>
          <table:table-cell office:value-type="float" office:value="0.0192444341477" calcext:value-type="float">
            <text:p>0.0192444341477</text:p>
          </table:table-cell>
          <table:table-cell table:formula="of:=[.$F103]-[.G103]" office:value-type="float" office:value="43.8663909168078" calcext:value-type="float">
            <text:p>43.8663909168078</text:p>
          </table:table-cell>
          <table:table-cell table:formula="of:=[.$F103]-[.H103]" office:value-type="float" office:value="43.6937777658523" calcext:value-type="float">
            <text:p>43.6937777658523</text:p>
          </table:table-cell>
          <table:table-cell table:formula="of:=[.$F103]-[.G103]-[.H103]" office:value-type="float" office:value="43.8471464826601" calcext:value-type="float">
            <text:p>43.8471464826601</text:p>
          </table:table-cell>
          <table:table-cell table:formula="of:=43.5370655615001+0.003097025965914*([.B103]-[.B$2])" office:value-type="float" office:value="43.8498651840574" calcext:value-type="float">
            <text:p>43.8498651840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3</text:p>
          </table:table-cell>
          <table:table-cell office:value-type="float" office:value="41785" calcext:value-type="float">
            <text:p>41785</text:p>
          </table:table-cell>
          <table:table-cell office:value-type="float" office:value="43.715" calcext:value-type="float">
            <text:p>43.715</text:p>
          </table:table-cell>
          <table:table-cell office:value-type="float" office:value="0.4672468" calcext:value-type="float">
            <text:p>0.467246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4]-[.D104]" office:value-type="float" office:value="43.7167532" calcext:value-type="float">
            <text:p>43.7167532000000</text:p>
          </table:table-cell>
          <table:table-cell office:value-type="float" office:value="-0.1530182617445" calcext:value-type="float">
            <text:p>-0.1530182617445</text:p>
          </table:table-cell>
          <table:table-cell office:value-type="float" office:value="0.0196573782884" calcext:value-type="float">
            <text:p>0.0196573782884</text:p>
          </table:table-cell>
          <table:table-cell table:formula="of:=[.$F104]-[.G104]" office:value-type="float" office:value="43.8697714617445" calcext:value-type="float">
            <text:p>43.8697714617445</text:p>
          </table:table-cell>
          <table:table-cell table:formula="of:=[.$F104]-[.H104]" office:value-type="float" office:value="43.6970958217116" calcext:value-type="float">
            <text:p>43.6970958217116</text:p>
          </table:table-cell>
          <table:table-cell table:formula="of:=[.$F104]-[.G104]-[.H104]" office:value-type="float" office:value="43.8501140834561" calcext:value-type="float">
            <text:p>43.8501140834561</text:p>
          </table:table-cell>
          <table:table-cell table:formula="of:=43.5370655615001+0.003097025965914*([.B104]-[.B$2])" office:value-type="float" office:value="43.8529622100233" calcext:value-type="float">
            <text:p>43.8529622100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4</text:p>
          </table:table-cell>
          <table:table-cell office:value-type="float" office:value="41786" calcext:value-type="float">
            <text:p>41786</text:p>
          </table:table-cell>
          <table:table-cell office:value-type="float" office:value="43.719" calcext:value-type="float">
            <text:p>43.719</text:p>
          </table:table-cell>
          <table:table-cell office:value-type="float" office:value="0.4634359" calcext:value-type="float">
            <text:p>0.463435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5]-[.D105]" office:value-type="float" office:value="43.7205641" calcext:value-type="float">
            <text:p>43.7205641000000</text:p>
          </table:table-cell>
          <table:table-cell office:value-type="float" office:value="-0.1525868608834" calcext:value-type="float">
            <text:p>-0.1525868608834</text:p>
          </table:table-cell>
          <table:table-cell office:value-type="float" office:value="0.0200682626255" calcext:value-type="float">
            <text:p>0.0200682626255</text:p>
          </table:table-cell>
          <table:table-cell table:formula="of:=[.$F105]-[.G105]" office:value-type="float" office:value="43.8731509608834" calcext:value-type="float">
            <text:p>43.8731509608834</text:p>
          </table:table-cell>
          <table:table-cell table:formula="of:=[.$F105]-[.H105]" office:value-type="float" office:value="43.7004958373745" calcext:value-type="float">
            <text:p>43.7004958373745</text:p>
          </table:table-cell>
          <table:table-cell table:formula="of:=[.$F105]-[.G105]-[.H105]" office:value-type="float" office:value="43.8530826982579" calcext:value-type="float">
            <text:p>43.8530826982579</text:p>
          </table:table-cell>
          <table:table-cell table:formula="of:=43.5370655615001+0.003097025965914*([.B105]-[.B$2])" office:value-type="float" office:value="43.8560592359892" calcext:value-type="float">
            <text:p>43.8560592359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5</text:p>
          </table:table-cell>
          <table:table-cell office:value-type="float" office:value="41787" calcext:value-type="float">
            <text:p>41787</text:p>
          </table:table-cell>
          <table:table-cell office:value-type="float" office:value="43.722" calcext:value-type="float">
            <text:p>43.722</text:p>
          </table:table-cell>
          <table:table-cell office:value-type="float" office:value="0.4596221" calcext:value-type="float">
            <text:p>0.459622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6]-[.D106]" office:value-type="float" office:value="43.7243779" calcext:value-type="float">
            <text:p>43.7243779000000</text:p>
          </table:table-cell>
          <table:table-cell office:value-type="float" office:value="-0.152151666448" calcext:value-type="float">
            <text:p>-0.1521516664480</text:p>
          </table:table-cell>
          <table:table-cell office:value-type="float" office:value="0.0204767132401" calcext:value-type="float">
            <text:p>0.0204767132401</text:p>
          </table:table-cell>
          <table:table-cell table:formula="of:=[.$F106]-[.G106]" office:value-type="float" office:value="43.876529566448" calcext:value-type="float">
            <text:p>43.8765295664480</text:p>
          </table:table-cell>
          <table:table-cell table:formula="of:=[.$F106]-[.H106]" office:value-type="float" office:value="43.7039011867599" calcext:value-type="float">
            <text:p>43.7039011867599</text:p>
          </table:table-cell>
          <table:table-cell table:formula="of:=[.$F106]-[.G106]-[.H106]" office:value-type="float" office:value="43.8560528532079" calcext:value-type="float">
            <text:p>43.8560528532079</text:p>
          </table:table-cell>
          <table:table-cell table:formula="of:=43.5370655615001+0.003097025965914*([.B106]-[.B$2])" office:value-type="float" office:value="43.8591562619552" calcext:value-type="float">
            <text:p>43.8591562619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6</text:p>
          </table:table-cell>
          <table:table-cell office:value-type="float" office:value="41788" calcext:value-type="float">
            <text:p>41788</text:p>
          </table:table-cell>
          <table:table-cell office:value-type="float" office:value="43.726" calcext:value-type="float">
            <text:p>43.726</text:p>
          </table:table-cell>
          <table:table-cell office:value-type="float" office:value="0.4558821" calcext:value-type="float">
            <text:p>0.455882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7]-[.D107]" office:value-type="float" office:value="43.7281179" calcext:value-type="float">
            <text:p>43.7281179000000</text:p>
          </table:table-cell>
          <table:table-cell office:value-type="float" office:value="-0.1517902281411" calcext:value-type="float">
            <text:p>-0.1517902281411</text:p>
          </table:table-cell>
          <table:table-cell office:value-type="float" office:value="0.0208823527848" calcext:value-type="float">
            <text:p>0.0208823527848</text:p>
          </table:table-cell>
          <table:table-cell table:formula="of:=[.$F107]-[.G107]" office:value-type="float" office:value="43.8799081281411" calcext:value-type="float">
            <text:p>43.8799081281411</text:p>
          </table:table-cell>
          <table:table-cell table:formula="of:=[.$F107]-[.H107]" office:value-type="float" office:value="43.7072355472152" calcext:value-type="float">
            <text:p>43.7072355472152</text:p>
          </table:table-cell>
          <table:table-cell table:formula="of:=[.$F107]-[.G107]-[.H107]" office:value-type="float" office:value="43.8590257753563" calcext:value-type="float">
            <text:p>43.8590257753563</text:p>
          </table:table-cell>
          <table:table-cell table:formula="of:=43.5370655615001+0.003097025965914*([.B107]-[.B$2])" office:value-type="float" office:value="43.8622532879211" calcext:value-type="float">
            <text:p>43.8622532879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7</text:p>
          </table:table-cell>
          <table:table-cell office:value-type="float" office:value="41789" calcext:value-type="float">
            <text:p>41789</text:p>
          </table:table-cell>
          <table:table-cell office:value-type="float" office:value="43.729" calcext:value-type="float">
            <text:p>43.729</text:p>
          </table:table-cell>
          <table:table-cell office:value-type="float" office:value="0.4522776" calcext:value-type="float">
            <text:p>0.452277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8]-[.D108]" office:value-type="float" office:value="43.7317224" calcext:value-type="float">
            <text:p>43.7317224000000</text:p>
          </table:table-cell>
          <table:table-cell office:value-type="float" office:value="-0.1515650905488" calcext:value-type="float">
            <text:p>-0.1515650905488</text:p>
          </table:table-cell>
          <table:table-cell office:value-type="float" office:value="0.021284800899" calcext:value-type="float">
            <text:p>0.0212848008990</text:p>
          </table:table-cell>
          <table:table-cell table:formula="of:=[.$F108]-[.G108]" office:value-type="float" office:value="43.8832874905488" calcext:value-type="float">
            <text:p>43.8832874905488</text:p>
          </table:table-cell>
          <table:table-cell table:formula="of:=[.$F108]-[.H108]" office:value-type="float" office:value="43.710437599101" calcext:value-type="float">
            <text:p>43.7104375991010</text:p>
          </table:table-cell>
          <table:table-cell table:formula="of:=[.$F108]-[.G108]-[.H108]" office:value-type="float" office:value="43.8620026896498" calcext:value-type="float">
            <text:p>43.8620026896498</text:p>
          </table:table-cell>
          <table:table-cell table:formula="of:=43.5370655615001+0.003097025965914*([.B108]-[.B$2])" office:value-type="float" office:value="43.865350313887" calcext:value-type="float">
            <text:p>43.86535031388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8</text:p>
          </table:table-cell>
          <table:table-cell office:value-type="float" office:value="41790" calcext:value-type="float">
            <text:p>41790</text:p>
          </table:table-cell>
          <table:table-cell office:value-type="float" office:value="43.733" calcext:value-type="float">
            <text:p>43.733</text:p>
          </table:table-cell>
          <table:table-cell office:value-type="float" office:value="0.4488449" calcext:value-type="float">
            <text:p>0.448844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09]-[.D109]" office:value-type="float" office:value="43.7351551" calcext:value-type="float">
            <text:p>43.7351551000000</text:p>
          </table:table-cell>
          <table:table-cell office:value-type="float" office:value="-0.1515128560442" calcext:value-type="float">
            <text:p>-0.1515128560442</text:p>
          </table:table-cell>
          <table:table-cell office:value-type="float" office:value="0.0216836746294" calcext:value-type="float">
            <text:p>0.0216836746294</text:p>
          </table:table-cell>
          <table:table-cell table:formula="of:=[.$F109]-[.G109]" office:value-type="float" office:value="43.8866679560442" calcext:value-type="float">
            <text:p>43.8866679560442</text:p>
          </table:table-cell>
          <table:table-cell table:formula="of:=[.$F109]-[.H109]" office:value-type="float" office:value="43.7134714253706" calcext:value-type="float">
            <text:p>43.7134714253706</text:p>
          </table:table-cell>
          <table:table-cell table:formula="of:=[.$F109]-[.G109]-[.H109]" office:value-type="float" office:value="43.8649842814148" calcext:value-type="float">
            <text:p>43.8649842814148</text:p>
          </table:table-cell>
          <table:table-cell table:formula="of:=43.5370655615001+0.003097025965914*([.B109]-[.B$2])" office:value-type="float" office:value="43.8684473398529" calcext:value-type="float">
            <text:p>43.8684473398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19</text:p>
          </table:table-cell>
          <table:table-cell office:value-type="float" office:value="41791" calcext:value-type="float">
            <text:p>41791</text:p>
          </table:table-cell>
          <table:table-cell office:value-type="float" office:value="43.736" calcext:value-type="float">
            <text:p>43.736</text:p>
          </table:table-cell>
          <table:table-cell office:value-type="float" office:value="0.4455907" calcext:value-type="float">
            <text:p>0.445590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0]-[.D110]" office:value-type="float" office:value="43.7384093" calcext:value-type="float">
            <text:p>43.7384093000000</text:p>
          </table:table-cell>
          <table:table-cell office:value-type="float" office:value="-0.1516400051239" calcext:value-type="float">
            <text:p>-0.1516400051239</text:p>
          </table:table-cell>
          <table:table-cell office:value-type="float" office:value="0.0220785888561" calcext:value-type="float">
            <text:p>0.0220785888561</text:p>
          </table:table-cell>
          <table:table-cell table:formula="of:=[.$F110]-[.G110]" office:value-type="float" office:value="43.8900493051239" calcext:value-type="float">
            <text:p>43.8900493051239</text:p>
          </table:table-cell>
          <table:table-cell table:formula="of:=[.$F110]-[.H110]" office:value-type="float" office:value="43.7163307111439" calcext:value-type="float">
            <text:p>43.7163307111439</text:p>
          </table:table-cell>
          <table:table-cell table:formula="of:=[.$F110]-[.G110]-[.H110]" office:value-type="float" office:value="43.8679707162678" calcext:value-type="float">
            <text:p>43.8679707162678</text:p>
          </table:table-cell>
          <table:table-cell table:formula="of:=43.5370655615001+0.003097025965914*([.B110]-[.B$2])" office:value-type="float" office:value="43.8715443658188" calcext:value-type="float">
            <text:p>43.8715443658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0</text:p>
          </table:table-cell>
          <table:table-cell office:value-type="float" office:value="41792" calcext:value-type="float">
            <text:p>41792</text:p>
          </table:table-cell>
          <table:table-cell office:value-type="float" office:value="43.74" calcext:value-type="float">
            <text:p>43.740</text:p>
          </table:table-cell>
          <table:table-cell office:value-type="float" office:value="0.4424939" calcext:value-type="float">
            <text:p>0.442493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1]-[.D111]" office:value-type="float" office:value="43.7415061" calcext:value-type="float">
            <text:p>43.7415061000000</text:p>
          </table:table-cell>
          <table:table-cell office:value-type="float" office:value="-0.1519253585755" calcext:value-type="float">
            <text:p>-0.1519253585755</text:p>
          </table:table-cell>
          <table:table-cell office:value-type="float" office:value="0.022469156722" calcext:value-type="float">
            <text:p>0.0224691567220</text:p>
          </table:table-cell>
          <table:table-cell table:formula="of:=[.$F111]-[.G111]" office:value-type="float" office:value="43.8934314585755" calcext:value-type="float">
            <text:p>43.8934314585755</text:p>
          </table:table-cell>
          <table:table-cell table:formula="of:=[.$F111]-[.H111]" office:value-type="float" office:value="43.719036943278" calcext:value-type="float">
            <text:p>43.7190369432780</text:p>
          </table:table-cell>
          <table:table-cell table:formula="of:=[.$F111]-[.G111]-[.H111]" office:value-type="float" office:value="43.8709623018535" calcext:value-type="float">
            <text:p>43.8709623018535</text:p>
          </table:table-cell>
          <table:table-cell table:formula="of:=43.5370655615001+0.003097025965914*([.B111]-[.B$2])" office:value-type="float" office:value="43.8746413917847" calcext:value-type="float">
            <text:p>43.87464139178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1</text:p>
          </table:table-cell>
          <table:table-cell office:value-type="float" office:value="41793" calcext:value-type="float">
            <text:p>41793</text:p>
          </table:table-cell>
          <table:table-cell office:value-type="float" office:value="43.743" calcext:value-type="float">
            <text:p>43.743</text:p>
          </table:table-cell>
          <table:table-cell office:value-type="float" office:value="0.4395122" calcext:value-type="float">
            <text:p>0.439512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2]-[.D112]" office:value-type="float" office:value="43.7444878" calcext:value-type="float">
            <text:p>43.7444878000000</text:p>
          </table:table-cell>
          <table:table-cell office:value-type="float" office:value="-0.1523266635957" calcext:value-type="float">
            <text:p>-0.1523266635957</text:p>
          </table:table-cell>
          <table:table-cell office:value-type="float" office:value="0.0228549900676" calcext:value-type="float">
            <text:p>0.0228549900676</text:p>
          </table:table-cell>
          <table:table-cell table:formula="of:=[.$F112]-[.G112]" office:value-type="float" office:value="43.8968144635957" calcext:value-type="float">
            <text:p>43.8968144635957</text:p>
          </table:table-cell>
          <table:table-cell table:formula="of:=[.$F112]-[.H112]" office:value-type="float" office:value="43.7216328099324" calcext:value-type="float">
            <text:p>43.7216328099324</text:p>
          </table:table-cell>
          <table:table-cell table:formula="of:=[.$F112]-[.G112]-[.H112]" office:value-type="float" office:value="43.8739594735281" calcext:value-type="float">
            <text:p>43.8739594735281</text:p>
          </table:table-cell>
          <table:table-cell table:formula="of:=43.5370655615001+0.003097025965914*([.B112]-[.B$2])" office:value-type="float" office:value="43.8777384177506" calcext:value-type="float">
            <text:p>43.8777384177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2</text:p>
          </table:table-cell>
          <table:table-cell office:value-type="float" office:value="41794" calcext:value-type="float">
            <text:p>41794</text:p>
          </table:table-cell>
          <table:table-cell office:value-type="float" office:value="43.747" calcext:value-type="float">
            <text:p>43.747</text:p>
          </table:table-cell>
          <table:table-cell office:value-type="float" office:value="0.4365897" calcext:value-type="float">
            <text:p>0.436589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3]-[.D113]" office:value-type="float" office:value="43.7474103" calcext:value-type="float">
            <text:p>43.7474103000000</text:p>
          </table:table-cell>
          <table:table-cell office:value-type="float" office:value="-0.1527883428444" calcext:value-type="float">
            <text:p>-0.1527883428444</text:p>
          </table:table-cell>
          <table:table-cell office:value-type="float" office:value="0.0232356998679" calcext:value-type="float">
            <text:p>0.0232356998679</text:p>
          </table:table-cell>
          <table:table-cell table:formula="of:=[.$F113]-[.G113]" office:value-type="float" office:value="43.9001986428444" calcext:value-type="float">
            <text:p>43.9001986428444</text:p>
          </table:table-cell>
          <table:table-cell table:formula="of:=[.$F113]-[.H113]" office:value-type="float" office:value="43.7241746001321" calcext:value-type="float">
            <text:p>43.7241746001321</text:p>
          </table:table-cell>
          <table:table-cell table:formula="of:=[.$F113]-[.G113]-[.H113]" office:value-type="float" office:value="43.8769629429765" calcext:value-type="float">
            <text:p>43.8769629429765</text:p>
          </table:table-cell>
          <table:table-cell table:formula="of:=43.5370655615001+0.003097025965914*([.B113]-[.B$2])" office:value-type="float" office:value="43.8808354437166" calcext:value-type="float">
            <text:p>43.8808354437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3</text:p>
          </table:table-cell>
          <table:table-cell office:value-type="float" office:value="41795" calcext:value-type="float">
            <text:p>41795</text:p>
          </table:table-cell>
          <table:table-cell office:value-type="float" office:value="43.75" calcext:value-type="float">
            <text:p>43.750</text:p>
          </table:table-cell>
          <table:table-cell office:value-type="float" office:value="0.4336648" calcext:value-type="float">
            <text:p>0.433664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4]-[.D114]" office:value-type="float" office:value="43.7503352" calcext:value-type="float">
            <text:p>43.7503352000000</text:p>
          </table:table-cell>
          <table:table-cell office:value-type="float" office:value="-0.1532488177431" calcext:value-type="float">
            <text:p>-0.1532488177431</text:p>
          </table:table-cell>
          <table:table-cell office:value-type="float" office:value="0.0236108966731" calcext:value-type="float">
            <text:p>0.0236108966731</text:p>
          </table:table-cell>
          <table:table-cell table:formula="of:=[.$F114]-[.G114]" office:value-type="float" office:value="43.9035840177431" calcext:value-type="float">
            <text:p>43.9035840177431</text:p>
          </table:table-cell>
          <table:table-cell table:formula="of:=[.$F114]-[.H114]" office:value-type="float" office:value="43.7267243033269" calcext:value-type="float">
            <text:p>43.7267243033269</text:p>
          </table:table-cell>
          <table:table-cell table:formula="of:=[.$F114]-[.G114]-[.H114]" office:value-type="float" office:value="43.87997312107" calcext:value-type="float">
            <text:p>43.8799731210700</text:p>
          </table:table-cell>
          <table:table-cell table:formula="of:=43.5370655615001+0.003097025965914*([.B114]-[.B$2])" office:value-type="float" office:value="43.8839324696825" calcext:value-type="float">
            <text:p>43.8839324696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4</text:p>
          </table:table-cell>
          <table:table-cell office:value-type="float" office:value="41796" calcext:value-type="float">
            <text:p>41796</text:p>
          </table:table-cell>
          <table:table-cell office:value-type="float" office:value="43.754" calcext:value-type="float">
            <text:p>43.754</text:p>
          </table:table-cell>
          <table:table-cell office:value-type="float" office:value="0.4306768" calcext:value-type="float">
            <text:p>0.430676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5]-[.D115]" office:value-type="float" office:value="43.7533232" calcext:value-type="float">
            <text:p>43.7533232000000</text:p>
          </table:table-cell>
          <table:table-cell office:value-type="float" office:value="-0.1536471812395" calcext:value-type="float">
            <text:p>-0.1536471812395</text:p>
          </table:table-cell>
          <table:table-cell office:value-type="float" office:value="0.0239801910514" calcext:value-type="float">
            <text:p>0.0239801910514</text:p>
          </table:table-cell>
          <table:table-cell table:formula="of:=[.$F115]-[.G115]" office:value-type="float" office:value="43.9069703812395" calcext:value-type="float">
            <text:p>43.9069703812395</text:p>
          </table:table-cell>
          <table:table-cell table:formula="of:=[.$F115]-[.H115]" office:value-type="float" office:value="43.7293430089486" calcext:value-type="float">
            <text:p>43.7293430089486</text:p>
          </table:table-cell>
          <table:table-cell table:formula="of:=[.$F115]-[.G115]-[.H115]" office:value-type="float" office:value="43.8829901901881" calcext:value-type="float">
            <text:p>43.8829901901881</text:p>
          </table:table-cell>
          <table:table-cell table:formula="of:=43.5370655615001+0.003097025965914*([.B115]-[.B$2])" office:value-type="float" office:value="43.8870294956484" calcext:value-type="float">
            <text:p>43.8870294956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5</text:p>
          </table:table-cell>
          <table:table-cell office:value-type="float" office:value="41797" calcext:value-type="float">
            <text:p>41797</text:p>
          </table:table-cell>
          <table:table-cell office:value-type="float" office:value="43.757" calcext:value-type="float">
            <text:p>43.757</text:p>
          </table:table-cell>
          <table:table-cell office:value-type="float" office:value="0.4275726" calcext:value-type="float">
            <text:p>0.427572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6]-[.D116]" office:value-type="float" office:value="43.7564274" calcext:value-type="float">
            <text:p>43.7564274000000</text:p>
          </table:table-cell>
          <table:table-cell office:value-type="float" office:value="-0.1539292512623" calcext:value-type="float">
            <text:p>-0.1539292512623</text:p>
          </table:table-cell>
          <table:table-cell office:value-type="float" office:value="0.024343194034" calcext:value-type="float">
            <text:p>0.0243431940340</text:p>
          </table:table-cell>
          <table:table-cell table:formula="of:=[.$F116]-[.G116]" office:value-type="float" office:value="43.9103566512623" calcext:value-type="float">
            <text:p>43.9103566512623</text:p>
          </table:table-cell>
          <table:table-cell table:formula="of:=[.$F116]-[.H116]" office:value-type="float" office:value="43.732084205966" calcext:value-type="float">
            <text:p>43.7320842059660</text:p>
          </table:table-cell>
          <table:table-cell table:formula="of:=[.$F116]-[.G116]-[.H116]" office:value-type="float" office:value="43.8860134572283" calcext:value-type="float">
            <text:p>43.8860134572283</text:p>
          </table:table-cell>
          <table:table-cell table:formula="of:=43.5370655615001+0.003097025965914*([.B116]-[.B$2])" office:value-type="float" office:value="43.8901265216143" calcext:value-type="float">
            <text:p>43.8901265216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6</text:p>
          </table:table-cell>
          <table:table-cell office:value-type="float" office:value="41798" calcext:value-type="float">
            <text:p>41798</text:p>
          </table:table-cell>
          <table:table-cell office:value-type="float" office:value="43.761" calcext:value-type="float">
            <text:p>43.761</text:p>
          </table:table-cell>
          <table:table-cell office:value-type="float" office:value="0.424311" calcext:value-type="float">
            <text:p>0.424311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7]-[.D117]" office:value-type="float" office:value="43.759689" calcext:value-type="float">
            <text:p>43.7596890000000</text:p>
          </table:table-cell>
          <table:table-cell office:value-type="float" office:value="-0.1540529791837" calcext:value-type="float">
            <text:p>-0.1540529791837</text:p>
          </table:table-cell>
          <table:table-cell office:value-type="float" office:value="0.0246995175609" calcext:value-type="float">
            <text:p>0.0246995175609</text:p>
          </table:table-cell>
          <table:table-cell table:formula="of:=[.$F117]-[.G117]" office:value-type="float" office:value="43.9137419791837" calcext:value-type="float">
            <text:p>43.9137419791837</text:p>
          </table:table-cell>
          <table:table-cell table:formula="of:=[.$F117]-[.H117]" office:value-type="float" office:value="43.7349894824391" calcext:value-type="float">
            <text:p>43.7349894824391</text:p>
          </table:table-cell>
          <table:table-cell table:formula="of:=[.$F117]-[.G117]-[.H117]" office:value-type="float" office:value="43.8890424616228" calcext:value-type="float">
            <text:p>43.8890424616228</text:p>
          </table:table-cell>
          <table:table-cell table:formula="of:=43.5370655615001+0.003097025965914*([.B117]-[.B$2])" office:value-type="float" office:value="43.8932235475802" calcext:value-type="float">
            <text:p>43.8932235475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7</text:p>
          </table:table-cell>
          <table:table-cell office:value-type="float" office:value="41799" calcext:value-type="float">
            <text:p>41799</text:p>
          </table:table-cell>
          <table:table-cell office:value-type="float" office:value="43.764" calcext:value-type="float">
            <text:p>43.764</text:p>
          </table:table-cell>
          <table:table-cell office:value-type="float" office:value="0.4208678" calcext:value-type="float">
            <text:p>0.420867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8]-[.D118]" office:value-type="float" office:value="43.7631322" calcext:value-type="float">
            <text:p>43.7631322000000</text:p>
          </table:table-cell>
          <table:table-cell office:value-type="float" office:value="-0.1539938945722" calcext:value-type="float">
            <text:p>-0.1539938945722</text:p>
          </table:table-cell>
          <table:table-cell office:value-type="float" office:value="0.025048774928" calcext:value-type="float">
            <text:p>0.0250487749280</text:p>
          </table:table-cell>
          <table:table-cell table:formula="of:=[.$F118]-[.G118]" office:value-type="float" office:value="43.9171260945722" calcext:value-type="float">
            <text:p>43.9171260945722</text:p>
          </table:table-cell>
          <table:table-cell table:formula="of:=[.$F118]-[.H118]" office:value-type="float" office:value="43.738083425072" calcext:value-type="float">
            <text:p>43.7380834250720</text:p>
          </table:table-cell>
          <table:table-cell table:formula="of:=[.$F118]-[.G118]-[.H118]" office:value-type="float" office:value="43.8920773196442" calcext:value-type="float">
            <text:p>43.8920773196442</text:p>
          </table:table-cell>
          <table:table-cell table:formula="of:=43.5370655615001+0.003097025965914*([.B118]-[.B$2])" office:value-type="float" office:value="43.8963205735461" calcext:value-type="float">
            <text:p>43.8963205735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8</text:p>
          </table:table-cell>
          <table:table-cell office:value-type="float" office:value="41800" calcext:value-type="float">
            <text:p>41800</text:p>
          </table:table-cell>
          <table:table-cell office:value-type="float" office:value="43.768" calcext:value-type="float">
            <text:p>43.768</text:p>
          </table:table-cell>
          <table:table-cell office:value-type="float" office:value="0.4172431" calcext:value-type="float">
            <text:p>0.417243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19]-[.D119]" office:value-type="float" office:value="43.7667569" calcext:value-type="float">
            <text:p>43.7667569000000</text:p>
          </table:table-cell>
          <table:table-cell office:value-type="float" office:value="-0.1537519102909" calcext:value-type="float">
            <text:p>-0.1537519102909</text:p>
          </table:table-cell>
          <table:table-cell office:value-type="float" office:value="0.0253905812346" calcext:value-type="float">
            <text:p>0.0253905812346</text:p>
          </table:table-cell>
          <table:table-cell table:formula="of:=[.$F119]-[.G119]" office:value-type="float" office:value="43.9205088102909" calcext:value-type="float">
            <text:p>43.9205088102909</text:p>
          </table:table-cell>
          <table:table-cell table:formula="of:=[.$F119]-[.H119]" office:value-type="float" office:value="43.7413663187654" calcext:value-type="float">
            <text:p>43.7413663187654</text:p>
          </table:table-cell>
          <table:table-cell table:formula="of:=[.$F119]-[.G119]-[.H119]" office:value-type="float" office:value="43.8951182290563" calcext:value-type="float">
            <text:p>43.8951182290563</text:p>
          </table:table-cell>
          <table:table-cell table:formula="of:=43.5370655615001+0.003097025965914*([.B119]-[.B$2])" office:value-type="float" office:value="43.899417599512" calcext:value-type="float">
            <text:p>43.89941759951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29</text:p>
          </table:table-cell>
          <table:table-cell office:value-type="float" office:value="41801" calcext:value-type="float">
            <text:p>41801</text:p>
          </table:table-cell>
          <table:table-cell office:value-type="float" office:value="43.771" calcext:value-type="float">
            <text:p>43.771</text:p>
          </table:table-cell>
          <table:table-cell office:value-type="float" office:value="0.4134697" calcext:value-type="float">
            <text:p>0.413469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0]-[.D120]" office:value-type="float" office:value="43.7705303" calcext:value-type="float">
            <text:p>43.7705303000000</text:p>
          </table:table-cell>
          <table:table-cell office:value-type="float" office:value="-0.1533591809147" calcext:value-type="float">
            <text:p>-0.1533591809147</text:p>
          </table:table-cell>
          <table:table-cell office:value-type="float" office:value="0.0257245538303" calcext:value-type="float">
            <text:p>0.0257245538303</text:p>
          </table:table-cell>
          <table:table-cell table:formula="of:=[.$F120]-[.G120]" office:value-type="float" office:value="43.9238894809147" calcext:value-type="float">
            <text:p>43.9238894809147</text:p>
          </table:table-cell>
          <table:table-cell table:formula="of:=[.$F120]-[.H120]" office:value-type="float" office:value="43.7448057461697" calcext:value-type="float">
            <text:p>43.7448057461697</text:p>
          </table:table-cell>
          <table:table-cell table:formula="of:=[.$F120]-[.G120]-[.H120]" office:value-type="float" office:value="43.8981649270844" calcext:value-type="float">
            <text:p>43.8981649270844</text:p>
          </table:table-cell>
          <table:table-cell table:formula="of:=43.5370655615001+0.003097025965914*([.B120]-[.B$2])" office:value-type="float" office:value="43.902514625478" calcext:value-type="float">
            <text:p>43.90251462547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430</text:p>
          </table:table-cell>
          <table:table-cell office:value-type="float" office:value="41802" calcext:value-type="float">
            <text:p>41802</text:p>
          </table:table-cell>
          <table:table-cell office:value-type="float" office:value="43.775" calcext:value-type="float">
            <text:p>43.775</text:p>
          </table:table-cell>
          <table:table-cell office:value-type="float" office:value="0.4096171" calcext:value-type="float">
            <text:p>0.409617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1]-[.D121]" office:value-type="float" office:value="43.7743829" calcext:value-type="float">
            <text:p>43.7743829000000</text:p>
          </table:table-cell>
          <table:table-cell office:value-type="float" office:value="-0.1528844583723" calcext:value-type="float">
            <text:p>-0.1528844583723</text:p>
          </table:table-cell>
          <table:table-cell office:value-type="float" office:value="0.0260503127618" calcext:value-type="float">
            <text:p>0.0260503127618</text:p>
          </table:table-cell>
          <table:table-cell table:formula="of:=[.$F121]-[.G121]" office:value-type="float" office:value="43.9272673583723" calcext:value-type="float">
            <text:p>43.9272673583723</text:p>
          </table:table-cell>
          <table:table-cell table:formula="of:=[.$F121]-[.H121]" office:value-type="float" office:value="43.7483325872382" calcext:value-type="float">
            <text:p>43.7483325872382</text:p>
          </table:table-cell>
          <table:table-cell table:formula="of:=[.$F121]-[.G121]-[.H121]" office:value-type="float" office:value="43.9012170456105" calcext:value-type="float">
            <text:p>43.9012170456105</text:p>
          </table:table-cell>
          <table:table-cell table:formula="of:=43.5370655615001+0.003097025965914*([.B121]-[.B$2])" office:value-type="float" office:value="43.9056116514439" calcext:value-type="float">
            <text:p>43.9056116514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 1</text:p>
          </table:table-cell>
          <table:table-cell office:value-type="float" office:value="41803" calcext:value-type="float">
            <text:p>41803</text:p>
          </table:table-cell>
          <table:table-cell office:value-type="float" office:value="43.778" calcext:value-type="float">
            <text:p>43.778</text:p>
          </table:table-cell>
          <table:table-cell office:value-type="float" office:value="0.4057844" calcext:value-type="float">
            <text:p>0.405784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2]-[.D122]" office:value-type="float" office:value="43.7782156" calcext:value-type="float">
            <text:p>43.7782156000000</text:p>
          </table:table-cell>
          <table:table-cell office:value-type="float" office:value="-0.1524261310708" calcext:value-type="float">
            <text:p>-0.1524261310708</text:p>
          </table:table-cell>
          <table:table-cell office:value-type="float" office:value="0.0263674812177" calcext:value-type="float">
            <text:p>0.0263674812177</text:p>
          </table:table-cell>
          <table:table-cell table:formula="of:=[.$F122]-[.G122]" office:value-type="float" office:value="43.9306417310708" calcext:value-type="float">
            <text:p>43.9306417310708</text:p>
          </table:table-cell>
          <table:table-cell table:formula="of:=[.$F122]-[.H122]" office:value-type="float" office:value="43.7518481187823" calcext:value-type="float">
            <text:p>43.7518481187823</text:p>
          </table:table-cell>
          <table:table-cell table:formula="of:=[.$F122]-[.G122]-[.H122]" office:value-type="float" office:value="43.9042742498531" calcext:value-type="float">
            <text:p>43.9042742498531</text:p>
          </table:table-cell>
          <table:table-cell table:formula="of:=43.5370655615001+0.003097025965914*([.B122]-[.B$2])" office:value-type="float" office:value="43.9087086774098" calcext:value-type="float">
            <text:p>43.9087086774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 2</text:p>
          </table:table-cell>
          <table:table-cell office:value-type="float" office:value="41804" calcext:value-type="float">
            <text:p>41804</text:p>
          </table:table-cell>
          <table:table-cell office:value-type="float" office:value="43.781" calcext:value-type="float">
            <text:p>43.781</text:p>
          </table:table-cell>
          <table:table-cell office:value-type="float" office:value="0.4020762" calcext:value-type="float">
            <text:p>0.402076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3]-[.D123]" office:value-type="float" office:value="43.7819238" calcext:value-type="float">
            <text:p>43.7819238000000</text:p>
          </table:table-cell>
          <table:table-cell office:value-type="float" office:value="-0.1520889129007" calcext:value-type="float">
            <text:p>-0.1520889129007</text:p>
          </table:table-cell>
          <table:table-cell office:value-type="float" office:value="0.0266756859721" calcext:value-type="float">
            <text:p>0.0266756859721</text:p>
          </table:table-cell>
          <table:table-cell table:formula="of:=[.$F123]-[.G123]" office:value-type="float" office:value="43.9340127129007" calcext:value-type="float">
            <text:p>43.9340127129007</text:p>
          </table:table-cell>
          <table:table-cell table:formula="of:=[.$F123]-[.H123]" office:value-type="float" office:value="43.7552481140279" calcext:value-type="float">
            <text:p>43.7552481140279</text:p>
          </table:table-cell>
          <table:table-cell table:formula="of:=[.$F123]-[.G123]-[.H123]" office:value-type="float" office:value="43.9073370269286" calcext:value-type="float">
            <text:p>43.9073370269286</text:p>
          </table:table-cell>
          <table:table-cell table:formula="of:=43.5370655615001+0.003097025965914*([.B123]-[.B$2])" office:value-type="float" office:value="43.9118057033757" calcext:value-type="float">
            <text:p>43.9118057033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 3</text:p>
          </table:table-cell>
          <table:table-cell office:value-type="float" office:value="41805" calcext:value-type="float">
            <text:p>41805</text:p>
          </table:table-cell>
          <table:table-cell office:value-type="float" office:value="43.785" calcext:value-type="float">
            <text:p>43.785</text:p>
          </table:table-cell>
          <table:table-cell office:value-type="float" office:value="0.3985685" calcext:value-type="float">
            <text:p>0.398568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4]-[.D124]" office:value-type="float" office:value="43.7854315" calcext:value-type="float">
            <text:p>43.7854315000000</text:p>
          </table:table-cell>
          <table:table-cell office:value-type="float" office:value="-0.1519488822546" calcext:value-type="float">
            <text:p>-0.1519488822546</text:p>
          </table:table-cell>
          <table:table-cell office:value-type="float" office:value="0.0269745578256" calcext:value-type="float">
            <text:p>0.0269745578256</text:p>
          </table:table-cell>
          <table:table-cell table:formula="of:=[.$F124]-[.G124]" office:value-type="float" office:value="43.9373803822546" calcext:value-type="float">
            <text:p>43.9373803822546</text:p>
          </table:table-cell>
          <table:table-cell table:formula="of:=[.$F124]-[.H124]" office:value-type="float" office:value="43.7584569421744" calcext:value-type="float">
            <text:p>43.7584569421744</text:p>
          </table:table-cell>
          <table:table-cell table:formula="of:=[.$F124]-[.G124]-[.H124]" office:value-type="float" office:value="43.910405824429" calcext:value-type="float">
            <text:p>43.9104058244290</text:p>
          </table:table-cell>
          <table:table-cell table:formula="of:=43.5370655615001+0.003097025965914*([.B124]-[.B$2])" office:value-type="float" office:value="43.9149027293416" calcext:value-type="float">
            <text:p>43.9149027293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 4</text:p>
          </table:table-cell>
          <table:table-cell office:value-type="float" office:value="41806" calcext:value-type="float">
            <text:p>41806</text:p>
          </table:table-cell>
          <table:table-cell office:value-type="float" office:value="43.788" calcext:value-type="float">
            <text:p>43.788</text:p>
          </table:table-cell>
          <table:table-cell office:value-type="float" office:value="0.3952777" calcext:value-type="float">
            <text:p>0.395277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5]-[.D125]" office:value-type="float" office:value="43.7887223" calcext:value-type="float">
            <text:p>43.7887223000000</text:p>
          </table:table-cell>
          <table:table-cell office:value-type="float" office:value="-0.1520222061489" calcext:value-type="float">
            <text:p>-0.1520222061489</text:p>
          </table:table-cell>
          <table:table-cell office:value-type="float" office:value="0.0272637320438" calcext:value-type="float">
            <text:p>0.0272637320438</text:p>
          </table:table-cell>
          <table:table-cell table:formula="of:=[.$F125]-[.G125]" office:value-type="float" office:value="43.9407445061489" calcext:value-type="float">
            <text:p>43.9407445061489</text:p>
          </table:table-cell>
          <table:table-cell table:formula="of:=[.$F125]-[.H125]" office:value-type="float" office:value="43.7614585679562" calcext:value-type="float">
            <text:p>43.7614585679562</text:p>
          </table:table-cell>
          <table:table-cell table:formula="of:=[.$F125]-[.G125]-[.H125]" office:value-type="float" office:value="43.9134807741051" calcext:value-type="float">
            <text:p>43.9134807741051</text:p>
          </table:table-cell>
          <table:table-cell table:formula="of:=43.5370655615001+0.003097025965914*([.B125]-[.B$2])" office:value-type="float" office:value="43.9179997553075" calcext:value-type="float">
            <text:p>43.9179997553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 5</text:p>
          </table:table-cell>
          <table:table-cell office:value-type="float" office:value="41807" calcext:value-type="float">
            <text:p>41807</text:p>
          </table:table-cell>
          <table:table-cell office:value-type="float" office:value="43.791" calcext:value-type="float">
            <text:p>43.791</text:p>
          </table:table-cell>
          <table:table-cell office:value-type="float" office:value="0.3921511" calcext:value-type="float">
            <text:p>0.392151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6]-[.D126]" office:value-type="float" office:value="43.7918489" calcext:value-type="float">
            <text:p>43.7918489000000</text:p>
          </table:table-cell>
          <table:table-cell office:value-type="float" office:value="-0.1522553299689" calcext:value-type="float">
            <text:p>-0.1522553299689</text:p>
          </table:table-cell>
          <table:table-cell office:value-type="float" office:value="0.0275428487921" calcext:value-type="float">
            <text:p>0.0275428487921</text:p>
          </table:table-cell>
          <table:table-cell table:formula="of:=[.$F126]-[.G126]" office:value-type="float" office:value="43.9441042299689" calcext:value-type="float">
            <text:p>43.9441042299689</text:p>
          </table:table-cell>
          <table:table-cell table:formula="of:=[.$F126]-[.H126]" office:value-type="float" office:value="43.7643060512079" calcext:value-type="float">
            <text:p>43.7643060512079</text:p>
          </table:table-cell>
          <table:table-cell table:formula="of:=[.$F126]-[.G126]-[.H126]" office:value-type="float" office:value="43.9165613811768" calcext:value-type="float">
            <text:p>43.9165613811768</text:p>
          </table:table-cell>
          <table:table-cell table:formula="of:=43.5370655615001+0.003097025965914*([.B126]-[.B$2])" office:value-type="float" office:value="43.9210967812734" calcext:value-type="float">
            <text:p>43.9210967812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 6</text:p>
          </table:table-cell>
          <table:table-cell office:value-type="float" office:value="41808" calcext:value-type="float">
            <text:p>41808</text:p>
          </table:table-cell>
          <table:table-cell office:value-type="float" office:value="43.794" calcext:value-type="float">
            <text:p>43.794</text:p>
          </table:table-cell>
          <table:table-cell office:value-type="float" office:value="0.389086" calcext:value-type="float">
            <text:p>0.389086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7]-[.D127]" office:value-type="float" office:value="43.794914" calcext:value-type="float">
            <text:p>43.7949140000000</text:p>
          </table:table-cell>
          <table:table-cell office:value-type="float" office:value="-0.1525445910895" calcext:value-type="float">
            <text:p>-0.1525445910895</text:p>
          </table:table-cell>
          <table:table-cell office:value-type="float" office:value="0.0278115535669" calcext:value-type="float">
            <text:p>0.0278115535669</text:p>
          </table:table-cell>
          <table:table-cell table:formula="of:=[.$F127]-[.G127]" office:value-type="float" office:value="43.9474585910895" calcext:value-type="float">
            <text:p>43.9474585910895</text:p>
          </table:table-cell>
          <table:table-cell table:formula="of:=[.$F127]-[.H127]" office:value-type="float" office:value="43.7671024464331" calcext:value-type="float">
            <text:p>43.7671024464331</text:p>
          </table:table-cell>
          <table:table-cell table:formula="of:=[.$F127]-[.G127]-[.H127]" office:value-type="float" office:value="43.9196470375226" calcext:value-type="float">
            <text:p>43.9196470375226</text:p>
          </table:table-cell>
          <table:table-cell table:formula="of:=43.5370655615001+0.003097025965914*([.B127]-[.B$2])" office:value-type="float" office:value="43.9241938072393" calcext:value-type="float">
            <text:p>43.9241938072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 7</text:p>
          </table:table-cell>
          <table:table-cell office:value-type="float" office:value="41809" calcext:value-type="float">
            <text:p>41809</text:p>
          </table:table-cell>
          <table:table-cell office:value-type="float" office:value="43.797" calcext:value-type="float">
            <text:p>43.797</text:p>
          </table:table-cell>
          <table:table-cell office:value-type="float" office:value="0.3859701" calcext:value-type="float">
            <text:p>0.385970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8]-[.D128]" office:value-type="float" office:value="43.7980299" calcext:value-type="float">
            <text:p>43.7980299000000</text:p>
          </table:table-cell>
          <table:table-cell office:value-type="float" office:value="-0.1527767287388" calcext:value-type="float">
            <text:p>-0.1527767287388</text:p>
          </table:table-cell>
          <table:table-cell office:value-type="float" office:value="0.028069497622" calcext:value-type="float">
            <text:p>0.0280694976220</text:p>
          </table:table-cell>
          <table:table-cell table:formula="of:=[.$F128]-[.G128]" office:value-type="float" office:value="43.9508066287388" calcext:value-type="float">
            <text:p>43.9508066287388</text:p>
          </table:table-cell>
          <table:table-cell table:formula="of:=[.$F128]-[.H128]" office:value-type="float" office:value="43.769960402378" calcext:value-type="float">
            <text:p>43.7699604023780</text:p>
          </table:table-cell>
          <table:table-cell table:formula="of:=[.$F128]-[.G128]-[.H128]" office:value-type="float" office:value="43.9227371311168" calcext:value-type="float">
            <text:p>43.9227371311168</text:p>
          </table:table-cell>
          <table:table-cell table:formula="of:=43.5370655615001+0.003097025965914*([.B128]-[.B$2])" office:value-type="float" office:value="43.9272908332053" calcext:value-type="float">
            <text:p>43.9272908332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 8</text:p>
          </table:table-cell>
          <table:table-cell office:value-type="float" office:value="41810" calcext:value-type="float">
            <text:p>41810</text:p>
          </table:table-cell>
          <table:table-cell office:value-type="float" office:value="43.8" calcext:value-type="float">
            <text:p>43.800</text:p>
          </table:table-cell>
          <table:table-cell office:value-type="float" office:value="0.3827218" calcext:value-type="float">
            <text:p>0.382721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29]-[.D129]" office:value-type="float" office:value="43.8012782" calcext:value-type="float">
            <text:p>43.8012782000000</text:p>
          </table:table-cell>
          <table:table-cell office:value-type="float" office:value="-0.1528701440218" calcext:value-type="float">
            <text:p>-0.1528701440218</text:p>
          </table:table-cell>
          <table:table-cell office:value-type="float" office:value="0.0283163383911" calcext:value-type="float">
            <text:p>0.0283163383911</text:p>
          </table:table-cell>
          <table:table-cell table:formula="of:=[.$F129]-[.G129]" office:value-type="float" office:value="43.9541483440218" calcext:value-type="float">
            <text:p>43.9541483440218</text:p>
          </table:table-cell>
          <table:table-cell table:formula="of:=[.$F129]-[.H129]" office:value-type="float" office:value="43.7729618616089" calcext:value-type="float">
            <text:p>43.7729618616089</text:p>
          </table:table-cell>
          <table:table-cell table:formula="of:=[.$F129]-[.G129]-[.H129]" office:value-type="float" office:value="43.9258320056307" calcext:value-type="float">
            <text:p>43.9258320056307</text:p>
          </table:table-cell>
          <table:table-cell table:formula="of:=43.5370655615001+0.003097025965914*([.B129]-[.B$2])" office:value-type="float" office:value="43.9303878591712" calcext:value-type="float">
            <text:p>43.9303878591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 9</text:p>
          </table:table-cell>
          <table:table-cell office:value-type="float" office:value="41811" calcext:value-type="float">
            <text:p>41811</text:p>
          </table:table-cell>
          <table:table-cell office:value-type="float" office:value="43.804" calcext:value-type="float">
            <text:p>43.804</text:p>
          </table:table-cell>
          <table:table-cell office:value-type="float" office:value="0.379314" calcext:value-type="float">
            <text:p>0.379314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0]-[.D130]" office:value-type="float" office:value="43.804686" calcext:value-type="float">
            <text:p>43.8046860000000</text:p>
          </table:table-cell>
          <table:table-cell office:value-type="float" office:value="-0.1527981177131" calcext:value-type="float">
            <text:p>-0.1527981177131</text:p>
          </table:table-cell>
          <table:table-cell office:value-type="float" office:value="0.0285517399038" calcext:value-type="float">
            <text:p>0.0285517399038</text:p>
          </table:table-cell>
          <table:table-cell table:formula="of:=[.$F130]-[.G130]" office:value-type="float" office:value="43.9574841177131" calcext:value-type="float">
            <text:p>43.9574841177131</text:p>
          </table:table-cell>
          <table:table-cell table:formula="of:=[.$F130]-[.H130]" office:value-type="float" office:value="43.7761342600962" calcext:value-type="float">
            <text:p>43.7761342600962</text:p>
          </table:table-cell>
          <table:table-cell table:formula="of:=[.$F130]-[.G130]-[.H130]" office:value-type="float" office:value="43.9289323778093" calcext:value-type="float">
            <text:p>43.9289323778093</text:p>
          </table:table-cell>
          <table:table-cell table:formula="of:=43.5370655615001+0.003097025965914*([.B130]-[.B$2])" office:value-type="float" office:value="43.9334848851371" calcext:value-type="float">
            <text:p>43.9334848851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0</text:p>
          </table:table-cell>
          <table:table-cell office:value-type="float" office:value="41812" calcext:value-type="float">
            <text:p>41812</text:p>
          </table:table-cell>
          <table:table-cell office:value-type="float" office:value="43.807" calcext:value-type="float">
            <text:p>43.807</text:p>
          </table:table-cell>
          <table:table-cell office:value-type="float" office:value="0.3757735" calcext:value-type="float">
            <text:p>0.375773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1]-[.D131]" office:value-type="float" office:value="43.8082265" calcext:value-type="float">
            <text:p>43.8082265000000</text:p>
          </table:table-cell>
          <table:table-cell office:value-type="float" office:value="-0.1525876139151" calcext:value-type="float">
            <text:p>-0.1525876139151</text:p>
          </table:table-cell>
          <table:table-cell office:value-type="float" office:value="0.0287753731964" calcext:value-type="float">
            <text:p>0.0287753731964</text:p>
          </table:table-cell>
          <table:table-cell table:formula="of:=[.$F131]-[.G131]" office:value-type="float" office:value="43.9608141139151" calcext:value-type="float">
            <text:p>43.9608141139151</text:p>
          </table:table-cell>
          <table:table-cell table:formula="of:=[.$F131]-[.H131]" office:value-type="float" office:value="43.7794511268036" calcext:value-type="float">
            <text:p>43.7794511268036</text:p>
          </table:table-cell>
          <table:table-cell table:formula="of:=[.$F131]-[.G131]-[.H131]" office:value-type="float" office:value="43.9320387407187" calcext:value-type="float">
            <text:p>43.9320387407187</text:p>
          </table:table-cell>
          <table:table-cell table:formula="of:=43.5370655615001+0.003097025965914*([.B131]-[.B$2])" office:value-type="float" office:value="43.936581911103" calcext:value-type="float">
            <text:p>43.93658191110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1</text:p>
          </table:table-cell>
          <table:table-cell office:value-type="float" office:value="41813" calcext:value-type="float">
            <text:p>41813</text:p>
          </table:table-cell>
          <table:table-cell office:value-type="float" office:value="43.81" calcext:value-type="float">
            <text:p>43.810</text:p>
          </table:table-cell>
          <table:table-cell office:value-type="float" office:value="0.3721634" calcext:value-type="float">
            <text:p>0.372163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2]-[.D132]" office:value-type="float" office:value="43.8118366" calcext:value-type="float">
            <text:p>43.8118366000000</text:p>
          </table:table-cell>
          <table:table-cell office:value-type="float" office:value="-0.1523009623179" calcext:value-type="float">
            <text:p>-0.1523009623179</text:p>
          </table:table-cell>
          <table:table-cell office:value-type="float" office:value="0.0289869167162" calcext:value-type="float">
            <text:p>0.0289869167162</text:p>
          </table:table-cell>
          <table:table-cell table:formula="of:=[.$F132]-[.G132]" office:value-type="float" office:value="43.9641375623179" calcext:value-type="float">
            <text:p>43.9641375623179</text:p>
          </table:table-cell>
          <table:table-cell table:formula="of:=[.$F132]-[.H132]" office:value-type="float" office:value="43.7828496832838" calcext:value-type="float">
            <text:p>43.7828496832838</text:p>
          </table:table-cell>
          <table:table-cell table:formula="of:=[.$F132]-[.G132]-[.H132]" office:value-type="float" office:value="43.9351506456017" calcext:value-type="float">
            <text:p>43.9351506456017</text:p>
          </table:table-cell>
          <table:table-cell table:formula="of:=43.5370655615001+0.003097025965914*([.B132]-[.B$2])" office:value-type="float" office:value="43.9396789370689" calcext:value-type="float">
            <text:p>43.9396789370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2</text:p>
          </table:table-cell>
          <table:table-cell office:value-type="float" office:value="41814" calcext:value-type="float">
            <text:p>41814</text:p>
          </table:table-cell>
          <table:table-cell office:value-type="float" office:value="43.813" calcext:value-type="float">
            <text:p>43.813</text:p>
          </table:table-cell>
          <table:table-cell office:value-type="float" office:value="0.3685599" calcext:value-type="float">
            <text:p>0.368559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3]-[.D133]" office:value-type="float" office:value="43.8154401" calcext:value-type="float">
            <text:p>43.8154401000000</text:p>
          </table:table-cell>
          <table:table-cell office:value-type="float" office:value="-0.1520134343865" calcext:value-type="float">
            <text:p>-0.1520134343865</text:p>
          </table:table-cell>
          <table:table-cell office:value-type="float" office:value="0.0291860567186" calcext:value-type="float">
            <text:p>0.0291860567186</text:p>
          </table:table-cell>
          <table:table-cell table:formula="of:=[.$F133]-[.G133]" office:value-type="float" office:value="43.9674535343865" calcext:value-type="float">
            <text:p>43.9674535343865</text:p>
          </table:table-cell>
          <table:table-cell table:formula="of:=[.$F133]-[.H133]" office:value-type="float" office:value="43.7862540432814" calcext:value-type="float">
            <text:p>43.7862540432814</text:p>
          </table:table-cell>
          <table:table-cell table:formula="of:=[.$F133]-[.G133]-[.H133]" office:value-type="float" office:value="43.9382674776679" calcext:value-type="float">
            <text:p>43.9382674776679</text:p>
          </table:table-cell>
          <table:table-cell table:formula="of:=43.5370655615001+0.003097025965914*([.B133]-[.B$2])" office:value-type="float" office:value="43.9427759630348" calcext:value-type="float">
            <text:p>43.94277596303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3</text:p>
          </table:table-cell>
          <table:table-cell office:value-type="float" office:value="41815" calcext:value-type="float">
            <text:p>41815</text:p>
          </table:table-cell>
          <table:table-cell office:value-type="float" office:value="43.816" calcext:value-type="float">
            <text:p>43.816</text:p>
          </table:table-cell>
          <table:table-cell office:value-type="float" office:value="0.3650348" calcext:value-type="float">
            <text:p>0.365034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4]-[.D134]" office:value-type="float" office:value="43.8189652" calcext:value-type="float">
            <text:p>43.8189652000000</text:p>
          </table:table-cell>
          <table:table-cell office:value-type="float" office:value="-0.1517959931777" calcext:value-type="float">
            <text:p>-0.1517959931777</text:p>
          </table:table-cell>
          <table:table-cell office:value-type="float" office:value="0.0293724876578" calcext:value-type="float">
            <text:p>0.0293724876578</text:p>
          </table:table-cell>
          <table:table-cell table:formula="of:=[.$F134]-[.G134]" office:value-type="float" office:value="43.9707611931777" calcext:value-type="float">
            <text:p>43.9707611931777</text:p>
          </table:table-cell>
          <table:table-cell table:formula="of:=[.$F134]-[.H134]" office:value-type="float" office:value="43.7895927123422" calcext:value-type="float">
            <text:p>43.7895927123422</text:p>
          </table:table-cell>
          <table:table-cell table:formula="of:=[.$F134]-[.G134]-[.H134]" office:value-type="float" office:value="43.9413887055199" calcext:value-type="float">
            <text:p>43.9413887055199</text:p>
          </table:table-cell>
          <table:table-cell table:formula="of:=43.5370655615001+0.003097025965914*([.B134]-[.B$2])" office:value-type="float" office:value="43.9458729890008" calcext:value-type="float">
            <text:p>43.9458729890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4</text:p>
          </table:table-cell>
          <table:table-cell office:value-type="float" office:value="41816" calcext:value-type="float">
            <text:p>41816</text:p>
          </table:table-cell>
          <table:table-cell office:value-type="float" office:value="43.819" calcext:value-type="float">
            <text:p>43.819</text:p>
          </table:table-cell>
          <table:table-cell office:value-type="float" office:value="0.361645" calcext:value-type="float">
            <text:p>0.361645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5]-[.D135]" office:value-type="float" office:value="43.822355" calcext:value-type="float">
            <text:p>43.8223550000000</text:p>
          </table:table-cell>
          <table:table-cell office:value-type="float" office:value="-0.1517050566206" calcext:value-type="float">
            <text:p>-0.1517050566206</text:p>
          </table:table-cell>
          <table:table-cell office:value-type="float" office:value="0.0295459125686" calcext:value-type="float">
            <text:p>0.0295459125686</text:p>
          </table:table-cell>
          <table:table-cell table:formula="of:=[.$F135]-[.G135]" office:value-type="float" office:value="43.9740600566206" calcext:value-type="float">
            <text:p>43.9740600566206</text:p>
          </table:table-cell>
          <table:table-cell table:formula="of:=[.$F135]-[.H135]" office:value-type="float" office:value="43.7928090874314" calcext:value-type="float">
            <text:p>43.7928090874314</text:p>
          </table:table-cell>
          <table:table-cell table:formula="of:=[.$F135]-[.G135]-[.H135]" office:value-type="float" office:value="43.944514144052" calcext:value-type="float">
            <text:p>43.9445141440520</text:p>
          </table:table-cell>
          <table:table-cell table:formula="of:=43.5370655615001+0.003097025965914*([.B135]-[.B$2])" office:value-type="float" office:value="43.9489700149667" calcext:value-type="float">
            <text:p>43.9489700149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5</text:p>
          </table:table-cell>
          <table:table-cell office:value-type="float" office:value="41817" calcext:value-type="float">
            <text:p>41817</text:p>
          </table:table-cell>
          <table:table-cell office:value-type="float" office:value="43.823" calcext:value-type="float">
            <text:p>43.823</text:p>
          </table:table-cell>
          <table:table-cell office:value-type="float" office:value="0.3584266" calcext:value-type="float">
            <text:p>0.358426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6]-[.D136]" office:value-type="float" office:value="43.8255734" calcext:value-type="float">
            <text:p>43.8255734000000</text:p>
          </table:table-cell>
          <table:table-cell office:value-type="float" office:value="-0.1517766458121" calcext:value-type="float">
            <text:p>-0.1517766458121</text:p>
          </table:table-cell>
          <table:table-cell office:value-type="float" office:value="0.0297060434409" calcext:value-type="float">
            <text:p>0.0297060434409</text:p>
          </table:table-cell>
          <table:table-cell table:formula="of:=[.$F136]-[.G136]" office:value-type="float" office:value="43.9773500458121" calcext:value-type="float">
            <text:p>43.9773500458121</text:p>
          </table:table-cell>
          <table:table-cell table:formula="of:=[.$F136]-[.H136]" office:value-type="float" office:value="43.7958673565591" calcext:value-type="float">
            <text:p>43.7958673565591</text:p>
          </table:table-cell>
          <table:table-cell table:formula="of:=[.$F136]-[.G136]-[.H136]" office:value-type="float" office:value="43.9476440023712" calcext:value-type="float">
            <text:p>43.9476440023712</text:p>
          </table:table-cell>
          <table:table-cell table:formula="of:=43.5370655615001+0.003097025965914*([.B136]-[.B$2])" office:value-type="float" office:value="43.9520670409326" calcext:value-type="float">
            <text:p>43.9520670409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6</text:p>
          </table:table-cell>
          <table:table-cell office:value-type="float" office:value="41818" calcext:value-type="float">
            <text:p>41818</text:p>
          </table:table-cell>
          <table:table-cell office:value-type="float" office:value="43.826" calcext:value-type="float">
            <text:p>43.826</text:p>
          </table:table-cell>
          <table:table-cell office:value-type="float" office:value="0.3553922" calcext:value-type="float">
            <text:p>0.355392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7]-[.D137]" office:value-type="float" office:value="43.8286078" calcext:value-type="float">
            <text:p>43.8286078000000</text:p>
          </table:table-cell>
          <table:table-cell office:value-type="float" office:value="-0.152022736878" calcext:value-type="float">
            <text:p>-0.1520227368780</text:p>
          </table:table-cell>
          <table:table-cell office:value-type="float" office:value="0.0298526015844" calcext:value-type="float">
            <text:p>0.0298526015844</text:p>
          </table:table-cell>
          <table:table-cell table:formula="of:=[.$F137]-[.G137]" office:value-type="float" office:value="43.980630536878" calcext:value-type="float">
            <text:p>43.9806305368780</text:p>
          </table:table-cell>
          <table:table-cell table:formula="of:=[.$F137]-[.H137]" office:value-type="float" office:value="43.7987551984156" calcext:value-type="float">
            <text:p>43.7987551984156</text:p>
          </table:table-cell>
          <table:table-cell table:formula="of:=[.$F137]-[.G137]-[.H137]" office:value-type="float" office:value="43.9507779352936" calcext:value-type="float">
            <text:p>43.9507779352936</text:p>
          </table:table-cell>
          <table:table-cell table:formula="of:=43.5370655615001+0.003097025965914*([.B137]-[.B$2])" office:value-type="float" office:value="43.9551640668985" calcext:value-type="float">
            <text:p>43.9551640668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7</text:p>
          </table:table-cell>
          <table:table-cell office:value-type="float" office:value="41819" calcext:value-type="float">
            <text:p>41819</text:p>
          </table:table-cell>
          <table:table-cell office:value-type="float" office:value="43.829" calcext:value-type="float">
            <text:p>43.829</text:p>
          </table:table-cell>
          <table:table-cell office:value-type="float" office:value="0.3525297" calcext:value-type="float">
            <text:p>0.352529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8]-[.D138]" office:value-type="float" office:value="43.8314703" calcext:value-type="float">
            <text:p>43.8314703000000</text:p>
          </table:table-cell>
          <table:table-cell office:value-type="float" office:value="-0.1524301010884" calcext:value-type="float">
            <text:p>-0.1524301010884</text:p>
          </table:table-cell>
          <table:table-cell office:value-type="float" office:value="0.0299853179858" calcext:value-type="float">
            <text:p>0.0299853179858</text:p>
          </table:table-cell>
          <table:table-cell table:formula="of:=[.$F138]-[.G138]" office:value-type="float" office:value="43.9839004010884" calcext:value-type="float">
            <text:p>43.9839004010884</text:p>
          </table:table-cell>
          <table:table-cell table:formula="of:=[.$F138]-[.H138]" office:value-type="float" office:value="43.8014849820142" calcext:value-type="float">
            <text:p>43.8014849820142</text:p>
          </table:table-cell>
          <table:table-cell table:formula="of:=[.$F138]-[.G138]-[.H138]" office:value-type="float" office:value="43.9539150831026" calcext:value-type="float">
            <text:p>43.9539150831026</text:p>
          </table:table-cell>
          <table:table-cell table:formula="of:=43.5370655615001+0.003097025965914*([.B138]-[.B$2])" office:value-type="float" office:value="43.9582610928644" calcext:value-type="float">
            <text:p>43.9582610928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8</text:p>
          </table:table-cell>
          <table:table-cell office:value-type="float" office:value="41820" calcext:value-type="float">
            <text:p>41820</text:p>
          </table:table-cell>
          <table:table-cell office:value-type="float" office:value="43.832" calcext:value-type="float">
            <text:p>43.832</text:p>
          </table:table-cell>
          <table:table-cell office:value-type="float" office:value="0.3498042" calcext:value-type="float">
            <text:p>0.349804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39]-[.D139]" office:value-type="float" office:value="43.8341958" calcext:value-type="float">
            <text:p>43.8341958000000</text:p>
          </table:table-cell>
          <table:table-cell office:value-type="float" office:value="-0.1529628694473" calcext:value-type="float">
            <text:p>-0.1529628694473</text:p>
          </table:table-cell>
          <table:table-cell office:value-type="float" office:value="0.0301039336546" calcext:value-type="float">
            <text:p>0.0301039336546</text:p>
          </table:table-cell>
          <table:table-cell table:formula="of:=[.$F139]-[.G139]" office:value-type="float" office:value="43.9871586694473" calcext:value-type="float">
            <text:p>43.9871586694473</text:p>
          </table:table-cell>
          <table:table-cell table:formula="of:=[.$F139]-[.H139]" office:value-type="float" office:value="43.8040918663454" calcext:value-type="float">
            <text:p>43.8040918663454</text:p>
          </table:table-cell>
          <table:table-cell table:formula="of:=[.$F139]-[.G139]-[.H139]" office:value-type="float" office:value="43.9570547357927" calcext:value-type="float">
            <text:p>43.9570547357927</text:p>
          </table:table-cell>
          <table:table-cell table:formula="of:=43.5370655615001+0.003097025965914*([.B139]-[.B$2])" office:value-type="float" office:value="43.9613581188303" calcext:value-type="float">
            <text:p>43.9613581188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19</text:p>
          </table:table-cell>
          <table:table-cell office:value-type="float" office:value="41821" calcext:value-type="float">
            <text:p>41821</text:p>
          </table:table-cell>
          <table:table-cell office:value-type="float" office:value="43.835" calcext:value-type="float">
            <text:p>43.835</text:p>
          </table:table-cell>
          <table:table-cell office:value-type="float" office:value="0.3471638" calcext:value-type="float">
            <text:p>0.347163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0]-[.D140]" office:value-type="float" office:value="43.8368362" calcext:value-type="float">
            <text:p>43.8368362000000</text:p>
          </table:table-cell>
          <table:table-cell office:value-type="float" office:value="-0.1535688112832" calcext:value-type="float">
            <text:p>-0.1535688112832</text:p>
          </table:table-cell>
          <table:table-cell office:value-type="float" office:value="0.0302081999604" calcext:value-type="float">
            <text:p>0.0302081999604</text:p>
          </table:table-cell>
          <table:table-cell table:formula="of:=[.$F140]-[.G140]" office:value-type="float" office:value="43.9904050112832" calcext:value-type="float">
            <text:p>43.9904050112832</text:p>
          </table:table-cell>
          <table:table-cell table:formula="of:=[.$F140]-[.H140]" office:value-type="float" office:value="43.8066280000396" calcext:value-type="float">
            <text:p>43.8066280000396</text:p>
          </table:table-cell>
          <table:table-cell table:formula="of:=[.$F140]-[.G140]-[.H140]" office:value-type="float" office:value="43.9601968113228" calcext:value-type="float">
            <text:p>43.9601968113228</text:p>
          </table:table-cell>
          <table:table-cell table:formula="of:=43.5370655615001+0.003097025965914*([.B140]-[.B$2])" office:value-type="float" office:value="43.9644551447962" calcext:value-type="float">
            <text:p>43.9644551447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0</text:p>
          </table:table-cell>
          <table:table-cell office:value-type="float" office:value="41822" calcext:value-type="float">
            <text:p>41822</text:p>
          </table:table-cell>
          <table:table-cell office:value-type="float" office:value="43.838" calcext:value-type="float">
            <text:p>43.838</text:p>
          </table:table-cell>
          <table:table-cell office:value-type="float" office:value="0.3445481" calcext:value-type="float">
            <text:p>0.344548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1]-[.D141]" office:value-type="float" office:value="43.8394519" calcext:value-type="float">
            <text:p>43.8394519000000</text:p>
          </table:table-cell>
          <table:table-cell office:value-type="float" office:value="-0.1541876814785" calcext:value-type="float">
            <text:p>-0.1541876814785</text:p>
          </table:table-cell>
          <table:table-cell office:value-type="float" office:value="0.030297878959" calcext:value-type="float">
            <text:p>0.0302978789590</text:p>
          </table:table-cell>
          <table:table-cell table:formula="of:=[.$F141]-[.G141]" office:value-type="float" office:value="43.9936395814785" calcext:value-type="float">
            <text:p>43.9936395814785</text:p>
          </table:table-cell>
          <table:table-cell table:formula="of:=[.$F141]-[.H141]" office:value-type="float" office:value="43.809154021041" calcext:value-type="float">
            <text:p>43.8091540210410</text:p>
          </table:table-cell>
          <table:table-cell table:formula="of:=[.$F141]-[.G141]-[.H141]" office:value-type="float" office:value="43.9633417025195" calcext:value-type="float">
            <text:p>43.9633417025195</text:p>
          </table:table-cell>
          <table:table-cell table:formula="of:=43.5370655615001+0.003097025965914*([.B141]-[.B$2])" office:value-type="float" office:value="43.9675521707621" calcext:value-type="float">
            <text:p>43.9675521707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1</text:p>
          </table:table-cell>
          <table:table-cell office:value-type="float" office:value="41823" calcext:value-type="float">
            <text:p>41823</text:p>
          </table:table-cell>
          <table:table-cell office:value-type="float" office:value="43.841" calcext:value-type="float">
            <text:p>43.841</text:p>
          </table:table-cell>
          <table:table-cell office:value-type="float" office:value="0.3418967" calcext:value-type="float">
            <text:p>0.341896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2]-[.D142]" office:value-type="float" office:value="43.8421033" calcext:value-type="float">
            <text:p>43.8421033000000</text:p>
          </table:table-cell>
          <table:table-cell office:value-type="float" office:value="-0.1547595745026" calcext:value-type="float">
            <text:p>-0.1547595745026</text:p>
          </table:table-cell>
          <table:table-cell office:value-type="float" office:value="0.0303727437078" calcext:value-type="float">
            <text:p>0.0303727437078</text:p>
          </table:table-cell>
          <table:table-cell table:formula="of:=[.$F142]-[.G142]" office:value-type="float" office:value="43.9968628745026" calcext:value-type="float">
            <text:p>43.9968628745026</text:p>
          </table:table-cell>
          <table:table-cell table:formula="of:=[.$F142]-[.H142]" office:value-type="float" office:value="43.8117305562922" calcext:value-type="float">
            <text:p>43.8117305562922</text:p>
          </table:table-cell>
          <table:table-cell table:formula="of:=[.$F142]-[.G142]-[.H142]" office:value-type="float" office:value="43.9664901307948" calcext:value-type="float">
            <text:p>43.9664901307948</text:p>
          </table:table-cell>
          <table:table-cell table:formula="of:=43.5370655615001+0.003097025965914*([.B142]-[.B$2])" office:value-type="float" office:value="43.9706491967281" calcext:value-type="float">
            <text:p>43.9706491967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2</text:p>
          </table:table-cell>
          <table:table-cell office:value-type="float" office:value="41824" calcext:value-type="float">
            <text:p>41824</text:p>
          </table:table-cell>
          <table:table-cell office:value-type="float" office:value="43.845" calcext:value-type="float">
            <text:p>43.845</text:p>
          </table:table-cell>
          <table:table-cell office:value-type="float" office:value="0.339157" calcext:value-type="float">
            <text:p>0.33915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3]-[.D143]" office:value-type="float" office:value="43.844843" calcext:value-type="float">
            <text:p>43.8448430000000</text:p>
          </table:table-cell>
          <table:table-cell office:value-type="float" office:value="-0.1552319163596" calcext:value-type="float">
            <text:p>-0.1552319163596</text:p>
          </table:table-cell>
          <table:table-cell office:value-type="float" office:value="0.0304325785704" calcext:value-type="float">
            <text:p>0.0304325785704</text:p>
          </table:table-cell>
          <table:table-cell table:formula="of:=[.$F143]-[.G143]" office:value-type="float" office:value="44.0000749163596" calcext:value-type="float">
            <text:p>44.0000749163596</text:p>
          </table:table-cell>
          <table:table-cell table:formula="of:=[.$F143]-[.H143]" office:value-type="float" office:value="43.8144104214296" calcext:value-type="float">
            <text:p>43.8144104214296</text:p>
          </table:table-cell>
          <table:table-cell table:formula="of:=[.$F143]-[.G143]-[.H143]" office:value-type="float" office:value="43.9696423377892" calcext:value-type="float">
            <text:p>43.9696423377892</text:p>
          </table:table-cell>
          <table:table-cell table:formula="of:=43.5370655615001+0.003097025965914*([.B143]-[.B$2])" office:value-type="float" office:value="43.973746222694" calcext:value-type="float">
            <text:p>43.97374622269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3</text:p>
          </table:table-cell>
          <table:table-cell office:value-type="float" office:value="41825" calcext:value-type="float">
            <text:p>41825</text:p>
          </table:table-cell>
          <table:table-cell office:value-type="float" office:value="43.848" calcext:value-type="float">
            <text:p>43.848</text:p>
          </table:table-cell>
          <table:table-cell office:value-type="float" office:value="0.3362893" calcext:value-type="float">
            <text:p>0.336289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4]-[.D144]" office:value-type="float" office:value="43.8477107" calcext:value-type="float">
            <text:p>43.8477107000000</text:p>
          </table:table-cell>
          <table:table-cell office:value-type="float" office:value="-0.1555646233938" calcext:value-type="float">
            <text:p>-0.1555646233938</text:p>
          </table:table-cell>
          <table:table-cell office:value-type="float" office:value="0.0304771795093" calcext:value-type="float">
            <text:p>0.0304771795093</text:p>
          </table:table-cell>
          <table:table-cell table:formula="of:=[.$F144]-[.G144]" office:value-type="float" office:value="44.0032753233938" calcext:value-type="float">
            <text:p>44.0032753233938</text:p>
          </table:table-cell>
          <table:table-cell table:formula="of:=[.$F144]-[.H144]" office:value-type="float" office:value="43.8172335204907" calcext:value-type="float">
            <text:p>43.8172335204907</text:p>
          </table:table-cell>
          <table:table-cell table:formula="of:=[.$F144]-[.G144]-[.H144]" office:value-type="float" office:value="43.9727981438845" calcext:value-type="float">
            <text:p>43.9727981438845</text:p>
          </table:table-cell>
          <table:table-cell table:formula="of:=43.5370655615001+0.003097025965914*([.B144]-[.B$2])" office:value-type="float" office:value="43.9768432486599" calcext:value-type="float">
            <text:p>43.9768432486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4</text:p>
          </table:table-cell>
          <table:table-cell office:value-type="float" office:value="41826" calcext:value-type="float">
            <text:p>41826</text:p>
          </table:table-cell>
          <table:table-cell office:value-type="float" office:value="43.851" calcext:value-type="float">
            <text:p>43.851</text:p>
          </table:table-cell>
          <table:table-cell office:value-type="float" office:value="0.3332699" calcext:value-type="float">
            <text:p>0.333269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5]-[.D145]" office:value-type="float" office:value="43.8507301" calcext:value-type="float">
            <text:p>43.8507301000000</text:p>
          </table:table-cell>
          <table:table-cell office:value-type="float" office:value="-0.1557337592146" calcext:value-type="float">
            <text:p>-0.1557337592146</text:p>
          </table:table-cell>
          <table:table-cell office:value-type="float" office:value="0.0305063543668" calcext:value-type="float">
            <text:p>0.0305063543668</text:p>
          </table:table-cell>
          <table:table-cell table:formula="of:=[.$F145]-[.G145]" office:value-type="float" office:value="44.0064638592146" calcext:value-type="float">
            <text:p>44.0064638592146</text:p>
          </table:table-cell>
          <table:table-cell table:formula="of:=[.$F145]-[.H145]" office:value-type="float" office:value="43.8202237456332" calcext:value-type="float">
            <text:p>43.8202237456332</text:p>
          </table:table-cell>
          <table:table-cell table:formula="of:=[.$F145]-[.G145]-[.H145]" office:value-type="float" office:value="43.9759575048478" calcext:value-type="float">
            <text:p>43.9759575048478</text:p>
          </table:table-cell>
          <table:table-cell table:formula="of:=43.5370655615001+0.003097025965914*([.B145]-[.B$2])" office:value-type="float" office:value="43.9799402746258" calcext:value-type="float">
            <text:p>43.97994027462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5</text:p>
          </table:table-cell>
          <table:table-cell office:value-type="float" office:value="41827" calcext:value-type="float">
            <text:p>41827</text:p>
          </table:table-cell>
          <table:table-cell office:value-type="float" office:value="43.854" calcext:value-type="float">
            <text:p>43.854</text:p>
          </table:table-cell>
          <table:table-cell office:value-type="float" office:value="0.3300944" calcext:value-type="float">
            <text:p>0.330094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6]-[.D146]" office:value-type="float" office:value="43.8539056" calcext:value-type="float">
            <text:p>43.8539056000000</text:p>
          </table:table-cell>
          <table:table-cell office:value-type="float" office:value="-0.1557348181028" calcext:value-type="float">
            <text:p>-0.1557348181028</text:p>
          </table:table-cell>
          <table:table-cell office:value-type="float" office:value="0.0305199231338" calcext:value-type="float">
            <text:p>0.0305199231338</text:p>
          </table:table-cell>
          <table:table-cell table:formula="of:=[.$F146]-[.G146]" office:value-type="float" office:value="44.0096404181028" calcext:value-type="float">
            <text:p>44.0096404181028</text:p>
          </table:table-cell>
          <table:table-cell table:formula="of:=[.$F146]-[.H146]" office:value-type="float" office:value="43.8233856768662" calcext:value-type="float">
            <text:p>43.8233856768662</text:p>
          </table:table-cell>
          <table:table-cell table:formula="of:=[.$F146]-[.G146]-[.H146]" office:value-type="float" office:value="43.979120494969" calcext:value-type="float">
            <text:p>43.9791204949690</text:p>
          </table:table-cell>
          <table:table-cell table:formula="of:=43.5370655615001+0.003097025965914*([.B146]-[.B$2])" office:value-type="float" office:value="43.9830373005917" calcext:value-type="float">
            <text:p>43.98303730059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6</text:p>
          </table:table-cell>
          <table:table-cell office:value-type="float" office:value="41828" calcext:value-type="float">
            <text:p>41828</text:p>
          </table:table-cell>
          <table:table-cell office:value-type="float" office:value="43.857" calcext:value-type="float">
            <text:p>43.857</text:p>
          </table:table-cell>
          <table:table-cell office:value-type="float" office:value="0.3267817" calcext:value-type="float">
            <text:p>0.326781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7]-[.D147]" office:value-type="float" office:value="43.8572183" calcext:value-type="float">
            <text:p>43.8572183000000</text:p>
          </table:table-cell>
          <table:table-cell office:value-type="float" office:value="-0.1555868478345" calcext:value-type="float">
            <text:p>-0.1555868478345</text:p>
          </table:table-cell>
          <table:table-cell office:value-type="float" office:value="0.0305177182058" calcext:value-type="float">
            <text:p>0.0305177182058</text:p>
          </table:table-cell>
          <table:table-cell table:formula="of:=[.$F147]-[.G147]" office:value-type="float" office:value="44.0128051478345" calcext:value-type="float">
            <text:p>44.0128051478345</text:p>
          </table:table-cell>
          <table:table-cell table:formula="of:=[.$F147]-[.H147]" office:value-type="float" office:value="43.8267005817942" calcext:value-type="float">
            <text:p>43.8267005817942</text:p>
          </table:table-cell>
          <table:table-cell table:formula="of:=[.$F147]-[.G147]-[.H147]" office:value-type="float" office:value="43.9822874296287" calcext:value-type="float">
            <text:p>43.9822874296287</text:p>
          </table:table-cell>
          <table:table-cell table:formula="of:=43.5370655615001+0.003097025965914*([.B147]-[.B$2])" office:value-type="float" office:value="43.9861343265576" calcext:value-type="float">
            <text:p>43.9861343265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7</text:p>
          </table:table-cell>
          <table:table-cell office:value-type="float" office:value="41829" calcext:value-type="float">
            <text:p>41829</text:p>
          </table:table-cell>
          <table:table-cell office:value-type="float" office:value="43.86" calcext:value-type="float">
            <text:p>43.860</text:p>
          </table:table-cell>
          <table:table-cell office:value-type="float" office:value="0.3233789" calcext:value-type="float">
            <text:p>0.323378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8]-[.D148]" office:value-type="float" office:value="43.8606211" calcext:value-type="float">
            <text:p>43.8606211000000</text:p>
          </table:table-cell>
          <table:table-cell office:value-type="float" office:value="-0.155336698638" calcext:value-type="float">
            <text:p>-0.1553366986380</text:p>
          </table:table-cell>
          <table:table-cell office:value-type="float" office:value="0.0304995846261" calcext:value-type="float">
            <text:p>0.0304995846261</text:p>
          </table:table-cell>
          <table:table-cell table:formula="of:=[.$F148]-[.G148]" office:value-type="float" office:value="44.015957798638" calcext:value-type="float">
            <text:p>44.0159577986380</text:p>
          </table:table-cell>
          <table:table-cell table:formula="of:=[.$F148]-[.H148]" office:value-type="float" office:value="43.8301215153739" calcext:value-type="float">
            <text:p>43.8301215153739</text:p>
          </table:table-cell>
          <table:table-cell table:formula="of:=[.$F148]-[.G148]-[.H148]" office:value-type="float" office:value="43.9854582140119" calcext:value-type="float">
            <text:p>43.9854582140119</text:p>
          </table:table-cell>
          <table:table-cell table:formula="of:=43.5370655615001+0.003097025965914*([.B148]-[.B$2])" office:value-type="float" office:value="43.9892313525236" calcext:value-type="float">
            <text:p>43.9892313525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8</text:p>
          </table:table-cell>
          <table:table-cell office:value-type="float" office:value="41830" calcext:value-type="float">
            <text:p>41830</text:p>
          </table:table-cell>
          <table:table-cell office:value-type="float" office:value="43.864" calcext:value-type="float">
            <text:p>43.864</text:p>
          </table:table-cell>
          <table:table-cell office:value-type="float" office:value="0.3199611" calcext:value-type="float">
            <text:p>0.319961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49]-[.D149]" office:value-type="float" office:value="43.8640389" calcext:value-type="float">
            <text:p>43.8640389000000</text:p>
          </table:table-cell>
          <table:table-cell office:value-type="float" office:value="-0.1550590135155" calcext:value-type="float">
            <text:p>-0.1550590135155</text:p>
          </table:table-cell>
          <table:table-cell office:value-type="float" office:value="0.0304653803162" calcext:value-type="float">
            <text:p>0.0304653803162</text:p>
          </table:table-cell>
          <table:table-cell table:formula="of:=[.$F149]-[.G149]" office:value-type="float" office:value="44.0190979135155" calcext:value-type="float">
            <text:p>44.0190979135155</text:p>
          </table:table-cell>
          <table:table-cell table:formula="of:=[.$F149]-[.H149]" office:value-type="float" office:value="43.8335735196838" calcext:value-type="float">
            <text:p>43.8335735196838</text:p>
          </table:table-cell>
          <table:table-cell table:formula="of:=[.$F149]-[.G149]-[.H149]" office:value-type="float" office:value="43.9886325331993" calcext:value-type="float">
            <text:p>43.9886325331993</text:p>
          </table:table-cell>
          <table:table-cell table:formula="of:=43.5370655615001+0.003097025965914*([.B149]-[.B$2])" office:value-type="float" office:value="43.9923283784895" calcext:value-type="float">
            <text:p>43.9923283784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29</text:p>
          </table:table-cell>
          <table:table-cell office:value-type="float" office:value="41831" calcext:value-type="float">
            <text:p>41831</text:p>
          </table:table-cell>
          <table:table-cell office:value-type="float" office:value="43.867" calcext:value-type="float">
            <text:p>43.867</text:p>
          </table:table-cell>
          <table:table-cell office:value-type="float" office:value="0.3166201" calcext:value-type="float">
            <text:p>0.316620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0]-[.D150]" office:value-type="float" office:value="43.8673799" calcext:value-type="float">
            <text:p>43.8673799000000</text:p>
          </table:table-cell>
          <table:table-cell office:value-type="float" office:value="-0.1548454278493" calcext:value-type="float">
            <text:p>-0.1548454278493</text:p>
          </table:table-cell>
          <table:table-cell office:value-type="float" office:value="0.0304149762917" calcext:value-type="float">
            <text:p>0.0304149762917</text:p>
          </table:table-cell>
          <table:table-cell table:formula="of:=[.$F150]-[.G150]" office:value-type="float" office:value="44.0222253278493" calcext:value-type="float">
            <text:p>44.0222253278493</text:p>
          </table:table-cell>
          <table:table-cell table:formula="of:=[.$F150]-[.H150]" office:value-type="float" office:value="43.8369649237083" calcext:value-type="float">
            <text:p>43.8369649237083</text:p>
          </table:table-cell>
          <table:table-cell table:formula="of:=[.$F150]-[.G150]-[.H150]" office:value-type="float" office:value="43.9918103515576" calcext:value-type="float">
            <text:p>43.9918103515576</text:p>
          </table:table-cell>
          <table:table-cell table:formula="of:=43.5370655615001+0.003097025965914*([.B150]-[.B$2])" office:value-type="float" office:value="43.9954254044554" calcext:value-type="float">
            <text:p>43.9954254044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30</text:p>
          </table:table-cell>
          <table:table-cell office:value-type="float" office:value="41832" calcext:value-type="float">
            <text:p>41832</text:p>
          </table:table-cell>
          <table:table-cell office:value-type="float" office:value="43.87" calcext:value-type="float">
            <text:p>43.870</text:p>
          </table:table-cell>
          <table:table-cell office:value-type="float" office:value="0.3134398" calcext:value-type="float">
            <text:p>0.313439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1]-[.D151]" office:value-type="float" office:value="43.8705602" calcext:value-type="float">
            <text:p>43.8705602000000</text:p>
          </table:table-cell>
          <table:table-cell office:value-type="float" office:value="-0.154779942909" calcext:value-type="float">
            <text:p>-0.1547799429090</text:p>
          </table:table-cell>
          <table:table-cell office:value-type="float" office:value="0.0303482568658" calcext:value-type="float">
            <text:p>0.0303482568658</text:p>
          </table:table-cell>
          <table:table-cell table:formula="of:=[.$F151]-[.G151]" office:value-type="float" office:value="44.025340142909" calcext:value-type="float">
            <text:p>44.0253401429090</text:p>
          </table:table-cell>
          <table:table-cell table:formula="of:=[.$F151]-[.H151]" office:value-type="float" office:value="43.8402119431342" calcext:value-type="float">
            <text:p>43.8402119431342</text:p>
          </table:table-cell>
          <table:table-cell table:formula="of:=[.$F151]-[.G151]-[.H151]" office:value-type="float" office:value="43.9949918860432" calcext:value-type="float">
            <text:p>43.9949918860432</text:p>
          </table:table-cell>
          <table:table-cell table:formula="of:=43.5370655615001+0.003097025965914*([.B151]-[.B$2])" office:value-type="float" office:value="43.9985224304213" calcext:value-type="float">
            <text:p>43.9985224304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531</text:p>
          </table:table-cell>
          <table:table-cell office:value-type="float" office:value="41833" calcext:value-type="float">
            <text:p>41833</text:p>
          </table:table-cell>
          <table:table-cell office:value-type="float" office:value="43.873" calcext:value-type="float">
            <text:p>43.873</text:p>
          </table:table-cell>
          <table:table-cell office:value-type="float" office:value="0.310464" calcext:value-type="float">
            <text:p>0.310464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2]-[.D152]" office:value-type="float" office:value="43.873536" calcext:value-type="float">
            <text:p>43.8735360000000</text:p>
          </table:table-cell>
          <table:table-cell office:value-type="float" office:value="-0.1549068231129" calcext:value-type="float">
            <text:p>-0.1549068231129</text:p>
          </table:table-cell>
          <table:table-cell office:value-type="float" office:value="0.0302651198375" calcext:value-type="float">
            <text:p>0.0302651198375</text:p>
          </table:table-cell>
          <table:table-cell table:formula="of:=[.$F152]-[.G152]" office:value-type="float" office:value="44.0284428231129" calcext:value-type="float">
            <text:p>44.0284428231129</text:p>
          </table:table-cell>
          <table:table-cell table:formula="of:=[.$F152]-[.H152]" office:value-type="float" office:value="43.8432708801625" calcext:value-type="float">
            <text:p>43.8432708801625</text:p>
          </table:table-cell>
          <table:table-cell table:formula="of:=[.$F152]-[.G152]-[.H152]" office:value-type="float" office:value="43.9981777032754" calcext:value-type="float">
            <text:p>43.9981777032754</text:p>
          </table:table-cell>
          <table:table-cell table:formula="of:=43.5370655615001+0.003097025965914*([.B152]-[.B$2])" office:value-type="float" office:value="44.0016194563872" calcext:value-type="float">
            <text:p>44.0016194563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 1</text:p>
          </table:table-cell>
          <table:table-cell office:value-type="float" office:value="41834" calcext:value-type="float">
            <text:p>41834</text:p>
          </table:table-cell>
          <table:table-cell office:value-type="float" office:value="43.876" calcext:value-type="float">
            <text:p>43.876</text:p>
          </table:table-cell>
          <table:table-cell office:value-type="float" office:value="0.3076727" calcext:value-type="float">
            <text:p>0.307672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3]-[.D153]" office:value-type="float" office:value="43.8763273" calcext:value-type="float">
            <text:p>43.8763273000000</text:p>
          </table:table-cell>
          <table:table-cell office:value-type="float" office:value="-0.155206625096" calcext:value-type="float">
            <text:p>-0.1552066250960</text:p>
          </table:table-cell>
          <table:table-cell office:value-type="float" office:value="0.0301654766669" calcext:value-type="float">
            <text:p>0.0301654766669</text:p>
          </table:table-cell>
          <table:table-cell table:formula="of:=[.$F153]-[.G153]" office:value-type="float" office:value="44.031533925096" calcext:value-type="float">
            <text:p>44.0315339250960</text:p>
          </table:table-cell>
          <table:table-cell table:formula="of:=[.$F153]-[.H153]" office:value-type="float" office:value="43.8461618233331" calcext:value-type="float">
            <text:p>43.8461618233331</text:p>
          </table:table-cell>
          <table:table-cell table:formula="of:=[.$F153]-[.G153]-[.H153]" office:value-type="float" office:value="44.0013684484291" calcext:value-type="float">
            <text:p>44.0013684484291</text:p>
          </table:table-cell>
          <table:table-cell table:formula="of:=43.5370655615001+0.003097025965914*([.B153]-[.B$2])" office:value-type="float" office:value="44.0047164823531" calcext:value-type="float">
            <text:p>44.0047164823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 2</text:p>
          </table:table-cell>
          <table:table-cell office:value-type="float" office:value="41835" calcext:value-type="float">
            <text:p>41835</text:p>
          </table:table-cell>
          <table:table-cell office:value-type="float" office:value="43.879" calcext:value-type="float">
            <text:p>43.879</text:p>
          </table:table-cell>
          <table:table-cell office:value-type="float" office:value="0.3049837" calcext:value-type="float">
            <text:p>0.304983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4]-[.D154]" office:value-type="float" office:value="43.8790163" calcext:value-type="float">
            <text:p>43.8790163000000</text:p>
          </table:table-cell>
          <table:table-cell office:value-type="float" office:value="-0.1555965682097" calcext:value-type="float">
            <text:p>-0.1555965682097</text:p>
          </table:table-cell>
          <table:table-cell office:value-type="float" office:value="0.0300492526346" calcext:value-type="float">
            <text:p>0.0300492526346</text:p>
          </table:table-cell>
          <table:table-cell table:formula="of:=[.$F154]-[.G154]" office:value-type="float" office:value="44.0346128682097" calcext:value-type="float">
            <text:p>44.0346128682097</text:p>
          </table:table-cell>
          <table:table-cell table:formula="of:=[.$F154]-[.H154]" office:value-type="float" office:value="43.8489670473654" calcext:value-type="float">
            <text:p>43.8489670473654</text:p>
          </table:table-cell>
          <table:table-cell table:formula="of:=[.$F154]-[.G154]-[.H154]" office:value-type="float" office:value="44.0045636155751" calcext:value-type="float">
            <text:p>44.0045636155751</text:p>
          </table:table-cell>
          <table:table-cell table:formula="of:=43.5370655615001+0.003097025965914*([.B154]-[.B$2])" office:value-type="float" office:value="44.007813508319" calcext:value-type="float">
            <text:p>44.00781350831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 3</text:p>
          </table:table-cell>
          <table:table-cell office:value-type="float" office:value="41836" calcext:value-type="float">
            <text:p>41836</text:p>
          </table:table-cell>
          <table:table-cell office:value-type="float" office:value="43.882" calcext:value-type="float">
            <text:p>43.882</text:p>
          </table:table-cell>
          <table:table-cell office:value-type="float" office:value="0.3022809" calcext:value-type="float">
            <text:p>0.302280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5]-[.D155]" office:value-type="float" office:value="43.8817191" calcext:value-type="float">
            <text:p>43.8817191000000</text:p>
          </table:table-cell>
          <table:table-cell office:value-type="float" office:value="-0.15596003372" calcext:value-type="float">
            <text:p>-0.1559600337200</text:p>
          </table:table-cell>
          <table:table-cell office:value-type="float" office:value="0.0299163869876" calcext:value-type="float">
            <text:p>0.0299163869876</text:p>
          </table:table-cell>
          <table:table-cell table:formula="of:=[.$F155]-[.G155]" office:value-type="float" office:value="44.03767913372" calcext:value-type="float">
            <text:p>44.0376791337200</text:p>
          </table:table-cell>
          <table:table-cell table:formula="of:=[.$F155]-[.H155]" office:value-type="float" office:value="43.8518027130124" calcext:value-type="float">
            <text:p>43.8518027130124</text:p>
          </table:table-cell>
          <table:table-cell table:formula="of:=[.$F155]-[.G155]-[.H155]" office:value-type="float" office:value="44.0077627467324" calcext:value-type="float">
            <text:p>44.0077627467324</text:p>
          </table:table-cell>
          <table:table-cell table:formula="of:=43.5370655615001+0.003097025965914*([.B155]-[.B$2])" office:value-type="float" office:value="44.0109105342849" calcext:value-type="float">
            <text:p>44.0109105342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 4</text:p>
          </table:table-cell>
          <table:table-cell office:value-type="float" office:value="41837" calcext:value-type="float">
            <text:p>41837</text:p>
          </table:table-cell>
          <table:table-cell office:value-type="float" office:value="43.884" calcext:value-type="float">
            <text:p>43.884</text:p>
          </table:table-cell>
          <table:table-cell office:value-type="float" office:value="0.2994605" calcext:value-type="float">
            <text:p>0.299460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6]-[.D156]" office:value-type="float" office:value="43.8845395" calcext:value-type="float">
            <text:p>43.8845395000000</text:p>
          </table:table-cell>
          <table:table-cell office:value-type="float" office:value="-0.1561928389104" calcext:value-type="float">
            <text:p>-0.1561928389104</text:p>
          </table:table-cell>
          <table:table-cell office:value-type="float" office:value="0.0297668330697" calcext:value-type="float">
            <text:p>0.0297668330697</text:p>
          </table:table-cell>
          <table:table-cell table:formula="of:=[.$F156]-[.G156]" office:value-type="float" office:value="44.0407323389104" calcext:value-type="float">
            <text:p>44.0407323389104</text:p>
          </table:table-cell>
          <table:table-cell table:formula="of:=[.$F156]-[.H156]" office:value-type="float" office:value="43.8547726669303" calcext:value-type="float">
            <text:p>43.8547726669303</text:p>
          </table:table-cell>
          <table:table-cell table:formula="of:=[.$F156]-[.G156]-[.H156]" office:value-type="float" office:value="44.0109655058407" calcext:value-type="float">
            <text:p>44.0109655058407</text:p>
          </table:table-cell>
          <table:table-cell table:formula="of:=43.5370655615001+0.003097025965914*([.B156]-[.B$2])" office:value-type="float" office:value="44.0140075602509" calcext:value-type="float">
            <text:p>44.01400756025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 5</text:p>
          </table:table-cell>
          <table:table-cell office:value-type="float" office:value="41838" calcext:value-type="float">
            <text:p>41838</text:p>
          </table:table-cell>
          <table:table-cell office:value-type="float" office:value="43.887" calcext:value-type="float">
            <text:p>43.887</text:p>
          </table:table-cell>
          <table:table-cell office:value-type="float" office:value="0.2964705" calcext:value-type="float">
            <text:p>0.296470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7]-[.D157]" office:value-type="float" office:value="43.8875295" calcext:value-type="float">
            <text:p>43.8875295000000</text:p>
          </table:table-cell>
          <table:table-cell office:value-type="float" office:value="-0.1562432029344" calcext:value-type="float">
            <text:p>-0.1562432029344</text:p>
          </table:table-cell>
          <table:table-cell office:value-type="float" office:value="0.0296005584373" calcext:value-type="float">
            <text:p>0.0296005584373</text:p>
          </table:table-cell>
          <table:table-cell table:formula="of:=[.$F157]-[.G157]" office:value-type="float" office:value="44.0437727029344" calcext:value-type="float">
            <text:p>44.0437727029344</text:p>
          </table:table-cell>
          <table:table-cell table:formula="of:=[.$F157]-[.H157]" office:value-type="float" office:value="43.8579289415627" calcext:value-type="float">
            <text:p>43.8579289415627</text:p>
          </table:table-cell>
          <table:table-cell table:formula="of:=[.$F157]-[.G157]-[.H157]" office:value-type="float" office:value="44.0141721444971" calcext:value-type="float">
            <text:p>44.0141721444971</text:p>
          </table:table-cell>
          <table:table-cell table:formula="of:=43.5370655615001+0.003097025965914*([.B157]-[.B$2])" office:value-type="float" office:value="44.0171045862168" calcext:value-type="float">
            <text:p>44.01710458621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 6</text:p>
          </table:table-cell>
          <table:table-cell office:value-type="float" office:value="41839" calcext:value-type="float">
            <text:p>41839</text:p>
          </table:table-cell>
          <table:table-cell office:value-type="float" office:value="43.89" calcext:value-type="float">
            <text:p>43.890</text:p>
          </table:table-cell>
          <table:table-cell office:value-type="float" office:value="0.2933252" calcext:value-type="float">
            <text:p>0.293325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8]-[.D158]" office:value-type="float" office:value="43.8906748" calcext:value-type="float">
            <text:p>43.8906748000000</text:p>
          </table:table-cell>
          <table:table-cell office:value-type="float" office:value="-0.1561262286693" calcext:value-type="float">
            <text:p>-0.1561262286693</text:p>
          </table:table-cell>
          <table:table-cell office:value-type="float" office:value="0.0294175449594" calcext:value-type="float">
            <text:p>0.0294175449594</text:p>
          </table:table-cell>
          <table:table-cell table:formula="of:=[.$F158]-[.G158]" office:value-type="float" office:value="44.0468010286693" calcext:value-type="float">
            <text:p>44.0468010286693</text:p>
          </table:table-cell>
          <table:table-cell table:formula="of:=[.$F158]-[.H158]" office:value-type="float" office:value="43.8612572550406" calcext:value-type="float">
            <text:p>43.8612572550406</text:p>
          </table:table-cell>
          <table:table-cell table:formula="of:=[.$F158]-[.G158]-[.H158]" office:value-type="float" office:value="44.0173834837099" calcext:value-type="float">
            <text:p>44.0173834837099</text:p>
          </table:table-cell>
          <table:table-cell table:formula="of:=43.5370655615001+0.003097025965914*([.B158]-[.B$2])" office:value-type="float" office:value="44.0202016121827" calcext:value-type="float">
            <text:p>44.0202016121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 7</text:p>
          </table:table-cell>
          <table:table-cell office:value-type="float" office:value="41840" calcext:value-type="float">
            <text:p>41840</text:p>
          </table:table-cell>
          <table:table-cell office:value-type="float" office:value="43.892" calcext:value-type="float">
            <text:p>43.892</text:p>
          </table:table-cell>
          <table:table-cell office:value-type="float" office:value="0.2900913" calcext:value-type="float">
            <text:p>0.290091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59]-[.D159]" office:value-type="float" office:value="43.8939087" calcext:value-type="float">
            <text:p>43.8939087000000</text:p>
          </table:table-cell>
          <table:table-cell office:value-type="float" office:value="-0.1559094966821" calcext:value-type="float">
            <text:p>-0.1559094966821</text:p>
          </table:table-cell>
          <table:table-cell office:value-type="float" office:value="0.0292177889032" calcext:value-type="float">
            <text:p>0.0292177889032</text:p>
          </table:table-cell>
          <table:table-cell table:formula="of:=[.$F159]-[.G159]" office:value-type="float" office:value="44.0498181966821" calcext:value-type="float">
            <text:p>44.0498181966821</text:p>
          </table:table-cell>
          <table:table-cell table:formula="of:=[.$F159]-[.H159]" office:value-type="float" office:value="43.8646909110968" calcext:value-type="float">
            <text:p>43.8646909110968</text:p>
          </table:table-cell>
          <table:table-cell table:formula="of:=[.$F159]-[.G159]-[.H159]" office:value-type="float" office:value="44.0206004077789" calcext:value-type="float">
            <text:p>44.0206004077789</text:p>
          </table:table-cell>
          <table:table-cell table:formula="of:=43.5370655615001+0.003097025965914*([.B159]-[.B$2])" office:value-type="float" office:value="44.0232986381486" calcext:value-type="float">
            <text:p>44.0232986381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 8</text:p>
          </table:table-cell>
          <table:table-cell office:value-type="float" office:value="41841" calcext:value-type="float">
            <text:p>41841</text:p>
          </table:table-cell>
          <table:table-cell office:value-type="float" office:value="43.895" calcext:value-type="float">
            <text:p>43.895</text:p>
          </table:table-cell>
          <table:table-cell office:value-type="float" office:value="0.2868582" calcext:value-type="float">
            <text:p>0.286858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0]-[.D160]" office:value-type="float" office:value="43.8971418" calcext:value-type="float">
            <text:p>43.8971418000000</text:p>
          </table:table-cell>
          <table:table-cell office:value-type="float" office:value="-0.1556823908007" calcext:value-type="float">
            <text:p>-0.1556823908007</text:p>
          </table:table-cell>
          <table:table-cell office:value-type="float" office:value="0.029001301003" calcext:value-type="float">
            <text:p>0.0290013010030</text:p>
          </table:table-cell>
          <table:table-cell table:formula="of:=[.$F160]-[.G160]" office:value-type="float" office:value="44.0528241908007" calcext:value-type="float">
            <text:p>44.0528241908007</text:p>
          </table:table-cell>
          <table:table-cell table:formula="of:=[.$F160]-[.H160]" office:value-type="float" office:value="43.868140498997" calcext:value-type="float">
            <text:p>43.8681404989970</text:p>
          </table:table-cell>
          <table:table-cell table:formula="of:=[.$F160]-[.G160]-[.H160]" office:value-type="float" office:value="44.0238228897977" calcext:value-type="float">
            <text:p>44.0238228897977</text:p>
          </table:table-cell>
          <table:table-cell table:formula="of:=43.5370655615001+0.003097025965914*([.B160]-[.B$2])" office:value-type="float" office:value="44.0263956641145" calcext:value-type="float">
            <text:p>44.0263956641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 9</text:p>
          </table:table-cell>
          <table:table-cell office:value-type="float" office:value="41842" calcext:value-type="float">
            <text:p>41842</text:p>
          </table:table-cell>
          <table:table-cell office:value-type="float" office:value="43.898" calcext:value-type="float">
            <text:p>43.898</text:p>
          </table:table-cell>
          <table:table-cell office:value-type="float" office:value="0.2837086" calcext:value-type="float">
            <text:p>0.283708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1]-[.D161]" office:value-type="float" office:value="43.9002914" calcext:value-type="float">
            <text:p>43.9002914000000</text:p>
          </table:table-cell>
          <table:table-cell office:value-type="float" office:value="-0.1555272016777" calcext:value-type="float">
            <text:p>-0.1555272016777</text:p>
          </table:table-cell>
          <table:table-cell office:value-type="float" office:value="0.028768106515" calcext:value-type="float">
            <text:p>0.0287681065150</text:p>
          </table:table-cell>
          <table:table-cell table:formula="of:=[.$F161]-[.G161]" office:value-type="float" office:value="44.0558186016777" calcext:value-type="float">
            <text:p>44.0558186016777</text:p>
          </table:table-cell>
          <table:table-cell table:formula="of:=[.$F161]-[.H161]" office:value-type="float" office:value="43.871523293485" calcext:value-type="float">
            <text:p>43.8715232934850</text:p>
          </table:table-cell>
          <table:table-cell table:formula="of:=[.$F161]-[.G161]-[.H161]" office:value-type="float" office:value="44.0270504951627" calcext:value-type="float">
            <text:p>44.0270504951627</text:p>
          </table:table-cell>
          <table:table-cell table:formula="of:=43.5370655615001+0.003097025965914*([.B161]-[.B$2])" office:value-type="float" office:value="44.0294926900804" calcext:value-type="float">
            <text:p>44.0294926900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0</text:p>
          </table:table-cell>
          <table:table-cell office:value-type="float" office:value="41843" calcext:value-type="float">
            <text:p>41843</text:p>
          </table:table-cell>
          <table:table-cell office:value-type="float" office:value="43.9" calcext:value-type="float">
            <text:p>43.900</text:p>
          </table:table-cell>
          <table:table-cell office:value-type="float" office:value="0.2807024" calcext:value-type="float">
            <text:p>0.280702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2]-[.D162]" office:value-type="float" office:value="43.9032976" calcext:value-type="float">
            <text:p>43.9032976000000</text:p>
          </table:table-cell>
          <table:table-cell office:value-type="float" office:value="-0.1555032396006" calcext:value-type="float">
            <text:p>-0.1555032396006</text:p>
          </table:table-cell>
          <table:table-cell office:value-type="float" office:value="0.0285182452555" calcext:value-type="float">
            <text:p>0.0285182452555</text:p>
          </table:table-cell>
          <table:table-cell table:formula="of:=[.$F162]-[.G162]" office:value-type="float" office:value="44.0588008396006" calcext:value-type="float">
            <text:p>44.0588008396006</text:p>
          </table:table-cell>
          <table:table-cell table:formula="of:=[.$F162]-[.H162]" office:value-type="float" office:value="43.8747793547445" calcext:value-type="float">
            <text:p>43.8747793547445</text:p>
          </table:table-cell>
          <table:table-cell table:formula="of:=[.$F162]-[.G162]-[.H162]" office:value-type="float" office:value="44.0302825943451" calcext:value-type="float">
            <text:p>44.0302825943451</text:p>
          </table:table-cell>
          <table:table-cell table:formula="of:=43.5370655615001+0.003097025965914*([.B162]-[.B$2])" office:value-type="float" office:value="44.0325897160463" calcext:value-type="float">
            <text:p>44.03258971604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1</text:p>
          </table:table-cell>
          <table:table-cell office:value-type="float" office:value="41844" calcext:value-type="float">
            <text:p>41844</text:p>
          </table:table-cell>
          <table:table-cell office:value-type="float" office:value="43.903" calcext:value-type="float">
            <text:p>43.903</text:p>
          </table:table-cell>
          <table:table-cell office:value-type="float" office:value="0.2778733" calcext:value-type="float">
            <text:p>0.277873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3]-[.D163]" office:value-type="float" office:value="43.9061267" calcext:value-type="float">
            <text:p>43.9061267000000</text:p>
          </table:table-cell>
          <table:table-cell office:value-type="float" office:value="-0.1556437246936" calcext:value-type="float">
            <text:p>-0.1556437246936</text:p>
          </table:table-cell>
          <table:table-cell office:value-type="float" office:value="0.0282517716235" calcext:value-type="float">
            <text:p>0.0282517716235</text:p>
          </table:table-cell>
          <table:table-cell table:formula="of:=[.$F163]-[.G163]" office:value-type="float" office:value="44.0617704246936" calcext:value-type="float">
            <text:p>44.0617704246936</text:p>
          </table:table-cell>
          <table:table-cell table:formula="of:=[.$F163]-[.H163]" office:value-type="float" office:value="43.8778749283765" calcext:value-type="float">
            <text:p>43.8778749283765</text:p>
          </table:table-cell>
          <table:table-cell table:formula="of:=[.$F163]-[.G163]-[.H163]" office:value-type="float" office:value="44.0335186530701" calcext:value-type="float">
            <text:p>44.0335186530701</text:p>
          </table:table-cell>
          <table:table-cell table:formula="of:=43.5370655615001+0.003097025965914*([.B163]-[.B$2])" office:value-type="float" office:value="44.0356867420123" calcext:value-type="float">
            <text:p>44.0356867420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2</text:p>
          </table:table-cell>
          <table:table-cell office:value-type="float" office:value="41845" calcext:value-type="float">
            <text:p>41845</text:p>
          </table:table-cell>
          <table:table-cell office:value-type="float" office:value="43.906" calcext:value-type="float">
            <text:p>43.906</text:p>
          </table:table-cell>
          <table:table-cell office:value-type="float" office:value="0.2752317" calcext:value-type="float">
            <text:p>0.275231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4]-[.D164]" office:value-type="float" office:value="43.9087683" calcext:value-type="float">
            <text:p>43.9087683000000</text:p>
          </table:table-cell>
          <table:table-cell office:value-type="float" office:value="-0.1559583859243" calcext:value-type="float">
            <text:p>-0.1559583859243</text:p>
          </table:table-cell>
          <table:table-cell office:value-type="float" office:value="0.0279687546079" calcext:value-type="float">
            <text:p>0.0279687546079</text:p>
          </table:table-cell>
          <table:table-cell table:formula="of:=[.$F164]-[.G164]" office:value-type="float" office:value="44.0647266859243" calcext:value-type="float">
            <text:p>44.0647266859243</text:p>
          </table:table-cell>
          <table:table-cell table:formula="of:=[.$F164]-[.H164]" office:value-type="float" office:value="43.8807995453921" calcext:value-type="float">
            <text:p>43.8807995453921</text:p>
          </table:table-cell>
          <table:table-cell table:formula="of:=[.$F164]-[.G164]-[.H164]" office:value-type="float" office:value="44.0367579313164" calcext:value-type="float">
            <text:p>44.0367579313164</text:p>
          </table:table-cell>
          <table:table-cell table:formula="of:=43.5370655615001+0.003097025965914*([.B164]-[.B$2])" office:value-type="float" office:value="44.0387837679782" calcext:value-type="float">
            <text:p>44.0387837679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3</text:p>
          </table:table-cell>
          <table:table-cell office:value-type="float" office:value="41846" calcext:value-type="float">
            <text:p>41846</text:p>
          </table:table-cell>
          <table:table-cell office:value-type="float" office:value="43.908" calcext:value-type="float">
            <text:p>43.908</text:p>
          </table:table-cell>
          <table:table-cell office:value-type="float" office:value="0.2727668" calcext:value-type="float">
            <text:p>0.272766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5]-[.D165]" office:value-type="float" office:value="43.9112332" calcext:value-type="float">
            <text:p>43.9112332000000</text:p>
          </table:table-cell>
          <table:table-cell office:value-type="float" office:value="-0.1564357857917" calcext:value-type="float">
            <text:p>-0.1564357857917</text:p>
          </table:table-cell>
          <table:table-cell office:value-type="float" office:value="0.0276692777787" calcext:value-type="float">
            <text:p>0.0276692777787</text:p>
          </table:table-cell>
          <table:table-cell table:formula="of:=[.$F165]-[.G165]" office:value-type="float" office:value="44.0676689857917" calcext:value-type="float">
            <text:p>44.0676689857917</text:p>
          </table:table-cell>
          <table:table-cell table:formula="of:=[.$F165]-[.H165]" office:value-type="float" office:value="43.8835639222213" calcext:value-type="float">
            <text:p>43.8835639222213</text:p>
          </table:table-cell>
          <table:table-cell table:formula="of:=[.$F165]-[.G165]-[.H165]" office:value-type="float" office:value="44.039999708013" calcext:value-type="float">
            <text:p>44.0399997080130</text:p>
          </table:table-cell>
          <table:table-cell table:formula="of:=43.5370655615001+0.003097025965914*([.B165]-[.B$2])" office:value-type="float" office:value="44.0418807939441" calcext:value-type="float">
            <text:p>44.0418807939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4</text:p>
          </table:table-cell>
          <table:table-cell office:value-type="float" office:value="41847" calcext:value-type="float">
            <text:p>41847</text:p>
          </table:table-cell>
          <table:table-cell office:value-type="float" office:value="43.911" calcext:value-type="float">
            <text:p>43.911</text:p>
          </table:table-cell>
          <table:table-cell office:value-type="float" office:value="0.2704483" calcext:value-type="float">
            <text:p>0.270448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6]-[.D166]" office:value-type="float" office:value="43.9135517" calcext:value-type="float">
            <text:p>43.9135517000000</text:p>
          </table:table-cell>
          <table:table-cell office:value-type="float" office:value="-0.1570445642868" calcext:value-type="float">
            <text:p>-0.1570445642868</text:p>
          </table:table-cell>
          <table:table-cell office:value-type="float" office:value="0.0273534392626" calcext:value-type="float">
            <text:p>0.0273534392626</text:p>
          </table:table-cell>
          <table:table-cell table:formula="of:=[.$F166]-[.G166]" office:value-type="float" office:value="44.0705962642868" calcext:value-type="float">
            <text:p>44.0705962642868</text:p>
          </table:table-cell>
          <table:table-cell table:formula="of:=[.$F166]-[.H166]" office:value-type="float" office:value="43.8861982607374" calcext:value-type="float">
            <text:p>43.8861982607374</text:p>
          </table:table-cell>
          <table:table-cell table:formula="of:=[.$F166]-[.G166]-[.H166]" office:value-type="float" office:value="44.0432428250242" calcext:value-type="float">
            <text:p>44.0432428250242</text:p>
          </table:table-cell>
          <table:table-cell table:formula="of:=43.5370655615001+0.003097025965914*([.B166]-[.B$2])" office:value-type="float" office:value="44.04497781991" calcext:value-type="float">
            <text:p>44.0449778199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5</text:p>
          </table:table-cell>
          <table:table-cell office:value-type="float" office:value="41848" calcext:value-type="float">
            <text:p>41848</text:p>
          </table:table-cell>
          <table:table-cell office:value-type="float" office:value="43.914" calcext:value-type="float">
            <text:p>43.914</text:p>
          </table:table-cell>
          <table:table-cell office:value-type="float" office:value="0.2682287" calcext:value-type="float">
            <text:p>0.268228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7]-[.D167]" office:value-type="float" office:value="43.9157713" calcext:value-type="float">
            <text:p>43.9157713000000</text:p>
          </table:table-cell>
          <table:table-cell office:value-type="float" office:value="-0.157736213443" calcext:value-type="float">
            <text:p>-0.1577362134430</text:p>
          </table:table-cell>
          <table:table-cell office:value-type="float" office:value="0.0270213517026" calcext:value-type="float">
            <text:p>0.0270213517026</text:p>
          </table:table-cell>
          <table:table-cell table:formula="of:=[.$F167]-[.G167]" office:value-type="float" office:value="44.073507513443" calcext:value-type="float">
            <text:p>44.0735075134430</text:p>
          </table:table-cell>
          <table:table-cell table:formula="of:=[.$F167]-[.H167]" office:value-type="float" office:value="43.8887499482974" calcext:value-type="float">
            <text:p>43.8887499482974</text:p>
          </table:table-cell>
          <table:table-cell table:formula="of:=[.$F167]-[.G167]-[.H167]" office:value-type="float" office:value="44.0464861617404" calcext:value-type="float">
            <text:p>44.0464861617404</text:p>
          </table:table-cell>
          <table:table-cell table:formula="of:=43.5370655615001+0.003097025965914*([.B167]-[.B$2])" office:value-type="float" office:value="44.0480748458759" calcext:value-type="float">
            <text:p>44.0480748458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6</text:p>
          </table:table-cell>
          <table:table-cell office:value-type="float" office:value="41849" calcext:value-type="float">
            <text:p>41849</text:p>
          </table:table-cell>
          <table:table-cell office:value-type="float" office:value="43.916" calcext:value-type="float">
            <text:p>43.916</text:p>
          </table:table-cell>
          <table:table-cell office:value-type="float" office:value="0.2660491" calcext:value-type="float">
            <text:p>0.266049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8]-[.D168]" office:value-type="float" office:value="43.9179509" calcext:value-type="float">
            <text:p>43.9179509000000</text:p>
          </table:table-cell>
          <table:table-cell office:value-type="float" office:value="-0.1584512957788" calcext:value-type="float">
            <text:p>-0.1584512957788</text:p>
          </table:table-cell>
          <table:table-cell office:value-type="float" office:value="0.026673142202" calcext:value-type="float">
            <text:p>0.0266731422020</text:p>
          </table:table-cell>
          <table:table-cell table:formula="of:=[.$F168]-[.G168]" office:value-type="float" office:value="44.0764021957788" calcext:value-type="float">
            <text:p>44.0764021957788</text:p>
          </table:table-cell>
          <table:table-cell table:formula="of:=[.$F168]-[.H168]" office:value-type="float" office:value="43.891277757798" calcext:value-type="float">
            <text:p>43.8912777577980</text:p>
          </table:table-cell>
          <table:table-cell table:formula="of:=[.$F168]-[.G168]-[.H168]" office:value-type="float" office:value="44.0497290535768" calcext:value-type="float">
            <text:p>44.0497290535768</text:p>
          </table:table-cell>
          <table:table-cell table:formula="of:=43.5370655615001+0.003097025965914*([.B168]-[.B$2])" office:value-type="float" office:value="44.0511718718418" calcext:value-type="float">
            <text:p>44.0511718718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7</text:p>
          </table:table-cell>
          <table:table-cell office:value-type="float" office:value="41850" calcext:value-type="float">
            <text:p>41850</text:p>
          </table:table-cell>
          <table:table-cell office:value-type="float" office:value="43.919" calcext:value-type="float">
            <text:p>43.919</text:p>
          </table:table-cell>
          <table:table-cell office:value-type="float" office:value="0.2638477" calcext:value-type="float">
            <text:p>0.263847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69]-[.D169]" office:value-type="float" office:value="43.9201523" calcext:value-type="float">
            <text:p>43.9201523000000</text:p>
          </table:table-cell>
          <table:table-cell office:value-type="float" office:value="-0.1591282510974" calcext:value-type="float">
            <text:p>-0.1591282510974</text:p>
          </table:table-cell>
          <table:table-cell office:value-type="float" office:value="0.0263089522527" calcext:value-type="float">
            <text:p>0.0263089522527</text:p>
          </table:table-cell>
          <table:table-cell table:formula="of:=[.$F169]-[.G169]" office:value-type="float" office:value="44.0792805510974" calcext:value-type="float">
            <text:p>44.0792805510974</text:p>
          </table:table-cell>
          <table:table-cell table:formula="of:=[.$F169]-[.H169]" office:value-type="float" office:value="43.8938433477473" calcext:value-type="float">
            <text:p>43.8938433477473</text:p>
          </table:table-cell>
          <table:table-cell table:formula="of:=[.$F169]-[.G169]-[.H169]" office:value-type="float" office:value="44.0529715988447" calcext:value-type="float">
            <text:p>44.0529715988447</text:p>
          </table:table-cell>
          <table:table-cell table:formula="of:=43.5370655615001+0.003097025965914*([.B169]-[.B$2])" office:value-type="float" office:value="44.0542688978077" calcext:value-type="float">
            <text:p>44.0542688978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8</text:p>
          </table:table-cell>
          <table:table-cell office:value-type="float" office:value="41851" calcext:value-type="float">
            <text:p>41851</text:p>
          </table:table-cell>
          <table:table-cell office:value-type="float" office:value="43.922" calcext:value-type="float">
            <text:p>43.922</text:p>
          </table:table-cell>
          <table:table-cell office:value-type="float" office:value="0.2615698" calcext:value-type="float">
            <text:p>0.261569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0]-[.D170]" office:value-type="float" office:value="43.9224302" calcext:value-type="float">
            <text:p>43.9224302000000</text:p>
          </table:table-cell>
          <table:table-cell office:value-type="float" office:value="-0.1597122565599" calcext:value-type="float">
            <text:p>-0.1597122565599</text:p>
          </table:table-cell>
          <table:table-cell office:value-type="float" office:value="0.0259289376477" calcext:value-type="float">
            <text:p>0.0259289376477</text:p>
          </table:table-cell>
          <table:table-cell table:formula="of:=[.$F170]-[.G170]" office:value-type="float" office:value="44.0821424565599" calcext:value-type="float">
            <text:p>44.0821424565599</text:p>
          </table:table-cell>
          <table:table-cell table:formula="of:=[.$F170]-[.H170]" office:value-type="float" office:value="43.8965012623523" calcext:value-type="float">
            <text:p>43.8965012623523</text:p>
          </table:table-cell>
          <table:table-cell table:formula="of:=[.$F170]-[.G170]-[.H170]" office:value-type="float" office:value="44.0562135189122" calcext:value-type="float">
            <text:p>44.0562135189122</text:p>
          </table:table-cell>
          <table:table-cell table:formula="of:=43.5370655615001+0.003097025965914*([.B170]-[.B$2])" office:value-type="float" office:value="44.0573659237737" calcext:value-type="float">
            <text:p>44.0573659237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19</text:p>
          </table:table-cell>
          <table:table-cell office:value-type="float" office:value="41852" calcext:value-type="float">
            <text:p>41852</text:p>
          </table:table-cell>
          <table:table-cell office:value-type="float" office:value="43.924" calcext:value-type="float">
            <text:p>43.924</text:p>
          </table:table-cell>
          <table:table-cell office:value-type="float" office:value="0.2591741" calcext:value-type="float">
            <text:p>0.259174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1]-[.D171]" office:value-type="float" office:value="43.9248259" calcext:value-type="float">
            <text:p>43.9248259000000</text:p>
          </table:table-cell>
          <table:table-cell office:value-type="float" office:value="-0.1601620807131" calcext:value-type="float">
            <text:p>-0.1601620807131</text:p>
          </table:table-cell>
          <table:table-cell office:value-type="float" office:value="0.0255332683782" calcext:value-type="float">
            <text:p>0.0255332683782</text:p>
          </table:table-cell>
          <table:table-cell table:formula="of:=[.$F171]-[.G171]" office:value-type="float" office:value="44.0849879807131" calcext:value-type="float">
            <text:p>44.0849879807131</text:p>
          </table:table-cell>
          <table:table-cell table:formula="of:=[.$F171]-[.H171]" office:value-type="float" office:value="43.8992926316218" calcext:value-type="float">
            <text:p>43.8992926316218</text:p>
          </table:table-cell>
          <table:table-cell table:formula="of:=[.$F171]-[.G171]-[.H171]" office:value-type="float" office:value="44.0594547123349" calcext:value-type="float">
            <text:p>44.0594547123349</text:p>
          </table:table-cell>
          <table:table-cell table:formula="of:=43.5370655615001+0.003097025965914*([.B171]-[.B$2])" office:value-type="float" office:value="44.0604629497396" calcext:value-type="float">
            <text:p>44.0604629497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0</text:p>
          </table:table-cell>
          <table:table-cell office:value-type="float" office:value="41853" calcext:value-type="float">
            <text:p>41853</text:p>
          </table:table-cell>
          <table:table-cell office:value-type="float" office:value="43.927" calcext:value-type="float">
            <text:p>43.927</text:p>
          </table:table-cell>
          <table:table-cell office:value-type="float" office:value="0.2566369" calcext:value-type="float">
            <text:p>0.256636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2]-[.D172]" office:value-type="float" office:value="43.9273631" calcext:value-type="float">
            <text:p>43.9273631000000</text:p>
          </table:table-cell>
          <table:table-cell office:value-type="float" office:value="-0.1604543582536" calcext:value-type="float">
            <text:p>-0.1604543582536</text:p>
          </table:table-cell>
          <table:table-cell office:value-type="float" office:value="0.0251221285156" calcext:value-type="float">
            <text:p>0.0251221285156</text:p>
          </table:table-cell>
          <table:table-cell table:formula="of:=[.$F172]-[.G172]" office:value-type="float" office:value="44.0878174582536" calcext:value-type="float">
            <text:p>44.0878174582536</text:p>
          </table:table-cell>
          <table:table-cell table:formula="of:=[.$F172]-[.H172]" office:value-type="float" office:value="43.9022409714844" calcext:value-type="float">
            <text:p>43.9022409714844</text:p>
          </table:table-cell>
          <table:table-cell table:formula="of:=[.$F172]-[.G172]-[.H172]" office:value-type="float" office:value="44.062695329738" calcext:value-type="float">
            <text:p>44.0626953297380</text:p>
          </table:table-cell>
          <table:table-cell table:formula="of:=43.5370655615001+0.003097025965914*([.B172]-[.B$2])" office:value-type="float" office:value="44.0635599757055" calcext:value-type="float">
            <text:p>44.0635599757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1</text:p>
          </table:table-cell>
          <table:table-cell office:value-type="float" office:value="41854" calcext:value-type="float">
            <text:p>41854</text:p>
          </table:table-cell>
          <table:table-cell office:value-type="float" office:value="43.93" calcext:value-type="float">
            <text:p>43.930</text:p>
          </table:table-cell>
          <table:table-cell office:value-type="float" office:value="0.2539551" calcext:value-type="float">
            <text:p>0.253955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3]-[.D173]" office:value-type="float" office:value="43.9300449" calcext:value-type="float">
            <text:p>43.9300449000000</text:p>
          </table:table-cell>
          <table:table-cell office:value-type="float" office:value="-0.1605858316135" calcext:value-type="float">
            <text:p>-0.1605858316135</text:p>
          </table:table-cell>
          <table:table-cell office:value-type="float" office:value="0.0246957160768" calcext:value-type="float">
            <text:p>0.0246957160768</text:p>
          </table:table-cell>
          <table:table-cell table:formula="of:=[.$F173]-[.G173]" office:value-type="float" office:value="44.0906307316135" calcext:value-type="float">
            <text:p>44.0906307316135</text:p>
          </table:table-cell>
          <table:table-cell table:formula="of:=[.$F173]-[.H173]" office:value-type="float" office:value="43.9053491839232" calcext:value-type="float">
            <text:p>43.9053491839232</text:p>
          </table:table-cell>
          <table:table-cell table:formula="of:=[.$F173]-[.G173]-[.H173]" office:value-type="float" office:value="44.0659350155367" calcext:value-type="float">
            <text:p>44.0659350155367</text:p>
          </table:table-cell>
          <table:table-cell table:formula="of:=43.5370655615001+0.003097025965914*([.B173]-[.B$2])" office:value-type="float" office:value="44.0666570016714" calcext:value-type="float">
            <text:p>44.0666570016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2</text:p>
          </table:table-cell>
          <table:table-cell office:value-type="float" office:value="41855" calcext:value-type="float">
            <text:p>41855</text:p>
          </table:table-cell>
          <table:table-cell office:value-type="float" office:value="43.932" calcext:value-type="float">
            <text:p>43.932</text:p>
          </table:table-cell>
          <table:table-cell office:value-type="float" office:value="0.2511461" calcext:value-type="float">
            <text:p>0.251146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4]-[.D174]" office:value-type="float" office:value="43.9328539" calcext:value-type="float">
            <text:p>43.9328539000000</text:p>
          </table:table-cell>
          <table:table-cell office:value-type="float" office:value="-0.1605744474334" calcext:value-type="float">
            <text:p>-0.1605744474334</text:p>
          </table:table-cell>
          <table:table-cell office:value-type="float" office:value="0.0242542428764" calcext:value-type="float">
            <text:p>0.0242542428764</text:p>
          </table:table-cell>
          <table:table-cell table:formula="of:=[.$F174]-[.G174]" office:value-type="float" office:value="44.0934283474334" calcext:value-type="float">
            <text:p>44.0934283474334</text:p>
          </table:table-cell>
          <table:table-cell table:formula="of:=[.$F174]-[.H174]" office:value-type="float" office:value="43.9085996571236" calcext:value-type="float">
            <text:p>43.9085996571236</text:p>
          </table:table-cell>
          <table:table-cell table:formula="of:=[.$F174]-[.G174]-[.H174]" office:value-type="float" office:value="44.069174104557" calcext:value-type="float">
            <text:p>44.0691741045570</text:p>
          </table:table-cell>
          <table:table-cell table:formula="of:=43.5370655615001+0.003097025965914*([.B174]-[.B$2])" office:value-type="float" office:value="44.0697540276373" calcext:value-type="float">
            <text:p>44.0697540276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3</text:p>
          </table:table-cell>
          <table:table-cell office:value-type="float" office:value="41856" calcext:value-type="float">
            <text:p>41856</text:p>
          </table:table-cell>
          <table:table-cell office:value-type="float" office:value="43.935" calcext:value-type="float">
            <text:p>43.935</text:p>
          </table:table-cell>
          <table:table-cell office:value-type="float" office:value="0.2482491" calcext:value-type="float">
            <text:p>0.248249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5]-[.D175]" office:value-type="float" office:value="43.9357509" calcext:value-type="float">
            <text:p>43.9357509000000</text:p>
          </table:table-cell>
          <table:table-cell office:value-type="float" office:value="-0.1604597639412" calcext:value-type="float">
            <text:p>-0.1604597639412</text:p>
          </table:table-cell>
          <table:table-cell office:value-type="float" office:value="0.0237979343618" calcext:value-type="float">
            <text:p>0.0237979343618</text:p>
          </table:table-cell>
          <table:table-cell table:formula="of:=[.$F175]-[.G175]" office:value-type="float" office:value="44.0962106639412" calcext:value-type="float">
            <text:p>44.0962106639412</text:p>
          </table:table-cell>
          <table:table-cell table:formula="of:=[.$F175]-[.H175]" office:value-type="float" office:value="43.9119529656382" calcext:value-type="float">
            <text:p>43.9119529656382</text:p>
          </table:table-cell>
          <table:table-cell table:formula="of:=[.$F175]-[.G175]-[.H175]" office:value-type="float" office:value="44.0724127295794" calcext:value-type="float">
            <text:p>44.0724127295794</text:p>
          </table:table-cell>
          <table:table-cell table:formula="of:=43.5370655615001+0.003097025965914*([.B175]-[.B$2])" office:value-type="float" office:value="44.0728510536032" calcext:value-type="float">
            <text:p>44.0728510536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4</text:p>
          </table:table-cell>
          <table:table-cell office:value-type="float" office:value="41857" calcext:value-type="float">
            <text:p>41857</text:p>
          </table:table-cell>
          <table:table-cell office:value-type="float" office:value="43.938" calcext:value-type="float">
            <text:p>43.938</text:p>
          </table:table-cell>
          <table:table-cell office:value-type="float" office:value="0.2453232" calcext:value-type="float">
            <text:p>0.245323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6]-[.D176]" office:value-type="float" office:value="43.9386768" calcext:value-type="float">
            <text:p>43.9386768000000</text:p>
          </table:table-cell>
          <table:table-cell office:value-type="float" office:value="-0.1603017100158" calcext:value-type="float">
            <text:p>-0.1603017100158</text:p>
          </table:table-cell>
          <table:table-cell office:value-type="float" office:value="0.0233270294345" calcext:value-type="float">
            <text:p>0.0233270294345</text:p>
          </table:table-cell>
          <table:table-cell table:formula="of:=[.$F176]-[.G176]" office:value-type="float" office:value="44.0989785100158" calcext:value-type="float">
            <text:p>44.0989785100158</text:p>
          </table:table-cell>
          <table:table-cell table:formula="of:=[.$F176]-[.H176]" office:value-type="float" office:value="43.9153497705655" calcext:value-type="float">
            <text:p>43.9153497705655</text:p>
          </table:table-cell>
          <table:table-cell table:formula="of:=[.$F176]-[.G176]-[.H176]" office:value-type="float" office:value="44.0756514805813" calcext:value-type="float">
            <text:p>44.0756514805813</text:p>
          </table:table-cell>
          <table:table-cell table:formula="of:=43.5370655615001+0.003097025965914*([.B176]-[.B$2])" office:value-type="float" office:value="44.0759480795691" calcext:value-type="float">
            <text:p>44.0759480795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5</text:p>
          </table:table-cell>
          <table:table-cell office:value-type="float" office:value="41858" calcext:value-type="float">
            <text:p>41858</text:p>
          </table:table-cell>
          <table:table-cell office:value-type="float" office:value="43.94" calcext:value-type="float">
            <text:p>43.940</text:p>
          </table:table-cell>
          <table:table-cell office:value-type="float" office:value="0.2424429" calcext:value-type="float">
            <text:p>0.242442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7]-[.D177]" office:value-type="float" office:value="43.9415571" calcext:value-type="float">
            <text:p>43.9415571000000</text:p>
          </table:table-cell>
          <table:table-cell office:value-type="float" office:value="-0.1601747059449" calcext:value-type="float">
            <text:p>-0.1601747059449</text:p>
          </table:table-cell>
          <table:table-cell office:value-type="float" office:value="0.0228417802567" calcext:value-type="float">
            <text:p>0.0228417802567</text:p>
          </table:table-cell>
          <table:table-cell table:formula="of:=[.$F177]-[.G177]" office:value-type="float" office:value="44.1017318059449" calcext:value-type="float">
            <text:p>44.1017318059449</text:p>
          </table:table-cell>
          <table:table-cell table:formula="of:=[.$F177]-[.H177]" office:value-type="float" office:value="43.9187153197433" calcext:value-type="float">
            <text:p>43.9187153197433</text:p>
          </table:table-cell>
          <table:table-cell table:formula="of:=[.$F177]-[.G177]-[.H177]" office:value-type="float" office:value="44.0788900256882" calcext:value-type="float">
            <text:p>44.0788900256882</text:p>
          </table:table-cell>
          <table:table-cell table:formula="of:=43.5370655615001+0.003097025965914*([.B177]-[.B$2])" office:value-type="float" office:value="44.0790451055351" calcext:value-type="float">
            <text:p>44.0790451055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6</text:p>
          </table:table-cell>
          <table:table-cell office:value-type="float" office:value="41859" calcext:value-type="float">
            <text:p>41859</text:p>
          </table:table-cell>
          <table:table-cell office:value-type="float" office:value="43.943" calcext:value-type="float">
            <text:p>43.943</text:p>
          </table:table-cell>
          <table:table-cell office:value-type="float" office:value="0.2396828" calcext:value-type="float">
            <text:p>0.239682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8]-[.D178]" office:value-type="float" office:value="43.9443172" calcext:value-type="float">
            <text:p>43.9443172000000</text:p>
          </table:table-cell>
          <table:table-cell office:value-type="float" office:value="-0.1601535183108" calcext:value-type="float">
            <text:p>-0.1601535183108</text:p>
          </table:table-cell>
          <table:table-cell office:value-type="float" office:value="0.0223424520429" calcext:value-type="float">
            <text:p>0.0223424520429</text:p>
          </table:table-cell>
          <table:table-cell table:formula="of:=[.$F178]-[.G178]" office:value-type="float" office:value="44.1044707183108" calcext:value-type="float">
            <text:p>44.1044707183108</text:p>
          </table:table-cell>
          <table:table-cell table:formula="of:=[.$F178]-[.H178]" office:value-type="float" office:value="43.9219747479571" calcext:value-type="float">
            <text:p>43.9219747479571</text:p>
          </table:table-cell>
          <table:table-cell table:formula="of:=[.$F178]-[.G178]-[.H178]" office:value-type="float" office:value="44.0821282662679" calcext:value-type="float">
            <text:p>44.0821282662679</text:p>
          </table:table-cell>
          <table:table-cell table:formula="of:=43.5370655615001+0.003097025965914*([.B178]-[.B$2])" office:value-type="float" office:value="44.082142131501" calcext:value-type="float">
            <text:p>44.0821421315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7</text:p>
          </table:table-cell>
          <table:table-cell office:value-type="float" office:value="41860" calcext:value-type="float">
            <text:p>41860</text:p>
          </table:table-cell>
          <table:table-cell office:value-type="float" office:value="43.946" calcext:value-type="float">
            <text:p>43.946</text:p>
          </table:table-cell>
          <table:table-cell office:value-type="float" office:value="0.2370944" calcext:value-type="float">
            <text:p>0.237094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79]-[.D179]" office:value-type="float" office:value="43.9469056" calcext:value-type="float">
            <text:p>43.9469056000000</text:p>
          </table:table-cell>
          <table:table-cell office:value-type="float" office:value="-0.1602905570625" calcext:value-type="float">
            <text:p>-0.1602905570625</text:p>
          </table:table-cell>
          <table:table-cell office:value-type="float" office:value="0.0218293228375" calcext:value-type="float">
            <text:p>0.0218293228375</text:p>
          </table:table-cell>
          <table:table-cell table:formula="of:=[.$F179]-[.G179]" office:value-type="float" office:value="44.1071961570625" calcext:value-type="float">
            <text:p>44.1071961570625</text:p>
          </table:table-cell>
          <table:table-cell table:formula="of:=[.$F179]-[.H179]" office:value-type="float" office:value="43.9250762771625" calcext:value-type="float">
            <text:p>43.9250762771625</text:p>
          </table:table-cell>
          <table:table-cell table:formula="of:=[.$F179]-[.G179]-[.H179]" office:value-type="float" office:value="44.085366834225" calcext:value-type="float">
            <text:p>44.0853668342250</text:p>
          </table:table-cell>
          <table:table-cell table:formula="of:=43.5370655615001+0.003097025965914*([.B179]-[.B$2])" office:value-type="float" office:value="44.0852391574669" calcext:value-type="float">
            <text:p>44.0852391574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8</text:p>
          </table:table-cell>
          <table:table-cell office:value-type="float" office:value="41861" calcext:value-type="float">
            <text:p>41861</text:p>
          </table:table-cell>
          <table:table-cell office:value-type="float" office:value="43.948" calcext:value-type="float">
            <text:p>43.948</text:p>
          </table:table-cell>
          <table:table-cell office:value-type="float" office:value="0.2346823" calcext:value-type="float">
            <text:p>0.234682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0]-[.D180]" office:value-type="float" office:value="43.9493177" calcext:value-type="float">
            <text:p>43.9493177000000</text:p>
          </table:table-cell>
          <table:table-cell office:value-type="float" office:value="-0.1605915343143" calcext:value-type="float">
            <text:p>-0.1605915343143</text:p>
          </table:table-cell>
          <table:table-cell office:value-type="float" office:value="0.0213026832784" calcext:value-type="float">
            <text:p>0.0213026832784</text:p>
          </table:table-cell>
          <table:table-cell table:formula="of:=[.$F180]-[.G180]" office:value-type="float" office:value="44.1099092343143" calcext:value-type="float">
            <text:p>44.1099092343143</text:p>
          </table:table-cell>
          <table:table-cell table:formula="of:=[.$F180]-[.H180]" office:value-type="float" office:value="43.9280150167216" calcext:value-type="float">
            <text:p>43.9280150167216</text:p>
          </table:table-cell>
          <table:table-cell table:formula="of:=[.$F180]-[.G180]-[.H180]" office:value-type="float" office:value="44.0886065510359" calcext:value-type="float">
            <text:p>44.0886065510359</text:p>
          </table:table-cell>
          <table:table-cell table:formula="of:=43.5370655615001+0.003097025965914*([.B180]-[.B$2])" office:value-type="float" office:value="44.0883361834328" calcext:value-type="float">
            <text:p>44.0883361834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29</text:p>
          </table:table-cell>
          <table:table-cell office:value-type="float" office:value="41862" calcext:value-type="float">
            <text:p>41862</text:p>
          </table:table-cell>
          <table:table-cell office:value-type="float" office:value="43.951" calcext:value-type="float">
            <text:p>43.951</text:p>
          </table:table-cell>
          <table:table-cell office:value-type="float" office:value="0.2323922" calcext:value-type="float">
            <text:p>0.232392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1]-[.D181]" office:value-type="float" office:value="43.9516078" calcext:value-type="float">
            <text:p>43.9516078000000</text:p>
          </table:table-cell>
          <table:table-cell office:value-type="float" office:value="-0.1610027388401" calcext:value-type="float">
            <text:p>-0.1610027388401</text:p>
          </table:table-cell>
          <table:table-cell office:value-type="float" office:value="0.0207628363468" calcext:value-type="float">
            <text:p>0.0207628363468</text:p>
          </table:table-cell>
          <table:table-cell table:formula="of:=[.$F181]-[.G181]" office:value-type="float" office:value="44.1126105388401" calcext:value-type="float">
            <text:p>44.1126105388401</text:p>
          </table:table-cell>
          <table:table-cell table:formula="of:=[.$F181]-[.H181]" office:value-type="float" office:value="43.9308449636532" calcext:value-type="float">
            <text:p>43.9308449636532</text:p>
          </table:table-cell>
          <table:table-cell table:formula="of:=[.$F181]-[.G181]-[.H181]" office:value-type="float" office:value="44.0918477024933" calcext:value-type="float">
            <text:p>44.0918477024933</text:p>
          </table:table-cell>
          <table:table-cell table:formula="of:=43.5370655615001+0.003097025965914*([.B181]-[.B$2])" office:value-type="float" office:value="44.0914332093987" calcext:value-type="float">
            <text:p>44.0914332093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630</text:p>
          </table:table-cell>
          <table:table-cell office:value-type="float" office:value="41863" calcext:value-type="float">
            <text:p>41863</text:p>
          </table:table-cell>
          <table:table-cell office:value-type="float" office:value="43.954" calcext:value-type="float">
            <text:p>43.954</text:p>
          </table:table-cell>
          <table:table-cell office:value-type="float" office:value="0.2301216" calcext:value-type="float">
            <text:p>0.230121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2]-[.D182]" office:value-type="float" office:value="43.9538784" calcext:value-type="float">
            <text:p>43.9538784000000</text:p>
          </table:table-cell>
          <table:table-cell office:value-type="float" office:value="-0.161421950748" calcext:value-type="float">
            <text:p>-0.1614219507480</text:p>
          </table:table-cell>
          <table:table-cell office:value-type="float" office:value="0.0202100971031" calcext:value-type="float">
            <text:p>0.0202100971031</text:p>
          </table:table-cell>
          <table:table-cell table:formula="of:=[.$F182]-[.G182]" office:value-type="float" office:value="44.115300350748" calcext:value-type="float">
            <text:p>44.1153003507480</text:p>
          </table:table-cell>
          <table:table-cell table:formula="of:=[.$F182]-[.H182]" office:value-type="float" office:value="43.9336683028969" calcext:value-type="float">
            <text:p>43.9336683028969</text:p>
          </table:table-cell>
          <table:table-cell table:formula="of:=[.$F182]-[.G182]-[.H182]" office:value-type="float" office:value="44.0950902536449" calcext:value-type="float">
            <text:p>44.0950902536449</text:p>
          </table:table-cell>
          <table:table-cell table:formula="of:=43.5370655615001+0.003097025965914*([.B182]-[.B$2])" office:value-type="float" office:value="44.0945302353646" calcext:value-type="float">
            <text:p>44.0945302353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 1</text:p>
          </table:table-cell>
          <table:table-cell office:value-type="float" office:value="41864" calcext:value-type="float">
            <text:p>41864</text:p>
          </table:table-cell>
          <table:table-cell office:value-type="float" office:value="43.956" calcext:value-type="float">
            <text:p>43.956</text:p>
          </table:table-cell>
          <table:table-cell office:value-type="float" office:value="0.2277557" calcext:value-type="float">
            <text:p>0.227755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3]-[.D183]" office:value-type="float" office:value="43.9562443" calcext:value-type="float">
            <text:p>43.9562443000000</text:p>
          </table:table-cell>
          <table:table-cell office:value-type="float" office:value="-0.1617338571431" calcext:value-type="float">
            <text:p>-0.1617338571431</text:p>
          </table:table-cell>
          <table:table-cell office:value-type="float" office:value="0.0196447924101" calcext:value-type="float">
            <text:p>0.0196447924101</text:p>
          </table:table-cell>
          <table:table-cell table:formula="of:=[.$F183]-[.G183]" office:value-type="float" office:value="44.1179781571431" calcext:value-type="float">
            <text:p>44.1179781571431</text:p>
          </table:table-cell>
          <table:table-cell table:formula="of:=[.$F183]-[.H183]" office:value-type="float" office:value="43.9365995075899" calcext:value-type="float">
            <text:p>43.9365995075899</text:p>
          </table:table-cell>
          <table:table-cell table:formula="of:=[.$F183]-[.G183]-[.H183]" office:value-type="float" office:value="44.098333364733" calcext:value-type="float">
            <text:p>44.0983333647330</text:p>
          </table:table-cell>
          <table:table-cell table:formula="of:=43.5370655615001+0.003097025965914*([.B183]-[.B$2])" office:value-type="float" office:value="44.0976272613305" calcext:value-type="float">
            <text:p>44.0976272613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 2</text:p>
          </table:table-cell>
          <table:table-cell office:value-type="float" office:value="41865" calcext:value-type="float">
            <text:p>41865</text:p>
          </table:table-cell>
          <table:table-cell office:value-type="float" office:value="43.959" calcext:value-type="float">
            <text:p>43.959</text:p>
          </table:table-cell>
          <table:table-cell office:value-type="float" office:value="0.2252119" calcext:value-type="float">
            <text:p>0.225211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4]-[.D184]" office:value-type="float" office:value="43.9587881" calcext:value-type="float">
            <text:p>43.9587881000000</text:p>
          </table:table-cell>
          <table:table-cell office:value-type="float" office:value="-0.161855645137" calcext:value-type="float">
            <text:p>-0.1618556451370</text:p>
          </table:table-cell>
          <table:table-cell office:value-type="float" office:value="0.0190672606429" calcext:value-type="float">
            <text:p>0.0190672606429</text:p>
          </table:table-cell>
          <table:table-cell table:formula="of:=[.$F184]-[.G184]" office:value-type="float" office:value="44.120643745137" calcext:value-type="float">
            <text:p>44.1206437451370</text:p>
          </table:table-cell>
          <table:table-cell table:formula="of:=[.$F184]-[.H184]" office:value-type="float" office:value="43.9397208393571" calcext:value-type="float">
            <text:p>43.9397208393571</text:p>
          </table:table-cell>
          <table:table-cell table:formula="of:=[.$F184]-[.G184]-[.H184]" office:value-type="float" office:value="44.1015764844941" calcext:value-type="float">
            <text:p>44.1015764844941</text:p>
          </table:table-cell>
          <table:table-cell table:formula="of:=43.5370655615001+0.003097025965914*([.B184]-[.B$2])" office:value-type="float" office:value="44.1007242872965" calcext:value-type="float">
            <text:p>44.1007242872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 3</text:p>
          </table:table-cell>
          <table:table-cell office:value-type="float" office:value="41866" calcext:value-type="float">
            <text:p>41866</text:p>
          </table:table-cell>
          <table:table-cell office:value-type="float" office:value="43.961" calcext:value-type="float">
            <text:p>43.961</text:p>
          </table:table-cell>
          <table:table-cell office:value-type="float" office:value="0.2224729" calcext:value-type="float">
            <text:p>0.222472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5]-[.D185]" office:value-type="float" office:value="43.9615271" calcext:value-type="float">
            <text:p>43.9615271000000</text:p>
          </table:table-cell>
          <table:table-cell office:value-type="float" office:value="-0.1617702010211" calcext:value-type="float">
            <text:p>-0.1617702010211</text:p>
          </table:table-cell>
          <table:table-cell office:value-type="float" office:value="0.0184778513863" calcext:value-type="float">
            <text:p>0.0184778513863</text:p>
          </table:table-cell>
          <table:table-cell table:formula="of:=[.$F185]-[.G185]" office:value-type="float" office:value="44.1232973010211" calcext:value-type="float">
            <text:p>44.1232973010211</text:p>
          </table:table-cell>
          <table:table-cell table:formula="of:=[.$F185]-[.H185]" office:value-type="float" office:value="43.9430492486137" calcext:value-type="float">
            <text:p>43.9430492486137</text:p>
          </table:table-cell>
          <table:table-cell table:formula="of:=[.$F185]-[.G185]-[.H185]" office:value-type="float" office:value="44.1048194496348" calcext:value-type="float">
            <text:p>44.1048194496348</text:p>
          </table:table-cell>
          <table:table-cell table:formula="of:=43.5370655615001+0.003097025965914*([.B185]-[.B$2])" office:value-type="float" office:value="44.1038213132624" calcext:value-type="float">
            <text:p>44.1038213132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 4</text:p>
          </table:table-cell>
          <table:table-cell office:value-type="float" office:value="41867" calcext:value-type="float">
            <text:p>41867</text:p>
          </table:table-cell>
          <table:table-cell office:value-type="float" office:value="43.963" calcext:value-type="float">
            <text:p>43.963</text:p>
          </table:table-cell>
          <table:table-cell office:value-type="float" office:value="0.2195902" calcext:value-type="float">
            <text:p>0.219590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6]-[.D186]" office:value-type="float" office:value="43.9644098" calcext:value-type="float">
            <text:p>43.9644098000000</text:p>
          </table:table-cell>
          <table:table-cell office:value-type="float" office:value="-0.1615302378042" calcext:value-type="float">
            <text:p>-0.1615302378042</text:p>
          </table:table-cell>
          <table:table-cell office:value-type="float" office:value="0.0178769251198" calcext:value-type="float">
            <text:p>0.0178769251198</text:p>
          </table:table-cell>
          <table:table-cell table:formula="of:=[.$F186]-[.G186]" office:value-type="float" office:value="44.1259400378042" calcext:value-type="float">
            <text:p>44.1259400378042</text:p>
          </table:table-cell>
          <table:table-cell table:formula="of:=[.$F186]-[.H186]" office:value-type="float" office:value="43.9465328748802" calcext:value-type="float">
            <text:p>43.9465328748802</text:p>
          </table:table-cell>
          <table:table-cell table:formula="of:=[.$F186]-[.G186]-[.H186]" office:value-type="float" office:value="44.1080631126844" calcext:value-type="float">
            <text:p>44.1080631126844</text:p>
          </table:table-cell>
          <table:table-cell table:formula="of:=43.5370655615001+0.003097025965914*([.B186]-[.B$2])" office:value-type="float" office:value="44.1069183392283" calcext:value-type="float">
            <text:p>44.1069183392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 5</text:p>
          </table:table-cell>
          <table:table-cell office:value-type="float" office:value="41868" calcext:value-type="float">
            <text:p>41868</text:p>
          </table:table-cell>
          <table:table-cell office:value-type="float" office:value="43.966" calcext:value-type="float">
            <text:p>43.966</text:p>
          </table:table-cell>
          <table:table-cell office:value-type="float" office:value="0.2166607" calcext:value-type="float">
            <text:p>0.216660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7]-[.D187]" office:value-type="float" office:value="43.9673393" calcext:value-type="float">
            <text:p>43.9673393000000</text:p>
          </table:table-cell>
          <table:table-cell office:value-type="float" office:value="-0.1612334433957" calcext:value-type="float">
            <text:p>-0.1612334433957</text:p>
          </table:table-cell>
          <table:table-cell office:value-type="float" office:value="0.0172648528906" calcext:value-type="float">
            <text:p>0.0172648528906</text:p>
          </table:table-cell>
          <table:table-cell table:formula="of:=[.$F187]-[.G187]" office:value-type="float" office:value="44.1285727433957" calcext:value-type="float">
            <text:p>44.1285727433957</text:p>
          </table:table-cell>
          <table:table-cell table:formula="of:=[.$F187]-[.H187]" office:value-type="float" office:value="43.9500744471094" calcext:value-type="float">
            <text:p>43.9500744471094</text:p>
          </table:table-cell>
          <table:table-cell table:formula="of:=[.$F187]-[.G187]-[.H187]" office:value-type="float" office:value="44.1113078905051" calcext:value-type="float">
            <text:p>44.1113078905051</text:p>
          </table:table-cell>
          <table:table-cell table:formula="of:=43.5370655615001+0.003097025965914*([.B187]-[.B$2])" office:value-type="float" office:value="44.1100153651942" calcext:value-type="float">
            <text:p>44.11001536519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 6</text:p>
          </table:table-cell>
          <table:table-cell office:value-type="float" office:value="41869" calcext:value-type="float">
            <text:p>41869</text:p>
          </table:table-cell>
          <table:table-cell office:value-type="float" office:value="43.968" calcext:value-type="float">
            <text:p>43.968</text:p>
          </table:table-cell>
          <table:table-cell office:value-type="float" office:value="0.2137885" calcext:value-type="float">
            <text:p>0.213788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8]-[.D188]" office:value-type="float" office:value="43.9702115" calcext:value-type="float">
            <text:p>43.9702115000000</text:p>
          </table:table-cell>
          <table:table-cell office:value-type="float" office:value="-0.1609846069728" calcext:value-type="float">
            <text:p>-0.1609846069728</text:p>
          </table:table-cell>
          <table:table-cell office:value-type="float" office:value="0.0166420159755" calcext:value-type="float">
            <text:p>0.0166420159755</text:p>
          </table:table-cell>
          <table:table-cell table:formula="of:=[.$F188]-[.G188]" office:value-type="float" office:value="44.1311961069728" calcext:value-type="float">
            <text:p>44.1311961069728</text:p>
          </table:table-cell>
          <table:table-cell table:formula="of:=[.$F188]-[.H188]" office:value-type="float" office:value="43.9535694840245" calcext:value-type="float">
            <text:p>43.9535694840245</text:p>
          </table:table-cell>
          <table:table-cell table:formula="of:=[.$F188]-[.G188]-[.H188]" office:value-type="float" office:value="44.1145540909973" calcext:value-type="float">
            <text:p>44.1145540909973</text:p>
          </table:table-cell>
          <table:table-cell table:formula="of:=43.5370655615001+0.003097025965914*([.B188]-[.B$2])" office:value-type="float" office:value="44.1131123911601" calcext:value-type="float">
            <text:p>44.1131123911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 7</text:p>
          </table:table-cell>
          <table:table-cell office:value-type="float" office:value="41870" calcext:value-type="float">
            <text:p>41870</text:p>
          </table:table-cell>
          <table:table-cell office:value-type="float" office:value="43.971" calcext:value-type="float">
            <text:p>43.971</text:p>
          </table:table-cell>
          <table:table-cell office:value-type="float" office:value="0.2110549" calcext:value-type="float">
            <text:p>0.211054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89]-[.D189]" office:value-type="float" office:value="43.9729451" calcext:value-type="float">
            <text:p>43.9729451000000</text:p>
          </table:table-cell>
          <table:table-cell office:value-type="float" office:value="-0.160864781378" calcext:value-type="float">
            <text:p>-0.1608647813780</text:p>
          </table:table-cell>
          <table:table-cell office:value-type="float" office:value="0.0160088055308" calcext:value-type="float">
            <text:p>0.0160088055308</text:p>
          </table:table-cell>
          <table:table-cell table:formula="of:=[.$F189]-[.G189]" office:value-type="float" office:value="44.133809881378" calcext:value-type="float">
            <text:p>44.1338098813780</text:p>
          </table:table-cell>
          <table:table-cell table:formula="of:=[.$F189]-[.H189]" office:value-type="float" office:value="43.9569362944692" calcext:value-type="float">
            <text:p>43.9569362944692</text:p>
          </table:table-cell>
          <table:table-cell table:formula="of:=[.$F189]-[.G189]-[.H189]" office:value-type="float" office:value="44.1178010758472" calcext:value-type="float">
            <text:p>44.1178010758472</text:p>
          </table:table-cell>
          <table:table-cell table:formula="of:=43.5370655615001+0.003097025965914*([.B189]-[.B$2])" office:value-type="float" office:value="44.116209417126" calcext:value-type="float">
            <text:p>44.11620941712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 8</text:p>
          </table:table-cell>
          <table:table-cell office:value-type="float" office:value="41871" calcext:value-type="float">
            <text:p>41871</text:p>
          </table:table-cell>
          <table:table-cell office:value-type="float" office:value="43.973" calcext:value-type="float">
            <text:p>43.973</text:p>
          </table:table-cell>
          <table:table-cell office:value-type="float" office:value="0.2085047" calcext:value-type="float">
            <text:p>0.208504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0]-[.D190]" office:value-type="float" office:value="43.9754953" calcext:value-type="float">
            <text:p>43.9754953000000</text:p>
          </table:table-cell>
          <table:table-cell office:value-type="float" office:value="-0.1609185882577" calcext:value-type="float">
            <text:p>-0.1609185882577</text:p>
          </table:table-cell>
          <table:table-cell office:value-type="float" office:value="0.0153656222318" calcext:value-type="float">
            <text:p>0.0153656222318</text:p>
          </table:table-cell>
          <table:table-cell table:formula="of:=[.$F190]-[.G190]" office:value-type="float" office:value="44.1364138882577" calcext:value-type="float">
            <text:p>44.1364138882577</text:p>
          </table:table-cell>
          <table:table-cell table:formula="of:=[.$F190]-[.H190]" office:value-type="float" office:value="43.9601296777682" calcext:value-type="float">
            <text:p>43.9601296777682</text:p>
          </table:table-cell>
          <table:table-cell table:formula="of:=[.$F190]-[.G190]-[.H190]" office:value-type="float" office:value="44.1210482660259" calcext:value-type="float">
            <text:p>44.1210482660259</text:p>
          </table:table-cell>
          <table:table-cell table:formula="of:=43.5370655615001+0.003097025965914*([.B190]-[.B$2])" office:value-type="float" office:value="44.1193064430919" calcext:value-type="float">
            <text:p>44.1193064430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 9</text:p>
          </table:table-cell>
          <table:table-cell office:value-type="float" office:value="41872" calcext:value-type="float">
            <text:p>41872</text:p>
          </table:table-cell>
          <table:table-cell office:value-type="float" office:value="43.976" calcext:value-type="float">
            <text:p>43.976</text:p>
          </table:table-cell>
          <table:table-cell office:value-type="float" office:value="0.2061493" calcext:value-type="float">
            <text:p>0.206149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1]-[.D191]" office:value-type="float" office:value="43.9778507" calcext:value-type="float">
            <text:p>43.9778507000000</text:p>
          </table:table-cell>
          <table:table-cell office:value-type="float" office:value="-0.1611572922328" calcext:value-type="float">
            <text:p>-0.1611572922328</text:p>
          </table:table-cell>
          <table:table-cell office:value-type="float" office:value="0.0147128759019" calcext:value-type="float">
            <text:p>0.0147128759019</text:p>
          </table:table-cell>
          <table:table-cell table:formula="of:=[.$F191]-[.G191]" office:value-type="float" office:value="44.1390079922328" calcext:value-type="float">
            <text:p>44.1390079922328</text:p>
          </table:table-cell>
          <table:table-cell table:formula="of:=[.$F191]-[.H191]" office:value-type="float" office:value="43.9631378240981" calcext:value-type="float">
            <text:p>43.9631378240981</text:p>
          </table:table-cell>
          <table:table-cell table:formula="of:=[.$F191]-[.G191]-[.H191]" office:value-type="float" office:value="44.1242951163309" calcext:value-type="float">
            <text:p>44.1242951163309</text:p>
          </table:table-cell>
          <table:table-cell table:formula="of:=43.5370655615001+0.003097025965914*([.B191]-[.B$2])" office:value-type="float" office:value="44.1224034690579" calcext:value-type="float">
            <text:p>44.1224034690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0</text:p>
          </table:table-cell>
          <table:table-cell office:value-type="float" office:value="41873" calcext:value-type="float">
            <text:p>41873</text:p>
          </table:table-cell>
          <table:table-cell office:value-type="float" office:value="43.978" calcext:value-type="float">
            <text:p>43.978</text:p>
          </table:table-cell>
          <table:table-cell office:value-type="float" office:value="0.203975" calcext:value-type="float">
            <text:p>0.203975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2]-[.D192]" office:value-type="float" office:value="43.980025" calcext:value-type="float">
            <text:p>43.9800250000000</text:p>
          </table:table-cell>
          <table:table-cell office:value-type="float" office:value="-0.1615676403125" calcext:value-type="float">
            <text:p>-0.1615676403125</text:p>
          </table:table-cell>
          <table:table-cell office:value-type="float" office:value="0.0140509851311" calcext:value-type="float">
            <text:p>0.0140509851311</text:p>
          </table:table-cell>
          <table:table-cell table:formula="of:=[.$F192]-[.G192]" office:value-type="float" office:value="44.1415926403125" calcext:value-type="float">
            <text:p>44.1415926403125</text:p>
          </table:table-cell>
          <table:table-cell table:formula="of:=[.$F192]-[.H192]" office:value-type="float" office:value="43.9659740148689" calcext:value-type="float">
            <text:p>43.9659740148689</text:p>
          </table:table-cell>
          <table:table-cell table:formula="of:=[.$F192]-[.G192]-[.H192]" office:value-type="float" office:value="44.1275416551814" calcext:value-type="float">
            <text:p>44.1275416551814</text:p>
          </table:table-cell>
          <table:table-cell table:formula="of:=43.5370655615001+0.003097025965914*([.B192]-[.B$2])" office:value-type="float" office:value="44.1255004950238" calcext:value-type="float">
            <text:p>44.1255004950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1</text:p>
          </table:table-cell>
          <table:table-cell office:value-type="float" office:value="41874" calcext:value-type="float">
            <text:p>41874</text:p>
          </table:table-cell>
          <table:table-cell office:value-type="float" office:value="43.98" calcext:value-type="float">
            <text:p>43.980</text:p>
          </table:table-cell>
          <table:table-cell office:value-type="float" office:value="0.2019501" calcext:value-type="float">
            <text:p>0.201950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3]-[.D193]" office:value-type="float" office:value="43.9820499" calcext:value-type="float">
            <text:p>43.9820499000000</text:p>
          </table:table-cell>
          <table:table-cell office:value-type="float" office:value="-0.1621183999704" calcext:value-type="float">
            <text:p>-0.1621183999704</text:p>
          </table:table-cell>
          <table:table-cell office:value-type="float" office:value="0.0133803768862" calcext:value-type="float">
            <text:p>0.0133803768862</text:p>
          </table:table-cell>
          <table:table-cell table:formula="of:=[.$F193]-[.G193]" office:value-type="float" office:value="44.1441682999704" calcext:value-type="float">
            <text:p>44.1441682999704</text:p>
          </table:table-cell>
          <table:table-cell table:formula="of:=[.$F193]-[.H193]" office:value-type="float" office:value="43.9686695231138" calcext:value-type="float">
            <text:p>43.9686695231138</text:p>
          </table:table-cell>
          <table:table-cell table:formula="of:=[.$F193]-[.G193]-[.H193]" office:value-type="float" office:value="44.1307879230842" calcext:value-type="float">
            <text:p>44.1307879230842</text:p>
          </table:table-cell>
          <table:table-cell table:formula="of:=43.5370655615001+0.003097025965914*([.B193]-[.B$2])" office:value-type="float" office:value="44.1285975209897" calcext:value-type="float">
            <text:p>44.1285975209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2</text:p>
          </table:table-cell>
          <table:table-cell office:value-type="float" office:value="41875" calcext:value-type="float">
            <text:p>41875</text:p>
          </table:table-cell>
          <table:table-cell office:value-type="float" office:value="43.983" calcext:value-type="float">
            <text:p>43.983</text:p>
          </table:table-cell>
          <table:table-cell office:value-type="float" office:value="0.2000285" calcext:value-type="float">
            <text:p>0.200028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4]-[.D194]" office:value-type="float" office:value="43.9839715" calcext:value-type="float">
            <text:p>43.9839715000000</text:p>
          </table:table-cell>
          <table:table-cell office:value-type="float" office:value="-0.1627634619903" calcext:value-type="float">
            <text:p>-0.1627634619903</text:p>
          </table:table-cell>
          <table:table-cell office:value-type="float" office:value="0.0127014861098" calcext:value-type="float">
            <text:p>0.0127014861098</text:p>
          </table:table-cell>
          <table:table-cell table:formula="of:=[.$F194]-[.G194]" office:value-type="float" office:value="44.1467349619903" calcext:value-type="float">
            <text:p>44.1467349619903</text:p>
          </table:table-cell>
          <table:table-cell table:formula="of:=[.$F194]-[.H194]" office:value-type="float" office:value="43.9712700138902" calcext:value-type="float">
            <text:p>43.9712700138902</text:p>
          </table:table-cell>
          <table:table-cell table:formula="of:=[.$F194]-[.G194]-[.H194]" office:value-type="float" office:value="44.1340334758805" calcext:value-type="float">
            <text:p>44.1340334758805</text:p>
          </table:table-cell>
          <table:table-cell table:formula="of:=43.5370655615001+0.003097025965914*([.B194]-[.B$2])" office:value-type="float" office:value="44.1316945469556" calcext:value-type="float">
            <text:p>44.1316945469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3</text:p>
          </table:table-cell>
          <table:table-cell office:value-type="float" office:value="41876" calcext:value-type="float">
            <text:p>41876</text:p>
          </table:table-cell>
          <table:table-cell office:value-type="float" office:value="43.985" calcext:value-type="float">
            <text:p>43.985</text:p>
          </table:table-cell>
          <table:table-cell office:value-type="float" office:value="0.1981521" calcext:value-type="float">
            <text:p>0.198152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5]-[.D195]" office:value-type="float" office:value="43.9858479" calcext:value-type="float">
            <text:p>43.9858479000000</text:p>
          </table:table-cell>
          <table:table-cell office:value-type="float" office:value="-0.1634451007273" calcext:value-type="float">
            <text:p>-0.1634451007273</text:p>
          </table:table-cell>
          <table:table-cell office:value-type="float" office:value="0.0120147553127" calcext:value-type="float">
            <text:p>0.0120147553127</text:p>
          </table:table-cell>
          <table:table-cell table:formula="of:=[.$F195]-[.G195]" office:value-type="float" office:value="44.1492930007273" calcext:value-type="float">
            <text:p>44.1492930007273</text:p>
          </table:table-cell>
          <table:table-cell table:formula="of:=[.$F195]-[.H195]" office:value-type="float" office:value="43.9738331446873" calcext:value-type="float">
            <text:p>43.9738331446873</text:p>
          </table:table-cell>
          <table:table-cell table:formula="of:=[.$F195]-[.G195]-[.H195]" office:value-type="float" office:value="44.1372782454146" calcext:value-type="float">
            <text:p>44.1372782454146</text:p>
          </table:table-cell>
          <table:table-cell table:formula="of:=43.5370655615001+0.003097025965914*([.B195]-[.B$2])" office:value-type="float" office:value="44.1347915729215" calcext:value-type="float">
            <text:p>44.1347915729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4</text:p>
          </table:table-cell>
          <table:table-cell office:value-type="float" office:value="41877" calcext:value-type="float">
            <text:p>41877</text:p>
          </table:table-cell>
          <table:table-cell office:value-type="float" office:value="43.988" calcext:value-type="float">
            <text:p>43.988</text:p>
          </table:table-cell>
          <table:table-cell office:value-type="float" office:value="0.1962575" calcext:value-type="float">
            <text:p>0.196257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6]-[.D196]" office:value-type="float" office:value="43.9877425" calcext:value-type="float">
            <text:p>43.9877425000000</text:p>
          </table:table-cell>
          <table:table-cell office:value-type="float" office:value="-0.1641003586864" calcext:value-type="float">
            <text:p>-0.1641003586864</text:p>
          </table:table-cell>
          <table:table-cell office:value-type="float" office:value="0.0113206341562" calcext:value-type="float">
            <text:p>0.0113206341562</text:p>
          </table:table-cell>
          <table:table-cell table:formula="of:=[.$F196]-[.G196]" office:value-type="float" office:value="44.1518428586864" calcext:value-type="float">
            <text:p>44.1518428586864</text:p>
          </table:table-cell>
          <table:table-cell table:formula="of:=[.$F196]-[.H196]" office:value-type="float" office:value="43.9764218658438" calcext:value-type="float">
            <text:p>43.9764218658438</text:p>
          </table:table-cell>
          <table:table-cell table:formula="of:=[.$F196]-[.G196]-[.H196]" office:value-type="float" office:value="44.1405222245302" calcext:value-type="float">
            <text:p>44.1405222245302</text:p>
          </table:table-cell>
          <table:table-cell table:formula="of:=43.5370655615001+0.003097025965914*([.B196]-[.B$2])" office:value-type="float" office:value="44.1378885988874" calcext:value-type="float">
            <text:p>44.1378885988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5</text:p>
          </table:table-cell>
          <table:table-cell office:value-type="float" office:value="41878" calcext:value-type="float">
            <text:p>41878</text:p>
          </table:table-cell>
          <table:table-cell office:value-type="float" office:value="43.99" calcext:value-type="float">
            <text:p>43.990</text:p>
          </table:table-cell>
          <table:table-cell office:value-type="float" office:value="0.1942844" calcext:value-type="float">
            <text:p>0.194284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7]-[.D197]" office:value-type="float" office:value="43.9897156" calcext:value-type="float">
            <text:p>43.9897156000000</text:p>
          </table:table-cell>
          <table:table-cell office:value-type="float" office:value="-0.1646699984032" calcext:value-type="float">
            <text:p>-0.1646699984032</text:p>
          </table:table-cell>
          <table:table-cell office:value-type="float" office:value="0.0106195790278" calcext:value-type="float">
            <text:p>0.0106195790278</text:p>
          </table:table-cell>
          <table:table-cell table:formula="of:=[.$F197]-[.G197]" office:value-type="float" office:value="44.1543855984032" calcext:value-type="float">
            <text:p>44.1543855984032</text:p>
          </table:table-cell>
          <table:table-cell table:formula="of:=[.$F197]-[.H197]" office:value-type="float" office:value="43.9790960209722" calcext:value-type="float">
            <text:p>43.9790960209722</text:p>
          </table:table-cell>
          <table:table-cell table:formula="of:=[.$F197]-[.G197]-[.H197]" office:value-type="float" office:value="44.1437660193754" calcext:value-type="float">
            <text:p>44.1437660193754</text:p>
          </table:table-cell>
          <table:table-cell table:formula="of:=43.5370655615001+0.003097025965914*([.B197]-[.B$2])" office:value-type="float" office:value="44.1409856248533" calcext:value-type="float">
            <text:p>44.1409856248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6</text:p>
          </table:table-cell>
          <table:table-cell office:value-type="float" office:value="41879" calcext:value-type="float">
            <text:p>41879</text:p>
          </table:table-cell>
          <table:table-cell office:value-type="float" office:value="43.993" calcext:value-type="float">
            <text:p>43.993</text:p>
          </table:table-cell>
          <table:table-cell office:value-type="float" office:value="0.1921851" calcext:value-type="float">
            <text:p>0.192185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8]-[.D198]" office:value-type="float" office:value="43.9918149" calcext:value-type="float">
            <text:p>43.9918149000000</text:p>
          </table:table-cell>
          <table:table-cell office:value-type="float" office:value="-0.1651072374409" calcext:value-type="float">
            <text:p>-0.1651072374409</text:p>
          </table:table-cell>
          <table:table-cell office:value-type="float" office:value="0.0099120526088" calcext:value-type="float">
            <text:p>0.0099120526088</text:p>
          </table:table-cell>
          <table:table-cell table:formula="of:=[.$F198]-[.G198]" office:value-type="float" office:value="44.1569221374409" calcext:value-type="float">
            <text:p>44.1569221374409</text:p>
          </table:table-cell>
          <table:table-cell table:formula="of:=[.$F198]-[.H198]" office:value-type="float" office:value="43.9819028473912" calcext:value-type="float">
            <text:p>43.9819028473912</text:p>
          </table:table-cell>
          <table:table-cell table:formula="of:=[.$F198]-[.G198]-[.H198]" office:value-type="float" office:value="44.1470100848321" calcext:value-type="float">
            <text:p>44.1470100848321</text:p>
          </table:table-cell>
          <table:table-cell table:formula="of:=43.5370655615001+0.003097025965914*([.B198]-[.B$2])" office:value-type="float" office:value="44.1440826508192" calcext:value-type="float">
            <text:p>44.1440826508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7</text:p>
          </table:table-cell>
          <table:table-cell office:value-type="float" office:value="41880" calcext:value-type="float">
            <text:p>41880</text:p>
          </table:table-cell>
          <table:table-cell office:value-type="float" office:value="43.995" calcext:value-type="float">
            <text:p>43.995</text:p>
          </table:table-cell>
          <table:table-cell office:value-type="float" office:value="0.1899311" calcext:value-type="float">
            <text:p>0.189931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199]-[.D199]" office:value-type="float" office:value="43.9940689" calcext:value-type="float">
            <text:p>43.9940689000000</text:p>
          </table:table-cell>
          <table:table-cell office:value-type="float" office:value="-0.1653841060042" calcext:value-type="float">
            <text:p>-0.1653841060042</text:p>
          </table:table-cell>
          <table:table-cell office:value-type="float" office:value="0.0091985234356" calcext:value-type="float">
            <text:p>0.0091985234356</text:p>
          </table:table-cell>
          <table:table-cell table:formula="of:=[.$F199]-[.G199]" office:value-type="float" office:value="44.1594530060042" calcext:value-type="float">
            <text:p>44.1594530060042</text:p>
          </table:table-cell>
          <table:table-cell table:formula="of:=[.$F199]-[.H199]" office:value-type="float" office:value="43.9848703765644" calcext:value-type="float">
            <text:p>43.9848703765644</text:p>
          </table:table-cell>
          <table:table-cell table:formula="of:=[.$F199]-[.G199]-[.H199]" office:value-type="float" office:value="44.1502544825686" calcext:value-type="float">
            <text:p>44.1502544825686</text:p>
          </table:table-cell>
          <table:table-cell table:formula="of:=43.5370655615001+0.003097025965914*([.B199]-[.B$2])" office:value-type="float" office:value="44.1471796767852" calcext:value-type="float">
            <text:p>44.1471796767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8</text:p>
          </table:table-cell>
          <table:table-cell office:value-type="float" office:value="41881" calcext:value-type="float">
            <text:p>41881</text:p>
          </table:table-cell>
          <table:table-cell office:value-type="float" office:value="43.997" calcext:value-type="float">
            <text:p>43.997</text:p>
          </table:table-cell>
          <table:table-cell office:value-type="float" office:value="0.187517" calcext:value-type="float">
            <text:p>0.18751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0]-[.D200]" office:value-type="float" office:value="43.996483" calcext:value-type="float">
            <text:p>43.9964830000000</text:p>
          </table:table-cell>
          <table:table-cell office:value-type="float" office:value="-0.1654950596337" calcext:value-type="float">
            <text:p>-0.1654950596337</text:p>
          </table:table-cell>
          <table:table-cell office:value-type="float" office:value="0.008479465454" calcext:value-type="float">
            <text:p>0.0084794654540</text:p>
          </table:table-cell>
          <table:table-cell table:formula="of:=[.$F200]-[.G200]" office:value-type="float" office:value="44.1619780596337" calcext:value-type="float">
            <text:p>44.1619780596337</text:p>
          </table:table-cell>
          <table:table-cell table:formula="of:=[.$F200]-[.H200]" office:value-type="float" office:value="43.988003534546" calcext:value-type="float">
            <text:p>43.9880035345460</text:p>
          </table:table-cell>
          <table:table-cell table:formula="of:=[.$F200]-[.G200]-[.H200]" office:value-type="float" office:value="44.1534985941797" calcext:value-type="float">
            <text:p>44.1534985941797</text:p>
          </table:table-cell>
          <table:table-cell table:formula="of:=43.5370655615001+0.003097025965914*([.B200]-[.B$2])" office:value-type="float" office:value="44.1502767027511" calcext:value-type="float">
            <text:p>44.1502767027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19</text:p>
          </table:table-cell>
          <table:table-cell office:value-type="float" office:value="41882" calcext:value-type="float">
            <text:p>41882</text:p>
          </table:table-cell>
          <table:table-cell office:value-type="float" office:value="44" calcext:value-type="float">
            <text:p>44.000</text:p>
          </table:table-cell>
          <table:table-cell office:value-type="float" office:value="0.184961" calcext:value-type="float">
            <text:p>0.184961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1]-[.D201]" office:value-type="float" office:value="43.999039" calcext:value-type="float">
            <text:p>43.9990390000000</text:p>
          </table:table-cell>
          <table:table-cell office:value-type="float" office:value="-0.1654582740619" calcext:value-type="float">
            <text:p>-0.1654582740619</text:p>
          </table:table-cell>
          <table:table-cell office:value-type="float" office:value="0.007755357568" calcext:value-type="float">
            <text:p>0.0077553575680</text:p>
          </table:table-cell>
          <table:table-cell table:formula="of:=[.$F201]-[.G201]" office:value-type="float" office:value="44.1644972740619" calcext:value-type="float">
            <text:p>44.1644972740619</text:p>
          </table:table-cell>
          <table:table-cell table:formula="of:=[.$F201]-[.H201]" office:value-type="float" office:value="43.991283642432" calcext:value-type="float">
            <text:p>43.9912836424320</text:p>
          </table:table-cell>
          <table:table-cell table:formula="of:=[.$F201]-[.G201]-[.H201]" office:value-type="float" office:value="44.1567419164939" calcext:value-type="float">
            <text:p>44.1567419164939</text:p>
          </table:table-cell>
          <table:table-cell table:formula="of:=43.5370655615001+0.003097025965914*([.B201]-[.B$2])" office:value-type="float" office:value="44.153373728717" calcext:value-type="float">
            <text:p>44.15337372871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0</text:p>
          </table:table-cell>
          <table:table-cell office:value-type="float" office:value="41883" calcext:value-type="float">
            <text:p>41883</text:p>
          </table:table-cell>
          <table:table-cell office:value-type="float" office:value="44.002" calcext:value-type="float">
            <text:p>44.002</text:p>
          </table:table-cell>
          <table:table-cell office:value-type="float" office:value="0.1823037" calcext:value-type="float">
            <text:p>0.182303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2]-[.D202]" office:value-type="float" office:value="44.0016963" calcext:value-type="float">
            <text:p>44.0016963000000</text:p>
          </table:table-cell>
          <table:table-cell office:value-type="float" office:value="-0.1653145436279" calcext:value-type="float">
            <text:p>-0.1653145436279</text:p>
          </table:table-cell>
          <table:table-cell office:value-type="float" office:value="0.0070266831833" calcext:value-type="float">
            <text:p>0.0070266831833</text:p>
          </table:table-cell>
          <table:table-cell table:formula="of:=[.$F202]-[.G202]" office:value-type="float" office:value="44.1670108436279" calcext:value-type="float">
            <text:p>44.1670108436279</text:p>
          </table:table-cell>
          <table:table-cell table:formula="of:=[.$F202]-[.H202]" office:value-type="float" office:value="43.9946696168167" calcext:value-type="float">
            <text:p>43.9946696168167</text:p>
          </table:table-cell>
          <table:table-cell table:formula="of:=[.$F202]-[.G202]-[.H202]" office:value-type="float" office:value="44.1599841604446" calcext:value-type="float">
            <text:p>44.1599841604446</text:p>
          </table:table-cell>
          <table:table-cell table:formula="of:=43.5370655615001+0.003097025965914*([.B202]-[.B$2])" office:value-type="float" office:value="44.1564707546829" calcext:value-type="float">
            <text:p>44.15647075468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1</text:p>
          </table:table-cell>
          <table:table-cell office:value-type="float" office:value="41884" calcext:value-type="float">
            <text:p>41884</text:p>
          </table:table-cell>
          <table:table-cell office:value-type="float" office:value="44.005" calcext:value-type="float">
            <text:p>44.005</text:p>
          </table:table-cell>
          <table:table-cell office:value-type="float" office:value="0.1796035" calcext:value-type="float">
            <text:p>0.179603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3]-[.D203]" office:value-type="float" office:value="44.0043965" calcext:value-type="float">
            <text:p>44.0043965000000</text:p>
          </table:table-cell>
          <table:table-cell office:value-type="float" office:value="-0.1651230535971" calcext:value-type="float">
            <text:p>-0.1651230535971</text:p>
          </table:table-cell>
          <table:table-cell office:value-type="float" office:value="0.0062939297453" calcext:value-type="float">
            <text:p>0.0062939297453</text:p>
          </table:table-cell>
          <table:table-cell table:formula="of:=[.$F203]-[.G203]" office:value-type="float" office:value="44.1695195535971" calcext:value-type="float">
            <text:p>44.1695195535971</text:p>
          </table:table-cell>
          <table:table-cell table:formula="of:=[.$F203]-[.H203]" office:value-type="float" office:value="43.9981025702547" calcext:value-type="float">
            <text:p>43.9981025702547</text:p>
          </table:table-cell>
          <table:table-cell table:formula="of:=[.$F203]-[.G203]-[.H203]" office:value-type="float" office:value="44.1632256238518" calcext:value-type="float">
            <text:p>44.1632256238518</text:p>
          </table:table-cell>
          <table:table-cell table:formula="of:=43.5370655615001+0.003097025965914*([.B203]-[.B$2])" office:value-type="float" office:value="44.1595677806488" calcext:value-type="float">
            <text:p>44.1595677806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2</text:p>
          </table:table-cell>
          <table:table-cell office:value-type="float" office:value="41885" calcext:value-type="float">
            <text:p>41885</text:p>
          </table:table-cell>
          <table:table-cell office:value-type="float" office:value="44.007" calcext:value-type="float">
            <text:p>44.007</text:p>
          </table:table-cell>
          <table:table-cell office:value-type="float" office:value="0.1769293" calcext:value-type="float">
            <text:p>0.176929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4]-[.D204]" office:value-type="float" office:value="44.0070707" calcext:value-type="float">
            <text:p>44.0070707000000</text:p>
          </table:table-cell>
          <table:table-cell office:value-type="float" office:value="-0.1649532715925" calcext:value-type="float">
            <text:p>-0.1649532715925</text:p>
          </table:table-cell>
          <table:table-cell office:value-type="float" office:value="0.0055575882735" calcext:value-type="float">
            <text:p>0.0055575882735</text:p>
          </table:table-cell>
          <table:table-cell table:formula="of:=[.$F204]-[.G204]" office:value-type="float" office:value="44.1720239715925" calcext:value-type="float">
            <text:p>44.1720239715925</text:p>
          </table:table-cell>
          <table:table-cell table:formula="of:=[.$F204]-[.H204]" office:value-type="float" office:value="44.0015131117265" calcext:value-type="float">
            <text:p>44.0015131117265</text:p>
          </table:table-cell>
          <table:table-cell table:formula="of:=[.$F204]-[.G204]-[.H204]" office:value-type="float" office:value="44.166466383319" calcext:value-type="float">
            <text:p>44.1664663833190</text:p>
          </table:table-cell>
          <table:table-cell table:formula="of:=43.5370655615001+0.003097025965914*([.B204]-[.B$2])" office:value-type="float" office:value="44.1626648066147" calcext:value-type="float">
            <text:p>44.1626648066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3</text:p>
          </table:table-cell>
          <table:table-cell office:value-type="float" office:value="41886" calcext:value-type="float">
            <text:p>41886</text:p>
          </table:table-cell>
          <table:table-cell office:value-type="float" office:value="44.01" calcext:value-type="float">
            <text:p>44.010</text:p>
          </table:table-cell>
          <table:table-cell office:value-type="float" office:value="0.1743483" calcext:value-type="float">
            <text:p>0.174348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5]-[.D205]" office:value-type="float" office:value="44.0096517" calcext:value-type="float">
            <text:p>44.0096517000000</text:p>
          </table:table-cell>
          <table:table-cell office:value-type="float" office:value="-0.1648726183971" calcext:value-type="float">
            <text:p>-0.1648726183971</text:p>
          </table:table-cell>
          <table:table-cell office:value-type="float" office:value="0.0048181528915" calcext:value-type="float">
            <text:p>0.0048181528915</text:p>
          </table:table-cell>
          <table:table-cell table:formula="of:=[.$F205]-[.G205]" office:value-type="float" office:value="44.1745243183971" calcext:value-type="float">
            <text:p>44.1745243183971</text:p>
          </table:table-cell>
          <table:table-cell table:formula="of:=[.$F205]-[.H205]" office:value-type="float" office:value="44.0048335471085" calcext:value-type="float">
            <text:p>44.0048335471085</text:p>
          </table:table-cell>
          <table:table-cell table:formula="of:=[.$F205]-[.G205]-[.H205]" office:value-type="float" office:value="44.1697061655056" calcext:value-type="float">
            <text:p>44.1697061655056</text:p>
          </table:table-cell>
          <table:table-cell table:formula="of:=43.5370655615001+0.003097025965914*([.B205]-[.B$2])" office:value-type="float" office:value="44.1657618325806" calcext:value-type="float">
            <text:p>44.1657618325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4</text:p>
          </table:table-cell>
          <table:table-cell office:value-type="float" office:value="41887" calcext:value-type="float">
            <text:p>41887</text:p>
          </table:table-cell>
          <table:table-cell office:value-type="float" office:value="44.012" calcext:value-type="float">
            <text:p>44.012</text:p>
          </table:table-cell>
          <table:table-cell office:value-type="float" office:value="0.1719096" calcext:value-type="float">
            <text:p>0.171909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6]-[.D206]" office:value-type="float" office:value="44.0120904" calcext:value-type="float">
            <text:p>44.0120904000000</text:p>
          </table:table-cell>
          <table:table-cell office:value-type="float" office:value="-0.1649304152511" calcext:value-type="float">
            <text:p>-0.1649304152511</text:p>
          </table:table-cell>
          <table:table-cell office:value-type="float" office:value="0.0040761203537" calcext:value-type="float">
            <text:p>0.0040761203537</text:p>
          </table:table-cell>
          <table:table-cell table:formula="of:=[.$F206]-[.G206]" office:value-type="float" office:value="44.1770208152511" calcext:value-type="float">
            <text:p>44.1770208152511</text:p>
          </table:table-cell>
          <table:table-cell table:formula="of:=[.$F206]-[.H206]" office:value-type="float" office:value="44.0080142796463" calcext:value-type="float">
            <text:p>44.0080142796463</text:p>
          </table:table-cell>
          <table:table-cell table:formula="of:=[.$F206]-[.G206]-[.H206]" office:value-type="float" office:value="44.1729446948974" calcext:value-type="float">
            <text:p>44.1729446948974</text:p>
          </table:table-cell>
          <table:table-cell table:formula="of:=43.5370655615001+0.003097025965914*([.B206]-[.B$2])" office:value-type="float" office:value="44.1688588585466" calcext:value-type="float">
            <text:p>44.1688588585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5</text:p>
          </table:table-cell>
          <table:table-cell office:value-type="float" office:value="41888" calcext:value-type="float">
            <text:p>41888</text:p>
          </table:table-cell>
          <table:table-cell office:value-type="float" office:value="44.014" calcext:value-type="float">
            <text:p>44.014</text:p>
          </table:table-cell>
          <table:table-cell office:value-type="float" office:value="0.169627" calcext:value-type="float">
            <text:p>0.16962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7]-[.D207]" office:value-type="float" office:value="44.014373" calcext:value-type="float">
            <text:p>44.0143730000000</text:p>
          </table:table-cell>
          <table:table-cell office:value-type="float" office:value="-0.165140645366" calcext:value-type="float">
            <text:p>-0.1651406453660</text:p>
          </table:table-cell>
          <table:table-cell office:value-type="float" office:value="0.0033319895698" calcext:value-type="float">
            <text:p>0.0033319895698</text:p>
          </table:table-cell>
          <table:table-cell table:formula="of:=[.$F207]-[.G207]" office:value-type="float" office:value="44.179513645366" calcext:value-type="float">
            <text:p>44.1795136453660</text:p>
          </table:table-cell>
          <table:table-cell table:formula="of:=[.$F207]-[.H207]" office:value-type="float" office:value="44.0110410104302" calcext:value-type="float">
            <text:p>44.0110410104302</text:p>
          </table:table-cell>
          <table:table-cell table:formula="of:=[.$F207]-[.G207]-[.H207]" office:value-type="float" office:value="44.1761816557962" calcext:value-type="float">
            <text:p>44.1761816557962</text:p>
          </table:table-cell>
          <table:table-cell table:formula="of:=43.5370655615001+0.003097025965914*([.B207]-[.B$2])" office:value-type="float" office:value="44.1719558845125" calcext:value-type="float">
            <text:p>44.1719558845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6</text:p>
          </table:table-cell>
          <table:table-cell office:value-type="float" office:value="41889" calcext:value-type="float">
            <text:p>41889</text:p>
          </table:table-cell>
          <table:table-cell office:value-type="float" office:value="44.017" calcext:value-type="float">
            <text:p>44.017</text:p>
          </table:table-cell>
          <table:table-cell office:value-type="float" office:value="0.1674656" calcext:value-type="float">
            <text:p>0.167465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8]-[.D208]" office:value-type="float" office:value="44.0165344" calcext:value-type="float">
            <text:p>44.0165344000000</text:p>
          </table:table-cell>
          <table:table-cell office:value-type="float" office:value="-0.1654694706279" calcext:value-type="float">
            <text:p>-0.1654694706279</text:p>
          </table:table-cell>
          <table:table-cell office:value-type="float" office:value="0.002586261126" calcext:value-type="float">
            <text:p>0.0025862611260</text:p>
          </table:table-cell>
          <table:table-cell table:formula="of:=[.$F208]-[.G208]" office:value-type="float" office:value="44.1820038706279" calcext:value-type="float">
            <text:p>44.1820038706279</text:p>
          </table:table-cell>
          <table:table-cell table:formula="of:=[.$F208]-[.H208]" office:value-type="float" office:value="44.013948138874" calcext:value-type="float">
            <text:p>44.0139481388740</text:p>
          </table:table-cell>
          <table:table-cell table:formula="of:=[.$F208]-[.G208]-[.H208]" office:value-type="float" office:value="44.1794176095019" calcext:value-type="float">
            <text:p>44.1794176095019</text:p>
          </table:table-cell>
          <table:table-cell table:formula="of:=43.5370655615001+0.003097025965914*([.B208]-[.B$2])" office:value-type="float" office:value="44.1750529104784" calcext:value-type="float">
            <text:p>44.1750529104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7</text:p>
          </table:table-cell>
          <table:table-cell office:value-type="float" office:value="41890" calcext:value-type="float">
            <text:p>41890</text:p>
          </table:table-cell>
          <table:table-cell office:value-type="float" office:value="44.019" calcext:value-type="float">
            <text:p>44.019</text:p>
          </table:table-cell>
          <table:table-cell office:value-type="float" office:value="0.1653434" calcext:value-type="float">
            <text:p>0.165343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09]-[.D209]" office:value-type="float" office:value="44.0186566" calcext:value-type="float">
            <text:p>44.0186566000000</text:p>
          </table:table-cell>
          <table:table-cell office:value-type="float" office:value="-0.1658358947696" calcext:value-type="float">
            <text:p>-0.1658358947696</text:p>
          </table:table-cell>
          <table:table-cell office:value-type="float" office:value="0.0018394368054" calcext:value-type="float">
            <text:p>0.0018394368054</text:p>
          </table:table-cell>
          <table:table-cell table:formula="of:=[.$F209]-[.G209]" office:value-type="float" office:value="44.1844924947696" calcext:value-type="float">
            <text:p>44.1844924947696</text:p>
          </table:table-cell>
          <table:table-cell table:formula="of:=[.$F209]-[.H209]" office:value-type="float" office:value="44.0168171631946" calcext:value-type="float">
            <text:p>44.0168171631946</text:p>
          </table:table-cell>
          <table:table-cell table:formula="of:=[.$F209]-[.G209]-[.H209]" office:value-type="float" office:value="44.1826530579642" calcext:value-type="float">
            <text:p>44.1826530579642</text:p>
          </table:table-cell>
          <table:table-cell table:formula="of:=43.5370655615001+0.003097025965914*([.B209]-[.B$2])" office:value-type="float" office:value="44.1781499364443" calcext:value-type="float">
            <text:p>44.1781499364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8</text:p>
          </table:table-cell>
          <table:table-cell office:value-type="float" office:value="41891" calcext:value-type="float">
            <text:p>41891</text:p>
          </table:table-cell>
          <table:table-cell office:value-type="float" office:value="44.022" calcext:value-type="float">
            <text:p>44.022</text:p>
          </table:table-cell>
          <table:table-cell office:value-type="float" office:value="0.1631514" calcext:value-type="float">
            <text:p>0.163151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0]-[.D210]" office:value-type="float" office:value="44.0208486" calcext:value-type="float">
            <text:p>44.0208486000000</text:p>
          </table:table-cell>
          <table:table-cell office:value-type="float" office:value="-0.1661315395142" calcext:value-type="float">
            <text:p>-0.1661315395142</text:p>
          </table:table-cell>
          <table:table-cell office:value-type="float" office:value="0.0010920191063" calcext:value-type="float">
            <text:p>0.0010920191063</text:p>
          </table:table-cell>
          <table:table-cell table:formula="of:=[.$F210]-[.G210]" office:value-type="float" office:value="44.1869801395142" calcext:value-type="float">
            <text:p>44.1869801395142</text:p>
          </table:table-cell>
          <table:table-cell table:formula="of:=[.$F210]-[.H210]" office:value-type="float" office:value="44.0197565808937" calcext:value-type="float">
            <text:p>44.0197565808937</text:p>
          </table:table-cell>
          <table:table-cell table:formula="of:=[.$F210]-[.G210]-[.H210]" office:value-type="float" office:value="44.1858881204079" calcext:value-type="float">
            <text:p>44.1858881204079</text:p>
          </table:table-cell>
          <table:table-cell table:formula="of:=43.5370655615001+0.003097025965914*([.B210]-[.B$2])" office:value-type="float" office:value="44.1812469624102" calcext:value-type="float">
            <text:p>44.1812469624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29</text:p>
          </table:table-cell>
          <table:table-cell office:value-type="float" office:value="41892" calcext:value-type="float">
            <text:p>41892</text:p>
          </table:table-cell>
          <table:table-cell office:value-type="float" office:value="44.024" calcext:value-type="float">
            <text:p>44.024</text:p>
          </table:table-cell>
          <table:table-cell office:value-type="float" office:value="0.1607898" calcext:value-type="float">
            <text:p>0.160789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1]-[.D211]" office:value-type="float" office:value="44.0232102" calcext:value-type="float">
            <text:p>44.0232102000000</text:p>
          </table:table-cell>
          <table:table-cell office:value-type="float" office:value="-0.1662566945566" calcext:value-type="float">
            <text:p>-0.1662566945566</text:p>
          </table:table-cell>
          <table:table-cell office:value-type="float" office:value="0.000344510761" calcext:value-type="float">
            <text:p>0.0003445107610</text:p>
          </table:table-cell>
          <table:table-cell table:formula="of:=[.$F211]-[.G211]" office:value-type="float" office:value="44.1894668945566" calcext:value-type="float">
            <text:p>44.1894668945566</text:p>
          </table:table-cell>
          <table:table-cell table:formula="of:=[.$F211]-[.H211]" office:value-type="float" office:value="44.022865689239" calcext:value-type="float">
            <text:p>44.0228656892390</text:p>
          </table:table-cell>
          <table:table-cell table:formula="of:=[.$F211]-[.G211]-[.H211]" office:value-type="float" office:value="44.1891223837956" calcext:value-type="float">
            <text:p>44.1891223837956</text:p>
          </table:table-cell>
          <table:table-cell table:formula="of:=43.5370655615001+0.003097025965914*([.B211]-[.B$2])" office:value-type="float" office:value="44.1843439883761" calcext:value-type="float">
            <text:p>44.1843439883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30</text:p>
          </table:table-cell>
          <table:table-cell office:value-type="float" office:value="41893" calcext:value-type="float">
            <text:p>41893</text:p>
          </table:table-cell>
          <table:table-cell office:value-type="float" office:value="44.027" calcext:value-type="float">
            <text:p>44.027</text:p>
          </table:table-cell>
          <table:table-cell office:value-type="float" office:value="0.1582066" calcext:value-type="float">
            <text:p>0.158206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2]-[.D212]" office:value-type="float" office:value="44.0257934" calcext:value-type="float">
            <text:p>44.0257934000000</text:p>
          </table:table-cell>
          <table:table-cell office:value-type="float" office:value="-0.1661588613744" calcext:value-type="float">
            <text:p>-0.1661588613744</text:p>
          </table:table-cell>
          <table:table-cell office:value-type="float" office:value="-0.0004025857468" calcext:value-type="float">
            <text:p>-0.0004025857468</text:p>
          </table:table-cell>
          <table:table-cell table:formula="of:=[.$F212]-[.G212]" office:value-type="float" office:value="44.1919522613744" calcext:value-type="float">
            <text:p>44.1919522613744</text:p>
          </table:table-cell>
          <table:table-cell table:formula="of:=[.$F212]-[.H212]" office:value-type="float" office:value="44.0261959857468" calcext:value-type="float">
            <text:p>44.0261959857468</text:p>
          </table:table-cell>
          <table:table-cell table:formula="of:=[.$F212]-[.G212]-[.H212]" office:value-type="float" office:value="44.1923548471212" calcext:value-type="float">
            <text:p>44.1923548471212</text:p>
          </table:table-cell>
          <table:table-cell table:formula="of:=43.5370655615001+0.003097025965914*([.B212]-[.B$2])" office:value-type="float" office:value="44.187441014342" calcext:value-type="float">
            <text:p>44.18744101434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731</text:p>
          </table:table-cell>
          <table:table-cell office:value-type="float" office:value="41894" calcext:value-type="float">
            <text:p>41894</text:p>
          </table:table-cell>
          <table:table-cell office:value-type="float" office:value="44.029" calcext:value-type="float">
            <text:p>44.029</text:p>
          </table:table-cell>
          <table:table-cell office:value-type="float" office:value="0.1554181" calcext:value-type="float">
            <text:p>0.155418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3]-[.D213]" office:value-type="float" office:value="44.0285819" calcext:value-type="float">
            <text:p>44.0285819000000</text:p>
          </table:table-cell>
          <table:table-cell office:value-type="float" office:value="-0.1658551280561" calcext:value-type="float">
            <text:p>-0.1658551280561</text:p>
          </table:table-cell>
          <table:table-cell office:value-type="float" office:value="-0.0011487686632" calcext:value-type="float">
            <text:p>-0.0011487686632</text:p>
          </table:table-cell>
          <table:table-cell table:formula="of:=[.$F213]-[.G213]" office:value-type="float" office:value="44.1944370280561" calcext:value-type="float">
            <text:p>44.1944370280561</text:p>
          </table:table-cell>
          <table:table-cell table:formula="of:=[.$F213]-[.H213]" office:value-type="float" office:value="44.0297306686632" calcext:value-type="float">
            <text:p>44.0297306686632</text:p>
          </table:table-cell>
          <table:table-cell table:formula="of:=[.$F213]-[.G213]-[.H213]" office:value-type="float" office:value="44.1955857967193" calcext:value-type="float">
            <text:p>44.1955857967193</text:p>
          </table:table-cell>
          <table:table-cell table:formula="of:=43.5370655615001+0.003097025965914*([.B213]-[.B$2])" office:value-type="float" office:value="44.190538040308" calcext:value-type="float">
            <text:p>44.19053804030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 1</text:p>
          </table:table-cell>
          <table:table-cell office:value-type="float" office:value="41895" calcext:value-type="float">
            <text:p>41895</text:p>
          </table:table-cell>
          <table:table-cell office:value-type="float" office:value="44.032" calcext:value-type="float">
            <text:p>44.032</text:p>
          </table:table-cell>
          <table:table-cell office:value-type="float" office:value="0.1525044" calcext:value-type="float">
            <text:p>0.152504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4]-[.D214]" office:value-type="float" office:value="44.0314956" calcext:value-type="float">
            <text:p>44.0314956000000</text:p>
          </table:table-cell>
          <table:table-cell office:value-type="float" office:value="-0.1654263519529" calcext:value-type="float">
            <text:p>-0.1654263519529</text:p>
          </table:table-cell>
          <table:table-cell office:value-type="float" office:value="-0.0018935374452" calcext:value-type="float">
            <text:p>-0.0018935374452</text:p>
          </table:table-cell>
          <table:table-cell table:formula="of:=[.$F214]-[.G214]" office:value-type="float" office:value="44.1969219519529" calcext:value-type="float">
            <text:p>44.1969219519529</text:p>
          </table:table-cell>
          <table:table-cell table:formula="of:=[.$F214]-[.H214]" office:value-type="float" office:value="44.0333891374452" calcext:value-type="float">
            <text:p>44.0333891374452</text:p>
          </table:table-cell>
          <table:table-cell table:formula="of:=[.$F214]-[.G214]-[.H214]" office:value-type="float" office:value="44.1988154893981" calcext:value-type="float">
            <text:p>44.1988154893981</text:p>
          </table:table-cell>
          <table:table-cell table:formula="of:=43.5370655615001+0.003097025965914*([.B214]-[.B$2])" office:value-type="float" office:value="44.1936350662739" calcext:value-type="float">
            <text:p>44.1936350662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 2</text:p>
          </table:table-cell>
          <table:table-cell office:value-type="float" office:value="41896" calcext:value-type="float">
            <text:p>41896</text:p>
          </table:table-cell>
          <table:table-cell office:value-type="float" office:value="44.034" calcext:value-type="float">
            <text:p>44.034</text:p>
          </table:table-cell>
          <table:table-cell office:value-type="float" office:value="0.1495778" calcext:value-type="float">
            <text:p>0.149577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5]-[.D215]" office:value-type="float" office:value="44.0344222" calcext:value-type="float">
            <text:p>44.0344222000000</text:p>
          </table:table-cell>
          <table:table-cell office:value-type="float" office:value="-0.1649862978517" calcext:value-type="float">
            <text:p>-0.1649862978517</text:p>
          </table:table-cell>
          <table:table-cell office:value-type="float" office:value="-0.0026363932397" calcext:value-type="float">
            <text:p>-0.0026363932397</text:p>
          </table:table-cell>
          <table:table-cell table:formula="of:=[.$F215]-[.G215]" office:value-type="float" office:value="44.1994084978517" calcext:value-type="float">
            <text:p>44.1994084978517</text:p>
          </table:table-cell>
          <table:table-cell table:formula="of:=[.$F215]-[.H215]" office:value-type="float" office:value="44.0370585932397" calcext:value-type="float">
            <text:p>44.0370585932397</text:p>
          </table:table-cell>
          <table:table-cell table:formula="of:=[.$F215]-[.G215]-[.H215]" office:value-type="float" office:value="44.2020448910914" calcext:value-type="float">
            <text:p>44.2020448910914</text:p>
          </table:table-cell>
          <table:table-cell table:formula="of:=43.5370655615001+0.003097025965914*([.B215]-[.B$2])" office:value-type="float" office:value="44.1967320922398" calcext:value-type="float">
            <text:p>44.1967320922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 3</text:p>
          </table:table-cell>
          <table:table-cell office:value-type="float" office:value="41897" calcext:value-type="float">
            <text:p>41897</text:p>
          </table:table-cell>
          <table:table-cell office:value-type="float" office:value="44.037" calcext:value-type="float">
            <text:p>44.037</text:p>
          </table:table-cell>
          <table:table-cell office:value-type="float" office:value="0.1467448" calcext:value-type="float">
            <text:p>0.146744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6]-[.D216]" office:value-type="float" office:value="44.0372552" calcext:value-type="float">
            <text:p>44.0372552000000</text:p>
          </table:table-cell>
          <table:table-cell office:value-type="float" office:value="-0.1646423679604" calcext:value-type="float">
            <text:p>-0.1646423679604</text:p>
          </table:table-cell>
          <table:table-cell office:value-type="float" office:value="-0.0033768393606" calcext:value-type="float">
            <text:p>-0.0033768393606</text:p>
          </table:table-cell>
          <table:table-cell table:formula="of:=[.$F216]-[.G216]" office:value-type="float" office:value="44.2018975679604" calcext:value-type="float">
            <text:p>44.2018975679604</text:p>
          </table:table-cell>
          <table:table-cell table:formula="of:=[.$F216]-[.H216]" office:value-type="float" office:value="44.0406320393606" calcext:value-type="float">
            <text:p>44.0406320393606</text:p>
          </table:table-cell>
          <table:table-cell table:formula="of:=[.$F216]-[.G216]-[.H216]" office:value-type="float" office:value="44.205274407321" calcext:value-type="float">
            <text:p>44.2052744073210</text:p>
          </table:table-cell>
          <table:table-cell table:formula="of:=43.5370655615001+0.003097025965914*([.B216]-[.B$2])" office:value-type="float" office:value="44.1998291182057" calcext:value-type="float">
            <text:p>44.1998291182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 4</text:p>
          </table:table-cell>
          <table:table-cell office:value-type="float" office:value="41898" calcext:value-type="float">
            <text:p>41898</text:p>
          </table:table-cell>
          <table:table-cell office:value-type="float" office:value="44.039" calcext:value-type="float">
            <text:p>44.039</text:p>
          </table:table-cell>
          <table:table-cell office:value-type="float" office:value="0.1440777" calcext:value-type="float">
            <text:p>0.144077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7]-[.D217]" office:value-type="float" office:value="44.0399223" calcext:value-type="float">
            <text:p>44.0399223000000</text:p>
          </table:table-cell>
          <table:table-cell office:value-type="float" office:value="-0.1644669256653" calcext:value-type="float">
            <text:p>-0.1644669256653</text:p>
          </table:table-cell>
          <table:table-cell office:value-type="float" office:value="-0.0041143817638" calcext:value-type="float">
            <text:p>-0.0041143817638</text:p>
          </table:table-cell>
          <table:table-cell table:formula="of:=[.$F217]-[.G217]" office:value-type="float" office:value="44.2043892256653" calcext:value-type="float">
            <text:p>44.2043892256653</text:p>
          </table:table-cell>
          <table:table-cell table:formula="of:=[.$F217]-[.H217]" office:value-type="float" office:value="44.0440366817638" calcext:value-type="float">
            <text:p>44.0440366817638</text:p>
          </table:table-cell>
          <table:table-cell table:formula="of:=[.$F217]-[.G217]-[.H217]" office:value-type="float" office:value="44.2085036074291" calcext:value-type="float">
            <text:p>44.2085036074291</text:p>
          </table:table-cell>
          <table:table-cell table:formula="of:=43.5370655615001+0.003097025965914*([.B217]-[.B$2])" office:value-type="float" office:value="44.2029261441716" calcext:value-type="float">
            <text:p>44.2029261441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 5</text:p>
          </table:table-cell>
          <table:table-cell office:value-type="float" office:value="41899" calcext:value-type="float">
            <text:p>41899</text:p>
          </table:table-cell>
          <table:table-cell office:value-type="float" office:value="44.042" calcext:value-type="float">
            <text:p>44.042</text:p>
          </table:table-cell>
          <table:table-cell office:value-type="float" office:value="0.141605" calcext:value-type="float">
            <text:p>0.141605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8]-[.D218]" office:value-type="float" office:value="44.042395" calcext:value-type="float">
            <text:p>44.0423950000000</text:p>
          </table:table-cell>
          <table:table-cell office:value-type="float" office:value="-0.1644886218042" calcext:value-type="float">
            <text:p>-0.1644886218042</text:p>
          </table:table-cell>
          <table:table-cell office:value-type="float" office:value="-0.0048485295182" calcext:value-type="float">
            <text:p>-0.0048485295182</text:p>
          </table:table-cell>
          <table:table-cell table:formula="of:=[.$F218]-[.G218]" office:value-type="float" office:value="44.2068836218042" calcext:value-type="float">
            <text:p>44.2068836218042</text:p>
          </table:table-cell>
          <table:table-cell table:formula="of:=[.$F218]-[.H218]" office:value-type="float" office:value="44.0472435295182" calcext:value-type="float">
            <text:p>44.0472435295182</text:p>
          </table:table-cell>
          <table:table-cell table:formula="of:=[.$F218]-[.G218]-[.H218]" office:value-type="float" office:value="44.2117321513224" calcext:value-type="float">
            <text:p>44.2117321513224</text:p>
          </table:table-cell>
          <table:table-cell table:formula="of:=43.5370655615001+0.003097025965914*([.B218]-[.B$2])" office:value-type="float" office:value="44.2060231701375" calcext:value-type="float">
            <text:p>44.2060231701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 6</text:p>
          </table:table-cell>
          <table:table-cell office:value-type="float" office:value="41900" calcext:value-type="float">
            <text:p>41900</text:p>
          </table:table-cell>
          <table:table-cell office:value-type="float" office:value="44.045" calcext:value-type="float">
            <text:p>44.045</text:p>
          </table:table-cell>
          <table:table-cell office:value-type="float" office:value="0.1393192" calcext:value-type="float">
            <text:p>0.139319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19]-[.D219]" office:value-type="float" office:value="44.0446808" calcext:value-type="float">
            <text:p>44.0446808000000</text:p>
          </table:table-cell>
          <table:table-cell office:value-type="float" office:value="-0.1646998030914" calcext:value-type="float">
            <text:p>-0.1646998030914</text:p>
          </table:table-cell>
          <table:table-cell office:value-type="float" office:value="-0.0055787952747" calcext:value-type="float">
            <text:p>-0.0055787952747</text:p>
          </table:table-cell>
          <table:table-cell table:formula="of:=[.$F219]-[.G219]" office:value-type="float" office:value="44.2093806030914" calcext:value-type="float">
            <text:p>44.2093806030914</text:p>
          </table:table-cell>
          <table:table-cell table:formula="of:=[.$F219]-[.H219]" office:value-type="float" office:value="44.0502595952747" calcext:value-type="float">
            <text:p>44.0502595952747</text:p>
          </table:table-cell>
          <table:table-cell table:formula="of:=[.$F219]-[.G219]-[.H219]" office:value-type="float" office:value="44.2149593983661" calcext:value-type="float">
            <text:p>44.2149593983661</text:p>
          </table:table-cell>
          <table:table-cell table:formula="of:=43.5370655615001+0.003097025965914*([.B219]-[.B$2])" office:value-type="float" office:value="44.2091201961034" calcext:value-type="float">
            <text:p>44.2091201961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 7</text:p>
          </table:table-cell>
          <table:table-cell office:value-type="float" office:value="41901" calcext:value-type="float">
            <text:p>41901</text:p>
          </table:table-cell>
          <table:table-cell office:value-type="float" office:value="44.047" calcext:value-type="float">
            <text:p>44.047</text:p>
          </table:table-cell>
          <table:table-cell office:value-type="float" office:value="0.1371881" calcext:value-type="float">
            <text:p>0.137188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0]-[.D220]" office:value-type="float" office:value="44.0468119" calcext:value-type="float">
            <text:p>44.0468119000000</text:p>
          </table:table-cell>
          <table:table-cell office:value-type="float" office:value="-0.165068972002" calcext:value-type="float">
            <text:p>-0.1650689720020</text:p>
          </table:table-cell>
          <table:table-cell office:value-type="float" office:value="-0.0063046957291" calcext:value-type="float">
            <text:p>-0.0063046957291</text:p>
          </table:table-cell>
          <table:table-cell table:formula="of:=[.$F220]-[.G220]" office:value-type="float" office:value="44.211880872002" calcext:value-type="float">
            <text:p>44.2118808720020</text:p>
          </table:table-cell>
          <table:table-cell table:formula="of:=[.$F220]-[.H220]" office:value-type="float" office:value="44.0531165957291" calcext:value-type="float">
            <text:p>44.0531165957291</text:p>
          </table:table-cell>
          <table:table-cell table:formula="of:=[.$F220]-[.G220]-[.H220]" office:value-type="float" office:value="44.2181855677311" calcext:value-type="float">
            <text:p>44.2181855677311</text:p>
          </table:table-cell>
          <table:table-cell table:formula="of:=43.5370655615001+0.003097025965914*([.B220]-[.B$2])" office:value-type="float" office:value="44.2122172220694" calcext:value-type="float">
            <text:p>44.2122172220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 8</text:p>
          </table:table-cell>
          <table:table-cell office:value-type="float" office:value="41902" calcext:value-type="float">
            <text:p>41902</text:p>
          </table:table-cell>
          <table:table-cell office:value-type="float" office:value="44.05" calcext:value-type="float">
            <text:p>44.050</text:p>
          </table:table-cell>
          <table:table-cell office:value-type="float" office:value="0.1351648" calcext:value-type="float">
            <text:p>0.135164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1]-[.D221]" office:value-type="float" office:value="44.0488352" calcext:value-type="float">
            <text:p>44.0488352000000</text:p>
          </table:table-cell>
          <table:table-cell office:value-type="float" office:value="-0.1655498270489" calcext:value-type="float">
            <text:p>-0.1655498270489</text:p>
          </table:table-cell>
          <table:table-cell office:value-type="float" office:value="-0.007025752082" calcext:value-type="float">
            <text:p>-0.0070257520820</text:p>
          </table:table-cell>
          <table:table-cell table:formula="of:=[.$F221]-[.G221]" office:value-type="float" office:value="44.2143850270489" calcext:value-type="float">
            <text:p>44.2143850270489</text:p>
          </table:table-cell>
          <table:table-cell table:formula="of:=[.$F221]-[.H221]" office:value-type="float" office:value="44.055860952082" calcext:value-type="float">
            <text:p>44.0558609520820</text:p>
          </table:table-cell>
          <table:table-cell table:formula="of:=[.$F221]-[.G221]-[.H221]" office:value-type="float" office:value="44.2214107791309" calcext:value-type="float">
            <text:p>44.2214107791309</text:p>
          </table:table-cell>
          <table:table-cell table:formula="of:=43.5370655615001+0.003097025965914*([.B221]-[.B$2])" office:value-type="float" office:value="44.2153142480353" calcext:value-type="float">
            <text:p>44.2153142480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 9</text:p>
          </table:table-cell>
          <table:table-cell office:value-type="float" office:value="41903" calcext:value-type="float">
            <text:p>41903</text:p>
          </table:table-cell>
          <table:table-cell office:value-type="float" office:value="44.053" calcext:value-type="float">
            <text:p>44.053</text:p>
          </table:table-cell>
          <table:table-cell office:value-type="float" office:value="0.1331923" calcext:value-type="float">
            <text:p>0.133192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2]-[.D222]" office:value-type="float" office:value="44.0508077" calcext:value-type="float">
            <text:p>44.0508077000000</text:p>
          </table:table-cell>
          <table:table-cell office:value-type="float" office:value="-0.1660858561018" calcext:value-type="float">
            <text:p>-0.1660858561018</text:p>
          </table:table-cell>
          <table:table-cell office:value-type="float" office:value="-0.0077414904927" calcext:value-type="float">
            <text:p>-0.0077414904927</text:p>
          </table:table-cell>
          <table:table-cell table:formula="of:=[.$F222]-[.G222]" office:value-type="float" office:value="44.2168935561018" calcext:value-type="float">
            <text:p>44.2168935561018</text:p>
          </table:table-cell>
          <table:table-cell table:formula="of:=[.$F222]-[.H222]" office:value-type="float" office:value="44.0585491904927" calcext:value-type="float">
            <text:p>44.0585491904927</text:p>
          </table:table-cell>
          <table:table-cell table:formula="of:=[.$F222]-[.G222]-[.H222]" office:value-type="float" office:value="44.2246350465945" calcext:value-type="float">
            <text:p>44.2246350465945</text:p>
          </table:table-cell>
          <table:table-cell table:formula="of:=43.5370655615001+0.003097025965914*([.B222]-[.B$2])" office:value-type="float" office:value="44.2184112740012" calcext:value-type="float">
            <text:p>44.2184112740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0</text:p>
          </table:table-cell>
          <table:table-cell office:value-type="float" office:value="41904" calcext:value-type="float">
            <text:p>41904</text:p>
          </table:table-cell>
          <table:table-cell office:value-type="float" office:value="44.055" calcext:value-type="float">
            <text:p>44.055</text:p>
          </table:table-cell>
          <table:table-cell office:value-type="float" office:value="0.1312073" calcext:value-type="float">
            <text:p>0.131207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3]-[.D223]" office:value-type="float" office:value="44.0527927" calcext:value-type="float">
            <text:p>44.0527927000000</text:p>
          </table:table-cell>
          <table:table-cell office:value-type="float" office:value="-0.1666143693382" calcext:value-type="float">
            <text:p>-0.1666143693382</text:p>
          </table:table-cell>
          <table:table-cell office:value-type="float" office:value="-0.008451442528" calcext:value-type="float">
            <text:p>-0.0084514425280</text:p>
          </table:table-cell>
          <table:table-cell table:formula="of:=[.$F223]-[.G223]" office:value-type="float" office:value="44.2194070693382" calcext:value-type="float">
            <text:p>44.2194070693382</text:p>
          </table:table-cell>
          <table:table-cell table:formula="of:=[.$F223]-[.H223]" office:value-type="float" office:value="44.061244142528" calcext:value-type="float">
            <text:p>44.0612441425280</text:p>
          </table:table-cell>
          <table:table-cell table:formula="of:=[.$F223]-[.G223]-[.H223]" office:value-type="float" office:value="44.2278585118662" calcext:value-type="float">
            <text:p>44.2278585118662</text:p>
          </table:table-cell>
          <table:table-cell table:formula="of:=43.5370655615001+0.003097025965914*([.B223]-[.B$2])" office:value-type="float" office:value="44.2215082999671" calcext:value-type="float">
            <text:p>44.2215082999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1</text:p>
          </table:table-cell>
          <table:table-cell office:value-type="float" office:value="41905" calcext:value-type="float">
            <text:p>41905</text:p>
          </table:table-cell>
          <table:table-cell office:value-type="float" office:value="44.058" calcext:value-type="float">
            <text:p>44.058</text:p>
          </table:table-cell>
          <table:table-cell office:value-type="float" office:value="0.129147" calcext:value-type="float">
            <text:p>0.12914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4]-[.D224]" office:value-type="float" office:value="44.054853" calcext:value-type="float">
            <text:p>44.0548530000000</text:p>
          </table:table-cell>
          <table:table-cell office:value-type="float" office:value="-0.1670730897984" calcext:value-type="float">
            <text:p>-0.1670730897984</text:p>
          </table:table-cell>
          <table:table-cell office:value-type="float" office:value="-0.0091551456041" calcext:value-type="float">
            <text:p>-0.0091551456041</text:p>
          </table:table-cell>
          <table:table-cell table:formula="of:=[.$F224]-[.G224]" office:value-type="float" office:value="44.2219260897984" calcext:value-type="float">
            <text:p>44.2219260897984</text:p>
          </table:table-cell>
          <table:table-cell table:formula="of:=[.$F224]-[.H224]" office:value-type="float" office:value="44.0640081456041" calcext:value-type="float">
            <text:p>44.0640081456041</text:p>
          </table:table-cell>
          <table:table-cell table:formula="of:=[.$F224]-[.G224]-[.H224]" office:value-type="float" office:value="44.2310812354025" calcext:value-type="float">
            <text:p>44.2310812354025</text:p>
          </table:table-cell>
          <table:table-cell table:formula="of:=43.5370655615001+0.003097025965914*([.B224]-[.B$2])" office:value-type="float" office:value="44.224605325933" calcext:value-type="float">
            <text:p>44.22460532593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2</text:p>
          </table:table-cell>
          <table:table-cell office:value-type="float" office:value="41906" calcext:value-type="float">
            <text:p>41906</text:p>
          </table:table-cell>
          <table:table-cell office:value-type="float" office:value="44.06" calcext:value-type="float">
            <text:p>44.060</text:p>
          </table:table-cell>
          <table:table-cell office:value-type="float" office:value="0.1269571" calcext:value-type="float">
            <text:p>0.126957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5]-[.D225]" office:value-type="float" office:value="44.0570429" calcext:value-type="float">
            <text:p>44.0570429000000</text:p>
          </table:table-cell>
          <table:table-cell office:value-type="float" office:value="-0.1674087374591" calcext:value-type="float">
            <text:p>-0.1674087374591</text:p>
          </table:table-cell>
          <table:table-cell office:value-type="float" office:value="-0.0098521434227" calcext:value-type="float">
            <text:p>-0.0098521434227</text:p>
          </table:table-cell>
          <table:table-cell table:formula="of:=[.$F225]-[.G225]" office:value-type="float" office:value="44.2244516374591" calcext:value-type="float">
            <text:p>44.2244516374591</text:p>
          </table:table-cell>
          <table:table-cell table:formula="of:=[.$F225]-[.H225]" office:value-type="float" office:value="44.0668950434227" calcext:value-type="float">
            <text:p>44.0668950434227</text:p>
          </table:table-cell>
          <table:table-cell table:formula="of:=[.$F225]-[.G225]-[.H225]" office:value-type="float" office:value="44.2343037808818" calcext:value-type="float">
            <text:p>44.2343037808818</text:p>
          </table:table-cell>
          <table:table-cell table:formula="of:=43.5370655615001+0.003097025965914*([.B225]-[.B$2])" office:value-type="float" office:value="44.2277023518989" calcext:value-type="float">
            <text:p>44.2277023518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3</text:p>
          </table:table-cell>
          <table:table-cell office:value-type="float" office:value="41907" calcext:value-type="float">
            <text:p>41907</text:p>
          </table:table-cell>
          <table:table-cell office:value-type="float" office:value="44.063" calcext:value-type="float">
            <text:p>44.063</text:p>
          </table:table-cell>
          <table:table-cell office:value-type="float" office:value="0.1246002" calcext:value-type="float">
            <text:p>0.124600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6]-[.D226]" office:value-type="float" office:value="44.0593998" calcext:value-type="float">
            <text:p>44.0593998000000</text:p>
          </table:table-cell>
          <table:table-cell office:value-type="float" office:value="-0.1675849652623" calcext:value-type="float">
            <text:p>-0.1675849652623</text:p>
          </table:table-cell>
          <table:table-cell office:value-type="float" office:value="-0.0105419863996" calcext:value-type="float">
            <text:p>-0.0105419863996</text:p>
          </table:table-cell>
          <table:table-cell table:formula="of:=[.$F226]-[.G226]" office:value-type="float" office:value="44.2269847652623" calcext:value-type="float">
            <text:p>44.2269847652623</text:p>
          </table:table-cell>
          <table:table-cell table:formula="of:=[.$F226]-[.H226]" office:value-type="float" office:value="44.0699417863996" calcext:value-type="float">
            <text:p>44.0699417863996</text:p>
          </table:table-cell>
          <table:table-cell table:formula="of:=[.$F226]-[.G226]-[.H226]" office:value-type="float" office:value="44.2375267516619" calcext:value-type="float">
            <text:p>44.2375267516619</text:p>
          </table:table-cell>
          <table:table-cell table:formula="of:=43.5370655615001+0.003097025965914*([.B226]-[.B$2])" office:value-type="float" office:value="44.2307993778648" calcext:value-type="float">
            <text:p>44.2307993778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4</text:p>
          </table:table-cell>
          <table:table-cell office:value-type="float" office:value="41908" calcext:value-type="float">
            <text:p>41908</text:p>
          </table:table-cell>
          <table:table-cell office:value-type="float" office:value="44.066" calcext:value-type="float">
            <text:p>44.066</text:p>
          </table:table-cell>
          <table:table-cell office:value-type="float" office:value="0.1220622" calcext:value-type="float">
            <text:p>0.122062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7]-[.D227]" office:value-type="float" office:value="44.0619378" calcext:value-type="float">
            <text:p>44.0619378000000</text:p>
          </table:table-cell>
          <table:table-cell office:value-type="float" office:value="-0.1675879397266" calcext:value-type="float">
            <text:p>-0.1675879397266</text:p>
          </table:table-cell>
          <table:table-cell office:value-type="float" office:value="-0.0112242320856" calcext:value-type="float">
            <text:p>-0.0112242320856</text:p>
          </table:table-cell>
          <table:table-cell table:formula="of:=[.$F227]-[.G227]" office:value-type="float" office:value="44.2295257397266" calcext:value-type="float">
            <text:p>44.2295257397266</text:p>
          </table:table-cell>
          <table:table-cell table:formula="of:=[.$F227]-[.H227]" office:value-type="float" office:value="44.0731620320856" calcext:value-type="float">
            <text:p>44.0731620320856</text:p>
          </table:table-cell>
          <table:table-cell table:formula="of:=[.$F227]-[.G227]-[.H227]" office:value-type="float" office:value="44.2407499718122" calcext:value-type="float">
            <text:p>44.2407499718122</text:p>
          </table:table-cell>
          <table:table-cell table:formula="of:=43.5370655615001+0.003097025965914*([.B227]-[.B$2])" office:value-type="float" office:value="44.2338964038308" calcext:value-type="float">
            <text:p>44.2338964038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5</text:p>
          </table:table-cell>
          <table:table-cell office:value-type="float" office:value="41909" calcext:value-type="float">
            <text:p>41909</text:p>
          </table:table-cell>
          <table:table-cell office:value-type="float" office:value="44.068" calcext:value-type="float">
            <text:p>44.068</text:p>
          </table:table-cell>
          <table:table-cell office:value-type="float" office:value="0.1193548" calcext:value-type="float">
            <text:p>0.119354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8]-[.D228]" office:value-type="float" office:value="44.0646452" calcext:value-type="float">
            <text:p>44.0646452000000</text:p>
          </table:table-cell>
          <table:table-cell office:value-type="float" office:value="-0.1674295306876" calcext:value-type="float">
            <text:p>-0.1674295306876</text:p>
          </table:table-cell>
          <table:table-cell office:value-type="float" office:value="-0.0118984455796" calcext:value-type="float">
            <text:p>-0.0118984455796</text:p>
          </table:table-cell>
          <table:table-cell table:formula="of:=[.$F228]-[.G228]" office:value-type="float" office:value="44.2320747306876" calcext:value-type="float">
            <text:p>44.2320747306876</text:p>
          </table:table-cell>
          <table:table-cell table:formula="of:=[.$F228]-[.H228]" office:value-type="float" office:value="44.0765436455796" calcext:value-type="float">
            <text:p>44.0765436455796</text:p>
          </table:table-cell>
          <table:table-cell table:formula="of:=[.$F228]-[.G228]-[.H228]" office:value-type="float" office:value="44.2439731762672" calcext:value-type="float">
            <text:p>44.2439731762672</text:p>
          </table:table-cell>
          <table:table-cell table:formula="of:=43.5370655615001+0.003097025965914*([.B228]-[.B$2])" office:value-type="float" office:value="44.2369934297967" calcext:value-type="float">
            <text:p>44.2369934297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6</text:p>
          </table:table-cell>
          <table:table-cell office:value-type="float" office:value="41910" calcext:value-type="float">
            <text:p>41910</text:p>
          </table:table-cell>
          <table:table-cell office:value-type="float" office:value="44.071" calcext:value-type="float">
            <text:p>44.071</text:p>
          </table:table-cell>
          <table:table-cell office:value-type="float" office:value="0.1165163" calcext:value-type="float">
            <text:p>0.116516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29]-[.D229]" office:value-type="float" office:value="44.0674837" calcext:value-type="float">
            <text:p>44.0674837000000</text:p>
          </table:table-cell>
          <table:table-cell office:value-type="float" office:value="-0.1671480023438" calcext:value-type="float">
            <text:p>-0.1671480023438</text:p>
          </table:table-cell>
          <table:table-cell office:value-type="float" office:value="-0.0125641999331" calcext:value-type="float">
            <text:p>-0.0125641999331</text:p>
          </table:table-cell>
          <table:table-cell table:formula="of:=[.$F229]-[.G229]" office:value-type="float" office:value="44.2346317023438" calcext:value-type="float">
            <text:p>44.2346317023438</text:p>
          </table:table-cell>
          <table:table-cell table:formula="of:=[.$F229]-[.H229]" office:value-type="float" office:value="44.0800478999331" calcext:value-type="float">
            <text:p>44.0800478999331</text:p>
          </table:table-cell>
          <table:table-cell table:formula="of:=[.$F229]-[.G229]-[.H229]" office:value-type="float" office:value="44.2471959022769" calcext:value-type="float">
            <text:p>44.2471959022769</text:p>
          </table:table-cell>
          <table:table-cell table:formula="of:=43.5370655615001+0.003097025965914*([.B229]-[.B$2])" office:value-type="float" office:value="44.2400904557626" calcext:value-type="float">
            <text:p>44.2400904557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7</text:p>
          </table:table-cell>
          <table:table-cell office:value-type="float" office:value="41911" calcext:value-type="float">
            <text:p>41911</text:p>
          </table:table-cell>
          <table:table-cell office:value-type="float" office:value="44.074" calcext:value-type="float">
            <text:p>44.074</text:p>
          </table:table-cell>
          <table:table-cell office:value-type="float" office:value="0.1136071" calcext:value-type="float">
            <text:p>0.113607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0]-[.D230]" office:value-type="float" office:value="44.0703929" calcext:value-type="float">
            <text:p>44.0703929000000</text:p>
          </table:table-cell>
          <table:table-cell office:value-type="float" office:value="-0.1668046331029" calcext:value-type="float">
            <text:p>-0.1668046331029</text:p>
          </table:table-cell>
          <table:table-cell office:value-type="float" office:value="-0.0132210765458" calcext:value-type="float">
            <text:p>-0.0132210765458</text:p>
          </table:table-cell>
          <table:table-cell table:formula="of:=[.$F230]-[.G230]" office:value-type="float" office:value="44.2371975331029" calcext:value-type="float">
            <text:p>44.2371975331029</text:p>
          </table:table-cell>
          <table:table-cell table:formula="of:=[.$F230]-[.H230]" office:value-type="float" office:value="44.0836139765458" calcext:value-type="float">
            <text:p>44.0836139765458</text:p>
          </table:table-cell>
          <table:table-cell table:formula="of:=[.$F230]-[.G230]-[.H230]" office:value-type="float" office:value="44.2504186096487" calcext:value-type="float">
            <text:p>44.2504186096487</text:p>
          </table:table-cell>
          <table:table-cell table:formula="of:=43.5370655615001+0.003097025965914*([.B230]-[.B$2])" office:value-type="float" office:value="44.2431874817285" calcext:value-type="float">
            <text:p>44.2431874817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8</text:p>
          </table:table-cell>
          <table:table-cell office:value-type="float" office:value="41912" calcext:value-type="float">
            <text:p>41912</text:p>
          </table:table-cell>
          <table:table-cell office:value-type="float" office:value="44.076" calcext:value-type="float">
            <text:p>44.076</text:p>
          </table:table-cell>
          <table:table-cell office:value-type="float" office:value="0.1107006" calcext:value-type="float">
            <text:p>0.110700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1]-[.D231]" office:value-type="float" office:value="44.0732994" calcext:value-type="float">
            <text:p>44.0732994000000</text:p>
          </table:table-cell>
          <table:table-cell office:value-type="float" office:value="-0.166474295127" calcext:value-type="float">
            <text:p>-0.1664742951270</text:p>
          </table:table-cell>
          <table:table-cell office:value-type="float" office:value="-0.0138686655514" calcext:value-type="float">
            <text:p>-0.0138686655514</text:p>
          </table:table-cell>
          <table:table-cell table:formula="of:=[.$F231]-[.G231]" office:value-type="float" office:value="44.239773695127" calcext:value-type="float">
            <text:p>44.2397736951270</text:p>
          </table:table-cell>
          <table:table-cell table:formula="of:=[.$F231]-[.H231]" office:value-type="float" office:value="44.0871680655514" calcext:value-type="float">
            <text:p>44.0871680655514</text:p>
          </table:table-cell>
          <table:table-cell table:formula="of:=[.$F231]-[.G231]-[.H231]" office:value-type="float" office:value="44.2536423606784" calcext:value-type="float">
            <text:p>44.2536423606784</text:p>
          </table:table-cell>
          <table:table-cell table:formula="of:=43.5370655615001+0.003097025965914*([.B231]-[.B$2])" office:value-type="float" office:value="44.2462845076944" calcext:value-type="float">
            <text:p>44.24628450769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19</text:p>
          </table:table-cell>
          <table:table-cell office:value-type="float" office:value="41913" calcext:value-type="float">
            <text:p>41913</text:p>
          </table:table-cell>
          <table:table-cell office:value-type="float" office:value="44.079" calcext:value-type="float">
            <text:p>44.079</text:p>
          </table:table-cell>
          <table:table-cell office:value-type="float" office:value="0.107868" calcext:value-type="float">
            <text:p>0.107868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2]-[.D232]" office:value-type="float" office:value="44.076132" calcext:value-type="float">
            <text:p>44.0761320000000</text:p>
          </table:table-cell>
          <table:table-cell office:value-type="float" office:value="-0.1662300874039" calcext:value-type="float">
            <text:p>-0.1662300874039</text:p>
          </table:table-cell>
          <table:table-cell office:value-type="float" office:value="-0.0145065661945" calcext:value-type="float">
            <text:p>-0.0145065661945</text:p>
          </table:table-cell>
          <table:table-cell table:formula="of:=[.$F232]-[.G232]" office:value-type="float" office:value="44.2423620874039" calcext:value-type="float">
            <text:p>44.2423620874039</text:p>
          </table:table-cell>
          <table:table-cell table:formula="of:=[.$F232]-[.H232]" office:value-type="float" office:value="44.0906385661945" calcext:value-type="float">
            <text:p>44.0906385661945</text:p>
          </table:table-cell>
          <table:table-cell table:formula="of:=[.$F232]-[.G232]-[.H232]" office:value-type="float" office:value="44.2568686535984" calcext:value-type="float">
            <text:p>44.2568686535984</text:p>
          </table:table-cell>
          <table:table-cell table:formula="of:=43.5370655615001+0.003097025965914*([.B232]-[.B$2])" office:value-type="float" office:value="44.2493815336603" calcext:value-type="float">
            <text:p>44.2493815336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0</text:p>
          </table:table-cell>
          <table:table-cell office:value-type="float" office:value="41914" calcext:value-type="float">
            <text:p>41914</text:p>
          </table:table-cell>
          <table:table-cell office:value-type="float" office:value="44.082" calcext:value-type="float">
            <text:p>44.082</text:p>
          </table:table-cell>
          <table:table-cell office:value-type="float" office:value="0.1051613" calcext:value-type="float">
            <text:p>0.105161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3]-[.D233]" office:value-type="float" office:value="44.0788387" calcext:value-type="float">
            <text:p>44.0788387000000</text:p>
          </table:table-cell>
          <table:table-cell office:value-type="float" office:value="-0.1661252899566" calcext:value-type="float">
            <text:p>-0.1661252899566</text:p>
          </table:table-cell>
          <table:table-cell office:value-type="float" office:value="-0.0151343871962" calcext:value-type="float">
            <text:p>-0.0151343871962</text:p>
          </table:table-cell>
          <table:table-cell table:formula="of:=[.$F233]-[.G233]" office:value-type="float" office:value="44.2449639899566" calcext:value-type="float">
            <text:p>44.2449639899566</text:p>
          </table:table-cell>
          <table:table-cell table:formula="of:=[.$F233]-[.H233]" office:value-type="float" office:value="44.0939730871962" calcext:value-type="float">
            <text:p>44.0939730871962</text:p>
          </table:table-cell>
          <table:table-cell table:formula="of:=[.$F233]-[.G233]-[.H233]" office:value-type="float" office:value="44.2600983771528" calcext:value-type="float">
            <text:p>44.2600983771528</text:p>
          </table:table-cell>
          <table:table-cell table:formula="of:=43.5370655615001+0.003097025965914*([.B233]-[.B$2])" office:value-type="float" office:value="44.2524785596262" calcext:value-type="float">
            <text:p>44.2524785596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1</text:p>
          </table:table-cell>
          <table:table-cell office:value-type="float" office:value="41915" calcext:value-type="float">
            <text:p>41915</text:p>
          </table:table-cell>
          <table:table-cell office:value-type="float" office:value="44.084" calcext:value-type="float">
            <text:p>44.084</text:p>
          </table:table-cell>
          <table:table-cell office:value-type="float" office:value="0.1025971" calcext:value-type="float">
            <text:p>0.102597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4]-[.D234]" office:value-type="float" office:value="44.0814029" calcext:value-type="float">
            <text:p>44.0814029000000</text:p>
          </table:table-cell>
          <table:table-cell office:value-type="float" office:value="-0.1661777400733" calcext:value-type="float">
            <text:p>-0.1661777400733</text:p>
          </table:table-cell>
          <table:table-cell office:value-type="float" office:value="-0.0157517471098" calcext:value-type="float">
            <text:p>-0.0157517471098</text:p>
          </table:table-cell>
          <table:table-cell table:formula="of:=[.$F234]-[.G234]" office:value-type="float" office:value="44.2475806400733" calcext:value-type="float">
            <text:p>44.2475806400733</text:p>
          </table:table-cell>
          <table:table-cell table:formula="of:=[.$F234]-[.H234]" office:value-type="float" office:value="44.0971546471098" calcext:value-type="float">
            <text:p>44.0971546471098</text:p>
          </table:table-cell>
          <table:table-cell table:formula="of:=[.$F234]-[.G234]-[.H234]" office:value-type="float" office:value="44.2633323871831" calcext:value-type="float">
            <text:p>44.2633323871831</text:p>
          </table:table-cell>
          <table:table-cell table:formula="of:=43.5370655615001+0.003097025965914*([.B234]-[.B$2])" office:value-type="float" office:value="44.2555755855921" calcext:value-type="float">
            <text:p>44.2555755855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2</text:p>
          </table:table-cell>
          <table:table-cell office:value-type="float" office:value="41916" calcext:value-type="float">
            <text:p>41916</text:p>
          </table:table-cell>
          <table:table-cell office:value-type="float" office:value="44.087" calcext:value-type="float">
            <text:p>44.087</text:p>
          </table:table-cell>
          <table:table-cell office:value-type="float" office:value="0.1001482" calcext:value-type="float">
            <text:p>0.100148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5]-[.D235]" office:value-type="float" office:value="44.0838518" calcext:value-type="float">
            <text:p>44.0838518000000</text:p>
          </table:table-cell>
          <table:table-cell office:value-type="float" office:value="-0.1663613531826" calcext:value-type="float">
            <text:p>-0.1663613531826</text:p>
          </table:table-cell>
          <table:table-cell office:value-type="float" office:value="-0.0163582746655" calcext:value-type="float">
            <text:p>-0.0163582746655</text:p>
          </table:table-cell>
          <table:table-cell table:formula="of:=[.$F235]-[.G235]" office:value-type="float" office:value="44.2502131531826" calcext:value-type="float">
            <text:p>44.2502131531826</text:p>
          </table:table-cell>
          <table:table-cell table:formula="of:=[.$F235]-[.H235]" office:value-type="float" office:value="44.1002100746655" calcext:value-type="float">
            <text:p>44.1002100746655</text:p>
          </table:table-cell>
          <table:table-cell table:formula="of:=[.$F235]-[.G235]-[.H235]" office:value-type="float" office:value="44.2665714278481" calcext:value-type="float">
            <text:p>44.2665714278481</text:p>
          </table:table-cell>
          <table:table-cell table:formula="of:=43.5370655615001+0.003097025965914*([.B235]-[.B$2])" office:value-type="float" office:value="44.2586726115581" calcext:value-type="float">
            <text:p>44.2586726115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3</text:p>
          </table:table-cell>
          <table:table-cell office:value-type="float" office:value="41917" calcext:value-type="float">
            <text:p>41917</text:p>
          </table:table-cell>
          <table:table-cell office:value-type="float" office:value="44.089" calcext:value-type="float">
            <text:p>44.089</text:p>
          </table:table-cell>
          <table:table-cell office:value-type="float" office:value="0.0977447" calcext:value-type="float">
            <text:p>0.097744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6]-[.D236]" office:value-type="float" office:value="44.0862553" calcext:value-type="float">
            <text:p>44.0862553000000</text:p>
          </table:table-cell>
          <table:table-cell office:value-type="float" office:value="-0.1666080351027" calcext:value-type="float">
            <text:p>-0.1666080351027</text:p>
          </table:table-cell>
          <table:table-cell office:value-type="float" office:value="-0.0169536091028" calcext:value-type="float">
            <text:p>-0.0169536091028</text:p>
          </table:table-cell>
          <table:table-cell table:formula="of:=[.$F236]-[.G236]" office:value-type="float" office:value="44.2528633351027" calcext:value-type="float">
            <text:p>44.2528633351027</text:p>
          </table:table-cell>
          <table:table-cell table:formula="of:=[.$F236]-[.H236]" office:value-type="float" office:value="44.1032089091028" calcext:value-type="float">
            <text:p>44.1032089091028</text:p>
          </table:table-cell>
          <table:table-cell table:formula="of:=[.$F236]-[.G236]-[.H236]" office:value-type="float" office:value="44.2698169442055" calcext:value-type="float">
            <text:p>44.2698169442055</text:p>
          </table:table-cell>
          <table:table-cell table:formula="of:=43.5370655615001+0.003097025965914*([.B236]-[.B$2])" office:value-type="float" office:value="44.261769637524" calcext:value-type="float">
            <text:p>44.26176963752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4</text:p>
          </table:table-cell>
          <table:table-cell office:value-type="float" office:value="41918" calcext:value-type="float">
            <text:p>41918</text:p>
          </table:table-cell>
          <table:table-cell office:value-type="float" office:value="44.092" calcext:value-type="float">
            <text:p>44.092</text:p>
          </table:table-cell>
          <table:table-cell office:value-type="float" office:value="0.0952896" calcext:value-type="float">
            <text:p>0.095289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7]-[.D237]" office:value-type="float" office:value="44.0887104" calcext:value-type="float">
            <text:p>44.0887104000000</text:p>
          </table:table-cell>
          <table:table-cell office:value-type="float" office:value="-0.1668216285966" calcext:value-type="float">
            <text:p>-0.1668216285966</text:p>
          </table:table-cell>
          <table:table-cell office:value-type="float" office:value="-0.0175374004927" calcext:value-type="float">
            <text:p>-0.0175374004927</text:p>
          </table:table-cell>
          <table:table-cell table:formula="of:=[.$F237]-[.G237]" office:value-type="float" office:value="44.2555320285966" calcext:value-type="float">
            <text:p>44.2555320285966</text:p>
          </table:table-cell>
          <table:table-cell table:formula="of:=[.$F237]-[.H237]" office:value-type="float" office:value="44.1062478004927" calcext:value-type="float">
            <text:p>44.1062478004927</text:p>
          </table:table-cell>
          <table:table-cell table:formula="of:=[.$F237]-[.G237]-[.H237]" office:value-type="float" office:value="44.2730694290893" calcext:value-type="float">
            <text:p>44.2730694290893</text:p>
          </table:table-cell>
          <table:table-cell table:formula="of:=43.5370655615001+0.003097025965914*([.B237]-[.B$2])" office:value-type="float" office:value="44.2648666634899" calcext:value-type="float">
            <text:p>44.2648666634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5</text:p>
          </table:table-cell>
          <table:table-cell office:value-type="float" office:value="41919" calcext:value-type="float">
            <text:p>41919</text:p>
          </table:table-cell>
          <table:table-cell office:value-type="float" office:value="44.095" calcext:value-type="float">
            <text:p>44.095</text:p>
          </table:table-cell>
          <table:table-cell office:value-type="float" office:value="0.0926851" calcext:value-type="float">
            <text:p>0.092685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8]-[.D238]" office:value-type="float" office:value="44.0913149" calcext:value-type="float">
            <text:p>44.0913149000000</text:p>
          </table:table-cell>
          <table:table-cell office:value-type="float" office:value="-0.1669030334439" calcext:value-type="float">
            <text:p>-0.1669030334439</text:p>
          </table:table-cell>
          <table:table-cell office:value-type="float" office:value="-0.0181093100461" calcext:value-type="float">
            <text:p>-0.0181093100461</text:p>
          </table:table-cell>
          <table:table-cell table:formula="of:=[.$F238]-[.G238]" office:value-type="float" office:value="44.2582179334439" calcext:value-type="float">
            <text:p>44.2582179334439</text:p>
          </table:table-cell>
          <table:table-cell table:formula="of:=[.$F238]-[.H238]" office:value-type="float" office:value="44.1094242100461" calcext:value-type="float">
            <text:p>44.1094242100461</text:p>
          </table:table-cell>
          <table:table-cell table:formula="of:=[.$F238]-[.G238]-[.H238]" office:value-type="float" office:value="44.27632724349" calcext:value-type="float">
            <text:p>44.2763272434900</text:p>
          </table:table-cell>
          <table:table-cell table:formula="of:=43.5370655615001+0.003097025965914*([.B238]-[.B$2])" office:value-type="float" office:value="44.2679636894558" calcext:value-type="float">
            <text:p>44.2679636894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6</text:p>
          </table:table-cell>
          <table:table-cell office:value-type="float" office:value="41920" calcext:value-type="float">
            <text:p>41920</text:p>
          </table:table-cell>
          <table:table-cell office:value-type="float" office:value="44.097" calcext:value-type="float">
            <text:p>44.097</text:p>
          </table:table-cell>
          <table:table-cell office:value-type="float" office:value="0.0898626" calcext:value-type="float">
            <text:p>0.089862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39]-[.D239]" office:value-type="float" office:value="44.0941374" calcext:value-type="float">
            <text:p>44.0941374000000</text:p>
          </table:table-cell>
          <table:table-cell office:value-type="float" office:value="-0.1667811106223" calcext:value-type="float">
            <text:p>-0.1667811106223</text:p>
          </table:table-cell>
          <table:table-cell office:value-type="float" office:value="-0.0186690104112" calcext:value-type="float">
            <text:p>-0.0186690104112</text:p>
          </table:table-cell>
          <table:table-cell table:formula="of:=[.$F239]-[.G239]" office:value-type="float" office:value="44.2609185106223" calcext:value-type="float">
            <text:p>44.2609185106223</text:p>
          </table:table-cell>
          <table:table-cell table:formula="of:=[.$F239]-[.H239]" office:value-type="float" office:value="44.1128064104112" calcext:value-type="float">
            <text:p>44.1128064104112</text:p>
          </table:table-cell>
          <table:table-cell table:formula="of:=[.$F239]-[.G239]-[.H239]" office:value-type="float" office:value="44.2795875210335" calcext:value-type="float">
            <text:p>44.2795875210335</text:p>
          </table:table-cell>
          <table:table-cell table:formula="of:=43.5370655615001+0.003097025965914*([.B239]-[.B$2])" office:value-type="float" office:value="44.2710607154217" calcext:value-type="float">
            <text:p>44.2710607154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7</text:p>
          </table:table-cell>
          <table:table-cell office:value-type="float" office:value="41921" calcext:value-type="float">
            <text:p>41921</text:p>
          </table:table-cell>
          <table:table-cell office:value-type="float" office:value="44.1" calcext:value-type="float">
            <text:p>44.100</text:p>
          </table:table-cell>
          <table:table-cell office:value-type="float" office:value="0.086808" calcext:value-type="float">
            <text:p>0.086808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0]-[.D240]" office:value-type="float" office:value="44.097192" calcext:value-type="float">
            <text:p>44.0971920000000</text:p>
          </table:table-cell>
          <table:table-cell office:value-type="float" office:value="-0.1664388283216" calcext:value-type="float">
            <text:p>-0.1664388283216</text:p>
          </table:table-cell>
          <table:table-cell office:value-type="float" office:value="-0.019216185957" calcext:value-type="float">
            <text:p>-0.0192161859570</text:p>
          </table:table-cell>
          <table:table-cell table:formula="of:=[.$F240]-[.G240]" office:value-type="float" office:value="44.2636308283216" calcext:value-type="float">
            <text:p>44.2636308283216</text:p>
          </table:table-cell>
          <table:table-cell table:formula="of:=[.$F240]-[.H240]" office:value-type="float" office:value="44.116408185957" calcext:value-type="float">
            <text:p>44.1164081859570</text:p>
          </table:table-cell>
          <table:table-cell table:formula="of:=[.$F240]-[.G240]-[.H240]" office:value-type="float" office:value="44.2828470142786" calcext:value-type="float">
            <text:p>44.2828470142786</text:p>
          </table:table-cell>
          <table:table-cell table:formula="of:=43.5370655615001+0.003097025965914*([.B240]-[.B$2])" office:value-type="float" office:value="44.2741577413876" calcext:value-type="float">
            <text:p>44.2741577413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8</text:p>
          </table:table-cell>
          <table:table-cell office:value-type="float" office:value="41922" calcext:value-type="float">
            <text:p>41922</text:p>
          </table:table-cell>
          <table:table-cell office:value-type="float" office:value="44.103" calcext:value-type="float">
            <text:p>44.103</text:p>
          </table:table-cell>
          <table:table-cell office:value-type="float" office:value="0.0835702" calcext:value-type="float">
            <text:p>0.083570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1]-[.D241]" office:value-type="float" office:value="44.1004298" calcext:value-type="float">
            <text:p>44.1004298000000</text:p>
          </table:table-cell>
          <table:table-cell office:value-type="float" office:value="-0.1659226464358" calcext:value-type="float">
            <text:p>-0.1659226464358</text:p>
          </table:table-cell>
          <table:table-cell office:value-type="float" office:value="-0.0197505330446" calcext:value-type="float">
            <text:p>-0.0197505330446</text:p>
          </table:table-cell>
          <table:table-cell table:formula="of:=[.$F241]-[.G241]" office:value-type="float" office:value="44.2663524464358" calcext:value-type="float">
            <text:p>44.2663524464358</text:p>
          </table:table-cell>
          <table:table-cell table:formula="of:=[.$F241]-[.H241]" office:value-type="float" office:value="44.1201803330446" calcext:value-type="float">
            <text:p>44.1201803330446</text:p>
          </table:table-cell>
          <table:table-cell table:formula="of:=[.$F241]-[.G241]-[.H241]" office:value-type="float" office:value="44.2861029794804" calcext:value-type="float">
            <text:p>44.2861029794804</text:p>
          </table:table-cell>
          <table:table-cell table:formula="of:=43.5370655615001+0.003097025965914*([.B241]-[.B$2])" office:value-type="float" office:value="44.2772547673536" calcext:value-type="float">
            <text:p>44.2772547673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29</text:p>
          </table:table-cell>
          <table:table-cell office:value-type="float" office:value="41923" calcext:value-type="float">
            <text:p>41923</text:p>
          </table:table-cell>
          <table:table-cell office:value-type="float" office:value="44.105" calcext:value-type="float">
            <text:p>44.105</text:p>
          </table:table-cell>
          <table:table-cell office:value-type="float" office:value="0.0802474" calcext:value-type="float">
            <text:p>0.080247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2]-[.D242]" office:value-type="float" office:value="44.1037526" calcext:value-type="float">
            <text:p>44.1037526000000</text:p>
          </table:table-cell>
          <table:table-cell office:value-type="float" office:value="-0.1653288898041" calcext:value-type="float">
            <text:p>-0.1653288898041</text:p>
          </table:table-cell>
          <table:table-cell office:value-type="float" office:value="-0.0202717602848" calcext:value-type="float">
            <text:p>-0.0202717602848</text:p>
          </table:table-cell>
          <table:table-cell table:formula="of:=[.$F242]-[.G242]" office:value-type="float" office:value="44.2690814898041" calcext:value-type="float">
            <text:p>44.2690814898041</text:p>
          </table:table-cell>
          <table:table-cell table:formula="of:=[.$F242]-[.H242]" office:value-type="float" office:value="44.1240243602848" calcext:value-type="float">
            <text:p>44.1240243602848</text:p>
          </table:table-cell>
          <table:table-cell table:formula="of:=[.$F242]-[.G242]-[.H242]" office:value-type="float" office:value="44.2893532500889" calcext:value-type="float">
            <text:p>44.2893532500889</text:p>
          </table:table-cell>
          <table:table-cell table:formula="of:=43.5370655615001+0.003097025965914*([.B242]-[.B$2])" office:value-type="float" office:value="44.2803517933195" calcext:value-type="float">
            <text:p>44.2803517933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30</text:p>
          </table:table-cell>
          <table:table-cell office:value-type="float" office:value="41924" calcext:value-type="float">
            <text:p>41924</text:p>
          </table:table-cell>
          <table:table-cell office:value-type="float" office:value="44.108" calcext:value-type="float">
            <text:p>44.108</text:p>
          </table:table-cell>
          <table:table-cell office:value-type="float" office:value="0.0769554" calcext:value-type="float">
            <text:p>0.076955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3]-[.D243]" office:value-type="float" office:value="44.1070446" calcext:value-type="float">
            <text:p>44.1070446000000</text:p>
          </table:table-cell>
          <table:table-cell office:value-type="float" office:value="-0.1647720795698" calcext:value-type="float">
            <text:p>-0.1647720795698</text:p>
          </table:table-cell>
          <table:table-cell office:value-type="float" office:value="-0.0207795887817" calcext:value-type="float">
            <text:p>-0.0207795887817</text:p>
          </table:table-cell>
          <table:table-cell table:formula="of:=[.$F243]-[.G243]" office:value-type="float" office:value="44.2718166795698" calcext:value-type="float">
            <text:p>44.2718166795698</text:p>
          </table:table-cell>
          <table:table-cell table:formula="of:=[.$F243]-[.H243]" office:value-type="float" office:value="44.1278241887817" calcext:value-type="float">
            <text:p>44.1278241887817</text:p>
          </table:table-cell>
          <table:table-cell table:formula="of:=[.$F243]-[.G243]-[.H243]" office:value-type="float" office:value="44.2925962683515" calcext:value-type="float">
            <text:p>44.2925962683515</text:p>
          </table:table-cell>
          <table:table-cell table:formula="of:=43.5370655615001+0.003097025965914*([.B243]-[.B$2])" office:value-type="float" office:value="44.2834488192854" calcext:value-type="float">
            <text:p>44.2834488192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831</text:p>
          </table:table-cell>
          <table:table-cell office:value-type="float" office:value="41925" calcext:value-type="float">
            <text:p>41925</text:p>
          </table:table-cell>
          <table:table-cell office:value-type="float" office:value="44.111" calcext:value-type="float">
            <text:p>44.111</text:p>
          </table:table-cell>
          <table:table-cell office:value-type="float" office:value="0.0737935" calcext:value-type="float">
            <text:p>0.073793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4]-[.D244]" office:value-type="float" office:value="44.1102065" calcext:value-type="float">
            <text:p>44.1102065000000</text:p>
          </table:table-cell>
          <table:table-cell office:value-type="float" office:value="-0.1643497477925" calcext:value-type="float">
            <text:p>-0.1643497477925</text:p>
          </table:table-cell>
          <table:table-cell office:value-type="float" office:value="-0.0212737523632" calcext:value-type="float">
            <text:p>-0.0212737523632</text:p>
          </table:table-cell>
          <table:table-cell table:formula="of:=[.$F244]-[.G244]" office:value-type="float" office:value="44.2745562477925" calcext:value-type="float">
            <text:p>44.2745562477925</text:p>
          </table:table-cell>
          <table:table-cell table:formula="of:=[.$F244]-[.H244]" office:value-type="float" office:value="44.1314802523632" calcext:value-type="float">
            <text:p>44.1314802523632</text:p>
          </table:table-cell>
          <table:table-cell table:formula="of:=[.$F244]-[.G244]-[.H244]" office:value-type="float" office:value="44.2958300001557" calcext:value-type="float">
            <text:p>44.2958300001557</text:p>
          </table:table-cell>
          <table:table-cell table:formula="of:=43.5370655615001+0.003097025965914*([.B244]-[.B$2])" office:value-type="float" office:value="44.2865458452513" calcext:value-type="float">
            <text:p>44.2865458452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 1</text:p>
          </table:table-cell>
          <table:table-cell office:value-type="float" office:value="41926" calcext:value-type="float">
            <text:p>41926</text:p>
          </table:table-cell>
          <table:table-cell office:value-type="float" office:value="44.113" calcext:value-type="float">
            <text:p>44.113</text:p>
          </table:table-cell>
          <table:table-cell office:value-type="float" office:value="0.0708212" calcext:value-type="float">
            <text:p>0.070821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5]-[.D245]" office:value-type="float" office:value="44.1131788" calcext:value-type="float">
            <text:p>44.1131788000000</text:p>
          </table:table-cell>
          <table:table-cell office:value-type="float" office:value="-0.1641191049293" calcext:value-type="float">
            <text:p>-0.1641191049293</text:p>
          </table:table-cell>
          <table:table-cell office:value-type="float" office:value="-0.0217539977968" calcext:value-type="float">
            <text:p>-0.0217539977968</text:p>
          </table:table-cell>
          <table:table-cell table:formula="of:=[.$F245]-[.G245]" office:value-type="float" office:value="44.2772979049293" calcext:value-type="float">
            <text:p>44.2772979049293</text:p>
          </table:table-cell>
          <table:table-cell table:formula="of:=[.$F245]-[.H245]" office:value-type="float" office:value="44.1349327977968" calcext:value-type="float">
            <text:p>44.1349327977968</text:p>
          </table:table-cell>
          <table:table-cell table:formula="of:=[.$F245]-[.G245]-[.H245]" office:value-type="float" office:value="44.2990519027261" calcext:value-type="float">
            <text:p>44.2990519027261</text:p>
          </table:table-cell>
          <table:table-cell table:formula="of:=43.5370655615001+0.003097025965914*([.B245]-[.B$2])" office:value-type="float" office:value="44.2896428712172" calcext:value-type="float">
            <text:p>44.2896428712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 2</text:p>
          </table:table-cell>
          <table:table-cell office:value-type="float" office:value="41927" calcext:value-type="float">
            <text:p>41927</text:p>
          </table:table-cell>
          <table:table-cell office:value-type="float" office:value="44.116" calcext:value-type="float">
            <text:p>44.116</text:p>
          </table:table-cell>
          <table:table-cell office:value-type="float" office:value="0.0680534" calcext:value-type="float">
            <text:p>0.068053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6]-[.D246]" office:value-type="float" office:value="44.1159466" calcext:value-type="float">
            <text:p>44.1159466000000</text:p>
          </table:table-cell>
          <table:table-cell office:value-type="float" office:value="-0.1640923960878" calcext:value-type="float">
            <text:p>-0.1640923960878</text:p>
          </table:table-cell>
          <table:table-cell office:value-type="float" office:value="-0.0222200849908" calcext:value-type="float">
            <text:p>-0.0222200849908</text:p>
          </table:table-cell>
          <table:table-cell table:formula="of:=[.$F246]-[.G246]" office:value-type="float" office:value="44.2800389960878" calcext:value-type="float">
            <text:p>44.2800389960878</text:p>
          </table:table-cell>
          <table:table-cell table:formula="of:=[.$F246]-[.H246]" office:value-type="float" office:value="44.1381666849908" calcext:value-type="float">
            <text:p>44.1381666849908</text:p>
          </table:table-cell>
          <table:table-cell table:formula="of:=[.$F246]-[.G246]-[.H246]" office:value-type="float" office:value="44.3022590810786" calcext:value-type="float">
            <text:p>44.3022590810786</text:p>
          </table:table-cell>
          <table:table-cell table:formula="of:=43.5370655615001+0.003097025965914*([.B246]-[.B$2])" office:value-type="float" office:value="44.2927398971831" calcext:value-type="float">
            <text:p>44.2927398971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 3</text:p>
          </table:table-cell>
          <table:table-cell office:value-type="float" office:value="41928" calcext:value-type="float">
            <text:p>41928</text:p>
          </table:table-cell>
          <table:table-cell office:value-type="float" office:value="44.119" calcext:value-type="float">
            <text:p>44.119</text:p>
          </table:table-cell>
          <table:table-cell office:value-type="float" office:value="0.0654699" calcext:value-type="float">
            <text:p>0.065469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7]-[.D247]" office:value-type="float" office:value="44.1185301" calcext:value-type="float">
            <text:p>44.1185301000000</text:p>
          </table:table-cell>
          <table:table-cell office:value-type="float" office:value="-0.1642465101608" calcext:value-type="float">
            <text:p>-0.1642465101608</text:p>
          </table:table-cell>
          <table:table-cell office:value-type="float" office:value="-0.0226717871821" calcext:value-type="float">
            <text:p>-0.0226717871821</text:p>
          </table:table-cell>
          <table:table-cell table:formula="of:=[.$F247]-[.G247]" office:value-type="float" office:value="44.2827766101608" calcext:value-type="float">
            <text:p>44.2827766101608</text:p>
          </table:table-cell>
          <table:table-cell table:formula="of:=[.$F247]-[.H247]" office:value-type="float" office:value="44.1412018871821" calcext:value-type="float">
            <text:p>44.1412018871821</text:p>
          </table:table-cell>
          <table:table-cell table:formula="of:=[.$F247]-[.G247]-[.H247]" office:value-type="float" office:value="44.3054483973429" calcext:value-type="float">
            <text:p>44.3054483973429</text:p>
          </table:table-cell>
          <table:table-cell table:formula="of:=43.5370655615001+0.003097025965914*([.B247]-[.B$2])" office:value-type="float" office:value="44.295836923149" calcext:value-type="float">
            <text:p>44.29583692314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 4</text:p>
          </table:table-cell>
          <table:table-cell office:value-type="float" office:value="41929" calcext:value-type="float">
            <text:p>41929</text:p>
          </table:table-cell>
          <table:table-cell office:value-type="float" office:value="44.122" calcext:value-type="float">
            <text:p>44.122</text:p>
          </table:table-cell>
          <table:table-cell office:value-type="float" office:value="0.063028" calcext:value-type="float">
            <text:p>0.063028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8]-[.D248]" office:value-type="float" office:value="44.120972" calcext:value-type="float">
            <text:p>44.1209720000000</text:p>
          </table:table-cell>
          <table:table-cell office:value-type="float" office:value="-0.1645366516615" calcext:value-type="float">
            <text:p>-0.1645366516615</text:p>
          </table:table-cell>
          <table:table-cell office:value-type="float" office:value="-0.0231088911078" calcext:value-type="float">
            <text:p>-0.0231088911078</text:p>
          </table:table-cell>
          <table:table-cell table:formula="of:=[.$F248]-[.G248]" office:value-type="float" office:value="44.2855086516615" calcext:value-type="float">
            <text:p>44.2855086516615</text:p>
          </table:table-cell>
          <table:table-cell table:formula="of:=[.$F248]-[.H248]" office:value-type="float" office:value="44.1440808911078" calcext:value-type="float">
            <text:p>44.1440808911078</text:p>
          </table:table-cell>
          <table:table-cell table:formula="of:=[.$F248]-[.G248]-[.H248]" office:value-type="float" office:value="44.3086175427693" calcext:value-type="float">
            <text:p>44.3086175427693</text:p>
          </table:table-cell>
          <table:table-cell table:formula="of:=43.5370655615001+0.003097025965914*([.B248]-[.B$2])" office:value-type="float" office:value="44.2989339491149" calcext:value-type="float">
            <text:p>44.2989339491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 5</text:p>
          </table:table-cell>
          <table:table-cell office:value-type="float" office:value="41930" calcext:value-type="float">
            <text:p>41930</text:p>
          </table:table-cell>
          <table:table-cell office:value-type="float" office:value="44.125" calcext:value-type="float">
            <text:p>44.125</text:p>
          </table:table-cell>
          <table:table-cell office:value-type="float" office:value="0.0606731" calcext:value-type="float">
            <text:p>0.060673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49]-[.D249]" office:value-type="float" office:value="44.1233269" calcext:value-type="float">
            <text:p>44.1233269000000</text:p>
          </table:table-cell>
          <table:table-cell office:value-type="float" office:value="-0.1649065048403" calcext:value-type="float">
            <text:p>-0.1649065048403</text:p>
          </table:table-cell>
          <table:table-cell office:value-type="float" office:value="-0.0235311971626" calcext:value-type="float">
            <text:p>-0.0235311971626</text:p>
          </table:table-cell>
          <table:table-cell table:formula="of:=[.$F249]-[.G249]" office:value-type="float" office:value="44.2882334048403" calcext:value-type="float">
            <text:p>44.2882334048403</text:p>
          </table:table-cell>
          <table:table-cell table:formula="of:=[.$F249]-[.H249]" office:value-type="float" office:value="44.1468580971626" calcext:value-type="float">
            <text:p>44.1468580971626</text:p>
          </table:table-cell>
          <table:table-cell table:formula="of:=[.$F249]-[.G249]-[.H249]" office:value-type="float" office:value="44.3117646020029" calcext:value-type="float">
            <text:p>44.3117646020029</text:p>
          </table:table-cell>
          <table:table-cell table:formula="of:=43.5370655615001+0.003097025965914*([.B249]-[.B$2])" office:value-type="float" office:value="44.3020309750809" calcext:value-type="float">
            <text:p>44.3020309750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 6</text:p>
          </table:table-cell>
          <table:table-cell office:value-type="float" office:value="41931" calcext:value-type="float">
            <text:p>41931</text:p>
          </table:table-cell>
          <table:table-cell office:value-type="float" office:value="44.127" calcext:value-type="float">
            <text:p>44.127</text:p>
          </table:table-cell>
          <table:table-cell office:value-type="float" office:value="0.0583445" calcext:value-type="float">
            <text:p>0.058344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0]-[.D250]" office:value-type="float" office:value="44.1256555" calcext:value-type="float">
            <text:p>44.1256555000000</text:p>
          </table:table-cell>
          <table:table-cell office:value-type="float" office:value="-0.1652940440079" calcext:value-type="float">
            <text:p>-0.1652940440079</text:p>
          </table:table-cell>
          <table:table-cell office:value-type="float" office:value="-0.0239385195413" calcext:value-type="float">
            <text:p>-0.0239385195413</text:p>
          </table:table-cell>
          <table:table-cell table:formula="of:=[.$F250]-[.G250]" office:value-type="float" office:value="44.2909495440079" calcext:value-type="float">
            <text:p>44.2909495440079</text:p>
          </table:table-cell>
          <table:table-cell table:formula="of:=[.$F250]-[.H250]" office:value-type="float" office:value="44.1495940195413" calcext:value-type="float">
            <text:p>44.1495940195413</text:p>
          </table:table-cell>
          <table:table-cell table:formula="of:=[.$F250]-[.G250]-[.H250]" office:value-type="float" office:value="44.3148880635492" calcext:value-type="float">
            <text:p>44.3148880635492</text:p>
          </table:table-cell>
          <table:table-cell table:formula="of:=43.5370655615001+0.003097025965914*([.B250]-[.B$2])" office:value-type="float" office:value="44.3051280010468" calcext:value-type="float">
            <text:p>44.3051280010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 7</text:p>
          </table:table-cell>
          <table:table-cell office:value-type="float" office:value="41932" calcext:value-type="float">
            <text:p>41932</text:p>
          </table:table-cell>
          <table:table-cell office:value-type="float" office:value="44.13" calcext:value-type="float">
            <text:p>44.130</text:p>
          </table:table-cell>
          <table:table-cell office:value-type="float" office:value="0.0559804" calcext:value-type="float">
            <text:p>0.055980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1]-[.D251]" office:value-type="float" office:value="44.1280196" calcext:value-type="float">
            <text:p>44.1280196000000</text:p>
          </table:table-cell>
          <table:table-cell office:value-type="float" office:value="-0.1656364094163" calcext:value-type="float">
            <text:p>-0.1656364094163</text:p>
          </table:table-cell>
          <table:table-cell office:value-type="float" office:value="-0.0243306863655" calcext:value-type="float">
            <text:p>-0.0243306863655</text:p>
          </table:table-cell>
          <table:table-cell table:formula="of:=[.$F251]-[.G251]" office:value-type="float" office:value="44.2936560094163" calcext:value-type="float">
            <text:p>44.2936560094163</text:p>
          </table:table-cell>
          <table:table-cell table:formula="of:=[.$F251]-[.H251]" office:value-type="float" office:value="44.1523502863655" calcext:value-type="float">
            <text:p>44.1523502863655</text:p>
          </table:table-cell>
          <table:table-cell table:formula="of:=[.$F251]-[.G251]-[.H251]" office:value-type="float" office:value="44.3179866957818" calcext:value-type="float">
            <text:p>44.3179866957818</text:p>
          </table:table-cell>
          <table:table-cell table:formula="of:=43.5370655615001+0.003097025965914*([.B251]-[.B$2])" office:value-type="float" office:value="44.3082250270127" calcext:value-type="float">
            <text:p>44.3082250270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 8</text:p>
          </table:table-cell>
          <table:table-cell office:value-type="float" office:value="41933" calcext:value-type="float">
            <text:p>41933</text:p>
          </table:table-cell>
          <table:table-cell office:value-type="float" office:value="44.133" calcext:value-type="float">
            <text:p>44.133</text:p>
          </table:table-cell>
          <table:table-cell office:value-type="float" office:value="0.0535242" calcext:value-type="float">
            <text:p>0.053524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2]-[.D252]" office:value-type="float" office:value="44.1304758" calcext:value-type="float">
            <text:p>44.1304758000000</text:p>
          </table:table-cell>
          <table:table-cell office:value-type="float" office:value="-0.1658764263814" calcext:value-type="float">
            <text:p>-0.1658764263814</text:p>
          </table:table-cell>
          <table:table-cell office:value-type="float" office:value="-0.0247075397957" calcext:value-type="float">
            <text:p>-0.0247075397957</text:p>
          </table:table-cell>
          <table:table-cell table:formula="of:=[.$F252]-[.G252]" office:value-type="float" office:value="44.2963522263814" calcext:value-type="float">
            <text:p>44.2963522263814</text:p>
          </table:table-cell>
          <table:table-cell table:formula="of:=[.$F252]-[.H252]" office:value-type="float" office:value="44.1551833397957" calcext:value-type="float">
            <text:p>44.1551833397957</text:p>
          </table:table-cell>
          <table:table-cell table:formula="of:=[.$F252]-[.G252]-[.H252]" office:value-type="float" office:value="44.3210597661771" calcext:value-type="float">
            <text:p>44.3210597661771</text:p>
          </table:table-cell>
          <table:table-cell table:formula="of:=43.5370655615001+0.003097025965914*([.B252]-[.B$2])" office:value-type="float" office:value="44.3113220529786" calcext:value-type="float">
            <text:p>44.3113220529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 9</text:p>
          </table:table-cell>
          <table:table-cell office:value-type="float" office:value="41934" calcext:value-type="float">
            <text:p>41934</text:p>
          </table:table-cell>
          <table:table-cell office:value-type="float" office:value="44.136" calcext:value-type="float">
            <text:p>44.136</text:p>
          </table:table-cell>
          <table:table-cell office:value-type="float" office:value="0.0509322" calcext:value-type="float">
            <text:p>0.050932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3]-[.D253]" office:value-type="float" office:value="44.1330678" calcext:value-type="float">
            <text:p>44.1330678000000</text:p>
          </table:table-cell>
          <table:table-cell office:value-type="float" office:value="-0.1659701467937" calcext:value-type="float">
            <text:p>-0.1659701467937</text:p>
          </table:table-cell>
          <table:table-cell office:value-type="float" office:value="-0.0250689361266" calcext:value-type="float">
            <text:p>-0.0250689361266</text:p>
          </table:table-cell>
          <table:table-cell table:formula="of:=[.$F253]-[.G253]" office:value-type="float" office:value="44.2990379467937" calcext:value-type="float">
            <text:p>44.2990379467937</text:p>
          </table:table-cell>
          <table:table-cell table:formula="of:=[.$F253]-[.H253]" office:value-type="float" office:value="44.1581367361266" calcext:value-type="float">
            <text:p>44.1581367361266</text:p>
          </table:table-cell>
          <table:table-cell table:formula="of:=[.$F253]-[.G253]-[.H253]" office:value-type="float" office:value="44.3241068829203" calcext:value-type="float">
            <text:p>44.3241068829203</text:p>
          </table:table-cell>
          <table:table-cell table:formula="of:=43.5370655615001+0.003097025965914*([.B253]-[.B$2])" office:value-type="float" office:value="44.3144190789445" calcext:value-type="float">
            <text:p>44.31441907894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0</text:p>
          </table:table-cell>
          <table:table-cell office:value-type="float" office:value="41935" calcext:value-type="float">
            <text:p>41935</text:p>
          </table:table-cell>
          <table:table-cell office:value-type="float" office:value="44.139" calcext:value-type="float">
            <text:p>44.139</text:p>
          </table:table-cell>
          <table:table-cell office:value-type="float" office:value="0.0481788" calcext:value-type="float">
            <text:p>0.048178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4]-[.D254]" office:value-type="float" office:value="44.1358212" calcext:value-type="float">
            <text:p>44.1358212000000</text:p>
          </table:table-cell>
          <table:table-cell office:value-type="float" office:value="-0.1658933533746" calcext:value-type="float">
            <text:p>-0.1658933533746</text:p>
          </table:table-cell>
          <table:table-cell office:value-type="float" office:value="-0.0254147458688" calcext:value-type="float">
            <text:p>-0.0254147458688</text:p>
          </table:table-cell>
          <table:table-cell table:formula="of:=[.$F254]-[.G254]" office:value-type="float" office:value="44.3017145533746" calcext:value-type="float">
            <text:p>44.3017145533746</text:p>
          </table:table-cell>
          <table:table-cell table:formula="of:=[.$F254]-[.H254]" office:value-type="float" office:value="44.1612359458688" calcext:value-type="float">
            <text:p>44.1612359458688</text:p>
          </table:table-cell>
          <table:table-cell table:formula="of:=[.$F254]-[.G254]-[.H254]" office:value-type="float" office:value="44.3271292992434" calcext:value-type="float">
            <text:p>44.3271292992434</text:p>
          </table:table-cell>
          <table:table-cell table:formula="of:=43.5370655615001+0.003097025965914*([.B254]-[.B$2])" office:value-type="float" office:value="44.3175161049104" calcext:value-type="float">
            <text:p>44.3175161049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1</text:p>
          </table:table-cell>
          <table:table-cell office:value-type="float" office:value="41936" calcext:value-type="float">
            <text:p>41936</text:p>
          </table:table-cell>
          <table:table-cell office:value-type="float" office:value="44.142" calcext:value-type="float">
            <text:p>44.142</text:p>
          </table:table-cell>
          <table:table-cell office:value-type="float" office:value="0.0452619" calcext:value-type="float">
            <text:p>0.045261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5]-[.D255]" office:value-type="float" office:value="44.1387381" calcext:value-type="float">
            <text:p>44.1387381000000</text:p>
          </table:table-cell>
          <table:table-cell office:value-type="float" office:value="-0.1656461348735" calcext:value-type="float">
            <text:p>-0.1656461348735</text:p>
          </table:table-cell>
          <table:table-cell office:value-type="float" office:value="-0.0257448538128" calcext:value-type="float">
            <text:p>-0.0257448538128</text:p>
          </table:table-cell>
          <table:table-cell table:formula="of:=[.$F255]-[.G255]" office:value-type="float" office:value="44.3043842348735" calcext:value-type="float">
            <text:p>44.3043842348735</text:p>
          </table:table-cell>
          <table:table-cell table:formula="of:=[.$F255]-[.H255]" office:value-type="float" office:value="44.1644829538128" calcext:value-type="float">
            <text:p>44.1644829538128</text:p>
          </table:table-cell>
          <table:table-cell table:formula="of:=[.$F255]-[.G255]-[.H255]" office:value-type="float" office:value="44.3301290886863" calcext:value-type="float">
            <text:p>44.3301290886863</text:p>
          </table:table-cell>
          <table:table-cell table:formula="of:=43.5370655615001+0.003097025965914*([.B255]-[.B$2])" office:value-type="float" office:value="44.3206131308763" calcext:value-type="float">
            <text:p>44.3206131308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2</text:p>
          </table:table-cell>
          <table:table-cell office:value-type="float" office:value="41937" calcext:value-type="float">
            <text:p>41937</text:p>
          </table:table-cell>
          <table:table-cell office:value-type="float" office:value="44.144" calcext:value-type="float">
            <text:p>44.144</text:p>
          </table:table-cell>
          <table:table-cell office:value-type="float" office:value="0.0422068" calcext:value-type="float">
            <text:p>0.042206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6]-[.D256]" office:value-type="float" office:value="44.1417932" calcext:value-type="float">
            <text:p>44.1417932000000</text:p>
          </table:table-cell>
          <table:table-cell office:value-type="float" office:value="-0.1652557527612" calcext:value-type="float">
            <text:p>-0.1652557527612</text:p>
          </table:table-cell>
          <table:table-cell office:value-type="float" office:value="-0.026059159079" calcext:value-type="float">
            <text:p>-0.0260591590790</text:p>
          </table:table-cell>
          <table:table-cell table:formula="of:=[.$F256]-[.G256]" office:value-type="float" office:value="44.3070489527612" calcext:value-type="float">
            <text:p>44.3070489527612</text:p>
          </table:table-cell>
          <table:table-cell table:formula="of:=[.$F256]-[.H256]" office:value-type="float" office:value="44.167852359079" calcext:value-type="float">
            <text:p>44.1678523590790</text:p>
          </table:table-cell>
          <table:table-cell table:formula="of:=[.$F256]-[.G256]-[.H256]" office:value-type="float" office:value="44.3331081118402" calcext:value-type="float">
            <text:p>44.3331081118402</text:p>
          </table:table-cell>
          <table:table-cell table:formula="of:=43.5370655615001+0.003097025965914*([.B256]-[.B$2])" office:value-type="float" office:value="44.3237101568423" calcext:value-type="float">
            <text:p>44.3237101568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3</text:p>
          </table:table-cell>
          <table:table-cell office:value-type="float" office:value="41938" calcext:value-type="float">
            <text:p>41938</text:p>
          </table:table-cell>
          <table:table-cell office:value-type="float" office:value="44.147" calcext:value-type="float">
            <text:p>44.147</text:p>
          </table:table-cell>
          <table:table-cell office:value-type="float" office:value="0.0390659" calcext:value-type="float">
            <text:p>0.039065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7]-[.D257]" office:value-type="float" office:value="44.1449341" calcext:value-type="float">
            <text:p>44.1449341000000</text:p>
          </table:table-cell>
          <table:table-cell office:value-type="float" office:value="-0.164776809155" calcext:value-type="float">
            <text:p>-0.1647768091550</text:p>
          </table:table-cell>
          <table:table-cell office:value-type="float" office:value="-0.0263575751512" calcext:value-type="float">
            <text:p>-0.0263575751512</text:p>
          </table:table-cell>
          <table:table-cell table:formula="of:=[.$F257]-[.G257]" office:value-type="float" office:value="44.309710909155" calcext:value-type="float">
            <text:p>44.3097109091550</text:p>
          </table:table-cell>
          <table:table-cell table:formula="of:=[.$F257]-[.H257]" office:value-type="float" office:value="44.1712916751512" calcext:value-type="float">
            <text:p>44.1712916751512</text:p>
          </table:table-cell>
          <table:table-cell table:formula="of:=[.$F257]-[.G257]-[.H257]" office:value-type="float" office:value="44.3360684843062" calcext:value-type="float">
            <text:p>44.3360684843062</text:p>
          </table:table-cell>
          <table:table-cell table:formula="of:=43.5370655615001+0.003097025965914*([.B257]-[.B$2])" office:value-type="float" office:value="44.3268071828082" calcext:value-type="float">
            <text:p>44.3268071828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4</text:p>
          </table:table-cell>
          <table:table-cell office:value-type="float" office:value="41939" calcext:value-type="float">
            <text:p>41939</text:p>
          </table:table-cell>
          <table:table-cell office:value-type="float" office:value="44.15" calcext:value-type="float">
            <text:p>44.150</text:p>
          </table:table-cell>
          <table:table-cell office:value-type="float" office:value="0.0359132" calcext:value-type="float">
            <text:p>0.035913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8]-[.D258]" office:value-type="float" office:value="44.1480868" calcext:value-type="float">
            <text:p>44.1480868000000</text:p>
          </table:table-cell>
          <table:table-cell office:value-type="float" office:value="-0.164285507809" calcext:value-type="float">
            <text:p>-0.1642855078090</text:p>
          </table:table-cell>
          <table:table-cell office:value-type="float" office:value="-0.0266400298942" calcext:value-type="float">
            <text:p>-0.0266400298942</text:p>
          </table:table-cell>
          <table:table-cell table:formula="of:=[.$F258]-[.G258]" office:value-type="float" office:value="44.312372307809" calcext:value-type="float">
            <text:p>44.3123723078090</text:p>
          </table:table-cell>
          <table:table-cell table:formula="of:=[.$F258]-[.H258]" office:value-type="float" office:value="44.1747268298942" calcext:value-type="float">
            <text:p>44.1747268298942</text:p>
          </table:table-cell>
          <table:table-cell table:formula="of:=[.$F258]-[.G258]-[.H258]" office:value-type="float" office:value="44.3390123377032" calcext:value-type="float">
            <text:p>44.3390123377032</text:p>
          </table:table-cell>
          <table:table-cell table:formula="of:=43.5370655615001+0.003097025965914*([.B258]-[.B$2])" office:value-type="float" office:value="44.3299042087741" calcext:value-type="float">
            <text:p>44.3299042087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5</text:p>
          </table:table-cell>
          <table:table-cell office:value-type="float" office:value="41940" calcext:value-type="float">
            <text:p>41940</text:p>
          </table:table-cell>
          <table:table-cell office:value-type="float" office:value="44.153" calcext:value-type="float">
            <text:p>44.153</text:p>
          </table:table-cell>
          <table:table-cell office:value-type="float" office:value="0.0328289" calcext:value-type="float">
            <text:p>0.032828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59]-[.D259]" office:value-type="float" office:value="44.1511711" calcext:value-type="float">
            <text:p>44.1511711000000</text:p>
          </table:table-cell>
          <table:table-cell office:value-type="float" office:value="-0.1638651523726" calcext:value-type="float">
            <text:p>-0.1638651523726</text:p>
          </table:table-cell>
          <table:table-cell office:value-type="float" office:value="-0.0269064655564" calcext:value-type="float">
            <text:p>-0.0269064655564</text:p>
          </table:table-cell>
          <table:table-cell table:formula="of:=[.$F259]-[.G259]" office:value-type="float" office:value="44.3150362523726" calcext:value-type="float">
            <text:p>44.3150362523726</text:p>
          </table:table-cell>
          <table:table-cell table:formula="of:=[.$F259]-[.H259]" office:value-type="float" office:value="44.1780775655564" calcext:value-type="float">
            <text:p>44.1780775655564</text:p>
          </table:table-cell>
          <table:table-cell table:formula="of:=[.$F259]-[.G259]-[.H259]" office:value-type="float" office:value="44.341942717929" calcext:value-type="float">
            <text:p>44.3419427179290</text:p>
          </table:table-cell>
          <table:table-cell table:formula="of:=43.5370655615001+0.003097025965914*([.B259]-[.B$2])" office:value-type="float" office:value="44.33300123474" calcext:value-type="float">
            <text:p>44.33300123474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6</text:p>
          </table:table-cell>
          <table:table-cell office:value-type="float" office:value="41941" calcext:value-type="float">
            <text:p>41941</text:p>
          </table:table-cell>
          <table:table-cell office:value-type="float" office:value="44.156" calcext:value-type="float">
            <text:p>44.156</text:p>
          </table:table-cell>
          <table:table-cell office:value-type="float" office:value="0.0298786" calcext:value-type="float">
            <text:p>0.029878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0]-[.D260]" office:value-type="float" office:value="44.1541214" calcext:value-type="float">
            <text:p>44.1541214000000</text:p>
          </table:table-cell>
          <table:table-cell office:value-type="float" office:value="-0.163584462666" calcext:value-type="float">
            <text:p>-0.1635844626660</text:p>
          </table:table-cell>
          <table:table-cell office:value-type="float" office:value="-0.0271568387561" calcext:value-type="float">
            <text:p>-0.0271568387561</text:p>
          </table:table-cell>
          <table:table-cell table:formula="of:=[.$F260]-[.G260]" office:value-type="float" office:value="44.317705862666" calcext:value-type="float">
            <text:p>44.3177058626660</text:p>
          </table:table-cell>
          <table:table-cell table:formula="of:=[.$F260]-[.H260]" office:value-type="float" office:value="44.1812782387561" calcext:value-type="float">
            <text:p>44.1812782387561</text:p>
          </table:table-cell>
          <table:table-cell table:formula="of:=[.$F260]-[.G260]-[.H260]" office:value-type="float" office:value="44.3448627014221" calcext:value-type="float">
            <text:p>44.3448627014221</text:p>
          </table:table-cell>
          <table:table-cell table:formula="of:=43.5370655615001+0.003097025965914*([.B260]-[.B$2])" office:value-type="float" office:value="44.3360982607059" calcext:value-type="float">
            <text:p>44.33609826070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7</text:p>
          </table:table-cell>
          <table:table-cell office:value-type="float" office:value="41942" calcext:value-type="float">
            <text:p>41942</text:p>
          </table:table-cell>
          <table:table-cell office:value-type="float" office:value="44.159" calcext:value-type="float">
            <text:p>44.159</text:p>
          </table:table-cell>
          <table:table-cell office:value-type="float" office:value="0.0270925" calcext:value-type="float">
            <text:p>0.027092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1]-[.D261]" office:value-type="float" office:value="44.1569075" calcext:value-type="float">
            <text:p>44.1569075000000</text:p>
          </table:table-cell>
          <table:table-cell office:value-type="float" office:value="-0.1634759329708" calcext:value-type="float">
            <text:p>-0.1634759329708</text:p>
          </table:table-cell>
          <table:table-cell office:value-type="float" office:value="-0.0273911204523" calcext:value-type="float">
            <text:p>-0.0273911204523</text:p>
          </table:table-cell>
          <table:table-cell table:formula="of:=[.$F261]-[.G261]" office:value-type="float" office:value="44.3203834329708" calcext:value-type="float">
            <text:p>44.3203834329708</text:p>
          </table:table-cell>
          <table:table-cell table:formula="of:=[.$F261]-[.H261]" office:value-type="float" office:value="44.1842986204523" calcext:value-type="float">
            <text:p>44.1842986204523</text:p>
          </table:table-cell>
          <table:table-cell table:formula="of:=[.$F261]-[.G261]-[.H261]" office:value-type="float" office:value="44.3477745534231" calcext:value-type="float">
            <text:p>44.3477745534231</text:p>
          </table:table-cell>
          <table:table-cell table:formula="of:=43.5370655615001+0.003097025965914*([.B261]-[.B$2])" office:value-type="float" office:value="44.3391952866718" calcext:value-type="float">
            <text:p>44.3391952866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8</text:p>
          </table:table-cell>
          <table:table-cell office:value-type="float" office:value="41943" calcext:value-type="float">
            <text:p>41943</text:p>
          </table:table-cell>
          <table:table-cell office:value-type="float" office:value="44.161" calcext:value-type="float">
            <text:p>44.161</text:p>
          </table:table-cell>
          <table:table-cell office:value-type="float" office:value="0.024453" calcext:value-type="float">
            <text:p>0.024453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2]-[.D262]" office:value-type="float" office:value="44.159547" calcext:value-type="float">
            <text:p>44.1595470000000</text:p>
          </table:table-cell>
          <table:table-cell office:value-type="float" office:value="-0.1635234982923" calcext:value-type="float">
            <text:p>-0.1635234982923</text:p>
          </table:table-cell>
          <table:table-cell office:value-type="float" office:value="-0.0276092959004" calcext:value-type="float">
            <text:p>-0.0276092959004</text:p>
          </table:table-cell>
          <table:table-cell table:formula="of:=[.$F262]-[.G262]" office:value-type="float" office:value="44.3230704982923" calcext:value-type="float">
            <text:p>44.3230704982923</text:p>
          </table:table-cell>
          <table:table-cell table:formula="of:=[.$F262]-[.H262]" office:value-type="float" office:value="44.1871562959004" calcext:value-type="float">
            <text:p>44.1871562959004</text:p>
          </table:table-cell>
          <table:table-cell table:formula="of:=[.$F262]-[.G262]-[.H262]" office:value-type="float" office:value="44.3506797941927" calcext:value-type="float">
            <text:p>44.3506797941927</text:p>
          </table:table-cell>
          <table:table-cell table:formula="of:=43.5370655615001+0.003097025965914*([.B262]-[.B$2])" office:value-type="float" office:value="44.3422923126377" calcext:value-type="float">
            <text:p>44.3422923126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19</text:p>
          </table:table-cell>
          <table:table-cell office:value-type="float" office:value="41944" calcext:value-type="float">
            <text:p>41944</text:p>
          </table:table-cell>
          <table:table-cell office:value-type="float" office:value="44.164" calcext:value-type="float">
            <text:p>44.164</text:p>
          </table:table-cell>
          <table:table-cell office:value-type="float" office:value="0.0218975" calcext:value-type="float">
            <text:p>0.021897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3]-[.D263]" office:value-type="float" office:value="44.1621025" calcext:value-type="float">
            <text:p>44.1621025000000</text:p>
          </table:table-cell>
          <table:table-cell office:value-type="float" office:value="-0.1636651764514" calcext:value-type="float">
            <text:p>-0.1636651764514</text:p>
          </table:table-cell>
          <table:table-cell office:value-type="float" office:value="-0.0278113645911" calcext:value-type="float">
            <text:p>-0.0278113645911</text:p>
          </table:table-cell>
          <table:table-cell table:formula="of:=[.$F263]-[.G263]" office:value-type="float" office:value="44.3257676764514" calcext:value-type="float">
            <text:p>44.3257676764514</text:p>
          </table:table-cell>
          <table:table-cell table:formula="of:=[.$F263]-[.H263]" office:value-type="float" office:value="44.1899138645911" calcext:value-type="float">
            <text:p>44.1899138645911</text:p>
          </table:table-cell>
          <table:table-cell table:formula="of:=[.$F263]-[.G263]-[.H263]" office:value-type="float" office:value="44.3535790410425" calcext:value-type="float">
            <text:p>44.3535790410425</text:p>
          </table:table-cell>
          <table:table-cell table:formula="of:=43.5370655615001+0.003097025965914*([.B263]-[.B$2])" office:value-type="float" office:value="44.3453893386037" calcext:value-type="float">
            <text:p>44.3453893386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0</text:p>
          </table:table-cell>
          <table:table-cell office:value-type="float" office:value="41945" calcext:value-type="float">
            <text:p>41945</text:p>
          </table:table-cell>
          <table:table-cell office:value-type="float" office:value="44.167" calcext:value-type="float">
            <text:p>44.167</text:p>
          </table:table-cell>
          <table:table-cell office:value-type="float" office:value="0.0193345" calcext:value-type="float">
            <text:p>0.019334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4]-[.D264]" office:value-type="float" office:value="44.1646655" calcext:value-type="float">
            <text:p>44.1646655000000</text:p>
          </table:table-cell>
          <table:table-cell office:value-type="float" office:value="-0.1638097656716" calcext:value-type="float">
            <text:p>-0.1638097656716</text:p>
          </table:table-cell>
          <table:table-cell office:value-type="float" office:value="-0.0279973401758" calcext:value-type="float">
            <text:p>-0.0279973401758</text:p>
          </table:table-cell>
          <table:table-cell table:formula="of:=[.$F264]-[.G264]" office:value-type="float" office:value="44.3284752656716" calcext:value-type="float">
            <text:p>44.3284752656716</text:p>
          </table:table-cell>
          <table:table-cell table:formula="of:=[.$F264]-[.H264]" office:value-type="float" office:value="44.1926628401758" calcext:value-type="float">
            <text:p>44.1926628401758</text:p>
          </table:table-cell>
          <table:table-cell table:formula="of:=[.$F264]-[.G264]-[.H264]" office:value-type="float" office:value="44.3564726058474" calcext:value-type="float">
            <text:p>44.3564726058474</text:p>
          </table:table-cell>
          <table:table-cell table:formula="of:=43.5370655615001+0.003097025965914*([.B264]-[.B$2])" office:value-type="float" office:value="44.3484863645696" calcext:value-type="float">
            <text:p>44.3484863645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1</text:p>
          </table:table-cell>
          <table:table-cell office:value-type="float" office:value="41946" calcext:value-type="float">
            <text:p>41946</text:p>
          </table:table-cell>
          <table:table-cell office:value-type="float" office:value="44.17" calcext:value-type="float">
            <text:p>44.170</text:p>
          </table:table-cell>
          <table:table-cell office:value-type="float" office:value="0.0166675" calcext:value-type="float">
            <text:p>0.016667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5]-[.D265]" office:value-type="float" office:value="44.1673325" calcext:value-type="float">
            <text:p>44.1673325000000</text:p>
          </table:table-cell>
          <table:table-cell office:value-type="float" office:value="-0.1638616575876" calcext:value-type="float">
            <text:p>-0.1638616575876</text:p>
          </table:table-cell>
          <table:table-cell office:value-type="float" office:value="-0.0281672503748" calcext:value-type="float">
            <text:p>-0.0281672503748</text:p>
          </table:table-cell>
          <table:table-cell table:formula="of:=[.$F265]-[.G265]" office:value-type="float" office:value="44.3311941575876" calcext:value-type="float">
            <text:p>44.3311941575876</text:p>
          </table:table-cell>
          <table:table-cell table:formula="of:=[.$F265]-[.H265]" office:value-type="float" office:value="44.1954997503748" calcext:value-type="float">
            <text:p>44.1954997503748</text:p>
          </table:table-cell>
          <table:table-cell table:formula="of:=[.$F265]-[.G265]-[.H265]" office:value-type="float" office:value="44.3593614079624" calcext:value-type="float">
            <text:p>44.3593614079624</text:p>
          </table:table-cell>
          <table:table-cell table:formula="of:=43.5370655615001+0.003097025965914*([.B265]-[.B$2])" office:value-type="float" office:value="44.3515833905355" calcext:value-type="float">
            <text:p>44.3515833905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2</text:p>
          </table:table-cell>
          <table:table-cell office:value-type="float" office:value="41947" calcext:value-type="float">
            <text:p>41947</text:p>
          </table:table-cell>
          <table:table-cell office:value-type="float" office:value="44.173" calcext:value-type="float">
            <text:p>44.173</text:p>
          </table:table-cell>
          <table:table-cell office:value-type="float" office:value="0.0138216" calcext:value-type="float">
            <text:p>0.013821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6]-[.D266]" office:value-type="float" office:value="44.1701784" calcext:value-type="float">
            <text:p>44.1701784000000</text:p>
          </table:table-cell>
          <table:table-cell office:value-type="float" office:value="-0.1637465515296" calcext:value-type="float">
            <text:p>-0.1637465515296</text:p>
          </table:table-cell>
          <table:table-cell office:value-type="float" office:value="-0.0283211368714" calcext:value-type="float">
            <text:p>-0.0283211368714</text:p>
          </table:table-cell>
          <table:table-cell table:formula="of:=[.$F266]-[.G266]" office:value-type="float" office:value="44.3339249515296" calcext:value-type="float">
            <text:p>44.3339249515296</text:p>
          </table:table-cell>
          <table:table-cell table:formula="of:=[.$F266]-[.H266]" office:value-type="float" office:value="44.1984995368714" calcext:value-type="float">
            <text:p>44.1984995368714</text:p>
          </table:table-cell>
          <table:table-cell table:formula="of:=[.$F266]-[.G266]-[.H266]" office:value-type="float" office:value="44.362246088401" calcext:value-type="float">
            <text:p>44.3622460884010</text:p>
          </table:table-cell>
          <table:table-cell table:formula="of:=43.5370655615001+0.003097025965914*([.B266]-[.B$2])" office:value-type="float" office:value="44.3546804165014" calcext:value-type="float">
            <text:p>44.3546804165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3</text:p>
          </table:table-cell>
          <table:table-cell office:value-type="float" office:value="41948" calcext:value-type="float">
            <text:p>41948</text:p>
          </table:table-cell>
          <table:table-cell office:value-type="float" office:value="44.176" calcext:value-type="float">
            <text:p>44.176</text:p>
          </table:table-cell>
          <table:table-cell office:value-type="float" office:value="0.0107642" calcext:value-type="float">
            <text:p>0.010764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7]-[.D267]" office:value-type="float" office:value="44.1732358" calcext:value-type="float">
            <text:p>44.1732358000000</text:p>
          </table:table-cell>
          <table:table-cell office:value-type="float" office:value="-0.1634319213332" calcext:value-type="float">
            <text:p>-0.1634319213332</text:p>
          </table:table-cell>
          <table:table-cell office:value-type="float" office:value="-0.0284590551908" calcext:value-type="float">
            <text:p>-0.0284590551908</text:p>
          </table:table-cell>
          <table:table-cell table:formula="of:=[.$F267]-[.G267]" office:value-type="float" office:value="44.3366677213332" calcext:value-type="float">
            <text:p>44.3366677213332</text:p>
          </table:table-cell>
          <table:table-cell table:formula="of:=[.$F267]-[.H267]" office:value-type="float" office:value="44.2016948551908" calcext:value-type="float">
            <text:p>44.2016948551908</text:p>
          </table:table-cell>
          <table:table-cell table:formula="of:=[.$F267]-[.G267]-[.H267]" office:value-type="float" office:value="44.365126776524" calcext:value-type="float">
            <text:p>44.3651267765240</text:p>
          </table:table-cell>
          <table:table-cell table:formula="of:=43.5370655615001+0.003097025965914*([.B267]-[.B$2])" office:value-type="float" office:value="44.3577774424673" calcext:value-type="float">
            <text:p>44.35777744246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4</text:p>
          </table:table-cell>
          <table:table-cell office:value-type="float" office:value="41949" calcext:value-type="float">
            <text:p>41949</text:p>
          </table:table-cell>
          <table:table-cell office:value-type="float" office:value="44.178" calcext:value-type="float">
            <text:p>44.178</text:p>
          </table:table-cell>
          <table:table-cell office:value-type="float" office:value="0.0075152" calcext:value-type="float">
            <text:p>0.007515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8]-[.D268]" office:value-type="float" office:value="44.1764848" calcext:value-type="float">
            <text:p>44.1764848000000</text:p>
          </table:table-cell>
          <table:table-cell office:value-type="float" office:value="-0.1629372529367" calcext:value-type="float">
            <text:p>-0.1629372529367</text:p>
          </table:table-cell>
          <table:table-cell office:value-type="float" office:value="-0.028581074564" calcext:value-type="float">
            <text:p>-0.0285810745640</text:p>
          </table:table-cell>
          <table:table-cell table:formula="of:=[.$F268]-[.G268]" office:value-type="float" office:value="44.3394220529367" calcext:value-type="float">
            <text:p>44.3394220529367</text:p>
          </table:table-cell>
          <table:table-cell table:formula="of:=[.$F268]-[.H268]" office:value-type="float" office:value="44.205065874564" calcext:value-type="float">
            <text:p>44.2050658745640</text:p>
          </table:table-cell>
          <table:table-cell table:formula="of:=[.$F268]-[.G268]-[.H268]" office:value-type="float" office:value="44.3680031275007" calcext:value-type="float">
            <text:p>44.3680031275007</text:p>
          </table:table-cell>
          <table:table-cell table:formula="of:=43.5370655615001+0.003097025965914*([.B268]-[.B$2])" office:value-type="float" office:value="44.3608744684332" calcext:value-type="float">
            <text:p>44.3608744684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5</text:p>
          </table:table-cell>
          <table:table-cell office:value-type="float" office:value="41950" calcext:value-type="float">
            <text:p>41950</text:p>
          </table:table-cell>
          <table:table-cell office:value-type="float" office:value="44.181" calcext:value-type="float">
            <text:p>44.181</text:p>
          </table:table-cell>
          <table:table-cell office:value-type="float" office:value="0.0041426" calcext:value-type="float">
            <text:p>0.004142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69]-[.D269]" office:value-type="float" office:value="44.1798574" calcext:value-type="float">
            <text:p>44.1798574000000</text:p>
          </table:table-cell>
          <table:table-cell office:value-type="float" office:value="-0.1623303398751" calcext:value-type="float">
            <text:p>-0.1623303398751</text:p>
          </table:table-cell>
          <table:table-cell office:value-type="float" office:value="-0.0286872777772" calcext:value-type="float">
            <text:p>-0.0286872777772</text:p>
          </table:table-cell>
          <table:table-cell table:formula="of:=[.$F269]-[.G269]" office:value-type="float" office:value="44.3421877398751" calcext:value-type="float">
            <text:p>44.3421877398751</text:p>
          </table:table-cell>
          <table:table-cell table:formula="of:=[.$F269]-[.H269]" office:value-type="float" office:value="44.2085446777772" calcext:value-type="float">
            <text:p>44.2085446777772</text:p>
          </table:table-cell>
          <table:table-cell table:formula="of:=[.$F269]-[.G269]-[.H269]" office:value-type="float" office:value="44.3708750176523" calcext:value-type="float">
            <text:p>44.3708750176523</text:p>
          </table:table-cell>
          <table:table-cell table:formula="of:=43.5370655615001+0.003097025965914*([.B269]-[.B$2])" office:value-type="float" office:value="44.3639714943991" calcext:value-type="float">
            <text:p>44.3639714943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6</text:p>
          </table:table-cell>
          <table:table-cell office:value-type="float" office:value="41951" calcext:value-type="float">
            <text:p>41951</text:p>
          </table:table-cell>
          <table:table-cell office:value-type="float" office:value="44.184" calcext:value-type="float">
            <text:p>44.184</text:p>
          </table:table-cell>
          <table:table-cell office:value-type="float" office:value="0.0007438" calcext:value-type="float">
            <text:p>0.000743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0]-[.D270]" office:value-type="float" office:value="44.1832562" calcext:value-type="float">
            <text:p>44.1832562000000</text:p>
          </table:table-cell>
          <table:table-cell office:value-type="float" office:value="-0.1617091508766" calcext:value-type="float">
            <text:p>-0.1617091508766</text:p>
          </table:table-cell>
          <table:table-cell office:value-type="float" office:value="-0.0287777610061" calcext:value-type="float">
            <text:p>-0.0287777610061</text:p>
          </table:table-cell>
          <table:table-cell table:formula="of:=[.$F270]-[.G270]" office:value-type="float" office:value="44.3449653508766" calcext:value-type="float">
            <text:p>44.3449653508766</text:p>
          </table:table-cell>
          <table:table-cell table:formula="of:=[.$F270]-[.H270]" office:value-type="float" office:value="44.2120339610061" calcext:value-type="float">
            <text:p>44.2120339610061</text:p>
          </table:table-cell>
          <table:table-cell table:formula="of:=[.$F270]-[.G270]-[.H270]" office:value-type="float" office:value="44.3737431118827" calcext:value-type="float">
            <text:p>44.3737431118827</text:p>
          </table:table-cell>
          <table:table-cell table:formula="of:=43.5370655615001+0.003097025965914*([.B270]-[.B$2])" office:value-type="float" office:value="44.3670685203651" calcext:value-type="float">
            <text:p>44.3670685203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7</text:p>
          </table:table-cell>
          <table:table-cell office:value-type="float" office:value="41952" calcext:value-type="float">
            <text:p>41952</text:p>
          </table:table-cell>
          <table:table-cell office:value-type="float" office:value="44.187" calcext:value-type="float">
            <text:p>44.187</text:p>
          </table:table-cell>
          <table:table-cell office:value-type="float" office:value="-0.0025816" calcext:value-type="float">
            <text:p>-0.002581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1]-[.D271]" office:value-type="float" office:value="44.1865816" calcext:value-type="float">
            <text:p>44.1865816000000</text:p>
          </table:table-cell>
          <table:table-cell office:value-type="float" office:value="-0.1611743799139" calcext:value-type="float">
            <text:p>-0.1611743799139</text:p>
          </table:table-cell>
          <table:table-cell office:value-type="float" office:value="-0.028852633637" calcext:value-type="float">
            <text:p>-0.0288526336370</text:p>
          </table:table-cell>
          <table:table-cell table:formula="of:=[.$F271]-[.G271]" office:value-type="float" office:value="44.3477559799139" calcext:value-type="float">
            <text:p>44.3477559799139</text:p>
          </table:table-cell>
          <table:table-cell table:formula="of:=[.$F271]-[.H271]" office:value-type="float" office:value="44.215434233637" calcext:value-type="float">
            <text:p>44.2154342336370</text:p>
          </table:table-cell>
          <table:table-cell table:formula="of:=[.$F271]-[.G271]-[.H271]" office:value-type="float" office:value="44.3766086135509" calcext:value-type="float">
            <text:p>44.3766086135509</text:p>
          </table:table-cell>
          <table:table-cell table:formula="of:=43.5370655615001+0.003097025965914*([.B271]-[.B$2])" office:value-type="float" office:value="44.370165546331" calcext:value-type="float">
            <text:p>44.37016554633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8</text:p>
          </table:table-cell>
          <table:table-cell office:value-type="float" office:value="41953" calcext:value-type="float">
            <text:p>41953</text:p>
          </table:table-cell>
          <table:table-cell office:value-type="float" office:value="44.19" calcext:value-type="float">
            <text:p>44.190</text:p>
          </table:table-cell>
          <table:table-cell office:value-type="float" office:value="-0.0057578" calcext:value-type="float">
            <text:p>-0.005757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2]-[.D272]" office:value-type="float" office:value="44.1897578" calcext:value-type="float">
            <text:p>44.1897578000000</text:p>
          </table:table-cell>
          <table:table-cell office:value-type="float" office:value="-0.160802717424" calcext:value-type="float">
            <text:p>-0.1608027174240</text:p>
          </table:table-cell>
          <table:table-cell office:value-type="float" office:value="-0.0289120180729" calcext:value-type="float">
            <text:p>-0.0289120180729</text:p>
          </table:table-cell>
          <table:table-cell table:formula="of:=[.$F272]-[.G272]" office:value-type="float" office:value="44.350560517424" calcext:value-type="float">
            <text:p>44.3505605174240</text:p>
          </table:table-cell>
          <table:table-cell table:formula="of:=[.$F272]-[.H272]" office:value-type="float" office:value="44.2186698180729" calcext:value-type="float">
            <text:p>44.2186698180729</text:p>
          </table:table-cell>
          <table:table-cell table:formula="of:=[.$F272]-[.G272]-[.H272]" office:value-type="float" office:value="44.3794725354969" calcext:value-type="float">
            <text:p>44.3794725354969</text:p>
          </table:table-cell>
          <table:table-cell table:formula="of:=43.5370655615001+0.003097025965914*([.B272]-[.B$2])" office:value-type="float" office:value="44.3732625722969" calcext:value-type="float">
            <text:p>44.37326257229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29</text:p>
          </table:table-cell>
          <table:table-cell office:value-type="float" office:value="41954" calcext:value-type="float">
            <text:p>41954</text:p>
          </table:table-cell>
          <table:table-cell office:value-type="float" office:value="44.193" calcext:value-type="float">
            <text:p>44.193</text:p>
          </table:table-cell>
          <table:table-cell office:value-type="float" office:value="-0.0087481" calcext:value-type="float">
            <text:p>-0.008748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3]-[.D273]" office:value-type="float" office:value="44.1927481" calcext:value-type="float">
            <text:p>44.1927481000000</text:p>
          </table:table-cell>
          <table:table-cell office:value-type="float" office:value="-0.1606308830358" calcext:value-type="float">
            <text:p>-0.1606308830358</text:p>
          </table:table-cell>
          <table:table-cell office:value-type="float" office:value="-0.0289560495261" calcext:value-type="float">
            <text:p>-0.0289560495261</text:p>
          </table:table-cell>
          <table:table-cell table:formula="of:=[.$F273]-[.G273]" office:value-type="float" office:value="44.3533789830358" calcext:value-type="float">
            <text:p>44.3533789830358</text:p>
          </table:table-cell>
          <table:table-cell table:formula="of:=[.$F273]-[.H273]" office:value-type="float" office:value="44.2217041495261" calcext:value-type="float">
            <text:p>44.2217041495261</text:p>
          </table:table-cell>
          <table:table-cell table:formula="of:=[.$F273]-[.G273]-[.H273]" office:value-type="float" office:value="44.3823350325619" calcext:value-type="float">
            <text:p>44.3823350325619</text:p>
          </table:table-cell>
          <table:table-cell table:formula="of:=43.5370655615001+0.003097025965914*([.B273]-[.B$2])" office:value-type="float" office:value="44.3763595982628" calcext:value-type="float">
            <text:p>44.3763595982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 930</text:p>
          </table:table-cell>
          <table:table-cell office:value-type="float" office:value="41955" calcext:value-type="float">
            <text:p>41955</text:p>
          </table:table-cell>
          <table:table-cell office:value-type="float" office:value="44.195" calcext:value-type="float">
            <text:p>44.195</text:p>
          </table:table-cell>
          <table:table-cell office:value-type="float" office:value="-0.0115567" calcext:value-type="float">
            <text:p>-0.011556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4]-[.D274]" office:value-type="float" office:value="44.1955567" calcext:value-type="float">
            <text:p>44.1955567000000</text:p>
          </table:table-cell>
          <table:table-cell office:value-type="float" office:value="-0.1606545148335" calcext:value-type="float">
            <text:p>-0.1606545148335</text:p>
          </table:table-cell>
          <table:table-cell office:value-type="float" office:value="-0.0289848757978" calcext:value-type="float">
            <text:p>-0.0289848757978</text:p>
          </table:table-cell>
          <table:table-cell table:formula="of:=[.$F274]-[.G274]" office:value-type="float" office:value="44.3562112148335" calcext:value-type="float">
            <text:p>44.3562112148335</text:p>
          </table:table-cell>
          <table:table-cell table:formula="of:=[.$F274]-[.H274]" office:value-type="float" office:value="44.2245415757978" calcext:value-type="float">
            <text:p>44.2245415757978</text:p>
          </table:table-cell>
          <table:table-cell table:formula="of:=[.$F274]-[.G274]-[.H274]" office:value-type="float" office:value="44.3851960906313" calcext:value-type="float">
            <text:p>44.3851960906313</text:p>
          </table:table-cell>
          <table:table-cell table:formula="of:=43.5370655615001+0.003097025965914*([.B274]-[.B$2])" office:value-type="float" office:value="44.3794566242287" calcext:value-type="float">
            <text:p>44.3794566242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0 1</text:p>
          </table:table-cell>
          <table:table-cell office:value-type="float" office:value="41956" calcext:value-type="float">
            <text:p>41956</text:p>
          </table:table-cell>
          <table:table-cell office:value-type="float" office:value="44.198" calcext:value-type="float">
            <text:p>44.198</text:p>
          </table:table-cell>
          <table:table-cell office:value-type="float" office:value="-0.0142187" calcext:value-type="float">
            <text:p>-0.014218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5]-[.D275]" office:value-type="float" office:value="44.1982187" calcext:value-type="float">
            <text:p>44.1982187000000</text:p>
          </table:table-cell>
          <table:table-cell office:value-type="float" office:value="-0.1608381113046" calcext:value-type="float">
            <text:p>-0.1608381113046</text:p>
          </table:table-cell>
          <table:table-cell office:value-type="float" office:value="-0.0289986570435" calcext:value-type="float">
            <text:p>-0.0289986570435</text:p>
          </table:table-cell>
          <table:table-cell table:formula="of:=[.$F275]-[.G275]" office:value-type="float" office:value="44.3590568113046" calcext:value-type="float">
            <text:p>44.3590568113046</text:p>
          </table:table-cell>
          <table:table-cell table:formula="of:=[.$F275]-[.H275]" office:value-type="float" office:value="44.2272173570435" calcext:value-type="float">
            <text:p>44.2272173570435</text:p>
          </table:table-cell>
          <table:table-cell table:formula="of:=[.$F275]-[.G275]-[.H275]" office:value-type="float" office:value="44.3880554683481" calcext:value-type="float">
            <text:p>44.3880554683481</text:p>
          </table:table-cell>
          <table:table-cell table:formula="of:=43.5370655615001+0.003097025965914*([.B275]-[.B$2])" office:value-type="float" office:value="44.3825536501946" calcext:value-type="float">
            <text:p>44.3825536501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0 2</text:p>
          </table:table-cell>
          <table:table-cell office:value-type="float" office:value="41957" calcext:value-type="float">
            <text:p>41957</text:p>
          </table:table-cell>
          <table:table-cell office:value-type="float" office:value="44.201" calcext:value-type="float">
            <text:p>44.201</text:p>
          </table:table-cell>
          <table:table-cell office:value-type="float" office:value="-0.0167878" calcext:value-type="float">
            <text:p>-0.016787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6]-[.D276]" office:value-type="float" office:value="44.2007878" calcext:value-type="float">
            <text:p>44.2007878000000</text:p>
          </table:table-cell>
          <table:table-cell office:value-type="float" office:value="-0.1611281204772" calcext:value-type="float">
            <text:p>-0.1611281204772</text:p>
          </table:table-cell>
          <table:table-cell office:value-type="float" office:value="-0.0289975655262" calcext:value-type="float">
            <text:p>-0.0289975655262</text:p>
          </table:table-cell>
          <table:table-cell table:formula="of:=[.$F276]-[.G276]" office:value-type="float" office:value="44.3619159204772" calcext:value-type="float">
            <text:p>44.3619159204772</text:p>
          </table:table-cell>
          <table:table-cell table:formula="of:=[.$F276]-[.H276]" office:value-type="float" office:value="44.2297853655262" calcext:value-type="float">
            <text:p>44.2297853655262</text:p>
          </table:table-cell>
          <table:table-cell table:formula="of:=[.$F276]-[.G276]-[.H276]" office:value-type="float" office:value="44.3909134860034" calcext:value-type="float">
            <text:p>44.3909134860034</text:p>
          </table:table-cell>
          <table:table-cell table:formula="of:=43.5370655615001+0.003097025965914*([.B276]-[.B$2])" office:value-type="float" office:value="44.3856506761605" calcext:value-type="float">
            <text:p>44.3856506761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0 3</text:p>
          </table:table-cell>
          <table:table-cell office:value-type="float" office:value="41958" calcext:value-type="float">
            <text:p>41958</text:p>
          </table:table-cell>
          <table:table-cell office:value-type="float" office:value="44.204" calcext:value-type="float">
            <text:p>44.204</text:p>
          </table:table-cell>
          <table:table-cell office:value-type="float" office:value="-0.0193259" calcext:value-type="float">
            <text:p>-0.019325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7]-[.D277]" office:value-type="float" office:value="44.2033259" calcext:value-type="float">
            <text:p>44.2033259000000</text:p>
          </table:table-cell>
          <table:table-cell office:value-type="float" office:value="-0.1614632579153" calcext:value-type="float">
            <text:p>-0.1614632579153</text:p>
          </table:table-cell>
          <table:table-cell office:value-type="float" office:value="-0.0289817853567" calcext:value-type="float">
            <text:p>-0.0289817853567</text:p>
          </table:table-cell>
          <table:table-cell table:formula="of:=[.$F277]-[.G277]" office:value-type="float" office:value="44.3647891579153" calcext:value-type="float">
            <text:p>44.3647891579153</text:p>
          </table:table-cell>
          <table:table-cell table:formula="of:=[.$F277]-[.H277]" office:value-type="float" office:value="44.2323076853567" calcext:value-type="float">
            <text:p>44.2323076853567</text:p>
          </table:table-cell>
          <table:table-cell table:formula="of:=[.$F277]-[.G277]-[.H277]" office:value-type="float" office:value="44.393770943272" calcext:value-type="float">
            <text:p>44.3937709432720</text:p>
          </table:table-cell>
          <table:table-cell table:formula="of:=43.5370655615001+0.003097025965914*([.B277]-[.B$2])" office:value-type="float" office:value="44.3887477021265" calcext:value-type="float">
            <text:p>44.3887477021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0 4</text:p>
          </table:table-cell>
          <table:table-cell office:value-type="float" office:value="41959" calcext:value-type="float">
            <text:p>41959</text:p>
          </table:table-cell>
          <table:table-cell office:value-type="float" office:value="44.208" calcext:value-type="float">
            <text:p>44.208</text:p>
          </table:table-cell>
          <table:table-cell office:value-type="float" office:value="-0.0218957" calcext:value-type="float">
            <text:p>-0.021895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8]-[.D278]" office:value-type="float" office:value="44.2058957" calcext:value-type="float">
            <text:p>44.2058957000000</text:p>
          </table:table-cell>
          <table:table-cell office:value-type="float" office:value="-0.1617812018309" calcext:value-type="float">
            <text:p>-0.1617812018309</text:p>
          </table:table-cell>
          <table:table-cell office:value-type="float" office:value="-0.0289515122213" calcext:value-type="float">
            <text:p>-0.0289515122213</text:p>
          </table:table-cell>
          <table:table-cell table:formula="of:=[.$F278]-[.G278]" office:value-type="float" office:value="44.3676769018309" calcext:value-type="float">
            <text:p>44.3676769018309</text:p>
          </table:table-cell>
          <table:table-cell table:formula="of:=[.$F278]-[.H278]" office:value-type="float" office:value="44.2348472122213" calcext:value-type="float">
            <text:p>44.2348472122213</text:p>
          </table:table-cell>
          <table:table-cell table:formula="of:=[.$F278]-[.G278]-[.H278]" office:value-type="float" office:value="44.3966284140522" calcext:value-type="float">
            <text:p>44.3966284140522</text:p>
          </table:table-cell>
          <table:table-cell table:formula="of:=43.5370655615001+0.003097025965914*([.B278]-[.B$2])" office:value-type="float" office:value="44.3918447280924" calcext:value-type="float">
            <text:p>44.39184472809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0 5</text:p>
          </table:table-cell>
          <table:table-cell office:value-type="float" office:value="41960" calcext:value-type="float">
            <text:p>41960</text:p>
          </table:table-cell>
          <table:table-cell office:value-type="float" office:value="44.211" calcext:value-type="float">
            <text:p>44.211</text:p>
          </table:table-cell>
          <table:table-cell office:value-type="float" office:value="-0.0245553" calcext:value-type="float">
            <text:p>-0.024555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79]-[.D279]" office:value-type="float" office:value="44.2085553" calcext:value-type="float">
            <text:p>44.2085553000000</text:p>
          </table:table-cell>
          <table:table-cell office:value-type="float" office:value="-0.1620240156659" calcext:value-type="float">
            <text:p>-0.1620240156659</text:p>
          </table:table-cell>
          <table:table-cell office:value-type="float" office:value="-0.0289069530984" calcext:value-type="float">
            <text:p>-0.0289069530984</text:p>
          </table:table-cell>
          <table:table-cell table:formula="of:=[.$F279]-[.G279]" office:value-type="float" office:value="44.3705793156659" calcext:value-type="float">
            <text:p>44.3705793156659</text:p>
          </table:table-cell>
          <table:table-cell table:formula="of:=[.$F279]-[.H279]" office:value-type="float" office:value="44.2374622530984" calcext:value-type="float">
            <text:p>44.2374622530984</text:p>
          </table:table-cell>
          <table:table-cell table:formula="of:=[.$F279]-[.G279]-[.H279]" office:value-type="float" office:value="44.3994862687643" calcext:value-type="float">
            <text:p>44.3994862687643</text:p>
          </table:table-cell>
          <table:table-cell table:formula="of:=43.5370655615001+0.003097025965914*([.B279]-[.B$2])" office:value-type="float" office:value="44.3949417540583" calcext:value-type="float">
            <text:p>44.3949417540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0 6</text:p>
          </table:table-cell>
          <table:table-cell office:value-type="float" office:value="41961" calcext:value-type="float">
            <text:p>41961</text:p>
          </table:table-cell>
          <table:table-cell office:value-type="float" office:value="44.214" calcext:value-type="float">
            <text:p>44.214</text:p>
          </table:table-cell>
          <table:table-cell office:value-type="float" office:value="-0.0273522" calcext:value-type="float">
            <text:p>-0.027352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0]-[.D280]" office:value-type="float" office:value="44.2113522" calcext:value-type="float">
            <text:p>44.2113522000000</text:p>
          </table:table-cell>
          <table:table-cell office:value-type="float" office:value="-0.1621440075972" calcext:value-type="float">
            <text:p>-0.1621440075972</text:p>
          </table:table-cell>
          <table:table-cell office:value-type="float" office:value="-0.0288483259621" calcext:value-type="float">
            <text:p>-0.0288483259621</text:p>
          </table:table-cell>
          <table:table-cell table:formula="of:=[.$F280]-[.G280]" office:value-type="float" office:value="44.3734962075972" calcext:value-type="float">
            <text:p>44.3734962075972</text:p>
          </table:table-cell>
          <table:table-cell table:formula="of:=[.$F280]-[.H280]" office:value-type="float" office:value="44.2402005259621" calcext:value-type="float">
            <text:p>44.2402005259621</text:p>
          </table:table-cell>
          <table:table-cell table:formula="of:=[.$F280]-[.G280]-[.H280]" office:value-type="float" office:value="44.4023445335593" calcext:value-type="float">
            <text:p>44.4023445335593</text:p>
          </table:table-cell>
          <table:table-cell table:formula="of:=43.5370655615001+0.003097025965914*([.B280]-[.B$2])" office:value-type="float" office:value="44.3980387800242" calcext:value-type="float">
            <text:p>44.3980387800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0 7</text:p>
          </table:table-cell>
          <table:table-cell office:value-type="float" office:value="41962" calcext:value-type="float">
            <text:p>41962</text:p>
          </table:table-cell>
          <table:table-cell office:value-type="float" office:value="44.217" calcext:value-type="float">
            <text:p>44.217</text:p>
          </table:table-cell>
          <table:table-cell office:value-type="float" office:value="-0.0303185" calcext:value-type="float">
            <text:p>-0.030318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1]-[.D281]" office:value-type="float" office:value="44.2143185" calcext:value-type="float">
            <text:p>44.2143185000000</text:p>
          </table:table-cell>
          <table:table-cell office:value-type="float" office:value="-0.1621095183555" calcext:value-type="float">
            <text:p>-0.1621095183555</text:p>
          </table:table-cell>
          <table:table-cell office:value-type="float" office:value="-0.0287758594761" calcext:value-type="float">
            <text:p>-0.0287758594761</text:p>
          </table:table-cell>
          <table:table-cell table:formula="of:=[.$F281]-[.G281]" office:value-type="float" office:value="44.3764280183555" calcext:value-type="float">
            <text:p>44.3764280183555</text:p>
          </table:table-cell>
          <table:table-cell table:formula="of:=[.$F281]-[.H281]" office:value-type="float" office:value="44.2430943594761" calcext:value-type="float">
            <text:p>44.2430943594761</text:p>
          </table:table-cell>
          <table:table-cell table:formula="of:=[.$F281]-[.G281]-[.H281]" office:value-type="float" office:value="44.4052038778316" calcext:value-type="float">
            <text:p>44.4052038778316</text:p>
          </table:table-cell>
          <table:table-cell table:formula="of:=43.5370655615001+0.003097025965914*([.B281]-[.B$2])" office:value-type="float" office:value="44.4011358059901" calcext:value-type="float">
            <text:p>44.4011358059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0 8</text:p>
          </table:table-cell>
          <table:table-cell office:value-type="float" office:value="41963" calcext:value-type="float">
            <text:p>41963</text:p>
          </table:table-cell>
          <table:table-cell office:value-type="float" office:value="44.22" calcext:value-type="float">
            <text:p>44.220</text:p>
          </table:table-cell>
          <table:table-cell office:value-type="float" office:value="-0.0334655" calcext:value-type="float">
            <text:p>-0.033465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2]-[.D282]" office:value-type="float" office:value="44.2174655" calcext:value-type="float">
            <text:p>44.2174655000000</text:p>
          </table:table-cell>
          <table:table-cell office:value-type="float" office:value="-0.1619094929851" calcext:value-type="float">
            <text:p>-0.1619094929851</text:p>
          </table:table-cell>
          <table:table-cell office:value-type="float" office:value="-0.0286897926751" calcext:value-type="float">
            <text:p>-0.0286897926751</text:p>
          </table:table-cell>
          <table:table-cell table:formula="of:=[.$F282]-[.G282]" office:value-type="float" office:value="44.3793749929851" calcext:value-type="float">
            <text:p>44.3793749929851</text:p>
          </table:table-cell>
          <table:table-cell table:formula="of:=[.$F282]-[.H282]" office:value-type="float" office:value="44.2461552926751" calcext:value-type="float">
            <text:p>44.2461552926751</text:p>
          </table:table-cell>
          <table:table-cell table:formula="of:=[.$F282]-[.G282]-[.H282]" office:value-type="float" office:value="44.4080647856602" calcext:value-type="float">
            <text:p>44.4080647856602</text:p>
          </table:table-cell>
          <table:table-cell table:formula="of:=43.5370655615001+0.003097025965914*([.B282]-[.B$2])" office:value-type="float" office:value="44.404232831956" calcext:value-type="float">
            <text:p>44.40423283195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0 9</text:p>
          </table:table-cell>
          <table:table-cell office:value-type="float" office:value="41964" calcext:value-type="float">
            <text:p>41964</text:p>
          </table:table-cell>
          <table:table-cell office:value-type="float" office:value="44.223" calcext:value-type="float">
            <text:p>44.223</text:p>
          </table:table-cell>
          <table:table-cell office:value-type="float" office:value="-0.0367801" calcext:value-type="float">
            <text:p>-0.036780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3]-[.D283]" office:value-type="float" office:value="44.2207801" calcext:value-type="float">
            <text:p>44.2207801000000</text:p>
          </table:table-cell>
          <table:table-cell office:value-type="float" office:value="-0.1615568295234" calcext:value-type="float">
            <text:p>-0.1615568295234</text:p>
          </table:table-cell>
          <table:table-cell office:value-type="float" office:value="-0.0285903746373" calcext:value-type="float">
            <text:p>-0.0285903746373</text:p>
          </table:table-cell>
          <table:table-cell table:formula="of:=[.$F283]-[.G283]" office:value-type="float" office:value="44.3823369295234" calcext:value-type="float">
            <text:p>44.3823369295234</text:p>
          </table:table-cell>
          <table:table-cell table:formula="of:=[.$F283]-[.H283]" office:value-type="float" office:value="44.2493704746373" calcext:value-type="float">
            <text:p>44.2493704746373</text:p>
          </table:table-cell>
          <table:table-cell table:formula="of:=[.$F283]-[.G283]-[.H283]" office:value-type="float" office:value="44.4109273041607" calcext:value-type="float">
            <text:p>44.4109273041607</text:p>
          </table:table-cell>
          <table:table-cell table:formula="of:=43.5370655615001+0.003097025965914*([.B283]-[.B$2])" office:value-type="float" office:value="44.4073298579219" calcext:value-type="float">
            <text:p>44.4073298579219</text:p>
          </table:table-cell>
          <table:table-cell table:number-columns-repeated="1010"/>
        </table:table-row>
        <table:table-row table:style-name="ro1">
          <table:table-cell office:value-type="float" office:value="731010" calcext:value-type="float">
            <text:p>731010</text:p>
          </table:table-cell>
          <table:table-cell office:value-type="float" office:value="41965" calcext:value-type="float">
            <text:p>41965</text:p>
          </table:table-cell>
          <table:table-cell office:value-type="float" office:value="44.226" calcext:value-type="float">
            <text:p>44.226</text:p>
          </table:table-cell>
          <table:table-cell office:value-type="float" office:value="-0.040223" calcext:value-type="float">
            <text:p>-0.040223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4]-[.D284]" office:value-type="float" office:value="44.224223" calcext:value-type="float">
            <text:p>44.2242230000000</text:p>
          </table:table-cell>
          <table:table-cell office:value-type="float" office:value="-0.161090757319" calcext:value-type="float">
            <text:p>-0.1610907573190</text:p>
          </table:table-cell>
          <table:table-cell office:value-type="float" office:value="-0.0284778641453" calcext:value-type="float">
            <text:p>-0.0284778641453</text:p>
          </table:table-cell>
          <table:table-cell table:formula="of:=[.$F284]-[.G284]" office:value-type="float" office:value="44.385313757319" calcext:value-type="float">
            <text:p>44.3853137573190</text:p>
          </table:table-cell>
          <table:table-cell table:formula="of:=[.$F284]-[.H284]" office:value-type="float" office:value="44.2527008641453" calcext:value-type="float">
            <text:p>44.2527008641453</text:p>
          </table:table-cell>
          <table:table-cell table:formula="of:=[.$F284]-[.G284]-[.H284]" office:value-type="float" office:value="44.4137916214643" calcext:value-type="float">
            <text:p>44.4137916214643</text:p>
          </table:table-cell>
          <table:table-cell table:formula="of:=43.5370655615001+0.003097025965914*([.B284]-[.B$2])" office:value-type="float" office:value="44.4104268838879" calcext:value-type="float">
            <text:p>44.4104268838879</text:p>
          </table:table-cell>
          <table:table-cell table:number-columns-repeated="1010"/>
        </table:table-row>
        <table:table-row table:style-name="ro1">
          <table:table-cell office:value-type="float" office:value="731011" calcext:value-type="float">
            <text:p>731011</text:p>
          </table:table-cell>
          <table:table-cell office:value-type="float" office:value="41966" calcext:value-type="float">
            <text:p>41966</text:p>
          </table:table-cell>
          <table:table-cell office:value-type="float" office:value="44.229" calcext:value-type="float">
            <text:p>44.229</text:p>
          </table:table-cell>
          <table:table-cell office:value-type="float" office:value="-0.0437289" calcext:value-type="float">
            <text:p>-0.043728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5]-[.D285]" office:value-type="float" office:value="44.2277289" calcext:value-type="float">
            <text:p>44.2277289000000</text:p>
          </table:table-cell>
          <table:table-cell office:value-type="float" office:value="-0.1605762490907" calcext:value-type="float">
            <text:p>-0.1605762490907</text:p>
          </table:table-cell>
          <table:table-cell office:value-type="float" office:value="-0.0283525293387" calcext:value-type="float">
            <text:p>-0.0283525293387</text:p>
          </table:table-cell>
          <table:table-cell table:formula="of:=[.$F285]-[.G285]" office:value-type="float" office:value="44.3883051490907" calcext:value-type="float">
            <text:p>44.3883051490907</text:p>
          </table:table-cell>
          <table:table-cell table:formula="of:=[.$F285]-[.H285]" office:value-type="float" office:value="44.2560814293387" calcext:value-type="float">
            <text:p>44.2560814293387</text:p>
          </table:table-cell>
          <table:table-cell table:formula="of:=[.$F285]-[.G285]-[.H285]" office:value-type="float" office:value="44.4166576784294" calcext:value-type="float">
            <text:p>44.4166576784294</text:p>
          </table:table-cell>
          <table:table-cell table:formula="of:=43.5370655615001+0.003097025965914*([.B285]-[.B$2])" office:value-type="float" office:value="44.4135239098538" calcext:value-type="float">
            <text:p>44.4135239098538</text:p>
          </table:table-cell>
          <table:table-cell table:number-columns-repeated="1010"/>
        </table:table-row>
        <table:table-row table:style-name="ro1">
          <table:table-cell office:value-type="float" office:value="731012" calcext:value-type="float">
            <text:p>731012</text:p>
          </table:table-cell>
          <table:table-cell office:value-type="float" office:value="41967" calcext:value-type="float">
            <text:p>41967</text:p>
          </table:table-cell>
          <table:table-cell office:value-type="float" office:value="44.233" calcext:value-type="float">
            <text:p>44.233</text:p>
          </table:table-cell>
          <table:table-cell office:value-type="float" office:value="-0.0472151" calcext:value-type="float">
            <text:p>-0.047215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6]-[.D286]" office:value-type="float" office:value="44.2312151" calcext:value-type="float">
            <text:p>44.2312151000000</text:p>
          </table:table-cell>
          <table:table-cell office:value-type="float" office:value="-0.1600959612717" calcext:value-type="float">
            <text:p>-0.1600959612717</text:p>
          </table:table-cell>
          <table:table-cell office:value-type="float" office:value="-0.0282146473562" calcext:value-type="float">
            <text:p>-0.0282146473562</text:p>
          </table:table-cell>
          <table:table-cell table:formula="of:=[.$F286]-[.G286]" office:value-type="float" office:value="44.3913110612717" calcext:value-type="float">
            <text:p>44.3913110612717</text:p>
          </table:table-cell>
          <table:table-cell table:formula="of:=[.$F286]-[.H286]" office:value-type="float" office:value="44.2594297473562" calcext:value-type="float">
            <text:p>44.2594297473562</text:p>
          </table:table-cell>
          <table:table-cell table:formula="of:=[.$F286]-[.G286]-[.H286]" office:value-type="float" office:value="44.4195257086279" calcext:value-type="float">
            <text:p>44.4195257086279</text:p>
          </table:table-cell>
          <table:table-cell table:formula="of:=43.5370655615001+0.003097025965914*([.B286]-[.B$2])" office:value-type="float" office:value="44.4166209358197" calcext:value-type="float">
            <text:p>44.4166209358197</text:p>
          </table:table-cell>
          <table:table-cell table:number-columns-repeated="1010"/>
        </table:table-row>
        <table:table-row table:style-name="ro1">
          <table:table-cell office:value-type="float" office:value="731013" calcext:value-type="float">
            <text:p>731013</text:p>
          </table:table-cell>
          <table:table-cell office:value-type="float" office:value="41968" calcext:value-type="float">
            <text:p>41968</text:p>
          </table:table-cell>
          <table:table-cell office:value-type="float" office:value="44.236" calcext:value-type="float">
            <text:p>44.236</text:p>
          </table:table-cell>
          <table:table-cell office:value-type="float" office:value="-0.0506007" calcext:value-type="float">
            <text:p>-0.050600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7]-[.D287]" office:value-type="float" office:value="44.2346007" calcext:value-type="float">
            <text:p>44.2346007000000</text:p>
          </table:table-cell>
          <table:table-cell office:value-type="float" office:value="-0.1597316311032" calcext:value-type="float">
            <text:p>-0.1597316311032</text:p>
          </table:table-cell>
          <table:table-cell office:value-type="float" office:value="-0.02806450397" calcext:value-type="float">
            <text:p>-0.0280645039700</text:p>
          </table:table-cell>
          <table:table-cell table:formula="of:=[.$F287]-[.G287]" office:value-type="float" office:value="44.3943323311032" calcext:value-type="float">
            <text:p>44.3943323311032</text:p>
          </table:table-cell>
          <table:table-cell table:formula="of:=[.$F287]-[.H287]" office:value-type="float" office:value="44.26266520397" calcext:value-type="float">
            <text:p>44.2626652039700</text:p>
          </table:table-cell>
          <table:table-cell table:formula="of:=[.$F287]-[.G287]-[.H287]" office:value-type="float" office:value="44.4223968350732" calcext:value-type="float">
            <text:p>44.4223968350732</text:p>
          </table:table-cell>
          <table:table-cell table:formula="of:=43.5370655615001+0.003097025965914*([.B287]-[.B$2])" office:value-type="float" office:value="44.4197179617856" calcext:value-type="float">
            <text:p>44.4197179617856</text:p>
          </table:table-cell>
          <table:table-cell table:number-columns-repeated="1010"/>
        </table:table-row>
        <table:table-row table:style-name="ro1">
          <table:table-cell office:value-type="float" office:value="731014" calcext:value-type="float">
            <text:p>731014</text:p>
          </table:table-cell>
          <table:table-cell office:value-type="float" office:value="41969" calcext:value-type="float">
            <text:p>41969</text:p>
          </table:table-cell>
          <table:table-cell office:value-type="float" office:value="44.239" calcext:value-type="float">
            <text:p>44.239</text:p>
          </table:table-cell>
          <table:table-cell office:value-type="float" office:value="-0.0538311" calcext:value-type="float">
            <text:p>-0.053831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8]-[.D288]" office:value-type="float" office:value="44.2378311" calcext:value-type="float">
            <text:p>44.2378311000000</text:p>
          </table:table-cell>
          <table:table-cell office:value-type="float" office:value="-0.1595383978455" calcext:value-type="float">
            <text:p>-0.1595383978455</text:p>
          </table:table-cell>
          <table:table-cell office:value-type="float" office:value="-0.0279023932107" calcext:value-type="float">
            <text:p>-0.0279023932107</text:p>
          </table:table-cell>
          <table:table-cell table:formula="of:=[.$F288]-[.G288]" office:value-type="float" office:value="44.3973694978455" calcext:value-type="float">
            <text:p>44.3973694978455</text:p>
          </table:table-cell>
          <table:table-cell table:formula="of:=[.$F288]-[.H288]" office:value-type="float" office:value="44.2657334932107" calcext:value-type="float">
            <text:p>44.2657334932107</text:p>
          </table:table-cell>
          <table:table-cell table:formula="of:=[.$F288]-[.G288]-[.H288]" office:value-type="float" office:value="44.4252718910562" calcext:value-type="float">
            <text:p>44.4252718910562</text:p>
          </table:table-cell>
          <table:table-cell table:formula="of:=43.5370655615001+0.003097025965914*([.B288]-[.B$2])" office:value-type="float" office:value="44.4228149877515" calcext:value-type="float">
            <text:p>44.4228149877515</text:p>
          </table:table-cell>
          <table:table-cell table:number-columns-repeated="1010"/>
        </table:table-row>
        <table:table-row table:style-name="ro1">
          <table:table-cell office:value-type="float" office:value="731015" calcext:value-type="float">
            <text:p>731015</text:p>
          </table:table-cell>
          <table:table-cell office:value-type="float" office:value="41970" calcext:value-type="float">
            <text:p>41970</text:p>
          </table:table-cell>
          <table:table-cell office:value-type="float" office:value="44.242" calcext:value-type="float">
            <text:p>44.242</text:p>
          </table:table-cell>
          <table:table-cell office:value-type="float" office:value="-0.0568993" calcext:value-type="float">
            <text:p>-0.056899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89]-[.D289]" office:value-type="float" office:value="44.2408993" calcext:value-type="float">
            <text:p>44.2408993000000</text:p>
          </table:table-cell>
          <table:table-cell office:value-type="float" office:value="-0.1595227777804" calcext:value-type="float">
            <text:p>-0.1595227777804</text:p>
          </table:table-cell>
          <table:table-cell office:value-type="float" office:value="-0.0277286169855" calcext:value-type="float">
            <text:p>-0.0277286169855</text:p>
          </table:table-cell>
          <table:table-cell table:formula="of:=[.$F289]-[.G289]" office:value-type="float" office:value="44.4004220777804" calcext:value-type="float">
            <text:p>44.4004220777804</text:p>
          </table:table-cell>
          <table:table-cell table:formula="of:=[.$F289]-[.H289]" office:value-type="float" office:value="44.2686279169855" calcext:value-type="float">
            <text:p>44.2686279169855</text:p>
          </table:table-cell>
          <table:table-cell table:formula="of:=[.$F289]-[.G289]-[.H289]" office:value-type="float" office:value="44.4281506947659" calcext:value-type="float">
            <text:p>44.4281506947659</text:p>
          </table:table-cell>
          <table:table-cell table:formula="of:=43.5370655615001+0.003097025965914*([.B289]-[.B$2])" office:value-type="float" office:value="44.4259120137174" calcext:value-type="float">
            <text:p>44.4259120137174</text:p>
          </table:table-cell>
          <table:table-cell table:number-columns-repeated="1010"/>
        </table:table-row>
        <table:table-row table:style-name="ro1">
          <table:table-cell office:value-type="float" office:value="731016" calcext:value-type="float">
            <text:p>731016</text:p>
          </table:table-cell>
          <table:table-cell office:value-type="float" office:value="41971" calcext:value-type="float">
            <text:p>41971</text:p>
          </table:table-cell>
          <table:table-cell office:value-type="float" office:value="44.245" calcext:value-type="float">
            <text:p>44.245</text:p>
          </table:table-cell>
          <table:table-cell office:value-type="float" office:value="-0.0598522" calcext:value-type="float">
            <text:p>-0.059852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0]-[.D290]" office:value-type="float" office:value="44.2438522" calcext:value-type="float">
            <text:p>44.2438522000000</text:p>
          </table:table-cell>
          <table:table-cell office:value-type="float" office:value="-0.1596364082629" calcext:value-type="float">
            <text:p>-0.1596364082629</text:p>
          </table:table-cell>
          <table:table-cell office:value-type="float" office:value="-0.0275434846877" calcext:value-type="float">
            <text:p>-0.0275434846877</text:p>
          </table:table-cell>
          <table:table-cell table:formula="of:=[.$F290]-[.G290]" office:value-type="float" office:value="44.4034886082629" calcext:value-type="float">
            <text:p>44.4034886082629</text:p>
          </table:table-cell>
          <table:table-cell table:formula="of:=[.$F290]-[.H290]" office:value-type="float" office:value="44.2713956846877" calcext:value-type="float">
            <text:p>44.2713956846877</text:p>
          </table:table-cell>
          <table:table-cell table:formula="of:=[.$F290]-[.G290]-[.H290]" office:value-type="float" office:value="44.4310320929506" calcext:value-type="float">
            <text:p>44.4310320929506</text:p>
          </table:table-cell>
          <table:table-cell table:formula="of:=43.5370655615001+0.003097025965914*([.B290]-[.B$2])" office:value-type="float" office:value="44.4290090396833" calcext:value-type="float">
            <text:p>44.4290090396833</text:p>
          </table:table-cell>
          <table:table-cell table:number-columns-repeated="1010"/>
        </table:table-row>
        <table:table-row table:style-name="ro1">
          <table:table-cell office:value-type="float" office:value="731017" calcext:value-type="float">
            <text:p>731017</text:p>
          </table:table-cell>
          <table:table-cell office:value-type="float" office:value="41972" calcext:value-type="float">
            <text:p>41972</text:p>
          </table:table-cell>
          <table:table-cell office:value-type="float" office:value="44.248" calcext:value-type="float">
            <text:p>44.248</text:p>
          </table:table-cell>
          <table:table-cell office:value-type="float" office:value="-0.062777" calcext:value-type="float">
            <text:p>-0.06277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1]-[.D291]" office:value-type="float" office:value="44.246777" calcext:value-type="float">
            <text:p>44.2467770000000</text:p>
          </table:table-cell>
          <table:table-cell office:value-type="float" office:value="-0.1597906488363" calcext:value-type="float">
            <text:p>-0.1597906488363</text:p>
          </table:table-cell>
          <table:table-cell office:value-type="float" office:value="-0.0273473128002" calcext:value-type="float">
            <text:p>-0.0273473128002</text:p>
          </table:table-cell>
          <table:table-cell table:formula="of:=[.$F291]-[.G291]" office:value-type="float" office:value="44.4065676488363" calcext:value-type="float">
            <text:p>44.4065676488363</text:p>
          </table:table-cell>
          <table:table-cell table:formula="of:=[.$F291]-[.H291]" office:value-type="float" office:value="44.2741243128002" calcext:value-type="float">
            <text:p>44.2741243128002</text:p>
          </table:table-cell>
          <table:table-cell table:formula="of:=[.$F291]-[.G291]-[.H291]" office:value-type="float" office:value="44.4339149616365" calcext:value-type="float">
            <text:p>44.4339149616365</text:p>
          </table:table-cell>
          <table:table-cell table:formula="of:=43.5370655615001+0.003097025965914*([.B291]-[.B$2])" office:value-type="float" office:value="44.4321060656492" calcext:value-type="float">
            <text:p>44.4321060656492</text:p>
          </table:table-cell>
          <table:table-cell table:number-columns-repeated="1010"/>
        </table:table-row>
        <table:table-row table:style-name="ro1">
          <table:table-cell office:value-type="float" office:value="731018" calcext:value-type="float">
            <text:p>731018</text:p>
          </table:table-cell>
          <table:table-cell office:value-type="float" office:value="41973" calcext:value-type="float">
            <text:p>41973</text:p>
          </table:table-cell>
          <table:table-cell office:value-type="float" office:value="44.251" calcext:value-type="float">
            <text:p>44.251</text:p>
          </table:table-cell>
          <table:table-cell office:value-type="float" office:value="-0.0657721" calcext:value-type="float">
            <text:p>-0.065772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2]-[.D292]" office:value-type="float" office:value="44.2497721" calcext:value-type="float">
            <text:p>44.2497721000000</text:p>
          </table:table-cell>
          <table:table-cell office:value-type="float" office:value="-0.1598861293377" calcext:value-type="float">
            <text:p>-0.1598861293377</text:p>
          </table:table-cell>
          <table:table-cell office:value-type="float" office:value="-0.0271404244918" calcext:value-type="float">
            <text:p>-0.0271404244918</text:p>
          </table:table-cell>
          <table:table-cell table:formula="of:=[.$F292]-[.G292]" office:value-type="float" office:value="44.4096582293377" calcext:value-type="float">
            <text:p>44.4096582293377</text:p>
          </table:table-cell>
          <table:table-cell table:formula="of:=[.$F292]-[.H292]" office:value-type="float" office:value="44.2769125244918" calcext:value-type="float">
            <text:p>44.2769125244918</text:p>
          </table:table-cell>
          <table:table-cell table:formula="of:=[.$F292]-[.G292]-[.H292]" office:value-type="float" office:value="44.4367986538295" calcext:value-type="float">
            <text:p>44.4367986538295</text:p>
          </table:table-cell>
          <table:table-cell table:formula="of:=43.5370655615001+0.003097025965914*([.B292]-[.B$2])" office:value-type="float" office:value="44.4352030916152" calcext:value-type="float">
            <text:p>44.4352030916152</text:p>
          </table:table-cell>
          <table:table-cell table:number-columns-repeated="1010"/>
        </table:table-row>
        <table:table-row table:style-name="ro1">
          <table:table-cell office:value-type="float" office:value="731019" calcext:value-type="float">
            <text:p>731019</text:p>
          </table:table-cell>
          <table:table-cell office:value-type="float" office:value="41974" calcext:value-type="float">
            <text:p>41974</text:p>
          </table:table-cell>
          <table:table-cell office:value-type="float" office:value="44.255" calcext:value-type="float">
            <text:p>44.255</text:p>
          </table:table-cell>
          <table:table-cell office:value-type="float" office:value="-0.0689162" calcext:value-type="float">
            <text:p>-0.068916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3]-[.D293]" office:value-type="float" office:value="44.2529162" calcext:value-type="float">
            <text:p>44.2529162000000</text:p>
          </table:table-cell>
          <table:table-cell office:value-type="float" office:value="-0.1598441680449" calcext:value-type="float">
            <text:p>-0.1598441680449</text:p>
          </table:table-cell>
          <table:table-cell office:value-type="float" office:value="-0.0269231492081" calcext:value-type="float">
            <text:p>-0.0269231492081</text:p>
          </table:table-cell>
          <table:table-cell table:formula="of:=[.$F293]-[.G293]" office:value-type="float" office:value="44.4127603680449" calcext:value-type="float">
            <text:p>44.4127603680449</text:p>
          </table:table-cell>
          <table:table-cell table:formula="of:=[.$F293]-[.H293]" office:value-type="float" office:value="44.2798393492081" calcext:value-type="float">
            <text:p>44.2798393492081</text:p>
          </table:table-cell>
          <table:table-cell table:formula="of:=[.$F293]-[.G293]-[.H293]" office:value-type="float" office:value="44.439683517253" calcext:value-type="float">
            <text:p>44.4396835172530</text:p>
          </table:table-cell>
          <table:table-cell table:formula="of:=43.5370655615001+0.003097025965914*([.B293]-[.B$2])" office:value-type="float" office:value="44.4383001175811" calcext:value-type="float">
            <text:p>44.4383001175811</text:p>
          </table:table-cell>
          <table:table-cell table:number-columns-repeated="1010"/>
        </table:table-row>
        <table:table-row table:style-name="ro1">
          <table:table-cell office:value-type="float" office:value="731020" calcext:value-type="float">
            <text:p>731020</text:p>
          </table:table-cell>
          <table:table-cell office:value-type="float" office:value="41975" calcext:value-type="float">
            <text:p>41975</text:p>
          </table:table-cell>
          <table:table-cell office:value-type="float" office:value="44.258" calcext:value-type="float">
            <text:p>44.258</text:p>
          </table:table-cell>
          <table:table-cell office:value-type="float" office:value="-0.0722474" calcext:value-type="float">
            <text:p>-0.072247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4]-[.D294]" office:value-type="float" office:value="44.2562474" calcext:value-type="float">
            <text:p>44.2562474000000</text:p>
          </table:table-cell>
          <table:table-cell office:value-type="float" office:value="-0.1596280743141" calcext:value-type="float">
            <text:p>-0.1596280743141</text:p>
          </table:table-cell>
          <table:table-cell office:value-type="float" office:value="-0.0266958222563" calcext:value-type="float">
            <text:p>-0.0266958222563</text:p>
          </table:table-cell>
          <table:table-cell table:formula="of:=[.$F294]-[.G294]" office:value-type="float" office:value="44.4158754743141" calcext:value-type="float">
            <text:p>44.4158754743141</text:p>
          </table:table-cell>
          <table:table-cell table:formula="of:=[.$F294]-[.H294]" office:value-type="float" office:value="44.2829432222563" calcext:value-type="float">
            <text:p>44.2829432222563</text:p>
          </table:table-cell>
          <table:table-cell table:formula="of:=[.$F294]-[.G294]-[.H294]" office:value-type="float" office:value="44.4425712965704" calcext:value-type="float">
            <text:p>44.4425712965704</text:p>
          </table:table-cell>
          <table:table-cell table:formula="of:=43.5370655615001+0.003097025965914*([.B294]-[.B$2])" office:value-type="float" office:value="44.441397143547" calcext:value-type="float">
            <text:p>44.4413971435470</text:p>
          </table:table-cell>
          <table:table-cell table:number-columns-repeated="1010"/>
        </table:table-row>
        <table:table-row table:style-name="ro1">
          <table:table-cell office:value-type="float" office:value="731021" calcext:value-type="float">
            <text:p>731021</text:p>
          </table:table-cell>
          <table:table-cell office:value-type="float" office:value="41976" calcext:value-type="float">
            <text:p>41976</text:p>
          </table:table-cell>
          <table:table-cell office:value-type="float" office:value="44.261" calcext:value-type="float">
            <text:p>44.261</text:p>
          </table:table-cell>
          <table:table-cell office:value-type="float" office:value="-0.0757549" calcext:value-type="float">
            <text:p>-0.075754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5]-[.D295]" office:value-type="float" office:value="44.2597549" calcext:value-type="float">
            <text:p>44.2597549000000</text:p>
          </table:table-cell>
          <table:table-cell office:value-type="float" office:value="-0.1592494027753" calcext:value-type="float">
            <text:p>-0.1592494027753</text:p>
          </table:table-cell>
          <table:table-cell office:value-type="float" office:value="-0.0264587843852" calcext:value-type="float">
            <text:p>-0.0264587843852</text:p>
          </table:table-cell>
          <table:table-cell table:formula="of:=[.$F295]-[.G295]" office:value-type="float" office:value="44.4190043027753" calcext:value-type="float">
            <text:p>44.4190043027753</text:p>
          </table:table-cell>
          <table:table-cell table:formula="of:=[.$F295]-[.H295]" office:value-type="float" office:value="44.2862136843852" calcext:value-type="float">
            <text:p>44.2862136843852</text:p>
          </table:table-cell>
          <table:table-cell table:formula="of:=[.$F295]-[.G295]-[.H295]" office:value-type="float" office:value="44.4454630871605" calcext:value-type="float">
            <text:p>44.4454630871605</text:p>
          </table:table-cell>
          <table:table-cell table:formula="of:=43.5370655615001+0.003097025965914*([.B295]-[.B$2])" office:value-type="float" office:value="44.4444941695129" calcext:value-type="float">
            <text:p>44.4444941695129</text:p>
          </table:table-cell>
          <table:table-cell table:number-columns-repeated="1010"/>
        </table:table-row>
        <table:table-row table:style-name="ro1">
          <table:table-cell office:value-type="float" office:value="731022" calcext:value-type="float">
            <text:p>731022</text:p>
          </table:table-cell>
          <table:table-cell office:value-type="float" office:value="41977" calcext:value-type="float">
            <text:p>41977</text:p>
          </table:table-cell>
          <table:table-cell office:value-type="float" office:value="44.264" calcext:value-type="float">
            <text:p>44.264</text:p>
          </table:table-cell>
          <table:table-cell office:value-type="float" office:value="-0.0793851" calcext:value-type="float">
            <text:p>-0.079385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6]-[.D296]" office:value-type="float" office:value="44.2633851" calcext:value-type="float">
            <text:p>44.2633851000000</text:p>
          </table:table-cell>
          <table:table-cell office:value-type="float" office:value="-0.1587611717004" calcext:value-type="float">
            <text:p>-0.1587611717004</text:p>
          </table:table-cell>
          <table:table-cell office:value-type="float" office:value="-0.0262123813608" calcext:value-type="float">
            <text:p>-0.0262123813608</text:p>
          </table:table-cell>
          <table:table-cell table:formula="of:=[.$F296]-[.G296]" office:value-type="float" office:value="44.4221462717004" calcext:value-type="float">
            <text:p>44.4221462717004</text:p>
          </table:table-cell>
          <table:table-cell table:formula="of:=[.$F296]-[.H296]" office:value-type="float" office:value="44.2895974813608" calcext:value-type="float">
            <text:p>44.2895974813608</text:p>
          </table:table-cell>
          <table:table-cell table:formula="of:=[.$F296]-[.G296]-[.H296]" office:value-type="float" office:value="44.4483586530612" calcext:value-type="float">
            <text:p>44.4483586530612</text:p>
          </table:table-cell>
          <table:table-cell table:formula="of:=43.5370655615001+0.003097025965914*([.B296]-[.B$2])" office:value-type="float" office:value="44.4475911954788" calcext:value-type="float">
            <text:p>44.4475911954788</text:p>
          </table:table-cell>
          <table:table-cell table:number-columns-repeated="1010"/>
        </table:table-row>
        <table:table-row table:style-name="ro1">
          <table:table-cell office:value-type="float" office:value="731023" calcext:value-type="float">
            <text:p>731023</text:p>
          </table:table-cell>
          <table:table-cell office:value-type="float" office:value="41978" calcext:value-type="float">
            <text:p>41978</text:p>
          </table:table-cell>
          <table:table-cell office:value-type="float" office:value="44.267" calcext:value-type="float">
            <text:p>44.267</text:p>
          </table:table-cell>
          <table:table-cell office:value-type="float" office:value="-0.0830574" calcext:value-type="float">
            <text:p>-0.083057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7]-[.D297]" office:value-type="float" office:value="44.2670574" calcext:value-type="float">
            <text:p>44.2670574000000</text:p>
          </table:table-cell>
          <table:table-cell office:value-type="float" office:value="-0.1582428678012" calcext:value-type="float">
            <text:p>-0.1582428678012</text:p>
          </table:table-cell>
          <table:table-cell office:value-type="float" office:value="-0.0259569635376" calcext:value-type="float">
            <text:p>-0.0259569635376</text:p>
          </table:table-cell>
          <table:table-cell table:formula="of:=[.$F297]-[.G297]" office:value-type="float" office:value="44.4253002678012" calcext:value-type="float">
            <text:p>44.4253002678012</text:p>
          </table:table-cell>
          <table:table-cell table:formula="of:=[.$F297]-[.H297]" office:value-type="float" office:value="44.2930143635376" calcext:value-type="float">
            <text:p>44.2930143635376</text:p>
          </table:table-cell>
          <table:table-cell table:formula="of:=[.$F297]-[.G297]-[.H297]" office:value-type="float" office:value="44.4512572313388" calcext:value-type="float">
            <text:p>44.4512572313388</text:p>
          </table:table-cell>
          <table:table-cell table:formula="of:=43.5370655615001+0.003097025965914*([.B297]-[.B$2])" office:value-type="float" office:value="44.4506882214447" calcext:value-type="float">
            <text:p>44.4506882214447</text:p>
          </table:table-cell>
          <table:table-cell table:number-columns-repeated="1010"/>
        </table:table-row>
        <table:table-row table:style-name="ro1">
          <table:table-cell office:value-type="float" office:value="731024" calcext:value-type="float">
            <text:p>731024</text:p>
          </table:table-cell>
          <table:table-cell office:value-type="float" office:value="41979" calcext:value-type="float">
            <text:p>41979</text:p>
          </table:table-cell>
          <table:table-cell office:value-type="float" office:value="44.27" calcext:value-type="float">
            <text:p>44.270</text:p>
          </table:table-cell>
          <table:table-cell office:value-type="float" office:value="-0.0866852" calcext:value-type="float">
            <text:p>-0.086685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8]-[.D298]" office:value-type="float" office:value="44.2706852" calcext:value-type="float">
            <text:p>44.2706852000000</text:p>
          </table:table-cell>
          <table:table-cell office:value-type="float" office:value="-0.1577815178688" calcext:value-type="float">
            <text:p>-0.1577815178688</text:p>
          </table:table-cell>
          <table:table-cell office:value-type="float" office:value="-0.0256928854266" calcext:value-type="float">
            <text:p>-0.0256928854266</text:p>
          </table:table-cell>
          <table:table-cell table:formula="of:=[.$F298]-[.G298]" office:value-type="float" office:value="44.4284667178688" calcext:value-type="float">
            <text:p>44.4284667178688</text:p>
          </table:table-cell>
          <table:table-cell table:formula="of:=[.$F298]-[.H298]" office:value-type="float" office:value="44.2963780854266" calcext:value-type="float">
            <text:p>44.2963780854266</text:p>
          </table:table-cell>
          <table:table-cell table:formula="of:=[.$F298]-[.G298]-[.H298]" office:value-type="float" office:value="44.4541596032954" calcext:value-type="float">
            <text:p>44.4541596032954</text:p>
          </table:table-cell>
          <table:table-cell table:formula="of:=43.5370655615001+0.003097025965914*([.B298]-[.B$2])" office:value-type="float" office:value="44.4537852474106" calcext:value-type="float">
            <text:p>44.4537852474106</text:p>
          </table:table-cell>
          <table:table-cell table:number-columns-repeated="1010"/>
        </table:table-row>
        <table:table-row table:style-name="ro1">
          <table:table-cell office:value-type="float" office:value="731025" calcext:value-type="float">
            <text:p>731025</text:p>
          </table:table-cell>
          <table:table-cell office:value-type="float" office:value="41980" calcext:value-type="float">
            <text:p>41980</text:p>
          </table:table-cell>
          <table:table-cell office:value-type="float" office:value="44.273" calcext:value-type="float">
            <text:p>44.273</text:p>
          </table:table-cell>
          <table:table-cell office:value-type="float" office:value="-0.0901937" calcext:value-type="float">
            <text:p>-0.090193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299]-[.D299]" office:value-type="float" office:value="44.2741937" calcext:value-type="float">
            <text:p>44.2741937000000</text:p>
          </table:table-cell>
          <table:table-cell office:value-type="float" office:value="-0.1574523926529" calcext:value-type="float">
            <text:p>-0.1574523926529</text:p>
          </table:table-cell>
          <table:table-cell office:value-type="float" office:value="-0.0254205052603" calcext:value-type="float">
            <text:p>-0.0254205052603</text:p>
          </table:table-cell>
          <table:table-cell table:formula="of:=[.$F299]-[.G299]" office:value-type="float" office:value="44.4316460926529" calcext:value-type="float">
            <text:p>44.4316460926529</text:p>
          </table:table-cell>
          <table:table-cell table:formula="of:=[.$F299]-[.H299]" office:value-type="float" office:value="44.2996142052603" calcext:value-type="float">
            <text:p>44.2996142052603</text:p>
          </table:table-cell>
          <table:table-cell table:formula="of:=[.$F299]-[.G299]-[.H299]" office:value-type="float" office:value="44.4570665979132" calcext:value-type="float">
            <text:p>44.4570665979132</text:p>
          </table:table-cell>
          <table:table-cell table:formula="of:=43.5370655615001+0.003097025965914*([.B299]-[.B$2])" office:value-type="float" office:value="44.4568822733766" calcext:value-type="float">
            <text:p>44.4568822733766</text:p>
          </table:table-cell>
          <table:table-cell table:number-columns-repeated="1010"/>
        </table:table-row>
        <table:table-row table:style-name="ro1">
          <table:table-cell office:value-type="float" office:value="731026" calcext:value-type="float">
            <text:p>731026</text:p>
          </table:table-cell>
          <table:table-cell office:value-type="float" office:value="41981" calcext:value-type="float">
            <text:p>41981</text:p>
          </table:table-cell>
          <table:table-cell office:value-type="float" office:value="44.276" calcext:value-type="float">
            <text:p>44.276</text:p>
          </table:table-cell>
          <table:table-cell office:value-type="float" office:value="-0.0935357" calcext:value-type="float">
            <text:p>-0.093535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0]-[.D300]" office:value-type="float" office:value="44.2775357" calcext:value-type="float">
            <text:p>44.2775357000000</text:p>
          </table:table-cell>
          <table:table-cell office:value-type="float" office:value="-0.1573033898275" calcext:value-type="float">
            <text:p>-0.1573033898275</text:p>
          </table:table-cell>
          <table:table-cell office:value-type="float" office:value="-0.0251401845551" calcext:value-type="float">
            <text:p>-0.0251401845551</text:p>
          </table:table-cell>
          <table:table-cell table:formula="of:=[.$F300]-[.G300]" office:value-type="float" office:value="44.4348390898275" calcext:value-type="float">
            <text:p>44.4348390898275</text:p>
          </table:table-cell>
          <table:table-cell table:formula="of:=[.$F300]-[.H300]" office:value-type="float" office:value="44.3026758845551" calcext:value-type="float">
            <text:p>44.3026758845551</text:p>
          </table:table-cell>
          <table:table-cell table:formula="of:=[.$F300]-[.G300]-[.H300]" office:value-type="float" office:value="44.4599792743826" calcext:value-type="float">
            <text:p>44.4599792743826</text:p>
          </table:table-cell>
          <table:table-cell table:formula="of:=43.5370655615001+0.003097025965914*([.B300]-[.B$2])" office:value-type="float" office:value="44.4599792993425" calcext:value-type="float">
            <text:p>44.4599792993425</text:p>
          </table:table-cell>
          <table:table-cell table:number-columns-repeated="1010"/>
        </table:table-row>
        <table:table-row table:style-name="ro1">
          <table:table-cell office:value-type="float" office:value="731027" calcext:value-type="float">
            <text:p>731027</text:p>
          </table:table-cell>
          <table:table-cell office:value-type="float" office:value="41982" calcext:value-type="float">
            <text:p>41982</text:p>
          </table:table-cell>
          <table:table-cell office:value-type="float" office:value="44.28" calcext:value-type="float">
            <text:p>44.280</text:p>
          </table:table-cell>
          <table:table-cell office:value-type="float" office:value="-0.0966987" calcext:value-type="float">
            <text:p>-0.096698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1]-[.D301]" office:value-type="float" office:value="44.2806987" calcext:value-type="float">
            <text:p>44.2806987000000</text:p>
          </table:table-cell>
          <table:table-cell office:value-type="float" office:value="-0.1573471879827" calcext:value-type="float">
            <text:p>-0.1573471879827</text:p>
          </table:table-cell>
          <table:table-cell office:value-type="float" office:value="-0.0248522876719" calcext:value-type="float">
            <text:p>-0.0248522876719</text:p>
          </table:table-cell>
          <table:table-cell table:formula="of:=[.$F301]-[.G301]" office:value-type="float" office:value="44.4380458879827" calcext:value-type="float">
            <text:p>44.4380458879827</text:p>
          </table:table-cell>
          <table:table-cell table:formula="of:=[.$F301]-[.H301]" office:value-type="float" office:value="44.3055509876719" calcext:value-type="float">
            <text:p>44.3055509876719</text:p>
          </table:table-cell>
          <table:table-cell table:formula="of:=[.$F301]-[.G301]-[.H301]" office:value-type="float" office:value="44.4628981756546" calcext:value-type="float">
            <text:p>44.4628981756546</text:p>
          </table:table-cell>
          <table:table-cell table:formula="of:=43.5370655615001+0.003097025965914*([.B301]-[.B$2])" office:value-type="float" office:value="44.4630763253084" calcext:value-type="float">
            <text:p>44.4630763253084</text:p>
          </table:table-cell>
          <table:table-cell table:number-columns-repeated="1010"/>
        </table:table-row>
        <table:table-row table:style-name="ro1">
          <table:table-cell office:value-type="float" office:value="731028" calcext:value-type="float">
            <text:p>731028</text:p>
          </table:table-cell>
          <table:table-cell office:value-type="float" office:value="41983" calcext:value-type="float">
            <text:p>41983</text:p>
          </table:table-cell>
          <table:table-cell office:value-type="float" office:value="44.283" calcext:value-type="float">
            <text:p>44.283</text:p>
          </table:table-cell>
          <table:table-cell office:value-type="float" office:value="-0.0997029" calcext:value-type="float">
            <text:p>-0.099702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2]-[.D302]" office:value-type="float" office:value="44.2837029" calcext:value-type="float">
            <text:p>44.2837029000000</text:p>
          </table:table-cell>
          <table:table-cell office:value-type="float" office:value="-0.1575629333443" calcext:value-type="float">
            <text:p>-0.1575629333443</text:p>
          </table:table-cell>
          <table:table-cell office:value-type="float" office:value="-0.024557181375" calcext:value-type="float">
            <text:p>-0.0245571813750</text:p>
          </table:table-cell>
          <table:table-cell table:formula="of:=[.$F302]-[.G302]" office:value-type="float" office:value="44.4412658333443" calcext:value-type="float">
            <text:p>44.4412658333443</text:p>
          </table:table-cell>
          <table:table-cell table:formula="of:=[.$F302]-[.H302]" office:value-type="float" office:value="44.308260081375" calcext:value-type="float">
            <text:p>44.3082600813750</text:p>
          </table:table-cell>
          <table:table-cell table:formula="of:=[.$F302]-[.G302]-[.H302]" office:value-type="float" office:value="44.4658230147193" calcext:value-type="float">
            <text:p>44.4658230147193</text:p>
          </table:table-cell>
          <table:table-cell table:formula="of:=43.5370655615001+0.003097025965914*([.B302]-[.B$2])" office:value-type="float" office:value="44.4661733512743" calcext:value-type="float">
            <text:p>44.4661733512743</text:p>
          </table:table-cell>
          <table:table-cell table:number-columns-repeated="1010"/>
        </table:table-row>
        <table:table-row table:style-name="ro1">
          <table:table-cell office:value-type="float" office:value="731029" calcext:value-type="float">
            <text:p>731029</text:p>
          </table:table-cell>
          <table:table-cell office:value-type="float" office:value="41984" calcext:value-type="float">
            <text:p>41984</text:p>
          </table:table-cell>
          <table:table-cell office:value-type="float" office:value="44.286" calcext:value-type="float">
            <text:p>44.286</text:p>
          </table:table-cell>
          <table:table-cell office:value-type="float" office:value="-0.1025932" calcext:value-type="float">
            <text:p>-0.102593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3]-[.D303]" office:value-type="float" office:value="44.2865932" calcext:value-type="float">
            <text:p>44.2865932000000</text:p>
          </table:table-cell>
          <table:table-cell office:value-type="float" office:value="-0.1579052450461" calcext:value-type="float">
            <text:p>-0.1579052450461</text:p>
          </table:table-cell>
          <table:table-cell office:value-type="float" office:value="-0.0242552343907" calcext:value-type="float">
            <text:p>-0.0242552343907</text:p>
          </table:table-cell>
          <table:table-cell table:formula="of:=[.$F303]-[.G303]" office:value-type="float" office:value="44.4444984450461" calcext:value-type="float">
            <text:p>44.4444984450461</text:p>
          </table:table-cell>
          <table:table-cell table:formula="of:=[.$F303]-[.H303]" office:value-type="float" office:value="44.3108484343907" calcext:value-type="float">
            <text:p>44.3108484343907</text:p>
          </table:table-cell>
          <table:table-cell table:formula="of:=[.$F303]-[.G303]-[.H303]" office:value-type="float" office:value="44.4687536794368" calcext:value-type="float">
            <text:p>44.4687536794368</text:p>
          </table:table-cell>
          <table:table-cell table:formula="of:=43.5370655615001+0.003097025965914*([.B303]-[.B$2])" office:value-type="float" office:value="44.4692703772402" calcext:value-type="float">
            <text:p>44.4692703772402</text:p>
          </table:table-cell>
          <table:table-cell table:number-columns-repeated="1010"/>
        </table:table-row>
        <table:table-row table:style-name="ro1">
          <table:table-cell office:value-type="float" office:value="731030" calcext:value-type="float">
            <text:p>731030</text:p>
          </table:table-cell>
          <table:table-cell office:value-type="float" office:value="41985" calcext:value-type="float">
            <text:p>41985</text:p>
          </table:table-cell>
          <table:table-cell office:value-type="float" office:value="44.289" calcext:value-type="float">
            <text:p>44.289</text:p>
          </table:table-cell>
          <table:table-cell office:value-type="float" office:value="-0.1054279" calcext:value-type="float">
            <text:p>-0.105427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4]-[.D304]" office:value-type="float" office:value="44.2894279" calcext:value-type="float">
            <text:p>44.2894279000000</text:p>
          </table:table-cell>
          <table:table-cell office:value-type="float" office:value="-0.1583157039645" calcext:value-type="float">
            <text:p>-0.1583157039645</text:p>
          </table:table-cell>
          <table:table-cell office:value-type="float" office:value="-0.0239468169645" calcext:value-type="float">
            <text:p>-0.0239468169645</text:p>
          </table:table-cell>
          <table:table-cell table:formula="of:=[.$F304]-[.G304]" office:value-type="float" office:value="44.4477436039645" calcext:value-type="float">
            <text:p>44.4477436039645</text:p>
          </table:table-cell>
          <table:table-cell table:formula="of:=[.$F304]-[.H304]" office:value-type="float" office:value="44.3133747169645" calcext:value-type="float">
            <text:p>44.3133747169645</text:p>
          </table:table-cell>
          <table:table-cell table:formula="of:=[.$F304]-[.G304]-[.H304]" office:value-type="float" office:value="44.471690420929" calcext:value-type="float">
            <text:p>44.4716904209290</text:p>
          </table:table-cell>
          <table:table-cell table:formula="of:=43.5370655615001+0.003097025965914*([.B304]-[.B$2])" office:value-type="float" office:value="44.4723674032061" calcext:value-type="float">
            <text:p>44.4723674032061</text:p>
          </table:table-cell>
          <table:table-cell table:number-columns-repeated="1010"/>
        </table:table-row>
        <table:table-row table:style-name="ro1">
          <table:table-cell office:value-type="float" office:value="731031" calcext:value-type="float">
            <text:p>731031</text:p>
          </table:table-cell>
          <table:table-cell office:value-type="float" office:value="41986" calcext:value-type="float">
            <text:p>41986</text:p>
          </table:table-cell>
          <table:table-cell office:value-type="float" office:value="44.292" calcext:value-type="float">
            <text:p>44.292</text:p>
          </table:table-cell>
          <table:table-cell office:value-type="float" office:value="-0.1082691" calcext:value-type="float">
            <text:p>-0.108269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5]-[.D305]" office:value-type="float" office:value="44.2922691" calcext:value-type="float">
            <text:p>44.2922691000000</text:p>
          </table:table-cell>
          <table:table-cell office:value-type="float" office:value="-0.1587327410543" calcext:value-type="float">
            <text:p>-0.1587327410543</text:p>
          </table:table-cell>
          <table:table-cell office:value-type="float" office:value="-0.0236323004198" calcext:value-type="float">
            <text:p>-0.0236323004198</text:p>
          </table:table-cell>
          <table:table-cell table:formula="of:=[.$F305]-[.G305]" office:value-type="float" office:value="44.4510018410543" calcext:value-type="float">
            <text:p>44.4510018410543</text:p>
          </table:table-cell>
          <table:table-cell table:formula="of:=[.$F305]-[.H305]" office:value-type="float" office:value="44.3159014004198" calcext:value-type="float">
            <text:p>44.3159014004198</text:p>
          </table:table-cell>
          <table:table-cell table:formula="of:=[.$F305]-[.G305]-[.H305]" office:value-type="float" office:value="44.4746341414741" calcext:value-type="float">
            <text:p>44.4746341414741</text:p>
          </table:table-cell>
          <table:table-cell table:formula="of:=43.5370655615001+0.003097025965914*([.B305]-[.B$2])" office:value-type="float" office:value="44.475464429172" calcext:value-type="float">
            <text:p>44.47546442917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1 1</text:p>
          </table:table-cell>
          <table:table-cell office:value-type="float" office:value="41987" calcext:value-type="float">
            <text:p>41987</text:p>
          </table:table-cell>
          <table:table-cell office:value-type="float" office:value="44.295" calcext:value-type="float">
            <text:p>44.295</text:p>
          </table:table-cell>
          <table:table-cell office:value-type="float" office:value="-0.1111747" calcext:value-type="float">
            <text:p>-0.111174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6]-[.D306]" office:value-type="float" office:value="44.2951747" calcext:value-type="float">
            <text:p>44.2951747000000</text:p>
          </table:table-cell>
          <table:table-cell office:value-type="float" office:value="-0.1590987769265" calcext:value-type="float">
            <text:p>-0.1590987769265</text:p>
          </table:table-cell>
          <table:table-cell office:value-type="float" office:value="-0.0233120567159" calcext:value-type="float">
            <text:p>-0.0233120567159</text:p>
          </table:table-cell>
          <table:table-cell table:formula="of:=[.$F306]-[.G306]" office:value-type="float" office:value="44.4542734769265" calcext:value-type="float">
            <text:p>44.4542734769265</text:p>
          </table:table-cell>
          <table:table-cell table:formula="of:=[.$F306]-[.H306]" office:value-type="float" office:value="44.3184867567159" calcext:value-type="float">
            <text:p>44.3184867567159</text:p>
          </table:table-cell>
          <table:table-cell table:formula="of:=[.$F306]-[.G306]-[.H306]" office:value-type="float" office:value="44.4775855336424" calcext:value-type="float">
            <text:p>44.4775855336424</text:p>
          </table:table-cell>
          <table:table-cell table:formula="of:=43.5370655615001+0.003097025965914*([.B306]-[.B$2])" office:value-type="float" office:value="44.478561455138" calcext:value-type="float">
            <text:p>44.47856145513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1 2</text:p>
          </table:table-cell>
          <table:table-cell office:value-type="float" office:value="41988" calcext:value-type="float">
            <text:p>41988</text:p>
          </table:table-cell>
          <table:table-cell office:value-type="float" office:value="44.298" calcext:value-type="float">
            <text:p>44.298</text:p>
          </table:table-cell>
          <table:table-cell office:value-type="float" office:value="-0.1141927" calcext:value-type="float">
            <text:p>-0.114192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7]-[.D307]" office:value-type="float" office:value="44.2981927" calcext:value-type="float">
            <text:p>44.2981927000000</text:p>
          </table:table-cell>
          <table:table-cell office:value-type="float" office:value="-0.159365606427" calcext:value-type="float">
            <text:p>-0.1593656064270</text:p>
          </table:table-cell>
          <table:table-cell office:value-type="float" office:value="-0.0229864580081" calcext:value-type="float">
            <text:p>-0.0229864580081</text:p>
          </table:table-cell>
          <table:table-cell table:formula="of:=[.$F307]-[.G307]" office:value-type="float" office:value="44.457558306427" calcext:value-type="float">
            <text:p>44.4575583064270</text:p>
          </table:table-cell>
          <table:table-cell table:formula="of:=[.$F307]-[.H307]" office:value-type="float" office:value="44.3211791580081" calcext:value-type="float">
            <text:p>44.3211791580081</text:p>
          </table:table-cell>
          <table:table-cell table:formula="of:=[.$F307]-[.G307]-[.H307]" office:value-type="float" office:value="44.4805447644351" calcext:value-type="float">
            <text:p>44.4805447644351</text:p>
          </table:table-cell>
          <table:table-cell table:formula="of:=43.5370655615001+0.003097025965914*([.B307]-[.B$2])" office:value-type="float" office:value="44.4816584811039" calcext:value-type="float">
            <text:p>44.4816584811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1 3</text:p>
          </table:table-cell>
          <table:table-cell office:value-type="float" office:value="41989" calcext:value-type="float">
            <text:p>41989</text:p>
          </table:table-cell>
          <table:table-cell office:value-type="float" office:value="44.302" calcext:value-type="float">
            <text:p>44.302</text:p>
          </table:table-cell>
          <table:table-cell office:value-type="float" office:value="-0.1173573" calcext:value-type="float">
            <text:p>-0.117357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8]-[.D308]" office:value-type="float" office:value="44.3013573" calcext:value-type="float">
            <text:p>44.3013573000000</text:p>
          </table:table-cell>
          <table:table-cell office:value-type="float" office:value="-0.159498911769" calcext:value-type="float">
            <text:p>-0.1594989117690</text:p>
          </table:table-cell>
          <table:table-cell office:value-type="float" office:value="-0.0226558762093" calcext:value-type="float">
            <text:p>-0.0226558762093</text:p>
          </table:table-cell>
          <table:table-cell table:formula="of:=[.$F308]-[.G308]" office:value-type="float" office:value="44.460856211769" calcext:value-type="float">
            <text:p>44.4608562117690</text:p>
          </table:table-cell>
          <table:table-cell table:formula="of:=[.$F308]-[.H308]" office:value-type="float" office:value="44.3240131762093" calcext:value-type="float">
            <text:p>44.3240131762093</text:p>
          </table:table-cell>
          <table:table-cell table:formula="of:=[.$F308]-[.G308]-[.H308]" office:value-type="float" office:value="44.4835120879783" calcext:value-type="float">
            <text:p>44.4835120879783</text:p>
          </table:table-cell>
          <table:table-cell table:formula="of:=43.5370655615001+0.003097025965914*([.B308]-[.B$2])" office:value-type="float" office:value="44.4847555070698" calcext:value-type="float">
            <text:p>44.48475550706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1 4</text:p>
          </table:table-cell>
          <table:table-cell office:value-type="float" office:value="41990" calcext:value-type="float">
            <text:p>41990</text:p>
          </table:table-cell>
          <table:table-cell office:value-type="float" office:value="44.305" calcext:value-type="float">
            <text:p>44.305</text:p>
          </table:table-cell>
          <table:table-cell office:value-type="float" office:value="-0.1206852" calcext:value-type="float">
            <text:p>-0.120685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09]-[.D309]" office:value-type="float" office:value="44.3046852" calcext:value-type="float">
            <text:p>44.3046852000000</text:p>
          </table:table-cell>
          <table:table-cell office:value-type="float" office:value="-0.1594817604261" calcext:value-type="float">
            <text:p>-0.1594817604261</text:p>
          </table:table-cell>
          <table:table-cell office:value-type="float" office:value="-0.0223206825537" calcext:value-type="float">
            <text:p>-0.0223206825537</text:p>
          </table:table-cell>
          <table:table-cell table:formula="of:=[.$F309]-[.G309]" office:value-type="float" office:value="44.4641669604261" calcext:value-type="float">
            <text:p>44.4641669604261</text:p>
          </table:table-cell>
          <table:table-cell table:formula="of:=[.$F309]-[.H309]" office:value-type="float" office:value="44.3270058825537" calcext:value-type="float">
            <text:p>44.3270058825537</text:p>
          </table:table-cell>
          <table:table-cell table:formula="of:=[.$F309]-[.G309]-[.H309]" office:value-type="float" office:value="44.4864876429798" calcext:value-type="float">
            <text:p>44.4864876429798</text:p>
          </table:table-cell>
          <table:table-cell table:formula="of:=43.5370655615001+0.003097025965914*([.B309]-[.B$2])" office:value-type="float" office:value="44.4878525330357" calcext:value-type="float">
            <text:p>44.4878525330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1 5</text:p>
          </table:table-cell>
          <table:table-cell office:value-type="float" office:value="41991" calcext:value-type="float">
            <text:p>41991</text:p>
          </table:table-cell>
          <table:table-cell office:value-type="float" office:value="44.308" calcext:value-type="float">
            <text:p>44.308</text:p>
          </table:table-cell>
          <table:table-cell office:value-type="float" office:value="-0.1241736" calcext:value-type="float">
            <text:p>-0.124173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0]-[.D310]" office:value-type="float" office:value="44.3081736" calcext:value-type="float">
            <text:p>44.3081736000000</text:p>
          </table:table-cell>
          <table:table-cell office:value-type="float" office:value="-0.1593169456215" calcext:value-type="float">
            <text:p>-0.1593169456215</text:p>
          </table:table-cell>
          <table:table-cell office:value-type="float" office:value="-0.0219812471633" calcext:value-type="float">
            <text:p>-0.0219812471633</text:p>
          </table:table-cell>
          <table:table-cell table:formula="of:=[.$F310]-[.G310]" office:value-type="float" office:value="44.4674905456215" calcext:value-type="float">
            <text:p>44.4674905456215</text:p>
          </table:table-cell>
          <table:table-cell table:formula="of:=[.$F310]-[.H310]" office:value-type="float" office:value="44.3301548471633" calcext:value-type="float">
            <text:p>44.3301548471633</text:p>
          </table:table-cell>
          <table:table-cell table:formula="of:=[.$F310]-[.G310]-[.H310]" office:value-type="float" office:value="44.4894717927848" calcext:value-type="float">
            <text:p>44.4894717927848</text:p>
          </table:table-cell>
          <table:table-cell table:formula="of:=43.5370655615001+0.003097025965914*([.B310]-[.B$2])" office:value-type="float" office:value="44.4909495590016" calcext:value-type="float">
            <text:p>44.4909495590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1 6</text:p>
          </table:table-cell>
          <table:table-cell office:value-type="float" office:value="41992" calcext:value-type="float">
            <text:p>41992</text:p>
          </table:table-cell>
          <table:table-cell office:value-type="float" office:value="44.312" calcext:value-type="float">
            <text:p>44.312</text:p>
          </table:table-cell>
          <table:table-cell office:value-type="float" office:value="-0.1277982" calcext:value-type="float">
            <text:p>-0.127798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1]-[.D311]" office:value-type="float" office:value="44.3117982" calcext:value-type="float">
            <text:p>44.3117982000000</text:p>
          </table:table-cell>
          <table:table-cell office:value-type="float" office:value="-0.1590288111398" calcext:value-type="float">
            <text:p>-0.1590288111398</text:p>
          </table:table-cell>
          <table:table-cell office:value-type="float" office:value="-0.0216379386178" calcext:value-type="float">
            <text:p>-0.0216379386178</text:p>
          </table:table-cell>
          <table:table-cell table:formula="of:=[.$F311]-[.G311]" office:value-type="float" office:value="44.4708270111398" calcext:value-type="float">
            <text:p>44.4708270111398</text:p>
          </table:table-cell>
          <table:table-cell table:formula="of:=[.$F311]-[.H311]" office:value-type="float" office:value="44.3334361386178" calcext:value-type="float">
            <text:p>44.3334361386178</text:p>
          </table:table-cell>
          <table:table-cell table:formula="of:=[.$F311]-[.G311]-[.H311]" office:value-type="float" office:value="44.4924649497576" calcext:value-type="float">
            <text:p>44.4924649497576</text:p>
          </table:table-cell>
          <table:table-cell table:formula="of:=43.5370655615001+0.003097025965914*([.B311]-[.B$2])" office:value-type="float" office:value="44.4940465849675" calcext:value-type="float">
            <text:p>44.4940465849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1 7</text:p>
          </table:table-cell>
          <table:table-cell office:value-type="float" office:value="41993" calcext:value-type="float">
            <text:p>41993</text:p>
          </table:table-cell>
          <table:table-cell office:value-type="float" office:value="44.315" calcext:value-type="float">
            <text:p>44.315</text:p>
          </table:table-cell>
          <table:table-cell office:value-type="float" office:value="-0.1315113" calcext:value-type="float">
            <text:p>-0.131511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2]-[.D312]" office:value-type="float" office:value="44.3155113" calcext:value-type="float">
            <text:p>44.3155113000000</text:p>
          </table:table-cell>
          <table:table-cell office:value-type="float" office:value="-0.1586645953378" calcext:value-type="float">
            <text:p>-0.1586645953378</text:p>
          </table:table-cell>
          <table:table-cell office:value-type="float" office:value="-0.0212911235281" calcext:value-type="float">
            <text:p>-0.0212911235281</text:p>
          </table:table-cell>
          <table:table-cell table:formula="of:=[.$F312]-[.G312]" office:value-type="float" office:value="44.4741758953378" calcext:value-type="float">
            <text:p>44.4741758953378</text:p>
          </table:table-cell>
          <table:table-cell table:formula="of:=[.$F312]-[.H312]" office:value-type="float" office:value="44.3368024235281" calcext:value-type="float">
            <text:p>44.3368024235281</text:p>
          </table:table-cell>
          <table:table-cell table:formula="of:=[.$F312]-[.G312]-[.H312]" office:value-type="float" office:value="44.4954670188659" calcext:value-type="float">
            <text:p>44.4954670188659</text:p>
          </table:table-cell>
          <table:table-cell table:formula="of:=43.5370655615001+0.003097025965914*([.B312]-[.B$2])" office:value-type="float" office:value="44.4971436109334" calcext:value-type="float">
            <text:p>44.4971436109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1 8</text:p>
          </table:table-cell>
          <table:table-cell office:value-type="float" office:value="41994" calcext:value-type="float">
            <text:p>41994</text:p>
          </table:table-cell>
          <table:table-cell office:value-type="float" office:value="44.318" calcext:value-type="float">
            <text:p>44.318</text:p>
          </table:table-cell>
          <table:table-cell office:value-type="float" office:value="-0.1352436" calcext:value-type="float">
            <text:p>-0.135243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3]-[.D313]" office:value-type="float" office:value="44.3192436" calcext:value-type="float">
            <text:p>44.3192436000000</text:p>
          </table:table-cell>
          <table:table-cell office:value-type="float" office:value="-0.1582925202053" calcext:value-type="float">
            <text:p>-0.1582925202053</text:p>
          </table:table-cell>
          <table:table-cell office:value-type="float" office:value="-0.0209411661139" calcext:value-type="float">
            <text:p>-0.0209411661139</text:p>
          </table:table-cell>
          <table:table-cell table:formula="of:=[.$F313]-[.G313]" office:value-type="float" office:value="44.4775361202053" calcext:value-type="float">
            <text:p>44.4775361202053</text:p>
          </table:table-cell>
          <table:table-cell table:formula="of:=[.$F313]-[.H313]" office:value-type="float" office:value="44.3401847661139" calcext:value-type="float">
            <text:p>44.3401847661139</text:p>
          </table:table-cell>
          <table:table-cell table:formula="of:=[.$F313]-[.G313]-[.H313]" office:value-type="float" office:value="44.4984772863192" calcext:value-type="float">
            <text:p>44.4984772863192</text:p>
          </table:table-cell>
          <table:table-cell table:formula="of:=43.5370655615001+0.003097025965914*([.B313]-[.B$2])" office:value-type="float" office:value="44.5002406368994" calcext:value-type="float">
            <text:p>44.5002406368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1 9</text:p>
          </table:table-cell>
          <table:table-cell office:value-type="float" office:value="41995" calcext:value-type="float">
            <text:p>41995</text:p>
          </table:table-cell>
          <table:table-cell office:value-type="float" office:value="44.321" calcext:value-type="float">
            <text:p>44.321</text:p>
          </table:table-cell>
          <table:table-cell office:value-type="float" office:value="-0.1389145" calcext:value-type="float">
            <text:p>-0.138914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4]-[.D314]" office:value-type="float" office:value="44.3229145" calcext:value-type="float">
            <text:p>44.3229145000000</text:p>
          </table:table-cell>
          <table:table-cell office:value-type="float" office:value="-0.1579916282382" calcext:value-type="float">
            <text:p>-0.1579916282382</text:p>
          </table:table-cell>
          <table:table-cell office:value-type="float" office:value="-0.0205884277869" calcext:value-type="float">
            <text:p>-0.0205884277869</text:p>
          </table:table-cell>
          <table:table-cell table:formula="of:=[.$F314]-[.G314]" office:value-type="float" office:value="44.4809061282382" calcext:value-type="float">
            <text:p>44.4809061282382</text:p>
          </table:table-cell>
          <table:table-cell table:formula="of:=[.$F314]-[.H314]" office:value-type="float" office:value="44.3435029277869" calcext:value-type="float">
            <text:p>44.3435029277869</text:p>
          </table:table-cell>
          <table:table-cell table:formula="of:=[.$F314]-[.G314]-[.H314]" office:value-type="float" office:value="44.5014945560251" calcext:value-type="float">
            <text:p>44.5014945560251</text:p>
          </table:table-cell>
          <table:table-cell table:formula="of:=43.5370655615001+0.003097025965914*([.B314]-[.B$2])" office:value-type="float" office:value="44.5033376628653" calcext:value-type="float">
            <text:p>44.5033376628653</text:p>
          </table:table-cell>
          <table:table-cell table:number-columns-repeated="1010"/>
        </table:table-row>
        <table:table-row table:style-name="ro1">
          <table:table-cell office:value-type="float" office:value="731110" calcext:value-type="float">
            <text:p>731110</text:p>
          </table:table-cell>
          <table:table-cell office:value-type="float" office:value="41996" calcext:value-type="float">
            <text:p>41996</text:p>
          </table:table-cell>
          <table:table-cell office:value-type="float" office:value="44.325" calcext:value-type="float">
            <text:p>44.325</text:p>
          </table:table-cell>
          <table:table-cell office:value-type="float" office:value="-0.142454" calcext:value-type="float">
            <text:p>-0.142454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5]-[.D315]" office:value-type="float" office:value="44.326454" calcext:value-type="float">
            <text:p>44.3264540000000</text:p>
          </table:table-cell>
          <table:table-cell office:value-type="float" office:value="-0.1578308975164" calcext:value-type="float">
            <text:p>-0.1578308975164</text:p>
          </table:table-cell>
          <table:table-cell office:value-type="float" office:value="-0.0202332667379" calcext:value-type="float">
            <text:p>-0.0202332667379</text:p>
          </table:table-cell>
          <table:table-cell table:formula="of:=[.$F315]-[.G315]" office:value-type="float" office:value="44.4842848975164" calcext:value-type="float">
            <text:p>44.4842848975164</text:p>
          </table:table-cell>
          <table:table-cell table:formula="of:=[.$F315]-[.H315]" office:value-type="float" office:value="44.3466872667379" calcext:value-type="float">
            <text:p>44.3466872667379</text:p>
          </table:table-cell>
          <table:table-cell table:formula="of:=[.$F315]-[.G315]-[.H315]" office:value-type="float" office:value="44.5045181642543" calcext:value-type="float">
            <text:p>44.5045181642543</text:p>
          </table:table-cell>
          <table:table-cell table:formula="of:=43.5370655615001+0.003097025965914*([.B315]-[.B$2])" office:value-type="float" office:value="44.5064346888312" calcext:value-type="float">
            <text:p>44.5064346888312</text:p>
          </table:table-cell>
          <table:table-cell table:number-columns-repeated="1010"/>
        </table:table-row>
        <table:table-row table:style-name="ro1">
          <table:table-cell office:value-type="float" office:value="731111" calcext:value-type="float">
            <text:p>731111</text:p>
          </table:table-cell>
          <table:table-cell office:value-type="float" office:value="41997" calcext:value-type="float">
            <text:p>41997</text:p>
          </table:table-cell>
          <table:table-cell office:value-type="float" office:value="44.328" calcext:value-type="float">
            <text:p>44.328</text:p>
          </table:table-cell>
          <table:table-cell office:value-type="float" office:value="-0.1458272" calcext:value-type="float">
            <text:p>-0.145827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6]-[.D316]" office:value-type="float" office:value="44.3298272" calcext:value-type="float">
            <text:p>44.3298272000000</text:p>
          </table:table-cell>
          <table:table-cell office:value-type="float" office:value="-0.1578429607866" calcext:value-type="float">
            <text:p>-0.1578429607866</text:p>
          </table:table-cell>
          <table:table-cell office:value-type="float" office:value="-0.019876037531" calcext:value-type="float">
            <text:p>-0.0198760375310</text:p>
          </table:table-cell>
          <table:table-cell table:formula="of:=[.$F316]-[.G316]" office:value-type="float" office:value="44.4876701607866" calcext:value-type="float">
            <text:p>44.4876701607866</text:p>
          </table:table-cell>
          <table:table-cell table:formula="of:=[.$F316]-[.H316]" office:value-type="float" office:value="44.349703237531" calcext:value-type="float">
            <text:p>44.3497032375310</text:p>
          </table:table-cell>
          <table:table-cell table:formula="of:=[.$F316]-[.G316]-[.H316]" office:value-type="float" office:value="44.5075461983176" calcext:value-type="float">
            <text:p>44.5075461983176</text:p>
          </table:table-cell>
          <table:table-cell table:formula="of:=43.5370655615001+0.003097025965914*([.B316]-[.B$2])" office:value-type="float" office:value="44.5095317147971" calcext:value-type="float">
            <text:p>44.5095317147971</text:p>
          </table:table-cell>
          <table:table-cell table:number-columns-repeated="1010"/>
        </table:table-row>
        <table:table-row table:style-name="ro1">
          <table:table-cell office:value-type="float" office:value="731112" calcext:value-type="float">
            <text:p>731112</text:p>
          </table:table-cell>
          <table:table-cell office:value-type="float" office:value="41998" calcext:value-type="float">
            <text:p>41998</text:p>
          </table:table-cell>
          <table:table-cell office:value-type="float" office:value="44.331" calcext:value-type="float">
            <text:p>44.331</text:p>
          </table:table-cell>
          <table:table-cell office:value-type="float" office:value="-0.1490537" calcext:value-type="float">
            <text:p>-0.149053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7]-[.D317]" office:value-type="float" office:value="44.3330537" calcext:value-type="float">
            <text:p>44.3330537000000</text:p>
          </table:table-cell>
          <table:table-cell office:value-type="float" office:value="-0.1580054013856" calcext:value-type="float">
            <text:p>-0.1580054013856</text:p>
          </table:table-cell>
          <table:table-cell office:value-type="float" office:value="-0.0195170907031" calcext:value-type="float">
            <text:p>-0.0195170907031</text:p>
          </table:table-cell>
          <table:table-cell table:formula="of:=[.$F317]-[.G317]" office:value-type="float" office:value="44.4910591013856" calcext:value-type="float">
            <text:p>44.4910591013856</text:p>
          </table:table-cell>
          <table:table-cell table:formula="of:=[.$F317]-[.H317]" office:value-type="float" office:value="44.3525707907031" calcext:value-type="float">
            <text:p>44.3525707907031</text:p>
          </table:table-cell>
          <table:table-cell table:formula="of:=[.$F317]-[.G317]-[.H317]" office:value-type="float" office:value="44.5105761920887" calcext:value-type="float">
            <text:p>44.5105761920887</text:p>
          </table:table-cell>
          <table:table-cell table:formula="of:=43.5370655615001+0.003097025965914*([.B317]-[.B$2])" office:value-type="float" office:value="44.512628740763" calcext:value-type="float">
            <text:p>44.5126287407630</text:p>
          </table:table-cell>
          <table:table-cell table:number-columns-repeated="1010"/>
        </table:table-row>
        <table:table-row table:style-name="ro1">
          <table:table-cell office:value-type="float" office:value="731113" calcext:value-type="float">
            <text:p>731113</text:p>
          </table:table-cell>
          <table:table-cell office:value-type="float" office:value="41999" calcext:value-type="float">
            <text:p>41999</text:p>
          </table:table-cell>
          <table:table-cell office:value-type="float" office:value="44.335" calcext:value-type="float">
            <text:p>44.335</text:p>
          </table:table-cell>
          <table:table-cell office:value-type="float" office:value="-0.1522051" calcext:value-type="float">
            <text:p>-0.152205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8]-[.D318]" office:value-type="float" office:value="44.3362051" calcext:value-type="float">
            <text:p>44.3362051000000</text:p>
          </table:table-cell>
          <table:table-cell office:value-type="float" office:value="-0.1582426470342" calcext:value-type="float">
            <text:p>-0.1582426470342</text:p>
          </table:table-cell>
          <table:table-cell office:value-type="float" office:value="-0.0191567723705" calcext:value-type="float">
            <text:p>-0.0191567723705</text:p>
          </table:table-cell>
          <table:table-cell table:formula="of:=[.$F318]-[.G318]" office:value-type="float" office:value="44.4944477470342" calcext:value-type="float">
            <text:p>44.4944477470342</text:p>
          </table:table-cell>
          <table:table-cell table:formula="of:=[.$F318]-[.H318]" office:value-type="float" office:value="44.3553618723705" calcext:value-type="float">
            <text:p>44.3553618723705</text:p>
          </table:table-cell>
          <table:table-cell table:formula="of:=[.$F318]-[.G318]-[.H318]" office:value-type="float" office:value="44.5136045194047" calcext:value-type="float">
            <text:p>44.5136045194047</text:p>
          </table:table-cell>
          <table:table-cell table:formula="of:=43.5370655615001+0.003097025965914*([.B318]-[.B$2])" office:value-type="float" office:value="44.5157257667289" calcext:value-type="float">
            <text:p>44.5157257667289</text:p>
          </table:table-cell>
          <table:table-cell table:number-columns-repeated="1010"/>
        </table:table-row>
        <table:table-row table:style-name="ro1">
          <table:table-cell office:value-type="float" office:value="731114" calcext:value-type="float">
            <text:p>731114</text:p>
          </table:table-cell>
          <table:table-cell office:value-type="float" office:value="42000" calcext:value-type="float">
            <text:p>42000</text:p>
          </table:table-cell>
          <table:table-cell office:value-type="float" office:value="44.338" calcext:value-type="float">
            <text:p>44.338</text:p>
          </table:table-cell>
          <table:table-cell office:value-type="float" office:value="-0.1553812" calcext:value-type="float">
            <text:p>-0.155381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19]-[.D319]" office:value-type="float" office:value="44.3393812" calcext:value-type="float">
            <text:p>44.3393812000000</text:p>
          </table:table-cell>
          <table:table-cell office:value-type="float" office:value="-0.1584515534478" calcext:value-type="float">
            <text:p>-0.1584515534478</text:p>
          </table:table-cell>
          <table:table-cell office:value-type="float" office:value="-0.0187954238422" calcext:value-type="float">
            <text:p>-0.0187954238422</text:p>
          </table:table-cell>
          <table:table-cell table:formula="of:=[.$F319]-[.G319]" office:value-type="float" office:value="44.4978327534478" calcext:value-type="float">
            <text:p>44.4978327534478</text:p>
          </table:table-cell>
          <table:table-cell table:formula="of:=[.$F319]-[.H319]" office:value-type="float" office:value="44.3581766238422" calcext:value-type="float">
            <text:p>44.3581766238422</text:p>
          </table:table-cell>
          <table:table-cell table:formula="of:=[.$F319]-[.G319]-[.H319]" office:value-type="float" office:value="44.51662817729" calcext:value-type="float">
            <text:p>44.5166281772900</text:p>
          </table:table-cell>
          <table:table-cell table:formula="of:=43.5370655615001+0.003097025965914*([.B319]-[.B$2])" office:value-type="float" office:value="44.5188227926948" calcext:value-type="float">
            <text:p>44.5188227926948</text:p>
          </table:table-cell>
          <table:table-cell table:number-columns-repeated="1010"/>
        </table:table-row>
        <table:table-row table:style-name="ro1">
          <table:table-cell office:value-type="float" office:value="731115" calcext:value-type="float">
            <text:p>731115</text:p>
          </table:table-cell>
          <table:table-cell office:value-type="float" office:value="42001" calcext:value-type="float">
            <text:p>42001</text:p>
          </table:table-cell>
          <table:table-cell office:value-type="float" office:value="44.341" calcext:value-type="float">
            <text:p>44.341</text:p>
          </table:table-cell>
          <table:table-cell office:value-type="float" office:value="-0.1586718" calcext:value-type="float">
            <text:p>-0.158671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0]-[.D320]" office:value-type="float" office:value="44.3426718" calcext:value-type="float">
            <text:p>44.3426718000000</text:p>
          </table:table-cell>
          <table:table-cell office:value-type="float" office:value="-0.1585398903866" calcext:value-type="float">
            <text:p>-0.1585398903866</text:p>
          </table:table-cell>
          <table:table-cell office:value-type="float" office:value="-0.0184333812418" calcext:value-type="float">
            <text:p>-0.0184333812418</text:p>
          </table:table-cell>
          <table:table-cell table:formula="of:=[.$F320]-[.G320]" office:value-type="float" office:value="44.5012116903866" calcext:value-type="float">
            <text:p>44.5012116903866</text:p>
          </table:table-cell>
          <table:table-cell table:formula="of:=[.$F320]-[.H320]" office:value-type="float" office:value="44.3611051812418" calcext:value-type="float">
            <text:p>44.3611051812418</text:p>
          </table:table-cell>
          <table:table-cell table:formula="of:=[.$F320]-[.G320]-[.H320]" office:value-type="float" office:value="44.5196450716284" calcext:value-type="float">
            <text:p>44.5196450716284</text:p>
          </table:table-cell>
          <table:table-cell table:formula="of:=43.5370655615001+0.003097025965914*([.B320]-[.B$2])" office:value-type="float" office:value="44.5219198186608" calcext:value-type="float">
            <text:p>44.5219198186608</text:p>
          </table:table-cell>
          <table:table-cell table:number-columns-repeated="1010"/>
        </table:table-row>
        <table:table-row table:style-name="ro1">
          <table:table-cell office:value-type="float" office:value="731116" calcext:value-type="float">
            <text:p>731116</text:p>
          </table:table-cell>
          <table:table-cell office:value-type="float" office:value="42002" calcext:value-type="float">
            <text:p>42002</text:p>
          </table:table-cell>
          <table:table-cell office:value-type="float" office:value="44.344" calcext:value-type="float">
            <text:p>44.344</text:p>
          </table:table-cell>
          <table:table-cell office:value-type="float" office:value="-0.1621245" calcext:value-type="float">
            <text:p>-0.162124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1]-[.D321]" office:value-type="float" office:value="44.3461245" calcext:value-type="float">
            <text:p>44.3461245000000</text:p>
          </table:table-cell>
          <table:table-cell office:value-type="float" office:value="-0.1584592027007" calcext:value-type="float">
            <text:p>-0.1584592027007</text:p>
          </table:table-cell>
          <table:table-cell office:value-type="float" office:value="-0.0180709751362" calcext:value-type="float">
            <text:p>-0.0180709751362</text:p>
          </table:table-cell>
          <table:table-cell table:formula="of:=[.$F321]-[.G321]" office:value-type="float" office:value="44.5045837027007" calcext:value-type="float">
            <text:p>44.5045837027007</text:p>
          </table:table-cell>
          <table:table-cell table:formula="of:=[.$F321]-[.H321]" office:value-type="float" office:value="44.3641954751362" calcext:value-type="float">
            <text:p>44.3641954751362</text:p>
          </table:table-cell>
          <table:table-cell table:formula="of:=[.$F321]-[.G321]-[.H321]" office:value-type="float" office:value="44.5226546778369" calcext:value-type="float">
            <text:p>44.5226546778369</text:p>
          </table:table-cell>
          <table:table-cell table:formula="of:=43.5370655615001+0.003097025965914*([.B321]-[.B$2])" office:value-type="float" office:value="44.5250168446267" calcext:value-type="float">
            <text:p>44.5250168446267</text:p>
          </table:table-cell>
          <table:table-cell table:number-columns-repeated="1010"/>
        </table:table-row>
        <table:table-row table:style-name="ro1">
          <table:table-cell office:value-type="float" office:value="731117" calcext:value-type="float">
            <text:p>731117</text:p>
          </table:table-cell>
          <table:table-cell office:value-type="float" office:value="42003" calcext:value-type="float">
            <text:p>42003</text:p>
          </table:table-cell>
          <table:table-cell office:value-type="float" office:value="44.348" calcext:value-type="float">
            <text:p>44.348</text:p>
          </table:table-cell>
          <table:table-cell office:value-type="float" office:value="-0.1657309" calcext:value-type="float">
            <text:p>-0.165730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2]-[.D322]" office:value-type="float" office:value="44.3497309" calcext:value-type="float">
            <text:p>44.3497309000000</text:p>
          </table:table-cell>
          <table:table-cell office:value-type="float" office:value="-0.1582175950449" calcext:value-type="float">
            <text:p>-0.1582175950449</text:p>
          </table:table-cell>
          <table:table-cell office:value-type="float" office:value="-0.0177085301733" calcext:value-type="float">
            <text:p>-0.0177085301733</text:p>
          </table:table-cell>
          <table:table-cell table:formula="of:=[.$F322]-[.G322]" office:value-type="float" office:value="44.5079484950449" calcext:value-type="float">
            <text:p>44.5079484950449</text:p>
          </table:table-cell>
          <table:table-cell table:formula="of:=[.$F322]-[.H322]" office:value-type="float" office:value="44.3674394301733" calcext:value-type="float">
            <text:p>44.3674394301733</text:p>
          </table:table-cell>
          <table:table-cell table:formula="of:=[.$F322]-[.G322]-[.H322]" office:value-type="float" office:value="44.5256570252182" calcext:value-type="float">
            <text:p>44.5256570252182</text:p>
          </table:table-cell>
          <table:table-cell table:formula="of:=43.5370655615001+0.003097025965914*([.B322]-[.B$2])" office:value-type="float" office:value="44.5281138705926" calcext:value-type="float">
            <text:p>44.5281138705926</text:p>
          </table:table-cell>
          <table:table-cell table:number-columns-repeated="1010"/>
        </table:table-row>
        <table:table-row table:style-name="ro1">
          <table:table-cell office:value-type="float" office:value="731118" calcext:value-type="float">
            <text:p>731118</text:p>
          </table:table-cell>
          <table:table-cell office:value-type="float" office:value="42004" calcext:value-type="float">
            <text:p>42004</text:p>
          </table:table-cell>
          <table:table-cell office:value-type="float" office:value="44.351" calcext:value-type="float">
            <text:p>44.351</text:p>
          </table:table-cell>
          <table:table-cell office:value-type="float" office:value="-0.1694358" calcext:value-type="float">
            <text:p>-0.169435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3]-[.D323]" office:value-type="float" office:value="44.3534358" calcext:value-type="float">
            <text:p>44.3534358000000</text:p>
          </table:table-cell>
          <table:table-cell office:value-type="float" office:value="-0.1578703600582" calcext:value-type="float">
            <text:p>-0.1578703600582</text:p>
          </table:table-cell>
          <table:table-cell office:value-type="float" office:value="-0.017346364729" calcext:value-type="float">
            <text:p>-0.0173463647290</text:p>
          </table:table-cell>
          <table:table-cell table:formula="of:=[.$F323]-[.G323]" office:value-type="float" office:value="44.5113061600582" calcext:value-type="float">
            <text:p>44.5113061600582</text:p>
          </table:table-cell>
          <table:table-cell table:formula="of:=[.$F323]-[.H323]" office:value-type="float" office:value="44.370782164729" calcext:value-type="float">
            <text:p>44.3707821647290</text:p>
          </table:table-cell>
          <table:table-cell table:formula="of:=[.$F323]-[.G323]-[.H323]" office:value-type="float" office:value="44.5286525247872" calcext:value-type="float">
            <text:p>44.5286525247872</text:p>
          </table:table-cell>
          <table:table-cell table:formula="of:=43.5370655615001+0.003097025965914*([.B323]-[.B$2])" office:value-type="float" office:value="44.5312108965585" calcext:value-type="float">
            <text:p>44.5312108965585</text:p>
          </table:table-cell>
          <table:table-cell table:number-columns-repeated="1010"/>
        </table:table-row>
        <table:table-row table:style-name="ro1">
          <table:table-cell office:value-type="float" office:value="731119" calcext:value-type="float">
            <text:p>731119</text:p>
          </table:table-cell>
          <table:table-cell office:value-type="float" office:value="42005" calcext:value-type="float">
            <text:p>42005</text:p>
          </table:table-cell>
          <table:table-cell office:value-type="float" office:value="44.354" calcext:value-type="float">
            <text:p>44.354</text:p>
          </table:table-cell>
          <table:table-cell office:value-type="float" office:value="-0.1731585" calcext:value-type="float">
            <text:p>-0.1731585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4]-[.D324]" office:value-type="float" office:value="44.3571585" calcext:value-type="float">
            <text:p>44.3571585000000</text:p>
          </table:table-cell>
          <table:table-cell office:value-type="float" office:value="-0.157497641117" calcext:value-type="float">
            <text:p>-0.1574976411170</text:p>
          </table:table-cell>
          <table:table-cell office:value-type="float" office:value="-0.0169847905628" calcext:value-type="float">
            <text:p>-0.0169847905628</text:p>
          </table:table-cell>
          <table:table-cell table:formula="of:=[.$F324]-[.G324]" office:value-type="float" office:value="44.514656141117" calcext:value-type="float">
            <text:p>44.5146561411170</text:p>
          </table:table-cell>
          <table:table-cell table:formula="of:=[.$F324]-[.H324]" office:value-type="float" office:value="44.3741432905628" calcext:value-type="float">
            <text:p>44.3741432905628</text:p>
          </table:table-cell>
          <table:table-cell table:formula="of:=[.$F324]-[.G324]-[.H324]" office:value-type="float" office:value="44.5316409316798" calcext:value-type="float">
            <text:p>44.5316409316798</text:p>
          </table:table-cell>
          <table:table-cell table:formula="of:=43.5370655615001+0.003097025965914*([.B324]-[.B$2])" office:value-type="float" office:value="44.5343079225244" calcext:value-type="float">
            <text:p>44.5343079225244</text:p>
          </table:table-cell>
          <table:table-cell table:number-columns-repeated="1010"/>
        </table:table-row>
        <table:table-row table:style-name="ro1">
          <table:table-cell office:value-type="float" office:value="731120" calcext:value-type="float">
            <text:p>731120</text:p>
          </table:table-cell>
          <table:table-cell office:value-type="float" office:value="42006" calcext:value-type="float">
            <text:p>42006</text:p>
          </table:table-cell>
          <table:table-cell office:value-type="float" office:value="44.358" calcext:value-type="float">
            <text:p>44.358</text:p>
          </table:table-cell>
          <table:table-cell office:value-type="float" office:value="-0.1768161" calcext:value-type="float">
            <text:p>-0.176816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5]-[.D325]" office:value-type="float" office:value="44.3608161" calcext:value-type="float">
            <text:p>44.3608161000000</text:p>
          </table:table-cell>
          <table:table-cell office:value-type="float" office:value="-0.1571813451155" calcext:value-type="float">
            <text:p>-0.1571813451155</text:p>
          </table:table-cell>
          <table:table-cell office:value-type="float" office:value="-0.0166241124836" calcext:value-type="float">
            <text:p>-0.0166241124836</text:p>
          </table:table-cell>
          <table:table-cell table:formula="of:=[.$F325]-[.G325]" office:value-type="float" office:value="44.5179974451155" calcext:value-type="float">
            <text:p>44.5179974451155</text:p>
          </table:table-cell>
          <table:table-cell table:formula="of:=[.$F325]-[.H325]" office:value-type="float" office:value="44.3774402124836" calcext:value-type="float">
            <text:p>44.3774402124836</text:p>
          </table:table-cell>
          <table:table-cell table:formula="of:=[.$F325]-[.G325]-[.H325]" office:value-type="float" office:value="44.5346215575991" calcext:value-type="float">
            <text:p>44.5346215575991</text:p>
          </table:table-cell>
          <table:table-cell table:formula="of:=43.5370655615001+0.003097025965914*([.B325]-[.B$2])" office:value-type="float" office:value="44.5374049484903" calcext:value-type="float">
            <text:p>44.5374049484903</text:p>
          </table:table-cell>
          <table:table-cell table:number-columns-repeated="1010"/>
        </table:table-row>
        <table:table-row table:style-name="ro1">
          <table:table-cell office:value-type="float" office:value="731121" calcext:value-type="float">
            <text:p>731121</text:p>
          </table:table-cell>
          <table:table-cell office:value-type="float" office:value="42007" calcext:value-type="float">
            <text:p>42007</text:p>
          </table:table-cell>
          <table:table-cell office:value-type="float" office:value="44.361" calcext:value-type="float">
            <text:p>44.361</text:p>
          </table:table-cell>
          <table:table-cell office:value-type="float" office:value="-0.1803414" calcext:value-type="float">
            <text:p>-0.180341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6]-[.D326]" office:value-type="float" office:value="44.3643414" calcext:value-type="float">
            <text:p>44.3643414000000</text:p>
          </table:table-cell>
          <table:table-cell office:value-type="float" office:value="-0.156988697559" calcext:value-type="float">
            <text:p>-0.1569886975590</text:p>
          </table:table-cell>
          <table:table-cell office:value-type="float" office:value="-0.016264628025" calcext:value-type="float">
            <text:p>-0.0162646280250</text:p>
          </table:table-cell>
          <table:table-cell table:formula="of:=[.$F326]-[.G326]" office:value-type="float" office:value="44.521330097559" calcext:value-type="float">
            <text:p>44.5213300975590</text:p>
          </table:table-cell>
          <table:table-cell table:formula="of:=[.$F326]-[.H326]" office:value-type="float" office:value="44.380606028025" calcext:value-type="float">
            <text:p>44.3806060280250</text:p>
          </table:table-cell>
          <table:table-cell table:formula="of:=[.$F326]-[.G326]-[.H326]" office:value-type="float" office:value="44.537594725584" calcext:value-type="float">
            <text:p>44.5375947255840</text:p>
          </table:table-cell>
          <table:table-cell table:formula="of:=43.5370655615001+0.003097025965914*([.B326]-[.B$2])" office:value-type="float" office:value="44.5405019744562" calcext:value-type="float">
            <text:p>44.5405019744562</text:p>
          </table:table-cell>
          <table:table-cell table:number-columns-repeated="1010"/>
        </table:table-row>
        <table:table-row table:style-name="ro1">
          <table:table-cell office:value-type="float" office:value="731122" calcext:value-type="float">
            <text:p>731122</text:p>
          </table:table-cell>
          <table:table-cell office:value-type="float" office:value="42008" calcext:value-type="float">
            <text:p>42008</text:p>
          </table:table-cell>
          <table:table-cell office:value-type="float" office:value="44.364" calcext:value-type="float">
            <text:p>44.364</text:p>
          </table:table-cell>
          <table:table-cell office:value-type="float" office:value="-0.1836911" calcext:value-type="float">
            <text:p>-0.183691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7]-[.D327]" office:value-type="float" office:value="44.3676911" calcext:value-type="float">
            <text:p>44.3676911000000</text:p>
          </table:table-cell>
          <table:table-cell office:value-type="float" office:value="-0.1569632063797" calcext:value-type="float">
            <text:p>-0.1569632063797</text:p>
          </table:table-cell>
          <table:table-cell office:value-type="float" office:value="-0.0159066271318" calcext:value-type="float">
            <text:p>-0.0159066271318</text:p>
          </table:table-cell>
          <table:table-cell table:formula="of:=[.$F327]-[.G327]" office:value-type="float" office:value="44.5246543063797" calcext:value-type="float">
            <text:p>44.5246543063797</text:p>
          </table:table-cell>
          <table:table-cell table:formula="of:=[.$F327]-[.H327]" office:value-type="float" office:value="44.3835977271318" calcext:value-type="float">
            <text:p>44.3835977271318</text:p>
          </table:table-cell>
          <table:table-cell table:formula="of:=[.$F327]-[.G327]-[.H327]" office:value-type="float" office:value="44.5405609335115" calcext:value-type="float">
            <text:p>44.5405609335115</text:p>
          </table:table-cell>
          <table:table-cell table:formula="of:=43.5370655615001+0.003097025965914*([.B327]-[.B$2])" office:value-type="float" office:value="44.5435990004222" calcext:value-type="float">
            <text:p>44.5435990004222</text:p>
          </table:table-cell>
          <table:table-cell table:number-columns-repeated="1010"/>
        </table:table-row>
        <table:table-row table:style-name="ro1">
          <table:table-cell office:value-type="float" office:value="731123" calcext:value-type="float">
            <text:p>731123</text:p>
          </table:table-cell>
          <table:table-cell office:value-type="float" office:value="42009" calcext:value-type="float">
            <text:p>42009</text:p>
          </table:table-cell>
          <table:table-cell office:value-type="float" office:value="44.367" calcext:value-type="float">
            <text:p>44.367</text:p>
          </table:table-cell>
          <table:table-cell office:value-type="float" office:value="-0.1868497" calcext:value-type="float">
            <text:p>-0.186849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8]-[.D328]" office:value-type="float" office:value="44.3708497" calcext:value-type="float">
            <text:p>44.3708497000000</text:p>
          </table:table-cell>
          <table:table-cell office:value-type="float" office:value="-0.1571207316764" calcext:value-type="float">
            <text:p>-0.1571207316764</text:p>
          </table:table-cell>
          <table:table-cell office:value-type="float" office:value="-0.0155503918569" calcext:value-type="float">
            <text:p>-0.0155503918569</text:p>
          </table:table-cell>
          <table:table-cell table:formula="of:=[.$F328]-[.G328]" office:value-type="float" office:value="44.5279704316764" calcext:value-type="float">
            <text:p>44.5279704316764</text:p>
          </table:table-cell>
          <table:table-cell table:formula="of:=[.$F328]-[.H328]" office:value-type="float" office:value="44.3864000918569" calcext:value-type="float">
            <text:p>44.3864000918569</text:p>
          </table:table-cell>
          <table:table-cell table:formula="of:=[.$F328]-[.G328]-[.H328]" office:value-type="float" office:value="44.5435208235333" calcext:value-type="float">
            <text:p>44.5435208235333</text:p>
          </table:table-cell>
          <table:table-cell table:formula="of:=43.5370655615001+0.003097025965914*([.B328]-[.B$2])" office:value-type="float" office:value="44.5466960263881" calcext:value-type="float">
            <text:p>44.5466960263881</text:p>
          </table:table-cell>
          <table:table-cell table:number-columns-repeated="1010"/>
        </table:table-row>
        <table:table-row table:style-name="ro1">
          <table:table-cell office:value-type="float" office:value="731124" calcext:value-type="float">
            <text:p>731124</text:p>
          </table:table-cell>
          <table:table-cell office:value-type="float" office:value="42010" calcext:value-type="float">
            <text:p>42010</text:p>
          </table:table-cell>
          <table:table-cell office:value-type="float" office:value="44.371" calcext:value-type="float">
            <text:p>44.371</text:p>
          </table:table-cell>
          <table:table-cell office:value-type="float" office:value="-0.1898289" calcext:value-type="float">
            <text:p>-0.189828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29]-[.D329]" office:value-type="float" office:value="44.3738289" calcext:value-type="float">
            <text:p>44.3738289000000</text:p>
          </table:table-cell>
          <table:table-cell office:value-type="float" office:value="-0.1574492548881" calcext:value-type="float">
            <text:p>-0.1574492548881</text:p>
          </table:table-cell>
          <table:table-cell office:value-type="float" office:value="-0.0151961960689" calcext:value-type="float">
            <text:p>-0.0151961960689</text:p>
          </table:table-cell>
          <table:table-cell table:formula="of:=[.$F329]-[.G329]" office:value-type="float" office:value="44.5312781548881" calcext:value-type="float">
            <text:p>44.5312781548881</text:p>
          </table:table-cell>
          <table:table-cell table:formula="of:=[.$F329]-[.H329]" office:value-type="float" office:value="44.3890250960689" calcext:value-type="float">
            <text:p>44.3890250960689</text:p>
          </table:table-cell>
          <table:table-cell table:formula="of:=[.$F329]-[.G329]-[.H329]" office:value-type="float" office:value="44.546474350957" calcext:value-type="float">
            <text:p>44.5464743509570</text:p>
          </table:table-cell>
          <table:table-cell table:formula="of:=43.5370655615001+0.003097025965914*([.B329]-[.B$2])" office:value-type="float" office:value="44.549793052354" calcext:value-type="float">
            <text:p>44.5497930523540</text:p>
          </table:table-cell>
          <table:table-cell table:number-columns-repeated="1010"/>
        </table:table-row>
        <table:table-row table:style-name="ro1">
          <table:table-cell office:value-type="float" office:value="731125" calcext:value-type="float">
            <text:p>731125</text:p>
          </table:table-cell>
          <table:table-cell office:value-type="float" office:value="42011" calcext:value-type="float">
            <text:p>42011</text:p>
          </table:table-cell>
          <table:table-cell office:value-type="float" office:value="44.374" calcext:value-type="float">
            <text:p>44.374</text:p>
          </table:table-cell>
          <table:table-cell office:value-type="float" office:value="-0.1926643" calcext:value-type="float">
            <text:p>-0.192664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0]-[.D330]" office:value-type="float" office:value="44.3766643" calcext:value-type="float">
            <text:p>44.3766643000000</text:p>
          </table:table-cell>
          <table:table-cell office:value-type="float" office:value="-0.1579125425813" calcext:value-type="float">
            <text:p>-0.1579125425813</text:p>
          </table:table-cell>
          <table:table-cell office:value-type="float" office:value="-0.0148443051724" calcext:value-type="float">
            <text:p>-0.0148443051724</text:p>
          </table:table-cell>
          <table:table-cell table:formula="of:=[.$F330]-[.G330]" office:value-type="float" office:value="44.5345768425813" calcext:value-type="float">
            <text:p>44.5345768425813</text:p>
          </table:table-cell>
          <table:table-cell table:formula="of:=[.$F330]-[.H330]" office:value-type="float" office:value="44.3915086051724" calcext:value-type="float">
            <text:p>44.3915086051724</text:p>
          </table:table-cell>
          <table:table-cell table:formula="of:=[.$F330]-[.G330]-[.H330]" office:value-type="float" office:value="44.5494211477537" calcext:value-type="float">
            <text:p>44.5494211477537</text:p>
          </table:table-cell>
          <table:table-cell table:formula="of:=43.5370655615001+0.003097025965914*([.B330]-[.B$2])" office:value-type="float" office:value="44.5528900783199" calcext:value-type="float">
            <text:p>44.5528900783199</text:p>
          </table:table-cell>
          <table:table-cell table:number-columns-repeated="1010"/>
        </table:table-row>
        <table:table-row table:style-name="ro1">
          <table:table-cell office:value-type="float" office:value="731126" calcext:value-type="float">
            <text:p>731126</text:p>
          </table:table-cell>
          <table:table-cell office:value-type="float" office:value="42012" calcext:value-type="float">
            <text:p>42012</text:p>
          </table:table-cell>
          <table:table-cell office:value-type="float" office:value="44.377" calcext:value-type="float">
            <text:p>44.377</text:p>
          </table:table-cell>
          <table:table-cell office:value-type="float" office:value="-0.195408" calcext:value-type="float">
            <text:p>-0.195408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1]-[.D331]" office:value-type="float" office:value="44.379408" calcext:value-type="float">
            <text:p>44.3794080000000</text:p>
          </table:table-cell>
          <table:table-cell office:value-type="float" office:value="-0.158457628728" calcext:value-type="float">
            <text:p>-0.1584576287280</text:p>
          </table:table-cell>
          <table:table-cell office:value-type="float" office:value="-0.0144949758389" calcext:value-type="float">
            <text:p>-0.0144949758389</text:p>
          </table:table-cell>
          <table:table-cell table:formula="of:=[.$F331]-[.G331]" office:value-type="float" office:value="44.537865628728" calcext:value-type="float">
            <text:p>44.5378656287280</text:p>
          </table:table-cell>
          <table:table-cell table:formula="of:=[.$F331]-[.H331]" office:value-type="float" office:value="44.3939029758389" calcext:value-type="float">
            <text:p>44.3939029758389</text:p>
          </table:table-cell>
          <table:table-cell table:formula="of:=[.$F331]-[.G331]-[.H331]" office:value-type="float" office:value="44.5523606045669" calcext:value-type="float">
            <text:p>44.5523606045669</text:p>
          </table:table-cell>
          <table:table-cell table:formula="of:=43.5370655615001+0.003097025965914*([.B331]-[.B$2])" office:value-type="float" office:value="44.5559871042858" calcext:value-type="float">
            <text:p>44.5559871042858</text:p>
          </table:table-cell>
          <table:table-cell table:number-columns-repeated="1010"/>
        </table:table-row>
        <table:table-row table:style-name="ro1">
          <table:table-cell office:value-type="float" office:value="731127" calcext:value-type="float">
            <text:p>731127</text:p>
          </table:table-cell>
          <table:table-cell office:value-type="float" office:value="42013" calcext:value-type="float">
            <text:p>42013</text:p>
          </table:table-cell>
          <table:table-cell office:value-type="float" office:value="44.38" calcext:value-type="float">
            <text:p>44.380</text:p>
          </table:table-cell>
          <table:table-cell office:value-type="float" office:value="-0.1981199" calcext:value-type="float">
            <text:p>-0.198119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2]-[.D332]" office:value-type="float" office:value="44.3821199" calcext:value-type="float">
            <text:p>44.3821199000000</text:p>
          </table:table-cell>
          <table:table-cell office:value-type="float" office:value="-0.1590244226213" calcext:value-type="float">
            <text:p>-0.1590244226213</text:p>
          </table:table-cell>
          <table:table-cell office:value-type="float" office:value="-0.0141484557504" calcext:value-type="float">
            <text:p>-0.0141484557504</text:p>
          </table:table-cell>
          <table:table-cell table:formula="of:=[.$F332]-[.G332]" office:value-type="float" office:value="44.5411443226213" calcext:value-type="float">
            <text:p>44.5411443226213</text:p>
          </table:table-cell>
          <table:table-cell table:formula="of:=[.$F332]-[.H332]" office:value-type="float" office:value="44.3962683557504" calcext:value-type="float">
            <text:p>44.3962683557504</text:p>
          </table:table-cell>
          <table:table-cell table:formula="of:=[.$F332]-[.G332]-[.H332]" office:value-type="float" office:value="44.5552927783717" calcext:value-type="float">
            <text:p>44.5552927783717</text:p>
          </table:table-cell>
          <table:table-cell table:formula="of:=43.5370655615001+0.003097025965914*([.B332]-[.B$2])" office:value-type="float" office:value="44.5590841302517" calcext:value-type="float">
            <text:p>44.5590841302517</text:p>
          </table:table-cell>
          <table:table-cell table:number-columns-repeated="1010"/>
        </table:table-row>
        <table:table-row table:style-name="ro1">
          <table:table-cell office:value-type="float" office:value="731128" calcext:value-type="float">
            <text:p>731128</text:p>
          </table:table-cell>
          <table:table-cell office:value-type="float" office:value="42014" calcext:value-type="float">
            <text:p>42014</text:p>
          </table:table-cell>
          <table:table-cell office:value-type="float" office:value="44.384" calcext:value-type="float">
            <text:p>44.384</text:p>
          </table:table-cell>
          <table:table-cell office:value-type="float" office:value="-0.2008582" calcext:value-type="float">
            <text:p>-0.200858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3]-[.D333]" office:value-type="float" office:value="44.3848582" calcext:value-type="float">
            <text:p>44.3848582000000</text:p>
          </table:table-cell>
          <table:table-cell office:value-type="float" office:value="-0.1595549218101" calcext:value-type="float">
            <text:p>-0.1595549218101</text:p>
          </table:table-cell>
          <table:table-cell office:value-type="float" office:value="-0.0138049833553" calcext:value-type="float">
            <text:p>-0.0138049833553</text:p>
          </table:table-cell>
          <table:table-cell table:formula="of:=[.$F333]-[.G333]" office:value-type="float" office:value="44.5444131218101" calcext:value-type="float">
            <text:p>44.5444131218101</text:p>
          </table:table-cell>
          <table:table-cell table:formula="of:=[.$F333]-[.H333]" office:value-type="float" office:value="44.3986631833553" calcext:value-type="float">
            <text:p>44.3986631833553</text:p>
          </table:table-cell>
          <table:table-cell table:formula="of:=[.$F333]-[.G333]-[.H333]" office:value-type="float" office:value="44.5582181051654" calcext:value-type="float">
            <text:p>44.5582181051654</text:p>
          </table:table-cell>
          <table:table-cell table:formula="of:=43.5370655615001+0.003097025965914*([.B333]-[.B$2])" office:value-type="float" office:value="44.5621811562176" calcext:value-type="float">
            <text:p>44.5621811562176</text:p>
          </table:table-cell>
          <table:table-cell table:number-columns-repeated="1010"/>
        </table:table-row>
        <table:table-row table:style-name="ro1">
          <table:table-cell office:value-type="float" office:value="731129" calcext:value-type="float">
            <text:p>731129</text:p>
          </table:table-cell>
          <table:table-cell office:value-type="float" office:value="42015" calcext:value-type="float">
            <text:p>42015</text:p>
          </table:table-cell>
          <table:table-cell office:value-type="float" office:value="44.387" calcext:value-type="float">
            <text:p>44.387</text:p>
          </table:table-cell>
          <table:table-cell office:value-type="float" office:value="-0.2036719" calcext:value-type="float">
            <text:p>-0.203671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4]-[.D334]" office:value-type="float" office:value="44.3876719" calcext:value-type="float">
            <text:p>44.3876719000000</text:p>
          </table:table-cell>
          <table:table-cell office:value-type="float" office:value="-0.1600003420383" calcext:value-type="float">
            <text:p>-0.1600003420383</text:p>
          </table:table-cell>
          <table:table-cell office:value-type="float" office:value="-0.013464787637" calcext:value-type="float">
            <text:p>-0.0134647876370</text:p>
          </table:table-cell>
          <table:table-cell table:formula="of:=[.$F334]-[.G334]" office:value-type="float" office:value="44.5476722420383" calcext:value-type="float">
            <text:p>44.5476722420383</text:p>
          </table:table-cell>
          <table:table-cell table:formula="of:=[.$F334]-[.H334]" office:value-type="float" office:value="44.401136687637" calcext:value-type="float">
            <text:p>44.4011366876370</text:p>
          </table:table-cell>
          <table:table-cell table:formula="of:=[.$F334]-[.G334]-[.H334]" office:value-type="float" office:value="44.5611370296753" calcext:value-type="float">
            <text:p>44.5611370296753</text:p>
          </table:table-cell>
          <table:table-cell table:formula="of:=43.5370655615001+0.003097025965914*([.B334]-[.B$2])" office:value-type="float" office:value="44.5652781821836" calcext:value-type="float">
            <text:p>44.5652781821836</text:p>
          </table:table-cell>
          <table:table-cell table:number-columns-repeated="1010"/>
        </table:table-row>
        <table:table-row table:style-name="ro1">
          <table:table-cell office:value-type="float" office:value="731130" calcext:value-type="float">
            <text:p>731130</text:p>
          </table:table-cell>
          <table:table-cell office:value-type="float" office:value="42016" calcext:value-type="float">
            <text:p>42016</text:p>
          </table:table-cell>
          <table:table-cell office:value-type="float" office:value="44.39" calcext:value-type="float">
            <text:p>44.390</text:p>
          </table:table-cell>
          <table:table-cell office:value-type="float" office:value="-0.2065957" calcext:value-type="float">
            <text:p>-0.206595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5]-[.D335]" office:value-type="float" office:value="44.3905957" calcext:value-type="float">
            <text:p>44.3905957000000</text:p>
          </table:table-cell>
          <table:table-cell office:value-type="float" office:value="-0.1603258607337" calcext:value-type="float">
            <text:p>-0.1603258607337</text:p>
          </table:table-cell>
          <table:table-cell office:value-type="float" office:value="-0.0131280878955" calcext:value-type="float">
            <text:p>-0.0131280878955</text:p>
          </table:table-cell>
          <table:table-cell table:formula="of:=[.$F335]-[.G335]" office:value-type="float" office:value="44.5509215607337" calcext:value-type="float">
            <text:p>44.5509215607337</text:p>
          </table:table-cell>
          <table:table-cell table:formula="of:=[.$F335]-[.H335]" office:value-type="float" office:value="44.4037237878955" calcext:value-type="float">
            <text:p>44.4037237878955</text:p>
          </table:table-cell>
          <table:table-cell table:formula="of:=[.$F335]-[.G335]-[.H335]" office:value-type="float" office:value="44.5640496486292" calcext:value-type="float">
            <text:p>44.5640496486292</text:p>
          </table:table-cell>
          <table:table-cell table:formula="of:=43.5370655615001+0.003097025965914*([.B335]-[.B$2])" office:value-type="float" office:value="44.5683752081495" calcext:value-type="float">
            <text:p>44.5683752081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2 1</text:p>
          </table:table-cell>
          <table:table-cell office:value-type="float" office:value="42017" calcext:value-type="float">
            <text:p>42017</text:p>
          </table:table-cell>
          <table:table-cell office:value-type="float" office:value="44.394" calcext:value-type="float">
            <text:p>44.394</text:p>
          </table:table-cell>
          <table:table-cell office:value-type="float" office:value="-0.2096471" calcext:value-type="float">
            <text:p>-0.209647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6]-[.D336]" office:value-type="float" office:value="44.3936471" calcext:value-type="float">
            <text:p>44.3936471000000</text:p>
          </table:table-cell>
          <table:table-cell office:value-type="float" office:value="-0.1605133212876" calcext:value-type="float">
            <text:p>-0.1605133212876</text:p>
          </table:table-cell>
          <table:table-cell office:value-type="float" office:value="-0.0127950935419" calcext:value-type="float">
            <text:p>-0.0127950935419</text:p>
          </table:table-cell>
          <table:table-cell table:formula="of:=[.$F336]-[.G336]" office:value-type="float" office:value="44.5541604212876" calcext:value-type="float">
            <text:p>44.5541604212876</text:p>
          </table:table-cell>
          <table:table-cell table:formula="of:=[.$F336]-[.H336]" office:value-type="float" office:value="44.4064421935419" calcext:value-type="float">
            <text:p>44.4064421935419</text:p>
          </table:table-cell>
          <table:table-cell table:formula="of:=[.$F336]-[.G336]-[.H336]" office:value-type="float" office:value="44.5669555148295" calcext:value-type="float">
            <text:p>44.5669555148295</text:p>
          </table:table-cell>
          <table:table-cell table:formula="of:=43.5370655615001+0.003097025965914*([.B336]-[.B$2])" office:value-type="float" office:value="44.5714722341154" calcext:value-type="float">
            <text:p>44.5714722341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2 2</text:p>
          </table:table-cell>
          <table:table-cell office:value-type="float" office:value="42018" calcext:value-type="float">
            <text:p>42018</text:p>
          </table:table-cell>
          <table:table-cell office:value-type="float" office:value="44.397" calcext:value-type="float">
            <text:p>44.397</text:p>
          </table:table-cell>
          <table:table-cell office:value-type="float" office:value="-0.2128261" calcext:value-type="float">
            <text:p>-0.212826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7]-[.D337]" office:value-type="float" office:value="44.3968261" calcext:value-type="float">
            <text:p>44.3968261000000</text:p>
          </table:table-cell>
          <table:table-cell office:value-type="float" office:value="-0.1605622838089" calcext:value-type="float">
            <text:p>-0.1605622838089</text:p>
          </table:table-cell>
          <table:table-cell office:value-type="float" office:value="-0.0124660039066" calcext:value-type="float">
            <text:p>-0.0124660039066</text:p>
          </table:table-cell>
          <table:table-cell table:formula="of:=[.$F337]-[.G337]" office:value-type="float" office:value="44.5573883838089" calcext:value-type="float">
            <text:p>44.5573883838089</text:p>
          </table:table-cell>
          <table:table-cell table:formula="of:=[.$F337]-[.H337]" office:value-type="float" office:value="44.4092921039066" calcext:value-type="float">
            <text:p>44.4092921039066</text:p>
          </table:table-cell>
          <table:table-cell table:formula="of:=[.$F337]-[.G337]-[.H337]" office:value-type="float" office:value="44.5698543877155" calcext:value-type="float">
            <text:p>44.5698543877155</text:p>
          </table:table-cell>
          <table:table-cell table:formula="of:=43.5370655615001+0.003097025965914*([.B337]-[.B$2])" office:value-type="float" office:value="44.5745692600813" calcext:value-type="float">
            <text:p>44.5745692600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2 3</text:p>
          </table:table-cell>
          <table:table-cell office:value-type="float" office:value="42019" calcext:value-type="float">
            <text:p>42019</text:p>
          </table:table-cell>
          <table:table-cell office:value-type="float" office:value="44.399" calcext:value-type="float">
            <text:p>44.399</text:p>
          </table:table-cell>
          <table:table-cell office:value-type="float" office:value="-0.2161153" calcext:value-type="float">
            <text:p>-0.216115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8]-[.D338]" office:value-type="float" office:value="44.4001153" calcext:value-type="float">
            <text:p>44.4001153000000</text:p>
          </table:table-cell>
          <table:table-cell office:value-type="float" office:value="-0.1604900541791" calcext:value-type="float">
            <text:p>-0.1604900541791</text:p>
          </table:table-cell>
          <table:table-cell office:value-type="float" office:value="-0.0121410080612" calcext:value-type="float">
            <text:p>-0.0121410080612</text:p>
          </table:table-cell>
          <table:table-cell table:formula="of:=[.$F338]-[.G338]" office:value-type="float" office:value="44.5606053541791" calcext:value-type="float">
            <text:p>44.5606053541791</text:p>
          </table:table-cell>
          <table:table-cell table:formula="of:=[.$F338]-[.H338]" office:value-type="float" office:value="44.4122563080612" calcext:value-type="float">
            <text:p>44.4122563080612</text:p>
          </table:table-cell>
          <table:table-cell table:formula="of:=[.$F338]-[.G338]-[.H338]" office:value-type="float" office:value="44.5727463622403" calcext:value-type="float">
            <text:p>44.5727463622403</text:p>
          </table:table-cell>
          <table:table-cell table:formula="of:=43.5370655615001+0.003097025965914*([.B338]-[.B$2])" office:value-type="float" office:value="44.5776662860472" calcext:value-type="float">
            <text:p>44.5776662860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2 4</text:p>
          </table:table-cell>
          <table:table-cell office:value-type="float" office:value="42020" calcext:value-type="float">
            <text:p>42020</text:p>
          </table:table-cell>
          <table:table-cell office:value-type="float" office:value="44.402" calcext:value-type="float">
            <text:p>44.402</text:p>
          </table:table-cell>
          <table:table-cell office:value-type="float" office:value="-0.2194796" calcext:value-type="float">
            <text:p>-0.219479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39]-[.D339]" office:value-type="float" office:value="44.4034796" calcext:value-type="float">
            <text:p>44.4034796000000</text:p>
          </table:table-cell>
          <table:table-cell office:value-type="float" office:value="-0.1603315295353" calcext:value-type="float">
            <text:p>-0.1603315295353</text:p>
          </table:table-cell>
          <table:table-cell office:value-type="float" office:value="-0.0118202846535" calcext:value-type="float">
            <text:p>-0.0118202846535</text:p>
          </table:table-cell>
          <table:table-cell table:formula="of:=[.$F339]-[.G339]" office:value-type="float" office:value="44.5638111295353" calcext:value-type="float">
            <text:p>44.5638111295353</text:p>
          </table:table-cell>
          <table:table-cell table:formula="of:=[.$F339]-[.H339]" office:value-type="float" office:value="44.4152998846535" calcext:value-type="float">
            <text:p>44.4152998846535</text:p>
          </table:table-cell>
          <table:table-cell table:formula="of:=[.$F339]-[.G339]-[.H339]" office:value-type="float" office:value="44.5756314141888" calcext:value-type="float">
            <text:p>44.5756314141888</text:p>
          </table:table-cell>
          <table:table-cell table:formula="of:=43.5370655615001+0.003097025965914*([.B339]-[.B$2])" office:value-type="float" office:value="44.5807633120131" calcext:value-type="float">
            <text:p>44.5807633120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2 5</text:p>
          </table:table-cell>
          <table:table-cell office:value-type="float" office:value="42021" calcext:value-type="float">
            <text:p>42021</text:p>
          </table:table-cell>
          <table:table-cell office:value-type="float" office:value="44.405" calcext:value-type="float">
            <text:p>44.405</text:p>
          </table:table-cell>
          <table:table-cell office:value-type="float" office:value="-0.222867" calcext:value-type="float">
            <text:p>-0.222867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0]-[.D340]" office:value-type="float" office:value="44.406867" calcext:value-type="float">
            <text:p>44.4068670000000</text:p>
          </table:table-cell>
          <table:table-cell office:value-type="float" office:value="-0.1601385513253" calcext:value-type="float">
            <text:p>-0.1601385513253</text:p>
          </table:table-cell>
          <table:table-cell office:value-type="float" office:value="-0.0115040017578" calcext:value-type="float">
            <text:p>-0.0115040017578</text:p>
          </table:table-cell>
          <table:table-cell table:formula="of:=[.$F340]-[.G340]" office:value-type="float" office:value="44.5670055513253" calcext:value-type="float">
            <text:p>44.5670055513253</text:p>
          </table:table-cell>
          <table:table-cell table:formula="of:=[.$F340]-[.H340]" office:value-type="float" office:value="44.4183710017578" calcext:value-type="float">
            <text:p>44.4183710017578</text:p>
          </table:table-cell>
          <table:table-cell table:formula="of:=[.$F340]-[.G340]-[.H340]" office:value-type="float" office:value="44.5785095530831" calcext:value-type="float">
            <text:p>44.5785095530831</text:p>
          </table:table-cell>
          <table:table-cell table:formula="of:=43.5370655615001+0.003097025965914*([.B340]-[.B$2])" office:value-type="float" office:value="44.583860337979" calcext:value-type="float">
            <text:p>44.58386033797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2 6</text:p>
          </table:table-cell>
          <table:table-cell office:value-type="float" office:value="42022" calcext:value-type="float">
            <text:p>42022</text:p>
          </table:table-cell>
          <table:table-cell office:value-type="float" office:value="44.408" calcext:value-type="float">
            <text:p>44.408</text:p>
          </table:table-cell>
          <table:table-cell office:value-type="float" office:value="-0.2262122" calcext:value-type="float">
            <text:p>-0.226212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1]-[.D341]" office:value-type="float" office:value="44.4102122" calcext:value-type="float">
            <text:p>44.4102122000000</text:p>
          </table:table-cell>
          <table:table-cell office:value-type="float" office:value="-0.1599758389565" calcext:value-type="float">
            <text:p>-0.1599758389565</text:p>
          </table:table-cell>
          <table:table-cell office:value-type="float" office:value="-0.0111923167378" calcext:value-type="float">
            <text:p>-0.0111923167378</text:p>
          </table:table-cell>
          <table:table-cell table:formula="of:=[.$F341]-[.G341]" office:value-type="float" office:value="44.5701880389565" calcext:value-type="float">
            <text:p>44.5701880389565</text:p>
          </table:table-cell>
          <table:table-cell table:formula="of:=[.$F341]-[.H341]" office:value-type="float" office:value="44.4214045167378" calcext:value-type="float">
            <text:p>44.4214045167378</text:p>
          </table:table-cell>
          <table:table-cell table:formula="of:=[.$F341]-[.G341]-[.H341]" office:value-type="float" office:value="44.5813803556943" calcext:value-type="float">
            <text:p>44.5813803556943</text:p>
          </table:table-cell>
          <table:table-cell table:formula="of:=43.5370655615001+0.003097025965914*([.B341]-[.B$2])" office:value-type="float" office:value="44.5869573639449" calcext:value-type="float">
            <text:p>44.5869573639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2 7</text:p>
          </table:table-cell>
          <table:table-cell office:value-type="float" office:value="42023" calcext:value-type="float">
            <text:p>42023</text:p>
          </table:table-cell>
          <table:table-cell office:value-type="float" office:value="44.411" calcext:value-type="float">
            <text:p>44.411</text:p>
          </table:table-cell>
          <table:table-cell office:value-type="float" office:value="-0.2294497" calcext:value-type="float">
            <text:p>-0.229449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2]-[.D342]" office:value-type="float" office:value="44.4134497" calcext:value-type="float">
            <text:p>44.4134497000000</text:p>
          </table:table-cell>
          <table:table-cell office:value-type="float" office:value="-0.1599091533543" calcext:value-type="float">
            <text:p>-0.1599091533543</text:p>
          </table:table-cell>
          <table:table-cell office:value-type="float" office:value="-0.010885376125" calcext:value-type="float">
            <text:p>-0.0108853761250</text:p>
          </table:table-cell>
          <table:table-cell table:formula="of:=[.$F342]-[.G342]" office:value-type="float" office:value="44.5733588533543" calcext:value-type="float">
            <text:p>44.5733588533543</text:p>
          </table:table-cell>
          <table:table-cell table:formula="of:=[.$F342]-[.H342]" office:value-type="float" office:value="44.424335076125" calcext:value-type="float">
            <text:p>44.4243350761250</text:p>
          </table:table-cell>
          <table:table-cell table:formula="of:=[.$F342]-[.G342]-[.H342]" office:value-type="float" office:value="44.5842442294793" calcext:value-type="float">
            <text:p>44.5842442294793</text:p>
          </table:table-cell>
          <table:table-cell table:formula="of:=43.5370655615001+0.003097025965914*([.B342]-[.B$2])" office:value-type="float" office:value="44.5900543899109" calcext:value-type="float">
            <text:p>44.5900543899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2 8</text:p>
          </table:table-cell>
          <table:table-cell office:value-type="float" office:value="42024" calcext:value-type="float">
            <text:p>42024</text:p>
          </table:table-cell>
          <table:table-cell office:value-type="float" office:value="44.414" calcext:value-type="float">
            <text:p>44.414</text:p>
          </table:table-cell>
          <table:table-cell office:value-type="float" office:value="-0.2325339" calcext:value-type="float">
            <text:p>-0.232533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3]-[.D343]" office:value-type="float" office:value="44.4165339" calcext:value-type="float">
            <text:p>44.4165339000000</text:p>
          </table:table-cell>
          <table:table-cell office:value-type="float" office:value="-0.1599845661998" calcext:value-type="float">
            <text:p>-0.1599845661998</text:p>
          </table:table-cell>
          <table:table-cell office:value-type="float" office:value="-0.0105833155109" calcext:value-type="float">
            <text:p>-0.0105833155109</text:p>
          </table:table-cell>
          <table:table-cell table:formula="of:=[.$F343]-[.G343]" office:value-type="float" office:value="44.5765184661998" calcext:value-type="float">
            <text:p>44.5765184661998</text:p>
          </table:table-cell>
          <table:table-cell table:formula="of:=[.$F343]-[.H343]" office:value-type="float" office:value="44.4271172155109" calcext:value-type="float">
            <text:p>44.4271172155109</text:p>
          </table:table-cell>
          <table:table-cell table:formula="of:=[.$F343]-[.G343]-[.H343]" office:value-type="float" office:value="44.5871017817107" calcext:value-type="float">
            <text:p>44.5871017817107</text:p>
          </table:table-cell>
          <table:table-cell table:formula="of:=43.5370655615001+0.003097025965914*([.B343]-[.B$2])" office:value-type="float" office:value="44.5931514158768" calcext:value-type="float">
            <text:p>44.5931514158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12 9</text:p>
          </table:table-cell>
          <table:table-cell office:value-type="float" office:value="42025" calcext:value-type="float">
            <text:p>42025</text:p>
          </table:table-cell>
          <table:table-cell office:value-type="float" office:value="44.417" calcext:value-type="float">
            <text:p>44.417</text:p>
          </table:table-cell>
          <table:table-cell office:value-type="float" office:value="-0.2354623" calcext:value-type="float">
            <text:p>-0.235462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4]-[.D344]" office:value-type="float" office:value="44.4194623" calcext:value-type="float">
            <text:p>44.4194623000000</text:p>
          </table:table-cell>
          <table:table-cell office:value-type="float" office:value="-0.1602054635027" calcext:value-type="float">
            <text:p>-0.1602054635027</text:p>
          </table:table-cell>
          <table:table-cell office:value-type="float" office:value="-0.0102862594541" calcext:value-type="float">
            <text:p>-0.0102862594541</text:p>
          </table:table-cell>
          <table:table-cell table:formula="of:=[.$F344]-[.G344]" office:value-type="float" office:value="44.5796677635027" calcext:value-type="float">
            <text:p>44.5796677635027</text:p>
          </table:table-cell>
          <table:table-cell table:formula="of:=[.$F344]-[.H344]" office:value-type="float" office:value="44.4297485594541" calcext:value-type="float">
            <text:p>44.4297485594541</text:p>
          </table:table-cell>
          <table:table-cell table:formula="of:=[.$F344]-[.G344]-[.H344]" office:value-type="float" office:value="44.5899540229568" calcext:value-type="float">
            <text:p>44.5899540229568</text:p>
          </table:table-cell>
          <table:table-cell table:formula="of:=43.5370655615001+0.003097025965914*([.B344]-[.B$2])" office:value-type="float" office:value="44.5962484418427" calcext:value-type="float">
            <text:p>44.5962484418427</text:p>
          </table:table-cell>
          <table:table-cell table:number-columns-repeated="1010"/>
        </table:table-row>
        <table:table-row table:style-name="ro1">
          <table:table-cell office:value-type="float" office:value="731210" calcext:value-type="float">
            <text:p>731210</text:p>
          </table:table-cell>
          <table:table-cell office:value-type="float" office:value="42026" calcext:value-type="float">
            <text:p>42026</text:p>
          </table:table-cell>
          <table:table-cell office:value-type="float" office:value="44.42" calcext:value-type="float">
            <text:p>44.420</text:p>
          </table:table-cell>
          <table:table-cell office:value-type="float" office:value="-0.2382872" calcext:value-type="float">
            <text:p>-0.238287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5]-[.D345]" office:value-type="float" office:value="44.4222872" calcext:value-type="float">
            <text:p>44.4222872000000</text:p>
          </table:table-cell>
          <table:table-cell office:value-type="float" office:value="-0.1605205974669" calcext:value-type="float">
            <text:p>-0.1605205974669</text:p>
          </table:table-cell>
          <table:table-cell office:value-type="float" office:value="-0.0099943214016" calcext:value-type="float">
            <text:p>-0.0099943214016</text:p>
          </table:table-cell>
          <table:table-cell table:formula="of:=[.$F345]-[.G345]" office:value-type="float" office:value="44.5828077974669" calcext:value-type="float">
            <text:p>44.5828077974669</text:p>
          </table:table-cell>
          <table:table-cell table:formula="of:=[.$F345]-[.H345]" office:value-type="float" office:value="44.4322815214016" calcext:value-type="float">
            <text:p>44.4322815214016</text:p>
          </table:table-cell>
          <table:table-cell table:formula="of:=[.$F345]-[.G345]-[.H345]" office:value-type="float" office:value="44.5928021188685" calcext:value-type="float">
            <text:p>44.5928021188685</text:p>
          </table:table-cell>
          <table:table-cell table:formula="of:=43.5370655615001+0.003097025965914*([.B345]-[.B$2])" office:value-type="float" office:value="44.5993454678086" calcext:value-type="float">
            <text:p>44.5993454678086</text:p>
          </table:table-cell>
          <table:table-cell table:number-columns-repeated="1010"/>
        </table:table-row>
        <table:table-row table:style-name="ro1">
          <table:table-cell office:value-type="float" office:value="731211" calcext:value-type="float">
            <text:p>731211</text:p>
          </table:table-cell>
          <table:table-cell office:value-type="float" office:value="42027" calcext:value-type="float">
            <text:p>42027</text:p>
          </table:table-cell>
          <table:table-cell office:value-type="float" office:value="44.423" calcext:value-type="float">
            <text:p>44.423</text:p>
          </table:table-cell>
          <table:table-cell office:value-type="float" office:value="-0.2411036" calcext:value-type="float">
            <text:p>-0.241103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6]-[.D346]" office:value-type="float" office:value="44.4251036" calcext:value-type="float">
            <text:p>44.4251036000000</text:p>
          </table:table-cell>
          <table:table-cell office:value-type="float" office:value="-0.1608349367" calcext:value-type="float">
            <text:p>-0.1608349367000</text:p>
          </table:table-cell>
          <table:table-cell office:value-type="float" office:value="-0.0097076036249" calcext:value-type="float">
            <text:p>-0.0097076036249</text:p>
          </table:table-cell>
          <table:table-cell table:formula="of:=[.$F346]-[.G346]" office:value-type="float" office:value="44.5859385367" calcext:value-type="float">
            <text:p>44.5859385367000</text:p>
          </table:table-cell>
          <table:table-cell table:formula="of:=[.$F346]-[.H346]" office:value-type="float" office:value="44.4348112036249" calcext:value-type="float">
            <text:p>44.4348112036249</text:p>
          </table:table-cell>
          <table:table-cell table:formula="of:=[.$F346]-[.G346]-[.H346]" office:value-type="float" office:value="44.5956461403249" calcext:value-type="float">
            <text:p>44.5956461403249</text:p>
          </table:table-cell>
          <table:table-cell table:formula="of:=43.5370655615001+0.003097025965914*([.B346]-[.B$2])" office:value-type="float" office:value="44.6024424937745" calcext:value-type="float">
            <text:p>44.6024424937745</text:p>
          </table:table-cell>
          <table:table-cell table:number-columns-repeated="1010"/>
        </table:table-row>
        <table:table-row table:style-name="ro1">
          <table:table-cell office:value-type="float" office:value="731212" calcext:value-type="float">
            <text:p>731212</text:p>
          </table:table-cell>
          <table:table-cell office:value-type="float" office:value="42028" calcext:value-type="float">
            <text:p>42028</text:p>
          </table:table-cell>
          <table:table-cell office:value-type="float" office:value="44.426" calcext:value-type="float">
            <text:p>44.426</text:p>
          </table:table-cell>
          <table:table-cell office:value-type="float" office:value="-0.2440146" calcext:value-type="float">
            <text:p>-0.244014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7]-[.D347]" office:value-type="float" office:value="44.4280146" calcext:value-type="float">
            <text:p>44.4280146000000</text:p>
          </table:table-cell>
          <table:table-cell office:value-type="float" office:value="-0.1610434792435" calcext:value-type="float">
            <text:p>-0.1610434792435</text:p>
          </table:table-cell>
          <table:table-cell office:value-type="float" office:value="-0.0094261971714" calcext:value-type="float">
            <text:p>-0.0094261971714</text:p>
          </table:table-cell>
          <table:table-cell table:formula="of:=[.$F347]-[.G347]" office:value-type="float" office:value="44.5890580792435" calcext:value-type="float">
            <text:p>44.5890580792435</text:p>
          </table:table-cell>
          <table:table-cell table:formula="of:=[.$F347]-[.H347]" office:value-type="float" office:value="44.4374407971714" calcext:value-type="float">
            <text:p>44.4374407971714</text:p>
          </table:table-cell>
          <table:table-cell table:formula="of:=[.$F347]-[.G347]-[.H347]" office:value-type="float" office:value="44.5984842764149" calcext:value-type="float">
            <text:p>44.5984842764149</text:p>
          </table:table-cell>
          <table:table-cell table:formula="of:=43.5370655615001+0.003097025965914*([.B347]-[.B$2])" office:value-type="float" office:value="44.6055395197404" calcext:value-type="float">
            <text:p>44.6055395197404</text:p>
          </table:table-cell>
          <table:table-cell table:number-columns-repeated="1010"/>
        </table:table-row>
        <table:table-row table:style-name="ro1">
          <table:table-cell office:value-type="float" office:value="731213" calcext:value-type="float">
            <text:p>731213</text:p>
          </table:table-cell>
          <table:table-cell office:value-type="float" office:value="42029" calcext:value-type="float">
            <text:p>42029</text:p>
          </table:table-cell>
          <table:table-cell office:value-type="float" office:value="44.429" calcext:value-type="float">
            <text:p>44.429</text:p>
          </table:table-cell>
          <table:table-cell office:value-type="float" office:value="-0.2470908" calcext:value-type="float">
            <text:p>-0.247090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8]-[.D348]" office:value-type="float" office:value="44.4310908" calcext:value-type="float">
            <text:p>44.4310908000000</text:p>
          </table:table-cell>
          <table:table-cell office:value-type="float" office:value="-0.1610735008061" calcext:value-type="float">
            <text:p>-0.1610735008061</text:p>
          </table:table-cell>
          <table:table-cell office:value-type="float" office:value="-0.0091501818296" calcext:value-type="float">
            <text:p>-0.0091501818296</text:p>
          </table:table-cell>
          <table:table-cell table:formula="of:=[.$F348]-[.G348]" office:value-type="float" office:value="44.5921643008061" calcext:value-type="float">
            <text:p>44.5921643008061</text:p>
          </table:table-cell>
          <table:table-cell table:formula="of:=[.$F348]-[.H348]" office:value-type="float" office:value="44.4402409818296" calcext:value-type="float">
            <text:p>44.4402409818296</text:p>
          </table:table-cell>
          <table:table-cell table:formula="of:=[.$F348]-[.G348]-[.H348]" office:value-type="float" office:value="44.6013144826357" calcext:value-type="float">
            <text:p>44.6013144826357</text:p>
          </table:table-cell>
          <table:table-cell table:formula="of:=43.5370655615001+0.003097025965914*([.B348]-[.B$2])" office:value-type="float" office:value="44.6086365457064" calcext:value-type="float">
            <text:p>44.6086365457064</text:p>
          </table:table-cell>
          <table:table-cell table:number-columns-repeated="1010"/>
        </table:table-row>
        <table:table-row table:style-name="ro1">
          <table:table-cell office:value-type="float" office:value="731214" calcext:value-type="float">
            <text:p>731214</text:p>
          </table:table-cell>
          <table:table-cell office:value-type="float" office:value="42030" calcext:value-type="float">
            <text:p>42030</text:p>
          </table:table-cell>
          <table:table-cell office:value-type="float" office:value="44.432" calcext:value-type="float">
            <text:p>44.432</text:p>
          </table:table-cell>
          <table:table-cell office:value-type="float" office:value="-0.2503419" calcext:value-type="float">
            <text:p>-0.2503419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49]-[.D349]" office:value-type="float" office:value="44.4343419" calcext:value-type="float">
            <text:p>44.4343419000000</text:p>
          </table:table-cell>
          <table:table-cell office:value-type="float" office:value="-0.160913893616" calcext:value-type="float">
            <text:p>-0.1609138936160</text:p>
          </table:table-cell>
          <table:table-cell office:value-type="float" office:value="-0.0088796261099" calcext:value-type="float">
            <text:p>-0.0088796261099</text:p>
          </table:table-cell>
          <table:table-cell table:formula="of:=[.$F349]-[.G349]" office:value-type="float" office:value="44.595255793616" calcext:value-type="float">
            <text:p>44.5952557936160</text:p>
          </table:table-cell>
          <table:table-cell table:formula="of:=[.$F349]-[.H349]" office:value-type="float" office:value="44.4432215261099" calcext:value-type="float">
            <text:p>44.4432215261099</text:p>
          </table:table-cell>
          <table:table-cell table:formula="of:=[.$F349]-[.G349]-[.H349]" office:value-type="float" office:value="44.6041354197259" calcext:value-type="float">
            <text:p>44.6041354197259</text:p>
          </table:table-cell>
          <table:table-cell table:formula="of:=43.5370655615001+0.003097025965914*([.B349]-[.B$2])" office:value-type="float" office:value="44.6117335716723" calcext:value-type="float">
            <text:p>44.6117335716723</text:p>
          </table:table-cell>
          <table:table-cell table:number-columns-repeated="1010"/>
        </table:table-row>
        <table:table-row table:style-name="ro1">
          <table:table-cell office:value-type="float" office:value="731215" calcext:value-type="float">
            <text:p>731215</text:p>
          </table:table-cell>
          <table:table-cell office:value-type="float" office:value="42031" calcext:value-type="float">
            <text:p>42031</text:p>
          </table:table-cell>
          <table:table-cell office:value-type="float" office:value="44.434" calcext:value-type="float">
            <text:p>44.434</text:p>
          </table:table-cell>
          <table:table-cell office:value-type="float" office:value="-0.2537141" calcext:value-type="float">
            <text:p>-0.253714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0]-[.D350]" office:value-type="float" office:value="44.4377141" calcext:value-type="float">
            <text:p>44.4377141000000</text:p>
          </table:table-cell>
          <table:table-cell office:value-type="float" office:value="-0.1606171886981" calcext:value-type="float">
            <text:p>-0.1606171886981</text:p>
          </table:table-cell>
          <table:table-cell office:value-type="float" office:value="-0.0086145872398" calcext:value-type="float">
            <text:p>-0.0086145872398</text:p>
          </table:table-cell>
          <table:table-cell table:formula="of:=[.$F350]-[.G350]" office:value-type="float" office:value="44.5983312886981" calcext:value-type="float">
            <text:p>44.5983312886981</text:p>
          </table:table-cell>
          <table:table-cell table:formula="of:=[.$F350]-[.H350]" office:value-type="float" office:value="44.4463286872398" calcext:value-type="float">
            <text:p>44.4463286872398</text:p>
          </table:table-cell>
          <table:table-cell table:formula="of:=[.$F350]-[.G350]-[.H350]" office:value-type="float" office:value="44.6069458759379" calcext:value-type="float">
            <text:p>44.6069458759379</text:p>
          </table:table-cell>
          <table:table-cell table:formula="of:=43.5370655615001+0.003097025965914*([.B350]-[.B$2])" office:value-type="float" office:value="44.6148305976382" calcext:value-type="float">
            <text:p>44.6148305976382</text:p>
          </table:table-cell>
          <table:table-cell table:number-columns-repeated="1010"/>
        </table:table-row>
        <table:table-row table:style-name="ro1">
          <table:table-cell office:value-type="float" office:value="731216" calcext:value-type="float">
            <text:p>731216</text:p>
          </table:table-cell>
          <table:table-cell office:value-type="float" office:value="42032" calcext:value-type="float">
            <text:p>42032</text:p>
          </table:table-cell>
          <table:table-cell office:value-type="float" office:value="44.437" calcext:value-type="float">
            <text:p>44.437</text:p>
          </table:table-cell>
          <table:table-cell office:value-type="float" office:value="-0.2571138" calcext:value-type="float">
            <text:p>-0.257113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1]-[.D351]" office:value-type="float" office:value="44.4411138" calcext:value-type="float">
            <text:p>44.4411138000000</text:p>
          </table:table-cell>
          <table:table-cell office:value-type="float" office:value="-0.1602758968471" calcext:value-type="float">
            <text:p>-0.1602758968471</text:p>
          </table:table-cell>
          <table:table-cell office:value-type="float" office:value="-0.0083551111742" calcext:value-type="float">
            <text:p>-0.0083551111742</text:p>
          </table:table-cell>
          <table:table-cell table:formula="of:=[.$F351]-[.G351]" office:value-type="float" office:value="44.6013896968471" calcext:value-type="float">
            <text:p>44.6013896968471</text:p>
          </table:table-cell>
          <table:table-cell table:formula="of:=[.$F351]-[.H351]" office:value-type="float" office:value="44.4494689111742" calcext:value-type="float">
            <text:p>44.4494689111742</text:p>
          </table:table-cell>
          <table:table-cell table:formula="of:=[.$F351]-[.G351]-[.H351]" office:value-type="float" office:value="44.6097448080213" calcext:value-type="float">
            <text:p>44.6097448080213</text:p>
          </table:table-cell>
          <table:table-cell table:formula="of:=43.5370655615001+0.003097025965914*([.B351]-[.B$2])" office:value-type="float" office:value="44.6179276236041" calcext:value-type="float">
            <text:p>44.6179276236041</text:p>
          </table:table-cell>
          <table:table-cell table:number-columns-repeated="1010"/>
        </table:table-row>
        <table:table-row table:style-name="ro1">
          <table:table-cell office:value-type="float" office:value="731217" calcext:value-type="float">
            <text:p>731217</text:p>
          </table:table-cell>
          <table:table-cell office:value-type="float" office:value="42033" calcext:value-type="float">
            <text:p>42033</text:p>
          </table:table-cell>
          <table:table-cell office:value-type="float" office:value="44.44" calcext:value-type="float">
            <text:p>44.440</text:p>
          </table:table-cell>
          <table:table-cell office:value-type="float" office:value="-0.2604418" calcext:value-type="float">
            <text:p>-0.2604418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2]-[.D352]" office:value-type="float" office:value="44.4444418" calcext:value-type="float">
            <text:p>44.4444418000000</text:p>
          </table:table-cell>
          <table:table-cell office:value-type="float" office:value="-0.1599883731061" calcext:value-type="float">
            <text:p>-0.1599883731061</text:p>
          </table:table-cell>
          <table:table-cell office:value-type="float" office:value="-0.00810123262" calcext:value-type="float">
            <text:p>-0.0081012326200</text:p>
          </table:table-cell>
          <table:table-cell table:formula="of:=[.$F352]-[.G352]" office:value-type="float" office:value="44.6044301731061" calcext:value-type="float">
            <text:p>44.6044301731061</text:p>
          </table:table-cell>
          <table:table-cell table:formula="of:=[.$F352]-[.H352]" office:value-type="float" office:value="44.45254303262" calcext:value-type="float">
            <text:p>44.4525430326200</text:p>
          </table:table-cell>
          <table:table-cell table:formula="of:=[.$F352]-[.G352]-[.H352]" office:value-type="float" office:value="44.6125314057261" calcext:value-type="float">
            <text:p>44.6125314057261</text:p>
          </table:table-cell>
          <table:table-cell table:formula="of:=43.5370655615001+0.003097025965914*([.B352]-[.B$2])" office:value-type="float" office:value="44.62102464957" calcext:value-type="float">
            <text:p>44.6210246495700</text:p>
          </table:table-cell>
          <table:table-cell table:number-columns-repeated="1010"/>
        </table:table-row>
        <table:table-row table:style-name="ro1">
          <table:table-cell office:value-type="float" office:value="731218" calcext:value-type="float">
            <text:p>731218</text:p>
          </table:table-cell>
          <table:table-cell office:value-type="float" office:value="42034" calcext:value-type="float">
            <text:p>42034</text:p>
          </table:table-cell>
          <table:table-cell office:value-type="float" office:value="44.443" calcext:value-type="float">
            <text:p>44.443</text:p>
          </table:table-cell>
          <table:table-cell office:value-type="float" office:value="-0.2636212" calcext:value-type="float">
            <text:p>-0.263621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3]-[.D353]" office:value-type="float" office:value="44.4476212" calcext:value-type="float">
            <text:p>44.4476212000000</text:p>
          </table:table-cell>
          <table:table-cell office:value-type="float" office:value="-0.1598315520217" calcext:value-type="float">
            <text:p>-0.1598315520217</text:p>
          </table:table-cell>
          <table:table-cell office:value-type="float" office:value="-0.0078529750758" calcext:value-type="float">
            <text:p>-0.0078529750758</text:p>
          </table:table-cell>
          <table:table-cell table:formula="of:=[.$F353]-[.G353]" office:value-type="float" office:value="44.6074527520217" calcext:value-type="float">
            <text:p>44.6074527520217</text:p>
          </table:table-cell>
          <table:table-cell table:formula="of:=[.$F353]-[.H353]" office:value-type="float" office:value="44.4554741750758" calcext:value-type="float">
            <text:p>44.4554741750758</text:p>
          </table:table-cell>
          <table:table-cell table:formula="of:=[.$F353]-[.G353]-[.H353]" office:value-type="float" office:value="44.6153057270975" calcext:value-type="float">
            <text:p>44.6153057270975</text:p>
          </table:table-cell>
          <table:table-cell table:formula="of:=43.5370655615001+0.003097025965914*([.B353]-[.B$2])" office:value-type="float" office:value="44.6241216755359" calcext:value-type="float">
            <text:p>44.6241216755359</text:p>
          </table:table-cell>
          <table:table-cell table:number-columns-repeated="1010"/>
        </table:table-row>
        <table:table-row table:style-name="ro1">
          <table:table-cell office:value-type="float" office:value="731219" calcext:value-type="float">
            <text:p>731219</text:p>
          </table:table-cell>
          <table:table-cell office:value-type="float" office:value="42035" calcext:value-type="float">
            <text:p>42035</text:p>
          </table:table-cell>
          <table:table-cell office:value-type="float" office:value="44.446" calcext:value-type="float">
            <text:p>44.446</text:p>
          </table:table-cell>
          <table:table-cell office:value-type="float" office:value="-0.2666082" calcext:value-type="float">
            <text:p>-0.266608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4]-[.D354]" office:value-type="float" office:value="44.4506082" calcext:value-type="float">
            <text:p>44.4506082000000</text:p>
          </table:table-cell>
          <table:table-cell office:value-type="float" office:value="-0.1598491790724" calcext:value-type="float">
            <text:p>-0.1598491790724</text:p>
          </table:table-cell>
          <table:table-cell office:value-type="float" office:value="-0.0076103508857" calcext:value-type="float">
            <text:p>-0.0076103508857</text:p>
          </table:table-cell>
          <table:table-cell table:formula="of:=[.$F354]-[.G354]" office:value-type="float" office:value="44.6104573790724" calcext:value-type="float">
            <text:p>44.6104573790724</text:p>
          </table:table-cell>
          <table:table-cell table:formula="of:=[.$F354]-[.H354]" office:value-type="float" office:value="44.4582185508857" calcext:value-type="float">
            <text:p>44.4582185508857</text:p>
          </table:table-cell>
          <table:table-cell table:formula="of:=[.$F354]-[.G354]-[.H354]" office:value-type="float" office:value="44.6180677299581" calcext:value-type="float">
            <text:p>44.6180677299581</text:p>
          </table:table-cell>
          <table:table-cell table:formula="of:=43.5370655615001+0.003097025965914*([.B354]-[.B$2])" office:value-type="float" office:value="44.6272187015018" calcext:value-type="float">
            <text:p>44.6272187015018</text:p>
          </table:table-cell>
          <table:table-cell table:number-columns-repeated="1010"/>
        </table:table-row>
        <table:table-row table:style-name="ro1">
          <table:table-cell office:value-type="float" office:value="731220" calcext:value-type="float">
            <text:p>731220</text:p>
          </table:table-cell>
          <table:table-cell office:value-type="float" office:value="42036" calcext:value-type="float">
            <text:p>42036</text:p>
          </table:table-cell>
          <table:table-cell office:value-type="float" office:value="44.449" calcext:value-type="float">
            <text:p>44.449</text:p>
          </table:table-cell>
          <table:table-cell office:value-type="float" office:value="-0.2693916" calcext:value-type="float">
            <text:p>-0.269391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5]-[.D355]" office:value-type="float" office:value="44.4533916" calcext:value-type="float">
            <text:p>44.4533916000000</text:p>
          </table:table-cell>
          <table:table-cell office:value-type="float" office:value="-0.1600529976394" calcext:value-type="float">
            <text:p>-0.1600529976394</text:p>
          </table:table-cell>
          <table:table-cell office:value-type="float" office:value="-0.0073733613088" calcext:value-type="float">
            <text:p>-0.0073733613088</text:p>
          </table:table-cell>
          <table:table-cell table:formula="of:=[.$F355]-[.G355]" office:value-type="float" office:value="44.6134445976394" calcext:value-type="float">
            <text:p>44.6134445976394</text:p>
          </table:table-cell>
          <table:table-cell table:formula="of:=[.$F355]-[.H355]" office:value-type="float" office:value="44.4607649613088" calcext:value-type="float">
            <text:p>44.4607649613088</text:p>
          </table:table-cell>
          <table:table-cell table:formula="of:=[.$F355]-[.G355]-[.H355]" office:value-type="float" office:value="44.6208179589482" calcext:value-type="float">
            <text:p>44.6208179589482</text:p>
          </table:table-cell>
          <table:table-cell table:formula="of:=43.5370655615001+0.003097025965914*([.B355]-[.B$2])" office:value-type="float" office:value="44.6303157274677" calcext:value-type="float">
            <text:p>44.6303157274677</text:p>
          </table:table-cell>
          <table:table-cell table:number-columns-repeated="1010"/>
        </table:table-row>
        <table:table-row table:style-name="ro1">
          <table:table-cell office:value-type="float" office:value="731221" calcext:value-type="float">
            <text:p>731221</text:p>
          </table:table-cell>
          <table:table-cell office:value-type="float" office:value="42037" calcext:value-type="float">
            <text:p>42037</text:p>
          </table:table-cell>
          <table:table-cell office:value-type="float" office:value="44.452" calcext:value-type="float">
            <text:p>44.452</text:p>
          </table:table-cell>
          <table:table-cell office:value-type="float" office:value="-0.271986" calcext:value-type="float">
            <text:p>-0.2719860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6]-[.D356]" office:value-type="float" office:value="44.455986" calcext:value-type="float">
            <text:p>44.4559860000000</text:p>
          </table:table-cell>
          <table:table-cell office:value-type="float" office:value="-0.1604290550634" calcext:value-type="float">
            <text:p>-0.1604290550634</text:p>
          </table:table-cell>
          <table:table-cell office:value-type="float" office:value="-0.0071419966012" calcext:value-type="float">
            <text:p>-0.0071419966012</text:p>
          </table:table-cell>
          <table:table-cell table:formula="of:=[.$F356]-[.G356]" office:value-type="float" office:value="44.6164150550634" calcext:value-type="float">
            <text:p>44.6164150550634</text:p>
          </table:table-cell>
          <table:table-cell table:formula="of:=[.$F356]-[.H356]" office:value-type="float" office:value="44.4631279966012" calcext:value-type="float">
            <text:p>44.4631279966012</text:p>
          </table:table-cell>
          <table:table-cell table:formula="of:=[.$F356]-[.G356]-[.H356]" office:value-type="float" office:value="44.6235570516646" calcext:value-type="float">
            <text:p>44.6235570516646</text:p>
          </table:table-cell>
          <table:table-cell table:formula="of:=43.5370655615001+0.003097025965914*([.B356]-[.B$2])" office:value-type="float" office:value="44.6334127534337" calcext:value-type="float">
            <text:p>44.6334127534337</text:p>
          </table:table-cell>
          <table:table-cell table:number-columns-repeated="1010"/>
        </table:table-row>
        <table:table-row table:style-name="ro1">
          <table:table-cell office:value-type="float" office:value="731222" calcext:value-type="float">
            <text:p>731222</text:p>
          </table:table-cell>
          <table:table-cell office:value-type="float" office:value="42038" calcext:value-type="float">
            <text:p>42038</text:p>
          </table:table-cell>
          <table:table-cell office:value-type="float" office:value="44.455" calcext:value-type="float">
            <text:p>44.455</text:p>
          </table:table-cell>
          <table:table-cell office:value-type="float" office:value="-0.2744256" calcext:value-type="float">
            <text:p>-0.274425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7]-[.D357]" office:value-type="float" office:value="44.4584256" calcext:value-type="float">
            <text:p>44.4584256000000</text:p>
          </table:table-cell>
          <table:table-cell office:value-type="float" office:value="-0.1609435244033" calcext:value-type="float">
            <text:p>-0.1609435244033</text:p>
          </table:table-cell>
          <table:table-cell office:value-type="float" office:value="-0.0069162361146" calcext:value-type="float">
            <text:p>-0.0069162361146</text:p>
          </table:table-cell>
          <table:table-cell table:formula="of:=[.$F357]-[.G357]" office:value-type="float" office:value="44.6193691244033" calcext:value-type="float">
            <text:p>44.6193691244033</text:p>
          </table:table-cell>
          <table:table-cell table:formula="of:=[.$F357]-[.H357]" office:value-type="float" office:value="44.4653418361146" calcext:value-type="float">
            <text:p>44.4653418361146</text:p>
          </table:table-cell>
          <table:table-cell table:formula="of:=[.$F357]-[.G357]-[.H357]" office:value-type="float" office:value="44.6262853605179" calcext:value-type="float">
            <text:p>44.6262853605179</text:p>
          </table:table-cell>
          <table:table-cell table:formula="of:=43.5370655615001+0.003097025965914*([.B357]-[.B$2])" office:value-type="float" office:value="44.6365097793996" calcext:value-type="float">
            <text:p>44.6365097793996</text:p>
          </table:table-cell>
          <table:table-cell table:number-columns-repeated="1010"/>
        </table:table-row>
        <table:table-row table:style-name="ro1">
          <table:table-cell office:value-type="float" office:value="731223" calcext:value-type="float">
            <text:p>731223</text:p>
          </table:table-cell>
          <table:table-cell office:value-type="float" office:value="42039" calcext:value-type="float">
            <text:p>42039</text:p>
          </table:table-cell>
          <table:table-cell office:value-type="float" office:value="44.458" calcext:value-type="float">
            <text:p>44.458</text:p>
          </table:table-cell>
          <table:table-cell office:value-type="float" office:value="-0.2767591" calcext:value-type="float">
            <text:p>-0.276759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8]-[.D358]" office:value-type="float" office:value="44.4607591" calcext:value-type="float">
            <text:p>44.4607591000000</text:p>
          </table:table-cell>
          <table:table-cell office:value-type="float" office:value="-0.1615475382314" calcext:value-type="float">
            <text:p>-0.1615475382314</text:p>
          </table:table-cell>
          <table:table-cell office:value-type="float" office:value="-0.0066960484069" calcext:value-type="float">
            <text:p>-0.0066960484069</text:p>
          </table:table-cell>
          <table:table-cell table:formula="of:=[.$F358]-[.G358]" office:value-type="float" office:value="44.6223066382314" calcext:value-type="float">
            <text:p>44.6223066382314</text:p>
          </table:table-cell>
          <table:table-cell table:formula="of:=[.$F358]-[.H358]" office:value-type="float" office:value="44.4674551484069" calcext:value-type="float">
            <text:p>44.4674551484069</text:p>
          </table:table-cell>
          <table:table-cell table:formula="of:=[.$F358]-[.G358]-[.H358]" office:value-type="float" office:value="44.6290026866383" calcext:value-type="float">
            <text:p>44.6290026866383</text:p>
          </table:table-cell>
          <table:table-cell table:formula="of:=43.5370655615001+0.003097025965914*([.B358]-[.B$2])" office:value-type="float" office:value="44.6396068053655" calcext:value-type="float">
            <text:p>44.6396068053655</text:p>
          </table:table-cell>
          <table:table-cell table:number-columns-repeated="1010"/>
        </table:table-row>
        <table:table-row table:style-name="ro1">
          <table:table-cell office:value-type="float" office:value="731224" calcext:value-type="float">
            <text:p>731224</text:p>
          </table:table-cell>
          <table:table-cell office:value-type="float" office:value="42040" calcext:value-type="float">
            <text:p>42040</text:p>
          </table:table-cell>
          <table:table-cell office:value-type="float" office:value="44.461" calcext:value-type="float">
            <text:p>44.461</text:p>
          </table:table-cell>
          <table:table-cell office:value-type="float" office:value="-0.2790441" calcext:value-type="float">
            <text:p>-0.279044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59]-[.D359]" office:value-type="float" office:value="44.4630441" calcext:value-type="float">
            <text:p>44.4630441000000</text:p>
          </table:table-cell>
          <table:table-cell office:value-type="float" office:value="-0.1621831352308" calcext:value-type="float">
            <text:p>-0.1621831352308</text:p>
          </table:table-cell>
          <table:table-cell office:value-type="float" office:value="-0.0064813913683" calcext:value-type="float">
            <text:p>-0.0064813913683</text:p>
          </table:table-cell>
          <table:table-cell table:formula="of:=[.$F359]-[.G359]" office:value-type="float" office:value="44.6252272352308" calcext:value-type="float">
            <text:p>44.6252272352308</text:p>
          </table:table-cell>
          <table:table-cell table:formula="of:=[.$F359]-[.H359]" office:value-type="float" office:value="44.4695254913683" calcext:value-type="float">
            <text:p>44.4695254913683</text:p>
          </table:table-cell>
          <table:table-cell table:formula="of:=[.$F359]-[.G359]-[.H359]" office:value-type="float" office:value="44.6317086265991" calcext:value-type="float">
            <text:p>44.6317086265991</text:p>
          </table:table-cell>
          <table:table-cell table:formula="of:=43.5370655615001+0.003097025965914*([.B359]-[.B$2])" office:value-type="float" office:value="44.6427038313314" calcext:value-type="float">
            <text:p>44.6427038313314</text:p>
          </table:table-cell>
          <table:table-cell table:number-columns-repeated="1010"/>
        </table:table-row>
        <table:table-row table:style-name="ro1">
          <table:table-cell office:value-type="float" office:value="731225" calcext:value-type="float">
            <text:p>731225</text:p>
          </table:table-cell>
          <table:table-cell office:value-type="float" office:value="42041" calcext:value-type="float">
            <text:p>42041</text:p>
          </table:table-cell>
          <table:table-cell office:value-type="float" office:value="44.464" calcext:value-type="float">
            <text:p>44.464</text:p>
          </table:table-cell>
          <table:table-cell office:value-type="float" office:value="-0.2813401" calcext:value-type="float">
            <text:p>-0.281340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60]-[.D360]" office:value-type="float" office:value="44.4653401" calcext:value-type="float">
            <text:p>44.4653401000000</text:p>
          </table:table-cell>
          <table:table-cell office:value-type="float" office:value="-0.1627912352223" calcext:value-type="float">
            <text:p>-0.1627912352223</text:p>
          </table:table-cell>
          <table:table-cell office:value-type="float" office:value="-0.0062722123609" calcext:value-type="float">
            <text:p>-0.0062722123609</text:p>
          </table:table-cell>
          <table:table-cell table:formula="of:=[.$F360]-[.G360]" office:value-type="float" office:value="44.6281313352223" calcext:value-type="float">
            <text:p>44.6281313352223</text:p>
          </table:table-cell>
          <table:table-cell table:formula="of:=[.$F360]-[.H360]" office:value-type="float" office:value="44.4716123123609" calcext:value-type="float">
            <text:p>44.4716123123609</text:p>
          </table:table-cell>
          <table:table-cell table:formula="of:=[.$F360]-[.G360]-[.H360]" office:value-type="float" office:value="44.6344035475832" calcext:value-type="float">
            <text:p>44.6344035475832</text:p>
          </table:table-cell>
          <table:table-cell table:formula="of:=43.5370655615001+0.003097025965914*([.B360]-[.B$2])" office:value-type="float" office:value="44.6458008572973" calcext:value-type="float">
            <text:p>44.6458008572973</text:p>
          </table:table-cell>
          <table:table-cell table:number-columns-repeated="1010"/>
        </table:table-row>
        <table:table-row table:style-name="ro1">
          <table:table-cell office:value-type="float" office:value="731226" calcext:value-type="float">
            <text:p>731226</text:p>
          </table:table-cell>
          <table:table-cell office:value-type="float" office:value="42042" calcext:value-type="float">
            <text:p>42042</text:p>
          </table:table-cell>
          <table:table-cell office:value-type="float" office:value="44.467" calcext:value-type="float">
            <text:p>44.467</text:p>
          </table:table-cell>
          <table:table-cell office:value-type="float" office:value="-0.2836993" calcext:value-type="float">
            <text:p>-0.2836993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61]-[.D361]" office:value-type="float" office:value="44.4676993" calcext:value-type="float">
            <text:p>44.4676993000000</text:p>
          </table:table-cell>
          <table:table-cell office:value-type="float" office:value="-0.1633201609399" calcext:value-type="float">
            <text:p>-0.1633201609399</text:p>
          </table:table-cell>
          <table:table-cell office:value-type="float" office:value="-0.0060684483713" calcext:value-type="float">
            <text:p>-0.0060684483713</text:p>
          </table:table-cell>
          <table:table-cell table:formula="of:=[.$F361]-[.G361]" office:value-type="float" office:value="44.6310194609399" calcext:value-type="float">
            <text:p>44.6310194609399</text:p>
          </table:table-cell>
          <table:table-cell table:formula="of:=[.$F361]-[.H361]" office:value-type="float" office:value="44.4737677483713" calcext:value-type="float">
            <text:p>44.4737677483713</text:p>
          </table:table-cell>
          <table:table-cell table:formula="of:=[.$F361]-[.G361]-[.H361]" office:value-type="float" office:value="44.6370879093112" calcext:value-type="float">
            <text:p>44.6370879093112</text:p>
          </table:table-cell>
          <table:table-cell table:formula="of:=43.5370655615001+0.003097025965914*([.B361]-[.B$2])" office:value-type="float" office:value="44.6488978832632" calcext:value-type="float">
            <text:p>44.6488978832632</text:p>
          </table:table-cell>
          <table:table-cell table:number-columns-repeated="1010"/>
        </table:table-row>
        <table:table-row table:style-name="ro1">
          <table:table-cell office:value-type="float" office:value="731227" calcext:value-type="float">
            <text:p>731227</text:p>
          </table:table-cell>
          <table:table-cell office:value-type="float" office:value="42043" calcext:value-type="float">
            <text:p>42043</text:p>
          </table:table-cell>
          <table:table-cell office:value-type="float" office:value="44.47" calcext:value-type="float">
            <text:p>44.470</text:p>
          </table:table-cell>
          <table:table-cell office:value-type="float" office:value="-0.2861602" calcext:value-type="float">
            <text:p>-0.2861602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62]-[.D362]" office:value-type="float" office:value="44.4701602" calcext:value-type="float">
            <text:p>44.4701602000000</text:p>
          </table:table-cell>
          <table:table-cell office:value-type="float" office:value="-0.1637323939183" calcext:value-type="float">
            <text:p>-0.1637323939183</text:p>
          </table:table-cell>
          <table:table-cell office:value-type="float" office:value="-0.0058700261772" calcext:value-type="float">
            <text:p>-0.0058700261772</text:p>
          </table:table-cell>
          <table:table-cell table:formula="of:=[.$F362]-[.G362]" office:value-type="float" office:value="44.6338925939183" calcext:value-type="float">
            <text:p>44.6338925939183</text:p>
          </table:table-cell>
          <table:table-cell table:formula="of:=[.$F362]-[.H362]" office:value-type="float" office:value="44.4760302261772" calcext:value-type="float">
            <text:p>44.4760302261772</text:p>
          </table:table-cell>
          <table:table-cell table:formula="of:=[.$F362]-[.G362]-[.H362]" office:value-type="float" office:value="44.6397626200955" calcext:value-type="float">
            <text:p>44.6397626200955</text:p>
          </table:table-cell>
          <table:table-cell table:formula="of:=43.5370655615001+0.003097025965914*([.B362]-[.B$2])" office:value-type="float" office:value="44.6519949092291" calcext:value-type="float">
            <text:p>44.6519949092291</text:p>
          </table:table-cell>
          <table:table-cell table:number-columns-repeated="1010"/>
        </table:table-row>
        <table:table-row table:style-name="ro1">
          <table:table-cell office:value-type="float" office:value="731228" calcext:value-type="float">
            <text:p>731228</text:p>
          </table:table-cell>
          <table:table-cell office:value-type="float" office:value="42044" calcext:value-type="float">
            <text:p>42044</text:p>
          </table:table-cell>
          <table:table-cell office:value-type="float" office:value="44.472" calcext:value-type="float">
            <text:p>44.472</text:p>
          </table:table-cell>
          <table:table-cell office:value-type="float" office:value="-0.2887427" calcext:value-type="float">
            <text:p>-0.2887427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63]-[.D363]" office:value-type="float" office:value="44.4727427" calcext:value-type="float">
            <text:p>44.4727427000000</text:p>
          </table:table-cell>
          <table:table-cell office:value-type="float" office:value="-0.1640083028321" calcext:value-type="float">
            <text:p>-0.1640083028321</text:p>
          </table:table-cell>
          <table:table-cell office:value-type="float" office:value="-0.0056768625274" calcext:value-type="float">
            <text:p>-0.0056768625274</text:p>
          </table:table-cell>
          <table:table-cell table:formula="of:=[.$F363]-[.G363]" office:value-type="float" office:value="44.6367510028321" calcext:value-type="float">
            <text:p>44.6367510028321</text:p>
          </table:table-cell>
          <table:table-cell table:formula="of:=[.$F363]-[.H363]" office:value-type="float" office:value="44.4784195625274" calcext:value-type="float">
            <text:p>44.4784195625274</text:p>
          </table:table-cell>
          <table:table-cell table:formula="of:=[.$F363]-[.G363]-[.H363]" office:value-type="float" office:value="44.6424278653595" calcext:value-type="float">
            <text:p>44.6424278653595</text:p>
          </table:table-cell>
          <table:table-cell table:formula="of:=43.5370655615001+0.003097025965914*([.B363]-[.B$2])" office:value-type="float" office:value="44.6550919351951" calcext:value-type="float">
            <text:p>44.6550919351951</text:p>
          </table:table-cell>
          <table:table-cell table:number-columns-repeated="1010"/>
        </table:table-row>
        <table:table-row table:style-name="ro1">
          <table:table-cell office:value-type="float" office:value="731229" calcext:value-type="float">
            <text:p>731229</text:p>
          </table:table-cell>
          <table:table-cell office:value-type="float" office:value="42045" calcext:value-type="float">
            <text:p>42045</text:p>
          </table:table-cell>
          <table:table-cell office:value-type="float" office:value="44.475" calcext:value-type="float">
            <text:p>44.475</text:p>
          </table:table-cell>
          <table:table-cell office:value-type="float" office:value="-0.2914476" calcext:value-type="float">
            <text:p>-0.2914476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64]-[.D364]" office:value-type="float" office:value="44.4754476" calcext:value-type="float">
            <text:p>44.4754476000000</text:p>
          </table:table-cell>
          <table:table-cell office:value-type="float" office:value="-0.1641470164336" calcext:value-type="float">
            <text:p>-0.1641470164336</text:p>
          </table:table-cell>
          <table:table-cell office:value-type="float" office:value="-0.0054888643343" calcext:value-type="float">
            <text:p>-0.0054888643343</text:p>
          </table:table-cell>
          <table:table-cell table:formula="of:=[.$F364]-[.G364]" office:value-type="float" office:value="44.6395946164336" calcext:value-type="float">
            <text:p>44.6395946164336</text:p>
          </table:table-cell>
          <table:table-cell table:formula="of:=[.$F364]-[.H364]" office:value-type="float" office:value="44.4809364643343" calcext:value-type="float">
            <text:p>44.4809364643343</text:p>
          </table:table-cell>
          <table:table-cell table:formula="of:=[.$F364]-[.G364]-[.H364]" office:value-type="float" office:value="44.6450834807679" calcext:value-type="float">
            <text:p>44.6450834807679</text:p>
          </table:table-cell>
          <table:table-cell table:formula="of:=43.5370655615001+0.003097025965914*([.B364]-[.B$2])" office:value-type="float" office:value="44.658188961161" calcext:value-type="float">
            <text:p>44.6581889611610</text:p>
          </table:table-cell>
          <table:table-cell table:number-columns-repeated="1010"/>
        </table:table-row>
        <table:table-row table:style-name="ro1">
          <table:table-cell office:value-type="float" office:value="731230" calcext:value-type="float">
            <text:p>731230</text:p>
          </table:table-cell>
          <table:table-cell office:value-type="float" office:value="42046" calcext:value-type="float">
            <text:p>42046</text:p>
          </table:table-cell>
          <table:table-cell office:value-type="float" office:value="44.478" calcext:value-type="float">
            <text:p>44.478</text:p>
          </table:table-cell>
          <table:table-cell office:value-type="float" office:value="-0.2942581" calcext:value-type="float">
            <text:p>-0.2942581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65]-[.D365]" office:value-type="float" office:value="44.4782581" calcext:value-type="float">
            <text:p>44.4782581000000</text:p>
          </table:table-cell>
          <table:table-cell office:value-type="float" office:value="-0.1641653125411" calcext:value-type="float">
            <text:p>-0.1641653125411</text:p>
          </table:table-cell>
          <table:table-cell office:value-type="float" office:value="-0.0053059288793" calcext:value-type="float">
            <text:p>-0.0053059288793</text:p>
          </table:table-cell>
          <table:table-cell table:formula="of:=[.$F365]-[.G365]" office:value-type="float" office:value="44.6424234125411" calcext:value-type="float">
            <text:p>44.6424234125411</text:p>
          </table:table-cell>
          <table:table-cell table:formula="of:=[.$F365]-[.H365]" office:value-type="float" office:value="44.4835640288793" calcext:value-type="float">
            <text:p>44.4835640288793</text:p>
          </table:table-cell>
          <table:table-cell table:formula="of:=[.$F365]-[.G365]-[.H365]" office:value-type="float" office:value="44.6477293414204" calcext:value-type="float">
            <text:p>44.6477293414204</text:p>
          </table:table-cell>
          <table:table-cell table:formula="of:=43.5370655615001+0.003097025965914*([.B365]-[.B$2])" office:value-type="float" office:value="44.6612859871269" calcext:value-type="float">
            <text:p>44.6612859871269</text:p>
          </table:table-cell>
          <table:table-cell table:number-columns-repeated="1010"/>
        </table:table-row>
        <table:table-row table:style-name="ro1">
          <table:table-cell office:value-type="float" office:value="731231" calcext:value-type="float">
            <text:p>731231</text:p>
          </table:table-cell>
          <table:table-cell office:value-type="float" office:value="42047" calcext:value-type="float">
            <text:p>42047</text:p>
          </table:table-cell>
          <table:table-cell office:value-type="float" office:value="44.481" calcext:value-type="float">
            <text:p>44.481</text:p>
          </table:table-cell>
          <table:table-cell office:value-type="float" office:value="-0.2971424" calcext:value-type="float">
            <text:p>-0.2971424</text:p>
          </table:table-cell>
          <table:table-cell table:formula="of:=12" office:value-type="float" office:value="12" calcext:value-type="float">
            <text:p>12</text:p>
          </table:table-cell>
          <table:table-cell table:formula="of:=32.184+[.E366]-[.D366]" office:value-type="float" office:value="44.4811424" calcext:value-type="float">
            <text:p>44.4811424000000</text:p>
          </table:table-cell>
          <table:table-cell office:value-type="float" office:value="-0.1640954308262" calcext:value-type="float">
            <text:p>-0.1640954308262</text:p>
          </table:table-cell>
          <table:table-cell office:value-type="float" office:value="-0.0051279440304" calcext:value-type="float">
            <text:p>-0.0051279440304</text:p>
          </table:table-cell>
          <table:table-cell table:formula="of:=[.$F366]-[.G366]" office:value-type="float" office:value="44.6452378308262" calcext:value-type="float">
            <text:p>44.6452378308262</text:p>
          </table:table-cell>
          <table:table-cell table:formula="of:=[.$F366]-[.H366]" office:value-type="float" office:value="44.4862703440304" calcext:value-type="float">
            <text:p>44.4862703440304</text:p>
          </table:table-cell>
          <table:table-cell table:formula="of:=[.$F366]-[.G366]-[.H366]" office:value-type="float" office:value="44.6503657748566" calcext:value-type="float">
            <text:p>44.6503657748566</text:p>
          </table:table-cell>
          <table:table-cell table:formula="of:=43.5370655615001+0.003097025965914*([.B366]-[.B$2])" office:value-type="float" office:value="44.6643830130928" calcext:value-type="float">
            <text:p>44.6643830130928</text:p>
          </table:table-cell>
          <table:table-cell table:number-columns-repeated="1010"/>
        </table:table-row>
        <table:table-row table:style-name="ro1" table:number-rows-repeated="104820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972" table:style-name="ta1">
        <table:table-column table:style-name="co10" table:default-cell-style-name="ce9"/>
        <table:table-column table:style-name="co2" table:default-cell-style-name="ce9"/>
        <table:table-column table:style-name="co11" table:default-cell-style-name="ce22"/>
        <table:table-column table:style-name="co7" table:number-columns-repeated="2" table:default-cell-style-name="ce11"/>
        <table:table-column table:style-name="co6" table:number-columns-repeated="2" table:default-cell-style-name="ce25"/>
        <table:table-column table:style-name="co12" table:number-columns-repeated="3" table:default-cell-style-name="ce25"/>
        <table:table-column table:style-name="co5" table:default-cell-style-name="ce9"/>
        <table:table-column table:style-name="co7" table:default-cell-style-name="ce11"/>
        <table:table-column table:style-name="co9" table:number-columns-repeated="1004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MJD</text:p>
          </table:table-cell>
          <table:table-cell table:style-name="ce21" office:value-type="string" calcext:value-type="string">
            <text:p>ΔT-MICA</text:p>
          </table:table-cell>
          <table:table-cell table:style-name="ce8" office:value-type="string" calcext:value-type="string">
            <text:p>DUT1R</text:p>
          </table:table-cell>
          <table:table-cell table:style-name="ce8" office:value-type="string" calcext:value-type="string">
            <text:p>DUT2</text:p>
          </table:table-cell>
          <table:table-cell table:style-name="ce8" office:value-type="string" calcext:value-type="string">
            <text:p>ΔT</text:p>
          </table:table-cell>
          <table:table-cell table:style-name="ce8" office:value-type="string" calcext:value-type="string">
            <text:p>ΔT2R Linear</text:p>
          </table:table-cell>
          <table:table-cell table:style-name="ce8" office:value-type="string" calcext:value-type="string">
            <text:p>ΔT2R Parabolic</text:p>
          </table:table-cell>
          <table:table-cell table:style-name="ce8" office:value-type="string" calcext:value-type="string">
            <text:p>ΔT Linear</text:p>
          </table:table-cell>
          <table:table-cell table:style-name="ce8" office:value-type="string" calcext:value-type="string">
            <text:p>ΔT Parabolic</text:p>
          </table:table-cell>
          <table:table-cell table:style-name="ce1" office:value-type="string" calcext:value-type="string">
            <text:p>LS</text:p>
          </table:table-cell>
          <table:table-cell table:style-name="ce8" office:value-type="string" calcext:value-type="string">
            <text:p>DUT1</text:p>
          </table:table-cell>
          <table:table-cell table:style-name="ce1" table:number-columns-repeated="1004"/>
        </table:table-row>
        <table:table-row table:style-name="ro1">
          <table:table-cell office:value-type="float" office:value="19720101" calcext:value-type="float">
            <text:p>19720101</text:p>
          </table:table-cell>
          <table:table-cell office:value-type="float" office:value="41317" calcext:value-type="float">
            <text:p>41317</text:p>
          </table:table-cell>
          <table:table-cell office:value-type="float" office:value="42.227" calcext:value-type="float">
            <text:p>42.227</text:p>
          </table:table-cell>
          <table:table-cell office:value-type="float" office:value="-0.1307301945514" calcext:value-type="float">
            <text:p>-0.1307301945514</text:p>
          </table:table-cell>
          <table:table-cell office:value-type="float" office:value="-0.0050434726689" calcext:value-type="float">
            <text:p>-0.0050434726689</text:p>
          </table:table-cell>
          <table:table-cell table:formula="of:=[.F$368]-LINEST([.C$2:.C$368])*([.B$368]-[.B2])" office:value-type="float" office:value="42.2271129067405" calcext:value-type="float">
            <text:p>42.2271129067405</text:p>
          </table:table-cell>
          <table:table-cell table:formula="of:=[.F2]-[.E2]-[.D2]" office:value-type="float" office:value="42.3628865739608" calcext:value-type="float">
            <text:p>42.3628865739608</text:p>
          </table:table-cell>
          <table:table-cell table:formula="of:=42.3628865739608+0.003260365190381*([.B2]-[.B$2])-0.000000174451726598153*([.B2]-[.B$2])^2" office:value-type="float" office:value="42.3628865739608" calcext:value-type="float">
            <text:p>42.3628865739608</text:p>
          </table:table-cell>
          <table:table-cell table:formula="of:=[.G2]+[.$D2]+[.$E2]" office:value-type="float" office:value="42.2271129067405" calcext:value-type="float">
            <text:p>42.2271129067405</text:p>
          </table:table-cell>
          <table:table-cell table:formula="of:=[.H2]+[.$D2]+[.$E2]" office:value-type="float" office:value="42.2271129067405" calcext:value-type="float">
            <text:p>42.227112906740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]-[.J2]" office:value-type="float" office:value="-0.0431129067405038" calcext:value-type="float">
            <text:p>-0.0431129067405</text:p>
          </table:table-cell>
          <table:table-cell table:number-columns-repeated="1004"/>
        </table:table-row>
        <table:table-row table:style-name="ro1">
          <table:table-cell office:value-type="float" office:value="19720102" calcext:value-type="float">
            <text:p>19720102</text:p>
          </table:table-cell>
          <table:table-cell office:value-type="float" office:value="41318" calcext:value-type="float">
            <text:p>41318</text:p>
          </table:table-cell>
          <table:table-cell office:value-type="float" office:value="42.23" calcext:value-type="float">
            <text:p>42.230</text:p>
          </table:table-cell>
          <table:table-cell office:value-type="float" office:value="-0.1311822904001" calcext:value-type="float">
            <text:p>-0.1311822904001</text:p>
          </table:table-cell>
          <table:table-cell office:value-type="float" office:value="-0.0048726101213" calcext:value-type="float">
            <text:p>-0.0048726101213</text:p>
          </table:table-cell>
          <table:table-cell/>
          <table:table-cell table:formula="of:=[.G2]+([.G$368]-[.G$2])/([.B$368]-[.B$2])" office:value-type="float" office:value="42.3660831867211" calcext:value-type="float">
            <text:p>42.3660831867211</text:p>
          </table:table-cell>
          <table:table-cell table:formula="of:=42.3628865739608+0.003260365190381*([.B3]-[.B$2])-0.000000174451726598153*([.B3]-[.B$2])^2" office:value-type="float" office:value="42.3661467646995" calcext:value-type="float">
            <text:p>42.3661467646995</text:p>
          </table:table-cell>
          <table:table-cell table:formula="of:=[.G3]+[.$D3]+[.$E3]" office:value-type="float" office:value="42.2300282861997" calcext:value-type="float">
            <text:p>42.2300282861997</text:p>
          </table:table-cell>
          <table:table-cell table:formula="of:=[.H3]+[.$D3]+[.$E3]" office:value-type="float" office:value="42.2300918641781" calcext:value-type="float">
            <text:p>42.230091864178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]-[.J3]" office:value-type="float" office:value="-0.0460918641780523" calcext:value-type="float">
            <text:p>-0.0460918641781</text:p>
          </table:table-cell>
          <table:table-cell table:number-columns-repeated="1004"/>
        </table:table-row>
        <table:table-row table:style-name="ro1">
          <table:table-cell office:value-type="float" office:value="19720103" calcext:value-type="float">
            <text:p>19720103</text:p>
          </table:table-cell>
          <table:table-cell office:value-type="float" office:value="41319" calcext:value-type="float">
            <text:p>41319</text:p>
          </table:table-cell>
          <table:table-cell office:value-type="float" office:value="42.234" calcext:value-type="float">
            <text:p>42.234</text:p>
          </table:table-cell>
          <table:table-cell office:value-type="float" office:value="-0.1314586588002" calcext:value-type="float">
            <text:p>-0.1314586588002</text:p>
          </table:table-cell>
          <table:table-cell office:value-type="float" office:value="-0.0047063803729" calcext:value-type="float">
            <text:p>-0.0047063803729</text:p>
          </table:table-cell>
          <table:table-cell/>
          <table:table-cell table:formula="of:=[.G3]+([.G$368]-[.G$2])/([.B$368]-[.B$2])" office:value-type="float" office:value="42.3692797994815" calcext:value-type="float">
            <text:p>42.3692797994815</text:p>
          </table:table-cell>
          <table:table-cell table:formula="of:=42.3628865739608+0.003260365190381*([.B4]-[.B$2])-0.000000174451726598153*([.B4]-[.B$2])^2" office:value-type="float" office:value="42.3694066065347" calcext:value-type="float">
            <text:p>42.3694066065347</text:p>
          </table:table-cell>
          <table:table-cell table:formula="of:=[.G4]+[.$D4]+[.$E4]" office:value-type="float" office:value="42.2331147603084" calcext:value-type="float">
            <text:p>42.2331147603084</text:p>
          </table:table-cell>
          <table:table-cell table:formula="of:=[.H4]+[.$D4]+[.$E4]" office:value-type="float" office:value="42.2332415673616" calcext:value-type="float">
            <text:p>42.233241567361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]-[.J4]" office:value-type="float" office:value="-0.0492415673615625" calcext:value-type="float">
            <text:p>-0.0492415673616</text:p>
          </table:table-cell>
          <table:table-cell table:number-columns-repeated="1004"/>
        </table:table-row>
        <table:table-row table:style-name="ro1">
          <table:table-cell office:value-type="float" office:value="19720104" calcext:value-type="float">
            <text:p>19720104</text:p>
          </table:table-cell>
          <table:table-cell office:value-type="float" office:value="41320" calcext:value-type="float">
            <text:p>41320</text:p>
          </table:table-cell>
          <table:table-cell office:value-type="float" office:value="42.237" calcext:value-type="float">
            <text:p>42.237</text:p>
          </table:table-cell>
          <table:table-cell office:value-type="float" office:value="-0.1315658189881" calcext:value-type="float">
            <text:p>-0.1315658189881</text:p>
          </table:table-cell>
          <table:table-cell office:value-type="float" office:value="-0.0045446403654" calcext:value-type="float">
            <text:p>-0.0045446403654</text:p>
          </table:table-cell>
          <table:table-cell/>
          <table:table-cell table:formula="of:=[.G4]+([.G$368]-[.G$2])/([.B$368]-[.B$2])" office:value-type="float" office:value="42.3724764122419" calcext:value-type="float">
            <text:p>42.3724764122419</text:p>
          </table:table-cell>
          <table:table-cell table:formula="of:=42.3628865739608+0.003260365190381*([.B5]-[.B$2])-0.000000174451726598153*([.B5]-[.B$2])^2" office:value-type="float" office:value="42.3726660994664" calcext:value-type="float">
            <text:p>42.3726660994664</text:p>
          </table:table-cell>
          <table:table-cell table:formula="of:=[.G5]+[.$D5]+[.$E5]" office:value-type="float" office:value="42.2363659528884" calcext:value-type="float">
            <text:p>42.2363659528884</text:p>
          </table:table-cell>
          <table:table-cell table:formula="of:=[.H5]+[.$D5]+[.$E5]" office:value-type="float" office:value="42.2365556401129" calcext:value-type="float">
            <text:p>42.236555640112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]-[.J5]" office:value-type="float" office:value="-0.0525556401128995" calcext:value-type="float">
            <text:p>-0.0525556401129</text:p>
          </table:table-cell>
          <table:table-cell table:number-columns-repeated="1004"/>
        </table:table-row>
        <table:table-row table:style-name="ro1">
          <table:table-cell office:value-type="float" office:value="19720105" calcext:value-type="float">
            <text:p>19720105</text:p>
          </table:table-cell>
          <table:table-cell office:value-type="float" office:value="41321" calcext:value-type="float">
            <text:p>41321</text:p>
          </table:table-cell>
          <table:table-cell office:value-type="float" office:value="42.24" calcext:value-type="float">
            <text:p>42.240</text:p>
          </table:table-cell>
          <table:table-cell office:value-type="float" office:value="-0.1315489810473" calcext:value-type="float">
            <text:p>-0.1315489810473</text:p>
          </table:table-cell>
          <table:table-cell office:value-type="float" office:value="-0.004387238749" calcext:value-type="float">
            <text:p>-0.0043872387490</text:p>
          </table:table-cell>
          <table:table-cell/>
          <table:table-cell table:formula="of:=[.G5]+([.G$368]-[.G$2])/([.B$368]-[.B$2])" office:value-type="float" office:value="42.3756730250023" calcext:value-type="float">
            <text:p>42.3756730250023</text:p>
          </table:table-cell>
          <table:table-cell table:formula="of:=42.3628865739608+0.003260365190381*([.B6]-[.B$2])-0.000000174451726598153*([.B6]-[.B$2])^2" office:value-type="float" office:value="42.3759252434947" calcext:value-type="float">
            <text:p>42.3759252434947</text:p>
          </table:table-cell>
          <table:table-cell table:formula="of:=[.G6]+[.$D6]+[.$E6]" office:value-type="float" office:value="42.239736805206" calcext:value-type="float">
            <text:p>42.2397368052060</text:p>
          </table:table-cell>
          <table:table-cell table:formula="of:=[.H6]+[.$D6]+[.$E6]" office:value-type="float" office:value="42.2399890236984" calcext:value-type="float">
            <text:p>42.239989023698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]-[.J6]" office:value-type="float" office:value="-0.0559890236984018" calcext:value-type="float">
            <text:p>-0.0559890236984</text:p>
          </table:table-cell>
          <table:table-cell table:number-columns-repeated="1004"/>
        </table:table-row>
        <table:table-row table:style-name="ro1">
          <table:table-cell office:value-type="float" office:value="19720106" calcext:value-type="float">
            <text:p>19720106</text:p>
          </table:table-cell>
          <table:table-cell office:value-type="float" office:value="41322" calcext:value-type="float">
            <text:p>41322</text:p>
          </table:table-cell>
          <table:table-cell office:value-type="float" office:value="42.243" calcext:value-type="float">
            <text:p>42.243</text:p>
          </table:table-cell>
          <table:table-cell office:value-type="float" office:value="-0.1314718968566" calcext:value-type="float">
            <text:p>-0.1314718968566</text:p>
          </table:table-cell>
          <table:table-cell office:value-type="float" office:value="-0.0042340161633" calcext:value-type="float">
            <text:p>-0.0042340161633</text:p>
          </table:table-cell>
          <table:table-cell/>
          <table:table-cell table:formula="of:=[.G6]+([.G$368]-[.G$2])/([.B$368]-[.B$2])" office:value-type="float" office:value="42.3788696377627" calcext:value-type="float">
            <text:p>42.3788696377627</text:p>
          </table:table-cell>
          <table:table-cell table:formula="of:=42.3628865739608+0.003260365190381*([.B7]-[.B$2])-0.000000174451726598153*([.B7]-[.B$2])^2" office:value-type="float" office:value="42.3791840386195" calcext:value-type="float">
            <text:p>42.3791840386195</text:p>
          </table:table-cell>
          <table:table-cell table:formula="of:=[.G7]+[.$D7]+[.$E7]" office:value-type="float" office:value="42.2431637247428" calcext:value-type="float">
            <text:p>42.2431637247428</text:p>
          </table:table-cell>
          <table:table-cell table:formula="of:=[.H7]+[.$D7]+[.$E7]" office:value-type="float" office:value="42.2434781255996" calcext:value-type="float">
            <text:p>42.243478125599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]-[.J7]" office:value-type="float" office:value="-0.0594781255996395" calcext:value-type="float">
            <text:p>-0.0594781255996</text:p>
          </table:table-cell>
          <table:table-cell table:number-columns-repeated="1004"/>
        </table:table-row>
        <table:table-row table:style-name="ro1">
          <table:table-cell office:value-type="float" office:value="19720107" calcext:value-type="float">
            <text:p>19720107</text:p>
          </table:table-cell>
          <table:table-cell office:value-type="float" office:value="41323" calcext:value-type="float">
            <text:p>41323</text:p>
          </table:table-cell>
          <table:table-cell office:value-type="float" office:value="42.247" calcext:value-type="float">
            <text:p>42.247</text:p>
          </table:table-cell>
          <table:table-cell office:value-type="float" office:value="-0.1314004464517" calcext:value-type="float">
            <text:p>-0.1314004464517</text:p>
          </table:table-cell>
          <table:table-cell office:value-type="float" office:value="-0.0040848055278" calcext:value-type="float">
            <text:p>-0.0040848055278</text:p>
          </table:table-cell>
          <table:table-cell/>
          <table:table-cell table:formula="of:=[.G7]+([.G$368]-[.G$2])/([.B$368]-[.B$2])" office:value-type="float" office:value="42.3820662505231" calcext:value-type="float">
            <text:p>42.3820662505231</text:p>
          </table:table-cell>
          <table:table-cell table:formula="of:=42.3628865739608+0.003260365190381*([.B8]-[.B$2])-0.000000174451726598153*([.B8]-[.B$2])^2" office:value-type="float" office:value="42.3824424848409" calcext:value-type="float">
            <text:p>42.3824424848409</text:p>
          </table:table-cell>
          <table:table-cell table:formula="of:=[.G8]+[.$D8]+[.$E8]" office:value-type="float" office:value="42.2465809985436" calcext:value-type="float">
            <text:p>42.2465809985436</text:p>
          </table:table-cell>
          <table:table-cell table:formula="of:=[.H8]+[.$D8]+[.$E8]" office:value-type="float" office:value="42.2469572328614" calcext:value-type="float">
            <text:p>42.246957232861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]-[.J8]" office:value-type="float" office:value="-0.0629572328614287" calcext:value-type="float">
            <text:p>-0.0629572328614</text:p>
          </table:table-cell>
          <table:table-cell table:number-columns-repeated="1004"/>
        </table:table-row>
        <table:table-row table:style-name="ro1">
          <table:table-cell office:value-type="float" office:value="19720108" calcext:value-type="float">
            <text:p>19720108</text:p>
          </table:table-cell>
          <table:table-cell office:value-type="float" office:value="41324" calcext:value-type="float">
            <text:p>41324</text:p>
          </table:table-cell>
          <table:table-cell office:value-type="float" office:value="42.25" calcext:value-type="float">
            <text:p>42.250</text:p>
          </table:table-cell>
          <table:table-cell office:value-type="float" office:value="-0.1313934517607" calcext:value-type="float">
            <text:p>-0.1313934517607</text:p>
          </table:table-cell>
          <table:table-cell office:value-type="float" office:value="-0.0039394323435" calcext:value-type="float">
            <text:p>-0.0039394323435</text:p>
          </table:table-cell>
          <table:table-cell/>
          <table:table-cell table:formula="of:=[.G8]+([.G$368]-[.G$2])/([.B$368]-[.B$2])" office:value-type="float" office:value="42.3852628632834" calcext:value-type="float">
            <text:p>42.3852628632834</text:p>
          </table:table-cell>
          <table:table-cell table:formula="of:=42.3628865739608+0.003260365190381*([.B9]-[.B$2])-0.000000174451726598153*([.B9]-[.B$2])^2" office:value-type="float" office:value="42.3857005821589" calcext:value-type="float">
            <text:p>42.3857005821589</text:p>
          </table:table-cell>
          <table:table-cell table:formula="of:=[.G9]+[.$D9]+[.$E9]" office:value-type="float" office:value="42.2499299791792" calcext:value-type="float">
            <text:p>42.2499299791792</text:p>
          </table:table-cell>
          <table:table-cell table:formula="of:=[.H9]+[.$D9]+[.$E9]" office:value-type="float" office:value="42.2503676980547" calcext:value-type="float">
            <text:p>42.250367698054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]-[.J9]" office:value-type="float" office:value="-0.0663676980546697" calcext:value-type="float">
            <text:p>-0.0663676980547</text:p>
          </table:table-cell>
          <table:table-cell table:number-columns-repeated="1004"/>
        </table:table-row>
        <table:table-row table:style-name="ro1">
          <table:table-cell office:value-type="float" office:value="19720109" calcext:value-type="float">
            <text:p>19720109</text:p>
          </table:table-cell>
          <table:table-cell office:value-type="float" office:value="41325" calcext:value-type="float">
            <text:p>41325</text:p>
          </table:table-cell>
          <table:table-cell office:value-type="float" office:value="42.253" calcext:value-type="float">
            <text:p>42.253</text:p>
          </table:table-cell>
          <table:table-cell office:value-type="float" office:value="-0.131497992653" calcext:value-type="float">
            <text:p>-0.1314979926530</text:p>
          </table:table-cell>
          <table:table-cell office:value-type="float" office:value="-0.0037977150025" calcext:value-type="float">
            <text:p>-0.0037977150025</text:p>
          </table:table-cell>
          <table:table-cell/>
          <table:table-cell table:formula="of:=[.G9]+([.G$368]-[.G$2])/([.B$368]-[.B$2])" office:value-type="float" office:value="42.3884594760438" calcext:value-type="float">
            <text:p>42.3884594760438</text:p>
          </table:table-cell>
          <table:table-cell table:formula="of:=42.3628865739608+0.003260365190381*([.B10]-[.B$2])-0.000000174451726598153*([.B10]-[.B$2])^2" office:value-type="float" office:value="42.3889583305733" calcext:value-type="float">
            <text:p>42.3889583305733</text:p>
          </table:table-cell>
          <table:table-cell table:formula="of:=[.G10]+[.$D10]+[.$E10]" office:value-type="float" office:value="42.2531637683883" calcext:value-type="float">
            <text:p>42.2531637683883</text:p>
          </table:table-cell>
          <table:table-cell table:formula="of:=[.H10]+[.$D10]+[.$E10]" office:value-type="float" office:value="42.2536626229178" calcext:value-type="float">
            <text:p>42.253662622917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]-[.J10]" office:value-type="float" office:value="-0.0696626229178463" calcext:value-type="float">
            <text:p>-0.0696626229178</text:p>
          </table:table-cell>
          <table:table-cell table:number-columns-repeated="1004"/>
        </table:table-row>
        <table:table-row table:style-name="ro1">
          <table:table-cell office:value-type="float" office:value="19720110" calcext:value-type="float">
            <text:p>19720110</text:p>
          </table:table-cell>
          <table:table-cell office:value-type="float" office:value="41326" calcext:value-type="float">
            <text:p>41326</text:p>
          </table:table-cell>
          <table:table-cell office:value-type="float" office:value="42.256" calcext:value-type="float">
            <text:p>42.256</text:p>
          </table:table-cell>
          <table:table-cell office:value-type="float" office:value="-0.1317453502169" calcext:value-type="float">
            <text:p>-0.1317453502169</text:p>
          </table:table-cell>
          <table:table-cell office:value-type="float" office:value="-0.0036594651082" calcext:value-type="float">
            <text:p>-0.0036594651082</text:p>
          </table:table-cell>
          <table:table-cell/>
          <table:table-cell table:formula="of:=[.G10]+([.G$368]-[.G$2])/([.B$368]-[.B$2])" office:value-type="float" office:value="42.3916560888042" calcext:value-type="float">
            <text:p>42.3916560888042</text:p>
          </table:table-cell>
          <table:table-cell table:formula="of:=42.3628865739608+0.003260365190381*([.B11]-[.B$2])-0.000000174451726598153*([.B11]-[.B$2])^2" office:value-type="float" office:value="42.3922157300844" calcext:value-type="float">
            <text:p>42.3922157300844</text:p>
          </table:table-cell>
          <table:table-cell table:formula="of:=[.G11]+[.$D11]+[.$E11]" office:value-type="float" office:value="42.2562512734791" calcext:value-type="float">
            <text:p>42.2562512734791</text:p>
          </table:table-cell>
          <table:table-cell table:formula="of:=[.H11]+[.$D11]+[.$E11]" office:value-type="float" office:value="42.2568109147593" calcext:value-type="float">
            <text:p>42.256810914759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]-[.J11]" office:value-type="float" office:value="-0.0728109147592733" calcext:value-type="float">
            <text:p>-0.0728109147593</text:p>
          </table:table-cell>
          <table:table-cell table:number-columns-repeated="1004"/>
        </table:table-row>
        <table:table-row table:style-name="ro1">
          <table:table-cell office:value-type="float" office:value="19720111" calcext:value-type="float">
            <text:p>19720111</text:p>
          </table:table-cell>
          <table:table-cell office:value-type="float" office:value="41327" calcext:value-type="float">
            <text:p>41327</text:p>
          </table:table-cell>
          <table:table-cell office:value-type="float" office:value="42.26" calcext:value-type="float">
            <text:p>42.260</text:p>
          </table:table-cell>
          <table:table-cell office:value-type="float" office:value="-0.1321465182567" calcext:value-type="float">
            <text:p>-0.1321465182567</text:p>
          </table:table-cell>
          <table:table-cell office:value-type="float" office:value="-0.0035244878034" calcext:value-type="float">
            <text:p>-0.0035244878034</text:p>
          </table:table-cell>
          <table:table-cell/>
          <table:table-cell table:formula="of:=[.G11]+([.G$368]-[.G$2])/([.B$368]-[.B$2])" office:value-type="float" office:value="42.3948527015646" calcext:value-type="float">
            <text:p>42.3948527015646</text:p>
          </table:table-cell>
          <table:table-cell table:formula="of:=42.3628865739608+0.003260365190381*([.B12]-[.B$2])-0.000000174451726598153*([.B12]-[.B$2])^2" office:value-type="float" office:value="42.395472780692" calcext:value-type="float">
            <text:p>42.3954727806920</text:p>
          </table:table-cell>
          <table:table-cell table:formula="of:=[.G12]+[.$D12]+[.$E12]" office:value-type="float" office:value="42.2591816955045" calcext:value-type="float">
            <text:p>42.2591816955045</text:p>
          </table:table-cell>
          <table:table-cell table:formula="of:=[.H12]+[.$D12]+[.$E12]" office:value-type="float" office:value="42.2598017746319" calcext:value-type="float">
            <text:p>42.259801774631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]-[.J12]" office:value-type="float" office:value="-0.0758017746318558" calcext:value-type="float">
            <text:p>-0.0758017746319</text:p>
          </table:table-cell>
          <table:table-cell table:number-columns-repeated="1004"/>
        </table:table-row>
        <table:table-row table:style-name="ro1">
          <table:table-cell office:value-type="float" office:value="19720112" calcext:value-type="float">
            <text:p>19720112</text:p>
          </table:table-cell>
          <table:table-cell office:value-type="float" office:value="41328" calcext:value-type="float">
            <text:p>41328</text:p>
          </table:table-cell>
          <table:table-cell office:value-type="float" office:value="42.263" calcext:value-type="float">
            <text:p>42.263</text:p>
          </table:table-cell>
          <table:table-cell office:value-type="float" office:value="-0.1326887413883" calcext:value-type="float">
            <text:p>-0.1326887413883</text:p>
          </table:table-cell>
          <table:table-cell office:value-type="float" office:value="-0.0033925821072" calcext:value-type="float">
            <text:p>-0.0033925821072</text:p>
          </table:table-cell>
          <table:table-cell/>
          <table:table-cell table:formula="of:=[.G12]+([.G$368]-[.G$2])/([.B$368]-[.B$2])" office:value-type="float" office:value="42.398049314325" calcext:value-type="float">
            <text:p>42.3980493143250</text:p>
          </table:table-cell>
          <table:table-cell table:formula="of:=42.3628865739608+0.003260365190381*([.B13]-[.B$2])-0.000000174451726598153*([.B13]-[.B$2])^2" office:value-type="float" office:value="42.3987294823961" calcext:value-type="float">
            <text:p>42.3987294823961</text:p>
          </table:table-cell>
          <table:table-cell table:formula="of:=[.G13]+[.$D13]+[.$E13]" office:value-type="float" office:value="42.2619679908295" calcext:value-type="float">
            <text:p>42.2619679908295</text:p>
          </table:table-cell>
          <table:table-cell table:formula="of:=[.H13]+[.$D13]+[.$E13]" office:value-type="float" office:value="42.2626481589006" calcext:value-type="float">
            <text:p>42.262648158900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]-[.J13]" office:value-type="float" office:value="-0.0786481589005703" calcext:value-type="float">
            <text:p>-0.0786481589006</text:p>
          </table:table-cell>
          <table:table-cell table:number-columns-repeated="1004"/>
        </table:table-row>
        <table:table-row table:style-name="ro1">
          <table:table-cell office:value-type="float" office:value="19720113" calcext:value-type="float">
            <text:p>19720113</text:p>
          </table:table-cell>
          <table:table-cell office:value-type="float" office:value="41329" calcext:value-type="float">
            <text:p>41329</text:p>
          </table:table-cell>
          <table:table-cell office:value-type="float" office:value="42.266" calcext:value-type="float">
            <text:p>42.266</text:p>
          </table:table-cell>
          <table:table-cell office:value-type="float" office:value="-0.1333344046169" calcext:value-type="float">
            <text:p>-0.1333344046169</text:p>
          </table:table-cell>
          <table:table-cell office:value-type="float" office:value="-0.0032635412596" calcext:value-type="float">
            <text:p>-0.0032635412596</text:p>
          </table:table-cell>
          <table:table-cell/>
          <table:table-cell table:formula="of:=[.G13]+([.G$368]-[.G$2])/([.B$368]-[.B$2])" office:value-type="float" office:value="42.4012459270854" calcext:value-type="float">
            <text:p>42.4012459270854</text:p>
          </table:table-cell>
          <table:table-cell table:formula="of:=42.3628865739608+0.003260365190381*([.B14]-[.B$2])-0.000000174451726598153*([.B14]-[.B$2])^2" office:value-type="float" office:value="42.4019858351967" calcext:value-type="float">
            <text:p>42.4019858351967</text:p>
          </table:table-cell>
          <table:table-cell table:formula="of:=[.G14]+[.$D14]+[.$E14]" office:value-type="float" office:value="42.2646479812089" calcext:value-type="float">
            <text:p>42.2646479812089</text:p>
          </table:table-cell>
          <table:table-cell table:formula="of:=[.H14]+[.$D14]+[.$E14]" office:value-type="float" office:value="42.2653878893202" calcext:value-type="float">
            <text:p>42.265387889320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]-[.J14]" office:value-type="float" office:value="-0.08138788932024" calcext:value-type="float">
            <text:p>-0.0813878893202</text:p>
          </table:table-cell>
          <table:table-cell table:number-columns-repeated="1004"/>
        </table:table-row>
        <table:table-row table:style-name="ro1">
          <table:table-cell office:value-type="float" office:value="19720114" calcext:value-type="float">
            <text:p>19720114</text:p>
          </table:table-cell>
          <table:table-cell office:value-type="float" office:value="41330" calcext:value-type="float">
            <text:p>41330</text:p>
          </table:table-cell>
          <table:table-cell office:value-type="float" office:value="42.269" calcext:value-type="float">
            <text:p>42.269</text:p>
          </table:table-cell>
          <table:table-cell office:value-type="float" office:value="-0.1340224039738" calcext:value-type="float">
            <text:p>-0.1340224039738</text:p>
          </table:table-cell>
          <table:table-cell office:value-type="float" office:value="-0.0031371530734" calcext:value-type="float">
            <text:p>-0.0031371530734</text:p>
          </table:table-cell>
          <table:table-cell/>
          <table:table-cell table:formula="of:=[.G14]+([.G$368]-[.G$2])/([.B$368]-[.B$2])" office:value-type="float" office:value="42.4044425398457" calcext:value-type="float">
            <text:p>42.4044425398457</text:p>
          </table:table-cell>
          <table:table-cell table:formula="of:=42.3628865739608+0.003260365190381*([.B15]-[.B$2])-0.000000174451726598153*([.B15]-[.B$2])^2" office:value-type="float" office:value="42.405241839094" calcext:value-type="float">
            <text:p>42.4052418390940</text:p>
          </table:table-cell>
          <table:table-cell table:formula="of:=[.G15]+[.$D15]+[.$E15]" office:value-type="float" office:value="42.2672829827985" calcext:value-type="float">
            <text:p>42.2672829827985</text:p>
          </table:table-cell>
          <table:table-cell table:formula="of:=[.H15]+[.$D15]+[.$E15]" office:value-type="float" office:value="42.2680822820468" calcext:value-type="float">
            <text:p>42.268082282046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]-[.J15]" office:value-type="float" office:value="-0.0840822820467579" calcext:value-type="float">
            <text:p>-0.0840822820468</text:p>
          </table:table-cell>
          <table:table-cell table:number-columns-repeated="1004"/>
        </table:table-row>
        <table:table-row table:style-name="ro1">
          <table:table-cell office:value-type="float" office:value="19720115" calcext:value-type="float">
            <text:p>19720115</text:p>
          </table:table-cell>
          <table:table-cell office:value-type="float" office:value="41331" calcext:value-type="float">
            <text:p>41331</text:p>
          </table:table-cell>
          <table:table-cell office:value-type="float" office:value="42.273" calcext:value-type="float">
            <text:p>42.273</text:p>
          </table:table-cell>
          <table:table-cell office:value-type="float" office:value="-0.1346725439433" calcext:value-type="float">
            <text:p>-0.1346725439433</text:p>
          </table:table-cell>
          <table:table-cell office:value-type="float" office:value="-0.0030132002937" calcext:value-type="float">
            <text:p>-0.0030132002937</text:p>
          </table:table-cell>
          <table:table-cell/>
          <table:table-cell table:formula="of:=[.G15]+([.G$368]-[.G$2])/([.B$368]-[.B$2])" office:value-type="float" office:value="42.4076391526061" calcext:value-type="float">
            <text:p>42.4076391526061</text:p>
          </table:table-cell>
          <table:table-cell table:formula="of:=42.3628865739608+0.003260365190381*([.B16]-[.B$2])-0.000000174451726598153*([.B16]-[.B$2])^2" office:value-type="float" office:value="42.4084974940877" calcext:value-type="float">
            <text:p>42.4084974940877</text:p>
          </table:table-cell>
          <table:table-cell table:formula="of:=[.G16]+[.$D16]+[.$E16]" office:value-type="float" office:value="42.2699534083691" calcext:value-type="float">
            <text:p>42.2699534083691</text:p>
          </table:table-cell>
          <table:table-cell table:formula="of:=[.H16]+[.$D16]+[.$E16]" office:value-type="float" office:value="42.2708117498507" calcext:value-type="float">
            <text:p>42.270811749850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]-[.J16]" office:value-type="float" office:value="-0.0868117498507175" calcext:value-type="float">
            <text:p>-0.0868117498507</text:p>
          </table:table-cell>
          <table:table-cell table:number-columns-repeated="1004"/>
        </table:table-row>
        <table:table-row table:style-name="ro1">
          <table:table-cell office:value-type="float" office:value="19720116" calcext:value-type="float">
            <text:p>19720116</text:p>
          </table:table-cell>
          <table:table-cell office:value-type="float" office:value="41332" calcext:value-type="float">
            <text:p>41332</text:p>
          </table:table-cell>
          <table:table-cell office:value-type="float" office:value="42.276" calcext:value-type="float">
            <text:p>42.276</text:p>
          </table:table-cell>
          <table:table-cell office:value-type="float" office:value="-0.1351953275331" calcext:value-type="float">
            <text:p>-0.1351953275331</text:p>
          </table:table-cell>
          <table:table-cell office:value-type="float" office:value="-0.0028914609633" calcext:value-type="float">
            <text:p>-0.0028914609633</text:p>
          </table:table-cell>
          <table:table-cell/>
          <table:table-cell table:formula="of:=[.G16]+([.G$368]-[.G$2])/([.B$368]-[.B$2])" office:value-type="float" office:value="42.4108357653665" calcext:value-type="float">
            <text:p>42.4108357653665</text:p>
          </table:table-cell>
          <table:table-cell table:formula="of:=42.3628865739608+0.003260365190381*([.B17]-[.B$2])-0.000000174451726598153*([.B17]-[.B$2])^2" office:value-type="float" office:value="42.411752800178" calcext:value-type="float">
            <text:p>42.4117528001780</text:p>
          </table:table-cell>
          <table:table-cell table:formula="of:=[.G17]+[.$D17]+[.$E17]" office:value-type="float" office:value="42.2727489768701" calcext:value-type="float">
            <text:p>42.2727489768701</text:p>
          </table:table-cell>
          <table:table-cell table:formula="of:=[.H17]+[.$D17]+[.$E17]" office:value-type="float" office:value="42.2736660116816" calcext:value-type="float">
            <text:p>42.273666011681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]-[.J17]" office:value-type="float" office:value="-0.0896660116816364" calcext:value-type="float">
            <text:p>-0.0896660116816</text:p>
          </table:table-cell>
          <table:table-cell table:number-columns-repeated="1004"/>
        </table:table-row>
        <table:table-row table:style-name="ro1">
          <table:table-cell office:value-type="float" office:value="19720117" calcext:value-type="float">
            <text:p>19720117</text:p>
          </table:table-cell>
          <table:table-cell office:value-type="float" office:value="41333" calcext:value-type="float">
            <text:p>41333</text:p>
          </table:table-cell>
          <table:table-cell office:value-type="float" office:value="42.279" calcext:value-type="float">
            <text:p>42.279</text:p>
          </table:table-cell>
          <table:table-cell office:value-type="float" office:value="-0.1355094641339" calcext:value-type="float">
            <text:p>-0.1355094641339</text:p>
          </table:table-cell>
          <table:table-cell office:value-type="float" office:value="-0.0027717087948" calcext:value-type="float">
            <text:p>-0.0027717087948</text:p>
          </table:table-cell>
          <table:table-cell/>
          <table:table-cell table:formula="of:=[.G17]+([.G$368]-[.G$2])/([.B$368]-[.B$2])" office:value-type="float" office:value="42.4140323781269" calcext:value-type="float">
            <text:p>42.4140323781269</text:p>
          </table:table-cell>
          <table:table-cell table:formula="of:=42.3628865739608+0.003260365190381*([.B18]-[.B$2])-0.000000174451726598153*([.B18]-[.B$2])^2" office:value-type="float" office:value="42.4150077573649" calcext:value-type="float">
            <text:p>42.4150077573649</text:p>
          </table:table-cell>
          <table:table-cell table:formula="of:=[.G18]+[.$D18]+[.$E18]" office:value-type="float" office:value="42.2757512051982" calcext:value-type="float">
            <text:p>42.2757512051982</text:p>
          </table:table-cell>
          <table:table-cell table:formula="of:=[.H18]+[.$D18]+[.$E18]" office:value-type="float" office:value="42.2767265844362" calcext:value-type="float">
            <text:p>42.276726584436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8]-[.J18]" office:value-type="float" office:value="-0.0927265844361926" calcext:value-type="float">
            <text:p>-0.0927265844362</text:p>
          </table:table-cell>
          <table:table-cell table:number-columns-repeated="1004"/>
        </table:table-row>
        <table:table-row table:style-name="ro1">
          <table:table-cell office:value-type="float" office:value="19720118" calcext:value-type="float">
            <text:p>19720118</text:p>
          </table:table-cell>
          <table:table-cell office:value-type="float" office:value="41334" calcext:value-type="float">
            <text:p>41334</text:p>
          </table:table-cell>
          <table:table-cell office:value-type="float" office:value="42.283" calcext:value-type="float">
            <text:p>42.283</text:p>
          </table:table-cell>
          <table:table-cell office:value-type="float" office:value="-0.1355651929604" calcext:value-type="float">
            <text:p>-0.1355651929604</text:p>
          </table:table-cell>
          <table:table-cell office:value-type="float" office:value="-0.0026537135478" calcext:value-type="float">
            <text:p>-0.0026537135478</text:p>
          </table:table-cell>
          <table:table-cell/>
          <table:table-cell table:formula="of:=[.G18]+([.G$368]-[.G$2])/([.B$368]-[.B$2])" office:value-type="float" office:value="42.4172289908873" calcext:value-type="float">
            <text:p>42.4172289908873</text:p>
          </table:table-cell>
          <table:table-cell table:formula="of:=42.3628865739608+0.003260365190381*([.B19]-[.B$2])-0.000000174451726598153*([.B19]-[.B$2])^2" office:value-type="float" office:value="42.4182623656483" calcext:value-type="float">
            <text:p>42.4182623656483</text:p>
          </table:table-cell>
          <table:table-cell table:formula="of:=[.G19]+[.$D19]+[.$E19]" office:value-type="float" office:value="42.2790100843791" calcext:value-type="float">
            <text:p>42.2790100843791</text:p>
          </table:table-cell>
          <table:table-cell table:formula="of:=[.H19]+[.$D19]+[.$E19]" office:value-type="float" office:value="42.2800434591401" calcext:value-type="float">
            <text:p>42.280043459140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9]-[.J19]" office:value-type="float" office:value="-0.0960434591400912" calcext:value-type="float">
            <text:p>-0.0960434591401</text:p>
          </table:table-cell>
          <table:table-cell table:number-columns-repeated="1004"/>
        </table:table-row>
        <table:table-row table:style-name="ro1">
          <table:table-cell office:value-type="float" office:value="19720119" calcext:value-type="float">
            <text:p>19720119</text:p>
          </table:table-cell>
          <table:table-cell office:value-type="float" office:value="41335" calcext:value-type="float">
            <text:p>41335</text:p>
          </table:table-cell>
          <table:table-cell office:value-type="float" office:value="42.286" calcext:value-type="float">
            <text:p>42.286</text:p>
          </table:table-cell>
          <table:table-cell office:value-type="float" office:value="-0.1353652957013" calcext:value-type="float">
            <text:p>-0.1353652957013</text:p>
          </table:table-cell>
          <table:table-cell office:value-type="float" office:value="-0.0025372414115" calcext:value-type="float">
            <text:p>-0.0025372414115</text:p>
          </table:table-cell>
          <table:table-cell/>
          <table:table-cell table:formula="of:=[.G19]+([.G$368]-[.G$2])/([.B$368]-[.B$2])" office:value-type="float" office:value="42.4204256036477" calcext:value-type="float">
            <text:p>42.4204256036477</text:p>
          </table:table-cell>
          <table:table-cell table:formula="of:=42.3628865739608+0.003260365190381*([.B20]-[.B$2])-0.000000174451726598153*([.B20]-[.B$2])^2" office:value-type="float" office:value="42.4215166250283" calcext:value-type="float">
            <text:p>42.4215166250283</text:p>
          </table:table-cell>
          <table:table-cell table:formula="of:=[.G20]+[.$D20]+[.$E20]" office:value-type="float" office:value="42.2825230665349" calcext:value-type="float">
            <text:p>42.2825230665349</text:p>
          </table:table-cell>
          <table:table-cell table:formula="of:=[.H20]+[.$D20]+[.$E20]" office:value-type="float" office:value="42.2836140879154" calcext:value-type="float">
            <text:p>42.283614087915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0]-[.J20]" office:value-type="float" office:value="-0.0996140879154481" calcext:value-type="float">
            <text:p>-0.0996140879154</text:p>
          </table:table-cell>
          <table:table-cell table:number-columns-repeated="1004"/>
        </table:table-row>
        <table:table-row table:style-name="ro1">
          <table:table-cell office:value-type="float" office:value="19720120" calcext:value-type="float">
            <text:p>19720120</text:p>
          </table:table-cell>
          <table:table-cell office:value-type="float" office:value="41336" calcext:value-type="float">
            <text:p>41336</text:p>
          </table:table-cell>
          <table:table-cell office:value-type="float" office:value="42.289" calcext:value-type="float">
            <text:p>42.289</text:p>
          </table:table-cell>
          <table:table-cell office:value-type="float" office:value="-0.1349729294574" calcext:value-type="float">
            <text:p>-0.1349729294574</text:p>
          </table:table-cell>
          <table:table-cell office:value-type="float" office:value="-0.0024220553922" calcext:value-type="float">
            <text:p>-0.0024220553922</text:p>
          </table:table-cell>
          <table:table-cell/>
          <table:table-cell table:formula="of:=[.G20]+([.G$368]-[.G$2])/([.B$368]-[.B$2])" office:value-type="float" office:value="42.423622216408" calcext:value-type="float">
            <text:p>42.4236222164080</text:p>
          </table:table-cell>
          <table:table-cell table:formula="of:=42.3628865739608+0.003260365190381*([.B21]-[.B$2])-0.000000174451726598153*([.B21]-[.B$2])^2" office:value-type="float" office:value="42.4247705355047" calcext:value-type="float">
            <text:p>42.4247705355047</text:p>
          </table:table-cell>
          <table:table-cell table:formula="of:=[.G21]+[.$D21]+[.$E21]" office:value-type="float" office:value="42.2862272315584" calcext:value-type="float">
            <text:p>42.2862272315584</text:p>
          </table:table-cell>
          <table:table-cell table:formula="of:=[.H21]+[.$D21]+[.$E21]" office:value-type="float" office:value="42.2873755506551" calcext:value-type="float">
            <text:p>42.287375550655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1]-[.J21]" office:value-type="float" office:value="-0.103375550655144" calcext:value-type="float">
            <text:p>-0.1033755506551</text:p>
          </table:table-cell>
          <table:table-cell table:number-columns-repeated="1004"/>
        </table:table-row>
        <table:table-row table:style-name="ro1">
          <table:table-cell office:value-type="float" office:value="19720121" calcext:value-type="float">
            <text:p>19720121</text:p>
          </table:table-cell>
          <table:table-cell office:value-type="float" office:value="41337" calcext:value-type="float">
            <text:p>41337</text:p>
          </table:table-cell>
          <table:table-cell office:value-type="float" office:value="42.292" calcext:value-type="float">
            <text:p>42.292</text:p>
          </table:table-cell>
          <table:table-cell office:value-type="float" office:value="-0.1344997320394" calcext:value-type="float">
            <text:p>-0.1344997320394</text:p>
          </table:table-cell>
          <table:table-cell office:value-type="float" office:value="-0.0023079157046" calcext:value-type="float">
            <text:p>-0.0023079157046</text:p>
          </table:table-cell>
          <table:table-cell/>
          <table:table-cell table:formula="of:=[.G21]+([.G$368]-[.G$2])/([.B$368]-[.B$2])" office:value-type="float" office:value="42.4268188291684" calcext:value-type="float">
            <text:p>42.4268188291684</text:p>
          </table:table-cell>
          <table:table-cell table:formula="of:=42.3628865739608+0.003260365190381*([.B22]-[.B$2])-0.000000174451726598153*([.B22]-[.B$2])^2" office:value-type="float" office:value="42.4280240970778" calcext:value-type="float">
            <text:p>42.4280240970778</text:p>
          </table:table-cell>
          <table:table-cell table:formula="of:=[.G22]+[.$D22]+[.$E22]" office:value-type="float" office:value="42.2900111814244" calcext:value-type="float">
            <text:p>42.2900111814244</text:p>
          </table:table-cell>
          <table:table-cell table:formula="of:=[.H22]+[.$D22]+[.$E22]" office:value-type="float" office:value="42.2912164493338" calcext:value-type="float">
            <text:p>42.291216449333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2]-[.J22]" office:value-type="float" office:value="-0.107216449333784" calcext:value-type="float">
            <text:p>-0.1072164493338</text:p>
          </table:table-cell>
          <table:table-cell table:number-columns-repeated="1004"/>
        </table:table-row>
        <table:table-row table:style-name="ro1">
          <table:table-cell office:value-type="float" office:value="19720122" calcext:value-type="float">
            <text:p>19720122</text:p>
          </table:table-cell>
          <table:table-cell office:value-type="float" office:value="41338" calcext:value-type="float">
            <text:p>41338</text:p>
          </table:table-cell>
          <table:table-cell office:value-type="float" office:value="42.296" calcext:value-type="float">
            <text:p>42.296</text:p>
          </table:table-cell>
          <table:table-cell office:value-type="float" office:value="-0.1340768990948" calcext:value-type="float">
            <text:p>-0.1340768990948</text:p>
          </table:table-cell>
          <table:table-cell office:value-type="float" office:value="-0.0021945801668" calcext:value-type="float">
            <text:p>-0.0021945801668</text:p>
          </table:table-cell>
          <table:table-cell/>
          <table:table-cell table:formula="of:=[.G22]+([.G$368]-[.G$2])/([.B$368]-[.B$2])" office:value-type="float" office:value="42.4300154419288" calcext:value-type="float">
            <text:p>42.4300154419288</text:p>
          </table:table-cell>
          <table:table-cell table:formula="of:=42.3628865739608+0.003260365190381*([.B23]-[.B$2])-0.000000174451726598153*([.B23]-[.B$2])^2" office:value-type="float" office:value="42.4312773097474" calcext:value-type="float">
            <text:p>42.4312773097474</text:p>
          </table:table-cell>
          <table:table-cell table:formula="of:=[.G23]+[.$D23]+[.$E23]" office:value-type="float" office:value="42.2937439626672" calcext:value-type="float">
            <text:p>42.2937439626672</text:p>
          </table:table-cell>
          <table:table-cell table:formula="of:=[.H23]+[.$D23]+[.$E23]" office:value-type="float" office:value="42.2950058304858" calcext:value-type="float">
            <text:p>42.295005830485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3]-[.J23]" office:value-type="float" office:value="-0.111005830485773" calcext:value-type="float">
            <text:p>-0.1110058304858</text:p>
          </table:table-cell>
          <table:table-cell table:number-columns-repeated="1004"/>
        </table:table-row>
        <table:table-row table:style-name="ro1">
          <table:table-cell office:value-type="float" office:value="19720123" calcext:value-type="float">
            <text:p>19720123</text:p>
          </table:table-cell>
          <table:table-cell office:value-type="float" office:value="41339" calcext:value-type="float">
            <text:p>41339</text:p>
          </table:table-cell>
          <table:table-cell office:value-type="float" office:value="42.299" calcext:value-type="float">
            <text:p>42.299</text:p>
          </table:table-cell>
          <table:table-cell office:value-type="float" office:value="-0.1338198610521" calcext:value-type="float">
            <text:p>-0.1338198610521</text:p>
          </table:table-cell>
          <table:table-cell office:value-type="float" office:value="-0.0020818045988" calcext:value-type="float">
            <text:p>-0.0020818045988</text:p>
          </table:table-cell>
          <table:table-cell/>
          <table:table-cell table:formula="of:=[.G23]+([.G$368]-[.G$2])/([.B$368]-[.B$2])" office:value-type="float" office:value="42.4332120546892" calcext:value-type="float">
            <text:p>42.4332120546892</text:p>
          </table:table-cell>
          <table:table-cell table:formula="of:=42.3628865739608+0.003260365190381*([.B24]-[.B$2])-0.000000174451726598153*([.B24]-[.B$2])^2" office:value-type="float" office:value="42.4345301735135" calcext:value-type="float">
            <text:p>42.4345301735135</text:p>
          </table:table-cell>
          <table:table-cell table:formula="of:=[.G24]+[.$D24]+[.$E24]" office:value-type="float" office:value="42.2973103890383" calcext:value-type="float">
            <text:p>42.2973103890383</text:p>
          </table:table-cell>
          <table:table-cell table:formula="of:=[.H24]+[.$D24]+[.$E24]" office:value-type="float" office:value="42.2986285078626" calcext:value-type="float">
            <text:p>42.298628507862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4]-[.J24]" office:value-type="float" office:value="-0.114628507862605" calcext:value-type="float">
            <text:p>-0.1146285078626</text:p>
          </table:table-cell>
          <table:table-cell table:number-columns-repeated="1004"/>
        </table:table-row>
        <table:table-row table:style-name="ro1">
          <table:table-cell office:value-type="float" office:value="19720124" calcext:value-type="float">
            <text:p>19720124</text:p>
          </table:table-cell>
          <table:table-cell office:value-type="float" office:value="41340" calcext:value-type="float">
            <text:p>41340</text:p>
          </table:table-cell>
          <table:table-cell office:value-type="float" office:value="42.302" calcext:value-type="float">
            <text:p>42.302</text:p>
          </table:table-cell>
          <table:table-cell office:value-type="float" office:value="-0.1337989122199" calcext:value-type="float">
            <text:p>-0.1337989122199</text:p>
          </table:table-cell>
          <table:table-cell office:value-type="float" office:value="-0.0019693432235" calcext:value-type="float">
            <text:p>-0.0019693432235</text:p>
          </table:table-cell>
          <table:table-cell/>
          <table:table-cell table:formula="of:=[.G24]+([.G$368]-[.G$2])/([.B$368]-[.B$2])" office:value-type="float" office:value="42.4364086674496" calcext:value-type="float">
            <text:p>42.4364086674496</text:p>
          </table:table-cell>
          <table:table-cell table:formula="of:=42.3628865739608+0.003260365190381*([.B25]-[.B$2])-0.000000174451726598153*([.B25]-[.B$2])^2" office:value-type="float" office:value="42.4377826883762" calcext:value-type="float">
            <text:p>42.4377826883762</text:p>
          </table:table-cell>
          <table:table-cell table:formula="of:=[.G25]+[.$D25]+[.$E25]" office:value-type="float" office:value="42.3006404120062" calcext:value-type="float">
            <text:p>42.3006404120062</text:p>
          </table:table-cell>
          <table:table-cell table:formula="of:=[.H25]+[.$D25]+[.$E25]" office:value-type="float" office:value="42.3020144329328" calcext:value-type="float">
            <text:p>42.302014432932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5]-[.J25]" office:value-type="float" office:value="-0.118014432932789" calcext:value-type="float">
            <text:p>-0.1180144329328</text:p>
          </table:table-cell>
          <table:table-cell table:number-columns-repeated="1004"/>
        </table:table-row>
        <table:table-row table:style-name="ro1">
          <table:table-cell office:value-type="float" office:value="19720125" calcext:value-type="float">
            <text:p>19720125</text:p>
          </table:table-cell>
          <table:table-cell office:value-type="float" office:value="41341" calcext:value-type="float">
            <text:p>41341</text:p>
          </table:table-cell>
          <table:table-cell office:value-type="float" office:value="42.305" calcext:value-type="float">
            <text:p>42.305</text:p>
          </table:table-cell>
          <table:table-cell office:value-type="float" office:value="-0.1340239681114" calcext:value-type="float">
            <text:p>-0.1340239681114</text:p>
          </table:table-cell>
          <table:table-cell office:value-type="float" office:value="-0.0018569490695" calcext:value-type="float">
            <text:p>-0.0018569490695</text:p>
          </table:table-cell>
          <table:table-cell/>
          <table:table-cell table:formula="of:=[.G25]+([.G$368]-[.G$2])/([.B$368]-[.B$2])" office:value-type="float" office:value="42.43960528021" calcext:value-type="float">
            <text:p>42.4396052802100</text:p>
          </table:table-cell>
          <table:table-cell table:formula="of:=42.3628865739608+0.003260365190381*([.B26]-[.B$2])-0.000000174451726598153*([.B26]-[.B$2])^2" office:value-type="float" office:value="42.4410348543354" calcext:value-type="float">
            <text:p>42.4410348543354</text:p>
          </table:table-cell>
          <table:table-cell table:formula="of:=[.G26]+[.$D26]+[.$E26]" office:value-type="float" office:value="42.3037243630291" calcext:value-type="float">
            <text:p>42.3037243630291</text:p>
          </table:table-cell>
          <table:table-cell table:formula="of:=[.H26]+[.$D26]+[.$E26]" office:value-type="float" office:value="42.3051539371545" calcext:value-type="float">
            <text:p>42.305153937154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6]-[.J26]" office:value-type="float" office:value="-0.121153937154531" calcext:value-type="float">
            <text:p>-0.1211539371545</text:p>
          </table:table-cell>
          <table:table-cell table:number-columns-repeated="1004"/>
        </table:table-row>
        <table:table-row table:style-name="ro1">
          <table:table-cell office:value-type="float" office:value="19720126" calcext:value-type="float">
            <text:p>19720126</text:p>
          </table:table-cell>
          <table:table-cell office:value-type="float" office:value="41342" calcext:value-type="float">
            <text:p>41342</text:p>
          </table:table-cell>
          <table:table-cell office:value-type="float" office:value="42.309" calcext:value-type="float">
            <text:p>42.309</text:p>
          </table:table-cell>
          <table:table-cell office:value-type="float" office:value="-0.1344456976353" calcext:value-type="float">
            <text:p>-0.1344456976353</text:p>
          </table:table-cell>
          <table:table-cell office:value-type="float" office:value="-0.0017443743764" calcext:value-type="float">
            <text:p>-0.0017443743764</text:p>
          </table:table-cell>
          <table:table-cell/>
          <table:table-cell table:formula="of:=[.G26]+([.G$368]-[.G$2])/([.B$368]-[.B$2])" office:value-type="float" office:value="42.4428018929704" calcext:value-type="float">
            <text:p>42.4428018929704</text:p>
          </table:table-cell>
          <table:table-cell table:formula="of:=42.3628865739608+0.003260365190381*([.B27]-[.B$2])-0.000000174451726598153*([.B27]-[.B$2])^2" office:value-type="float" office:value="42.4442866713912" calcext:value-type="float">
            <text:p>42.4442866713912</text:p>
          </table:table-cell>
          <table:table-cell table:formula="of:=[.G27]+[.$D27]+[.$E27]" office:value-type="float" office:value="42.3066118209587" calcext:value-type="float">
            <text:p>42.3066118209587</text:p>
          </table:table-cell>
          <table:table-cell table:formula="of:=[.H27]+[.$D27]+[.$E27]" office:value-type="float" office:value="42.3080965993795" calcext:value-type="float">
            <text:p>42.308096599379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7]-[.J27]" office:value-type="float" office:value="-0.124096599379506" calcext:value-type="float">
            <text:p>-0.1240965993795</text:p>
          </table:table-cell>
          <table:table-cell table:number-columns-repeated="1004"/>
        </table:table-row>
        <table:table-row table:style-name="ro1">
          <table:table-cell office:value-type="float" office:value="19720127" calcext:value-type="float">
            <text:p>19720127</text:p>
          </table:table-cell>
          <table:table-cell office:value-type="float" office:value="41343" calcext:value-type="float">
            <text:p>41343</text:p>
          </table:table-cell>
          <table:table-cell office:value-type="float" office:value="42.312" calcext:value-type="float">
            <text:p>42.312</text:p>
          </table:table-cell>
          <table:table-cell office:value-type="float" office:value="-0.1349710687184" calcext:value-type="float">
            <text:p>-0.1349710687184</text:p>
          </table:table-cell>
          <table:table-cell office:value-type="float" office:value="-0.0016313710002" calcext:value-type="float">
            <text:p>-0.0016313710002</text:p>
          </table:table-cell>
          <table:table-cell/>
          <table:table-cell table:formula="of:=[.G27]+([.G$368]-[.G$2])/([.B$368]-[.B$2])" office:value-type="float" office:value="42.4459985057307" calcext:value-type="float">
            <text:p>42.4459985057307</text:p>
          </table:table-cell>
          <table:table-cell table:formula="of:=42.3628865739608+0.003260365190381*([.B28]-[.B$2])-0.000000174451726598153*([.B28]-[.B$2])^2" office:value-type="float" office:value="42.4475381395435" calcext:value-type="float">
            <text:p>42.4475381395435</text:p>
          </table:table-cell>
          <table:table-cell table:formula="of:=[.G28]+[.$D28]+[.$E28]" office:value-type="float" office:value="42.3093960660121" calcext:value-type="float">
            <text:p>42.3093960660121</text:p>
          </table:table-cell>
          <table:table-cell table:formula="of:=[.H28]+[.$D28]+[.$E28]" office:value-type="float" office:value="42.3109356998249" calcext:value-type="float">
            <text:p>42.310935699824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8]-[.J28]" office:value-type="float" office:value="-0.126935699824926" calcext:value-type="float">
            <text:p>-0.1269356998249</text:p>
          </table:table-cell>
          <table:table-cell table:number-columns-repeated="1004"/>
        </table:table-row>
        <table:table-row table:style-name="ro1">
          <table:table-cell office:value-type="float" office:value="19720128" calcext:value-type="float">
            <text:p>19720128</text:p>
          </table:table-cell>
          <table:table-cell office:value-type="float" office:value="41344" calcext:value-type="float">
            <text:p>41344</text:p>
          </table:table-cell>
          <table:table-cell office:value-type="float" office:value="42.315" calcext:value-type="float">
            <text:p>42.315</text:p>
          </table:table-cell>
          <table:table-cell office:value-type="float" office:value="-0.1354889928786" calcext:value-type="float">
            <text:p>-0.1354889928786</text:p>
          </table:table-cell>
          <table:table-cell office:value-type="float" office:value="-0.0015176908205" calcext:value-type="float">
            <text:p>-0.0015176908205</text:p>
          </table:table-cell>
          <table:table-cell/>
          <table:table-cell table:formula="of:=[.G28]+([.G$368]-[.G$2])/([.B$368]-[.B$2])" office:value-type="float" office:value="42.4491951184911" calcext:value-type="float">
            <text:p>42.4491951184911</text:p>
          </table:table-cell>
          <table:table-cell table:formula="of:=42.3628865739608+0.003260365190381*([.B29]-[.B$2])-0.000000174451726598153*([.B29]-[.B$2])^2" office:value-type="float" office:value="42.4507892587924" calcext:value-type="float">
            <text:p>42.4507892587924</text:p>
          </table:table-cell>
          <table:table-cell table:formula="of:=[.G29]+[.$D29]+[.$E29]" office:value-type="float" office:value="42.312188434792" calcext:value-type="float">
            <text:p>42.3121884347920</text:p>
          </table:table-cell>
          <table:table-cell table:formula="of:=[.H29]+[.$D29]+[.$E29]" office:value-type="float" office:value="42.3137825750933" calcext:value-type="float">
            <text:p>42.313782575093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29]-[.J29]" office:value-type="float" office:value="-0.129782575093302" calcext:value-type="float">
            <text:p>-0.1297825750933</text:p>
          </table:table-cell>
          <table:table-cell table:number-columns-repeated="1004"/>
        </table:table-row>
        <table:table-row table:style-name="ro1">
          <table:table-cell office:value-type="float" office:value="19720129" calcext:value-type="float">
            <text:p>19720129</text:p>
          </table:table-cell>
          <table:table-cell office:value-type="float" office:value="41345" calcext:value-type="float">
            <text:p>41345</text:p>
          </table:table-cell>
          <table:table-cell office:value-type="float" office:value="42.318" calcext:value-type="float">
            <text:p>42.318</text:p>
          </table:table-cell>
          <table:table-cell office:value-type="float" office:value="-0.1358996567652" calcext:value-type="float">
            <text:p>-0.1358996567652</text:p>
          </table:table-cell>
          <table:table-cell office:value-type="float" office:value="-0.0014030861466" calcext:value-type="float">
            <text:p>-0.0014030861466</text:p>
          </table:table-cell>
          <table:table-cell/>
          <table:table-cell table:formula="of:=[.G29]+([.G$368]-[.G$2])/([.B$368]-[.B$2])" office:value-type="float" office:value="42.4523917312515" calcext:value-type="float">
            <text:p>42.4523917312515</text:p>
          </table:table-cell>
          <table:table-cell table:formula="of:=42.3628865739608+0.003260365190381*([.B30]-[.B$2])-0.000000174451726598153*([.B30]-[.B$2])^2" office:value-type="float" office:value="42.4540400291378" calcext:value-type="float">
            <text:p>42.4540400291378</text:p>
          </table:table-cell>
          <table:table-cell table:formula="of:=[.G30]+[.$D30]+[.$E30]" office:value-type="float" office:value="42.3150889883397" calcext:value-type="float">
            <text:p>42.3150889883397</text:p>
          </table:table-cell>
          <table:table-cell table:formula="of:=[.H30]+[.$D30]+[.$E30]" office:value-type="float" office:value="42.316737286226" calcext:value-type="float">
            <text:p>42.316737286226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0]-[.J30]" office:value-type="float" office:value="-0.132737286226018" calcext:value-type="float">
            <text:p>-0.1327372862260</text:p>
          </table:table-cell>
          <table:table-cell table:number-columns-repeated="1004"/>
        </table:table-row>
        <table:table-row table:style-name="ro1">
          <table:table-cell office:value-type="float" office:value="19720130" calcext:value-type="float">
            <text:p>19720130</text:p>
          </table:table-cell>
          <table:table-cell office:value-type="float" office:value="41346" calcext:value-type="float">
            <text:p>41346</text:p>
          </table:table-cell>
          <table:table-cell office:value-type="float" office:value="42.322" calcext:value-type="float">
            <text:p>42.322</text:p>
          </table:table-cell>
          <table:table-cell office:value-type="float" office:value="-0.1361392494141" calcext:value-type="float">
            <text:p>-0.1361392494141</text:p>
          </table:table-cell>
          <table:table-cell office:value-type="float" office:value="-0.0012873101241" calcext:value-type="float">
            <text:p>-0.0012873101241</text:p>
          </table:table-cell>
          <table:table-cell/>
          <table:table-cell table:formula="of:=[.G30]+([.G$368]-[.G$2])/([.B$368]-[.B$2])" office:value-type="float" office:value="42.4555883440119" calcext:value-type="float">
            <text:p>42.4555883440119</text:p>
          </table:table-cell>
          <table:table-cell table:formula="of:=42.3628865739608+0.003260365190381*([.B31]-[.B$2])-0.000000174451726598153*([.B31]-[.B$2])^2" office:value-type="float" office:value="42.4572904505798" calcext:value-type="float">
            <text:p>42.4572904505798</text:p>
          </table:table-cell>
          <table:table-cell table:formula="of:=[.G31]+[.$D31]+[.$E31]" office:value-type="float" office:value="42.3181617844737" calcext:value-type="float">
            <text:p>42.3181617844737</text:p>
          </table:table-cell>
          <table:table-cell table:formula="of:=[.H31]+[.$D31]+[.$E31]" office:value-type="float" office:value="42.3198638910416" calcext:value-type="float">
            <text:p>42.319863891041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1]-[.J31]" office:value-type="float" office:value="-0.135863891041588" calcext:value-type="float">
            <text:p>-0.1358638910416</text:p>
          </table:table-cell>
          <table:table-cell table:number-columns-repeated="1004"/>
        </table:table-row>
        <table:table-row table:style-name="ro1">
          <table:table-cell office:value-type="float" office:value="19720131" calcext:value-type="float">
            <text:p>19720131</text:p>
          </table:table-cell>
          <table:table-cell office:value-type="float" office:value="41347" calcext:value-type="float">
            <text:p>41347</text:p>
          </table:table-cell>
          <table:table-cell office:value-type="float" office:value="42.325" calcext:value-type="float">
            <text:p>42.325</text:p>
          </table:table-cell>
          <table:table-cell office:value-type="float" office:value="-0.1361923436233" calcext:value-type="float">
            <text:p>-0.1361923436233</text:p>
          </table:table-cell>
          <table:table-cell office:value-type="float" office:value="-0.0011701171403" calcext:value-type="float">
            <text:p>-0.0011701171403</text:p>
          </table:table-cell>
          <table:table-cell/>
          <table:table-cell table:formula="of:=[.G31]+([.G$368]-[.G$2])/([.B$368]-[.B$2])" office:value-type="float" office:value="42.4587849567723" calcext:value-type="float">
            <text:p>42.4587849567723</text:p>
          </table:table-cell>
          <table:table-cell table:formula="of:=42.3628865739608+0.003260365190381*([.B32]-[.B$2])-0.000000174451726598153*([.B32]-[.B$2])^2" office:value-type="float" office:value="42.4605405231183" calcext:value-type="float">
            <text:p>42.4605405231183</text:p>
          </table:table-cell>
          <table:table-cell table:formula="of:=[.G32]+[.$D32]+[.$E32]" office:value-type="float" office:value="42.3214224960087" calcext:value-type="float">
            <text:p>42.3214224960087</text:p>
          </table:table-cell>
          <table:table-cell table:formula="of:=[.H32]+[.$D32]+[.$E32]" office:value-type="float" office:value="42.3231780623547" calcext:value-type="float">
            <text:p>42.323178062354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2]-[.J32]" office:value-type="float" office:value="-0.139178062354695" calcext:value-type="float">
            <text:p>-0.1391780623547</text:p>
          </table:table-cell>
          <table:table-cell table:number-columns-repeated="1004"/>
        </table:table-row>
        <table:table-row table:style-name="ro1">
          <table:table-cell office:value-type="float" office:value="19720201" calcext:value-type="float">
            <text:p>19720201</text:p>
          </table:table-cell>
          <table:table-cell office:value-type="float" office:value="41348" calcext:value-type="float">
            <text:p>41348</text:p>
          </table:table-cell>
          <table:table-cell office:value-type="float" office:value="42.328" calcext:value-type="float">
            <text:p>42.328</text:p>
          </table:table-cell>
          <table:table-cell office:value-type="float" office:value="-0.1360887853183" calcext:value-type="float">
            <text:p>-0.1360887853183</text:p>
          </table:table-cell>
          <table:table-cell office:value-type="float" office:value="-0.0010512632279" calcext:value-type="float">
            <text:p>-0.0010512632279</text:p>
          </table:table-cell>
          <table:table-cell/>
          <table:table-cell table:formula="of:=[.G32]+([.G$368]-[.G$2])/([.B$368]-[.B$2])" office:value-type="float" office:value="42.4619815695326" calcext:value-type="float">
            <text:p>42.4619815695326</text:p>
          </table:table-cell>
          <table:table-cell table:formula="of:=42.3628865739608+0.003260365190381*([.B33]-[.B$2])-0.000000174451726598153*([.B33]-[.B$2])^2" office:value-type="float" office:value="42.4637902467534" calcext:value-type="float">
            <text:p>42.4637902467534</text:p>
          </table:table-cell>
          <table:table-cell table:formula="of:=[.G33]+[.$D33]+[.$E33]" office:value-type="float" office:value="42.3248415209864" calcext:value-type="float">
            <text:p>42.3248415209864</text:p>
          </table:table-cell>
          <table:table-cell table:formula="of:=[.H33]+[.$D33]+[.$E33]" office:value-type="float" office:value="42.3266501982072" calcext:value-type="float">
            <text:p>42.326650198207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3]-[.J33]" office:value-type="float" office:value="-0.14265019820715" calcext:value-type="float">
            <text:p>-0.1426501982072</text:p>
          </table:table-cell>
          <table:table-cell table:number-columns-repeated="1004"/>
        </table:table-row>
        <table:table-row table:style-name="ro1">
          <table:table-cell office:value-type="float" office:value="19720202" calcext:value-type="float">
            <text:p>19720202</text:p>
          </table:table-cell>
          <table:table-cell office:value-type="float" office:value="41349" calcext:value-type="float">
            <text:p>41349</text:p>
          </table:table-cell>
          <table:table-cell office:value-type="float" office:value="42.332" calcext:value-type="float">
            <text:p>42.332</text:p>
          </table:table-cell>
          <table:table-cell office:value-type="float" office:value="-0.1358887295582" calcext:value-type="float">
            <text:p>-0.1358887295582</text:p>
          </table:table-cell>
          <table:table-cell office:value-type="float" office:value="-0.0009305064673" calcext:value-type="float">
            <text:p>-0.0009305064673</text:p>
          </table:table-cell>
          <table:table-cell/>
          <table:table-cell table:formula="of:=[.G33]+([.G$368]-[.G$2])/([.B$368]-[.B$2])" office:value-type="float" office:value="42.465178182293" calcext:value-type="float">
            <text:p>42.4651781822930</text:p>
          </table:table-cell>
          <table:table-cell table:formula="of:=42.3628865739608+0.003260365190381*([.B34]-[.B$2])-0.000000174451726598153*([.B34]-[.B$2])^2" office:value-type="float" office:value="42.467039621485" calcext:value-type="float">
            <text:p>42.4670396214850</text:p>
          </table:table-cell>
          <table:table-cell table:formula="of:=[.G34]+[.$D34]+[.$E34]" office:value-type="float" office:value="42.3283589462675" calcext:value-type="float">
            <text:p>42.3283589462675</text:p>
          </table:table-cell>
          <table:table-cell table:formula="of:=[.H34]+[.$D34]+[.$E34]" office:value-type="float" office:value="42.3302203854595" calcext:value-type="float">
            <text:p>42.330220385459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4]-[.J34]" office:value-type="float" office:value="-0.146220385459465" calcext:value-type="float">
            <text:p>-0.1462203854595</text:p>
          </table:table-cell>
          <table:table-cell table:number-columns-repeated="1004"/>
        </table:table-row>
        <table:table-row table:style-name="ro1">
          <table:table-cell office:value-type="float" office:value="19720203" calcext:value-type="float">
            <text:p>19720203</text:p>
          </table:table-cell>
          <table:table-cell office:value-type="float" office:value="41350" calcext:value-type="float">
            <text:p>41350</text:p>
          </table:table-cell>
          <table:table-cell office:value-type="float" office:value="42.335" calcext:value-type="float">
            <text:p>42.335</text:p>
          </table:table-cell>
          <table:table-cell office:value-type="float" office:value="-0.1356639458912" calcext:value-type="float">
            <text:p>-0.1356639458912</text:p>
          </table:table-cell>
          <table:table-cell office:value-type="float" office:value="-0.0008076073861" calcext:value-type="float">
            <text:p>-0.0008076073861</text:p>
          </table:table-cell>
          <table:table-cell/>
          <table:table-cell table:formula="of:=[.G34]+([.G$368]-[.G$2])/([.B$368]-[.B$2])" office:value-type="float" office:value="42.4683747950534" calcext:value-type="float">
            <text:p>42.4683747950534</text:p>
          </table:table-cell>
          <table:table-cell table:formula="of:=42.3628865739608+0.003260365190381*([.B35]-[.B$2])-0.000000174451726598153*([.B35]-[.B$2])^2" office:value-type="float" office:value="42.4702886473131" calcext:value-type="float">
            <text:p>42.4702886473131</text:p>
          </table:table-cell>
          <table:table-cell table:formula="of:=[.G35]+[.$D35]+[.$E35]" office:value-type="float" office:value="42.3319032417761" calcext:value-type="float">
            <text:p>42.3319032417761</text:p>
          </table:table-cell>
          <table:table-cell table:formula="of:=[.H35]+[.$D35]+[.$E35]" office:value-type="float" office:value="42.3338170940358" calcext:value-type="float">
            <text:p>42.333817094035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5]-[.J35]" office:value-type="float" office:value="-0.149817094035811" calcext:value-type="float">
            <text:p>-0.1498170940358</text:p>
          </table:table-cell>
          <table:table-cell table:number-columns-repeated="1004"/>
        </table:table-row>
        <table:table-row table:style-name="ro1">
          <table:table-cell office:value-type="float" office:value="19720204" calcext:value-type="float">
            <text:p>19720204</text:p>
          </table:table-cell>
          <table:table-cell office:value-type="float" office:value="41351" calcext:value-type="float">
            <text:p>41351</text:p>
          </table:table-cell>
          <table:table-cell office:value-type="float" office:value="42.338" calcext:value-type="float">
            <text:p>42.338</text:p>
          </table:table-cell>
          <table:table-cell office:value-type="float" office:value="-0.1354826623289" calcext:value-type="float">
            <text:p>-0.1354826623289</text:p>
          </table:table-cell>
          <table:table-cell office:value-type="float" office:value="-0.0006823293556" calcext:value-type="float">
            <text:p>-0.0006823293556</text:p>
          </table:table-cell>
          <table:table-cell/>
          <table:table-cell table:formula="of:=[.G35]+([.G$368]-[.G$2])/([.B$368]-[.B$2])" office:value-type="float" office:value="42.4715714078138" calcext:value-type="float">
            <text:p>42.4715714078138</text:p>
          </table:table-cell>
          <table:table-cell table:formula="of:=42.3628865739608+0.003260365190381*([.B36]-[.B$2])-0.000000174451726598153*([.B36]-[.B$2])^2" office:value-type="float" office:value="42.4735373242378" calcext:value-type="float">
            <text:p>42.4735373242378</text:p>
          </table:table-cell>
          <table:table-cell table:formula="of:=[.G36]+[.$D36]+[.$E36]" office:value-type="float" office:value="42.3354064161293" calcext:value-type="float">
            <text:p>42.3354064161293</text:p>
          </table:table-cell>
          <table:table-cell table:formula="of:=[.H36]+[.$D36]+[.$E36]" office:value-type="float" office:value="42.3373723325533" calcext:value-type="float">
            <text:p>42.337372332553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6]-[.J36]" office:value-type="float" office:value="-0.15337233255331" calcext:value-type="float">
            <text:p>-0.1533723325533</text:p>
          </table:table-cell>
          <table:table-cell table:number-columns-repeated="1004"/>
        </table:table-row>
        <table:table-row table:style-name="ro1">
          <table:table-cell office:value-type="float" office:value="19720205" calcext:value-type="float">
            <text:p>19720205</text:p>
          </table:table-cell>
          <table:table-cell office:value-type="float" office:value="41352" calcext:value-type="float">
            <text:p>41352</text:p>
          </table:table-cell>
          <table:table-cell office:value-type="float" office:value="42.341" calcext:value-type="float">
            <text:p>42.341</text:p>
          </table:table-cell>
          <table:table-cell office:value-type="float" office:value="-0.1354004361481" calcext:value-type="float">
            <text:p>-0.1354004361481</text:p>
          </table:table-cell>
          <table:table-cell office:value-type="float" office:value="-0.0005544389839" calcext:value-type="float">
            <text:p>-0.0005544389839</text:p>
          </table:table-cell>
          <table:table-cell/>
          <table:table-cell table:formula="of:=[.G36]+([.G$368]-[.G$2])/([.B$368]-[.B$2])" office:value-type="float" office:value="42.4747680205742" calcext:value-type="float">
            <text:p>42.4747680205742</text:p>
          </table:table-cell>
          <table:table-cell table:formula="of:=42.3628865739608+0.003260365190381*([.B37]-[.B$2])-0.000000174451726598153*([.B37]-[.B$2])^2" office:value-type="float" office:value="42.4767856522591" calcext:value-type="float">
            <text:p>42.4767856522591</text:p>
          </table:table-cell>
          <table:table-cell table:formula="of:=[.G37]+[.$D37]+[.$E37]" office:value-type="float" office:value="42.3388131454422" calcext:value-type="float">
            <text:p>42.3388131454422</text:p>
          </table:table-cell>
          <table:table-cell table:formula="of:=[.H37]+[.$D37]+[.$E37]" office:value-type="float" office:value="42.3408307771271" calcext:value-type="float">
            <text:p>42.340830777127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7]-[.J37]" office:value-type="float" office:value="-0.156830777127055" calcext:value-type="float">
            <text:p>-0.1568307771271</text:p>
          </table:table-cell>
          <table:table-cell table:number-columns-repeated="1004"/>
        </table:table-row>
        <table:table-row table:style-name="ro1">
          <table:table-cell office:value-type="float" office:value="19720206" calcext:value-type="float">
            <text:p>19720206</text:p>
          </table:table-cell>
          <table:table-cell office:value-type="float" office:value="41353" calcext:value-type="float">
            <text:p>41353</text:p>
          </table:table-cell>
          <table:table-cell office:value-type="float" office:value="42.345" calcext:value-type="float">
            <text:p>42.345</text:p>
          </table:table-cell>
          <table:table-cell office:value-type="float" office:value="-0.1354552458617" calcext:value-type="float">
            <text:p>-0.1354552458617</text:p>
          </table:table-cell>
          <table:table-cell office:value-type="float" office:value="-0.0004237065053" calcext:value-type="float">
            <text:p>-0.0004237065053</text:p>
          </table:table-cell>
          <table:table-cell/>
          <table:table-cell table:formula="of:=[.G37]+([.G$368]-[.G$2])/([.B$368]-[.B$2])" office:value-type="float" office:value="42.4779646333346" calcext:value-type="float">
            <text:p>42.4779646333346</text:p>
          </table:table-cell>
          <table:table-cell table:formula="of:=42.3628865739608+0.003260365190381*([.B38]-[.B$2])-0.000000174451726598153*([.B38]-[.B$2])^2" office:value-type="float" office:value="42.4800336313768" calcext:value-type="float">
            <text:p>42.4800336313768</text:p>
          </table:table-cell>
          <table:table-cell table:formula="of:=[.G38]+[.$D38]+[.$E38]" office:value-type="float" office:value="42.3420856809676" calcext:value-type="float">
            <text:p>42.3420856809676</text:p>
          </table:table-cell>
          <table:table-cell table:formula="of:=[.H38]+[.$D38]+[.$E38]" office:value-type="float" office:value="42.3441546790098" calcext:value-type="float">
            <text:p>42.344154679009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8]-[.J38]" office:value-type="float" office:value="-0.160154679009842" calcext:value-type="float">
            <text:p>-0.1601546790098</text:p>
          </table:table-cell>
          <table:table-cell table:number-columns-repeated="1004"/>
        </table:table-row>
        <table:table-row table:style-name="ro1">
          <table:table-cell office:value-type="float" office:value="19720207" calcext:value-type="float">
            <text:p>19720207</text:p>
          </table:table-cell>
          <table:table-cell office:value-type="float" office:value="41354" calcext:value-type="float">
            <text:p>41354</text:p>
          </table:table-cell>
          <table:table-cell office:value-type="float" office:value="42.348" calcext:value-type="float">
            <text:p>42.348</text:p>
          </table:table-cell>
          <table:table-cell office:value-type="float" office:value="-0.1356642317493" calcext:value-type="float">
            <text:p>-0.1356642317493</text:p>
          </table:table-cell>
          <table:table-cell office:value-type="float" office:value="-0.000289906165" calcext:value-type="float">
            <text:p>-0.0002899061650</text:p>
          </table:table-cell>
          <table:table-cell/>
          <table:table-cell table:formula="of:=[.G38]+([.G$368]-[.G$2])/([.B$368]-[.B$2])" office:value-type="float" office:value="42.481161246095" calcext:value-type="float">
            <text:p>42.4811612460950</text:p>
          </table:table-cell>
          <table:table-cell table:formula="of:=42.3628865739608+0.003260365190381*([.B39]-[.B$2])-0.000000174451726598153*([.B39]-[.B$2])^2" office:value-type="float" office:value="42.4832812615912" calcext:value-type="float">
            <text:p>42.4832812615912</text:p>
          </table:table-cell>
          <table:table-cell table:formula="of:=[.G39]+[.$D39]+[.$E39]" office:value-type="float" office:value="42.3452071081807" calcext:value-type="float">
            <text:p>42.3452071081807</text:p>
          </table:table-cell>
          <table:table-cell table:formula="of:=[.H39]+[.$D39]+[.$E39]" office:value-type="float" office:value="42.3473271236769" calcext:value-type="float">
            <text:p>42.347327123676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39]-[.J39]" office:value-type="float" office:value="-0.163327123676879" calcext:value-type="float">
            <text:p>-0.1633271236769</text:p>
          </table:table-cell>
          <table:table-cell table:number-columns-repeated="1004"/>
        </table:table-row>
        <table:table-row table:style-name="ro1">
          <table:table-cell office:value-type="float" office:value="19720208" calcext:value-type="float">
            <text:p>19720208</text:p>
          </table:table-cell>
          <table:table-cell office:value-type="float" office:value="41355" calcext:value-type="float">
            <text:p>41355</text:p>
          </table:table-cell>
          <table:table-cell office:value-type="float" office:value="42.351" calcext:value-type="float">
            <text:p>42.351</text:p>
          </table:table-cell>
          <table:table-cell office:value-type="float" office:value="-0.1360213428399" calcext:value-type="float">
            <text:p>-0.1360213428399</text:p>
          </table:table-cell>
          <table:table-cell office:value-type="float" office:value="-0.0001528165988" calcext:value-type="float">
            <text:p>-0.0001528165988</text:p>
          </table:table-cell>
          <table:table-cell/>
          <table:table-cell table:formula="of:=[.G39]+([.G$368]-[.G$2])/([.B$368]-[.B$2])" office:value-type="float" office:value="42.4843578588553" calcext:value-type="float">
            <text:p>42.4843578588553</text:p>
          </table:table-cell>
          <table:table-cell table:formula="of:=42.3628865739608+0.003260365190381*([.B40]-[.B$2])-0.000000174451726598153*([.B40]-[.B$2])^2" office:value-type="float" office:value="42.4865285429021" calcext:value-type="float">
            <text:p>42.4865285429021</text:p>
          </table:table-cell>
          <table:table-cell table:formula="of:=[.G40]+[.$D40]+[.$E40]" office:value-type="float" office:value="42.3481836994166" calcext:value-type="float">
            <text:p>42.3481836994166</text:p>
          </table:table-cell>
          <table:table-cell table:formula="of:=[.H40]+[.$D40]+[.$E40]" office:value-type="float" office:value="42.3503543834634" calcext:value-type="float">
            <text:p>42.350354383463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0]-[.J40]" office:value-type="float" office:value="-0.166354383463371" calcext:value-type="float">
            <text:p>-0.1663543834634</text:p>
          </table:table-cell>
          <table:table-cell table:number-columns-repeated="1004"/>
        </table:table-row>
        <table:table-row table:style-name="ro1">
          <table:table-cell office:value-type="float" office:value="19720209" calcext:value-type="float">
            <text:p>19720209</text:p>
          </table:table-cell>
          <table:table-cell office:value-type="float" office:value="41356" calcext:value-type="float">
            <text:p>41356</text:p>
          </table:table-cell>
          <table:table-cell office:value-type="float" office:value="42.354" calcext:value-type="float">
            <text:p>42.354</text:p>
          </table:table-cell>
          <table:table-cell office:value-type="float" office:value="-0.1364965213642" calcext:value-type="float">
            <text:p>-0.1364965213642</text:p>
          </table:table-cell>
          <table:table-cell office:value-type="float" office:value="-0.0000122212075" calcext:value-type="float">
            <text:p>-0.0000122212075</text:p>
          </table:table-cell>
          <table:table-cell/>
          <table:table-cell table:formula="of:=[.G40]+([.G$368]-[.G$2])/([.B$368]-[.B$2])" office:value-type="float" office:value="42.4875544716157" calcext:value-type="float">
            <text:p>42.4875544716157</text:p>
          </table:table-cell>
          <table:table-cell table:formula="of:=42.3628865739608+0.003260365190381*([.B41]-[.B$2])-0.000000174451726598153*([.B41]-[.B$2])^2" office:value-type="float" office:value="42.4897754753095" calcext:value-type="float">
            <text:p>42.4897754753095</text:p>
          </table:table-cell>
          <table:table-cell table:formula="of:=[.G41]+[.$D41]+[.$E41]" office:value-type="float" office:value="42.351045729044" calcext:value-type="float">
            <text:p>42.3510457290440</text:p>
          </table:table-cell>
          <table:table-cell table:formula="of:=[.H41]+[.$D41]+[.$E41]" office:value-type="float" office:value="42.3532667327378" calcext:value-type="float">
            <text:p>42.353266732737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1]-[.J41]" office:value-type="float" office:value="-0.169266732737803" calcext:value-type="float">
            <text:p>-0.1692667327378</text:p>
          </table:table-cell>
          <table:table-cell table:number-columns-repeated="1004"/>
        </table:table-row>
        <table:table-row table:style-name="ro1">
          <table:table-cell office:value-type="float" office:value="19720210" calcext:value-type="float">
            <text:p>19720210</text:p>
          </table:table-cell>
          <table:table-cell office:value-type="float" office:value="41357" calcext:value-type="float">
            <text:p>41357</text:p>
          </table:table-cell>
          <table:table-cell office:value-type="float" office:value="42.358" calcext:value-type="float">
            <text:p>42.358</text:p>
          </table:table-cell>
          <table:table-cell office:value-type="float" office:value="-0.1370366771688" calcext:value-type="float">
            <text:p>-0.1370366771688</text:p>
          </table:table-cell>
          <table:table-cell office:value-type="float" office:value="0.0001320914743" calcext:value-type="float">
            <text:p>0.0001320914743</text:p>
          </table:table-cell>
          <table:table-cell/>
          <table:table-cell table:formula="of:=[.G41]+([.G$368]-[.G$2])/([.B$368]-[.B$2])" office:value-type="float" office:value="42.4907510843761" calcext:value-type="float">
            <text:p>42.4907510843761</text:p>
          </table:table-cell>
          <table:table-cell table:formula="of:=42.3628865739608+0.003260365190381*([.B42]-[.B$2])-0.000000174451726598153*([.B42]-[.B$2])^2" office:value-type="float" office:value="42.4930220588135" calcext:value-type="float">
            <text:p>42.4930220588135</text:p>
          </table:table-cell>
          <table:table-cell table:formula="of:=[.G42]+[.$D42]+[.$E42]" office:value-type="float" office:value="42.3538464986816" calcext:value-type="float">
            <text:p>42.3538464986816</text:p>
          </table:table-cell>
          <table:table-cell table:formula="of:=[.H42]+[.$D42]+[.$E42]" office:value-type="float" office:value="42.356117473119" calcext:value-type="float">
            <text:p>42.356117473119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2]-[.J42]" office:value-type="float" office:value="-0.172117473118988" calcext:value-type="float">
            <text:p>-0.1721174731190</text:p>
          </table:table-cell>
          <table:table-cell table:number-columns-repeated="1004"/>
        </table:table-row>
        <table:table-row table:style-name="ro1">
          <table:table-cell office:value-type="float" office:value="19720211" calcext:value-type="float">
            <text:p>19720211</text:p>
          </table:table-cell>
          <table:table-cell office:value-type="float" office:value="41358" calcext:value-type="float">
            <text:p>41358</text:p>
          </table:table-cell>
          <table:table-cell office:value-type="float" office:value="42.361" calcext:value-type="float">
            <text:p>42.361</text:p>
          </table:table-cell>
          <table:table-cell office:value-type="float" office:value="-0.1375683105842" calcext:value-type="float">
            <text:p>-0.1375683105842</text:p>
          </table:table-cell>
          <table:table-cell office:value-type="float" office:value="0.0002803274168" calcext:value-type="float">
            <text:p>0.0002803274168</text:p>
          </table:table-cell>
          <table:table-cell/>
          <table:table-cell table:formula="of:=[.G42]+([.G$368]-[.G$2])/([.B$368]-[.B$2])" office:value-type="float" office:value="42.4939476971365" calcext:value-type="float">
            <text:p>42.4939476971365</text:p>
          </table:table-cell>
          <table:table-cell table:formula="of:=42.3628865739608+0.003260365190381*([.B43]-[.B$2])-0.000000174451726598153*([.B43]-[.B$2])^2" office:value-type="float" office:value="42.496268293414" calcext:value-type="float">
            <text:p>42.4962682934140</text:p>
          </table:table-cell>
          <table:table-cell table:formula="of:=[.G43]+[.$D43]+[.$E43]" office:value-type="float" office:value="42.3566597139691" calcext:value-type="float">
            <text:p>42.3566597139691</text:p>
          </table:table-cell>
          <table:table-cell table:formula="of:=[.H43]+[.$D43]+[.$E43]" office:value-type="float" office:value="42.3589803102466" calcext:value-type="float">
            <text:p>42.358980310246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3]-[.J43]" office:value-type="float" office:value="-0.174980310246617" calcext:value-type="float">
            <text:p>-0.1749803102466</text:p>
          </table:table-cell>
          <table:table-cell table:number-columns-repeated="1004"/>
        </table:table-row>
        <table:table-row table:style-name="ro1">
          <table:table-cell office:value-type="float" office:value="19720212" calcext:value-type="float">
            <text:p>19720212</text:p>
          </table:table-cell>
          <table:table-cell office:value-type="float" office:value="41359" calcext:value-type="float">
            <text:p>41359</text:p>
          </table:table-cell>
          <table:table-cell office:value-type="float" office:value="42.364" calcext:value-type="float">
            <text:p>42.364</text:p>
          </table:table-cell>
          <table:table-cell office:value-type="float" office:value="-0.1380031685564" calcext:value-type="float">
            <text:p>-0.1380031685564</text:p>
          </table:table-cell>
          <table:table-cell office:value-type="float" office:value="0.0004326867388" calcext:value-type="float">
            <text:p>0.0004326867388</text:p>
          </table:table-cell>
          <table:table-cell/>
          <table:table-cell table:formula="of:=[.G43]+([.G$368]-[.G$2])/([.B$368]-[.B$2])" office:value-type="float" office:value="42.4971443098969" calcext:value-type="float">
            <text:p>42.4971443098969</text:p>
          </table:table-cell>
          <table:table-cell table:formula="of:=42.3628865739608+0.003260365190381*([.B44]-[.B$2])-0.000000174451726598153*([.B44]-[.B$2])^2" office:value-type="float" office:value="42.4995141791111" calcext:value-type="float">
            <text:p>42.4995141791111</text:p>
          </table:table-cell>
          <table:table-cell table:formula="of:=[.G44]+[.$D44]+[.$E44]" office:value-type="float" office:value="42.3595738280793" calcext:value-type="float">
            <text:p>42.3595738280793</text:p>
          </table:table-cell>
          <table:table-cell table:formula="of:=[.H44]+[.$D44]+[.$E44]" office:value-type="float" office:value="42.3619436972935" calcext:value-type="float">
            <text:p>42.361943697293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4]-[.J44]" office:value-type="float" office:value="-0.177943697293479" calcext:value-type="float">
            <text:p>-0.1779436972935</text:p>
          </table:table-cell>
          <table:table-cell table:number-columns-repeated="1004"/>
        </table:table-row>
        <table:table-row table:style-name="ro1">
          <table:table-cell office:value-type="float" office:value="19720213" calcext:value-type="float">
            <text:p>19720213</text:p>
          </table:table-cell>
          <table:table-cell office:value-type="float" office:value="41360" calcext:value-type="float">
            <text:p>41360</text:p>
          </table:table-cell>
          <table:table-cell office:value-type="float" office:value="42.368" calcext:value-type="float">
            <text:p>42.368</text:p>
          </table:table-cell>
          <table:table-cell office:value-type="float" office:value="-0.1382505010271" calcext:value-type="float">
            <text:p>-0.1382505010271</text:p>
          </table:table-cell>
          <table:table-cell office:value-type="float" office:value="0.0005893633605" calcext:value-type="float">
            <text:p>0.0005893633605</text:p>
          </table:table-cell>
          <table:table-cell/>
          <table:table-cell table:formula="of:=[.G44]+([.G$368]-[.G$2])/([.B$368]-[.B$2])" office:value-type="float" office:value="42.5003409226573" calcext:value-type="float">
            <text:p>42.5003409226573</text:p>
          </table:table-cell>
          <table:table-cell table:formula="of:=42.3628865739608+0.003260365190381*([.B45]-[.B$2])-0.000000174451726598153*([.B45]-[.B$2])^2" office:value-type="float" office:value="42.5027597159047" calcext:value-type="float">
            <text:p>42.5027597159047</text:p>
          </table:table-cell>
          <table:table-cell table:formula="of:=[.G45]+[.$D45]+[.$E45]" office:value-type="float" office:value="42.3626797849907" calcext:value-type="float">
            <text:p>42.3626797849907</text:p>
          </table:table-cell>
          <table:table-cell table:formula="of:=[.H45]+[.$D45]+[.$E45]" office:value-type="float" office:value="42.3650985782381" calcext:value-type="float">
            <text:p>42.365098578238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5]-[.J45]" office:value-type="float" office:value="-0.181098578238107" calcext:value-type="float">
            <text:p>-0.1810985782381</text:p>
          </table:table-cell>
          <table:table-cell table:number-columns-repeated="1004"/>
        </table:table-row>
        <table:table-row table:style-name="ro1">
          <table:table-cell office:value-type="float" office:value="19720214" calcext:value-type="float">
            <text:p>19720214</text:p>
          </table:table-cell>
          <table:table-cell office:value-type="float" office:value="41361" calcext:value-type="float">
            <text:p>41361</text:p>
          </table:table-cell>
          <table:table-cell office:value-type="float" office:value="42.371" calcext:value-type="float">
            <text:p>42.371</text:p>
          </table:table-cell>
          <table:table-cell office:value-type="float" office:value="-0.1382384179267" calcext:value-type="float">
            <text:p>-0.1382384179267</text:p>
          </table:table-cell>
          <table:table-cell office:value-type="float" office:value="0.0007505446625" calcext:value-type="float">
            <text:p>0.0007505446625</text:p>
          </table:table-cell>
          <table:table-cell/>
          <table:table-cell table:formula="of:=[.G45]+([.G$368]-[.G$2])/([.B$368]-[.B$2])" office:value-type="float" office:value="42.5035375354176" calcext:value-type="float">
            <text:p>42.5035375354176</text:p>
          </table:table-cell>
          <table:table-cell table:formula="of:=42.3628865739608+0.003260365190381*([.B46]-[.B$2])-0.000000174451726598153*([.B46]-[.B$2])^2" office:value-type="float" office:value="42.5060049037949" calcext:value-type="float">
            <text:p>42.5060049037949</text:p>
          </table:table-cell>
          <table:table-cell table:formula="of:=[.G46]+[.$D46]+[.$E46]" office:value-type="float" office:value="42.3660496621534" calcext:value-type="float">
            <text:p>42.3660496621534</text:p>
          </table:table-cell>
          <table:table-cell table:formula="of:=[.H46]+[.$D46]+[.$E46]" office:value-type="float" office:value="42.3685170305307" calcext:value-type="float">
            <text:p>42.368517030530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6]-[.J46]" office:value-type="float" office:value="-0.184517030530671" calcext:value-type="float">
            <text:p>-0.1845170305307</text:p>
          </table:table-cell>
          <table:table-cell table:number-columns-repeated="1004"/>
        </table:table-row>
        <table:table-row table:style-name="ro1">
          <table:table-cell office:value-type="float" office:value="19720215" calcext:value-type="float">
            <text:p>19720215</text:p>
          </table:table-cell>
          <table:table-cell office:value-type="float" office:value="41362" calcext:value-type="float">
            <text:p>41362</text:p>
          </table:table-cell>
          <table:table-cell office:value-type="float" office:value="42.374" calcext:value-type="float">
            <text:p>42.374</text:p>
          </table:table-cell>
          <table:table-cell office:value-type="float" office:value="-0.1379405792291" calcext:value-type="float">
            <text:p>-0.1379405792291</text:p>
          </table:table-cell>
          <table:table-cell office:value-type="float" office:value="0.0009164111543" calcext:value-type="float">
            <text:p>0.0009164111543</text:p>
          </table:table-cell>
          <table:table-cell/>
          <table:table-cell table:formula="of:=[.G46]+([.G$368]-[.G$2])/([.B$368]-[.B$2])" office:value-type="float" office:value="42.506734148178" calcext:value-type="float">
            <text:p>42.5067341481780</text:p>
          </table:table-cell>
          <table:table-cell table:formula="of:=42.3628865739608+0.003260365190381*([.B47]-[.B$2])-0.000000174451726598153*([.B47]-[.B$2])^2" office:value-type="float" office:value="42.5092497427816" calcext:value-type="float">
            <text:p>42.5092497427816</text:p>
          </table:table-cell>
          <table:table-cell table:formula="of:=[.G47]+[.$D47]+[.$E47]" office:value-type="float" office:value="42.3697099801032" calcext:value-type="float">
            <text:p>42.3697099801032</text:p>
          </table:table-cell>
          <table:table-cell table:formula="of:=[.H47]+[.$D47]+[.$E47]" office:value-type="float" office:value="42.3722255747068" calcext:value-type="float">
            <text:p>42.372225574706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7]-[.J47]" office:value-type="float" office:value="-0.188225574706784" calcext:value-type="float">
            <text:p>-0.1882255747068</text:p>
          </table:table-cell>
          <table:table-cell table:number-columns-repeated="1004"/>
        </table:table-row>
        <table:table-row table:style-name="ro1">
          <table:table-cell office:value-type="float" office:value="19720216" calcext:value-type="float">
            <text:p>19720216</text:p>
          </table:table-cell>
          <table:table-cell office:value-type="float" office:value="41363" calcext:value-type="float">
            <text:p>41363</text:p>
          </table:table-cell>
          <table:table-cell office:value-type="float" office:value="42.377" calcext:value-type="float">
            <text:p>42.377</text:p>
          </table:table-cell>
          <table:table-cell office:value-type="float" office:value="-0.1373966294895" calcext:value-type="float">
            <text:p>-0.1373966294895</text:p>
          </table:table-cell>
          <table:table-cell office:value-type="float" office:value="0.0010871361505" calcext:value-type="float">
            <text:p>0.0010871361505</text:p>
          </table:table-cell>
          <table:table-cell/>
          <table:table-cell table:formula="of:=[.G47]+([.G$368]-[.G$2])/([.B$368]-[.B$2])" office:value-type="float" office:value="42.5099307609384" calcext:value-type="float">
            <text:p>42.5099307609384</text:p>
          </table:table-cell>
          <table:table-cell table:formula="of:=42.3628865739608+0.003260365190381*([.B48]-[.B$2])-0.000000174451726598153*([.B48]-[.B$2])^2" office:value-type="float" office:value="42.5124942328648" calcext:value-type="float">
            <text:p>42.5124942328648</text:p>
          </table:table-cell>
          <table:table-cell table:formula="of:=[.G48]+[.$D48]+[.$E48]" office:value-type="float" office:value="42.3736212675994" calcext:value-type="float">
            <text:p>42.3736212675994</text:p>
          </table:table-cell>
          <table:table-cell table:formula="of:=[.H48]+[.$D48]+[.$E48]" office:value-type="float" office:value="42.3761847395259" calcext:value-type="float">
            <text:p>42.376184739525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8]-[.J48]" office:value-type="float" office:value="-0.19218473952585" calcext:value-type="float">
            <text:p>-0.1921847395259</text:p>
          </table:table-cell>
          <table:table-cell table:number-columns-repeated="1004"/>
        </table:table-row>
        <table:table-row table:style-name="ro1">
          <table:table-cell office:value-type="float" office:value="19720217" calcext:value-type="float">
            <text:p>19720217</text:p>
          </table:table-cell>
          <table:table-cell office:value-type="float" office:value="41364" calcext:value-type="float">
            <text:p>41364</text:p>
          </table:table-cell>
          <table:table-cell office:value-type="float" office:value="42.381" calcext:value-type="float">
            <text:p>42.381</text:p>
          </table:table-cell>
          <table:table-cell office:value-type="float" office:value="-0.1367126437035" calcext:value-type="float">
            <text:p>-0.1367126437035</text:p>
          </table:table-cell>
          <table:table-cell office:value-type="float" office:value="0.0012628854561" calcext:value-type="float">
            <text:p>0.0012628854561</text:p>
          </table:table-cell>
          <table:table-cell/>
          <table:table-cell table:formula="of:=[.G48]+([.G$368]-[.G$2])/([.B$368]-[.B$2])" office:value-type="float" office:value="42.5131273736988" calcext:value-type="float">
            <text:p>42.5131273736988</text:p>
          </table:table-cell>
          <table:table-cell table:formula="of:=42.3628865739608+0.003260365190381*([.B49]-[.B$2])-0.000000174451726598153*([.B49]-[.B$2])^2" office:value-type="float" office:value="42.5157383740447" calcext:value-type="float">
            <text:p>42.5157383740447</text:p>
          </table:table-cell>
          <table:table-cell table:formula="of:=[.G49]+[.$D49]+[.$E49]" office:value-type="float" office:value="42.3776776154514" calcext:value-type="float">
            <text:p>42.3776776154514</text:p>
          </table:table-cell>
          <table:table-cell table:formula="of:=[.H49]+[.$D49]+[.$E49]" office:value-type="float" office:value="42.3802886157973" calcext:value-type="float">
            <text:p>42.380288615797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49]-[.J49]" office:value-type="float" office:value="-0.196288615797258" calcext:value-type="float">
            <text:p>-0.1962886157973</text:p>
          </table:table-cell>
          <table:table-cell table:number-columns-repeated="1004"/>
        </table:table-row>
        <table:table-row table:style-name="ro1">
          <table:table-cell office:value-type="float" office:value="19720218" calcext:value-type="float">
            <text:p>19720218</text:p>
          </table:table-cell>
          <table:table-cell office:value-type="float" office:value="41365" calcext:value-type="float">
            <text:p>41365</text:p>
          </table:table-cell>
          <table:table-cell office:value-type="float" office:value="42.384" calcext:value-type="float">
            <text:p>42.384</text:p>
          </table:table-cell>
          <table:table-cell office:value-type="float" office:value="-0.1360355698943" calcext:value-type="float">
            <text:p>-0.1360355698943</text:p>
          </table:table-cell>
          <table:table-cell office:value-type="float" office:value="0.0014438170617" calcext:value-type="float">
            <text:p>0.0014438170617</text:p>
          </table:table-cell>
          <table:table-cell/>
          <table:table-cell table:formula="of:=[.G49]+([.G$368]-[.G$2])/([.B$368]-[.B$2])" office:value-type="float" office:value="42.5163239864592" calcext:value-type="float">
            <text:p>42.5163239864592</text:p>
          </table:table-cell>
          <table:table-cell table:formula="of:=42.3628865739608+0.003260365190381*([.B50]-[.B$2])-0.000000174451726598153*([.B50]-[.B$2])^2" office:value-type="float" office:value="42.518982166321" calcext:value-type="float">
            <text:p>42.5189821663210</text:p>
          </table:table-cell>
          <table:table-cell table:formula="of:=[.G50]+[.$D50]+[.$E50]" office:value-type="float" office:value="42.3817322336266" calcext:value-type="float">
            <text:p>42.3817322336266</text:p>
          </table:table-cell>
          <table:table-cell table:formula="of:=[.H50]+[.$D50]+[.$E50]" office:value-type="float" office:value="42.3843904134884" calcext:value-type="float">
            <text:p>42.384390413488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0]-[.J50]" office:value-type="float" office:value="-0.200390413488407" calcext:value-type="float">
            <text:p>-0.2003904134884</text:p>
          </table:table-cell>
          <table:table-cell table:number-columns-repeated="1004"/>
        </table:table-row>
        <table:table-row table:style-name="ro1">
          <table:table-cell office:value-type="float" office:value="19720219" calcext:value-type="float">
            <text:p>19720219</text:p>
          </table:table-cell>
          <table:table-cell office:value-type="float" office:value="41366" calcext:value-type="float">
            <text:p>41366</text:p>
          </table:table-cell>
          <table:table-cell office:value-type="float" office:value="42.387" calcext:value-type="float">
            <text:p>42.387</text:p>
          </table:table-cell>
          <table:table-cell office:value-type="float" office:value="-0.135509513704" calcext:value-type="float">
            <text:p>-0.1355095137040</text:p>
          </table:table-cell>
          <table:table-cell office:value-type="float" office:value="0.001630080848" calcext:value-type="float">
            <text:p>0.0016300808480</text:p>
          </table:table-cell>
          <table:table-cell/>
          <table:table-cell table:formula="of:=[.G50]+([.G$368]-[.G$2])/([.B$368]-[.B$2])" office:value-type="float" office:value="42.5195205992196" calcext:value-type="float">
            <text:p>42.5195205992196</text:p>
          </table:table-cell>
          <table:table-cell table:formula="of:=42.3628865739608+0.003260365190381*([.B51]-[.B$2])-0.000000174451726598153*([.B51]-[.B$2])^2" office:value-type="float" office:value="42.5222256096939" calcext:value-type="float">
            <text:p>42.5222256096939</text:p>
          </table:table-cell>
          <table:table-cell table:formula="of:=[.G51]+[.$D51]+[.$E51]" office:value-type="float" office:value="42.3856411663636" calcext:value-type="float">
            <text:p>42.3856411663636</text:p>
          </table:table-cell>
          <table:table-cell table:formula="of:=[.H51]+[.$D51]+[.$E51]" office:value-type="float" office:value="42.3883461768379" calcext:value-type="float">
            <text:p>42.388346176837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1]-[.J51]" office:value-type="float" office:value="-0.204346176837916" calcext:value-type="float">
            <text:p>-0.2043461768379</text:p>
          </table:table-cell>
          <table:table-cell table:number-columns-repeated="1004"/>
        </table:table-row>
        <table:table-row table:style-name="ro1">
          <table:table-cell office:value-type="float" office:value="19720220" calcext:value-type="float">
            <text:p>19720220</text:p>
          </table:table-cell>
          <table:table-cell office:value-type="float" office:value="41367" calcext:value-type="float">
            <text:p>41367</text:p>
          </table:table-cell>
          <table:table-cell office:value-type="float" office:value="42.39" calcext:value-type="float">
            <text:p>42.390</text:p>
          </table:table-cell>
          <table:table-cell office:value-type="float" office:value="-0.1352322455218" calcext:value-type="float">
            <text:p>-0.1352322455218</text:p>
          </table:table-cell>
          <table:table-cell office:value-type="float" office:value="0.0018218183008" calcext:value-type="float">
            <text:p>0.0018218183008</text:p>
          </table:table-cell>
          <table:table-cell/>
          <table:table-cell table:formula="of:=[.G51]+([.G$368]-[.G$2])/([.B$368]-[.B$2])" office:value-type="float" office:value="42.5227172119799" calcext:value-type="float">
            <text:p>42.5227172119799</text:p>
          </table:table-cell>
          <table:table-cell table:formula="of:=42.3628865739608+0.003260365190381*([.B52]-[.B$2])-0.000000174451726598153*([.B52]-[.B$2])^2" office:value-type="float" office:value="42.5254687041634" calcext:value-type="float">
            <text:p>42.5254687041634</text:p>
          </table:table-cell>
          <table:table-cell table:formula="of:=[.G52]+[.$D52]+[.$E52]" office:value-type="float" office:value="42.3893067847589" calcext:value-type="float">
            <text:p>42.3893067847589</text:p>
          </table:table-cell>
          <table:table-cell table:formula="of:=[.H52]+[.$D52]+[.$E52]" office:value-type="float" office:value="42.3920582769424" calcext:value-type="float">
            <text:p>42.392058276942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2]-[.J52]" office:value-type="float" office:value="-0.208058276942353" calcext:value-type="float">
            <text:p>-0.2080582769424</text:p>
          </table:table-cell>
          <table:table-cell table:number-columns-repeated="1004"/>
        </table:table-row>
        <table:table-row table:style-name="ro1">
          <table:table-cell office:value-type="float" office:value="19720221" calcext:value-type="float">
            <text:p>19720221</text:p>
          </table:table-cell>
          <table:table-cell office:value-type="float" office:value="41368" calcext:value-type="float">
            <text:p>41368</text:p>
          </table:table-cell>
          <table:table-cell office:value-type="float" office:value="42.394" calcext:value-type="float">
            <text:p>42.394</text:p>
          </table:table-cell>
          <table:table-cell office:value-type="float" office:value="-0.1352300249104" calcext:value-type="float">
            <text:p>-0.1352300249104</text:p>
          </table:table-cell>
          <table:table-cell office:value-type="float" office:value="0.0020191622362" calcext:value-type="float">
            <text:p>0.0020191622362</text:p>
          </table:table-cell>
          <table:table-cell/>
          <table:table-cell table:formula="of:=[.G52]+([.G$368]-[.G$2])/([.B$368]-[.B$2])" office:value-type="float" office:value="42.5259138247403" calcext:value-type="float">
            <text:p>42.5259138247403</text:p>
          </table:table-cell>
          <table:table-cell table:formula="of:=42.3628865739608+0.003260365190381*([.B53]-[.B$2])-0.000000174451726598153*([.B53]-[.B$2])^2" office:value-type="float" office:value="42.5287114497294" calcext:value-type="float">
            <text:p>42.5287114497294</text:p>
          </table:table-cell>
          <table:table-cell table:formula="of:=[.G53]+[.$D53]+[.$E53]" office:value-type="float" office:value="42.3927029620661" calcext:value-type="float">
            <text:p>42.3927029620661</text:p>
          </table:table-cell>
          <table:table-cell table:formula="of:=[.H53]+[.$D53]+[.$E53]" office:value-type="float" office:value="42.3955005870552" calcext:value-type="float">
            <text:p>42.395500587055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3]-[.J53]" office:value-type="float" office:value="-0.211500587055156" calcext:value-type="float">
            <text:p>-0.2115005870552</text:p>
          </table:table-cell>
          <table:table-cell table:number-columns-repeated="1004"/>
        </table:table-row>
        <table:table-row table:style-name="ro1">
          <table:table-cell office:value-type="float" office:value="19720222" calcext:value-type="float">
            <text:p>19720222</text:p>
          </table:table-cell>
          <table:table-cell office:value-type="float" office:value="41369" calcext:value-type="float">
            <text:p>41369</text:p>
          </table:table-cell>
          <table:table-cell office:value-type="float" office:value="42.397" calcext:value-type="float">
            <text:p>42.397</text:p>
          </table:table-cell>
          <table:table-cell office:value-type="float" office:value="-0.1354584038951" calcext:value-type="float">
            <text:p>-0.1354584038951</text:p>
          </table:table-cell>
          <table:table-cell office:value-type="float" office:value="0.0022222365372" calcext:value-type="float">
            <text:p>0.0022222365372</text:p>
          </table:table-cell>
          <table:table-cell/>
          <table:table-cell table:formula="of:=[.G53]+([.G$368]-[.G$2])/([.B$368]-[.B$2])" office:value-type="float" office:value="42.5291104375007" calcext:value-type="float">
            <text:p>42.5291104375007</text:p>
          </table:table-cell>
          <table:table-cell table:formula="of:=42.3628865739608+0.003260365190381*([.B54]-[.B$2])-0.000000174451726598153*([.B54]-[.B$2])^2" office:value-type="float" office:value="42.5319538463919" calcext:value-type="float">
            <text:p>42.5319538463919</text:p>
          </table:table-cell>
          <table:table-cell table:formula="of:=[.G54]+[.$D54]+[.$E54]" office:value-type="float" office:value="42.3958742701428" calcext:value-type="float">
            <text:p>42.3958742701428</text:p>
          </table:table-cell>
          <table:table-cell table:formula="of:=[.H54]+[.$D54]+[.$E54]" office:value-type="float" office:value="42.398717679034" calcext:value-type="float">
            <text:p>42.398717679034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4]-[.J54]" office:value-type="float" office:value="-0.214717679033996" calcext:value-type="float">
            <text:p>-0.2147176790340</text:p>
          </table:table-cell>
          <table:table-cell table:number-columns-repeated="1004"/>
        </table:table-row>
        <table:table-row table:style-name="ro1">
          <table:table-cell office:value-type="float" office:value="19720223" calcext:value-type="float">
            <text:p>19720223</text:p>
          </table:table-cell>
          <table:table-cell office:value-type="float" office:value="41370" calcext:value-type="float">
            <text:p>41370</text:p>
          </table:table-cell>
          <table:table-cell office:value-type="float" office:value="42.4" calcext:value-type="float">
            <text:p>42.400</text:p>
          </table:table-cell>
          <table:table-cell office:value-type="float" office:value="-0.1358239367896" calcext:value-type="float">
            <text:p>-0.1358239367896</text:p>
          </table:table-cell>
          <table:table-cell office:value-type="float" office:value="0.002431155901" calcext:value-type="float">
            <text:p>0.0024311559010</text:p>
          </table:table-cell>
          <table:table-cell/>
          <table:table-cell table:formula="of:=[.G54]+([.G$368]-[.G$2])/([.B$368]-[.B$2])" office:value-type="float" office:value="42.5323070502611" calcext:value-type="float">
            <text:p>42.5323070502611</text:p>
          </table:table-cell>
          <table:table-cell table:formula="of:=42.3628865739608+0.003260365190381*([.B55]-[.B$2])-0.000000174451726598153*([.B55]-[.B$2])^2" office:value-type="float" office:value="42.535195894151" calcext:value-type="float">
            <text:p>42.5351958941510</text:p>
          </table:table-cell>
          <table:table-cell table:formula="of:=[.G55]+[.$D55]+[.$E55]" office:value-type="float" office:value="42.3989142693725" calcext:value-type="float">
            <text:p>42.3989142693725</text:p>
          </table:table-cell>
          <table:table-cell table:formula="of:=[.H55]+[.$D55]+[.$E55]" office:value-type="float" office:value="42.4018031132624" calcext:value-type="float">
            <text:p>42.401803113262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5]-[.J55]" office:value-type="float" office:value="-0.217803113262384" calcext:value-type="float">
            <text:p>-0.2178031132624</text:p>
          </table:table-cell>
          <table:table-cell table:number-columns-repeated="1004"/>
        </table:table-row>
        <table:table-row table:style-name="ro1">
          <table:table-cell office:value-type="float" office:value="19720224" calcext:value-type="float">
            <text:p>19720224</text:p>
          </table:table-cell>
          <table:table-cell office:value-type="float" office:value="41371" calcext:value-type="float">
            <text:p>41371</text:p>
          </table:table-cell>
          <table:table-cell office:value-type="float" office:value="42.403" calcext:value-type="float">
            <text:p>42.403</text:p>
          </table:table-cell>
          <table:table-cell office:value-type="float" office:value="-0.1362147775333" calcext:value-type="float">
            <text:p>-0.1362147775333</text:p>
          </table:table-cell>
          <table:table-cell office:value-type="float" office:value="0.0026460255984" calcext:value-type="float">
            <text:p>0.0026460255984</text:p>
          </table:table-cell>
          <table:table-cell/>
          <table:table-cell table:formula="of:=[.G55]+([.G$368]-[.G$2])/([.B$368]-[.B$2])" office:value-type="float" office:value="42.5355036630215" calcext:value-type="float">
            <text:p>42.5355036630215</text:p>
          </table:table-cell>
          <table:table-cell table:formula="of:=42.3628865739608+0.003260365190381*([.B56]-[.B$2])-0.000000174451726598153*([.B56]-[.B$2])^2" office:value-type="float" office:value="42.5384375930066" calcext:value-type="float">
            <text:p>42.5384375930066</text:p>
          </table:table-cell>
          <table:table-cell table:formula="of:=[.G56]+[.$D56]+[.$E56]" office:value-type="float" office:value="42.4019349110866" calcext:value-type="float">
            <text:p>42.4019349110866</text:p>
          </table:table-cell>
          <table:table-cell table:formula="of:=[.H56]+[.$D56]+[.$E56]" office:value-type="float" office:value="42.4048688410717" calcext:value-type="float">
            <text:p>42.404868841071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6]-[.J56]" office:value-type="float" office:value="-0.220868841071727" calcext:value-type="float">
            <text:p>-0.2208688410717</text:p>
          </table:table-cell>
          <table:table-cell table:number-columns-repeated="1004"/>
        </table:table-row>
        <table:table-row table:style-name="ro1">
          <table:table-cell office:value-type="float" office:value="19720225" calcext:value-type="float">
            <text:p>19720225</text:p>
          </table:table-cell>
          <table:table-cell office:value-type="float" office:value="41372" calcext:value-type="float">
            <text:p>41372</text:p>
          </table:table-cell>
          <table:table-cell office:value-type="float" office:value="42.407" calcext:value-type="float">
            <text:p>42.407</text:p>
          </table:table-cell>
          <table:table-cell office:value-type="float" office:value="-0.1365291462298" calcext:value-type="float">
            <text:p>-0.1365291462298</text:p>
          </table:table-cell>
          <table:table-cell office:value-type="float" office:value="0.0028669412449" calcext:value-type="float">
            <text:p>0.0028669412449</text:p>
          </table:table-cell>
          <table:table-cell/>
          <table:table-cell table:formula="of:=[.G56]+([.G$368]-[.G$2])/([.B$368]-[.B$2])" office:value-type="float" office:value="42.5387002757819" calcext:value-type="float">
            <text:p>42.5387002757819</text:p>
          </table:table-cell>
          <table:table-cell table:formula="of:=42.3628865739608+0.003260365190381*([.B57]-[.B$2])-0.000000174451726598153*([.B57]-[.B$2])^2" office:value-type="float" office:value="42.5416789429588" calcext:value-type="float">
            <text:p>42.5416789429588</text:p>
          </table:table-cell>
          <table:table-cell table:formula="of:=[.G57]+[.$D57]+[.$E57]" office:value-type="float" office:value="42.405038070797" calcext:value-type="float">
            <text:p>42.4050380707970</text:p>
          </table:table-cell>
          <table:table-cell table:formula="of:=[.H57]+[.$D57]+[.$E57]" office:value-type="float" office:value="42.4080167379739" calcext:value-type="float">
            <text:p>42.408016737973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7]-[.J57]" office:value-type="float" office:value="-0.224016737973905" calcext:value-type="float">
            <text:p>-0.2240167379739</text:p>
          </table:table-cell>
          <table:table-cell table:number-columns-repeated="1004"/>
        </table:table-row>
        <table:table-row table:style-name="ro1">
          <table:table-cell office:value-type="float" office:value="19720226" calcext:value-type="float">
            <text:p>19720226</text:p>
          </table:table-cell>
          <table:table-cell office:value-type="float" office:value="41373" calcext:value-type="float">
            <text:p>41373</text:p>
          </table:table-cell>
          <table:table-cell office:value-type="float" office:value="42.41" calcext:value-type="float">
            <text:p>42.410</text:p>
          </table:table-cell>
          <table:table-cell office:value-type="float" office:value="-0.1366957316681" calcext:value-type="float">
            <text:p>-0.1366957316681</text:p>
          </table:table-cell>
          <table:table-cell office:value-type="float" office:value="0.0030939885837" calcext:value-type="float">
            <text:p>0.0030939885837</text:p>
          </table:table-cell>
          <table:table-cell/>
          <table:table-cell table:formula="of:=[.G57]+([.G$368]-[.G$2])/([.B$368]-[.B$2])" office:value-type="float" office:value="42.5418968885422" calcext:value-type="float">
            <text:p>42.5418968885422</text:p>
          </table:table-cell>
          <table:table-cell table:formula="of:=42.3628865739608+0.003260365190381*([.B58]-[.B$2])-0.000000174451726598153*([.B58]-[.B$2])^2" office:value-type="float" office:value="42.5449199440075" calcext:value-type="float">
            <text:p>42.5449199440075</text:p>
          </table:table-cell>
          <table:table-cell table:formula="of:=[.G58]+[.$D58]+[.$E58]" office:value-type="float" office:value="42.4082951454578" calcext:value-type="float">
            <text:p>42.4082951454578</text:p>
          </table:table-cell>
          <table:table-cell table:formula="of:=[.H58]+[.$D58]+[.$E58]" office:value-type="float" office:value="42.4113182009231" calcext:value-type="float">
            <text:p>42.411318200923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8]-[.J58]" office:value-type="float" office:value="-0.227318200923129" calcext:value-type="float">
            <text:p>-0.2273182009231</text:p>
          </table:table-cell>
          <table:table-cell table:number-columns-repeated="1004"/>
        </table:table-row>
        <table:table-row table:style-name="ro1">
          <table:table-cell office:value-type="float" office:value="19720227" calcext:value-type="float">
            <text:p>19720227</text:p>
          </table:table-cell>
          <table:table-cell office:value-type="float" office:value="41374" calcext:value-type="float">
            <text:p>41374</text:p>
          </table:table-cell>
          <table:table-cell office:value-type="float" office:value="42.413" calcext:value-type="float">
            <text:p>42.413</text:p>
          </table:table-cell>
          <table:table-cell office:value-type="float" office:value="-0.1366843273667" calcext:value-type="float">
            <text:p>-0.1366843273667</text:p>
          </table:table-cell>
          <table:table-cell office:value-type="float" office:value="0.0033272432816" calcext:value-type="float">
            <text:p>0.0033272432816</text:p>
          </table:table-cell>
          <table:table-cell/>
          <table:table-cell table:formula="of:=[.G58]+([.G$368]-[.G$2])/([.B$368]-[.B$2])" office:value-type="float" office:value="42.5450935013026" calcext:value-type="float">
            <text:p>42.5450935013026</text:p>
          </table:table-cell>
          <table:table-cell table:formula="of:=42.3628865739608+0.003260365190381*([.B59]-[.B$2])-0.000000174451726598153*([.B59]-[.B$2])^2" office:value-type="float" office:value="42.5481605961528" calcext:value-type="float">
            <text:p>42.5481605961528</text:p>
          </table:table-cell>
          <table:table-cell table:formula="of:=[.G59]+[.$D59]+[.$E59]" office:value-type="float" office:value="42.4117364172175" calcext:value-type="float">
            <text:p>42.4117364172175</text:p>
          </table:table-cell>
          <table:table-cell table:formula="of:=[.H59]+[.$D59]+[.$E59]" office:value-type="float" office:value="42.4148035120677" calcext:value-type="float">
            <text:p>42.414803512067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59]-[.J59]" office:value-type="float" office:value="-0.230803512067709" calcext:value-type="float">
            <text:p>-0.2308035120677</text:p>
          </table:table-cell>
          <table:table-cell table:number-columns-repeated="1004"/>
        </table:table-row>
        <table:table-row table:style-name="ro1">
          <table:table-cell office:value-type="float" office:value="19720228" calcext:value-type="float">
            <text:p>19720228</text:p>
          </table:table-cell>
          <table:table-cell office:value-type="float" office:value="41375" calcext:value-type="float">
            <text:p>41375</text:p>
          </table:table-cell>
          <table:table-cell office:value-type="float" office:value="42.417" calcext:value-type="float">
            <text:p>42.417</text:p>
          </table:table-cell>
          <table:table-cell office:value-type="float" office:value="-0.1365067750551" calcext:value-type="float">
            <text:p>-0.1365067750551</text:p>
          </table:table-cell>
          <table:table-cell office:value-type="float" office:value="0.0035667707377" calcext:value-type="float">
            <text:p>0.0035667707377</text:p>
          </table:table-cell>
          <table:table-cell/>
          <table:table-cell table:formula="of:=[.G59]+([.G$368]-[.G$2])/([.B$368]-[.B$2])" office:value-type="float" office:value="42.548290114063" calcext:value-type="float">
            <text:p>42.5482901140630</text:p>
          </table:table-cell>
          <table:table-cell table:formula="of:=42.3628865739608+0.003260365190381*([.B60]-[.B$2])-0.000000174451726598153*([.B60]-[.B$2])^2" office:value-type="float" office:value="42.5514008993946" calcext:value-type="float">
            <text:p>42.5514008993946</text:p>
          </table:table-cell>
          <table:table-cell table:formula="of:=[.G60]+[.$D60]+[.$E60]" office:value-type="float" office:value="42.4153501097456" calcext:value-type="float">
            <text:p>42.4153501097456</text:p>
          </table:table-cell>
          <table:table-cell table:formula="of:=[.H60]+[.$D60]+[.$E60]" office:value-type="float" office:value="42.4184608950772" calcext:value-type="float">
            <text:p>42.418460895077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0]-[.J60]" office:value-type="float" office:value="-0.23446089507722" calcext:value-type="float">
            <text:p>-0.2344608950772</text:p>
          </table:table-cell>
          <table:table-cell table:number-columns-repeated="1004"/>
        </table:table-row>
        <table:table-row table:style-name="ro1">
          <table:table-cell office:value-type="float" office:value="19720229" calcext:value-type="float">
            <text:p>19720229</text:p>
          </table:table-cell>
          <table:table-cell office:value-type="float" office:value="41376" calcext:value-type="float">
            <text:p>41376</text:p>
          </table:table-cell>
          <table:table-cell office:value-type="float" office:value="42.42" calcext:value-type="float">
            <text:p>42.420</text:p>
          </table:table-cell>
          <table:table-cell office:value-type="float" office:value="-0.1362092351301" calcext:value-type="float">
            <text:p>-0.1362092351301</text:p>
          </table:table-cell>
          <table:table-cell office:value-type="float" office:value="0.0038126259047" calcext:value-type="float">
            <text:p>0.0038126259047</text:p>
          </table:table-cell>
          <table:table-cell/>
          <table:table-cell table:formula="of:=[.G60]+([.G$368]-[.G$2])/([.B$368]-[.B$2])" office:value-type="float" office:value="42.5514867268234" calcext:value-type="float">
            <text:p>42.5514867268234</text:p>
          </table:table-cell>
          <table:table-cell table:formula="of:=42.3628865739608+0.003260365190381*([.B61]-[.B$2])-0.000000174451726598153*([.B61]-[.B$2])^2" office:value-type="float" office:value="42.554640853733" calcext:value-type="float">
            <text:p>42.5546408537330</text:p>
          </table:table-cell>
          <table:table-cell table:formula="of:=[.G61]+[.$D61]+[.$E61]" office:value-type="float" office:value="42.419090117598" calcext:value-type="float">
            <text:p>42.4190901175980</text:p>
          </table:table-cell>
          <table:table-cell table:formula="of:=[.H61]+[.$D61]+[.$E61]" office:value-type="float" office:value="42.4222442445076" calcext:value-type="float">
            <text:p>42.422244244507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1]-[.J61]" office:value-type="float" office:value="-0.238244244507591" calcext:value-type="float">
            <text:p>-0.2382442445076</text:p>
          </table:table-cell>
          <table:table-cell table:number-columns-repeated="1004"/>
        </table:table-row>
        <table:table-row table:style-name="ro1">
          <table:table-cell office:value-type="float" office:value="19720301" calcext:value-type="float">
            <text:p>19720301</text:p>
          </table:table-cell>
          <table:table-cell office:value-type="float" office:value="41377" calcext:value-type="float">
            <text:p>41377</text:p>
          </table:table-cell>
          <table:table-cell office:value-type="float" office:value="42.423" calcext:value-type="float">
            <text:p>42.423</text:p>
          </table:table-cell>
          <table:table-cell office:value-type="float" office:value="-0.1358584456575" calcext:value-type="float">
            <text:p>-0.1358584456575</text:p>
          </table:table-cell>
          <table:table-cell office:value-type="float" office:value="0.0040648531236" calcext:value-type="float">
            <text:p>0.0040648531236</text:p>
          </table:table-cell>
          <table:table-cell/>
          <table:table-cell table:formula="of:=[.G61]+([.G$368]-[.G$2])/([.B$368]-[.B$2])" office:value-type="float" office:value="42.5546833395838" calcext:value-type="float">
            <text:p>42.5546833395838</text:p>
          </table:table-cell>
          <table:table-cell table:formula="of:=42.3628865739608+0.003260365190381*([.B62]-[.B$2])-0.000000174451726598153*([.B62]-[.B$2])^2" office:value-type="float" office:value="42.5578804591679" calcext:value-type="float">
            <text:p>42.5578804591679</text:p>
          </table:table-cell>
          <table:table-cell table:formula="of:=[.G62]+[.$D62]+[.$E62]" office:value-type="float" office:value="42.4228897470499" calcext:value-type="float">
            <text:p>42.4228897470499</text:p>
          </table:table-cell>
          <table:table-cell table:formula="of:=[.H62]+[.$D62]+[.$E62]" office:value-type="float" office:value="42.426086866634" calcext:value-type="float">
            <text:p>42.426086866634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2]-[.J62]" office:value-type="float" office:value="-0.242086866634018" calcext:value-type="float">
            <text:p>-0.2420868666340</text:p>
          </table:table-cell>
          <table:table-cell table:number-columns-repeated="1004"/>
        </table:table-row>
        <table:table-row table:style-name="ro1">
          <table:table-cell office:value-type="float" office:value="19720302" calcext:value-type="float">
            <text:p>19720302</text:p>
          </table:table-cell>
          <table:table-cell office:value-type="float" office:value="41378" calcext:value-type="float">
            <text:p>41378</text:p>
          </table:table-cell>
          <table:table-cell office:value-type="float" office:value="42.426" calcext:value-type="float">
            <text:p>42.426</text:p>
          </table:table-cell>
          <table:table-cell office:value-type="float" office:value="-0.1355262433379" calcext:value-type="float">
            <text:p>-0.1355262433379</text:p>
          </table:table-cell>
          <table:table-cell office:value-type="float" office:value="0.0043234859724" calcext:value-type="float">
            <text:p>0.0043234859724</text:p>
          </table:table-cell>
          <table:table-cell/>
          <table:table-cell table:formula="of:=[.G62]+([.G$368]-[.G$2])/([.B$368]-[.B$2])" office:value-type="float" office:value="42.5578799523442" calcext:value-type="float">
            <text:p>42.5578799523442</text:p>
          </table:table-cell>
          <table:table-cell table:formula="of:=42.3628865739608+0.003260365190381*([.B63]-[.B$2])-0.000000174451726598153*([.B63]-[.B$2])^2" office:value-type="float" office:value="42.5611197156994" calcext:value-type="float">
            <text:p>42.5611197156994</text:p>
          </table:table-cell>
          <table:table-cell table:formula="of:=[.G63]+[.$D63]+[.$E63]" office:value-type="float" office:value="42.4266771949787" calcext:value-type="float">
            <text:p>42.4266771949787</text:p>
          </table:table-cell>
          <table:table-cell table:formula="of:=[.H63]+[.$D63]+[.$E63]" office:value-type="float" office:value="42.4299169583339" calcext:value-type="float">
            <text:p>42.429916958333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3]-[.J63]" office:value-type="float" office:value="-0.245916958333872" calcext:value-type="float">
            <text:p>-0.2459169583339</text:p>
          </table:table-cell>
          <table:table-cell table:number-columns-repeated="1004"/>
        </table:table-row>
        <table:table-row table:style-name="ro1">
          <table:table-cell office:value-type="float" office:value="19720303" calcext:value-type="float">
            <text:p>19720303</text:p>
          </table:table-cell>
          <table:table-cell office:value-type="float" office:value="41379" calcext:value-type="float">
            <text:p>41379</text:p>
          </table:table-cell>
          <table:table-cell office:value-type="float" office:value="42.43" calcext:value-type="float">
            <text:p>42.430</text:p>
          </table:table-cell>
          <table:table-cell office:value-type="float" office:value="-0.1352764525875" calcext:value-type="float">
            <text:p>-0.1352764525875</text:p>
          </table:table-cell>
          <table:table-cell office:value-type="float" office:value="0.0045885471276" calcext:value-type="float">
            <text:p>0.0045885471276</text:p>
          </table:table-cell>
          <table:table-cell/>
          <table:table-cell table:formula="of:=[.G63]+([.G$368]-[.G$2])/([.B$368]-[.B$2])" office:value-type="float" office:value="42.5610765651045" calcext:value-type="float">
            <text:p>42.5610765651045</text:p>
          </table:table-cell>
          <table:table-cell table:formula="of:=42.3628865739608+0.003260365190381*([.B64]-[.B$2])-0.000000174451726598153*([.B64]-[.B$2])^2" office:value-type="float" office:value="42.5643586233274" calcext:value-type="float">
            <text:p>42.5643586233274</text:p>
          </table:table-cell>
          <table:table-cell table:formula="of:=[.G64]+[.$D64]+[.$E64]" office:value-type="float" office:value="42.4303886596446" calcext:value-type="float">
            <text:p>42.4303886596446</text:p>
          </table:table-cell>
          <table:table-cell table:formula="of:=[.H64]+[.$D64]+[.$E64]" office:value-type="float" office:value="42.4336707178675" calcext:value-type="float">
            <text:p>42.433670717867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4]-[.J64]" office:value-type="float" office:value="-0.249670717867474" calcext:value-type="float">
            <text:p>-0.2496707178675</text:p>
          </table:table-cell>
          <table:table-cell table:number-columns-repeated="1004"/>
        </table:table-row>
        <table:table-row table:style-name="ro1">
          <table:table-cell office:value-type="float" office:value="19720304" calcext:value-type="float">
            <text:p>19720304</text:p>
          </table:table-cell>
          <table:table-cell office:value-type="float" office:value="41380" calcext:value-type="float">
            <text:p>41380</text:p>
          </table:table-cell>
          <table:table-cell office:value-type="float" office:value="42.433" calcext:value-type="float">
            <text:p>42.433</text:p>
          </table:table-cell>
          <table:table-cell office:value-type="float" office:value="-0.1351560894141" calcext:value-type="float">
            <text:p>-0.1351560894141</text:p>
          </table:table-cell>
          <table:table-cell office:value-type="float" office:value="0.0048600482406" calcext:value-type="float">
            <text:p>0.0048600482406</text:p>
          </table:table-cell>
          <table:table-cell/>
          <table:table-cell table:formula="of:=[.G64]+([.G$368]-[.G$2])/([.B$368]-[.B$2])" office:value-type="float" office:value="42.5642731778649" calcext:value-type="float">
            <text:p>42.5642731778649</text:p>
          </table:table-cell>
          <table:table-cell table:formula="of:=42.3628865739608+0.003260365190381*([.B65]-[.B$2])-0.000000174451726598153*([.B65]-[.B$2])^2" office:value-type="float" office:value="42.5675971820519" calcext:value-type="float">
            <text:p>42.5675971820519</text:p>
          </table:table-cell>
          <table:table-cell table:formula="of:=[.G65]+[.$D65]+[.$E65]" office:value-type="float" office:value="42.4339771366914" calcext:value-type="float">
            <text:p>42.4339771366914</text:p>
          </table:table-cell>
          <table:table-cell table:formula="of:=[.H65]+[.$D65]+[.$E65]" office:value-type="float" office:value="42.4373011408784" calcext:value-type="float">
            <text:p>42.437301140878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5]-[.J65]" office:value-type="float" office:value="-0.253301140878435" calcext:value-type="float">
            <text:p>-0.2533011408784</text:p>
          </table:table-cell>
          <table:table-cell table:number-columns-repeated="1004"/>
        </table:table-row>
        <table:table-row table:style-name="ro1">
          <table:table-cell office:value-type="float" office:value="19720305" calcext:value-type="float">
            <text:p>19720305</text:p>
          </table:table-cell>
          <table:table-cell office:value-type="float" office:value="41381" calcext:value-type="float">
            <text:p>41381</text:p>
          </table:table-cell>
          <table:table-cell office:value-type="float" office:value="42.436" calcext:value-type="float">
            <text:p>42.436</text:p>
          </table:table-cell>
          <table:table-cell office:value-type="float" office:value="-0.1351904871665" calcext:value-type="float">
            <text:p>-0.1351904871665</text:p>
          </table:table-cell>
          <table:table-cell office:value-type="float" office:value="0.0051379898268" calcext:value-type="float">
            <text:p>0.0051379898268</text:p>
          </table:table-cell>
          <table:table-cell/>
          <table:table-cell table:formula="of:=[.G65]+([.G$368]-[.G$2])/([.B$368]-[.B$2])" office:value-type="float" office:value="42.5674697906253" calcext:value-type="float">
            <text:p>42.5674697906253</text:p>
          </table:table-cell>
          <table:table-cell table:formula="of:=42.3628865739608+0.003260365190381*([.B66]-[.B$2])-0.000000174451726598153*([.B66]-[.B$2])^2" office:value-type="float" office:value="42.570835391873" calcext:value-type="float">
            <text:p>42.5708353918730</text:p>
          </table:table-cell>
          <table:table-cell table:formula="of:=[.G66]+[.$D66]+[.$E66]" office:value-type="float" office:value="42.4374172932856" calcext:value-type="float">
            <text:p>42.4374172932856</text:p>
          </table:table-cell>
          <table:table-cell table:formula="of:=[.H66]+[.$D66]+[.$E66]" office:value-type="float" office:value="42.4407828945333" calcext:value-type="float">
            <text:p>42.440782894533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6]-[.J66]" office:value-type="float" office:value="-0.256782894533345" calcext:value-type="float">
            <text:p>-0.2567828945333</text:p>
          </table:table-cell>
          <table:table-cell table:number-columns-repeated="1004"/>
        </table:table-row>
        <table:table-row table:style-name="ro1">
          <table:table-cell office:value-type="float" office:value="19720306" calcext:value-type="float">
            <text:p>19720306</text:p>
          </table:table-cell>
          <table:table-cell office:value-type="float" office:value="41382" calcext:value-type="float">
            <text:p>41382</text:p>
          </table:table-cell>
          <table:table-cell office:value-type="float" office:value="42.439" calcext:value-type="float">
            <text:p>42.439</text:p>
          </table:table-cell>
          <table:table-cell office:value-type="float" office:value="-0.135381164651" calcext:value-type="float">
            <text:p>-0.1353811646510</text:p>
          </table:table-cell>
          <table:table-cell office:value-type="float" office:value="0.0054223611707" calcext:value-type="float">
            <text:p>0.0054223611707</text:p>
          </table:table-cell>
          <table:table-cell/>
          <table:table-cell table:formula="of:=[.G66]+([.G$368]-[.G$2])/([.B$368]-[.B$2])" office:value-type="float" office:value="42.5706664033857" calcext:value-type="float">
            <text:p>42.5706664033857</text:p>
          </table:table-cell>
          <table:table-cell table:formula="of:=42.3628865739608+0.003260365190381*([.B67]-[.B$2])-0.000000174451726598153*([.B67]-[.B$2])^2" office:value-type="float" office:value="42.5740732527907" calcext:value-type="float">
            <text:p>42.5740732527907</text:p>
          </table:table-cell>
          <table:table-cell table:formula="of:=[.G67]+[.$D67]+[.$E67]" office:value-type="float" office:value="42.4407075999054" calcext:value-type="float">
            <text:p>42.4407075999054</text:p>
          </table:table-cell>
          <table:table-cell table:formula="of:=[.H67]+[.$D67]+[.$E67]" office:value-type="float" office:value="42.4441144493104" calcext:value-type="float">
            <text:p>42.444114449310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7]-[.J67]" office:value-type="float" office:value="-0.260114449310393" calcext:value-type="float">
            <text:p>-0.2601144493104</text:p>
          </table:table-cell>
          <table:table-cell table:number-columns-repeated="1004"/>
        </table:table-row>
        <table:table-row table:style-name="ro1">
          <table:table-cell office:value-type="float" office:value="19720307" calcext:value-type="float">
            <text:p>19720307</text:p>
          </table:table-cell>
          <table:table-cell office:value-type="float" office:value="41383" calcext:value-type="float">
            <text:p>41383</text:p>
          </table:table-cell>
          <table:table-cell office:value-type="float" office:value="42.443" calcext:value-type="float">
            <text:p>42.443</text:p>
          </table:table-cell>
          <table:table-cell office:value-type="float" office:value="-0.135705769463" calcext:value-type="float">
            <text:p>-0.1357057694630</text:p>
          </table:table-cell>
          <table:table-cell office:value-type="float" office:value="0.0057131402437" calcext:value-type="float">
            <text:p>0.0057131402437</text:p>
          </table:table-cell>
          <table:table-cell/>
          <table:table-cell table:formula="of:=[.G67]+([.G$368]-[.G$2])/([.B$368]-[.B$2])" office:value-type="float" office:value="42.5738630161461" calcext:value-type="float">
            <text:p>42.5738630161461</text:p>
          </table:table-cell>
          <table:table-cell table:formula="of:=42.3628865739608+0.003260365190381*([.B68]-[.B$2])-0.000000174451726598153*([.B68]-[.B$2])^2" office:value-type="float" office:value="42.5773107648049" calcext:value-type="float">
            <text:p>42.5773107648049</text:p>
          </table:table-cell>
          <table:table-cell table:formula="of:=[.G68]+[.$D68]+[.$E68]" office:value-type="float" office:value="42.4438703869268" calcext:value-type="float">
            <text:p>42.4438703869268</text:p>
          </table:table-cell>
          <table:table-cell table:formula="of:=[.H68]+[.$D68]+[.$E68]" office:value-type="float" office:value="42.4473181355856" calcext:value-type="float">
            <text:p>42.447318135585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8]-[.J68]" office:value-type="float" office:value="-0.263318135585585" calcext:value-type="float">
            <text:p>-0.2633181355856</text:p>
          </table:table-cell>
          <table:table-cell table:number-columns-repeated="1004"/>
        </table:table-row>
        <table:table-row table:style-name="ro1">
          <table:table-cell office:value-type="float" office:value="19720308" calcext:value-type="float">
            <text:p>19720308</text:p>
          </table:table-cell>
          <table:table-cell office:value-type="float" office:value="41384" calcext:value-type="float">
            <text:p>41384</text:p>
          </table:table-cell>
          <table:table-cell office:value-type="float" office:value="42.446" calcext:value-type="float">
            <text:p>42.446</text:p>
          </table:table-cell>
          <table:table-cell office:value-type="float" office:value="-0.1361197420871" calcext:value-type="float">
            <text:p>-0.1361197420871</text:p>
          </table:table-cell>
          <table:table-cell office:value-type="float" office:value="0.0060102936373" calcext:value-type="float">
            <text:p>0.0060102936373</text:p>
          </table:table-cell>
          <table:table-cell/>
          <table:table-cell table:formula="of:=[.G68]+([.G$368]-[.G$2])/([.B$368]-[.B$2])" office:value-type="float" office:value="42.5770596289065" calcext:value-type="float">
            <text:p>42.5770596289065</text:p>
          </table:table-cell>
          <table:table-cell table:formula="of:=42.3628865739608+0.003260365190381*([.B69]-[.B$2])-0.000000174451726598153*([.B69]-[.B$2])^2" office:value-type="float" office:value="42.5805479279156" calcext:value-type="float">
            <text:p>42.5805479279156</text:p>
          </table:table-cell>
          <table:table-cell table:formula="of:=[.G69]+[.$D69]+[.$E69]" office:value-type="float" office:value="42.4469501804567" calcext:value-type="float">
            <text:p>42.4469501804567</text:p>
          </table:table-cell>
          <table:table-cell table:formula="of:=[.H69]+[.$D69]+[.$E69]" office:value-type="float" office:value="42.4504384794658" calcext:value-type="float">
            <text:p>42.450438479465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69]-[.J69]" office:value-type="float" office:value="-0.266438479465833" calcext:value-type="float">
            <text:p>-0.2664384794658</text:p>
          </table:table-cell>
          <table:table-cell table:number-columns-repeated="1004"/>
        </table:table-row>
        <table:table-row table:style-name="ro1">
          <table:table-cell office:value-type="float" office:value="19720309" calcext:value-type="float">
            <text:p>19720309</text:p>
          </table:table-cell>
          <table:table-cell office:value-type="float" office:value="41385" calcext:value-type="float">
            <text:p>41385</text:p>
          </table:table-cell>
          <table:table-cell office:value-type="float" office:value="42.449" calcext:value-type="float">
            <text:p>42.449</text:p>
          </table:table-cell>
          <table:table-cell office:value-type="float" office:value="-0.1365590663726" calcext:value-type="float">
            <text:p>-0.1365590663726</text:p>
          </table:table-cell>
          <table:table-cell office:value-type="float" office:value="0.0063137765108" calcext:value-type="float">
            <text:p>0.0063137765108</text:p>
          </table:table-cell>
          <table:table-cell/>
          <table:table-cell table:formula="of:=[.G69]+([.G$368]-[.G$2])/([.B$368]-[.B$2])" office:value-type="float" office:value="42.5802562416668" calcext:value-type="float">
            <text:p>42.5802562416668</text:p>
          </table:table-cell>
          <table:table-cell table:formula="of:=42.3628865739608+0.003260365190381*([.B70]-[.B$2])-0.000000174451726598153*([.B70]-[.B$2])^2" office:value-type="float" office:value="42.5837847421229" calcext:value-type="float">
            <text:p>42.5837847421229</text:p>
          </table:table-cell>
          <table:table-cell table:formula="of:=[.G70]+[.$D70]+[.$E70]" office:value-type="float" office:value="42.450010951805" calcext:value-type="float">
            <text:p>42.4500109518050</text:p>
          </table:table-cell>
          <table:table-cell table:formula="of:=[.H70]+[.$D70]+[.$E70]" office:value-type="float" office:value="42.4535394522611" calcext:value-type="float">
            <text:p>42.453539452261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0]-[.J70]" office:value-type="float" office:value="-0.269539452261128" calcext:value-type="float">
            <text:p>-0.2695394522611</text:p>
          </table:table-cell>
          <table:table-cell table:number-columns-repeated="1004"/>
        </table:table-row>
        <table:table-row table:style-name="ro1">
          <table:table-cell office:value-type="float" office:value="19720310" calcext:value-type="float">
            <text:p>19720310</text:p>
          </table:table-cell>
          <table:table-cell office:value-type="float" office:value="41386" calcext:value-type="float">
            <text:p>41386</text:p>
          </table:table-cell>
          <table:table-cell office:value-type="float" office:value="42.452" calcext:value-type="float">
            <text:p>42.452</text:p>
          </table:table-cell>
          <table:table-cell office:value-type="float" office:value="-0.1369439926417" calcext:value-type="float">
            <text:p>-0.1369439926417</text:p>
          </table:table-cell>
          <table:table-cell office:value-type="float" office:value="0.0066235325534" calcext:value-type="float">
            <text:p>0.0066235325534</text:p>
          </table:table-cell>
          <table:table-cell/>
          <table:table-cell table:formula="of:=[.G70]+([.G$368]-[.G$2])/([.B$368]-[.B$2])" office:value-type="float" office:value="42.5834528544272" calcext:value-type="float">
            <text:p>42.5834528544272</text:p>
          </table:table-cell>
          <table:table-cell table:formula="of:=42.3628865739608+0.003260365190381*([.B71]-[.B$2])-0.000000174451726598153*([.B71]-[.B$2])^2" office:value-type="float" office:value="42.5870212074268" calcext:value-type="float">
            <text:p>42.5870212074268</text:p>
          </table:table-cell>
          <table:table-cell table:formula="of:=[.G71]+[.$D71]+[.$E71]" office:value-type="float" office:value="42.4531323943389" calcext:value-type="float">
            <text:p>42.4531323943389</text:p>
          </table:table-cell>
          <table:table-cell table:formula="of:=[.H71]+[.$D71]+[.$E71]" office:value-type="float" office:value="42.4567007473385" calcext:value-type="float">
            <text:p>42.456700747338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1]-[.J71]" office:value-type="float" office:value="-0.272700747338462" calcext:value-type="float">
            <text:p>-0.2727007473385</text:p>
          </table:table-cell>
          <table:table-cell table:number-columns-repeated="1004"/>
        </table:table-row>
        <table:table-row table:style-name="ro1">
          <table:table-cell office:value-type="float" office:value="19720311" calcext:value-type="float">
            <text:p>19720311</text:p>
          </table:table-cell>
          <table:table-cell office:value-type="float" office:value="41387" calcext:value-type="float">
            <text:p>41387</text:p>
          </table:table-cell>
          <table:table-cell office:value-type="float" office:value="42.456" calcext:value-type="float">
            <text:p>42.456</text:p>
          </table:table-cell>
          <table:table-cell office:value-type="float" office:value="-0.1371858640906" calcext:value-type="float">
            <text:p>-0.1371858640906</text:p>
          </table:table-cell>
          <table:table-cell office:value-type="float" office:value="0.0069394939612" calcext:value-type="float">
            <text:p>0.0069394939612</text:p>
          </table:table-cell>
          <table:table-cell/>
          <table:table-cell table:formula="of:=[.G71]+([.G$368]-[.G$2])/([.B$368]-[.B$2])" office:value-type="float" office:value="42.5866494671876" calcext:value-type="float">
            <text:p>42.5866494671876</text:p>
          </table:table-cell>
          <table:table-cell table:formula="of:=42.3628865739608+0.003260365190381*([.B72]-[.B$2])-0.000000174451726598153*([.B72]-[.B$2])^2" office:value-type="float" office:value="42.5902573238271" calcext:value-type="float">
            <text:p>42.5902573238271</text:p>
          </table:table-cell>
          <table:table-cell table:formula="of:=[.G72]+[.$D72]+[.$E72]" office:value-type="float" office:value="42.4564030970582" calcext:value-type="float">
            <text:p>42.4564030970582</text:p>
          </table:table-cell>
          <table:table-cell table:formula="of:=[.H72]+[.$D72]+[.$E72]" office:value-type="float" office:value="42.4600109536977" calcext:value-type="float">
            <text:p>42.460010953697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2]-[.J72]" office:value-type="float" office:value="-0.276010953697742" calcext:value-type="float">
            <text:p>-0.2760109536977</text:p>
          </table:table-cell>
          <table:table-cell table:number-columns-repeated="1004"/>
        </table:table-row>
        <table:table-row table:style-name="ro1">
          <table:table-cell office:value-type="float" office:value="19720312" calcext:value-type="float">
            <text:p>19720312</text:p>
          </table:table-cell>
          <table:table-cell office:value-type="float" office:value="41388" calcext:value-type="float">
            <text:p>41388</text:p>
          </table:table-cell>
          <table:table-cell office:value-type="float" office:value="42.459" calcext:value-type="float">
            <text:p>42.459</text:p>
          </table:table-cell>
          <table:table-cell office:value-type="float" office:value="-0.137201145362" calcext:value-type="float">
            <text:p>-0.1372011453620</text:p>
          </table:table-cell>
          <table:table-cell office:value-type="float" office:value="0.0072615814294" calcext:value-type="float">
            <text:p>0.0072615814294</text:p>
          </table:table-cell>
          <table:table-cell/>
          <table:table-cell table:formula="of:=[.G72]+([.G$368]-[.G$2])/([.B$368]-[.B$2])" office:value-type="float" office:value="42.589846079948" calcext:value-type="float">
            <text:p>42.5898460799480</text:p>
          </table:table-cell>
          <table:table-cell table:formula="of:=42.3628865739608+0.003260365190381*([.B73]-[.B$2])-0.000000174451726598153*([.B73]-[.B$2])^2" office:value-type="float" office:value="42.5934930913241" calcext:value-type="float">
            <text:p>42.5934930913241</text:p>
          </table:table-cell>
          <table:table-cell table:formula="of:=[.G73]+[.$D73]+[.$E73]" office:value-type="float" office:value="42.4599065160154" calcext:value-type="float">
            <text:p>42.4599065160154</text:p>
          </table:table-cell>
          <table:table-cell table:formula="of:=[.H73]+[.$D73]+[.$E73]" office:value-type="float" office:value="42.4635535273915" calcext:value-type="float">
            <text:p>42.463553527391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3]-[.J73]" office:value-type="float" office:value="-0.279553527391471" calcext:value-type="float">
            <text:p>-0.2795535273915</text:p>
          </table:table-cell>
          <table:table-cell table:number-columns-repeated="1004"/>
        </table:table-row>
        <table:table-row table:style-name="ro1">
          <table:table-cell office:value-type="float" office:value="19720313" calcext:value-type="float">
            <text:p>19720313</text:p>
          </table:table-cell>
          <table:table-cell office:value-type="float" office:value="41389" calcext:value-type="float">
            <text:p>41389</text:p>
          </table:table-cell>
          <table:table-cell office:value-type="float" office:value="42.462" calcext:value-type="float">
            <text:p>42.462</text:p>
          </table:table-cell>
          <table:table-cell office:value-type="float" office:value="-0.1369345961328" calcext:value-type="float">
            <text:p>-0.1369345961328</text:p>
          </table:table-cell>
          <table:table-cell office:value-type="float" office:value="0.0075897041583" calcext:value-type="float">
            <text:p>0.0075897041583</text:p>
          </table:table-cell>
          <table:table-cell/>
          <table:table-cell table:formula="of:=[.G73]+([.G$368]-[.G$2])/([.B$368]-[.B$2])" office:value-type="float" office:value="42.5930426927084" calcext:value-type="float">
            <text:p>42.5930426927084</text:p>
          </table:table-cell>
          <table:table-cell table:formula="of:=42.3628865739608+0.003260365190381*([.B74]-[.B$2])-0.000000174451726598153*([.B74]-[.B$2])^2" office:value-type="float" office:value="42.5967285099175" calcext:value-type="float">
            <text:p>42.5967285099175</text:p>
          </table:table-cell>
          <table:table-cell table:formula="of:=[.G74]+[.$D74]+[.$E74]" office:value-type="float" office:value="42.4636978007339" calcext:value-type="float">
            <text:p>42.4636978007339</text:p>
          </table:table-cell>
          <table:table-cell table:formula="of:=[.H74]+[.$D74]+[.$E74]" office:value-type="float" office:value="42.4673836179431" calcext:value-type="float">
            <text:p>42.467383617943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4]-[.J74]" office:value-type="float" office:value="-0.283383617943052" calcext:value-type="float">
            <text:p>-0.2833836179431</text:p>
          </table:table-cell>
          <table:table-cell table:number-columns-repeated="1004"/>
        </table:table-row>
        <table:table-row table:style-name="ro1">
          <table:table-cell office:value-type="float" office:value="19720314" calcext:value-type="float">
            <text:p>19720314</text:p>
          </table:table-cell>
          <table:table-cell office:value-type="float" office:value="41390" calcext:value-type="float">
            <text:p>41390</text:p>
          </table:table-cell>
          <table:table-cell office:value-type="float" office:value="42.466" calcext:value-type="float">
            <text:p>42.466</text:p>
          </table:table-cell>
          <table:table-cell office:value-type="float" office:value="-0.1363860578319" calcext:value-type="float">
            <text:p>-0.1363860578319</text:p>
          </table:table-cell>
          <table:table-cell office:value-type="float" office:value="0.0079237598753" calcext:value-type="float">
            <text:p>0.0079237598753</text:p>
          </table:table-cell>
          <table:table-cell/>
          <table:table-cell table:formula="of:=[.G74]+([.G$368]-[.G$2])/([.B$368]-[.B$2])" office:value-type="float" office:value="42.5962393054688" calcext:value-type="float">
            <text:p>42.5962393054688</text:p>
          </table:table-cell>
          <table:table-cell table:formula="of:=42.3628865739608+0.003260365190381*([.B75]-[.B$2])-0.000000174451726598153*([.B75]-[.B$2])^2" office:value-type="float" office:value="42.5999635796076" calcext:value-type="float">
            <text:p>42.5999635796076</text:p>
          </table:table-cell>
          <table:table-cell table:formula="of:=[.G75]+[.$D75]+[.$E75]" office:value-type="float" office:value="42.4677770075122" calcext:value-type="float">
            <text:p>42.4677770075122</text:p>
          </table:table-cell>
          <table:table-cell table:formula="of:=[.H75]+[.$D75]+[.$E75]" office:value-type="float" office:value="42.471501281651" calcext:value-type="float">
            <text:p>42.471501281651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5]-[.J75]" office:value-type="float" office:value="-0.287501281650968" calcext:value-type="float">
            <text:p>-0.2875012816510</text:p>
          </table:table-cell>
          <table:table-cell table:number-columns-repeated="1004"/>
        </table:table-row>
        <table:table-row table:style-name="ro1">
          <table:table-cell office:value-type="float" office:value="19720315" calcext:value-type="float">
            <text:p>19720315</text:p>
          </table:table-cell>
          <table:table-cell office:value-type="float" office:value="41391" calcext:value-type="float">
            <text:p>41391</text:p>
          </table:table-cell>
          <table:table-cell office:value-type="float" office:value="42.469" calcext:value-type="float">
            <text:p>42.469</text:p>
          </table:table-cell>
          <table:table-cell office:value-type="float" office:value="-0.1356271968346" calcext:value-type="float">
            <text:p>-0.1356271968346</text:p>
          </table:table-cell>
          <table:table-cell office:value-type="float" office:value="0.0082636348712" calcext:value-type="float">
            <text:p>0.0082636348712</text:p>
          </table:table-cell>
          <table:table-cell/>
          <table:table-cell table:formula="of:=[.G75]+([.G$368]-[.G$2])/([.B$368]-[.B$2])" office:value-type="float" office:value="42.5994359182292" calcext:value-type="float">
            <text:p>42.5994359182292</text:p>
          </table:table-cell>
          <table:table-cell table:formula="of:=42.3628865739608+0.003260365190381*([.B76]-[.B$2])-0.000000174451726598153*([.B76]-[.B$2])^2" office:value-type="float" office:value="42.6031983003941" calcext:value-type="float">
            <text:p>42.6031983003941</text:p>
          </table:table-cell>
          <table:table-cell table:formula="of:=[.G76]+[.$D76]+[.$E76]" office:value-type="float" office:value="42.4720723562658" calcext:value-type="float">
            <text:p>42.4720723562658</text:p>
          </table:table-cell>
          <table:table-cell table:formula="of:=[.H76]+[.$D76]+[.$E76]" office:value-type="float" office:value="42.4758347384307" calcext:value-type="float">
            <text:p>42.475834738430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6]-[.J76]" office:value-type="float" office:value="-0.291834738430744" calcext:value-type="float">
            <text:p>-0.2918347384307</text:p>
          </table:table-cell>
          <table:table-cell table:number-columns-repeated="1004"/>
        </table:table-row>
        <table:table-row table:style-name="ro1">
          <table:table-cell office:value-type="float" office:value="19720316" calcext:value-type="float">
            <text:p>19720316</text:p>
          </table:table-cell>
          <table:table-cell office:value-type="float" office:value="41392" calcext:value-type="float">
            <text:p>41392</text:p>
          </table:table-cell>
          <table:table-cell office:value-type="float" office:value="42.472" calcext:value-type="float">
            <text:p>42.472</text:p>
          </table:table-cell>
          <table:table-cell office:value-type="float" office:value="-0.1347937067173" calcext:value-type="float">
            <text:p>-0.1347937067173</text:p>
          </table:table-cell>
          <table:table-cell office:value-type="float" office:value="0.0086092040515" calcext:value-type="float">
            <text:p>0.0086092040515</text:p>
          </table:table-cell>
          <table:table-cell/>
          <table:table-cell table:formula="of:=[.G76]+([.G$368]-[.G$2])/([.B$368]-[.B$2])" office:value-type="float" office:value="42.6026325309895" calcext:value-type="float">
            <text:p>42.6026325309895</text:p>
          </table:table-cell>
          <table:table-cell table:formula="of:=42.3628865739608+0.003260365190381*([.B77]-[.B$2])-0.000000174451726598153*([.B77]-[.B$2])^2" office:value-type="float" office:value="42.6064326722773" calcext:value-type="float">
            <text:p>42.6064326722773</text:p>
          </table:table-cell>
          <table:table-cell table:formula="of:=[.G77]+[.$D77]+[.$E77]" office:value-type="float" office:value="42.4764480283237" calcext:value-type="float">
            <text:p>42.4764480283237</text:p>
          </table:table-cell>
          <table:table-cell table:formula="of:=[.H77]+[.$D77]+[.$E77]" office:value-type="float" office:value="42.4802481696115" calcext:value-type="float">
            <text:p>42.480248169611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7]-[.J77]" office:value-type="float" office:value="-0.296248169611459" calcext:value-type="float">
            <text:p>-0.2962481696115</text:p>
          </table:table-cell>
          <table:table-cell table:number-columns-repeated="1004"/>
        </table:table-row>
        <table:table-row table:style-name="ro1">
          <table:table-cell office:value-type="float" office:value="19720317" calcext:value-type="float">
            <text:p>19720317</text:p>
          </table:table-cell>
          <table:table-cell office:value-type="float" office:value="41393" calcext:value-type="float">
            <text:p>41393</text:p>
          </table:table-cell>
          <table:table-cell office:value-type="float" office:value="42.475" calcext:value-type="float">
            <text:p>42.475</text:p>
          </table:table-cell>
          <table:table-cell office:value-type="float" office:value="-0.1340488944809" calcext:value-type="float">
            <text:p>-0.1340488944809</text:p>
          </table:table-cell>
          <table:table-cell office:value-type="float" office:value="0.0089603310021" calcext:value-type="float">
            <text:p>0.0089603310021</text:p>
          </table:table-cell>
          <table:table-cell/>
          <table:table-cell table:formula="of:=[.G77]+([.G$368]-[.G$2])/([.B$368]-[.B$2])" office:value-type="float" office:value="42.6058291437499" calcext:value-type="float">
            <text:p>42.6058291437499</text:p>
          </table:table-cell>
          <table:table-cell table:formula="of:=42.3628865739608+0.003260365190381*([.B78]-[.B$2])-0.000000174451726598153*([.B78]-[.B$2])^2" office:value-type="float" office:value="42.6096666952569" calcext:value-type="float">
            <text:p>42.6096666952569</text:p>
          </table:table-cell>
          <table:table-cell table:formula="of:=[.G78]+[.$D78]+[.$E78]" office:value-type="float" office:value="42.4807405802711" calcext:value-type="float">
            <text:p>42.4807405802711</text:p>
          </table:table-cell>
          <table:table-cell table:formula="of:=[.H78]+[.$D78]+[.$E78]" office:value-type="float" office:value="42.4845781317781" calcext:value-type="float">
            <text:p>42.484578131778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8]-[.J78]" office:value-type="float" office:value="-0.300578131778131" calcext:value-type="float">
            <text:p>-0.3005781317781</text:p>
          </table:table-cell>
          <table:table-cell table:number-columns-repeated="1004"/>
        </table:table-row>
        <table:table-row table:style-name="ro1">
          <table:table-cell office:value-type="float" office:value="19720318" calcext:value-type="float">
            <text:p>19720318</text:p>
          </table:table-cell>
          <table:table-cell office:value-type="float" office:value="41394" calcext:value-type="float">
            <text:p>41394</text:p>
          </table:table-cell>
          <table:table-cell office:value-type="float" office:value="42.479" calcext:value-type="float">
            <text:p>42.479</text:p>
          </table:table-cell>
          <table:table-cell office:value-type="float" office:value="-0.1335311400981" calcext:value-type="float">
            <text:p>-0.1335311400981</text:p>
          </table:table-cell>
          <table:table-cell office:value-type="float" office:value="0.0093168680705" calcext:value-type="float">
            <text:p>0.0093168680705</text:p>
          </table:table-cell>
          <table:table-cell/>
          <table:table-cell table:formula="of:=[.G78]+([.G$368]-[.G$2])/([.B$368]-[.B$2])" office:value-type="float" office:value="42.6090257565103" calcext:value-type="float">
            <text:p>42.6090257565103</text:p>
          </table:table-cell>
          <table:table-cell table:formula="of:=42.3628865739608+0.003260365190381*([.B79]-[.B$2])-0.000000174451726598153*([.B79]-[.B$2])^2" office:value-type="float" office:value="42.6129003693331" calcext:value-type="float">
            <text:p>42.6129003693331</text:p>
          </table:table-cell>
          <table:table-cell table:formula="of:=[.G79]+[.$D79]+[.$E79]" office:value-type="float" office:value="42.4848114844827" calcext:value-type="float">
            <text:p>42.4848114844827</text:p>
          </table:table-cell>
          <table:table-cell table:formula="of:=[.H79]+[.$D79]+[.$E79]" office:value-type="float" office:value="42.4886860973055" calcext:value-type="float">
            <text:p>42.488686097305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79]-[.J79]" office:value-type="float" office:value="-0.304686097305542" calcext:value-type="float">
            <text:p>-0.3046860973055</text:p>
          </table:table-cell>
          <table:table-cell table:number-columns-repeated="1004"/>
        </table:table-row>
        <table:table-row table:style-name="ro1">
          <table:table-cell office:value-type="float" office:value="19720319" calcext:value-type="float">
            <text:p>19720319</text:p>
          </table:table-cell>
          <table:table-cell office:value-type="float" office:value="41395" calcext:value-type="float">
            <text:p>41395</text:p>
          </table:table-cell>
          <table:table-cell office:value-type="float" office:value="42.482" calcext:value-type="float">
            <text:p>42.482</text:p>
          </table:table-cell>
          <table:table-cell office:value-type="float" office:value="-0.1333089119663" calcext:value-type="float">
            <text:p>-0.1333089119663</text:p>
          </table:table-cell>
          <table:table-cell office:value-type="float" office:value="0.0096786564611" calcext:value-type="float">
            <text:p>0.0096786564611</text:p>
          </table:table-cell>
          <table:table-cell/>
          <table:table-cell table:formula="of:=[.G79]+([.G$368]-[.G$2])/([.B$368]-[.B$2])" office:value-type="float" office:value="42.6122223692707" calcext:value-type="float">
            <text:p>42.6122223692707</text:p>
          </table:table-cell>
          <table:table-cell table:formula="of:=42.3628865739608+0.003260365190381*([.B80]-[.B$2])-0.000000174451726598153*([.B80]-[.B$2])^2" office:value-type="float" office:value="42.6161336945059" calcext:value-type="float">
            <text:p>42.6161336945059</text:p>
          </table:table-cell>
          <table:table-cell table:formula="of:=[.G80]+[.$D80]+[.$E80]" office:value-type="float" office:value="42.4885921137655" calcext:value-type="float">
            <text:p>42.4885921137655</text:p>
          </table:table-cell>
          <table:table-cell table:formula="of:=[.H80]+[.$D80]+[.$E80]" office:value-type="float" office:value="42.4925034390007" calcext:value-type="float">
            <text:p>42.492503439000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0]-[.J80]" office:value-type="float" office:value="-0.308503439000688" calcext:value-type="float">
            <text:p>-0.3085034390007</text:p>
          </table:table-cell>
          <table:table-cell table:number-columns-repeated="1004"/>
        </table:table-row>
        <table:table-row table:style-name="ro1">
          <table:table-cell office:value-type="float" office:value="19720320" calcext:value-type="float">
            <text:p>19720320</text:p>
          </table:table-cell>
          <table:table-cell office:value-type="float" office:value="41396" calcext:value-type="float">
            <text:p>41396</text:p>
          </table:table-cell>
          <table:table-cell office:value-type="float" office:value="42.485" calcext:value-type="float">
            <text:p>42.485</text:p>
          </table:table-cell>
          <table:table-cell office:value-type="float" office:value="-0.1333640660327" calcext:value-type="float">
            <text:p>-0.1333640660327</text:p>
          </table:table-cell>
          <table:table-cell office:value-type="float" office:value="0.0100455263452" calcext:value-type="float">
            <text:p>0.0100455263452</text:p>
          </table:table-cell>
          <table:table-cell/>
          <table:table-cell table:formula="of:=[.G80]+([.G$368]-[.G$2])/([.B$368]-[.B$2])" office:value-type="float" office:value="42.6154189820311" calcext:value-type="float">
            <text:p>42.6154189820311</text:p>
          </table:table-cell>
          <table:table-cell table:formula="of:=42.3628865739608+0.003260365190381*([.B81]-[.B$2])-0.000000174451726598153*([.B81]-[.B$2])^2" office:value-type="float" office:value="42.6193666707752" calcext:value-type="float">
            <text:p>42.6193666707752</text:p>
          </table:table-cell>
          <table:table-cell table:formula="of:=[.G81]+[.$D81]+[.$E81]" office:value-type="float" office:value="42.4921004423436" calcext:value-type="float">
            <text:p>42.4921004423436</text:p>
          </table:table-cell>
          <table:table-cell table:formula="of:=[.H81]+[.$D81]+[.$E81]" office:value-type="float" office:value="42.4960481310877" calcext:value-type="float">
            <text:p>42.496048131087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1]-[.J81]" office:value-type="float" office:value="-0.312048131087707" calcext:value-type="float">
            <text:p>-0.3120481310877</text:p>
          </table:table-cell>
          <table:table-cell table:number-columns-repeated="1004"/>
        </table:table-row>
        <table:table-row table:style-name="ro1">
          <table:table-cell office:value-type="float" office:value="19720321" calcext:value-type="float">
            <text:p>19720321</text:p>
          </table:table-cell>
          <table:table-cell office:value-type="float" office:value="41397" calcext:value-type="float">
            <text:p>41397</text:p>
          </table:table-cell>
          <table:table-cell office:value-type="float" office:value="42.488" calcext:value-type="float">
            <text:p>42.488</text:p>
          </table:table-cell>
          <table:table-cell office:value-type="float" office:value="-0.1336085951925" calcext:value-type="float">
            <text:p>-0.1336085951925</text:p>
          </table:table-cell>
          <table:table-cell office:value-type="float" office:value="0.0104172969856" calcext:value-type="float">
            <text:p>0.0104172969856</text:p>
          </table:table-cell>
          <table:table-cell/>
          <table:table-cell table:formula="of:=[.G81]+([.G$368]-[.G$2])/([.B$368]-[.B$2])" office:value-type="float" office:value="42.6186155947915" calcext:value-type="float">
            <text:p>42.6186155947915</text:p>
          </table:table-cell>
          <table:table-cell table:formula="of:=42.3628865739608+0.003260365190381*([.B82]-[.B$2])-0.000000174451726598153*([.B82]-[.B$2])^2" office:value-type="float" office:value="42.6225992981411" calcext:value-type="float">
            <text:p>42.6225992981411</text:p>
          </table:table-cell>
          <table:table-cell table:formula="of:=[.G82]+[.$D82]+[.$E82]" office:value-type="float" office:value="42.4954242965846" calcext:value-type="float">
            <text:p>42.4954242965846</text:p>
          </table:table-cell>
          <table:table-cell table:formula="of:=[.H82]+[.$D82]+[.$E82]" office:value-type="float" office:value="42.4994079999342" calcext:value-type="float">
            <text:p>42.499407999934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2]-[.J82]" office:value-type="float" office:value="-0.315407999934159" calcext:value-type="float">
            <text:p>-0.3154079999342</text:p>
          </table:table-cell>
          <table:table-cell table:number-columns-repeated="1004"/>
        </table:table-row>
        <table:table-row table:style-name="ro1">
          <table:table-cell office:value-type="float" office:value="19720322" calcext:value-type="float">
            <text:p>19720322</text:p>
          </table:table-cell>
          <table:table-cell office:value-type="float" office:value="41398" calcext:value-type="float">
            <text:p>41398</text:p>
          </table:table-cell>
          <table:table-cell office:value-type="float" office:value="42.492" calcext:value-type="float">
            <text:p>42.492</text:p>
          </table:table-cell>
          <table:table-cell office:value-type="float" office:value="-0.1339226789174" calcext:value-type="float">
            <text:p>-0.1339226789174</text:p>
          </table:table-cell>
          <table:table-cell office:value-type="float" office:value="0.0107937768755" calcext:value-type="float">
            <text:p>0.0107937768755</text:p>
          </table:table-cell>
          <table:table-cell/>
          <table:table-cell table:formula="of:=[.G82]+([.G$368]-[.G$2])/([.B$368]-[.B$2])" office:value-type="float" office:value="42.6218122075518" calcext:value-type="float">
            <text:p>42.6218122075518</text:p>
          </table:table-cell>
          <table:table-cell table:formula="of:=42.3628865739608+0.003260365190381*([.B83]-[.B$2])-0.000000174451726598153*([.B83]-[.B$2])^2" office:value-type="float" office:value="42.6258315766034" calcext:value-type="float">
            <text:p>42.6258315766034</text:p>
          </table:table-cell>
          <table:table-cell table:formula="of:=[.G83]+[.$D83]+[.$E83]" office:value-type="float" office:value="42.4986833055099" calcext:value-type="float">
            <text:p>42.4986833055099</text:p>
          </table:table-cell>
          <table:table-cell table:formula="of:=[.H83]+[.$D83]+[.$E83]" office:value-type="float" office:value="42.5027026745615" calcext:value-type="float">
            <text:p>42.502702674561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3]-[.J83]" office:value-type="float" office:value="-0.31870267456155" calcext:value-type="float">
            <text:p>-0.3187026745616</text:p>
          </table:table-cell>
          <table:table-cell table:number-columns-repeated="1004"/>
        </table:table-row>
        <table:table-row table:style-name="ro1">
          <table:table-cell office:value-type="float" office:value="19720323" calcext:value-type="float">
            <text:p>19720323</text:p>
          </table:table-cell>
          <table:table-cell office:value-type="float" office:value="41399" calcext:value-type="float">
            <text:p>41399</text:p>
          </table:table-cell>
          <table:table-cell office:value-type="float" office:value="42.495" calcext:value-type="float">
            <text:p>42.495</text:p>
          </table:table-cell>
          <table:table-cell office:value-type="float" office:value="-0.1341941469552" calcext:value-type="float">
            <text:p>-0.1341941469552</text:p>
          </table:table-cell>
          <table:table-cell office:value-type="float" office:value="0.0111747638918" calcext:value-type="float">
            <text:p>0.0111747638918</text:p>
          </table:table-cell>
          <table:table-cell/>
          <table:table-cell table:formula="of:=[.G83]+([.G$368]-[.G$2])/([.B$368]-[.B$2])" office:value-type="float" office:value="42.6250088203122" calcext:value-type="float">
            <text:p>42.6250088203122</text:p>
          </table:table-cell>
          <table:table-cell table:formula="of:=42.3628865739608+0.003260365190381*([.B84]-[.B$2])-0.000000174451726598153*([.B84]-[.B$2])^2" office:value-type="float" office:value="42.6290635061624" calcext:value-type="float">
            <text:p>42.6290635061624</text:p>
          </table:table-cell>
          <table:table-cell table:formula="of:=[.G84]+[.$D84]+[.$E84]" office:value-type="float" office:value="42.5019894372488" calcext:value-type="float">
            <text:p>42.5019894372488</text:p>
          </table:table-cell>
          <table:table-cell table:formula="of:=[.H84]+[.$D84]+[.$E84]" office:value-type="float" office:value="42.506044123099" calcext:value-type="float">
            <text:p>42.506044123099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4]-[.J84]" office:value-type="float" office:value="-0.322044123098998" calcext:value-type="float">
            <text:p>-0.3220441230990</text:p>
          </table:table-cell>
          <table:table-cell table:number-columns-repeated="1004"/>
        </table:table-row>
        <table:table-row table:style-name="ro1">
          <table:table-cell office:value-type="float" office:value="19720324" calcext:value-type="float">
            <text:p>19720324</text:p>
          </table:table-cell>
          <table:table-cell office:value-type="float" office:value="41400" calcext:value-type="float">
            <text:p>41400</text:p>
          </table:table-cell>
          <table:table-cell office:value-type="float" office:value="42.498" calcext:value-type="float">
            <text:p>42.498</text:p>
          </table:table-cell>
          <table:table-cell office:value-type="float" office:value="-0.1343444207891" calcext:value-type="float">
            <text:p>-0.1343444207891</text:p>
          </table:table-cell>
          <table:table-cell office:value-type="float" office:value="0.0115600454619" calcext:value-type="float">
            <text:p>0.0115600454619</text:p>
          </table:table-cell>
          <table:table-cell/>
          <table:table-cell table:formula="of:=[.G84]+([.G$368]-[.G$2])/([.B$368]-[.B$2])" office:value-type="float" office:value="42.6282054330726" calcext:value-type="float">
            <text:p>42.6282054330726</text:p>
          </table:table-cell>
          <table:table-cell table:formula="of:=42.3628865739608+0.003260365190381*([.B85]-[.B$2])-0.000000174451726598153*([.B85]-[.B$2])^2" office:value-type="float" office:value="42.6322950868179" calcext:value-type="float">
            <text:p>42.6322950868179</text:p>
          </table:table-cell>
          <table:table-cell table:formula="of:=[.G85]+[.$D85]+[.$E85]" office:value-type="float" office:value="42.5054210577454" calcext:value-type="float">
            <text:p>42.5054210577454</text:p>
          </table:table-cell>
          <table:table-cell table:formula="of:=[.H85]+[.$D85]+[.$E85]" office:value-type="float" office:value="42.5095107114907" calcext:value-type="float">
            <text:p>42.509510711490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5]-[.J85]" office:value-type="float" office:value="-0.325510711490693" calcext:value-type="float">
            <text:p>-0.3255107114907</text:p>
          </table:table-cell>
          <table:table-cell table:number-columns-repeated="1004"/>
        </table:table-row>
        <table:table-row table:style-name="ro1">
          <table:table-cell office:value-type="float" office:value="19720325" calcext:value-type="float">
            <text:p>19720325</text:p>
          </table:table-cell>
          <table:table-cell office:value-type="float" office:value="41401" calcext:value-type="float">
            <text:p>41401</text:p>
          </table:table-cell>
          <table:table-cell office:value-type="float" office:value="42.501" calcext:value-type="float">
            <text:p>42.501</text:p>
          </table:table-cell>
          <table:table-cell office:value-type="float" office:value="-0.1343373647447" calcext:value-type="float">
            <text:p>-0.1343373647447</text:p>
          </table:table-cell>
          <table:table-cell office:value-type="float" office:value="0.0119493987452" calcext:value-type="float">
            <text:p>0.0119493987452</text:p>
          </table:table-cell>
          <table:table-cell/>
          <table:table-cell table:formula="of:=[.G85]+([.G$368]-[.G$2])/([.B$368]-[.B$2])" office:value-type="float" office:value="42.631402045833" calcext:value-type="float">
            <text:p>42.6314020458330</text:p>
          </table:table-cell>
          <table:table-cell table:formula="of:=42.3628865739608+0.003260365190381*([.B86]-[.B$2])-0.000000174451726598153*([.B86]-[.B$2])^2" office:value-type="float" office:value="42.6355263185699" calcext:value-type="float">
            <text:p>42.6355263185699</text:p>
          </table:table-cell>
          <table:table-cell table:formula="of:=[.G86]+[.$D86]+[.$E86]" office:value-type="float" office:value="42.5090140798335" calcext:value-type="float">
            <text:p>42.5090140798335</text:p>
          </table:table-cell>
          <table:table-cell table:formula="of:=[.H86]+[.$D86]+[.$E86]" office:value-type="float" office:value="42.5131383525704" calcext:value-type="float">
            <text:p>42.513138352570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6]-[.J86]" office:value-type="float" office:value="-0.329138352570425" calcext:value-type="float">
            <text:p>-0.3291383525704</text:p>
          </table:table-cell>
          <table:table-cell table:number-columns-repeated="1004"/>
        </table:table-row>
        <table:table-row table:style-name="ro1">
          <table:table-cell office:value-type="float" office:value="19720326" calcext:value-type="float">
            <text:p>19720326</text:p>
          </table:table-cell>
          <table:table-cell office:value-type="float" office:value="41402" calcext:value-type="float">
            <text:p>41402</text:p>
          </table:table-cell>
          <table:table-cell office:value-type="float" office:value="42.505" calcext:value-type="float">
            <text:p>42.505</text:p>
          </table:table-cell>
          <table:table-cell office:value-type="float" office:value="-0.1341761724856" calcext:value-type="float">
            <text:p>-0.1341761724856</text:p>
          </table:table-cell>
          <table:table-cell office:value-type="float" office:value="0.0123425908274" calcext:value-type="float">
            <text:p>0.0123425908274</text:p>
          </table:table-cell>
          <table:table-cell/>
          <table:table-cell table:formula="of:=[.G86]+([.G$368]-[.G$2])/([.B$368]-[.B$2])" office:value-type="float" office:value="42.6345986585934" calcext:value-type="float">
            <text:p>42.6345986585934</text:p>
          </table:table-cell>
          <table:table-cell table:formula="of:=42.3628865739608+0.003260365190381*([.B87]-[.B$2])-0.000000174451726598153*([.B87]-[.B$2])^2" office:value-type="float" office:value="42.6387572014185" calcext:value-type="float">
            <text:p>42.6387572014185</text:p>
          </table:table-cell>
          <table:table-cell table:formula="of:=[.G87]+[.$D87]+[.$E87]" office:value-type="float" office:value="42.5127650769352" calcext:value-type="float">
            <text:p>42.5127650769352</text:p>
          </table:table-cell>
          <table:table-cell table:formula="of:=[.H87]+[.$D87]+[.$E87]" office:value-type="float" office:value="42.5169236197603" calcext:value-type="float">
            <text:p>42.516923619760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7]-[.J87]" office:value-type="float" office:value="-0.332923619760315" calcext:value-type="float">
            <text:p>-0.3329236197603</text:p>
          </table:table-cell>
          <table:table-cell table:number-columns-repeated="1004"/>
        </table:table-row>
        <table:table-row table:style-name="ro1">
          <table:table-cell office:value-type="float" office:value="19720327" calcext:value-type="float">
            <text:p>19720327</text:p>
          </table:table-cell>
          <table:table-cell office:value-type="float" office:value="41403" calcext:value-type="float">
            <text:p>41403</text:p>
          </table:table-cell>
          <table:table-cell office:value-type="float" office:value="42.508" calcext:value-type="float">
            <text:p>42.508</text:p>
          </table:table-cell>
          <table:table-cell office:value-type="float" office:value="-0.1338950555416" calcext:value-type="float">
            <text:p>-0.1338950555416</text:p>
          </table:table-cell>
          <table:table-cell office:value-type="float" office:value="0.0127393789293" calcext:value-type="float">
            <text:p>0.0127393789293</text:p>
          </table:table-cell>
          <table:table-cell/>
          <table:table-cell table:formula="of:=[.G87]+([.G$368]-[.G$2])/([.B$368]-[.B$2])" office:value-type="float" office:value="42.6377952713538" calcext:value-type="float">
            <text:p>42.6377952713538</text:p>
          </table:table-cell>
          <table:table-cell table:formula="of:=42.3628865739608+0.003260365190381*([.B88]-[.B$2])-0.000000174451726598153*([.B88]-[.B$2])^2" office:value-type="float" office:value="42.6419877353636" calcext:value-type="float">
            <text:p>42.6419877353636</text:p>
          </table:table-cell>
          <table:table-cell table:formula="of:=[.G88]+[.$D88]+[.$E88]" office:value-type="float" office:value="42.5166395947415" calcext:value-type="float">
            <text:p>42.5166395947415</text:p>
          </table:table-cell>
          <table:table-cell table:formula="of:=[.H88]+[.$D88]+[.$E88]" office:value-type="float" office:value="42.5208320587513" calcext:value-type="float">
            <text:p>42.520832058751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8]-[.J88]" office:value-type="float" office:value="-0.336832058751341" calcext:value-type="float">
            <text:p>-0.3368320587513</text:p>
          </table:table-cell>
          <table:table-cell table:number-columns-repeated="1004"/>
        </table:table-row>
        <table:table-row table:style-name="ro1">
          <table:table-cell office:value-type="float" office:value="19720328" calcext:value-type="float">
            <text:p>19720328</text:p>
          </table:table-cell>
          <table:table-cell office:value-type="float" office:value="41404" calcext:value-type="float">
            <text:p>41404</text:p>
          </table:table-cell>
          <table:table-cell office:value-type="float" office:value="42.511" calcext:value-type="float">
            <text:p>42.511</text:p>
          </table:table-cell>
          <table:table-cell office:value-type="float" office:value="-0.1335493757306" calcext:value-type="float">
            <text:p>-0.1335493757306</text:p>
          </table:table-cell>
          <table:table-cell office:value-type="float" office:value="0.0131395106276" calcext:value-type="float">
            <text:p>0.0131395106276</text:p>
          </table:table-cell>
          <table:table-cell/>
          <table:table-cell table:formula="of:=[.G88]+([.G$368]-[.G$2])/([.B$368]-[.B$2])" office:value-type="float" office:value="42.6409918841141" calcext:value-type="float">
            <text:p>42.6409918841141</text:p>
          </table:table-cell>
          <table:table-cell table:formula="of:=42.3628865739608+0.003260365190381*([.B89]-[.B$2])-0.000000174451726598153*([.B89]-[.B$2])^2" office:value-type="float" office:value="42.6452179204053" calcext:value-type="float">
            <text:p>42.6452179204053</text:p>
          </table:table-cell>
          <table:table-cell table:formula="of:=[.G89]+[.$D89]+[.$E89]" office:value-type="float" office:value="42.5205820190111" calcext:value-type="float">
            <text:p>42.5205820190111</text:p>
          </table:table-cell>
          <table:table-cell table:formula="of:=[.H89]+[.$D89]+[.$E89]" office:value-type="float" office:value="42.5248080553023" calcext:value-type="float">
            <text:p>42.524808055302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89]-[.J89]" office:value-type="float" office:value="-0.340808055302332" calcext:value-type="float">
            <text:p>-0.3408080553023</text:p>
          </table:table-cell>
          <table:table-cell table:number-columns-repeated="1004"/>
        </table:table-row>
        <table:table-row table:style-name="ro1">
          <table:table-cell office:value-type="float" office:value="19720329" calcext:value-type="float">
            <text:p>19720329</text:p>
          </table:table-cell>
          <table:table-cell office:value-type="float" office:value="41405" calcext:value-type="float">
            <text:p>41405</text:p>
          </table:table-cell>
          <table:table-cell office:value-type="float" office:value="42.515" calcext:value-type="float">
            <text:p>42.515</text:p>
          </table:table-cell>
          <table:table-cell office:value-type="float" office:value="-0.1332048642271" calcext:value-type="float">
            <text:p>-0.1332048642271</text:p>
          </table:table-cell>
          <table:table-cell office:value-type="float" office:value="0.0135427240901" calcext:value-type="float">
            <text:p>0.0135427240901</text:p>
          </table:table-cell>
          <table:table-cell/>
          <table:table-cell table:formula="of:=[.G89]+([.G$368]-[.G$2])/([.B$368]-[.B$2])" office:value-type="float" office:value="42.6441884968745" calcext:value-type="float">
            <text:p>42.6441884968745</text:p>
          </table:table-cell>
          <table:table-cell table:formula="of:=42.3628865739608+0.003260365190381*([.B90]-[.B$2])-0.000000174451726598153*([.B90]-[.B$2])^2" office:value-type="float" office:value="42.6484477565436" calcext:value-type="float">
            <text:p>42.6484477565436</text:p>
          </table:table-cell>
          <table:table-cell table:formula="of:=[.G90]+[.$D90]+[.$E90]" office:value-type="float" office:value="42.5245263567375" calcext:value-type="float">
            <text:p>42.5245263567375</text:p>
          </table:table-cell>
          <table:table-cell table:formula="of:=[.H90]+[.$D90]+[.$E90]" office:value-type="float" office:value="42.5287856164066" calcext:value-type="float">
            <text:p>42.528785616406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0]-[.J90]" office:value-type="float" office:value="-0.344785616406554" calcext:value-type="float">
            <text:p>-0.3447856164066</text:p>
          </table:table-cell>
          <table:table-cell table:number-columns-repeated="1004"/>
        </table:table-row>
        <table:table-row table:style-name="ro1">
          <table:table-cell office:value-type="float" office:value="19720330" calcext:value-type="float">
            <text:p>19720330</text:p>
          </table:table-cell>
          <table:table-cell office:value-type="float" office:value="41406" calcext:value-type="float">
            <text:p>41406</text:p>
          </table:table-cell>
          <table:table-cell office:value-type="float" office:value="42.518" calcext:value-type="float">
            <text:p>42.518</text:p>
          </table:table-cell>
          <table:table-cell office:value-type="float" office:value="-0.1329261914783" calcext:value-type="float">
            <text:p>-0.1329261914783</text:p>
          </table:table-cell>
          <table:table-cell office:value-type="float" office:value="0.0139487483222" calcext:value-type="float">
            <text:p>0.0139487483222</text:p>
          </table:table-cell>
          <table:table-cell/>
          <table:table-cell table:formula="of:=[.G90]+([.G$368]-[.G$2])/([.B$368]-[.B$2])" office:value-type="float" office:value="42.6473851096349" calcext:value-type="float">
            <text:p>42.6473851096349</text:p>
          </table:table-cell>
          <table:table-cell table:formula="of:=42.3628865739608+0.003260365190381*([.B91]-[.B$2])-0.000000174451726598153*([.B91]-[.B$2])^2" office:value-type="float" office:value="42.6516772437783" calcext:value-type="float">
            <text:p>42.6516772437783</text:p>
          </table:table-cell>
          <table:table-cell table:formula="of:=[.G91]+[.$D91]+[.$E91]" office:value-type="float" office:value="42.5284076664788" calcext:value-type="float">
            <text:p>42.5284076664788</text:p>
          </table:table-cell>
          <table:table-cell table:formula="of:=[.H91]+[.$D91]+[.$E91]" office:value-type="float" office:value="42.5326998006222" calcext:value-type="float">
            <text:p>42.532699800622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1]-[.J91]" office:value-type="float" office:value="-0.348699800622228" calcext:value-type="float">
            <text:p>-0.3486998006222</text:p>
          </table:table-cell>
          <table:table-cell table:number-columns-repeated="1004"/>
        </table:table-row>
        <table:table-row table:style-name="ro1">
          <table:table-cell office:value-type="float" office:value="19720331" calcext:value-type="float">
            <text:p>19720331</text:p>
          </table:table-cell>
          <table:table-cell office:value-type="float" office:value="41407" calcext:value-type="float">
            <text:p>41407</text:p>
          </table:table-cell>
          <table:table-cell office:value-type="float" office:value="42.521" calcext:value-type="float">
            <text:p>42.521</text:p>
          </table:table-cell>
          <table:table-cell office:value-type="float" office:value="-0.1327662926016" calcext:value-type="float">
            <text:p>-0.1327662926016</text:p>
          </table:table-cell>
          <table:table-cell office:value-type="float" office:value="0.0143573034273" calcext:value-type="float">
            <text:p>0.0143573034273</text:p>
          </table:table-cell>
          <table:table-cell/>
          <table:table-cell table:formula="of:=[.G91]+([.G$368]-[.G$2])/([.B$368]-[.B$2])" office:value-type="float" office:value="42.6505817223953" calcext:value-type="float">
            <text:p>42.6505817223953</text:p>
          </table:table-cell>
          <table:table-cell table:formula="of:=42.3628865739608+0.003260365190381*([.B92]-[.B$2])-0.000000174451726598153*([.B92]-[.B$2])^2" office:value-type="float" office:value="42.6549063821097" calcext:value-type="float">
            <text:p>42.6549063821097</text:p>
          </table:table-cell>
          <table:table-cell table:formula="of:=[.G92]+[.$D92]+[.$E92]" office:value-type="float" office:value="42.532172733221" calcext:value-type="float">
            <text:p>42.5321727332210</text:p>
          </table:table-cell>
          <table:table-cell table:formula="of:=[.H92]+[.$D92]+[.$E92]" office:value-type="float" office:value="42.5364973929354" calcext:value-type="float">
            <text:p>42.536497392935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2]-[.J92]" office:value-type="float" office:value="-0.352497392935355" calcext:value-type="float">
            <text:p>-0.3524973929354</text:p>
          </table:table-cell>
          <table:table-cell table:number-columns-repeated="1004"/>
        </table:table-row>
        <table:table-row table:style-name="ro1">
          <table:table-cell office:value-type="float" office:value="19720401" calcext:value-type="float">
            <text:p>19720401</text:p>
          </table:table-cell>
          <table:table-cell office:value-type="float" office:value="41408" calcext:value-type="float">
            <text:p>41408</text:p>
          </table:table-cell>
          <table:table-cell office:value-type="float" office:value="42.524" calcext:value-type="float">
            <text:p>42.524</text:p>
          </table:table-cell>
          <table:table-cell office:value-type="float" office:value="-0.1327583482983" calcext:value-type="float">
            <text:p>-0.1327583482983</text:p>
          </table:table-cell>
          <table:table-cell office:value-type="float" office:value="0.0147681008784" calcext:value-type="float">
            <text:p>0.0147681008784</text:p>
          </table:table-cell>
          <table:table-cell/>
          <table:table-cell table:formula="of:=[.G92]+([.G$368]-[.G$2])/([.B$368]-[.B$2])" office:value-type="float" office:value="42.6537783351557" calcext:value-type="float">
            <text:p>42.6537783351557</text:p>
          </table:table-cell>
          <table:table-cell table:formula="of:=42.3628865739608+0.003260365190381*([.B93]-[.B$2])-0.000000174451726598153*([.B93]-[.B$2])^2" office:value-type="float" office:value="42.6581351715375" calcext:value-type="float">
            <text:p>42.6581351715375</text:p>
          </table:table-cell>
          <table:table-cell table:formula="of:=[.G93]+[.$D93]+[.$E93]" office:value-type="float" office:value="42.5357880877358" calcext:value-type="float">
            <text:p>42.5357880877358</text:p>
          </table:table-cell>
          <table:table-cell table:formula="of:=[.H93]+[.$D93]+[.$E93]" office:value-type="float" office:value="42.5401449241176" calcext:value-type="float">
            <text:p>42.540144924117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3]-[.J93]" office:value-type="float" office:value="-0.356144924117608" calcext:value-type="float">
            <text:p>-0.3561449241176</text:p>
          </table:table-cell>
          <table:table-cell table:number-columns-repeated="1004"/>
        </table:table-row>
        <table:table-row table:style-name="ro1">
          <table:table-cell office:value-type="float" office:value="19720402" calcext:value-type="float">
            <text:p>19720402</text:p>
          </table:table-cell>
          <table:table-cell office:value-type="float" office:value="41409" calcext:value-type="float">
            <text:p>41409</text:p>
          </table:table-cell>
          <table:table-cell office:value-type="float" office:value="42.528" calcext:value-type="float">
            <text:p>42.528</text:p>
          </table:table-cell>
          <table:table-cell office:value-type="float" office:value="-0.1329115322212" calcext:value-type="float">
            <text:p>-0.1329115322212</text:p>
          </table:table-cell>
          <table:table-cell office:value-type="float" office:value="0.0151808438018" calcext:value-type="float">
            <text:p>0.0151808438018</text:p>
          </table:table-cell>
          <table:table-cell/>
          <table:table-cell table:formula="of:=[.G93]+([.G$368]-[.G$2])/([.B$368]-[.B$2])" office:value-type="float" office:value="42.6569749479161" calcext:value-type="float">
            <text:p>42.6569749479161</text:p>
          </table:table-cell>
          <table:table-cell table:formula="of:=42.3628865739608+0.003260365190381*([.B94]-[.B$2])-0.000000174451726598153*([.B94]-[.B$2])^2" office:value-type="float" office:value="42.6613636120619" calcext:value-type="float">
            <text:p>42.6613636120619</text:p>
          </table:table-cell>
          <table:table-cell table:formula="of:=[.G94]+[.$D94]+[.$E94]" office:value-type="float" office:value="42.5392442594967" calcext:value-type="float">
            <text:p>42.5392442594967</text:p>
          </table:table-cell>
          <table:table-cell table:formula="of:=[.H94]+[.$D94]+[.$E94]" office:value-type="float" office:value="42.5436329236425" calcext:value-type="float">
            <text:p>42.543632923642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4]-[.J94]" office:value-type="float" office:value="-0.359632923642529" calcext:value-type="float">
            <text:p>-0.3596329236425</text:p>
          </table:table-cell>
          <table:table-cell table:number-columns-repeated="1004"/>
        </table:table-row>
        <table:table-row table:style-name="ro1">
          <table:table-cell office:value-type="float" office:value="19720403" calcext:value-type="float">
            <text:p>19720403</text:p>
          </table:table-cell>
          <table:table-cell office:value-type="float" office:value="41410" calcext:value-type="float">
            <text:p>41410</text:p>
          </table:table-cell>
          <table:table-cell office:value-type="float" office:value="42.531" calcext:value-type="float">
            <text:p>42.531</text:p>
          </table:table-cell>
          <table:table-cell office:value-type="float" office:value="-0.1332104513234" calcext:value-type="float">
            <text:p>-0.1332104513234</text:p>
          </table:table-cell>
          <table:table-cell office:value-type="float" office:value="0.0155952272725" calcext:value-type="float">
            <text:p>0.0155952272725</text:p>
          </table:table-cell>
          <table:table-cell/>
          <table:table-cell table:formula="of:=[.G94]+([.G$368]-[.G$2])/([.B$368]-[.B$2])" office:value-type="float" office:value="42.6601715606764" calcext:value-type="float">
            <text:p>42.6601715606764</text:p>
          </table:table-cell>
          <table:table-cell table:formula="of:=42.3628865739608+0.003260365190381*([.B95]-[.B$2])-0.000000174451726598153*([.B95]-[.B$2])^2" office:value-type="float" office:value="42.6645917036829" calcext:value-type="float">
            <text:p>42.6645917036829</text:p>
          </table:table-cell>
          <table:table-cell table:formula="of:=[.G95]+[.$D95]+[.$E95]" office:value-type="float" office:value="42.5425563366255" calcext:value-type="float">
            <text:p>42.5425563366255</text:p>
          </table:table-cell>
          <table:table-cell table:formula="of:=[.H95]+[.$D95]+[.$E95]" office:value-type="float" office:value="42.546976479632" calcext:value-type="float">
            <text:p>42.546976479632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5]-[.J95]" office:value-type="float" office:value="-0.362976479631989" calcext:value-type="float">
            <text:p>-0.3629764796320</text:p>
          </table:table-cell>
          <table:table-cell table:number-columns-repeated="1004"/>
        </table:table-row>
        <table:table-row table:style-name="ro1">
          <table:table-cell office:value-type="float" office:value="19720404" calcext:value-type="float">
            <text:p>19720404</text:p>
          </table:table-cell>
          <table:table-cell office:value-type="float" office:value="41411" calcext:value-type="float">
            <text:p>41411</text:p>
          </table:table-cell>
          <table:table-cell office:value-type="float" office:value="42.534" calcext:value-type="float">
            <text:p>42.534</text:p>
          </table:table-cell>
          <table:table-cell office:value-type="float" office:value="-0.1336174257962" calcext:value-type="float">
            <text:p>-0.1336174257962</text:p>
          </table:table-cell>
          <table:table-cell office:value-type="float" office:value="0.016010938621" calcext:value-type="float">
            <text:p>0.0160109386210</text:p>
          </table:table-cell>
          <table:table-cell/>
          <table:table-cell table:formula="of:=[.G95]+([.G$368]-[.G$2])/([.B$368]-[.B$2])" office:value-type="float" office:value="42.6633681734368" calcext:value-type="float">
            <text:p>42.6633681734368</text:p>
          </table:table-cell>
          <table:table-cell table:formula="of:=42.3628865739608+0.003260365190381*([.B96]-[.B$2])-0.000000174451726598153*([.B96]-[.B$2])^2" office:value-type="float" office:value="42.6678194464004" calcext:value-type="float">
            <text:p>42.6678194464004</text:p>
          </table:table-cell>
          <table:table-cell table:formula="of:=[.G96]+[.$D96]+[.$E96]" office:value-type="float" office:value="42.5457616862616" calcext:value-type="float">
            <text:p>42.5457616862616</text:p>
          </table:table-cell>
          <table:table-cell table:formula="of:=[.H96]+[.$D96]+[.$E96]" office:value-type="float" office:value="42.5502129592252" calcext:value-type="float">
            <text:p>42.550212959225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6]-[.J96]" office:value-type="float" office:value="-0.366212959225194" calcext:value-type="float">
            <text:p>-0.3662129592252</text:p>
          </table:table-cell>
          <table:table-cell table:number-columns-repeated="1004"/>
        </table:table-row>
        <table:table-row table:style-name="ro1">
          <table:table-cell office:value-type="float" office:value="19720405" calcext:value-type="float">
            <text:p>19720405</text:p>
          </table:table-cell>
          <table:table-cell office:value-type="float" office:value="41412" calcext:value-type="float">
            <text:p>41412</text:p>
          </table:table-cell>
          <table:table-cell office:value-type="float" office:value="42.537" calcext:value-type="float">
            <text:p>42.537</text:p>
          </table:table-cell>
          <table:table-cell office:value-type="float" office:value="-0.1340763932661" calcext:value-type="float">
            <text:p>-0.1340763932661</text:p>
          </table:table-cell>
          <table:table-cell office:value-type="float" office:value="0.0164276577505" calcext:value-type="float">
            <text:p>0.0164276577505</text:p>
          </table:table-cell>
          <table:table-cell/>
          <table:table-cell table:formula="of:=[.G96]+([.G$368]-[.G$2])/([.B$368]-[.B$2])" office:value-type="float" office:value="42.6665647861972" calcext:value-type="float">
            <text:p>42.6665647861972</text:p>
          </table:table-cell>
          <table:table-cell table:formula="of:=42.3628865739608+0.003260365190381*([.B97]-[.B$2])-0.000000174451726598153*([.B97]-[.B$2])^2" office:value-type="float" office:value="42.6710468402144" calcext:value-type="float">
            <text:p>42.6710468402144</text:p>
          </table:table-cell>
          <table:table-cell table:formula="of:=[.G97]+[.$D97]+[.$E97]" office:value-type="float" office:value="42.5489160506816" calcext:value-type="float">
            <text:p>42.5489160506816</text:p>
          </table:table-cell>
          <table:table-cell table:formula="of:=[.H97]+[.$D97]+[.$E97]" office:value-type="float" office:value="42.5533981046988" calcext:value-type="float">
            <text:p>42.553398104698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7]-[.J97]" office:value-type="float" office:value="-0.369398104698845" calcext:value-type="float">
            <text:p>-0.3693981046988</text:p>
          </table:table-cell>
          <table:table-cell table:number-columns-repeated="1004"/>
        </table:table-row>
        <table:table-row table:style-name="ro1">
          <table:table-cell office:value-type="float" office:value="19720406" calcext:value-type="float">
            <text:p>19720406</text:p>
          </table:table-cell>
          <table:table-cell office:value-type="float" office:value="41413" calcext:value-type="float">
            <text:p>41413</text:p>
          </table:table-cell>
          <table:table-cell office:value-type="float" office:value="42.541" calcext:value-type="float">
            <text:p>42.541</text:p>
          </table:table-cell>
          <table:table-cell office:value-type="float" office:value="-0.1345173354487" calcext:value-type="float">
            <text:p>-0.1345173354487</text:p>
          </table:table-cell>
          <table:table-cell office:value-type="float" office:value="0.0168450574649" calcext:value-type="float">
            <text:p>0.0168450574649</text:p>
          </table:table-cell>
          <table:table-cell/>
          <table:table-cell table:formula="of:=[.G97]+([.G$368]-[.G$2])/([.B$368]-[.B$2])" office:value-type="float" office:value="42.6697613989576" calcext:value-type="float">
            <text:p>42.6697613989576</text:p>
          </table:table-cell>
          <table:table-cell table:formula="of:=42.3628865739608+0.003260365190381*([.B98]-[.B$2])-0.000000174451726598153*([.B98]-[.B$2])^2" office:value-type="float" office:value="42.674273885125" calcext:value-type="float">
            <text:p>42.6742738851250</text:p>
          </table:table-cell>
          <table:table-cell table:formula="of:=[.G98]+[.$D98]+[.$E98]" office:value-type="float" office:value="42.5520891209738" calcext:value-type="float">
            <text:p>42.5520891209738</text:p>
          </table:table-cell>
          <table:table-cell table:formula="of:=[.H98]+[.$D98]+[.$E98]" office:value-type="float" office:value="42.5566016071412" calcext:value-type="float">
            <text:p>42.556601607141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8]-[.J98]" office:value-type="float" office:value="-0.372601607141249" calcext:value-type="float">
            <text:p>-0.3726016071412</text:p>
          </table:table-cell>
          <table:table-cell table:number-columns-repeated="1004"/>
        </table:table-row>
        <table:table-row table:style-name="ro1">
          <table:table-cell office:value-type="float" office:value="19720407" calcext:value-type="float">
            <text:p>19720407</text:p>
          </table:table-cell>
          <table:table-cell office:value-type="float" office:value="41414" calcext:value-type="float">
            <text:p>41414</text:p>
          </table:table-cell>
          <table:table-cell office:value-type="float" office:value="42.544" calcext:value-type="float">
            <text:p>42.544</text:p>
          </table:table-cell>
          <table:table-cell office:value-type="float" office:value="-0.1348613244339" calcext:value-type="float">
            <text:p>-0.1348613244339</text:p>
          </table:table-cell>
          <table:table-cell office:value-type="float" office:value="0.0172628038073" calcext:value-type="float">
            <text:p>0.0172628038073</text:p>
          </table:table-cell>
          <table:table-cell/>
          <table:table-cell table:formula="of:=[.G98]+([.G$368]-[.G$2])/([.B$368]-[.B$2])" office:value-type="float" office:value="42.672958011718" calcext:value-type="float">
            <text:p>42.6729580117180</text:p>
          </table:table-cell>
          <table:table-cell table:formula="of:=42.3628865739608+0.003260365190381*([.B99]-[.B$2])-0.000000174451726598153*([.B99]-[.B$2])^2" office:value-type="float" office:value="42.6775005811322" calcext:value-type="float">
            <text:p>42.6775005811322</text:p>
          </table:table-cell>
          <table:table-cell table:formula="of:=[.G99]+[.$D99]+[.$E99]" office:value-type="float" office:value="42.5553594910914" calcext:value-type="float">
            <text:p>42.5553594910914</text:p>
          </table:table-cell>
          <table:table-cell table:formula="of:=[.H99]+[.$D99]+[.$E99]" office:value-type="float" office:value="42.5599020605056" calcext:value-type="float">
            <text:p>42.559902060505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99]-[.J99]" office:value-type="float" office:value="-0.375902060505595" calcext:value-type="float">
            <text:p>-0.3759020605056</text:p>
          </table:table-cell>
          <table:table-cell table:number-columns-repeated="1004"/>
        </table:table-row>
        <table:table-row table:style-name="ro1">
          <table:table-cell office:value-type="float" office:value="19720408" calcext:value-type="float">
            <text:p>19720408</text:p>
          </table:table-cell>
          <table:table-cell office:value-type="float" office:value="41415" calcext:value-type="float">
            <text:p>41415</text:p>
          </table:table-cell>
          <table:table-cell office:value-type="float" office:value="42.547" calcext:value-type="float">
            <text:p>42.547</text:p>
          </table:table-cell>
          <table:table-cell office:value-type="float" office:value="-0.1350285435833" calcext:value-type="float">
            <text:p>-0.1350285435833</text:p>
          </table:table-cell>
          <table:table-cell office:value-type="float" office:value="0.0176805564074" calcext:value-type="float">
            <text:p>0.0176805564074</text:p>
          </table:table-cell>
          <table:table-cell/>
          <table:table-cell table:formula="of:=[.G99]+([.G$368]-[.G$2])/([.B$368]-[.B$2])" office:value-type="float" office:value="42.6761546244784" calcext:value-type="float">
            <text:p>42.6761546244784</text:p>
          </table:table-cell>
          <table:table-cell table:formula="of:=42.3628865739608+0.003260365190381*([.B100]-[.B$2])-0.000000174451726598153*([.B100]-[.B$2])^2" office:value-type="float" office:value="42.6807269282359" calcext:value-type="float">
            <text:p>42.6807269282359</text:p>
          </table:table-cell>
          <table:table-cell table:formula="of:=[.G100]+[.$D100]+[.$E100]" office:value-type="float" office:value="42.5588066373025" calcext:value-type="float">
            <text:p>42.5588066373025</text:p>
          </table:table-cell>
          <table:table-cell table:formula="of:=[.H100]+[.$D100]+[.$E100]" office:value-type="float" office:value="42.56337894106" calcext:value-type="float">
            <text:p>42.563378941060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0]-[.J100]" office:value-type="float" office:value="-0.37937894105999" calcext:value-type="float">
            <text:p>-0.3793789410600</text:p>
          </table:table-cell>
          <table:table-cell table:number-columns-repeated="1004"/>
        </table:table-row>
        <table:table-row table:style-name="ro1">
          <table:table-cell office:value-type="float" office:value="19720409" calcext:value-type="float">
            <text:p>19720409</text:p>
          </table:table-cell>
          <table:table-cell office:value-type="float" office:value="41416" calcext:value-type="float">
            <text:p>41416</text:p>
          </table:table-cell>
          <table:table-cell office:value-type="float" office:value="42.551" calcext:value-type="float">
            <text:p>42.551</text:p>
          </table:table-cell>
          <table:table-cell office:value-type="float" office:value="-0.1349528715" calcext:value-type="float">
            <text:p>-0.1349528715000</text:p>
          </table:table-cell>
          <table:table-cell office:value-type="float" office:value="0.0180979688391" calcext:value-type="float">
            <text:p>0.0180979688391</text:p>
          </table:table-cell>
          <table:table-cell/>
          <table:table-cell table:formula="of:=[.G100]+([.G$368]-[.G$2])/([.B$368]-[.B$2])" office:value-type="float" office:value="42.6793512372387" calcext:value-type="float">
            <text:p>42.6793512372387</text:p>
          </table:table-cell>
          <table:table-cell table:formula="of:=42.3628865739608+0.003260365190381*([.B101]-[.B$2])-0.000000174451726598153*([.B101]-[.B$2])^2" office:value-type="float" office:value="42.6839529264361" calcext:value-type="float">
            <text:p>42.6839529264361</text:p>
          </table:table-cell>
          <table:table-cell table:formula="of:=[.G101]+[.$D101]+[.$E101]" office:value-type="float" office:value="42.5624963345778" calcext:value-type="float">
            <text:p>42.5624963345778</text:p>
          </table:table-cell>
          <table:table-cell table:formula="of:=[.H101]+[.$D101]+[.$E101]" office:value-type="float" office:value="42.5670980237752" calcext:value-type="float">
            <text:p>42.567098023775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1]-[.J101]" office:value-type="float" office:value="-0.38309802377524" calcext:value-type="float">
            <text:p>-0.3830980237752</text:p>
          </table:table-cell>
          <table:table-cell table:number-columns-repeated="1004"/>
        </table:table-row>
        <table:table-row table:style-name="ro1">
          <table:table-cell office:value-type="float" office:value="19720410" calcext:value-type="float">
            <text:p>19720410</text:p>
          </table:table-cell>
          <table:table-cell office:value-type="float" office:value="41417" calcext:value-type="float">
            <text:p>41417</text:p>
          </table:table-cell>
          <table:table-cell office:value-type="float" office:value="42.554" calcext:value-type="float">
            <text:p>42.554</text:p>
          </table:table-cell>
          <table:table-cell office:value-type="float" office:value="-0.1346037650063" calcext:value-type="float">
            <text:p>-0.1346037650063</text:p>
          </table:table-cell>
          <table:table-cell office:value-type="float" office:value="0.0185146889867" calcext:value-type="float">
            <text:p>0.0185146889867</text:p>
          </table:table-cell>
          <table:table-cell/>
          <table:table-cell table:formula="of:=[.G101]+([.G$368]-[.G$2])/([.B$368]-[.B$2])" office:value-type="float" office:value="42.6825478499991" calcext:value-type="float">
            <text:p>42.6825478499991</text:p>
          </table:table-cell>
          <table:table-cell table:formula="of:=42.3628865739608+0.003260365190381*([.B102]-[.B$2])-0.000000174451726598153*([.B102]-[.B$2])^2" office:value-type="float" office:value="42.6871785757329" calcext:value-type="float">
            <text:p>42.6871785757329</text:p>
          </table:table-cell>
          <table:table-cell table:formula="of:=[.G102]+[.$D102]+[.$E102]" office:value-type="float" office:value="42.5664587739795" calcext:value-type="float">
            <text:p>42.5664587739795</text:p>
          </table:table-cell>
          <table:table-cell table:formula="of:=[.H102]+[.$D102]+[.$E102]" office:value-type="float" office:value="42.5710894997133" calcext:value-type="float">
            <text:p>42.571089499713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2]-[.J102]" office:value-type="float" office:value="-0.387089499713319" calcext:value-type="float">
            <text:p>-0.3870894997133</text:p>
          </table:table-cell>
          <table:table-cell table:number-columns-repeated="1004"/>
        </table:table-row>
        <table:table-row table:style-name="ro1">
          <table:table-cell office:value-type="float" office:value="19720411" calcext:value-type="float">
            <text:p>19720411</text:p>
          </table:table-cell>
          <table:table-cell office:value-type="float" office:value="41418" calcext:value-type="float">
            <text:p>41418</text:p>
          </table:table-cell>
          <table:table-cell office:value-type="float" office:value="42.557" calcext:value-type="float">
            <text:p>42.557</text:p>
          </table:table-cell>
          <table:table-cell office:value-type="float" office:value="-0.1340088682274" calcext:value-type="float">
            <text:p>-0.1340088682274</text:p>
          </table:table-cell>
          <table:table-cell office:value-type="float" office:value="0.0189303594193" calcext:value-type="float">
            <text:p>0.0189303594193</text:p>
          </table:table-cell>
          <table:table-cell/>
          <table:table-cell table:formula="of:=[.G102]+([.G$368]-[.G$2])/([.B$368]-[.B$2])" office:value-type="float" office:value="42.6857444627595" calcext:value-type="float">
            <text:p>42.6857444627595</text:p>
          </table:table-cell>
          <table:table-cell table:formula="of:=42.3628865739608+0.003260365190381*([.B103]-[.B$2])-0.000000174451726598153*([.B103]-[.B$2])^2" office:value-type="float" office:value="42.6904038761263" calcext:value-type="float">
            <text:p>42.6904038761263</text:p>
          </table:table-cell>
          <table:table-cell table:formula="of:=[.G103]+[.$D103]+[.$E103]" office:value-type="float" office:value="42.5706659539514" calcext:value-type="float">
            <text:p>42.5706659539514</text:p>
          </table:table-cell>
          <table:table-cell table:formula="of:=[.H103]+[.$D103]+[.$E103]" office:value-type="float" office:value="42.5753253673182" calcext:value-type="float">
            <text:p>42.575325367318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3]-[.J103]" office:value-type="float" office:value="-0.39132536731816" calcext:value-type="float">
            <text:p>-0.3913253673182</text:p>
          </table:table-cell>
          <table:table-cell table:number-columns-repeated="1004"/>
        </table:table-row>
        <table:table-row table:style-name="ro1">
          <table:table-cell office:value-type="float" office:value="19720412" calcext:value-type="float">
            <text:p>19720412</text:p>
          </table:table-cell>
          <table:table-cell office:value-type="float" office:value="41419" calcext:value-type="float">
            <text:p>41419</text:p>
          </table:table-cell>
          <table:table-cell office:value-type="float" office:value="42.56" calcext:value-type="float">
            <text:p>42.560</text:p>
          </table:table-cell>
          <table:table-cell office:value-type="float" office:value="-0.1332638161318" calcext:value-type="float">
            <text:p>-0.1332638161318</text:p>
          </table:table-cell>
          <table:table-cell office:value-type="float" office:value="0.0193446177745" calcext:value-type="float">
            <text:p>0.0193446177745</text:p>
          </table:table-cell>
          <table:table-cell/>
          <table:table-cell table:formula="of:=[.G103]+([.G$368]-[.G$2])/([.B$368]-[.B$2])" office:value-type="float" office:value="42.6889410755199" calcext:value-type="float">
            <text:p>42.6889410755199</text:p>
          </table:table-cell>
          <table:table-cell table:formula="of:=42.3628865739608+0.003260365190381*([.B104]-[.B$2])-0.000000174451726598153*([.B104]-[.B$2])^2" office:value-type="float" office:value="42.6936288276161" calcext:value-type="float">
            <text:p>42.6936288276161</text:p>
          </table:table-cell>
          <table:table-cell table:formula="of:=[.G104]+[.$D104]+[.$E104]" office:value-type="float" office:value="42.5750218771626" calcext:value-type="float">
            <text:p>42.5750218771626</text:p>
          </table:table-cell>
          <table:table-cell table:formula="of:=[.H104]+[.$D104]+[.$E104]" office:value-type="float" office:value="42.5797096292588" calcext:value-type="float">
            <text:p>42.579709629258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4]-[.J104]" office:value-type="float" office:value="-0.395709629258839" calcext:value-type="float">
            <text:p>-0.3957096292588</text:p>
          </table:table-cell>
          <table:table-cell table:number-columns-repeated="1004"/>
        </table:table-row>
        <table:table-row table:style-name="ro1">
          <table:table-cell office:value-type="float" office:value="19720413" calcext:value-type="float">
            <text:p>19720413</text:p>
          </table:table-cell>
          <table:table-cell office:value-type="float" office:value="41420" calcext:value-type="float">
            <text:p>41420</text:p>
          </table:table-cell>
          <table:table-cell office:value-type="float" office:value="42.564" calcext:value-type="float">
            <text:p>42.564</text:p>
          </table:table-cell>
          <table:table-cell office:value-type="float" office:value="-0.1325164575073" calcext:value-type="float">
            <text:p>-0.1325164575073</text:p>
          </table:table-cell>
          <table:table-cell office:value-type="float" office:value="0.019757097148" calcext:value-type="float">
            <text:p>0.0197570971480</text:p>
          </table:table-cell>
          <table:table-cell/>
          <table:table-cell table:formula="of:=[.G104]+([.G$368]-[.G$2])/([.B$368]-[.B$2])" office:value-type="float" office:value="42.6921376882803" calcext:value-type="float">
            <text:p>42.6921376882803</text:p>
          </table:table-cell>
          <table:table-cell table:formula="of:=42.3628865739608+0.003260365190381*([.B105]-[.B$2])-0.000000174451726598153*([.B105]-[.B$2])^2" office:value-type="float" office:value="42.6968534302026" calcext:value-type="float">
            <text:p>42.6968534302026</text:p>
          </table:table-cell>
          <table:table-cell table:formula="of:=[.G105]+[.$D105]+[.$E105]" office:value-type="float" office:value="42.579378327921" calcext:value-type="float">
            <text:p>42.5793783279210</text:p>
          </table:table-cell>
          <table:table-cell table:formula="of:=[.H105]+[.$D105]+[.$E105]" office:value-type="float" office:value="42.5840940698433" calcext:value-type="float">
            <text:p>42.584094069843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5]-[.J105]" office:value-type="float" office:value="-0.400094069843263" calcext:value-type="float">
            <text:p>-0.4000940698433</text:p>
          </table:table-cell>
          <table:table-cell table:number-columns-repeated="1004"/>
        </table:table-row>
        <table:table-row table:style-name="ro1">
          <table:table-cell office:value-type="float" office:value="19720414" calcext:value-type="float">
            <text:p>19720414</text:p>
          </table:table-cell>
          <table:table-cell office:value-type="float" office:value="41421" calcext:value-type="float">
            <text:p>41421</text:p>
          </table:table-cell>
          <table:table-cell office:value-type="float" office:value="42.567" calcext:value-type="float">
            <text:p>42.567</text:p>
          </table:table-cell>
          <table:table-cell office:value-type="float" office:value="-0.1319243523134" calcext:value-type="float">
            <text:p>-0.1319243523134</text:p>
          </table:table-cell>
          <table:table-cell office:value-type="float" office:value="0.0201674264919" calcext:value-type="float">
            <text:p>0.0201674264919</text:p>
          </table:table-cell>
          <table:table-cell/>
          <table:table-cell table:formula="of:=[.G105]+([.G$368]-[.G$2])/([.B$368]-[.B$2])" office:value-type="float" office:value="42.6953343010407" calcext:value-type="float">
            <text:p>42.6953343010407</text:p>
          </table:table-cell>
          <table:table-cell table:formula="of:=42.3628865739608+0.003260365190381*([.B106]-[.B$2])-0.000000174451726598153*([.B106]-[.B$2])^2" office:value-type="float" office:value="42.7000776838855" calcext:value-type="float">
            <text:p>42.7000776838855</text:p>
          </table:table-cell>
          <table:table-cell table:formula="of:=[.G106]+[.$D106]+[.$E106]" office:value-type="float" office:value="42.5835773752192" calcext:value-type="float">
            <text:p>42.5835773752192</text:p>
          </table:table-cell>
          <table:table-cell table:formula="of:=[.H106]+[.$D106]+[.$E106]" office:value-type="float" office:value="42.588320758064" calcext:value-type="float">
            <text:p>42.588320758064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6]-[.J106]" office:value-type="float" office:value="-0.404320758064046" calcext:value-type="float">
            <text:p>-0.4043207580640</text:p>
          </table:table-cell>
          <table:table-cell table:number-columns-repeated="1004"/>
        </table:table-row>
        <table:table-row table:style-name="ro1">
          <table:table-cell office:value-type="float" office:value="19720415" calcext:value-type="float">
            <text:p>19720415</text:p>
          </table:table-cell>
          <table:table-cell office:value-type="float" office:value="41422" calcext:value-type="float">
            <text:p>41422</text:p>
          </table:table-cell>
          <table:table-cell office:value-type="float" office:value="42.57" calcext:value-type="float">
            <text:p>42.570</text:p>
          </table:table-cell>
          <table:table-cell office:value-type="float" office:value="-0.1316010957999" calcext:value-type="float">
            <text:p>-0.1316010957999</text:p>
          </table:table-cell>
          <table:table-cell office:value-type="float" office:value="0.0205752310191" calcext:value-type="float">
            <text:p>0.0205752310191</text:p>
          </table:table-cell>
          <table:table-cell/>
          <table:table-cell table:formula="of:=[.G106]+([.G$368]-[.G$2])/([.B$368]-[.B$2])" office:value-type="float" office:value="42.6985309138011" calcext:value-type="float">
            <text:p>42.6985309138011</text:p>
          </table:table-cell>
          <table:table-cell table:formula="of:=42.3628865739608+0.003260365190381*([.B107]-[.B$2])-0.000000174451726598153*([.B107]-[.B$2])^2" office:value-type="float" office:value="42.7033015886651" calcext:value-type="float">
            <text:p>42.7033015886651</text:p>
          </table:table-cell>
          <table:table-cell table:formula="of:=[.G107]+[.$D107]+[.$E107]" office:value-type="float" office:value="42.5875050490203" calcext:value-type="float">
            <text:p>42.5875050490203</text:p>
          </table:table-cell>
          <table:table-cell table:formula="of:=[.H107]+[.$D107]+[.$E107]" office:value-type="float" office:value="42.5922757238843" calcext:value-type="float">
            <text:p>42.592275723884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7]-[.J107]" office:value-type="float" office:value="-0.408275723884266" calcext:value-type="float">
            <text:p>-0.4082757238843</text:p>
          </table:table-cell>
          <table:table-cell table:number-columns-repeated="1004"/>
        </table:table-row>
        <table:table-row table:style-name="ro1">
          <table:table-cell office:value-type="float" office:value="19720416" calcext:value-type="float">
            <text:p>19720416</text:p>
          </table:table-cell>
          <table:table-cell office:value-type="float" office:value="41423" calcext:value-type="float">
            <text:p>41423</text:p>
          </table:table-cell>
          <table:table-cell office:value-type="float" office:value="42.573" calcext:value-type="float">
            <text:p>42.573</text:p>
          </table:table-cell>
          <table:table-cell office:value-type="float" office:value="-0.1315769016616" calcext:value-type="float">
            <text:p>-0.1315769016616</text:p>
          </table:table-cell>
          <table:table-cell office:value-type="float" office:value="0.0209801326142" calcext:value-type="float">
            <text:p>0.0209801326142</text:p>
          </table:table-cell>
          <table:table-cell/>
          <table:table-cell table:formula="of:=[.G107]+([.G$368]-[.G$2])/([.B$368]-[.B$2])" office:value-type="float" office:value="42.7017275265614" calcext:value-type="float">
            <text:p>42.7017275265614</text:p>
          </table:table-cell>
          <table:table-cell table:formula="of:=42.3628865739608+0.003260365190381*([.B108]-[.B$2])-0.000000174451726598153*([.B108]-[.B$2])^2" office:value-type="float" office:value="42.7065251445411" calcext:value-type="float">
            <text:p>42.7065251445411</text:p>
          </table:table-cell>
          <table:table-cell table:formula="of:=[.G108]+[.$D108]+[.$E108]" office:value-type="float" office:value="42.591130757514" calcext:value-type="float">
            <text:p>42.5911307575140</text:p>
          </table:table-cell>
          <table:table-cell table:formula="of:=[.H108]+[.$D108]+[.$E108]" office:value-type="float" office:value="42.5959283754937" calcext:value-type="float">
            <text:p>42.595928375493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8]-[.J108]" office:value-type="float" office:value="-0.411928375493723" calcext:value-type="float">
            <text:p>-0.4119283754937</text:p>
          </table:table-cell>
          <table:table-cell table:number-columns-repeated="1004"/>
        </table:table-row>
        <table:table-row table:style-name="ro1">
          <table:table-cell office:value-type="float" office:value="19720417" calcext:value-type="float">
            <text:p>19720417</text:p>
          </table:table-cell>
          <table:table-cell office:value-type="float" office:value="41424" calcext:value-type="float">
            <text:p>41424</text:p>
          </table:table-cell>
          <table:table-cell office:value-type="float" office:value="42.577" calcext:value-type="float">
            <text:p>42.577</text:p>
          </table:table-cell>
          <table:table-cell office:value-type="float" office:value="-0.1317933125856" calcext:value-type="float">
            <text:p>-0.1317933125856</text:p>
          </table:table-cell>
          <table:table-cell office:value-type="float" office:value="0.0213817502498" calcext:value-type="float">
            <text:p>0.0213817502498</text:p>
          </table:table-cell>
          <table:table-cell/>
          <table:table-cell table:formula="of:=[.G108]+([.G$368]-[.G$2])/([.B$368]-[.B$2])" office:value-type="float" office:value="42.7049241393218" calcext:value-type="float">
            <text:p>42.7049241393218</text:p>
          </table:table-cell>
          <table:table-cell table:formula="of:=42.3628865739608+0.003260365190381*([.B109]-[.B$2])-0.000000174451726598153*([.B109]-[.B$2])^2" office:value-type="float" office:value="42.7097483515137" calcext:value-type="float">
            <text:p>42.7097483515137</text:p>
          </table:table-cell>
          <table:table-cell table:formula="of:=[.G109]+[.$D109]+[.$E109]" office:value-type="float" office:value="42.594512576986" calcext:value-type="float">
            <text:p>42.5945125769860</text:p>
          </table:table-cell>
          <table:table-cell table:formula="of:=[.H109]+[.$D109]+[.$E109]" office:value-type="float" office:value="42.599336789178" calcext:value-type="float">
            <text:p>42.599336789178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09]-[.J109]" office:value-type="float" office:value="-0.41533678917795" calcext:value-type="float">
            <text:p>-0.4153367891780</text:p>
          </table:table-cell>
          <table:table-cell table:number-columns-repeated="1004"/>
        </table:table-row>
        <table:table-row table:style-name="ro1">
          <table:table-cell office:value-type="float" office:value="19720418" calcext:value-type="float">
            <text:p>19720418</text:p>
          </table:table-cell>
          <table:table-cell office:value-type="float" office:value="41425" calcext:value-type="float">
            <text:p>41425</text:p>
          </table:table-cell>
          <table:table-cell office:value-type="float" office:value="42.58" calcext:value-type="float">
            <text:p>42.580</text:p>
          </table:table-cell>
          <table:table-cell office:value-type="float" office:value="-0.132133387867" calcext:value-type="float">
            <text:p>-0.1321333878670</text:p>
          </table:table-cell>
          <table:table-cell office:value-type="float" office:value="0.0217797004087" calcext:value-type="float">
            <text:p>0.0217797004087</text:p>
          </table:table-cell>
          <table:table-cell/>
          <table:table-cell table:formula="of:=[.G109]+([.G$368]-[.G$2])/([.B$368]-[.B$2])" office:value-type="float" office:value="42.7081207520822" calcext:value-type="float">
            <text:p>42.7081207520822</text:p>
          </table:table-cell>
          <table:table-cell table:formula="of:=42.3628865739608+0.003260365190381*([.B110]-[.B$2])-0.000000174451726598153*([.B110]-[.B$2])^2" office:value-type="float" office:value="42.7129712095829" calcext:value-type="float">
            <text:p>42.7129712095829</text:p>
          </table:table-cell>
          <table:table-cell table:formula="of:=[.G110]+[.$D110]+[.$E110]" office:value-type="float" office:value="42.5977670646239" calcext:value-type="float">
            <text:p>42.5977670646239</text:p>
          </table:table-cell>
          <table:table-cell table:formula="of:=[.H110]+[.$D110]+[.$E110]" office:value-type="float" office:value="42.6026175221246" calcext:value-type="float">
            <text:p>42.602617522124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0]-[.J110]" office:value-type="float" office:value="-0.418617522124606" calcext:value-type="float">
            <text:p>-0.4186175221246</text:p>
          </table:table-cell>
          <table:table-cell table:number-columns-repeated="1004"/>
        </table:table-row>
        <table:table-row table:style-name="ro1">
          <table:table-cell office:value-type="float" office:value="19720419" calcext:value-type="float">
            <text:p>19720419</text:p>
          </table:table-cell>
          <table:table-cell office:value-type="float" office:value="41426" calcext:value-type="float">
            <text:p>41426</text:p>
          </table:table-cell>
          <table:table-cell office:value-type="float" office:value="42.583" calcext:value-type="float">
            <text:p>42.583</text:p>
          </table:table-cell>
          <table:table-cell office:value-type="float" office:value="-0.1324697226862" calcext:value-type="float">
            <text:p>-0.1324697226862</text:p>
          </table:table-cell>
          <table:table-cell office:value-type="float" office:value="0.0221735975104" calcext:value-type="float">
            <text:p>0.0221735975104</text:p>
          </table:table-cell>
          <table:table-cell/>
          <table:table-cell table:formula="of:=[.G110]+([.G$368]-[.G$2])/([.B$368]-[.B$2])" office:value-type="float" office:value="42.7113173648426" calcext:value-type="float">
            <text:p>42.7113173648426</text:p>
          </table:table-cell>
          <table:table-cell table:formula="of:=42.3628865739608+0.003260365190381*([.B111]-[.B$2])-0.000000174451726598153*([.B111]-[.B$2])^2" office:value-type="float" office:value="42.7161937187486" calcext:value-type="float">
            <text:p>42.7161937187486</text:p>
          </table:table-cell>
          <table:table-cell table:formula="of:=[.G111]+[.$D111]+[.$E111]" office:value-type="float" office:value="42.6010212396668" calcext:value-type="float">
            <text:p>42.6010212396668</text:p>
          </table:table-cell>
          <table:table-cell table:formula="of:=[.H111]+[.$D111]+[.$E111]" office:value-type="float" office:value="42.6058975935728" calcext:value-type="float">
            <text:p>42.605897593572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1]-[.J111]" office:value-type="float" office:value="-0.421897593572822" calcext:value-type="float">
            <text:p>-0.4218975935728</text:p>
          </table:table-cell>
          <table:table-cell table:number-columns-repeated="1004"/>
        </table:table-row>
        <table:table-row table:style-name="ro1">
          <table:table-cell office:value-type="float" office:value="19720420" calcext:value-type="float">
            <text:p>19720420</text:p>
          </table:table-cell>
          <table:table-cell office:value-type="float" office:value="41427" calcext:value-type="float">
            <text:p>41427</text:p>
          </table:table-cell>
          <table:table-cell office:value-type="float" office:value="42.586" calcext:value-type="float">
            <text:p>42.586</text:p>
          </table:table-cell>
          <table:table-cell office:value-type="float" office:value="-0.1327059287008" calcext:value-type="float">
            <text:p>-0.1327059287008</text:p>
          </table:table-cell>
          <table:table-cell office:value-type="float" office:value="0.0225630543427" calcext:value-type="float">
            <text:p>0.0225630543427</text:p>
          </table:table-cell>
          <table:table-cell/>
          <table:table-cell table:formula="of:=[.G111]+([.G$368]-[.G$2])/([.B$368]-[.B$2])" office:value-type="float" office:value="42.714513977603" calcext:value-type="float">
            <text:p>42.7145139776030</text:p>
          </table:table-cell>
          <table:table-cell table:formula="of:=42.3628865739608+0.003260365190381*([.B112]-[.B$2])-0.000000174451726598153*([.B112]-[.B$2])^2" office:value-type="float" office:value="42.7194158790109" calcext:value-type="float">
            <text:p>42.7194158790109</text:p>
          </table:table-cell>
          <table:table-cell table:formula="of:=[.G112]+[.$D112]+[.$E112]" office:value-type="float" office:value="42.6043711032449" calcext:value-type="float">
            <text:p>42.6043711032449</text:p>
          </table:table-cell>
          <table:table-cell table:formula="of:=[.H112]+[.$D112]+[.$E112]" office:value-type="float" office:value="42.6092730046528" calcext:value-type="float">
            <text:p>42.609273004652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2]-[.J112]" office:value-type="float" office:value="-0.425273004652773" calcext:value-type="float">
            <text:p>-0.4252730046528</text:p>
          </table:table-cell>
          <table:table-cell table:number-columns-repeated="1004"/>
        </table:table-row>
        <table:table-row table:style-name="ro1">
          <table:table-cell office:value-type="float" office:value="19720421" calcext:value-type="float">
            <text:p>19720421</text:p>
          </table:table-cell>
          <table:table-cell office:value-type="float" office:value="41428" calcext:value-type="float">
            <text:p>41428</text:p>
          </table:table-cell>
          <table:table-cell office:value-type="float" office:value="42.59" calcext:value-type="float">
            <text:p>42.590</text:p>
          </table:table-cell>
          <table:table-cell office:value-type="float" office:value="-0.1327958059632" calcext:value-type="float">
            <text:p>-0.1327958059632</text:p>
          </table:table-cell>
          <table:table-cell office:value-type="float" office:value="0.0229476824959" calcext:value-type="float">
            <text:p>0.0229476824959</text:p>
          </table:table-cell>
          <table:table-cell/>
          <table:table-cell table:formula="of:=[.G112]+([.G$368]-[.G$2])/([.B$368]-[.B$2])" office:value-type="float" office:value="42.7177105903633" calcext:value-type="float">
            <text:p>42.7177105903633</text:p>
          </table:table-cell>
          <table:table-cell table:formula="of:=42.3628865739608+0.003260365190381*([.B113]-[.B$2])-0.000000174451726598153*([.B113]-[.B$2])^2" office:value-type="float" office:value="42.7226376903697" calcext:value-type="float">
            <text:p>42.7226376903697</text:p>
          </table:table-cell>
          <table:table-cell table:formula="of:=[.G113]+[.$D113]+[.$E113]" office:value-type="float" office:value="42.607862466896" calcext:value-type="float">
            <text:p>42.6078624668960</text:p>
          </table:table-cell>
          <table:table-cell table:formula="of:=[.H113]+[.$D113]+[.$E113]" office:value-type="float" office:value="42.6127895669024" calcext:value-type="float">
            <text:p>42.612789566902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3]-[.J113]" office:value-type="float" office:value="-0.428789566902374" calcext:value-type="float">
            <text:p>-0.4287895669024</text:p>
          </table:table-cell>
          <table:table-cell table:number-columns-repeated="1004"/>
        </table:table-row>
        <table:table-row table:style-name="ro1">
          <table:table-cell office:value-type="float" office:value="19720422" calcext:value-type="float">
            <text:p>19720422</text:p>
          </table:table-cell>
          <table:table-cell office:value-type="float" office:value="41429" calcext:value-type="float">
            <text:p>41429</text:p>
          </table:table-cell>
          <table:table-cell office:value-type="float" office:value="42.593" calcext:value-type="float">
            <text:p>42.593</text:p>
          </table:table-cell>
          <table:table-cell office:value-type="float" office:value="-0.132740146586" calcext:value-type="float">
            <text:p>-0.1327401465860</text:p>
          </table:table-cell>
          <table:table-cell office:value-type="float" office:value="0.0233270928017" calcext:value-type="float">
            <text:p>0.0233270928017</text:p>
          </table:table-cell>
          <table:table-cell/>
          <table:table-cell table:formula="of:=[.G113]+([.G$368]-[.G$2])/([.B$368]-[.B$2])" office:value-type="float" office:value="42.7209072031237" calcext:value-type="float">
            <text:p>42.7209072031237</text:p>
          </table:table-cell>
          <table:table-cell table:formula="of:=42.3628865739608+0.003260365190381*([.B114]-[.B$2])-0.000000174451726598153*([.B114]-[.B$2])^2" office:value-type="float" office:value="42.725859152825" calcext:value-type="float">
            <text:p>42.7258591528250</text:p>
          </table:table-cell>
          <table:table-cell table:formula="of:=[.G114]+[.$D114]+[.$E114]" office:value-type="float" office:value="42.6114941493394" calcext:value-type="float">
            <text:p>42.6114941493394</text:p>
          </table:table-cell>
          <table:table-cell table:formula="of:=[.H114]+[.$D114]+[.$E114]" office:value-type="float" office:value="42.6164460990407" calcext:value-type="float">
            <text:p>42.616446099040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4]-[.J114]" office:value-type="float" office:value="-0.432446099040732" calcext:value-type="float">
            <text:p>-0.4324460990407</text:p>
          </table:table-cell>
          <table:table-cell table:number-columns-repeated="1004"/>
        </table:table-row>
        <table:table-row table:style-name="ro1">
          <table:table-cell office:value-type="float" office:value="19720423" calcext:value-type="float">
            <text:p>19720423</text:p>
          </table:table-cell>
          <table:table-cell office:value-type="float" office:value="41430" calcext:value-type="float">
            <text:p>41430</text:p>
          </table:table-cell>
          <table:table-cell office:value-type="float" office:value="42.596" calcext:value-type="float">
            <text:p>42.596</text:p>
          </table:table-cell>
          <table:table-cell office:value-type="float" office:value="-0.1325721174755" calcext:value-type="float">
            <text:p>-0.1325721174755</text:p>
          </table:table-cell>
          <table:table-cell office:value-type="float" office:value="0.023700895774" calcext:value-type="float">
            <text:p>0.0237008957740</text:p>
          </table:table-cell>
          <table:table-cell/>
          <table:table-cell table:formula="of:=[.G114]+([.G$368]-[.G$2])/([.B$368]-[.B$2])" office:value-type="float" office:value="42.7241038158841" calcext:value-type="float">
            <text:p>42.7241038158841</text:p>
          </table:table-cell>
          <table:table-cell table:formula="of:=42.3628865739608+0.003260365190381*([.B115]-[.B$2])-0.000000174451726598153*([.B115]-[.B$2])^2" office:value-type="float" office:value="42.7290802663769" calcext:value-type="float">
            <text:p>42.7290802663769</text:p>
          </table:table-cell>
          <table:table-cell table:formula="of:=[.G115]+[.$D115]+[.$E115]" office:value-type="float" office:value="42.6152325941826" calcext:value-type="float">
            <text:p>42.6152325941826</text:p>
          </table:table-cell>
          <table:table-cell table:formula="of:=[.H115]+[.$D115]+[.$E115]" office:value-type="float" office:value="42.6202090446754" calcext:value-type="float">
            <text:p>42.620209044675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5]-[.J115]" office:value-type="float" office:value="-0.436209044675422" calcext:value-type="float">
            <text:p>-0.4362090446754</text:p>
          </table:table-cell>
          <table:table-cell table:number-columns-repeated="1004"/>
        </table:table-row>
        <table:table-row table:style-name="ro1">
          <table:table-cell office:value-type="float" office:value="19720424" calcext:value-type="float">
            <text:p>19720424</text:p>
          </table:table-cell>
          <table:table-cell office:value-type="float" office:value="41431" calcext:value-type="float">
            <text:p>41431</text:p>
          </table:table-cell>
          <table:table-cell office:value-type="float" office:value="42.6" calcext:value-type="float">
            <text:p>42.600</text:p>
          </table:table-cell>
          <table:table-cell office:value-type="float" office:value="-0.1323426310953" calcext:value-type="float">
            <text:p>-0.1323426310953</text:p>
          </table:table-cell>
          <table:table-cell office:value-type="float" office:value="0.0240687020523" calcext:value-type="float">
            <text:p>0.0240687020523</text:p>
          </table:table-cell>
          <table:table-cell/>
          <table:table-cell table:formula="of:=[.G115]+([.G$368]-[.G$2])/([.B$368]-[.B$2])" office:value-type="float" office:value="42.7273004286445" calcext:value-type="float">
            <text:p>42.7273004286445</text:p>
          </table:table-cell>
          <table:table-cell table:formula="of:=42.3628865739608+0.003260365190381*([.B116]-[.B$2])-0.000000174451726598153*([.B116]-[.B$2])^2" office:value-type="float" office:value="42.7323010310254" calcext:value-type="float">
            <text:p>42.7323010310254</text:p>
          </table:table-cell>
          <table:table-cell table:formula="of:=[.G116]+[.$D116]+[.$E116]" office:value-type="float" office:value="42.6190264996015" calcext:value-type="float">
            <text:p>42.6190264996015</text:p>
          </table:table-cell>
          <table:table-cell table:formula="of:=[.H116]+[.$D116]+[.$E116]" office:value-type="float" office:value="42.6240271019824" calcext:value-type="float">
            <text:p>42.624027101982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6]-[.J116]" office:value-type="float" office:value="-0.440027101982366" calcext:value-type="float">
            <text:p>-0.4400271019824</text:p>
          </table:table-cell>
          <table:table-cell table:number-columns-repeated="1004"/>
        </table:table-row>
        <table:table-row table:style-name="ro1">
          <table:table-cell office:value-type="float" office:value="19720425" calcext:value-type="float">
            <text:p>19720425</text:p>
          </table:table-cell>
          <table:table-cell office:value-type="float" office:value="41432" calcext:value-type="float">
            <text:p>41432</text:p>
          </table:table-cell>
          <table:table-cell office:value-type="float" office:value="42.603" calcext:value-type="float">
            <text:p>42.603</text:p>
          </table:table-cell>
          <table:table-cell office:value-type="float" office:value="-0.1321103347715" calcext:value-type="float">
            <text:p>-0.1321103347715</text:p>
          </table:table-cell>
          <table:table-cell office:value-type="float" office:value="0.0244301228468" calcext:value-type="float">
            <text:p>0.0244301228468</text:p>
          </table:table-cell>
          <table:table-cell/>
          <table:table-cell table:formula="of:=[.G116]+([.G$368]-[.G$2])/([.B$368]-[.B$2])" office:value-type="float" office:value="42.7304970414049" calcext:value-type="float">
            <text:p>42.7304970414049</text:p>
          </table:table-cell>
          <table:table-cell table:formula="of:=42.3628865739608+0.003260365190381*([.B117]-[.B$2])-0.000000174451726598153*([.B117]-[.B$2])^2" office:value-type="float" office:value="42.7355214467704" calcext:value-type="float">
            <text:p>42.7355214467704</text:p>
          </table:table-cell>
          <table:table-cell table:formula="of:=[.G117]+[.$D117]+[.$E117]" office:value-type="float" office:value="42.6228168294802" calcext:value-type="float">
            <text:p>42.6228168294802</text:p>
          </table:table-cell>
          <table:table-cell table:formula="of:=[.H117]+[.$D117]+[.$E117]" office:value-type="float" office:value="42.6278412348457" calcext:value-type="float">
            <text:p>42.627841234845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7]-[.J117]" office:value-type="float" office:value="-0.443841234845664" calcext:value-type="float">
            <text:p>-0.4438412348457</text:p>
          </table:table-cell>
          <table:table-cell table:number-columns-repeated="1004"/>
        </table:table-row>
        <table:table-row table:style-name="ro1">
          <table:table-cell office:value-type="float" office:value="19720426" calcext:value-type="float">
            <text:p>19720426</text:p>
          </table:table-cell>
          <table:table-cell office:value-type="float" office:value="41433" calcext:value-type="float">
            <text:p>41433</text:p>
          </table:table-cell>
          <table:table-cell office:value-type="float" office:value="42.606" calcext:value-type="float">
            <text:p>42.606</text:p>
          </table:table-cell>
          <table:table-cell office:value-type="float" office:value="-0.1319344380706" calcext:value-type="float">
            <text:p>-0.1319344380706</text:p>
          </table:table-cell>
          <table:table-cell office:value-type="float" office:value="0.0247847703849" calcext:value-type="float">
            <text:p>0.0247847703849</text:p>
          </table:table-cell>
          <table:table-cell/>
          <table:table-cell table:formula="of:=[.G117]+([.G$368]-[.G$2])/([.B$368]-[.B$2])" office:value-type="float" office:value="42.7336936541653" calcext:value-type="float">
            <text:p>42.7336936541653</text:p>
          </table:table-cell>
          <table:table-cell table:formula="of:=42.3628865739608+0.003260365190381*([.B118]-[.B$2])-0.000000174451726598153*([.B118]-[.B$2])^2" office:value-type="float" office:value="42.7387415136119" calcext:value-type="float">
            <text:p>42.7387415136119</text:p>
          </table:table-cell>
          <table:table-cell table:formula="of:=[.G118]+[.$D118]+[.$E118]" office:value-type="float" office:value="42.6265439864796" calcext:value-type="float">
            <text:p>42.6265439864796</text:p>
          </table:table-cell>
          <table:table-cell table:formula="of:=[.H118]+[.$D118]+[.$E118]" office:value-type="float" office:value="42.6315918459262" calcext:value-type="float">
            <text:p>42.631591845926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8]-[.J118]" office:value-type="float" office:value="-0.447591845926191" calcext:value-type="float">
            <text:p>-0.4475918459262</text:p>
          </table:table-cell>
          <table:table-cell table:number-columns-repeated="1004"/>
        </table:table-row>
        <table:table-row table:style-name="ro1">
          <table:table-cell office:value-type="float" office:value="19720427" calcext:value-type="float">
            <text:p>19720427</text:p>
          </table:table-cell>
          <table:table-cell office:value-type="float" office:value="41434" calcext:value-type="float">
            <text:p>41434</text:p>
          </table:table-cell>
          <table:table-cell office:value-type="float" office:value="42.609" calcext:value-type="float">
            <text:p>42.609</text:p>
          </table:table-cell>
          <table:table-cell office:value-type="float" office:value="-0.1318672611055" calcext:value-type="float">
            <text:p>-0.1318672611055</text:p>
          </table:table-cell>
          <table:table-cell office:value-type="float" office:value="0.0251322583582" calcext:value-type="float">
            <text:p>0.0251322583582</text:p>
          </table:table-cell>
          <table:table-cell/>
          <table:table-cell table:formula="of:=[.G118]+([.G$368]-[.G$2])/([.B$368]-[.B$2])" office:value-type="float" office:value="42.7368902669257" calcext:value-type="float">
            <text:p>42.7368902669257</text:p>
          </table:table-cell>
          <table:table-cell table:formula="of:=42.3628865739608+0.003260365190381*([.B119]-[.B$2])-0.000000174451726598153*([.B119]-[.B$2])^2" office:value-type="float" office:value="42.74196123155" calcext:value-type="float">
            <text:p>42.7419612315500</text:p>
          </table:table-cell>
          <table:table-cell table:formula="of:=[.G119]+[.$D119]+[.$E119]" office:value-type="float" office:value="42.6301552641784" calcext:value-type="float">
            <text:p>42.6301552641784</text:p>
          </table:table-cell>
          <table:table-cell table:formula="of:=[.H119]+[.$D119]+[.$E119]" office:value-type="float" office:value="42.6352262288027" calcext:value-type="float">
            <text:p>42.635226228802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19]-[.J119]" office:value-type="float" office:value="-0.451226228802675" calcext:value-type="float">
            <text:p>-0.4512262288027</text:p>
          </table:table-cell>
          <table:table-cell table:number-columns-repeated="1004"/>
        </table:table-row>
        <table:table-row table:style-name="ro1">
          <table:table-cell office:value-type="float" office:value="19720428" calcext:value-type="float">
            <text:p>19720428</text:p>
          </table:table-cell>
          <table:table-cell office:value-type="float" office:value="41435" calcext:value-type="float">
            <text:p>41435</text:p>
          </table:table-cell>
          <table:table-cell office:value-type="float" office:value="42.613" calcext:value-type="float">
            <text:p>42.613</text:p>
          </table:table-cell>
          <table:table-cell office:value-type="float" office:value="-0.1319460482492" calcext:value-type="float">
            <text:p>-0.1319460482492</text:p>
          </table:table-cell>
          <table:table-cell office:value-type="float" office:value="0.0254722023701" calcext:value-type="float">
            <text:p>0.0254722023701</text:p>
          </table:table-cell>
          <table:table-cell/>
          <table:table-cell table:formula="of:=[.G119]+([.G$368]-[.G$2])/([.B$368]-[.B$2])" office:value-type="float" office:value="42.740086879686" calcext:value-type="float">
            <text:p>42.7400868796860</text:p>
          </table:table-cell>
          <table:table-cell table:formula="of:=42.3628865739608+0.003260365190381*([.B120]-[.B$2])-0.000000174451726598153*([.B120]-[.B$2])^2" office:value-type="float" office:value="42.7451806005846" calcext:value-type="float">
            <text:p>42.7451806005846</text:p>
          </table:table-cell>
          <table:table-cell table:formula="of:=[.G120]+[.$D120]+[.$E120]" office:value-type="float" office:value="42.6336130338069" calcext:value-type="float">
            <text:p>42.6336130338069</text:p>
          </table:table-cell>
          <table:table-cell table:formula="of:=[.H120]+[.$D120]+[.$E120]" office:value-type="float" office:value="42.6387067547055" calcext:value-type="float">
            <text:p>42.638706754705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0]-[.J120]" office:value-type="float" office:value="-0.454706754705512" calcext:value-type="float">
            <text:p>-0.4547067547055</text:p>
          </table:table-cell>
          <table:table-cell table:number-columns-repeated="1004"/>
        </table:table-row>
        <table:table-row table:style-name="ro1">
          <table:table-cell office:value-type="float" office:value="19720429" calcext:value-type="float">
            <text:p>19720429</text:p>
          </table:table-cell>
          <table:table-cell office:value-type="float" office:value="41436" calcext:value-type="float">
            <text:p>41436</text:p>
          </table:table-cell>
          <table:table-cell office:value-type="float" office:value="42.616" calcext:value-type="float">
            <text:p>42.616</text:p>
          </table:table-cell>
          <table:table-cell office:value-type="float" office:value="-0.1321862339618" calcext:value-type="float">
            <text:p>-0.1321862339618</text:p>
          </table:table-cell>
          <table:table-cell office:value-type="float" office:value="0.0258042203825" calcext:value-type="float">
            <text:p>0.0258042203825</text:p>
          </table:table-cell>
          <table:table-cell/>
          <table:table-cell table:formula="of:=[.G120]+([.G$368]-[.G$2])/([.B$368]-[.B$2])" office:value-type="float" office:value="42.7432834924464" calcext:value-type="float">
            <text:p>42.7432834924464</text:p>
          </table:table-cell>
          <table:table-cell table:formula="of:=42.3628865739608+0.003260365190381*([.B121]-[.B$2])-0.000000174451726598153*([.B121]-[.B$2])^2" office:value-type="float" office:value="42.7483996207158" calcext:value-type="float">
            <text:p>42.7483996207158</text:p>
          </table:table-cell>
          <table:table-cell table:formula="of:=[.G121]+[.$D121]+[.$E121]" office:value-type="float" office:value="42.6369014788671" calcext:value-type="float">
            <text:p>42.6369014788671</text:p>
          </table:table-cell>
          <table:table-cell table:formula="of:=[.H121]+[.$D121]+[.$E121]" office:value-type="float" office:value="42.6420176071365" calcext:value-type="float">
            <text:p>42.642017607136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1]-[.J121]" office:value-type="float" office:value="-0.458017607136483" calcext:value-type="float">
            <text:p>-0.4580176071365</text:p>
          </table:table-cell>
          <table:table-cell table:number-columns-repeated="1004"/>
        </table:table-row>
        <table:table-row table:style-name="ro1">
          <table:table-cell office:value-type="float" office:value="19720430" calcext:value-type="float">
            <text:p>19720430</text:p>
          </table:table-cell>
          <table:table-cell office:value-type="float" office:value="41437" calcext:value-type="float">
            <text:p>41437</text:p>
          </table:table-cell>
          <table:table-cell office:value-type="float" office:value="42.619" calcext:value-type="float">
            <text:p>42.619</text:p>
          </table:table-cell>
          <table:table-cell office:value-type="float" office:value="-0.1325784750807" calcext:value-type="float">
            <text:p>-0.1325784750807</text:p>
          </table:table-cell>
          <table:table-cell office:value-type="float" office:value="0.0261279331621" calcext:value-type="float">
            <text:p>0.0261279331621</text:p>
          </table:table-cell>
          <table:table-cell/>
          <table:table-cell table:formula="of:=[.G121]+([.G$368]-[.G$2])/([.B$368]-[.B$2])" office:value-type="float" office:value="42.7464801052068" calcext:value-type="float">
            <text:p>42.7464801052068</text:p>
          </table:table-cell>
          <table:table-cell table:formula="of:=42.3628865739608+0.003260365190381*([.B122]-[.B$2])-0.000000174451726598153*([.B122]-[.B$2])^2" office:value-type="float" office:value="42.7516182919435" calcext:value-type="float">
            <text:p>42.7516182919435</text:p>
          </table:table-cell>
          <table:table-cell table:formula="of:=[.G122]+[.$D122]+[.$E122]" office:value-type="float" office:value="42.6400295632882" calcext:value-type="float">
            <text:p>42.6400295632882</text:p>
          </table:table-cell>
          <table:table-cell table:formula="of:=[.H122]+[.$D122]+[.$E122]" office:value-type="float" office:value="42.6451677500249" calcext:value-type="float">
            <text:p>42.645167750024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2]-[.J122]" office:value-type="float" office:value="-0.461167750024913" calcext:value-type="float">
            <text:p>-0.4611677500249</text:p>
          </table:table-cell>
          <table:table-cell table:number-columns-repeated="1004"/>
        </table:table-row>
        <table:table-row table:style-name="ro1">
          <table:table-cell office:value-type="float" office:value="19720501" calcext:value-type="float">
            <text:p>19720501</text:p>
          </table:table-cell>
          <table:table-cell office:value-type="float" office:value="41438" calcext:value-type="float">
            <text:p>41438</text:p>
          </table:table-cell>
          <table:table-cell office:value-type="float" office:value="42.622" calcext:value-type="float">
            <text:p>42.622</text:p>
          </table:table-cell>
          <table:table-cell office:value-type="float" office:value="-0.1330899931541" calcext:value-type="float">
            <text:p>-0.1330899931541</text:p>
          </table:table-cell>
          <table:table-cell office:value-type="float" office:value="0.0264429647254" calcext:value-type="float">
            <text:p>0.0264429647254</text:p>
          </table:table-cell>
          <table:table-cell/>
          <table:table-cell table:formula="of:=[.G122]+([.G$368]-[.G$2])/([.B$368]-[.B$2])" office:value-type="float" office:value="42.7496767179672" calcext:value-type="float">
            <text:p>42.7496767179672</text:p>
          </table:table-cell>
          <table:table-cell table:formula="of:=42.3628865739608+0.003260365190381*([.B123]-[.B$2])-0.000000174451726598153*([.B123]-[.B$2])^2" office:value-type="float" office:value="42.7548366142678" calcext:value-type="float">
            <text:p>42.7548366142678</text:p>
          </table:table-cell>
          <table:table-cell table:formula="of:=[.G123]+[.$D123]+[.$E123]" office:value-type="float" office:value="42.6430296895385" calcext:value-type="float">
            <text:p>42.6430296895385</text:p>
          </table:table-cell>
          <table:table-cell table:formula="of:=[.H123]+[.$D123]+[.$E123]" office:value-type="float" office:value="42.6481895858391" calcext:value-type="float">
            <text:p>42.648189585839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3]-[.J123]" office:value-type="float" office:value="-0.46418958583908" calcext:value-type="float">
            <text:p>-0.4641895858391</text:p>
          </table:table-cell>
          <table:table-cell table:number-columns-repeated="1004"/>
        </table:table-row>
        <table:table-row table:style-name="ro1">
          <table:table-cell office:value-type="float" office:value="19720502" calcext:value-type="float">
            <text:p>19720502</text:p>
          </table:table-cell>
          <table:table-cell office:value-type="float" office:value="41439" calcext:value-type="float">
            <text:p>41439</text:p>
          </table:table-cell>
          <table:table-cell office:value-type="float" office:value="42.626" calcext:value-type="float">
            <text:p>42.626</text:p>
          </table:table-cell>
          <table:table-cell office:value-type="float" office:value="-0.1336690672357" calcext:value-type="float">
            <text:p>-0.1336690672357</text:p>
          </table:table-cell>
          <table:table-cell office:value-type="float" office:value="0.0267489427813" calcext:value-type="float">
            <text:p>0.0267489427813</text:p>
          </table:table-cell>
          <table:table-cell/>
          <table:table-cell table:formula="of:=[.G123]+([.G$368]-[.G$2])/([.B$368]-[.B$2])" office:value-type="float" office:value="42.7528733307276" calcext:value-type="float">
            <text:p>42.7528733307276</text:p>
          </table:table-cell>
          <table:table-cell table:formula="of:=42.3628865739608+0.003260365190381*([.B124]-[.B$2])-0.000000174451726598153*([.B124]-[.B$2])^2" office:value-type="float" office:value="42.7580545876886" calcext:value-type="float">
            <text:p>42.7580545876886</text:p>
          </table:table-cell>
          <table:table-cell table:formula="of:=[.G124]+[.$D124]+[.$E124]" office:value-type="float" office:value="42.6459532062732" calcext:value-type="float">
            <text:p>42.6459532062732</text:p>
          </table:table-cell>
          <table:table-cell table:formula="of:=[.H124]+[.$D124]+[.$E124]" office:value-type="float" office:value="42.6511344632342" calcext:value-type="float">
            <text:p>42.651134463234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4]-[.J124]" office:value-type="float" office:value="-0.467134463234196" calcext:value-type="float">
            <text:p>-0.4671344632342</text:p>
          </table:table-cell>
          <table:table-cell table:number-columns-repeated="1004"/>
        </table:table-row>
        <table:table-row table:style-name="ro1">
          <table:table-cell office:value-type="float" office:value="19720503" calcext:value-type="float">
            <text:p>19720503</text:p>
          </table:table-cell>
          <table:table-cell office:value-type="float" office:value="41440" calcext:value-type="float">
            <text:p>41440</text:p>
          </table:table-cell>
          <table:table-cell office:value-type="float" office:value="42.629" calcext:value-type="float">
            <text:p>42.629</text:p>
          </table:table-cell>
          <table:table-cell office:value-type="float" office:value="-0.1342510011626" calcext:value-type="float">
            <text:p>-0.1342510011626</text:p>
          </table:table-cell>
          <table:table-cell office:value-type="float" office:value="0.0270454991719" calcext:value-type="float">
            <text:p>0.0270454991719</text:p>
          </table:table-cell>
          <table:table-cell/>
          <table:table-cell table:formula="of:=[.G124]+([.G$368]-[.G$2])/([.B$368]-[.B$2])" office:value-type="float" office:value="42.756069943488" calcext:value-type="float">
            <text:p>42.7560699434880</text:p>
          </table:table-cell>
          <table:table-cell table:formula="of:=42.3628865739608+0.003260365190381*([.B125]-[.B$2])-0.000000174451726598153*([.B125]-[.B$2])^2" office:value-type="float" office:value="42.761272212206" calcext:value-type="float">
            <text:p>42.7612722122060</text:p>
          </table:table-cell>
          <table:table-cell table:formula="of:=[.G125]+[.$D125]+[.$E125]" office:value-type="float" office:value="42.6488644414973" calcext:value-type="float">
            <text:p>42.6488644414973</text:p>
          </table:table-cell>
          <table:table-cell table:formula="of:=[.H125]+[.$D125]+[.$E125]" office:value-type="float" office:value="42.6540667102153" calcext:value-type="float">
            <text:p>42.654066710215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5]-[.J125]" office:value-type="float" office:value="-0.470066710215257" calcext:value-type="float">
            <text:p>-0.4700667102153</text:p>
          </table:table-cell>
          <table:table-cell table:number-columns-repeated="1004"/>
        </table:table-row>
        <table:table-row table:style-name="ro1">
          <table:table-cell office:value-type="float" office:value="19720504" calcext:value-type="float">
            <text:p>19720504</text:p>
          </table:table-cell>
          <table:table-cell office:value-type="float" office:value="41441" calcext:value-type="float">
            <text:p>41441</text:p>
          </table:table-cell>
          <table:table-cell office:value-type="float" office:value="42.632" calcext:value-type="float">
            <text:p>42.632</text:p>
          </table:table-cell>
          <table:table-cell office:value-type="float" office:value="-0.1347644889987" calcext:value-type="float">
            <text:p>-0.1347644889987</text:p>
          </table:table-cell>
          <table:table-cell office:value-type="float" office:value="0.0273322703095" calcext:value-type="float">
            <text:p>0.0273322703095</text:p>
          </table:table-cell>
          <table:table-cell/>
          <table:table-cell table:formula="of:=[.G125]+([.G$368]-[.G$2])/([.B$368]-[.B$2])" office:value-type="float" office:value="42.7592665562483" calcext:value-type="float">
            <text:p>42.7592665562483</text:p>
          </table:table-cell>
          <table:table-cell table:formula="of:=42.3628865739608+0.003260365190381*([.B126]-[.B$2])-0.000000174451726598153*([.B126]-[.B$2])^2" office:value-type="float" office:value="42.7644894878199" calcext:value-type="float">
            <text:p>42.7644894878199</text:p>
          </table:table-cell>
          <table:table-cell table:formula="of:=[.G126]+[.$D126]+[.$E126]" office:value-type="float" office:value="42.6518343375591" calcext:value-type="float">
            <text:p>42.6518343375591</text:p>
          </table:table-cell>
          <table:table-cell table:formula="of:=[.H126]+[.$D126]+[.$E126]" office:value-type="float" office:value="42.6570572691307" calcext:value-type="float">
            <text:p>42.657057269130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6]-[.J126]" office:value-type="float" office:value="-0.473057269130678" calcext:value-type="float">
            <text:p>-0.4730572691307</text:p>
          </table:table-cell>
          <table:table-cell table:number-columns-repeated="1004"/>
        </table:table-row>
        <table:table-row table:style-name="ro1">
          <table:table-cell office:value-type="float" office:value="19720505" calcext:value-type="float">
            <text:p>19720505</text:p>
          </table:table-cell>
          <table:table-cell office:value-type="float" office:value="41442" calcext:value-type="float">
            <text:p>41442</text:p>
          </table:table-cell>
          <table:table-cell office:value-type="float" office:value="42.635" calcext:value-type="float">
            <text:p>42.635</text:p>
          </table:table-cell>
          <table:table-cell office:value-type="float" office:value="-0.1351386093325" calcext:value-type="float">
            <text:p>-0.1351386093325</text:p>
          </table:table-cell>
          <table:table-cell office:value-type="float" office:value="0.0276088976114" calcext:value-type="float">
            <text:p>0.0276088976114</text:p>
          </table:table-cell>
          <table:table-cell/>
          <table:table-cell table:formula="of:=[.G126]+([.G$368]-[.G$2])/([.B$368]-[.B$2])" office:value-type="float" office:value="42.7624631690087" calcext:value-type="float">
            <text:p>42.7624631690087</text:p>
          </table:table-cell>
          <table:table-cell table:formula="of:=42.3628865739608+0.003260365190381*([.B127]-[.B$2])-0.000000174451726598153*([.B127]-[.B$2])^2" office:value-type="float" office:value="42.7677064145303" calcext:value-type="float">
            <text:p>42.7677064145303</text:p>
          </table:table-cell>
          <table:table-cell table:formula="of:=[.G127]+[.$D127]+[.$E127]" office:value-type="float" office:value="42.6549334572876" calcext:value-type="float">
            <text:p>42.6549334572876</text:p>
          </table:table-cell>
          <table:table-cell table:formula="of:=[.H127]+[.$D127]+[.$E127]" office:value-type="float" office:value="42.6601767028092" calcext:value-type="float">
            <text:p>42.660176702809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7]-[.J127]" office:value-type="float" office:value="-0.476176702809227" calcext:value-type="float">
            <text:p>-0.4761767028092</text:p>
          </table:table-cell>
          <table:table-cell table:number-columns-repeated="1004"/>
        </table:table-row>
        <table:table-row table:style-name="ro1">
          <table:table-cell office:value-type="float" office:value="19720506" calcext:value-type="float">
            <text:p>19720506</text:p>
          </table:table-cell>
          <table:table-cell office:value-type="float" office:value="41443" calcext:value-type="float">
            <text:p>41443</text:p>
          </table:table-cell>
          <table:table-cell office:value-type="float" office:value="42.639" calcext:value-type="float">
            <text:p>42.639</text:p>
          </table:table-cell>
          <table:table-cell office:value-type="float" office:value="-0.1353121179136" calcext:value-type="float">
            <text:p>-0.1353121179136</text:p>
          </table:table-cell>
          <table:table-cell office:value-type="float" office:value="0.0278750279293" calcext:value-type="float">
            <text:p>0.0278750279293</text:p>
          </table:table-cell>
          <table:table-cell/>
          <table:table-cell table:formula="of:=[.G127]+([.G$368]-[.G$2])/([.B$368]-[.B$2])" office:value-type="float" office:value="42.7656597817691" calcext:value-type="float">
            <text:p>42.7656597817691</text:p>
          </table:table-cell>
          <table:table-cell table:formula="of:=42.3628865739608+0.003260365190381*([.B128]-[.B$2])-0.000000174451726598153*([.B128]-[.B$2])^2" office:value-type="float" office:value="42.7709229923373" calcext:value-type="float">
            <text:p>42.7709229923373</text:p>
          </table:table-cell>
          <table:table-cell table:formula="of:=[.G128]+[.$D128]+[.$E128]" office:value-type="float" office:value="42.6582226917848" calcext:value-type="float">
            <text:p>42.6582226917848</text:p>
          </table:table-cell>
          <table:table-cell table:formula="of:=[.H128]+[.$D128]+[.$E128]" office:value-type="float" office:value="42.663485902353" calcext:value-type="float">
            <text:p>42.663485902353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8]-[.J128]" office:value-type="float" office:value="-0.479485902353034" calcext:value-type="float">
            <text:p>-0.4794859023530</text:p>
          </table:table-cell>
          <table:table-cell table:number-columns-repeated="1004"/>
        </table:table-row>
        <table:table-row table:style-name="ro1">
          <table:table-cell office:value-type="float" office:value="19720507" calcext:value-type="float">
            <text:p>19720507</text:p>
          </table:table-cell>
          <table:table-cell office:value-type="float" office:value="41444" calcext:value-type="float">
            <text:p>41444</text:p>
          </table:table-cell>
          <table:table-cell office:value-type="float" office:value="42.642" calcext:value-type="float">
            <text:p>42.642</text:p>
          </table:table-cell>
          <table:table-cell office:value-type="float" office:value="-0.1352469267741" calcext:value-type="float">
            <text:p>-0.1352469267741</text:p>
          </table:table-cell>
          <table:table-cell office:value-type="float" office:value="0.0281303139754" calcext:value-type="float">
            <text:p>0.0281303139754</text:p>
          </table:table-cell>
          <table:table-cell/>
          <table:table-cell table:formula="of:=[.G128]+([.G$368]-[.G$2])/([.B$368]-[.B$2])" office:value-type="float" office:value="42.7688563945295" calcext:value-type="float">
            <text:p>42.7688563945295</text:p>
          </table:table-cell>
          <table:table-cell table:formula="of:=42.3628865739608+0.003260365190381*([.B129]-[.B$2])-0.000000174451726598153*([.B129]-[.B$2])^2" office:value-type="float" office:value="42.7741392212409" calcext:value-type="float">
            <text:p>42.7741392212409</text:p>
          </table:table-cell>
          <table:table-cell table:formula="of:=[.G129]+[.$D129]+[.$E129]" office:value-type="float" office:value="42.6617397817308" calcext:value-type="float">
            <text:p>42.6617397817308</text:p>
          </table:table-cell>
          <table:table-cell table:formula="of:=[.H129]+[.$D129]+[.$E129]" office:value-type="float" office:value="42.6670226084422" calcext:value-type="float">
            <text:p>42.667022608442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29]-[.J129]" office:value-type="float" office:value="-0.483022608442191" calcext:value-type="float">
            <text:p>-0.4830226084422</text:p>
          </table:table-cell>
          <table:table-cell table:number-columns-repeated="1004"/>
        </table:table-row>
        <table:table-row table:style-name="ro1">
          <table:table-cell office:value-type="float" office:value="19720508" calcext:value-type="float">
            <text:p>19720508</text:p>
          </table:table-cell>
          <table:table-cell office:value-type="float" office:value="41445" calcext:value-type="float">
            <text:p>41445</text:p>
          </table:table-cell>
          <table:table-cell office:value-type="float" office:value="42.645" calcext:value-type="float">
            <text:p>42.645</text:p>
          </table:table-cell>
          <table:table-cell office:value-type="float" office:value="-0.1349449458787" calcext:value-type="float">
            <text:p>-0.1349449458787</text:p>
          </table:table-cell>
          <table:table-cell office:value-type="float" office:value="0.0283744147429" calcext:value-type="float">
            <text:p>0.0283744147429</text:p>
          </table:table-cell>
          <table:table-cell/>
          <table:table-cell table:formula="of:=[.G129]+([.G$368]-[.G$2])/([.B$368]-[.B$2])" office:value-type="float" office:value="42.7720530072899" calcext:value-type="float">
            <text:p>42.7720530072899</text:p>
          </table:table-cell>
          <table:table-cell table:formula="of:=42.3628865739608+0.003260365190381*([.B130]-[.B$2])-0.000000174451726598153*([.B130]-[.B$2])^2" office:value-type="float" office:value="42.777355101241" calcext:value-type="float">
            <text:p>42.7773551012410</text:p>
          </table:table-cell>
          <table:table-cell table:formula="of:=[.G130]+[.$D130]+[.$E130]" office:value-type="float" office:value="42.6654824761541" calcext:value-type="float">
            <text:p>42.6654824761541</text:p>
          </table:table-cell>
          <table:table-cell table:formula="of:=[.H130]+[.$D130]+[.$E130]" office:value-type="float" office:value="42.6707845701052" calcext:value-type="float">
            <text:p>42.670784570105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0]-[.J130]" office:value-type="float" office:value="-0.486784570105179" calcext:value-type="float">
            <text:p>-0.4867845701052</text:p>
          </table:table-cell>
          <table:table-cell table:number-columns-repeated="1004"/>
        </table:table-row>
        <table:table-row table:style-name="ro1">
          <table:table-cell office:value-type="float" office:value="19720509" calcext:value-type="float">
            <text:p>19720509</text:p>
          </table:table-cell>
          <table:table-cell office:value-type="float" office:value="41446" calcext:value-type="float">
            <text:p>41446</text:p>
          </table:table-cell>
          <table:table-cell office:value-type="float" office:value="42.649" calcext:value-type="float">
            <text:p>42.649</text:p>
          </table:table-cell>
          <table:table-cell office:value-type="float" office:value="-0.1344619737679" calcext:value-type="float">
            <text:p>-0.1344619737679</text:p>
          </table:table-cell>
          <table:table-cell office:value-type="float" office:value="0.0286069959209" calcext:value-type="float">
            <text:p>0.0286069959209</text:p>
          </table:table-cell>
          <table:table-cell/>
          <table:table-cell table:formula="of:=[.G130]+([.G$368]-[.G$2])/([.B$368]-[.B$2])" office:value-type="float" office:value="42.7752496200503" calcext:value-type="float">
            <text:p>42.7752496200503</text:p>
          </table:table-cell>
          <table:table-cell table:formula="of:=42.3628865739608+0.003260365190381*([.B131]-[.B$2])-0.000000174451726598153*([.B131]-[.B$2])^2" office:value-type="float" office:value="42.7805706323376" calcext:value-type="float">
            <text:p>42.7805706323376</text:p>
          </table:table-cell>
          <table:table-cell table:formula="of:=[.G131]+[.$D131]+[.$E131]" office:value-type="float" office:value="42.6693946422033" calcext:value-type="float">
            <text:p>42.6693946422033</text:p>
          </table:table-cell>
          <table:table-cell table:formula="of:=[.H131]+[.$D131]+[.$E131]" office:value-type="float" office:value="42.6747156544906" calcext:value-type="float">
            <text:p>42.674715654490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1]-[.J131]" office:value-type="float" office:value="-0.490715654490636" calcext:value-type="float">
            <text:p>-0.4907156544906</text:p>
          </table:table-cell>
          <table:table-cell table:number-columns-repeated="1004"/>
        </table:table-row>
        <table:table-row table:style-name="ro1">
          <table:table-cell office:value-type="float" office:value="19720510" calcext:value-type="float">
            <text:p>19720510</text:p>
          </table:table-cell>
          <table:table-cell office:value-type="float" office:value="41447" calcext:value-type="float">
            <text:p>41447</text:p>
          </table:table-cell>
          <table:table-cell office:value-type="float" office:value="42.652" calcext:value-type="float">
            <text:p>42.652</text:p>
          </table:table-cell>
          <table:table-cell office:value-type="float" office:value="-0.133907845293" calcext:value-type="float">
            <text:p>-0.1339078452930</text:p>
          </table:table-cell>
          <table:table-cell office:value-type="float" office:value="0.0288277303038" calcext:value-type="float">
            <text:p>0.0288277303038</text:p>
          </table:table-cell>
          <table:table-cell/>
          <table:table-cell table:formula="of:=[.G131]+([.G$368]-[.G$2])/([.B$368]-[.B$2])" office:value-type="float" office:value="42.7784462328106" calcext:value-type="float">
            <text:p>42.7784462328106</text:p>
          </table:table-cell>
          <table:table-cell table:formula="of:=42.3628865739608+0.003260365190381*([.B132]-[.B$2])-0.000000174451726598153*([.B132]-[.B$2])^2" office:value-type="float" office:value="42.7837858145308" calcext:value-type="float">
            <text:p>42.7837858145308</text:p>
          </table:table-cell>
          <table:table-cell table:formula="of:=[.G132]+[.$D132]+[.$E132]" office:value-type="float" office:value="42.6733661178214" calcext:value-type="float">
            <text:p>42.6733661178214</text:p>
          </table:table-cell>
          <table:table-cell table:formula="of:=[.H132]+[.$D132]+[.$E132]" office:value-type="float" office:value="42.6787056995416" calcext:value-type="float">
            <text:p>42.678705699541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2]-[.J132]" office:value-type="float" office:value="-0.494705699541626" calcext:value-type="float">
            <text:p>-0.4947056995416</text:p>
          </table:table-cell>
          <table:table-cell table:number-columns-repeated="1004"/>
        </table:table-row>
        <table:table-row table:style-name="ro1">
          <table:table-cell office:value-type="float" office:value="19720511" calcext:value-type="float">
            <text:p>19720511</text:p>
          </table:table-cell>
          <table:table-cell office:value-type="float" office:value="41448" calcext:value-type="float">
            <text:p>41448</text:p>
          </table:table-cell>
          <table:table-cell office:value-type="float" office:value="42.655" calcext:value-type="float">
            <text:p>42.655</text:p>
          </table:table-cell>
          <table:table-cell office:value-type="float" office:value="-0.1334241505786" calcext:value-type="float">
            <text:p>-0.1334241505786</text:p>
          </table:table-cell>
          <table:table-cell office:value-type="float" office:value="0.0290362981938" calcext:value-type="float">
            <text:p>0.0290362981938</text:p>
          </table:table-cell>
          <table:table-cell/>
          <table:table-cell table:formula="of:=[.G132]+([.G$368]-[.G$2])/([.B$368]-[.B$2])" office:value-type="float" office:value="42.781642845571" calcext:value-type="float">
            <text:p>42.7816428455710</text:p>
          </table:table-cell>
          <table:table-cell table:formula="of:=42.3628865739608+0.003260365190381*([.B133]-[.B$2])-0.000000174451726598153*([.B133]-[.B$2])^2" office:value-type="float" office:value="42.7870006478206" calcext:value-type="float">
            <text:p>42.7870006478206</text:p>
          </table:table-cell>
          <table:table-cell table:formula="of:=[.G133]+[.$D133]+[.$E133]" office:value-type="float" office:value="42.6772549931862" calcext:value-type="float">
            <text:p>42.6772549931862</text:p>
          </table:table-cell>
          <table:table-cell table:formula="of:=[.H133]+[.$D133]+[.$E133]" office:value-type="float" office:value="42.6826127954358" calcext:value-type="float">
            <text:p>42.682612795435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3]-[.J133]" office:value-type="float" office:value="-0.498612795435768" calcext:value-type="float">
            <text:p>-0.4986127954358</text:p>
          </table:table-cell>
          <table:table-cell table:number-columns-repeated="1004"/>
        </table:table-row>
        <table:table-row table:style-name="ro1">
          <table:table-cell office:value-type="float" office:value="19720512" calcext:value-type="float">
            <text:p>19720512</text:p>
          </table:table-cell>
          <table:table-cell office:value-type="float" office:value="41449" calcext:value-type="float">
            <text:p>41449</text:p>
          </table:table-cell>
          <table:table-cell office:value-type="float" office:value="42.658" calcext:value-type="float">
            <text:p>42.658</text:p>
          </table:table-cell>
          <table:table-cell office:value-type="float" office:value="-0.1331416131189" calcext:value-type="float">
            <text:p>-0.1331416131189</text:p>
          </table:table-cell>
          <table:table-cell office:value-type="float" office:value="0.0292323877966" calcext:value-type="float">
            <text:p>0.0292323877966</text:p>
          </table:table-cell>
          <table:table-cell/>
          <table:table-cell table:formula="of:=[.G133]+([.G$368]-[.G$2])/([.B$368]-[.B$2])" office:value-type="float" office:value="42.7848394583314" calcext:value-type="float">
            <text:p>42.7848394583314</text:p>
          </table:table-cell>
          <table:table-cell table:formula="of:=42.3628865739608+0.003260365190381*([.B134]-[.B$2])-0.000000174451726598153*([.B134]-[.B$2])^2" office:value-type="float" office:value="42.7902151322069" calcext:value-type="float">
            <text:p>42.7902151322069</text:p>
          </table:table-cell>
          <table:table-cell table:formula="of:=[.G134]+[.$D134]+[.$E134]" office:value-type="float" office:value="42.6809302330091" calcext:value-type="float">
            <text:p>42.6809302330091</text:p>
          </table:table-cell>
          <table:table-cell table:formula="of:=[.H134]+[.$D134]+[.$E134]" office:value-type="float" office:value="42.6863059068845" calcext:value-type="float">
            <text:p>42.686305906884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4]-[.J134]" office:value-type="float" office:value="-0.502305906884544" calcext:value-type="float">
            <text:p>-0.5023059068845</text:p>
          </table:table-cell>
          <table:table-cell table:number-columns-repeated="1004"/>
        </table:table-row>
        <table:table-row table:style-name="ro1">
          <table:table-cell office:value-type="float" office:value="19720513" calcext:value-type="float">
            <text:p>19720513</text:p>
          </table:table-cell>
          <table:table-cell office:value-type="float" office:value="41450" calcext:value-type="float">
            <text:p>41450</text:p>
          </table:table-cell>
          <table:table-cell office:value-type="float" office:value="42.662" calcext:value-type="float">
            <text:p>42.662</text:p>
          </table:table-cell>
          <table:table-cell office:value-type="float" office:value="-0.1331333034745" calcext:value-type="float">
            <text:p>-0.1331333034745</text:p>
          </table:table-cell>
          <table:table-cell office:value-type="float" office:value="0.0294156956097" calcext:value-type="float">
            <text:p>0.0294156956097</text:p>
          </table:table-cell>
          <table:table-cell/>
          <table:table-cell table:formula="of:=[.G134]+([.G$368]-[.G$2])/([.B$368]-[.B$2])" office:value-type="float" office:value="42.7880360710918" calcext:value-type="float">
            <text:p>42.7880360710918</text:p>
          </table:table-cell>
          <table:table-cell table:formula="of:=42.3628865739608+0.003260365190381*([.B135]-[.B$2])-0.000000174451726598153*([.B135]-[.B$2])^2" office:value-type="float" office:value="42.7934292676897" calcext:value-type="float">
            <text:p>42.7934292676897</text:p>
          </table:table-cell>
          <table:table-cell table:formula="of:=[.G135]+[.$D135]+[.$E135]" office:value-type="float" office:value="42.684318463227" calcext:value-type="float">
            <text:p>42.6843184632270</text:p>
          </table:table-cell>
          <table:table-cell table:formula="of:=[.H135]+[.$D135]+[.$E135]" office:value-type="float" office:value="42.6897116598249" calcext:value-type="float">
            <text:p>42.689711659824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5]-[.J135]" office:value-type="float" office:value="-0.505711659824875" calcext:value-type="float">
            <text:p>-0.5057116598249</text:p>
          </table:table-cell>
          <table:table-cell table:number-columns-repeated="1004"/>
        </table:table-row>
        <table:table-row table:style-name="ro1">
          <table:table-cell office:value-type="float" office:value="19720514" calcext:value-type="float">
            <text:p>19720514</text:p>
          </table:table-cell>
          <table:table-cell office:value-type="float" office:value="41451" calcext:value-type="float">
            <text:p>41451</text:p>
          </table:table-cell>
          <table:table-cell office:value-type="float" office:value="42.665" calcext:value-type="float">
            <text:p>42.665</text:p>
          </table:table-cell>
          <table:table-cell office:value-type="float" office:value="-0.1333868684654" calcext:value-type="float">
            <text:p>-0.1333868684654</text:p>
          </table:table-cell>
          <table:table-cell office:value-type="float" office:value="0.029585926803" calcext:value-type="float">
            <text:p>0.0295859268030</text:p>
          </table:table-cell>
          <table:table-cell/>
          <table:table-cell table:formula="of:=[.G135]+([.G$368]-[.G$2])/([.B$368]-[.B$2])" office:value-type="float" office:value="42.7912326838522" calcext:value-type="float">
            <text:p>42.7912326838522</text:p>
          </table:table-cell>
          <table:table-cell table:formula="of:=42.3628865739608+0.003260365190381*([.B136]-[.B$2])-0.000000174451726598153*([.B136]-[.B$2])^2" office:value-type="float" office:value="42.7966430542691" calcext:value-type="float">
            <text:p>42.7966430542691</text:p>
          </table:table-cell>
          <table:table-cell table:formula="of:=[.G136]+[.$D136]+[.$E136]" office:value-type="float" office:value="42.6874317421898" calcext:value-type="float">
            <text:p>42.6874317421898</text:p>
          </table:table-cell>
          <table:table-cell table:formula="of:=[.H136]+[.$D136]+[.$E136]" office:value-type="float" office:value="42.6928421126067" calcext:value-type="float">
            <text:p>42.692842112606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6]-[.J136]" office:value-type="float" office:value="-0.508842112606665" calcext:value-type="float">
            <text:p>-0.5088421126067</text:p>
          </table:table-cell>
          <table:table-cell table:number-columns-repeated="1004"/>
        </table:table-row>
        <table:table-row table:style-name="ro1">
          <table:table-cell office:value-type="float" office:value="19720515" calcext:value-type="float">
            <text:p>19720515</text:p>
          </table:table-cell>
          <table:table-cell office:value-type="float" office:value="41452" calcext:value-type="float">
            <text:p>41452</text:p>
          </table:table-cell>
          <table:table-cell office:value-type="float" office:value="42.668" calcext:value-type="float">
            <text:p>42.668</text:p>
          </table:table-cell>
          <table:table-cell office:value-type="float" office:value="-0.1338116181224" calcext:value-type="float">
            <text:p>-0.1338116181224</text:p>
          </table:table-cell>
          <table:table-cell office:value-type="float" office:value="0.0297427955903" calcext:value-type="float">
            <text:p>0.0297427955903</text:p>
          </table:table-cell>
          <table:table-cell/>
          <table:table-cell table:formula="of:=[.G136]+([.G$368]-[.G$2])/([.B$368]-[.B$2])" office:value-type="float" office:value="42.7944292966126" calcext:value-type="float">
            <text:p>42.7944292966126</text:p>
          </table:table-cell>
          <table:table-cell table:formula="of:=42.3628865739608+0.003260365190381*([.B137]-[.B$2])-0.000000174451726598153*([.B137]-[.B$2])^2" office:value-type="float" office:value="42.799856491945" calcext:value-type="float">
            <text:p>42.7998564919450</text:p>
          </table:table-cell>
          <table:table-cell table:formula="of:=[.G137]+[.$D137]+[.$E137]" office:value-type="float" office:value="42.6903604740805" calcext:value-type="float">
            <text:p>42.6903604740805</text:p>
          </table:table-cell>
          <table:table-cell table:formula="of:=[.H137]+[.$D137]+[.$E137]" office:value-type="float" office:value="42.6957876694129" calcext:value-type="float">
            <text:p>42.695787669412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7]-[.J137]" office:value-type="float" office:value="-0.51178766941289" calcext:value-type="float">
            <text:p>-0.5117876694129</text:p>
          </table:table-cell>
          <table:table-cell table:number-columns-repeated="1004"/>
        </table:table-row>
        <table:table-row table:style-name="ro1">
          <table:table-cell office:value-type="float" office:value="19720516" calcext:value-type="float">
            <text:p>19720516</text:p>
          </table:table-cell>
          <table:table-cell office:value-type="float" office:value="41453" calcext:value-type="float">
            <text:p>41453</text:p>
          </table:table-cell>
          <table:table-cell office:value-type="float" office:value="42.671" calcext:value-type="float">
            <text:p>42.671</text:p>
          </table:table-cell>
          <table:table-cell office:value-type="float" office:value="-0.1342776629367" calcext:value-type="float">
            <text:p>-0.1342776629367</text:p>
          </table:table-cell>
          <table:table-cell office:value-type="float" office:value="0.0298860255927" calcext:value-type="float">
            <text:p>0.0298860255927</text:p>
          </table:table-cell>
          <table:table-cell/>
          <table:table-cell table:formula="of:=[.G137]+([.G$368]-[.G$2])/([.B$368]-[.B$2])" office:value-type="float" office:value="42.7976259093729" calcext:value-type="float">
            <text:p>42.7976259093729</text:p>
          </table:table-cell>
          <table:table-cell table:formula="of:=42.3628865739608+0.003260365190381*([.B138]-[.B$2])-0.000000174451726598153*([.B138]-[.B$2])^2" office:value-type="float" office:value="42.8030695807175" calcext:value-type="float">
            <text:p>42.8030695807175</text:p>
          </table:table-cell>
          <table:table-cell table:formula="of:=[.G138]+[.$D138]+[.$E138]" office:value-type="float" office:value="42.6932342720289" calcext:value-type="float">
            <text:p>42.6932342720289</text:p>
          </table:table-cell>
          <table:table-cell table:formula="of:=[.H138]+[.$D138]+[.$E138]" office:value-type="float" office:value="42.6986779433735" calcext:value-type="float">
            <text:p>42.698677943373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8]-[.J138]" office:value-type="float" office:value="-0.514677943373464" calcext:value-type="float">
            <text:p>-0.5146779433735</text:p>
          </table:table-cell>
          <table:table-cell table:number-columns-repeated="1004"/>
        </table:table-row>
        <table:table-row table:style-name="ro1">
          <table:table-cell office:value-type="float" office:value="19720517" calcext:value-type="float">
            <text:p>19720517</text:p>
          </table:table-cell>
          <table:table-cell office:value-type="float" office:value="41454" calcext:value-type="float">
            <text:p>41454</text:p>
          </table:table-cell>
          <table:table-cell office:value-type="float" office:value="42.675" calcext:value-type="float">
            <text:p>42.675</text:p>
          </table:table-cell>
          <table:table-cell office:value-type="float" office:value="-0.1346666175179" calcext:value-type="float">
            <text:p>-0.1346666175179</text:p>
          </table:table-cell>
          <table:table-cell office:value-type="float" office:value="0.0300153501931" calcext:value-type="float">
            <text:p>0.0300153501931</text:p>
          </table:table-cell>
          <table:table-cell/>
          <table:table-cell table:formula="of:=[.G138]+([.G$368]-[.G$2])/([.B$368]-[.B$2])" office:value-type="float" office:value="42.8008225221333" calcext:value-type="float">
            <text:p>42.8008225221333</text:p>
          </table:table-cell>
          <table:table-cell table:formula="of:=42.3628865739608+0.003260365190381*([.B139]-[.B$2])-0.000000174451726598153*([.B139]-[.B$2])^2" office:value-type="float" office:value="42.8062823205865" calcext:value-type="float">
            <text:p>42.8062823205865</text:p>
          </table:table-cell>
          <table:table-cell table:formula="of:=[.G139]+[.$D139]+[.$E139]" office:value-type="float" office:value="42.6961712548085" calcext:value-type="float">
            <text:p>42.6961712548085</text:p>
          </table:table-cell>
          <table:table-cell table:formula="of:=[.H139]+[.$D139]+[.$E139]" office:value-type="float" office:value="42.7016310532617" calcext:value-type="float">
            <text:p>42.701631053261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39]-[.J139]" office:value-type="float" office:value="-0.517631053261681" calcext:value-type="float">
            <text:p>-0.5176310532617</text:p>
          </table:table-cell>
          <table:table-cell table:number-columns-repeated="1004"/>
        </table:table-row>
        <table:table-row table:style-name="ro1">
          <table:table-cell office:value-type="float" office:value="19720518" calcext:value-type="float">
            <text:p>19720518</text:p>
          </table:table-cell>
          <table:table-cell office:value-type="float" office:value="41455" calcext:value-type="float">
            <text:p>41455</text:p>
          </table:table-cell>
          <table:table-cell office:value-type="float" office:value="42.678" calcext:value-type="float">
            <text:p>42.678</text:p>
          </table:table-cell>
          <table:table-cell office:value-type="float" office:value="-0.1349089109458" calcext:value-type="float">
            <text:p>-0.1349089109458</text:p>
          </table:table-cell>
          <table:table-cell office:value-type="float" office:value="0.0301305128796" calcext:value-type="float">
            <text:p>0.0301305128796</text:p>
          </table:table-cell>
          <table:table-cell/>
          <table:table-cell table:formula="of:=[.G139]+([.G$368]-[.G$2])/([.B$368]-[.B$2])" office:value-type="float" office:value="42.8040191348937" calcext:value-type="float">
            <text:p>42.8040191348937</text:p>
          </table:table-cell>
          <table:table-cell table:formula="of:=42.3628865739608+0.003260365190381*([.B140]-[.B$2])-0.000000174451726598153*([.B140]-[.B$2])^2" office:value-type="float" office:value="42.809494711552" calcext:value-type="float">
            <text:p>42.8094947115520</text:p>
          </table:table-cell>
          <table:table-cell table:formula="of:=[.G140]+[.$D140]+[.$E140]" office:value-type="float" office:value="42.6992407368275" calcext:value-type="float">
            <text:p>42.6992407368275</text:p>
          </table:table-cell>
          <table:table-cell table:formula="of:=[.H140]+[.$D140]+[.$E140]" office:value-type="float" office:value="42.7047163134858" calcext:value-type="float">
            <text:p>42.704716313485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0]-[.J140]" office:value-type="float" office:value="-0.520716313485842" calcext:value-type="float">
            <text:p>-0.5207163134858</text:p>
          </table:table-cell>
          <table:table-cell table:number-columns-repeated="1004"/>
        </table:table-row>
        <table:table-row table:style-name="ro1">
          <table:table-cell office:value-type="float" office:value="19720519" calcext:value-type="float">
            <text:p>19720519</text:p>
          </table:table-cell>
          <table:table-cell office:value-type="float" office:value="41456" calcext:value-type="float">
            <text:p>41456</text:p>
          </table:table-cell>
          <table:table-cell office:value-type="float" office:value="42.681" calcext:value-type="float">
            <text:p>42.681</text:p>
          </table:table-cell>
          <table:table-cell office:value-type="float" office:value="-0.1349938197018" calcext:value-type="float">
            <text:p>-0.1349938197018</text:p>
          </table:table-cell>
          <table:table-cell office:value-type="float" office:value="0.0302312675805" calcext:value-type="float">
            <text:p>0.0302312675805</text:p>
          </table:table-cell>
          <table:table-cell/>
          <table:table-cell table:formula="of:=[.G140]+([.G$368]-[.G$2])/([.B$368]-[.B$2])" office:value-type="float" office:value="42.8072157476541" calcext:value-type="float">
            <text:p>42.8072157476541</text:p>
          </table:table-cell>
          <table:table-cell table:formula="of:=42.3628865739608+0.003260365190381*([.B141]-[.B$2])-0.000000174451726598153*([.B141]-[.B$2])^2" office:value-type="float" office:value="42.8127067536142" calcext:value-type="float">
            <text:p>42.8127067536142</text:p>
          </table:table-cell>
          <table:table-cell table:formula="of:=[.G141]+[.$D141]+[.$E141]" office:value-type="float" office:value="42.7024531955328" calcext:value-type="float">
            <text:p>42.7024531955328</text:p>
          </table:table-cell>
          <table:table-cell table:formula="of:=[.H141]+[.$D141]+[.$E141]" office:value-type="float" office:value="42.7079442014929" calcext:value-type="float">
            <text:p>42.707944201492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1]-[.J141]" office:value-type="float" office:value="-0.523944201492853" calcext:value-type="float">
            <text:p>-0.5239442014929</text:p>
          </table:table-cell>
          <table:table-cell table:number-columns-repeated="1004"/>
        </table:table-row>
        <table:table-row table:style-name="ro1">
          <table:table-cell office:value-type="float" office:value="19720520" calcext:value-type="float">
            <text:p>19720520</text:p>
          </table:table-cell>
          <table:table-cell office:value-type="float" office:value="41457" calcext:value-type="float">
            <text:p>41457</text:p>
          </table:table-cell>
          <table:table-cell office:value-type="float" office:value="42.684" calcext:value-type="float">
            <text:p>42.684</text:p>
          </table:table-cell>
          <table:table-cell office:value-type="float" office:value="-0.1349558162344" calcext:value-type="float">
            <text:p>-0.1349558162344</text:p>
          </table:table-cell>
          <table:table-cell office:value-type="float" office:value="0.0303173789876" calcext:value-type="float">
            <text:p>0.0303173789876</text:p>
          </table:table-cell>
          <table:table-cell/>
          <table:table-cell table:formula="of:=[.G141]+([.G$368]-[.G$2])/([.B$368]-[.B$2])" office:value-type="float" office:value="42.8104123604145" calcext:value-type="float">
            <text:p>42.8104123604145</text:p>
          </table:table-cell>
          <table:table-cell table:formula="of:=42.3628865739608+0.003260365190381*([.B142]-[.B$2])-0.000000174451726598153*([.B142]-[.B$2])^2" office:value-type="float" office:value="42.8159184467728" calcext:value-type="float">
            <text:p>42.8159184467728</text:p>
          </table:table-cell>
          <table:table-cell table:formula="of:=[.G142]+[.$D142]+[.$E142]" office:value-type="float" office:value="42.7057739231677" calcext:value-type="float">
            <text:p>42.7057739231677</text:p>
          </table:table-cell>
          <table:table-cell table:formula="of:=[.H142]+[.$D142]+[.$E142]" office:value-type="float" office:value="42.711280009526" calcext:value-type="float">
            <text:p>42.711280009526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2]-[.J142]" office:value-type="float" office:value="-0.527280009526017" calcext:value-type="float">
            <text:p>-0.5272800095260</text:p>
          </table:table-cell>
          <table:table-cell table:number-columns-repeated="1004"/>
        </table:table-row>
        <table:table-row table:style-name="ro1">
          <table:table-cell office:value-type="float" office:value="19720521" calcext:value-type="float">
            <text:p>19720521</text:p>
          </table:table-cell>
          <table:table-cell office:value-type="float" office:value="41458" calcext:value-type="float">
            <text:p>41458</text:p>
          </table:table-cell>
          <table:table-cell office:value-type="float" office:value="42.688" calcext:value-type="float">
            <text:p>42.688</text:p>
          </table:table-cell>
          <table:table-cell office:value-type="float" office:value="-0.1348519939819" calcext:value-type="float">
            <text:p>-0.1348519939819</text:p>
          </table:table-cell>
          <table:table-cell office:value-type="float" office:value="0.0303886228692" calcext:value-type="float">
            <text:p>0.0303886228692</text:p>
          </table:table-cell>
          <table:table-cell/>
          <table:table-cell table:formula="of:=[.G142]+([.G$368]-[.G$2])/([.B$368]-[.B$2])" office:value-type="float" office:value="42.8136089731749" calcext:value-type="float">
            <text:p>42.8136089731749</text:p>
          </table:table-cell>
          <table:table-cell table:formula="of:=42.3628865739608+0.003260365190381*([.B143]-[.B$2])-0.000000174451726598153*([.B143]-[.B$2])^2" office:value-type="float" office:value="42.819129791028" calcext:value-type="float">
            <text:p>42.8191297910280</text:p>
          </table:table-cell>
          <table:table-cell table:formula="of:=[.G143]+[.$D143]+[.$E143]" office:value-type="float" office:value="42.7091456020622" calcext:value-type="float">
            <text:p>42.7091456020622</text:p>
          </table:table-cell>
          <table:table-cell table:formula="of:=[.H143]+[.$D143]+[.$E143]" office:value-type="float" office:value="42.7146664199153" calcext:value-type="float">
            <text:p>42.714666419915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3]-[.J143]" office:value-type="float" office:value="-0.530666419915328" calcext:value-type="float">
            <text:p>-0.5306664199153</text:p>
          </table:table-cell>
          <table:table-cell table:number-columns-repeated="1004"/>
        </table:table-row>
        <table:table-row table:style-name="ro1">
          <table:table-cell office:value-type="float" office:value="19720522" calcext:value-type="float">
            <text:p>19720522</text:p>
          </table:table-cell>
          <table:table-cell office:value-type="float" office:value="41459" calcext:value-type="float">
            <text:p>41459</text:p>
          </table:table-cell>
          <table:table-cell office:value-type="float" office:value="42.691" calcext:value-type="float">
            <text:p>42.691</text:p>
          </table:table-cell>
          <table:table-cell office:value-type="float" office:value="-0.1347441528636" calcext:value-type="float">
            <text:p>-0.1347441528636</text:p>
          </table:table-cell>
          <table:table-cell office:value-type="float" office:value="0.0304447863716" calcext:value-type="float">
            <text:p>0.0304447863716</text:p>
          </table:table-cell>
          <table:table-cell/>
          <table:table-cell table:formula="of:=[.G143]+([.G$368]-[.G$2])/([.B$368]-[.B$2])" office:value-type="float" office:value="42.8168055859352" calcext:value-type="float">
            <text:p>42.8168055859352</text:p>
          </table:table-cell>
          <table:table-cell table:formula="of:=42.3628865739608+0.003260365190381*([.B144]-[.B$2])-0.000000174451726598153*([.B144]-[.B$2])^2" office:value-type="float" office:value="42.8223407863798" calcext:value-type="float">
            <text:p>42.8223407863798</text:p>
          </table:table-cell>
          <table:table-cell table:formula="of:=[.G144]+[.$D144]+[.$E144]" office:value-type="float" office:value="42.7125062194432" calcext:value-type="float">
            <text:p>42.7125062194432</text:p>
          </table:table-cell>
          <table:table-cell table:formula="of:=[.H144]+[.$D144]+[.$E144]" office:value-type="float" office:value="42.7180414198878" calcext:value-type="float">
            <text:p>42.718041419887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4]-[.J144]" office:value-type="float" office:value="-0.534041419887792" calcext:value-type="float">
            <text:p>-0.5340414198878</text:p>
          </table:table-cell>
          <table:table-cell table:number-columns-repeated="1004"/>
        </table:table-row>
        <table:table-row table:style-name="ro1">
          <table:table-cell office:value-type="float" office:value="19720523" calcext:value-type="float">
            <text:p>19720523</text:p>
          </table:table-cell>
          <table:table-cell office:value-type="float" office:value="41460" calcext:value-type="float">
            <text:p>41460</text:p>
          </table:table-cell>
          <table:table-cell office:value-type="float" office:value="42.694" calcext:value-type="float">
            <text:p>42.694</text:p>
          </table:table-cell>
          <table:table-cell office:value-type="float" office:value="-0.1346898480183" calcext:value-type="float">
            <text:p>-0.1346898480183</text:p>
          </table:table-cell>
          <table:table-cell office:value-type="float" office:value="0.0304856683093" calcext:value-type="float">
            <text:p>0.0304856683093</text:p>
          </table:table-cell>
          <table:table-cell/>
          <table:table-cell table:formula="of:=[.G144]+([.G$368]-[.G$2])/([.B$368]-[.B$2])" office:value-type="float" office:value="42.8200021986956" calcext:value-type="float">
            <text:p>42.8200021986956</text:p>
          </table:table-cell>
          <table:table-cell table:formula="of:=42.3628865739608+0.003260365190381*([.B145]-[.B$2])-0.000000174451726598153*([.B145]-[.B$2])^2" office:value-type="float" office:value="42.8255514328281" calcext:value-type="float">
            <text:p>42.8255514328281</text:p>
          </table:table-cell>
          <table:table-cell table:formula="of:=[.G145]+[.$D145]+[.$E145]" office:value-type="float" office:value="42.7157980189866" calcext:value-type="float">
            <text:p>42.7157980189866</text:p>
          </table:table-cell>
          <table:table-cell table:formula="of:=[.H145]+[.$D145]+[.$E145]" office:value-type="float" office:value="42.7213472531191" calcext:value-type="float">
            <text:p>42.721347253119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5]-[.J145]" office:value-type="float" office:value="-0.537347253119087" calcext:value-type="float">
            <text:p>-0.5373472531191</text:p>
          </table:table-cell>
          <table:table-cell table:number-columns-repeated="1004"/>
        </table:table-row>
        <table:table-row table:style-name="ro1">
          <table:table-cell office:value-type="float" office:value="19720524" calcext:value-type="float">
            <text:p>19720524</text:p>
          </table:table-cell>
          <table:table-cell office:value-type="float" office:value="41461" calcext:value-type="float">
            <text:p>41461</text:p>
          </table:table-cell>
          <table:table-cell office:value-type="float" office:value="42.698" calcext:value-type="float">
            <text:p>42.698</text:p>
          </table:table-cell>
          <table:table-cell office:value-type="float" office:value="-0.1347384974117" calcext:value-type="float">
            <text:p>-0.1347384974117</text:p>
          </table:table-cell>
          <table:table-cell office:value-type="float" office:value="0.0305110794428" calcext:value-type="float">
            <text:p>0.0305110794428</text:p>
          </table:table-cell>
          <table:table-cell/>
          <table:table-cell table:formula="of:=[.G145]+([.G$368]-[.G$2])/([.B$368]-[.B$2])" office:value-type="float" office:value="42.823198811456" calcext:value-type="float">
            <text:p>42.8231988114560</text:p>
          </table:table-cell>
          <table:table-cell table:formula="of:=42.3628865739608+0.003260365190381*([.B146]-[.B$2])-0.000000174451726598153*([.B146]-[.B$2])^2" office:value-type="float" office:value="42.8287617303729" calcext:value-type="float">
            <text:p>42.8287617303729</text:p>
          </table:table-cell>
          <table:table-cell table:formula="of:=[.G146]+[.$D146]+[.$E146]" office:value-type="float" office:value="42.7189713934871" calcext:value-type="float">
            <text:p>42.7189713934871</text:p>
          </table:table-cell>
          <table:table-cell table:formula="of:=[.H146]+[.$D146]+[.$E146]" office:value-type="float" office:value="42.724534312404" calcext:value-type="float">
            <text:p>42.724534312404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6]-[.J146]" office:value-type="float" office:value="-0.540534312404027" calcext:value-type="float">
            <text:p>-0.5405343124040</text:p>
          </table:table-cell>
          <table:table-cell table:number-columns-repeated="1004"/>
        </table:table-row>
        <table:table-row table:style-name="ro1">
          <table:table-cell office:value-type="float" office:value="19720525" calcext:value-type="float">
            <text:p>19720525</text:p>
          </table:table-cell>
          <table:table-cell office:value-type="float" office:value="41462" calcext:value-type="float">
            <text:p>41462</text:p>
          </table:table-cell>
          <table:table-cell office:value-type="float" office:value="42.701" calcext:value-type="float">
            <text:p>42.701</text:p>
          </table:table-cell>
          <table:table-cell office:value-type="float" office:value="-0.1349272272097" calcext:value-type="float">
            <text:p>-0.1349272272097</text:p>
          </table:table-cell>
          <table:table-cell office:value-type="float" office:value="0.0305208427444" calcext:value-type="float">
            <text:p>0.0305208427444</text:p>
          </table:table-cell>
          <table:table-cell/>
          <table:table-cell table:formula="of:=[.G146]+([.G$368]-[.G$2])/([.B$368]-[.B$2])" office:value-type="float" office:value="42.8263954242164" calcext:value-type="float">
            <text:p>42.8263954242164</text:p>
          </table:table-cell>
          <table:table-cell table:formula="of:=42.3628865739608+0.003260365190381*([.B147]-[.B$2])-0.000000174451726598153*([.B147]-[.B$2])^2" office:value-type="float" office:value="42.8319716790143" calcext:value-type="float">
            <text:p>42.8319716790143</text:p>
          </table:table-cell>
          <table:table-cell table:formula="of:=[.G147]+[.$D147]+[.$E147]" office:value-type="float" office:value="42.7219890397511" calcext:value-type="float">
            <text:p>42.7219890397511</text:p>
          </table:table-cell>
          <table:table-cell table:formula="of:=[.H147]+[.$D147]+[.$E147]" office:value-type="float" office:value="42.727565294549" calcext:value-type="float">
            <text:p>42.727565294549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7]-[.J147]" office:value-type="float" office:value="-0.543565294549026" calcext:value-type="float">
            <text:p>-0.5435652945490</text:p>
          </table:table-cell>
          <table:table-cell table:number-columns-repeated="1004"/>
        </table:table-row>
        <table:table-row table:style-name="ro1">
          <table:table-cell office:value-type="float" office:value="19720526" calcext:value-type="float">
            <text:p>19720526</text:p>
          </table:table-cell>
          <table:table-cell office:value-type="float" office:value="41463" calcext:value-type="float">
            <text:p>41463</text:p>
          </table:table-cell>
          <table:table-cell office:value-type="float" office:value="42.704" calcext:value-type="float">
            <text:p>42.704</text:p>
          </table:table-cell>
          <table:table-cell office:value-type="float" office:value="-0.135275059308" calcext:value-type="float">
            <text:p>-0.1352750593080</text:p>
          </table:table-cell>
          <table:table-cell office:value-type="float" office:value="0.030514793651" calcext:value-type="float">
            <text:p>0.0305147936510</text:p>
          </table:table-cell>
          <table:table-cell/>
          <table:table-cell table:formula="of:=[.G147]+([.G$368]-[.G$2])/([.B$368]-[.B$2])" office:value-type="float" office:value="42.8295920369768" calcext:value-type="float">
            <text:p>42.8295920369768</text:p>
          </table:table-cell>
          <table:table-cell table:formula="of:=42.3628865739608+0.003260365190381*([.B148]-[.B$2])-0.000000174451726598153*([.B148]-[.B$2])^2" office:value-type="float" office:value="42.8351812787523" calcext:value-type="float">
            <text:p>42.8351812787523</text:p>
          </table:table-cell>
          <table:table-cell table:formula="of:=[.G148]+[.$D148]+[.$E148]" office:value-type="float" office:value="42.7248317713198" calcext:value-type="float">
            <text:p>42.7248317713198</text:p>
          </table:table-cell>
          <table:table-cell table:formula="of:=[.H148]+[.$D148]+[.$E148]" office:value-type="float" office:value="42.7304210130953" calcext:value-type="float">
            <text:p>42.730421013095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8]-[.J148]" office:value-type="float" office:value="-0.546421013095262" calcext:value-type="float">
            <text:p>-0.5464210130953</text:p>
          </table:table-cell>
          <table:table-cell table:number-columns-repeated="1004"/>
        </table:table-row>
        <table:table-row table:style-name="ro1">
          <table:table-cell office:value-type="float" office:value="19720527" calcext:value-type="float">
            <text:p>19720527</text:p>
          </table:table-cell>
          <table:table-cell office:value-type="float" office:value="41464" calcext:value-type="float">
            <text:p>41464</text:p>
          </table:table-cell>
          <table:table-cell office:value-type="float" office:value="42.707" calcext:value-type="float">
            <text:p>42.707</text:p>
          </table:table-cell>
          <table:table-cell office:value-type="float" office:value="-0.1357779607684" calcext:value-type="float">
            <text:p>-0.1357779607684</text:p>
          </table:table-cell>
          <table:table-cell office:value-type="float" office:value="0.0304927803045" calcext:value-type="float">
            <text:p>0.0304927803045</text:p>
          </table:table-cell>
          <table:table-cell/>
          <table:table-cell table:formula="of:=[.G148]+([.G$368]-[.G$2])/([.B$368]-[.B$2])" office:value-type="float" office:value="42.8327886497372" calcext:value-type="float">
            <text:p>42.8327886497372</text:p>
          </table:table-cell>
          <table:table-cell table:formula="of:=42.3628865739608+0.003260365190381*([.B149]-[.B$2])-0.000000174451726598153*([.B149]-[.B$2])^2" office:value-type="float" office:value="42.8383905295867" calcext:value-type="float">
            <text:p>42.8383905295867</text:p>
          </table:table-cell>
          <table:table-cell table:formula="of:=[.G149]+[.$D149]+[.$E149]" office:value-type="float" office:value="42.7275034692733" calcext:value-type="float">
            <text:p>42.7275034692733</text:p>
          </table:table-cell>
          <table:table-cell table:formula="of:=[.H149]+[.$D149]+[.$E149]" office:value-type="float" office:value="42.7331053491228" calcext:value-type="float">
            <text:p>42.733105349122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49]-[.J149]" office:value-type="float" office:value="-0.549105349122847" calcext:value-type="float">
            <text:p>-0.5491053491228</text:p>
          </table:table-cell>
          <table:table-cell table:number-columns-repeated="1004"/>
        </table:table-row>
        <table:table-row table:style-name="ro1">
          <table:table-cell office:value-type="float" office:value="19720528" calcext:value-type="float">
            <text:p>19720528</text:p>
          </table:table-cell>
          <table:table-cell office:value-type="float" office:value="41465" calcext:value-type="float">
            <text:p>41465</text:p>
          </table:table-cell>
          <table:table-cell office:value-type="float" office:value="42.711" calcext:value-type="float">
            <text:p>42.711</text:p>
          </table:table-cell>
          <table:table-cell office:value-type="float" office:value="-0.1364076865156" calcext:value-type="float">
            <text:p>-0.1364076865156</text:p>
          </table:table-cell>
          <table:table-cell office:value-type="float" office:value="0.0304546637783" calcext:value-type="float">
            <text:p>0.0304546637783</text:p>
          </table:table-cell>
          <table:table-cell/>
          <table:table-cell table:formula="of:=[.G149]+([.G$368]-[.G$2])/([.B$368]-[.B$2])" office:value-type="float" office:value="42.8359852624975" calcext:value-type="float">
            <text:p>42.8359852624975</text:p>
          </table:table-cell>
          <table:table-cell table:formula="of:=42.3628865739608+0.003260365190381*([.B150]-[.B$2])-0.000000174451726598153*([.B150]-[.B$2])^2" office:value-type="float" office:value="42.8415994315178" calcext:value-type="float">
            <text:p>42.8415994315178</text:p>
          </table:table-cell>
          <table:table-cell table:formula="of:=[.G150]+[.$D150]+[.$E150]" office:value-type="float" office:value="42.7300322397602" calcext:value-type="float">
            <text:p>42.7300322397602</text:p>
          </table:table-cell>
          <table:table-cell table:formula="of:=[.H150]+[.$D150]+[.$E150]" office:value-type="float" office:value="42.7356464087805" calcext:value-type="float">
            <text:p>42.735646408780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0]-[.J150]" office:value-type="float" office:value="-0.551646408780492" calcext:value-type="float">
            <text:p>-0.5516464087805</text:p>
          </table:table-cell>
          <table:table-cell table:number-columns-repeated="1004"/>
        </table:table-row>
        <table:table-row table:style-name="ro1">
          <table:table-cell office:value-type="float" office:value="19720529" calcext:value-type="float">
            <text:p>19720529</text:p>
          </table:table-cell>
          <table:table-cell office:value-type="float" office:value="41466" calcext:value-type="float">
            <text:p>41466</text:p>
          </table:table-cell>
          <table:table-cell office:value-type="float" office:value="42.714" calcext:value-type="float">
            <text:p>42.714</text:p>
          </table:table-cell>
          <table:table-cell office:value-type="float" office:value="-0.1371150771662" calcext:value-type="float">
            <text:p>-0.1371150771662</text:p>
          </table:table-cell>
          <table:table-cell office:value-type="float" office:value="0.0304003182905" calcext:value-type="float">
            <text:p>0.0304003182905</text:p>
          </table:table-cell>
          <table:table-cell/>
          <table:table-cell table:formula="of:=[.G150]+([.G$368]-[.G$2])/([.B$368]-[.B$2])" office:value-type="float" office:value="42.8391818752579" calcext:value-type="float">
            <text:p>42.8391818752579</text:p>
          </table:table-cell>
          <table:table-cell table:formula="of:=42.3628865739608+0.003260365190381*([.B151]-[.B$2])-0.000000174451726598153*([.B151]-[.B$2])^2" office:value-type="float" office:value="42.8448079845454" calcext:value-type="float">
            <text:p>42.8448079845454</text:p>
          </table:table-cell>
          <table:table-cell table:formula="of:=[.G151]+[.$D151]+[.$E151]" office:value-type="float" office:value="42.7324671163822" calcext:value-type="float">
            <text:p>42.7324671163822</text:p>
          </table:table-cell>
          <table:table-cell table:formula="of:=[.H151]+[.$D151]+[.$E151]" office:value-type="float" office:value="42.7380932256697" calcext:value-type="float">
            <text:p>42.738093225669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1]-[.J151]" office:value-type="float" office:value="-0.554093225669668" calcext:value-type="float">
            <text:p>-0.5540932256697</text:p>
          </table:table-cell>
          <table:table-cell table:number-columns-repeated="1004"/>
        </table:table-row>
        <table:table-row table:style-name="ro1">
          <table:table-cell office:value-type="float" office:value="19720530" calcext:value-type="float">
            <text:p>19720530</text:p>
          </table:table-cell>
          <table:table-cell office:value-type="float" office:value="41467" calcext:value-type="float">
            <text:p>41467</text:p>
          </table:table-cell>
          <table:table-cell office:value-type="float" office:value="42.717" calcext:value-type="float">
            <text:p>42.717</text:p>
          </table:table-cell>
          <table:table-cell office:value-type="float" office:value="-0.1378364478257" calcext:value-type="float">
            <text:p>-0.1378364478257</text:p>
          </table:table-cell>
          <table:table-cell office:value-type="float" office:value="0.0303296314039" calcext:value-type="float">
            <text:p>0.0303296314039</text:p>
          </table:table-cell>
          <table:table-cell/>
          <table:table-cell table:formula="of:=[.G151]+([.G$368]-[.G$2])/([.B$368]-[.B$2])" office:value-type="float" office:value="42.8423784880183" calcext:value-type="float">
            <text:p>42.8423784880183</text:p>
          </table:table-cell>
          <table:table-cell table:formula="of:=42.3628865739608+0.003260365190381*([.B152]-[.B$2])-0.000000174451726598153*([.B152]-[.B$2])^2" office:value-type="float" office:value="42.8480161886695" calcext:value-type="float">
            <text:p>42.8480161886695</text:p>
          </table:table-cell>
          <table:table-cell table:formula="of:=[.G152]+[.$D152]+[.$E152]" office:value-type="float" office:value="42.7348716715965" calcext:value-type="float">
            <text:p>42.7348716715965</text:p>
          </table:table-cell>
          <table:table-cell table:formula="of:=[.H152]+[.$D152]+[.$E152]" office:value-type="float" office:value="42.7405093722477" calcext:value-type="float">
            <text:p>42.740509372247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2]-[.J152]" office:value-type="float" office:value="-0.556509372247696" calcext:value-type="float">
            <text:p>-0.5565093722477</text:p>
          </table:table-cell>
          <table:table-cell table:number-columns-repeated="1004"/>
        </table:table-row>
        <table:table-row table:style-name="ro1">
          <table:table-cell office:value-type="float" office:value="19720531" calcext:value-type="float">
            <text:p>19720531</text:p>
          </table:table-cell>
          <table:table-cell office:value-type="float" office:value="41468" calcext:value-type="float">
            <text:p>41468</text:p>
          </table:table-cell>
          <table:table-cell office:value-type="float" office:value="42.72" calcext:value-type="float">
            <text:p>42.720</text:p>
          </table:table-cell>
          <table:table-cell office:value-type="float" office:value="-0.1385015043922" calcext:value-type="float">
            <text:p>-0.1385015043922</text:p>
          </table:table-cell>
          <table:table-cell office:value-type="float" office:value="0.0302425042108" calcext:value-type="float">
            <text:p>0.0302425042108</text:p>
          </table:table-cell>
          <table:table-cell/>
          <table:table-cell table:formula="of:=[.G152]+([.G$368]-[.G$2])/([.B$368]-[.B$2])" office:value-type="float" office:value="42.8455751007787" calcext:value-type="float">
            <text:p>42.8455751007787</text:p>
          </table:table-cell>
          <table:table-cell table:formula="of:=42.3628865739608+0.003260365190381*([.B153]-[.B$2])-0.000000174451726598153*([.B153]-[.B$2])^2" office:value-type="float" office:value="42.8512240438902" calcext:value-type="float">
            <text:p>42.8512240438902</text:p>
          </table:table-cell>
          <table:table-cell table:formula="of:=[.G153]+[.$D153]+[.$E153]" office:value-type="float" office:value="42.7373161005973" calcext:value-type="float">
            <text:p>42.7373161005973</text:p>
          </table:table-cell>
          <table:table-cell table:formula="of:=[.H153]+[.$D153]+[.$E153]" office:value-type="float" office:value="42.7429650437088" calcext:value-type="float">
            <text:p>42.742965043708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3]-[.J153]" office:value-type="float" office:value="-0.558965043708767" calcext:value-type="float">
            <text:p>-0.5589650437088</text:p>
          </table:table-cell>
          <table:table-cell table:number-columns-repeated="1004"/>
        </table:table-row>
        <table:table-row table:style-name="ro1">
          <table:table-cell office:value-type="float" office:value="19720601" calcext:value-type="float">
            <text:p>19720601</text:p>
          </table:table-cell>
          <table:table-cell office:value-type="float" office:value="41469" calcext:value-type="float">
            <text:p>41469</text:p>
          </table:table-cell>
          <table:table-cell office:value-type="float" office:value="42.724" calcext:value-type="float">
            <text:p>42.724</text:p>
          </table:table-cell>
          <table:table-cell office:value-type="float" office:value="-0.1390421376533" calcext:value-type="float">
            <text:p>-0.1390421376533</text:p>
          </table:table-cell>
          <table:table-cell office:value-type="float" office:value="0.0301388515042" calcext:value-type="float">
            <text:p>0.0301388515042</text:p>
          </table:table-cell>
          <table:table-cell/>
          <table:table-cell table:formula="of:=[.G153]+([.G$368]-[.G$2])/([.B$368]-[.B$2])" office:value-type="float" office:value="42.8487717135391" calcext:value-type="float">
            <text:p>42.8487717135391</text:p>
          </table:table-cell>
          <table:table-cell table:formula="of:=42.3628865739608+0.003260365190381*([.B154]-[.B$2])-0.000000174451726598153*([.B154]-[.B$2])^2" office:value-type="float" office:value="42.8544315502074" calcext:value-type="float">
            <text:p>42.8544315502074</text:p>
          </table:table-cell>
          <table:table-cell table:formula="of:=[.G154]+[.$D154]+[.$E154]" office:value-type="float" office:value="42.73986842739" calcext:value-type="float">
            <text:p>42.7398684273900</text:p>
          </table:table-cell>
          <table:table-cell table:formula="of:=[.H154]+[.$D154]+[.$E154]" office:value-type="float" office:value="42.7455282640583" calcext:value-type="float">
            <text:p>42.745528264058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4]-[.J154]" office:value-type="float" office:value="-0.561528264058289" calcext:value-type="float">
            <text:p>-0.5615282640583</text:p>
          </table:table-cell>
          <table:table-cell table:number-columns-repeated="1004"/>
        </table:table-row>
        <table:table-row table:style-name="ro1">
          <table:table-cell office:value-type="float" office:value="19720602" calcext:value-type="float">
            <text:p>19720602</text:p>
          </table:table-cell>
          <table:table-cell office:value-type="float" office:value="41470" calcext:value-type="float">
            <text:p>41470</text:p>
          </table:table-cell>
          <table:table-cell office:value-type="float" office:value="42.727" calcext:value-type="float">
            <text:p>42.727</text:p>
          </table:table-cell>
          <table:table-cell office:value-type="float" office:value="-0.1394020984419" calcext:value-type="float">
            <text:p>-0.1394020984419</text:p>
          </table:table-cell>
          <table:table-cell office:value-type="float" office:value="0.0300186019348" calcext:value-type="float">
            <text:p>0.0300186019348</text:p>
          </table:table-cell>
          <table:table-cell/>
          <table:table-cell table:formula="of:=[.G154]+([.G$368]-[.G$2])/([.B$368]-[.B$2])" office:value-type="float" office:value="42.8519683262995" calcext:value-type="float">
            <text:p>42.8519683262995</text:p>
          </table:table-cell>
          <table:table-cell table:formula="of:=42.3628865739608+0.003260365190381*([.B155]-[.B$2])-0.000000174451726598153*([.B155]-[.B$2])^2" office:value-type="float" office:value="42.8576387076212" calcext:value-type="float">
            <text:p>42.8576387076212</text:p>
          </table:table-cell>
          <table:table-cell table:formula="of:=[.G155]+[.$D155]+[.$E155]" office:value-type="float" office:value="42.7425848297924" calcext:value-type="float">
            <text:p>42.7425848297924</text:p>
          </table:table-cell>
          <table:table-cell table:formula="of:=[.H155]+[.$D155]+[.$E155]" office:value-type="float" office:value="42.7482552111141" calcext:value-type="float">
            <text:p>42.748255211114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5]-[.J155]" office:value-type="float" office:value="-0.564255211114066" calcext:value-type="float">
            <text:p>-0.5642552111141</text:p>
          </table:table-cell>
          <table:table-cell table:number-columns-repeated="1004"/>
        </table:table-row>
        <table:table-row table:style-name="ro1">
          <table:table-cell office:value-type="float" office:value="19720603" calcext:value-type="float">
            <text:p>19720603</text:p>
          </table:table-cell>
          <table:table-cell office:value-type="float" office:value="41471" calcext:value-type="float">
            <text:p>41471</text:p>
          </table:table-cell>
          <table:table-cell office:value-type="float" office:value="42.73" calcext:value-type="float">
            <text:p>42.730</text:p>
          </table:table-cell>
          <table:table-cell office:value-type="float" office:value="-0.1395474549215" calcext:value-type="float">
            <text:p>-0.1395474549215</text:p>
          </table:table-cell>
          <table:table-cell office:value-type="float" office:value="0.0298816981523" calcext:value-type="float">
            <text:p>0.0298816981523</text:p>
          </table:table-cell>
          <table:table-cell/>
          <table:table-cell table:formula="of:=[.G155]+([.G$368]-[.G$2])/([.B$368]-[.B$2])" office:value-type="float" office:value="42.8551649390599" calcext:value-type="float">
            <text:p>42.8551649390599</text:p>
          </table:table-cell>
          <table:table-cell table:formula="of:=42.3628865739608+0.003260365190381*([.B156]-[.B$2])-0.000000174451726598153*([.B156]-[.B$2])^2" office:value-type="float" office:value="42.8608455161315" calcext:value-type="float">
            <text:p>42.8608455161315</text:p>
          </table:table-cell>
          <table:table-cell table:formula="of:=[.G156]+[.$D156]+[.$E156]" office:value-type="float" office:value="42.7454991822907" calcext:value-type="float">
            <text:p>42.7454991822907</text:p>
          </table:table-cell>
          <table:table-cell table:formula="of:=[.H156]+[.$D156]+[.$E156]" office:value-type="float" office:value="42.7511797593623" calcext:value-type="float">
            <text:p>42.751179759362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6]-[.J156]" office:value-type="float" office:value="-0.567179759362283" calcext:value-type="float">
            <text:p>-0.5671797593623</text:p>
          </table:table-cell>
          <table:table-cell table:number-columns-repeated="1004"/>
        </table:table-row>
        <table:table-row table:style-name="ro1">
          <table:table-cell office:value-type="float" office:value="19720604" calcext:value-type="float">
            <text:p>19720604</text:p>
          </table:table-cell>
          <table:table-cell office:value-type="float" office:value="41472" calcext:value-type="float">
            <text:p>41472</text:p>
          </table:table-cell>
          <table:table-cell office:value-type="float" office:value="42.734" calcext:value-type="float">
            <text:p>42.734</text:p>
          </table:table-cell>
          <table:table-cell office:value-type="float" office:value="-0.1394770081893" calcext:value-type="float">
            <text:p>-0.1394770081893</text:p>
          </table:table-cell>
          <table:table-cell office:value-type="float" office:value="0.0297280969328" calcext:value-type="float">
            <text:p>0.0297280969328</text:p>
          </table:table-cell>
          <table:table-cell/>
          <table:table-cell table:formula="of:=[.G156]+([.G$368]-[.G$2])/([.B$368]-[.B$2])" office:value-type="float" office:value="42.8583615518202" calcext:value-type="float">
            <text:p>42.8583615518202</text:p>
          </table:table-cell>
          <table:table-cell table:formula="of:=42.3628865739608+0.003260365190381*([.B157]-[.B$2])-0.000000174451726598153*([.B157]-[.B$2])^2" office:value-type="float" office:value="42.8640519757383" calcext:value-type="float">
            <text:p>42.8640519757383</text:p>
          </table:table-cell>
          <table:table-cell table:formula="of:=[.G157]+[.$D157]+[.$E157]" office:value-type="float" office:value="42.7486126405637" calcext:value-type="float">
            <text:p>42.7486126405637</text:p>
          </table:table-cell>
          <table:table-cell table:formula="of:=[.H157]+[.$D157]+[.$E157]" office:value-type="float" office:value="42.7543030644818" calcext:value-type="float">
            <text:p>42.754303064481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7]-[.J157]" office:value-type="float" office:value="-0.570303064481834" calcext:value-type="float">
            <text:p>-0.5703030644818</text:p>
          </table:table-cell>
          <table:table-cell table:number-columns-repeated="1004"/>
        </table:table-row>
        <table:table-row table:style-name="ro1">
          <table:table-cell office:value-type="float" office:value="19720605" calcext:value-type="float">
            <text:p>19720605</text:p>
          </table:table-cell>
          <table:table-cell office:value-type="float" office:value="41473" calcext:value-type="float">
            <text:p>41473</text:p>
          </table:table-cell>
          <table:table-cell office:value-type="float" office:value="42.737" calcext:value-type="float">
            <text:p>42.737</text:p>
          </table:table-cell>
          <table:table-cell office:value-type="float" office:value="-0.1392303836942" calcext:value-type="float">
            <text:p>-0.1392303836942</text:p>
          </table:table-cell>
          <table:table-cell office:value-type="float" office:value="0.0295577692905" calcext:value-type="float">
            <text:p>0.0295577692905</text:p>
          </table:table-cell>
          <table:table-cell/>
          <table:table-cell table:formula="of:=[.G157]+([.G$368]-[.G$2])/([.B$368]-[.B$2])" office:value-type="float" office:value="42.8615581645806" calcext:value-type="float">
            <text:p>42.8615581645806</text:p>
          </table:table-cell>
          <table:table-cell table:formula="of:=42.3628865739608+0.003260365190381*([.B158]-[.B$2])-0.000000174451726598153*([.B158]-[.B$2])^2" office:value-type="float" office:value="42.8672580864417" calcext:value-type="float">
            <text:p>42.8672580864417</text:p>
          </table:table-cell>
          <table:table-cell table:formula="of:=[.G158]+[.$D158]+[.$E158]" office:value-type="float" office:value="42.7518855501769" calcext:value-type="float">
            <text:p>42.7518855501769</text:p>
          </table:table-cell>
          <table:table-cell table:formula="of:=[.H158]+[.$D158]+[.$E158]" office:value-type="float" office:value="42.757585472038" calcext:value-type="float">
            <text:p>42.757585472038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8]-[.J158]" office:value-type="float" office:value="-0.573585472038047" calcext:value-type="float">
            <text:p>-0.5735854720380</text:p>
          </table:table-cell>
          <table:table-cell table:number-columns-repeated="1004"/>
        </table:table-row>
        <table:table-row table:style-name="ro1">
          <table:table-cell office:value-type="float" office:value="19720606" calcext:value-type="float">
            <text:p>19720606</text:p>
          </table:table-cell>
          <table:table-cell office:value-type="float" office:value="41474" calcext:value-type="float">
            <text:p>41474</text:p>
          </table:table-cell>
          <table:table-cell office:value-type="float" office:value="42.74" calcext:value-type="float">
            <text:p>42.740</text:p>
          </table:table-cell>
          <table:table-cell office:value-type="float" office:value="-0.1388894017716" calcext:value-type="float">
            <text:p>-0.1388894017716</text:p>
          </table:table-cell>
          <table:table-cell office:value-type="float" office:value="0.0293707005744" calcext:value-type="float">
            <text:p>0.0293707005744</text:p>
          </table:table-cell>
          <table:table-cell/>
          <table:table-cell table:formula="of:=[.G158]+([.G$368]-[.G$2])/([.B$368]-[.B$2])" office:value-type="float" office:value="42.864754777341" calcext:value-type="float">
            <text:p>42.8647547773410</text:p>
          </table:table-cell>
          <table:table-cell table:formula="of:=42.3628865739608+0.003260365190381*([.B159]-[.B$2])-0.000000174451726598153*([.B159]-[.B$2])^2" office:value-type="float" office:value="42.8704638482417" calcext:value-type="float">
            <text:p>42.8704638482417</text:p>
          </table:table-cell>
          <table:table-cell table:formula="of:=[.G159]+[.$D159]+[.$E159]" office:value-type="float" office:value="42.7552360761438" calcext:value-type="float">
            <text:p>42.7552360761438</text:p>
          </table:table-cell>
          <table:table-cell table:formula="of:=[.H159]+[.$D159]+[.$E159]" office:value-type="float" office:value="42.7609451470445" calcext:value-type="float">
            <text:p>42.760945147044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59]-[.J159]" office:value-type="float" office:value="-0.576945147044498" calcext:value-type="float">
            <text:p>-0.5769451470445</text:p>
          </table:table-cell>
          <table:table-cell table:number-columns-repeated="1004"/>
        </table:table-row>
        <table:table-row table:style-name="ro1">
          <table:table-cell office:value-type="float" office:value="19720607" calcext:value-type="float">
            <text:p>19720607</text:p>
          </table:table-cell>
          <table:table-cell office:value-type="float" office:value="41475" calcext:value-type="float">
            <text:p>41475</text:p>
          </table:table-cell>
          <table:table-cell office:value-type="float" office:value="42.743" calcext:value-type="float">
            <text:p>42.743</text:p>
          </table:table-cell>
          <table:table-cell office:value-type="float" office:value="-0.1385671698637" calcext:value-type="float">
            <text:p>-0.1385671698637</text:p>
          </table:table-cell>
          <table:table-cell office:value-type="float" office:value="0.0291668905498" calcext:value-type="float">
            <text:p>0.0291668905498</text:p>
          </table:table-cell>
          <table:table-cell/>
          <table:table-cell table:formula="of:=[.G159]+([.G$368]-[.G$2])/([.B$368]-[.B$2])" office:value-type="float" office:value="42.8679513901014" calcext:value-type="float">
            <text:p>42.8679513901014</text:p>
          </table:table-cell>
          <table:table-cell table:formula="of:=42.3628865739608+0.003260365190381*([.B160]-[.B$2])-0.000000174451726598153*([.B160]-[.B$2])^2" office:value-type="float" office:value="42.8736692611382" calcext:value-type="float">
            <text:p>42.8736692611382</text:p>
          </table:table-cell>
          <table:table-cell table:formula="of:=[.G160]+[.$D160]+[.$E160]" office:value-type="float" office:value="42.7585511107875" calcext:value-type="float">
            <text:p>42.7585511107875</text:p>
          </table:table-cell>
          <table:table-cell table:formula="of:=[.H160]+[.$D160]+[.$E160]" office:value-type="float" office:value="42.7642689818243" calcext:value-type="float">
            <text:p>42.764268981824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0]-[.J160]" office:value-type="float" office:value="-0.580268981824304" calcext:value-type="float">
            <text:p>-0.5802689818243</text:p>
          </table:table-cell>
          <table:table-cell table:number-columns-repeated="1004"/>
        </table:table-row>
        <table:table-row table:style-name="ro1">
          <table:table-cell office:value-type="float" office:value="19720608" calcext:value-type="float">
            <text:p>19720608</text:p>
          </table:table-cell>
          <table:table-cell office:value-type="float" office:value="41476" calcext:value-type="float">
            <text:p>41476</text:p>
          </table:table-cell>
          <table:table-cell office:value-type="float" office:value="42.747" calcext:value-type="float">
            <text:p>42.747</text:p>
          </table:table-cell>
          <table:table-cell office:value-type="float" office:value="-0.1383820118144" calcext:value-type="float">
            <text:p>-0.1383820118144</text:p>
          </table:table-cell>
          <table:table-cell office:value-type="float" office:value="0.028946353464" calcext:value-type="float">
            <text:p>0.0289463534640</text:p>
          </table:table-cell>
          <table:table-cell/>
          <table:table-cell table:formula="of:=[.G160]+([.G$368]-[.G$2])/([.B$368]-[.B$2])" office:value-type="float" office:value="42.8711480028618" calcext:value-type="float">
            <text:p>42.8711480028618</text:p>
          </table:table-cell>
          <table:table-cell table:formula="of:=42.3628865739608+0.003260365190381*([.B161]-[.B$2])-0.000000174451726598153*([.B161]-[.B$2])^2" office:value-type="float" office:value="42.8768743251313" calcext:value-type="float">
            <text:p>42.8768743251313</text:p>
          </table:table-cell>
          <table:table-cell table:formula="of:=[.G161]+[.$D161]+[.$E161]" office:value-type="float" office:value="42.7617123445114" calcext:value-type="float">
            <text:p>42.7617123445114</text:p>
          </table:table-cell>
          <table:table-cell table:formula="of:=[.H161]+[.$D161]+[.$E161]" office:value-type="float" office:value="42.7674386667809" calcext:value-type="float">
            <text:p>42.767438666780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1]-[.J161]" office:value-type="float" office:value="-0.583438666780857" calcext:value-type="float">
            <text:p>-0.5834386667809</text:p>
          </table:table-cell>
          <table:table-cell table:number-columns-repeated="1004"/>
        </table:table-row>
        <table:table-row table:style-name="ro1">
          <table:table-cell office:value-type="float" office:value="19720609" calcext:value-type="float">
            <text:p>19720609</text:p>
          </table:table-cell>
          <table:table-cell office:value-type="float" office:value="41477" calcext:value-type="float">
            <text:p>41477</text:p>
          </table:table-cell>
          <table:table-cell office:value-type="float" office:value="42.75" calcext:value-type="float">
            <text:p>42.750</text:p>
          </table:table-cell>
          <table:table-cell office:value-type="float" office:value="-0.1384210288288" calcext:value-type="float">
            <text:p>-0.1384210288288</text:p>
          </table:table-cell>
          <table:table-cell office:value-type="float" office:value="0.0287091180965" calcext:value-type="float">
            <text:p>0.0287091180965</text:p>
          </table:table-cell>
          <table:table-cell/>
          <table:table-cell table:formula="of:=[.G161]+([.G$368]-[.G$2])/([.B$368]-[.B$2])" office:value-type="float" office:value="42.8743446156222" calcext:value-type="float">
            <text:p>42.8743446156222</text:p>
          </table:table-cell>
          <table:table-cell table:formula="of:=42.3628865739608+0.003260365190381*([.B162]-[.B$2])-0.000000174451726598153*([.B162]-[.B$2])^2" office:value-type="float" office:value="42.8800790402209" calcext:value-type="float">
            <text:p>42.8800790402209</text:p>
          </table:table-cell>
          <table:table-cell table:formula="of:=[.G162]+[.$D162]+[.$E162]" office:value-type="float" office:value="42.7646327048899" calcext:value-type="float">
            <text:p>42.7646327048899</text:p>
          </table:table-cell>
          <table:table-cell table:formula="of:=[.H162]+[.$D162]+[.$E162]" office:value-type="float" office:value="42.7703671294885" calcext:value-type="float">
            <text:p>42.7703671294885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2]-[.J162]" office:value-type="float" office:value="-0.586367129488551" calcext:value-type="float">
            <text:p>-0.5863671294886</text:p>
          </table:table-cell>
          <table:table-cell table:number-columns-repeated="1004"/>
        </table:table-row>
        <table:table-row table:style-name="ro1">
          <table:table-cell office:value-type="float" office:value="19720610" calcext:value-type="float">
            <text:p>19720610</text:p>
          </table:table-cell>
          <table:table-cell office:value-type="float" office:value="41478" calcext:value-type="float">
            <text:p>41478</text:p>
          </table:table-cell>
          <table:table-cell office:value-type="float" office:value="42.753" calcext:value-type="float">
            <text:p>42.753</text:p>
          </table:table-cell>
          <table:table-cell office:value-type="float" office:value="-0.1387072028671" calcext:value-type="float">
            <text:p>-0.1387072028671</text:p>
          </table:table-cell>
          <table:table-cell office:value-type="float" office:value="0.0284552277941" calcext:value-type="float">
            <text:p>0.0284552277941</text:p>
          </table:table-cell>
          <table:table-cell/>
          <table:table-cell table:formula="of:=[.G162]+([.G$368]-[.G$2])/([.B$368]-[.B$2])" office:value-type="float" office:value="42.8775412283825" calcext:value-type="float">
            <text:p>42.8775412283825</text:p>
          </table:table-cell>
          <table:table-cell table:formula="of:=42.3628865739608+0.003260365190381*([.B163]-[.B$2])-0.000000174451726598153*([.B163]-[.B$2])^2" office:value-type="float" office:value="42.883283406407" calcext:value-type="float">
            <text:p>42.8832834064070</text:p>
          </table:table-cell>
          <table:table-cell table:formula="of:=[.G163]+[.$D163]+[.$E163]" office:value-type="float" office:value="42.7672892533095" calcext:value-type="float">
            <text:p>42.7672892533095</text:p>
          </table:table-cell>
          <table:table-cell table:formula="of:=[.H163]+[.$D163]+[.$E163]" office:value-type="float" office:value="42.773031431334" calcext:value-type="float">
            <text:p>42.773031431334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3]-[.J163]" office:value-type="float" office:value="-0.589031431333986" calcext:value-type="float">
            <text:p>-0.5890314313340</text:p>
          </table:table-cell>
          <table:table-cell table:number-columns-repeated="1004"/>
        </table:table-row>
        <table:table-row table:style-name="ro1">
          <table:table-cell office:value-type="float" office:value="19720611" calcext:value-type="float">
            <text:p>19720611</text:p>
          </table:table-cell>
          <table:table-cell office:value-type="float" office:value="41479" calcext:value-type="float">
            <text:p>41479</text:p>
          </table:table-cell>
          <table:table-cell office:value-type="float" office:value="42.756" calcext:value-type="float">
            <text:p>42.756</text:p>
          </table:table-cell>
          <table:table-cell office:value-type="float" office:value="-0.1391872575013" calcext:value-type="float">
            <text:p>-0.1391872575013</text:p>
          </table:table-cell>
          <table:table-cell office:value-type="float" office:value="0.0281847404893" calcext:value-type="float">
            <text:p>0.0281847404893</text:p>
          </table:table-cell>
          <table:table-cell/>
          <table:table-cell table:formula="of:=[.G163]+([.G$368]-[.G$2])/([.B$368]-[.B$2])" office:value-type="float" office:value="42.8807378411429" calcext:value-type="float">
            <text:p>42.8807378411429</text:p>
          </table:table-cell>
          <table:table-cell table:formula="of:=42.3628865739608+0.003260365190381*([.B164]-[.B$2])-0.000000174451726598153*([.B164]-[.B$2])^2" office:value-type="float" office:value="42.8864874236897" calcext:value-type="float">
            <text:p>42.8864874236897</text:p>
          </table:table-cell>
          <table:table-cell table:formula="of:=[.G164]+[.$D164]+[.$E164]" office:value-type="float" office:value="42.7697353241309" calcext:value-type="float">
            <text:p>42.7697353241309</text:p>
          </table:table-cell>
          <table:table-cell table:formula="of:=[.H164]+[.$D164]+[.$E164]" office:value-type="float" office:value="42.7754849066777" calcext:value-type="float">
            <text:p>42.775484906677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4]-[.J164]" office:value-type="float" office:value="-0.591484906677685" calcext:value-type="float">
            <text:p>-0.5914849066777</text:p>
          </table:table-cell>
          <table:table-cell table:number-columns-repeated="1004"/>
        </table:table-row>
        <table:table-row table:style-name="ro1">
          <table:table-cell office:value-type="float" office:value="19720612" calcext:value-type="float">
            <text:p>19720612</text:p>
          </table:table-cell>
          <table:table-cell office:value-type="float" office:value="41480" calcext:value-type="float">
            <text:p>41480</text:p>
          </table:table-cell>
          <table:table-cell office:value-type="float" office:value="42.76" calcext:value-type="float">
            <text:p>42.760</text:p>
          </table:table-cell>
          <table:table-cell office:value-type="float" office:value="-0.1397498609984" calcext:value-type="float">
            <text:p>-0.1397498609984</text:p>
          </table:table-cell>
          <table:table-cell office:value-type="float" office:value="0.0278977287041" calcext:value-type="float">
            <text:p>0.0278977287041</text:p>
          </table:table-cell>
          <table:table-cell/>
          <table:table-cell table:formula="of:=[.G164]+([.G$368]-[.G$2])/([.B$368]-[.B$2])" office:value-type="float" office:value="42.8839344539033" calcext:value-type="float">
            <text:p>42.8839344539033</text:p>
          </table:table-cell>
          <table:table-cell table:formula="of:=42.3628865739608+0.003260365190381*([.B165]-[.B$2])-0.000000174451726598153*([.B165]-[.B$2])^2" office:value-type="float" office:value="42.8896910920689" calcext:value-type="float">
            <text:p>42.8896910920689</text:p>
          </table:table-cell>
          <table:table-cell table:formula="of:=[.G165]+[.$D165]+[.$E165]" office:value-type="float" office:value="42.772082321609" calcext:value-type="float">
            <text:p>42.7720823216090</text:p>
          </table:table-cell>
          <table:table-cell table:formula="of:=[.H165]+[.$D165]+[.$E165]" office:value-type="float" office:value="42.7778389597746" calcext:value-type="float">
            <text:p>42.777838959774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5]-[.J165]" office:value-type="float" office:value="-0.593838959774615" calcext:value-type="float">
            <text:p>-0.5938389597746</text:p>
          </table:table-cell>
          <table:table-cell table:number-columns-repeated="1004"/>
        </table:table-row>
        <table:table-row table:style-name="ro1">
          <table:table-cell office:value-type="float" office:value="19720613" calcext:value-type="float">
            <text:p>19720613</text:p>
          </table:table-cell>
          <table:table-cell office:value-type="float" office:value="41481" calcext:value-type="float">
            <text:p>41481</text:p>
          </table:table-cell>
          <table:table-cell office:value-type="float" office:value="42.763" calcext:value-type="float">
            <text:p>42.763</text:p>
          </table:table-cell>
          <table:table-cell office:value-type="float" office:value="-0.1402679367218" calcext:value-type="float">
            <text:p>-0.1402679367218</text:p>
          </table:table-cell>
          <table:table-cell office:value-type="float" office:value="0.0275942795369" calcext:value-type="float">
            <text:p>0.0275942795369</text:p>
          </table:table-cell>
          <table:table-cell/>
          <table:table-cell table:formula="of:=[.G165]+([.G$368]-[.G$2])/([.B$368]-[.B$2])" office:value-type="float" office:value="42.8871310666637" calcext:value-type="float">
            <text:p>42.8871310666637</text:p>
          </table:table-cell>
          <table:table-cell table:formula="of:=42.3628865739608+0.003260365190381*([.B166]-[.B$2])-0.000000174451726598153*([.B166]-[.B$2])^2" office:value-type="float" office:value="42.8928944115447" calcext:value-type="float">
            <text:p>42.8928944115447</text:p>
          </table:table-cell>
          <table:table-cell table:formula="of:=[.G166]+[.$D166]+[.$E166]" office:value-type="float" office:value="42.7744574094788" calcext:value-type="float">
            <text:p>42.7744574094788</text:p>
          </table:table-cell>
          <table:table-cell table:formula="of:=[.H166]+[.$D166]+[.$E166]" office:value-type="float" office:value="42.7802207543598" calcext:value-type="float">
            <text:p>42.780220754359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6]-[.J166]" office:value-type="float" office:value="-0.596220754359798" calcext:value-type="float">
            <text:p>-0.5962207543598</text:p>
          </table:table-cell>
          <table:table-cell table:number-columns-repeated="1004"/>
        </table:table-row>
        <table:table-row table:style-name="ro1">
          <table:table-cell office:value-type="float" office:value="19720614" calcext:value-type="float">
            <text:p>19720614</text:p>
          </table:table-cell>
          <table:table-cell office:value-type="float" office:value="41482" calcext:value-type="float">
            <text:p>41482</text:p>
          </table:table-cell>
          <table:table-cell office:value-type="float" office:value="42.766" calcext:value-type="float">
            <text:p>42.766</text:p>
          </table:table-cell>
          <table:table-cell office:value-type="float" office:value="-0.1406450100842" calcext:value-type="float">
            <text:p>-0.1406450100842</text:p>
          </table:table-cell>
          <table:table-cell office:value-type="float" office:value="0.0272744946345" calcext:value-type="float">
            <text:p>0.0272744946345</text:p>
          </table:table-cell>
          <table:table-cell/>
          <table:table-cell table:formula="of:=[.G166]+([.G$368]-[.G$2])/([.B$368]-[.B$2])" office:value-type="float" office:value="42.8903276794241" calcext:value-type="float">
            <text:p>42.8903276794241</text:p>
          </table:table-cell>
          <table:table-cell table:formula="of:=42.3628865739608+0.003260365190381*([.B167]-[.B$2])-0.000000174451726598153*([.B167]-[.B$2])^2" office:value-type="float" office:value="42.896097382117" calcext:value-type="float">
            <text:p>42.8960973821170</text:p>
          </table:table-cell>
          <table:table-cell table:formula="of:=[.G167]+[.$D167]+[.$E167]" office:value-type="float" office:value="42.7769571639744" calcext:value-type="float">
            <text:p>42.7769571639744</text:p>
          </table:table-cell>
          <table:table-cell table:formula="of:=[.H167]+[.$D167]+[.$E167]" office:value-type="float" office:value="42.7827268666673" calcext:value-type="float">
            <text:p>42.782726866667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7]-[.J167]" office:value-type="float" office:value="-0.598726866667334" calcext:value-type="float">
            <text:p>-0.5987268666673</text:p>
          </table:table-cell>
          <table:table-cell table:number-columns-repeated="1004"/>
        </table:table-row>
        <table:table-row table:style-name="ro1">
          <table:table-cell office:value-type="float" office:value="19720615" calcext:value-type="float">
            <text:p>19720615</text:p>
          </table:table-cell>
          <table:table-cell office:value-type="float" office:value="41483" calcext:value-type="float">
            <text:p>41483</text:p>
          </table:table-cell>
          <table:table-cell office:value-type="float" office:value="42.769" calcext:value-type="float">
            <text:p>42.769</text:p>
          </table:table-cell>
          <table:table-cell office:value-type="float" office:value="-0.1408437313775" calcext:value-type="float">
            <text:p>-0.1408437313775</text:p>
          </table:table-cell>
          <table:table-cell office:value-type="float" office:value="0.0269384901479" calcext:value-type="float">
            <text:p>0.0269384901479</text:p>
          </table:table-cell>
          <table:table-cell/>
          <table:table-cell table:formula="of:=[.G167]+([.G$368]-[.G$2])/([.B$368]-[.B$2])" office:value-type="float" office:value="42.8935242921845" calcext:value-type="float">
            <text:p>42.8935242921845</text:p>
          </table:table-cell>
          <table:table-cell table:formula="of:=42.3628865739608+0.003260365190381*([.B168]-[.B$2])-0.000000174451726598153*([.B168]-[.B$2])^2" office:value-type="float" office:value="42.8993000037859" calcext:value-type="float">
            <text:p>42.8993000037859</text:p>
          </table:table-cell>
          <table:table-cell table:formula="of:=[.G168]+[.$D168]+[.$E168]" office:value-type="float" office:value="42.7796190509549" calcext:value-type="float">
            <text:p>42.7796190509549</text:p>
          </table:table-cell>
          <table:table-cell table:formula="of:=[.H168]+[.$D168]+[.$E168]" office:value-type="float" office:value="42.7853947625563" calcext:value-type="float">
            <text:p>42.7853947625563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8]-[.J168]" office:value-type="float" office:value="-0.601394762556303" calcext:value-type="float">
            <text:p>-0.6013947625563</text:p>
          </table:table-cell>
          <table:table-cell table:number-columns-repeated="1004"/>
        </table:table-row>
        <table:table-row table:style-name="ro1">
          <table:table-cell office:value-type="float" office:value="19720616" calcext:value-type="float">
            <text:p>19720616</text:p>
          </table:table-cell>
          <table:table-cell office:value-type="float" office:value="41484" calcext:value-type="float">
            <text:p>41484</text:p>
          </table:table-cell>
          <table:table-cell office:value-type="float" office:value="42.773" calcext:value-type="float">
            <text:p>42.773</text:p>
          </table:table-cell>
          <table:table-cell office:value-type="float" office:value="-0.1408864436719" calcext:value-type="float">
            <text:p>-0.1408864436719</text:p>
          </table:table-cell>
          <table:table-cell office:value-type="float" office:value="0.0265863966725" calcext:value-type="float">
            <text:p>0.0265863966725</text:p>
          </table:table-cell>
          <table:table-cell/>
          <table:table-cell table:formula="of:=[.G168]+([.G$368]-[.G$2])/([.B$368]-[.B$2])" office:value-type="float" office:value="42.8967209049448" calcext:value-type="float">
            <text:p>42.8967209049448</text:p>
          </table:table-cell>
          <table:table-cell table:formula="of:=42.3628865739608+0.003260365190381*([.B169]-[.B$2])-0.000000174451726598153*([.B169]-[.B$2])^2" office:value-type="float" office:value="42.9025022765513" calcext:value-type="float">
            <text:p>42.9025022765513</text:p>
          </table:table-cell>
          <table:table-cell table:formula="of:=[.G169]+[.$D169]+[.$E169]" office:value-type="float" office:value="42.7824208579454" calcext:value-type="float">
            <text:p>42.7824208579454</text:p>
          </table:table-cell>
          <table:table-cell table:formula="of:=[.H169]+[.$D169]+[.$E169]" office:value-type="float" office:value="42.7882022295519" calcext:value-type="float">
            <text:p>42.788202229551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69]-[.J169]" office:value-type="float" office:value="-0.60420222955193" calcext:value-type="float">
            <text:p>-0.6042022295519</text:p>
          </table:table-cell>
          <table:table-cell table:number-columns-repeated="1004"/>
        </table:table-row>
        <table:table-row table:style-name="ro1">
          <table:table-cell office:value-type="float" office:value="19720617" calcext:value-type="float">
            <text:p>19720617</text:p>
          </table:table-cell>
          <table:table-cell office:value-type="float" office:value="41485" calcext:value-type="float">
            <text:p>41485</text:p>
          </table:table-cell>
          <table:table-cell office:value-type="float" office:value="42.776" calcext:value-type="float">
            <text:p>42.776</text:p>
          </table:table-cell>
          <table:table-cell office:value-type="float" office:value="-0.1408342124235" calcext:value-type="float">
            <text:p>-0.1408342124235</text:p>
          </table:table-cell>
          <table:table-cell office:value-type="float" office:value="0.0262183591724" calcext:value-type="float">
            <text:p>0.0262183591724</text:p>
          </table:table-cell>
          <table:table-cell/>
          <table:table-cell table:formula="of:=[.G169]+([.G$368]-[.G$2])/([.B$368]-[.B$2])" office:value-type="float" office:value="42.8999175177052" calcext:value-type="float">
            <text:p>42.8999175177052</text:p>
          </table:table-cell>
          <table:table-cell table:formula="of:=42.3628865739608+0.003260365190381*([.B170]-[.B$2])-0.000000174451726598153*([.B170]-[.B$2])^2" office:value-type="float" office:value="42.9057042004133" calcext:value-type="float">
            <text:p>42.9057042004133</text:p>
          </table:table-cell>
          <table:table-cell table:formula="of:=[.G170]+[.$D170]+[.$E170]" office:value-type="float" office:value="42.7853016644541" calcext:value-type="float">
            <text:p>42.7853016644541</text:p>
          </table:table-cell>
          <table:table-cell table:formula="of:=[.H170]+[.$D170]+[.$E170]" office:value-type="float" office:value="42.7910883471622" calcext:value-type="float">
            <text:p>42.791088347162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0]-[.J170]" office:value-type="float" office:value="-0.607088347162204" calcext:value-type="float">
            <text:p>-0.6070883471622</text:p>
          </table:table-cell>
          <table:table-cell table:number-columns-repeated="1004"/>
        </table:table-row>
        <table:table-row table:style-name="ro1">
          <table:table-cell office:value-type="float" office:value="19720618" calcext:value-type="float">
            <text:p>19720618</text:p>
          </table:table-cell>
          <table:table-cell office:value-type="float" office:value="41486" calcext:value-type="float">
            <text:p>41486</text:p>
          </table:table-cell>
          <table:table-cell office:value-type="float" office:value="42.779" calcext:value-type="float">
            <text:p>42.779</text:p>
          </table:table-cell>
          <table:table-cell office:value-type="float" office:value="-0.1407603394773" calcext:value-type="float">
            <text:p>-0.1407603394773</text:p>
          </table:table-cell>
          <table:table-cell office:value-type="float" office:value="0.0258345368897" calcext:value-type="float">
            <text:p>0.0258345368897</text:p>
          </table:table-cell>
          <table:table-cell/>
          <table:table-cell table:formula="of:=[.G170]+([.G$368]-[.G$2])/([.B$368]-[.B$2])" office:value-type="float" office:value="42.9031141304656" calcext:value-type="float">
            <text:p>42.9031141304656</text:p>
          </table:table-cell>
          <table:table-cell table:formula="of:=42.3628865739608+0.003260365190381*([.B171]-[.B$2])-0.000000174451726598153*([.B171]-[.B$2])^2" office:value-type="float" office:value="42.9089057753718" calcext:value-type="float">
            <text:p>42.9089057753718</text:p>
          </table:table-cell>
          <table:table-cell table:formula="of:=[.G171]+[.$D171]+[.$E171]" office:value-type="float" office:value="42.788188327878" calcext:value-type="float">
            <text:p>42.7881883278780</text:p>
          </table:table-cell>
          <table:table-cell table:formula="of:=[.H171]+[.$D171]+[.$E171]" office:value-type="float" office:value="42.7939799727842" calcext:value-type="float">
            <text:p>42.793979972784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1]-[.J171]" office:value-type="float" office:value="-0.60997997278421" calcext:value-type="float">
            <text:p>-0.6099799727842</text:p>
          </table:table-cell>
          <table:table-cell table:number-columns-repeated="1004"/>
        </table:table-row>
        <table:table-row table:style-name="ro1">
          <table:table-cell office:value-type="float" office:value="19720619" calcext:value-type="float">
            <text:p>19720619</text:p>
          </table:table-cell>
          <table:table-cell office:value-type="float" office:value="41487" calcext:value-type="float">
            <text:p>41487</text:p>
          </table:table-cell>
          <table:table-cell office:value-type="float" office:value="42.783" calcext:value-type="float">
            <text:p>42.783</text:p>
          </table:table-cell>
          <table:table-cell office:value-type="float" office:value="-0.1407317699292" calcext:value-type="float">
            <text:p>-0.1407317699292</text:p>
          </table:table-cell>
          <table:table-cell office:value-type="float" office:value="0.0254351032371" calcext:value-type="float">
            <text:p>0.0254351032371</text:p>
          </table:table-cell>
          <table:table-cell/>
          <table:table-cell table:formula="of:=[.G171]+([.G$368]-[.G$2])/([.B$368]-[.B$2])" office:value-type="float" office:value="42.906310743226" calcext:value-type="float">
            <text:p>42.9063107432260</text:p>
          </table:table-cell>
          <table:table-cell table:formula="of:=42.3628865739608+0.003260365190381*([.B172]-[.B$2])-0.000000174451726598153*([.B172]-[.B$2])^2" office:value-type="float" office:value="42.9121070014269" calcext:value-type="float">
            <text:p>42.9121070014269</text:p>
          </table:table-cell>
          <table:table-cell table:formula="of:=[.G172]+[.$D172]+[.$E172]" office:value-type="float" office:value="42.7910140765339" calcext:value-type="float">
            <text:p>42.7910140765339</text:p>
          </table:table-cell>
          <table:table-cell table:formula="of:=[.H172]+[.$D172]+[.$E172]" office:value-type="float" office:value="42.7968103347348" calcext:value-type="float">
            <text:p>42.7968103347348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2]-[.J172]" office:value-type="float" office:value="-0.612810334734796" calcext:value-type="float">
            <text:p>-0.6128103347348</text:p>
          </table:table-cell>
          <table:table-cell table:number-columns-repeated="1004"/>
        </table:table-row>
        <table:table-row table:style-name="ro1">
          <table:table-cell office:value-type="float" office:value="19720620" calcext:value-type="float">
            <text:p>19720620</text:p>
          </table:table-cell>
          <table:table-cell office:value-type="float" office:value="41488" calcext:value-type="float">
            <text:p>41488</text:p>
          </table:table-cell>
          <table:table-cell office:value-type="float" office:value="42.786" calcext:value-type="float">
            <text:p>42.786</text:p>
          </table:table-cell>
          <table:table-cell office:value-type="float" office:value="-0.1408016210632" calcext:value-type="float">
            <text:p>-0.1408016210632</text:p>
          </table:table-cell>
          <table:table-cell office:value-type="float" office:value="0.0250202456764" calcext:value-type="float">
            <text:p>0.0250202456764</text:p>
          </table:table-cell>
          <table:table-cell/>
          <table:table-cell table:formula="of:=[.G172]+([.G$368]-[.G$2])/([.B$368]-[.B$2])" office:value-type="float" office:value="42.9095073559864" calcext:value-type="float">
            <text:p>42.9095073559864</text:p>
          </table:table-cell>
          <table:table-cell table:formula="of:=42.3628865739608+0.003260365190381*([.B173]-[.B$2])-0.000000174451726598153*([.B173]-[.B$2])^2" office:value-type="float" office:value="42.9153078785785" calcext:value-type="float">
            <text:p>42.9153078785785</text:p>
          </table:table-cell>
          <table:table-cell table:formula="of:=[.G173]+[.$D173]+[.$E173]" office:value-type="float" office:value="42.7937259805996" calcext:value-type="float">
            <text:p>42.7937259805996</text:p>
          </table:table-cell>
          <table:table-cell table:formula="of:=[.H173]+[.$D173]+[.$E173]" office:value-type="float" office:value="42.7995265031917" calcext:value-type="float">
            <text:p>42.7995265031917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3]-[.J173]" office:value-type="float" office:value="-0.615526503191703" calcext:value-type="float">
            <text:p>-0.6155265031917</text:p>
          </table:table-cell>
          <table:table-cell table:number-columns-repeated="1004"/>
        </table:table-row>
        <table:table-row table:style-name="ro1">
          <table:table-cell office:value-type="float" office:value="19720621" calcext:value-type="float">
            <text:p>19720621</text:p>
          </table:table-cell>
          <table:table-cell office:value-type="float" office:value="41489" calcext:value-type="float">
            <text:p>41489</text:p>
          </table:table-cell>
          <table:table-cell office:value-type="float" office:value="42.789" calcext:value-type="float">
            <text:p>42.789</text:p>
          </table:table-cell>
          <table:table-cell office:value-type="float" office:value="-0.1410076708386" calcext:value-type="float">
            <text:p>-0.1410076708386</text:p>
          </table:table-cell>
          <table:table-cell office:value-type="float" office:value="0.0245901655806" calcext:value-type="float">
            <text:p>0.0245901655806</text:p>
          </table:table-cell>
          <table:table-cell/>
          <table:table-cell table:formula="of:=[.G173]+([.G$368]-[.G$2])/([.B$368]-[.B$2])" office:value-type="float" office:value="42.9127039687468" calcext:value-type="float">
            <text:p>42.9127039687468</text:p>
          </table:table-cell>
          <table:table-cell table:formula="of:=42.3628865739608+0.003260365190381*([.B174]-[.B$2])-0.000000174451726598153*([.B174]-[.B$2])^2" office:value-type="float" office:value="42.9185084068267" calcext:value-type="float">
            <text:p>42.9185084068267</text:p>
          </table:table-cell>
          <table:table-cell table:formula="of:=[.G174]+[.$D174]+[.$E174]" office:value-type="float" office:value="42.7962864634888" calcext:value-type="float">
            <text:p>42.7962864634888</text:p>
          </table:table-cell>
          <table:table-cell table:formula="of:=[.H174]+[.$D174]+[.$E174]" office:value-type="float" office:value="42.8020909015686" calcext:value-type="float">
            <text:p>42.802090901568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4]-[.J174]" office:value-type="float" office:value="-0.61809090156865" calcext:value-type="float">
            <text:p>-0.6180909015687</text:p>
          </table:table-cell>
          <table:table-cell table:number-columns-repeated="1004"/>
        </table:table-row>
        <table:table-row table:style-name="ro1">
          <table:table-cell office:value-type="float" office:value="19720622" calcext:value-type="float">
            <text:p>19720622</text:p>
          </table:table-cell>
          <table:table-cell office:value-type="float" office:value="41490" calcext:value-type="float">
            <text:p>41490</text:p>
          </table:table-cell>
          <table:table-cell office:value-type="float" office:value="42.792" calcext:value-type="float">
            <text:p>42.792</text:p>
          </table:table-cell>
          <table:table-cell office:value-type="float" office:value="-0.1413706564481" calcext:value-type="float">
            <text:p>-0.1413706564481</text:p>
          </table:table-cell>
          <table:table-cell office:value-type="float" office:value="0.0241450780817" calcext:value-type="float">
            <text:p>0.0241450780817</text:p>
          </table:table-cell>
          <table:table-cell/>
          <table:table-cell table:formula="of:=[.G174]+([.G$368]-[.G$2])/([.B$368]-[.B$2])" office:value-type="float" office:value="42.9159005815071" calcext:value-type="float">
            <text:p>42.9159005815071</text:p>
          </table:table-cell>
          <table:table-cell table:formula="of:=42.3628865739608+0.003260365190381*([.B175]-[.B$2])-0.000000174451726598153*([.B175]-[.B$2])^2" office:value-type="float" office:value="42.9217085861714" calcext:value-type="float">
            <text:p>42.9217085861714</text:p>
          </table:table-cell>
          <table:table-cell table:formula="of:=[.G175]+[.$D175]+[.$E175]" office:value-type="float" office:value="42.7986750031407" calcext:value-type="float">
            <text:p>42.7986750031407</text:p>
          </table:table-cell>
          <table:table-cell table:formula="of:=[.H175]+[.$D175]+[.$E175]" office:value-type="float" office:value="42.804483007805" calcext:value-type="float">
            <text:p>42.804483007805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5]-[.J175]" office:value-type="float" office:value="-0.620483007804957" calcext:value-type="float">
            <text:p>-0.6204830078050</text:p>
          </table:table-cell>
          <table:table-cell table:number-columns-repeated="1004"/>
        </table:table-row>
        <table:table-row table:style-name="ro1">
          <table:table-cell office:value-type="float" office:value="19720623" calcext:value-type="float">
            <text:p>19720623</text:p>
          </table:table-cell>
          <table:table-cell office:value-type="float" office:value="41491" calcext:value-type="float">
            <text:p>41491</text:p>
          </table:table-cell>
          <table:table-cell office:value-type="float" office:value="42.796" calcext:value-type="float">
            <text:p>42.796</text:p>
          </table:table-cell>
          <table:table-cell office:value-type="float" office:value="-0.1418907724953" calcext:value-type="float">
            <text:p>-0.1418907724953</text:p>
          </table:table-cell>
          <table:table-cell office:value-type="float" office:value="0.0236852119026" calcext:value-type="float">
            <text:p>0.0236852119026</text:p>
          </table:table-cell>
          <table:table-cell/>
          <table:table-cell table:formula="of:=[.G175]+([.G$368]-[.G$2])/([.B$368]-[.B$2])" office:value-type="float" office:value="42.9190971942675" calcext:value-type="float">
            <text:p>42.9190971942675</text:p>
          </table:table-cell>
          <table:table-cell table:formula="of:=42.3628865739608+0.003260365190381*([.B176]-[.B$2])-0.000000174451726598153*([.B176]-[.B$2])^2" office:value-type="float" office:value="42.9249084166126" calcext:value-type="float">
            <text:p>42.9249084166126</text:p>
          </table:table-cell>
          <table:table-cell table:formula="of:=[.G176]+[.$D176]+[.$E176]" office:value-type="float" office:value="42.8008916336748" calcext:value-type="float">
            <text:p>42.8008916336748</text:p>
          </table:table-cell>
          <table:table-cell table:formula="of:=[.H176]+[.$D176]+[.$E176]" office:value-type="float" office:value="42.8067028560199" calcext:value-type="float">
            <text:p>42.8067028560199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6]-[.J176]" office:value-type="float" office:value="-0.622702856019913" calcext:value-type="float">
            <text:p>-0.6227028560199</text:p>
          </table:table-cell>
          <table:table-cell table:number-columns-repeated="1004"/>
        </table:table-row>
        <table:table-row table:style-name="ro1">
          <table:table-cell office:value-type="float" office:value="19720624" calcext:value-type="float">
            <text:p>19720624</text:p>
          </table:table-cell>
          <table:table-cell office:value-type="float" office:value="41492" calcext:value-type="float">
            <text:p>41492</text:p>
          </table:table-cell>
          <table:table-cell office:value-type="float" office:value="42.799" calcext:value-type="float">
            <text:p>42.799</text:p>
          </table:table-cell>
          <table:table-cell office:value-type="float" office:value="-0.1425449583641" calcext:value-type="float">
            <text:p>-0.1425449583641</text:p>
          </table:table-cell>
          <table:table-cell office:value-type="float" office:value="0.0232108091751" calcext:value-type="float">
            <text:p>0.0232108091751</text:p>
          </table:table-cell>
          <table:table-cell/>
          <table:table-cell table:formula="of:=[.G176]+([.G$368]-[.G$2])/([.B$368]-[.B$2])" office:value-type="float" office:value="42.9222938070279" calcext:value-type="float">
            <text:p>42.9222938070279</text:p>
          </table:table-cell>
          <table:table-cell table:formula="of:=42.3628865739608+0.003260365190381*([.B177]-[.B$2])-0.000000174451726598153*([.B177]-[.B$2])^2" office:value-type="float" office:value="42.9281078981504" calcext:value-type="float">
            <text:p>42.9281078981504</text:p>
          </table:table-cell>
          <table:table-cell table:formula="of:=[.G177]+[.$D177]+[.$E177]" office:value-type="float" office:value="42.8029596578389" calcext:value-type="float">
            <text:p>42.8029596578389</text:p>
          </table:table-cell>
          <table:table-cell table:formula="of:=[.H177]+[.$D177]+[.$E177]" office:value-type="float" office:value="42.8087737489614" calcext:value-type="float">
            <text:p>42.8087737489614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7]-[.J177]" office:value-type="float" office:value="-0.624773748961403" calcext:value-type="float">
            <text:p>-0.6247737489614</text:p>
          </table:table-cell>
          <table:table-cell table:number-columns-repeated="1004"/>
        </table:table-row>
        <table:table-row table:style-name="ro1">
          <table:table-cell office:value-type="float" office:value="19720625" calcext:value-type="float">
            <text:p>19720625</text:p>
          </table:table-cell>
          <table:table-cell office:value-type="float" office:value="41493" calcext:value-type="float">
            <text:p>41493</text:p>
          </table:table-cell>
          <table:table-cell office:value-type="float" office:value="42.802" calcext:value-type="float">
            <text:p>42.802</text:p>
          </table:table-cell>
          <table:table-cell office:value-type="float" office:value="-0.1432878204901" calcext:value-type="float">
            <text:p>-0.1432878204901</text:p>
          </table:table-cell>
          <table:table-cell office:value-type="float" office:value="0.022722125242" calcext:value-type="float">
            <text:p>0.0227221252420</text:p>
          </table:table-cell>
          <table:table-cell/>
          <table:table-cell table:formula="of:=[.G177]+([.G$368]-[.G$2])/([.B$368]-[.B$2])" office:value-type="float" office:value="42.9254904197883" calcext:value-type="float">
            <text:p>42.9254904197883</text:p>
          </table:table-cell>
          <table:table-cell table:formula="of:=42.3628865739608+0.003260365190381*([.B178]-[.B$2])-0.000000174451726598153*([.B178]-[.B$2])^2" office:value-type="float" office:value="42.9313070307848" calcext:value-type="float">
            <text:p>42.9313070307848</text:p>
          </table:table-cell>
          <table:table-cell table:formula="of:=[.G178]+[.$D178]+[.$E178]" office:value-type="float" office:value="42.8049247245402" calcext:value-type="float">
            <text:p>42.8049247245402</text:p>
          </table:table-cell>
          <table:table-cell table:formula="of:=[.H178]+[.$D178]+[.$E178]" office:value-type="float" office:value="42.8107413355366" calcext:value-type="float">
            <text:p>42.810741335536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8]-[.J178]" office:value-type="float" office:value="-0.62674133553665" calcext:value-type="float">
            <text:p>-0.6267413355367</text:p>
          </table:table-cell>
          <table:table-cell table:number-columns-repeated="1004"/>
        </table:table-row>
        <table:table-row table:style-name="ro1">
          <table:table-cell office:value-type="float" office:value="19720626" calcext:value-type="float">
            <text:p>19720626</text:p>
          </table:table-cell>
          <table:table-cell office:value-type="float" office:value="41494" calcext:value-type="float">
            <text:p>41494</text:p>
          </table:table-cell>
          <table:table-cell office:value-type="float" office:value="42.805" calcext:value-type="float">
            <text:p>42.805</text:p>
          </table:table-cell>
          <table:table-cell office:value-type="float" office:value="-0.1440566158649" calcext:value-type="float">
            <text:p>-0.1440566158649</text:p>
          </table:table-cell>
          <table:table-cell office:value-type="float" office:value="0.0222194284463" calcext:value-type="float">
            <text:p>0.0222194284463</text:p>
          </table:table-cell>
          <table:table-cell/>
          <table:table-cell table:formula="of:=[.G178]+([.G$368]-[.G$2])/([.B$368]-[.B$2])" office:value-type="float" office:value="42.9286870325487" calcext:value-type="float">
            <text:p>42.9286870325487</text:p>
          </table:table-cell>
          <table:table-cell table:formula="of:=42.3628865739608+0.003260365190381*([.B179]-[.B$2])-0.000000174451726598153*([.B179]-[.B$2])^2" office:value-type="float" office:value="42.9345058145156" calcext:value-type="float">
            <text:p>42.9345058145156</text:p>
          </table:table-cell>
          <table:table-cell table:formula="of:=[.G179]+[.$D179]+[.$E179]" office:value-type="float" office:value="42.8068498451301" calcext:value-type="float">
            <text:p>42.8068498451301</text:p>
          </table:table-cell>
          <table:table-cell table:formula="of:=[.H179]+[.$D179]+[.$E179]" office:value-type="float" office:value="42.8126686270971" calcext:value-type="float">
            <text:p>42.8126686270971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79]-[.J179]" office:value-type="float" office:value="-0.628668627097049" calcext:value-type="float">
            <text:p>-0.6286686270970</text:p>
          </table:table-cell>
          <table:table-cell table:number-columns-repeated="1004"/>
        </table:table-row>
        <table:table-row table:style-name="ro1">
          <table:table-cell office:value-type="float" office:value="19720627" calcext:value-type="float">
            <text:p>19720627</text:p>
          </table:table-cell>
          <table:table-cell office:value-type="float" office:value="41495" calcext:value-type="float">
            <text:p>41495</text:p>
          </table:table-cell>
          <table:table-cell office:value-type="float" office:value="42.809" calcext:value-type="float">
            <text:p>42.809</text:p>
          </table:table-cell>
          <table:table-cell office:value-type="float" office:value="-0.1447790307569" calcext:value-type="float">
            <text:p>-0.1447790307569</text:p>
          </table:table-cell>
          <table:table-cell office:value-type="float" office:value="0.0217029999048" calcext:value-type="float">
            <text:p>0.0217029999048</text:p>
          </table:table-cell>
          <table:table-cell/>
          <table:table-cell table:formula="of:=[.G179]+([.G$368]-[.G$2])/([.B$368]-[.B$2])" office:value-type="float" office:value="42.9318836453091" calcext:value-type="float">
            <text:p>42.9318836453091</text:p>
          </table:table-cell>
          <table:table-cell table:formula="of:=42.3628865739608+0.003260365190381*([.B180]-[.B$2])-0.000000174451726598153*([.B180]-[.B$2])^2" office:value-type="float" office:value="42.9377042493431" calcext:value-type="float">
            <text:p>42.9377042493431</text:p>
          </table:table-cell>
          <table:table-cell table:formula="of:=[.G180]+[.$D180]+[.$E180]" office:value-type="float" office:value="42.808807614457" calcext:value-type="float">
            <text:p>42.8088076144570</text:p>
          </table:table-cell>
          <table:table-cell table:formula="of:=[.H180]+[.$D180]+[.$E180]" office:value-type="float" office:value="42.814628218491" calcext:value-type="float">
            <text:p>42.814628218491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80]-[.J180]" office:value-type="float" office:value="-0.630628218490983" calcext:value-type="float">
            <text:p>-0.6306282184910</text:p>
          </table:table-cell>
          <table:table-cell table:number-columns-repeated="1004"/>
        </table:table-row>
        <table:table-row table:style-name="ro1">
          <table:table-cell office:value-type="float" office:value="19720628" calcext:value-type="float">
            <text:p>19720628</text:p>
          </table:table-cell>
          <table:table-cell office:value-type="float" office:value="41496" calcext:value-type="float">
            <text:p>41496</text:p>
          </table:table-cell>
          <table:table-cell office:value-type="float" office:value="42.812" calcext:value-type="float">
            <text:p>42.812</text:p>
          </table:table-cell>
          <table:table-cell office:value-type="float" office:value="-0.1453828839529" calcext:value-type="float">
            <text:p>-0.1453828839529</text:p>
          </table:table-cell>
          <table:table-cell office:value-type="float" office:value="0.0211731332684" calcext:value-type="float">
            <text:p>0.0211731332684</text:p>
          </table:table-cell>
          <table:table-cell/>
          <table:table-cell table:formula="of:=[.G180]+([.G$368]-[.G$2])/([.B$368]-[.B$2])" office:value-type="float" office:value="42.9350802580694" calcext:value-type="float">
            <text:p>42.9350802580694</text:p>
          </table:table-cell>
          <table:table-cell table:formula="of:=42.3628865739608+0.003260365190381*([.B181]-[.B$2])-0.000000174451726598153*([.B181]-[.B$2])^2" office:value-type="float" office:value="42.9409023352671" calcext:value-type="float">
            <text:p>42.9409023352671</text:p>
          </table:table-cell>
          <table:table-cell table:formula="of:=[.G181]+[.$D181]+[.$E181]" office:value-type="float" office:value="42.8108705073849" calcext:value-type="float">
            <text:p>42.8108705073849</text:p>
          </table:table-cell>
          <table:table-cell table:formula="of:=[.H181]+[.$D181]+[.$E181]" office:value-type="float" office:value="42.8166925845826" calcext:value-type="float">
            <text:p>42.8166925845826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81]-[.J181]" office:value-type="float" office:value="-0.632692584582571" calcext:value-type="float">
            <text:p>-0.6326925845826</text:p>
          </table:table-cell>
          <table:table-cell table:number-columns-repeated="1004"/>
        </table:table-row>
        <table:table-row table:style-name="ro1">
          <table:table-cell office:value-type="float" office:value="19720629" calcext:value-type="float">
            <text:p>19720629</text:p>
          </table:table-cell>
          <table:table-cell office:value-type="float" office:value="41497" calcext:value-type="float">
            <text:p>41497</text:p>
          </table:table-cell>
          <table:table-cell office:value-type="float" office:value="42.815" calcext:value-type="float">
            <text:p>42.815</text:p>
          </table:table-cell>
          <table:table-cell office:value-type="float" office:value="-0.1458077216168" calcext:value-type="float">
            <text:p>-0.1458077216168</text:p>
          </table:table-cell>
          <table:table-cell office:value-type="float" office:value="0.0206301344684" calcext:value-type="float">
            <text:p>0.0206301344684</text:p>
          </table:table-cell>
          <table:table-cell/>
          <table:table-cell table:formula="of:=[.G181]+([.G$368]-[.G$2])/([.B$368]-[.B$2])" office:value-type="float" office:value="42.9382768708298" calcext:value-type="float">
            <text:p>42.9382768708298</text:p>
          </table:table-cell>
          <table:table-cell table:formula="of:=42.3628865739608+0.003260365190381*([.B182]-[.B$2])-0.000000174451726598153*([.B182]-[.B$2])^2" office:value-type="float" office:value="42.9441000722876" calcext:value-type="float">
            <text:p>42.9441000722876</text:p>
          </table:table-cell>
          <table:table-cell table:formula="of:=[.G182]+[.$D182]+[.$E182]" office:value-type="float" office:value="42.8130992836814" calcext:value-type="float">
            <text:p>42.8130992836814</text:p>
          </table:table-cell>
          <table:table-cell table:formula="of:=[.H182]+[.$D182]+[.$E182]" office:value-type="float" office:value="42.8189224851392" calcext:value-type="float">
            <text:p>42.8189224851392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82]-[.J182]" office:value-type="float" office:value="-0.634922485139199" calcext:value-type="float">
            <text:p>-0.6349224851392</text:p>
          </table:table-cell>
          <table:table-cell table:number-columns-repeated="1004"/>
        </table:table-row>
        <table:table-row table:style-name="ro1">
          <table:table-cell office:value-type="float" office:value="19720630" calcext:value-type="float">
            <text:p>19720630</text:p>
          </table:table-cell>
          <table:table-cell office:value-type="float" office:value="41498" calcext:value-type="float">
            <text:p>41498</text:p>
          </table:table-cell>
          <table:table-cell office:value-type="float" office:value="42.818" calcext:value-type="float">
            <text:p>42.818</text:p>
          </table:table-cell>
          <table:table-cell office:value-type="float" office:value="-0.1460175433976" calcext:value-type="float">
            <text:p>-0.1460175433976</text:p>
          </table:table-cell>
          <table:table-cell office:value-type="float" office:value="0.0200743214499" calcext:value-type="float">
            <text:p>0.0200743214499</text:p>
          </table:table-cell>
          <table:table-cell/>
          <table:table-cell table:formula="of:=[.G182]+([.G$368]-[.G$2])/([.B$368]-[.B$2])" office:value-type="float" office:value="42.9414734835902" calcext:value-type="float">
            <text:p>42.9414734835902</text:p>
          </table:table-cell>
          <table:table-cell table:formula="of:=42.3628865739608+0.003260365190381*([.B183]-[.B$2])-0.000000174451726598153*([.B183]-[.B$2])^2" office:value-type="float" office:value="42.9472974604047" calcext:value-type="float">
            <text:p>42.9472974604047</text:p>
          </table:table-cell>
          <table:table-cell table:formula="of:=[.G183]+[.$D183]+[.$E183]" office:value-type="float" office:value="42.8155302616425" calcext:value-type="float">
            <text:p>42.8155302616425</text:p>
          </table:table-cell>
          <table:table-cell table:formula="of:=[.H183]+[.$D183]+[.$E183]" office:value-type="float" office:value="42.821354238457" calcext:value-type="float">
            <text:p>42.8213542384570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formula="of:=32.184+[.K183]-[.J183]" office:value-type="float" office:value="-0.637354238456986" calcext:value-type="float">
            <text:p>-0.6373542384570</text:p>
          </table:table-cell>
          <table:table-cell table:number-columns-repeated="1004"/>
        </table:table-row>
        <table:table-row table:style-name="ro1">
          <table:table-cell office:value-type="float" office:value="19720701" calcext:value-type="float">
            <text:p>19720701</text:p>
          </table:table-cell>
          <table:table-cell office:value-type="float" office:value="41499" calcext:value-type="float">
            <text:p>41499</text:p>
          </table:table-cell>
          <table:table-cell office:value-type="float" office:value="42.822" calcext:value-type="float">
            <text:p>42.822</text:p>
          </table:table-cell>
          <table:table-cell office:value-type="float" office:value="-0.1460118644327" calcext:value-type="float">
            <text:p>-0.1460118644327</text:p>
          </table:table-cell>
          <table:table-cell office:value-type="float" office:value="0.0195060238909" calcext:value-type="float">
            <text:p>0.0195060238909</text:p>
          </table:table-cell>
          <table:table-cell/>
          <table:table-cell table:formula="of:=[.G183]+([.G$368]-[.G$2])/([.B$368]-[.B$2])" office:value-type="float" office:value="42.9446700963506" calcext:value-type="float">
            <text:p>42.9446700963506</text:p>
          </table:table-cell>
          <table:table-cell table:formula="of:=42.3628865739608+0.003260365190381*([.B184]-[.B$2])-0.000000174451726598153*([.B184]-[.B$2])^2" office:value-type="float" office:value="42.9504944996183" calcext:value-type="float">
            <text:p>42.9504944996183</text:p>
          </table:table-cell>
          <table:table-cell table:formula="of:=[.G184]+[.$D184]+[.$E184]" office:value-type="float" office:value="42.8181642558088" calcext:value-type="float">
            <text:p>42.8181642558088</text:p>
          </table:table-cell>
          <table:table-cell table:formula="of:=[.H184]+[.$D184]+[.$E184]" office:value-type="float" office:value="42.8239886590765" calcext:value-type="float">
            <text:p>42.823988659076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84]-[.J184]" office:value-type="float" office:value="0.360011340923492" calcext:value-type="float">
            <text:p>0.3600113409235</text:p>
          </table:table-cell>
          <table:table-cell table:number-columns-repeated="1004"/>
        </table:table-row>
        <table:table-row table:style-name="ro1">
          <table:table-cell office:value-type="float" office:value="19720702" calcext:value-type="float">
            <text:p>19720702</text:p>
          </table:table-cell>
          <table:table-cell office:value-type="float" office:value="41500" calcext:value-type="float">
            <text:p>41500</text:p>
          </table:table-cell>
          <table:table-cell office:value-type="float" office:value="42.825" calcext:value-type="float">
            <text:p>42.825</text:p>
          </table:table-cell>
          <table:table-cell office:value-type="float" office:value="-0.1458310675015" calcext:value-type="float">
            <text:p>-0.1458310675015</text:p>
          </table:table-cell>
          <table:table-cell office:value-type="float" office:value="0.0189255829098" calcext:value-type="float">
            <text:p>0.0189255829098</text:p>
          </table:table-cell>
          <table:table-cell/>
          <table:table-cell table:formula="of:=[.G184]+([.G$368]-[.G$2])/([.B$368]-[.B$2])" office:value-type="float" office:value="42.947866709111" calcext:value-type="float">
            <text:p>42.9478667091110</text:p>
          </table:table-cell>
          <table:table-cell table:formula="of:=42.3628865739608+0.003260365190381*([.B185]-[.B$2])-0.000000174451726598153*([.B185]-[.B$2])^2" office:value-type="float" office:value="42.9536911899285" calcext:value-type="float">
            <text:p>42.9536911899285</text:p>
          </table:table-cell>
          <table:table-cell table:formula="of:=[.G185]+[.$D185]+[.$E185]" office:value-type="float" office:value="42.8209612245193" calcext:value-type="float">
            <text:p>42.8209612245193</text:p>
          </table:table-cell>
          <table:table-cell table:formula="of:=[.H185]+[.$D185]+[.$E185]" office:value-type="float" office:value="42.8267857053368" calcext:value-type="float">
            <text:p>42.826785705336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85]-[.J185]" office:value-type="float" office:value="0.357214294663216" calcext:value-type="float">
            <text:p>0.3572142946632</text:p>
          </table:table-cell>
          <table:table-cell table:number-columns-repeated="1004"/>
        </table:table-row>
        <table:table-row table:style-name="ro1">
          <table:table-cell office:value-type="float" office:value="19720703" calcext:value-type="float">
            <text:p>19720703</text:p>
          </table:table-cell>
          <table:table-cell office:value-type="float" office:value="41501" calcext:value-type="float">
            <text:p>41501</text:p>
          </table:table-cell>
          <table:table-cell office:value-type="float" office:value="42.828" calcext:value-type="float">
            <text:p>42.828</text:p>
          </table:table-cell>
          <table:table-cell office:value-type="float" office:value="-0.1455528948341" calcext:value-type="float">
            <text:p>-0.1455528948341</text:p>
          </table:table-cell>
          <table:table-cell office:value-type="float" office:value="0.0183333507593" calcext:value-type="float">
            <text:p>0.0183333507593</text:p>
          </table:table-cell>
          <table:table-cell/>
          <table:table-cell table:formula="of:=[.G185]+([.G$368]-[.G$2])/([.B$368]-[.B$2])" office:value-type="float" office:value="42.9510633218714" calcext:value-type="float">
            <text:p>42.9510633218714</text:p>
          </table:table-cell>
          <table:table-cell table:formula="of:=42.3628865739608+0.003260365190381*([.B186]-[.B$2])-0.000000174451726598153*([.B186]-[.B$2])^2" office:value-type="float" office:value="42.9568875313352" calcext:value-type="float">
            <text:p>42.9568875313352</text:p>
          </table:table-cell>
          <table:table-cell table:formula="of:=[.G186]+[.$D186]+[.$E186]" office:value-type="float" office:value="42.8238437777966" calcext:value-type="float">
            <text:p>42.8238437777966</text:p>
          </table:table-cell>
          <table:table-cell table:formula="of:=[.H186]+[.$D186]+[.$E186]" office:value-type="float" office:value="42.8296679872604" calcext:value-type="float">
            <text:p>42.829667987260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86]-[.J186]" office:value-type="float" office:value="0.354332012739597" calcext:value-type="float">
            <text:p>0.3543320127396</text:p>
          </table:table-cell>
          <table:table-cell table:number-columns-repeated="1004"/>
        </table:table-row>
        <table:table-row table:style-name="ro1">
          <table:table-cell office:value-type="float" office:value="19720704" calcext:value-type="float">
            <text:p>19720704</text:p>
          </table:table-cell>
          <table:table-cell office:value-type="float" office:value="41502" calcext:value-type="float">
            <text:p>41502</text:p>
          </table:table-cell>
          <table:table-cell office:value-type="float" office:value="42.831" calcext:value-type="float">
            <text:p>42.831</text:p>
          </table:table-cell>
          <table:table-cell office:value-type="float" office:value="-0.1452792483309" calcext:value-type="float">
            <text:p>-0.1452792483309</text:p>
          </table:table-cell>
          <table:table-cell office:value-type="float" office:value="0.017729690509" calcext:value-type="float">
            <text:p>0.0177296905090</text:p>
          </table:table-cell>
          <table:table-cell/>
          <table:table-cell table:formula="of:=[.G186]+([.G$368]-[.G$2])/([.B$368]-[.B$2])" office:value-type="float" office:value="42.9542599346317" calcext:value-type="float">
            <text:p>42.9542599346317</text:p>
          </table:table-cell>
          <table:table-cell table:formula="of:=42.3628865739608+0.003260365190381*([.B187]-[.B$2])-0.000000174451726598153*([.B187]-[.B$2])^2" office:value-type="float" office:value="42.9600835238385" calcext:value-type="float">
            <text:p>42.9600835238385</text:p>
          </table:table-cell>
          <table:table-cell table:formula="of:=[.G187]+[.$D187]+[.$E187]" office:value-type="float" office:value="42.8267103768098" calcext:value-type="float">
            <text:p>42.8267103768098</text:p>
          </table:table-cell>
          <table:table-cell table:formula="of:=[.H187]+[.$D187]+[.$E187]" office:value-type="float" office:value="42.8325339660166" calcext:value-type="float">
            <text:p>42.832533966016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87]-[.J187]" office:value-type="float" office:value="0.351466033983435" calcext:value-type="float">
            <text:p>0.3514660339834</text:p>
          </table:table-cell>
          <table:table-cell table:number-columns-repeated="1004"/>
        </table:table-row>
        <table:table-row table:style-name="ro1">
          <table:table-cell office:value-type="float" office:value="19720705" calcext:value-type="float">
            <text:p>19720705</text:p>
          </table:table-cell>
          <table:table-cell office:value-type="float" office:value="41503" calcext:value-type="float">
            <text:p>41503</text:p>
          </table:table-cell>
          <table:table-cell office:value-type="float" office:value="42.834" calcext:value-type="float">
            <text:p>42.834</text:p>
          </table:table-cell>
          <table:table-cell office:value-type="float" office:value="-0.1451147655433" calcext:value-type="float">
            <text:p>-0.1451147655433</text:p>
          </table:table-cell>
          <table:table-cell office:value-type="float" office:value="0.0171149757153" calcext:value-type="float">
            <text:p>0.0171149757153</text:p>
          </table:table-cell>
          <table:table-cell/>
          <table:table-cell table:formula="of:=[.G187]+([.G$368]-[.G$2])/([.B$368]-[.B$2])" office:value-type="float" office:value="42.9574565473921" calcext:value-type="float">
            <text:p>42.9574565473921</text:p>
          </table:table-cell>
          <table:table-cell table:formula="of:=42.3628865739608+0.003260365190381*([.B188]-[.B$2])-0.000000174451726598153*([.B188]-[.B$2])^2" office:value-type="float" office:value="42.9632791674383" calcext:value-type="float">
            <text:p>42.9632791674383</text:p>
          </table:table-cell>
          <table:table-cell table:formula="of:=[.G188]+[.$D188]+[.$E188]" office:value-type="float" office:value="42.8294567575641" calcext:value-type="float">
            <text:p>42.8294567575641</text:p>
          </table:table-cell>
          <table:table-cell table:formula="of:=[.H188]+[.$D188]+[.$E188]" office:value-type="float" office:value="42.8352793776103" calcext:value-type="float">
            <text:p>42.835279377610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88]-[.J188]" office:value-type="float" office:value="0.34872062238972" calcext:value-type="float">
            <text:p>0.3487206223897</text:p>
          </table:table-cell>
          <table:table-cell table:number-columns-repeated="1004"/>
        </table:table-row>
        <table:table-row table:style-name="ro1">
          <table:table-cell office:value-type="float" office:value="19720706" calcext:value-type="float">
            <text:p>19720706</text:p>
          </table:table-cell>
          <table:table-cell office:value-type="float" office:value="41504" calcext:value-type="float">
            <text:p>41504</text:p>
          </table:table-cell>
          <table:table-cell office:value-type="float" office:value="42.837" calcext:value-type="float">
            <text:p>42.837</text:p>
          </table:table-cell>
          <table:table-cell office:value-type="float" office:value="-0.1451407230198" calcext:value-type="float">
            <text:p>-0.1451407230198</text:p>
          </table:table-cell>
          <table:table-cell office:value-type="float" office:value="0.01648959008" calcext:value-type="float">
            <text:p>0.0164895900800</text:p>
          </table:table-cell>
          <table:table-cell/>
          <table:table-cell table:formula="of:=[.G188]+([.G$368]-[.G$2])/([.B$368]-[.B$2])" office:value-type="float" office:value="42.9606531601525" calcext:value-type="float">
            <text:p>42.9606531601525</text:p>
          </table:table-cell>
          <table:table-cell table:formula="of:=42.3628865739608+0.003260365190381*([.B189]-[.B$2])-0.000000174451726598153*([.B189]-[.B$2])^2" office:value-type="float" office:value="42.9664744621346" calcext:value-type="float">
            <text:p>42.9664744621346</text:p>
          </table:table-cell>
          <table:table-cell table:formula="of:=[.G189]+[.$D189]+[.$E189]" office:value-type="float" office:value="42.8320020272127" calcext:value-type="float">
            <text:p>42.8320020272127</text:p>
          </table:table-cell>
          <table:table-cell table:formula="of:=[.H189]+[.$D189]+[.$E189]" office:value-type="float" office:value="42.8378233291948" calcext:value-type="float">
            <text:p>42.837823329194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89]-[.J189]" office:value-type="float" office:value="0.346176670805164" calcext:value-type="float">
            <text:p>0.3461766708052</text:p>
          </table:table-cell>
          <table:table-cell table:number-columns-repeated="1004"/>
        </table:table-row>
        <table:table-row table:style-name="ro1">
          <table:table-cell office:value-type="float" office:value="19720707" calcext:value-type="float">
            <text:p>19720707</text:p>
          </table:table-cell>
          <table:table-cell office:value-type="float" office:value="41505" calcext:value-type="float">
            <text:p>41505</text:p>
          </table:table-cell>
          <table:table-cell office:value-type="float" office:value="42.84" calcext:value-type="float">
            <text:p>42.840</text:p>
          </table:table-cell>
          <table:table-cell office:value-type="float" office:value="-0.1453904667922" calcext:value-type="float">
            <text:p>-0.1453904667922</text:p>
          </table:table-cell>
          <table:table-cell office:value-type="float" office:value="0.0158539270986" calcext:value-type="float">
            <text:p>0.0158539270986</text:p>
          </table:table-cell>
          <table:table-cell/>
          <table:table-cell table:formula="of:=[.G189]+([.G$368]-[.G$2])/([.B$368]-[.B$2])" office:value-type="float" office:value="42.9638497729129" calcext:value-type="float">
            <text:p>42.9638497729129</text:p>
          </table:table-cell>
          <table:table-cell table:formula="of:=42.3628865739608+0.003260365190381*([.B190]-[.B$2])-0.000000174451726598153*([.B190]-[.B$2])^2" office:value-type="float" office:value="42.9696694079275" calcext:value-type="float">
            <text:p>42.9696694079275</text:p>
          </table:table-cell>
          <table:table-cell table:formula="of:=[.G190]+[.$D190]+[.$E190]" office:value-type="float" office:value="42.8343132332193" calcext:value-type="float">
            <text:p>42.8343132332193</text:p>
          </table:table-cell>
          <table:table-cell table:formula="of:=[.H190]+[.$D190]+[.$E190]" office:value-type="float" office:value="42.8401328682339" calcext:value-type="float">
            <text:p>42.840132868233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0]-[.J190]" office:value-type="float" office:value="0.343867131766061" calcext:value-type="float">
            <text:p>0.3438671317661</text:p>
          </table:table-cell>
          <table:table-cell table:number-columns-repeated="1004"/>
        </table:table-row>
        <table:table-row table:style-name="ro1">
          <table:table-cell office:value-type="float" office:value="19720708" calcext:value-type="float">
            <text:p>19720708</text:p>
          </table:table-cell>
          <table:table-cell office:value-type="float" office:value="41506" calcext:value-type="float">
            <text:p>41506</text:p>
          </table:table-cell>
          <table:table-cell office:value-type="float" office:value="42.843" calcext:value-type="float">
            <text:p>42.843</text:p>
          </table:table-cell>
          <table:table-cell office:value-type="float" office:value="-0.1458352124903" calcext:value-type="float">
            <text:p>-0.1458352124903</text:p>
          </table:table-cell>
          <table:table-cell office:value-type="float" office:value="0.0152083896964" calcext:value-type="float">
            <text:p>0.0152083896964</text:p>
          </table:table-cell>
          <table:table-cell/>
          <table:table-cell table:formula="of:=[.G190]+([.G$368]-[.G$2])/([.B$368]-[.B$2])" office:value-type="float" office:value="42.9670463856733" calcext:value-type="float">
            <text:p>42.9670463856733</text:p>
          </table:table-cell>
          <table:table-cell table:formula="of:=42.3628865739608+0.003260365190381*([.B191]-[.B$2])-0.000000174451726598153*([.B191]-[.B$2])^2" office:value-type="float" office:value="42.972864004817" calcext:value-type="float">
            <text:p>42.9728640048170</text:p>
          </table:table-cell>
          <table:table-cell table:formula="of:=[.G191]+[.$D191]+[.$E191]" office:value-type="float" office:value="42.8364195628794" calcext:value-type="float">
            <text:p>42.8364195628794</text:p>
          </table:table-cell>
          <table:table-cell table:formula="of:=[.H191]+[.$D191]+[.$E191]" office:value-type="float" office:value="42.8422371820231" calcext:value-type="float">
            <text:p>42.842237182023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1]-[.J191]" office:value-type="float" office:value="0.3417628179769" calcext:value-type="float">
            <text:p>0.3417628179769</text:p>
          </table:table-cell>
          <table:table-cell table:number-columns-repeated="1004"/>
        </table:table-row>
        <table:table-row table:style-name="ro1">
          <table:table-cell office:value-type="float" office:value="19720709" calcext:value-type="float">
            <text:p>19720709</text:p>
          </table:table-cell>
          <table:table-cell office:value-type="float" office:value="41507" calcext:value-type="float">
            <text:p>41507</text:p>
          </table:table-cell>
          <table:table-cell office:value-type="float" office:value="42.846" calcext:value-type="float">
            <text:p>42.846</text:p>
          </table:table-cell>
          <table:table-cell office:value-type="float" office:value="-0.1463887336032" calcext:value-type="float">
            <text:p>-0.1463887336032</text:p>
          </table:table-cell>
          <table:table-cell office:value-type="float" office:value="0.0145533898554" calcext:value-type="float">
            <text:p>0.0145533898554</text:p>
          </table:table-cell>
          <table:table-cell/>
          <table:table-cell table:formula="of:=[.G191]+([.G$368]-[.G$2])/([.B$368]-[.B$2])" office:value-type="float" office:value="42.9702429984337" calcext:value-type="float">
            <text:p>42.9702429984337</text:p>
          </table:table-cell>
          <table:table-cell table:formula="of:=42.3628865739608+0.003260365190381*([.B192]-[.B$2])-0.000000174451726598153*([.B192]-[.B$2])^2" office:value-type="float" office:value="42.976058252803" calcext:value-type="float">
            <text:p>42.9760582528030</text:p>
          </table:table-cell>
          <table:table-cell table:formula="of:=[.G192]+[.$D192]+[.$E192]" office:value-type="float" office:value="42.8384076546859" calcext:value-type="float">
            <text:p>42.8384076546859</text:p>
          </table:table-cell>
          <table:table-cell table:formula="of:=[.H192]+[.$D192]+[.$E192]" office:value-type="float" office:value="42.8442229090552" calcext:value-type="float">
            <text:p>42.844222909055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2]-[.J192]" office:value-type="float" office:value="0.3397770909448" calcext:value-type="float">
            <text:p>0.3397770909448</text:p>
          </table:table-cell>
          <table:table-cell table:number-columns-repeated="1004"/>
        </table:table-row>
        <table:table-row table:style-name="ro1">
          <table:table-cell office:value-type="float" office:value="19720710" calcext:value-type="float">
            <text:p>19720710</text:p>
          </table:table-cell>
          <table:table-cell office:value-type="float" office:value="41508" calcext:value-type="float">
            <text:p>41508</text:p>
          </table:table-cell>
          <table:table-cell office:value-type="float" office:value="42.849" calcext:value-type="float">
            <text:p>42.849</text:p>
          </table:table-cell>
          <table:table-cell office:value-type="float" office:value="-0.1469333619609" calcext:value-type="float">
            <text:p>-0.1469333619609</text:p>
          </table:table-cell>
          <table:table-cell office:value-type="float" office:value="0.0138893482308" calcext:value-type="float">
            <text:p>0.0138893482308</text:p>
          </table:table-cell>
          <table:table-cell/>
          <table:table-cell table:formula="of:=[.G192]+([.G$368]-[.G$2])/([.B$368]-[.B$2])" office:value-type="float" office:value="42.973439611194" calcext:value-type="float">
            <text:p>42.9734396111940</text:p>
          </table:table-cell>
          <table:table-cell table:formula="of:=42.3628865739608+0.003260365190381*([.B193]-[.B$2])-0.000000174451726598153*([.B193]-[.B$2])^2" office:value-type="float" office:value="42.9792521518855" calcext:value-type="float">
            <text:p>42.9792521518855</text:p>
          </table:table-cell>
          <table:table-cell table:formula="of:=[.G193]+[.$D193]+[.$E193]" office:value-type="float" office:value="42.8403955974639" calcext:value-type="float">
            <text:p>42.8403955974639</text:p>
          </table:table-cell>
          <table:table-cell table:formula="of:=[.H193]+[.$D193]+[.$E193]" office:value-type="float" office:value="42.8462081381554" calcext:value-type="float">
            <text:p>42.846208138155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3]-[.J193]" office:value-type="float" office:value="0.337791861844558" calcext:value-type="float">
            <text:p>0.3377918618446</text:p>
          </table:table-cell>
          <table:table-cell table:number-columns-repeated="1004"/>
        </table:table-row>
        <table:table-row table:style-name="ro1">
          <table:table-cell office:value-type="float" office:value="19720711" calcext:value-type="float">
            <text:p>19720711</text:p>
          </table:table-cell>
          <table:table-cell office:value-type="float" office:value="41509" calcext:value-type="float">
            <text:p>41509</text:p>
          </table:table-cell>
          <table:table-cell office:value-type="float" office:value="42.852" calcext:value-type="float">
            <text:p>42.852</text:p>
          </table:table-cell>
          <table:table-cell office:value-type="float" office:value="-0.1473592754571" calcext:value-type="float">
            <text:p>-0.1473592754571</text:p>
          </table:table-cell>
          <table:table-cell office:value-type="float" office:value="0.013216693758" calcext:value-type="float">
            <text:p>0.0132166937580</text:p>
          </table:table-cell>
          <table:table-cell/>
          <table:table-cell table:formula="of:=[.G193]+([.G$368]-[.G$2])/([.B$368]-[.B$2])" office:value-type="float" office:value="42.9766362239544" calcext:value-type="float">
            <text:p>42.9766362239544</text:p>
          </table:table-cell>
          <table:table-cell table:formula="of:=42.3628865739608+0.003260365190381*([.B194]-[.B$2])-0.000000174451726598153*([.B194]-[.B$2])^2" office:value-type="float" office:value="42.9824457020646" calcext:value-type="float">
            <text:p>42.9824457020646</text:p>
          </table:table-cell>
          <table:table-cell table:formula="of:=[.G194]+[.$D194]+[.$E194]" office:value-type="float" office:value="42.8424936422553" calcext:value-type="float">
            <text:p>42.8424936422553</text:p>
          </table:table-cell>
          <table:table-cell table:formula="of:=[.H194]+[.$D194]+[.$E194]" office:value-type="float" office:value="42.8483031203655" calcext:value-type="float">
            <text:p>42.848303120365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4]-[.J194]" office:value-type="float" office:value="0.335696879634462" calcext:value-type="float">
            <text:p>0.3356968796345</text:p>
          </table:table-cell>
          <table:table-cell table:number-columns-repeated="1004"/>
        </table:table-row>
        <table:table-row table:style-name="ro1">
          <table:table-cell office:value-type="float" office:value="19720712" calcext:value-type="float">
            <text:p>19720712</text:p>
          </table:table-cell>
          <table:table-cell office:value-type="float" office:value="41510" calcext:value-type="float">
            <text:p>41510</text:p>
          </table:table-cell>
          <table:table-cell office:value-type="float" office:value="42.855" calcext:value-type="float">
            <text:p>42.855</text:p>
          </table:table-cell>
          <table:table-cell office:value-type="float" office:value="-0.1476006652744" calcext:value-type="float">
            <text:p>-0.1476006652744</text:p>
          </table:table-cell>
          <table:table-cell office:value-type="float" office:value="0.0125358632506" calcext:value-type="float">
            <text:p>0.0125358632506</text:p>
          </table:table-cell>
          <table:table-cell/>
          <table:table-cell table:formula="of:=[.G194]+([.G$368]-[.G$2])/([.B$368]-[.B$2])" office:value-type="float" office:value="42.9798328367148" calcext:value-type="float">
            <text:p>42.9798328367148</text:p>
          </table:table-cell>
          <table:table-cell table:formula="of:=42.3628865739608+0.003260365190381*([.B195]-[.B$2])-0.000000174451726598153*([.B195]-[.B$2])^2" office:value-type="float" office:value="42.9856389033403" calcext:value-type="float">
            <text:p>42.9856389033403</text:p>
          </table:table-cell>
          <table:table-cell table:formula="of:=[.G195]+[.$D195]+[.$E195]" office:value-type="float" office:value="42.844768034691" calcext:value-type="float">
            <text:p>42.8447680346910</text:p>
          </table:table-cell>
          <table:table-cell table:formula="of:=[.H195]+[.$D195]+[.$E195]" office:value-type="float" office:value="42.8505741013165" calcext:value-type="float">
            <text:p>42.850574101316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5]-[.J195]" office:value-type="float" office:value="0.333425898683522" calcext:value-type="float">
            <text:p>0.3334258986835</text:p>
          </table:table-cell>
          <table:table-cell table:number-columns-repeated="1004"/>
        </table:table-row>
        <table:table-row table:style-name="ro1">
          <table:table-cell office:value-type="float" office:value="19720713" calcext:value-type="float">
            <text:p>19720713</text:p>
          </table:table-cell>
          <table:table-cell office:value-type="float" office:value="41511" calcext:value-type="float">
            <text:p>41511</text:p>
          </table:table-cell>
          <table:table-cell office:value-type="float" office:value="42.858" calcext:value-type="float">
            <text:p>42.858</text:p>
          </table:table-cell>
          <table:table-cell office:value-type="float" office:value="-0.1476528828803" calcext:value-type="float">
            <text:p>-0.1476528828803</text:p>
          </table:table-cell>
          <table:table-cell office:value-type="float" office:value="0.0118473009896" calcext:value-type="float">
            <text:p>0.0118473009896</text:p>
          </table:table-cell>
          <table:table-cell/>
          <table:table-cell table:formula="of:=[.G195]+([.G$368]-[.G$2])/([.B$368]-[.B$2])" office:value-type="float" office:value="42.9830294494752" calcext:value-type="float">
            <text:p>42.9830294494752</text:p>
          </table:table-cell>
          <table:table-cell table:formula="of:=42.3628865739608+0.003260365190381*([.B196]-[.B$2])-0.000000174451726598153*([.B196]-[.B$2])^2" office:value-type="float" office:value="42.9888317557125" calcext:value-type="float">
            <text:p>42.9888317557125</text:p>
          </table:table-cell>
          <table:table-cell table:formula="of:=[.G196]+[.$D196]+[.$E196]" office:value-type="float" office:value="42.8472238675845" calcext:value-type="float">
            <text:p>42.8472238675845</text:p>
          </table:table-cell>
          <table:table-cell table:formula="of:=[.H196]+[.$D196]+[.$E196]" office:value-type="float" office:value="42.8530261738218" calcext:value-type="float">
            <text:p>42.853026173821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6]-[.J196]" office:value-type="float" office:value="0.330973826178237" calcext:value-type="float">
            <text:p>0.3309738261782</text:p>
          </table:table-cell>
          <table:table-cell table:number-columns-repeated="1004"/>
        </table:table-row>
        <table:table-row table:style-name="ro1">
          <table:table-cell office:value-type="float" office:value="19720714" calcext:value-type="float">
            <text:p>19720714</text:p>
          </table:table-cell>
          <table:table-cell office:value-type="float" office:value="41512" calcext:value-type="float">
            <text:p>41512</text:p>
          </table:table-cell>
          <table:table-cell office:value-type="float" office:value="42.861" calcext:value-type="float">
            <text:p>42.861</text:p>
          </table:table-cell>
          <table:table-cell office:value-type="float" office:value="-0.1475649664997" calcext:value-type="float">
            <text:p>-0.1475649664997</text:p>
          </table:table-cell>
          <table:table-cell office:value-type="float" office:value="0.0111514583048" calcext:value-type="float">
            <text:p>0.0111514583048</text:p>
          </table:table-cell>
          <table:table-cell/>
          <table:table-cell table:formula="of:=[.G196]+([.G$368]-[.G$2])/([.B$368]-[.B$2])" office:value-type="float" office:value="42.9862260622356" calcext:value-type="float">
            <text:p>42.9862260622356</text:p>
          </table:table-cell>
          <table:table-cell table:formula="of:=42.3628865739608+0.003260365190381*([.B197]-[.B$2])-0.000000174451726598153*([.B197]-[.B$2])^2" office:value-type="float" office:value="42.9920242591812" calcext:value-type="float">
            <text:p>42.9920242591812</text:p>
          </table:table-cell>
          <table:table-cell table:formula="of:=[.G197]+[.$D197]+[.$E197]" office:value-type="float" office:value="42.8498125540407" calcext:value-type="float">
            <text:p>42.8498125540407</text:p>
          </table:table-cell>
          <table:table-cell table:formula="of:=[.H197]+[.$D197]+[.$E197]" office:value-type="float" office:value="42.8556107509863" calcext:value-type="float">
            <text:p>42.855610750986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7]-[.J197]" office:value-type="float" office:value="0.328389249013696" calcext:value-type="float">
            <text:p>0.3283892490137</text:p>
          </table:table-cell>
          <table:table-cell table:number-columns-repeated="1004"/>
        </table:table-row>
        <table:table-row table:style-name="ro1">
          <table:table-cell office:value-type="float" office:value="19720715" calcext:value-type="float">
            <text:p>19720715</text:p>
          </table:table-cell>
          <table:table-cell office:value-type="float" office:value="41513" calcext:value-type="float">
            <text:p>41513</text:p>
          </table:table-cell>
          <table:table-cell office:value-type="float" office:value="42.864" calcext:value-type="float">
            <text:p>42.864</text:p>
          </table:table-cell>
          <table:table-cell office:value-type="float" office:value="-0.1474152487871" calcext:value-type="float">
            <text:p>-0.1474152487871</text:p>
          </table:table-cell>
          <table:table-cell office:value-type="float" office:value="0.0104487931479" calcext:value-type="float">
            <text:p>0.0104487931479</text:p>
          </table:table-cell>
          <table:table-cell/>
          <table:table-cell table:formula="of:=[.G197]+([.G$368]-[.G$2])/([.B$368]-[.B$2])" office:value-type="float" office:value="42.989422674996" calcext:value-type="float">
            <text:p>42.9894226749960</text:p>
          </table:table-cell>
          <table:table-cell table:formula="of:=42.3628865739608+0.003260365190381*([.B198]-[.B$2])-0.000000174451726598153*([.B198]-[.B$2])^2" office:value-type="float" office:value="42.9952164137465" calcext:value-type="float">
            <text:p>42.9952164137465</text:p>
          </table:table-cell>
          <table:table-cell table:formula="of:=[.G198]+[.$D198]+[.$E198]" office:value-type="float" office:value="42.8524562193568" calcext:value-type="float">
            <text:p>42.8524562193568</text:p>
          </table:table-cell>
          <table:table-cell table:formula="of:=[.H198]+[.$D198]+[.$E198]" office:value-type="float" office:value="42.8582499581073" calcext:value-type="float">
            <text:p>42.858249958107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8]-[.J198]" office:value-type="float" office:value="0.325750041892711" calcext:value-type="float">
            <text:p>0.3257500418927</text:p>
          </table:table-cell>
          <table:table-cell table:number-columns-repeated="1004"/>
        </table:table-row>
        <table:table-row table:style-name="ro1">
          <table:table-cell office:value-type="float" office:value="19720716" calcext:value-type="float">
            <text:p>19720716</text:p>
          </table:table-cell>
          <table:table-cell office:value-type="float" office:value="41514" calcext:value-type="float">
            <text:p>41514</text:p>
          </table:table-cell>
          <table:table-cell office:value-type="float" office:value="42.867" calcext:value-type="float">
            <text:p>42.867</text:p>
          </table:table-cell>
          <table:table-cell office:value-type="float" office:value="-0.1472847711831" calcext:value-type="float">
            <text:p>-0.1472847711831</text:p>
          </table:table-cell>
          <table:table-cell office:value-type="float" office:value="0.0097397696589" calcext:value-type="float">
            <text:p>0.0097397696589</text:p>
          </table:table-cell>
          <table:table-cell/>
          <table:table-cell table:formula="of:=[.G198]+([.G$368]-[.G$2])/([.B$368]-[.B$2])" office:value-type="float" office:value="42.9926192877563" calcext:value-type="float">
            <text:p>42.9926192877563</text:p>
          </table:table-cell>
          <table:table-cell table:formula="of:=42.3628865739608+0.003260365190381*([.B199]-[.B$2])-0.000000174451726598153*([.B199]-[.B$2])^2" office:value-type="float" office:value="42.9984082194083" calcext:value-type="float">
            <text:p>42.9984082194083</text:p>
          </table:table-cell>
          <table:table-cell table:formula="of:=[.G199]+[.$D199]+[.$E199]" office:value-type="float" office:value="42.8550742862321" calcext:value-type="float">
            <text:p>42.8550742862321</text:p>
          </table:table-cell>
          <table:table-cell table:formula="of:=[.H199]+[.$D199]+[.$E199]" office:value-type="float" office:value="42.8608632178841" calcext:value-type="float">
            <text:p>42.860863217884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199]-[.J199]" office:value-type="float" office:value="0.323136782115895" calcext:value-type="float">
            <text:p>0.3231367821159</text:p>
          </table:table-cell>
          <table:table-cell table:number-columns-repeated="1004"/>
        </table:table-row>
        <table:table-row table:style-name="ro1">
          <table:table-cell office:value-type="float" office:value="19720717" calcext:value-type="float">
            <text:p>19720717</text:p>
          </table:table-cell>
          <table:table-cell office:value-type="float" office:value="41515" calcext:value-type="float">
            <text:p>41515</text:p>
          </table:table-cell>
          <table:table-cell office:value-type="float" office:value="42.87" calcext:value-type="float">
            <text:p>42.870</text:p>
          </table:table-cell>
          <table:table-cell office:value-type="float" office:value="-0.1472399251735" calcext:value-type="float">
            <text:p>-0.1472399251735</text:p>
          </table:table-cell>
          <table:table-cell office:value-type="float" office:value="0.0090248577254" calcext:value-type="float">
            <text:p>0.0090248577254</text:p>
          </table:table-cell>
          <table:table-cell/>
          <table:table-cell table:formula="of:=[.G199]+([.G$368]-[.G$2])/([.B$368]-[.B$2])" office:value-type="float" office:value="42.9958159005167" calcext:value-type="float">
            <text:p>42.9958159005167</text:p>
          </table:table-cell>
          <table:table-cell table:formula="of:=42.3628865739608+0.003260365190381*([.B200]-[.B$2])-0.000000174451726598153*([.B200]-[.B$2])^2" office:value-type="float" office:value="43.0015996761667" calcext:value-type="float">
            <text:p>43.0015996761667</text:p>
          </table:table-cell>
          <table:table-cell table:formula="of:=[.G200]+[.$D200]+[.$E200]" office:value-type="float" office:value="42.8576008330686" calcext:value-type="float">
            <text:p>42.8576008330686</text:p>
          </table:table-cell>
          <table:table-cell table:formula="of:=[.H200]+[.$D200]+[.$E200]" office:value-type="float" office:value="42.8633846087186" calcext:value-type="float">
            <text:p>42.863384608718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0]-[.J200]" office:value-type="float" office:value="0.320615391281414" calcext:value-type="float">
            <text:p>0.3206153912814</text:p>
          </table:table-cell>
          <table:table-cell table:number-columns-repeated="1004"/>
        </table:table-row>
        <table:table-row table:style-name="ro1">
          <table:table-cell office:value-type="float" office:value="19720718" calcext:value-type="float">
            <text:p>19720718</text:p>
          </table:table-cell>
          <table:table-cell office:value-type="float" office:value="41516" calcext:value-type="float">
            <text:p>41516</text:p>
          </table:table-cell>
          <table:table-cell office:value-type="float" office:value="42.873" calcext:value-type="float">
            <text:p>42.873</text:p>
          </table:table-cell>
          <table:table-cell office:value-type="float" office:value="-0.1473263500544" calcext:value-type="float">
            <text:p>-0.1473263500544</text:p>
          </table:table-cell>
          <table:table-cell office:value-type="float" office:value="0.0083045325357" calcext:value-type="float">
            <text:p>0.0083045325357</text:p>
          </table:table-cell>
          <table:table-cell/>
          <table:table-cell table:formula="of:=[.G200]+([.G$368]-[.G$2])/([.B$368]-[.B$2])" office:value-type="float" office:value="42.9990125132771" calcext:value-type="float">
            <text:p>42.9990125132771</text:p>
          </table:table-cell>
          <table:table-cell table:formula="of:=42.3628865739608+0.003260365190381*([.B201]-[.B$2])-0.000000174451726598153*([.B201]-[.B$2])^2" office:value-type="float" office:value="43.0047907840216" calcext:value-type="float">
            <text:p>43.0047907840216</text:p>
          </table:table-cell>
          <table:table-cell table:formula="of:=[.G201]+[.$D201]+[.$E201]" office:value-type="float" office:value="42.8599906957584" calcext:value-type="float">
            <text:p>42.8599906957584</text:p>
          </table:table-cell>
          <table:table-cell table:formula="of:=[.H201]+[.$D201]+[.$E201]" office:value-type="float" office:value="42.8657689665029" calcext:value-type="float">
            <text:p>42.865768966502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1]-[.J201]" office:value-type="float" office:value="0.318231033497092" calcext:value-type="float">
            <text:p>0.3182310334971</text:p>
          </table:table-cell>
          <table:table-cell table:number-columns-repeated="1004"/>
        </table:table-row>
        <table:table-row table:style-name="ro1">
          <table:table-cell office:value-type="float" office:value="19720719" calcext:value-type="float">
            <text:p>19720719</text:p>
          </table:table-cell>
          <table:table-cell office:value-type="float" office:value="41517" calcext:value-type="float">
            <text:p>41517</text:p>
          </table:table-cell>
          <table:table-cell office:value-type="float" office:value="42.876" calcext:value-type="float">
            <text:p>42.876</text:p>
          </table:table-cell>
          <table:table-cell office:value-type="float" office:value="-0.147568814682" calcext:value-type="float">
            <text:p>-0.1475688146820</text:p>
          </table:table-cell>
          <table:table-cell office:value-type="float" office:value="0.0075792741263" calcext:value-type="float">
            <text:p>0.0075792741263</text:p>
          </table:table-cell>
          <table:table-cell/>
          <table:table-cell table:formula="of:=[.G201]+([.G$368]-[.G$2])/([.B$368]-[.B$2])" office:value-type="float" office:value="43.0022091260375" calcext:value-type="float">
            <text:p>43.0022091260375</text:p>
          </table:table-cell>
          <table:table-cell table:formula="of:=42.3628865739608+0.003260365190381*([.B202]-[.B$2])-0.000000174451726598153*([.B202]-[.B$2])^2" office:value-type="float" office:value="43.0079815429731" calcext:value-type="float">
            <text:p>43.0079815429731</text:p>
          </table:table-cell>
          <table:table-cell table:formula="of:=[.G202]+[.$D202]+[.$E202]" office:value-type="float" office:value="42.8622195854818" calcext:value-type="float">
            <text:p>42.8622195854818</text:p>
          </table:table-cell>
          <table:table-cell table:formula="of:=[.H202]+[.$D202]+[.$E202]" office:value-type="float" office:value="42.8679920024174" calcext:value-type="float">
            <text:p>42.867992002417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2]-[.J202]" office:value-type="float" office:value="0.316007997582624" calcext:value-type="float">
            <text:p>0.3160079975826</text:p>
          </table:table-cell>
          <table:table-cell table:number-columns-repeated="1004"/>
        </table:table-row>
        <table:table-row table:style-name="ro1">
          <table:table-cell office:value-type="float" office:value="19720720" calcext:value-type="float">
            <text:p>19720720</text:p>
          </table:table-cell>
          <table:table-cell office:value-type="float" office:value="41518" calcext:value-type="float">
            <text:p>41518</text:p>
          </table:table-cell>
          <table:table-cell office:value-type="float" office:value="42.879" calcext:value-type="float">
            <text:p>42.879</text:p>
          </table:table-cell>
          <table:table-cell office:value-type="float" office:value="-0.1479713273564" calcext:value-type="float">
            <text:p>-0.1479713273564</text:p>
          </table:table-cell>
          <table:table-cell office:value-type="float" office:value="0.0068495669237" calcext:value-type="float">
            <text:p>0.0068495669237</text:p>
          </table:table-cell>
          <table:table-cell/>
          <table:table-cell table:formula="of:=[.G202]+([.G$368]-[.G$2])/([.B$368]-[.B$2])" office:value-type="float" office:value="43.0054057387979" calcext:value-type="float">
            <text:p>43.0054057387979</text:p>
          </table:table-cell>
          <table:table-cell table:formula="of:=42.3628865739608+0.003260365190381*([.B203]-[.B$2])-0.000000174451726598153*([.B203]-[.B$2])^2" office:value-type="float" office:value="43.0111719530211" calcext:value-type="float">
            <text:p>43.0111719530211</text:p>
          </table:table-cell>
          <table:table-cell table:formula="of:=[.G203]+[.$D203]+[.$E203]" office:value-type="float" office:value="42.8642839783652" calcext:value-type="float">
            <text:p>42.8642839783652</text:p>
          </table:table-cell>
          <table:table-cell table:formula="of:=[.H203]+[.$D203]+[.$E203]" office:value-type="float" office:value="42.8700501925884" calcext:value-type="float">
            <text:p>42.870050192588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3]-[.J203]" office:value-type="float" office:value="0.31394980741161" calcext:value-type="float">
            <text:p>0.3139498074116</text:p>
          </table:table-cell>
          <table:table-cell table:number-columns-repeated="1004"/>
        </table:table-row>
        <table:table-row table:style-name="ro1">
          <table:table-cell office:value-type="float" office:value="19720721" calcext:value-type="float">
            <text:p>19720721</text:p>
          </table:table-cell>
          <table:table-cell office:value-type="float" office:value="41519" calcext:value-type="float">
            <text:p>41519</text:p>
          </table:table-cell>
          <table:table-cell office:value-type="float" office:value="42.882" calcext:value-type="float">
            <text:p>42.882</text:p>
          </table:table-cell>
          <table:table-cell office:value-type="float" office:value="-0.1485160224869" calcext:value-type="float">
            <text:p>-0.1485160224869</text:p>
          </table:table-cell>
          <table:table-cell office:value-type="float" office:value="0.006115899282" calcext:value-type="float">
            <text:p>0.0061158992820</text:p>
          </table:table-cell>
          <table:table-cell/>
          <table:table-cell table:formula="of:=[.G203]+([.G$368]-[.G$2])/([.B$368]-[.B$2])" office:value-type="float" office:value="43.0086023515583" calcext:value-type="float">
            <text:p>43.0086023515583</text:p>
          </table:table-cell>
          <table:table-cell table:formula="of:=42.3628865739608+0.003260365190381*([.B204]-[.B$2])-0.000000174451726598153*([.B204]-[.B$2])^2" office:value-type="float" office:value="43.0143620141657" calcext:value-type="float">
            <text:p>43.0143620141657</text:p>
          </table:table-cell>
          <table:table-cell table:formula="of:=[.G204]+[.$D204]+[.$E204]" office:value-type="float" office:value="42.8662022283534" calcext:value-type="float">
            <text:p>42.8662022283534</text:p>
          </table:table-cell>
          <table:table-cell table:formula="of:=[.H204]+[.$D204]+[.$E204]" office:value-type="float" office:value="42.8719618909607" calcext:value-type="float">
            <text:p>42.871961890960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4]-[.J204]" office:value-type="float" office:value="0.31203810903925" calcext:value-type="float">
            <text:p>0.3120381090393</text:p>
          </table:table-cell>
          <table:table-cell table:number-columns-repeated="1004"/>
        </table:table-row>
        <table:table-row table:style-name="ro1">
          <table:table-cell office:value-type="float" office:value="19720722" calcext:value-type="float">
            <text:p>19720722</text:p>
          </table:table-cell>
          <table:table-cell office:value-type="float" office:value="41520" calcext:value-type="float">
            <text:p>41520</text:p>
          </table:table-cell>
          <table:table-cell office:value-type="float" office:value="42.885" calcext:value-type="float">
            <text:p>42.885</text:p>
          </table:table-cell>
          <table:table-cell office:value-type="float" office:value="-0.1491630114835" calcext:value-type="float">
            <text:p>-0.1491630114835</text:p>
          </table:table-cell>
          <table:table-cell office:value-type="float" office:value="0.0053787630156" calcext:value-type="float">
            <text:p>0.0053787630156</text:p>
          </table:table-cell>
          <table:table-cell/>
          <table:table-cell table:formula="of:=[.G204]+([.G$368]-[.G$2])/([.B$368]-[.B$2])" office:value-type="float" office:value="43.0117989643187" calcext:value-type="float">
            <text:p>43.0117989643187</text:p>
          </table:table-cell>
          <table:table-cell table:formula="of:=42.3628865739608+0.003260365190381*([.B205]-[.B$2])-0.000000174451726598153*([.B205]-[.B$2])^2" office:value-type="float" office:value="43.0175517264068" calcext:value-type="float">
            <text:p>43.0175517264068</text:p>
          </table:table-cell>
          <table:table-cell table:formula="of:=[.G205]+[.$D205]+[.$E205]" office:value-type="float" office:value="42.8680147158508" calcext:value-type="float">
            <text:p>42.8680147158508</text:p>
          </table:table-cell>
          <table:table-cell table:formula="of:=[.H205]+[.$D205]+[.$E205]" office:value-type="float" office:value="42.8737674779389" calcext:value-type="float">
            <text:p>42.873767477938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5]-[.J205]" office:value-type="float" office:value="0.310232522061135" calcext:value-type="float">
            <text:p>0.3102325220611</text:p>
          </table:table-cell>
          <table:table-cell table:number-columns-repeated="1004"/>
        </table:table-row>
        <table:table-row table:style-name="ro1">
          <table:table-cell office:value-type="float" office:value="19720723" calcext:value-type="float">
            <text:p>19720723</text:p>
          </table:table-cell>
          <table:table-cell office:value-type="float" office:value="41521" calcext:value-type="float">
            <text:p>41521</text:p>
          </table:table-cell>
          <table:table-cell office:value-type="float" office:value="42.888" calcext:value-type="float">
            <text:p>42.888</text:p>
          </table:table-cell>
          <table:table-cell office:value-type="float" office:value="-0.1498533405929" calcext:value-type="float">
            <text:p>-0.1498533405929</text:p>
          </table:table-cell>
          <table:table-cell office:value-type="float" office:value="0.004638652929" calcext:value-type="float">
            <text:p>0.0046386529290</text:p>
          </table:table-cell>
          <table:table-cell/>
          <table:table-cell table:formula="of:=[.G205]+([.G$368]-[.G$2])/([.B$368]-[.B$2])" office:value-type="float" office:value="43.014995577079" calcext:value-type="float">
            <text:p>43.0149955770790</text:p>
          </table:table-cell>
          <table:table-cell table:formula="of:=42.3628865739608+0.003260365190381*([.B206]-[.B$2])-0.000000174451726598153*([.B206]-[.B$2])^2" office:value-type="float" office:value="43.0207410897444" calcext:value-type="float">
            <text:p>43.0207410897444</text:p>
          </table:table-cell>
          <table:table-cell table:formula="of:=[.G206]+[.$D206]+[.$E206]" office:value-type="float" office:value="42.8697808894151" calcext:value-type="float">
            <text:p>42.8697808894151</text:p>
          </table:table-cell>
          <table:table-cell table:formula="of:=[.H206]+[.$D206]+[.$E206]" office:value-type="float" office:value="42.8755264020805" calcext:value-type="float">
            <text:p>42.875526402080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6]-[.J206]" office:value-type="float" office:value="0.30847359791948" calcext:value-type="float">
            <text:p>0.3084735979195</text:p>
          </table:table-cell>
          <table:table-cell table:number-columns-repeated="1004"/>
        </table:table-row>
        <table:table-row table:style-name="ro1">
          <table:table-cell office:value-type="float" office:value="19720724" calcext:value-type="float">
            <text:p>19720724</text:p>
          </table:table-cell>
          <table:table-cell office:value-type="float" office:value="41522" calcext:value-type="float">
            <text:p>41522</text:p>
          </table:table-cell>
          <table:table-cell office:value-type="float" office:value="42.891" calcext:value-type="float">
            <text:p>42.891</text:p>
          </table:table-cell>
          <table:table-cell office:value-type="float" office:value="-0.1505151243237" calcext:value-type="float">
            <text:p>-0.1505151243237</text:p>
          </table:table-cell>
          <table:table-cell office:value-type="float" office:value="0.0038960663423" calcext:value-type="float">
            <text:p>0.0038960663423</text:p>
          </table:table-cell>
          <table:table-cell/>
          <table:table-cell table:formula="of:=[.G206]+([.G$368]-[.G$2])/([.B$368]-[.B$2])" office:value-type="float" office:value="43.0181921898394" calcext:value-type="float">
            <text:p>43.0181921898394</text:p>
          </table:table-cell>
          <table:table-cell table:formula="of:=42.3628865739608+0.003260365190381*([.B207]-[.B$2])-0.000000174451726598153*([.B207]-[.B$2])^2" office:value-type="float" office:value="43.0239301041786" calcext:value-type="float">
            <text:p>43.0239301041786</text:p>
          </table:table-cell>
          <table:table-cell table:formula="of:=[.G207]+[.$D207]+[.$E207]" office:value-type="float" office:value="42.871573131858" calcext:value-type="float">
            <text:p>42.8715731318580</text:p>
          </table:table-cell>
          <table:table-cell table:formula="of:=[.H207]+[.$D207]+[.$E207]" office:value-type="float" office:value="42.8773110461972" calcext:value-type="float">
            <text:p>42.877311046197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7]-[.J207]" office:value-type="float" office:value="0.306688953802777" calcext:value-type="float">
            <text:p>0.3066889538028</text:p>
          </table:table-cell>
          <table:table-cell table:number-columns-repeated="1004"/>
        </table:table-row>
        <table:table-row table:style-name="ro1">
          <table:table-cell office:value-type="float" office:value="19720725" calcext:value-type="float">
            <text:p>19720725</text:p>
          </table:table-cell>
          <table:table-cell office:value-type="float" office:value="41523" calcext:value-type="float">
            <text:p>41523</text:p>
          </table:table-cell>
          <table:table-cell office:value-type="float" office:value="42.894" calcext:value-type="float">
            <text:p>42.894</text:p>
          </table:table-cell>
          <table:table-cell office:value-type="float" office:value="-0.1510720814152" calcext:value-type="float">
            <text:p>-0.1510720814152</text:p>
          </table:table-cell>
          <table:table-cell office:value-type="float" office:value="0.0031515026152" calcext:value-type="float">
            <text:p>0.0031515026152</text:p>
          </table:table-cell>
          <table:table-cell/>
          <table:table-cell table:formula="of:=[.G207]+([.G$368]-[.G$2])/([.B$368]-[.B$2])" office:value-type="float" office:value="43.0213888025998" calcext:value-type="float">
            <text:p>43.0213888025998</text:p>
          </table:table-cell>
          <table:table-cell table:formula="of:=42.3628865739608+0.003260365190381*([.B208]-[.B$2])-0.000000174451726598153*([.B208]-[.B$2])^2" office:value-type="float" office:value="43.0271187697094" calcext:value-type="float">
            <text:p>43.0271187697094</text:p>
          </table:table-cell>
          <table:table-cell table:formula="of:=[.G208]+[.$D208]+[.$E208]" office:value-type="float" office:value="42.8734682237998" calcext:value-type="float">
            <text:p>42.8734682237998</text:p>
          </table:table-cell>
          <table:table-cell table:formula="of:=[.H208]+[.$D208]+[.$E208]" office:value-type="float" office:value="42.8791981909094" calcext:value-type="float">
            <text:p>42.879198190909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8]-[.J208]" office:value-type="float" office:value="0.304801809090634" calcext:value-type="float">
            <text:p>0.3048018090906</text:p>
          </table:table-cell>
          <table:table-cell table:number-columns-repeated="1004"/>
        </table:table-row>
        <table:table-row table:style-name="ro1">
          <table:table-cell office:value-type="float" office:value="19720726" calcext:value-type="float">
            <text:p>19720726</text:p>
          </table:table-cell>
          <table:table-cell office:value-type="float" office:value="41524" calcext:value-type="float">
            <text:p>41524</text:p>
          </table:table-cell>
          <table:table-cell office:value-type="float" office:value="42.897" calcext:value-type="float">
            <text:p>42.897</text:p>
          </table:table-cell>
          <table:table-cell office:value-type="float" office:value="-0.1514546977947" calcext:value-type="float">
            <text:p>-0.1514546977947</text:p>
          </table:table-cell>
          <table:table-cell office:value-type="float" office:value="0.0024054626679" calcext:value-type="float">
            <text:p>0.0024054626679</text:p>
          </table:table-cell>
          <table:table-cell/>
          <table:table-cell table:formula="of:=[.G208]+([.G$368]-[.G$2])/([.B$368]-[.B$2])" office:value-type="float" office:value="43.0245854153602" calcext:value-type="float">
            <text:p>43.0245854153602</text:p>
          </table:table-cell>
          <table:table-cell table:formula="of:=42.3628865739608+0.003260365190381*([.B209]-[.B$2])-0.000000174451726598153*([.B209]-[.B$2])^2" office:value-type="float" office:value="43.0303070863367" calcext:value-type="float">
            <text:p>43.0303070863367</text:p>
          </table:table-cell>
          <table:table-cell table:formula="of:=[.G209]+[.$D209]+[.$E209]" office:value-type="float" office:value="42.8755361802334" calcext:value-type="float">
            <text:p>42.8755361802334</text:p>
          </table:table-cell>
          <table:table-cell table:formula="of:=[.H209]+[.$D209]+[.$E209]" office:value-type="float" office:value="42.8812578512099" calcext:value-type="float">
            <text:p>42.881257851209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09]-[.J209]" office:value-type="float" office:value="0.302742148790131" calcext:value-type="float">
            <text:p>0.3027421487901</text:p>
          </table:table-cell>
          <table:table-cell table:number-columns-repeated="1004"/>
        </table:table-row>
        <table:table-row table:style-name="ro1">
          <table:table-cell office:value-type="float" office:value="19720727" calcext:value-type="float">
            <text:p>19720727</text:p>
          </table:table-cell>
          <table:table-cell office:value-type="float" office:value="41525" calcext:value-type="float">
            <text:p>41525</text:p>
          </table:table-cell>
          <table:table-cell office:value-type="float" office:value="42.9" calcext:value-type="float">
            <text:p>42.900</text:p>
          </table:table-cell>
          <table:table-cell office:value-type="float" office:value="-0.1516145288848" calcext:value-type="float">
            <text:p>-0.1516145288848</text:p>
          </table:table-cell>
          <table:table-cell office:value-type="float" office:value="0.0016584485008" calcext:value-type="float">
            <text:p>0.0016584485008</text:p>
          </table:table-cell>
          <table:table-cell/>
          <table:table-cell table:formula="of:=[.G209]+([.G$368]-[.G$2])/([.B$368]-[.B$2])" office:value-type="float" office:value="43.0277820281206" calcext:value-type="float">
            <text:p>43.0277820281206</text:p>
          </table:table-cell>
          <table:table-cell table:formula="of:=42.3628865739608+0.003260365190381*([.B210]-[.B$2])-0.000000174451726598153*([.B210]-[.B$2])^2" office:value-type="float" office:value="43.0334950540605" calcext:value-type="float">
            <text:p>43.0334950540605</text:p>
          </table:table-cell>
          <table:table-cell table:formula="of:=[.G210]+[.$D210]+[.$E210]" office:value-type="float" office:value="42.8778259477366" calcext:value-type="float">
            <text:p>42.8778259477366</text:p>
          </table:table-cell>
          <table:table-cell table:formula="of:=[.H210]+[.$D210]+[.$E210]" office:value-type="float" office:value="42.8835389736765" calcext:value-type="float">
            <text:p>42.883538973676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0]-[.J210]" office:value-type="float" office:value="0.300461026323497" calcext:value-type="float">
            <text:p>0.3004610263235</text:p>
          </table:table-cell>
          <table:table-cell table:number-columns-repeated="1004"/>
        </table:table-row>
        <table:table-row table:style-name="ro1">
          <table:table-cell office:value-type="float" office:value="19720728" calcext:value-type="float">
            <text:p>19720728</text:p>
          </table:table-cell>
          <table:table-cell office:value-type="float" office:value="41526" calcext:value-type="float">
            <text:p>41526</text:p>
          </table:table-cell>
          <table:table-cell office:value-type="float" office:value="42.903" calcext:value-type="float">
            <text:p>42.903</text:p>
          </table:table-cell>
          <table:table-cell office:value-type="float" office:value="-0.1515395971264" calcext:value-type="float">
            <text:p>-0.1515395971264</text:p>
          </table:table-cell>
          <table:table-cell office:value-type="float" office:value="0.0009109627134" calcext:value-type="float">
            <text:p>0.0009109627134</text:p>
          </table:table-cell>
          <table:table-cell/>
          <table:table-cell table:formula="of:=[.G210]+([.G$368]-[.G$2])/([.B$368]-[.B$2])" office:value-type="float" office:value="43.030978640881" calcext:value-type="float">
            <text:p>43.0309786408810</text:p>
          </table:table-cell>
          <table:table-cell table:formula="of:=42.3628865739608+0.003260365190381*([.B211]-[.B$2])-0.000000174451726598153*([.B211]-[.B$2])^2" office:value-type="float" office:value="43.0366826728809" calcext:value-type="float">
            <text:p>43.0366826728809</text:p>
          </table:table-cell>
          <table:table-cell table:formula="of:=[.G211]+[.$D211]+[.$E211]" office:value-type="float" office:value="42.880350006468" calcext:value-type="float">
            <text:p>42.8803500064680</text:p>
          </table:table-cell>
          <table:table-cell table:formula="of:=[.H211]+[.$D211]+[.$E211]" office:value-type="float" office:value="42.8860540384679" calcext:value-type="float">
            <text:p>42.886054038467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1]-[.J211]" office:value-type="float" office:value="0.297945961532101" calcext:value-type="float">
            <text:p>0.2979459615321</text:p>
          </table:table-cell>
          <table:table-cell table:number-columns-repeated="1004"/>
        </table:table-row>
        <table:table-row table:style-name="ro1">
          <table:table-cell office:value-type="float" office:value="19720729" calcext:value-type="float">
            <text:p>19720729</text:p>
          </table:table-cell>
          <table:table-cell office:value-type="float" office:value="41527" calcext:value-type="float">
            <text:p>41527</text:p>
          </table:table-cell>
          <table:table-cell office:value-type="float" office:value="42.906" calcext:value-type="float">
            <text:p>42.906</text:p>
          </table:table-cell>
          <table:table-cell office:value-type="float" office:value="-0.1512649469933" calcext:value-type="float">
            <text:p>-0.1512649469933</text:p>
          </table:table-cell>
          <table:table-cell office:value-type="float" office:value="0.0001635080218" calcext:value-type="float">
            <text:p>0.0001635080218</text:p>
          </table:table-cell>
          <table:table-cell/>
          <table:table-cell table:formula="of:=[.G211]+([.G$368]-[.G$2])/([.B$368]-[.B$2])" office:value-type="float" office:value="43.0341752536413" calcext:value-type="float">
            <text:p>43.0341752536413</text:p>
          </table:table-cell>
          <table:table-cell table:formula="of:=42.3628865739608+0.003260365190381*([.B212]-[.B$2])-0.000000174451726598153*([.B212]-[.B$2])^2" office:value-type="float" office:value="43.0398699427978" calcext:value-type="float">
            <text:p>43.0398699427978</text:p>
          </table:table-cell>
          <table:table-cell table:formula="of:=[.G212]+[.$D212]+[.$E212]" office:value-type="float" office:value="42.8830738146698" calcext:value-type="float">
            <text:p>42.8830738146698</text:p>
          </table:table-cell>
          <table:table-cell table:formula="of:=[.H212]+[.$D212]+[.$E212]" office:value-type="float" office:value="42.8887685038263" calcext:value-type="float">
            <text:p>42.888768503826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2]-[.J212]" office:value-type="float" office:value="0.29523149617367" calcext:value-type="float">
            <text:p>0.2952314961737</text:p>
          </table:table-cell>
          <table:table-cell table:number-columns-repeated="1004"/>
        </table:table-row>
        <table:table-row table:style-name="ro1">
          <table:table-cell office:value-type="float" office:value="19720730" calcext:value-type="float">
            <text:p>19720730</text:p>
          </table:table-cell>
          <table:table-cell office:value-type="float" office:value="41528" calcext:value-type="float">
            <text:p>41528</text:p>
          </table:table-cell>
          <table:table-cell office:value-type="float" office:value="42.909" calcext:value-type="float">
            <text:p>42.909</text:p>
          </table:table-cell>
          <table:table-cell office:value-type="float" office:value="-0.1508712877027" calcext:value-type="float">
            <text:p>-0.1508712877027</text:p>
          </table:table-cell>
          <table:table-cell office:value-type="float" office:value="-0.0005834132229" calcext:value-type="float">
            <text:p>-0.0005834132229</text:p>
          </table:table-cell>
          <table:table-cell/>
          <table:table-cell table:formula="of:=[.G212]+([.G$368]-[.G$2])/([.B$368]-[.B$2])" office:value-type="float" office:value="43.0373718664017" calcext:value-type="float">
            <text:p>43.0373718664017</text:p>
          </table:table-cell>
          <table:table-cell table:formula="of:=42.3628865739608+0.003260365190381*([.B213]-[.B$2])-0.000000174451726598153*([.B213]-[.B$2])^2" office:value-type="float" office:value="43.0430568638113" calcext:value-type="float">
            <text:p>43.0430568638113</text:p>
          </table:table-cell>
          <table:table-cell table:formula="of:=[.G213]+[.$D213]+[.$E213]" office:value-type="float" office:value="42.8859171654761" calcext:value-type="float">
            <text:p>42.8859171654761</text:p>
          </table:table-cell>
          <table:table-cell table:formula="of:=[.H213]+[.$D213]+[.$E213]" office:value-type="float" office:value="42.8916021628857" calcext:value-type="float">
            <text:p>42.891602162885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3]-[.J213]" office:value-type="float" office:value="0.292397837114279" calcext:value-type="float">
            <text:p>0.2923978371143</text:p>
          </table:table-cell>
          <table:table-cell table:number-columns-repeated="1004"/>
        </table:table-row>
        <table:table-row table:style-name="ro1">
          <table:table-cell office:value-type="float" office:value="19720731" calcext:value-type="float">
            <text:p>19720731</text:p>
          </table:table-cell>
          <table:table-cell office:value-type="float" office:value="41529" calcext:value-type="float">
            <text:p>41529</text:p>
          </table:table-cell>
          <table:table-cell office:value-type="float" office:value="42.912" calcext:value-type="float">
            <text:p>42.912</text:p>
          </table:table-cell>
          <table:table-cell office:value-type="float" office:value="-0.1504686616614" calcext:value-type="float">
            <text:p>-0.1504686616614</text:p>
          </table:table-cell>
          <table:table-cell office:value-type="float" office:value="-0.0013292995159" calcext:value-type="float">
            <text:p>-0.0013292995159</text:p>
          </table:table-cell>
          <table:table-cell/>
          <table:table-cell table:formula="of:=[.G213]+([.G$368]-[.G$2])/([.B$368]-[.B$2])" office:value-type="float" office:value="43.0405684791621" calcext:value-type="float">
            <text:p>43.0405684791621</text:p>
          </table:table-cell>
          <table:table-cell table:formula="of:=42.3628865739608+0.003260365190381*([.B214]-[.B$2])-0.000000174451726598153*([.B214]-[.B$2])^2" office:value-type="float" office:value="43.0462434359214" calcext:value-type="float">
            <text:p>43.0462434359214</text:p>
          </table:table-cell>
          <table:table-cell table:formula="of:=[.G214]+[.$D214]+[.$E214]" office:value-type="float" office:value="42.8887705179848" calcext:value-type="float">
            <text:p>42.8887705179848</text:p>
          </table:table-cell>
          <table:table-cell table:formula="of:=[.H214]+[.$D214]+[.$E214]" office:value-type="float" office:value="42.8944454747441" calcext:value-type="float">
            <text:p>42.894445474744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4]-[.J214]" office:value-type="float" office:value="0.289554525255951" calcext:value-type="float">
            <text:p>0.2895545252560</text:p>
          </table:table-cell>
          <table:table-cell table:number-columns-repeated="1004"/>
        </table:table-row>
        <table:table-row table:style-name="ro1">
          <table:table-cell office:value-type="float" office:value="19720801" calcext:value-type="float">
            <text:p>19720801</text:p>
          </table:table-cell>
          <table:table-cell office:value-type="float" office:value="41530" calcext:value-type="float">
            <text:p>41530</text:p>
          </table:table-cell>
          <table:table-cell office:value-type="float" office:value="42.915" calcext:value-type="float">
            <text:p>42.915</text:p>
          </table:table-cell>
          <table:table-cell office:value-type="float" office:value="-0.1501690804612" calcext:value-type="float">
            <text:p>-0.1501690804612</text:p>
          </table:table-cell>
          <table:table-cell office:value-type="float" office:value="-0.0020736506797" calcext:value-type="float">
            <text:p>-0.0020736506797</text:p>
          </table:table-cell>
          <table:table-cell/>
          <table:table-cell table:formula="of:=[.G214]+([.G$368]-[.G$2])/([.B$368]-[.B$2])" office:value-type="float" office:value="43.0437650919225" calcext:value-type="float">
            <text:p>43.0437650919225</text:p>
          </table:table-cell>
          <table:table-cell table:formula="of:=42.3628865739608+0.003260365190381*([.B215]-[.B$2])-0.000000174451726598153*([.B215]-[.B$2])^2" office:value-type="float" office:value="43.0494296591279" calcext:value-type="float">
            <text:p>43.0494296591279</text:p>
          </table:table-cell>
          <table:table-cell table:formula="of:=[.G215]+[.$D215]+[.$E215]" office:value-type="float" office:value="42.8915223607816" calcext:value-type="float">
            <text:p>42.8915223607816</text:p>
          </table:table-cell>
          <table:table-cell table:formula="of:=[.H215]+[.$D215]+[.$E215]" office:value-type="float" office:value="42.897186927987" calcext:value-type="float">
            <text:p>42.897186927987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5]-[.J215]" office:value-type="float" office:value="0.286813072012976" calcext:value-type="float">
            <text:p>0.2868130720130</text:p>
          </table:table-cell>
          <table:table-cell table:number-columns-repeated="1004"/>
        </table:table-row>
        <table:table-row table:style-name="ro1">
          <table:table-cell office:value-type="float" office:value="19720802" calcext:value-type="float">
            <text:p>19720802</text:p>
          </table:table-cell>
          <table:table-cell office:value-type="float" office:value="41531" calcext:value-type="float">
            <text:p>41531</text:p>
          </table:table-cell>
          <table:table-cell office:value-type="float" office:value="42.918" calcext:value-type="float">
            <text:p>42.918</text:p>
          </table:table-cell>
          <table:table-cell office:value-type="float" office:value="-0.1500572314298" calcext:value-type="float">
            <text:p>-0.1500572314298</text:p>
          </table:table-cell>
          <table:table-cell office:value-type="float" office:value="-0.0028159683422" calcext:value-type="float">
            <text:p>-0.0028159683422</text:p>
          </table:table-cell>
          <table:table-cell/>
          <table:table-cell table:formula="of:=[.G215]+([.G$368]-[.G$2])/([.B$368]-[.B$2])" office:value-type="float" office:value="43.0469617046829" calcext:value-type="float">
            <text:p>43.0469617046829</text:p>
          </table:table-cell>
          <table:table-cell table:formula="of:=42.3628865739608+0.003260365190381*([.B216]-[.B$2])-0.000000174451726598153*([.B216]-[.B$2])^2" office:value-type="float" office:value="43.052615533431" calcext:value-type="float">
            <text:p>43.0526155334310</text:p>
          </table:table-cell>
          <table:table-cell table:formula="of:=[.G216]+[.$D216]+[.$E216]" office:value-type="float" office:value="42.8940885049109" calcext:value-type="float">
            <text:p>42.8940885049109</text:p>
          </table:table-cell>
          <table:table-cell table:formula="of:=[.H216]+[.$D216]+[.$E216]" office:value-type="float" office:value="42.8997423336591" calcext:value-type="float">
            <text:p>42.899742333659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6]-[.J216]" office:value-type="float" office:value="0.284257666340949" calcext:value-type="float">
            <text:p>0.2842576663409</text:p>
          </table:table-cell>
          <table:table-cell table:number-columns-repeated="1004"/>
        </table:table-row>
        <table:table-row table:style-name="ro1">
          <table:table-cell office:value-type="float" office:value="19720803" calcext:value-type="float">
            <text:p>19720803</text:p>
          </table:table-cell>
          <table:table-cell office:value-type="float" office:value="41532" calcext:value-type="float">
            <text:p>41532</text:p>
          </table:table-cell>
          <table:table-cell office:value-type="float" office:value="42.921" calcext:value-type="float">
            <text:p>42.921</text:p>
          </table:table-cell>
          <table:table-cell office:value-type="float" office:value="-0.1501686197494" calcext:value-type="float">
            <text:p>-0.1501686197494</text:p>
          </table:table-cell>
          <table:table-cell office:value-type="float" office:value="-0.0035557564138" calcext:value-type="float">
            <text:p>-0.0035557564138</text:p>
          </table:table-cell>
          <table:table-cell/>
          <table:table-cell table:formula="of:=[.G216]+([.G$368]-[.G$2])/([.B$368]-[.B$2])" office:value-type="float" office:value="43.0501583174433" calcext:value-type="float">
            <text:p>43.0501583174433</text:p>
          </table:table-cell>
          <table:table-cell table:formula="of:=42.3628865739608+0.003260365190381*([.B217]-[.B$2])-0.000000174451726598153*([.B217]-[.B$2])^2" office:value-type="float" office:value="43.0558010588307" calcext:value-type="float">
            <text:p>43.0558010588307</text:p>
          </table:table-cell>
          <table:table-cell table:formula="of:=[.G217]+[.$D217]+[.$E217]" office:value-type="float" office:value="42.8964339412801" calcext:value-type="float">
            <text:p>42.8964339412801</text:p>
          </table:table-cell>
          <table:table-cell table:formula="of:=[.H217]+[.$D217]+[.$E217]" office:value-type="float" office:value="42.9020766826675" calcext:value-type="float">
            <text:p>42.902076682667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7]-[.J217]" office:value-type="float" office:value="0.281923317332485" calcext:value-type="float">
            <text:p>0.2819233173325</text:p>
          </table:table-cell>
          <table:table-cell table:number-columns-repeated="1004"/>
        </table:table-row>
        <table:table-row table:style-name="ro1">
          <table:table-cell office:value-type="float" office:value="19720804" calcext:value-type="float">
            <text:p>19720804</text:p>
          </table:table-cell>
          <table:table-cell office:value-type="float" office:value="41533" calcext:value-type="float">
            <text:p>41533</text:p>
          </table:table-cell>
          <table:table-cell office:value-type="float" office:value="42.924" calcext:value-type="float">
            <text:p>42.924</text:p>
          </table:table-cell>
          <table:table-cell office:value-type="float" office:value="-0.1504809501406" calcext:value-type="float">
            <text:p>-0.1504809501406</text:p>
          </table:table-cell>
          <table:table-cell office:value-type="float" office:value="-0.0042925215612" calcext:value-type="float">
            <text:p>-0.0042925215612</text:p>
          </table:table-cell>
          <table:table-cell/>
          <table:table-cell table:formula="of:=[.G217]+([.G$368]-[.G$2])/([.B$368]-[.B$2])" office:value-type="float" office:value="43.0533549302036" calcext:value-type="float">
            <text:p>43.0533549302036</text:p>
          </table:table-cell>
          <table:table-cell table:formula="of:=42.3628865739608+0.003260365190381*([.B218]-[.B$2])-0.000000174451726598153*([.B218]-[.B$2])^2" office:value-type="float" office:value="43.0589862353269" calcext:value-type="float">
            <text:p>43.0589862353269</text:p>
          </table:table-cell>
          <table:table-cell table:formula="of:=[.G218]+[.$D218]+[.$E218]" office:value-type="float" office:value="42.8985814585018" calcext:value-type="float">
            <text:p>42.8985814585018</text:p>
          </table:table-cell>
          <table:table-cell table:formula="of:=[.H218]+[.$D218]+[.$E218]" office:value-type="float" office:value="42.9042127636251" calcext:value-type="float">
            <text:p>42.904212763625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8]-[.J218]" office:value-type="float" office:value="0.279787236374865" calcext:value-type="float">
            <text:p>0.2797872363749</text:p>
          </table:table-cell>
          <table:table-cell table:number-columns-repeated="1004"/>
        </table:table-row>
        <table:table-row table:style-name="ro1">
          <table:table-cell office:value-type="float" office:value="19720805" calcext:value-type="float">
            <text:p>19720805</text:p>
          </table:table-cell>
          <table:table-cell office:value-type="float" office:value="41534" calcext:value-type="float">
            <text:p>41534</text:p>
          </table:table-cell>
          <table:table-cell office:value-type="float" office:value="42.927" calcext:value-type="float">
            <text:p>42.927</text:p>
          </table:table-cell>
          <table:table-cell office:value-type="float" office:value="-0.1509203901728" calcext:value-type="float">
            <text:p>-0.1509203901728</text:p>
          </table:table-cell>
          <table:table-cell office:value-type="float" office:value="-0.0050257736782" calcext:value-type="float">
            <text:p>-0.0050257736782</text:p>
          </table:table-cell>
          <table:table-cell/>
          <table:table-cell table:formula="of:=[.G218]+([.G$368]-[.G$2])/([.B$368]-[.B$2])" office:value-type="float" office:value="43.056551542964" calcext:value-type="float">
            <text:p>43.0565515429640</text:p>
          </table:table-cell>
          <table:table-cell table:formula="of:=42.3628865739608+0.003260365190381*([.B219]-[.B$2])-0.000000174451726598153*([.B219]-[.B$2])^2" office:value-type="float" office:value="43.0621710629197" calcext:value-type="float">
            <text:p>43.0621710629197</text:p>
          </table:table-cell>
          <table:table-cell table:formula="of:=[.G219]+[.$D219]+[.$E219]" office:value-type="float" office:value="42.900605379113" calcext:value-type="float">
            <text:p>42.9006053791130</text:p>
          </table:table-cell>
          <table:table-cell table:formula="of:=[.H219]+[.$D219]+[.$E219]" office:value-type="float" office:value="42.9062248990687" calcext:value-type="float">
            <text:p>42.906224899068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19]-[.J219]" office:value-type="float" office:value="0.277775100931301" calcext:value-type="float">
            <text:p>0.2777751009313</text:p>
          </table:table-cell>
          <table:table-cell table:number-columns-repeated="1004"/>
        </table:table-row>
        <table:table-row table:style-name="ro1">
          <table:table-cell office:value-type="float" office:value="19720806" calcext:value-type="float">
            <text:p>19720806</text:p>
          </table:table-cell>
          <table:table-cell office:value-type="float" office:value="41535" calcext:value-type="float">
            <text:p>41535</text:p>
          </table:table-cell>
          <table:table-cell office:value-type="float" office:value="42.93" calcext:value-type="float">
            <text:p>42.930</text:p>
          </table:table-cell>
          <table:table-cell office:value-type="float" office:value="-0.1513813025138" calcext:value-type="float">
            <text:p>-0.1513813025138</text:p>
          </table:table-cell>
          <table:table-cell office:value-type="float" office:value="-0.0057550263528" calcext:value-type="float">
            <text:p>-0.0057550263528</text:p>
          </table:table-cell>
          <table:table-cell/>
          <table:table-cell table:formula="of:=[.G219]+([.G$368]-[.G$2])/([.B$368]-[.B$2])" office:value-type="float" office:value="43.0597481557244" calcext:value-type="float">
            <text:p>43.0597481557244</text:p>
          </table:table-cell>
          <table:table-cell table:formula="of:=42.3628865739608+0.003260365190381*([.B220]-[.B$2])-0.000000174451726598153*([.B220]-[.B$2])^2" office:value-type="float" office:value="43.065355541609" calcext:value-type="float">
            <text:p>43.0653555416090</text:p>
          </table:table-cell>
          <table:table-cell table:formula="of:=[.G220]+[.$D220]+[.$E220]" office:value-type="float" office:value="42.9026118268578" calcext:value-type="float">
            <text:p>42.9026118268578</text:p>
          </table:table-cell>
          <table:table-cell table:formula="of:=[.H220]+[.$D220]+[.$E220]" office:value-type="float" office:value="42.9082192127424" calcext:value-type="float">
            <text:p>42.908219212742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0]-[.J220]" office:value-type="float" office:value="0.275780787257588" calcext:value-type="float">
            <text:p>0.2757807872576</text:p>
          </table:table-cell>
          <table:table-cell table:number-columns-repeated="1004"/>
        </table:table-row>
        <table:table-row table:style-name="ro1">
          <table:table-cell office:value-type="float" office:value="19720807" calcext:value-type="float">
            <text:p>19720807</text:p>
          </table:table-cell>
          <table:table-cell office:value-type="float" office:value="41536" calcext:value-type="float">
            <text:p>41536</text:p>
          </table:table-cell>
          <table:table-cell office:value-type="float" office:value="42.933" calcext:value-type="float">
            <text:p>42.933</text:p>
          </table:table-cell>
          <table:table-cell office:value-type="float" office:value="-0.1517552388014" calcext:value-type="float">
            <text:p>-0.1517552388014</text:p>
          </table:table-cell>
          <table:table-cell office:value-type="float" office:value="-0.0064797973299" calcext:value-type="float">
            <text:p>-0.0064797973299</text:p>
          </table:table-cell>
          <table:table-cell/>
          <table:table-cell table:formula="of:=[.G220]+([.G$368]-[.G$2])/([.B$368]-[.B$2])" office:value-type="float" office:value="43.0629447684848" calcext:value-type="float">
            <text:p>43.0629447684848</text:p>
          </table:table-cell>
          <table:table-cell table:formula="of:=42.3628865739608+0.003260365190381*([.B221]-[.B$2])-0.000000174451726598153*([.B221]-[.B$2])^2" office:value-type="float" office:value="43.0685396713949" calcext:value-type="float">
            <text:p>43.0685396713949</text:p>
          </table:table-cell>
          <table:table-cell table:formula="of:=[.G221]+[.$D221]+[.$E221]" office:value-type="float" office:value="42.9047097323535" calcext:value-type="float">
            <text:p>42.9047097323535</text:p>
          </table:table-cell>
          <table:table-cell table:formula="of:=[.H221]+[.$D221]+[.$E221]" office:value-type="float" office:value="42.9103046352636" calcext:value-type="float">
            <text:p>42.910304635263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1]-[.J221]" office:value-type="float" office:value="0.27369536473644" calcext:value-type="float">
            <text:p>0.2736953647364</text:p>
          </table:table-cell>
          <table:table-cell table:number-columns-repeated="1004"/>
        </table:table-row>
        <table:table-row table:style-name="ro1">
          <table:table-cell office:value-type="float" office:value="19720808" calcext:value-type="float">
            <text:p>19720808</text:p>
          </table:table-cell>
          <table:table-cell office:value-type="float" office:value="41537" calcext:value-type="float">
            <text:p>41537</text:p>
          </table:table-cell>
          <table:table-cell office:value-type="float" office:value="42.936" calcext:value-type="float">
            <text:p>42.936</text:p>
          </table:table-cell>
          <table:table-cell office:value-type="float" office:value="-0.1519615477076" calcext:value-type="float">
            <text:p>-0.1519615477076</text:p>
          </table:table-cell>
          <table:table-cell office:value-type="float" office:value="-0.0071996089696" calcext:value-type="float">
            <text:p>-0.0071996089696</text:p>
          </table:table-cell>
          <table:table-cell/>
          <table:table-cell table:formula="of:=[.G221]+([.G$368]-[.G$2])/([.B$368]-[.B$2])" office:value-type="float" office:value="43.0661413812452" calcext:value-type="float">
            <text:p>43.0661413812452</text:p>
          </table:table-cell>
          <table:table-cell table:formula="of:=42.3628865739608+0.003260365190381*([.B222]-[.B$2])-0.000000174451726598153*([.B222]-[.B$2])^2" office:value-type="float" office:value="43.0717234522773" calcext:value-type="float">
            <text:p>43.0717234522773</text:p>
          </table:table-cell>
          <table:table-cell table:formula="of:=[.G222]+[.$D222]+[.$E222]" office:value-type="float" office:value="42.906980224568" calcext:value-type="float">
            <text:p>42.9069802245680</text:p>
          </table:table-cell>
          <table:table-cell table:formula="of:=[.H222]+[.$D222]+[.$E222]" office:value-type="float" office:value="42.9125622956001" calcext:value-type="float">
            <text:p>42.912562295600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2]-[.J222]" office:value-type="float" office:value="0.271437704399929" calcext:value-type="float">
            <text:p>0.2714377043999</text:p>
          </table:table-cell>
          <table:table-cell table:number-columns-repeated="1004"/>
        </table:table-row>
        <table:table-row table:style-name="ro1">
          <table:table-cell office:value-type="float" office:value="19720809" calcext:value-type="float">
            <text:p>19720809</text:p>
          </table:table-cell>
          <table:table-cell office:value-type="float" office:value="41538" calcext:value-type="float">
            <text:p>41538</text:p>
          </table:table-cell>
          <table:table-cell office:value-type="float" office:value="42.939" calcext:value-type="float">
            <text:p>42.939</text:p>
          </table:table-cell>
          <table:table-cell office:value-type="float" office:value="-0.1519694988472" calcext:value-type="float">
            <text:p>-0.1519694988472</text:p>
          </table:table-cell>
          <table:table-cell office:value-type="float" office:value="-0.0079139887002" calcext:value-type="float">
            <text:p>-0.0079139887002</text:p>
          </table:table-cell>
          <table:table-cell/>
          <table:table-cell table:formula="of:=[.G222]+([.G$368]-[.G$2])/([.B$368]-[.B$2])" office:value-type="float" office:value="43.0693379940056" calcext:value-type="float">
            <text:p>43.0693379940056</text:p>
          </table:table-cell>
          <table:table-cell table:formula="of:=42.3628865739608+0.003260365190381*([.B223]-[.B$2])-0.000000174451726598153*([.B223]-[.B$2])^2" office:value-type="float" office:value="43.0749068842562" calcext:value-type="float">
            <text:p>43.0749068842562</text:p>
          </table:table-cell>
          <table:table-cell table:formula="of:=[.G223]+[.$D223]+[.$E223]" office:value-type="float" office:value="42.9094545064582" calcext:value-type="float">
            <text:p>42.9094545064582</text:p>
          </table:table-cell>
          <table:table-cell table:formula="of:=[.H223]+[.$D223]+[.$E223]" office:value-type="float" office:value="42.9150233967088" calcext:value-type="float">
            <text:p>42.915023396708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3]-[.J223]" office:value-type="float" office:value="0.268976603291179" calcext:value-type="float">
            <text:p>0.2689766032912</text:p>
          </table:table-cell>
          <table:table-cell table:number-columns-repeated="1004"/>
        </table:table-row>
        <table:table-row table:style-name="ro1">
          <table:table-cell office:value-type="float" office:value="19720810" calcext:value-type="float">
            <text:p>19720810</text:p>
          </table:table-cell>
          <table:table-cell office:value-type="float" office:value="41539" calcext:value-type="float">
            <text:p>41539</text:p>
          </table:table-cell>
          <table:table-cell office:value-type="float" office:value="42.942" calcext:value-type="float">
            <text:p>42.942</text:p>
          </table:table-cell>
          <table:table-cell office:value-type="float" office:value="-0.1518035950664" calcext:value-type="float">
            <text:p>-0.1518035950664</text:p>
          </table:table-cell>
          <table:table-cell office:value-type="float" office:value="-0.0086224694645" calcext:value-type="float">
            <text:p>-0.0086224694645</text:p>
          </table:table-cell>
          <table:table-cell/>
          <table:table-cell table:formula="of:=[.G223]+([.G$368]-[.G$2])/([.B$368]-[.B$2])" office:value-type="float" office:value="43.0725346067659" calcext:value-type="float">
            <text:p>43.0725346067659</text:p>
          </table:table-cell>
          <table:table-cell table:formula="of:=42.3628865739608+0.003260365190381*([.B224]-[.B$2])-0.000000174451726598153*([.B224]-[.B$2])^2" office:value-type="float" office:value="43.0780899673317" calcext:value-type="float">
            <text:p>43.0780899673317</text:p>
          </table:table-cell>
          <table:table-cell table:formula="of:=[.G224]+[.$D224]+[.$E224]" office:value-type="float" office:value="42.912108542235" calcext:value-type="float">
            <text:p>42.9121085422350</text:p>
          </table:table-cell>
          <table:table-cell table:formula="of:=[.H224]+[.$D224]+[.$E224]" office:value-type="float" office:value="42.9176639028008" calcext:value-type="float">
            <text:p>42.917663902800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4]-[.J224]" office:value-type="float" office:value="0.266336097199172" calcext:value-type="float">
            <text:p>0.2663360971992</text:p>
          </table:table-cell>
          <table:table-cell table:number-columns-repeated="1004"/>
        </table:table-row>
        <table:table-row table:style-name="ro1">
          <table:table-cell office:value-type="float" office:value="19720811" calcext:value-type="float">
            <text:p>19720811</text:p>
          </table:table-cell>
          <table:table-cell office:value-type="float" office:value="41540" calcext:value-type="float">
            <text:p>41540</text:p>
          </table:table-cell>
          <table:table-cell office:value-type="float" office:value="42.945" calcext:value-type="float">
            <text:p>42.945</text:p>
          </table:table-cell>
          <table:table-cell office:value-type="float" office:value="-0.1515307065482" calcext:value-type="float">
            <text:p>-0.1515307065482</text:p>
          </table:table-cell>
          <table:table-cell office:value-type="float" office:value="-0.0093245901615" calcext:value-type="float">
            <text:p>-0.0093245901615</text:p>
          </table:table-cell>
          <table:table-cell/>
          <table:table-cell table:formula="of:=[.G224]+([.G$368]-[.G$2])/([.B$368]-[.B$2])" office:value-type="float" office:value="43.0757312195263" calcext:value-type="float">
            <text:p>43.0757312195263</text:p>
          </table:table-cell>
          <table:table-cell table:formula="of:=42.3628865739608+0.003260365190381*([.B225]-[.B$2])-0.000000174451726598153*([.B225]-[.B$2])^2" office:value-type="float" office:value="43.0812727015038" calcext:value-type="float">
            <text:p>43.0812727015038</text:p>
          </table:table-cell>
          <table:table-cell table:formula="of:=[.G225]+[.$D225]+[.$E225]" office:value-type="float" office:value="42.9148759228166" calcext:value-type="float">
            <text:p>42.9148759228166</text:p>
          </table:table-cell>
          <table:table-cell table:formula="of:=[.H225]+[.$D225]+[.$E225]" office:value-type="float" office:value="42.9204174047941" calcext:value-type="float">
            <text:p>42.920417404794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5]-[.J225]" office:value-type="float" office:value="0.263582595205932" calcext:value-type="float">
            <text:p>0.2635825952059</text:p>
          </table:table-cell>
          <table:table-cell table:number-columns-repeated="1004"/>
        </table:table-row>
        <table:table-row table:style-name="ro1">
          <table:table-cell office:value-type="float" office:value="19720812" calcext:value-type="float">
            <text:p>19720812</text:p>
          </table:table-cell>
          <table:table-cell office:value-type="float" office:value="41541" calcext:value-type="float">
            <text:p>41541</text:p>
          </table:table-cell>
          <table:table-cell office:value-type="float" office:value="42.948" calcext:value-type="float">
            <text:p>42.948</text:p>
          </table:table-cell>
          <table:table-cell office:value-type="float" office:value="-0.1512361680662" calcext:value-type="float">
            <text:p>-0.1512361680662</text:p>
          </table:table-cell>
          <table:table-cell office:value-type="float" office:value="-0.0100198960801" calcext:value-type="float">
            <text:p>-0.0100198960801</text:p>
          </table:table-cell>
          <table:table-cell/>
          <table:table-cell table:formula="of:=[.G225]+([.G$368]-[.G$2])/([.B$368]-[.B$2])" office:value-type="float" office:value="43.0789278322867" calcext:value-type="float">
            <text:p>43.0789278322867</text:p>
          </table:table-cell>
          <table:table-cell table:formula="of:=42.3628865739608+0.003260365190381*([.B226]-[.B$2])-0.000000174451726598153*([.B226]-[.B$2])^2" office:value-type="float" office:value="43.0844550867724" calcext:value-type="float">
            <text:p>43.0844550867724</text:p>
          </table:table-cell>
          <table:table-cell table:formula="of:=[.G226]+[.$D226]+[.$E226]" office:value-type="float" office:value="42.9176717681404" calcext:value-type="float">
            <text:p>42.9176717681404</text:p>
          </table:table-cell>
          <table:table-cell table:formula="of:=[.H226]+[.$D226]+[.$E226]" office:value-type="float" office:value="42.9231990226261" calcext:value-type="float">
            <text:p>42.923199022626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6]-[.J226]" office:value-type="float" office:value="0.260800977373947" calcext:value-type="float">
            <text:p>0.2608009773739</text:p>
          </table:table-cell>
          <table:table-cell table:number-columns-repeated="1004"/>
        </table:table-row>
        <table:table-row table:style-name="ro1">
          <table:table-cell office:value-type="float" office:value="19720813" calcext:value-type="float">
            <text:p>19720813</text:p>
          </table:table-cell>
          <table:table-cell office:value-type="float" office:value="41542" calcext:value-type="float">
            <text:p>41542</text:p>
          </table:table-cell>
          <table:table-cell office:value-type="float" office:value="42.951" calcext:value-type="float">
            <text:p>42.951</text:p>
          </table:table-cell>
          <table:table-cell office:value-type="float" office:value="-0.1510001785328" calcext:value-type="float">
            <text:p>-0.1510001785328</text:p>
          </table:table-cell>
          <table:table-cell office:value-type="float" office:value="-0.0107079393256" calcext:value-type="float">
            <text:p>-0.0107079393256</text:p>
          </table:table-cell>
          <table:table-cell/>
          <table:table-cell table:formula="of:=[.G226]+([.G$368]-[.G$2])/([.B$368]-[.B$2])" office:value-type="float" office:value="43.0821244450471" calcext:value-type="float">
            <text:p>43.0821244450471</text:p>
          </table:table-cell>
          <table:table-cell table:formula="of:=42.3628865739608+0.003260365190381*([.B227]-[.B$2])-0.000000174451726598153*([.B227]-[.B$2])^2" office:value-type="float" office:value="43.0876371231375" calcext:value-type="float">
            <text:p>43.0876371231375</text:p>
          </table:table-cell>
          <table:table-cell table:formula="of:=[.G227]+[.$D227]+[.$E227]" office:value-type="float" office:value="42.9204163271887" calcext:value-type="float">
            <text:p>42.9204163271887</text:p>
          </table:table-cell>
          <table:table-cell table:formula="of:=[.H227]+[.$D227]+[.$E227]" office:value-type="float" office:value="42.9259290052791" calcext:value-type="float">
            <text:p>42.925929005279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7]-[.J227]" office:value-type="float" office:value="0.258070994720896" calcext:value-type="float">
            <text:p>0.2580709947209</text:p>
          </table:table-cell>
          <table:table-cell table:number-columns-repeated="1004"/>
        </table:table-row>
        <table:table-row table:style-name="ro1">
          <table:table-cell office:value-type="float" office:value="19720814" calcext:value-type="float">
            <text:p>19720814</text:p>
          </table:table-cell>
          <table:table-cell office:value-type="float" office:value="41543" calcext:value-type="float">
            <text:p>41543</text:p>
          </table:table-cell>
          <table:table-cell office:value-type="float" office:value="42.954" calcext:value-type="float">
            <text:p>42.954</text:p>
          </table:table-cell>
          <table:table-cell office:value-type="float" office:value="-0.1508828851266" calcext:value-type="float">
            <text:p>-0.1508828851266</text:p>
          </table:table-cell>
          <table:table-cell office:value-type="float" office:value="-0.0113882792395" calcext:value-type="float">
            <text:p>-0.0113882792395</text:p>
          </table:table-cell>
          <table:table-cell/>
          <table:table-cell table:formula="of:=[.G227]+([.G$368]-[.G$2])/([.B$368]-[.B$2])" office:value-type="float" office:value="43.0853210578075" calcext:value-type="float">
            <text:p>43.0853210578075</text:p>
          </table:table-cell>
          <table:table-cell table:formula="of:=42.3628865739608+0.003260365190381*([.B228]-[.B$2])-0.000000174451726598153*([.B228]-[.B$2])^2" office:value-type="float" office:value="43.0908188105992" calcext:value-type="float">
            <text:p>43.0908188105992</text:p>
          </table:table-cell>
          <table:table-cell table:formula="of:=[.G228]+[.$D228]+[.$E228]" office:value-type="float" office:value="42.9230498934414" calcext:value-type="float">
            <text:p>42.9230498934414</text:p>
          </table:table-cell>
          <table:table-cell table:formula="of:=[.H228]+[.$D228]+[.$E228]" office:value-type="float" office:value="42.9285476462331" calcext:value-type="float">
            <text:p>42.928547646233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8]-[.J228]" office:value-type="float" office:value="0.255452353766913" calcext:value-type="float">
            <text:p>0.2554523537669</text:p>
          </table:table-cell>
          <table:table-cell table:number-columns-repeated="1004"/>
        </table:table-row>
        <table:table-row table:style-name="ro1">
          <table:table-cell office:value-type="float" office:value="19720815" calcext:value-type="float">
            <text:p>19720815</text:p>
          </table:table-cell>
          <table:table-cell office:value-type="float" office:value="41544" calcext:value-type="float">
            <text:p>41544</text:p>
          </table:table-cell>
          <table:table-cell office:value-type="float" office:value="42.957" calcext:value-type="float">
            <text:p>42.957</text:p>
          </table:table-cell>
          <table:table-cell office:value-type="float" office:value="-0.1509193408079" calcext:value-type="float">
            <text:p>-0.1509193408079</text:p>
          </table:table-cell>
          <table:table-cell office:value-type="float" office:value="-0.0120604828101" calcext:value-type="float">
            <text:p>-0.0120604828101</text:p>
          </table:table-cell>
          <table:table-cell/>
          <table:table-cell table:formula="of:=[.G228]+([.G$368]-[.G$2])/([.B$368]-[.B$2])" office:value-type="float" office:value="43.0885176705679" calcext:value-type="float">
            <text:p>43.0885176705679</text:p>
          </table:table-cell>
          <table:table-cell table:formula="of:=42.3628865739608+0.003260365190381*([.B229]-[.B$2])-0.000000174451726598153*([.B229]-[.B$2])^2" office:value-type="float" office:value="43.0940001491574" calcext:value-type="float">
            <text:p>43.0940001491574</text:p>
          </table:table-cell>
          <table:table-cell table:formula="of:=[.G229]+[.$D229]+[.$E229]" office:value-type="float" office:value="42.9255378469499" calcext:value-type="float">
            <text:p>42.9255378469499</text:p>
          </table:table-cell>
          <table:table-cell table:formula="of:=[.H229]+[.$D229]+[.$E229]" office:value-type="float" office:value="42.9310203255394" calcext:value-type="float">
            <text:p>42.931020325539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29]-[.J229]" office:value-type="float" office:value="0.25297967446059" calcext:value-type="float">
            <text:p>0.2529796744606</text:p>
          </table:table-cell>
          <table:table-cell table:number-columns-repeated="1004"/>
        </table:table-row>
        <table:table-row table:style-name="ro1">
          <table:table-cell office:value-type="float" office:value="19720816" calcext:value-type="float">
            <text:p>19720816</text:p>
          </table:table-cell>
          <table:table-cell office:value-type="float" office:value="41545" calcext:value-type="float">
            <text:p>41545</text:p>
          </table:table-cell>
          <table:table-cell office:value-type="float" office:value="42.96" calcext:value-type="float">
            <text:p>42.960</text:p>
          </table:table-cell>
          <table:table-cell office:value-type="float" office:value="-0.1511200523164" calcext:value-type="float">
            <text:p>-0.1511200523164</text:p>
          </table:table-cell>
          <table:table-cell office:value-type="float" office:value="-0.0127241250748" calcext:value-type="float">
            <text:p>-0.0127241250748</text:p>
          </table:table-cell>
          <table:table-cell/>
          <table:table-cell table:formula="of:=[.G229]+([.G$368]-[.G$2])/([.B$368]-[.B$2])" office:value-type="float" office:value="43.0917142833282" calcext:value-type="float">
            <text:p>43.0917142833282</text:p>
          </table:table-cell>
          <table:table-cell table:formula="of:=42.3628865739608+0.003260365190381*([.B230]-[.B$2])-0.000000174451726598153*([.B230]-[.B$2])^2" office:value-type="float" office:value="43.0971811388122" calcext:value-type="float">
            <text:p>43.0971811388122</text:p>
          </table:table-cell>
          <table:table-cell table:formula="of:=[.G230]+[.$D230]+[.$E230]" office:value-type="float" office:value="42.927870105937" calcext:value-type="float">
            <text:p>42.9278701059370</text:p>
          </table:table-cell>
          <table:table-cell table:formula="of:=[.H230]+[.$D230]+[.$E230]" office:value-type="float" office:value="42.933336961421" calcext:value-type="float">
            <text:p>42.933336961421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0]-[.J230]" office:value-type="float" office:value="0.250663038579006" calcext:value-type="float">
            <text:p>0.2506630385790</text:p>
          </table:table-cell>
          <table:table-cell table:number-columns-repeated="1004"/>
        </table:table-row>
        <table:table-row table:style-name="ro1">
          <table:table-cell office:value-type="float" office:value="19720817" calcext:value-type="float">
            <text:p>19720817</text:p>
          </table:table-cell>
          <table:table-cell office:value-type="float" office:value="41546" calcext:value-type="float">
            <text:p>41546</text:p>
          </table:table-cell>
          <table:table-cell office:value-type="float" office:value="42.963" calcext:value-type="float">
            <text:p>42.963</text:p>
          </table:table-cell>
          <table:table-cell office:value-type="float" office:value="-0.1514725773254" calcext:value-type="float">
            <text:p>-0.1514725773254</text:p>
          </table:table-cell>
          <table:table-cell office:value-type="float" office:value="-0.0133787895134" calcext:value-type="float">
            <text:p>-0.0133787895134</text:p>
          </table:table-cell>
          <table:table-cell/>
          <table:table-cell table:formula="of:=[.G230]+([.G$368]-[.G$2])/([.B$368]-[.B$2])" office:value-type="float" office:value="43.0949108960886" calcext:value-type="float">
            <text:p>43.0949108960886</text:p>
          </table:table-cell>
          <table:table-cell table:formula="of:=42.3628865739608+0.003260365190381*([.B231]-[.B$2])-0.000000174451726598153*([.B231]-[.B$2])^2" office:value-type="float" office:value="43.1003617795635" calcext:value-type="float">
            <text:p>43.1003617795635</text:p>
          </table:table-cell>
          <table:table-cell table:formula="of:=[.G231]+[.$D231]+[.$E231]" office:value-type="float" office:value="42.9300595292498" calcext:value-type="float">
            <text:p>42.9300595292498</text:p>
          </table:table-cell>
          <table:table-cell table:formula="of:=[.H231]+[.$D231]+[.$E231]" office:value-type="float" office:value="42.9355104127247" calcext:value-type="float">
            <text:p>42.935510412724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1]-[.J231]" office:value-type="float" office:value="0.248489587275287" calcext:value-type="float">
            <text:p>0.2484895872753</text:p>
          </table:table-cell>
          <table:table-cell table:number-columns-repeated="1004"/>
        </table:table-row>
        <table:table-row table:style-name="ro1">
          <table:table-cell office:value-type="float" office:value="19720818" calcext:value-type="float">
            <text:p>19720818</text:p>
          </table:table-cell>
          <table:table-cell office:value-type="float" office:value="41547" calcext:value-type="float">
            <text:p>41547</text:p>
          </table:table-cell>
          <table:table-cell office:value-type="float" office:value="42.966" calcext:value-type="float">
            <text:p>42.966</text:p>
          </table:table-cell>
          <table:table-cell office:value-type="float" office:value="-0.1519429047956" calcext:value-type="float">
            <text:p>-0.1519429047956</text:p>
          </table:table-cell>
          <table:table-cell office:value-type="float" office:value="-0.0140240684324" calcext:value-type="float">
            <text:p>-0.0140240684324</text:p>
          </table:table-cell>
          <table:table-cell/>
          <table:table-cell table:formula="of:=[.G231]+([.G$368]-[.G$2])/([.B$368]-[.B$2])" office:value-type="float" office:value="43.098107508849" calcext:value-type="float">
            <text:p>43.0981075088490</text:p>
          </table:table-cell>
          <table:table-cell table:formula="of:=42.3628865739608+0.003260365190381*([.B232]-[.B$2])-0.000000174451726598153*([.B232]-[.B$2])^2" office:value-type="float" office:value="43.1035420714114" calcext:value-type="float">
            <text:p>43.1035420714114</text:p>
          </table:table-cell>
          <table:table-cell table:formula="of:=[.G232]+[.$D232]+[.$E232]" office:value-type="float" office:value="42.932140535621" calcext:value-type="float">
            <text:p>42.9321405356210</text:p>
          </table:table-cell>
          <table:table-cell table:formula="of:=[.H232]+[.$D232]+[.$E232]" office:value-type="float" office:value="42.9375750981834" calcext:value-type="float">
            <text:p>42.937575098183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2]-[.J232]" office:value-type="float" office:value="0.24642490181661" calcext:value-type="float">
            <text:p>0.2464249018166</text:p>
          </table:table-cell>
          <table:table-cell table:number-columns-repeated="1004"/>
        </table:table-row>
        <table:table-row table:style-name="ro1">
          <table:table-cell office:value-type="float" office:value="19720819" calcext:value-type="float">
            <text:p>19720819</text:p>
          </table:table-cell>
          <table:table-cell office:value-type="float" office:value="41548" calcext:value-type="float">
            <text:p>41548</text:p>
          </table:table-cell>
          <table:table-cell office:value-type="float" office:value="42.969" calcext:value-type="float">
            <text:p>42.969</text:p>
          </table:table-cell>
          <table:table-cell office:value-type="float" office:value="-0.1524779186831" calcext:value-type="float">
            <text:p>-0.1524779186831</text:p>
          </table:table-cell>
          <table:table-cell office:value-type="float" office:value="-0.0146595633383" calcext:value-type="float">
            <text:p>-0.0146595633383</text:p>
          </table:table-cell>
          <table:table-cell/>
          <table:table-cell table:formula="of:=[.G232]+([.G$368]-[.G$2])/([.B$368]-[.B$2])" office:value-type="float" office:value="43.1013041216094" calcext:value-type="float">
            <text:p>43.1013041216094</text:p>
          </table:table-cell>
          <table:table-cell table:formula="of:=42.3628865739608+0.003260365190381*([.B233]-[.B$2])-0.000000174451726598153*([.B233]-[.B$2])^2" office:value-type="float" office:value="43.1067220143558" calcext:value-type="float">
            <text:p>43.1067220143558</text:p>
          </table:table-cell>
          <table:table-cell table:formula="of:=[.G233]+[.$D233]+[.$E233]" office:value-type="float" office:value="42.934166639588" calcext:value-type="float">
            <text:p>42.9341666395880</text:p>
          </table:table-cell>
          <table:table-cell table:formula="of:=[.H233]+[.$D233]+[.$E233]" office:value-type="float" office:value="42.9395845323344" calcext:value-type="float">
            <text:p>42.939584532334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3]-[.J233]" office:value-type="float" office:value="0.244415467665583" calcext:value-type="float">
            <text:p>0.2444154676656</text:p>
          </table:table-cell>
          <table:table-cell table:number-columns-repeated="1004"/>
        </table:table-row>
        <table:table-row table:style-name="ro1">
          <table:table-cell office:value-type="float" office:value="19720820" calcext:value-type="float">
            <text:p>19720820</text:p>
          </table:table-cell>
          <table:table-cell office:value-type="float" office:value="41549" calcext:value-type="float">
            <text:p>41549</text:p>
          </table:table-cell>
          <table:table-cell office:value-type="float" office:value="42.972" calcext:value-type="float">
            <text:p>42.972</text:p>
          </table:table-cell>
          <table:table-cell office:value-type="float" office:value="-0.1530100321242" calcext:value-type="float">
            <text:p>-0.1530100321242</text:p>
          </table:table-cell>
          <table:table-cell office:value-type="float" office:value="-0.0152848853012" calcext:value-type="float">
            <text:p>-0.0152848853012</text:p>
          </table:table-cell>
          <table:table-cell/>
          <table:table-cell table:formula="of:=[.G233]+([.G$368]-[.G$2])/([.B$368]-[.B$2])" office:value-type="float" office:value="43.1045007343698" calcext:value-type="float">
            <text:p>43.1045007343698</text:p>
          </table:table-cell>
          <table:table-cell table:formula="of:=42.3628865739608+0.003260365190381*([.B234]-[.B$2])-0.000000174451726598153*([.B234]-[.B$2])^2" office:value-type="float" office:value="43.1099016083968" calcext:value-type="float">
            <text:p>43.1099016083968</text:p>
          </table:table-cell>
          <table:table-cell table:formula="of:=[.G234]+[.$D234]+[.$E234]" office:value-type="float" office:value="42.9362058169444" calcext:value-type="float">
            <text:p>42.9362058169444</text:p>
          </table:table-cell>
          <table:table-cell table:formula="of:=[.H234]+[.$D234]+[.$E234]" office:value-type="float" office:value="42.9416066909714" calcext:value-type="float">
            <text:p>42.941606690971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4]-[.J234]" office:value-type="float" office:value="0.242393309028621" calcext:value-type="float">
            <text:p>0.2423933090286</text:p>
          </table:table-cell>
          <table:table-cell table:number-columns-repeated="1004"/>
        </table:table-row>
        <table:table-row table:style-name="ro1">
          <table:table-cell office:value-type="float" office:value="19720821" calcext:value-type="float">
            <text:p>19720821</text:p>
          </table:table-cell>
          <table:table-cell office:value-type="float" office:value="41550" calcext:value-type="float">
            <text:p>41550</text:p>
          </table:table-cell>
          <table:table-cell office:value-type="float" office:value="42.975" calcext:value-type="float">
            <text:p>42.975</text:p>
          </table:table-cell>
          <table:table-cell office:value-type="float" office:value="-0.1534638109048" calcext:value-type="float">
            <text:p>-0.1534638109048</text:p>
          </table:table-cell>
          <table:table-cell office:value-type="float" office:value="-0.0158996553083" calcext:value-type="float">
            <text:p>-0.0158996553083</text:p>
          </table:table-cell>
          <table:table-cell/>
          <table:table-cell table:formula="of:=[.G234]+([.G$368]-[.G$2])/([.B$368]-[.B$2])" office:value-type="float" office:value="43.1076973471302" calcext:value-type="float">
            <text:p>43.1076973471302</text:p>
          </table:table-cell>
          <table:table-cell table:formula="of:=42.3628865739608+0.003260365190381*([.B235]-[.B$2])-0.000000174451726598153*([.B235]-[.B$2])^2" office:value-type="float" office:value="43.1130808535343" calcext:value-type="float">
            <text:p>43.1130808535343</text:p>
          </table:table-cell>
          <table:table-cell table:formula="of:=[.G235]+[.$D235]+[.$E235]" office:value-type="float" office:value="42.9383338809171" calcext:value-type="float">
            <text:p>42.9383338809171</text:p>
          </table:table-cell>
          <table:table-cell table:formula="of:=[.H235]+[.$D235]+[.$E235]" office:value-type="float" office:value="42.9437173873212" calcext:value-type="float">
            <text:p>42.943717387321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5]-[.J235]" office:value-type="float" office:value="0.240282612678811" calcext:value-type="float">
            <text:p>0.2402826126788</text:p>
          </table:table-cell>
          <table:table-cell table:number-columns-repeated="1004"/>
        </table:table-row>
        <table:table-row table:style-name="ro1">
          <table:table-cell office:value-type="float" office:value="19720822" calcext:value-type="float">
            <text:p>19720822</text:p>
          </table:table-cell>
          <table:table-cell office:value-type="float" office:value="41551" calcext:value-type="float">
            <text:p>41551</text:p>
          </table:table-cell>
          <table:table-cell office:value-type="float" office:value="42.978" calcext:value-type="float">
            <text:p>42.978</text:p>
          </table:table-cell>
          <table:table-cell office:value-type="float" office:value="-0.1537646277358" calcext:value-type="float">
            <text:p>-0.1537646277358</text:p>
          </table:table-cell>
          <table:table-cell office:value-type="float" office:value="-0.0165035046048" calcext:value-type="float">
            <text:p>-0.0165035046048</text:p>
          </table:table-cell>
          <table:table-cell/>
          <table:table-cell table:formula="of:=[.G235]+([.G$368]-[.G$2])/([.B$368]-[.B$2])" office:value-type="float" office:value="43.1108939598906" calcext:value-type="float">
            <text:p>43.1108939598906</text:p>
          </table:table-cell>
          <table:table-cell table:formula="of:=42.3628865739608+0.003260365190381*([.B236]-[.B$2])-0.000000174451726598153*([.B236]-[.B$2])^2" office:value-type="float" office:value="43.1162597497683" calcext:value-type="float">
            <text:p>43.1162597497683</text:p>
          </table:table-cell>
          <table:table-cell table:formula="of:=[.G236]+[.$D236]+[.$E236]" office:value-type="float" office:value="42.94062582755" calcext:value-type="float">
            <text:p>42.9406258275500</text:p>
          </table:table-cell>
          <table:table-cell table:formula="of:=[.H236]+[.$D236]+[.$E236]" office:value-type="float" office:value="42.9459916174278" calcext:value-type="float">
            <text:p>42.945991617427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6]-[.J236]" office:value-type="float" office:value="0.238008382572247" calcext:value-type="float">
            <text:p>0.2380083825722</text:p>
          </table:table-cell>
          <table:table-cell table:number-columns-repeated="1004"/>
        </table:table-row>
        <table:table-row table:style-name="ro1">
          <table:table-cell office:value-type="float" office:value="19720823" calcext:value-type="float">
            <text:p>19720823</text:p>
          </table:table-cell>
          <table:table-cell office:value-type="float" office:value="41552" calcext:value-type="float">
            <text:p>41552</text:p>
          </table:table-cell>
          <table:table-cell office:value-type="float" office:value="42.981" calcext:value-type="float">
            <text:p>42.981</text:p>
          </table:table-cell>
          <table:table-cell office:value-type="float" office:value="-0.1538507364925" calcext:value-type="float">
            <text:p>-0.1538507364925</text:p>
          </table:table-cell>
          <table:table-cell office:value-type="float" office:value="-0.0170960750246" calcext:value-type="float">
            <text:p>-0.0170960750246</text:p>
          </table:table-cell>
          <table:table-cell/>
          <table:table-cell table:formula="of:=[.G236]+([.G$368]-[.G$2])/([.B$368]-[.B$2])" office:value-type="float" office:value="43.1140905726509" calcext:value-type="float">
            <text:p>43.1140905726509</text:p>
          </table:table-cell>
          <table:table-cell table:formula="of:=42.3628865739608+0.003260365190381*([.B237]-[.B$2])-0.000000174451726598153*([.B237]-[.B$2])^2" office:value-type="float" office:value="43.119438297099" calcext:value-type="float">
            <text:p>43.1194382970990</text:p>
          </table:table-cell>
          <table:table-cell table:formula="of:=[.G237]+[.$D237]+[.$E237]" office:value-type="float" office:value="42.9431437611338" calcext:value-type="float">
            <text:p>42.9431437611338</text:p>
          </table:table-cell>
          <table:table-cell table:formula="of:=[.H237]+[.$D237]+[.$E237]" office:value-type="float" office:value="42.9484914855819" calcext:value-type="float">
            <text:p>42.948491485581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7]-[.J237]" office:value-type="float" office:value="0.235508514418143" calcext:value-type="float">
            <text:p>0.2355085144181</text:p>
          </table:table-cell>
          <table:table-cell table:number-columns-repeated="1004"/>
        </table:table-row>
        <table:table-row table:style-name="ro1">
          <table:table-cell office:value-type="float" office:value="19720824" calcext:value-type="float">
            <text:p>19720824</text:p>
          </table:table-cell>
          <table:table-cell office:value-type="float" office:value="41553" calcext:value-type="float">
            <text:p>41553</text:p>
          </table:table-cell>
          <table:table-cell office:value-type="float" office:value="42.984" calcext:value-type="float">
            <text:p>42.984</text:p>
          </table:table-cell>
          <table:table-cell office:value-type="float" office:value="-0.1536895152677" calcext:value-type="float">
            <text:p>-0.1536895152677</text:p>
          </table:table-cell>
          <table:table-cell office:value-type="float" office:value="-0.0176770193089" calcext:value-type="float">
            <text:p>-0.0176770193089</text:p>
          </table:table-cell>
          <table:table-cell/>
          <table:table-cell table:formula="of:=[.G237]+([.G$368]-[.G$2])/([.B$368]-[.B$2])" office:value-type="float" office:value="43.1172871854113" calcext:value-type="float">
            <text:p>43.1172871854113</text:p>
          </table:table-cell>
          <table:table-cell table:formula="of:=42.3628865739608+0.003260365190381*([.B238]-[.B$2])-0.000000174451726598153*([.B238]-[.B$2])^2" office:value-type="float" office:value="43.1226164955261" calcext:value-type="float">
            <text:p>43.1226164955261</text:p>
          </table:table-cell>
          <table:table-cell table:formula="of:=[.G238]+[.$D238]+[.$E238]" office:value-type="float" office:value="42.9459206508347" calcext:value-type="float">
            <text:p>42.9459206508347</text:p>
          </table:table-cell>
          <table:table-cell table:formula="of:=[.H238]+[.$D238]+[.$E238]" office:value-type="float" office:value="42.9512499609495" calcext:value-type="float">
            <text:p>42.951249960949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8]-[.J238]" office:value-type="float" office:value="0.232750039050487" calcext:value-type="float">
            <text:p>0.2327500390505</text:p>
          </table:table-cell>
          <table:table-cell table:number-columns-repeated="1004"/>
        </table:table-row>
        <table:table-row table:style-name="ro1">
          <table:table-cell office:value-type="float" office:value="19720825" calcext:value-type="float">
            <text:p>19720825</text:p>
          </table:table-cell>
          <table:table-cell office:value-type="float" office:value="41554" calcext:value-type="float">
            <text:p>41554</text:p>
          </table:table-cell>
          <table:table-cell office:value-type="float" office:value="42.987" calcext:value-type="float">
            <text:p>42.987</text:p>
          </table:table-cell>
          <table:table-cell office:value-type="float" office:value="-0.1532942575645" calcext:value-type="float">
            <text:p>-0.1532942575645</text:p>
          </table:table-cell>
          <table:table-cell office:value-type="float" office:value="-0.0182460014119" calcext:value-type="float">
            <text:p>-0.0182460014119</text:p>
          </table:table-cell>
          <table:table-cell/>
          <table:table-cell table:formula="of:=[.G238]+([.G$368]-[.G$2])/([.B$368]-[.B$2])" office:value-type="float" office:value="43.1204837981717" calcext:value-type="float">
            <text:p>43.1204837981717</text:p>
          </table:table-cell>
          <table:table-cell table:formula="of:=42.3628865739608+0.003260365190381*([.B239]-[.B$2])-0.000000174451726598153*([.B239]-[.B$2])^2" office:value-type="float" office:value="43.1257943450498" calcext:value-type="float">
            <text:p>43.1257943450498</text:p>
          </table:table-cell>
          <table:table-cell table:formula="of:=[.G239]+[.$D239]+[.$E239]" office:value-type="float" office:value="42.9489435391953" calcext:value-type="float">
            <text:p>42.9489435391953</text:p>
          </table:table-cell>
          <table:table-cell table:formula="of:=[.H239]+[.$D239]+[.$E239]" office:value-type="float" office:value="42.9542540860734" calcext:value-type="float">
            <text:p>42.954254086073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39]-[.J239]" office:value-type="float" office:value="0.229745913926592" calcext:value-type="float">
            <text:p>0.2297459139266</text:p>
          </table:table-cell>
          <table:table-cell table:number-columns-repeated="1004"/>
        </table:table-row>
        <table:table-row table:style-name="ro1">
          <table:table-cell office:value-type="float" office:value="19720826" calcext:value-type="float">
            <text:p>19720826</text:p>
          </table:table-cell>
          <table:table-cell office:value-type="float" office:value="41555" calcext:value-type="float">
            <text:p>41555</text:p>
          </table:table-cell>
          <table:table-cell office:value-type="float" office:value="42.99" calcext:value-type="float">
            <text:p>42.990</text:p>
          </table:table-cell>
          <table:table-cell office:value-type="float" office:value="-0.1527326927491" calcext:value-type="float">
            <text:p>-0.1527326927491</text:p>
          </table:table-cell>
          <table:table-cell office:value-type="float" office:value="-0.0188026967949" calcext:value-type="float">
            <text:p>-0.0188026967949</text:p>
          </table:table-cell>
          <table:table-cell/>
          <table:table-cell table:formula="of:=[.G239]+([.G$368]-[.G$2])/([.B$368]-[.B$2])" office:value-type="float" office:value="43.1236804109321" calcext:value-type="float">
            <text:p>43.1236804109321</text:p>
          </table:table-cell>
          <table:table-cell table:formula="of:=42.3628865739608+0.003260365190381*([.B240]-[.B$2])-0.000000174451726598153*([.B240]-[.B$2])^2" office:value-type="float" office:value="43.1289718456701" calcext:value-type="float">
            <text:p>43.1289718456701</text:p>
          </table:table-cell>
          <table:table-cell table:formula="of:=[.G240]+[.$D240]+[.$E240]" office:value-type="float" office:value="42.9521450213881" calcext:value-type="float">
            <text:p>42.9521450213881</text:p>
          </table:table-cell>
          <table:table-cell table:formula="of:=[.H240]+[.$D240]+[.$E240]" office:value-type="float" office:value="42.9574364561261" calcext:value-type="float">
            <text:p>42.957436456126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0]-[.J240]" office:value-type="float" office:value="0.226563543873944" calcext:value-type="float">
            <text:p>0.2265635438739</text:p>
          </table:table-cell>
          <table:table-cell table:number-columns-repeated="1004"/>
        </table:table-row>
        <table:table-row table:style-name="ro1">
          <table:table-cell office:value-type="float" office:value="19720827" calcext:value-type="float">
            <text:p>19720827</text:p>
          </table:table-cell>
          <table:table-cell office:value-type="float" office:value="41556" calcext:value-type="float">
            <text:p>41556</text:p>
          </table:table-cell>
          <table:table-cell office:value-type="float" office:value="42.993" calcext:value-type="float">
            <text:p>42.993</text:p>
          </table:table-cell>
          <table:table-cell office:value-type="float" office:value="-0.1521180707917" calcext:value-type="float">
            <text:p>-0.1521180707917</text:p>
          </table:table-cell>
          <table:table-cell office:value-type="float" office:value="-0.0193467927072" calcext:value-type="float">
            <text:p>-0.0193467927072</text:p>
          </table:table-cell>
          <table:table-cell/>
          <table:table-cell table:formula="of:=[.G240]+([.G$368]-[.G$2])/([.B$368]-[.B$2])" office:value-type="float" office:value="43.1268770236925" calcext:value-type="float">
            <text:p>43.1268770236925</text:p>
          </table:table-cell>
          <table:table-cell table:formula="of:=42.3628865739608+0.003260365190381*([.B241]-[.B$2])-0.000000174451726598153*([.B241]-[.B$2])^2" office:value-type="float" office:value="43.1321489973869" calcext:value-type="float">
            <text:p>43.1321489973869</text:p>
          </table:table-cell>
          <table:table-cell table:formula="of:=[.G241]+[.$D241]+[.$E241]" office:value-type="float" office:value="42.9554121601936" calcext:value-type="float">
            <text:p>42.9554121601936</text:p>
          </table:table-cell>
          <table:table-cell table:formula="of:=[.H241]+[.$D241]+[.$E241]" office:value-type="float" office:value="42.9606841338879" calcext:value-type="float">
            <text:p>42.960684133887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1]-[.J241]" office:value-type="float" office:value="0.223315866112053" calcext:value-type="float">
            <text:p>0.2233158661121</text:p>
          </table:table-cell>
          <table:table-cell table:number-columns-repeated="1004"/>
        </table:table-row>
        <table:table-row table:style-name="ro1">
          <table:table-cell office:value-type="float" office:value="19720828" calcext:value-type="float">
            <text:p>19720828</text:p>
          </table:table-cell>
          <table:table-cell office:value-type="float" office:value="41557" calcext:value-type="float">
            <text:p>41557</text:p>
          </table:table-cell>
          <table:table-cell office:value-type="float" office:value="42.996" calcext:value-type="float">
            <text:p>42.996</text:p>
          </table:table-cell>
          <table:table-cell office:value-type="float" office:value="-0.1515809068578" calcext:value-type="float">
            <text:p>-0.1515809068578</text:p>
          </table:table-cell>
          <table:table-cell office:value-type="float" office:value="-0.0198779884536" calcext:value-type="float">
            <text:p>-0.0198779884536</text:p>
          </table:table-cell>
          <table:table-cell/>
          <table:table-cell table:formula="of:=[.G241]+([.G$368]-[.G$2])/([.B$368]-[.B$2])" office:value-type="float" office:value="43.1300736364529" calcext:value-type="float">
            <text:p>43.1300736364529</text:p>
          </table:table-cell>
          <table:table-cell table:formula="of:=42.3628865739608+0.003260365190381*([.B242]-[.B$2])-0.000000174451726598153*([.B242]-[.B$2])^2" office:value-type="float" office:value="43.1353258002002" calcext:value-type="float">
            <text:p>43.1353258002002</text:p>
          </table:table-cell>
          <table:table-cell table:formula="of:=[.G242]+[.$D242]+[.$E242]" office:value-type="float" office:value="42.9586147411415" calcext:value-type="float">
            <text:p>42.9586147411415</text:p>
          </table:table-cell>
          <table:table-cell table:formula="of:=[.H242]+[.$D242]+[.$E242]" office:value-type="float" office:value="42.9638669048888" calcext:value-type="float">
            <text:p>42.963866904888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2]-[.J242]" office:value-type="float" office:value="0.220133095111215" calcext:value-type="float">
            <text:p>0.2201330951112</text:p>
          </table:table-cell>
          <table:table-cell table:number-columns-repeated="1004"/>
        </table:table-row>
        <table:table-row table:style-name="ro1">
          <table:table-cell office:value-type="float" office:value="19720829" calcext:value-type="float">
            <text:p>19720829</text:p>
          </table:table-cell>
          <table:table-cell office:value-type="float" office:value="41558" calcext:value-type="float">
            <text:p>41558</text:p>
          </table:table-cell>
          <table:table-cell office:value-type="float" office:value="42.999" calcext:value-type="float">
            <text:p>42.999</text:p>
          </table:table-cell>
          <table:table-cell office:value-type="float" office:value="-0.1512304847122" calcext:value-type="float">
            <text:p>-0.1512304847122</text:p>
          </table:table-cell>
          <table:table-cell office:value-type="float" office:value="-0.0203959956488" calcext:value-type="float">
            <text:p>-0.0203959956488</text:p>
          </table:table-cell>
          <table:table-cell/>
          <table:table-cell table:formula="of:=[.G242]+([.G$368]-[.G$2])/([.B$368]-[.B$2])" office:value-type="float" office:value="43.1332702492132" calcext:value-type="float">
            <text:p>43.1332702492132</text:p>
          </table:table-cell>
          <table:table-cell table:formula="of:=42.3628865739608+0.003260365190381*([.B243]-[.B$2])-0.000000174451726598153*([.B243]-[.B$2])^2" office:value-type="float" office:value="43.1385022541101" calcext:value-type="float">
            <text:p>43.1385022541101</text:p>
          </table:table-cell>
          <table:table-cell table:formula="of:=[.G243]+[.$D243]+[.$E243]" office:value-type="float" office:value="42.9616437688522" calcext:value-type="float">
            <text:p>42.9616437688522</text:p>
          </table:table-cell>
          <table:table-cell table:formula="of:=[.H243]+[.$D243]+[.$E243]" office:value-type="float" office:value="42.9668757737491" calcext:value-type="float">
            <text:p>42.966875773749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3]-[.J243]" office:value-type="float" office:value="0.217124226250924" calcext:value-type="float">
            <text:p>0.2171242262509</text:p>
          </table:table-cell>
          <table:table-cell table:number-columns-repeated="1004"/>
        </table:table-row>
        <table:table-row table:style-name="ro1">
          <table:table-cell office:value-type="float" office:value="19720830" calcext:value-type="float">
            <text:p>19720830</text:p>
          </table:table-cell>
          <table:table-cell office:value-type="float" office:value="41559" calcext:value-type="float">
            <text:p>41559</text:p>
          </table:table-cell>
          <table:table-cell office:value-type="float" office:value="43.002" calcext:value-type="float">
            <text:p>43.002</text:p>
          </table:table-cell>
          <table:table-cell office:value-type="float" office:value="-0.1511220558326" calcext:value-type="float">
            <text:p>-0.1511220558326</text:p>
          </table:table-cell>
          <table:table-cell office:value-type="float" office:value="-0.0209005384581" calcext:value-type="float">
            <text:p>-0.0209005384581</text:p>
          </table:table-cell>
          <table:table-cell/>
          <table:table-cell table:formula="of:=[.G243]+([.G$368]-[.G$2])/([.B$368]-[.B$2])" office:value-type="float" office:value="43.1364668619736" calcext:value-type="float">
            <text:p>43.1364668619736</text:p>
          </table:table-cell>
          <table:table-cell table:formula="of:=42.3628865739608+0.003260365190381*([.B244]-[.B$2])-0.000000174451726598153*([.B244]-[.B$2])^2" office:value-type="float" office:value="43.1416783591165" calcext:value-type="float">
            <text:p>43.1416783591165</text:p>
          </table:table-cell>
          <table:table-cell table:formula="of:=[.G244]+[.$D244]+[.$E244]" office:value-type="float" office:value="42.9644442676829" calcext:value-type="float">
            <text:p>42.9644442676829</text:p>
          </table:table-cell>
          <table:table-cell table:formula="of:=[.H244]+[.$D244]+[.$E244]" office:value-type="float" office:value="42.9696557648258" calcext:value-type="float">
            <text:p>42.969655764825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4]-[.J244]" office:value-type="float" office:value="0.214344235174188" calcext:value-type="float">
            <text:p>0.2143442351742</text:p>
          </table:table-cell>
          <table:table-cell table:number-columns-repeated="1004"/>
        </table:table-row>
        <table:table-row table:style-name="ro1">
          <table:table-cell office:value-type="float" office:value="19720831" calcext:value-type="float">
            <text:p>19720831</text:p>
          </table:table-cell>
          <table:table-cell office:value-type="float" office:value="41560" calcext:value-type="float">
            <text:p>41560</text:p>
          </table:table-cell>
          <table:table-cell office:value-type="float" office:value="43.005" calcext:value-type="float">
            <text:p>43.005</text:p>
          </table:table-cell>
          <table:table-cell office:value-type="float" office:value="-0.1512431533043" calcext:value-type="float">
            <text:p>-0.1512431533043</text:p>
          </table:table-cell>
          <table:table-cell office:value-type="float" office:value="-0.0213913538241" calcext:value-type="float">
            <text:p>-0.0213913538241</text:p>
          </table:table-cell>
          <table:table-cell/>
          <table:table-cell table:formula="of:=[.G244]+([.G$368]-[.G$2])/([.B$368]-[.B$2])" office:value-type="float" office:value="43.139663474734" calcext:value-type="float">
            <text:p>43.1396634747340</text:p>
          </table:table-cell>
          <table:table-cell table:formula="of:=42.3628865739608+0.003260365190381*([.B245]-[.B$2])-0.000000174451726598153*([.B245]-[.B$2])^2" office:value-type="float" office:value="43.1448541152195" calcext:value-type="float">
            <text:p>43.1448541152195</text:p>
          </table:table-cell>
          <table:table-cell table:formula="of:=[.G245]+[.$D245]+[.$E245]" office:value-type="float" office:value="42.9670289676056" calcext:value-type="float">
            <text:p>42.9670289676056</text:p>
          </table:table-cell>
          <table:table-cell table:formula="of:=[.H245]+[.$D245]+[.$E245]" office:value-type="float" office:value="42.9722196080911" calcext:value-type="float">
            <text:p>42.972219608091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5]-[.J245]" office:value-type="float" office:value="0.21178039190891" calcext:value-type="float">
            <text:p>0.2117803919089</text:p>
          </table:table-cell>
          <table:table-cell table:number-columns-repeated="1004"/>
        </table:table-row>
        <table:table-row table:style-name="ro1">
          <table:table-cell office:value-type="float" office:value="19720901" calcext:value-type="float">
            <text:p>19720901</text:p>
          </table:table-cell>
          <table:table-cell office:value-type="float" office:value="41561" calcext:value-type="float">
            <text:p>41561</text:p>
          </table:table-cell>
          <table:table-cell office:value-type="float" office:value="43.008" calcext:value-type="float">
            <text:p>43.008</text:p>
          </table:table-cell>
          <table:table-cell office:value-type="float" office:value="-0.1515225719961" calcext:value-type="float">
            <text:p>-0.1515225719961</text:p>
          </table:table-cell>
          <table:table-cell office:value-type="float" office:value="-0.0218681916788" calcext:value-type="float">
            <text:p>-0.0218681916788</text:p>
          </table:table-cell>
          <table:table-cell/>
          <table:table-cell table:formula="of:=[.G245]+([.G$368]-[.G$2])/([.B$368]-[.B$2])" office:value-type="float" office:value="43.1428600874944" calcext:value-type="float">
            <text:p>43.1428600874944</text:p>
          </table:table-cell>
          <table:table-cell table:formula="of:=42.3628865739608+0.003260365190381*([.B246]-[.B$2])-0.000000174451726598153*([.B246]-[.B$2])^2" office:value-type="float" office:value="43.148029522419" calcext:value-type="float">
            <text:p>43.1480295224190</text:p>
          </table:table-cell>
          <table:table-cell table:formula="of:=[.G246]+[.$D246]+[.$E246]" office:value-type="float" office:value="42.9694693238195" calcext:value-type="float">
            <text:p>42.9694693238195</text:p>
          </table:table-cell>
          <table:table-cell table:formula="of:=[.H246]+[.$D246]+[.$E246]" office:value-type="float" office:value="42.9746387587441" calcext:value-type="float">
            <text:p>42.974638758744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6]-[.J246]" office:value-type="float" office:value="0.20936124125587" calcext:value-type="float">
            <text:p>0.2093612412559</text:p>
          </table:table-cell>
          <table:table-cell table:number-columns-repeated="1004"/>
        </table:table-row>
        <table:table-row table:style-name="ro1">
          <table:table-cell office:value-type="float" office:value="19720902" calcext:value-type="float">
            <text:p>19720902</text:p>
          </table:table-cell>
          <table:table-cell office:value-type="float" office:value="41562" calcext:value-type="float">
            <text:p>41562</text:p>
          </table:table-cell>
          <table:table-cell office:value-type="float" office:value="43.011" calcext:value-type="float">
            <text:p>43.011</text:p>
          </table:table-cell>
          <table:table-cell office:value-type="float" office:value="-0.1518554932472" calcext:value-type="float">
            <text:p>-0.1518554932472</text:p>
          </table:table-cell>
          <table:table-cell office:value-type="float" office:value="-0.0223308151424" calcext:value-type="float">
            <text:p>-0.0223308151424</text:p>
          </table:table-cell>
          <table:table-cell/>
          <table:table-cell table:formula="of:=[.G246]+([.G$368]-[.G$2])/([.B$368]-[.B$2])" office:value-type="float" office:value="43.1460567002548" calcext:value-type="float">
            <text:p>43.1460567002548</text:p>
          </table:table-cell>
          <table:table-cell table:formula="of:=42.3628865739608+0.003260365190381*([.B247]-[.B$2])-0.000000174451726598153*([.B247]-[.B$2])^2" office:value-type="float" office:value="43.1512045807151" calcext:value-type="float">
            <text:p>43.1512045807151</text:p>
          </table:table-cell>
          <table:table-cell table:formula="of:=[.G247]+[.$D247]+[.$E247]" office:value-type="float" office:value="42.9718703918652" calcext:value-type="float">
            <text:p>42.9718703918652</text:p>
          </table:table-cell>
          <table:table-cell table:formula="of:=[.H247]+[.$D247]+[.$E247]" office:value-type="float" office:value="42.9770182723255" calcext:value-type="float">
            <text:p>42.977018272325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7]-[.J247]" office:value-type="float" office:value="0.206981727674503" calcext:value-type="float">
            <text:p>0.2069817276745</text:p>
          </table:table-cell>
          <table:table-cell table:number-columns-repeated="1004"/>
        </table:table-row>
        <table:table-row table:style-name="ro1">
          <table:table-cell office:value-type="float" office:value="19720903" calcext:value-type="float">
            <text:p>19720903</text:p>
          </table:table-cell>
          <table:table-cell office:value-type="float" office:value="41563" calcext:value-type="float">
            <text:p>41563</text:p>
          </table:table-cell>
          <table:table-cell office:value-type="float" office:value="43.014" calcext:value-type="float">
            <text:p>43.014</text:p>
          </table:table-cell>
          <table:table-cell office:value-type="float" office:value="-0.1521338971727" calcext:value-type="float">
            <text:p>-0.1521338971727</text:p>
          </table:table-cell>
          <table:table-cell office:value-type="float" office:value="-0.0227790007061" calcext:value-type="float">
            <text:p>-0.0227790007061</text:p>
          </table:table-cell>
          <table:table-cell/>
          <table:table-cell table:formula="of:=[.G247]+([.G$368]-[.G$2])/([.B$368]-[.B$2])" office:value-type="float" office:value="43.1492533130152" calcext:value-type="float">
            <text:p>43.1492533130152</text:p>
          </table:table-cell>
          <table:table-cell table:formula="of:=42.3628865739608+0.003260365190381*([.B248]-[.B$2])-0.000000174451726598153*([.B248]-[.B$2])^2" office:value-type="float" office:value="43.1543792901077" calcext:value-type="float">
            <text:p>43.1543792901077</text:p>
          </table:table-cell>
          <table:table-cell table:formula="of:=[.G248]+[.$D248]+[.$E248]" office:value-type="float" office:value="42.9743404151364" calcext:value-type="float">
            <text:p>42.9743404151364</text:p>
          </table:table-cell>
          <table:table-cell table:formula="of:=[.H248]+[.$D248]+[.$E248]" office:value-type="float" office:value="42.9794663922289" calcext:value-type="float">
            <text:p>42.979466392228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8]-[.J248]" office:value-type="float" office:value="0.20453360777109" calcext:value-type="float">
            <text:p>0.2045336077711</text:p>
          </table:table-cell>
          <table:table-cell table:number-columns-repeated="1004"/>
        </table:table-row>
        <table:table-row table:style-name="ro1">
          <table:table-cell office:value-type="float" office:value="19720904" calcext:value-type="float">
            <text:p>19720904</text:p>
          </table:table-cell>
          <table:table-cell office:value-type="float" office:value="41564" calcext:value-type="float">
            <text:p>41564</text:p>
          </table:table-cell>
          <table:table-cell office:value-type="float" office:value="43.017" calcext:value-type="float">
            <text:p>43.017</text:p>
          </table:table-cell>
          <table:table-cell office:value-type="float" office:value="-0.1522731771947" calcext:value-type="float">
            <text:p>-0.1522731771947</text:p>
          </table:table-cell>
          <table:table-cell office:value-type="float" office:value="-0.023212538401" calcext:value-type="float">
            <text:p>-0.0232125384010</text:p>
          </table:table-cell>
          <table:table-cell/>
          <table:table-cell table:formula="of:=[.G248]+([.G$368]-[.G$2])/([.B$368]-[.B$2])" office:value-type="float" office:value="43.1524499257755" calcext:value-type="float">
            <text:p>43.1524499257755</text:p>
          </table:table-cell>
          <table:table-cell table:formula="of:=42.3628865739608+0.003260365190381*([.B249]-[.B$2])-0.000000174451726598153*([.B249]-[.B$2])^2" office:value-type="float" office:value="43.1575536505969" calcext:value-type="float">
            <text:p>43.1575536505969</text:p>
          </table:table-cell>
          <table:table-cell table:formula="of:=[.G249]+[.$D249]+[.$E249]" office:value-type="float" office:value="42.9769642101798" calcext:value-type="float">
            <text:p>42.9769642101798</text:p>
          </table:table-cell>
          <table:table-cell table:formula="of:=[.H249]+[.$D249]+[.$E249]" office:value-type="float" office:value="42.9820679350012" calcext:value-type="float">
            <text:p>42.982067935001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49]-[.J249]" office:value-type="float" office:value="0.201932064998815" calcext:value-type="float">
            <text:p>0.2019320649988</text:p>
          </table:table-cell>
          <table:table-cell table:number-columns-repeated="1004"/>
        </table:table-row>
        <table:table-row table:style-name="ro1">
          <table:table-cell office:value-type="float" office:value="19720905" calcext:value-type="float">
            <text:p>19720905</text:p>
          </table:table-cell>
          <table:table-cell office:value-type="float" office:value="41565" calcext:value-type="float">
            <text:p>41565</text:p>
          </table:table-cell>
          <table:table-cell office:value-type="float" office:value="43.02" calcext:value-type="float">
            <text:p>43.020</text:p>
          </table:table-cell>
          <table:table-cell office:value-type="float" office:value="-0.1522298693862" calcext:value-type="float">
            <text:p>-0.1522298693862</text:p>
          </table:table-cell>
          <table:table-cell office:value-type="float" office:value="-0.0236312319517" calcext:value-type="float">
            <text:p>-0.0236312319517</text:p>
          </table:table-cell>
          <table:table-cell/>
          <table:table-cell table:formula="of:=[.G249]+([.G$368]-[.G$2])/([.B$368]-[.B$2])" office:value-type="float" office:value="43.1556465385359" calcext:value-type="float">
            <text:p>43.1556465385359</text:p>
          </table:table-cell>
          <table:table-cell table:formula="of:=42.3628865739608+0.003260365190381*([.B250]-[.B$2])-0.000000174451726598153*([.B250]-[.B$2])^2" office:value-type="float" office:value="43.1607276621826" calcext:value-type="float">
            <text:p>43.1607276621826</text:p>
          </table:table-cell>
          <table:table-cell table:formula="of:=[.G250]+[.$D250]+[.$E250]" office:value-type="float" office:value="42.979785437198" calcext:value-type="float">
            <text:p>42.9797854371980</text:p>
          </table:table-cell>
          <table:table-cell table:formula="of:=[.H250]+[.$D250]+[.$E250]" office:value-type="float" office:value="42.9848665608447" calcext:value-type="float">
            <text:p>42.984866560844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0]-[.J250]" office:value-type="float" office:value="0.199133439155297" calcext:value-type="float">
            <text:p>0.1991334391553</text:p>
          </table:table-cell>
          <table:table-cell table:number-columns-repeated="1004"/>
        </table:table-row>
        <table:table-row table:style-name="ro1">
          <table:table-cell office:value-type="float" office:value="19720906" calcext:value-type="float">
            <text:p>19720906</text:p>
          </table:table-cell>
          <table:table-cell office:value-type="float" office:value="41566" calcext:value-type="float">
            <text:p>41566</text:p>
          </table:table-cell>
          <table:table-cell office:value-type="float" office:value="43.023" calcext:value-type="float">
            <text:p>43.023</text:p>
          </table:table-cell>
          <table:table-cell office:value-type="float" office:value="-0.152008258019" calcext:value-type="float">
            <text:p>-0.1520082580190</text:p>
          </table:table-cell>
          <table:table-cell office:value-type="float" office:value="-0.024034898915" calcext:value-type="float">
            <text:p>-0.0240348989150</text:p>
          </table:table-cell>
          <table:table-cell/>
          <table:table-cell table:formula="of:=[.G250]+([.G$368]-[.G$2])/([.B$368]-[.B$2])" office:value-type="float" office:value="43.1588431512963" calcext:value-type="float">
            <text:p>43.1588431512963</text:p>
          </table:table-cell>
          <table:table-cell table:formula="of:=42.3628865739608+0.003260365190381*([.B251]-[.B$2])-0.000000174451726598153*([.B251]-[.B$2])^2" office:value-type="float" office:value="43.1639013248649" calcext:value-type="float">
            <text:p>43.1639013248649</text:p>
          </table:table-cell>
          <table:table-cell table:formula="of:=[.G251]+[.$D251]+[.$E251]" office:value-type="float" office:value="42.9827999943623" calcext:value-type="float">
            <text:p>42.9827999943623</text:p>
          </table:table-cell>
          <table:table-cell table:formula="of:=[.H251]+[.$D251]+[.$E251]" office:value-type="float" office:value="42.9878581679309" calcext:value-type="float">
            <text:p>42.987858167930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1]-[.J251]" office:value-type="float" office:value="0.196141832069145" calcext:value-type="float">
            <text:p>0.1961418320691</text:p>
          </table:table-cell>
          <table:table-cell table:number-columns-repeated="1004"/>
        </table:table-row>
        <table:table-row table:style-name="ro1">
          <table:table-cell office:value-type="float" office:value="19720907" calcext:value-type="float">
            <text:p>19720907</text:p>
          </table:table-cell>
          <table:table-cell office:value-type="float" office:value="41567" calcext:value-type="float">
            <text:p>41567</text:p>
          </table:table-cell>
          <table:table-cell office:value-type="float" office:value="43.026" calcext:value-type="float">
            <text:p>43.026</text:p>
          </table:table-cell>
          <table:table-cell office:value-type="float" office:value="-0.151655299539" calcext:value-type="float">
            <text:p>-0.1516552995390</text:p>
          </table:table-cell>
          <table:table-cell office:value-type="float" office:value="-0.0244233708031" calcext:value-type="float">
            <text:p>-0.0244233708031</text:p>
          </table:table-cell>
          <table:table-cell/>
          <table:table-cell table:formula="of:=[.G251]+([.G$368]-[.G$2])/([.B$368]-[.B$2])" office:value-type="float" office:value="43.1620397640567" calcext:value-type="float">
            <text:p>43.1620397640567</text:p>
          </table:table-cell>
          <table:table-cell table:formula="of:=42.3628865739608+0.003260365190381*([.B252]-[.B$2])-0.000000174451726598153*([.B252]-[.B$2])^2" office:value-type="float" office:value="43.1670746386437" calcext:value-type="float">
            <text:p>43.1670746386437</text:p>
          </table:table-cell>
          <table:table-cell table:formula="of:=[.G252]+[.$D252]+[.$E252]" office:value-type="float" office:value="42.9859610937146" calcext:value-type="float">
            <text:p>42.9859610937146</text:p>
          </table:table-cell>
          <table:table-cell table:formula="of:=[.H252]+[.$D252]+[.$E252]" office:value-type="float" office:value="42.9909959683016" calcext:value-type="float">
            <text:p>42.990995968301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2]-[.J252]" office:value-type="float" office:value="0.193004031698429" calcext:value-type="float">
            <text:p>0.1930040316984</text:p>
          </table:table-cell>
          <table:table-cell table:number-columns-repeated="1004"/>
        </table:table-row>
        <table:table-row table:style-name="ro1">
          <table:table-cell office:value-type="float" office:value="19720908" calcext:value-type="float">
            <text:p>19720908</text:p>
          </table:table-cell>
          <table:table-cell office:value-type="float" office:value="41568" calcext:value-type="float">
            <text:p>41568</text:p>
          </table:table-cell>
          <table:table-cell office:value-type="float" office:value="43.029" calcext:value-type="float">
            <text:p>43.029</text:p>
          </table:table-cell>
          <table:table-cell office:value-type="float" office:value="-0.1512456005996" calcext:value-type="float">
            <text:p>-0.1512456005996</text:p>
          </table:table-cell>
          <table:table-cell office:value-type="float" office:value="-0.0247964931915" calcext:value-type="float">
            <text:p>-0.0247964931915</text:p>
          </table:table-cell>
          <table:table-cell/>
          <table:table-cell table:formula="of:=[.G252]+([.G$368]-[.G$2])/([.B$368]-[.B$2])" office:value-type="float" office:value="43.1652363768171" calcext:value-type="float">
            <text:p>43.1652363768171</text:p>
          </table:table-cell>
          <table:table-cell table:formula="of:=42.3628865739608+0.003260365190381*([.B253]-[.B$2])-0.000000174451726598153*([.B253]-[.B$2])^2" office:value-type="float" office:value="43.170247603519" calcext:value-type="float">
            <text:p>43.1702476035190</text:p>
          </table:table-cell>
          <table:table-cell table:formula="of:=[.G253]+[.$D253]+[.$E253]" office:value-type="float" office:value="42.989194283026" calcext:value-type="float">
            <text:p>42.9891942830260</text:p>
          </table:table-cell>
          <table:table-cell table:formula="of:=[.H253]+[.$D253]+[.$E253]" office:value-type="float" office:value="42.9942055097279" calcext:value-type="float">
            <text:p>42.994205509727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3]-[.J253]" office:value-type="float" office:value="0.189794490272078" calcext:value-type="float">
            <text:p>0.1897944902721</text:p>
          </table:table-cell>
          <table:table-cell table:number-columns-repeated="1004"/>
        </table:table-row>
        <table:table-row table:style-name="ro1">
          <table:table-cell office:value-type="float" office:value="19720909" calcext:value-type="float">
            <text:p>19720909</text:p>
          </table:table-cell>
          <table:table-cell office:value-type="float" office:value="41569" calcext:value-type="float">
            <text:p>41569</text:p>
          </table:table-cell>
          <table:table-cell office:value-type="float" office:value="43.032" calcext:value-type="float">
            <text:p>43.032</text:p>
          </table:table-cell>
          <table:table-cell office:value-type="float" office:value="-0.1508613218004" calcext:value-type="float">
            <text:p>-0.1508613218004</text:p>
          </table:table-cell>
          <table:table-cell office:value-type="float" office:value="-0.0251541258111" calcext:value-type="float">
            <text:p>-0.0251541258111</text:p>
          </table:table-cell>
          <table:table-cell/>
          <table:table-cell table:formula="of:=[.G253]+([.G$368]-[.G$2])/([.B$368]-[.B$2])" office:value-type="float" office:value="43.1684329895775" calcext:value-type="float">
            <text:p>43.1684329895775</text:p>
          </table:table-cell>
          <table:table-cell table:formula="of:=42.3628865739608+0.003260365190381*([.B254]-[.B$2])-0.000000174451726598153*([.B254]-[.B$2])^2" office:value-type="float" office:value="43.1734202194909" calcext:value-type="float">
            <text:p>43.1734202194909</text:p>
          </table:table-cell>
          <table:table-cell table:formula="of:=[.G254]+[.$D254]+[.$E254]" office:value-type="float" office:value="42.992417541966" calcext:value-type="float">
            <text:p>42.9924175419660</text:p>
          </table:table-cell>
          <table:table-cell table:formula="of:=[.H254]+[.$D254]+[.$E254]" office:value-type="float" office:value="42.9974047718794" calcext:value-type="float">
            <text:p>42.997404771879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4]-[.J254]" office:value-type="float" office:value="0.186595228120574" calcext:value-type="float">
            <text:p>0.1865952281206</text:p>
          </table:table-cell>
          <table:table-cell table:number-columns-repeated="1004"/>
        </table:table-row>
        <table:table-row table:style-name="ro1">
          <table:table-cell office:value-type="float" office:value="19720910" calcext:value-type="float">
            <text:p>19720910</text:p>
          </table:table-cell>
          <table:table-cell office:value-type="float" office:value="41570" calcext:value-type="float">
            <text:p>41570</text:p>
          </table:table-cell>
          <table:table-cell office:value-type="float" office:value="43.035" calcext:value-type="float">
            <text:p>43.035</text:p>
          </table:table-cell>
          <table:table-cell office:value-type="float" office:value="-0.150573672938" calcext:value-type="float">
            <text:p>-0.1505736729380</text:p>
          </table:table-cell>
          <table:table-cell office:value-type="float" office:value="-0.0254961426258" calcext:value-type="float">
            <text:p>-0.0254961426258</text:p>
          </table:table-cell>
          <table:table-cell/>
          <table:table-cell table:formula="of:=[.G254]+([.G$368]-[.G$2])/([.B$368]-[.B$2])" office:value-type="float" office:value="43.1716296023378" calcext:value-type="float">
            <text:p>43.1716296023378</text:p>
          </table:table-cell>
          <table:table-cell table:formula="of:=42.3628865739608+0.003260365190381*([.B255]-[.B$2])-0.000000174451726598153*([.B255]-[.B$2])^2" office:value-type="float" office:value="43.1765924865594" calcext:value-type="float">
            <text:p>43.1765924865594</text:p>
          </table:table-cell>
          <table:table-cell table:formula="of:=[.G255]+[.$D255]+[.$E255]" office:value-type="float" office:value="42.995559786774" calcext:value-type="float">
            <text:p>42.9955597867740</text:p>
          </table:table-cell>
          <table:table-cell table:formula="of:=[.H255]+[.$D255]+[.$E255]" office:value-type="float" office:value="43.0005226709956" calcext:value-type="float">
            <text:p>43.000522670995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5]-[.J255]" office:value-type="float" office:value="0.183477329004425" calcext:value-type="float">
            <text:p>0.1834773290044</text:p>
          </table:table-cell>
          <table:table-cell table:number-columns-repeated="1004"/>
        </table:table-row>
        <table:table-row table:style-name="ro1">
          <table:table-cell office:value-type="float" office:value="19720911" calcext:value-type="float">
            <text:p>19720911</text:p>
          </table:table-cell>
          <table:table-cell office:value-type="float" office:value="41571" calcext:value-type="float">
            <text:p>41571</text:p>
          </table:table-cell>
          <table:table-cell office:value-type="float" office:value="43.038" calcext:value-type="float">
            <text:p>43.038</text:p>
          </table:table-cell>
          <table:table-cell office:value-type="float" office:value="-0.1504310787831" calcext:value-type="float">
            <text:p>-0.1504310787831</text:p>
          </table:table-cell>
          <table:table-cell office:value-type="float" office:value="-0.0258224318928" calcext:value-type="float">
            <text:p>-0.0258224318928</text:p>
          </table:table-cell>
          <table:table-cell/>
          <table:table-cell table:formula="of:=[.G255]+([.G$368]-[.G$2])/([.B$368]-[.B$2])" office:value-type="float" office:value="43.1748262150982" calcext:value-type="float">
            <text:p>43.1748262150982</text:p>
          </table:table-cell>
          <table:table-cell table:formula="of:=42.3628865739608+0.003260365190381*([.B256]-[.B$2])-0.000000174451726598153*([.B256]-[.B$2])^2" office:value-type="float" office:value="43.1797644047244" calcext:value-type="float">
            <text:p>43.1797644047244</text:p>
          </table:table-cell>
          <table:table-cell table:formula="of:=[.G256]+[.$D256]+[.$E256]" office:value-type="float" office:value="42.9985727044223" calcext:value-type="float">
            <text:p>42.9985727044223</text:p>
          </table:table-cell>
          <table:table-cell table:formula="of:=[.H256]+[.$D256]+[.$E256]" office:value-type="float" office:value="43.0035108940485" calcext:value-type="float">
            <text:p>43.003510894048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6]-[.J256]" office:value-type="float" office:value="0.18048910595153" calcext:value-type="float">
            <text:p>0.1804891059515</text:p>
          </table:table-cell>
          <table:table-cell table:number-columns-repeated="1004"/>
        </table:table-row>
        <table:table-row table:style-name="ro1">
          <table:table-cell office:value-type="float" office:value="19720912" calcext:value-type="float">
            <text:p>19720912</text:p>
          </table:table-cell>
          <table:table-cell office:value-type="float" office:value="41572" calcext:value-type="float">
            <text:p>41572</text:p>
          </table:table-cell>
          <table:table-cell office:value-type="float" office:value="43.041" calcext:value-type="float">
            <text:p>43.041</text:p>
          </table:table-cell>
          <table:table-cell office:value-type="float" office:value="-0.1504549638409" calcext:value-type="float">
            <text:p>-0.1504549638409</text:p>
          </table:table-cell>
          <table:table-cell office:value-type="float" office:value="-0.0261328962088" calcext:value-type="float">
            <text:p>-0.0261328962088</text:p>
          </table:table-cell>
          <table:table-cell/>
          <table:table-cell table:formula="of:=[.G256]+([.G$368]-[.G$2])/([.B$368]-[.B$2])" office:value-type="float" office:value="43.1780228278586" calcext:value-type="float">
            <text:p>43.1780228278586</text:p>
          </table:table-cell>
          <table:table-cell table:formula="of:=42.3628865739608+0.003260365190381*([.B257]-[.B$2])-0.000000174451726598153*([.B257]-[.B$2])^2" office:value-type="float" office:value="43.1829359739859" calcext:value-type="float">
            <text:p>43.1829359739859</text:p>
          </table:table-cell>
          <table:table-cell table:formula="of:=[.G257]+[.$D257]+[.$E257]" office:value-type="float" office:value="43.0014349678089" calcext:value-type="float">
            <text:p>43.0014349678089</text:p>
          </table:table-cell>
          <table:table-cell table:formula="of:=[.H257]+[.$D257]+[.$E257]" office:value-type="float" office:value="43.0063481139362" calcext:value-type="float">
            <text:p>43.006348113936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7]-[.J257]" office:value-type="float" office:value="0.177651886063785" calcext:value-type="float">
            <text:p>0.1776518860638</text:p>
          </table:table-cell>
          <table:table-cell table:number-columns-repeated="1004"/>
        </table:table-row>
        <table:table-row table:style-name="ro1">
          <table:table-cell office:value-type="float" office:value="19720913" calcext:value-type="float">
            <text:p>19720913</text:p>
          </table:table-cell>
          <table:table-cell office:value-type="float" office:value="41573" calcext:value-type="float">
            <text:p>41573</text:p>
          </table:table-cell>
          <table:table-cell office:value-type="float" office:value="43.044" calcext:value-type="float">
            <text:p>43.044</text:p>
          </table:table-cell>
          <table:table-cell office:value-type="float" office:value="-0.150640636437" calcext:value-type="float">
            <text:p>-0.1506406364370</text:p>
          </table:table-cell>
          <table:table-cell office:value-type="float" office:value="-0.0264274525397" calcext:value-type="float">
            <text:p>-0.0264274525397</text:p>
          </table:table-cell>
          <table:table-cell/>
          <table:table-cell table:formula="of:=[.G257]+([.G$368]-[.G$2])/([.B$368]-[.B$2])" office:value-type="float" office:value="43.181219440619" calcext:value-type="float">
            <text:p>43.1812194406190</text:p>
          </table:table-cell>
          <table:table-cell table:formula="of:=42.3628865739608+0.003260365190381*([.B258]-[.B$2])-0.000000174451726598153*([.B258]-[.B$2])^2" office:value-type="float" office:value="43.186107194344" calcext:value-type="float">
            <text:p>43.1861071943440</text:p>
          </table:table-cell>
          <table:table-cell table:formula="of:=[.G258]+[.$D258]+[.$E258]" office:value-type="float" office:value="43.0041513516423" calcext:value-type="float">
            <text:p>43.0041513516423</text:p>
          </table:table-cell>
          <table:table-cell table:formula="of:=[.H258]+[.$D258]+[.$E258]" office:value-type="float" office:value="43.0090391053673" calcext:value-type="float">
            <text:p>43.009039105367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8]-[.J258]" office:value-type="float" office:value="0.17496089463269" calcext:value-type="float">
            <text:p>0.1749608946327</text:p>
          </table:table-cell>
          <table:table-cell table:number-columns-repeated="1004"/>
        </table:table-row>
        <table:table-row table:style-name="ro1">
          <table:table-cell office:value-type="float" office:value="19720914" calcext:value-type="float">
            <text:p>19720914</text:p>
          </table:table-cell>
          <table:table-cell office:value-type="float" office:value="41574" calcext:value-type="float">
            <text:p>41574</text:p>
          </table:table-cell>
          <table:table-cell office:value-type="float" office:value="43.047" calcext:value-type="float">
            <text:p>43.047</text:p>
          </table:table-cell>
          <table:table-cell office:value-type="float" office:value="-0.1509602724344" calcext:value-type="float">
            <text:p>-0.1509602724344</text:p>
          </table:table-cell>
          <table:table-cell office:value-type="float" office:value="-0.0267060322343" calcext:value-type="float">
            <text:p>-0.0267060322343</text:p>
          </table:table-cell>
          <table:table-cell/>
          <table:table-cell table:formula="of:=[.G258]+([.G$368]-[.G$2])/([.B$368]-[.B$2])" office:value-type="float" office:value="43.1844160533794" calcext:value-type="float">
            <text:p>43.1844160533794</text:p>
          </table:table-cell>
          <table:table-cell table:formula="of:=42.3628865739608+0.003260365190381*([.B259]-[.B$2])-0.000000174451726598153*([.B259]-[.B$2])^2" office:value-type="float" office:value="43.1892780657986" calcext:value-type="float">
            <text:p>43.1892780657986</text:p>
          </table:table-cell>
          <table:table-cell table:formula="of:=[.G259]+[.$D259]+[.$E259]" office:value-type="float" office:value="43.0067497487107" calcext:value-type="float">
            <text:p>43.0067497487107</text:p>
          </table:table-cell>
          <table:table-cell table:formula="of:=[.H259]+[.$D259]+[.$E259]" office:value-type="float" office:value="43.0116117611299" calcext:value-type="float">
            <text:p>43.011611761129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59]-[.J259]" office:value-type="float" office:value="0.17238823887007" calcext:value-type="float">
            <text:p>0.1723882388701</text:p>
          </table:table-cell>
          <table:table-cell table:number-columns-repeated="1004"/>
        </table:table-row>
        <table:table-row table:style-name="ro1">
          <table:table-cell office:value-type="float" office:value="19720915" calcext:value-type="float">
            <text:p>19720915</text:p>
          </table:table-cell>
          <table:table-cell office:value-type="float" office:value="41575" calcext:value-type="float">
            <text:p>41575</text:p>
          </table:table-cell>
          <table:table-cell office:value-type="float" office:value="43.05" calcext:value-type="float">
            <text:p>43.050</text:p>
          </table:table-cell>
          <table:table-cell office:value-type="float" office:value="-0.1513667278506" calcext:value-type="float">
            <text:p>-0.1513667278506</text:p>
          </table:table-cell>
          <table:table-cell office:value-type="float" office:value="-0.0269685810232" calcext:value-type="float">
            <text:p>-0.0269685810232</text:p>
          </table:table-cell>
          <table:table-cell/>
          <table:table-cell table:formula="of:=[.G259]+([.G$368]-[.G$2])/([.B$368]-[.B$2])" office:value-type="float" office:value="43.1876126661398" calcext:value-type="float">
            <text:p>43.1876126661398</text:p>
          </table:table-cell>
          <table:table-cell table:formula="of:=42.3628865739608+0.003260365190381*([.B260]-[.B$2])-0.000000174451726598153*([.B260]-[.B$2])^2" office:value-type="float" office:value="43.1924485883498" calcext:value-type="float">
            <text:p>43.1924485883498</text:p>
          </table:table-cell>
          <table:table-cell table:formula="of:=[.G260]+[.$D260]+[.$E260]" office:value-type="float" office:value="43.009277357266" calcext:value-type="float">
            <text:p>43.0092773572660</text:p>
          </table:table-cell>
          <table:table-cell table:formula="of:=[.H260]+[.$D260]+[.$E260]" office:value-type="float" office:value="43.014113279476" calcext:value-type="float">
            <text:p>43.014113279476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0]-[.J260]" office:value-type="float" office:value="0.169886720523976" calcext:value-type="float">
            <text:p>0.1698867205240</text:p>
          </table:table-cell>
          <table:table-cell table:number-columns-repeated="1004"/>
        </table:table-row>
        <table:table-row table:style-name="ro1">
          <table:table-cell office:value-type="float" office:value="19720916" calcext:value-type="float">
            <text:p>19720916</text:p>
          </table:table-cell>
          <table:table-cell office:value-type="float" office:value="41576" calcext:value-type="float">
            <text:p>41576</text:p>
          </table:table-cell>
          <table:table-cell office:value-type="float" office:value="43.053" calcext:value-type="float">
            <text:p>43.053</text:p>
          </table:table-cell>
          <table:table-cell office:value-type="float" office:value="-0.1517983005442" calcext:value-type="float">
            <text:p>-0.1517983005442</text:p>
          </table:table-cell>
          <table:table-cell office:value-type="float" office:value="-0.0272150590014" calcext:value-type="float">
            <text:p>-0.0272150590014</text:p>
          </table:table-cell>
          <table:table-cell/>
          <table:table-cell table:formula="of:=[.G260]+([.G$368]-[.G$2])/([.B$368]-[.B$2])" office:value-type="float" office:value="43.1908092789001" calcext:value-type="float">
            <text:p>43.1908092789001</text:p>
          </table:table-cell>
          <table:table-cell table:formula="of:=42.3628865739608+0.003260365190381*([.B261]-[.B$2])-0.000000174451726598153*([.B261]-[.B$2])^2" office:value-type="float" office:value="43.1956187619976" calcext:value-type="float">
            <text:p>43.1956187619976</text:p>
          </table:table-cell>
          <table:table-cell table:formula="of:=[.G261]+[.$D261]+[.$E261]" office:value-type="float" office:value="43.0117959193545" calcext:value-type="float">
            <text:p>43.0117959193545</text:p>
          </table:table-cell>
          <table:table-cell table:formula="of:=[.H261]+[.$D261]+[.$E261]" office:value-type="float" office:value="43.016605402452" calcext:value-type="float">
            <text:p>43.016605402452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1]-[.J261]" office:value-type="float" office:value="0.167394597548046" calcext:value-type="float">
            <text:p>0.1673945975480</text:p>
          </table:table-cell>
          <table:table-cell table:number-columns-repeated="1004"/>
        </table:table-row>
        <table:table-row table:style-name="ro1">
          <table:table-cell office:value-type="float" office:value="19720917" calcext:value-type="float">
            <text:p>19720917</text:p>
          </table:table-cell>
          <table:table-cell office:value-type="float" office:value="41577" calcext:value-type="float">
            <text:p>41577</text:p>
          </table:table-cell>
          <table:table-cell office:value-type="float" office:value="43.056" calcext:value-type="float">
            <text:p>43.056</text:p>
          </table:table-cell>
          <table:table-cell office:value-type="float" office:value="-0.1521844721747" calcext:value-type="float">
            <text:p>-0.1521844721747</text:p>
          </table:table-cell>
          <table:table-cell office:value-type="float" office:value="-0.027445440595" calcext:value-type="float">
            <text:p>-0.0274454405950</text:p>
          </table:table-cell>
          <table:table-cell/>
          <table:table-cell table:formula="of:=[.G261]+([.G$368]-[.G$2])/([.B$368]-[.B$2])" office:value-type="float" office:value="43.1940058916605" calcext:value-type="float">
            <text:p>43.1940058916605</text:p>
          </table:table-cell>
          <table:table-cell table:formula="of:=42.3628865739608+0.003260365190381*([.B262]-[.B$2])-0.000000174451726598153*([.B262]-[.B$2])^2" office:value-type="float" office:value="43.1987885867418" calcext:value-type="float">
            <text:p>43.1987885867418</text:p>
          </table:table-cell>
          <table:table-cell table:formula="of:=[.G262]+[.$D262]+[.$E262]" office:value-type="float" office:value="43.0143759788908" calcext:value-type="float">
            <text:p>43.0143759788908</text:p>
          </table:table-cell>
          <table:table-cell table:formula="of:=[.H262]+[.$D262]+[.$E262]" office:value-type="float" office:value="43.0191586739721" calcext:value-type="float">
            <text:p>43.019158673972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2]-[.J262]" office:value-type="float" office:value="0.164841326027883" calcext:value-type="float">
            <text:p>0.1648413260279</text:p>
          </table:table-cell>
          <table:table-cell table:number-columns-repeated="1004"/>
        </table:table-row>
        <table:table-row table:style-name="ro1">
          <table:table-cell office:value-type="float" office:value="19720918" calcext:value-type="float">
            <text:p>19720918</text:p>
          </table:table-cell>
          <table:table-cell office:value-type="float" office:value="41578" calcext:value-type="float">
            <text:p>41578</text:p>
          </table:table-cell>
          <table:table-cell office:value-type="float" office:value="43.059" calcext:value-type="float">
            <text:p>43.059</text:p>
          </table:table-cell>
          <table:table-cell office:value-type="float" office:value="-0.152452440298" calcext:value-type="float">
            <text:p>-0.1524524402980</text:p>
          </table:table-cell>
          <table:table-cell office:value-type="float" office:value="-0.0276597145133" calcext:value-type="float">
            <text:p>-0.0276597145133</text:p>
          </table:table-cell>
          <table:table-cell/>
          <table:table-cell table:formula="of:=[.G262]+([.G$368]-[.G$2])/([.B$368]-[.B$2])" office:value-type="float" office:value="43.1972025044209" calcext:value-type="float">
            <text:p>43.1972025044209</text:p>
          </table:table-cell>
          <table:table-cell table:formula="of:=42.3628865739608+0.003260365190381*([.B263]-[.B$2])-0.000000174451726598153*([.B263]-[.B$2])^2" office:value-type="float" office:value="43.2019580625826" calcext:value-type="float">
            <text:p>43.2019580625826</text:p>
          </table:table-cell>
          <table:table-cell table:formula="of:=[.G263]+[.$D263]+[.$E263]" office:value-type="float" office:value="43.0170903496096" calcext:value-type="float">
            <text:p>43.0170903496096</text:p>
          </table:table-cell>
          <table:table-cell table:formula="of:=[.H263]+[.$D263]+[.$E263]" office:value-type="float" office:value="43.0218459077714" calcext:value-type="float">
            <text:p>43.021845907771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3]-[.J263]" office:value-type="float" office:value="0.162154092228647" calcext:value-type="float">
            <text:p>0.1621540922286</text:p>
          </table:table-cell>
          <table:table-cell table:number-columns-repeated="1004"/>
        </table:table-row>
        <table:table-row table:style-name="ro1">
          <table:table-cell office:value-type="float" office:value="19720919" calcext:value-type="float">
            <text:p>19720919</text:p>
          </table:table-cell>
          <table:table-cell office:value-type="float" office:value="41579" calcext:value-type="float">
            <text:p>41579</text:p>
          </table:table-cell>
          <table:table-cell office:value-type="float" office:value="43.062" calcext:value-type="float">
            <text:p>43.062</text:p>
          </table:table-cell>
          <table:table-cell office:value-type="float" office:value="-0.1525353719959" calcext:value-type="float">
            <text:p>-0.1525353719959</text:p>
          </table:table-cell>
          <table:table-cell office:value-type="float" office:value="-0.0278578836844" calcext:value-type="float">
            <text:p>-0.0278578836844</text:p>
          </table:table-cell>
          <table:table-cell/>
          <table:table-cell table:formula="of:=[.G263]+([.G$368]-[.G$2])/([.B$368]-[.B$2])" office:value-type="float" office:value="43.2003991171813" calcext:value-type="float">
            <text:p>43.2003991171813</text:p>
          </table:table-cell>
          <table:table-cell table:formula="of:=42.3628865739608+0.003260365190381*([.B264]-[.B$2])-0.000000174451726598153*([.B264]-[.B$2])^2" office:value-type="float" office:value="43.20512718952" calcext:value-type="float">
            <text:p>43.2051271895200</text:p>
          </table:table-cell>
          <table:table-cell table:formula="of:=[.G264]+[.$D264]+[.$E264]" office:value-type="float" office:value="43.020005861501" calcext:value-type="float">
            <text:p>43.0200058615010</text:p>
          </table:table-cell>
          <table:table-cell table:formula="of:=[.H264]+[.$D264]+[.$E264]" office:value-type="float" office:value="43.0247339338397" calcext:value-type="float">
            <text:p>43.024733933839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4]-[.J264]" office:value-type="float" office:value="0.159266066160278" calcext:value-type="float">
            <text:p>0.1592660661603</text:p>
          </table:table-cell>
          <table:table-cell table:number-columns-repeated="1004"/>
        </table:table-row>
        <table:table-row table:style-name="ro1">
          <table:table-cell office:value-type="float" office:value="19720920" calcext:value-type="float">
            <text:p>19720920</text:p>
          </table:table-cell>
          <table:table-cell office:value-type="float" office:value="41580" calcext:value-type="float">
            <text:p>41580</text:p>
          </table:table-cell>
          <table:table-cell office:value-type="float" office:value="43.065" calcext:value-type="float">
            <text:p>43.065</text:p>
          </table:table-cell>
          <table:table-cell office:value-type="float" office:value="-0.1523845960539" calcext:value-type="float">
            <text:p>-0.1523845960539</text:p>
          </table:table-cell>
          <table:table-cell office:value-type="float" office:value="-0.0280399651759" calcext:value-type="float">
            <text:p>-0.0280399651759</text:p>
          </table:table-cell>
          <table:table-cell/>
          <table:table-cell table:formula="of:=[.G264]+([.G$368]-[.G$2])/([.B$368]-[.B$2])" office:value-type="float" office:value="43.2035957299417" calcext:value-type="float">
            <text:p>43.2035957299417</text:p>
          </table:table-cell>
          <table:table-cell table:formula="of:=42.3628865739608+0.003260365190381*([.B265]-[.B$2])-0.000000174451726598153*([.B265]-[.B$2])^2" office:value-type="float" office:value="43.2082959675539" calcext:value-type="float">
            <text:p>43.2082959675539</text:p>
          </table:table-cell>
          <table:table-cell table:formula="of:=[.G265]+[.$D265]+[.$E265]" office:value-type="float" office:value="43.0231711687119" calcext:value-type="float">
            <text:p>43.0231711687119</text:p>
          </table:table-cell>
          <table:table-cell table:formula="of:=[.H265]+[.$D265]+[.$E265]" office:value-type="float" office:value="43.0278714063241" calcext:value-type="float">
            <text:p>43.027871406324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5]-[.J265]" office:value-type="float" office:value="0.156128593675867" calcext:value-type="float">
            <text:p>0.1561285936759</text:p>
          </table:table-cell>
          <table:table-cell table:number-columns-repeated="1004"/>
        </table:table-row>
        <table:table-row table:style-name="ro1">
          <table:table-cell office:value-type="float" office:value="19720921" calcext:value-type="float">
            <text:p>19720921</text:p>
          </table:table-cell>
          <table:table-cell office:value-type="float" office:value="41581" calcext:value-type="float">
            <text:p>41581</text:p>
          </table:table-cell>
          <table:table-cell office:value-type="float" office:value="43.068" calcext:value-type="float">
            <text:p>43.068</text:p>
          </table:table-cell>
          <table:table-cell office:value-type="float" office:value="-0.1519862760476" calcext:value-type="float">
            <text:p>-0.1519862760476</text:p>
          </table:table-cell>
          <table:table-cell office:value-type="float" office:value="-0.0282059901004" calcext:value-type="float">
            <text:p>-0.0282059901004</text:p>
          </table:table-cell>
          <table:table-cell/>
          <table:table-cell table:formula="of:=[.G265]+([.G$368]-[.G$2])/([.B$368]-[.B$2])" office:value-type="float" office:value="43.2067923427021" calcext:value-type="float">
            <text:p>43.2067923427021</text:p>
          </table:table-cell>
          <table:table-cell table:formula="of:=42.3628865739608+0.003260365190381*([.B266]-[.B$2])-0.000000174451726598153*([.B266]-[.B$2])^2" office:value-type="float" office:value="43.2114643966844" calcext:value-type="float">
            <text:p>43.2114643966844</text:p>
          </table:table-cell>
          <table:table-cell table:formula="of:=[.G266]+[.$D266]+[.$E266]" office:value-type="float" office:value="43.0266000765541" calcext:value-type="float">
            <text:p>43.0266000765541</text:p>
          </table:table-cell>
          <table:table-cell table:formula="of:=[.H266]+[.$D266]+[.$E266]" office:value-type="float" office:value="43.0312721305364" calcext:value-type="float">
            <text:p>43.031272130536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6]-[.J266]" office:value-type="float" office:value="0.152727869463604" calcext:value-type="float">
            <text:p>0.1527278694636</text:p>
          </table:table-cell>
          <table:table-cell table:number-columns-repeated="1004"/>
        </table:table-row>
        <table:table-row table:style-name="ro1">
          <table:table-cell office:value-type="float" office:value="19720922" calcext:value-type="float">
            <text:p>19720922</text:p>
          </table:table-cell>
          <table:table-cell office:value-type="float" office:value="41582" calcext:value-type="float">
            <text:p>41582</text:p>
          </table:table-cell>
          <table:table-cell office:value-type="float" office:value="43.071" calcext:value-type="float">
            <text:p>43.071</text:p>
          </table:table-cell>
          <table:table-cell office:value-type="float" office:value="-0.1513774839479" calcext:value-type="float">
            <text:p>-0.1513774839479</text:p>
          </table:table-cell>
          <table:table-cell office:value-type="float" office:value="-0.0283560035052" calcext:value-type="float">
            <text:p>-0.0283560035052</text:p>
          </table:table-cell>
          <table:table-cell/>
          <table:table-cell table:formula="of:=[.G266]+([.G$368]-[.G$2])/([.B$368]-[.B$2])" office:value-type="float" office:value="43.2099889554624" calcext:value-type="float">
            <text:p>43.2099889554624</text:p>
          </table:table-cell>
          <table:table-cell table:formula="of:=42.3628865739608+0.003260365190381*([.B267]-[.B$2])-0.000000174451726598153*([.B267]-[.B$2])^2" office:value-type="float" office:value="43.2146324769114" calcext:value-type="float">
            <text:p>43.2146324769114</text:p>
          </table:table-cell>
          <table:table-cell table:formula="of:=[.G267]+[.$D267]+[.$E267]" office:value-type="float" office:value="43.0302554680093" calcext:value-type="float">
            <text:p>43.0302554680093</text:p>
          </table:table-cell>
          <table:table-cell table:formula="of:=[.H267]+[.$D267]+[.$E267]" office:value-type="float" office:value="43.0348989894583" calcext:value-type="float">
            <text:p>43.034898989458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7]-[.J267]" office:value-type="float" office:value="0.149101010541685" calcext:value-type="float">
            <text:p>0.1491010105417</text:p>
          </table:table-cell>
          <table:table-cell table:number-columns-repeated="1004"/>
        </table:table-row>
        <table:table-row table:style-name="ro1">
          <table:table-cell office:value-type="float" office:value="19720923" calcext:value-type="float">
            <text:p>19720923</text:p>
          </table:table-cell>
          <table:table-cell office:value-type="float" office:value="41583" calcext:value-type="float">
            <text:p>41583</text:p>
          </table:table-cell>
          <table:table-cell office:value-type="float" office:value="43.074" calcext:value-type="float">
            <text:p>43.074</text:p>
          </table:table-cell>
          <table:table-cell office:value-type="float" office:value="-0.150651012452" calcext:value-type="float">
            <text:p>-0.1506510124520</text:p>
          </table:table-cell>
          <table:table-cell office:value-type="float" office:value="-0.0284900642483" calcext:value-type="float">
            <text:p>-0.0284900642483</text:p>
          </table:table-cell>
          <table:table-cell/>
          <table:table-cell table:formula="of:=[.G267]+([.G$368]-[.G$2])/([.B$368]-[.B$2])" office:value-type="float" office:value="43.2131855682228" calcext:value-type="float">
            <text:p>43.2131855682228</text:p>
          </table:table-cell>
          <table:table-cell table:formula="of:=42.3628865739608+0.003260365190381*([.B268]-[.B$2])-0.000000174451726598153*([.B268]-[.B$2])^2" office:value-type="float" office:value="43.217800208235" calcext:value-type="float">
            <text:p>43.2178002082350</text:p>
          </table:table-cell>
          <table:table-cell table:formula="of:=[.G268]+[.$D268]+[.$E268]" office:value-type="float" office:value="43.0340444915225" calcext:value-type="float">
            <text:p>43.0340444915225</text:p>
          </table:table-cell>
          <table:table-cell table:formula="of:=[.H268]+[.$D268]+[.$E268]" office:value-type="float" office:value="43.0386591315347" calcext:value-type="float">
            <text:p>43.038659131534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8]-[.J268]" office:value-type="float" office:value="0.145340868465333" calcext:value-type="float">
            <text:p>0.1453408684653</text:p>
          </table:table-cell>
          <table:table-cell table:number-columns-repeated="1004"/>
        </table:table-row>
        <table:table-row table:style-name="ro1">
          <table:table-cell office:value-type="float" office:value="19720924" calcext:value-type="float">
            <text:p>19720924</text:p>
          </table:table-cell>
          <table:table-cell office:value-type="float" office:value="41584" calcext:value-type="float">
            <text:p>41584</text:p>
          </table:table-cell>
          <table:table-cell office:value-type="float" office:value="43.077" calcext:value-type="float">
            <text:p>43.077</text:p>
          </table:table-cell>
          <table:table-cell office:value-type="float" office:value="-0.1499391687856" calcext:value-type="float">
            <text:p>-0.1499391687856</text:p>
          </table:table-cell>
          <table:table-cell office:value-type="float" office:value="-0.028608244858" calcext:value-type="float">
            <text:p>-0.0286082448580</text:p>
          </table:table-cell>
          <table:table-cell/>
          <table:table-cell table:formula="of:=[.G268]+([.G$368]-[.G$2])/([.B$368]-[.B$2])" office:value-type="float" office:value="43.2163821809832" calcext:value-type="float">
            <text:p>43.2163821809832</text:p>
          </table:table-cell>
          <table:table-cell table:formula="of:=42.3628865739608+0.003260365190381*([.B269]-[.B$2])-0.000000174451726598153*([.B269]-[.B$2])^2" office:value-type="float" office:value="43.2209675906551" calcext:value-type="float">
            <text:p>43.2209675906551</text:p>
          </table:table-cell>
          <table:table-cell table:formula="of:=[.G269]+[.$D269]+[.$E269]" office:value-type="float" office:value="43.0378347673396" calcext:value-type="float">
            <text:p>43.0378347673396</text:p>
          </table:table-cell>
          <table:table-cell table:formula="of:=[.H269]+[.$D269]+[.$E269]" office:value-type="float" office:value="43.0424201770115" calcext:value-type="float">
            <text:p>43.042420177011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69]-[.J269]" office:value-type="float" office:value="0.141579822988525" calcext:value-type="float">
            <text:p>0.1415798229885</text:p>
          </table:table-cell>
          <table:table-cell table:number-columns-repeated="1004"/>
        </table:table-row>
        <table:table-row table:style-name="ro1">
          <table:table-cell office:value-type="float" office:value="19720925" calcext:value-type="float">
            <text:p>19720925</text:p>
          </table:table-cell>
          <table:table-cell office:value-type="float" office:value="41585" calcext:value-type="float">
            <text:p>41585</text:p>
          </table:table-cell>
          <table:table-cell office:value-type="float" office:value="43.08" calcext:value-type="float">
            <text:p>43.080</text:p>
          </table:table-cell>
          <table:table-cell office:value-type="float" office:value="-0.1493766796067" calcext:value-type="float">
            <text:p>-0.1493766796067</text:p>
          </table:table-cell>
          <table:table-cell office:value-type="float" office:value="-0.028710631379" calcext:value-type="float">
            <text:p>-0.0287106313790</text:p>
          </table:table-cell>
          <table:table-cell/>
          <table:table-cell table:formula="of:=[.G269]+([.G$368]-[.G$2])/([.B$368]-[.B$2])" office:value-type="float" office:value="43.2195787937436" calcext:value-type="float">
            <text:p>43.2195787937436</text:p>
          </table:table-cell>
          <table:table-cell table:formula="of:=42.3628865739608+0.003260365190381*([.B270]-[.B$2])-0.000000174451726598153*([.B270]-[.B$2])^2" office:value-type="float" office:value="43.2241346241717" calcext:value-type="float">
            <text:p>43.2241346241717</text:p>
          </table:table-cell>
          <table:table-cell table:formula="of:=[.G270]+[.$D270]+[.$E270]" office:value-type="float" office:value="43.0414914827579" calcext:value-type="float">
            <text:p>43.0414914827579</text:p>
          </table:table-cell>
          <table:table-cell table:formula="of:=[.H270]+[.$D270]+[.$E270]" office:value-type="float" office:value="43.046047313186" calcext:value-type="float">
            <text:p>43.046047313186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0]-[.J270]" office:value-type="float" office:value="0.137952686813982" calcext:value-type="float">
            <text:p>0.1379526868140</text:p>
          </table:table-cell>
          <table:table-cell table:number-columns-repeated="1004"/>
        </table:table-row>
        <table:table-row table:style-name="ro1">
          <table:table-cell office:value-type="float" office:value="19720926" calcext:value-type="float">
            <text:p>19720926</text:p>
          </table:table-cell>
          <table:table-cell office:value-type="float" office:value="41586" calcext:value-type="float">
            <text:p>41586</text:p>
          </table:table-cell>
          <table:table-cell office:value-type="float" office:value="43.083" calcext:value-type="float">
            <text:p>43.083</text:p>
          </table:table-cell>
          <table:table-cell office:value-type="float" office:value="-0.1490563029106" calcext:value-type="float">
            <text:p>-0.1490563029106</text:p>
          </table:table-cell>
          <table:table-cell office:value-type="float" office:value="-0.0287973232039" calcext:value-type="float">
            <text:p>-0.0287973232039</text:p>
          </table:table-cell>
          <table:table-cell/>
          <table:table-cell table:formula="of:=[.G270]+([.G$368]-[.G$2])/([.B$368]-[.B$2])" office:value-type="float" office:value="43.222775406504" calcext:value-type="float">
            <text:p>43.2227754065040</text:p>
          </table:table-cell>
          <table:table-cell table:formula="of:=42.3628865739608+0.003260365190381*([.B271]-[.B$2])-0.000000174451726598153*([.B271]-[.B$2])^2" office:value-type="float" office:value="43.2273013087849" calcext:value-type="float">
            <text:p>43.2273013087849</text:p>
          </table:table-cell>
          <table:table-cell table:formula="of:=[.G271]+[.$D271]+[.$E271]" office:value-type="float" office:value="43.0449217803895" calcext:value-type="float">
            <text:p>43.0449217803895</text:p>
          </table:table-cell>
          <table:table-cell table:formula="of:=[.H271]+[.$D271]+[.$E271]" office:value-type="float" office:value="43.0494476826704" calcext:value-type="float">
            <text:p>43.049447682670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1]-[.J271]" office:value-type="float" office:value="0.134552317329572" calcext:value-type="float">
            <text:p>0.1345523173296</text:p>
          </table:table-cell>
          <table:table-cell table:number-columns-repeated="1004"/>
        </table:table-row>
        <table:table-row table:style-name="ro1">
          <table:table-cell office:value-type="float" office:value="19720927" calcext:value-type="float">
            <text:p>19720927</text:p>
          </table:table-cell>
          <table:table-cell office:value-type="float" office:value="41587" calcext:value-type="float">
            <text:p>41587</text:p>
          </table:table-cell>
          <table:table-cell office:value-type="float" office:value="43.086" calcext:value-type="float">
            <text:p>43.086</text:p>
          </table:table-cell>
          <table:table-cell office:value-type="float" office:value="-0.1489977778749" calcext:value-type="float">
            <text:p>-0.1489977778749</text:p>
          </table:table-cell>
          <table:table-cell office:value-type="float" office:value="-0.0288684328897" calcext:value-type="float">
            <text:p>-0.0288684328897</text:p>
          </table:table-cell>
          <table:table-cell/>
          <table:table-cell table:formula="of:=[.G271]+([.G$368]-[.G$2])/([.B$368]-[.B$2])" office:value-type="float" office:value="43.2259720192644" calcext:value-type="float">
            <text:p>43.2259720192644</text:p>
          </table:table-cell>
          <table:table-cell table:formula="of:=42.3628865739608+0.003260365190381*([.B272]-[.B$2])-0.000000174451726598153*([.B272]-[.B$2])^2" office:value-type="float" office:value="43.2304676444947" calcext:value-type="float">
            <text:p>43.2304676444947</text:p>
          </table:table-cell>
          <table:table-cell table:formula="of:=[.G272]+[.$D272]+[.$E272]" office:value-type="float" office:value="43.0481058084998" calcext:value-type="float">
            <text:p>43.0481058084998</text:p>
          </table:table-cell>
          <table:table-cell table:formula="of:=[.H272]+[.$D272]+[.$E272]" office:value-type="float" office:value="43.0526014337301" calcext:value-type="float">
            <text:p>43.052601433730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2]-[.J272]" office:value-type="float" office:value="0.13139856626993" calcext:value-type="float">
            <text:p>0.1313985662699</text:p>
          </table:table-cell>
          <table:table-cell table:number-columns-repeated="1004"/>
        </table:table-row>
        <table:table-row table:style-name="ro1">
          <table:table-cell office:value-type="float" office:value="19720928" calcext:value-type="float">
            <text:p>19720928</text:p>
          </table:table-cell>
          <table:table-cell office:value-type="float" office:value="41588" calcext:value-type="float">
            <text:p>41588</text:p>
          </table:table-cell>
          <table:table-cell office:value-type="float" office:value="43.089" calcext:value-type="float">
            <text:p>43.089</text:p>
          </table:table-cell>
          <table:table-cell office:value-type="float" office:value="-0.1491450770278" calcext:value-type="float">
            <text:p>-0.1491450770278</text:p>
          </table:table-cell>
          <table:table-cell office:value-type="float" office:value="-0.0289240859614" calcext:value-type="float">
            <text:p>-0.0289240859614</text:p>
          </table:table-cell>
          <table:table-cell/>
          <table:table-cell table:formula="of:=[.G272]+([.G$368]-[.G$2])/([.B$368]-[.B$2])" office:value-type="float" office:value="43.2291686320247" calcext:value-type="float">
            <text:p>43.2291686320247</text:p>
          </table:table-cell>
          <table:table-cell table:formula="of:=42.3628865739608+0.003260365190381*([.B273]-[.B$2])-0.000000174451726598153*([.B273]-[.B$2])^2" office:value-type="float" office:value="43.233633631301" calcext:value-type="float">
            <text:p>43.2336336313010</text:p>
          </table:table-cell>
          <table:table-cell table:formula="of:=[.G273]+[.$D273]+[.$E273]" office:value-type="float" office:value="43.0510994690355" calcext:value-type="float">
            <text:p>43.0510994690355</text:p>
          </table:table-cell>
          <table:table-cell table:formula="of:=[.H273]+[.$D273]+[.$E273]" office:value-type="float" office:value="43.0555644683118" calcext:value-type="float">
            <text:p>43.055564468311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3]-[.J273]" office:value-type="float" office:value="0.128435531688247" calcext:value-type="float">
            <text:p>0.1284355316882</text:p>
          </table:table-cell>
          <table:table-cell table:number-columns-repeated="1004"/>
        </table:table-row>
        <table:table-row table:style-name="ro1">
          <table:table-cell office:value-type="float" office:value="19720929" calcext:value-type="float">
            <text:p>19720929</text:p>
          </table:table-cell>
          <table:table-cell office:value-type="float" office:value="41589" calcext:value-type="float">
            <text:p>41589</text:p>
          </table:table-cell>
          <table:table-cell office:value-type="float" office:value="43.092" calcext:value-type="float">
            <text:p>43.092</text:p>
          </table:table-cell>
          <table:table-cell office:value-type="float" office:value="-0.1493918322953" calcext:value-type="float">
            <text:p>-0.1493918322953</text:p>
          </table:table-cell>
          <table:table-cell office:value-type="float" office:value="-0.0289644207012" calcext:value-type="float">
            <text:p>-0.0289644207012</text:p>
          </table:table-cell>
          <table:table-cell/>
          <table:table-cell table:formula="of:=[.G273]+([.G$368]-[.G$2])/([.B$368]-[.B$2])" office:value-type="float" office:value="43.2323652447851" calcext:value-type="float">
            <text:p>43.2323652447851</text:p>
          </table:table-cell>
          <table:table-cell table:formula="of:=42.3628865739608+0.003260365190381*([.B274]-[.B$2])-0.000000174451726598153*([.B274]-[.B$2])^2" office:value-type="float" office:value="43.2367992692038" calcext:value-type="float">
            <text:p>43.2367992692038</text:p>
          </table:table-cell>
          <table:table-cell table:formula="of:=[.G274]+[.$D274]+[.$E274]" office:value-type="float" office:value="43.0540089917886" calcext:value-type="float">
            <text:p>43.0540089917886</text:p>
          </table:table-cell>
          <table:table-cell table:formula="of:=[.H274]+[.$D274]+[.$E274]" office:value-type="float" office:value="43.0584430162073" calcext:value-type="float">
            <text:p>43.058443016207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4]-[.J274]" office:value-type="float" office:value="0.125556983792698" calcext:value-type="float">
            <text:p>0.1255569837927</text:p>
          </table:table-cell>
          <table:table-cell table:number-columns-repeated="1004"/>
        </table:table-row>
        <table:table-row table:style-name="ro1">
          <table:table-cell office:value-type="float" office:value="19720930" calcext:value-type="float">
            <text:p>19720930</text:p>
          </table:table-cell>
          <table:table-cell office:value-type="float" office:value="41590" calcext:value-type="float">
            <text:p>41590</text:p>
          </table:table-cell>
          <table:table-cell office:value-type="float" office:value="43.095" calcext:value-type="float">
            <text:p>43.095</text:p>
          </table:table-cell>
          <table:table-cell office:value-type="float" office:value="-0.1496207263813" calcext:value-type="float">
            <text:p>-0.1496207263813</text:p>
          </table:table-cell>
          <table:table-cell office:value-type="float" office:value="-0.0289895879243" calcext:value-type="float">
            <text:p>-0.0289895879243</text:p>
          </table:table-cell>
          <table:table-cell/>
          <table:table-cell table:formula="of:=[.G274]+([.G$368]-[.G$2])/([.B$368]-[.B$2])" office:value-type="float" office:value="43.2355618575455" calcext:value-type="float">
            <text:p>43.2355618575455</text:p>
          </table:table-cell>
          <table:table-cell table:formula="of:=42.3628865739608+0.003260365190381*([.B275]-[.B$2])-0.000000174451726598153*([.B275]-[.B$2])^2" office:value-type="float" office:value="43.2399645582032" calcext:value-type="float">
            <text:p>43.2399645582032</text:p>
          </table:table-cell>
          <table:table-cell table:formula="of:=[.G275]+[.$D275]+[.$E275]" office:value-type="float" office:value="43.0569515432399" calcext:value-type="float">
            <text:p>43.0569515432399</text:p>
          </table:table-cell>
          <table:table-cell table:formula="of:=[.H275]+[.$D275]+[.$E275]" office:value-type="float" office:value="43.0613542438976" calcext:value-type="float">
            <text:p>43.061354243897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5]-[.J275]" office:value-type="float" office:value="0.122645756102422" calcext:value-type="float">
            <text:p>0.1226457561024</text:p>
          </table:table-cell>
          <table:table-cell table:number-columns-repeated="1004"/>
        </table:table-row>
        <table:table-row table:style-name="ro1">
          <table:table-cell office:value-type="float" office:value="19721001" calcext:value-type="float">
            <text:p>19721001</text:p>
          </table:table-cell>
          <table:table-cell office:value-type="float" office:value="41591" calcext:value-type="float">
            <text:p>41591</text:p>
          </table:table-cell>
          <table:table-cell office:value-type="float" office:value="43.098" calcext:value-type="float">
            <text:p>43.098</text:p>
          </table:table-cell>
          <table:table-cell office:value-type="float" office:value="-0.1497386215523" calcext:value-type="float">
            <text:p>-0.1497386215523</text:p>
          </table:table-cell>
          <table:table-cell office:value-type="float" office:value="-0.0289997507418" calcext:value-type="float">
            <text:p>-0.0289997507418</text:p>
          </table:table-cell>
          <table:table-cell/>
          <table:table-cell table:formula="of:=[.G275]+([.G$368]-[.G$2])/([.B$368]-[.B$2])" office:value-type="float" office:value="43.2387584703059" calcext:value-type="float">
            <text:p>43.2387584703059</text:p>
          </table:table-cell>
          <table:table-cell table:formula="of:=42.3628865739608+0.003260365190381*([.B276]-[.B$2])-0.000000174451726598153*([.B276]-[.B$2])^2" office:value-type="float" office:value="43.2431294982991" calcext:value-type="float">
            <text:p>43.2431294982991</text:p>
          </table:table-cell>
          <table:table-cell table:formula="of:=[.G276]+[.$D276]+[.$E276]" office:value-type="float" office:value="43.0600200980118" calcext:value-type="float">
            <text:p>43.0600200980118</text:p>
          </table:table-cell>
          <table:table-cell table:formula="of:=[.H276]+[.$D276]+[.$E276]" office:value-type="float" office:value="43.064391126005" calcext:value-type="float">
            <text:p>43.064391126005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6]-[.J276]" office:value-type="float" office:value="0.119608873994984" calcext:value-type="float">
            <text:p>0.1196088739950</text:p>
          </table:table-cell>
          <table:table-cell table:number-columns-repeated="1004"/>
        </table:table-row>
        <table:table-row table:style-name="ro1">
          <table:table-cell office:value-type="float" office:value="19721002" calcext:value-type="float">
            <text:p>19721002</text:p>
          </table:table-cell>
          <table:table-cell office:value-type="float" office:value="41592" calcext:value-type="float">
            <text:p>41592</text:p>
          </table:table-cell>
          <table:table-cell office:value-type="float" office:value="43.1" calcext:value-type="float">
            <text:p>43.100</text:p>
          </table:table-cell>
          <table:table-cell office:value-type="float" office:value="-0.1496959603685" calcext:value-type="float">
            <text:p>-0.1496959603685</text:p>
          </table:table-cell>
          <table:table-cell office:value-type="float" office:value="-0.0289950843106" calcext:value-type="float">
            <text:p>-0.0289950843106</text:p>
          </table:table-cell>
          <table:table-cell/>
          <table:table-cell table:formula="of:=[.G276]+([.G$368]-[.G$2])/([.B$368]-[.B$2])" office:value-type="float" office:value="43.2419550830663" calcext:value-type="float">
            <text:p>43.2419550830663</text:p>
          </table:table-cell>
          <table:table-cell table:formula="of:=42.3628865739608+0.003260365190381*([.B277]-[.B$2])-0.000000174451726598153*([.B277]-[.B$2])^2" office:value-type="float" office:value="43.2462940894916" calcext:value-type="float">
            <text:p>43.2462940894916</text:p>
          </table:table-cell>
          <table:table-cell table:formula="of:=[.G277]+[.$D277]+[.$E277]" office:value-type="float" office:value="43.0632640383872" calcext:value-type="float">
            <text:p>43.0632640383872</text:p>
          </table:table-cell>
          <table:table-cell table:formula="of:=[.H277]+[.$D277]+[.$E277]" office:value-type="float" office:value="43.0676030448125" calcext:value-type="float">
            <text:p>43.067603044812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7]-[.J277]" office:value-type="float" office:value="0.116396955187504" calcext:value-type="float">
            <text:p>0.1163969551875</text:p>
          </table:table-cell>
          <table:table-cell table:number-columns-repeated="1004"/>
        </table:table-row>
        <table:table-row table:style-name="ro1">
          <table:table-cell office:value-type="float" office:value="19721003" calcext:value-type="float">
            <text:p>19721003</text:p>
          </table:table-cell>
          <table:table-cell office:value-type="float" office:value="41593" calcext:value-type="float">
            <text:p>41593</text:p>
          </table:table-cell>
          <table:table-cell office:value-type="float" office:value="43.103" calcext:value-type="float">
            <text:p>43.103</text:p>
          </table:table-cell>
          <table:table-cell office:value-type="float" office:value="-0.1494895702753" calcext:value-type="float">
            <text:p>-0.1494895702753</text:p>
          </table:table-cell>
          <table:table-cell office:value-type="float" office:value="-0.0289757755705" calcext:value-type="float">
            <text:p>-0.0289757755705</text:p>
          </table:table-cell>
          <table:table-cell/>
          <table:table-cell table:formula="of:=[.G277]+([.G$368]-[.G$2])/([.B$368]-[.B$2])" office:value-type="float" office:value="43.2451516958267" calcext:value-type="float">
            <text:p>43.2451516958267</text:p>
          </table:table-cell>
          <table:table-cell table:formula="of:=42.3628865739608+0.003260365190381*([.B278]-[.B$2])-0.000000174451726598153*([.B278]-[.B$2])^2" office:value-type="float" office:value="43.2494583317806" calcext:value-type="float">
            <text:p>43.2494583317806</text:p>
          </table:table-cell>
          <table:table-cell table:formula="of:=[.G278]+[.$D278]+[.$E278]" office:value-type="float" office:value="43.0666863499809" calcext:value-type="float">
            <text:p>43.0666863499809</text:p>
          </table:table-cell>
          <table:table-cell table:formula="of:=[.H278]+[.$D278]+[.$E278]" office:value-type="float" office:value="43.0709929859348" calcext:value-type="float">
            <text:p>43.070992985934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8]-[.J278]" office:value-type="float" office:value="0.113007014065182" calcext:value-type="float">
            <text:p>0.1130070140652</text:p>
          </table:table-cell>
          <table:table-cell table:number-columns-repeated="1004"/>
        </table:table-row>
        <table:table-row table:style-name="ro1">
          <table:table-cell office:value-type="float" office:value="19721004" calcext:value-type="float">
            <text:p>19721004</text:p>
          </table:table-cell>
          <table:table-cell office:value-type="float" office:value="41594" calcext:value-type="float">
            <text:p>41594</text:p>
          </table:table-cell>
          <table:table-cell office:value-type="float" office:value="43.106" calcext:value-type="float">
            <text:p>43.106</text:p>
          </table:table-cell>
          <table:table-cell office:value-type="float" office:value="-0.1491546690153" calcext:value-type="float">
            <text:p>-0.1491546690153</text:p>
          </table:table-cell>
          <table:table-cell office:value-type="float" office:value="-0.0289420229693" calcext:value-type="float">
            <text:p>-0.0289420229693</text:p>
          </table:table-cell>
          <table:table-cell/>
          <table:table-cell table:formula="of:=[.G278]+([.G$368]-[.G$2])/([.B$368]-[.B$2])" office:value-type="float" office:value="43.248348308587" calcext:value-type="float">
            <text:p>43.2483483085870</text:p>
          </table:table-cell>
          <table:table-cell table:formula="of:=42.3628865739608+0.003260365190381*([.B279]-[.B$2])-0.000000174451726598153*([.B279]-[.B$2])^2" office:value-type="float" office:value="43.2526222251662" calcext:value-type="float">
            <text:p>43.2526222251662</text:p>
          </table:table-cell>
          <table:table-cell table:formula="of:=[.G279]+[.$D279]+[.$E279]" office:value-type="float" office:value="43.0702516166024" calcext:value-type="float">
            <text:p>43.0702516166024</text:p>
          </table:table-cell>
          <table:table-cell table:formula="of:=[.H279]+[.$D279]+[.$E279]" office:value-type="float" office:value="43.0745255331816" calcext:value-type="float">
            <text:p>43.074525533181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79]-[.J279]" office:value-type="float" office:value="0.109474466818412" calcext:value-type="float">
            <text:p>0.1094744668184</text:p>
          </table:table-cell>
          <table:table-cell table:number-columns-repeated="1004"/>
        </table:table-row>
        <table:table-row table:style-name="ro1">
          <table:table-cell office:value-type="float" office:value="19721005" calcext:value-type="float">
            <text:p>19721005</text:p>
          </table:table-cell>
          <table:table-cell office:value-type="float" office:value="41595" calcext:value-type="float">
            <text:p>41595</text:p>
          </table:table-cell>
          <table:table-cell office:value-type="float" office:value="43.109" calcext:value-type="float">
            <text:p>43.109</text:p>
          </table:table-cell>
          <table:table-cell office:value-type="float" office:value="-0.1487521887401" calcext:value-type="float">
            <text:p>-0.1487521887401</text:p>
          </table:table-cell>
          <table:table-cell office:value-type="float" office:value="-0.028894036176" calcext:value-type="float">
            <text:p>-0.0288940361760</text:p>
          </table:table-cell>
          <table:table-cell/>
          <table:table-cell table:formula="of:=[.G279]+([.G$368]-[.G$2])/([.B$368]-[.B$2])" office:value-type="float" office:value="43.2515449213474" calcext:value-type="float">
            <text:p>43.2515449213474</text:p>
          </table:table-cell>
          <table:table-cell table:formula="of:=42.3628865739608+0.003260365190381*([.B280]-[.B$2])-0.000000174451726598153*([.B280]-[.B$2])^2" office:value-type="float" office:value="43.2557857696483" calcext:value-type="float">
            <text:p>43.2557857696483</text:p>
          </table:table-cell>
          <table:table-cell table:formula="of:=[.G280]+[.$D280]+[.$E280]" office:value-type="float" office:value="43.0738986964313" calcext:value-type="float">
            <text:p>43.0738986964313</text:p>
          </table:table-cell>
          <table:table-cell table:formula="of:=[.H280]+[.$D280]+[.$E280]" office:value-type="float" office:value="43.0781395447322" calcext:value-type="float">
            <text:p>43.078139544732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0]-[.J280]" office:value-type="float" office:value="0.105860455267788" calcext:value-type="float">
            <text:p>0.1058604552678</text:p>
          </table:table-cell>
          <table:table-cell table:number-columns-repeated="1004"/>
        </table:table-row>
        <table:table-row table:style-name="ro1">
          <table:table-cell office:value-type="float" office:value="19721006" calcext:value-type="float">
            <text:p>19721006</text:p>
          </table:table-cell>
          <table:table-cell office:value-type="float" office:value="41596" calcext:value-type="float">
            <text:p>41596</text:p>
          </table:table-cell>
          <table:table-cell office:value-type="float" office:value="43.112" calcext:value-type="float">
            <text:p>43.112</text:p>
          </table:table-cell>
          <table:table-cell office:value-type="float" office:value="-0.1483546940042" calcext:value-type="float">
            <text:p>-0.1483546940042</text:p>
          </table:table-cell>
          <table:table-cell office:value-type="float" office:value="-0.0288320357823" calcext:value-type="float">
            <text:p>-0.0288320357823</text:p>
          </table:table-cell>
          <table:table-cell/>
          <table:table-cell table:formula="of:=[.G280]+([.G$368]-[.G$2])/([.B$368]-[.B$2])" office:value-type="float" office:value="43.2547415341078" calcext:value-type="float">
            <text:p>43.2547415341078</text:p>
          </table:table-cell>
          <table:table-cell table:formula="of:=42.3628865739608+0.003260365190381*([.B281]-[.B$2])-0.000000174451726598153*([.B281]-[.B$2])^2" office:value-type="float" office:value="43.258948965227" calcext:value-type="float">
            <text:p>43.2589489652270</text:p>
          </table:table-cell>
          <table:table-cell table:formula="of:=[.G281]+[.$D281]+[.$E281]" office:value-type="float" office:value="43.0775548043213" calcext:value-type="float">
            <text:p>43.0775548043213</text:p>
          </table:table-cell>
          <table:table-cell table:formula="of:=[.H281]+[.$D281]+[.$E281]" office:value-type="float" office:value="43.0817622354405" calcext:value-type="float">
            <text:p>43.081762235440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1]-[.J281]" office:value-type="float" office:value="0.102237764559526" calcext:value-type="float">
            <text:p>0.1022377645595</text:p>
          </table:table-cell>
          <table:table-cell table:number-columns-repeated="1004"/>
        </table:table-row>
        <table:table-row table:style-name="ro1">
          <table:table-cell office:value-type="float" office:value="19721007" calcext:value-type="float">
            <text:p>19721007</text:p>
          </table:table-cell>
          <table:table-cell office:value-type="float" office:value="41597" calcext:value-type="float">
            <text:p>41597</text:p>
          </table:table-cell>
          <table:table-cell office:value-type="float" office:value="43.115" calcext:value-type="float">
            <text:p>43.115</text:p>
          </table:table-cell>
          <table:table-cell office:value-type="float" office:value="-0.148032322868" calcext:value-type="float">
            <text:p>-0.1480323228680</text:p>
          </table:table-cell>
          <table:table-cell office:value-type="float" office:value="-0.0287562529933" calcext:value-type="float">
            <text:p>-0.0287562529933</text:p>
          </table:table-cell>
          <table:table-cell/>
          <table:table-cell table:formula="of:=[.G281]+([.G$368]-[.G$2])/([.B$368]-[.B$2])" office:value-type="float" office:value="43.2579381468682" calcext:value-type="float">
            <text:p>43.2579381468682</text:p>
          </table:table-cell>
          <table:table-cell table:formula="of:=42.3628865739608+0.003260365190381*([.B282]-[.B$2])-0.000000174451726598153*([.B282]-[.B$2])^2" office:value-type="float" office:value="43.2621118119022" calcext:value-type="float">
            <text:p>43.2621118119022</text:p>
          </table:table-cell>
          <table:table-cell table:formula="of:=[.G282]+[.$D282]+[.$E282]" office:value-type="float" office:value="43.0811495710069" calcext:value-type="float">
            <text:p>43.0811495710069</text:p>
          </table:table-cell>
          <table:table-cell table:formula="of:=[.H282]+[.$D282]+[.$E282]" office:value-type="float" office:value="43.0853232360409" calcext:value-type="float">
            <text:p>43.085323236040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2]-[.J282]" office:value-type="float" office:value="0.0986767639591051" calcext:value-type="float">
            <text:p>0.0986767639591</text:p>
          </table:table-cell>
          <table:table-cell table:number-columns-repeated="1004"/>
        </table:table-row>
        <table:table-row table:style-name="ro1">
          <table:table-cell office:value-type="float" office:value="19721008" calcext:value-type="float">
            <text:p>19721008</text:p>
          </table:table-cell>
          <table:table-cell office:value-type="float" office:value="41598" calcext:value-type="float">
            <text:p>41598</text:p>
          </table:table-cell>
          <table:table-cell office:value-type="float" office:value="43.118" calcext:value-type="float">
            <text:p>43.118</text:p>
          </table:table-cell>
          <table:table-cell office:value-type="float" office:value="-0.1478404115682" calcext:value-type="float">
            <text:p>-0.1478404115682</text:p>
          </table:table-cell>
          <table:table-cell office:value-type="float" office:value="-0.0286669293069" calcext:value-type="float">
            <text:p>-0.0286669293069</text:p>
          </table:table-cell>
          <table:table-cell/>
          <table:table-cell table:formula="of:=[.G282]+([.G$368]-[.G$2])/([.B$368]-[.B$2])" office:value-type="float" office:value="43.2611347596286" calcext:value-type="float">
            <text:p>43.2611347596286</text:p>
          </table:table-cell>
          <table:table-cell table:formula="of:=42.3628865739608+0.003260365190381*([.B283]-[.B$2])-0.000000174451726598153*([.B283]-[.B$2])^2" office:value-type="float" office:value="43.265274309674" calcext:value-type="float">
            <text:p>43.2652743096740</text:p>
          </table:table-cell>
          <table:table-cell table:formula="of:=[.G283]+[.$D283]+[.$E283]" office:value-type="float" office:value="43.0846274187535" calcext:value-type="float">
            <text:p>43.0846274187535</text:p>
          </table:table-cell>
          <table:table-cell table:formula="of:=[.H283]+[.$D283]+[.$E283]" office:value-type="float" office:value="43.0887669687989" calcext:value-type="float">
            <text:p>43.088766968798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3]-[.J283]" office:value-type="float" office:value="0.0952330312011469" calcext:value-type="float">
            <text:p>0.0952330312011</text:p>
          </table:table-cell>
          <table:table-cell table:number-columns-repeated="1004"/>
        </table:table-row>
        <table:table-row table:style-name="ro1">
          <table:table-cell office:value-type="float" office:value="19721009" calcext:value-type="float">
            <text:p>19721009</text:p>
          </table:table-cell>
          <table:table-cell office:value-type="float" office:value="41599" calcext:value-type="float">
            <text:p>41599</text:p>
          </table:table-cell>
          <table:table-cell office:value-type="float" office:value="43.121" calcext:value-type="float">
            <text:p>43.121</text:p>
          </table:table-cell>
          <table:table-cell office:value-type="float" office:value="-0.1478109610953" calcext:value-type="float">
            <text:p>-0.1478109610953</text:p>
          </table:table-cell>
          <table:table-cell office:value-type="float" office:value="-0.0285643161829" calcext:value-type="float">
            <text:p>-0.0285643161829</text:p>
          </table:table-cell>
          <table:table-cell/>
          <table:table-cell table:formula="of:=[.G283]+([.G$368]-[.G$2])/([.B$368]-[.B$2])" office:value-type="float" office:value="43.264331372389" calcext:value-type="float">
            <text:p>43.2643313723890</text:p>
          </table:table-cell>
          <table:table-cell table:formula="of:=42.3628865739608+0.003260365190381*([.B284]-[.B$2])-0.000000174451726598153*([.B284]-[.B$2])^2" office:value-type="float" office:value="43.2684364585422" calcext:value-type="float">
            <text:p>43.2684364585422</text:p>
          </table:table-cell>
          <table:table-cell table:formula="of:=[.G284]+[.$D284]+[.$E284]" office:value-type="float" office:value="43.0879560951108" calcext:value-type="float">
            <text:p>43.0879560951108</text:p>
          </table:table-cell>
          <table:table-cell table:formula="of:=[.H284]+[.$D284]+[.$E284]" office:value-type="float" office:value="43.092061181264" calcext:value-type="float">
            <text:p>43.092061181264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4]-[.J284]" office:value-type="float" office:value="0.0919388187359544" calcext:value-type="float">
            <text:p>0.0919388187360</text:p>
          </table:table-cell>
          <table:table-cell table:number-columns-repeated="1004"/>
        </table:table-row>
        <table:table-row table:style-name="ro1">
          <table:table-cell office:value-type="float" office:value="19721010" calcext:value-type="float">
            <text:p>19721010</text:p>
          </table:table-cell>
          <table:table-cell office:value-type="float" office:value="41600" calcext:value-type="float">
            <text:p>41600</text:p>
          </table:table-cell>
          <table:table-cell office:value-type="float" office:value="43.124" calcext:value-type="float">
            <text:p>43.124</text:p>
          </table:table-cell>
          <table:table-cell office:value-type="float" office:value="-0.1479492357454" calcext:value-type="float">
            <text:p>-0.1479492357454</text:p>
          </table:table-cell>
          <table:table-cell office:value-type="float" office:value="-0.0284486747026" calcext:value-type="float">
            <text:p>-0.0284486747026</text:p>
          </table:table-cell>
          <table:table-cell/>
          <table:table-cell table:formula="of:=[.G284]+([.G$368]-[.G$2])/([.B$368]-[.B$2])" office:value-type="float" office:value="43.2675279851494" calcext:value-type="float">
            <text:p>43.2675279851494</text:p>
          </table:table-cell>
          <table:table-cell table:formula="of:=42.3628865739608+0.003260365190381*([.B285]-[.B$2])-0.000000174451726598153*([.B285]-[.B$2])^2" office:value-type="float" office:value="43.2715982585071" calcext:value-type="float">
            <text:p>43.2715982585071</text:p>
          </table:table-cell>
          <table:table-cell table:formula="of:=[.G285]+[.$D285]+[.$E285]" office:value-type="float" office:value="43.0911300747014" calcext:value-type="float">
            <text:p>43.0911300747014</text:p>
          </table:table-cell>
          <table:table-cell table:formula="of:=[.H285]+[.$D285]+[.$E285]" office:value-type="float" office:value="43.0952003480591" calcext:value-type="float">
            <text:p>43.095200348059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5]-[.J285]" office:value-type="float" office:value="0.0887996519408958" calcext:value-type="float">
            <text:p>0.0887996519409</text:p>
          </table:table-cell>
          <table:table-cell table:number-columns-repeated="1004"/>
        </table:table-row>
        <table:table-row table:style-name="ro1">
          <table:table-cell office:value-type="float" office:value="19721011" calcext:value-type="float">
            <text:p>19721011</text:p>
          </table:table-cell>
          <table:table-cell office:value-type="float" office:value="41601" calcext:value-type="float">
            <text:p>41601</text:p>
          </table:table-cell>
          <table:table-cell office:value-type="float" office:value="43.127" calcext:value-type="float">
            <text:p>43.127</text:p>
          </table:table-cell>
          <table:table-cell office:value-type="float" office:value="-0.14823502656" calcext:value-type="float">
            <text:p>-0.1482350265600</text:p>
          </table:table-cell>
          <table:table-cell office:value-type="float" office:value="-0.0283202752182" calcext:value-type="float">
            <text:p>-0.0283202752182</text:p>
          </table:table-cell>
          <table:table-cell/>
          <table:table-cell table:formula="of:=[.G285]+([.G$368]-[.G$2])/([.B$368]-[.B$2])" office:value-type="float" office:value="43.2707245979097" calcext:value-type="float">
            <text:p>43.2707245979097</text:p>
          </table:table-cell>
          <table:table-cell table:formula="of:=42.3628865739608+0.003260365190381*([.B286]-[.B$2])-0.000000174451726598153*([.B286]-[.B$2])^2" office:value-type="float" office:value="43.2747597095685" calcext:value-type="float">
            <text:p>43.2747597095685</text:p>
          </table:table-cell>
          <table:table-cell table:formula="of:=[.G286]+[.$D286]+[.$E286]" office:value-type="float" office:value="43.0941692961315" calcext:value-type="float">
            <text:p>43.0941692961315</text:p>
          </table:table-cell>
          <table:table-cell table:formula="of:=[.H286]+[.$D286]+[.$E286]" office:value-type="float" office:value="43.0982044077903" calcext:value-type="float">
            <text:p>43.098204407790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6]-[.J286]" office:value-type="float" office:value="0.085795592209692" calcext:value-type="float">
            <text:p>0.0857955922097</text:p>
          </table:table-cell>
          <table:table-cell table:number-columns-repeated="1004"/>
        </table:table-row>
        <table:table-row table:style-name="ro1">
          <table:table-cell office:value-type="float" office:value="19721012" calcext:value-type="float">
            <text:p>19721012</text:p>
          </table:table-cell>
          <table:table-cell office:value-type="float" office:value="41602" calcext:value-type="float">
            <text:p>41602</text:p>
          </table:table-cell>
          <table:table-cell office:value-type="float" office:value="43.13" calcext:value-type="float">
            <text:p>43.130</text:p>
          </table:table-cell>
          <table:table-cell office:value-type="float" office:value="-0.1486270045926" calcext:value-type="float">
            <text:p>-0.1486270045926</text:p>
          </table:table-cell>
          <table:table-cell office:value-type="float" office:value="-0.0281793969934" calcext:value-type="float">
            <text:p>-0.0281793969934</text:p>
          </table:table-cell>
          <table:table-cell/>
          <table:table-cell table:formula="of:=[.G286]+([.G$368]-[.G$2])/([.B$368]-[.B$2])" office:value-type="float" office:value="43.2739212106701" calcext:value-type="float">
            <text:p>43.2739212106701</text:p>
          </table:table-cell>
          <table:table-cell table:formula="of:=42.3628865739608+0.003260365190381*([.B287]-[.B$2])-0.000000174451726598153*([.B287]-[.B$2])^2" office:value-type="float" office:value="43.2779208117264" calcext:value-type="float">
            <text:p>43.2779208117264</text:p>
          </table:table-cell>
          <table:table-cell table:formula="of:=[.G287]+[.$D287]+[.$E287]" office:value-type="float" office:value="43.0971148090841" calcext:value-type="float">
            <text:p>43.0971148090841</text:p>
          </table:table-cell>
          <table:table-cell table:formula="of:=[.H287]+[.$D287]+[.$E287]" office:value-type="float" office:value="43.1011144101405" calcext:value-type="float">
            <text:p>43.101114410140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7]-[.J287]" office:value-type="float" office:value="0.0828855898595506" calcext:value-type="float">
            <text:p>0.0828855898596</text:p>
          </table:table-cell>
          <table:table-cell table:number-columns-repeated="1004"/>
        </table:table-row>
        <table:table-row table:style-name="ro1">
          <table:table-cell office:value-type="float" office:value="19721013" calcext:value-type="float">
            <text:p>19721013</text:p>
          </table:table-cell>
          <table:table-cell office:value-type="float" office:value="41603" calcext:value-type="float">
            <text:p>41603</text:p>
          </table:table-cell>
          <table:table-cell office:value-type="float" office:value="43.133" calcext:value-type="float">
            <text:p>43.133</text:p>
          </table:table-cell>
          <table:table-cell office:value-type="float" office:value="-0.1490686577929" calcext:value-type="float">
            <text:p>-0.1490686577929</text:p>
          </table:table-cell>
          <table:table-cell office:value-type="float" office:value="-0.0280263278353" calcext:value-type="float">
            <text:p>-0.0280263278353</text:p>
          </table:table-cell>
          <table:table-cell/>
          <table:table-cell table:formula="of:=[.G287]+([.G$368]-[.G$2])/([.B$368]-[.B$2])" office:value-type="float" office:value="43.2771178234305" calcext:value-type="float">
            <text:p>43.2771178234305</text:p>
          </table:table-cell>
          <table:table-cell table:formula="of:=42.3628865739608+0.003260365190381*([.B288]-[.B$2])-0.000000174451726598153*([.B288]-[.B$2])^2" office:value-type="float" office:value="43.281081564981" calcext:value-type="float">
            <text:p>43.2810815649810</text:p>
          </table:table-cell>
          <table:table-cell table:formula="of:=[.G288]+[.$D288]+[.$E288]" office:value-type="float" office:value="43.1000228378023" calcext:value-type="float">
            <text:p>43.1000228378023</text:p>
          </table:table-cell>
          <table:table-cell table:formula="of:=[.H288]+[.$D288]+[.$E288]" office:value-type="float" office:value="43.1039865793527" calcext:value-type="float">
            <text:p>43.103986579352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8]-[.J288]" office:value-type="float" office:value="0.0800134206472549" calcext:value-type="float">
            <text:p>0.0800134206473</text:p>
          </table:table-cell>
          <table:table-cell table:number-columns-repeated="1004"/>
        </table:table-row>
        <table:table-row table:style-name="ro1">
          <table:table-cell office:value-type="float" office:value="19721014" calcext:value-type="float">
            <text:p>19721014</text:p>
          </table:table-cell>
          <table:table-cell office:value-type="float" office:value="41604" calcext:value-type="float">
            <text:p>41604</text:p>
          </table:table-cell>
          <table:table-cell office:value-type="float" office:value="43.136" calcext:value-type="float">
            <text:p>43.136</text:p>
          </table:table-cell>
          <table:table-cell office:value-type="float" office:value="-0.1494947728767" calcext:value-type="float">
            <text:p>-0.1494947728767</text:p>
          </table:table-cell>
          <table:table-cell office:value-type="float" office:value="-0.0278613637176" calcext:value-type="float">
            <text:p>-0.0278613637176</text:p>
          </table:table-cell>
          <table:table-cell/>
          <table:table-cell table:formula="of:=[.G288]+([.G$368]-[.G$2])/([.B$368]-[.B$2])" office:value-type="float" office:value="43.2803144361909" calcext:value-type="float">
            <text:p>43.2803144361909</text:p>
          </table:table-cell>
          <table:table-cell table:formula="of:=42.3628865739608+0.003260365190381*([.B289]-[.B$2])-0.000000174451726598153*([.B289]-[.B$2])^2" office:value-type="float" office:value="43.284241969332" calcext:value-type="float">
            <text:p>43.2842419693320</text:p>
          </table:table-cell>
          <table:table-cell table:formula="of:=[.G289]+[.$D289]+[.$E289]" office:value-type="float" office:value="43.1029582995966" calcext:value-type="float">
            <text:p>43.1029582995966</text:p>
          </table:table-cell>
          <table:table-cell table:formula="of:=[.H289]+[.$D289]+[.$E289]" office:value-type="float" office:value="43.1068858327377" calcext:value-type="float">
            <text:p>43.106885832737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89]-[.J289]" office:value-type="float" office:value="0.0771141672623159" calcext:value-type="float">
            <text:p>0.0771141672623</text:p>
          </table:table-cell>
          <table:table-cell table:number-columns-repeated="1004"/>
        </table:table-row>
        <table:table-row table:style-name="ro1">
          <table:table-cell office:value-type="float" office:value="19721015" calcext:value-type="float">
            <text:p>19721015</text:p>
          </table:table-cell>
          <table:table-cell office:value-type="float" office:value="41605" calcext:value-type="float">
            <text:p>41605</text:p>
          </table:table-cell>
          <table:table-cell office:value-type="float" office:value="43.139" calcext:value-type="float">
            <text:p>43.139</text:p>
          </table:table-cell>
          <table:table-cell office:value-type="float" office:value="-0.1498377424899" calcext:value-type="float">
            <text:p>-0.1498377424899</text:p>
          </table:table-cell>
          <table:table-cell office:value-type="float" office:value="-0.0276848083966" calcext:value-type="float">
            <text:p>-0.0276848083966</text:p>
          </table:table-cell>
          <table:table-cell/>
          <table:table-cell table:formula="of:=[.G289]+([.G$368]-[.G$2])/([.B$368]-[.B$2])" office:value-type="float" office:value="43.2835110489513" calcext:value-type="float">
            <text:p>43.2835110489513</text:p>
          </table:table-cell>
          <table:table-cell table:formula="of:=42.3628865739608+0.003260365190381*([.B290]-[.B$2])-0.000000174451726598153*([.B290]-[.B$2])^2" office:value-type="float" office:value="43.2874020247796" calcext:value-type="float">
            <text:p>43.2874020247796</text:p>
          </table:table-cell>
          <table:table-cell table:formula="of:=[.G290]+[.$D290]+[.$E290]" office:value-type="float" office:value="43.1059884980648" calcext:value-type="float">
            <text:p>43.1059884980648</text:p>
          </table:table-cell>
          <table:table-cell table:formula="of:=[.H290]+[.$D290]+[.$E290]" office:value-type="float" office:value="43.1098794738931" calcext:value-type="float">
            <text:p>43.109879473893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0]-[.J290]" office:value-type="float" office:value="0.0741205261069311" calcext:value-type="float">
            <text:p>0.0741205261069</text:p>
          </table:table-cell>
          <table:table-cell table:number-columns-repeated="1004"/>
        </table:table-row>
        <table:table-row table:style-name="ro1">
          <table:table-cell office:value-type="float" office:value="19721016" calcext:value-type="float">
            <text:p>19721016</text:p>
          </table:table-cell>
          <table:table-cell office:value-type="float" office:value="41606" calcext:value-type="float">
            <text:p>41606</text:p>
          </table:table-cell>
          <table:table-cell office:value-type="float" office:value="43.142" calcext:value-type="float">
            <text:p>43.142</text:p>
          </table:table-cell>
          <table:table-cell office:value-type="float" office:value="-0.1500337083979" calcext:value-type="float">
            <text:p>-0.1500337083979</text:p>
          </table:table-cell>
          <table:table-cell office:value-type="float" office:value="-0.0274969730194" calcext:value-type="float">
            <text:p>-0.0274969730194</text:p>
          </table:table-cell>
          <table:table-cell/>
          <table:table-cell table:formula="of:=[.G290]+([.G$368]-[.G$2])/([.B$368]-[.B$2])" office:value-type="float" office:value="43.2867076617117" calcext:value-type="float">
            <text:p>43.2867076617117</text:p>
          </table:table-cell>
          <table:table-cell table:formula="of:=42.3628865739608+0.003260365190381*([.B291]-[.B$2])-0.000000174451726598153*([.B291]-[.B$2])^2" office:value-type="float" office:value="43.2905617313237" calcext:value-type="float">
            <text:p>43.2905617313237</text:p>
          </table:table-cell>
          <table:table-cell table:formula="of:=[.G291]+[.$D291]+[.$E291]" office:value-type="float" office:value="43.1091769802944" calcext:value-type="float">
            <text:p>43.1091769802944</text:p>
          </table:table-cell>
          <table:table-cell table:formula="of:=[.H291]+[.$D291]+[.$E291]" office:value-type="float" office:value="43.1130310499064" calcext:value-type="float">
            <text:p>43.113031049906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1]-[.J291]" office:value-type="float" office:value="0.0709689500935937" calcext:value-type="float">
            <text:p>0.0709689500936</text:p>
          </table:table-cell>
          <table:table-cell table:number-columns-repeated="1004"/>
        </table:table-row>
        <table:table-row table:style-name="ro1">
          <table:table-cell office:value-type="float" office:value="19721017" calcext:value-type="float">
            <text:p>19721017</text:p>
          </table:table-cell>
          <table:table-cell office:value-type="float" office:value="41607" calcext:value-type="float">
            <text:p>41607</text:p>
          </table:table-cell>
          <table:table-cell office:value-type="float" office:value="43.145" calcext:value-type="float">
            <text:p>43.145</text:p>
          </table:table-cell>
          <table:table-cell office:value-type="float" office:value="-0.1500300730299" calcext:value-type="float">
            <text:p>-0.1500300730299</text:p>
          </table:table-cell>
          <table:table-cell office:value-type="float" office:value="-0.0272981757254" calcext:value-type="float">
            <text:p>-0.0272981757254</text:p>
          </table:table-cell>
          <table:table-cell/>
          <table:table-cell table:formula="of:=[.G291]+([.G$368]-[.G$2])/([.B$368]-[.B$2])" office:value-type="float" office:value="43.289904274472" calcext:value-type="float">
            <text:p>43.2899042744720</text:p>
          </table:table-cell>
          <table:table-cell table:formula="of:=42.3628865739608+0.003260365190381*([.B292]-[.B$2])-0.000000174451726598153*([.B292]-[.B$2])^2" office:value-type="float" office:value="43.2937210889644" calcext:value-type="float">
            <text:p>43.2937210889644</text:p>
          </table:table-cell>
          <table:table-cell table:formula="of:=[.G292]+[.$D292]+[.$E292]" office:value-type="float" office:value="43.1125760257167" calcext:value-type="float">
            <text:p>43.1125760257167</text:p>
          </table:table-cell>
          <table:table-cell table:formula="of:=[.H292]+[.$D292]+[.$E292]" office:value-type="float" office:value="43.1163928402091" calcext:value-type="float">
            <text:p>43.116392840209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2]-[.J292]" office:value-type="float" office:value="0.0676071597909171" calcext:value-type="float">
            <text:p>0.0676071597909</text:p>
          </table:table-cell>
          <table:table-cell table:number-columns-repeated="1004"/>
        </table:table-row>
        <table:table-row table:style-name="ro1">
          <table:table-cell office:value-type="float" office:value="19721018" calcext:value-type="float">
            <text:p>19721018</text:p>
          </table:table-cell>
          <table:table-cell office:value-type="float" office:value="41608" calcext:value-type="float">
            <text:p>41608</text:p>
          </table:table-cell>
          <table:table-cell office:value-type="float" office:value="43.148" calcext:value-type="float">
            <text:p>43.148</text:p>
          </table:table-cell>
          <table:table-cell office:value-type="float" office:value="-0.149796728593" calcext:value-type="float">
            <text:p>-0.1497967285930</text:p>
          </table:table-cell>
          <table:table-cell office:value-type="float" office:value="-0.0270887412416" calcext:value-type="float">
            <text:p>-0.0270887412416</text:p>
          </table:table-cell>
          <table:table-cell/>
          <table:table-cell table:formula="of:=[.G292]+([.G$368]-[.G$2])/([.B$368]-[.B$2])" office:value-type="float" office:value="43.2931008872324" calcext:value-type="float">
            <text:p>43.2931008872324</text:p>
          </table:table-cell>
          <table:table-cell table:formula="of:=42.3628865739608+0.003260365190381*([.B293]-[.B$2])-0.000000174451726598153*([.B293]-[.B$2])^2" office:value-type="float" office:value="43.2968800977016" calcext:value-type="float">
            <text:p>43.2968800977016</text:p>
          </table:table-cell>
          <table:table-cell table:formula="of:=[.G293]+[.$D293]+[.$E293]" office:value-type="float" office:value="43.1162154173978" calcext:value-type="float">
            <text:p>43.1162154173978</text:p>
          </table:table-cell>
          <table:table-cell table:formula="of:=[.H293]+[.$D293]+[.$E293]" office:value-type="float" office:value="43.119994627867" calcext:value-type="float">
            <text:p>43.119994627867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3]-[.J293]" office:value-type="float" office:value="0.0640053721329821" calcext:value-type="float">
            <text:p>0.0640053721330</text:p>
          </table:table-cell>
          <table:table-cell table:number-columns-repeated="1004"/>
        </table:table-row>
        <table:table-row table:style-name="ro1">
          <table:table-cell office:value-type="float" office:value="19721019" calcext:value-type="float">
            <text:p>19721019</text:p>
          </table:table-cell>
          <table:table-cell office:value-type="float" office:value="41609" calcext:value-type="float">
            <text:p>41609</text:p>
          </table:table-cell>
          <table:table-cell office:value-type="float" office:value="43.151" calcext:value-type="float">
            <text:p>43.151</text:p>
          </table:table-cell>
          <table:table-cell office:value-type="float" office:value="-0.1493409317542" calcext:value-type="float">
            <text:p>-0.1493409317542</text:p>
          </table:table-cell>
          <table:table-cell office:value-type="float" office:value="-0.0268690004714" calcext:value-type="float">
            <text:p>-0.0268690004714</text:p>
          </table:table-cell>
          <table:table-cell/>
          <table:table-cell table:formula="of:=[.G293]+([.G$368]-[.G$2])/([.B$368]-[.B$2])" office:value-type="float" office:value="43.2962974999928" calcext:value-type="float">
            <text:p>43.2962974999928</text:p>
          </table:table-cell>
          <table:table-cell table:formula="of:=42.3628865739608+0.003260365190381*([.B294]-[.B$2])-0.000000174451726598153*([.B294]-[.B$2])^2" office:value-type="float" office:value="43.3000387575354" calcext:value-type="float">
            <text:p>43.3000387575354</text:p>
          </table:table-cell>
          <table:table-cell table:formula="of:=[.G294]+[.$D294]+[.$E294]" office:value-type="float" office:value="43.1200875677672" calcext:value-type="float">
            <text:p>43.1200875677672</text:p>
          </table:table-cell>
          <table:table-cell table:formula="of:=[.H294]+[.$D294]+[.$E294]" office:value-type="float" office:value="43.1238288253098" calcext:value-type="float">
            <text:p>43.123828825309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4]-[.J294]" office:value-type="float" office:value="0.0601711746902112" calcext:value-type="float">
            <text:p>0.0601711746902</text:p>
          </table:table-cell>
          <table:table-cell table:number-columns-repeated="1004"/>
        </table:table-row>
        <table:table-row table:style-name="ro1">
          <table:table-cell office:value-type="float" office:value="19721020" calcext:value-type="float">
            <text:p>19721020</text:p>
          </table:table-cell>
          <table:table-cell office:value-type="float" office:value="41610" calcext:value-type="float">
            <text:p>41610</text:p>
          </table:table-cell>
          <table:table-cell office:value-type="float" office:value="43.154" calcext:value-type="float">
            <text:p>43.154</text:p>
          </table:table-cell>
          <table:table-cell office:value-type="float" office:value="-0.1487199218862" calcext:value-type="float">
            <text:p>-0.1487199218862</text:p>
          </table:table-cell>
          <table:table-cell office:value-type="float" office:value="-0.0266392900788" calcext:value-type="float">
            <text:p>-0.0266392900788</text:p>
          </table:table-cell>
          <table:table-cell/>
          <table:table-cell table:formula="of:=[.G294]+([.G$368]-[.G$2])/([.B$368]-[.B$2])" office:value-type="float" office:value="43.2994941127532" calcext:value-type="float">
            <text:p>43.2994941127532</text:p>
          </table:table-cell>
          <table:table-cell table:formula="of:=42.3628865739608+0.003260365190381*([.B295]-[.B$2])-0.000000174451726598153*([.B295]-[.B$2])^2" office:value-type="float" office:value="43.3031970684657" calcext:value-type="float">
            <text:p>43.3031970684657</text:p>
          </table:table-cell>
          <table:table-cell table:formula="of:=[.G295]+[.$D295]+[.$E295]" office:value-type="float" office:value="43.1241349007882" calcext:value-type="float">
            <text:p>43.1241349007882</text:p>
          </table:table-cell>
          <table:table-cell table:formula="of:=[.H295]+[.$D295]+[.$E295]" office:value-type="float" office:value="43.1278378565007" calcext:value-type="float">
            <text:p>43.127837856500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5]-[.J295]" office:value-type="float" office:value="0.0561621434992858" calcext:value-type="float">
            <text:p>0.0561621434993</text:p>
          </table:table-cell>
          <table:table-cell table:number-columns-repeated="1004"/>
        </table:table-row>
        <table:table-row table:style-name="ro1">
          <table:table-cell office:value-type="float" office:value="19721021" calcext:value-type="float">
            <text:p>19721021</text:p>
          </table:table-cell>
          <table:table-cell office:value-type="float" office:value="41611" calcext:value-type="float">
            <text:p>41611</text:p>
          </table:table-cell>
          <table:table-cell office:value-type="float" office:value="43.157" calcext:value-type="float">
            <text:p>43.157</text:p>
          </table:table-cell>
          <table:table-cell office:value-type="float" office:value="-0.1480404914316" calcext:value-type="float">
            <text:p>-0.1480404914316</text:p>
          </table:table-cell>
          <table:table-cell office:value-type="float" office:value="-0.0263999520668" calcext:value-type="float">
            <text:p>-0.0263999520668</text:p>
          </table:table-cell>
          <table:table-cell/>
          <table:table-cell table:formula="of:=[.G295]+([.G$368]-[.G$2])/([.B$368]-[.B$2])" office:value-type="float" office:value="43.3026907255136" calcext:value-type="float">
            <text:p>43.3026907255136</text:p>
          </table:table-cell>
          <table:table-cell table:formula="of:=42.3628865739608+0.003260365190381*([.B296]-[.B$2])-0.000000174451726598153*([.B296]-[.B$2])^2" office:value-type="float" office:value="43.3063550304926" calcext:value-type="float">
            <text:p>43.3063550304926</text:p>
          </table:table-cell>
          <table:table-cell table:formula="of:=[.G296]+[.$D296]+[.$E296]" office:value-type="float" office:value="43.1282502820152" calcext:value-type="float">
            <text:p>43.1282502820152</text:p>
          </table:table-cell>
          <table:table-cell table:formula="of:=[.H296]+[.$D296]+[.$E296]" office:value-type="float" office:value="43.1319145869942" calcext:value-type="float">
            <text:p>43.131914586994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6]-[.J296]" office:value-type="float" office:value="0.0520854130058197" calcext:value-type="float">
            <text:p>0.0520854130058</text:p>
          </table:table-cell>
          <table:table-cell table:number-columns-repeated="1004"/>
        </table:table-row>
        <table:table-row table:style-name="ro1">
          <table:table-cell office:value-type="float" office:value="19721022" calcext:value-type="float">
            <text:p>19721022</text:p>
          </table:table-cell>
          <table:table-cell office:value-type="float" office:value="41612" calcext:value-type="float">
            <text:p>41612</text:p>
          </table:table-cell>
          <table:table-cell office:value-type="float" office:value="43.16" calcext:value-type="float">
            <text:p>43.160</text:p>
          </table:table-cell>
          <table:table-cell office:value-type="float" office:value="-0.1474369428783" calcext:value-type="float">
            <text:p>-0.1474369428783</text:p>
          </table:table-cell>
          <table:table-cell office:value-type="float" office:value="-0.0261513333521" calcext:value-type="float">
            <text:p>-0.0261513333521</text:p>
          </table:table-cell>
          <table:table-cell/>
          <table:table-cell table:formula="of:=[.G296]+([.G$368]-[.G$2])/([.B$368]-[.B$2])" office:value-type="float" office:value="43.305887338274" calcext:value-type="float">
            <text:p>43.3058873382740</text:p>
          </table:table-cell>
          <table:table-cell table:formula="of:=42.3628865739608+0.003260365190381*([.B297]-[.B$2])-0.000000174451726598153*([.B297]-[.B$2])^2" office:value-type="float" office:value="43.309512643616" calcext:value-type="float">
            <text:p>43.3095126436160</text:p>
          </table:table-cell>
          <table:table-cell table:formula="of:=[.G297]+[.$D297]+[.$E297]" office:value-type="float" office:value="43.1322990620436" calcext:value-type="float">
            <text:p>43.1322990620436</text:p>
          </table:table-cell>
          <table:table-cell table:formula="of:=[.H297]+[.$D297]+[.$E297]" office:value-type="float" office:value="43.1359243673856" calcext:value-type="float">
            <text:p>43.135924367385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7]-[.J297]" office:value-type="float" office:value="0.0480756326144061" calcext:value-type="float">
            <text:p>0.0480756326144</text:p>
          </table:table-cell>
          <table:table-cell table:number-columns-repeated="1004"/>
        </table:table-row>
        <table:table-row table:style-name="ro1">
          <table:table-cell office:value-type="float" office:value="19721023" calcext:value-type="float">
            <text:p>19721023</text:p>
          </table:table-cell>
          <table:table-cell office:value-type="float" office:value="41613" calcext:value-type="float">
            <text:p>41613</text:p>
          </table:table-cell>
          <table:table-cell office:value-type="float" office:value="43.163" calcext:value-type="float">
            <text:p>43.163</text:p>
          </table:table-cell>
          <table:table-cell office:value-type="float" office:value="-0.1470300112075" calcext:value-type="float">
            <text:p>-0.1470300112075</text:p>
          </table:table-cell>
          <table:table-cell office:value-type="float" office:value="-0.0258937853358" calcext:value-type="float">
            <text:p>-0.0258937853358</text:p>
          </table:table-cell>
          <table:table-cell/>
          <table:table-cell table:formula="of:=[.G297]+([.G$368]-[.G$2])/([.B$368]-[.B$2])" office:value-type="float" office:value="43.3090839510343" calcext:value-type="float">
            <text:p>43.3090839510343</text:p>
          </table:table-cell>
          <table:table-cell table:formula="of:=42.3628865739608+0.003260365190381*([.B298]-[.B$2])-0.000000174451726598153*([.B298]-[.B$2])^2" office:value-type="float" office:value="43.312669907836" calcext:value-type="float">
            <text:p>43.3126699078360</text:p>
          </table:table-cell>
          <table:table-cell table:formula="of:=[.G298]+[.$D298]+[.$E298]" office:value-type="float" office:value="43.136160154491" calcext:value-type="float">
            <text:p>43.1361601544910</text:p>
          </table:table-cell>
          <table:table-cell table:formula="of:=[.H298]+[.$D298]+[.$E298]" office:value-type="float" office:value="43.1397461112926" calcext:value-type="float">
            <text:p>43.139746111292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8]-[.J298]" office:value-type="float" office:value="0.0442538887073525" calcext:value-type="float">
            <text:p>0.0442538887074</text:p>
          </table:table-cell>
          <table:table-cell table:number-columns-repeated="1004"/>
        </table:table-row>
        <table:table-row table:style-name="ro1">
          <table:table-cell office:value-type="float" office:value="19721024" calcext:value-type="float">
            <text:p>19721024</text:p>
          </table:table-cell>
          <table:table-cell office:value-type="float" office:value="41614" calcext:value-type="float">
            <text:p>41614</text:p>
          </table:table-cell>
          <table:table-cell office:value-type="float" office:value="43.166" calcext:value-type="float">
            <text:p>43.166</text:p>
          </table:table-cell>
          <table:table-cell office:value-type="float" office:value="-0.1468831471166" calcext:value-type="float">
            <text:p>-0.1468831471166</text:p>
          </table:table-cell>
          <table:table-cell office:value-type="float" office:value="-0.0256276634703" calcext:value-type="float">
            <text:p>-0.0256276634703</text:p>
          </table:table-cell>
          <table:table-cell/>
          <table:table-cell table:formula="of:=[.G298]+([.G$368]-[.G$2])/([.B$368]-[.B$2])" office:value-type="float" office:value="43.3122805637947" calcext:value-type="float">
            <text:p>43.3122805637947</text:p>
          </table:table-cell>
          <table:table-cell table:formula="of:=42.3628865739608+0.003260365190381*([.B299]-[.B$2])-0.000000174451726598153*([.B299]-[.B$2])^2" office:value-type="float" office:value="43.3158268231525" calcext:value-type="float">
            <text:p>43.3158268231525</text:p>
          </table:table-cell>
          <table:table-cell table:formula="of:=[.G299]+[.$D299]+[.$E299]" office:value-type="float" office:value="43.1397697532078" calcext:value-type="float">
            <text:p>43.1397697532078</text:p>
          </table:table-cell>
          <table:table-cell table:formula="of:=[.H299]+[.$D299]+[.$E299]" office:value-type="float" office:value="43.1433160125656" calcext:value-type="float">
            <text:p>43.143316012565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299]-[.J299]" office:value-type="float" office:value="0.0406839874344342" calcext:value-type="float">
            <text:p>0.0406839874344</text:p>
          </table:table-cell>
          <table:table-cell table:number-columns-repeated="1004"/>
        </table:table-row>
        <table:table-row table:style-name="ro1">
          <table:table-cell office:value-type="float" office:value="19721025" calcext:value-type="float">
            <text:p>19721025</text:p>
          </table:table-cell>
          <table:table-cell office:value-type="float" office:value="41615" calcext:value-type="float">
            <text:p>41615</text:p>
          </table:table-cell>
          <table:table-cell office:value-type="float" office:value="43.169" calcext:value-type="float">
            <text:p>43.169</text:p>
          </table:table-cell>
          <table:table-cell office:value-type="float" office:value="-0.1469783739242" calcext:value-type="float">
            <text:p>-0.1469783739242</text:p>
          </table:table-cell>
          <table:table-cell office:value-type="float" office:value="-0.0253533268236" calcext:value-type="float">
            <text:p>-0.0253533268236</text:p>
          </table:table-cell>
          <table:table-cell/>
          <table:table-cell table:formula="of:=[.G299]+([.G$368]-[.G$2])/([.B$368]-[.B$2])" office:value-type="float" office:value="43.3154771765551" calcext:value-type="float">
            <text:p>43.3154771765551</text:p>
          </table:table-cell>
          <table:table-cell table:formula="of:=42.3628865739608+0.003260365190381*([.B300]-[.B$2])-0.000000174451726598153*([.B300]-[.B$2])^2" office:value-type="float" office:value="43.3189833895655" calcext:value-type="float">
            <text:p>43.3189833895655</text:p>
          </table:table-cell>
          <table:table-cell table:formula="of:=[.G300]+[.$D300]+[.$E300]" office:value-type="float" office:value="43.1431454758073" calcext:value-type="float">
            <text:p>43.1431454758073</text:p>
          </table:table-cell>
          <table:table-cell table:formula="of:=[.H300]+[.$D300]+[.$E300]" office:value-type="float" office:value="43.1466516888177" calcext:value-type="float">
            <text:p>43.146651688817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0]-[.J300]" office:value-type="float" office:value="0.0373483111822779" calcext:value-type="float">
            <text:p>0.0373483111823</text:p>
          </table:table-cell>
          <table:table-cell table:number-columns-repeated="1004"/>
        </table:table-row>
        <table:table-row table:style-name="ro1">
          <table:table-cell office:value-type="float" office:value="19721026" calcext:value-type="float">
            <text:p>19721026</text:p>
          </table:table-cell>
          <table:table-cell office:value-type="float" office:value="41616" calcext:value-type="float">
            <text:p>41616</text:p>
          </table:table-cell>
          <table:table-cell office:value-type="float" office:value="43.172" calcext:value-type="float">
            <text:p>43.172</text:p>
          </table:table-cell>
          <table:table-cell office:value-type="float" office:value="-0.1472255148069" calcext:value-type="float">
            <text:p>-0.1472255148069</text:p>
          </table:table-cell>
          <table:table-cell office:value-type="float" office:value="-0.0250711376415" calcext:value-type="float">
            <text:p>-0.0250711376415</text:p>
          </table:table-cell>
          <table:table-cell/>
          <table:table-cell table:formula="of:=[.G300]+([.G$368]-[.G$2])/([.B$368]-[.B$2])" office:value-type="float" office:value="43.3186737893155" calcext:value-type="float">
            <text:p>43.3186737893155</text:p>
          </table:table-cell>
          <table:table-cell table:formula="of:=42.3628865739608+0.003260365190381*([.B301]-[.B$2])-0.000000174451726598153*([.B301]-[.B$2])^2" office:value-type="float" office:value="43.3221396070751" calcext:value-type="float">
            <text:p>43.3221396070751</text:p>
          </table:table-cell>
          <table:table-cell table:formula="of:=[.G301]+[.$D301]+[.$E301]" office:value-type="float" office:value="43.1463771368671" calcext:value-type="float">
            <text:p>43.1463771368671</text:p>
          </table:table-cell>
          <table:table-cell table:formula="of:=[.H301]+[.$D301]+[.$E301]" office:value-type="float" office:value="43.1498429546267" calcext:value-type="float">
            <text:p>43.149842954626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1]-[.J301]" office:value-type="float" office:value="0.0341570453732771" calcext:value-type="float">
            <text:p>0.0341570453733</text:p>
          </table:table-cell>
          <table:table-cell table:number-columns-repeated="1004"/>
        </table:table-row>
        <table:table-row table:style-name="ro1">
          <table:table-cell office:value-type="float" office:value="19721027" calcext:value-type="float">
            <text:p>19721027</text:p>
          </table:table-cell>
          <table:table-cell office:value-type="float" office:value="41617" calcext:value-type="float">
            <text:p>41617</text:p>
          </table:table-cell>
          <table:table-cell office:value-type="float" office:value="43.175" calcext:value-type="float">
            <text:p>43.175</text:p>
          </table:table-cell>
          <table:table-cell office:value-type="float" office:value="-0.1475003698094" calcext:value-type="float">
            <text:p>-0.1475003698094</text:p>
          </table:table-cell>
          <table:table-cell office:value-type="float" office:value="-0.0247814609075" calcext:value-type="float">
            <text:p>-0.0247814609075</text:p>
          </table:table-cell>
          <table:table-cell/>
          <table:table-cell table:formula="of:=[.G301]+([.G$368]-[.G$2])/([.B$368]-[.B$2])" office:value-type="float" office:value="43.3218704020759" calcext:value-type="float">
            <text:p>43.3218704020759</text:p>
          </table:table-cell>
          <table:table-cell table:formula="of:=42.3628865739608+0.003260365190381*([.B302]-[.B$2])-0.000000174451726598153*([.B302]-[.B$2])^2" office:value-type="float" office:value="43.3252954756813" calcext:value-type="float">
            <text:p>43.3252954756813</text:p>
          </table:table-cell>
          <table:table-cell table:formula="of:=[.G302]+[.$D302]+[.$E302]" office:value-type="float" office:value="43.149588571359" calcext:value-type="float">
            <text:p>43.1495885713590</text:p>
          </table:table-cell>
          <table:table-cell table:formula="of:=[.H302]+[.$D302]+[.$E302]" office:value-type="float" office:value="43.1530136449644" calcext:value-type="float">
            <text:p>43.153013644964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2]-[.J302]" office:value-type="float" office:value="0.0309863550356297" calcext:value-type="float">
            <text:p>0.0309863550356</text:p>
          </table:table-cell>
          <table:table-cell table:number-columns-repeated="1004"/>
        </table:table-row>
        <table:table-row table:style-name="ro1">
          <table:table-cell office:value-type="float" office:value="19721028" calcext:value-type="float">
            <text:p>19721028</text:p>
          </table:table-cell>
          <table:table-cell office:value-type="float" office:value="41618" calcext:value-type="float">
            <text:p>41618</text:p>
          </table:table-cell>
          <table:table-cell office:value-type="float" office:value="43.178" calcext:value-type="float">
            <text:p>43.178</text:p>
          </table:table-cell>
          <table:table-cell office:value-type="float" office:value="-0.147691825156" calcext:value-type="float">
            <text:p>-0.1476918251560</text:p>
          </table:table-cell>
          <table:table-cell office:value-type="float" office:value="-0.0244846639016" calcext:value-type="float">
            <text:p>-0.0244846639016</text:p>
          </table:table-cell>
          <table:table-cell/>
          <table:table-cell table:formula="of:=[.G302]+([.G$368]-[.G$2])/([.B$368]-[.B$2])" office:value-type="float" office:value="43.3250670148363" calcext:value-type="float">
            <text:p>43.3250670148363</text:p>
          </table:table-cell>
          <table:table-cell table:formula="of:=42.3628865739608+0.003260365190381*([.B303]-[.B$2])-0.000000174451726598153*([.B303]-[.B$2])^2" office:value-type="float" office:value="43.328450995384" calcext:value-type="float">
            <text:p>43.3284509953840</text:p>
          </table:table-cell>
          <table:table-cell table:formula="of:=[.G303]+[.$D303]+[.$E303]" office:value-type="float" office:value="43.1528905257787" calcext:value-type="float">
            <text:p>43.1528905257787</text:p>
          </table:table-cell>
          <table:table-cell table:formula="of:=[.H303]+[.$D303]+[.$E303]" office:value-type="float" office:value="43.1562745063264" calcext:value-type="float">
            <text:p>43.156274506326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3]-[.J303]" office:value-type="float" office:value="0.0277254936736426" calcext:value-type="float">
            <text:p>0.0277254936736</text:p>
          </table:table-cell>
          <table:table-cell table:number-columns-repeated="1004"/>
        </table:table-row>
        <table:table-row table:style-name="ro1">
          <table:table-cell office:value-type="float" office:value="19721029" calcext:value-type="float">
            <text:p>19721029</text:p>
          </table:table-cell>
          <table:table-cell office:value-type="float" office:value="41619" calcext:value-type="float">
            <text:p>41619</text:p>
          </table:table-cell>
          <table:table-cell office:value-type="float" office:value="43.181" calcext:value-type="float">
            <text:p>43.181</text:p>
          </table:table-cell>
          <table:table-cell office:value-type="float" office:value="-0.147735486168" calcext:value-type="float">
            <text:p>-0.1477354861680</text:p>
          </table:table-cell>
          <table:table-cell office:value-type="float" office:value="-0.0241811157587" calcext:value-type="float">
            <text:p>-0.0241811157587</text:p>
          </table:table-cell>
          <table:table-cell/>
          <table:table-cell table:formula="of:=[.G303]+([.G$368]-[.G$2])/([.B$368]-[.B$2])" office:value-type="float" office:value="43.3282636275966" calcext:value-type="float">
            <text:p>43.3282636275966</text:p>
          </table:table-cell>
          <table:table-cell table:formula="of:=42.3628865739608+0.003260365190381*([.B304]-[.B$2])-0.000000174451726598153*([.B304]-[.B$2])^2" office:value-type="float" office:value="43.3316061661832" calcext:value-type="float">
            <text:p>43.3316061661832</text:p>
          </table:table-cell>
          <table:table-cell table:formula="of:=[.G304]+[.$D304]+[.$E304]" office:value-type="float" office:value="43.1563470256699" calcext:value-type="float">
            <text:p>43.1563470256699</text:p>
          </table:table-cell>
          <table:table-cell table:formula="of:=[.H304]+[.$D304]+[.$E304]" office:value-type="float" office:value="43.1596895642565" calcext:value-type="float">
            <text:p>43.159689564256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4]-[.J304]" office:value-type="float" office:value="0.0243104357434945" calcext:value-type="float">
            <text:p>0.0243104357435</text:p>
          </table:table-cell>
          <table:table-cell table:number-columns-repeated="1004"/>
        </table:table-row>
        <table:table-row table:style-name="ro1">
          <table:table-cell office:value-type="float" office:value="19721030" calcext:value-type="float">
            <text:p>19721030</text:p>
          </table:table-cell>
          <table:table-cell office:value-type="float" office:value="41620" calcext:value-type="float">
            <text:p>41620</text:p>
          </table:table-cell>
          <table:table-cell office:value-type="float" office:value="43.184" calcext:value-type="float">
            <text:p>43.184</text:p>
          </table:table-cell>
          <table:table-cell office:value-type="float" office:value="-0.1476226020127" calcext:value-type="float">
            <text:p>-0.1476226020127</text:p>
          </table:table-cell>
          <table:table-cell office:value-type="float" office:value="-0.0238711870259" calcext:value-type="float">
            <text:p>-0.0238711870259</text:p>
          </table:table-cell>
          <table:table-cell/>
          <table:table-cell table:formula="of:=[.G304]+([.G$368]-[.G$2])/([.B$368]-[.B$2])" office:value-type="float" office:value="43.331460240357" calcext:value-type="float">
            <text:p>43.3314602403570</text:p>
          </table:table-cell>
          <table:table-cell table:formula="of:=42.3628865739608+0.003260365190381*([.B305]-[.B$2])-0.000000174451726598153*([.B305]-[.B$2])^2" office:value-type="float" office:value="43.334760988079" calcext:value-type="float">
            <text:p>43.3347609880790</text:p>
          </table:table-cell>
          <table:table-cell table:formula="of:=[.G305]+[.$D305]+[.$E305]" office:value-type="float" office:value="43.1599664513184" calcext:value-type="float">
            <text:p>43.1599664513184</text:p>
          </table:table-cell>
          <table:table-cell table:formula="of:=[.H305]+[.$D305]+[.$E305]" office:value-type="float" office:value="43.1632671990404" calcext:value-type="float">
            <text:p>43.163267199040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5]-[.J305]" office:value-type="float" office:value="0.0207328009595997" calcext:value-type="float">
            <text:p>0.0207328009596</text:p>
          </table:table-cell>
          <table:table-cell table:number-columns-repeated="1004"/>
        </table:table-row>
        <table:table-row table:style-name="ro1">
          <table:table-cell office:value-type="float" office:value="19721031" calcext:value-type="float">
            <text:p>19721031</text:p>
          </table:table-cell>
          <table:table-cell office:value-type="float" office:value="41621" calcext:value-type="float">
            <text:p>41621</text:p>
          </table:table-cell>
          <table:table-cell office:value-type="float" office:value="43.187" calcext:value-type="float">
            <text:p>43.187</text:p>
          </table:table-cell>
          <table:table-cell office:value-type="float" office:value="-0.14738834563" calcext:value-type="float">
            <text:p>-0.1473883456300</text:p>
          </table:table-cell>
          <table:table-cell office:value-type="float" office:value="-0.0235552492209" calcext:value-type="float">
            <text:p>-0.0235552492209</text:p>
          </table:table-cell>
          <table:table-cell/>
          <table:table-cell table:formula="of:=[.G305]+([.G$368]-[.G$2])/([.B$368]-[.B$2])" office:value-type="float" office:value="43.3346568531174" calcext:value-type="float">
            <text:p>43.3346568531174</text:p>
          </table:table-cell>
          <table:table-cell table:formula="of:=42.3628865739608+0.003260365190381*([.B306]-[.B$2])-0.000000174451726598153*([.B306]-[.B$2])^2" office:value-type="float" office:value="43.3379154610713" calcext:value-type="float">
            <text:p>43.3379154610713</text:p>
          </table:table-cell>
          <table:table-cell table:formula="of:=[.G306]+[.$D306]+[.$E306]" office:value-type="float" office:value="43.1637132582665" calcext:value-type="float">
            <text:p>43.1637132582665</text:p>
          </table:table-cell>
          <table:table-cell table:formula="of:=[.H306]+[.$D306]+[.$E306]" office:value-type="float" office:value="43.1669718662204" calcext:value-type="float">
            <text:p>43.166971866220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6]-[.J306]" office:value-type="float" office:value="0.0170281337795686" calcext:value-type="float">
            <text:p>0.0170281337796</text:p>
          </table:table-cell>
          <table:table-cell table:number-columns-repeated="1004"/>
        </table:table-row>
        <table:table-row table:style-name="ro1">
          <table:table-cell office:value-type="float" office:value="19721101" calcext:value-type="float">
            <text:p>19721101</text:p>
          </table:table-cell>
          <table:table-cell office:value-type="float" office:value="41622" calcext:value-type="float">
            <text:p>41622</text:p>
          </table:table-cell>
          <table:table-cell office:value-type="float" office:value="43.19" calcext:value-type="float">
            <text:p>43.190</text:p>
          </table:table-cell>
          <table:table-cell office:value-type="float" office:value="-0.1470920846735" calcext:value-type="float">
            <text:p>-0.1470920846735</text:p>
          </table:table-cell>
          <table:table-cell office:value-type="float" office:value="-0.0232336743911" calcext:value-type="float">
            <text:p>-0.0232336743911</text:p>
          </table:table-cell>
          <table:table-cell/>
          <table:table-cell table:formula="of:=[.G306]+([.G$368]-[.G$2])/([.B$368]-[.B$2])" office:value-type="float" office:value="43.3378534658778" calcext:value-type="float">
            <text:p>43.3378534658778</text:p>
          </table:table-cell>
          <table:table-cell table:formula="of:=42.3628865739608+0.003260365190381*([.B307]-[.B$2])-0.000000174451726598153*([.B307]-[.B$2])^2" office:value-type="float" office:value="43.3410695851602" calcext:value-type="float">
            <text:p>43.3410695851602</text:p>
          </table:table-cell>
          <table:table-cell table:formula="of:=[.G307]+[.$D307]+[.$E307]" office:value-type="float" office:value="43.1675277068132" calcext:value-type="float">
            <text:p>43.1675277068132</text:p>
          </table:table-cell>
          <table:table-cell table:formula="of:=[.H307]+[.$D307]+[.$E307]" office:value-type="float" office:value="43.1707438260956" calcext:value-type="float">
            <text:p>43.170743826095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7]-[.J307]" office:value-type="float" office:value="0.0132561739043879" calcext:value-type="float">
            <text:p>0.0132561739044</text:p>
          </table:table-cell>
          <table:table-cell table:number-columns-repeated="1004"/>
        </table:table-row>
        <table:table-row table:style-name="ro1">
          <table:table-cell office:value-type="float" office:value="19721102" calcext:value-type="float">
            <text:p>19721102</text:p>
          </table:table-cell>
          <table:table-cell office:value-type="float" office:value="41623" calcext:value-type="float">
            <text:p>41623</text:p>
          </table:table-cell>
          <table:table-cell office:value-type="float" office:value="43.193" calcext:value-type="float">
            <text:p>43.193</text:p>
          </table:table-cell>
          <table:table-cell office:value-type="float" office:value="-0.1468004239144" calcext:value-type="float">
            <text:p>-0.1468004239144</text:p>
          </table:table-cell>
          <table:table-cell office:value-type="float" office:value="-0.0229068346731" calcext:value-type="float">
            <text:p>-0.0229068346731</text:p>
          </table:table-cell>
          <table:table-cell/>
          <table:table-cell table:formula="of:=[.G307]+([.G$368]-[.G$2])/([.B$368]-[.B$2])" office:value-type="float" office:value="43.3410500786382" calcext:value-type="float">
            <text:p>43.3410500786382</text:p>
          </table:table-cell>
          <table:table-cell table:formula="of:=42.3628865739608+0.003260365190381*([.B308]-[.B$2])-0.000000174451726598153*([.B308]-[.B$2])^2" office:value-type="float" office:value="43.3442233603456" calcext:value-type="float">
            <text:p>43.3442233603456</text:p>
          </table:table-cell>
          <table:table-cell table:formula="of:=[.G308]+[.$D308]+[.$E308]" office:value-type="float" office:value="43.1713428200507" calcext:value-type="float">
            <text:p>43.1713428200507</text:p>
          </table:table-cell>
          <table:table-cell table:formula="of:=[.H308]+[.$D308]+[.$E308]" office:value-type="float" office:value="43.1745161017581" calcext:value-type="float">
            <text:p>43.174516101758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8]-[.J308]" office:value-type="float" office:value="0.00948389824185369" calcext:value-type="float">
            <text:p>0.0094838982419</text:p>
          </table:table-cell>
          <table:table-cell table:number-columns-repeated="1004"/>
        </table:table-row>
        <table:table-row table:style-name="ro1">
          <table:table-cell office:value-type="float" office:value="19721103" calcext:value-type="float">
            <text:p>19721103</text:p>
          </table:table-cell>
          <table:table-cell office:value-type="float" office:value="41624" calcext:value-type="float">
            <text:p>41624</text:p>
          </table:table-cell>
          <table:table-cell office:value-type="float" office:value="43.196" calcext:value-type="float">
            <text:p>43.196</text:p>
          </table:table-cell>
          <table:table-cell office:value-type="float" office:value="-0.1465763091674" calcext:value-type="float">
            <text:p>-0.1465763091674</text:p>
          </table:table-cell>
          <table:table-cell office:value-type="float" office:value="-0.0225751018554" calcext:value-type="float">
            <text:p>-0.0225751018554</text:p>
          </table:table-cell>
          <table:table-cell/>
          <table:table-cell table:formula="of:=[.G308]+([.G$368]-[.G$2])/([.B$368]-[.B$2])" office:value-type="float" office:value="43.3442466913986" calcext:value-type="float">
            <text:p>43.3442466913986</text:p>
          </table:table-cell>
          <table:table-cell table:formula="of:=42.3628865739608+0.003260365190381*([.B309]-[.B$2])-0.000000174451726598153*([.B309]-[.B$2])^2" office:value-type="float" office:value="43.3473767866276" calcext:value-type="float">
            <text:p>43.3473767866276</text:p>
          </table:table-cell>
          <table:table-cell table:formula="of:=[.G309]+[.$D309]+[.$E309]" office:value-type="float" office:value="43.1750952803758" calcext:value-type="float">
            <text:p>43.1750952803758</text:p>
          </table:table-cell>
          <table:table-cell table:formula="of:=[.H309]+[.$D309]+[.$E309]" office:value-type="float" office:value="43.1782253756048" calcext:value-type="float">
            <text:p>43.178225375604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09]-[.J309]" office:value-type="float" office:value="0.00577462439518683" calcext:value-type="float">
            <text:p>0.0057746243952</text:p>
          </table:table-cell>
          <table:table-cell table:number-columns-repeated="1004"/>
        </table:table-row>
        <table:table-row table:style-name="ro1">
          <table:table-cell office:value-type="float" office:value="19721104" calcext:value-type="float">
            <text:p>19721104</text:p>
          </table:table-cell>
          <table:table-cell office:value-type="float" office:value="41625" calcext:value-type="float">
            <text:p>41625</text:p>
          </table:table-cell>
          <table:table-cell office:value-type="float" office:value="43.199" calcext:value-type="float">
            <text:p>43.199</text:p>
          </table:table-cell>
          <table:table-cell office:value-type="float" office:value="-0.1464718175561" calcext:value-type="float">
            <text:p>-0.1464718175561</text:p>
          </table:table-cell>
          <table:table-cell office:value-type="float" office:value="-0.0222388469424" calcext:value-type="float">
            <text:p>-0.0222388469424</text:p>
          </table:table-cell>
          <table:table-cell/>
          <table:table-cell table:formula="of:=[.G309]+([.G$368]-[.G$2])/([.B$368]-[.B$2])" office:value-type="float" office:value="43.3474433041589" calcext:value-type="float">
            <text:p>43.3474433041589</text:p>
          </table:table-cell>
          <table:table-cell table:formula="of:=42.3628865739608+0.003260365190381*([.B310]-[.B$2])-0.000000174451726598153*([.B310]-[.B$2])^2" office:value-type="float" office:value="43.3505298640061" calcext:value-type="float">
            <text:p>43.3505298640061</text:p>
          </table:table-cell>
          <table:table-cell table:formula="of:=[.G310]+[.$D310]+[.$E310]" office:value-type="float" office:value="43.1787326396604" calcext:value-type="float">
            <text:p>43.1787326396604</text:p>
          </table:table-cell>
          <table:table-cell table:formula="of:=[.H310]+[.$D310]+[.$E310]" office:value-type="float" office:value="43.1818191995076" calcext:value-type="float">
            <text:p>43.181819199507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0]-[.J310]" office:value-type="float" office:value="0.00218080049235425" calcext:value-type="float">
            <text:p>0.0021808004924</text:p>
          </table:table-cell>
          <table:table-cell table:number-columns-repeated="1004"/>
        </table:table-row>
        <table:table-row table:style-name="ro1">
          <table:table-cell office:value-type="float" office:value="19721105" calcext:value-type="float">
            <text:p>19721105</text:p>
          </table:table-cell>
          <table:table-cell office:value-type="float" office:value="41626" calcext:value-type="float">
            <text:p>41626</text:p>
          </table:table-cell>
          <table:table-cell office:value-type="float" office:value="43.202" calcext:value-type="float">
            <text:p>43.202</text:p>
          </table:table-cell>
          <table:table-cell office:value-type="float" office:value="-0.1465218753799" calcext:value-type="float">
            <text:p>-0.1465218753799</text:p>
          </table:table-cell>
          <table:table-cell office:value-type="float" office:value="-0.021898439722" calcext:value-type="float">
            <text:p>-0.0218984397220</text:p>
          </table:table-cell>
          <table:table-cell/>
          <table:table-cell table:formula="of:=[.G310]+([.G$368]-[.G$2])/([.B$368]-[.B$2])" office:value-type="float" office:value="43.3506399169193" calcext:value-type="float">
            <text:p>43.3506399169193</text:p>
          </table:table-cell>
          <table:table-cell table:formula="of:=42.3628865739608+0.003260365190381*([.B311]-[.B$2])-0.000000174451726598153*([.B311]-[.B$2])^2" office:value-type="float" office:value="43.3536825924812" calcext:value-type="float">
            <text:p>43.3536825924812</text:p>
          </table:table-cell>
          <table:table-cell table:formula="of:=[.G311]+[.$D311]+[.$E311]" office:value-type="float" office:value="43.1822196018174" calcext:value-type="float">
            <text:p>43.1822196018174</text:p>
          </table:table-cell>
          <table:table-cell table:formula="of:=[.H311]+[.$D311]+[.$E311]" office:value-type="float" office:value="43.1852622773793" calcext:value-type="float">
            <text:p>43.185262277379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1]-[.J311]" office:value-type="float" office:value="-0.00126227737931828" calcext:value-type="float">
            <text:p>-0.0012622773793</text:p>
          </table:table-cell>
          <table:table-cell table:number-columns-repeated="1004"/>
        </table:table-row>
        <table:table-row table:style-name="ro1">
          <table:table-cell office:value-type="float" office:value="19721106" calcext:value-type="float">
            <text:p>19721106</text:p>
          </table:table-cell>
          <table:table-cell office:value-type="float" office:value="41627" calcext:value-type="float">
            <text:p>41627</text:p>
          </table:table-cell>
          <table:table-cell office:value-type="float" office:value="43.205" calcext:value-type="float">
            <text:p>43.205</text:p>
          </table:table-cell>
          <table:table-cell office:value-type="float" office:value="-0.1467389367112" calcext:value-type="float">
            <text:p>-0.1467389367112</text:p>
          </table:table-cell>
          <table:table-cell office:value-type="float" office:value="-0.021554248336" calcext:value-type="float">
            <text:p>-0.0215542483360</text:p>
          </table:table-cell>
          <table:table-cell/>
          <table:table-cell table:formula="of:=[.G311]+([.G$368]-[.G$2])/([.B$368]-[.B$2])" office:value-type="float" office:value="43.3538365296797" calcext:value-type="float">
            <text:p>43.3538365296797</text:p>
          </table:table-cell>
          <table:table-cell table:formula="of:=42.3628865739608+0.003260365190381*([.B312]-[.B$2])-0.000000174451726598153*([.B312]-[.B$2])^2" office:value-type="float" office:value="43.3568349720528" calcext:value-type="float">
            <text:p>43.3568349720528</text:p>
          </table:table-cell>
          <table:table-cell table:formula="of:=[.G312]+[.$D312]+[.$E312]" office:value-type="float" office:value="43.1855433446325" calcext:value-type="float">
            <text:p>43.1855433446325</text:p>
          </table:table-cell>
          <table:table-cell table:formula="of:=[.H312]+[.$D312]+[.$E312]" office:value-type="float" office:value="43.1885417870056" calcext:value-type="float">
            <text:p>43.188541787005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2]-[.J312]" office:value-type="float" office:value="-0.00454178700562125" calcext:value-type="float">
            <text:p>-0.0045417870056</text:p>
          </table:table-cell>
          <table:table-cell table:number-columns-repeated="1004"/>
        </table:table-row>
        <table:table-row table:style-name="ro1">
          <table:table-cell office:value-type="float" office:value="19721107" calcext:value-type="float">
            <text:p>19721107</text:p>
          </table:table-cell>
          <table:table-cell office:value-type="float" office:value="41628" calcext:value-type="float">
            <text:p>41628</text:p>
          </table:table-cell>
          <table:table-cell office:value-type="float" office:value="43.208" calcext:value-type="float">
            <text:p>43.208</text:p>
          </table:table-cell>
          <table:table-cell office:value-type="float" office:value="-0.1471106123389" calcext:value-type="float">
            <text:p>-0.1471106123389</text:p>
          </table:table-cell>
          <table:table-cell office:value-type="float" office:value="-0.0212066388546" calcext:value-type="float">
            <text:p>-0.0212066388546</text:p>
          </table:table-cell>
          <table:table-cell/>
          <table:table-cell table:formula="of:=[.G312]+([.G$368]-[.G$2])/([.B$368]-[.B$2])" office:value-type="float" office:value="43.3570331424401" calcext:value-type="float">
            <text:p>43.3570331424401</text:p>
          </table:table-cell>
          <table:table-cell table:formula="of:=42.3628865739608+0.003260365190381*([.B313]-[.B$2])-0.000000174451726598153*([.B313]-[.B$2])^2" office:value-type="float" office:value="43.359987002721" calcext:value-type="float">
            <text:p>43.3599870027210</text:p>
          </table:table-cell>
          <table:table-cell table:formula="of:=[.G313]+[.$D313]+[.$E313]" office:value-type="float" office:value="43.1887158912466" calcext:value-type="float">
            <text:p>43.1887158912466</text:p>
          </table:table-cell>
          <table:table-cell table:formula="of:=[.H313]+[.$D313]+[.$E313]" office:value-type="float" office:value="43.1916697515275" calcext:value-type="float">
            <text:p>43.191669751527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3]-[.J313]" office:value-type="float" office:value="-0.00766975152749438" calcext:value-type="float">
            <text:p>-0.0076697515275</text:p>
          </table:table-cell>
          <table:table-cell table:number-columns-repeated="1004"/>
        </table:table-row>
        <table:table-row table:style-name="ro1">
          <table:table-cell office:value-type="float" office:value="19721108" calcext:value-type="float">
            <text:p>19721108</text:p>
          </table:table-cell>
          <table:table-cell office:value-type="float" office:value="41629" calcext:value-type="float">
            <text:p>41629</text:p>
          </table:table-cell>
          <table:table-cell office:value-type="float" office:value="43.211" calcext:value-type="float">
            <text:p>43.211</text:p>
          </table:table-cell>
          <table:table-cell office:value-type="float" office:value="-0.1476016214727" calcext:value-type="float">
            <text:p>-0.1476016214727</text:p>
          </table:table-cell>
          <table:table-cell office:value-type="float" office:value="-0.0208559748558" calcext:value-type="float">
            <text:p>-0.0208559748558</text:p>
          </table:table-cell>
          <table:table-cell/>
          <table:table-cell table:formula="of:=[.G313]+([.G$368]-[.G$2])/([.B$368]-[.B$2])" office:value-type="float" office:value="43.3602297552005" calcext:value-type="float">
            <text:p>43.3602297552005</text:p>
          </table:table-cell>
          <table:table-cell table:formula="of:=42.3628865739608+0.003260365190381*([.B314]-[.B$2])-0.000000174451726598153*([.B314]-[.B$2])^2" office:value-type="float" office:value="43.3631386844857" calcext:value-type="float">
            <text:p>43.3631386844857</text:p>
          </table:table-cell>
          <table:table-cell table:formula="of:=[.G314]+[.$D314]+[.$E314]" office:value-type="float" office:value="43.191772158872" calcext:value-type="float">
            <text:p>43.1917721588720</text:p>
          </table:table-cell>
          <table:table-cell table:formula="of:=[.H314]+[.$D314]+[.$E314]" office:value-type="float" office:value="43.1946810881572" calcext:value-type="float">
            <text:p>43.194681088157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4]-[.J314]" office:value-type="float" office:value="-0.0106810881571988" calcext:value-type="float">
            <text:p>-0.0106810881572</text:p>
          </table:table-cell>
          <table:table-cell table:number-columns-repeated="1004"/>
        </table:table-row>
        <table:table-row table:style-name="ro1">
          <table:table-cell office:value-type="float" office:value="19721109" calcext:value-type="float">
            <text:p>19721109</text:p>
          </table:table-cell>
          <table:table-cell office:value-type="float" office:value="41630" calcext:value-type="float">
            <text:p>41630</text:p>
          </table:table-cell>
          <table:table-cell office:value-type="float" office:value="43.214" calcext:value-type="float">
            <text:p>43.214</text:p>
          </table:table-cell>
          <table:table-cell office:value-type="float" office:value="-0.148159499977" calcext:value-type="float">
            <text:p>-0.1481594999770</text:p>
          </table:table-cell>
          <table:table-cell office:value-type="float" office:value="-0.0205026170087" calcext:value-type="float">
            <text:p>-0.0205026170087</text:p>
          </table:table-cell>
          <table:table-cell/>
          <table:table-cell table:formula="of:=[.G314]+([.G$368]-[.G$2])/([.B$368]-[.B$2])" office:value-type="float" office:value="43.3634263679609" calcext:value-type="float">
            <text:p>43.3634263679609</text:p>
          </table:table-cell>
          <table:table-cell table:formula="of:=42.3628865739608+0.003260365190381*([.B315]-[.B$2])-0.000000174451726598153*([.B315]-[.B$2])^2" office:value-type="float" office:value="43.366290017347" calcext:value-type="float">
            <text:p>43.3662900173470</text:p>
          </table:table-cell>
          <table:table-cell table:formula="of:=[.G315]+[.$D315]+[.$E315]" office:value-type="float" office:value="43.1947642509752" calcext:value-type="float">
            <text:p>43.1947642509752</text:p>
          </table:table-cell>
          <table:table-cell table:formula="of:=[.H315]+[.$D315]+[.$E315]" office:value-type="float" office:value="43.1976279003613" calcext:value-type="float">
            <text:p>43.197627900361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5]-[.J315]" office:value-type="float" office:value="-0.0136279003612643" calcext:value-type="float">
            <text:p>-0.0136279003613</text:p>
          </table:table-cell>
          <table:table-cell table:number-columns-repeated="1004"/>
        </table:table-row>
        <table:table-row table:style-name="ro1">
          <table:table-cell office:value-type="float" office:value="19721110" calcext:value-type="float">
            <text:p>19721110</text:p>
          </table:table-cell>
          <table:table-cell office:value-type="float" office:value="41631" calcext:value-type="float">
            <text:p>41631</text:p>
          </table:table-cell>
          <table:table-cell office:value-type="float" office:value="43.217" calcext:value-type="float">
            <text:p>43.217</text:p>
          </table:table-cell>
          <table:table-cell office:value-type="float" office:value="-0.1487221967533" calcext:value-type="float">
            <text:p>-0.1487221967533</text:p>
          </table:table-cell>
          <table:table-cell office:value-type="float" office:value="-0.0201469226627" calcext:value-type="float">
            <text:p>-0.0201469226627</text:p>
          </table:table-cell>
          <table:table-cell/>
          <table:table-cell table:formula="of:=[.G315]+([.G$368]-[.G$2])/([.B$368]-[.B$2])" office:value-type="float" office:value="43.3666229807213" calcext:value-type="float">
            <text:p>43.3666229807213</text:p>
          </table:table-cell>
          <table:table-cell table:formula="of:=42.3628865739608+0.003260365190381*([.B316]-[.B$2])-0.000000174451726598153*([.B316]-[.B$2])^2" office:value-type="float" office:value="43.3694410013048" calcext:value-type="float">
            <text:p>43.3694410013048</text:p>
          </table:table-cell>
          <table:table-cell table:formula="of:=[.G316]+[.$D316]+[.$E316]" office:value-type="float" office:value="43.1977538613053" calcext:value-type="float">
            <text:p>43.1977538613053</text:p>
          </table:table-cell>
          <table:table-cell table:formula="of:=[.H316]+[.$D316]+[.$E316]" office:value-type="float" office:value="43.2005718818888" calcext:value-type="float">
            <text:p>43.200571881888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6]-[.J316]" office:value-type="float" office:value="-0.0165718818887726" calcext:value-type="float">
            <text:p>-0.0165718818888</text:p>
          </table:table-cell>
          <table:table-cell table:number-columns-repeated="1004"/>
        </table:table-row>
        <table:table-row table:style-name="ro1">
          <table:table-cell office:value-type="float" office:value="19721111" calcext:value-type="float">
            <text:p>19721111</text:p>
          </table:table-cell>
          <table:table-cell office:value-type="float" office:value="41632" calcext:value-type="float">
            <text:p>41632</text:p>
          </table:table-cell>
          <table:table-cell office:value-type="float" office:value="43.22" calcext:value-type="float">
            <text:p>43.220</text:p>
          </table:table-cell>
          <table:table-cell office:value-type="float" office:value="-0.1492256898496" calcext:value-type="float">
            <text:p>-0.1492256898496</text:p>
          </table:table-cell>
          <table:table-cell office:value-type="float" office:value="-0.019789245443" calcext:value-type="float">
            <text:p>-0.0197892454430</text:p>
          </table:table-cell>
          <table:table-cell/>
          <table:table-cell table:formula="of:=[.G316]+([.G$368]-[.G$2])/([.B$368]-[.B$2])" office:value-type="float" office:value="43.3698195934816" calcext:value-type="float">
            <text:p>43.3698195934816</text:p>
          </table:table-cell>
          <table:table-cell table:formula="of:=42.3628865739608+0.003260365190381*([.B317]-[.B$2])-0.000000174451726598153*([.B317]-[.B$2])^2" office:value-type="float" office:value="43.3725916363591" calcext:value-type="float">
            <text:p>43.3725916363591</text:p>
          </table:table-cell>
          <table:table-cell table:formula="of:=[.G317]+[.$D317]+[.$E317]" office:value-type="float" office:value="43.200804658189" calcext:value-type="float">
            <text:p>43.2008046581890</text:p>
          </table:table-cell>
          <table:table-cell table:formula="of:=[.H317]+[.$D317]+[.$E317]" office:value-type="float" office:value="43.2035767010665" calcext:value-type="float">
            <text:p>43.203576701066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7]-[.J317]" office:value-type="float" office:value="-0.0195767010665122" calcext:value-type="float">
            <text:p>-0.0195767010665</text:p>
          </table:table-cell>
          <table:table-cell table:number-columns-repeated="1004"/>
        </table:table-row>
        <table:table-row table:style-name="ro1">
          <table:table-cell office:value-type="float" office:value="19721112" calcext:value-type="float">
            <text:p>19721112</text:p>
          </table:table-cell>
          <table:table-cell office:value-type="float" office:value="41633" calcext:value-type="float">
            <text:p>41633</text:p>
          </table:table-cell>
          <table:table-cell office:value-type="float" office:value="43.223" calcext:value-type="float">
            <text:p>43.223</text:p>
          </table:table-cell>
          <table:table-cell office:value-type="float" office:value="-0.1496106045673" calcext:value-type="float">
            <text:p>-0.1496106045673</text:p>
          </table:table-cell>
          <table:table-cell office:value-type="float" office:value="-0.0194299348518" calcext:value-type="float">
            <text:p>-0.0194299348518</text:p>
          </table:table-cell>
          <table:table-cell/>
          <table:table-cell table:formula="of:=[.G317]+([.G$368]-[.G$2])/([.B$368]-[.B$2])" office:value-type="float" office:value="43.373016206242" calcext:value-type="float">
            <text:p>43.3730162062420</text:p>
          </table:table-cell>
          <table:table-cell table:formula="of:=42.3628865739608+0.003260365190381*([.B318]-[.B$2])-0.000000174451726598153*([.B318]-[.B$2])^2" office:value-type="float" office:value="43.37574192251" calcext:value-type="float">
            <text:p>43.3757419225100</text:p>
          </table:table-cell>
          <table:table-cell table:formula="of:=[.G318]+[.$D318]+[.$E318]" office:value-type="float" office:value="43.2039756668229" calcext:value-type="float">
            <text:p>43.2039756668229</text:p>
          </table:table-cell>
          <table:table-cell table:formula="of:=[.H318]+[.$D318]+[.$E318]" office:value-type="float" office:value="43.2067013830909" calcext:value-type="float">
            <text:p>43.2067013830909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8]-[.J318]" office:value-type="float" office:value="-0.0227013830909186" calcext:value-type="float">
            <text:p>-0.0227013830909</text:p>
          </table:table-cell>
          <table:table-cell table:number-columns-repeated="1004"/>
        </table:table-row>
        <table:table-row table:style-name="ro1">
          <table:table-cell office:value-type="float" office:value="19721113" calcext:value-type="float">
            <text:p>19721113</text:p>
          </table:table-cell>
          <table:table-cell office:value-type="float" office:value="41634" calcext:value-type="float">
            <text:p>41634</text:p>
          </table:table-cell>
          <table:table-cell office:value-type="float" office:value="43.226" calcext:value-type="float">
            <text:p>43.226</text:p>
          </table:table-cell>
          <table:table-cell office:value-type="float" office:value="-0.1498280633379" calcext:value-type="float">
            <text:p>-0.1498280633379</text:p>
          </table:table-cell>
          <table:table-cell office:value-type="float" office:value="-0.0190693358761" calcext:value-type="float">
            <text:p>-0.0190693358761</text:p>
          </table:table-cell>
          <table:table-cell/>
          <table:table-cell table:formula="of:=[.G318]+([.G$368]-[.G$2])/([.B$368]-[.B$2])" office:value-type="float" office:value="43.3762128190024" calcext:value-type="float">
            <text:p>43.3762128190024</text:p>
          </table:table-cell>
          <table:table-cell table:formula="of:=42.3628865739608+0.003260365190381*([.B319]-[.B$2])-0.000000174451726598153*([.B319]-[.B$2])^2" office:value-type="float" office:value="43.3788918597575" calcext:value-type="float">
            <text:p>43.3788918597575</text:p>
          </table:table-cell>
          <table:table-cell table:formula="of:=[.G319]+[.$D319]+[.$E319]" office:value-type="float" office:value="43.2073154197884" calcext:value-type="float">
            <text:p>43.2073154197884</text:p>
          </table:table-cell>
          <table:table-cell table:formula="of:=[.H319]+[.$D319]+[.$E319]" office:value-type="float" office:value="43.2099944605435" calcext:value-type="float">
            <text:p>43.209994460543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19]-[.J319]" office:value-type="float" office:value="-0.0259944605434583" calcext:value-type="float">
            <text:p>-0.0259944605435</text:p>
          </table:table-cell>
          <table:table-cell table:number-columns-repeated="1004"/>
        </table:table-row>
        <table:table-row table:style-name="ro1">
          <table:table-cell office:value-type="float" office:value="19721114" calcext:value-type="float">
            <text:p>19721114</text:p>
          </table:table-cell>
          <table:table-cell office:value-type="float" office:value="41635" calcext:value-type="float">
            <text:p>41635</text:p>
          </table:table-cell>
          <table:table-cell office:value-type="float" office:value="43.229" calcext:value-type="float">
            <text:p>43.229</text:p>
          </table:table-cell>
          <table:table-cell office:value-type="float" office:value="-0.1498462451272" calcext:value-type="float">
            <text:p>-0.1498462451272</text:p>
          </table:table-cell>
          <table:table-cell office:value-type="float" office:value="-0.0187077886036" calcext:value-type="float">
            <text:p>-0.0187077886036</text:p>
          </table:table-cell>
          <table:table-cell/>
          <table:table-cell table:formula="of:=[.G319]+([.G$368]-[.G$2])/([.B$368]-[.B$2])" office:value-type="float" office:value="43.3794094317628" calcext:value-type="float">
            <text:p>43.3794094317628</text:p>
          </table:table-cell>
          <table:table-cell table:formula="of:=42.3628865739608+0.003260365190381*([.B320]-[.B$2])-0.000000174451726598153*([.B320]-[.B$2])^2" office:value-type="float" office:value="43.3820414481014" calcext:value-type="float">
            <text:p>43.3820414481014</text:p>
          </table:table-cell>
          <table:table-cell table:formula="of:=[.G320]+[.$D320]+[.$E320]" office:value-type="float" office:value="43.210855398032" calcext:value-type="float">
            <text:p>43.2108553980320</text:p>
          </table:table-cell>
          <table:table-cell table:formula="of:=[.H320]+[.$D320]+[.$E320]" office:value-type="float" office:value="43.2134874143707" calcext:value-type="float">
            <text:p>43.213487414370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0]-[.J320]" office:value-type="float" office:value="-0.0294874143706494" calcext:value-type="float">
            <text:p>-0.0294874143706</text:p>
          </table:table-cell>
          <table:table-cell table:number-columns-repeated="1004"/>
        </table:table-row>
        <table:table-row table:style-name="ro1">
          <table:table-cell office:value-type="float" office:value="19721115" calcext:value-type="float">
            <text:p>19721115</text:p>
          </table:table-cell>
          <table:table-cell office:value-type="float" office:value="41636" calcext:value-type="float">
            <text:p>41636</text:p>
          </table:table-cell>
          <table:table-cell office:value-type="float" office:value="43.232" calcext:value-type="float">
            <text:p>43.232</text:p>
          </table:table-cell>
          <table:table-cell office:value-type="float" office:value="-0.149659255137" calcext:value-type="float">
            <text:p>-0.1496592551370</text:p>
          </table:table-cell>
          <table:table-cell office:value-type="float" office:value="-0.0183456278458" calcext:value-type="float">
            <text:p>-0.0183456278458</text:p>
          </table:table-cell>
          <table:table-cell/>
          <table:table-cell table:formula="of:=[.G320]+([.G$368]-[.G$2])/([.B$368]-[.B$2])" office:value-type="float" office:value="43.3826060445232" calcext:value-type="float">
            <text:p>43.3826060445232</text:p>
          </table:table-cell>
          <table:table-cell table:formula="of:=42.3628865739608+0.003260365190381*([.B321]-[.B$2])-0.000000174451726598153*([.B321]-[.B$2])^2" office:value-type="float" office:value="43.385190687542" calcext:value-type="float">
            <text:p>43.3851906875420</text:p>
          </table:table-cell>
          <table:table-cell table:formula="of:=[.G321]+[.$D321]+[.$E321]" office:value-type="float" office:value="43.2146011615404" calcext:value-type="float">
            <text:p>43.2146011615404</text:p>
          </table:table-cell>
          <table:table-cell table:formula="of:=[.H321]+[.$D321]+[.$E321]" office:value-type="float" office:value="43.2171858045592" calcext:value-type="float">
            <text:p>43.217185804559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1]-[.J321]" office:value-type="float" office:value="-0.0331858045591886" calcext:value-type="float">
            <text:p>-0.0331858045592</text:p>
          </table:table-cell>
          <table:table-cell table:number-columns-repeated="1004"/>
        </table:table-row>
        <table:table-row table:style-name="ro1">
          <table:table-cell office:value-type="float" office:value="19721116" calcext:value-type="float">
            <text:p>19721116</text:p>
          </table:table-cell>
          <table:table-cell office:value-type="float" office:value="41637" calcext:value-type="float">
            <text:p>41637</text:p>
          </table:table-cell>
          <table:table-cell office:value-type="float" office:value="43.235" calcext:value-type="float">
            <text:p>43.235</text:p>
          </table:table-cell>
          <table:table-cell office:value-type="float" office:value="-0.149297434277" calcext:value-type="float">
            <text:p>-0.1492974342770</text:p>
          </table:table-cell>
          <table:table-cell office:value-type="float" office:value="-0.0179831827687" calcext:value-type="float">
            <text:p>-0.0179831827687</text:p>
          </table:table-cell>
          <table:table-cell/>
          <table:table-cell table:formula="of:=[.G321]+([.G$368]-[.G$2])/([.B$368]-[.B$2])" office:value-type="float" office:value="43.3858026572836" calcext:value-type="float">
            <text:p>43.3858026572836</text:p>
          </table:table-cell>
          <table:table-cell table:formula="of:=42.3628865739608+0.003260365190381*([.B322]-[.B$2])-0.000000174451726598153*([.B322]-[.B$2])^2" office:value-type="float" office:value="43.3883395780791" calcext:value-type="float">
            <text:p>43.3883395780791</text:p>
          </table:table-cell>
          <table:table-cell table:formula="of:=[.G322]+[.$D322]+[.$E322]" office:value-type="float" office:value="43.2185220402379" calcext:value-type="float">
            <text:p>43.2185220402379</text:p>
          </table:table-cell>
          <table:table-cell table:formula="of:=[.H322]+[.$D322]+[.$E322]" office:value-type="float" office:value="43.2210589610334" calcext:value-type="float">
            <text:p>43.221058961033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2]-[.J322]" office:value-type="float" office:value="-0.0370589610333667" calcext:value-type="float">
            <text:p>-0.0370589610334</text:p>
          </table:table-cell>
          <table:table-cell table:number-columns-repeated="1004"/>
        </table:table-row>
        <table:table-row table:style-name="ro1">
          <table:table-cell office:value-type="float" office:value="19721117" calcext:value-type="float">
            <text:p>19721117</text:p>
          </table:table-cell>
          <table:table-cell office:value-type="float" office:value="41638" calcext:value-type="float">
            <text:p>41638</text:p>
          </table:table-cell>
          <table:table-cell office:value-type="float" office:value="43.238" calcext:value-type="float">
            <text:p>43.238</text:p>
          </table:table-cell>
          <table:table-cell office:value-type="float" office:value="-0.1488335351677" calcext:value-type="float">
            <text:p>-0.1488335351677</text:p>
          </table:table-cell>
          <table:table-cell office:value-type="float" office:value="-0.0176207765335" calcext:value-type="float">
            <text:p>-0.0176207765335</text:p>
          </table:table-cell>
          <table:table-cell/>
          <table:table-cell table:formula="of:=[.G322]+([.G$368]-[.G$2])/([.B$368]-[.B$2])" office:value-type="float" office:value="43.3889992700439" calcext:value-type="float">
            <text:p>43.3889992700439</text:p>
          </table:table-cell>
          <table:table-cell table:formula="of:=42.3628865739608+0.003260365190381*([.B323]-[.B$2])-0.000000174451726598153*([.B323]-[.B$2])^2" office:value-type="float" office:value="43.3914881197127" calcext:value-type="float">
            <text:p>43.3914881197127</text:p>
          </table:table-cell>
          <table:table-cell table:formula="of:=[.G323]+[.$D323]+[.$E323]" office:value-type="float" office:value="43.2225449583427" calcext:value-type="float">
            <text:p>43.2225449583427</text:p>
          </table:table-cell>
          <table:table-cell table:formula="of:=[.H323]+[.$D323]+[.$E323]" office:value-type="float" office:value="43.2250338080115" calcext:value-type="float">
            <text:p>43.225033808011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3]-[.J323]" office:value-type="float" office:value="-0.0410338080115054" calcext:value-type="float">
            <text:p>-0.0410338080115</text:p>
          </table:table-cell>
          <table:table-cell table:number-columns-repeated="1004"/>
        </table:table-row>
        <table:table-row table:style-name="ro1">
          <table:table-cell office:value-type="float" office:value="19721118" calcext:value-type="float">
            <text:p>19721118</text:p>
          </table:table-cell>
          <table:table-cell office:value-type="float" office:value="41639" calcext:value-type="float">
            <text:p>41639</text:p>
          </table:table-cell>
          <table:table-cell office:value-type="float" office:value="43.241" calcext:value-type="float">
            <text:p>43.241</text:p>
          </table:table-cell>
          <table:table-cell office:value-type="float" office:value="-0.1483759559104" calcext:value-type="float">
            <text:p>-0.1483759559104</text:p>
          </table:table-cell>
          <table:table-cell office:value-type="float" office:value="-0.0172587259447" calcext:value-type="float">
            <text:p>-0.0172587259447</text:p>
          </table:table-cell>
          <table:table-cell/>
          <table:table-cell table:formula="of:=[.G323]+([.G$368]-[.G$2])/([.B$368]-[.B$2])" office:value-type="float" office:value="43.3921958828043" calcext:value-type="float">
            <text:p>43.3921958828043</text:p>
          </table:table-cell>
          <table:table-cell table:formula="of:=42.3628865739608+0.003260365190381*([.B324]-[.B$2])-0.000000174451726598153*([.B324]-[.B$2])^2" office:value-type="float" office:value="43.3946363124429" calcext:value-type="float">
            <text:p>43.3946363124429</text:p>
          </table:table-cell>
          <table:table-cell table:formula="of:=[.G324]+[.$D324]+[.$E324]" office:value-type="float" office:value="43.2265612009492" calcext:value-type="float">
            <text:p>43.2265612009492</text:p>
          </table:table-cell>
          <table:table-cell table:formula="of:=[.H324]+[.$D324]+[.$E324]" office:value-type="float" office:value="43.2290016305878" calcext:value-type="float">
            <text:p>43.229001630587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4]-[.J324]" office:value-type="float" office:value="-0.0450016305877838" calcext:value-type="float">
            <text:p>-0.0450016305878</text:p>
          </table:table-cell>
          <table:table-cell table:number-columns-repeated="1004"/>
        </table:table-row>
        <table:table-row table:style-name="ro1">
          <table:table-cell office:value-type="float" office:value="19721119" calcext:value-type="float">
            <text:p>19721119</text:p>
          </table:table-cell>
          <table:table-cell office:value-type="float" office:value="41640" calcext:value-type="float">
            <text:p>41640</text:p>
          </table:table-cell>
          <table:table-cell office:value-type="float" office:value="43.244" calcext:value-type="float">
            <text:p>43.244</text:p>
          </table:table-cell>
          <table:table-cell office:value-type="float" office:value="-0.1480433475983" calcext:value-type="float">
            <text:p>-0.1480433475983</text:p>
          </table:table-cell>
          <table:table-cell office:value-type="float" office:value="-0.0168973411087" calcext:value-type="float">
            <text:p>-0.0168973411087</text:p>
          </table:table-cell>
          <table:table-cell/>
          <table:table-cell table:formula="of:=[.G324]+([.G$368]-[.G$2])/([.B$368]-[.B$2])" office:value-type="float" office:value="43.3953924955647" calcext:value-type="float">
            <text:p>43.3953924955647</text:p>
          </table:table-cell>
          <table:table-cell table:formula="of:=42.3628865739608+0.003260365190381*([.B325]-[.B$2])-0.000000174451726598153*([.B325]-[.B$2])^2" office:value-type="float" office:value="43.3977841562696" calcext:value-type="float">
            <text:p>43.3977841562696</text:p>
          </table:table-cell>
          <table:table-cell table:formula="of:=[.G325]+[.$D325]+[.$E325]" office:value-type="float" office:value="43.2304518068577" calcext:value-type="float">
            <text:p>43.2304518068577</text:p>
          </table:table-cell>
          <table:table-cell table:formula="of:=[.H325]+[.$D325]+[.$E325]" office:value-type="float" office:value="43.2328434675626" calcext:value-type="float">
            <text:p>43.232843467562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5]-[.J325]" office:value-type="float" office:value="-0.0488434675625982" calcext:value-type="float">
            <text:p>-0.0488434675626</text:p>
          </table:table-cell>
          <table:table-cell table:number-columns-repeated="1004"/>
        </table:table-row>
        <table:table-row table:style-name="ro1">
          <table:table-cell office:value-type="float" office:value="19721120" calcext:value-type="float">
            <text:p>19721120</text:p>
          </table:table-cell>
          <table:table-cell office:value-type="float" office:value="41641" calcext:value-type="float">
            <text:p>41641</text:p>
          </table:table-cell>
          <table:table-cell office:value-type="float" office:value="43.247" calcext:value-type="float">
            <text:p>43.247</text:p>
          </table:table-cell>
          <table:table-cell office:value-type="float" office:value="-0.1479254058158" calcext:value-type="float">
            <text:p>-0.1479254058158</text:p>
          </table:table-cell>
          <table:table-cell office:value-type="float" office:value="-0.0165369251017" calcext:value-type="float">
            <text:p>-0.0165369251017</text:p>
          </table:table-cell>
          <table:table-cell/>
          <table:table-cell table:formula="of:=[.G325]+([.G$368]-[.G$2])/([.B$368]-[.B$2])" office:value-type="float" office:value="43.3985891083251" calcext:value-type="float">
            <text:p>43.3985891083251</text:p>
          </table:table-cell>
          <table:table-cell table:formula="of:=42.3628865739608+0.003260365190381*([.B326]-[.B$2])-0.000000174451726598153*([.B326]-[.B$2])^2" office:value-type="float" office:value="43.4009316511929" calcext:value-type="float">
            <text:p>43.4009316511929</text:p>
          </table:table-cell>
          <table:table-cell table:formula="of:=[.G326]+[.$D326]+[.$E326]" office:value-type="float" office:value="43.2341267774076" calcext:value-type="float">
            <text:p>43.2341267774076</text:p>
          </table:table-cell>
          <table:table-cell table:formula="of:=[.H326]+[.$D326]+[.$E326]" office:value-type="float" office:value="43.2364693202754" calcext:value-type="float">
            <text:p>43.236469320275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6]-[.J326]" office:value-type="float" office:value="-0.0524693202753852" calcext:value-type="float">
            <text:p>-0.0524693202754</text:p>
          </table:table-cell>
          <table:table-cell table:number-columns-repeated="1004"/>
        </table:table-row>
        <table:table-row table:style-name="ro1">
          <table:table-cell office:value-type="float" office:value="19721121" calcext:value-type="float">
            <text:p>19721121</text:p>
          </table:table-cell>
          <table:table-cell office:value-type="float" office:value="41642" calcext:value-type="float">
            <text:p>41642</text:p>
          </table:table-cell>
          <table:table-cell office:value-type="float" office:value="43.25" calcext:value-type="float">
            <text:p>43.250</text:p>
          </table:table-cell>
          <table:table-cell office:value-type="float" office:value="-0.1480465448102" calcext:value-type="float">
            <text:p>-0.1480465448102</text:p>
          </table:table-cell>
          <table:table-cell office:value-type="float" office:value="-0.0161777736478" calcext:value-type="float">
            <text:p>-0.0161777736478</text:p>
          </table:table-cell>
          <table:table-cell/>
          <table:table-cell table:formula="of:=[.G326]+([.G$368]-[.G$2])/([.B$368]-[.B$2])" office:value-type="float" office:value="43.4017857210855" calcext:value-type="float">
            <text:p>43.4017857210855</text:p>
          </table:table-cell>
          <table:table-cell table:formula="of:=42.3628865739608+0.003260365190381*([.B327]-[.B$2])-0.000000174451726598153*([.B327]-[.B$2])^2" office:value-type="float" office:value="43.4040787972127" calcext:value-type="float">
            <text:p>43.4040787972127</text:p>
          </table:table-cell>
          <table:table-cell table:formula="of:=[.G327]+[.$D327]+[.$E327]" office:value-type="float" office:value="43.2375614026275" calcext:value-type="float">
            <text:p>43.2375614026275</text:p>
          </table:table-cell>
          <table:table-cell table:formula="of:=[.H327]+[.$D327]+[.$E327]" office:value-type="float" office:value="43.2398544787547" calcext:value-type="float">
            <text:p>43.239854478754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7]-[.J327]" office:value-type="float" office:value="-0.0558544787547035" calcext:value-type="float">
            <text:p>-0.0558544787547</text:p>
          </table:table-cell>
          <table:table-cell table:number-columns-repeated="1004"/>
        </table:table-row>
        <table:table-row table:style-name="ro1">
          <table:table-cell office:value-type="float" office:value="19721122" calcext:value-type="float">
            <text:p>19721122</text:p>
          </table:table-cell>
          <table:table-cell office:value-type="float" office:value="41643" calcext:value-type="float">
            <text:p>41643</text:p>
          </table:table-cell>
          <table:table-cell office:value-type="float" office:value="43.253" calcext:value-type="float">
            <text:p>43.253</text:p>
          </table:table-cell>
          <table:table-cell office:value-type="float" office:value="-0.148352739501" calcext:value-type="float">
            <text:p>-0.1483527395010</text:p>
          </table:table-cell>
          <table:table-cell office:value-type="float" office:value="-0.0158201748076" calcext:value-type="float">
            <text:p>-0.0158201748076</text:p>
          </table:table-cell>
          <table:table-cell/>
          <table:table-cell table:formula="of:=[.G327]+([.G$368]-[.G$2])/([.B$368]-[.B$2])" office:value-type="float" office:value="43.4049823338459" calcext:value-type="float">
            <text:p>43.4049823338459</text:p>
          </table:table-cell>
          <table:table-cell table:formula="of:=42.3628865739608+0.003260365190381*([.B328]-[.B$2])-0.000000174451726598153*([.B328]-[.B$2])^2" office:value-type="float" office:value="43.4072255943291" calcext:value-type="float">
            <text:p>43.4072255943291</text:p>
          </table:table-cell>
          <table:table-cell table:formula="of:=[.G328]+[.$D328]+[.$E328]" office:value-type="float" office:value="43.2408094195373" calcext:value-type="float">
            <text:p>43.2408094195373</text:p>
          </table:table-cell>
          <table:table-cell table:formula="of:=[.H328]+[.$D328]+[.$E328]" office:value-type="float" office:value="43.2430526800205" calcext:value-type="float">
            <text:p>43.243052680020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8]-[.J328]" office:value-type="float" office:value="-0.0590526800204572" calcext:value-type="float">
            <text:p>-0.0590526800205</text:p>
          </table:table-cell>
          <table:table-cell table:number-columns-repeated="1004"/>
        </table:table-row>
        <table:table-row table:style-name="ro1">
          <table:table-cell office:value-type="float" office:value="19721123" calcext:value-type="float">
            <text:p>19721123</text:p>
          </table:table-cell>
          <table:table-cell office:value-type="float" office:value="41644" calcext:value-type="float">
            <text:p>41644</text:p>
          </table:table-cell>
          <table:table-cell office:value-type="float" office:value="43.256" calcext:value-type="float">
            <text:p>43.256</text:p>
          </table:table-cell>
          <table:table-cell office:value-type="float" office:value="-0.1487318201058" calcext:value-type="float">
            <text:p>-0.1487318201058</text:p>
          </table:table-cell>
          <table:table-cell office:value-type="float" office:value="-0.0154644086782" calcext:value-type="float">
            <text:p>-0.0154644086782</text:p>
          </table:table-cell>
          <table:table-cell/>
          <table:table-cell table:formula="of:=[.G328]+([.G$368]-[.G$2])/([.B$368]-[.B$2])" office:value-type="float" office:value="43.4081789466062" calcext:value-type="float">
            <text:p>43.4081789466062</text:p>
          </table:table-cell>
          <table:table-cell table:formula="of:=42.3628865739608+0.003260365190381*([.B329]-[.B$2])-0.000000174451726598153*([.B329]-[.B$2])^2" office:value-type="float" office:value="43.410372042542" calcext:value-type="float">
            <text:p>43.4103720425420</text:p>
          </table:table-cell>
          <table:table-cell table:formula="of:=[.G329]+[.$D329]+[.$E329]" office:value-type="float" office:value="43.2439827178222" calcext:value-type="float">
            <text:p>43.2439827178222</text:p>
          </table:table-cell>
          <table:table-cell table:formula="of:=[.H329]+[.$D329]+[.$E329]" office:value-type="float" office:value="43.246175813758" calcext:value-type="float">
            <text:p>43.246175813758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29]-[.J329]" office:value-type="float" office:value="-0.0621758137579818" calcext:value-type="float">
            <text:p>-0.0621758137580</text:p>
          </table:table-cell>
          <table:table-cell table:number-columns-repeated="1004"/>
        </table:table-row>
        <table:table-row table:style-name="ro1">
          <table:table-cell office:value-type="float" office:value="19721124" calcext:value-type="float">
            <text:p>19721124</text:p>
          </table:table-cell>
          <table:table-cell office:value-type="float" office:value="41645" calcext:value-type="float">
            <text:p>41645</text:p>
          </table:table-cell>
          <table:table-cell office:value-type="float" office:value="43.259" calcext:value-type="float">
            <text:p>43.259</text:p>
          </table:table-cell>
          <table:table-cell office:value-type="float" office:value="-0.1490589041888" calcext:value-type="float">
            <text:p>-0.1490589041888</text:p>
          </table:table-cell>
          <table:table-cell office:value-type="float" office:value="-0.0151107471036" calcext:value-type="float">
            <text:p>-0.0151107471036</text:p>
          </table:table-cell>
          <table:table-cell/>
          <table:table-cell table:formula="of:=[.G329]+([.G$368]-[.G$2])/([.B$368]-[.B$2])" office:value-type="float" office:value="43.4113755593666" calcext:value-type="float">
            <text:p>43.4113755593666</text:p>
          </table:table-cell>
          <table:table-cell table:formula="of:=42.3628865739608+0.003260365190381*([.B330]-[.B$2])-0.000000174451726598153*([.B330]-[.B$2])^2" office:value-type="float" office:value="43.4135181418514" calcext:value-type="float">
            <text:p>43.4135181418514</text:p>
          </table:table-cell>
          <table:table-cell table:formula="of:=[.G330]+[.$D330]+[.$E330]" office:value-type="float" office:value="43.2472059080742" calcext:value-type="float">
            <text:p>43.2472059080742</text:p>
          </table:table-cell>
          <table:table-cell table:formula="of:=[.H330]+[.$D330]+[.$E330]" office:value-type="float" office:value="43.249348490559" calcext:value-type="float">
            <text:p>43.249348490559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0]-[.J330]" office:value-type="float" office:value="-0.0653484905590389" calcext:value-type="float">
            <text:p>-0.0653484905590</text:p>
          </table:table-cell>
          <table:table-cell table:number-columns-repeated="1004"/>
        </table:table-row>
        <table:table-row table:style-name="ro1">
          <table:table-cell office:value-type="float" office:value="19721125" calcext:value-type="float">
            <text:p>19721125</text:p>
          </table:table-cell>
          <table:table-cell office:value-type="float" office:value="41646" calcext:value-type="float">
            <text:p>41646</text:p>
          </table:table-cell>
          <table:table-cell office:value-type="float" office:value="43.262" calcext:value-type="float">
            <text:p>43.262</text:p>
          </table:table-cell>
          <table:table-cell office:value-type="float" office:value="-0.1492440842612" calcext:value-type="float">
            <text:p>-0.1492440842612</text:p>
          </table:table-cell>
          <table:table-cell office:value-type="float" office:value="-0.0147594533974" calcext:value-type="float">
            <text:p>-0.0147594533974</text:p>
          </table:table-cell>
          <table:table-cell/>
          <table:table-cell table:formula="of:=[.G330]+([.G$368]-[.G$2])/([.B$368]-[.B$2])" office:value-type="float" office:value="43.414572172127" calcext:value-type="float">
            <text:p>43.4145721721270</text:p>
          </table:table-cell>
          <table:table-cell table:formula="of:=42.3628865739608+0.003260365190381*([.B331]-[.B$2])-0.000000174451726598153*([.B331]-[.B$2])^2" office:value-type="float" office:value="43.4166638922574" calcext:value-type="float">
            <text:p>43.4166638922574</text:p>
          </table:table-cell>
          <table:table-cell table:formula="of:=[.G331]+[.$D331]+[.$E331]" office:value-type="float" office:value="43.2505686344684" calcext:value-type="float">
            <text:p>43.2505686344684</text:p>
          </table:table-cell>
          <table:table-cell table:formula="of:=[.H331]+[.$D331]+[.$E331]" office:value-type="float" office:value="43.2526603545988" calcext:value-type="float">
            <text:p>43.252660354598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1]-[.J331]" office:value-type="float" office:value="-0.0686603545988405" calcext:value-type="float">
            <text:p>-0.0686603545988</text:p>
          </table:table-cell>
          <table:table-cell table:number-columns-repeated="1004"/>
        </table:table-row>
        <table:table-row table:style-name="ro1">
          <table:table-cell office:value-type="float" office:value="19721126" calcext:value-type="float">
            <text:p>19721126</text:p>
          </table:table-cell>
          <table:table-cell office:value-type="float" office:value="41647" calcext:value-type="float">
            <text:p>41647</text:p>
          </table:table-cell>
          <table:table-cell office:value-type="float" office:value="43.265" calcext:value-type="float">
            <text:p>43.265</text:p>
          </table:table-cell>
          <table:table-cell office:value-type="float" office:value="-0.1492594172858" calcext:value-type="float">
            <text:p>-0.1492594172858</text:p>
          </table:table-cell>
          <table:table-cell office:value-type="float" office:value="-0.0144107820769" calcext:value-type="float">
            <text:p>-0.0144107820769</text:p>
          </table:table-cell>
          <table:table-cell/>
          <table:table-cell table:formula="of:=[.G331]+([.G$368]-[.G$2])/([.B$368]-[.B$2])" office:value-type="float" office:value="43.4177687848874" calcext:value-type="float">
            <text:p>43.4177687848874</text:p>
          </table:table-cell>
          <table:table-cell table:formula="of:=42.3628865739608+0.003260365190381*([.B332]-[.B$2])-0.000000174451726598153*([.B332]-[.B$2])^2" office:value-type="float" office:value="43.41980929376" calcext:value-type="float">
            <text:p>43.4198092937600</text:p>
          </table:table-cell>
          <table:table-cell table:formula="of:=[.G332]+[.$D332]+[.$E332]" office:value-type="float" office:value="43.2540985855247" calcext:value-type="float">
            <text:p>43.2540985855247</text:p>
          </table:table-cell>
          <table:table-cell table:formula="of:=[.H332]+[.$D332]+[.$E332]" office:value-type="float" office:value="43.2561390943973" calcext:value-type="float">
            <text:p>43.256139094397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2]-[.J332]" office:value-type="float" office:value="-0.0721390943973006" calcext:value-type="float">
            <text:p>-0.0721390943973</text:p>
          </table:table-cell>
          <table:table-cell table:number-columns-repeated="1004"/>
        </table:table-row>
        <table:table-row table:style-name="ro1">
          <table:table-cell office:value-type="float" office:value="19721127" calcext:value-type="float">
            <text:p>19721127</text:p>
          </table:table-cell>
          <table:table-cell office:value-type="float" office:value="41648" calcext:value-type="float">
            <text:p>41648</text:p>
          </table:table-cell>
          <table:table-cell office:value-type="float" office:value="43.268" calcext:value-type="float">
            <text:p>43.268</text:p>
          </table:table-cell>
          <table:table-cell office:value-type="float" office:value="-0.1491363433488" calcext:value-type="float">
            <text:p>-0.1491363433488</text:p>
          </table:table-cell>
          <table:table-cell office:value-type="float" office:value="-0.0140649786096" calcext:value-type="float">
            <text:p>-0.0140649786096</text:p>
          </table:table-cell>
          <table:table-cell/>
          <table:table-cell table:formula="of:=[.G332]+([.G$368]-[.G$2])/([.B$368]-[.B$2])" office:value-type="float" office:value="43.4209653976478" calcext:value-type="float">
            <text:p>43.4209653976478</text:p>
          </table:table-cell>
          <table:table-cell table:formula="of:=42.3628865739608+0.003260365190381*([.B333]-[.B$2])-0.000000174451726598153*([.B333]-[.B$2])^2" office:value-type="float" office:value="43.4229543463591" calcext:value-type="float">
            <text:p>43.4229543463591</text:p>
          </table:table-cell>
          <table:table-cell table:formula="of:=[.G333]+[.$D333]+[.$E333]" office:value-type="float" office:value="43.2577640756894" calcext:value-type="float">
            <text:p>43.2577640756894</text:p>
          </table:table-cell>
          <table:table-cell table:formula="of:=[.H333]+[.$D333]+[.$E333]" office:value-type="float" office:value="43.2597530244007" calcext:value-type="float">
            <text:p>43.259753024400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3]-[.J333]" office:value-type="float" office:value="-0.0757530244006901" calcext:value-type="float">
            <text:p>-0.0757530244007</text:p>
          </table:table-cell>
          <table:table-cell table:number-columns-repeated="1004"/>
        </table:table-row>
        <table:table-row table:style-name="ro1">
          <table:table-cell office:value-type="float" office:value="19721128" calcext:value-type="float">
            <text:p>19721128</text:p>
          </table:table-cell>
          <table:table-cell office:value-type="float" office:value="41649" calcext:value-type="float">
            <text:p>41649</text:p>
          </table:table-cell>
          <table:table-cell office:value-type="float" office:value="43.271" calcext:value-type="float">
            <text:p>43.271</text:p>
          </table:table-cell>
          <table:table-cell office:value-type="float" office:value="-0.1489421011477" calcext:value-type="float">
            <text:p>-0.1489421011477</text:p>
          </table:table-cell>
          <table:table-cell office:value-type="float" office:value="-0.0137222791724" calcext:value-type="float">
            <text:p>-0.0137222791724</text:p>
          </table:table-cell>
          <table:table-cell/>
          <table:table-cell table:formula="of:=[.G333]+([.G$368]-[.G$2])/([.B$368]-[.B$2])" office:value-type="float" office:value="43.4241620104082" calcext:value-type="float">
            <text:p>43.4241620104082</text:p>
          </table:table-cell>
          <table:table-cell table:formula="of:=42.3628865739608+0.003260365190381*([.B334]-[.B$2])-0.000000174451726598153*([.B334]-[.B$2])^2" office:value-type="float" office:value="43.4260990500547" calcext:value-type="float">
            <text:p>43.4260990500547</text:p>
          </table:table-cell>
          <table:table-cell table:formula="of:=[.G334]+[.$D334]+[.$E334]" office:value-type="float" office:value="43.2614976300881" calcext:value-type="float">
            <text:p>43.2614976300881</text:p>
          </table:table-cell>
          <table:table-cell table:formula="of:=[.H334]+[.$D334]+[.$E334]" office:value-type="float" office:value="43.2634346697346" calcext:value-type="float">
            <text:p>43.263434669734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4]-[.J334]" office:value-type="float" office:value="-0.0794346697346384" calcext:value-type="float">
            <text:p>-0.0794346697346</text:p>
          </table:table-cell>
          <table:table-cell table:number-columns-repeated="1004"/>
        </table:table-row>
        <table:table-row table:style-name="ro1">
          <table:table-cell office:value-type="float" office:value="19721129" calcext:value-type="float">
            <text:p>19721129</text:p>
          </table:table-cell>
          <table:table-cell office:value-type="float" office:value="41650" calcext:value-type="float">
            <text:p>41650</text:p>
          </table:table-cell>
          <table:table-cell office:value-type="float" office:value="43.274" calcext:value-type="float">
            <text:p>43.274</text:p>
          </table:table-cell>
          <table:table-cell office:value-type="float" office:value="-0.1487523275582" calcext:value-type="float">
            <text:p>-0.1487523275582</text:p>
          </table:table-cell>
          <table:table-cell office:value-type="float" office:value="-0.0133829104229" calcext:value-type="float">
            <text:p>-0.0133829104229</text:p>
          </table:table-cell>
          <table:table-cell/>
          <table:table-cell table:formula="of:=[.G334]+([.G$368]-[.G$2])/([.B$368]-[.B$2])" office:value-type="float" office:value="43.4273586231685" calcext:value-type="float">
            <text:p>43.4273586231685</text:p>
          </table:table-cell>
          <table:table-cell table:formula="of:=42.3628865739608+0.003260365190381*([.B335]-[.B$2])-0.000000174451726598153*([.B335]-[.B$2])^2" office:value-type="float" office:value="43.4292434048469" calcext:value-type="float">
            <text:p>43.4292434048469</text:p>
          </table:table-cell>
          <table:table-cell table:formula="of:=[.G335]+[.$D335]+[.$E335]" office:value-type="float" office:value="43.2652233851874" calcext:value-type="float">
            <text:p>43.2652233851874</text:p>
          </table:table-cell>
          <table:table-cell table:formula="of:=[.H335]+[.$D335]+[.$E335]" office:value-type="float" office:value="43.2671081668658" calcext:value-type="float">
            <text:p>43.267108166865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5]-[.J335]" office:value-type="float" office:value="-0.0831081668658342" calcext:value-type="float">
            <text:p>-0.0831081668658</text:p>
          </table:table-cell>
          <table:table-cell table:number-columns-repeated="1004"/>
        </table:table-row>
        <table:table-row table:style-name="ro1">
          <table:table-cell office:value-type="float" office:value="19721130" calcext:value-type="float">
            <text:p>19721130</text:p>
          </table:table-cell>
          <table:table-cell office:value-type="float" office:value="41651" calcext:value-type="float">
            <text:p>41651</text:p>
          </table:table-cell>
          <table:table-cell office:value-type="float" office:value="43.277" calcext:value-type="float">
            <text:p>43.277</text:p>
          </table:table-cell>
          <table:table-cell office:value-type="float" office:value="-0.1486328692119" calcext:value-type="float">
            <text:p>-0.1486328692119</text:p>
          </table:table-cell>
          <table:table-cell office:value-type="float" office:value="-0.0130470892843" calcext:value-type="float">
            <text:p>-0.0130470892843</text:p>
          </table:table-cell>
          <table:table-cell/>
          <table:table-cell table:formula="of:=[.G335]+([.G$368]-[.G$2])/([.B$368]-[.B$2])" office:value-type="float" office:value="43.4305552359289" calcext:value-type="float">
            <text:p>43.4305552359289</text:p>
          </table:table-cell>
          <table:table-cell table:formula="of:=42.3628865739608+0.003260365190381*([.B336]-[.B$2])-0.000000174451726598153*([.B336]-[.B$2])^2" office:value-type="float" office:value="43.4323874107357" calcext:value-type="float">
            <text:p>43.4323874107357</text:p>
          </table:table-cell>
          <table:table-cell table:formula="of:=[.G336]+[.$D336]+[.$E336]" office:value-type="float" office:value="43.2688752774327" calcext:value-type="float">
            <text:p>43.2688752774327</text:p>
          </table:table-cell>
          <table:table-cell table:formula="of:=[.H336]+[.$D336]+[.$E336]" office:value-type="float" office:value="43.2707074522395" calcext:value-type="float">
            <text:p>43.270707452239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6]-[.J336]" office:value-type="float" office:value="-0.0867074522394731" calcext:value-type="float">
            <text:p>-0.0867074522395</text:p>
          </table:table-cell>
          <table:table-cell table:number-columns-repeated="1004"/>
        </table:table-row>
        <table:table-row table:style-name="ro1">
          <table:table-cell office:value-type="float" office:value="19721201" calcext:value-type="float">
            <text:p>19721201</text:p>
          </table:table-cell>
          <table:table-cell office:value-type="float" office:value="41652" calcext:value-type="float">
            <text:p>41652</text:p>
          </table:table-cell>
          <table:table-cell office:value-type="float" office:value="43.28" calcext:value-type="float">
            <text:p>43.280</text:p>
          </table:table-cell>
          <table:table-cell office:value-type="float" office:value="-0.1486330257505" calcext:value-type="float">
            <text:p>-0.1486330257505</text:p>
          </table:table-cell>
          <table:table-cell office:value-type="float" office:value="-0.0127150227432" calcext:value-type="float">
            <text:p>-0.0127150227432</text:p>
          </table:table-cell>
          <table:table-cell/>
          <table:table-cell table:formula="of:=[.G336]+([.G$368]-[.G$2])/([.B$368]-[.B$2])" office:value-type="float" office:value="43.4337518486893" calcext:value-type="float">
            <text:p>43.4337518486893</text:p>
          </table:table-cell>
          <table:table-cell table:formula="of:=42.3628865739608+0.003260365190381*([.B337]-[.B$2])-0.000000174451726598153*([.B337]-[.B$2])^2" office:value-type="float" office:value="43.435531067721" calcext:value-type="float">
            <text:p>43.4355310677210</text:p>
          </table:table-cell>
          <table:table-cell table:formula="of:=[.G337]+[.$D337]+[.$E337]" office:value-type="float" office:value="43.2724038001956" calcext:value-type="float">
            <text:p>43.2724038001956</text:p>
          </table:table-cell>
          <table:table-cell table:formula="of:=[.H337]+[.$D337]+[.$E337]" office:value-type="float" office:value="43.2741830192273" calcext:value-type="float">
            <text:p>43.274183019227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7]-[.J337]" office:value-type="float" office:value="-0.0901830192272612" calcext:value-type="float">
            <text:p>-0.0901830192273</text:p>
          </table:table-cell>
          <table:table-cell table:number-columns-repeated="1004"/>
        </table:table-row>
        <table:table-row table:style-name="ro1">
          <table:table-cell office:value-type="float" office:value="19721202" calcext:value-type="float">
            <text:p>19721202</text:p>
          </table:table-cell>
          <table:table-cell office:value-type="float" office:value="41653" calcext:value-type="float">
            <text:p>41653</text:p>
          </table:table-cell>
          <table:table-cell office:value-type="float" office:value="43.283" calcext:value-type="float">
            <text:p>43.283</text:p>
          </table:table-cell>
          <table:table-cell office:value-type="float" office:value="-0.1487845620279" calcext:value-type="float">
            <text:p>-0.1487845620279</text:p>
          </table:table-cell>
          <table:table-cell office:value-type="float" office:value="-0.0123869076613" calcext:value-type="float">
            <text:p>-0.0123869076613</text:p>
          </table:table-cell>
          <table:table-cell/>
          <table:table-cell table:formula="of:=[.G337]+([.G$368]-[.G$2])/([.B$368]-[.B$2])" office:value-type="float" office:value="43.4369484614497" calcext:value-type="float">
            <text:p>43.4369484614497</text:p>
          </table:table-cell>
          <table:table-cell table:formula="of:=42.3628865739608+0.003260365190381*([.B338]-[.B$2])-0.000000174451726598153*([.B338]-[.B$2])^2" office:value-type="float" office:value="43.4386743758028" calcext:value-type="float">
            <text:p>43.4386743758028</text:p>
          </table:table-cell>
          <table:table-cell table:formula="of:=[.G338]+[.$D338]+[.$E338]" office:value-type="float" office:value="43.2757769917605" calcext:value-type="float">
            <text:p>43.2757769917605</text:p>
          </table:table-cell>
          <table:table-cell table:formula="of:=[.H338]+[.$D338]+[.$E338]" office:value-type="float" office:value="43.2775029061136" calcext:value-type="float">
            <text:p>43.277502906113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8]-[.J338]" office:value-type="float" office:value="-0.0935029061135921" calcext:value-type="float">
            <text:p>-0.0935029061136</text:p>
          </table:table-cell>
          <table:table-cell table:number-columns-repeated="1004"/>
        </table:table-row>
        <table:table-row table:style-name="ro1">
          <table:table-cell office:value-type="float" office:value="19721203" calcext:value-type="float">
            <text:p>19721203</text:p>
          </table:table-cell>
          <table:table-cell office:value-type="float" office:value="41654" calcext:value-type="float">
            <text:p>41654</text:p>
          </table:table-cell>
          <table:table-cell office:value-type="float" office:value="43.286" calcext:value-type="float">
            <text:p>43.286</text:p>
          </table:table-cell>
          <table:table-cell office:value-type="float" office:value="-0.1491005932175" calcext:value-type="float">
            <text:p>-0.1491005932175</text:p>
          </table:table-cell>
          <table:table-cell office:value-type="float" office:value="-0.0120629306001" calcext:value-type="float">
            <text:p>-0.0120629306001</text:p>
          </table:table-cell>
          <table:table-cell/>
          <table:table-cell table:formula="of:=[.G338]+([.G$368]-[.G$2])/([.B$368]-[.B$2])" office:value-type="float" office:value="43.4401450742101" calcext:value-type="float">
            <text:p>43.4401450742101</text:p>
          </table:table-cell>
          <table:table-cell table:formula="of:=42.3628865739608+0.003260365190381*([.B339]-[.B$2])-0.000000174451726598153*([.B339]-[.B$2])^2" office:value-type="float" office:value="43.4418173349812" calcext:value-type="float">
            <text:p>43.4418173349812</text:p>
          </table:table-cell>
          <table:table-cell table:formula="of:=[.G339]+[.$D339]+[.$E339]" office:value-type="float" office:value="43.2789815503925" calcext:value-type="float">
            <text:p>43.2789815503925</text:p>
          </table:table-cell>
          <table:table-cell table:formula="of:=[.H339]+[.$D339]+[.$E339]" office:value-type="float" office:value="43.2806538111636" calcext:value-type="float">
            <text:p>43.280653811163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39]-[.J339]" office:value-type="float" office:value="-0.09665381116357" calcext:value-type="float">
            <text:p>-0.0966538111636</text:p>
          </table:table-cell>
          <table:table-cell table:number-columns-repeated="1004"/>
        </table:table-row>
        <table:table-row table:style-name="ro1">
          <table:table-cell office:value-type="float" office:value="19721204" calcext:value-type="float">
            <text:p>19721204</text:p>
          </table:table-cell>
          <table:table-cell office:value-type="float" office:value="41655" calcext:value-type="float">
            <text:p>41655</text:p>
          </table:table-cell>
          <table:table-cell office:value-type="float" office:value="43.289" calcext:value-type="float">
            <text:p>43.289</text:p>
          </table:table-cell>
          <table:table-cell office:value-type="float" office:value="-0.1495731792739" calcext:value-type="float">
            <text:p>-0.1495731792739</text:p>
          </table:table-cell>
          <table:table-cell office:value-type="float" office:value="-0.0117432676598" calcext:value-type="float">
            <text:p>-0.0117432676598</text:p>
          </table:table-cell>
          <table:table-cell/>
          <table:table-cell table:formula="of:=[.G339]+([.G$368]-[.G$2])/([.B$368]-[.B$2])" office:value-type="float" office:value="43.4433416869705" calcext:value-type="float">
            <text:p>43.4433416869705</text:p>
          </table:table-cell>
          <table:table-cell table:formula="of:=42.3628865739608+0.003260365190381*([.B340]-[.B$2])-0.000000174451726598153*([.B340]-[.B$2])^2" office:value-type="float" office:value="43.4449599452561" calcext:value-type="float">
            <text:p>43.4449599452561</text:p>
          </table:table-cell>
          <table:table-cell table:formula="of:=[.G340]+[.$D340]+[.$E340]" office:value-type="float" office:value="43.2820252400368" calcext:value-type="float">
            <text:p>43.2820252400368</text:p>
          </table:table-cell>
          <table:table-cell table:formula="of:=[.H340]+[.$D340]+[.$E340]" office:value-type="float" office:value="43.2836434983224" calcext:value-type="float">
            <text:p>43.283643498322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0]-[.J340]" office:value-type="float" office:value="-0.0996434983224006" calcext:value-type="float">
            <text:p>-0.0996434983224</text:p>
          </table:table-cell>
          <table:table-cell table:number-columns-repeated="1004"/>
        </table:table-row>
        <table:table-row table:style-name="ro1">
          <table:table-cell office:value-type="float" office:value="19721205" calcext:value-type="float">
            <text:p>19721205</text:p>
          </table:table-cell>
          <table:table-cell office:value-type="float" office:value="41656" calcext:value-type="float">
            <text:p>41656</text:p>
          </table:table-cell>
          <table:table-cell office:value-type="float" office:value="43.292" calcext:value-type="float">
            <text:p>43.292</text:p>
          </table:table-cell>
          <table:table-cell office:value-type="float" office:value="-0.1501723409827" calcext:value-type="float">
            <text:p>-0.1501723409827</text:p>
          </table:table-cell>
          <table:table-cell office:value-type="float" office:value="-0.0114280843325" calcext:value-type="float">
            <text:p>-0.0114280843325</text:p>
          </table:table-cell>
          <table:table-cell/>
          <table:table-cell table:formula="of:=[.G340]+([.G$368]-[.G$2])/([.B$368]-[.B$2])" office:value-type="float" office:value="43.4465382997308" calcext:value-type="float">
            <text:p>43.4465382997308</text:p>
          </table:table-cell>
          <table:table-cell table:formula="of:=42.3628865739608+0.003260365190381*([.B341]-[.B$2])-0.000000174451726598153*([.B341]-[.B$2])^2" office:value-type="float" office:value="43.4481022066276" calcext:value-type="float">
            <text:p>43.4481022066276</text:p>
          </table:table-cell>
          <table:table-cell table:formula="of:=[.G341]+[.$D341]+[.$E341]" office:value-type="float" office:value="43.2849378744156" calcext:value-type="float">
            <text:p>43.2849378744156</text:p>
          </table:table-cell>
          <table:table-cell table:formula="of:=[.H341]+[.$D341]+[.$E341]" office:value-type="float" office:value="43.2865017813124" calcext:value-type="float">
            <text:p>43.286501781312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1]-[.J341]" office:value-type="float" office:value="-0.102501781312377" calcext:value-type="float">
            <text:p>-0.1025017813124</text:p>
          </table:table-cell>
          <table:table-cell table:number-columns-repeated="1004"/>
        </table:table-row>
        <table:table-row table:style-name="ro1">
          <table:table-cell office:value-type="float" office:value="19721206" calcext:value-type="float">
            <text:p>19721206</text:p>
          </table:table-cell>
          <table:table-cell office:value-type="float" office:value="41657" calcext:value-type="float">
            <text:p>41657</text:p>
          </table:table-cell>
          <table:table-cell office:value-type="float" office:value="43.295" calcext:value-type="float">
            <text:p>43.295</text:p>
          </table:table-cell>
          <table:table-cell office:value-type="float" office:value="-0.1508491035641" calcext:value-type="float">
            <text:p>-0.1508491035641</text:p>
          </table:table-cell>
          <table:table-cell office:value-type="float" office:value="-0.011117535369" calcext:value-type="float">
            <text:p>-0.0111175353690</text:p>
          </table:table-cell>
          <table:table-cell/>
          <table:table-cell table:formula="of:=[.G341]+([.G$368]-[.G$2])/([.B$368]-[.B$2])" office:value-type="float" office:value="43.4497349124912" calcext:value-type="float">
            <text:p>43.4497349124912</text:p>
          </table:table-cell>
          <table:table-cell table:formula="of:=42.3628865739608+0.003260365190381*([.B342]-[.B$2])-0.000000174451726598153*([.B342]-[.B$2])^2" office:value-type="float" office:value="43.4512441190956" calcext:value-type="float">
            <text:p>43.4512441190956</text:p>
          </table:table-cell>
          <table:table-cell table:formula="of:=[.G342]+[.$D342]+[.$E342]" office:value-type="float" office:value="43.2877682735581" calcext:value-type="float">
            <text:p>43.2877682735581</text:p>
          </table:table-cell>
          <table:table-cell table:formula="of:=[.H342]+[.$D342]+[.$E342]" office:value-type="float" office:value="43.2892774801625" calcext:value-type="float">
            <text:p>43.289277480162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2]-[.J342]" office:value-type="float" office:value="-0.105277480162492" calcext:value-type="float">
            <text:p>-0.1052774801625</text:p>
          </table:table-cell>
          <table:table-cell table:number-columns-repeated="1004"/>
        </table:table-row>
        <table:table-row table:style-name="ro1">
          <table:table-cell office:value-type="float" office:value="19721207" calcext:value-type="float">
            <text:p>19721207</text:p>
          </table:table-cell>
          <table:table-cell office:value-type="float" office:value="41658" calcext:value-type="float">
            <text:p>41658</text:p>
          </table:table-cell>
          <table:table-cell office:value-type="float" office:value="43.298" calcext:value-type="float">
            <text:p>43.298</text:p>
          </table:table-cell>
          <table:table-cell office:value-type="float" office:value="-0.1515424866518" calcext:value-type="float">
            <text:p>-0.1515424866518</text:p>
          </table:table-cell>
          <table:table-cell office:value-type="float" office:value="-0.0108117646606" calcext:value-type="float">
            <text:p>-0.0108117646606</text:p>
          </table:table-cell>
          <table:table-cell/>
          <table:table-cell table:formula="of:=[.G342]+([.G$368]-[.G$2])/([.B$368]-[.B$2])" office:value-type="float" office:value="43.4529315252516" calcext:value-type="float">
            <text:p>43.4529315252516</text:p>
          </table:table-cell>
          <table:table-cell table:formula="of:=42.3628865739608+0.003260365190381*([.B343]-[.B$2])-0.000000174451726598153*([.B343]-[.B$2])^2" office:value-type="float" office:value="43.4543856826602" calcext:value-type="float">
            <text:p>43.4543856826602</text:p>
          </table:table-cell>
          <table:table-cell table:formula="of:=[.G343]+[.$D343]+[.$E343]" office:value-type="float" office:value="43.2905772739392" calcext:value-type="float">
            <text:p>43.2905772739392</text:p>
          </table:table-cell>
          <table:table-cell table:formula="of:=[.H343]+[.$D343]+[.$E343]" office:value-type="float" office:value="43.2920314313478" calcext:value-type="float">
            <text:p>43.292031431347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3]-[.J343]" office:value-type="float" office:value="-0.108031431347769" calcext:value-type="float">
            <text:p>-0.1080314313478</text:p>
          </table:table-cell>
          <table:table-cell table:number-columns-repeated="1004"/>
        </table:table-row>
        <table:table-row table:style-name="ro1">
          <table:table-cell office:value-type="float" office:value="19721208" calcext:value-type="float">
            <text:p>19721208</text:p>
          </table:table-cell>
          <table:table-cell office:value-type="float" office:value="41659" calcext:value-type="float">
            <text:p>41659</text:p>
          </table:table-cell>
          <table:table-cell office:value-type="float" office:value="43.301" calcext:value-type="float">
            <text:p>43.301</text:p>
          </table:table-cell>
          <table:table-cell office:value-type="float" office:value="-0.1521882667096" calcext:value-type="float">
            <text:p>-0.1521882667096</text:p>
          </table:table-cell>
          <table:table-cell office:value-type="float" office:value="-0.0105109051346" calcext:value-type="float">
            <text:p>-0.0105109051346</text:p>
          </table:table-cell>
          <table:table-cell/>
          <table:table-cell table:formula="of:=[.G343]+([.G$368]-[.G$2])/([.B$368]-[.B$2])" office:value-type="float" office:value="43.456128138012" calcext:value-type="float">
            <text:p>43.4561281380120</text:p>
          </table:table-cell>
          <table:table-cell table:formula="of:=42.3628865739608+0.003260365190381*([.B344]-[.B$2])-0.000000174451726598153*([.B344]-[.B$2])^2" office:value-type="float" office:value="43.4575268973213" calcext:value-type="float">
            <text:p>43.4575268973213</text:p>
          </table:table-cell>
          <table:table-cell table:formula="of:=[.G344]+[.$D344]+[.$E344]" office:value-type="float" office:value="43.2934289661678" calcext:value-type="float">
            <text:p>43.2934289661678</text:p>
          </table:table-cell>
          <table:table-cell table:formula="of:=[.H344]+[.$D344]+[.$E344]" office:value-type="float" office:value="43.2948277254771" calcext:value-type="float">
            <text:p>43.294827725477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4]-[.J344]" office:value-type="float" office:value="-0.110827725477073" calcext:value-type="float">
            <text:p>-0.1108277254771</text:p>
          </table:table-cell>
          <table:table-cell table:number-columns-repeated="1004"/>
        </table:table-row>
        <table:table-row table:style-name="ro1">
          <table:table-cell office:value-type="float" office:value="19721209" calcext:value-type="float">
            <text:p>19721209</text:p>
          </table:table-cell>
          <table:table-cell office:value-type="float" office:value="41660" calcext:value-type="float">
            <text:p>41660</text:p>
          </table:table-cell>
          <table:table-cell office:value-type="float" office:value="43.304" calcext:value-type="float">
            <text:p>43.304</text:p>
          </table:table-cell>
          <table:table-cell office:value-type="float" office:value="-0.1527273431238" calcext:value-type="float">
            <text:p>-0.1527273431238</text:p>
          </table:table-cell>
          <table:table-cell office:value-type="float" office:value="-0.010215078665" calcext:value-type="float">
            <text:p>-0.0102150786650</text:p>
          </table:table-cell>
          <table:table-cell/>
          <table:table-cell table:formula="of:=[.G344]+([.G$368]-[.G$2])/([.B$368]-[.B$2])" office:value-type="float" office:value="43.4593247507724" calcext:value-type="float">
            <text:p>43.4593247507724</text:p>
          </table:table-cell>
          <table:table-cell table:formula="of:=42.3628865739608+0.003260365190381*([.B345]-[.B$2])-0.000000174451726598153*([.B345]-[.B$2])^2" office:value-type="float" office:value="43.4606677630789" calcext:value-type="float">
            <text:p>43.4606677630789</text:p>
          </table:table-cell>
          <table:table-cell table:formula="of:=[.G345]+[.$D345]+[.$E345]" office:value-type="float" office:value="43.2963823289836" calcext:value-type="float">
            <text:p>43.2963823289836</text:p>
          </table:table-cell>
          <table:table-cell table:formula="of:=[.H345]+[.$D345]+[.$E345]" office:value-type="float" office:value="43.2977253412901" calcext:value-type="float">
            <text:p>43.297725341290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5]-[.J345]" office:value-type="float" office:value="-0.113725341290134" calcext:value-type="float">
            <text:p>-0.1137253412901</text:p>
          </table:table-cell>
          <table:table-cell table:number-columns-repeated="1004"/>
        </table:table-row>
        <table:table-row table:style-name="ro1">
          <table:table-cell office:value-type="float" office:value="19721210" calcext:value-type="float">
            <text:p>19721210</text:p>
          </table:table-cell>
          <table:table-cell office:value-type="float" office:value="41661" calcext:value-type="float">
            <text:p>41661</text:p>
          </table:table-cell>
          <table:table-cell office:value-type="float" office:value="43.307" calcext:value-type="float">
            <text:p>43.307</text:p>
          </table:table-cell>
          <table:table-cell office:value-type="float" office:value="-0.1531128057768" calcext:value-type="float">
            <text:p>-0.1531128057768</text:p>
          </table:table-cell>
          <table:table-cell office:value-type="float" office:value="-0.0099243959973" calcext:value-type="float">
            <text:p>-0.0099243959973</text:p>
          </table:table-cell>
          <table:table-cell/>
          <table:table-cell table:formula="of:=[.G345]+([.G$368]-[.G$2])/([.B$368]-[.B$2])" office:value-type="float" office:value="43.4625213635328" calcext:value-type="float">
            <text:p>43.4625213635328</text:p>
          </table:table-cell>
          <table:table-cell table:formula="of:=42.3628865739608+0.003260365190381*([.B346]-[.B$2])-0.000000174451726598153*([.B346]-[.B$2])^2" office:value-type="float" office:value="43.4638082799332" calcext:value-type="float">
            <text:p>43.4638082799332</text:p>
          </table:table-cell>
          <table:table-cell table:formula="of:=[.G346]+[.$D346]+[.$E346]" office:value-type="float" office:value="43.2994841617587" calcext:value-type="float">
            <text:p>43.2994841617587</text:p>
          </table:table-cell>
          <table:table-cell table:formula="of:=[.H346]+[.$D346]+[.$E346]" office:value-type="float" office:value="43.3007710781591" calcext:value-type="float">
            <text:p>43.300771078159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6]-[.J346]" office:value-type="float" office:value="-0.116771078159047" calcext:value-type="float">
            <text:p>-0.1167710781590</text:p>
          </table:table-cell>
          <table:table-cell table:number-columns-repeated="1004"/>
        </table:table-row>
        <table:table-row table:style-name="ro1">
          <table:table-cell office:value-type="float" office:value="19721211" calcext:value-type="float">
            <text:p>19721211</text:p>
          </table:table-cell>
          <table:table-cell office:value-type="float" office:value="41662" calcext:value-type="float">
            <text:p>41662</text:p>
          </table:table-cell>
          <table:table-cell office:value-type="float" office:value="43.31" calcext:value-type="float">
            <text:p>43.310</text:p>
          </table:table-cell>
          <table:table-cell office:value-type="float" office:value="-0.1533159056539" calcext:value-type="float">
            <text:p>-0.1533159056539</text:p>
          </table:table-cell>
          <table:table-cell office:value-type="float" office:value="-0.0096389566887" calcext:value-type="float">
            <text:p>-0.0096389566887</text:p>
          </table:table-cell>
          <table:table-cell/>
          <table:table-cell table:formula="of:=[.G346]+([.G$368]-[.G$2])/([.B$368]-[.B$2])" office:value-type="float" office:value="43.4657179762931" calcext:value-type="float">
            <text:p>43.4657179762931</text:p>
          </table:table-cell>
          <table:table-cell table:formula="of:=42.3628865739608+0.003260365190381*([.B347]-[.B$2])-0.000000174451726598153*([.B347]-[.B$2])^2" office:value-type="float" office:value="43.4669484478839" calcext:value-type="float">
            <text:p>43.4669484478839</text:p>
          </table:table-cell>
          <table:table-cell table:formula="of:=[.G347]+[.$D347]+[.$E347]" office:value-type="float" office:value="43.3027631139505" calcext:value-type="float">
            <text:p>43.3027631139505</text:p>
          </table:table-cell>
          <table:table-cell table:formula="of:=[.H347]+[.$D347]+[.$E347]" office:value-type="float" office:value="43.3039935855413" calcext:value-type="float">
            <text:p>43.303993585541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7]-[.J347]" office:value-type="float" office:value="-0.119993585541309" calcext:value-type="float">
            <text:p>-0.1199935855413</text:p>
          </table:table-cell>
          <table:table-cell table:number-columns-repeated="1004"/>
        </table:table-row>
        <table:table-row table:style-name="ro1">
          <table:table-cell office:value-type="float" office:value="19721212" calcext:value-type="float">
            <text:p>19721212</text:p>
          </table:table-cell>
          <table:table-cell office:value-type="float" office:value="41663" calcext:value-type="float">
            <text:p>41663</text:p>
          </table:table-cell>
          <table:table-cell office:value-type="float" office:value="43.313" calcext:value-type="float">
            <text:p>43.313</text:p>
          </table:table-cell>
          <table:table-cell office:value-type="float" office:value="-0.1533314704089" calcext:value-type="float">
            <text:p>-0.1533314704089</text:p>
          </table:table-cell>
          <table:table-cell office:value-type="float" office:value="-0.009358849062" calcext:value-type="float">
            <text:p>-0.0093588490620</text:p>
          </table:table-cell>
          <table:table-cell/>
          <table:table-cell table:formula="of:=[.G347]+([.G$368]-[.G$2])/([.B$368]-[.B$2])" office:value-type="float" office:value="43.4689145890535" calcext:value-type="float">
            <text:p>43.4689145890535</text:p>
          </table:table-cell>
          <table:table-cell table:formula="of:=42.3628865739608+0.003260365190381*([.B348]-[.B$2])-0.000000174451726598153*([.B348]-[.B$2])^2" office:value-type="float" office:value="43.4700882669312" calcext:value-type="float">
            <text:p>43.4700882669312</text:p>
          </table:table-cell>
          <table:table-cell table:formula="of:=[.G348]+[.$D348]+[.$E348]" office:value-type="float" office:value="43.3062242695826" calcext:value-type="float">
            <text:p>43.3062242695826</text:p>
          </table:table-cell>
          <table:table-cell table:formula="of:=[.H348]+[.$D348]+[.$E348]" office:value-type="float" office:value="43.3073979474603" calcext:value-type="float">
            <text:p>43.3073979474603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8]-[.J348]" office:value-type="float" office:value="-0.123397947460312" calcext:value-type="float">
            <text:p>-0.1233979474603</text:p>
          </table:table-cell>
          <table:table-cell table:number-columns-repeated="1004"/>
        </table:table-row>
        <table:table-row table:style-name="ro1">
          <table:table-cell office:value-type="float" office:value="19721213" calcext:value-type="float">
            <text:p>19721213</text:p>
          </table:table-cell>
          <table:table-cell office:value-type="float" office:value="41664" calcext:value-type="float">
            <text:p>41664</text:p>
          </table:table-cell>
          <table:table-cell office:value-type="float" office:value="43.316" calcext:value-type="float">
            <text:p>43.316</text:p>
          </table:table-cell>
          <table:table-cell office:value-type="float" office:value="-0.1531828072762" calcext:value-type="float">
            <text:p>-0.1531828072762</text:p>
          </table:table-cell>
          <table:table-cell office:value-type="float" office:value="-0.0090841501756" calcext:value-type="float">
            <text:p>-0.0090841501756</text:p>
          </table:table-cell>
          <table:table-cell/>
          <table:table-cell table:formula="of:=[.G348]+([.G$368]-[.G$2])/([.B$368]-[.B$2])" office:value-type="float" office:value="43.4721112018139" calcext:value-type="float">
            <text:p>43.4721112018139</text:p>
          </table:table-cell>
          <table:table-cell table:formula="of:=42.3628865739608+0.003260365190381*([.B349]-[.B$2])-0.000000174451726598153*([.B349]-[.B$2])^2" office:value-type="float" office:value="43.4732277370751" calcext:value-type="float">
            <text:p>43.4732277370751</text:p>
          </table:table-cell>
          <table:table-cell table:formula="of:=[.G349]+[.$D349]+[.$E349]" office:value-type="float" office:value="43.3098442443621" calcext:value-type="float">
            <text:p>43.3098442443621</text:p>
          </table:table-cell>
          <table:table-cell table:formula="of:=[.H349]+[.$D349]+[.$E349]" office:value-type="float" office:value="43.3109607796232" calcext:value-type="float">
            <text:p>43.310960779623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49]-[.J349]" office:value-type="float" office:value="-0.126960779623246" calcext:value-type="float">
            <text:p>-0.1269607796232</text:p>
          </table:table-cell>
          <table:table-cell table:number-columns-repeated="1004"/>
        </table:table-row>
        <table:table-row table:style-name="ro1">
          <table:table-cell office:value-type="float" office:value="19721214" calcext:value-type="float">
            <text:p>19721214</text:p>
          </table:table-cell>
          <table:table-cell office:value-type="float" office:value="41665" calcext:value-type="float">
            <text:p>41665</text:p>
          </table:table-cell>
          <table:table-cell office:value-type="float" office:value="43.319" calcext:value-type="float">
            <text:p>43.319</text:p>
          </table:table-cell>
          <table:table-cell office:value-type="float" office:value="-0.1529245955585" calcext:value-type="float">
            <text:p>-0.1529245955585</text:p>
          </table:table-cell>
          <table:table-cell office:value-type="float" office:value="-0.0088149258071" calcext:value-type="float">
            <text:p>-0.0088149258071</text:p>
          </table:table-cell>
          <table:table-cell/>
          <table:table-cell table:formula="of:=[.G349]+([.G$368]-[.G$2])/([.B$368]-[.B$2])" office:value-type="float" office:value="43.4753078145743" calcext:value-type="float">
            <text:p>43.4753078145743</text:p>
          </table:table-cell>
          <table:table-cell table:formula="of:=42.3628865739608+0.003260365190381*([.B350]-[.B$2])-0.000000174451726598153*([.B350]-[.B$2])^2" office:value-type="float" office:value="43.4763668583154" calcext:value-type="float">
            <text:p>43.4763668583154</text:p>
          </table:table-cell>
          <table:table-cell table:formula="of:=[.G350]+[.$D350]+[.$E350]" office:value-type="float" office:value="43.3135682932087" calcext:value-type="float">
            <text:p>43.3135682932087</text:p>
          </table:table-cell>
          <table:table-cell table:formula="of:=[.H350]+[.$D350]+[.$E350]" office:value-type="float" office:value="43.3146273369498" calcext:value-type="float">
            <text:p>43.314627336949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0]-[.J350]" office:value-type="float" office:value="-0.130627336949843" calcext:value-type="float">
            <text:p>-0.1306273369498</text:p>
          </table:table-cell>
          <table:table-cell table:number-columns-repeated="1004"/>
        </table:table-row>
        <table:table-row table:style-name="ro1">
          <table:table-cell office:value-type="float" office:value="19721215" calcext:value-type="float">
            <text:p>19721215</text:p>
          </table:table-cell>
          <table:table-cell office:value-type="float" office:value="41666" calcext:value-type="float">
            <text:p>41666</text:p>
          </table:table-cell>
          <table:table-cell office:value-type="float" office:value="43.322" calcext:value-type="float">
            <text:p>43.322</text:p>
          </table:table-cell>
          <table:table-cell office:value-type="float" office:value="-0.1526400129715" calcext:value-type="float">
            <text:p>-0.1526400129715</text:p>
          </table:table-cell>
          <table:table-cell office:value-type="float" office:value="-0.0085512304522" calcext:value-type="float">
            <text:p>-0.0085512304522</text:p>
          </table:table-cell>
          <table:table-cell/>
          <table:table-cell table:formula="of:=[.G350]+([.G$368]-[.G$2])/([.B$368]-[.B$2])" office:value-type="float" office:value="43.4785044273347" calcext:value-type="float">
            <text:p>43.4785044273347</text:p>
          </table:table-cell>
          <table:table-cell table:formula="of:=42.3628865739608+0.003260365190381*([.B351]-[.B$2])-0.000000174451726598153*([.B351]-[.B$2])^2" office:value-type="float" office:value="43.4795056306524" calcext:value-type="float">
            <text:p>43.4795056306524</text:p>
          </table:table-cell>
          <table:table-cell table:formula="of:=[.G351]+[.$D351]+[.$E351]" office:value-type="float" office:value="43.317313183911" calcext:value-type="float">
            <text:p>43.3173131839110</text:p>
          </table:table-cell>
          <table:table-cell table:formula="of:=[.H351]+[.$D351]+[.$E351]" office:value-type="float" office:value="43.3183143872287" calcext:value-type="float">
            <text:p>43.3183143872287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1]-[.J351]" office:value-type="float" office:value="-0.134314387228692" calcext:value-type="float">
            <text:p>-0.1343143872287</text:p>
          </table:table-cell>
          <table:table-cell table:number-columns-repeated="1004"/>
        </table:table-row>
        <table:table-row table:style-name="ro1">
          <table:table-cell office:value-type="float" office:value="19721216" calcext:value-type="float">
            <text:p>19721216</text:p>
          </table:table-cell>
          <table:table-cell office:value-type="float" office:value="41667" calcext:value-type="float">
            <text:p>41667</text:p>
          </table:table-cell>
          <table:table-cell office:value-type="float" office:value="43.325" calcext:value-type="float">
            <text:p>43.325</text:p>
          </table:table-cell>
          <table:table-cell office:value-type="float" office:value="-0.1524273530856" calcext:value-type="float">
            <text:p>-0.1524273530856</text:p>
          </table:table-cell>
          <table:table-cell office:value-type="float" office:value="-0.0082931073387" calcext:value-type="float">
            <text:p>-0.0082931073387</text:p>
          </table:table-cell>
          <table:table-cell/>
          <table:table-cell table:formula="of:=[.G351]+([.G$368]-[.G$2])/([.B$368]-[.B$2])" office:value-type="float" office:value="43.4817010400951" calcext:value-type="float">
            <text:p>43.4817010400951</text:p>
          </table:table-cell>
          <table:table-cell table:formula="of:=42.3628865739608+0.003260365190381*([.B352]-[.B$2])-0.000000174451726598153*([.B352]-[.B$2])^2" office:value-type="float" office:value="43.4826440540859" calcext:value-type="float">
            <text:p>43.4826440540859</text:p>
          </table:table-cell>
          <table:table-cell table:formula="of:=[.G352]+[.$D352]+[.$E352]" office:value-type="float" office:value="43.3209805796708" calcext:value-type="float">
            <text:p>43.3209805796708</text:p>
          </table:table-cell>
          <table:table-cell table:formula="of:=[.H352]+[.$D352]+[.$E352]" office:value-type="float" office:value="43.3219235936616" calcext:value-type="float">
            <text:p>43.321923593661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2]-[.J352]" office:value-type="float" office:value="-0.137923593661576" calcext:value-type="float">
            <text:p>-0.1379235936616</text:p>
          </table:table-cell>
          <table:table-cell table:number-columns-repeated="1004"/>
        </table:table-row>
        <table:table-row table:style-name="ro1">
          <table:table-cell office:value-type="float" office:value="19721217" calcext:value-type="float">
            <text:p>19721217</text:p>
          </table:table-cell>
          <table:table-cell office:value-type="float" office:value="41668" calcext:value-type="float">
            <text:p>41668</text:p>
          </table:table-cell>
          <table:table-cell office:value-type="float" office:value="43.328" calcext:value-type="float">
            <text:p>43.328</text:p>
          </table:table-cell>
          <table:table-cell office:value-type="float" office:value="-0.1523745305787" calcext:value-type="float">
            <text:p>-0.1523745305787</text:p>
          </table:table-cell>
          <table:table-cell office:value-type="float" office:value="-0.0080405884546" calcext:value-type="float">
            <text:p>-0.0080405884546</text:p>
          </table:table-cell>
          <table:table-cell/>
          <table:table-cell table:formula="of:=[.G352]+([.G$368]-[.G$2])/([.B$368]-[.B$2])" office:value-type="float" office:value="43.4848976528554" calcext:value-type="float">
            <text:p>43.4848976528554</text:p>
          </table:table-cell>
          <table:table-cell table:formula="of:=42.3628865739608+0.003260365190381*([.B353]-[.B$2])-0.000000174451726598153*([.B353]-[.B$2])^2" office:value-type="float" office:value="43.4857821286159" calcext:value-type="float">
            <text:p>43.4857821286159</text:p>
          </table:table-cell>
          <table:table-cell table:formula="of:=[.G353]+[.$D353]+[.$E353]" office:value-type="float" office:value="43.3244825338221" calcext:value-type="float">
            <text:p>43.3244825338221</text:p>
          </table:table-cell>
          <table:table-cell table:formula="of:=[.H353]+[.$D353]+[.$E353]" office:value-type="float" office:value="43.3253670095826" calcext:value-type="float">
            <text:p>43.325367009582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3]-[.J353]" office:value-type="float" office:value="-0.141367009582616" calcext:value-type="float">
            <text:p>-0.1413670095826</text:p>
          </table:table-cell>
          <table:table-cell table:number-columns-repeated="1004"/>
        </table:table-row>
        <table:table-row table:style-name="ro1">
          <table:table-cell office:value-type="float" office:value="19721218" calcext:value-type="float">
            <text:p>19721218</text:p>
          </table:table-cell>
          <table:table-cell office:value-type="float" office:value="41669" calcext:value-type="float">
            <text:p>41669</text:p>
          </table:table-cell>
          <table:table-cell office:value-type="float" office:value="43.331" calcext:value-type="float">
            <text:p>43.331</text:p>
          </table:table-cell>
          <table:table-cell office:value-type="float" office:value="-0.1525276252035" calcext:value-type="float">
            <text:p>-0.1525276252035</text:p>
          </table:table-cell>
          <table:table-cell office:value-type="float" office:value="-0.0077936945915" calcext:value-type="float">
            <text:p>-0.0077936945915</text:p>
          </table:table-cell>
          <table:table-cell/>
          <table:table-cell table:formula="of:=[.G353]+([.G$368]-[.G$2])/([.B$368]-[.B$2])" office:value-type="float" office:value="43.4880942656158" calcext:value-type="float">
            <text:p>43.4880942656158</text:p>
          </table:table-cell>
          <table:table-cell table:formula="of:=42.3628865739608+0.003260365190381*([.B354]-[.B$2])-0.000000174451726598153*([.B354]-[.B$2])^2" office:value-type="float" office:value="43.4889198542425" calcext:value-type="float">
            <text:p>43.4889198542425</text:p>
          </table:table-cell>
          <table:table-cell table:formula="of:=[.G354]+[.$D354]+[.$E354]" office:value-type="float" office:value="43.3277729458208" calcext:value-type="float">
            <text:p>43.3277729458208</text:p>
          </table:table-cell>
          <table:table-cell table:formula="of:=[.H354]+[.$D354]+[.$E354]" office:value-type="float" office:value="43.3285985344475" calcext:value-type="float">
            <text:p>43.3285985344475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4]-[.J354]" office:value-type="float" office:value="-0.144598534447503" calcext:value-type="float">
            <text:p>-0.1445985344475</text:p>
          </table:table-cell>
          <table:table-cell table:number-columns-repeated="1004"/>
        </table:table-row>
        <table:table-row table:style-name="ro1">
          <table:table-cell office:value-type="float" office:value="19721219" calcext:value-type="float">
            <text:p>19721219</text:p>
          </table:table-cell>
          <table:table-cell office:value-type="float" office:value="41670" calcext:value-type="float">
            <text:p>41670</text:p>
          </table:table-cell>
          <table:table-cell office:value-type="float" office:value="43.334" calcext:value-type="float">
            <text:p>43.334</text:p>
          </table:table-cell>
          <table:table-cell office:value-type="float" office:value="-0.152867595729" calcext:value-type="float">
            <text:p>-0.1528675957290</text:p>
          </table:table-cell>
          <table:table-cell office:value-type="float" office:value="-0.007552435402" calcext:value-type="float">
            <text:p>-0.0075524354020</text:p>
          </table:table-cell>
          <table:table-cell/>
          <table:table-cell table:formula="of:=[.G354]+([.G$368]-[.G$2])/([.B$368]-[.B$2])" office:value-type="float" office:value="43.4912908783762" calcext:value-type="float">
            <text:p>43.4912908783762</text:p>
          </table:table-cell>
          <table:table-cell table:formula="of:=42.3628865739608+0.003260365190381*([.B355]-[.B$2])-0.000000174451726598153*([.B355]-[.B$2])^2" office:value-type="float" office:value="43.4920572309656" calcext:value-type="float">
            <text:p>43.4920572309656</text:p>
          </table:table-cell>
          <table:table-cell table:formula="of:=[.G355]+[.$D355]+[.$E355]" office:value-type="float" office:value="43.3308708472452" calcext:value-type="float">
            <text:p>43.3308708472452</text:p>
          </table:table-cell>
          <table:table-cell table:formula="of:=[.H355]+[.$D355]+[.$E355]" office:value-type="float" office:value="43.3316371998346" calcext:value-type="float">
            <text:p>43.331637199834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5]-[.J355]" office:value-type="float" office:value="-0.147637199834627" calcext:value-type="float">
            <text:p>-0.1476371998346</text:p>
          </table:table-cell>
          <table:table-cell table:number-columns-repeated="1004"/>
        </table:table-row>
        <table:table-row table:style-name="ro1">
          <table:table-cell office:value-type="float" office:value="19721220" calcext:value-type="float">
            <text:p>19721220</text:p>
          </table:table-cell>
          <table:table-cell office:value-type="float" office:value="41671" calcext:value-type="float">
            <text:p>41671</text:p>
          </table:table-cell>
          <table:table-cell office:value-type="float" office:value="43.337" calcext:value-type="float">
            <text:p>43.337</text:p>
          </table:table-cell>
          <table:table-cell office:value-type="float" office:value="-0.1533102782935" calcext:value-type="float">
            <text:p>-0.1533102782935</text:p>
          </table:table-cell>
          <table:table-cell office:value-type="float" office:value="-0.0073168094718" calcext:value-type="float">
            <text:p>-0.0073168094718</text:p>
          </table:table-cell>
          <table:table-cell/>
          <table:table-cell table:formula="of:=[.G355]+([.G$368]-[.G$2])/([.B$368]-[.B$2])" office:value-type="float" office:value="43.4944874911366" calcext:value-type="float">
            <text:p>43.4944874911366</text:p>
          </table:table-cell>
          <table:table-cell table:formula="of:=42.3628865739608+0.003260365190381*([.B356]-[.B$2])-0.000000174451726598153*([.B356]-[.B$2])^2" office:value-type="float" office:value="43.4951942587853" calcext:value-type="float">
            <text:p>43.4951942587853</text:p>
          </table:table-cell>
          <table:table-cell table:formula="of:=[.G356]+[.$D356]+[.$E356]" office:value-type="float" office:value="43.3338604033713" calcext:value-type="float">
            <text:p>43.3338604033713</text:p>
          </table:table-cell>
          <table:table-cell table:formula="of:=[.H356]+[.$D356]+[.$E356]" office:value-type="float" office:value="43.33456717102" calcext:value-type="float">
            <text:p>43.3345671710200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6]-[.J356]" office:value-type="float" office:value="-0.150567171019993" calcext:value-type="float">
            <text:p>-0.1505671710200</text:p>
          </table:table-cell>
          <table:table-cell table:number-columns-repeated="1004"/>
        </table:table-row>
        <table:table-row table:style-name="ro1">
          <table:table-cell office:value-type="float" office:value="19721221" calcext:value-type="float">
            <text:p>19721221</text:p>
          </table:table-cell>
          <table:table-cell office:value-type="float" office:value="41672" calcext:value-type="float">
            <text:p>41672</text:p>
          </table:table-cell>
          <table:table-cell office:value-type="float" office:value="43.34" calcext:value-type="float">
            <text:p>43.340</text:p>
          </table:table-cell>
          <table:table-cell office:value-type="float" office:value="-0.1537349500674" calcext:value-type="float">
            <text:p>-0.1537349500674</text:p>
          </table:table-cell>
          <table:table-cell office:value-type="float" office:value="-0.0070868044067" calcext:value-type="float">
            <text:p>-0.0070868044067</text:p>
          </table:table-cell>
          <table:table-cell/>
          <table:table-cell table:formula="of:=[.G356]+([.G$368]-[.G$2])/([.B$368]-[.B$2])" office:value-type="float" office:value="43.497684103897" calcext:value-type="float">
            <text:p>43.4976841038970</text:p>
          </table:table-cell>
          <table:table-cell table:formula="of:=42.3628865739608+0.003260365190381*([.B357]-[.B$2])-0.000000174451726598153*([.B357]-[.B$2])^2" office:value-type="float" office:value="43.4983309377015" calcext:value-type="float">
            <text:p>43.4983309377015</text:p>
          </table:table-cell>
          <table:table-cell table:formula="of:=[.G357]+[.$D357]+[.$E357]" office:value-type="float" office:value="43.3368623494229" calcext:value-type="float">
            <text:p>43.3368623494229</text:p>
          </table:table-cell>
          <table:table-cell table:formula="of:=[.H357]+[.$D357]+[.$E357]" office:value-type="float" office:value="43.3375091832274" calcext:value-type="float">
            <text:p>43.337509183227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7]-[.J357]" office:value-type="float" office:value="-0.153509183227428" calcext:value-type="float">
            <text:p>-0.1535091832274</text:p>
          </table:table-cell>
          <table:table-cell table:number-columns-repeated="1004"/>
        </table:table-row>
        <table:table-row table:style-name="ro1">
          <table:table-cell office:value-type="float" office:value="19721222" calcext:value-type="float">
            <text:p>19721222</text:p>
          </table:table-cell>
          <table:table-cell office:value-type="float" office:value="41673" calcext:value-type="float">
            <text:p>41673</text:p>
          </table:table-cell>
          <table:table-cell office:value-type="float" office:value="43.343" calcext:value-type="float">
            <text:p>43.343</text:p>
          </table:table-cell>
          <table:table-cell office:value-type="float" office:value="-0.1540306299529" calcext:value-type="float">
            <text:p>-0.1540306299529</text:p>
          </table:table-cell>
          <table:table-cell office:value-type="float" office:value="-0.0068623969333" calcext:value-type="float">
            <text:p>-0.0068623969333</text:p>
          </table:table-cell>
          <table:table-cell/>
          <table:table-cell table:formula="of:=[.G357]+([.G$368]-[.G$2])/([.B$368]-[.B$2])" office:value-type="float" office:value="43.5008807166574" calcext:value-type="float">
            <text:p>43.5008807166574</text:p>
          </table:table-cell>
          <table:table-cell table:formula="of:=42.3628865739608+0.003260365190381*([.B358]-[.B$2])-0.000000174451726598153*([.B358]-[.B$2])^2" office:value-type="float" office:value="43.5014672677143" calcext:value-type="float">
            <text:p>43.5014672677143</text:p>
          </table:table-cell>
          <table:table-cell table:formula="of:=[.G358]+[.$D358]+[.$E358]" office:value-type="float" office:value="43.3399876897712" calcext:value-type="float">
            <text:p>43.3399876897712</text:p>
          </table:table-cell>
          <table:table-cell table:formula="of:=[.H358]+[.$D358]+[.$E358]" office:value-type="float" office:value="43.3405742408281" calcext:value-type="float">
            <text:p>43.340574240828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8]-[.J358]" office:value-type="float" office:value="-0.156574240828093" calcext:value-type="float">
            <text:p>-0.1565742408281</text:p>
          </table:table-cell>
          <table:table-cell table:number-columns-repeated="1004"/>
        </table:table-row>
        <table:table-row table:style-name="ro1">
          <table:table-cell office:value-type="float" office:value="19721223" calcext:value-type="float">
            <text:p>19721223</text:p>
          </table:table-cell>
          <table:table-cell office:value-type="float" office:value="41674" calcext:value-type="float">
            <text:p>41674</text:p>
          </table:table-cell>
          <table:table-cell office:value-type="float" office:value="43.346" calcext:value-type="float">
            <text:p>43.346</text:p>
          </table:table-cell>
          <table:table-cell office:value-type="float" office:value="-0.1541378516124" calcext:value-type="float">
            <text:p>-0.1541378516124</text:p>
          </table:table-cell>
          <table:table-cell office:value-type="float" office:value="-0.0066435530138" calcext:value-type="float">
            <text:p>-0.0066435530138</text:p>
          </table:table-cell>
          <table:table-cell/>
          <table:table-cell table:formula="of:=[.G358]+([.G$368]-[.G$2])/([.B$368]-[.B$2])" office:value-type="float" office:value="43.5040773294177" calcext:value-type="float">
            <text:p>43.5040773294177</text:p>
          </table:table-cell>
          <table:table-cell table:formula="of:=42.3628865739608+0.003260365190381*([.B359]-[.B$2])-0.000000174451726598153*([.B359]-[.B$2])^2" office:value-type="float" office:value="43.5046032488236" calcext:value-type="float">
            <text:p>43.5046032488236</text:p>
          </table:table-cell>
          <table:table-cell table:formula="of:=[.G359]+[.$D359]+[.$E359]" office:value-type="float" office:value="43.3432959247915" calcext:value-type="float">
            <text:p>43.3432959247915</text:p>
          </table:table-cell>
          <table:table-cell table:formula="of:=[.H359]+[.$D359]+[.$E359]" office:value-type="float" office:value="43.3438218441974" calcext:value-type="float">
            <text:p>43.3438218441974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59]-[.J359]" office:value-type="float" office:value="-0.159821844197417" calcext:value-type="float">
            <text:p>-0.1598218441974</text:p>
          </table:table-cell>
          <table:table-cell table:number-columns-repeated="1004"/>
        </table:table-row>
        <table:table-row table:style-name="ro1">
          <table:table-cell office:value-type="float" office:value="19721224" calcext:value-type="float">
            <text:p>19721224</text:p>
          </table:table-cell>
          <table:table-cell office:value-type="float" office:value="41675" calcext:value-type="float">
            <text:p>41675</text:p>
          </table:table-cell>
          <table:table-cell office:value-type="float" office:value="43.349" calcext:value-type="float">
            <text:p>43.349</text:p>
          </table:table-cell>
          <table:table-cell office:value-type="float" office:value="-0.1540657985892" calcext:value-type="float">
            <text:p>-0.1540657985892</text:p>
          </table:table-cell>
          <table:table-cell office:value-type="float" office:value="-0.0064302279752" calcext:value-type="float">
            <text:p>-0.0064302279752</text:p>
          </table:table-cell>
          <table:table-cell/>
          <table:table-cell table:formula="of:=[.G359]+([.G$368]-[.G$2])/([.B$368]-[.B$2])" office:value-type="float" office:value="43.5072739421781" calcext:value-type="float">
            <text:p>43.5072739421781</text:p>
          </table:table-cell>
          <table:table-cell table:formula="of:=42.3628865739608+0.003260365190381*([.B360]-[.B$2])-0.000000174451726598153*([.B360]-[.B$2])^2" office:value-type="float" office:value="43.5077388810295" calcext:value-type="float">
            <text:p>43.5077388810295</text:p>
          </table:table-cell>
          <table:table-cell table:formula="of:=[.G360]+[.$D360]+[.$E360]" office:value-type="float" office:value="43.3467779156137" calcext:value-type="float">
            <text:p>43.3467779156137</text:p>
          </table:table-cell>
          <table:table-cell table:formula="of:=[.H360]+[.$D360]+[.$E360]" office:value-type="float" office:value="43.3472428544651" calcext:value-type="float">
            <text:p>43.3472428544651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60]-[.J360]" office:value-type="float" office:value="-0.163242854465075" calcext:value-type="float">
            <text:p>-0.1632428544651</text:p>
          </table:table-cell>
          <table:table-cell table:number-columns-repeated="1004"/>
        </table:table-row>
        <table:table-row table:style-name="ro1">
          <table:table-cell office:value-type="float" office:value="19721225" calcext:value-type="float">
            <text:p>19721225</text:p>
          </table:table-cell>
          <table:table-cell office:value-type="float" office:value="41676" calcext:value-type="float">
            <text:p>41676</text:p>
          </table:table-cell>
          <table:table-cell office:value-type="float" office:value="43.352" calcext:value-type="float">
            <text:p>43.352</text:p>
          </table:table-cell>
          <table:table-cell office:value-type="float" office:value="-0.1538795077103" calcext:value-type="float">
            <text:p>-0.1538795077103</text:p>
          </table:table-cell>
          <table:table-cell office:value-type="float" office:value="-0.006222366652" calcext:value-type="float">
            <text:p>-0.0062223666520</text:p>
          </table:table-cell>
          <table:table-cell/>
          <table:table-cell table:formula="of:=[.G360]+([.G$368]-[.G$2])/([.B$368]-[.B$2])" office:value-type="float" office:value="43.5104705549385" calcext:value-type="float">
            <text:p>43.5104705549385</text:p>
          </table:table-cell>
          <table:table-cell table:formula="of:=42.3628865739608+0.003260365190381*([.B361]-[.B$2])-0.000000174451726598153*([.B361]-[.B$2])^2" office:value-type="float" office:value="43.5108741643319" calcext:value-type="float">
            <text:p>43.5108741643319</text:p>
          </table:table-cell>
          <table:table-cell table:formula="of:=[.G361]+[.$D361]+[.$E361]" office:value-type="float" office:value="43.3503686805762" calcext:value-type="float">
            <text:p>43.3503686805762</text:p>
          </table:table-cell>
          <table:table-cell table:formula="of:=[.H361]+[.$D361]+[.$E361]" office:value-type="float" office:value="43.3507722899696" calcext:value-type="float">
            <text:p>43.350772289969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61]-[.J361]" office:value-type="float" office:value="-0.166772289969586" calcext:value-type="float">
            <text:p>-0.1667722899696</text:p>
          </table:table-cell>
          <table:table-cell table:number-columns-repeated="1004"/>
        </table:table-row>
        <table:table-row table:style-name="ro1">
          <table:table-cell office:value-type="float" office:value="19721226" calcext:value-type="float">
            <text:p>19721226</text:p>
          </table:table-cell>
          <table:table-cell office:value-type="float" office:value="41677" calcext:value-type="float">
            <text:p>41677</text:p>
          </table:table-cell>
          <table:table-cell office:value-type="float" office:value="43.355" calcext:value-type="float">
            <text:p>43.355</text:p>
          </table:table-cell>
          <table:table-cell office:value-type="float" office:value="-0.1536687398598" calcext:value-type="float">
            <text:p>-0.1536687398598</text:p>
          </table:table-cell>
          <table:table-cell office:value-type="float" office:value="-0.0060199035424" calcext:value-type="float">
            <text:p>-0.0060199035424</text:p>
          </table:table-cell>
          <table:table-cell/>
          <table:table-cell table:formula="of:=[.G361]+([.G$368]-[.G$2])/([.B$368]-[.B$2])" office:value-type="float" office:value="43.5136671676989" calcext:value-type="float">
            <text:p>43.5136671676989</text:p>
          </table:table-cell>
          <table:table-cell table:formula="of:=42.3628865739608+0.003260365190381*([.B362]-[.B$2])-0.000000174451726598153*([.B362]-[.B$2])^2" office:value-type="float" office:value="43.5140090987308" calcext:value-type="float">
            <text:p>43.5140090987308</text:p>
          </table:table-cell>
          <table:table-cell table:formula="of:=[.G362]+[.$D362]+[.$E362]" office:value-type="float" office:value="43.3539785242967" calcext:value-type="float">
            <text:p>43.3539785242967</text:p>
          </table:table-cell>
          <table:table-cell table:formula="of:=[.H362]+[.$D362]+[.$E362]" office:value-type="float" office:value="43.3543204553286" calcext:value-type="float">
            <text:p>43.354320455328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62]-[.J362]" office:value-type="float" office:value="-0.170320455328643" calcext:value-type="float">
            <text:p>-0.1703204553286</text:p>
          </table:table-cell>
          <table:table-cell table:number-columns-repeated="1004"/>
        </table:table-row>
        <table:table-row table:style-name="ro1">
          <table:table-cell office:value-type="float" office:value="19721227" calcext:value-type="float">
            <text:p>19721227</text:p>
          </table:table-cell>
          <table:table-cell office:value-type="float" office:value="41678" calcext:value-type="float">
            <text:p>41678</text:p>
          </table:table-cell>
          <table:table-cell office:value-type="float" office:value="43.358" calcext:value-type="float">
            <text:p>43.358</text:p>
          </table:table-cell>
          <table:table-cell office:value-type="float" office:value="-0.1535173654864" calcext:value-type="float">
            <text:p>-0.1535173654864</text:p>
          </table:table-cell>
          <table:table-cell office:value-type="float" office:value="-0.0058227629783" calcext:value-type="float">
            <text:p>-0.0058227629783</text:p>
          </table:table-cell>
          <table:table-cell/>
          <table:table-cell table:formula="of:=[.G362]+([.G$368]-[.G$2])/([.B$368]-[.B$2])" office:value-type="float" office:value="43.5168637804593" calcext:value-type="float">
            <text:p>43.5168637804593</text:p>
          </table:table-cell>
          <table:table-cell table:formula="of:=42.3628865739608+0.003260365190381*([.B363]-[.B$2])-0.000000174451726598153*([.B363]-[.B$2])^2" office:value-type="float" office:value="43.5171436842263" calcext:value-type="float">
            <text:p>43.5171436842263</text:p>
          </table:table-cell>
          <table:table-cell table:formula="of:=[.G363]+[.$D363]+[.$E363]" office:value-type="float" office:value="43.3575236519946" calcext:value-type="float">
            <text:p>43.3575236519946</text:p>
          </table:table-cell>
          <table:table-cell table:formula="of:=[.H363]+[.$D363]+[.$E363]" office:value-type="float" office:value="43.3578035557616" calcext:value-type="float">
            <text:p>43.357803555761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63]-[.J363]" office:value-type="float" office:value="-0.173803555761644" calcext:value-type="float">
            <text:p>-0.1738035557616</text:p>
          </table:table-cell>
          <table:table-cell table:number-columns-repeated="1004"/>
        </table:table-row>
        <table:table-row table:style-name="ro1">
          <table:table-cell office:value-type="float" office:value="19721228" calcext:value-type="float">
            <text:p>19721228</text:p>
          </table:table-cell>
          <table:table-cell office:value-type="float" office:value="41679" calcext:value-type="float">
            <text:p>41679</text:p>
          </table:table-cell>
          <table:table-cell office:value-type="float" office:value="43.361" calcext:value-type="float">
            <text:p>43.361</text:p>
          </table:table-cell>
          <table:table-cell office:value-type="float" office:value="-0.1534862419608" calcext:value-type="float">
            <text:p>-0.1534862419608</text:p>
          </table:table-cell>
          <table:table-cell office:value-type="float" office:value="-0.005630859308" calcext:value-type="float">
            <text:p>-0.0056308593080</text:p>
          </table:table-cell>
          <table:table-cell/>
          <table:table-cell table:formula="of:=[.G363]+([.G$368]-[.G$2])/([.B$368]-[.B$2])" office:value-type="float" office:value="43.5200603932197" calcext:value-type="float">
            <text:p>43.5200603932197</text:p>
          </table:table-cell>
          <table:table-cell table:formula="of:=42.3628865739608+0.003260365190381*([.B364]-[.B$2])-0.000000174451726598153*([.B364]-[.B$2])^2" office:value-type="float" office:value="43.5202779208184" calcext:value-type="float">
            <text:p>43.5202779208184</text:p>
          </table:table-cell>
          <table:table-cell table:formula="of:=[.G364]+[.$D364]+[.$E364]" office:value-type="float" office:value="43.3609432919509" calcext:value-type="float">
            <text:p>43.3609432919509</text:p>
          </table:table-cell>
          <table:table-cell table:formula="of:=[.H364]+[.$D364]+[.$E364]" office:value-type="float" office:value="43.3611608195496" calcext:value-type="float">
            <text:p>43.361160819549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64]-[.J364]" office:value-type="float" office:value="-0.177160819549599" calcext:value-type="float">
            <text:p>-0.1771608195496</text:p>
          </table:table-cell>
          <table:table-cell table:number-columns-repeated="1004"/>
        </table:table-row>
        <table:table-row table:style-name="ro1">
          <table:table-cell office:value-type="float" office:value="19721229" calcext:value-type="float">
            <text:p>19721229</text:p>
          </table:table-cell>
          <table:table-cell office:value-type="float" office:value="41680" calcext:value-type="float">
            <text:p>41680</text:p>
          </table:table-cell>
          <table:table-cell office:value-type="float" office:value="43.364" calcext:value-type="float">
            <text:p>43.364</text:p>
          </table:table-cell>
          <table:table-cell office:value-type="float" office:value="-0.1536103011051" calcext:value-type="float">
            <text:p>-0.1536103011051</text:p>
          </table:table-cell>
          <table:table-cell office:value-type="float" office:value="-0.0054440970917" calcext:value-type="float">
            <text:p>-0.0054440970917</text:p>
          </table:table-cell>
          <table:table-cell/>
          <table:table-cell table:formula="of:=[.G364]+([.G$368]-[.G$2])/([.B$368]-[.B$2])" office:value-type="float" office:value="43.5232570059801" calcext:value-type="float">
            <text:p>43.5232570059801</text:p>
          </table:table-cell>
          <table:table-cell table:formula="of:=42.3628865739608+0.003260365190381*([.B365]-[.B$2])-0.000000174451726598153*([.B365]-[.B$2])^2" office:value-type="float" office:value="43.523411808507" calcext:value-type="float">
            <text:p>43.5234118085070</text:p>
          </table:table-cell>
          <table:table-cell table:formula="of:=[.G365]+[.$D365]+[.$E365]" office:value-type="float" office:value="43.3642026077833" calcext:value-type="float">
            <text:p>43.3642026077833</text:p>
          </table:table-cell>
          <table:table-cell table:formula="of:=[.H365]+[.$D365]+[.$E365]" office:value-type="float" office:value="43.3643574103102" calcext:value-type="float">
            <text:p>43.3643574103102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65]-[.J365]" office:value-type="float" office:value="-0.180357410310201" calcext:value-type="float">
            <text:p>-0.1803574103102</text:p>
          </table:table-cell>
          <table:table-cell table:number-columns-repeated="1004"/>
        </table:table-row>
        <table:table-row table:style-name="ro1">
          <table:table-cell office:value-type="float" office:value="19721230" calcext:value-type="float">
            <text:p>19721230</text:p>
          </table:table-cell>
          <table:table-cell office:value-type="float" office:value="41681" calcext:value-type="float">
            <text:p>41681</text:p>
          </table:table-cell>
          <table:table-cell office:value-type="float" office:value="43.367" calcext:value-type="float">
            <text:p>43.367</text:p>
          </table:table-cell>
          <table:table-cell office:value-type="float" office:value="-0.1539021199709" calcext:value-type="float">
            <text:p>-0.1539021199709</text:p>
          </table:table-cell>
          <table:table-cell office:value-type="float" office:value="-0.0052623713106" calcext:value-type="float">
            <text:p>-0.0052623713106</text:p>
          </table:table-cell>
          <table:table-cell/>
          <table:table-cell table:formula="of:=[.G365]+([.G$368]-[.G$2])/([.B$368]-[.B$2])" office:value-type="float" office:value="43.5264536187404" calcext:value-type="float">
            <text:p>43.5264536187404</text:p>
          </table:table-cell>
          <table:table-cell table:formula="of:=42.3628865739608+0.003260365190381*([.B366]-[.B$2])-0.000000174451726598153*([.B366]-[.B$2])^2" office:value-type="float" office:value="43.5265453472921" calcext:value-type="float">
            <text:p>43.5265453472921</text:p>
          </table:table-cell>
          <table:table-cell table:formula="of:=[.G366]+[.$D366]+[.$E366]" office:value-type="float" office:value="43.3672891274589" calcext:value-type="float">
            <text:p>43.3672891274589</text:p>
          </table:table-cell>
          <table:table-cell table:formula="of:=[.H366]+[.$D366]+[.$E366]" office:value-type="float" office:value="43.3673808560106" calcext:value-type="float">
            <text:p>43.3673808560106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66]-[.J366]" office:value-type="float" office:value="-0.183380856010636" calcext:value-type="float">
            <text:p>-0.1833808560106</text:p>
          </table:table-cell>
          <table:table-cell table:number-columns-repeated="1004"/>
        </table:table-row>
        <table:table-row table:style-name="ro1">
          <table:table-cell office:value-type="float" office:value="19721231" calcext:value-type="float">
            <text:p>19721231</text:p>
          </table:table-cell>
          <table:table-cell office:value-type="float" office:value="41682" calcext:value-type="float">
            <text:p>41682</text:p>
          </table:table-cell>
          <table:table-cell office:value-type="float" office:value="43.37" calcext:value-type="float">
            <text:p>43.370</text:p>
          </table:table-cell>
          <table:table-cell office:value-type="float" office:value="-0.1543545527379" calcext:value-type="float">
            <text:p>-0.1543545527379</text:p>
          </table:table-cell>
          <table:table-cell office:value-type="float" office:value="-0.0050855675871" calcext:value-type="float">
            <text:p>-0.0050855675871</text:p>
          </table:table-cell>
          <table:table-cell/>
          <table:table-cell table:formula="of:=[.G366]+([.G$368]-[.G$2])/([.B$368]-[.B$2])" office:value-type="float" office:value="43.5296502315008" calcext:value-type="float">
            <text:p>43.5296502315008</text:p>
          </table:table-cell>
          <table:table-cell table:formula="of:=42.3628865739608+0.003260365190381*([.B367]-[.B$2])-0.000000174451726598153*([.B367]-[.B$2])^2" office:value-type="float" office:value="43.5296785371738" calcext:value-type="float">
            <text:p>43.5296785371738</text:p>
          </table:table-cell>
          <table:table-cell table:formula="of:=[.G367]+[.$D367]+[.$E367]" office:value-type="float" office:value="43.3702101111758" calcext:value-type="float">
            <text:p>43.3702101111758</text:p>
          </table:table-cell>
          <table:table-cell table:formula="of:=[.H367]+[.$D367]+[.$E367]" office:value-type="float" office:value="43.3702384168488" calcext:value-type="float">
            <text:p>43.3702384168488</text:p>
          </table:table-cell>
          <table:table-cell table:style-name="ce5" table:formula="of:=11" office:value-type="float" office:value="11" calcext:value-type="float">
            <text:p>11</text:p>
          </table:table-cell>
          <table:table-cell table:formula="of:=32.184+[.K367]-[.J367]" office:value-type="float" office:value="-0.186238416848823" calcext:value-type="float">
            <text:p>-0.1862384168488</text:p>
          </table:table-cell>
          <table:table-cell table:number-columns-repeated="1004"/>
        </table:table-row>
        <table:table-row table:style-name="ro1">
          <table:table-cell office:value-type="float" office:value="19730101" calcext:value-type="float">
            <text:p>19730101</text:p>
          </table:table-cell>
          <table:table-cell office:value-type="float" office:value="41683" calcext:value-type="float">
            <text:p>41683</text:p>
          </table:table-cell>
          <table:table-cell office:value-type="float" office:value="43.373" calcext:value-type="float">
            <text:p>43.373</text:p>
          </table:table-cell>
          <table:table-cell table:style-name="ce14" office:value-type="float" office:value="-0.1549408584576" calcext:value-type="float">
            <text:p>-0.1549408584576</text:p>
          </table:table-cell>
          <table:table-cell table:style-name="ce14" office:value-type="float" office:value="-0.0049135624178" calcext:value-type="float">
            <text:p>-0.0049135624178</text:p>
          </table:table-cell>
          <table:table-cell office:value-type="float" office:value="43.3729924233854" calcext:value-type="float">
            <text:p>43.3729924233854</text:p>
          </table:table-cell>
          <table:table-cell office:value-type="float" office:value="43.5328468442608" calcext:value-type="float">
            <text:p>43.5328468442608</text:p>
          </table:table-cell>
          <table:table-cell table:formula="of:=42.3628865739608+0.003260365190381*([.B368]-[.B$2])-0.000000174451726598153*([.B368]-[.B$2])^2" office:value-type="float" office:value="43.5328113781521" calcext:value-type="float">
            <text:p>43.5328113781521</text:p>
          </table:table-cell>
          <table:table-cell table:formula="of:=[.G368]+[.$D368]+[.$E368]" office:value-type="float" office:value="43.3729924233854" calcext:value-type="float">
            <text:p>43.3729924233854</text:p>
          </table:table-cell>
          <table:table-cell table:formula="of:=[.H368]+[.$D368]+[.$E368]" office:value-type="float" office:value="43.3729569572767" calcext:value-type="float">
            <text:p>43.3729569572767</text:p>
          </table:table-cell>
          <table:table-cell table:style-name="ce5" table:formula="of:=12" office:value-type="float" office:value="12" calcext:value-type="float">
            <text:p>12</text:p>
          </table:table-cell>
          <table:table-cell table:formula="of:=32.184+[.K368]-[.J368]" office:value-type="float" office:value="0.811043042723327" calcext:value-type="float">
            <text:p>0.8110430427233</text:p>
          </table:table-cell>
          <table:table-cell table:number-columns-repeated="1004"/>
        </table:table-row>
        <table:table-row table:style-name="ro1">
          <table:table-cell office:value-type="float" office:value="19730102" calcext:value-type="float">
            <text:p>19730102</text:p>
          </table:table-cell>
          <table:table-cell office:value-type="float" office:value="41684" calcext:value-type="float">
            <text:p>41684</text:p>
          </table:table-cell>
          <table:table-cell/>
          <table:table-cell table:style-name="ce14" office:value-type="float" office:value="-0.1556154468081" calcext:value-type="float">
            <text:p>-0.1556154468081</text:p>
          </table:table-cell>
          <table:table-cell table:style-name="ce14" office:value-type="float" office:value="-0.0047462234186" calcext:value-type="float">
            <text:p>-0.0047462234186</text:p>
          </table:table-cell>
          <table:table-cell office:value-type="float" office:value="43.3755822" calcext:value-type="float">
            <text:p>43.3755822000000</text:p>
          </table:table-cell>
          <table:table-cell table:formula="of:=[.F369]-[.E369]-[.D369]" office:value-type="float" office:value="43.5359438702267" calcext:value-type="float">
            <text:p>43.5359438702267</text:p>
          </table:table-cell>
          <table:table-cell table:formula="of:=42.3628865739608+0.003260365190381*([.B369]-[.B$2])-0.000000174451726598153*([.B369]-[.B$2])^2" office:value-type="float" office:value="43.5359438702268" calcext:value-type="float">
            <text:p>43.5359438702268</text:p>
          </table:table-cell>
          <table:table-cell table:formula="of:=[.G369]+[.$D369]+[.$E369]" office:value-type="float" office:value="43.3755822" calcext:value-type="float">
            <text:p>43.3755822000000</text:p>
          </table:table-cell>
          <table:table-cell table:formula="of:=[.H369]+[.$D369]+[.$E369]" office:value-type="float" office:value="43.3755822000001" calcext:value-type="float">
            <text:p>43.3755822000001</text:p>
          </table:table-cell>
          <table:table-cell table:style-name="ce5" table:formula="of:=12" office:value-type="float" office:value="12" calcext:value-type="float">
            <text:p>12</text:p>
          </table:table-cell>
          <table:table-cell table:formula="of:=32.184+[.K369]-[.J369]" office:value-type="float" office:value="0.808417799999852" calcext:value-type="float">
            <text:p>0.8084177999999</text:p>
          </table:table-cell>
          <table:table-cell table:number-columns-repeated="1004"/>
        </table:table-row>
        <table:table-row table:style-name="ro1">
          <table:table-cell office:value-type="float" office:value="19740101" calcext:value-type="float">
            <text:p>19740101</text:p>
          </table:table-cell>
          <table:table-cell office:value-type="float" office:value="42048" calcext:value-type="float">
            <text:p>42048</text:p>
          </table:table-cell>
          <table:table-cell/>
          <table:table-cell table:style-name="ce14" office:value-type="float" office:value="-0.1639823405795" calcext:value-type="float">
            <text:p>-0.1639823405795</text:p>
          </table:table-cell>
          <table:table-cell office:value-type="float" office:value="-0.0049547884728" calcext:value-type="float">
            <text:p>-0.0049547884728</text:p>
          </table:table-cell>
          <table:table-cell office:value-type="float" office:value="44.4840562" calcext:value-type="float">
            <text:p>44.4840562000000</text:p>
          </table:table-cell>
          <table:table-cell table:formula="of:=[.F370]-[.D370]-[.E370]" office:value-type="float" office:value="44.6529933290523" calcext:value-type="float">
            <text:p>44.6529933290523</text:p>
          </table:table-cell>
          <table:table-cell table:formula="of:=42.3628865739608+0.003260365190381*([.B370]-[.B$2])-0.000000174451726598153*([.B370]-[.B$2])^2" office:value-type="float" office:value="44.6529933290526" calcext:value-type="float">
            <text:p>44.6529933290526</text:p>
          </table:table-cell>
          <table:table-cell table:formula="of:=[.G370]+[.$D370]+[.$E370]" office:value-type="float" office:value="44.4840562" calcext:value-type="float">
            <text:p>44.4840562000000</text:p>
          </table:table-cell>
          <table:table-cell table:formula="of:=[.H370]+[.$D370]+[.$E370]" office:value-type="float" office:value="44.4840562000003" calcext:value-type="float">
            <text:p>44.4840562000003</text:p>
          </table:table-cell>
          <table:table-cell table:number-columns-repeated="1006"/>
        </table:table-row>
        <table:table-row table:style-name="ro1" table:number-rows-repeated="1048205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Parabola" table:style-name="ta1">
        <table:shapes>
          <draw:frame draw:z-index="0" draw:style-name="gr1" draw:text-style-name="P1" svg:width="159.99mm" svg:height="89.99mm" svg:x="0mm" svg:y="22.51mm">
            <draw:object draw:notify-on-update-of-ranges="Parabola.C2:Parabola.C4 Parabola.D2:Parabola.D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number-columns-repeated="2" table:default-cell-style-name="ce9"/>
        <table:table-column table:style-name="co13" table:default-cell-style-name="ce9"/>
        <table:table-column table:style-name="co6" table:default-cell-style-name="ce9"/>
        <table:table-column table:style-name="co6" table:default-cell-style-name="ce25"/>
        <table:table-column table:style-name="co9" table:number-columns-repeated="1019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MJD</text:p>
          </table:table-cell>
          <table:table-cell table:style-name="ce1" office:value-type="string" calcext:value-type="string">
            <text:p>ΔMJD</text:p>
          </table:table-cell>
          <table:table-cell table:style-name="ce8" office:value-type="string" calcext:value-type="string">
            <text:p>ΔTR2</text:p>
          </table:table-cell>
          <table:table-cell table:style-name="ce8" office:value-type="string" calcext:value-type="string">
            <text:p>Parabola</text:p>
          </table:table-cell>
          <table:table-cell table:style-name="ce1" table:number-columns-repeated="1019"/>
        </table:table-row>
        <table:table-row table:style-name="ro1">
          <table:table-cell office:value-type="float" office:value="19720101" calcext:value-type="float">
            <text:p>19720101</text:p>
          </table:table-cell>
          <table:table-cell office:value-type="float" office:value="41317" calcext:value-type="float">
            <text:p>41317</text:p>
          </table:table-cell>
          <table:table-cell table:formula="of:=[.B2]-[.B$2]" office:value-type="float" office:value="0" calcext:value-type="float">
            <text:p>0</text:p>
          </table:table-cell>
          <table:table-cell office:value-type="float" office:value="42.3628865739608" calcext:value-type="float">
            <text:p>42.3628865739608</text:p>
          </table:table-cell>
          <table:table-cell table:formula="of:=42.3628865739608+0.003260365190381*([.B2]-[.B$2])-0.000000174451726598153*([.B2]-[.B$2])^2" office:value-type="float" office:value="42.3628865739608" calcext:value-type="float">
            <text:p>42.3628865739608</text:p>
          </table:table-cell>
          <table:table-cell table:number-columns-repeated="1019"/>
        </table:table-row>
        <table:table-row table:style-name="ro1">
          <table:table-cell office:value-type="float" office:value="19730102" calcext:value-type="float">
            <text:p>19730102</text:p>
          </table:table-cell>
          <table:table-cell office:value-type="float" office:value="41684" calcext:value-type="float">
            <text:p>41684</text:p>
          </table:table-cell>
          <table:table-cell table:formula="of:=[.B3]-[.B$2]" office:value-type="float" office:value="367" calcext:value-type="float">
            <text:p>367</text:p>
          </table:table-cell>
          <table:table-cell office:value-type="float" office:value="43.5359438702267" calcext:value-type="float">
            <text:p>43.5359438702267</text:p>
          </table:table-cell>
          <table:table-cell table:formula="of:=42.3628865739608+0.003260365190381*([.B3]-[.B$2])-0.000000174451726598153*([.B3]-[.B$2])^2" office:value-type="float" office:value="43.5359438702268" calcext:value-type="float">
            <text:p>43.5359438702268</text:p>
          </table:table-cell>
          <table:table-cell table:number-columns-repeated="1019"/>
        </table:table-row>
        <table:table-row table:style-name="ro1">
          <table:table-cell office:value-type="float" office:value="19740101" calcext:value-type="float">
            <text:p>19740101</text:p>
          </table:table-cell>
          <table:table-cell office:value-type="float" office:value="42048" calcext:value-type="float">
            <text:p>42048</text:p>
          </table:table-cell>
          <table:table-cell table:formula="of:=[.B4]-[.B$2]" office:value-type="float" office:value="731" calcext:value-type="float">
            <text:p>731</text:p>
          </table:table-cell>
          <table:table-cell office:value-type="float" office:value="44.6529933290523" calcext:value-type="float">
            <text:p>44.6529933290523</text:p>
          </table:table-cell>
          <table:table-cell table:formula="of:=42.3628865739608+0.003260365190381*([.B4]-[.B$2])-0.000000174451726598153*([.B4]-[.B$2])^2" office:value-type="float" office:value="44.6529933290526" calcext:value-type="float">
            <text:p>44.6529933290526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t1_ext" table:style-name="ta1">
        <table:table-column table:style-name="co14" table:default-cell-style-name="ce9"/>
        <table:table-column table:style-name="co9" table:default-cell-style-name="ce9"/>
        <table:table-column table:style-name="co9" table:default-cell-style-name="ce4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YYYYMMDD</text:p>
          </table:table-cell>
          <table:table-cell table:style-name="ce1" office:value-type="string" calcext:value-type="string">
            <text:p>MJD</text:p>
          </table:table-cell>
          <table:table-cell table:style-name="ce3" office:value-type="string" calcext:value-type="string">
            <text:p>UT1-UTC</text:p>
          </table:table-cell>
          <table:table-cell table:style-name="ce26" table:number-columns-repeated="1018"/>
        </table:table-row>
        <table:table-row table:style-name="ro1">
          <table:table-cell office:value-type="float" office:value="19720101" calcext:value-type="float">
            <text:p>19720101</text:p>
          </table:table-cell>
          <table:table-cell office:value-type="float" office:value="41317" calcext:value-type="float">
            <text:p>41317</text:p>
          </table:table-cell>
          <table:table-cell office:value-type="float" office:value="-0.0431129067405038" calcext:value-type="float">
            <text:p>-0.0431129</text:p>
          </table:table-cell>
          <table:table-cell table:number-columns-repeated="1018"/>
        </table:table-row>
        <table:table-row table:style-name="ro1">
          <table:table-cell office:value-type="float" office:value="19720102" calcext:value-type="float">
            <text:p>19720102</text:p>
          </table:table-cell>
          <table:table-cell office:value-type="float" office:value="41318" calcext:value-type="float">
            <text:p>41318</text:p>
          </table:table-cell>
          <table:table-cell office:value-type="float" office:value="-0.0460918641780523" calcext:value-type="float">
            <text:p>-0.0460919</text:p>
          </table:table-cell>
          <table:table-cell table:number-columns-repeated="1018"/>
        </table:table-row>
        <table:table-row table:style-name="ro1">
          <table:table-cell office:value-type="float" office:value="19720103" calcext:value-type="float">
            <text:p>19720103</text:p>
          </table:table-cell>
          <table:table-cell office:value-type="float" office:value="41319" calcext:value-type="float">
            <text:p>41319</text:p>
          </table:table-cell>
          <table:table-cell office:value-type="float" office:value="-0.0492415673615625" calcext:value-type="float">
            <text:p>-0.0492416</text:p>
          </table:table-cell>
          <table:table-cell table:number-columns-repeated="1018"/>
        </table:table-row>
        <table:table-row table:style-name="ro1">
          <table:table-cell office:value-type="float" office:value="19720104" calcext:value-type="float">
            <text:p>19720104</text:p>
          </table:table-cell>
          <table:table-cell office:value-type="float" office:value="41320" calcext:value-type="float">
            <text:p>41320</text:p>
          </table:table-cell>
          <table:table-cell office:value-type="float" office:value="-0.0525556401128995" calcext:value-type="float">
            <text:p>-0.0525556</text:p>
          </table:table-cell>
          <table:table-cell table:number-columns-repeated="1018"/>
        </table:table-row>
        <table:table-row table:style-name="ro1">
          <table:table-cell office:value-type="float" office:value="19720105" calcext:value-type="float">
            <text:p>19720105</text:p>
          </table:table-cell>
          <table:table-cell office:value-type="float" office:value="41321" calcext:value-type="float">
            <text:p>41321</text:p>
          </table:table-cell>
          <table:table-cell office:value-type="float" office:value="-0.0559890236984018" calcext:value-type="float">
            <text:p>-0.0559890</text:p>
          </table:table-cell>
          <table:table-cell table:number-columns-repeated="1018"/>
        </table:table-row>
        <table:table-row table:style-name="ro1">
          <table:table-cell office:value-type="float" office:value="19720106" calcext:value-type="float">
            <text:p>19720106</text:p>
          </table:table-cell>
          <table:table-cell office:value-type="float" office:value="41322" calcext:value-type="float">
            <text:p>41322</text:p>
          </table:table-cell>
          <table:table-cell office:value-type="float" office:value="-0.0594781255996395" calcext:value-type="float">
            <text:p>-0.0594781</text:p>
          </table:table-cell>
          <table:table-cell table:number-columns-repeated="1018"/>
        </table:table-row>
        <table:table-row table:style-name="ro1">
          <table:table-cell office:value-type="float" office:value="19720107" calcext:value-type="float">
            <text:p>19720107</text:p>
          </table:table-cell>
          <table:table-cell office:value-type="float" office:value="41323" calcext:value-type="float">
            <text:p>41323</text:p>
          </table:table-cell>
          <table:table-cell office:value-type="float" office:value="-0.0629572328614287" calcext:value-type="float">
            <text:p>-0.0629572</text:p>
          </table:table-cell>
          <table:table-cell table:number-columns-repeated="1018"/>
        </table:table-row>
        <table:table-row table:style-name="ro1">
          <table:table-cell office:value-type="float" office:value="19720108" calcext:value-type="float">
            <text:p>19720108</text:p>
          </table:table-cell>
          <table:table-cell office:value-type="float" office:value="41324" calcext:value-type="float">
            <text:p>41324</text:p>
          </table:table-cell>
          <table:table-cell office:value-type="float" office:value="-0.0663676980546697" calcext:value-type="float">
            <text:p>-0.0663677</text:p>
          </table:table-cell>
          <table:table-cell table:number-columns-repeated="1018"/>
        </table:table-row>
        <table:table-row table:style-name="ro1">
          <table:table-cell office:value-type="float" office:value="19720109" calcext:value-type="float">
            <text:p>19720109</text:p>
          </table:table-cell>
          <table:table-cell office:value-type="float" office:value="41325" calcext:value-type="float">
            <text:p>41325</text:p>
          </table:table-cell>
          <table:table-cell office:value-type="float" office:value="-0.0696626229178463" calcext:value-type="float">
            <text:p>-0.0696626</text:p>
          </table:table-cell>
          <table:table-cell table:number-columns-repeated="1018"/>
        </table:table-row>
        <table:table-row table:style-name="ro1">
          <table:table-cell office:value-type="float" office:value="19720110" calcext:value-type="float">
            <text:p>19720110</text:p>
          </table:table-cell>
          <table:table-cell office:value-type="float" office:value="41326" calcext:value-type="float">
            <text:p>41326</text:p>
          </table:table-cell>
          <table:table-cell office:value-type="float" office:value="-0.0728109147592733" calcext:value-type="float">
            <text:p>-0.0728109</text:p>
          </table:table-cell>
          <table:table-cell table:number-columns-repeated="1018"/>
        </table:table-row>
        <table:table-row table:style-name="ro1">
          <table:table-cell office:value-type="float" office:value="19720111" calcext:value-type="float">
            <text:p>19720111</text:p>
          </table:table-cell>
          <table:table-cell office:value-type="float" office:value="41327" calcext:value-type="float">
            <text:p>41327</text:p>
          </table:table-cell>
          <table:table-cell office:value-type="float" office:value="-0.0758017746318558" calcext:value-type="float">
            <text:p>-0.0758018</text:p>
          </table:table-cell>
          <table:table-cell table:number-columns-repeated="1018"/>
        </table:table-row>
        <table:table-row table:style-name="ro1">
          <table:table-cell office:value-type="float" office:value="19720112" calcext:value-type="float">
            <text:p>19720112</text:p>
          </table:table-cell>
          <table:table-cell office:value-type="float" office:value="41328" calcext:value-type="float">
            <text:p>41328</text:p>
          </table:table-cell>
          <table:table-cell office:value-type="float" office:value="-0.0786481589005703" calcext:value-type="float">
            <text:p>-0.0786482</text:p>
          </table:table-cell>
          <table:table-cell table:number-columns-repeated="1018"/>
        </table:table-row>
        <table:table-row table:style-name="ro1">
          <table:table-cell office:value-type="float" office:value="19720113" calcext:value-type="float">
            <text:p>19720113</text:p>
          </table:table-cell>
          <table:table-cell office:value-type="float" office:value="41329" calcext:value-type="float">
            <text:p>41329</text:p>
          </table:table-cell>
          <table:table-cell office:value-type="float" office:value="-0.08138788932024" calcext:value-type="float">
            <text:p>-0.0813879</text:p>
          </table:table-cell>
          <table:table-cell table:number-columns-repeated="1018"/>
        </table:table-row>
        <table:table-row table:style-name="ro1">
          <table:table-cell office:value-type="float" office:value="19720114" calcext:value-type="float">
            <text:p>19720114</text:p>
          </table:table-cell>
          <table:table-cell office:value-type="float" office:value="41330" calcext:value-type="float">
            <text:p>41330</text:p>
          </table:table-cell>
          <table:table-cell office:value-type="float" office:value="-0.0840822820467579" calcext:value-type="float">
            <text:p>-0.0840823</text:p>
          </table:table-cell>
          <table:table-cell table:number-columns-repeated="1018"/>
        </table:table-row>
        <table:table-row table:style-name="ro1">
          <table:table-cell office:value-type="float" office:value="19720115" calcext:value-type="float">
            <text:p>19720115</text:p>
          </table:table-cell>
          <table:table-cell office:value-type="float" office:value="41331" calcext:value-type="float">
            <text:p>41331</text:p>
          </table:table-cell>
          <table:table-cell office:value-type="float" office:value="-0.0868117498507175" calcext:value-type="float">
            <text:p>-0.0868117</text:p>
          </table:table-cell>
          <table:table-cell table:number-columns-repeated="1018"/>
        </table:table-row>
        <table:table-row table:style-name="ro1">
          <table:table-cell office:value-type="float" office:value="19720116" calcext:value-type="float">
            <text:p>19720116</text:p>
          </table:table-cell>
          <table:table-cell office:value-type="float" office:value="41332" calcext:value-type="float">
            <text:p>41332</text:p>
          </table:table-cell>
          <table:table-cell office:value-type="float" office:value="-0.0896660116816364" calcext:value-type="float">
            <text:p>-0.0896660</text:p>
          </table:table-cell>
          <table:table-cell table:number-columns-repeated="1018"/>
        </table:table-row>
        <table:table-row table:style-name="ro1">
          <table:table-cell office:value-type="float" office:value="19720117" calcext:value-type="float">
            <text:p>19720117</text:p>
          </table:table-cell>
          <table:table-cell office:value-type="float" office:value="41333" calcext:value-type="float">
            <text:p>41333</text:p>
          </table:table-cell>
          <table:table-cell office:value-type="float" office:value="-0.0927265844361926" calcext:value-type="float">
            <text:p>-0.0927266</text:p>
          </table:table-cell>
          <table:table-cell table:number-columns-repeated="1018"/>
        </table:table-row>
        <table:table-row table:style-name="ro1">
          <table:table-cell office:value-type="float" office:value="19720118" calcext:value-type="float">
            <text:p>19720118</text:p>
          </table:table-cell>
          <table:table-cell office:value-type="float" office:value="41334" calcext:value-type="float">
            <text:p>41334</text:p>
          </table:table-cell>
          <table:table-cell office:value-type="float" office:value="-0.0960434591400912" calcext:value-type="float">
            <text:p>-0.0960435</text:p>
          </table:table-cell>
          <table:table-cell table:number-columns-repeated="1018"/>
        </table:table-row>
        <table:table-row table:style-name="ro1">
          <table:table-cell office:value-type="float" office:value="19720119" calcext:value-type="float">
            <text:p>19720119</text:p>
          </table:table-cell>
          <table:table-cell office:value-type="float" office:value="41335" calcext:value-type="float">
            <text:p>41335</text:p>
          </table:table-cell>
          <table:table-cell office:value-type="float" office:value="-0.0996140879154481" calcext:value-type="float">
            <text:p>-0.0996141</text:p>
          </table:table-cell>
          <table:table-cell table:number-columns-repeated="1018"/>
        </table:table-row>
        <table:table-row table:style-name="ro1">
          <table:table-cell office:value-type="float" office:value="19720120" calcext:value-type="float">
            <text:p>19720120</text:p>
          </table:table-cell>
          <table:table-cell office:value-type="float" office:value="41336" calcext:value-type="float">
            <text:p>41336</text:p>
          </table:table-cell>
          <table:table-cell office:value-type="float" office:value="-0.103375550655144" calcext:value-type="float">
            <text:p>-0.1033756</text:p>
          </table:table-cell>
          <table:table-cell table:number-columns-repeated="1018"/>
        </table:table-row>
        <table:table-row table:style-name="ro1">
          <table:table-cell office:value-type="float" office:value="19720121" calcext:value-type="float">
            <text:p>19720121</text:p>
          </table:table-cell>
          <table:table-cell office:value-type="float" office:value="41337" calcext:value-type="float">
            <text:p>41337</text:p>
          </table:table-cell>
          <table:table-cell office:value-type="float" office:value="-0.107216449333784" calcext:value-type="float">
            <text:p>-0.1072164</text:p>
          </table:table-cell>
          <table:table-cell table:number-columns-repeated="1018"/>
        </table:table-row>
        <table:table-row table:style-name="ro1">
          <table:table-cell office:value-type="float" office:value="19720122" calcext:value-type="float">
            <text:p>19720122</text:p>
          </table:table-cell>
          <table:table-cell office:value-type="float" office:value="41338" calcext:value-type="float">
            <text:p>41338</text:p>
          </table:table-cell>
          <table:table-cell office:value-type="float" office:value="-0.111005830485773" calcext:value-type="float">
            <text:p>-0.1110058</text:p>
          </table:table-cell>
          <table:table-cell table:number-columns-repeated="1018"/>
        </table:table-row>
        <table:table-row table:style-name="ro1">
          <table:table-cell office:value-type="float" office:value="19720123" calcext:value-type="float">
            <text:p>19720123</text:p>
          </table:table-cell>
          <table:table-cell office:value-type="float" office:value="41339" calcext:value-type="float">
            <text:p>41339</text:p>
          </table:table-cell>
          <table:table-cell office:value-type="float" office:value="-0.114628507862605" calcext:value-type="float">
            <text:p>-0.1146285</text:p>
          </table:table-cell>
          <table:table-cell table:number-columns-repeated="1018"/>
        </table:table-row>
        <table:table-row table:style-name="ro1">
          <table:table-cell office:value-type="float" office:value="19720124" calcext:value-type="float">
            <text:p>19720124</text:p>
          </table:table-cell>
          <table:table-cell office:value-type="float" office:value="41340" calcext:value-type="float">
            <text:p>41340</text:p>
          </table:table-cell>
          <table:table-cell office:value-type="float" office:value="-0.118014432932789" calcext:value-type="float">
            <text:p>-0.1180144</text:p>
          </table:table-cell>
          <table:table-cell table:number-columns-repeated="1018"/>
        </table:table-row>
        <table:table-row table:style-name="ro1">
          <table:table-cell office:value-type="float" office:value="19720125" calcext:value-type="float">
            <text:p>19720125</text:p>
          </table:table-cell>
          <table:table-cell office:value-type="float" office:value="41341" calcext:value-type="float">
            <text:p>41341</text:p>
          </table:table-cell>
          <table:table-cell office:value-type="float" office:value="-0.121153937154531" calcext:value-type="float">
            <text:p>-0.1211539</text:p>
          </table:table-cell>
          <table:table-cell table:number-columns-repeated="1018"/>
        </table:table-row>
        <table:table-row table:style-name="ro1">
          <table:table-cell office:value-type="float" office:value="19720126" calcext:value-type="float">
            <text:p>19720126</text:p>
          </table:table-cell>
          <table:table-cell office:value-type="float" office:value="41342" calcext:value-type="float">
            <text:p>41342</text:p>
          </table:table-cell>
          <table:table-cell office:value-type="float" office:value="-0.124096599379506" calcext:value-type="float">
            <text:p>-0.1240966</text:p>
          </table:table-cell>
          <table:table-cell table:number-columns-repeated="1018"/>
        </table:table-row>
        <table:table-row table:style-name="ro1">
          <table:table-cell office:value-type="float" office:value="19720127" calcext:value-type="float">
            <text:p>19720127</text:p>
          </table:table-cell>
          <table:table-cell office:value-type="float" office:value="41343" calcext:value-type="float">
            <text:p>41343</text:p>
          </table:table-cell>
          <table:table-cell office:value-type="float" office:value="-0.126935699824926" calcext:value-type="float">
            <text:p>-0.1269357</text:p>
          </table:table-cell>
          <table:table-cell table:number-columns-repeated="1018"/>
        </table:table-row>
        <table:table-row table:style-name="ro1">
          <table:table-cell office:value-type="float" office:value="19720128" calcext:value-type="float">
            <text:p>19720128</text:p>
          </table:table-cell>
          <table:table-cell office:value-type="float" office:value="41344" calcext:value-type="float">
            <text:p>41344</text:p>
          </table:table-cell>
          <table:table-cell office:value-type="float" office:value="-0.129782575093302" calcext:value-type="float">
            <text:p>-0.1297826</text:p>
          </table:table-cell>
          <table:table-cell table:number-columns-repeated="1018"/>
        </table:table-row>
        <table:table-row table:style-name="ro1">
          <table:table-cell office:value-type="float" office:value="19720129" calcext:value-type="float">
            <text:p>19720129</text:p>
          </table:table-cell>
          <table:table-cell office:value-type="float" office:value="41345" calcext:value-type="float">
            <text:p>41345</text:p>
          </table:table-cell>
          <table:table-cell office:value-type="float" office:value="-0.132737286226018" calcext:value-type="float">
            <text:p>-0.1327373</text:p>
          </table:table-cell>
          <table:table-cell table:number-columns-repeated="1018"/>
        </table:table-row>
        <table:table-row table:style-name="ro1">
          <table:table-cell office:value-type="float" office:value="19720130" calcext:value-type="float">
            <text:p>19720130</text:p>
          </table:table-cell>
          <table:table-cell office:value-type="float" office:value="41346" calcext:value-type="float">
            <text:p>41346</text:p>
          </table:table-cell>
          <table:table-cell office:value-type="float" office:value="-0.135863891041588" calcext:value-type="float">
            <text:p>-0.1358639</text:p>
          </table:table-cell>
          <table:table-cell table:number-columns-repeated="1018"/>
        </table:table-row>
        <table:table-row table:style-name="ro1">
          <table:table-cell office:value-type="float" office:value="19720131" calcext:value-type="float">
            <text:p>19720131</text:p>
          </table:table-cell>
          <table:table-cell office:value-type="float" office:value="41347" calcext:value-type="float">
            <text:p>41347</text:p>
          </table:table-cell>
          <table:table-cell office:value-type="float" office:value="-0.139178062354695" calcext:value-type="float">
            <text:p>-0.1391781</text:p>
          </table:table-cell>
          <table:table-cell table:number-columns-repeated="1018"/>
        </table:table-row>
        <table:table-row table:style-name="ro1">
          <table:table-cell office:value-type="float" office:value="19720201" calcext:value-type="float">
            <text:p>19720201</text:p>
          </table:table-cell>
          <table:table-cell office:value-type="float" office:value="41348" calcext:value-type="float">
            <text:p>41348</text:p>
          </table:table-cell>
          <table:table-cell office:value-type="float" office:value="-0.14265019820715" calcext:value-type="float">
            <text:p>-0.1426502</text:p>
          </table:table-cell>
          <table:table-cell table:number-columns-repeated="1018"/>
        </table:table-row>
        <table:table-row table:style-name="ro1">
          <table:table-cell office:value-type="float" office:value="19720202" calcext:value-type="float">
            <text:p>19720202</text:p>
          </table:table-cell>
          <table:table-cell office:value-type="float" office:value="41349" calcext:value-type="float">
            <text:p>41349</text:p>
          </table:table-cell>
          <table:table-cell office:value-type="float" office:value="-0.146220385459465" calcext:value-type="float">
            <text:p>-0.1462204</text:p>
          </table:table-cell>
          <table:table-cell table:number-columns-repeated="1018"/>
        </table:table-row>
        <table:table-row table:style-name="ro1">
          <table:table-cell office:value-type="float" office:value="19720203" calcext:value-type="float">
            <text:p>19720203</text:p>
          </table:table-cell>
          <table:table-cell office:value-type="float" office:value="41350" calcext:value-type="float">
            <text:p>41350</text:p>
          </table:table-cell>
          <table:table-cell office:value-type="float" office:value="-0.149817094035811" calcext:value-type="float">
            <text:p>-0.1498171</text:p>
          </table:table-cell>
          <table:table-cell table:number-columns-repeated="1018"/>
        </table:table-row>
        <table:table-row table:style-name="ro1">
          <table:table-cell office:value-type="float" office:value="19720204" calcext:value-type="float">
            <text:p>19720204</text:p>
          </table:table-cell>
          <table:table-cell office:value-type="float" office:value="41351" calcext:value-type="float">
            <text:p>41351</text:p>
          </table:table-cell>
          <table:table-cell office:value-type="float" office:value="-0.15337233255331" calcext:value-type="float">
            <text:p>-0.1533723</text:p>
          </table:table-cell>
          <table:table-cell table:number-columns-repeated="1018"/>
        </table:table-row>
        <table:table-row table:style-name="ro1">
          <table:table-cell office:value-type="float" office:value="19720205" calcext:value-type="float">
            <text:p>19720205</text:p>
          </table:table-cell>
          <table:table-cell office:value-type="float" office:value="41352" calcext:value-type="float">
            <text:p>41352</text:p>
          </table:table-cell>
          <table:table-cell office:value-type="float" office:value="-0.156830777127055" calcext:value-type="float">
            <text:p>-0.1568308</text:p>
          </table:table-cell>
          <table:table-cell table:number-columns-repeated="1018"/>
        </table:table-row>
        <table:table-row table:style-name="ro1">
          <table:table-cell office:value-type="float" office:value="19720206" calcext:value-type="float">
            <text:p>19720206</text:p>
          </table:table-cell>
          <table:table-cell office:value-type="float" office:value="41353" calcext:value-type="float">
            <text:p>41353</text:p>
          </table:table-cell>
          <table:table-cell office:value-type="float" office:value="-0.160154679009842" calcext:value-type="float">
            <text:p>-0.1601547</text:p>
          </table:table-cell>
          <table:table-cell table:number-columns-repeated="1018"/>
        </table:table-row>
        <table:table-row table:style-name="ro1">
          <table:table-cell office:value-type="float" office:value="19720207" calcext:value-type="float">
            <text:p>19720207</text:p>
          </table:table-cell>
          <table:table-cell office:value-type="float" office:value="41354" calcext:value-type="float">
            <text:p>41354</text:p>
          </table:table-cell>
          <table:table-cell office:value-type="float" office:value="-0.163327123676879" calcext:value-type="float">
            <text:p>-0.1633271</text:p>
          </table:table-cell>
          <table:table-cell table:number-columns-repeated="1018"/>
        </table:table-row>
        <table:table-row table:style-name="ro1">
          <table:table-cell office:value-type="float" office:value="19720208" calcext:value-type="float">
            <text:p>19720208</text:p>
          </table:table-cell>
          <table:table-cell office:value-type="float" office:value="41355" calcext:value-type="float">
            <text:p>41355</text:p>
          </table:table-cell>
          <table:table-cell office:value-type="float" office:value="-0.166354383463371" calcext:value-type="float">
            <text:p>-0.1663544</text:p>
          </table:table-cell>
          <table:table-cell table:number-columns-repeated="1018"/>
        </table:table-row>
        <table:table-row table:style-name="ro1">
          <table:table-cell office:value-type="float" office:value="19720209" calcext:value-type="float">
            <text:p>19720209</text:p>
          </table:table-cell>
          <table:table-cell office:value-type="float" office:value="41356" calcext:value-type="float">
            <text:p>41356</text:p>
          </table:table-cell>
          <table:table-cell office:value-type="float" office:value="-0.169266732737803" calcext:value-type="float">
            <text:p>-0.1692667</text:p>
          </table:table-cell>
          <table:table-cell table:number-columns-repeated="1018"/>
        </table:table-row>
        <table:table-row table:style-name="ro1">
          <table:table-cell office:value-type="float" office:value="19720210" calcext:value-type="float">
            <text:p>19720210</text:p>
          </table:table-cell>
          <table:table-cell office:value-type="float" office:value="41357" calcext:value-type="float">
            <text:p>41357</text:p>
          </table:table-cell>
          <table:table-cell office:value-type="float" office:value="-0.172117473118988" calcext:value-type="float">
            <text:p>-0.1721175</text:p>
          </table:table-cell>
          <table:table-cell table:number-columns-repeated="1018"/>
        </table:table-row>
        <table:table-row table:style-name="ro1">
          <table:table-cell office:value-type="float" office:value="19720211" calcext:value-type="float">
            <text:p>19720211</text:p>
          </table:table-cell>
          <table:table-cell office:value-type="float" office:value="41358" calcext:value-type="float">
            <text:p>41358</text:p>
          </table:table-cell>
          <table:table-cell office:value-type="float" office:value="-0.174980310246617" calcext:value-type="float">
            <text:p>-0.1749803</text:p>
          </table:table-cell>
          <table:table-cell table:number-columns-repeated="1018"/>
        </table:table-row>
        <table:table-row table:style-name="ro1">
          <table:table-cell office:value-type="float" office:value="19720212" calcext:value-type="float">
            <text:p>19720212</text:p>
          </table:table-cell>
          <table:table-cell office:value-type="float" office:value="41359" calcext:value-type="float">
            <text:p>41359</text:p>
          </table:table-cell>
          <table:table-cell office:value-type="float" office:value="-0.177943697293479" calcext:value-type="float">
            <text:p>-0.1779437</text:p>
          </table:table-cell>
          <table:table-cell table:number-columns-repeated="1018"/>
        </table:table-row>
        <table:table-row table:style-name="ro1">
          <table:table-cell office:value-type="float" office:value="19720213" calcext:value-type="float">
            <text:p>19720213</text:p>
          </table:table-cell>
          <table:table-cell office:value-type="float" office:value="41360" calcext:value-type="float">
            <text:p>41360</text:p>
          </table:table-cell>
          <table:table-cell office:value-type="float" office:value="-0.181098578238107" calcext:value-type="float">
            <text:p>-0.1810986</text:p>
          </table:table-cell>
          <table:table-cell table:number-columns-repeated="1018"/>
        </table:table-row>
        <table:table-row table:style-name="ro1">
          <table:table-cell office:value-type="float" office:value="19720214" calcext:value-type="float">
            <text:p>19720214</text:p>
          </table:table-cell>
          <table:table-cell office:value-type="float" office:value="41361" calcext:value-type="float">
            <text:p>41361</text:p>
          </table:table-cell>
          <table:table-cell office:value-type="float" office:value="-0.184517030530671" calcext:value-type="float">
            <text:p>-0.1845170</text:p>
          </table:table-cell>
          <table:table-cell table:number-columns-repeated="1018"/>
        </table:table-row>
        <table:table-row table:style-name="ro1">
          <table:table-cell office:value-type="float" office:value="19720215" calcext:value-type="float">
            <text:p>19720215</text:p>
          </table:table-cell>
          <table:table-cell office:value-type="float" office:value="41362" calcext:value-type="float">
            <text:p>41362</text:p>
          </table:table-cell>
          <table:table-cell office:value-type="float" office:value="-0.188225574706784" calcext:value-type="float">
            <text:p>-0.1882256</text:p>
          </table:table-cell>
          <table:table-cell table:number-columns-repeated="1018"/>
        </table:table-row>
        <table:table-row table:style-name="ro1">
          <table:table-cell office:value-type="float" office:value="19720216" calcext:value-type="float">
            <text:p>19720216</text:p>
          </table:table-cell>
          <table:table-cell office:value-type="float" office:value="41363" calcext:value-type="float">
            <text:p>41363</text:p>
          </table:table-cell>
          <table:table-cell office:value-type="float" office:value="-0.19218473952585" calcext:value-type="float">
            <text:p>-0.1921847</text:p>
          </table:table-cell>
          <table:table-cell table:number-columns-repeated="1018"/>
        </table:table-row>
        <table:table-row table:style-name="ro1">
          <table:table-cell office:value-type="float" office:value="19720217" calcext:value-type="float">
            <text:p>19720217</text:p>
          </table:table-cell>
          <table:table-cell office:value-type="float" office:value="41364" calcext:value-type="float">
            <text:p>41364</text:p>
          </table:table-cell>
          <table:table-cell office:value-type="float" office:value="-0.196288615797258" calcext:value-type="float">
            <text:p>-0.1962886</text:p>
          </table:table-cell>
          <table:table-cell table:number-columns-repeated="1018"/>
        </table:table-row>
        <table:table-row table:style-name="ro1">
          <table:table-cell office:value-type="float" office:value="19720218" calcext:value-type="float">
            <text:p>19720218</text:p>
          </table:table-cell>
          <table:table-cell office:value-type="float" office:value="41365" calcext:value-type="float">
            <text:p>41365</text:p>
          </table:table-cell>
          <table:table-cell office:value-type="float" office:value="-0.200390413488407" calcext:value-type="float">
            <text:p>-0.2003904</text:p>
          </table:table-cell>
          <table:table-cell table:number-columns-repeated="1018"/>
        </table:table-row>
        <table:table-row table:style-name="ro1">
          <table:table-cell office:value-type="float" office:value="19720219" calcext:value-type="float">
            <text:p>19720219</text:p>
          </table:table-cell>
          <table:table-cell office:value-type="float" office:value="41366" calcext:value-type="float">
            <text:p>41366</text:p>
          </table:table-cell>
          <table:table-cell office:value-type="float" office:value="-0.204346176837916" calcext:value-type="float">
            <text:p>-0.2043462</text:p>
          </table:table-cell>
          <table:table-cell table:number-columns-repeated="1018"/>
        </table:table-row>
        <table:table-row table:style-name="ro1">
          <table:table-cell office:value-type="float" office:value="19720220" calcext:value-type="float">
            <text:p>19720220</text:p>
          </table:table-cell>
          <table:table-cell office:value-type="float" office:value="41367" calcext:value-type="float">
            <text:p>41367</text:p>
          </table:table-cell>
          <table:table-cell office:value-type="float" office:value="-0.208058276942353" calcext:value-type="float">
            <text:p>-0.2080583</text:p>
          </table:table-cell>
          <table:table-cell table:number-columns-repeated="1018"/>
        </table:table-row>
        <table:table-row table:style-name="ro1">
          <table:table-cell office:value-type="float" office:value="19720221" calcext:value-type="float">
            <text:p>19720221</text:p>
          </table:table-cell>
          <table:table-cell office:value-type="float" office:value="41368" calcext:value-type="float">
            <text:p>41368</text:p>
          </table:table-cell>
          <table:table-cell office:value-type="float" office:value="-0.211500587055156" calcext:value-type="float">
            <text:p>-0.2115006</text:p>
          </table:table-cell>
          <table:table-cell table:number-columns-repeated="1018"/>
        </table:table-row>
        <table:table-row table:style-name="ro1">
          <table:table-cell office:value-type="float" office:value="19720222" calcext:value-type="float">
            <text:p>19720222</text:p>
          </table:table-cell>
          <table:table-cell office:value-type="float" office:value="41369" calcext:value-type="float">
            <text:p>41369</text:p>
          </table:table-cell>
          <table:table-cell office:value-type="float" office:value="-0.214717679033996" calcext:value-type="float">
            <text:p>-0.2147177</text:p>
          </table:table-cell>
          <table:table-cell table:number-columns-repeated="1018"/>
        </table:table-row>
        <table:table-row table:style-name="ro1">
          <table:table-cell office:value-type="float" office:value="19720223" calcext:value-type="float">
            <text:p>19720223</text:p>
          </table:table-cell>
          <table:table-cell office:value-type="float" office:value="41370" calcext:value-type="float">
            <text:p>41370</text:p>
          </table:table-cell>
          <table:table-cell office:value-type="float" office:value="-0.217803113262384" calcext:value-type="float">
            <text:p>-0.2178031</text:p>
          </table:table-cell>
          <table:table-cell table:number-columns-repeated="1018"/>
        </table:table-row>
        <table:table-row table:style-name="ro1">
          <table:table-cell office:value-type="float" office:value="19720224" calcext:value-type="float">
            <text:p>19720224</text:p>
          </table:table-cell>
          <table:table-cell office:value-type="float" office:value="41371" calcext:value-type="float">
            <text:p>41371</text:p>
          </table:table-cell>
          <table:table-cell office:value-type="float" office:value="-0.220868841071727" calcext:value-type="float">
            <text:p>-0.2208688</text:p>
          </table:table-cell>
          <table:table-cell table:number-columns-repeated="1018"/>
        </table:table-row>
        <table:table-row table:style-name="ro1">
          <table:table-cell office:value-type="float" office:value="19720225" calcext:value-type="float">
            <text:p>19720225</text:p>
          </table:table-cell>
          <table:table-cell office:value-type="float" office:value="41372" calcext:value-type="float">
            <text:p>41372</text:p>
          </table:table-cell>
          <table:table-cell office:value-type="float" office:value="-0.224016737973905" calcext:value-type="float">
            <text:p>-0.2240167</text:p>
          </table:table-cell>
          <table:table-cell table:number-columns-repeated="1018"/>
        </table:table-row>
        <table:table-row table:style-name="ro1">
          <table:table-cell office:value-type="float" office:value="19720226" calcext:value-type="float">
            <text:p>19720226</text:p>
          </table:table-cell>
          <table:table-cell office:value-type="float" office:value="41373" calcext:value-type="float">
            <text:p>41373</text:p>
          </table:table-cell>
          <table:table-cell office:value-type="float" office:value="-0.227318200923129" calcext:value-type="float">
            <text:p>-0.2273182</text:p>
          </table:table-cell>
          <table:table-cell table:number-columns-repeated="1018"/>
        </table:table-row>
        <table:table-row table:style-name="ro1">
          <table:table-cell office:value-type="float" office:value="19720227" calcext:value-type="float">
            <text:p>19720227</text:p>
          </table:table-cell>
          <table:table-cell office:value-type="float" office:value="41374" calcext:value-type="float">
            <text:p>41374</text:p>
          </table:table-cell>
          <table:table-cell office:value-type="float" office:value="-0.230803512067709" calcext:value-type="float">
            <text:p>-0.2308035</text:p>
          </table:table-cell>
          <table:table-cell table:number-columns-repeated="1018"/>
        </table:table-row>
        <table:table-row table:style-name="ro1">
          <table:table-cell office:value-type="float" office:value="19720228" calcext:value-type="float">
            <text:p>19720228</text:p>
          </table:table-cell>
          <table:table-cell office:value-type="float" office:value="41375" calcext:value-type="float">
            <text:p>41375</text:p>
          </table:table-cell>
          <table:table-cell office:value-type="float" office:value="-0.23446089507722" calcext:value-type="float">
            <text:p>-0.2344609</text:p>
          </table:table-cell>
          <table:table-cell table:number-columns-repeated="1018"/>
        </table:table-row>
        <table:table-row table:style-name="ro1">
          <table:table-cell office:value-type="float" office:value="19720229" calcext:value-type="float">
            <text:p>19720229</text:p>
          </table:table-cell>
          <table:table-cell office:value-type="float" office:value="41376" calcext:value-type="float">
            <text:p>41376</text:p>
          </table:table-cell>
          <table:table-cell office:value-type="float" office:value="-0.238244244507591" calcext:value-type="float">
            <text:p>-0.2382442</text:p>
          </table:table-cell>
          <table:table-cell table:number-columns-repeated="1018"/>
        </table:table-row>
        <table:table-row table:style-name="ro1">
          <table:table-cell office:value-type="float" office:value="19720301" calcext:value-type="float">
            <text:p>19720301</text:p>
          </table:table-cell>
          <table:table-cell office:value-type="float" office:value="41377" calcext:value-type="float">
            <text:p>41377</text:p>
          </table:table-cell>
          <table:table-cell office:value-type="float" office:value="-0.242086866634018" calcext:value-type="float">
            <text:p>-0.2420869</text:p>
          </table:table-cell>
          <table:table-cell table:number-columns-repeated="1018"/>
        </table:table-row>
        <table:table-row table:style-name="ro1">
          <table:table-cell office:value-type="float" office:value="19720302" calcext:value-type="float">
            <text:p>19720302</text:p>
          </table:table-cell>
          <table:table-cell office:value-type="float" office:value="41378" calcext:value-type="float">
            <text:p>41378</text:p>
          </table:table-cell>
          <table:table-cell office:value-type="float" office:value="-0.245916958333872" calcext:value-type="float">
            <text:p>-0.2459170</text:p>
          </table:table-cell>
          <table:table-cell table:number-columns-repeated="1018"/>
        </table:table-row>
        <table:table-row table:style-name="ro1">
          <table:table-cell office:value-type="float" office:value="19720303" calcext:value-type="float">
            <text:p>19720303</text:p>
          </table:table-cell>
          <table:table-cell office:value-type="float" office:value="41379" calcext:value-type="float">
            <text:p>41379</text:p>
          </table:table-cell>
          <table:table-cell office:value-type="float" office:value="-0.249670717867474" calcext:value-type="float">
            <text:p>-0.2496707</text:p>
          </table:table-cell>
          <table:table-cell table:number-columns-repeated="1018"/>
        </table:table-row>
        <table:table-row table:style-name="ro1">
          <table:table-cell office:value-type="float" office:value="19720304" calcext:value-type="float">
            <text:p>19720304</text:p>
          </table:table-cell>
          <table:table-cell office:value-type="float" office:value="41380" calcext:value-type="float">
            <text:p>41380</text:p>
          </table:table-cell>
          <table:table-cell office:value-type="float" office:value="-0.253301140878435" calcext:value-type="float">
            <text:p>-0.2533011</text:p>
          </table:table-cell>
          <table:table-cell table:number-columns-repeated="1018"/>
        </table:table-row>
        <table:table-row table:style-name="ro1">
          <table:table-cell office:value-type="float" office:value="19720305" calcext:value-type="float">
            <text:p>19720305</text:p>
          </table:table-cell>
          <table:table-cell office:value-type="float" office:value="41381" calcext:value-type="float">
            <text:p>41381</text:p>
          </table:table-cell>
          <table:table-cell office:value-type="float" office:value="-0.256782894533345" calcext:value-type="float">
            <text:p>-0.2567829</text:p>
          </table:table-cell>
          <table:table-cell table:number-columns-repeated="1018"/>
        </table:table-row>
        <table:table-row table:style-name="ro1">
          <table:table-cell office:value-type="float" office:value="19720306" calcext:value-type="float">
            <text:p>19720306</text:p>
          </table:table-cell>
          <table:table-cell office:value-type="float" office:value="41382" calcext:value-type="float">
            <text:p>41382</text:p>
          </table:table-cell>
          <table:table-cell office:value-type="float" office:value="-0.260114449310393" calcext:value-type="float">
            <text:p>-0.2601144</text:p>
          </table:table-cell>
          <table:table-cell table:number-columns-repeated="1018"/>
        </table:table-row>
        <table:table-row table:style-name="ro1">
          <table:table-cell office:value-type="float" office:value="19720307" calcext:value-type="float">
            <text:p>19720307</text:p>
          </table:table-cell>
          <table:table-cell office:value-type="float" office:value="41383" calcext:value-type="float">
            <text:p>41383</text:p>
          </table:table-cell>
          <table:table-cell office:value-type="float" office:value="-0.263318135585585" calcext:value-type="float">
            <text:p>-0.2633181</text:p>
          </table:table-cell>
          <table:table-cell table:number-columns-repeated="1018"/>
        </table:table-row>
        <table:table-row table:style-name="ro1">
          <table:table-cell office:value-type="float" office:value="19720308" calcext:value-type="float">
            <text:p>19720308</text:p>
          </table:table-cell>
          <table:table-cell office:value-type="float" office:value="41384" calcext:value-type="float">
            <text:p>41384</text:p>
          </table:table-cell>
          <table:table-cell office:value-type="float" office:value="-0.266438479465833" calcext:value-type="float">
            <text:p>-0.2664385</text:p>
          </table:table-cell>
          <table:table-cell table:number-columns-repeated="1018"/>
        </table:table-row>
        <table:table-row table:style-name="ro1">
          <table:table-cell office:value-type="float" office:value="19720309" calcext:value-type="float">
            <text:p>19720309</text:p>
          </table:table-cell>
          <table:table-cell office:value-type="float" office:value="41385" calcext:value-type="float">
            <text:p>41385</text:p>
          </table:table-cell>
          <table:table-cell office:value-type="float" office:value="-0.269539452261128" calcext:value-type="float">
            <text:p>-0.2695395</text:p>
          </table:table-cell>
          <table:table-cell table:number-columns-repeated="1018"/>
        </table:table-row>
        <table:table-row table:style-name="ro1">
          <table:table-cell office:value-type="float" office:value="19720310" calcext:value-type="float">
            <text:p>19720310</text:p>
          </table:table-cell>
          <table:table-cell office:value-type="float" office:value="41386" calcext:value-type="float">
            <text:p>41386</text:p>
          </table:table-cell>
          <table:table-cell office:value-type="float" office:value="-0.272700747338462" calcext:value-type="float">
            <text:p>-0.2727007</text:p>
          </table:table-cell>
          <table:table-cell table:number-columns-repeated="1018"/>
        </table:table-row>
        <table:table-row table:style-name="ro1">
          <table:table-cell office:value-type="float" office:value="19720311" calcext:value-type="float">
            <text:p>19720311</text:p>
          </table:table-cell>
          <table:table-cell office:value-type="float" office:value="41387" calcext:value-type="float">
            <text:p>41387</text:p>
          </table:table-cell>
          <table:table-cell office:value-type="float" office:value="-0.276010953697742" calcext:value-type="float">
            <text:p>-0.2760110</text:p>
          </table:table-cell>
          <table:table-cell table:number-columns-repeated="1018"/>
        </table:table-row>
        <table:table-row table:style-name="ro1">
          <table:table-cell office:value-type="float" office:value="19720312" calcext:value-type="float">
            <text:p>19720312</text:p>
          </table:table-cell>
          <table:table-cell office:value-type="float" office:value="41388" calcext:value-type="float">
            <text:p>41388</text:p>
          </table:table-cell>
          <table:table-cell office:value-type="float" office:value="-0.279553527391471" calcext:value-type="float">
            <text:p>-0.2795535</text:p>
          </table:table-cell>
          <table:table-cell table:number-columns-repeated="1018"/>
        </table:table-row>
        <table:table-row table:style-name="ro1">
          <table:table-cell office:value-type="float" office:value="19720313" calcext:value-type="float">
            <text:p>19720313</text:p>
          </table:table-cell>
          <table:table-cell office:value-type="float" office:value="41389" calcext:value-type="float">
            <text:p>41389</text:p>
          </table:table-cell>
          <table:table-cell office:value-type="float" office:value="-0.283383617943052" calcext:value-type="float">
            <text:p>-0.2833836</text:p>
          </table:table-cell>
          <table:table-cell table:number-columns-repeated="1018"/>
        </table:table-row>
        <table:table-row table:style-name="ro1">
          <table:table-cell office:value-type="float" office:value="19720314" calcext:value-type="float">
            <text:p>19720314</text:p>
          </table:table-cell>
          <table:table-cell office:value-type="float" office:value="41390" calcext:value-type="float">
            <text:p>41390</text:p>
          </table:table-cell>
          <table:table-cell office:value-type="float" office:value="-0.287501281650968" calcext:value-type="float">
            <text:p>-0.2875013</text:p>
          </table:table-cell>
          <table:table-cell table:number-columns-repeated="1018"/>
        </table:table-row>
        <table:table-row table:style-name="ro1">
          <table:table-cell office:value-type="float" office:value="19720315" calcext:value-type="float">
            <text:p>19720315</text:p>
          </table:table-cell>
          <table:table-cell office:value-type="float" office:value="41391" calcext:value-type="float">
            <text:p>41391</text:p>
          </table:table-cell>
          <table:table-cell office:value-type="float" office:value="-0.291834738430744" calcext:value-type="float">
            <text:p>-0.2918347</text:p>
          </table:table-cell>
          <table:table-cell table:number-columns-repeated="1018"/>
        </table:table-row>
        <table:table-row table:style-name="ro1">
          <table:table-cell office:value-type="float" office:value="19720316" calcext:value-type="float">
            <text:p>19720316</text:p>
          </table:table-cell>
          <table:table-cell office:value-type="float" office:value="41392" calcext:value-type="float">
            <text:p>41392</text:p>
          </table:table-cell>
          <table:table-cell office:value-type="float" office:value="-0.296248169611459" calcext:value-type="float">
            <text:p>-0.2962482</text:p>
          </table:table-cell>
          <table:table-cell table:number-columns-repeated="1018"/>
        </table:table-row>
        <table:table-row table:style-name="ro1">
          <table:table-cell office:value-type="float" office:value="19720317" calcext:value-type="float">
            <text:p>19720317</text:p>
          </table:table-cell>
          <table:table-cell office:value-type="float" office:value="41393" calcext:value-type="float">
            <text:p>41393</text:p>
          </table:table-cell>
          <table:table-cell office:value-type="float" office:value="-0.300578131778131" calcext:value-type="float">
            <text:p>-0.3005781</text:p>
          </table:table-cell>
          <table:table-cell table:number-columns-repeated="1018"/>
        </table:table-row>
        <table:table-row table:style-name="ro1">
          <table:table-cell office:value-type="float" office:value="19720318" calcext:value-type="float">
            <text:p>19720318</text:p>
          </table:table-cell>
          <table:table-cell office:value-type="float" office:value="41394" calcext:value-type="float">
            <text:p>41394</text:p>
          </table:table-cell>
          <table:table-cell office:value-type="float" office:value="-0.304686097305542" calcext:value-type="float">
            <text:p>-0.3046861</text:p>
          </table:table-cell>
          <table:table-cell table:number-columns-repeated="1018"/>
        </table:table-row>
        <table:table-row table:style-name="ro1">
          <table:table-cell office:value-type="float" office:value="19720319" calcext:value-type="float">
            <text:p>19720319</text:p>
          </table:table-cell>
          <table:table-cell office:value-type="float" office:value="41395" calcext:value-type="float">
            <text:p>41395</text:p>
          </table:table-cell>
          <table:table-cell office:value-type="float" office:value="-0.308503439000688" calcext:value-type="float">
            <text:p>-0.3085034</text:p>
          </table:table-cell>
          <table:table-cell table:number-columns-repeated="1018"/>
        </table:table-row>
        <table:table-row table:style-name="ro1">
          <table:table-cell office:value-type="float" office:value="19720320" calcext:value-type="float">
            <text:p>19720320</text:p>
          </table:table-cell>
          <table:table-cell office:value-type="float" office:value="41396" calcext:value-type="float">
            <text:p>41396</text:p>
          </table:table-cell>
          <table:table-cell office:value-type="float" office:value="-0.312048131087707" calcext:value-type="float">
            <text:p>-0.3120481</text:p>
          </table:table-cell>
          <table:table-cell table:number-columns-repeated="1018"/>
        </table:table-row>
        <table:table-row table:style-name="ro1">
          <table:table-cell office:value-type="float" office:value="19720321" calcext:value-type="float">
            <text:p>19720321</text:p>
          </table:table-cell>
          <table:table-cell office:value-type="float" office:value="41397" calcext:value-type="float">
            <text:p>41397</text:p>
          </table:table-cell>
          <table:table-cell office:value-type="float" office:value="-0.315407999934159" calcext:value-type="float">
            <text:p>-0.3154080</text:p>
          </table:table-cell>
          <table:table-cell table:number-columns-repeated="1018"/>
        </table:table-row>
        <table:table-row table:style-name="ro1">
          <table:table-cell office:value-type="float" office:value="19720322" calcext:value-type="float">
            <text:p>19720322</text:p>
          </table:table-cell>
          <table:table-cell office:value-type="float" office:value="41398" calcext:value-type="float">
            <text:p>41398</text:p>
          </table:table-cell>
          <table:table-cell office:value-type="float" office:value="-0.31870267456155" calcext:value-type="float">
            <text:p>-0.3187027</text:p>
          </table:table-cell>
          <table:table-cell table:number-columns-repeated="1018"/>
        </table:table-row>
        <table:table-row table:style-name="ro1">
          <table:table-cell office:value-type="float" office:value="19720323" calcext:value-type="float">
            <text:p>19720323</text:p>
          </table:table-cell>
          <table:table-cell office:value-type="float" office:value="41399" calcext:value-type="float">
            <text:p>41399</text:p>
          </table:table-cell>
          <table:table-cell office:value-type="float" office:value="-0.322044123098998" calcext:value-type="float">
            <text:p>-0.3220441</text:p>
          </table:table-cell>
          <table:table-cell table:number-columns-repeated="1018"/>
        </table:table-row>
        <table:table-row table:style-name="ro1">
          <table:table-cell office:value-type="float" office:value="19720324" calcext:value-type="float">
            <text:p>19720324</text:p>
          </table:table-cell>
          <table:table-cell office:value-type="float" office:value="41400" calcext:value-type="float">
            <text:p>41400</text:p>
          </table:table-cell>
          <table:table-cell office:value-type="float" office:value="-0.325510711490693" calcext:value-type="float">
            <text:p>-0.3255107</text:p>
          </table:table-cell>
          <table:table-cell table:number-columns-repeated="1018"/>
        </table:table-row>
        <table:table-row table:style-name="ro1">
          <table:table-cell office:value-type="float" office:value="19720325" calcext:value-type="float">
            <text:p>19720325</text:p>
          </table:table-cell>
          <table:table-cell office:value-type="float" office:value="41401" calcext:value-type="float">
            <text:p>41401</text:p>
          </table:table-cell>
          <table:table-cell office:value-type="float" office:value="-0.329138352570425" calcext:value-type="float">
            <text:p>-0.3291384</text:p>
          </table:table-cell>
          <table:table-cell table:number-columns-repeated="1018"/>
        </table:table-row>
        <table:table-row table:style-name="ro1">
          <table:table-cell office:value-type="float" office:value="19720326" calcext:value-type="float">
            <text:p>19720326</text:p>
          </table:table-cell>
          <table:table-cell office:value-type="float" office:value="41402" calcext:value-type="float">
            <text:p>41402</text:p>
          </table:table-cell>
          <table:table-cell office:value-type="float" office:value="-0.332923619760315" calcext:value-type="float">
            <text:p>-0.3329236</text:p>
          </table:table-cell>
          <table:table-cell table:number-columns-repeated="1018"/>
        </table:table-row>
        <table:table-row table:style-name="ro1">
          <table:table-cell office:value-type="float" office:value="19720327" calcext:value-type="float">
            <text:p>19720327</text:p>
          </table:table-cell>
          <table:table-cell office:value-type="float" office:value="41403" calcext:value-type="float">
            <text:p>41403</text:p>
          </table:table-cell>
          <table:table-cell office:value-type="float" office:value="-0.336832058751341" calcext:value-type="float">
            <text:p>-0.3368321</text:p>
          </table:table-cell>
          <table:table-cell table:number-columns-repeated="1018"/>
        </table:table-row>
        <table:table-row table:style-name="ro1">
          <table:table-cell office:value-type="float" office:value="19720328" calcext:value-type="float">
            <text:p>19720328</text:p>
          </table:table-cell>
          <table:table-cell office:value-type="float" office:value="41404" calcext:value-type="float">
            <text:p>41404</text:p>
          </table:table-cell>
          <table:table-cell office:value-type="float" office:value="-0.340808055302332" calcext:value-type="float">
            <text:p>-0.3408081</text:p>
          </table:table-cell>
          <table:table-cell table:number-columns-repeated="1018"/>
        </table:table-row>
        <table:table-row table:style-name="ro1">
          <table:table-cell office:value-type="float" office:value="19720329" calcext:value-type="float">
            <text:p>19720329</text:p>
          </table:table-cell>
          <table:table-cell office:value-type="float" office:value="41405" calcext:value-type="float">
            <text:p>41405</text:p>
          </table:table-cell>
          <table:table-cell office:value-type="float" office:value="-0.344785616406554" calcext:value-type="float">
            <text:p>-0.3447856</text:p>
          </table:table-cell>
          <table:table-cell table:number-columns-repeated="1018"/>
        </table:table-row>
        <table:table-row table:style-name="ro1">
          <table:table-cell office:value-type="float" office:value="19720330" calcext:value-type="float">
            <text:p>19720330</text:p>
          </table:table-cell>
          <table:table-cell office:value-type="float" office:value="41406" calcext:value-type="float">
            <text:p>41406</text:p>
          </table:table-cell>
          <table:table-cell office:value-type="float" office:value="-0.348699800622228" calcext:value-type="float">
            <text:p>-0.3486998</text:p>
          </table:table-cell>
          <table:table-cell table:number-columns-repeated="1018"/>
        </table:table-row>
        <table:table-row table:style-name="ro1">
          <table:table-cell office:value-type="float" office:value="19720331" calcext:value-type="float">
            <text:p>19720331</text:p>
          </table:table-cell>
          <table:table-cell office:value-type="float" office:value="41407" calcext:value-type="float">
            <text:p>41407</text:p>
          </table:table-cell>
          <table:table-cell office:value-type="float" office:value="-0.352497392935355" calcext:value-type="float">
            <text:p>-0.3524974</text:p>
          </table:table-cell>
          <table:table-cell table:number-columns-repeated="1018"/>
        </table:table-row>
        <table:table-row table:style-name="ro1">
          <table:table-cell office:value-type="float" office:value="19720401" calcext:value-type="float">
            <text:p>19720401</text:p>
          </table:table-cell>
          <table:table-cell office:value-type="float" office:value="41408" calcext:value-type="float">
            <text:p>41408</text:p>
          </table:table-cell>
          <table:table-cell office:value-type="float" office:value="-0.356144924117608" calcext:value-type="float">
            <text:p>-0.3561449</text:p>
          </table:table-cell>
          <table:table-cell table:number-columns-repeated="1018"/>
        </table:table-row>
        <table:table-row table:style-name="ro1">
          <table:table-cell office:value-type="float" office:value="19720402" calcext:value-type="float">
            <text:p>19720402</text:p>
          </table:table-cell>
          <table:table-cell office:value-type="float" office:value="41409" calcext:value-type="float">
            <text:p>41409</text:p>
          </table:table-cell>
          <table:table-cell office:value-type="float" office:value="-0.359632923642529" calcext:value-type="float">
            <text:p>-0.3596329</text:p>
          </table:table-cell>
          <table:table-cell table:number-columns-repeated="1018"/>
        </table:table-row>
        <table:table-row table:style-name="ro1">
          <table:table-cell office:value-type="float" office:value="19720403" calcext:value-type="float">
            <text:p>19720403</text:p>
          </table:table-cell>
          <table:table-cell office:value-type="float" office:value="41410" calcext:value-type="float">
            <text:p>41410</text:p>
          </table:table-cell>
          <table:table-cell office:value-type="float" office:value="-0.362976479631989" calcext:value-type="float">
            <text:p>-0.3629765</text:p>
          </table:table-cell>
          <table:table-cell table:number-columns-repeated="1018"/>
        </table:table-row>
        <table:table-row table:style-name="ro1">
          <table:table-cell office:value-type="float" office:value="19720404" calcext:value-type="float">
            <text:p>19720404</text:p>
          </table:table-cell>
          <table:table-cell office:value-type="float" office:value="41411" calcext:value-type="float">
            <text:p>41411</text:p>
          </table:table-cell>
          <table:table-cell office:value-type="float" office:value="-0.366212959225194" calcext:value-type="float">
            <text:p>-0.3662130</text:p>
          </table:table-cell>
          <table:table-cell table:number-columns-repeated="1018"/>
        </table:table-row>
        <table:table-row table:style-name="ro1">
          <table:table-cell office:value-type="float" office:value="19720405" calcext:value-type="float">
            <text:p>19720405</text:p>
          </table:table-cell>
          <table:table-cell office:value-type="float" office:value="41412" calcext:value-type="float">
            <text:p>41412</text:p>
          </table:table-cell>
          <table:table-cell office:value-type="float" office:value="-0.369398104698845" calcext:value-type="float">
            <text:p>-0.3693981</text:p>
          </table:table-cell>
          <table:table-cell table:number-columns-repeated="1018"/>
        </table:table-row>
        <table:table-row table:style-name="ro1">
          <table:table-cell office:value-type="float" office:value="19720406" calcext:value-type="float">
            <text:p>19720406</text:p>
          </table:table-cell>
          <table:table-cell office:value-type="float" office:value="41413" calcext:value-type="float">
            <text:p>41413</text:p>
          </table:table-cell>
          <table:table-cell office:value-type="float" office:value="-0.372601607141249" calcext:value-type="float">
            <text:p>-0.3726016</text:p>
          </table:table-cell>
          <table:table-cell table:number-columns-repeated="1018"/>
        </table:table-row>
        <table:table-row table:style-name="ro1">
          <table:table-cell office:value-type="float" office:value="19720407" calcext:value-type="float">
            <text:p>19720407</text:p>
          </table:table-cell>
          <table:table-cell office:value-type="float" office:value="41414" calcext:value-type="float">
            <text:p>41414</text:p>
          </table:table-cell>
          <table:table-cell office:value-type="float" office:value="-0.375902060505595" calcext:value-type="float">
            <text:p>-0.3759021</text:p>
          </table:table-cell>
          <table:table-cell table:number-columns-repeated="1018"/>
        </table:table-row>
        <table:table-row table:style-name="ro1">
          <table:table-cell office:value-type="float" office:value="19720408" calcext:value-type="float">
            <text:p>19720408</text:p>
          </table:table-cell>
          <table:table-cell office:value-type="float" office:value="41415" calcext:value-type="float">
            <text:p>41415</text:p>
          </table:table-cell>
          <table:table-cell office:value-type="float" office:value="-0.37937894105999" calcext:value-type="float">
            <text:p>-0.3793789</text:p>
          </table:table-cell>
          <table:table-cell table:number-columns-repeated="1018"/>
        </table:table-row>
        <table:table-row table:style-name="ro1">
          <table:table-cell office:value-type="float" office:value="19720409" calcext:value-type="float">
            <text:p>19720409</text:p>
          </table:table-cell>
          <table:table-cell office:value-type="float" office:value="41416" calcext:value-type="float">
            <text:p>41416</text:p>
          </table:table-cell>
          <table:table-cell office:value-type="float" office:value="-0.38309802377524" calcext:value-type="float">
            <text:p>-0.3830980</text:p>
          </table:table-cell>
          <table:table-cell table:number-columns-repeated="1018"/>
        </table:table-row>
        <table:table-row table:style-name="ro1">
          <table:table-cell office:value-type="float" office:value="19720410" calcext:value-type="float">
            <text:p>19720410</text:p>
          </table:table-cell>
          <table:table-cell office:value-type="float" office:value="41417" calcext:value-type="float">
            <text:p>41417</text:p>
          </table:table-cell>
          <table:table-cell office:value-type="float" office:value="-0.387089499713319" calcext:value-type="float">
            <text:p>-0.3870895</text:p>
          </table:table-cell>
          <table:table-cell table:number-columns-repeated="1018"/>
        </table:table-row>
        <table:table-row table:style-name="ro1">
          <table:table-cell office:value-type="float" office:value="19720411" calcext:value-type="float">
            <text:p>19720411</text:p>
          </table:table-cell>
          <table:table-cell office:value-type="float" office:value="41418" calcext:value-type="float">
            <text:p>41418</text:p>
          </table:table-cell>
          <table:table-cell office:value-type="float" office:value="-0.39132536731816" calcext:value-type="float">
            <text:p>-0.3913254</text:p>
          </table:table-cell>
          <table:table-cell table:number-columns-repeated="1018"/>
        </table:table-row>
        <table:table-row table:style-name="ro1">
          <table:table-cell office:value-type="float" office:value="19720412" calcext:value-type="float">
            <text:p>19720412</text:p>
          </table:table-cell>
          <table:table-cell office:value-type="float" office:value="41419" calcext:value-type="float">
            <text:p>41419</text:p>
          </table:table-cell>
          <table:table-cell office:value-type="float" office:value="-0.395709629258839" calcext:value-type="float">
            <text:p>-0.3957096</text:p>
          </table:table-cell>
          <table:table-cell table:number-columns-repeated="1018"/>
        </table:table-row>
        <table:table-row table:style-name="ro1">
          <table:table-cell office:value-type="float" office:value="19720413" calcext:value-type="float">
            <text:p>19720413</text:p>
          </table:table-cell>
          <table:table-cell office:value-type="float" office:value="41420" calcext:value-type="float">
            <text:p>41420</text:p>
          </table:table-cell>
          <table:table-cell office:value-type="float" office:value="-0.400094069843263" calcext:value-type="float">
            <text:p>-0.4000941</text:p>
          </table:table-cell>
          <table:table-cell table:number-columns-repeated="1018"/>
        </table:table-row>
        <table:table-row table:style-name="ro1">
          <table:table-cell office:value-type="float" office:value="19720414" calcext:value-type="float">
            <text:p>19720414</text:p>
          </table:table-cell>
          <table:table-cell office:value-type="float" office:value="41421" calcext:value-type="float">
            <text:p>41421</text:p>
          </table:table-cell>
          <table:table-cell office:value-type="float" office:value="-0.404320758064046" calcext:value-type="float">
            <text:p>-0.4043208</text:p>
          </table:table-cell>
          <table:table-cell table:number-columns-repeated="1018"/>
        </table:table-row>
        <table:table-row table:style-name="ro1">
          <table:table-cell office:value-type="float" office:value="19720415" calcext:value-type="float">
            <text:p>19720415</text:p>
          </table:table-cell>
          <table:table-cell office:value-type="float" office:value="41422" calcext:value-type="float">
            <text:p>41422</text:p>
          </table:table-cell>
          <table:table-cell office:value-type="float" office:value="-0.408275723884266" calcext:value-type="float">
            <text:p>-0.4082757</text:p>
          </table:table-cell>
          <table:table-cell table:number-columns-repeated="1018"/>
        </table:table-row>
        <table:table-row table:style-name="ro1">
          <table:table-cell office:value-type="float" office:value="19720416" calcext:value-type="float">
            <text:p>19720416</text:p>
          </table:table-cell>
          <table:table-cell office:value-type="float" office:value="41423" calcext:value-type="float">
            <text:p>41423</text:p>
          </table:table-cell>
          <table:table-cell office:value-type="float" office:value="-0.411928375493723" calcext:value-type="float">
            <text:p>-0.4119284</text:p>
          </table:table-cell>
          <table:table-cell table:number-columns-repeated="1018"/>
        </table:table-row>
        <table:table-row table:style-name="ro1">
          <table:table-cell office:value-type="float" office:value="19720417" calcext:value-type="float">
            <text:p>19720417</text:p>
          </table:table-cell>
          <table:table-cell office:value-type="float" office:value="41424" calcext:value-type="float">
            <text:p>41424</text:p>
          </table:table-cell>
          <table:table-cell office:value-type="float" office:value="-0.41533678917795" calcext:value-type="float">
            <text:p>-0.4153368</text:p>
          </table:table-cell>
          <table:table-cell table:number-columns-repeated="1018"/>
        </table:table-row>
        <table:table-row table:style-name="ro1">
          <table:table-cell office:value-type="float" office:value="19720418" calcext:value-type="float">
            <text:p>19720418</text:p>
          </table:table-cell>
          <table:table-cell office:value-type="float" office:value="41425" calcext:value-type="float">
            <text:p>41425</text:p>
          </table:table-cell>
          <table:table-cell office:value-type="float" office:value="-0.418617522124606" calcext:value-type="float">
            <text:p>-0.4186175</text:p>
          </table:table-cell>
          <table:table-cell table:number-columns-repeated="1018"/>
        </table:table-row>
        <table:table-row table:style-name="ro1">
          <table:table-cell office:value-type="float" office:value="19720419" calcext:value-type="float">
            <text:p>19720419</text:p>
          </table:table-cell>
          <table:table-cell office:value-type="float" office:value="41426" calcext:value-type="float">
            <text:p>41426</text:p>
          </table:table-cell>
          <table:table-cell office:value-type="float" office:value="-0.421897593572822" calcext:value-type="float">
            <text:p>-0.4218976</text:p>
          </table:table-cell>
          <table:table-cell table:number-columns-repeated="1018"/>
        </table:table-row>
        <table:table-row table:style-name="ro1">
          <table:table-cell office:value-type="float" office:value="19720420" calcext:value-type="float">
            <text:p>19720420</text:p>
          </table:table-cell>
          <table:table-cell office:value-type="float" office:value="41427" calcext:value-type="float">
            <text:p>41427</text:p>
          </table:table-cell>
          <table:table-cell office:value-type="float" office:value="-0.425273004652773" calcext:value-type="float">
            <text:p>-0.4252730</text:p>
          </table:table-cell>
          <table:table-cell table:number-columns-repeated="1018"/>
        </table:table-row>
        <table:table-row table:style-name="ro1">
          <table:table-cell office:value-type="float" office:value="19720421" calcext:value-type="float">
            <text:p>19720421</text:p>
          </table:table-cell>
          <table:table-cell office:value-type="float" office:value="41428" calcext:value-type="float">
            <text:p>41428</text:p>
          </table:table-cell>
          <table:table-cell office:value-type="float" office:value="-0.428789566902374" calcext:value-type="float">
            <text:p>-0.4287896</text:p>
          </table:table-cell>
          <table:table-cell table:number-columns-repeated="1018"/>
        </table:table-row>
        <table:table-row table:style-name="ro1">
          <table:table-cell office:value-type="float" office:value="19720422" calcext:value-type="float">
            <text:p>19720422</text:p>
          </table:table-cell>
          <table:table-cell office:value-type="float" office:value="41429" calcext:value-type="float">
            <text:p>41429</text:p>
          </table:table-cell>
          <table:table-cell office:value-type="float" office:value="-0.432446099040732" calcext:value-type="float">
            <text:p>-0.4324461</text:p>
          </table:table-cell>
          <table:table-cell table:number-columns-repeated="1018"/>
        </table:table-row>
        <table:table-row table:style-name="ro1">
          <table:table-cell office:value-type="float" office:value="19720423" calcext:value-type="float">
            <text:p>19720423</text:p>
          </table:table-cell>
          <table:table-cell office:value-type="float" office:value="41430" calcext:value-type="float">
            <text:p>41430</text:p>
          </table:table-cell>
          <table:table-cell office:value-type="float" office:value="-0.436209044675422" calcext:value-type="float">
            <text:p>-0.4362090</text:p>
          </table:table-cell>
          <table:table-cell table:number-columns-repeated="1018"/>
        </table:table-row>
        <table:table-row table:style-name="ro1">
          <table:table-cell office:value-type="float" office:value="19720424" calcext:value-type="float">
            <text:p>19720424</text:p>
          </table:table-cell>
          <table:table-cell office:value-type="float" office:value="41431" calcext:value-type="float">
            <text:p>41431</text:p>
          </table:table-cell>
          <table:table-cell office:value-type="float" office:value="-0.440027101982366" calcext:value-type="float">
            <text:p>-0.4400271</text:p>
          </table:table-cell>
          <table:table-cell table:number-columns-repeated="1018"/>
        </table:table-row>
        <table:table-row table:style-name="ro1">
          <table:table-cell office:value-type="float" office:value="19720425" calcext:value-type="float">
            <text:p>19720425</text:p>
          </table:table-cell>
          <table:table-cell office:value-type="float" office:value="41432" calcext:value-type="float">
            <text:p>41432</text:p>
          </table:table-cell>
          <table:table-cell office:value-type="float" office:value="-0.443841234845664" calcext:value-type="float">
            <text:p>-0.4438412</text:p>
          </table:table-cell>
          <table:table-cell table:number-columns-repeated="1018"/>
        </table:table-row>
        <table:table-row table:style-name="ro1">
          <table:table-cell office:value-type="float" office:value="19720426" calcext:value-type="float">
            <text:p>19720426</text:p>
          </table:table-cell>
          <table:table-cell office:value-type="float" office:value="41433" calcext:value-type="float">
            <text:p>41433</text:p>
          </table:table-cell>
          <table:table-cell office:value-type="float" office:value="-0.447591845926191" calcext:value-type="float">
            <text:p>-0.4475918</text:p>
          </table:table-cell>
          <table:table-cell table:number-columns-repeated="1018"/>
        </table:table-row>
        <table:table-row table:style-name="ro1">
          <table:table-cell office:value-type="float" office:value="19720427" calcext:value-type="float">
            <text:p>19720427</text:p>
          </table:table-cell>
          <table:table-cell office:value-type="float" office:value="41434" calcext:value-type="float">
            <text:p>41434</text:p>
          </table:table-cell>
          <table:table-cell office:value-type="float" office:value="-0.451226228802675" calcext:value-type="float">
            <text:p>-0.4512262</text:p>
          </table:table-cell>
          <table:table-cell table:number-columns-repeated="1018"/>
        </table:table-row>
        <table:table-row table:style-name="ro1">
          <table:table-cell office:value-type="float" office:value="19720428" calcext:value-type="float">
            <text:p>19720428</text:p>
          </table:table-cell>
          <table:table-cell office:value-type="float" office:value="41435" calcext:value-type="float">
            <text:p>41435</text:p>
          </table:table-cell>
          <table:table-cell office:value-type="float" office:value="-0.454706754705512" calcext:value-type="float">
            <text:p>-0.4547068</text:p>
          </table:table-cell>
          <table:table-cell table:number-columns-repeated="1018"/>
        </table:table-row>
        <table:table-row table:style-name="ro1">
          <table:table-cell office:value-type="float" office:value="19720429" calcext:value-type="float">
            <text:p>19720429</text:p>
          </table:table-cell>
          <table:table-cell office:value-type="float" office:value="41436" calcext:value-type="float">
            <text:p>41436</text:p>
          </table:table-cell>
          <table:table-cell office:value-type="float" office:value="-0.458017607136483" calcext:value-type="float">
            <text:p>-0.4580176</text:p>
          </table:table-cell>
          <table:table-cell table:number-columns-repeated="1018"/>
        </table:table-row>
        <table:table-row table:style-name="ro1">
          <table:table-cell office:value-type="float" office:value="19720430" calcext:value-type="float">
            <text:p>19720430</text:p>
          </table:table-cell>
          <table:table-cell office:value-type="float" office:value="41437" calcext:value-type="float">
            <text:p>41437</text:p>
          </table:table-cell>
          <table:table-cell office:value-type="float" office:value="-0.461167750024913" calcext:value-type="float">
            <text:p>-0.4611678</text:p>
          </table:table-cell>
          <table:table-cell table:number-columns-repeated="1018"/>
        </table:table-row>
        <table:table-row table:style-name="ro1">
          <table:table-cell office:value-type="float" office:value="19720501" calcext:value-type="float">
            <text:p>19720501</text:p>
          </table:table-cell>
          <table:table-cell office:value-type="float" office:value="41438" calcext:value-type="float">
            <text:p>41438</text:p>
          </table:table-cell>
          <table:table-cell office:value-type="float" office:value="-0.46418958583908" calcext:value-type="float">
            <text:p>-0.4641896</text:p>
          </table:table-cell>
          <table:table-cell table:number-columns-repeated="1018"/>
        </table:table-row>
        <table:table-row table:style-name="ro1">
          <table:table-cell office:value-type="float" office:value="19720502" calcext:value-type="float">
            <text:p>19720502</text:p>
          </table:table-cell>
          <table:table-cell office:value-type="float" office:value="41439" calcext:value-type="float">
            <text:p>41439</text:p>
          </table:table-cell>
          <table:table-cell office:value-type="float" office:value="-0.467134463234196" calcext:value-type="float">
            <text:p>-0.4671345</text:p>
          </table:table-cell>
          <table:table-cell table:number-columns-repeated="1018"/>
        </table:table-row>
        <table:table-row table:style-name="ro1">
          <table:table-cell office:value-type="float" office:value="19720503" calcext:value-type="float">
            <text:p>19720503</text:p>
          </table:table-cell>
          <table:table-cell office:value-type="float" office:value="41440" calcext:value-type="float">
            <text:p>41440</text:p>
          </table:table-cell>
          <table:table-cell office:value-type="float" office:value="-0.470066710215257" calcext:value-type="float">
            <text:p>-0.4700667</text:p>
          </table:table-cell>
          <table:table-cell table:number-columns-repeated="1018"/>
        </table:table-row>
        <table:table-row table:style-name="ro1">
          <table:table-cell office:value-type="float" office:value="19720504" calcext:value-type="float">
            <text:p>19720504</text:p>
          </table:table-cell>
          <table:table-cell office:value-type="float" office:value="41441" calcext:value-type="float">
            <text:p>41441</text:p>
          </table:table-cell>
          <table:table-cell office:value-type="float" office:value="-0.473057269130678" calcext:value-type="float">
            <text:p>-0.4730573</text:p>
          </table:table-cell>
          <table:table-cell table:number-columns-repeated="1018"/>
        </table:table-row>
        <table:table-row table:style-name="ro1">
          <table:table-cell office:value-type="float" office:value="19720505" calcext:value-type="float">
            <text:p>19720505</text:p>
          </table:table-cell>
          <table:table-cell office:value-type="float" office:value="41442" calcext:value-type="float">
            <text:p>41442</text:p>
          </table:table-cell>
          <table:table-cell office:value-type="float" office:value="-0.476176702809227" calcext:value-type="float">
            <text:p>-0.4761767</text:p>
          </table:table-cell>
          <table:table-cell table:number-columns-repeated="1018"/>
        </table:table-row>
        <table:table-row table:style-name="ro1">
          <table:table-cell office:value-type="float" office:value="19720506" calcext:value-type="float">
            <text:p>19720506</text:p>
          </table:table-cell>
          <table:table-cell office:value-type="float" office:value="41443" calcext:value-type="float">
            <text:p>41443</text:p>
          </table:table-cell>
          <table:table-cell office:value-type="float" office:value="-0.479485902353034" calcext:value-type="float">
            <text:p>-0.4794859</text:p>
          </table:table-cell>
          <table:table-cell table:number-columns-repeated="1018"/>
        </table:table-row>
        <table:table-row table:style-name="ro1">
          <table:table-cell office:value-type="float" office:value="19720507" calcext:value-type="float">
            <text:p>19720507</text:p>
          </table:table-cell>
          <table:table-cell office:value-type="float" office:value="41444" calcext:value-type="float">
            <text:p>41444</text:p>
          </table:table-cell>
          <table:table-cell office:value-type="float" office:value="-0.483022608442191" calcext:value-type="float">
            <text:p>-0.4830226</text:p>
          </table:table-cell>
          <table:table-cell table:number-columns-repeated="1018"/>
        </table:table-row>
        <table:table-row table:style-name="ro1">
          <table:table-cell office:value-type="float" office:value="19720508" calcext:value-type="float">
            <text:p>19720508</text:p>
          </table:table-cell>
          <table:table-cell office:value-type="float" office:value="41445" calcext:value-type="float">
            <text:p>41445</text:p>
          </table:table-cell>
          <table:table-cell office:value-type="float" office:value="-0.486784570105179" calcext:value-type="float">
            <text:p>-0.4867846</text:p>
          </table:table-cell>
          <table:table-cell table:number-columns-repeated="1018"/>
        </table:table-row>
        <table:table-row table:style-name="ro1">
          <table:table-cell office:value-type="float" office:value="19720509" calcext:value-type="float">
            <text:p>19720509</text:p>
          </table:table-cell>
          <table:table-cell office:value-type="float" office:value="41446" calcext:value-type="float">
            <text:p>41446</text:p>
          </table:table-cell>
          <table:table-cell office:value-type="float" office:value="-0.490715654490636" calcext:value-type="float">
            <text:p>-0.4907157</text:p>
          </table:table-cell>
          <table:table-cell table:number-columns-repeated="1018"/>
        </table:table-row>
        <table:table-row table:style-name="ro1">
          <table:table-cell office:value-type="float" office:value="19720510" calcext:value-type="float">
            <text:p>19720510</text:p>
          </table:table-cell>
          <table:table-cell office:value-type="float" office:value="41447" calcext:value-type="float">
            <text:p>41447</text:p>
          </table:table-cell>
          <table:table-cell office:value-type="float" office:value="-0.494705699541626" calcext:value-type="float">
            <text:p>-0.4947057</text:p>
          </table:table-cell>
          <table:table-cell table:number-columns-repeated="1018"/>
        </table:table-row>
        <table:table-row table:style-name="ro1">
          <table:table-cell office:value-type="float" office:value="19720511" calcext:value-type="float">
            <text:p>19720511</text:p>
          </table:table-cell>
          <table:table-cell office:value-type="float" office:value="41448" calcext:value-type="float">
            <text:p>41448</text:p>
          </table:table-cell>
          <table:table-cell office:value-type="float" office:value="-0.498612795435768" calcext:value-type="float">
            <text:p>-0.4986128</text:p>
          </table:table-cell>
          <table:table-cell table:number-columns-repeated="1018"/>
        </table:table-row>
        <table:table-row table:style-name="ro1">
          <table:table-cell office:value-type="float" office:value="19720512" calcext:value-type="float">
            <text:p>19720512</text:p>
          </table:table-cell>
          <table:table-cell office:value-type="float" office:value="41449" calcext:value-type="float">
            <text:p>41449</text:p>
          </table:table-cell>
          <table:table-cell office:value-type="float" office:value="-0.502305906884544" calcext:value-type="float">
            <text:p>-0.5023059</text:p>
          </table:table-cell>
          <table:table-cell table:number-columns-repeated="1018"/>
        </table:table-row>
        <table:table-row table:style-name="ro1">
          <table:table-cell office:value-type="float" office:value="19720513" calcext:value-type="float">
            <text:p>19720513</text:p>
          </table:table-cell>
          <table:table-cell office:value-type="float" office:value="41450" calcext:value-type="float">
            <text:p>41450</text:p>
          </table:table-cell>
          <table:table-cell office:value-type="float" office:value="-0.505711659824875" calcext:value-type="float">
            <text:p>-0.5057117</text:p>
          </table:table-cell>
          <table:table-cell table:number-columns-repeated="1018"/>
        </table:table-row>
        <table:table-row table:style-name="ro1">
          <table:table-cell office:value-type="float" office:value="19720514" calcext:value-type="float">
            <text:p>19720514</text:p>
          </table:table-cell>
          <table:table-cell office:value-type="float" office:value="41451" calcext:value-type="float">
            <text:p>41451</text:p>
          </table:table-cell>
          <table:table-cell office:value-type="float" office:value="-0.508842112606665" calcext:value-type="float">
            <text:p>-0.5088421</text:p>
          </table:table-cell>
          <table:table-cell table:number-columns-repeated="1018"/>
        </table:table-row>
        <table:table-row table:style-name="ro1">
          <table:table-cell office:value-type="float" office:value="19720515" calcext:value-type="float">
            <text:p>19720515</text:p>
          </table:table-cell>
          <table:table-cell office:value-type="float" office:value="41452" calcext:value-type="float">
            <text:p>41452</text:p>
          </table:table-cell>
          <table:table-cell office:value-type="float" office:value="-0.51178766941289" calcext:value-type="float">
            <text:p>-0.5117877</text:p>
          </table:table-cell>
          <table:table-cell table:number-columns-repeated="1018"/>
        </table:table-row>
        <table:table-row table:style-name="ro1">
          <table:table-cell office:value-type="float" office:value="19720516" calcext:value-type="float">
            <text:p>19720516</text:p>
          </table:table-cell>
          <table:table-cell office:value-type="float" office:value="41453" calcext:value-type="float">
            <text:p>41453</text:p>
          </table:table-cell>
          <table:table-cell office:value-type="float" office:value="-0.514677943373464" calcext:value-type="float">
            <text:p>-0.5146779</text:p>
          </table:table-cell>
          <table:table-cell table:number-columns-repeated="1018"/>
        </table:table-row>
        <table:table-row table:style-name="ro1">
          <table:table-cell office:value-type="float" office:value="19720517" calcext:value-type="float">
            <text:p>19720517</text:p>
          </table:table-cell>
          <table:table-cell office:value-type="float" office:value="41454" calcext:value-type="float">
            <text:p>41454</text:p>
          </table:table-cell>
          <table:table-cell office:value-type="float" office:value="-0.517631053261681" calcext:value-type="float">
            <text:p>-0.5176311</text:p>
          </table:table-cell>
          <table:table-cell table:number-columns-repeated="1018"/>
        </table:table-row>
        <table:table-row table:style-name="ro1">
          <table:table-cell office:value-type="float" office:value="19720518" calcext:value-type="float">
            <text:p>19720518</text:p>
          </table:table-cell>
          <table:table-cell office:value-type="float" office:value="41455" calcext:value-type="float">
            <text:p>41455</text:p>
          </table:table-cell>
          <table:table-cell office:value-type="float" office:value="-0.520716313485842" calcext:value-type="float">
            <text:p>-0.5207163</text:p>
          </table:table-cell>
          <table:table-cell table:number-columns-repeated="1018"/>
        </table:table-row>
        <table:table-row table:style-name="ro1">
          <table:table-cell office:value-type="float" office:value="19720519" calcext:value-type="float">
            <text:p>19720519</text:p>
          </table:table-cell>
          <table:table-cell office:value-type="float" office:value="41456" calcext:value-type="float">
            <text:p>41456</text:p>
          </table:table-cell>
          <table:table-cell office:value-type="float" office:value="-0.523944201492853" calcext:value-type="float">
            <text:p>-0.5239442</text:p>
          </table:table-cell>
          <table:table-cell table:number-columns-repeated="1018"/>
        </table:table-row>
        <table:table-row table:style-name="ro1">
          <table:table-cell office:value-type="float" office:value="19720520" calcext:value-type="float">
            <text:p>19720520</text:p>
          </table:table-cell>
          <table:table-cell office:value-type="float" office:value="41457" calcext:value-type="float">
            <text:p>41457</text:p>
          </table:table-cell>
          <table:table-cell office:value-type="float" office:value="-0.527280009526017" calcext:value-type="float">
            <text:p>-0.5272800</text:p>
          </table:table-cell>
          <table:table-cell table:number-columns-repeated="1018"/>
        </table:table-row>
        <table:table-row table:style-name="ro1">
          <table:table-cell office:value-type="float" office:value="19720521" calcext:value-type="float">
            <text:p>19720521</text:p>
          </table:table-cell>
          <table:table-cell office:value-type="float" office:value="41458" calcext:value-type="float">
            <text:p>41458</text:p>
          </table:table-cell>
          <table:table-cell office:value-type="float" office:value="-0.530666419915328" calcext:value-type="float">
            <text:p>-0.5306664</text:p>
          </table:table-cell>
          <table:table-cell table:number-columns-repeated="1018"/>
        </table:table-row>
        <table:table-row table:style-name="ro1">
          <table:table-cell office:value-type="float" office:value="19720522" calcext:value-type="float">
            <text:p>19720522</text:p>
          </table:table-cell>
          <table:table-cell office:value-type="float" office:value="41459" calcext:value-type="float">
            <text:p>41459</text:p>
          </table:table-cell>
          <table:table-cell office:value-type="float" office:value="-0.534041419887792" calcext:value-type="float">
            <text:p>-0.5340414</text:p>
          </table:table-cell>
          <table:table-cell table:number-columns-repeated="1018"/>
        </table:table-row>
        <table:table-row table:style-name="ro1">
          <table:table-cell office:value-type="float" office:value="19720523" calcext:value-type="float">
            <text:p>19720523</text:p>
          </table:table-cell>
          <table:table-cell office:value-type="float" office:value="41460" calcext:value-type="float">
            <text:p>41460</text:p>
          </table:table-cell>
          <table:table-cell office:value-type="float" office:value="-0.537347253119087" calcext:value-type="float">
            <text:p>-0.5373473</text:p>
          </table:table-cell>
          <table:table-cell table:number-columns-repeated="1018"/>
        </table:table-row>
        <table:table-row table:style-name="ro1">
          <table:table-cell office:value-type="float" office:value="19720524" calcext:value-type="float">
            <text:p>19720524</text:p>
          </table:table-cell>
          <table:table-cell office:value-type="float" office:value="41461" calcext:value-type="float">
            <text:p>41461</text:p>
          </table:table-cell>
          <table:table-cell office:value-type="float" office:value="-0.540534312404027" calcext:value-type="float">
            <text:p>-0.5405343</text:p>
          </table:table-cell>
          <table:table-cell table:number-columns-repeated="1018"/>
        </table:table-row>
        <table:table-row table:style-name="ro1">
          <table:table-cell office:value-type="float" office:value="19720525" calcext:value-type="float">
            <text:p>19720525</text:p>
          </table:table-cell>
          <table:table-cell office:value-type="float" office:value="41462" calcext:value-type="float">
            <text:p>41462</text:p>
          </table:table-cell>
          <table:table-cell office:value-type="float" office:value="-0.543565294549026" calcext:value-type="float">
            <text:p>-0.5435653</text:p>
          </table:table-cell>
          <table:table-cell table:number-columns-repeated="1018"/>
        </table:table-row>
        <table:table-row table:style-name="ro1">
          <table:table-cell office:value-type="float" office:value="19720526" calcext:value-type="float">
            <text:p>19720526</text:p>
          </table:table-cell>
          <table:table-cell office:value-type="float" office:value="41463" calcext:value-type="float">
            <text:p>41463</text:p>
          </table:table-cell>
          <table:table-cell office:value-type="float" office:value="-0.546421013095262" calcext:value-type="float">
            <text:p>-0.5464210</text:p>
          </table:table-cell>
          <table:table-cell table:number-columns-repeated="1018"/>
        </table:table-row>
        <table:table-row table:style-name="ro1">
          <table:table-cell office:value-type="float" office:value="19720527" calcext:value-type="float">
            <text:p>19720527</text:p>
          </table:table-cell>
          <table:table-cell office:value-type="float" office:value="41464" calcext:value-type="float">
            <text:p>41464</text:p>
          </table:table-cell>
          <table:table-cell office:value-type="float" office:value="-0.549105349122847" calcext:value-type="float">
            <text:p>-0.5491053</text:p>
          </table:table-cell>
          <table:table-cell table:number-columns-repeated="1018"/>
        </table:table-row>
        <table:table-row table:style-name="ro1">
          <table:table-cell office:value-type="float" office:value="19720528" calcext:value-type="float">
            <text:p>19720528</text:p>
          </table:table-cell>
          <table:table-cell office:value-type="float" office:value="41465" calcext:value-type="float">
            <text:p>41465</text:p>
          </table:table-cell>
          <table:table-cell office:value-type="float" office:value="-0.551646408780492" calcext:value-type="float">
            <text:p>-0.5516464</text:p>
          </table:table-cell>
          <table:table-cell table:number-columns-repeated="1018"/>
        </table:table-row>
        <table:table-row table:style-name="ro1">
          <table:table-cell office:value-type="float" office:value="19720529" calcext:value-type="float">
            <text:p>19720529</text:p>
          </table:table-cell>
          <table:table-cell office:value-type="float" office:value="41466" calcext:value-type="float">
            <text:p>41466</text:p>
          </table:table-cell>
          <table:table-cell office:value-type="float" office:value="-0.554093225669668" calcext:value-type="float">
            <text:p>-0.5540932</text:p>
          </table:table-cell>
          <table:table-cell table:number-columns-repeated="1018"/>
        </table:table-row>
        <table:table-row table:style-name="ro1">
          <table:table-cell office:value-type="float" office:value="19720530" calcext:value-type="float">
            <text:p>19720530</text:p>
          </table:table-cell>
          <table:table-cell office:value-type="float" office:value="41467" calcext:value-type="float">
            <text:p>41467</text:p>
          </table:table-cell>
          <table:table-cell office:value-type="float" office:value="-0.556509372247696" calcext:value-type="float">
            <text:p>-0.5565094</text:p>
          </table:table-cell>
          <table:table-cell table:number-columns-repeated="1018"/>
        </table:table-row>
        <table:table-row table:style-name="ro1">
          <table:table-cell office:value-type="float" office:value="19720531" calcext:value-type="float">
            <text:p>19720531</text:p>
          </table:table-cell>
          <table:table-cell office:value-type="float" office:value="41468" calcext:value-type="float">
            <text:p>41468</text:p>
          </table:table-cell>
          <table:table-cell office:value-type="float" office:value="-0.558965043708767" calcext:value-type="float">
            <text:p>-0.5589650</text:p>
          </table:table-cell>
          <table:table-cell table:number-columns-repeated="1018"/>
        </table:table-row>
        <table:table-row table:style-name="ro1">
          <table:table-cell office:value-type="float" office:value="19720601" calcext:value-type="float">
            <text:p>19720601</text:p>
          </table:table-cell>
          <table:table-cell office:value-type="float" office:value="41469" calcext:value-type="float">
            <text:p>41469</text:p>
          </table:table-cell>
          <table:table-cell office:value-type="float" office:value="-0.561528264058289" calcext:value-type="float">
            <text:p>-0.5615283</text:p>
          </table:table-cell>
          <table:table-cell table:number-columns-repeated="1018"/>
        </table:table-row>
        <table:table-row table:style-name="ro1">
          <table:table-cell office:value-type="float" office:value="19720602" calcext:value-type="float">
            <text:p>19720602</text:p>
          </table:table-cell>
          <table:table-cell office:value-type="float" office:value="41470" calcext:value-type="float">
            <text:p>41470</text:p>
          </table:table-cell>
          <table:table-cell office:value-type="float" office:value="-0.564255211114066" calcext:value-type="float">
            <text:p>-0.5642552</text:p>
          </table:table-cell>
          <table:table-cell table:number-columns-repeated="1018"/>
        </table:table-row>
        <table:table-row table:style-name="ro1">
          <table:table-cell office:value-type="float" office:value="19720603" calcext:value-type="float">
            <text:p>19720603</text:p>
          </table:table-cell>
          <table:table-cell office:value-type="float" office:value="41471" calcext:value-type="float">
            <text:p>41471</text:p>
          </table:table-cell>
          <table:table-cell office:value-type="float" office:value="-0.567179759362283" calcext:value-type="float">
            <text:p>-0.5671798</text:p>
          </table:table-cell>
          <table:table-cell table:number-columns-repeated="1018"/>
        </table:table-row>
        <table:table-row table:style-name="ro1">
          <table:table-cell office:value-type="float" office:value="19720604" calcext:value-type="float">
            <text:p>19720604</text:p>
          </table:table-cell>
          <table:table-cell office:value-type="float" office:value="41472" calcext:value-type="float">
            <text:p>41472</text:p>
          </table:table-cell>
          <table:table-cell office:value-type="float" office:value="-0.570303064481834" calcext:value-type="float">
            <text:p>-0.5703031</text:p>
          </table:table-cell>
          <table:table-cell table:number-columns-repeated="1018"/>
        </table:table-row>
        <table:table-row table:style-name="ro1">
          <table:table-cell office:value-type="float" office:value="19720605" calcext:value-type="float">
            <text:p>19720605</text:p>
          </table:table-cell>
          <table:table-cell office:value-type="float" office:value="41473" calcext:value-type="float">
            <text:p>41473</text:p>
          </table:table-cell>
          <table:table-cell office:value-type="float" office:value="-0.573585472038047" calcext:value-type="float">
            <text:p>-0.5735855</text:p>
          </table:table-cell>
          <table:table-cell table:number-columns-repeated="1018"/>
        </table:table-row>
        <table:table-row table:style-name="ro1">
          <table:table-cell office:value-type="float" office:value="19720606" calcext:value-type="float">
            <text:p>19720606</text:p>
          </table:table-cell>
          <table:table-cell office:value-type="float" office:value="41474" calcext:value-type="float">
            <text:p>41474</text:p>
          </table:table-cell>
          <table:table-cell office:value-type="float" office:value="-0.576945147044498" calcext:value-type="float">
            <text:p>-0.5769451</text:p>
          </table:table-cell>
          <table:table-cell table:number-columns-repeated="1018"/>
        </table:table-row>
        <table:table-row table:style-name="ro1">
          <table:table-cell office:value-type="float" office:value="19720607" calcext:value-type="float">
            <text:p>19720607</text:p>
          </table:table-cell>
          <table:table-cell office:value-type="float" office:value="41475" calcext:value-type="float">
            <text:p>41475</text:p>
          </table:table-cell>
          <table:table-cell office:value-type="float" office:value="-0.580268981824304" calcext:value-type="float">
            <text:p>-0.5802690</text:p>
          </table:table-cell>
          <table:table-cell table:number-columns-repeated="1018"/>
        </table:table-row>
        <table:table-row table:style-name="ro1">
          <table:table-cell office:value-type="float" office:value="19720608" calcext:value-type="float">
            <text:p>19720608</text:p>
          </table:table-cell>
          <table:table-cell office:value-type="float" office:value="41476" calcext:value-type="float">
            <text:p>41476</text:p>
          </table:table-cell>
          <table:table-cell office:value-type="float" office:value="-0.583438666780857" calcext:value-type="float">
            <text:p>-0.5834387</text:p>
          </table:table-cell>
          <table:table-cell table:number-columns-repeated="1018"/>
        </table:table-row>
        <table:table-row table:style-name="ro1">
          <table:table-cell office:value-type="float" office:value="19720609" calcext:value-type="float">
            <text:p>19720609</text:p>
          </table:table-cell>
          <table:table-cell office:value-type="float" office:value="41477" calcext:value-type="float">
            <text:p>41477</text:p>
          </table:table-cell>
          <table:table-cell office:value-type="float" office:value="-0.586367129488551" calcext:value-type="float">
            <text:p>-0.5863671</text:p>
          </table:table-cell>
          <table:table-cell table:number-columns-repeated="1018"/>
        </table:table-row>
        <table:table-row table:style-name="ro1">
          <table:table-cell office:value-type="float" office:value="19720610" calcext:value-type="float">
            <text:p>19720610</text:p>
          </table:table-cell>
          <table:table-cell office:value-type="float" office:value="41478" calcext:value-type="float">
            <text:p>41478</text:p>
          </table:table-cell>
          <table:table-cell office:value-type="float" office:value="-0.589031431333986" calcext:value-type="float">
            <text:p>-0.5890314</text:p>
          </table:table-cell>
          <table:table-cell table:number-columns-repeated="1018"/>
        </table:table-row>
        <table:table-row table:style-name="ro1">
          <table:table-cell office:value-type="float" office:value="19720611" calcext:value-type="float">
            <text:p>19720611</text:p>
          </table:table-cell>
          <table:table-cell office:value-type="float" office:value="41479" calcext:value-type="float">
            <text:p>41479</text:p>
          </table:table-cell>
          <table:table-cell office:value-type="float" office:value="-0.591484906677685" calcext:value-type="float">
            <text:p>-0.5914849</text:p>
          </table:table-cell>
          <table:table-cell table:number-columns-repeated="1018"/>
        </table:table-row>
        <table:table-row table:style-name="ro1">
          <table:table-cell office:value-type="float" office:value="19720612" calcext:value-type="float">
            <text:p>19720612</text:p>
          </table:table-cell>
          <table:table-cell office:value-type="float" office:value="41480" calcext:value-type="float">
            <text:p>41480</text:p>
          </table:table-cell>
          <table:table-cell office:value-type="float" office:value="-0.593838959774615" calcext:value-type="float">
            <text:p>-0.5938390</text:p>
          </table:table-cell>
          <table:table-cell table:number-columns-repeated="1018"/>
        </table:table-row>
        <table:table-row table:style-name="ro1">
          <table:table-cell office:value-type="float" office:value="19720613" calcext:value-type="float">
            <text:p>19720613</text:p>
          </table:table-cell>
          <table:table-cell office:value-type="float" office:value="41481" calcext:value-type="float">
            <text:p>41481</text:p>
          </table:table-cell>
          <table:table-cell office:value-type="float" office:value="-0.596220754359798" calcext:value-type="float">
            <text:p>-0.5962208</text:p>
          </table:table-cell>
          <table:table-cell table:number-columns-repeated="1018"/>
        </table:table-row>
        <table:table-row table:style-name="ro1">
          <table:table-cell office:value-type="float" office:value="19720614" calcext:value-type="float">
            <text:p>19720614</text:p>
          </table:table-cell>
          <table:table-cell office:value-type="float" office:value="41482" calcext:value-type="float">
            <text:p>41482</text:p>
          </table:table-cell>
          <table:table-cell office:value-type="float" office:value="-0.598726866667334" calcext:value-type="float">
            <text:p>-0.5987269</text:p>
          </table:table-cell>
          <table:table-cell table:number-columns-repeated="1018"/>
        </table:table-row>
        <table:table-row table:style-name="ro1">
          <table:table-cell office:value-type="float" office:value="19720615" calcext:value-type="float">
            <text:p>19720615</text:p>
          </table:table-cell>
          <table:table-cell office:value-type="float" office:value="41483" calcext:value-type="float">
            <text:p>41483</text:p>
          </table:table-cell>
          <table:table-cell office:value-type="float" office:value="-0.601394762556303" calcext:value-type="float">
            <text:p>-0.6013948</text:p>
          </table:table-cell>
          <table:table-cell table:number-columns-repeated="1018"/>
        </table:table-row>
        <table:table-row table:style-name="ro1">
          <table:table-cell office:value-type="float" office:value="19720616" calcext:value-type="float">
            <text:p>19720616</text:p>
          </table:table-cell>
          <table:table-cell office:value-type="float" office:value="41484" calcext:value-type="float">
            <text:p>41484</text:p>
          </table:table-cell>
          <table:table-cell office:value-type="float" office:value="-0.60420222955193" calcext:value-type="float">
            <text:p>-0.6042022</text:p>
          </table:table-cell>
          <table:table-cell table:number-columns-repeated="1018"/>
        </table:table-row>
        <table:table-row table:style-name="ro1">
          <table:table-cell office:value-type="float" office:value="19720617" calcext:value-type="float">
            <text:p>19720617</text:p>
          </table:table-cell>
          <table:table-cell office:value-type="float" office:value="41485" calcext:value-type="float">
            <text:p>41485</text:p>
          </table:table-cell>
          <table:table-cell office:value-type="float" office:value="-0.607088347162204" calcext:value-type="float">
            <text:p>-0.6070883</text:p>
          </table:table-cell>
          <table:table-cell table:number-columns-repeated="1018"/>
        </table:table-row>
        <table:table-row table:style-name="ro1">
          <table:table-cell office:value-type="float" office:value="19720618" calcext:value-type="float">
            <text:p>19720618</text:p>
          </table:table-cell>
          <table:table-cell office:value-type="float" office:value="41486" calcext:value-type="float">
            <text:p>41486</text:p>
          </table:table-cell>
          <table:table-cell office:value-type="float" office:value="-0.60997997278421" calcext:value-type="float">
            <text:p>-0.6099800</text:p>
          </table:table-cell>
          <table:table-cell table:number-columns-repeated="1018"/>
        </table:table-row>
        <table:table-row table:style-name="ro1">
          <table:table-cell office:value-type="float" office:value="19720619" calcext:value-type="float">
            <text:p>19720619</text:p>
          </table:table-cell>
          <table:table-cell office:value-type="float" office:value="41487" calcext:value-type="float">
            <text:p>41487</text:p>
          </table:table-cell>
          <table:table-cell office:value-type="float" office:value="-0.612810334734796" calcext:value-type="float">
            <text:p>-0.6128103</text:p>
          </table:table-cell>
          <table:table-cell table:number-columns-repeated="1018"/>
        </table:table-row>
        <table:table-row table:style-name="ro1">
          <table:table-cell office:value-type="float" office:value="19720620" calcext:value-type="float">
            <text:p>19720620</text:p>
          </table:table-cell>
          <table:table-cell office:value-type="float" office:value="41488" calcext:value-type="float">
            <text:p>41488</text:p>
          </table:table-cell>
          <table:table-cell office:value-type="float" office:value="-0.615526503191703" calcext:value-type="float">
            <text:p>-0.6155265</text:p>
          </table:table-cell>
          <table:table-cell table:number-columns-repeated="1018"/>
        </table:table-row>
        <table:table-row table:style-name="ro1">
          <table:table-cell office:value-type="float" office:value="19720621" calcext:value-type="float">
            <text:p>19720621</text:p>
          </table:table-cell>
          <table:table-cell office:value-type="float" office:value="41489" calcext:value-type="float">
            <text:p>41489</text:p>
          </table:table-cell>
          <table:table-cell office:value-type="float" office:value="-0.61809090156865" calcext:value-type="float">
            <text:p>-0.6180909</text:p>
          </table:table-cell>
          <table:table-cell table:number-columns-repeated="1018"/>
        </table:table-row>
        <table:table-row table:style-name="ro1">
          <table:table-cell office:value-type="float" office:value="19720622" calcext:value-type="float">
            <text:p>19720622</text:p>
          </table:table-cell>
          <table:table-cell office:value-type="float" office:value="41490" calcext:value-type="float">
            <text:p>41490</text:p>
          </table:table-cell>
          <table:table-cell office:value-type="float" office:value="-0.620483007804957" calcext:value-type="float">
            <text:p>-0.6204830</text:p>
          </table:table-cell>
          <table:table-cell table:number-columns-repeated="1018"/>
        </table:table-row>
        <table:table-row table:style-name="ro1">
          <table:table-cell office:value-type="float" office:value="19720623" calcext:value-type="float">
            <text:p>19720623</text:p>
          </table:table-cell>
          <table:table-cell office:value-type="float" office:value="41491" calcext:value-type="float">
            <text:p>41491</text:p>
          </table:table-cell>
          <table:table-cell office:value-type="float" office:value="-0.622702856019913" calcext:value-type="float">
            <text:p>-0.6227029</text:p>
          </table:table-cell>
          <table:table-cell table:number-columns-repeated="1018"/>
        </table:table-row>
        <table:table-row table:style-name="ro1">
          <table:table-cell office:value-type="float" office:value="19720624" calcext:value-type="float">
            <text:p>19720624</text:p>
          </table:table-cell>
          <table:table-cell office:value-type="float" office:value="41492" calcext:value-type="float">
            <text:p>41492</text:p>
          </table:table-cell>
          <table:table-cell office:value-type="float" office:value="-0.624773748961403" calcext:value-type="float">
            <text:p>-0.6247737</text:p>
          </table:table-cell>
          <table:table-cell table:number-columns-repeated="1018"/>
        </table:table-row>
        <table:table-row table:style-name="ro1">
          <table:table-cell office:value-type="float" office:value="19720625" calcext:value-type="float">
            <text:p>19720625</text:p>
          </table:table-cell>
          <table:table-cell office:value-type="float" office:value="41493" calcext:value-type="float">
            <text:p>41493</text:p>
          </table:table-cell>
          <table:table-cell office:value-type="float" office:value="-0.62674133553665" calcext:value-type="float">
            <text:p>-0.6267413</text:p>
          </table:table-cell>
          <table:table-cell table:number-columns-repeated="1018"/>
        </table:table-row>
        <table:table-row table:style-name="ro1">
          <table:table-cell office:value-type="float" office:value="19720626" calcext:value-type="float">
            <text:p>19720626</text:p>
          </table:table-cell>
          <table:table-cell office:value-type="float" office:value="41494" calcext:value-type="float">
            <text:p>41494</text:p>
          </table:table-cell>
          <table:table-cell office:value-type="float" office:value="-0.628668627097049" calcext:value-type="float">
            <text:p>-0.6286686</text:p>
          </table:table-cell>
          <table:table-cell table:number-columns-repeated="1018"/>
        </table:table-row>
        <table:table-row table:style-name="ro1">
          <table:table-cell office:value-type="float" office:value="19720627" calcext:value-type="float">
            <text:p>19720627</text:p>
          </table:table-cell>
          <table:table-cell office:value-type="float" office:value="41495" calcext:value-type="float">
            <text:p>41495</text:p>
          </table:table-cell>
          <table:table-cell office:value-type="float" office:value="-0.630628218490983" calcext:value-type="float">
            <text:p>-0.6306282</text:p>
          </table:table-cell>
          <table:table-cell table:number-columns-repeated="1018"/>
        </table:table-row>
        <table:table-row table:style-name="ro1">
          <table:table-cell office:value-type="float" office:value="19720628" calcext:value-type="float">
            <text:p>19720628</text:p>
          </table:table-cell>
          <table:table-cell office:value-type="float" office:value="41496" calcext:value-type="float">
            <text:p>41496</text:p>
          </table:table-cell>
          <table:table-cell office:value-type="float" office:value="-0.632692584582571" calcext:value-type="float">
            <text:p>-0.6326926</text:p>
          </table:table-cell>
          <table:table-cell table:number-columns-repeated="1018"/>
        </table:table-row>
        <table:table-row table:style-name="ro1">
          <table:table-cell office:value-type="float" office:value="19720629" calcext:value-type="float">
            <text:p>19720629</text:p>
          </table:table-cell>
          <table:table-cell office:value-type="float" office:value="41497" calcext:value-type="float">
            <text:p>41497</text:p>
          </table:table-cell>
          <table:table-cell office:value-type="float" office:value="-0.634922485139199" calcext:value-type="float">
            <text:p>-0.6349225</text:p>
          </table:table-cell>
          <table:table-cell table:number-columns-repeated="1018"/>
        </table:table-row>
        <table:table-row table:style-name="ro1">
          <table:table-cell office:value-type="float" office:value="19720630" calcext:value-type="float">
            <text:p>19720630</text:p>
          </table:table-cell>
          <table:table-cell office:value-type="float" office:value="41498" calcext:value-type="float">
            <text:p>41498</text:p>
          </table:table-cell>
          <table:table-cell office:value-type="float" office:value="-0.637354238456986" calcext:value-type="float">
            <text:p>-0.6373542</text:p>
          </table:table-cell>
          <table:table-cell table:number-columns-repeated="1018"/>
        </table:table-row>
        <table:table-row table:style-name="ro1">
          <table:table-cell office:value-type="float" office:value="19720701" calcext:value-type="float">
            <text:p>19720701</text:p>
          </table:table-cell>
          <table:table-cell office:value-type="float" office:value="41499" calcext:value-type="float">
            <text:p>41499</text:p>
          </table:table-cell>
          <table:table-cell office:value-type="float" office:value="0.360011340923492" calcext:value-type="float">
            <text:p>0.3600113</text:p>
          </table:table-cell>
          <table:table-cell table:number-columns-repeated="1018"/>
        </table:table-row>
        <table:table-row table:style-name="ro1">
          <table:table-cell office:value-type="float" office:value="19720702" calcext:value-type="float">
            <text:p>19720702</text:p>
          </table:table-cell>
          <table:table-cell office:value-type="float" office:value="41500" calcext:value-type="float">
            <text:p>41500</text:p>
          </table:table-cell>
          <table:table-cell office:value-type="float" office:value="0.357214294663216" calcext:value-type="float">
            <text:p>0.3572143</text:p>
          </table:table-cell>
          <table:table-cell table:number-columns-repeated="1018"/>
        </table:table-row>
        <table:table-row table:style-name="ro1">
          <table:table-cell office:value-type="float" office:value="19720703" calcext:value-type="float">
            <text:p>19720703</text:p>
          </table:table-cell>
          <table:table-cell office:value-type="float" office:value="41501" calcext:value-type="float">
            <text:p>41501</text:p>
          </table:table-cell>
          <table:table-cell office:value-type="float" office:value="0.354332012739597" calcext:value-type="float">
            <text:p>0.3543320</text:p>
          </table:table-cell>
          <table:table-cell table:number-columns-repeated="1018"/>
        </table:table-row>
        <table:table-row table:style-name="ro1">
          <table:table-cell office:value-type="float" office:value="19720704" calcext:value-type="float">
            <text:p>19720704</text:p>
          </table:table-cell>
          <table:table-cell office:value-type="float" office:value="41502" calcext:value-type="float">
            <text:p>41502</text:p>
          </table:table-cell>
          <table:table-cell office:value-type="float" office:value="0.351466033983435" calcext:value-type="float">
            <text:p>0.3514660</text:p>
          </table:table-cell>
          <table:table-cell table:number-columns-repeated="1018"/>
        </table:table-row>
        <table:table-row table:style-name="ro1">
          <table:table-cell office:value-type="float" office:value="19720705" calcext:value-type="float">
            <text:p>19720705</text:p>
          </table:table-cell>
          <table:table-cell office:value-type="float" office:value="41503" calcext:value-type="float">
            <text:p>41503</text:p>
          </table:table-cell>
          <table:table-cell office:value-type="float" office:value="0.34872062238972" calcext:value-type="float">
            <text:p>0.3487206</text:p>
          </table:table-cell>
          <table:table-cell table:number-columns-repeated="1018"/>
        </table:table-row>
        <table:table-row table:style-name="ro1">
          <table:table-cell office:value-type="float" office:value="19720706" calcext:value-type="float">
            <text:p>19720706</text:p>
          </table:table-cell>
          <table:table-cell office:value-type="float" office:value="41504" calcext:value-type="float">
            <text:p>41504</text:p>
          </table:table-cell>
          <table:table-cell office:value-type="float" office:value="0.346176670805164" calcext:value-type="float">
            <text:p>0.3461767</text:p>
          </table:table-cell>
          <table:table-cell table:number-columns-repeated="1018"/>
        </table:table-row>
        <table:table-row table:style-name="ro1">
          <table:table-cell office:value-type="float" office:value="19720707" calcext:value-type="float">
            <text:p>19720707</text:p>
          </table:table-cell>
          <table:table-cell office:value-type="float" office:value="41505" calcext:value-type="float">
            <text:p>41505</text:p>
          </table:table-cell>
          <table:table-cell office:value-type="float" office:value="0.343867131766061" calcext:value-type="float">
            <text:p>0.3438671</text:p>
          </table:table-cell>
          <table:table-cell table:number-columns-repeated="1018"/>
        </table:table-row>
        <table:table-row table:style-name="ro1">
          <table:table-cell office:value-type="float" office:value="19720708" calcext:value-type="float">
            <text:p>19720708</text:p>
          </table:table-cell>
          <table:table-cell office:value-type="float" office:value="41506" calcext:value-type="float">
            <text:p>41506</text:p>
          </table:table-cell>
          <table:table-cell office:value-type="float" office:value="0.3417628179769" calcext:value-type="float">
            <text:p>0.3417628</text:p>
          </table:table-cell>
          <table:table-cell table:number-columns-repeated="1018"/>
        </table:table-row>
        <table:table-row table:style-name="ro1">
          <table:table-cell office:value-type="float" office:value="19720709" calcext:value-type="float">
            <text:p>19720709</text:p>
          </table:table-cell>
          <table:table-cell office:value-type="float" office:value="41507" calcext:value-type="float">
            <text:p>41507</text:p>
          </table:table-cell>
          <table:table-cell office:value-type="float" office:value="0.3397770909448" calcext:value-type="float">
            <text:p>0.3397771</text:p>
          </table:table-cell>
          <table:table-cell table:number-columns-repeated="1018"/>
        </table:table-row>
        <table:table-row table:style-name="ro1">
          <table:table-cell office:value-type="float" office:value="19720710" calcext:value-type="float">
            <text:p>19720710</text:p>
          </table:table-cell>
          <table:table-cell office:value-type="float" office:value="41508" calcext:value-type="float">
            <text:p>41508</text:p>
          </table:table-cell>
          <table:table-cell office:value-type="float" office:value="0.337791861844558" calcext:value-type="float">
            <text:p>0.3377919</text:p>
          </table:table-cell>
          <table:table-cell table:number-columns-repeated="1018"/>
        </table:table-row>
        <table:table-row table:style-name="ro1">
          <table:table-cell office:value-type="float" office:value="19720711" calcext:value-type="float">
            <text:p>19720711</text:p>
          </table:table-cell>
          <table:table-cell office:value-type="float" office:value="41509" calcext:value-type="float">
            <text:p>41509</text:p>
          </table:table-cell>
          <table:table-cell office:value-type="float" office:value="0.335696879634462" calcext:value-type="float">
            <text:p>0.3356969</text:p>
          </table:table-cell>
          <table:table-cell table:number-columns-repeated="1018"/>
        </table:table-row>
        <table:table-row table:style-name="ro1">
          <table:table-cell office:value-type="float" office:value="19720712" calcext:value-type="float">
            <text:p>19720712</text:p>
          </table:table-cell>
          <table:table-cell office:value-type="float" office:value="41510" calcext:value-type="float">
            <text:p>41510</text:p>
          </table:table-cell>
          <table:table-cell office:value-type="float" office:value="0.333425898683522" calcext:value-type="float">
            <text:p>0.3334259</text:p>
          </table:table-cell>
          <table:table-cell table:number-columns-repeated="1018"/>
        </table:table-row>
        <table:table-row table:style-name="ro1">
          <table:table-cell office:value-type="float" office:value="19720713" calcext:value-type="float">
            <text:p>19720713</text:p>
          </table:table-cell>
          <table:table-cell office:value-type="float" office:value="41511" calcext:value-type="float">
            <text:p>41511</text:p>
          </table:table-cell>
          <table:table-cell office:value-type="float" office:value="0.330973826178237" calcext:value-type="float">
            <text:p>0.3309738</text:p>
          </table:table-cell>
          <table:table-cell table:number-columns-repeated="1018"/>
        </table:table-row>
        <table:table-row table:style-name="ro1">
          <table:table-cell office:value-type="float" office:value="19720714" calcext:value-type="float">
            <text:p>19720714</text:p>
          </table:table-cell>
          <table:table-cell office:value-type="float" office:value="41512" calcext:value-type="float">
            <text:p>41512</text:p>
          </table:table-cell>
          <table:table-cell office:value-type="float" office:value="0.328389249013696" calcext:value-type="float">
            <text:p>0.3283892</text:p>
          </table:table-cell>
          <table:table-cell table:number-columns-repeated="1018"/>
        </table:table-row>
        <table:table-row table:style-name="ro1">
          <table:table-cell office:value-type="float" office:value="19720715" calcext:value-type="float">
            <text:p>19720715</text:p>
          </table:table-cell>
          <table:table-cell office:value-type="float" office:value="41513" calcext:value-type="float">
            <text:p>41513</text:p>
          </table:table-cell>
          <table:table-cell office:value-type="float" office:value="0.325750041892711" calcext:value-type="float">
            <text:p>0.3257500</text:p>
          </table:table-cell>
          <table:table-cell table:number-columns-repeated="1018"/>
        </table:table-row>
        <table:table-row table:style-name="ro1">
          <table:table-cell office:value-type="float" office:value="19720716" calcext:value-type="float">
            <text:p>19720716</text:p>
          </table:table-cell>
          <table:table-cell office:value-type="float" office:value="41514" calcext:value-type="float">
            <text:p>41514</text:p>
          </table:table-cell>
          <table:table-cell office:value-type="float" office:value="0.323136782115895" calcext:value-type="float">
            <text:p>0.3231368</text:p>
          </table:table-cell>
          <table:table-cell table:number-columns-repeated="1018"/>
        </table:table-row>
        <table:table-row table:style-name="ro1">
          <table:table-cell office:value-type="float" office:value="19720717" calcext:value-type="float">
            <text:p>19720717</text:p>
          </table:table-cell>
          <table:table-cell office:value-type="float" office:value="41515" calcext:value-type="float">
            <text:p>41515</text:p>
          </table:table-cell>
          <table:table-cell office:value-type="float" office:value="0.320615391281414" calcext:value-type="float">
            <text:p>0.3206154</text:p>
          </table:table-cell>
          <table:table-cell table:number-columns-repeated="1018"/>
        </table:table-row>
        <table:table-row table:style-name="ro1">
          <table:table-cell office:value-type="float" office:value="19720718" calcext:value-type="float">
            <text:p>19720718</text:p>
          </table:table-cell>
          <table:table-cell office:value-type="float" office:value="41516" calcext:value-type="float">
            <text:p>41516</text:p>
          </table:table-cell>
          <table:table-cell office:value-type="float" office:value="0.318231033497092" calcext:value-type="float">
            <text:p>0.3182310</text:p>
          </table:table-cell>
          <table:table-cell table:number-columns-repeated="1018"/>
        </table:table-row>
        <table:table-row table:style-name="ro1">
          <table:table-cell office:value-type="float" office:value="19720719" calcext:value-type="float">
            <text:p>19720719</text:p>
          </table:table-cell>
          <table:table-cell office:value-type="float" office:value="41517" calcext:value-type="float">
            <text:p>41517</text:p>
          </table:table-cell>
          <table:table-cell office:value-type="float" office:value="0.316007997582624" calcext:value-type="float">
            <text:p>0.3160080</text:p>
          </table:table-cell>
          <table:table-cell table:number-columns-repeated="1018"/>
        </table:table-row>
        <table:table-row table:style-name="ro1">
          <table:table-cell office:value-type="float" office:value="19720720" calcext:value-type="float">
            <text:p>19720720</text:p>
          </table:table-cell>
          <table:table-cell office:value-type="float" office:value="41518" calcext:value-type="float">
            <text:p>41518</text:p>
          </table:table-cell>
          <table:table-cell office:value-type="float" office:value="0.31394980741161" calcext:value-type="float">
            <text:p>0.3139498</text:p>
          </table:table-cell>
          <table:table-cell table:number-columns-repeated="1018"/>
        </table:table-row>
        <table:table-row table:style-name="ro1">
          <table:table-cell office:value-type="float" office:value="19720721" calcext:value-type="float">
            <text:p>19720721</text:p>
          </table:table-cell>
          <table:table-cell office:value-type="float" office:value="41519" calcext:value-type="float">
            <text:p>41519</text:p>
          </table:table-cell>
          <table:table-cell office:value-type="float" office:value="0.31203810903925" calcext:value-type="float">
            <text:p>0.3120381</text:p>
          </table:table-cell>
          <table:table-cell table:number-columns-repeated="1018"/>
        </table:table-row>
        <table:table-row table:style-name="ro1">
          <table:table-cell office:value-type="float" office:value="19720722" calcext:value-type="float">
            <text:p>19720722</text:p>
          </table:table-cell>
          <table:table-cell office:value-type="float" office:value="41520" calcext:value-type="float">
            <text:p>41520</text:p>
          </table:table-cell>
          <table:table-cell office:value-type="float" office:value="0.310232522061135" calcext:value-type="float">
            <text:p>0.3102325</text:p>
          </table:table-cell>
          <table:table-cell table:number-columns-repeated="1018"/>
        </table:table-row>
        <table:table-row table:style-name="ro1">
          <table:table-cell office:value-type="float" office:value="19720723" calcext:value-type="float">
            <text:p>19720723</text:p>
          </table:table-cell>
          <table:table-cell office:value-type="float" office:value="41521" calcext:value-type="float">
            <text:p>41521</text:p>
          </table:table-cell>
          <table:table-cell office:value-type="float" office:value="0.30847359791948" calcext:value-type="float">
            <text:p>0.3084736</text:p>
          </table:table-cell>
          <table:table-cell table:number-columns-repeated="1018"/>
        </table:table-row>
        <table:table-row table:style-name="ro1">
          <table:table-cell office:value-type="float" office:value="19720724" calcext:value-type="float">
            <text:p>19720724</text:p>
          </table:table-cell>
          <table:table-cell office:value-type="float" office:value="41522" calcext:value-type="float">
            <text:p>41522</text:p>
          </table:table-cell>
          <table:table-cell office:value-type="float" office:value="0.306688953802777" calcext:value-type="float">
            <text:p>0.3066890</text:p>
          </table:table-cell>
          <table:table-cell table:number-columns-repeated="1018"/>
        </table:table-row>
        <table:table-row table:style-name="ro1">
          <table:table-cell office:value-type="float" office:value="19720725" calcext:value-type="float">
            <text:p>19720725</text:p>
          </table:table-cell>
          <table:table-cell office:value-type="float" office:value="41523" calcext:value-type="float">
            <text:p>41523</text:p>
          </table:table-cell>
          <table:table-cell office:value-type="float" office:value="0.304801809090634" calcext:value-type="float">
            <text:p>0.3048018</text:p>
          </table:table-cell>
          <table:table-cell table:number-columns-repeated="1018"/>
        </table:table-row>
        <table:table-row table:style-name="ro1">
          <table:table-cell office:value-type="float" office:value="19720726" calcext:value-type="float">
            <text:p>19720726</text:p>
          </table:table-cell>
          <table:table-cell office:value-type="float" office:value="41524" calcext:value-type="float">
            <text:p>41524</text:p>
          </table:table-cell>
          <table:table-cell office:value-type="float" office:value="0.302742148790131" calcext:value-type="float">
            <text:p>0.3027421</text:p>
          </table:table-cell>
          <table:table-cell table:number-columns-repeated="1018"/>
        </table:table-row>
        <table:table-row table:style-name="ro1">
          <table:table-cell office:value-type="float" office:value="19720727" calcext:value-type="float">
            <text:p>19720727</text:p>
          </table:table-cell>
          <table:table-cell office:value-type="float" office:value="41525" calcext:value-type="float">
            <text:p>41525</text:p>
          </table:table-cell>
          <table:table-cell office:value-type="float" office:value="0.300461026323497" calcext:value-type="float">
            <text:p>0.3004610</text:p>
          </table:table-cell>
          <table:table-cell table:number-columns-repeated="1018"/>
        </table:table-row>
        <table:table-row table:style-name="ro1">
          <table:table-cell office:value-type="float" office:value="19720728" calcext:value-type="float">
            <text:p>19720728</text:p>
          </table:table-cell>
          <table:table-cell office:value-type="float" office:value="41526" calcext:value-type="float">
            <text:p>41526</text:p>
          </table:table-cell>
          <table:table-cell office:value-type="float" office:value="0.297945961532101" calcext:value-type="float">
            <text:p>0.2979460</text:p>
          </table:table-cell>
          <table:table-cell table:number-columns-repeated="1018"/>
        </table:table-row>
        <table:table-row table:style-name="ro1">
          <table:table-cell office:value-type="float" office:value="19720729" calcext:value-type="float">
            <text:p>19720729</text:p>
          </table:table-cell>
          <table:table-cell office:value-type="float" office:value="41527" calcext:value-type="float">
            <text:p>41527</text:p>
          </table:table-cell>
          <table:table-cell office:value-type="float" office:value="0.29523149617367" calcext:value-type="float">
            <text:p>0.2952315</text:p>
          </table:table-cell>
          <table:table-cell table:number-columns-repeated="1018"/>
        </table:table-row>
        <table:table-row table:style-name="ro1">
          <table:table-cell office:value-type="float" office:value="19720730" calcext:value-type="float">
            <text:p>19720730</text:p>
          </table:table-cell>
          <table:table-cell office:value-type="float" office:value="41528" calcext:value-type="float">
            <text:p>41528</text:p>
          </table:table-cell>
          <table:table-cell office:value-type="float" office:value="0.292397837114279" calcext:value-type="float">
            <text:p>0.2923978</text:p>
          </table:table-cell>
          <table:table-cell table:number-columns-repeated="1018"/>
        </table:table-row>
        <table:table-row table:style-name="ro1">
          <table:table-cell office:value-type="float" office:value="19720731" calcext:value-type="float">
            <text:p>19720731</text:p>
          </table:table-cell>
          <table:table-cell office:value-type="float" office:value="41529" calcext:value-type="float">
            <text:p>41529</text:p>
          </table:table-cell>
          <table:table-cell office:value-type="float" office:value="0.289554525255951" calcext:value-type="float">
            <text:p>0.2895545</text:p>
          </table:table-cell>
          <table:table-cell table:number-columns-repeated="1018"/>
        </table:table-row>
        <table:table-row table:style-name="ro1">
          <table:table-cell office:value-type="float" office:value="19720801" calcext:value-type="float">
            <text:p>19720801</text:p>
          </table:table-cell>
          <table:table-cell office:value-type="float" office:value="41530" calcext:value-type="float">
            <text:p>41530</text:p>
          </table:table-cell>
          <table:table-cell office:value-type="float" office:value="0.286813072012976" calcext:value-type="float">
            <text:p>0.2868131</text:p>
          </table:table-cell>
          <table:table-cell table:number-columns-repeated="1018"/>
        </table:table-row>
        <table:table-row table:style-name="ro1">
          <table:table-cell office:value-type="float" office:value="19720802" calcext:value-type="float">
            <text:p>19720802</text:p>
          </table:table-cell>
          <table:table-cell office:value-type="float" office:value="41531" calcext:value-type="float">
            <text:p>41531</text:p>
          </table:table-cell>
          <table:table-cell office:value-type="float" office:value="0.284257666340949" calcext:value-type="float">
            <text:p>0.2842577</text:p>
          </table:table-cell>
          <table:table-cell table:number-columns-repeated="1018"/>
        </table:table-row>
        <table:table-row table:style-name="ro1">
          <table:table-cell office:value-type="float" office:value="19720803" calcext:value-type="float">
            <text:p>19720803</text:p>
          </table:table-cell>
          <table:table-cell office:value-type="float" office:value="41532" calcext:value-type="float">
            <text:p>41532</text:p>
          </table:table-cell>
          <table:table-cell office:value-type="float" office:value="0.281923317332485" calcext:value-type="float">
            <text:p>0.2819233</text:p>
          </table:table-cell>
          <table:table-cell table:number-columns-repeated="1018"/>
        </table:table-row>
        <table:table-row table:style-name="ro1">
          <table:table-cell office:value-type="float" office:value="19720804" calcext:value-type="float">
            <text:p>19720804</text:p>
          </table:table-cell>
          <table:table-cell office:value-type="float" office:value="41533" calcext:value-type="float">
            <text:p>41533</text:p>
          </table:table-cell>
          <table:table-cell office:value-type="float" office:value="0.279787236374865" calcext:value-type="float">
            <text:p>0.2797872</text:p>
          </table:table-cell>
          <table:table-cell table:number-columns-repeated="1018"/>
        </table:table-row>
        <table:table-row table:style-name="ro1">
          <table:table-cell office:value-type="float" office:value="19720805" calcext:value-type="float">
            <text:p>19720805</text:p>
          </table:table-cell>
          <table:table-cell office:value-type="float" office:value="41534" calcext:value-type="float">
            <text:p>41534</text:p>
          </table:table-cell>
          <table:table-cell office:value-type="float" office:value="0.277775100931301" calcext:value-type="float">
            <text:p>0.2777751</text:p>
          </table:table-cell>
          <table:table-cell table:number-columns-repeated="1018"/>
        </table:table-row>
        <table:table-row table:style-name="ro1">
          <table:table-cell office:value-type="float" office:value="19720806" calcext:value-type="float">
            <text:p>19720806</text:p>
          </table:table-cell>
          <table:table-cell office:value-type="float" office:value="41535" calcext:value-type="float">
            <text:p>41535</text:p>
          </table:table-cell>
          <table:table-cell office:value-type="float" office:value="0.275780787257588" calcext:value-type="float">
            <text:p>0.2757808</text:p>
          </table:table-cell>
          <table:table-cell table:number-columns-repeated="1018"/>
        </table:table-row>
        <table:table-row table:style-name="ro1">
          <table:table-cell office:value-type="float" office:value="19720807" calcext:value-type="float">
            <text:p>19720807</text:p>
          </table:table-cell>
          <table:table-cell office:value-type="float" office:value="41536" calcext:value-type="float">
            <text:p>41536</text:p>
          </table:table-cell>
          <table:table-cell office:value-type="float" office:value="0.27369536473644" calcext:value-type="float">
            <text:p>0.2736954</text:p>
          </table:table-cell>
          <table:table-cell table:number-columns-repeated="1018"/>
        </table:table-row>
        <table:table-row table:style-name="ro1">
          <table:table-cell office:value-type="float" office:value="19720808" calcext:value-type="float">
            <text:p>19720808</text:p>
          </table:table-cell>
          <table:table-cell office:value-type="float" office:value="41537" calcext:value-type="float">
            <text:p>41537</text:p>
          </table:table-cell>
          <table:table-cell office:value-type="float" office:value="0.271437704399929" calcext:value-type="float">
            <text:p>0.2714377</text:p>
          </table:table-cell>
          <table:table-cell table:number-columns-repeated="1018"/>
        </table:table-row>
        <table:table-row table:style-name="ro1">
          <table:table-cell office:value-type="float" office:value="19720809" calcext:value-type="float">
            <text:p>19720809</text:p>
          </table:table-cell>
          <table:table-cell office:value-type="float" office:value="41538" calcext:value-type="float">
            <text:p>41538</text:p>
          </table:table-cell>
          <table:table-cell office:value-type="float" office:value="0.268976603291179" calcext:value-type="float">
            <text:p>0.2689766</text:p>
          </table:table-cell>
          <table:table-cell table:number-columns-repeated="1018"/>
        </table:table-row>
        <table:table-row table:style-name="ro1">
          <table:table-cell office:value-type="float" office:value="19720810" calcext:value-type="float">
            <text:p>19720810</text:p>
          </table:table-cell>
          <table:table-cell office:value-type="float" office:value="41539" calcext:value-type="float">
            <text:p>41539</text:p>
          </table:table-cell>
          <table:table-cell office:value-type="float" office:value="0.266336097199172" calcext:value-type="float">
            <text:p>0.2663361</text:p>
          </table:table-cell>
          <table:table-cell table:number-columns-repeated="1018"/>
        </table:table-row>
        <table:table-row table:style-name="ro1">
          <table:table-cell office:value-type="float" office:value="19720811" calcext:value-type="float">
            <text:p>19720811</text:p>
          </table:table-cell>
          <table:table-cell office:value-type="float" office:value="41540" calcext:value-type="float">
            <text:p>41540</text:p>
          </table:table-cell>
          <table:table-cell office:value-type="float" office:value="0.263582595205932" calcext:value-type="float">
            <text:p>0.2635826</text:p>
          </table:table-cell>
          <table:table-cell table:number-columns-repeated="1018"/>
        </table:table-row>
        <table:table-row table:style-name="ro1">
          <table:table-cell office:value-type="float" office:value="19720812" calcext:value-type="float">
            <text:p>19720812</text:p>
          </table:table-cell>
          <table:table-cell office:value-type="float" office:value="41541" calcext:value-type="float">
            <text:p>41541</text:p>
          </table:table-cell>
          <table:table-cell office:value-type="float" office:value="0.260800977373947" calcext:value-type="float">
            <text:p>0.2608010</text:p>
          </table:table-cell>
          <table:table-cell table:number-columns-repeated="1018"/>
        </table:table-row>
        <table:table-row table:style-name="ro1">
          <table:table-cell office:value-type="float" office:value="19720813" calcext:value-type="float">
            <text:p>19720813</text:p>
          </table:table-cell>
          <table:table-cell office:value-type="float" office:value="41542" calcext:value-type="float">
            <text:p>41542</text:p>
          </table:table-cell>
          <table:table-cell office:value-type="float" office:value="0.258070994720896" calcext:value-type="float">
            <text:p>0.2580710</text:p>
          </table:table-cell>
          <table:table-cell table:number-columns-repeated="1018"/>
        </table:table-row>
        <table:table-row table:style-name="ro1">
          <table:table-cell office:value-type="float" office:value="19720814" calcext:value-type="float">
            <text:p>19720814</text:p>
          </table:table-cell>
          <table:table-cell office:value-type="float" office:value="41543" calcext:value-type="float">
            <text:p>41543</text:p>
          </table:table-cell>
          <table:table-cell office:value-type="float" office:value="0.255452353766913" calcext:value-type="float">
            <text:p>0.2554524</text:p>
          </table:table-cell>
          <table:table-cell table:number-columns-repeated="1018"/>
        </table:table-row>
        <table:table-row table:style-name="ro1">
          <table:table-cell office:value-type="float" office:value="19720815" calcext:value-type="float">
            <text:p>19720815</text:p>
          </table:table-cell>
          <table:table-cell office:value-type="float" office:value="41544" calcext:value-type="float">
            <text:p>41544</text:p>
          </table:table-cell>
          <table:table-cell office:value-type="float" office:value="0.25297967446059" calcext:value-type="float">
            <text:p>0.2529797</text:p>
          </table:table-cell>
          <table:table-cell table:number-columns-repeated="1018"/>
        </table:table-row>
        <table:table-row table:style-name="ro1">
          <table:table-cell office:value-type="float" office:value="19720816" calcext:value-type="float">
            <text:p>19720816</text:p>
          </table:table-cell>
          <table:table-cell office:value-type="float" office:value="41545" calcext:value-type="float">
            <text:p>41545</text:p>
          </table:table-cell>
          <table:table-cell office:value-type="float" office:value="0.250663038579006" calcext:value-type="float">
            <text:p>0.2506630</text:p>
          </table:table-cell>
          <table:table-cell table:number-columns-repeated="1018"/>
        </table:table-row>
        <table:table-row table:style-name="ro1">
          <table:table-cell office:value-type="float" office:value="19720817" calcext:value-type="float">
            <text:p>19720817</text:p>
          </table:table-cell>
          <table:table-cell office:value-type="float" office:value="41546" calcext:value-type="float">
            <text:p>41546</text:p>
          </table:table-cell>
          <table:table-cell office:value-type="float" office:value="0.248489587275287" calcext:value-type="float">
            <text:p>0.2484896</text:p>
          </table:table-cell>
          <table:table-cell table:number-columns-repeated="1018"/>
        </table:table-row>
        <table:table-row table:style-name="ro1">
          <table:table-cell office:value-type="float" office:value="19720818" calcext:value-type="float">
            <text:p>19720818</text:p>
          </table:table-cell>
          <table:table-cell office:value-type="float" office:value="41547" calcext:value-type="float">
            <text:p>41547</text:p>
          </table:table-cell>
          <table:table-cell office:value-type="float" office:value="0.24642490181661" calcext:value-type="float">
            <text:p>0.2464249</text:p>
          </table:table-cell>
          <table:table-cell table:number-columns-repeated="1018"/>
        </table:table-row>
        <table:table-row table:style-name="ro1">
          <table:table-cell office:value-type="float" office:value="19720819" calcext:value-type="float">
            <text:p>19720819</text:p>
          </table:table-cell>
          <table:table-cell office:value-type="float" office:value="41548" calcext:value-type="float">
            <text:p>41548</text:p>
          </table:table-cell>
          <table:table-cell office:value-type="float" office:value="0.244415467665583" calcext:value-type="float">
            <text:p>0.2444155</text:p>
          </table:table-cell>
          <table:table-cell table:number-columns-repeated="1018"/>
        </table:table-row>
        <table:table-row table:style-name="ro1">
          <table:table-cell office:value-type="float" office:value="19720820" calcext:value-type="float">
            <text:p>19720820</text:p>
          </table:table-cell>
          <table:table-cell office:value-type="float" office:value="41549" calcext:value-type="float">
            <text:p>41549</text:p>
          </table:table-cell>
          <table:table-cell office:value-type="float" office:value="0.242393309028621" calcext:value-type="float">
            <text:p>0.2423933</text:p>
          </table:table-cell>
          <table:table-cell table:number-columns-repeated="1018"/>
        </table:table-row>
        <table:table-row table:style-name="ro1">
          <table:table-cell office:value-type="float" office:value="19720821" calcext:value-type="float">
            <text:p>19720821</text:p>
          </table:table-cell>
          <table:table-cell office:value-type="float" office:value="41550" calcext:value-type="float">
            <text:p>41550</text:p>
          </table:table-cell>
          <table:table-cell office:value-type="float" office:value="0.240282612678811" calcext:value-type="float">
            <text:p>0.2402826</text:p>
          </table:table-cell>
          <table:table-cell table:number-columns-repeated="1018"/>
        </table:table-row>
        <table:table-row table:style-name="ro1">
          <table:table-cell office:value-type="float" office:value="19720822" calcext:value-type="float">
            <text:p>19720822</text:p>
          </table:table-cell>
          <table:table-cell office:value-type="float" office:value="41551" calcext:value-type="float">
            <text:p>41551</text:p>
          </table:table-cell>
          <table:table-cell office:value-type="float" office:value="0.238008382572247" calcext:value-type="float">
            <text:p>0.2380084</text:p>
          </table:table-cell>
          <table:table-cell table:number-columns-repeated="1018"/>
        </table:table-row>
        <table:table-row table:style-name="ro1">
          <table:table-cell office:value-type="float" office:value="19720823" calcext:value-type="float">
            <text:p>19720823</text:p>
          </table:table-cell>
          <table:table-cell office:value-type="float" office:value="41552" calcext:value-type="float">
            <text:p>41552</text:p>
          </table:table-cell>
          <table:table-cell office:value-type="float" office:value="0.235508514418143" calcext:value-type="float">
            <text:p>0.2355085</text:p>
          </table:table-cell>
          <table:table-cell table:number-columns-repeated="1018"/>
        </table:table-row>
        <table:table-row table:style-name="ro1">
          <table:table-cell office:value-type="float" office:value="19720824" calcext:value-type="float">
            <text:p>19720824</text:p>
          </table:table-cell>
          <table:table-cell office:value-type="float" office:value="41553" calcext:value-type="float">
            <text:p>41553</text:p>
          </table:table-cell>
          <table:table-cell office:value-type="float" office:value="0.232750039050487" calcext:value-type="float">
            <text:p>0.2327500</text:p>
          </table:table-cell>
          <table:table-cell table:number-columns-repeated="1018"/>
        </table:table-row>
        <table:table-row table:style-name="ro1">
          <table:table-cell office:value-type="float" office:value="19720825" calcext:value-type="float">
            <text:p>19720825</text:p>
          </table:table-cell>
          <table:table-cell office:value-type="float" office:value="41554" calcext:value-type="float">
            <text:p>41554</text:p>
          </table:table-cell>
          <table:table-cell office:value-type="float" office:value="0.229745913926592" calcext:value-type="float">
            <text:p>0.2297459</text:p>
          </table:table-cell>
          <table:table-cell table:number-columns-repeated="1018"/>
        </table:table-row>
        <table:table-row table:style-name="ro1">
          <table:table-cell office:value-type="float" office:value="19720826" calcext:value-type="float">
            <text:p>19720826</text:p>
          </table:table-cell>
          <table:table-cell office:value-type="float" office:value="41555" calcext:value-type="float">
            <text:p>41555</text:p>
          </table:table-cell>
          <table:table-cell office:value-type="float" office:value="0.226563543873944" calcext:value-type="float">
            <text:p>0.2265635</text:p>
          </table:table-cell>
          <table:table-cell table:number-columns-repeated="1018"/>
        </table:table-row>
        <table:table-row table:style-name="ro1">
          <table:table-cell office:value-type="float" office:value="19720827" calcext:value-type="float">
            <text:p>19720827</text:p>
          </table:table-cell>
          <table:table-cell office:value-type="float" office:value="41556" calcext:value-type="float">
            <text:p>41556</text:p>
          </table:table-cell>
          <table:table-cell office:value-type="float" office:value="0.223315866112053" calcext:value-type="float">
            <text:p>0.2233159</text:p>
          </table:table-cell>
          <table:table-cell table:number-columns-repeated="1018"/>
        </table:table-row>
        <table:table-row table:style-name="ro1">
          <table:table-cell office:value-type="float" office:value="19720828" calcext:value-type="float">
            <text:p>19720828</text:p>
          </table:table-cell>
          <table:table-cell office:value-type="float" office:value="41557" calcext:value-type="float">
            <text:p>41557</text:p>
          </table:table-cell>
          <table:table-cell office:value-type="float" office:value="0.220133095111215" calcext:value-type="float">
            <text:p>0.2201331</text:p>
          </table:table-cell>
          <table:table-cell table:number-columns-repeated="1018"/>
        </table:table-row>
        <table:table-row table:style-name="ro1">
          <table:table-cell office:value-type="float" office:value="19720829" calcext:value-type="float">
            <text:p>19720829</text:p>
          </table:table-cell>
          <table:table-cell office:value-type="float" office:value="41558" calcext:value-type="float">
            <text:p>41558</text:p>
          </table:table-cell>
          <table:table-cell office:value-type="float" office:value="0.217124226250924" calcext:value-type="float">
            <text:p>0.2171242</text:p>
          </table:table-cell>
          <table:table-cell table:number-columns-repeated="1018"/>
        </table:table-row>
        <table:table-row table:style-name="ro1">
          <table:table-cell office:value-type="float" office:value="19720830" calcext:value-type="float">
            <text:p>19720830</text:p>
          </table:table-cell>
          <table:table-cell office:value-type="float" office:value="41559" calcext:value-type="float">
            <text:p>41559</text:p>
          </table:table-cell>
          <table:table-cell office:value-type="float" office:value="0.214344235174188" calcext:value-type="float">
            <text:p>0.2143442</text:p>
          </table:table-cell>
          <table:table-cell table:number-columns-repeated="1018"/>
        </table:table-row>
        <table:table-row table:style-name="ro1">
          <table:table-cell office:value-type="float" office:value="19720831" calcext:value-type="float">
            <text:p>19720831</text:p>
          </table:table-cell>
          <table:table-cell office:value-type="float" office:value="41560" calcext:value-type="float">
            <text:p>41560</text:p>
          </table:table-cell>
          <table:table-cell office:value-type="float" office:value="0.21178039190891" calcext:value-type="float">
            <text:p>0.2117804</text:p>
          </table:table-cell>
          <table:table-cell table:number-columns-repeated="1018"/>
        </table:table-row>
        <table:table-row table:style-name="ro1">
          <table:table-cell office:value-type="float" office:value="19720901" calcext:value-type="float">
            <text:p>19720901</text:p>
          </table:table-cell>
          <table:table-cell office:value-type="float" office:value="41561" calcext:value-type="float">
            <text:p>41561</text:p>
          </table:table-cell>
          <table:table-cell office:value-type="float" office:value="0.20936124125587" calcext:value-type="float">
            <text:p>0.2093612</text:p>
          </table:table-cell>
          <table:table-cell table:number-columns-repeated="1018"/>
        </table:table-row>
        <table:table-row table:style-name="ro1">
          <table:table-cell office:value-type="float" office:value="19720902" calcext:value-type="float">
            <text:p>19720902</text:p>
          </table:table-cell>
          <table:table-cell office:value-type="float" office:value="41562" calcext:value-type="float">
            <text:p>41562</text:p>
          </table:table-cell>
          <table:table-cell office:value-type="float" office:value="0.206981727674503" calcext:value-type="float">
            <text:p>0.2069817</text:p>
          </table:table-cell>
          <table:table-cell table:number-columns-repeated="1018"/>
        </table:table-row>
        <table:table-row table:style-name="ro1">
          <table:table-cell office:value-type="float" office:value="19720903" calcext:value-type="float">
            <text:p>19720903</text:p>
          </table:table-cell>
          <table:table-cell office:value-type="float" office:value="41563" calcext:value-type="float">
            <text:p>41563</text:p>
          </table:table-cell>
          <table:table-cell office:value-type="float" office:value="0.20453360777109" calcext:value-type="float">
            <text:p>0.2045336</text:p>
          </table:table-cell>
          <table:table-cell table:number-columns-repeated="1018"/>
        </table:table-row>
        <table:table-row table:style-name="ro1">
          <table:table-cell office:value-type="float" office:value="19720904" calcext:value-type="float">
            <text:p>19720904</text:p>
          </table:table-cell>
          <table:table-cell office:value-type="float" office:value="41564" calcext:value-type="float">
            <text:p>41564</text:p>
          </table:table-cell>
          <table:table-cell office:value-type="float" office:value="0.201932064998815" calcext:value-type="float">
            <text:p>0.2019321</text:p>
          </table:table-cell>
          <table:table-cell table:number-columns-repeated="1018"/>
        </table:table-row>
        <table:table-row table:style-name="ro1">
          <table:table-cell office:value-type="float" office:value="19720905" calcext:value-type="float">
            <text:p>19720905</text:p>
          </table:table-cell>
          <table:table-cell office:value-type="float" office:value="41565" calcext:value-type="float">
            <text:p>41565</text:p>
          </table:table-cell>
          <table:table-cell office:value-type="float" office:value="0.199133439155297" calcext:value-type="float">
            <text:p>0.1991334</text:p>
          </table:table-cell>
          <table:table-cell table:number-columns-repeated="1018"/>
        </table:table-row>
        <table:table-row table:style-name="ro1">
          <table:table-cell office:value-type="float" office:value="19720906" calcext:value-type="float">
            <text:p>19720906</text:p>
          </table:table-cell>
          <table:table-cell office:value-type="float" office:value="41566" calcext:value-type="float">
            <text:p>41566</text:p>
          </table:table-cell>
          <table:table-cell office:value-type="float" office:value="0.196141832069145" calcext:value-type="float">
            <text:p>0.1961418</text:p>
          </table:table-cell>
          <table:table-cell table:number-columns-repeated="1018"/>
        </table:table-row>
        <table:table-row table:style-name="ro1">
          <table:table-cell office:value-type="float" office:value="19720907" calcext:value-type="float">
            <text:p>19720907</text:p>
          </table:table-cell>
          <table:table-cell office:value-type="float" office:value="41567" calcext:value-type="float">
            <text:p>41567</text:p>
          </table:table-cell>
          <table:table-cell office:value-type="float" office:value="0.193004031698429" calcext:value-type="float">
            <text:p>0.1930040</text:p>
          </table:table-cell>
          <table:table-cell table:number-columns-repeated="1018"/>
        </table:table-row>
        <table:table-row table:style-name="ro1">
          <table:table-cell office:value-type="float" office:value="19720908" calcext:value-type="float">
            <text:p>19720908</text:p>
          </table:table-cell>
          <table:table-cell office:value-type="float" office:value="41568" calcext:value-type="float">
            <text:p>41568</text:p>
          </table:table-cell>
          <table:table-cell office:value-type="float" office:value="0.189794490272078" calcext:value-type="float">
            <text:p>0.1897945</text:p>
          </table:table-cell>
          <table:table-cell table:number-columns-repeated="1018"/>
        </table:table-row>
        <table:table-row table:style-name="ro1">
          <table:table-cell office:value-type="float" office:value="19720909" calcext:value-type="float">
            <text:p>19720909</text:p>
          </table:table-cell>
          <table:table-cell office:value-type="float" office:value="41569" calcext:value-type="float">
            <text:p>41569</text:p>
          </table:table-cell>
          <table:table-cell office:value-type="float" office:value="0.186595228120574" calcext:value-type="float">
            <text:p>0.1865952</text:p>
          </table:table-cell>
          <table:table-cell table:number-columns-repeated="1018"/>
        </table:table-row>
        <table:table-row table:style-name="ro1">
          <table:table-cell office:value-type="float" office:value="19720910" calcext:value-type="float">
            <text:p>19720910</text:p>
          </table:table-cell>
          <table:table-cell office:value-type="float" office:value="41570" calcext:value-type="float">
            <text:p>41570</text:p>
          </table:table-cell>
          <table:table-cell office:value-type="float" office:value="0.183477329004425" calcext:value-type="float">
            <text:p>0.1834773</text:p>
          </table:table-cell>
          <table:table-cell table:number-columns-repeated="1018"/>
        </table:table-row>
        <table:table-row table:style-name="ro1">
          <table:table-cell office:value-type="float" office:value="19720911" calcext:value-type="float">
            <text:p>19720911</text:p>
          </table:table-cell>
          <table:table-cell office:value-type="float" office:value="41571" calcext:value-type="float">
            <text:p>41571</text:p>
          </table:table-cell>
          <table:table-cell office:value-type="float" office:value="0.18048910595153" calcext:value-type="float">
            <text:p>0.1804891</text:p>
          </table:table-cell>
          <table:table-cell table:number-columns-repeated="1018"/>
        </table:table-row>
        <table:table-row table:style-name="ro1">
          <table:table-cell office:value-type="float" office:value="19720912" calcext:value-type="float">
            <text:p>19720912</text:p>
          </table:table-cell>
          <table:table-cell office:value-type="float" office:value="41572" calcext:value-type="float">
            <text:p>41572</text:p>
          </table:table-cell>
          <table:table-cell office:value-type="float" office:value="0.177651886063785" calcext:value-type="float">
            <text:p>0.1776519</text:p>
          </table:table-cell>
          <table:table-cell table:number-columns-repeated="1018"/>
        </table:table-row>
        <table:table-row table:style-name="ro1">
          <table:table-cell office:value-type="float" office:value="19720913" calcext:value-type="float">
            <text:p>19720913</text:p>
          </table:table-cell>
          <table:table-cell office:value-type="float" office:value="41573" calcext:value-type="float">
            <text:p>41573</text:p>
          </table:table-cell>
          <table:table-cell office:value-type="float" office:value="0.17496089463269" calcext:value-type="float">
            <text:p>0.1749609</text:p>
          </table:table-cell>
          <table:table-cell table:number-columns-repeated="1018"/>
        </table:table-row>
        <table:table-row table:style-name="ro1">
          <table:table-cell office:value-type="float" office:value="19720914" calcext:value-type="float">
            <text:p>19720914</text:p>
          </table:table-cell>
          <table:table-cell office:value-type="float" office:value="41574" calcext:value-type="float">
            <text:p>41574</text:p>
          </table:table-cell>
          <table:table-cell office:value-type="float" office:value="0.17238823887007" calcext:value-type="float">
            <text:p>0.1723882</text:p>
          </table:table-cell>
          <table:table-cell table:number-columns-repeated="1018"/>
        </table:table-row>
        <table:table-row table:style-name="ro1">
          <table:table-cell office:value-type="float" office:value="19720915" calcext:value-type="float">
            <text:p>19720915</text:p>
          </table:table-cell>
          <table:table-cell office:value-type="float" office:value="41575" calcext:value-type="float">
            <text:p>41575</text:p>
          </table:table-cell>
          <table:table-cell office:value-type="float" office:value="0.169886720523976" calcext:value-type="float">
            <text:p>0.1698867</text:p>
          </table:table-cell>
          <table:table-cell table:number-columns-repeated="1018"/>
        </table:table-row>
        <table:table-row table:style-name="ro1">
          <table:table-cell office:value-type="float" office:value="19720916" calcext:value-type="float">
            <text:p>19720916</text:p>
          </table:table-cell>
          <table:table-cell office:value-type="float" office:value="41576" calcext:value-type="float">
            <text:p>41576</text:p>
          </table:table-cell>
          <table:table-cell office:value-type="float" office:value="0.167394597548046" calcext:value-type="float">
            <text:p>0.1673946</text:p>
          </table:table-cell>
          <table:table-cell table:number-columns-repeated="1018"/>
        </table:table-row>
        <table:table-row table:style-name="ro1">
          <table:table-cell office:value-type="float" office:value="19720917" calcext:value-type="float">
            <text:p>19720917</text:p>
          </table:table-cell>
          <table:table-cell office:value-type="float" office:value="41577" calcext:value-type="float">
            <text:p>41577</text:p>
          </table:table-cell>
          <table:table-cell office:value-type="float" office:value="0.164841326027883" calcext:value-type="float">
            <text:p>0.1648413</text:p>
          </table:table-cell>
          <table:table-cell table:number-columns-repeated="1018"/>
        </table:table-row>
        <table:table-row table:style-name="ro1">
          <table:table-cell office:value-type="float" office:value="19720918" calcext:value-type="float">
            <text:p>19720918</text:p>
          </table:table-cell>
          <table:table-cell office:value-type="float" office:value="41578" calcext:value-type="float">
            <text:p>41578</text:p>
          </table:table-cell>
          <table:table-cell office:value-type="float" office:value="0.162154092228647" calcext:value-type="float">
            <text:p>0.1621541</text:p>
          </table:table-cell>
          <table:table-cell table:number-columns-repeated="1018"/>
        </table:table-row>
        <table:table-row table:style-name="ro1">
          <table:table-cell office:value-type="float" office:value="19720919" calcext:value-type="float">
            <text:p>19720919</text:p>
          </table:table-cell>
          <table:table-cell office:value-type="float" office:value="41579" calcext:value-type="float">
            <text:p>41579</text:p>
          </table:table-cell>
          <table:table-cell office:value-type="float" office:value="0.159266066160278" calcext:value-type="float">
            <text:p>0.1592661</text:p>
          </table:table-cell>
          <table:table-cell table:number-columns-repeated="1018"/>
        </table:table-row>
        <table:table-row table:style-name="ro1">
          <table:table-cell office:value-type="float" office:value="19720920" calcext:value-type="float">
            <text:p>19720920</text:p>
          </table:table-cell>
          <table:table-cell office:value-type="float" office:value="41580" calcext:value-type="float">
            <text:p>41580</text:p>
          </table:table-cell>
          <table:table-cell office:value-type="float" office:value="0.156128593675867" calcext:value-type="float">
            <text:p>0.1561286</text:p>
          </table:table-cell>
          <table:table-cell table:number-columns-repeated="1018"/>
        </table:table-row>
        <table:table-row table:style-name="ro1">
          <table:table-cell office:value-type="float" office:value="19720921" calcext:value-type="float">
            <text:p>19720921</text:p>
          </table:table-cell>
          <table:table-cell office:value-type="float" office:value="41581" calcext:value-type="float">
            <text:p>41581</text:p>
          </table:table-cell>
          <table:table-cell office:value-type="float" office:value="0.152727869463604" calcext:value-type="float">
            <text:p>0.1527279</text:p>
          </table:table-cell>
          <table:table-cell table:number-columns-repeated="1018"/>
        </table:table-row>
        <table:table-row table:style-name="ro1">
          <table:table-cell office:value-type="float" office:value="19720922" calcext:value-type="float">
            <text:p>19720922</text:p>
          </table:table-cell>
          <table:table-cell office:value-type="float" office:value="41582" calcext:value-type="float">
            <text:p>41582</text:p>
          </table:table-cell>
          <table:table-cell office:value-type="float" office:value="0.149101010541685" calcext:value-type="float">
            <text:p>0.1491010</text:p>
          </table:table-cell>
          <table:table-cell table:number-columns-repeated="1018"/>
        </table:table-row>
        <table:table-row table:style-name="ro1">
          <table:table-cell office:value-type="float" office:value="19720923" calcext:value-type="float">
            <text:p>19720923</text:p>
          </table:table-cell>
          <table:table-cell office:value-type="float" office:value="41583" calcext:value-type="float">
            <text:p>41583</text:p>
          </table:table-cell>
          <table:table-cell office:value-type="float" office:value="0.145340868465333" calcext:value-type="float">
            <text:p>0.1453409</text:p>
          </table:table-cell>
          <table:table-cell table:number-columns-repeated="1018"/>
        </table:table-row>
        <table:table-row table:style-name="ro1">
          <table:table-cell office:value-type="float" office:value="19720924" calcext:value-type="float">
            <text:p>19720924</text:p>
          </table:table-cell>
          <table:table-cell office:value-type="float" office:value="41584" calcext:value-type="float">
            <text:p>41584</text:p>
          </table:table-cell>
          <table:table-cell office:value-type="float" office:value="0.141579822988525" calcext:value-type="float">
            <text:p>0.1415798</text:p>
          </table:table-cell>
          <table:table-cell table:number-columns-repeated="1018"/>
        </table:table-row>
        <table:table-row table:style-name="ro1">
          <table:table-cell office:value-type="float" office:value="19720925" calcext:value-type="float">
            <text:p>19720925</text:p>
          </table:table-cell>
          <table:table-cell office:value-type="float" office:value="41585" calcext:value-type="float">
            <text:p>41585</text:p>
          </table:table-cell>
          <table:table-cell office:value-type="float" office:value="0.137952686813982" calcext:value-type="float">
            <text:p>0.1379527</text:p>
          </table:table-cell>
          <table:table-cell table:number-columns-repeated="1018"/>
        </table:table-row>
        <table:table-row table:style-name="ro1">
          <table:table-cell office:value-type="float" office:value="19720926" calcext:value-type="float">
            <text:p>19720926</text:p>
          </table:table-cell>
          <table:table-cell office:value-type="float" office:value="41586" calcext:value-type="float">
            <text:p>41586</text:p>
          </table:table-cell>
          <table:table-cell office:value-type="float" office:value="0.134552317329572" calcext:value-type="float">
            <text:p>0.1345523</text:p>
          </table:table-cell>
          <table:table-cell table:number-columns-repeated="1018"/>
        </table:table-row>
        <table:table-row table:style-name="ro1">
          <table:table-cell office:value-type="float" office:value="19720927" calcext:value-type="float">
            <text:p>19720927</text:p>
          </table:table-cell>
          <table:table-cell office:value-type="float" office:value="41587" calcext:value-type="float">
            <text:p>41587</text:p>
          </table:table-cell>
          <table:table-cell office:value-type="float" office:value="0.13139856626993" calcext:value-type="float">
            <text:p>0.1313986</text:p>
          </table:table-cell>
          <table:table-cell table:number-columns-repeated="1018"/>
        </table:table-row>
        <table:table-row table:style-name="ro1">
          <table:table-cell office:value-type="float" office:value="19720928" calcext:value-type="float">
            <text:p>19720928</text:p>
          </table:table-cell>
          <table:table-cell office:value-type="float" office:value="41588" calcext:value-type="float">
            <text:p>41588</text:p>
          </table:table-cell>
          <table:table-cell office:value-type="float" office:value="0.128435531688247" calcext:value-type="float">
            <text:p>0.1284355</text:p>
          </table:table-cell>
          <table:table-cell table:number-columns-repeated="1018"/>
        </table:table-row>
        <table:table-row table:style-name="ro1">
          <table:table-cell office:value-type="float" office:value="19720929" calcext:value-type="float">
            <text:p>19720929</text:p>
          </table:table-cell>
          <table:table-cell office:value-type="float" office:value="41589" calcext:value-type="float">
            <text:p>41589</text:p>
          </table:table-cell>
          <table:table-cell office:value-type="float" office:value="0.125556983792698" calcext:value-type="float">
            <text:p>0.1255570</text:p>
          </table:table-cell>
          <table:table-cell table:number-columns-repeated="1018"/>
        </table:table-row>
        <table:table-row table:style-name="ro1">
          <table:table-cell office:value-type="float" office:value="19720930" calcext:value-type="float">
            <text:p>19720930</text:p>
          </table:table-cell>
          <table:table-cell office:value-type="float" office:value="41590" calcext:value-type="float">
            <text:p>41590</text:p>
          </table:table-cell>
          <table:table-cell office:value-type="float" office:value="0.122645756102422" calcext:value-type="float">
            <text:p>0.1226458</text:p>
          </table:table-cell>
          <table:table-cell table:number-columns-repeated="1018"/>
        </table:table-row>
        <table:table-row table:style-name="ro1">
          <table:table-cell office:value-type="float" office:value="19721001" calcext:value-type="float">
            <text:p>19721001</text:p>
          </table:table-cell>
          <table:table-cell office:value-type="float" office:value="41591" calcext:value-type="float">
            <text:p>41591</text:p>
          </table:table-cell>
          <table:table-cell office:value-type="float" office:value="0.119608873994984" calcext:value-type="float">
            <text:p>0.1196089</text:p>
          </table:table-cell>
          <table:table-cell table:number-columns-repeated="1018"/>
        </table:table-row>
        <table:table-row table:style-name="ro1">
          <table:table-cell office:value-type="float" office:value="19721002" calcext:value-type="float">
            <text:p>19721002</text:p>
          </table:table-cell>
          <table:table-cell office:value-type="float" office:value="41592" calcext:value-type="float">
            <text:p>41592</text:p>
          </table:table-cell>
          <table:table-cell office:value-type="float" office:value="0.116396955187504" calcext:value-type="float">
            <text:p>0.1163970</text:p>
          </table:table-cell>
          <table:table-cell table:number-columns-repeated="1018"/>
        </table:table-row>
        <table:table-row table:style-name="ro1">
          <table:table-cell office:value-type="float" office:value="19721003" calcext:value-type="float">
            <text:p>19721003</text:p>
          </table:table-cell>
          <table:table-cell office:value-type="float" office:value="41593" calcext:value-type="float">
            <text:p>41593</text:p>
          </table:table-cell>
          <table:table-cell office:value-type="float" office:value="0.113007014065182" calcext:value-type="float">
            <text:p>0.1130070</text:p>
          </table:table-cell>
          <table:table-cell table:number-columns-repeated="1018"/>
        </table:table-row>
        <table:table-row table:style-name="ro1">
          <table:table-cell office:value-type="float" office:value="19721004" calcext:value-type="float">
            <text:p>19721004</text:p>
          </table:table-cell>
          <table:table-cell office:value-type="float" office:value="41594" calcext:value-type="float">
            <text:p>41594</text:p>
          </table:table-cell>
          <table:table-cell office:value-type="float" office:value="0.109474466818412" calcext:value-type="float">
            <text:p>0.1094745</text:p>
          </table:table-cell>
          <table:table-cell table:number-columns-repeated="1018"/>
        </table:table-row>
        <table:table-row table:style-name="ro1">
          <table:table-cell office:value-type="float" office:value="19721005" calcext:value-type="float">
            <text:p>19721005</text:p>
          </table:table-cell>
          <table:table-cell office:value-type="float" office:value="41595" calcext:value-type="float">
            <text:p>41595</text:p>
          </table:table-cell>
          <table:table-cell office:value-type="float" office:value="0.105860455267788" calcext:value-type="float">
            <text:p>0.1058605</text:p>
          </table:table-cell>
          <table:table-cell table:number-columns-repeated="1018"/>
        </table:table-row>
        <table:table-row table:style-name="ro1">
          <table:table-cell office:value-type="float" office:value="19721006" calcext:value-type="float">
            <text:p>19721006</text:p>
          </table:table-cell>
          <table:table-cell office:value-type="float" office:value="41596" calcext:value-type="float">
            <text:p>41596</text:p>
          </table:table-cell>
          <table:table-cell office:value-type="float" office:value="0.102237764559526" calcext:value-type="float">
            <text:p>0.1022378</text:p>
          </table:table-cell>
          <table:table-cell table:number-columns-repeated="1018"/>
        </table:table-row>
        <table:table-row table:style-name="ro1">
          <table:table-cell office:value-type="float" office:value="19721007" calcext:value-type="float">
            <text:p>19721007</text:p>
          </table:table-cell>
          <table:table-cell office:value-type="float" office:value="41597" calcext:value-type="float">
            <text:p>41597</text:p>
          </table:table-cell>
          <table:table-cell office:value-type="float" office:value="0.0986767639591051" calcext:value-type="float">
            <text:p>0.0986768</text:p>
          </table:table-cell>
          <table:table-cell table:number-columns-repeated="1018"/>
        </table:table-row>
        <table:table-row table:style-name="ro1">
          <table:table-cell office:value-type="float" office:value="19721008" calcext:value-type="float">
            <text:p>19721008</text:p>
          </table:table-cell>
          <table:table-cell office:value-type="float" office:value="41598" calcext:value-type="float">
            <text:p>41598</text:p>
          </table:table-cell>
          <table:table-cell office:value-type="float" office:value="0.0952330312011469" calcext:value-type="float">
            <text:p>0.0952330</text:p>
          </table:table-cell>
          <table:table-cell table:number-columns-repeated="1018"/>
        </table:table-row>
        <table:table-row table:style-name="ro1">
          <table:table-cell office:value-type="float" office:value="19721009" calcext:value-type="float">
            <text:p>19721009</text:p>
          </table:table-cell>
          <table:table-cell office:value-type="float" office:value="41599" calcext:value-type="float">
            <text:p>41599</text:p>
          </table:table-cell>
          <table:table-cell office:value-type="float" office:value="0.0919388187359544" calcext:value-type="float">
            <text:p>0.0919388</text:p>
          </table:table-cell>
          <table:table-cell table:number-columns-repeated="1018"/>
        </table:table-row>
        <table:table-row table:style-name="ro1">
          <table:table-cell office:value-type="float" office:value="19721010" calcext:value-type="float">
            <text:p>19721010</text:p>
          </table:table-cell>
          <table:table-cell office:value-type="float" office:value="41600" calcext:value-type="float">
            <text:p>41600</text:p>
          </table:table-cell>
          <table:table-cell office:value-type="float" office:value="0.0887996519408958" calcext:value-type="float">
            <text:p>0.0887997</text:p>
          </table:table-cell>
          <table:table-cell table:number-columns-repeated="1018"/>
        </table:table-row>
        <table:table-row table:style-name="ro1">
          <table:table-cell office:value-type="float" office:value="19721011" calcext:value-type="float">
            <text:p>19721011</text:p>
          </table:table-cell>
          <table:table-cell office:value-type="float" office:value="41601" calcext:value-type="float">
            <text:p>41601</text:p>
          </table:table-cell>
          <table:table-cell office:value-type="float" office:value="0.085795592209692" calcext:value-type="float">
            <text:p>0.0857956</text:p>
          </table:table-cell>
          <table:table-cell table:number-columns-repeated="1018"/>
        </table:table-row>
        <table:table-row table:style-name="ro1">
          <table:table-cell office:value-type="float" office:value="19721012" calcext:value-type="float">
            <text:p>19721012</text:p>
          </table:table-cell>
          <table:table-cell office:value-type="float" office:value="41602" calcext:value-type="float">
            <text:p>41602</text:p>
          </table:table-cell>
          <table:table-cell office:value-type="float" office:value="0.0828855898595506" calcext:value-type="float">
            <text:p>0.0828856</text:p>
          </table:table-cell>
          <table:table-cell table:number-columns-repeated="1018"/>
        </table:table-row>
        <table:table-row table:style-name="ro1">
          <table:table-cell office:value-type="float" office:value="19721013" calcext:value-type="float">
            <text:p>19721013</text:p>
          </table:table-cell>
          <table:table-cell office:value-type="float" office:value="41603" calcext:value-type="float">
            <text:p>41603</text:p>
          </table:table-cell>
          <table:table-cell office:value-type="float" office:value="0.0800134206472549" calcext:value-type="float">
            <text:p>0.0800134</text:p>
          </table:table-cell>
          <table:table-cell table:number-columns-repeated="1018"/>
        </table:table-row>
        <table:table-row table:style-name="ro1">
          <table:table-cell office:value-type="float" office:value="19721014" calcext:value-type="float">
            <text:p>19721014</text:p>
          </table:table-cell>
          <table:table-cell office:value-type="float" office:value="41604" calcext:value-type="float">
            <text:p>41604</text:p>
          </table:table-cell>
          <table:table-cell office:value-type="float" office:value="0.0771141672623159" calcext:value-type="float">
            <text:p>0.0771142</text:p>
          </table:table-cell>
          <table:table-cell table:number-columns-repeated="1018"/>
        </table:table-row>
        <table:table-row table:style-name="ro1">
          <table:table-cell office:value-type="float" office:value="19721015" calcext:value-type="float">
            <text:p>19721015</text:p>
          </table:table-cell>
          <table:table-cell office:value-type="float" office:value="41605" calcext:value-type="float">
            <text:p>41605</text:p>
          </table:table-cell>
          <table:table-cell office:value-type="float" office:value="0.0741205261069311" calcext:value-type="float">
            <text:p>0.0741205</text:p>
          </table:table-cell>
          <table:table-cell table:number-columns-repeated="1018"/>
        </table:table-row>
        <table:table-row table:style-name="ro1">
          <table:table-cell office:value-type="float" office:value="19721016" calcext:value-type="float">
            <text:p>19721016</text:p>
          </table:table-cell>
          <table:table-cell office:value-type="float" office:value="41606" calcext:value-type="float">
            <text:p>41606</text:p>
          </table:table-cell>
          <table:table-cell office:value-type="float" office:value="0.0709689500935937" calcext:value-type="float">
            <text:p>0.0709690</text:p>
          </table:table-cell>
          <table:table-cell table:number-columns-repeated="1018"/>
        </table:table-row>
        <table:table-row table:style-name="ro1">
          <table:table-cell office:value-type="float" office:value="19721017" calcext:value-type="float">
            <text:p>19721017</text:p>
          </table:table-cell>
          <table:table-cell office:value-type="float" office:value="41607" calcext:value-type="float">
            <text:p>41607</text:p>
          </table:table-cell>
          <table:table-cell office:value-type="float" office:value="0.0676071597909171" calcext:value-type="float">
            <text:p>0.0676072</text:p>
          </table:table-cell>
          <table:table-cell table:number-columns-repeated="1018"/>
        </table:table-row>
        <table:table-row table:style-name="ro1">
          <table:table-cell office:value-type="float" office:value="19721018" calcext:value-type="float">
            <text:p>19721018</text:p>
          </table:table-cell>
          <table:table-cell office:value-type="float" office:value="41608" calcext:value-type="float">
            <text:p>41608</text:p>
          </table:table-cell>
          <table:table-cell office:value-type="float" office:value="0.0640053721329821" calcext:value-type="float">
            <text:p>0.0640054</text:p>
          </table:table-cell>
          <table:table-cell table:number-columns-repeated="1018"/>
        </table:table-row>
        <table:table-row table:style-name="ro1">
          <table:table-cell office:value-type="float" office:value="19721019" calcext:value-type="float">
            <text:p>19721019</text:p>
          </table:table-cell>
          <table:table-cell office:value-type="float" office:value="41609" calcext:value-type="float">
            <text:p>41609</text:p>
          </table:table-cell>
          <table:table-cell office:value-type="float" office:value="0.0601711746902112" calcext:value-type="float">
            <text:p>0.0601712</text:p>
          </table:table-cell>
          <table:table-cell table:number-columns-repeated="1018"/>
        </table:table-row>
        <table:table-row table:style-name="ro1">
          <table:table-cell office:value-type="float" office:value="19721020" calcext:value-type="float">
            <text:p>19721020</text:p>
          </table:table-cell>
          <table:table-cell office:value-type="float" office:value="41610" calcext:value-type="float">
            <text:p>41610</text:p>
          </table:table-cell>
          <table:table-cell office:value-type="float" office:value="0.0561621434992858" calcext:value-type="float">
            <text:p>0.0561621</text:p>
          </table:table-cell>
          <table:table-cell table:number-columns-repeated="1018"/>
        </table:table-row>
        <table:table-row table:style-name="ro1">
          <table:table-cell office:value-type="float" office:value="19721021" calcext:value-type="float">
            <text:p>19721021</text:p>
          </table:table-cell>
          <table:table-cell office:value-type="float" office:value="41611" calcext:value-type="float">
            <text:p>41611</text:p>
          </table:table-cell>
          <table:table-cell office:value-type="float" office:value="0.0520854130058197" calcext:value-type="float">
            <text:p>0.0520854</text:p>
          </table:table-cell>
          <table:table-cell table:number-columns-repeated="1018"/>
        </table:table-row>
        <table:table-row table:style-name="ro1">
          <table:table-cell office:value-type="float" office:value="19721022" calcext:value-type="float">
            <text:p>19721022</text:p>
          </table:table-cell>
          <table:table-cell office:value-type="float" office:value="41612" calcext:value-type="float">
            <text:p>41612</text:p>
          </table:table-cell>
          <table:table-cell office:value-type="float" office:value="0.0480756326144061" calcext:value-type="float">
            <text:p>0.0480756</text:p>
          </table:table-cell>
          <table:table-cell table:number-columns-repeated="1018"/>
        </table:table-row>
        <table:table-row table:style-name="ro1">
          <table:table-cell office:value-type="float" office:value="19721023" calcext:value-type="float">
            <text:p>19721023</text:p>
          </table:table-cell>
          <table:table-cell office:value-type="float" office:value="41613" calcext:value-type="float">
            <text:p>41613</text:p>
          </table:table-cell>
          <table:table-cell office:value-type="float" office:value="0.0442538887073525" calcext:value-type="float">
            <text:p>0.0442539</text:p>
          </table:table-cell>
          <table:table-cell table:number-columns-repeated="1018"/>
        </table:table-row>
        <table:table-row table:style-name="ro1">
          <table:table-cell office:value-type="float" office:value="19721024" calcext:value-type="float">
            <text:p>19721024</text:p>
          </table:table-cell>
          <table:table-cell office:value-type="float" office:value="41614" calcext:value-type="float">
            <text:p>41614</text:p>
          </table:table-cell>
          <table:table-cell office:value-type="float" office:value="0.0406839874344342" calcext:value-type="float">
            <text:p>0.0406840</text:p>
          </table:table-cell>
          <table:table-cell table:number-columns-repeated="1018"/>
        </table:table-row>
        <table:table-row table:style-name="ro1">
          <table:table-cell office:value-type="float" office:value="19721025" calcext:value-type="float">
            <text:p>19721025</text:p>
          </table:table-cell>
          <table:table-cell office:value-type="float" office:value="41615" calcext:value-type="float">
            <text:p>41615</text:p>
          </table:table-cell>
          <table:table-cell office:value-type="float" office:value="0.0373483111822779" calcext:value-type="float">
            <text:p>0.0373483</text:p>
          </table:table-cell>
          <table:table-cell table:number-columns-repeated="1018"/>
        </table:table-row>
        <table:table-row table:style-name="ro1">
          <table:table-cell office:value-type="float" office:value="19721026" calcext:value-type="float">
            <text:p>19721026</text:p>
          </table:table-cell>
          <table:table-cell office:value-type="float" office:value="41616" calcext:value-type="float">
            <text:p>41616</text:p>
          </table:table-cell>
          <table:table-cell office:value-type="float" office:value="0.0341570453732771" calcext:value-type="float">
            <text:p>0.0341570</text:p>
          </table:table-cell>
          <table:table-cell table:number-columns-repeated="1018"/>
        </table:table-row>
        <table:table-row table:style-name="ro1">
          <table:table-cell office:value-type="float" office:value="19721027" calcext:value-type="float">
            <text:p>19721027</text:p>
          </table:table-cell>
          <table:table-cell office:value-type="float" office:value="41617" calcext:value-type="float">
            <text:p>41617</text:p>
          </table:table-cell>
          <table:table-cell office:value-type="float" office:value="0.0309863550356297" calcext:value-type="float">
            <text:p>0.0309864</text:p>
          </table:table-cell>
          <table:table-cell table:number-columns-repeated="1018"/>
        </table:table-row>
        <table:table-row table:style-name="ro1">
          <table:table-cell office:value-type="float" office:value="19721028" calcext:value-type="float">
            <text:p>19721028</text:p>
          </table:table-cell>
          <table:table-cell office:value-type="float" office:value="41618" calcext:value-type="float">
            <text:p>41618</text:p>
          </table:table-cell>
          <table:table-cell office:value-type="float" office:value="0.0277254936736426" calcext:value-type="float">
            <text:p>0.0277255</text:p>
          </table:table-cell>
          <table:table-cell table:number-columns-repeated="1018"/>
        </table:table-row>
        <table:table-row table:style-name="ro1">
          <table:table-cell office:value-type="float" office:value="19721029" calcext:value-type="float">
            <text:p>19721029</text:p>
          </table:table-cell>
          <table:table-cell office:value-type="float" office:value="41619" calcext:value-type="float">
            <text:p>41619</text:p>
          </table:table-cell>
          <table:table-cell office:value-type="float" office:value="0.0243104357434945" calcext:value-type="float">
            <text:p>0.0243104</text:p>
          </table:table-cell>
          <table:table-cell table:number-columns-repeated="1018"/>
        </table:table-row>
        <table:table-row table:style-name="ro1">
          <table:table-cell office:value-type="float" office:value="19721030" calcext:value-type="float">
            <text:p>19721030</text:p>
          </table:table-cell>
          <table:table-cell office:value-type="float" office:value="41620" calcext:value-type="float">
            <text:p>41620</text:p>
          </table:table-cell>
          <table:table-cell office:value-type="float" office:value="0.0207328009595997" calcext:value-type="float">
            <text:p>0.0207328</text:p>
          </table:table-cell>
          <table:table-cell table:number-columns-repeated="1018"/>
        </table:table-row>
        <table:table-row table:style-name="ro1">
          <table:table-cell office:value-type="float" office:value="19721031" calcext:value-type="float">
            <text:p>19721031</text:p>
          </table:table-cell>
          <table:table-cell office:value-type="float" office:value="41621" calcext:value-type="float">
            <text:p>41621</text:p>
          </table:table-cell>
          <table:table-cell office:value-type="float" office:value="0.0170281337795686" calcext:value-type="float">
            <text:p>0.0170281</text:p>
          </table:table-cell>
          <table:table-cell table:number-columns-repeated="1018"/>
        </table:table-row>
        <table:table-row table:style-name="ro1">
          <table:table-cell office:value-type="float" office:value="19721101" calcext:value-type="float">
            <text:p>19721101</text:p>
          </table:table-cell>
          <table:table-cell office:value-type="float" office:value="41622" calcext:value-type="float">
            <text:p>41622</text:p>
          </table:table-cell>
          <table:table-cell office:value-type="float" office:value="0.0132561739043879" calcext:value-type="float">
            <text:p>0.0132562</text:p>
          </table:table-cell>
          <table:table-cell table:number-columns-repeated="1018"/>
        </table:table-row>
        <table:table-row table:style-name="ro1">
          <table:table-cell office:value-type="float" office:value="19721102" calcext:value-type="float">
            <text:p>19721102</text:p>
          </table:table-cell>
          <table:table-cell office:value-type="float" office:value="41623" calcext:value-type="float">
            <text:p>41623</text:p>
          </table:table-cell>
          <table:table-cell office:value-type="float" office:value="0.00948389824185369" calcext:value-type="float">
            <text:p>0.0094839</text:p>
          </table:table-cell>
          <table:table-cell table:number-columns-repeated="1018"/>
        </table:table-row>
        <table:table-row table:style-name="ro1">
          <table:table-cell office:value-type="float" office:value="19721103" calcext:value-type="float">
            <text:p>19721103</text:p>
          </table:table-cell>
          <table:table-cell office:value-type="float" office:value="41624" calcext:value-type="float">
            <text:p>41624</text:p>
          </table:table-cell>
          <table:table-cell office:value-type="float" office:value="0.00577462439518683" calcext:value-type="float">
            <text:p>0.0057746</text:p>
          </table:table-cell>
          <table:table-cell table:number-columns-repeated="1018"/>
        </table:table-row>
        <table:table-row table:style-name="ro1">
          <table:table-cell office:value-type="float" office:value="19721104" calcext:value-type="float">
            <text:p>19721104</text:p>
          </table:table-cell>
          <table:table-cell office:value-type="float" office:value="41625" calcext:value-type="float">
            <text:p>41625</text:p>
          </table:table-cell>
          <table:table-cell office:value-type="float" office:value="0.00218080049235425" calcext:value-type="float">
            <text:p>0.0021808</text:p>
          </table:table-cell>
          <table:table-cell table:number-columns-repeated="1018"/>
        </table:table-row>
        <table:table-row table:style-name="ro1">
          <table:table-cell office:value-type="float" office:value="19721105" calcext:value-type="float">
            <text:p>19721105</text:p>
          </table:table-cell>
          <table:table-cell office:value-type="float" office:value="41626" calcext:value-type="float">
            <text:p>41626</text:p>
          </table:table-cell>
          <table:table-cell office:value-type="float" office:value="-0.00126227737931828" calcext:value-type="float">
            <text:p>-0.0012623</text:p>
          </table:table-cell>
          <table:table-cell table:number-columns-repeated="1018"/>
        </table:table-row>
        <table:table-row table:style-name="ro1">
          <table:table-cell office:value-type="float" office:value="19721106" calcext:value-type="float">
            <text:p>19721106</text:p>
          </table:table-cell>
          <table:table-cell office:value-type="float" office:value="41627" calcext:value-type="float">
            <text:p>41627</text:p>
          </table:table-cell>
          <table:table-cell office:value-type="float" office:value="-0.00454178700562125" calcext:value-type="float">
            <text:p>-0.0045418</text:p>
          </table:table-cell>
          <table:table-cell table:number-columns-repeated="1018"/>
        </table:table-row>
        <table:table-row table:style-name="ro1">
          <table:table-cell office:value-type="float" office:value="19721107" calcext:value-type="float">
            <text:p>19721107</text:p>
          </table:table-cell>
          <table:table-cell office:value-type="float" office:value="41628" calcext:value-type="float">
            <text:p>41628</text:p>
          </table:table-cell>
          <table:table-cell office:value-type="float" office:value="-0.00766975152749438" calcext:value-type="float">
            <text:p>-0.0076698</text:p>
          </table:table-cell>
          <table:table-cell table:number-columns-repeated="1018"/>
        </table:table-row>
        <table:table-row table:style-name="ro1">
          <table:table-cell office:value-type="float" office:value="19721108" calcext:value-type="float">
            <text:p>19721108</text:p>
          </table:table-cell>
          <table:table-cell office:value-type="float" office:value="41629" calcext:value-type="float">
            <text:p>41629</text:p>
          </table:table-cell>
          <table:table-cell office:value-type="float" office:value="-0.0106810881571988" calcext:value-type="float">
            <text:p>-0.0106811</text:p>
          </table:table-cell>
          <table:table-cell table:number-columns-repeated="1018"/>
        </table:table-row>
        <table:table-row table:style-name="ro1">
          <table:table-cell office:value-type="float" office:value="19721109" calcext:value-type="float">
            <text:p>19721109</text:p>
          </table:table-cell>
          <table:table-cell office:value-type="float" office:value="41630" calcext:value-type="float">
            <text:p>41630</text:p>
          </table:table-cell>
          <table:table-cell office:value-type="float" office:value="-0.0136279003612643" calcext:value-type="float">
            <text:p>-0.0136279</text:p>
          </table:table-cell>
          <table:table-cell table:number-columns-repeated="1018"/>
        </table:table-row>
        <table:table-row table:style-name="ro1">
          <table:table-cell office:value-type="float" office:value="19721110" calcext:value-type="float">
            <text:p>19721110</text:p>
          </table:table-cell>
          <table:table-cell office:value-type="float" office:value="41631" calcext:value-type="float">
            <text:p>41631</text:p>
          </table:table-cell>
          <table:table-cell office:value-type="float" office:value="-0.0165718818887726" calcext:value-type="float">
            <text:p>-0.0165719</text:p>
          </table:table-cell>
          <table:table-cell table:number-columns-repeated="1018"/>
        </table:table-row>
        <table:table-row table:style-name="ro1">
          <table:table-cell office:value-type="float" office:value="19721111" calcext:value-type="float">
            <text:p>19721111</text:p>
          </table:table-cell>
          <table:table-cell office:value-type="float" office:value="41632" calcext:value-type="float">
            <text:p>41632</text:p>
          </table:table-cell>
          <table:table-cell office:value-type="float" office:value="-0.0195767010665122" calcext:value-type="float">
            <text:p>-0.0195767</text:p>
          </table:table-cell>
          <table:table-cell table:number-columns-repeated="1018"/>
        </table:table-row>
        <table:table-row table:style-name="ro1">
          <table:table-cell office:value-type="float" office:value="19721112" calcext:value-type="float">
            <text:p>19721112</text:p>
          </table:table-cell>
          <table:table-cell office:value-type="float" office:value="41633" calcext:value-type="float">
            <text:p>41633</text:p>
          </table:table-cell>
          <table:table-cell office:value-type="float" office:value="-0.0227013830909186" calcext:value-type="float">
            <text:p>-0.0227014</text:p>
          </table:table-cell>
          <table:table-cell table:number-columns-repeated="1018"/>
        </table:table-row>
        <table:table-row table:style-name="ro1">
          <table:table-cell office:value-type="float" office:value="19721113" calcext:value-type="float">
            <text:p>19721113</text:p>
          </table:table-cell>
          <table:table-cell office:value-type="float" office:value="41634" calcext:value-type="float">
            <text:p>41634</text:p>
          </table:table-cell>
          <table:table-cell office:value-type="float" office:value="-0.0259944605434583" calcext:value-type="float">
            <text:p>-0.0259945</text:p>
          </table:table-cell>
          <table:table-cell table:number-columns-repeated="1018"/>
        </table:table-row>
        <table:table-row table:style-name="ro1">
          <table:table-cell office:value-type="float" office:value="19721114" calcext:value-type="float">
            <text:p>19721114</text:p>
          </table:table-cell>
          <table:table-cell office:value-type="float" office:value="41635" calcext:value-type="float">
            <text:p>41635</text:p>
          </table:table-cell>
          <table:table-cell office:value-type="float" office:value="-0.0294874143706494" calcext:value-type="float">
            <text:p>-0.0294874</text:p>
          </table:table-cell>
          <table:table-cell table:number-columns-repeated="1018"/>
        </table:table-row>
        <table:table-row table:style-name="ro1">
          <table:table-cell office:value-type="float" office:value="19721115" calcext:value-type="float">
            <text:p>19721115</text:p>
          </table:table-cell>
          <table:table-cell office:value-type="float" office:value="41636" calcext:value-type="float">
            <text:p>41636</text:p>
          </table:table-cell>
          <table:table-cell office:value-type="float" office:value="-0.0331858045591886" calcext:value-type="float">
            <text:p>-0.0331858</text:p>
          </table:table-cell>
          <table:table-cell table:number-columns-repeated="1018"/>
        </table:table-row>
        <table:table-row table:style-name="ro1">
          <table:table-cell office:value-type="float" office:value="19721116" calcext:value-type="float">
            <text:p>19721116</text:p>
          </table:table-cell>
          <table:table-cell office:value-type="float" office:value="41637" calcext:value-type="float">
            <text:p>41637</text:p>
          </table:table-cell>
          <table:table-cell office:value-type="float" office:value="-0.0370589610333667" calcext:value-type="float">
            <text:p>-0.0370590</text:p>
          </table:table-cell>
          <table:table-cell table:number-columns-repeated="1018"/>
        </table:table-row>
        <table:table-row table:style-name="ro1">
          <table:table-cell office:value-type="float" office:value="19721117" calcext:value-type="float">
            <text:p>19721117</text:p>
          </table:table-cell>
          <table:table-cell office:value-type="float" office:value="41638" calcext:value-type="float">
            <text:p>41638</text:p>
          </table:table-cell>
          <table:table-cell office:value-type="float" office:value="-0.0410338080115054" calcext:value-type="float">
            <text:p>-0.0410338</text:p>
          </table:table-cell>
          <table:table-cell table:number-columns-repeated="1018"/>
        </table:table-row>
        <table:table-row table:style-name="ro1">
          <table:table-cell office:value-type="float" office:value="19721118" calcext:value-type="float">
            <text:p>19721118</text:p>
          </table:table-cell>
          <table:table-cell office:value-type="float" office:value="41639" calcext:value-type="float">
            <text:p>41639</text:p>
          </table:table-cell>
          <table:table-cell office:value-type="float" office:value="-0.0450016305877838" calcext:value-type="float">
            <text:p>-0.0450016</text:p>
          </table:table-cell>
          <table:table-cell table:number-columns-repeated="1018"/>
        </table:table-row>
        <table:table-row table:style-name="ro1">
          <table:table-cell office:value-type="float" office:value="19721119" calcext:value-type="float">
            <text:p>19721119</text:p>
          </table:table-cell>
          <table:table-cell office:value-type="float" office:value="41640" calcext:value-type="float">
            <text:p>41640</text:p>
          </table:table-cell>
          <table:table-cell office:value-type="float" office:value="-0.0488434675625982" calcext:value-type="float">
            <text:p>-0.0488435</text:p>
          </table:table-cell>
          <table:table-cell table:number-columns-repeated="1018"/>
        </table:table-row>
        <table:table-row table:style-name="ro1">
          <table:table-cell office:value-type="float" office:value="19721120" calcext:value-type="float">
            <text:p>19721120</text:p>
          </table:table-cell>
          <table:table-cell office:value-type="float" office:value="41641" calcext:value-type="float">
            <text:p>41641</text:p>
          </table:table-cell>
          <table:table-cell office:value-type="float" office:value="-0.0524693202753852" calcext:value-type="float">
            <text:p>-0.0524693</text:p>
          </table:table-cell>
          <table:table-cell table:number-columns-repeated="1018"/>
        </table:table-row>
        <table:table-row table:style-name="ro1">
          <table:table-cell office:value-type="float" office:value="19721121" calcext:value-type="float">
            <text:p>19721121</text:p>
          </table:table-cell>
          <table:table-cell office:value-type="float" office:value="41642" calcext:value-type="float">
            <text:p>41642</text:p>
          </table:table-cell>
          <table:table-cell office:value-type="float" office:value="-0.0558544787547035" calcext:value-type="float">
            <text:p>-0.0558545</text:p>
          </table:table-cell>
          <table:table-cell table:number-columns-repeated="1018"/>
        </table:table-row>
        <table:table-row table:style-name="ro1">
          <table:table-cell office:value-type="float" office:value="19721122" calcext:value-type="float">
            <text:p>19721122</text:p>
          </table:table-cell>
          <table:table-cell office:value-type="float" office:value="41643" calcext:value-type="float">
            <text:p>41643</text:p>
          </table:table-cell>
          <table:table-cell office:value-type="float" office:value="-0.0590526800204572" calcext:value-type="float">
            <text:p>-0.0590527</text:p>
          </table:table-cell>
          <table:table-cell table:number-columns-repeated="1018"/>
        </table:table-row>
        <table:table-row table:style-name="ro1">
          <table:table-cell office:value-type="float" office:value="19721123" calcext:value-type="float">
            <text:p>19721123</text:p>
          </table:table-cell>
          <table:table-cell office:value-type="float" office:value="41644" calcext:value-type="float">
            <text:p>41644</text:p>
          </table:table-cell>
          <table:table-cell office:value-type="float" office:value="-0.0621758137579818" calcext:value-type="float">
            <text:p>-0.0621758</text:p>
          </table:table-cell>
          <table:table-cell table:number-columns-repeated="1018"/>
        </table:table-row>
        <table:table-row table:style-name="ro1">
          <table:table-cell office:value-type="float" office:value="19721124" calcext:value-type="float">
            <text:p>19721124</text:p>
          </table:table-cell>
          <table:table-cell office:value-type="float" office:value="41645" calcext:value-type="float">
            <text:p>41645</text:p>
          </table:table-cell>
          <table:table-cell office:value-type="float" office:value="-0.0653484905590389" calcext:value-type="float">
            <text:p>-0.0653485</text:p>
          </table:table-cell>
          <table:table-cell table:number-columns-repeated="1018"/>
        </table:table-row>
        <table:table-row table:style-name="ro1">
          <table:table-cell office:value-type="float" office:value="19721125" calcext:value-type="float">
            <text:p>19721125</text:p>
          </table:table-cell>
          <table:table-cell office:value-type="float" office:value="41646" calcext:value-type="float">
            <text:p>41646</text:p>
          </table:table-cell>
          <table:table-cell office:value-type="float" office:value="-0.0686603545988405" calcext:value-type="float">
            <text:p>-0.0686604</text:p>
          </table:table-cell>
          <table:table-cell table:number-columns-repeated="1018"/>
        </table:table-row>
        <table:table-row table:style-name="ro1">
          <table:table-cell office:value-type="float" office:value="19721126" calcext:value-type="float">
            <text:p>19721126</text:p>
          </table:table-cell>
          <table:table-cell office:value-type="float" office:value="41647" calcext:value-type="float">
            <text:p>41647</text:p>
          </table:table-cell>
          <table:table-cell office:value-type="float" office:value="-0.0721390943973006" calcext:value-type="float">
            <text:p>-0.0721391</text:p>
          </table:table-cell>
          <table:table-cell table:number-columns-repeated="1018"/>
        </table:table-row>
        <table:table-row table:style-name="ro1">
          <table:table-cell office:value-type="float" office:value="19721127" calcext:value-type="float">
            <text:p>19721127</text:p>
          </table:table-cell>
          <table:table-cell office:value-type="float" office:value="41648" calcext:value-type="float">
            <text:p>41648</text:p>
          </table:table-cell>
          <table:table-cell office:value-type="float" office:value="-0.0757530244006901" calcext:value-type="float">
            <text:p>-0.0757530</text:p>
          </table:table-cell>
          <table:table-cell table:number-columns-repeated="1018"/>
        </table:table-row>
        <table:table-row table:style-name="ro1">
          <table:table-cell office:value-type="float" office:value="19721128" calcext:value-type="float">
            <text:p>19721128</text:p>
          </table:table-cell>
          <table:table-cell office:value-type="float" office:value="41649" calcext:value-type="float">
            <text:p>41649</text:p>
          </table:table-cell>
          <table:table-cell office:value-type="float" office:value="-0.0794346697346384" calcext:value-type="float">
            <text:p>-0.0794347</text:p>
          </table:table-cell>
          <table:table-cell table:number-columns-repeated="1018"/>
        </table:table-row>
        <table:table-row table:style-name="ro1">
          <table:table-cell office:value-type="float" office:value="19721129" calcext:value-type="float">
            <text:p>19721129</text:p>
          </table:table-cell>
          <table:table-cell office:value-type="float" office:value="41650" calcext:value-type="float">
            <text:p>41650</text:p>
          </table:table-cell>
          <table:table-cell office:value-type="float" office:value="-0.0831081668658342" calcext:value-type="float">
            <text:p>-0.0831082</text:p>
          </table:table-cell>
          <table:table-cell table:number-columns-repeated="1018"/>
        </table:table-row>
        <table:table-row table:style-name="ro1">
          <table:table-cell office:value-type="float" office:value="19721130" calcext:value-type="float">
            <text:p>19721130</text:p>
          </table:table-cell>
          <table:table-cell office:value-type="float" office:value="41651" calcext:value-type="float">
            <text:p>41651</text:p>
          </table:table-cell>
          <table:table-cell office:value-type="float" office:value="-0.0867074522394731" calcext:value-type="float">
            <text:p>-0.0867075</text:p>
          </table:table-cell>
          <table:table-cell table:number-columns-repeated="1018"/>
        </table:table-row>
        <table:table-row table:style-name="ro1">
          <table:table-cell office:value-type="float" office:value="19721201" calcext:value-type="float">
            <text:p>19721201</text:p>
          </table:table-cell>
          <table:table-cell office:value-type="float" office:value="41652" calcext:value-type="float">
            <text:p>41652</text:p>
          </table:table-cell>
          <table:table-cell office:value-type="float" office:value="-0.0901830192272612" calcext:value-type="float">
            <text:p>-0.0901830</text:p>
          </table:table-cell>
          <table:table-cell table:number-columns-repeated="1018"/>
        </table:table-row>
        <table:table-row table:style-name="ro1">
          <table:table-cell office:value-type="float" office:value="19721202" calcext:value-type="float">
            <text:p>19721202</text:p>
          </table:table-cell>
          <table:table-cell office:value-type="float" office:value="41653" calcext:value-type="float">
            <text:p>41653</text:p>
          </table:table-cell>
          <table:table-cell office:value-type="float" office:value="-0.0935029061135921" calcext:value-type="float">
            <text:p>-0.0935029</text:p>
          </table:table-cell>
          <table:table-cell table:number-columns-repeated="1018"/>
        </table:table-row>
        <table:table-row table:style-name="ro1">
          <table:table-cell office:value-type="float" office:value="19721203" calcext:value-type="float">
            <text:p>19721203</text:p>
          </table:table-cell>
          <table:table-cell office:value-type="float" office:value="41654" calcext:value-type="float">
            <text:p>41654</text:p>
          </table:table-cell>
          <table:table-cell office:value-type="float" office:value="-0.09665381116357" calcext:value-type="float">
            <text:p>-0.0966538</text:p>
          </table:table-cell>
          <table:table-cell table:number-columns-repeated="1018"/>
        </table:table-row>
        <table:table-row table:style-name="ro1">
          <table:table-cell office:value-type="float" office:value="19721204" calcext:value-type="float">
            <text:p>19721204</text:p>
          </table:table-cell>
          <table:table-cell office:value-type="float" office:value="41655" calcext:value-type="float">
            <text:p>41655</text:p>
          </table:table-cell>
          <table:table-cell office:value-type="float" office:value="-0.0996434983224006" calcext:value-type="float">
            <text:p>-0.0996435</text:p>
          </table:table-cell>
          <table:table-cell table:number-columns-repeated="1018"/>
        </table:table-row>
        <table:table-row table:style-name="ro1">
          <table:table-cell office:value-type="float" office:value="19721205" calcext:value-type="float">
            <text:p>19721205</text:p>
          </table:table-cell>
          <table:table-cell office:value-type="float" office:value="41656" calcext:value-type="float">
            <text:p>41656</text:p>
          </table:table-cell>
          <table:table-cell office:value-type="float" office:value="-0.102501781312377" calcext:value-type="float">
            <text:p>-0.1025018</text:p>
          </table:table-cell>
          <table:table-cell table:number-columns-repeated="1018"/>
        </table:table-row>
        <table:table-row table:style-name="ro1">
          <table:table-cell office:value-type="float" office:value="19721206" calcext:value-type="float">
            <text:p>19721206</text:p>
          </table:table-cell>
          <table:table-cell office:value-type="float" office:value="41657" calcext:value-type="float">
            <text:p>41657</text:p>
          </table:table-cell>
          <table:table-cell office:value-type="float" office:value="-0.105277480162492" calcext:value-type="float">
            <text:p>-0.1052775</text:p>
          </table:table-cell>
          <table:table-cell table:number-columns-repeated="1018"/>
        </table:table-row>
        <table:table-row table:style-name="ro1">
          <table:table-cell office:value-type="float" office:value="19721207" calcext:value-type="float">
            <text:p>19721207</text:p>
          </table:table-cell>
          <table:table-cell office:value-type="float" office:value="41658" calcext:value-type="float">
            <text:p>41658</text:p>
          </table:table-cell>
          <table:table-cell office:value-type="float" office:value="-0.108031431347769" calcext:value-type="float">
            <text:p>-0.1080314</text:p>
          </table:table-cell>
          <table:table-cell table:number-columns-repeated="1018"/>
        </table:table-row>
        <table:table-row table:style-name="ro1">
          <table:table-cell office:value-type="float" office:value="19721208" calcext:value-type="float">
            <text:p>19721208</text:p>
          </table:table-cell>
          <table:table-cell office:value-type="float" office:value="41659" calcext:value-type="float">
            <text:p>41659</text:p>
          </table:table-cell>
          <table:table-cell office:value-type="float" office:value="-0.110827725477073" calcext:value-type="float">
            <text:p>-0.1108277</text:p>
          </table:table-cell>
          <table:table-cell table:number-columns-repeated="1018"/>
        </table:table-row>
        <table:table-row table:style-name="ro1">
          <table:table-cell office:value-type="float" office:value="19721209" calcext:value-type="float">
            <text:p>19721209</text:p>
          </table:table-cell>
          <table:table-cell office:value-type="float" office:value="41660" calcext:value-type="float">
            <text:p>41660</text:p>
          </table:table-cell>
          <table:table-cell office:value-type="float" office:value="-0.113725341290134" calcext:value-type="float">
            <text:p>-0.1137253</text:p>
          </table:table-cell>
          <table:table-cell table:number-columns-repeated="1018"/>
        </table:table-row>
        <table:table-row table:style-name="ro1">
          <table:table-cell office:value-type="float" office:value="19721210" calcext:value-type="float">
            <text:p>19721210</text:p>
          </table:table-cell>
          <table:table-cell office:value-type="float" office:value="41661" calcext:value-type="float">
            <text:p>41661</text:p>
          </table:table-cell>
          <table:table-cell office:value-type="float" office:value="-0.116771078159047" calcext:value-type="float">
            <text:p>-0.1167711</text:p>
          </table:table-cell>
          <table:table-cell table:number-columns-repeated="1018"/>
        </table:table-row>
        <table:table-row table:style-name="ro1">
          <table:table-cell office:value-type="float" office:value="19721211" calcext:value-type="float">
            <text:p>19721211</text:p>
          </table:table-cell>
          <table:table-cell office:value-type="float" office:value="41662" calcext:value-type="float">
            <text:p>41662</text:p>
          </table:table-cell>
          <table:table-cell office:value-type="float" office:value="-0.119993585541309" calcext:value-type="float">
            <text:p>-0.1199936</text:p>
          </table:table-cell>
          <table:table-cell table:number-columns-repeated="1018"/>
        </table:table-row>
        <table:table-row table:style-name="ro1">
          <table:table-cell office:value-type="float" office:value="19721212" calcext:value-type="float">
            <text:p>19721212</text:p>
          </table:table-cell>
          <table:table-cell office:value-type="float" office:value="41663" calcext:value-type="float">
            <text:p>41663</text:p>
          </table:table-cell>
          <table:table-cell office:value-type="float" office:value="-0.123397947460312" calcext:value-type="float">
            <text:p>-0.1233979</text:p>
          </table:table-cell>
          <table:table-cell table:number-columns-repeated="1018"/>
        </table:table-row>
        <table:table-row table:style-name="ro1">
          <table:table-cell office:value-type="float" office:value="19721213" calcext:value-type="float">
            <text:p>19721213</text:p>
          </table:table-cell>
          <table:table-cell office:value-type="float" office:value="41664" calcext:value-type="float">
            <text:p>41664</text:p>
          </table:table-cell>
          <table:table-cell office:value-type="float" office:value="-0.126960779623246" calcext:value-type="float">
            <text:p>-0.1269608</text:p>
          </table:table-cell>
          <table:table-cell table:number-columns-repeated="1018"/>
        </table:table-row>
        <table:table-row table:style-name="ro1">
          <table:table-cell office:value-type="float" office:value="19721214" calcext:value-type="float">
            <text:p>19721214</text:p>
          </table:table-cell>
          <table:table-cell office:value-type="float" office:value="41665" calcext:value-type="float">
            <text:p>41665</text:p>
          </table:table-cell>
          <table:table-cell office:value-type="float" office:value="-0.130627336949843" calcext:value-type="float">
            <text:p>-0.1306273</text:p>
          </table:table-cell>
          <table:table-cell table:number-columns-repeated="1018"/>
        </table:table-row>
        <table:table-row table:style-name="ro1">
          <table:table-cell office:value-type="float" office:value="19721215" calcext:value-type="float">
            <text:p>19721215</text:p>
          </table:table-cell>
          <table:table-cell office:value-type="float" office:value="41666" calcext:value-type="float">
            <text:p>41666</text:p>
          </table:table-cell>
          <table:table-cell office:value-type="float" office:value="-0.134314387228692" calcext:value-type="float">
            <text:p>-0.1343144</text:p>
          </table:table-cell>
          <table:table-cell table:number-columns-repeated="1018"/>
        </table:table-row>
        <table:table-row table:style-name="ro1">
          <table:table-cell office:value-type="float" office:value="19721216" calcext:value-type="float">
            <text:p>19721216</text:p>
          </table:table-cell>
          <table:table-cell office:value-type="float" office:value="41667" calcext:value-type="float">
            <text:p>41667</text:p>
          </table:table-cell>
          <table:table-cell office:value-type="float" office:value="-0.137923593661576" calcext:value-type="float">
            <text:p>-0.1379236</text:p>
          </table:table-cell>
          <table:table-cell table:number-columns-repeated="1018"/>
        </table:table-row>
        <table:table-row table:style-name="ro1">
          <table:table-cell office:value-type="float" office:value="19721217" calcext:value-type="float">
            <text:p>19721217</text:p>
          </table:table-cell>
          <table:table-cell office:value-type="float" office:value="41668" calcext:value-type="float">
            <text:p>41668</text:p>
          </table:table-cell>
          <table:table-cell office:value-type="float" office:value="-0.141367009582616" calcext:value-type="float">
            <text:p>-0.1413670</text:p>
          </table:table-cell>
          <table:table-cell table:number-columns-repeated="1018"/>
        </table:table-row>
        <table:table-row table:style-name="ro1">
          <table:table-cell office:value-type="float" office:value="19721218" calcext:value-type="float">
            <text:p>19721218</text:p>
          </table:table-cell>
          <table:table-cell office:value-type="float" office:value="41669" calcext:value-type="float">
            <text:p>41669</text:p>
          </table:table-cell>
          <table:table-cell office:value-type="float" office:value="-0.144598534447503" calcext:value-type="float">
            <text:p>-0.1445985</text:p>
          </table:table-cell>
          <table:table-cell table:number-columns-repeated="1018"/>
        </table:table-row>
        <table:table-row table:style-name="ro1">
          <table:table-cell office:value-type="float" office:value="19721219" calcext:value-type="float">
            <text:p>19721219</text:p>
          </table:table-cell>
          <table:table-cell office:value-type="float" office:value="41670" calcext:value-type="float">
            <text:p>41670</text:p>
          </table:table-cell>
          <table:table-cell office:value-type="float" office:value="-0.147637199834627" calcext:value-type="float">
            <text:p>-0.1476372</text:p>
          </table:table-cell>
          <table:table-cell table:number-columns-repeated="1018"/>
        </table:table-row>
        <table:table-row table:style-name="ro1">
          <table:table-cell office:value-type="float" office:value="19721220" calcext:value-type="float">
            <text:p>19721220</text:p>
          </table:table-cell>
          <table:table-cell office:value-type="float" office:value="41671" calcext:value-type="float">
            <text:p>41671</text:p>
          </table:table-cell>
          <table:table-cell office:value-type="float" office:value="-0.150567171019993" calcext:value-type="float">
            <text:p>-0.1505672</text:p>
          </table:table-cell>
          <table:table-cell table:number-columns-repeated="1018"/>
        </table:table-row>
        <table:table-row table:style-name="ro1">
          <table:table-cell office:value-type="float" office:value="19721221" calcext:value-type="float">
            <text:p>19721221</text:p>
          </table:table-cell>
          <table:table-cell office:value-type="float" office:value="41672" calcext:value-type="float">
            <text:p>41672</text:p>
          </table:table-cell>
          <table:table-cell office:value-type="float" office:value="-0.153509183227428" calcext:value-type="float">
            <text:p>-0.1535092</text:p>
          </table:table-cell>
          <table:table-cell table:number-columns-repeated="1018"/>
        </table:table-row>
        <table:table-row table:style-name="ro1">
          <table:table-cell office:value-type="float" office:value="19721222" calcext:value-type="float">
            <text:p>19721222</text:p>
          </table:table-cell>
          <table:table-cell office:value-type="float" office:value="41673" calcext:value-type="float">
            <text:p>41673</text:p>
          </table:table-cell>
          <table:table-cell office:value-type="float" office:value="-0.156574240828093" calcext:value-type="float">
            <text:p>-0.1565742</text:p>
          </table:table-cell>
          <table:table-cell table:number-columns-repeated="1018"/>
        </table:table-row>
        <table:table-row table:style-name="ro1">
          <table:table-cell office:value-type="float" office:value="19721223" calcext:value-type="float">
            <text:p>19721223</text:p>
          </table:table-cell>
          <table:table-cell office:value-type="float" office:value="41674" calcext:value-type="float">
            <text:p>41674</text:p>
          </table:table-cell>
          <table:table-cell office:value-type="float" office:value="-0.159821844197417" calcext:value-type="float">
            <text:p>-0.1598218</text:p>
          </table:table-cell>
          <table:table-cell table:number-columns-repeated="1018"/>
        </table:table-row>
        <table:table-row table:style-name="ro1">
          <table:table-cell office:value-type="float" office:value="19721224" calcext:value-type="float">
            <text:p>19721224</text:p>
          </table:table-cell>
          <table:table-cell office:value-type="float" office:value="41675" calcext:value-type="float">
            <text:p>41675</text:p>
          </table:table-cell>
          <table:table-cell office:value-type="float" office:value="-0.163242854465075" calcext:value-type="float">
            <text:p>-0.1632429</text:p>
          </table:table-cell>
          <table:table-cell table:number-columns-repeated="1018"/>
        </table:table-row>
        <table:table-row table:style-name="ro1">
          <table:table-cell office:value-type="float" office:value="19721225" calcext:value-type="float">
            <text:p>19721225</text:p>
          </table:table-cell>
          <table:table-cell office:value-type="float" office:value="41676" calcext:value-type="float">
            <text:p>41676</text:p>
          </table:table-cell>
          <table:table-cell office:value-type="float" office:value="-0.166772289969586" calcext:value-type="float">
            <text:p>-0.1667723</text:p>
          </table:table-cell>
          <table:table-cell table:number-columns-repeated="1018"/>
        </table:table-row>
        <table:table-row table:style-name="ro1">
          <table:table-cell office:value-type="float" office:value="19721226" calcext:value-type="float">
            <text:p>19721226</text:p>
          </table:table-cell>
          <table:table-cell office:value-type="float" office:value="41677" calcext:value-type="float">
            <text:p>41677</text:p>
          </table:table-cell>
          <table:table-cell office:value-type="float" office:value="-0.170320455328643" calcext:value-type="float">
            <text:p>-0.1703205</text:p>
          </table:table-cell>
          <table:table-cell table:number-columns-repeated="1018"/>
        </table:table-row>
        <table:table-row table:style-name="ro1">
          <table:table-cell office:value-type="float" office:value="19721227" calcext:value-type="float">
            <text:p>19721227</text:p>
          </table:table-cell>
          <table:table-cell office:value-type="float" office:value="41678" calcext:value-type="float">
            <text:p>41678</text:p>
          </table:table-cell>
          <table:table-cell office:value-type="float" office:value="-0.173803555761644" calcext:value-type="float">
            <text:p>-0.1738036</text:p>
          </table:table-cell>
          <table:table-cell table:number-columns-repeated="1018"/>
        </table:table-row>
        <table:table-row table:style-name="ro1">
          <table:table-cell office:value-type="float" office:value="19721228" calcext:value-type="float">
            <text:p>19721228</text:p>
          </table:table-cell>
          <table:table-cell office:value-type="float" office:value="41679" calcext:value-type="float">
            <text:p>41679</text:p>
          </table:table-cell>
          <table:table-cell office:value-type="float" office:value="-0.177160819549599" calcext:value-type="float">
            <text:p>-0.1771608</text:p>
          </table:table-cell>
          <table:table-cell table:number-columns-repeated="1018"/>
        </table:table-row>
        <table:table-row table:style-name="ro1">
          <table:table-cell office:value-type="float" office:value="19721229" calcext:value-type="float">
            <text:p>19721229</text:p>
          </table:table-cell>
          <table:table-cell office:value-type="float" office:value="41680" calcext:value-type="float">
            <text:p>41680</text:p>
          </table:table-cell>
          <table:table-cell office:value-type="float" office:value="-0.180357410310201" calcext:value-type="float">
            <text:p>-0.1803574</text:p>
          </table:table-cell>
          <table:table-cell table:number-columns-repeated="1018"/>
        </table:table-row>
        <table:table-row table:style-name="ro1">
          <table:table-cell office:value-type="float" office:value="19721230" calcext:value-type="float">
            <text:p>19721230</text:p>
          </table:table-cell>
          <table:table-cell office:value-type="float" office:value="41681" calcext:value-type="float">
            <text:p>41681</text:p>
          </table:table-cell>
          <table:table-cell office:value-type="float" office:value="-0.183380856010636" calcext:value-type="float">
            <text:p>-0.1833809</text:p>
          </table:table-cell>
          <table:table-cell table:number-columns-repeated="1018"/>
        </table:table-row>
        <table:table-row table:style-name="ro1">
          <table:table-cell office:value-type="float" office:value="19721231" calcext:value-type="float">
            <text:p>19721231</text:p>
          </table:table-cell>
          <table:table-cell office:value-type="float" office:value="41682" calcext:value-type="float">
            <text:p>41682</text:p>
          </table:table-cell>
          <table:table-cell office:value-type="float" office:value="-0.186238416848823" calcext:value-type="float">
            <text:p>-0.1862384</text:p>
          </table:table-cell>
          <table:table-cell table:number-columns-repeated="1018"/>
        </table:table-row>
        <table:table-row table:style-name="ro1">
          <table:table-cell office:value-type="float" office:value="19730101" calcext:value-type="float">
            <text:p>19730101</text:p>
          </table:table-cell>
          <table:table-cell office:value-type="float" office:value="41683" calcext:value-type="float">
            <text:p>41683</text:p>
          </table:table-cell>
          <table:table-cell office:value-type="float" office:value="0.811043042723327" calcext:value-type="float">
            <text:p>0.8110430</text:p>
          </table:table-cell>
          <table:table-cell table:number-columns-repeated="1018"/>
        </table:table-row>
        <table:table-row table:style-name="ro1" table:number-rows-repeated="104820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7" loext:min-decimal-places="7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 number:title="User-defined">
      <number:number number:decimal-places="13" loext:min-decimal-places="13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-00-0000</text:date>, <text:time style:data-style-name="N2" text:time-value="00:49:58.640202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23:49:02.442391022</dc:date>
    <meta:editing-duration>PT4H31M23S</meta:editing-duration>
    <meta:editing-cycles>155</meta:editing-cycles>
    <meta:generator>LibreOffice/6.2.6.2$Linux_X86_64 LibreOffice_project/684e730861356e74889dfe6dbddd3562aae2e6ad</meta:generator>
    <meta:document-statistic meta:table-count="4" meta:cell-count="95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65" chart:origin="0" chart:interval-major="30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2">
      <style:chart-properties chart:display-label="true" chart:logarithmic="false" chart:minimum="43" chart:maximum="45" chart:origin="0" chart:interval-major="0.1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symbol-type="named-symbol" chart:symbol-name="arrow-up" chart:symbol-width="0cm" chart:symbol-height="0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arrow-down" chart:symbol-width="0cm" chart:symbol-height="0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cm" chart:symbol-height="0cm" chart:link-data-style-to-source="true"/>
      <style:graphic-properties svg:stroke-color="#996600" draw:fill-color="#996600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cm" chart:symbol-height="0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ffc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3cm" svg:height="14.504cm" xlink:href=".." xlink:type="simple" chart:class="chart:scatter" chart:style-name="ch1">
        <chart:plot-area chart:style-name="ch2" table:cell-range-address="'1973'.F1:'1973'.F1 '1973'.F3:'1973'.F366 '1973'.I1:'1973'.K1 '1973'.I3:'1973'.K366" chart:data-source-has-labels="row" svg:x="0.404cm" svg:y="0.29cm" svg:width="19.405cm" svg:height="13.924cm">
          <chartooo:coordinate-region svg:x="1.316cm" svg:y="0.489cm" svg:width="18.467cm" svg:height="13.07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1973'.F3:'1973'.F366" chart:label-cell-address="'1973'.F1:'1973'.F1" chart:class="chart:scatter">
            <chart:data-point chart:repeated="364"/>
          </chart:series>
          <chart:series chart:style-name="ch7" chart:values-cell-range-address="'1973'.I3:'1973'.I366" chart:label-cell-address="'1973'.I1:'1973'.I1" chart:class="chart:scatter">
            <chart:data-point chart:repeated="364"/>
          </chart:series>
          <chart:series chart:style-name="ch8" chart:values-cell-range-address="'1973'.J3:'1973'.J366" chart:label-cell-address="'1973'.J1:'1973'.J1" chart:class="chart:scatter">
            <chart:data-point chart:repeated="364"/>
          </chart:series>
          <chart:series chart:style-name="ch9" chart:values-cell-range-address="'1973'.K3:'1973'.K366" chart:label-cell-address="'1973'.K1:'1973'.K1" chart:class="chart:scatter">
            <chart:regression-curve chart:style-name="ch10">
              <chart:equation chart:display-equation="true" chart:display-r-square="false"/>
            </chart:regression-curve>
            <chart:data-point chart:repeated="3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T</text:p>
                <draw:g>
                  <svg:desc>'1973'.F1:'1973'.F1</svg:desc>
                </draw:g>
              </table:table-cell>
              <table:table-cell office:value-type="string">
                <text:p>ΔTR</text:p>
                <draw:g>
                  <svg:desc>'1973'.I1:'1973'.I1</svg:desc>
                </draw:g>
              </table:table-cell>
              <table:table-cell office:value-type="string">
                <text:p>ΔT2</text:p>
                <draw:g>
                  <svg:desc>'1973'.J1:'1973'.J1</svg:desc>
                </draw:g>
              </table:table-cell>
              <table:table-cell office:value-type="string">
                <text:p>ΔT2R</text:p>
                <draw:g>
                  <svg:desc>'1973'.K1:'1973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3755822">
                <text:p>43.3755822</text:p>
                <draw:g>
                  <svg:desc>'1973'.F3:'1973'.F366</svg:desc>
                </draw:g>
              </table:table-cell>
              <table:table-cell office:value-type="float" office:value="43.5311976468081">
                <text:p>43.5311976468081</text:p>
                <draw:g>
                  <svg:desc>'1973'.I3:'1973'.I366</svg:desc>
                </draw:g>
              </table:table-cell>
              <table:table-cell office:value-type="float" office:value="43.3803284234186">
                <text:p>43.3803284234186</text:p>
                <draw:g>
                  <svg:desc>'1973'.J3:'1973'.J366</svg:desc>
                </draw:g>
              </table:table-cell>
              <table:table-cell office:value-type="float" office:value="43.5359438702267">
                <text:p>43.5359438702267</text:p>
                <draw:g>
                  <svg:desc>'1973'.K3:'1973'.K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3783837">
                <text:p>43.3783837</text:p>
              </table:table-cell>
              <table:table-cell office:value-type="float" office:value="43.5347019849923">
                <text:p>43.5347019849923</text:p>
              </table:table-cell>
              <table:table-cell office:value-type="float" office:value="43.3829671095801">
                <text:p>43.3829671095801</text:p>
              </table:table-cell>
              <table:table-cell office:value-type="float" office:value="43.5392853945724">
                <text:p>43.5392853945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3812105">
                <text:p>43.3812105</text:p>
              </table:table-cell>
              <table:table-cell office:value-type="float" office:value="43.5381934250539">
                <text:p>43.5381934250539</text:p>
              </table:table-cell>
              <table:table-cell office:value-type="float" office:value="43.3856354715355">
                <text:p>43.3856354715355</text:p>
              </table:table-cell>
              <table:table-cell office:value-type="float" office:value="43.5426183965894">
                <text:p>43.5426183965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3841271">
                <text:p>43.3841271</text:p>
              </table:table-cell>
              <table:table-cell office:value-type="float" office:value="43.541673025884">
                <text:p>43.541673025884</text:p>
              </table:table-cell>
              <table:table-cell office:value-type="float" office:value="43.388397851838">
                <text:p>43.388397851838</text:p>
              </table:table-cell>
              <table:table-cell office:value-type="float" office:value="43.545943777722">
                <text:p>43.545943777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3871856">
                <text:p>43.3871856</text:p>
              </table:table-cell>
              <table:table-cell office:value-type="float" office:value="43.5451413787904">
                <text:p>43.5451413787904</text:p>
              </table:table-cell>
              <table:table-cell office:value-type="float" office:value="43.39130618525">
                <text:p>43.39130618525</text:p>
              </table:table-cell>
              <table:table-cell office:value-type="float" office:value="43.5492619640404">
                <text:p>43.5492619640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3904178">
                <text:p>43.3904178</text:p>
              </table:table-cell>
              <table:table-cell office:value-type="float" office:value="43.5485985909865">
                <text:p>43.5485985909865</text:p>
              </table:table-cell>
              <table:table-cell office:value-type="float" office:value="43.3943920990409">
                <text:p>43.3943920990409</text:p>
              </table:table-cell>
              <table:table-cell office:value-type="float" office:value="43.5525728900274">
                <text:p>43.5525728900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393829">
                <text:p>43.393829</text:p>
              </table:table-cell>
              <table:table-cell office:value-type="float" office:value="43.5520446458459">
                <text:p>43.5520446458459</text:p>
              </table:table-cell>
              <table:table-cell office:value-type="float" office:value="43.3976607132955">
                <text:p>43.3976607132955</text:p>
              </table:table-cell>
              <table:table-cell office:value-type="float" office:value="43.5558763591414">
                <text:p>43.5558763591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973947">
                <text:p>43.3973947</text:p>
              </table:table-cell>
              <table:table-cell office:value-type="float" office:value="43.5554800942541">
                <text:p>43.5554800942541</text:p>
              </table:table-cell>
              <table:table-cell office:value-type="float" office:value="43.4010873412318">
                <text:p>43.4010873412318</text:p>
              </table:table-cell>
              <table:table-cell office:value-type="float" office:value="43.5591727354859">
                <text:p>43.5591727354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4010611">
                <text:p>43.4010611</text:p>
              </table:table-cell>
              <table:table-cell office:value-type="float" office:value="43.5589059791341">
                <text:p>43.5589059791341</text:p>
              </table:table-cell>
              <table:table-cell office:value-type="float" office:value="43.4046179895267">
                <text:p>43.4046179895267</text:p>
              </table:table-cell>
              <table:table-cell office:value-type="float" office:value="43.5624628686608">
                <text:p>43.5624628686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4047513">
                <text:p>43.4047513</text:p>
              </table:table-cell>
              <table:table-cell office:value-type="float" office:value="43.5623233036783">
                <text:p>43.5623233036783</text:p>
              </table:table-cell>
              <table:table-cell office:value-type="float" office:value="43.4081755586511">
                <text:p>43.4081755586511</text:p>
              </table:table-cell>
              <table:table-cell office:value-type="float" office:value="43.5657475623294">
                <text:p>43.56574756232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4083782">
                <text:p>43.4083782</text:p>
              </table:table-cell>
              <table:table-cell office:value-type="float" office:value="43.5657325989804">
                <text:p>43.5657325989804</text:p>
              </table:table-cell>
              <table:table-cell office:value-type="float" office:value="43.4116727432126">
                <text:p>43.4116727432126</text:p>
              </table:table-cell>
              <table:table-cell office:value-type="float" office:value="43.569027142193">
                <text:p>43.56902714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4118641">
                <text:p>43.4118641</text:p>
              </table:table-cell>
              <table:table-cell office:value-type="float" office:value="43.5691344660946">
                <text:p>43.5691344660946</text:p>
              </table:table-cell>
              <table:table-cell office:value-type="float" office:value="43.4150316323059">
                <text:p>43.4150316323059</text:p>
              </table:table-cell>
              <table:table-cell office:value-type="float" office:value="43.5723019984005">
                <text:p>43.5723019984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4151622">
                <text:p>43.4151622</text:p>
              </table:table-cell>
              <table:table-cell office:value-type="float" office:value="43.572529150422">
                <text:p>43.572529150422</text:p>
              </table:table-cell>
              <table:table-cell office:value-type="float" office:value="43.41820520987">
                <text:p>43.41820520987</text:p>
              </table:table-cell>
              <table:table-cell office:value-type="float" office:value="43.575572160292">
                <text:p>43.575572160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4182765">
                <text:p>43.4182765</text:p>
              </table:table-cell>
              <table:table-cell office:value-type="float" office:value="43.5759176897583">
                <text:p>43.5759176897583</text:p>
              </table:table-cell>
              <table:table-cell office:value-type="float" office:value="43.4211972550529">
                <text:p>43.4211972550529</text:p>
              </table:table-cell>
              <table:table-cell office:value-type="float" office:value="43.5788384448112">
                <text:p>43.5788384448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4212675">
                <text:p>43.4212675</text:p>
              </table:table-cell>
              <table:table-cell office:value-type="float" office:value="43.5793008852032">
                <text:p>43.5793008852032</text:p>
              </table:table-cell>
              <table:table-cell office:value-type="float" office:value="43.4240680425813">
                <text:p>43.4240680425813</text:p>
              </table:table-cell>
              <table:table-cell office:value-type="float" office:value="43.5821014277845">
                <text:p>43.5821014277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4242392">
                <text:p>43.4242392</text:p>
              </table:table-cell>
              <table:table-cell office:value-type="float" office:value="43.5826791824918">
                <text:p>43.5826791824918</text:p>
              </table:table-cell>
              <table:table-cell office:value-type="float" office:value="43.4269213431375">
                <text:p>43.4269213431375</text:p>
              </table:table-cell>
              <table:table-cell office:value-type="float" office:value="43.5853613256293">
                <text:p>43.5853613256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4273069">
                <text:p>43.4273069</text:p>
              </table:table-cell>
              <table:table-cell office:value-type="float" office:value="43.5860528956682">
                <text:p>43.5860528956682</text:p>
              </table:table-cell>
              <table:table-cell office:value-type="float" office:value="43.4298722237399">
                <text:p>43.4298722237399</text:p>
              </table:table-cell>
              <table:table-cell office:value-type="float" office:value="43.5886182194081">
                <text:p>43.5886182194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4305559">
                <text:p>43.4305559</text:p>
              </table:table-cell>
              <table:table-cell office:value-type="float" office:value="43.5894216623057">
                <text:p>43.5894216623057</text:p>
              </table:table-cell>
              <table:table-cell office:value-type="float" office:value="43.4330057481301">
                <text:p>43.4330057481301</text:p>
              </table:table-cell>
              <table:table-cell office:value-type="float" office:value="43.5918715104358">
                <text:p>43.5918715104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434012">
                <text:p>43.434012</text:p>
              </table:table-cell>
              <table:table-cell office:value-type="float" office:value="43.5927857957326">
                <text:p>43.5927857957326</text:p>
              </table:table-cell>
              <table:table-cell office:value-type="float" office:value="43.4363474771626">
                <text:p>43.4363474771626</text:p>
              </table:table-cell>
              <table:table-cell office:value-type="float" office:value="43.5951212728952">
                <text:p>43.5951212728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.4376349">
                <text:p>43.4376349</text:p>
              </table:table-cell>
              <table:table-cell office:value-type="float" office:value="43.5961459464821">
                <text:p>43.5961459464821</text:p>
              </table:table-cell>
              <table:table-cell office:value-type="float" office:value="43.4398568691997">
                <text:p>43.4398568691997</text:p>
              </table:table-cell>
              <table:table-cell office:value-type="float" office:value="43.5983679156818">
                <text:p>43.5983679156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4413379">
                <text:p>43.4413379</text:p>
              </table:table-cell>
              <table:table-cell office:value-type="float" office:value="43.5995029286009">
                <text:p>43.5995029286009</text:p>
              </table:table-cell>
              <table:table-cell office:value-type="float" office:value="43.4434469805085">
                <text:p>43.4434469805085</text:p>
              </table:table-cell>
              <table:table-cell office:value-type="float" office:value="43.6016120091094">
                <text:p>43.6016120091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4450211">
                <text:p>43.4450211</text:p>
              </table:table-cell>
              <table:table-cell office:value-type="float" office:value="43.6028573692809">
                <text:p>43.6028573692809</text:p>
              </table:table-cell>
              <table:table-cell office:value-type="float" office:value="43.4470176656619">
                <text:p>43.4470176656619</text:p>
              </table:table-cell>
              <table:table-cell office:value-type="float" office:value="43.6048539349428">
                <text:p>43.6048539349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4486002">
                <text:p>43.4486002</text:p>
              </table:table-cell>
              <table:table-cell office:value-type="float" office:value="43.6062088649091">
                <text:p>43.6062088649091</text:p>
              </table:table-cell>
              <table:table-cell office:value-type="float" office:value="43.4504843779405">
                <text:p>43.4504843779405</text:p>
              </table:table-cell>
              <table:table-cell office:value-type="float" office:value="43.6080930428496">
                <text:p>43.6080930428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4520222">
                <text:p>43.4520222</text:p>
              </table:table-cell>
              <table:table-cell office:value-type="float" office:value="43.6095570863898">
                <text:p>43.6095570863898</text:p>
              </table:table-cell>
              <table:table-cell office:value-type="float" office:value="43.453793869738">
                <text:p>43.453793869738</text:p>
              </table:table-cell>
              <table:table-cell office:value-type="float" office:value="43.6113287561278">
                <text:p>43.6113287561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4552652">
                <text:p>43.4552652</text:p>
              </table:table-cell>
              <table:table-cell office:value-type="float" office:value="43.612901459043">
                <text:p>43.612901459043</text:p>
              </table:table-cell>
              <table:table-cell office:value-type="float" office:value="43.4569239929658">
                <text:p>43.4569239929658</text:p>
              </table:table-cell>
              <table:table-cell office:value-type="float" office:value="43.6145602520088">
                <text:p>43.6145602520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458333">
                <text:p>43.458333</text:p>
              </table:table-cell>
              <table:table-cell office:value-type="float" office:value="43.6162418959777">
                <text:p>43.6162418959777</text:p>
              </table:table-cell>
              <table:table-cell office:value-type="float" office:value="43.4598782994607">
                <text:p>43.4598782994607</text:p>
              </table:table-cell>
              <table:table-cell office:value-type="float" office:value="43.6177871954384">
                <text:p>43.6177871954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4612498">
                <text:p>43.4612498</text:p>
              </table:table-cell>
              <table:table-cell office:value-type="float" office:value="43.6195784650215">
                <text:p>43.6195784650215</text:p>
              </table:table-cell>
              <table:table-cell office:value-type="float" office:value="43.4626807413903">
                <text:p>43.4626807413903</text:p>
              </table:table-cell>
              <table:table-cell office:value-type="float" office:value="43.6210094064118">
                <text:p>43.6210094064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4640573">
                <text:p>43.4640573</text:p>
              </table:table-cell>
              <table:table-cell office:value-type="float" office:value="43.6229107970522">
                <text:p>43.6229107970522</text:p>
              </table:table-cell>
              <table:table-cell office:value-type="float" office:value="43.4653727716607">
                <text:p>43.4653727716607</text:p>
              </table:table-cell>
              <table:table-cell office:value-type="float" office:value="43.6242262687129">
                <text:p>43.6242262687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4668129">
                <text:p>43.4668129</text:p>
              </table:table-cell>
              <table:table-cell office:value-type="float" office:value="43.626238926905">
                <text:p>43.626238926905</text:p>
              </table:table-cell>
              <table:table-cell office:value-type="float" office:value="43.4680115443211">
                <text:p>43.4680115443211</text:p>
              </table:table-cell>
              <table:table-cell office:value-type="float" office:value="43.6274375712261">
                <text:p>43.6274375712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4695834">
                <text:p>43.4695834</text:p>
              </table:table-cell>
              <table:table-cell office:value-type="float" office:value="43.6295626891771">
                <text:p>43.6295626891771</text:p>
              </table:table-cell>
              <table:table-cell office:value-type="float" office:value="43.4706636149689">
                <text:p>43.4706636149689</text:p>
              </table:table-cell>
              <table:table-cell office:value-type="float" office:value="43.630642904146">
                <text:p>43.630642904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4724372">
                <text:p>43.4724372</text:p>
              </table:table-cell>
              <table:table-cell office:value-type="float" office:value="43.6328824511798">
                <text:p>43.6328824511798</text:p>
              </table:table-cell>
              <table:table-cell office:value-type="float" office:value="43.4733971411517">
                <text:p>43.4733971411517</text:p>
              </table:table-cell>
              <table:table-cell office:value-type="float" office:value="43.6338423923315">
                <text:p>43.6338423923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4754344">
                <text:p>43.4754344</text:p>
              </table:table-cell>
              <table:table-cell office:value-type="float" office:value="43.6361986882914">
                <text:p>43.6361986882914</text:p>
              </table:table-cell>
              <table:table-cell office:value-type="float" office:value="43.4762719827678">
                <text:p>43.4762719827678</text:p>
              </table:table-cell>
              <table:table-cell office:value-type="float" office:value="43.6370362710592">
                <text:p>43.6370362710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786169">
                <text:p>43.4786169</text:p>
              </table:table-cell>
              <table:table-cell office:value-type="float" office:value="43.6395113705829">
                <text:p>43.6395113705829</text:p>
              </table:table-cell>
              <table:table-cell office:value-type="float" office:value="43.4793298024636">
                <text:p>43.4793298024636</text:p>
              </table:table-cell>
              <table:table-cell office:value-type="float" office:value="43.6402242730465">
                <text:p>43.6402242730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4819995">
                <text:p>43.4819995</text:p>
              </table:table-cell>
              <table:table-cell office:value-type="float" office:value="43.6428199933092">
                <text:p>43.6428199933092</text:p>
              </table:table-cell>
              <table:table-cell office:value-type="float" office:value="43.4825851660274">
                <text:p>43.4825851660274</text:p>
              </table:table-cell>
              <table:table-cell office:value-type="float" office:value="43.6434056593366">
                <text:p>43.6434056593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485563">
                <text:p>43.485563</text:p>
              </table:table-cell>
              <table:table-cell office:value-type="float" office:value="43.6461239957943">
                <text:p>43.6461239957943</text:p>
              </table:table-cell>
              <table:table-cell office:value-type="float" office:value="43.4860186427798">
                <text:p>43.4860186427798</text:p>
              </table:table-cell>
              <table:table-cell office:value-type="float" office:value="43.6465796385741">
                <text:p>43.64657963857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4892527">
                <text:p>43.4892527</text:p>
              </table:table-cell>
              <table:table-cell office:value-type="float" office:value="43.64942340485">
                <text:p>43.64942340485</text:p>
              </table:table-cell>
              <table:table-cell office:value-type="float" office:value="43.4895753059594">
                <text:p>43.4895753059594</text:p>
              </table:table-cell>
              <table:table-cell office:value-type="float" office:value="43.6497460108094">
                <text:p>43.64974601080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.4929851">
                <text:p>43.4929851</text:p>
              </table:table-cell>
              <table:table-cell office:value-type="float" office:value="43.6527184880989">
                <text:p>43.6527184880989</text:p>
              </table:table-cell>
              <table:table-cell office:value-type="float" office:value="43.4931714331041">
                <text:p>43.4931714331041</text:p>
              </table:table-cell>
              <table:table-cell office:value-type="float" office:value="43.652904821203">
                <text:p>43.6529048212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.4966652">
                <text:p>43.4966652</text:p>
              </table:table-cell>
              <table:table-cell office:value-type="float" office:value="43.6560099075598">
                <text:p>43.6560099075598</text:p>
              </table:table-cell>
              <table:table-cell office:value-type="float" office:value="43.4967118064266">
                <text:p>43.4967118064266</text:p>
              </table:table-cell>
              <table:table-cell office:value-type="float" office:value="43.6560565139864">
                <text:p>43.65605651398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5002089">
                <text:p>43.5002089</text:p>
              </table:table-cell>
              <table:table-cell office:value-type="float" office:value="43.6592978294829">
                <text:p>43.6592978294829</text:p>
              </table:table-cell>
              <table:table-cell office:value-type="float" office:value="43.5001121131845">
                <text:p>43.5001121131845</text:p>
              </table:table-cell>
              <table:table-cell office:value-type="float" office:value="43.6592010426674">
                <text:p>43.65920104266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5035651">
                <text:p>43.5035651</text:p>
              </table:table-cell>
              <table:table-cell office:value-type="float" office:value="43.6625816650482">
                <text:p>43.6625816650482</text:p>
              </table:table-cell>
              <table:table-cell office:value-type="float" office:value="43.503321046044">
                <text:p>43.503321046044</text:p>
              </table:table-cell>
              <table:table-cell office:value-type="float" office:value="43.6623376110922">
                <text:p>43.66233761109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5067314">
                <text:p>43.5067314</text:p>
              </table:table-cell>
              <table:table-cell office:value-type="float" office:value="43.6658610700426">
                <text:p>43.6658610700426</text:p>
              </table:table-cell>
              <table:table-cell office:value-type="float" office:value="43.5063360034366">
                <text:p>43.5063360034366</text:p>
              </table:table-cell>
              <table:table-cell office:value-type="float" office:value="43.6654656734792">
                <text:p>43.6654656734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.5097573">
                <text:p>43.5097573</text:p>
              </table:table-cell>
              <table:table-cell office:value-type="float" office:value="43.6691362987607">
                <text:p>43.6691362987607</text:p>
              </table:table-cell>
              <table:table-cell office:value-type="float" office:value="43.5092062899096">
                <text:p>43.5092062899096</text:p>
              </table:table-cell>
              <table:table-cell office:value-type="float" office:value="43.6685852886703">
                <text:p>43.6685852886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.5127333">
                <text:p>43.5127333</text:p>
              </table:table-cell>
              <table:table-cell office:value-type="float" office:value="43.6724078616433">
                <text:p>43.6724078616433</text:p>
              </table:table-cell>
              <table:table-cell office:value-type="float" office:value="43.5120222164674">
                <text:p>43.5120222164674</text:p>
              </table:table-cell>
              <table:table-cell office:value-type="float" office:value="43.6716967781107">
                <text:p>43.6716967781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157672">
                <text:p>43.5157672</text:p>
              </table:table-cell>
              <table:table-cell office:value-type="float" office:value="43.6756758227154">
                <text:p>43.6756758227154</text:p>
              </table:table-cell>
              <table:table-cell office:value-type="float" office:value="43.5148914009065">
                <text:p>43.5148914009065</text:p>
              </table:table-cell>
              <table:table-cell office:value-type="float" office:value="43.6748000236219">
                <text:p>43.67480002362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5189534">
                <text:p>43.5189534</text:p>
              </table:table-cell>
              <table:table-cell office:value-type="float" office:value="43.6789399538665">
                <text:p>43.6789399538665</text:p>
              </table:table-cell>
              <table:table-cell office:value-type="float" office:value="43.5179080681405">
                <text:p>43.5179080681405</text:p>
              </table:table-cell>
              <table:table-cell office:value-type="float" office:value="43.677894622007">
                <text:p>43.677894622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5223429">
                <text:p>43.5223429</text:p>
              </table:table-cell>
              <table:table-cell office:value-type="float" office:value="43.6821993162981">
                <text:p>43.6821993162981</text:p>
              </table:table-cell>
              <table:table-cell office:value-type="float" office:value="43.5211230505172">
                <text:p>43.5211230505172</text:p>
              </table:table-cell>
              <table:table-cell office:value-type="float" office:value="43.6809794668153">
                <text:p>43.6809794668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5259281">
                <text:p>43.5259281</text:p>
              </table:table-cell>
              <table:table-cell office:value-type="float" office:value="43.6854539257156">
                <text:p>43.6854539257156</text:p>
              </table:table-cell>
              <table:table-cell office:value-type="float" office:value="43.5245285881258">
                <text:p>43.5245285881258</text:p>
              </table:table-cell>
              <table:table-cell office:value-type="float" office:value="43.6840544138414">
                <text:p>43.6840544138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5296465">
                <text:p>43.5296465</text:p>
              </table:table-cell>
              <table:table-cell office:value-type="float" office:value="43.6887047562161">
                <text:p>43.6887047562161</text:p>
              </table:table-cell>
              <table:table-cell office:value-type="float" office:value="43.5280620290948">
                <text:p>43.5280620290948</text:p>
              </table:table-cell>
              <table:table-cell office:value-type="float" office:value="43.6871202853109">
                <text:p>43.6871202853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533403">
                <text:p>43.533403</text:p>
              </table:table-cell>
              <table:table-cell office:value-type="float" office:value="43.6919532305706">
                <text:p>43.6919532305706</text:p>
              </table:table-cell>
              <table:table-cell office:value-type="float" office:value="43.5316281298797">
                <text:p>43.5316281298797</text:p>
              </table:table-cell>
              <table:table-cell office:value-type="float" office:value="43.6901783604503">
                <text:p>43.69017836045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5371005">
                <text:p>43.5371005</text:p>
              </table:table-cell>
              <table:table-cell office:value-type="float" office:value="43.6952008423901">
                <text:p>43.6952008423901</text:p>
              </table:table-cell>
              <table:table-cell office:value-type="float" office:value="43.53512965554">
                <text:p>43.53512965554</text:p>
              </table:table-cell>
              <table:table-cell office:value-type="float" office:value="43.6932299979301">
                <text:p>43.6932299979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5406642">
                <text:p>43.5406642</text:p>
              </table:table-cell>
              <table:table-cell office:value-type="float" office:value="43.6984482013075">
                <text:p>43.6984482013075</text:p>
              </table:table-cell>
              <table:table-cell office:value-type="float" office:value="43.5384916800054">
                <text:p>43.5384916800054</text:p>
              </table:table-cell>
              <table:table-cell office:value-type="float" office:value="43.6962756813129">
                <text:p>43.69627568131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.5440535">
                <text:p>43.5440535</text:p>
              </table:table-cell>
              <table:table-cell office:value-type="float" office:value="43.701695658614">
                <text:p>43.701695658614</text:p>
              </table:table-cell>
              <table:table-cell office:value-type="float" office:value="43.5416734863314">
                <text:p>43.5416734863314</text:p>
              </table:table-cell>
              <table:table-cell office:value-type="float" office:value="43.6993156449454">
                <text:p>43.69931564494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.5472606">
                <text:p>43.5472606</text:p>
              </table:table-cell>
              <table:table-cell office:value-type="float" office:value="43.704943398444">
                <text:p>43.704943398444</text:p>
              </table:table-cell>
              <table:table-cell office:value-type="float" office:value="43.5446671669427">
                <text:p>43.5446671669427</text:p>
              </table:table-cell>
              <table:table-cell office:value-type="float" office:value="43.7023499653867">
                <text:p>43.70234996538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5503039">
                <text:p>43.5503039</text:p>
              </table:table-cell>
              <table:table-cell office:value-type="float" office:value="43.7081918783012">
                <text:p>43.7081918783012</text:p>
              </table:table-cell>
              <table:table-cell office:value-type="float" office:value="43.5474910238649">
                <text:p>43.5474910238649</text:p>
              </table:table-cell>
              <table:table-cell office:value-type="float" office:value="43.7053790021661">
                <text:p>43.70537900216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5532218">
                <text:p>43.5532218</text:p>
              </table:table-cell>
              <table:table-cell office:value-type="float" office:value="43.7114419163065">
                <text:p>43.7114419163065</text:p>
              </table:table-cell>
              <table:table-cell office:value-type="float" office:value="43.5501833689446">
                <text:p>43.5501833689446</text:p>
              </table:table-cell>
              <table:table-cell office:value-type="float" office:value="43.7084034852511">
                <text:p>43.7084034852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5560679">
                <text:p>43.5560679</text:p>
              </table:table-cell>
              <table:table-cell office:value-type="float" office:value="43.7146941104736">
                <text:p>43.7146941104736</text:p>
              </table:table-cell>
              <table:table-cell office:value-type="float" office:value="43.5527977240564">
                <text:p>43.5527977240564</text:p>
              </table:table-cell>
              <table:table-cell office:value-type="float" office:value="43.71142393453">
                <text:p>43.711423934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.5589067">
                <text:p>43.5589067</text:p>
              </table:table-cell>
              <table:table-cell office:value-type="float" office:value="43.7179489579232">
                <text:p>43.7179489579232</text:p>
              </table:table-cell>
              <table:table-cell office:value-type="float" office:value="43.5553985212974">
                <text:p>43.5553985212974</text:p>
              </table:table-cell>
              <table:table-cell office:value-type="float" office:value="43.7144407792206">
                <text:p>43.7144407792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.5618072">
                <text:p>43.5618072</text:p>
              </table:table-cell>
              <table:table-cell office:value-type="float" office:value="43.7212069638991">
                <text:p>43.7212069638991</text:p>
              </table:table-cell>
              <table:table-cell office:value-type="float" office:value="43.5580547031693">
                <text:p>43.5580547031693</text:p>
              </table:table-cell>
              <table:table-cell office:value-type="float" office:value="43.7174544670684">
                <text:p>43.71745446706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.5648351">
                <text:p>43.5648351</text:p>
              </table:table-cell>
              <table:table-cell office:value-type="float" office:value="43.7244690759596">
                <text:p>43.7244690759596</text:p>
              </table:table-cell>
              <table:table-cell office:value-type="float" office:value="43.5608319227465">
                <text:p>43.5608319227465</text:p>
              </table:table-cell>
              <table:table-cell office:value-type="float" office:value="43.7204658987061">
                <text:p>43.72046589870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.5680435">
                <text:p>43.5680435</text:p>
              </table:table-cell>
              <table:table-cell office:value-type="float" office:value="43.7277361789773">
                <text:p>43.7277361789773</text:p>
              </table:table-cell>
              <table:table-cell office:value-type="float" office:value="43.5637832438308">
                <text:p>43.5637832438308</text:p>
              </table:table-cell>
              <table:table-cell office:value-type="float" office:value="43.7234759228081">
                <text:p>43.72347592280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5714636">
                <text:p>43.5714636</text:p>
              </table:table-cell>
              <table:table-cell office:value-type="float" office:value="43.7310090252891">
                <text:p>43.7310090252891</text:p>
              </table:table-cell>
              <table:table-cell office:value-type="float" office:value="43.5669398410937">
                <text:p>43.5669398410937</text:p>
              </table:table-cell>
              <table:table-cell office:value-type="float" office:value="43.7264852663828">
                <text:p>43.7264852663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5750945">
                <text:p>43.5750945</text:p>
              </table:table-cell>
              <table:table-cell office:value-type="float" office:value="43.7342877481369">
                <text:p>43.7342877481369</text:p>
              </table:table-cell>
              <table:table-cell office:value-type="float" office:value="43.5703008002028">
                <text:p>43.5703008002028</text:p>
              </table:table-cell>
              <table:table-cell office:value-type="float" office:value="43.7294940483397">
                <text:p>43.7294940483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.5788961">
                <text:p>43.5788961</text:p>
              </table:table-cell>
              <table:table-cell office:value-type="float" office:value="43.7375724120308">
                <text:p>43.7375724120308</text:p>
              </table:table-cell>
              <table:table-cell office:value-type="float" office:value="43.5738260179362">
                <text:p>43.5738260179362</text:p>
              </table:table-cell>
              <table:table-cell office:value-type="float" office:value="43.732502329967">
                <text:p>43.7325023299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.58279">
                <text:p>43.58279</text:p>
              </table:table-cell>
              <table:table-cell office:value-type="float" office:value="43.7408636424042">
                <text:p>43.7408636424042</text:p>
              </table:table-cell>
              <table:table-cell office:value-type="float" office:value="43.5774371022814">
                <text:p>43.5774371022814</text:p>
              </table:table-cell>
              <table:table-cell office:value-type="float" office:value="43.7355107446856">
                <text:p>43.7355107446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.5866731">
                <text:p>43.5866731</text:p>
              </table:table-cell>
              <table:table-cell office:value-type="float" office:value="43.744162578367">
                <text:p>43.744162578367</text:p>
              </table:table-cell>
              <table:table-cell office:value-type="float" office:value="43.5810309725201">
                <text:p>43.5810309725201</text:p>
              </table:table-cell>
              <table:table-cell office:value-type="float" office:value="43.7385204508871">
                <text:p>43.73852045088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5904435">
                <text:p>43.5904435</text:p>
              </table:table-cell>
              <table:table-cell office:value-type="float" office:value="43.7474703043998">
                <text:p>43.7474703043998</text:p>
              </table:table-cell>
              <table:table-cell office:value-type="float" office:value="43.5845057592993">
                <text:p>43.5845057592993</text:p>
              </table:table-cell>
              <table:table-cell office:value-type="float" office:value="43.7415325636991">
                <text:p>43.7415325636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.5940308">
                <text:p>43.5940308</text:p>
              </table:table-cell>
              <table:table-cell office:value-type="float" office:value="43.7507875448609">
                <text:p>43.7507875448609</text:p>
              </table:table-cell>
              <table:table-cell office:value-type="float" office:value="43.5877911046869">
                <text:p>43.5877911046869</text:p>
              </table:table-cell>
              <table:table-cell office:value-type="float" office:value="43.7445478495478">
                <text:p>43.7445478495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5974179">
                <text:p>43.5974179</text:p>
              </table:table-cell>
              <table:table-cell office:value-type="float" office:value="43.7541143802545">
                <text:p>43.7541143802545</text:p>
              </table:table-cell>
              <table:table-cell office:value-type="float" office:value="43.5908699622129">
                <text:p>43.5908699622129</text:p>
              </table:table-cell>
              <table:table-cell office:value-type="float" office:value="43.7475664424674">
                <text:p>43.7475664424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.6006459">
                <text:p>43.6006459</text:p>
              </table:table-cell>
              <table:table-cell office:value-type="float" office:value="43.7574507219495">
                <text:p>43.7574507219495</text:p>
              </table:table-cell>
              <table:table-cell office:value-type="float" office:value="43.5937834968962">
                <text:p>43.5937834968962</text:p>
              </table:table-cell>
              <table:table-cell office:value-type="float" office:value="43.7505883188457">
                <text:p>43.75058831884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6038008">
                <text:p>43.6038008</text:p>
              </table:table-cell>
              <table:table-cell office:value-type="float" office:value="43.7607969714742">
                <text:p>43.7607969714742</text:p>
              </table:table-cell>
              <table:table-cell office:value-type="float" office:value="43.5966177852562">
                <text:p>43.5966177852562</text:p>
              </table:table-cell>
              <table:table-cell office:value-type="float" office:value="43.7536139567304">
                <text:p>43.7536139567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606988">
                <text:p>43.606988</text:p>
              </table:table-cell>
              <table:table-cell office:value-type="float" office:value="43.7641542348962">
                <text:p>43.7641542348962</text:p>
              </table:table-cell>
              <table:table-cell office:value-type="float" office:value="43.5994783153101">
                <text:p>43.5994783153101</text:p>
              </table:table-cell>
              <table:table-cell office:value-type="float" office:value="43.7566445502063">
                <text:p>43.75664455020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610303">
                <text:p>43.610303</text:p>
              </table:table-cell>
              <table:table-cell office:value-type="float" office:value="43.7675234508573">
                <text:p>43.7675234508573</text:p>
              </table:table-cell>
              <table:table-cell office:value-type="float" office:value="43.6024606865544">
                <text:p>43.6024606865544</text:p>
              </table:table-cell>
              <table:table-cell office:value-type="float" office:value="43.7596811374117">
                <text:p>43.7596811374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.6138069">
                <text:p>43.6138069</text:p>
              </table:table-cell>
              <table:table-cell office:value-type="float" office:value="43.7709046937306">
                <text:p>43.7709046937306</text:p>
              </table:table-cell>
              <table:table-cell office:value-type="float" office:value="43.6056261099326">
                <text:p>43.6056261099326</text:p>
              </table:table-cell>
              <table:table-cell office:value-type="float" office:value="43.7627239036632">
                <text:p>43.7627239036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6175114">
                <text:p>43.6175114</text:p>
              </table:table-cell>
              <table:table-cell office:value-type="float" office:value="43.7742965635888">
                <text:p>43.7742965635888</text:p>
              </table:table-cell>
              <table:table-cell office:value-type="float" office:value="43.6089864077871">
                <text:p>43.6089864077871</text:p>
              </table:table-cell>
              <table:table-cell office:value-type="float" office:value="43.7657715713759">
                <text:p>43.76577157137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.621378">
                <text:p>43.621378</text:p>
              </table:table-cell>
              <table:table-cell office:value-type="float" office:value="43.7776973401358">
                <text:p>43.7776973401358</text:p>
              </table:table-cell>
              <table:table-cell office:value-type="float" office:value="43.6125032137973">
                <text:p>43.6125032137973</text:p>
              </table:table-cell>
              <table:table-cell office:value-type="float" office:value="43.7688225539331">
                <text:p>43.76882255393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.6253303">
                <text:p>43.6253303</text:p>
              </table:table-cell>
              <table:table-cell office:value-type="float" office:value="43.7811059460791">
                <text:p>43.7811059460791</text:p>
              </table:table-cell>
              <table:table-cell office:value-type="float" office:value="43.6161002729019">
                <text:p>43.6161002729019</text:p>
              </table:table-cell>
              <table:table-cell office:value-type="float" office:value="43.771875918981">
                <text:p>43.771875918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6292755">
                <text:p>43.6292755</text:p>
              </table:table-cell>
              <table:table-cell office:value-type="float" office:value="43.7845218898344">
                <text:p>43.7845218898344</text:p>
              </table:table-cell>
              <table:table-cell office:value-type="float" office:value="43.6196849412074">
                <text:p>43.6196849412074</text:p>
              </table:table-cell>
              <table:table-cell office:value-type="float" office:value="43.7749313310418">
                <text:p>43.7749313310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31284">
                <text:p>43.6331284</text:p>
              </table:table-cell>
              <table:table-cell office:value-type="float" office:value="43.7879448710996">
                <text:p>43.7879448710996</text:p>
              </table:table-cell>
              <table:table-cell office:value-type="float" office:value="43.623172185881">
                <text:p>43.623172185881</text:p>
              </table:table-cell>
              <table:table-cell office:value-type="float" office:value="43.7779886569806">
                <text:p>43.7779886569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.6368288">
                <text:p>43.6368288</text:p>
              </table:table-cell>
              <table:table-cell office:value-type="float" office:value="43.7913736073989">
                <text:p>43.7913736073989</text:p>
              </table:table-cell>
              <table:table-cell office:value-type="float" office:value="43.6265019850302">
                <text:p>43.6265019850302</text:p>
              </table:table-cell>
              <table:table-cell office:value-type="float" office:value="43.7810467924291">
                <text:p>43.7810467924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.64035">
                <text:p>43.64035</text:p>
              </table:table-cell>
              <table:table-cell office:value-type="float" office:value="43.7948066712356">
                <text:p>43.7948066712356</text:p>
              </table:table-cell>
              <table:table-cell office:value-type="float" office:value="43.6296478275668">
                <text:p>43.6296478275668</text:p>
              </table:table-cell>
              <table:table-cell office:value-type="float" office:value="43.7841044988024">
                <text:p>43.7841044988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.6436961">
                <text:p>43.6436961</text:p>
              </table:table-cell>
              <table:table-cell office:value-type="float" office:value="43.7982420066487">
                <text:p>43.7982420066487</text:p>
              </table:table-cell>
              <table:table-cell office:value-type="float" office:value="43.6326140130575">
                <text:p>43.6326140130575</text:p>
              </table:table-cell>
              <table:table-cell office:value-type="float" office:value="43.7871599197062">
                <text:p>43.7871599197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.6468967">
                <text:p>43.6468967</text:p>
              </table:table-cell>
              <table:table-cell office:value-type="float" office:value="43.8016786051586">
                <text:p>43.8016786051586</text:p>
              </table:table-cell>
              <table:table-cell office:value-type="float" office:value="43.6354303515602">
                <text:p>43.6354303515602</text:p>
              </table:table-cell>
              <table:table-cell office:value-type="float" office:value="43.7902122567188">
                <text:p>43.7902122567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.6499987">
                <text:p>43.6499987</text:p>
              </table:table-cell>
              <table:table-cell office:value-type="float" office:value="43.8051154030593">
                <text:p>43.8051154030593</text:p>
              </table:table-cell>
              <table:table-cell office:value-type="float" office:value="43.6381439634459">
                <text:p>43.6381439634459</text:p>
              </table:table-cell>
              <table:table-cell office:value-type="float" office:value="43.7932606665052">
                <text:p>43.7932606665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.6530603">
                <text:p>43.6530603</text:p>
              </table:table-cell>
              <table:table-cell office:value-type="float" office:value="43.8085511870759">
                <text:p>43.8085511870759</text:p>
              </table:table-cell>
              <table:table-cell office:value-type="float" office:value="43.6408132792077">
                <text:p>43.6408132792077</text:p>
              </table:table-cell>
              <table:table-cell office:value-type="float" office:value="43.7963041662836">
                <text:p>43.7963041662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.6561453">
                <text:p>43.6561453</text:p>
              </table:table-cell>
              <table:table-cell office:value-type="float" office:value="43.8119847075562">
                <text:p>43.8119847075562</text:p>
              </table:table-cell>
              <table:table-cell office:value-type="float" office:value="43.6435023392553">
                <text:p>43.6435023392553</text:p>
              </table:table-cell>
              <table:table-cell office:value-type="float" office:value="43.7993417468115">
                <text:p>43.7993417468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.6593164">
                <text:p>43.6593164</text:p>
              </table:table-cell>
              <table:table-cell office:value-type="float" office:value="43.8154145852186">
                <text:p>43.8154145852186</text:p>
              </table:table-cell>
              <table:table-cell office:value-type="float" office:value="43.6462740936973">
                <text:p>43.6462740936973</text:p>
              </table:table-cell>
              <table:table-cell office:value-type="float" office:value="43.8023722789159">
                <text:p>43.80237227891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6626285">
                <text:p>43.6626285</text:p>
              </table:table-cell>
              <table:table-cell office:value-type="float" office:value="43.8188397063192">
                <text:p>43.8188397063192</text:p>
              </table:table-cell>
              <table:table-cell office:value-type="float" office:value="43.6491837021093">
                <text:p>43.6491837021093</text:p>
              </table:table-cell>
              <table:table-cell office:value-type="float" office:value="43.8053949084285">
                <text:p>43.8053949084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6661217">
                <text:p>43.6661217</text:p>
              </table:table-cell>
              <table:table-cell office:value-type="float" office:value="43.8222596048859">
                <text:p>43.8222596048859</text:p>
              </table:table-cell>
              <table:table-cell office:value-type="float" office:value="43.6522715332901">
                <text:p>43.6522715332901</text:p>
              </table:table-cell>
              <table:table-cell office:value-type="float" office:value="43.808409438176">
                <text:p>43.808409438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.6698132">
                <text:p>43.6698132</text:p>
              </table:table-cell>
              <table:table-cell office:value-type="float" office:value="43.8256748354552">
                <text:p>43.8256748354552</text:p>
              </table:table-cell>
              <table:table-cell office:value-type="float" office:value="43.6555550650047">
                <text:p>43.6555550650047</text:p>
              </table:table-cell>
              <table:table-cell office:value-type="float" office:value="43.8114167004599">
                <text:p>43.81141670045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.6736863">
                <text:p>43.6736863</text:p>
              </table:table-cell>
              <table:table-cell office:value-type="float" office:value="43.8290855331996">
                <text:p>43.8290855331996</text:p>
              </table:table-cell>
              <table:table-cell office:value-type="float" office:value="43.6590178837155">
                <text:p>43.6590178837155</text:p>
              </table:table-cell>
              <table:table-cell office:value-type="float" office:value="43.8144171169151">
                <text:p>43.8144171169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.6776837">
                <text:p>43.6776837</text:p>
              </table:table-cell>
              <table:table-cell office:value-type="float" office:value="43.8324915638206">
                <text:p>43.8324915638206</text:p>
              </table:table-cell>
              <table:table-cell office:value-type="float" office:value="43.6626029843013">
                <text:p>43.6626029843013</text:p>
              </table:table-cell>
              <table:table-cell office:value-type="float" office:value="43.8174108481219">
                <text:p>43.8174108481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.6817115">
                <text:p>43.6817115</text:p>
              </table:table-cell>
              <table:table-cell office:value-type="float" office:value="43.8358931926833">
                <text:p>43.8358931926833</text:p>
              </table:table-cell>
              <table:table-cell office:value-type="float" office:value="43.6662167697648">
                <text:p>43.6662167697648</text:p>
              </table:table-cell>
              <table:table-cell office:value-type="float" office:value="43.8203984624481">
                <text:p>43.8203984624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.6856588">
                <text:p>43.6856588</text:p>
              </table:table-cell>
              <table:table-cell office:value-type="float" office:value="43.8392913027085">
                <text:p>43.8392913027085</text:p>
              </table:table-cell>
              <table:table-cell office:value-type="float" office:value="43.6697486509284">
                <text:p>43.6697486509284</text:p>
              </table:table-cell>
              <table:table-cell office:value-type="float" office:value="43.8233811536369">
                <text:p>43.8233811536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.6894298">
                <text:p>43.6894298</text:p>
              </table:table-cell>
              <table:table-cell office:value-type="float" office:value="43.8426866353916">
                <text:p>43.8426866353916</text:p>
              </table:table-cell>
              <table:table-cell office:value-type="float" office:value="43.6731031461199">
                <text:p>43.6731031461199</text:p>
              </table:table-cell>
              <table:table-cell office:value-type="float" office:value="43.8263599815115">
                <text:p>43.82635998151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.6929775">
                <text:p>43.6929775</text:p>
              </table:table-cell>
              <table:table-cell office:value-type="float" office:value="43.8460799425016">
                <text:p>43.8460799425016</text:p>
              </table:table-cell>
              <table:table-cell office:value-type="float" office:value="43.6762335808465">
                <text:p>43.6762335808465</text:p>
              </table:table-cell>
              <table:table-cell office:value-type="float" office:value="43.8293360233481">
                <text:p>43.82933602334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6963201">
                <text:p>43.6963201</text:p>
              </table:table-cell>
              <table:table-cell office:value-type="float" office:value="43.8494706435469">
                <text:p>43.8494706435469</text:p>
              </table:table-cell>
              <table:table-cell office:value-type="float" office:value="43.6791584874592">
                <text:p>43.6791584874592</text:p>
              </table:table-cell>
              <table:table-cell office:value-type="float" office:value="43.8323090310061">
                <text:p>43.8323090310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6995353">
                <text:p>43.6995353</text:p>
              </table:table-cell>
              <table:table-cell office:value-type="float" office:value="43.852858747691">
                <text:p>43.852858747691</text:p>
              </table:table-cell>
              <table:table-cell office:value-type="float" office:value="43.6819559048075">
                <text:p>43.6819559048075</text:p>
              </table:table-cell>
              <table:table-cell office:value-type="float" office:value="43.8352793524985">
                <text:p>43.8352793524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.7027304">
                <text:p>43.7027304</text:p>
              </table:table-cell>
              <table:table-cell office:value-type="float" office:value="43.8562441248641">
                <text:p>43.8562441248641</text:p>
              </table:table-cell>
              <table:table-cell office:value-type="float" office:value="43.6847334778841">
                <text:p>43.6847334778841</text:p>
              </table:table-cell>
              <table:table-cell office:value-type="float" office:value="43.8382472027482">
                <text:p>43.8382472027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060067">
                <text:p>43.7060067</text:p>
              </table:table-cell>
              <table:table-cell office:value-type="float" office:value="43.8596273152262">
                <text:p>43.8596273152262</text:p>
              </table:table-cell>
              <table:table-cell office:value-type="float" office:value="43.6875928574606">
                <text:p>43.6875928574606</text:p>
              </table:table-cell>
              <table:table-cell office:value-type="float" office:value="43.8412134726868">
                <text:p>43.84121347268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.7094311">
                <text:p>43.7094311</text:p>
              </table:table-cell>
              <table:table-cell office:value-type="float" office:value="43.8630094821312">
                <text:p>43.8630094821312</text:p>
              </table:table-cell>
              <table:table-cell office:value-type="float" office:value="43.6906012997155">
                <text:p>43.6906012997155</text:p>
              </table:table-cell>
              <table:table-cell office:value-type="float" office:value="43.8441796818467">
                <text:p>43.84417968184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.7130222">
                <text:p>43.7130222</text:p>
              </table:table-cell>
              <table:table-cell office:value-type="float" office:value="43.8663909168078">
                <text:p>43.8663909168078</text:p>
              </table:table-cell>
              <table:table-cell office:value-type="float" office:value="43.6937777658523">
                <text:p>43.6937777658523</text:p>
              </table:table-cell>
              <table:table-cell office:value-type="float" office:value="43.8471464826601">
                <text:p>43.84714648266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.7167532">
                <text:p>43.7167532</text:p>
              </table:table-cell>
              <table:table-cell office:value-type="float" office:value="43.8697714617445">
                <text:p>43.8697714617445</text:p>
              </table:table-cell>
              <table:table-cell office:value-type="float" office:value="43.6970958217116">
                <text:p>43.6970958217116</text:p>
              </table:table-cell>
              <table:table-cell office:value-type="float" office:value="43.8501140834561">
                <text:p>43.85011408345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.7205641">
                <text:p>43.7205641</text:p>
              </table:table-cell>
              <table:table-cell office:value-type="float" office:value="43.8731509608834">
                <text:p>43.8731509608834</text:p>
              </table:table-cell>
              <table:table-cell office:value-type="float" office:value="43.7004958373745">
                <text:p>43.7004958373745</text:p>
              </table:table-cell>
              <table:table-cell office:value-type="float" office:value="43.8530826982579">
                <text:p>43.85308269825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.7243779">
                <text:p>43.7243779</text:p>
              </table:table-cell>
              <table:table-cell office:value-type="float" office:value="43.876529566448">
                <text:p>43.876529566448</text:p>
              </table:table-cell>
              <table:table-cell office:value-type="float" office:value="43.7039011867599">
                <text:p>43.7039011867599</text:p>
              </table:table-cell>
              <table:table-cell office:value-type="float" office:value="43.8560528532079">
                <text:p>43.85605285320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7281179">
                <text:p>43.7281179</text:p>
              </table:table-cell>
              <table:table-cell office:value-type="float" office:value="43.8799081281411">
                <text:p>43.8799081281411</text:p>
              </table:table-cell>
              <table:table-cell office:value-type="float" office:value="43.7072355472152">
                <text:p>43.7072355472152</text:p>
              </table:table-cell>
              <table:table-cell office:value-type="float" office:value="43.8590257753563">
                <text:p>43.85902577535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.7317224">
                <text:p>43.7317224</text:p>
              </table:table-cell>
              <table:table-cell office:value-type="float" office:value="43.8832874905488">
                <text:p>43.8832874905488</text:p>
              </table:table-cell>
              <table:table-cell office:value-type="float" office:value="43.710437599101">
                <text:p>43.710437599101</text:p>
              </table:table-cell>
              <table:table-cell office:value-type="float" office:value="43.8620026896498">
                <text:p>43.86200268964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7351551">
                <text:p>43.7351551</text:p>
              </table:table-cell>
              <table:table-cell office:value-type="float" office:value="43.8866679560442">
                <text:p>43.8866679560442</text:p>
              </table:table-cell>
              <table:table-cell office:value-type="float" office:value="43.7134714253706">
                <text:p>43.7134714253706</text:p>
              </table:table-cell>
              <table:table-cell office:value-type="float" office:value="43.8649842814148">
                <text:p>43.8649842814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7384093">
                <text:p>43.7384093</text:p>
              </table:table-cell>
              <table:table-cell office:value-type="float" office:value="43.8900493051239">
                <text:p>43.8900493051239</text:p>
              </table:table-cell>
              <table:table-cell office:value-type="float" office:value="43.7163307111439">
                <text:p>43.7163307111439</text:p>
              </table:table-cell>
              <table:table-cell office:value-type="float" office:value="43.8679707162678">
                <text:p>43.8679707162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.7415061">
                <text:p>43.7415061</text:p>
              </table:table-cell>
              <table:table-cell office:value-type="float" office:value="43.8934314585755">
                <text:p>43.8934314585755</text:p>
              </table:table-cell>
              <table:table-cell office:value-type="float" office:value="43.719036943278">
                <text:p>43.719036943278</text:p>
              </table:table-cell>
              <table:table-cell office:value-type="float" office:value="43.8709623018535">
                <text:p>43.8709623018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.7444878">
                <text:p>43.7444878</text:p>
              </table:table-cell>
              <table:table-cell office:value-type="float" office:value="43.8968144635957">
                <text:p>43.8968144635957</text:p>
              </table:table-cell>
              <table:table-cell office:value-type="float" office:value="43.7216328099324">
                <text:p>43.7216328099324</text:p>
              </table:table-cell>
              <table:table-cell office:value-type="float" office:value="43.8739594735281">
                <text:p>43.87395947352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.7474103">
                <text:p>43.7474103</text:p>
              </table:table-cell>
              <table:table-cell office:value-type="float" office:value="43.9001986428444">
                <text:p>43.9001986428444</text:p>
              </table:table-cell>
              <table:table-cell office:value-type="float" office:value="43.7241746001321">
                <text:p>43.7241746001321</text:p>
              </table:table-cell>
              <table:table-cell office:value-type="float" office:value="43.8769629429765">
                <text:p>43.87696294297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.7503352">
                <text:p>43.7503352</text:p>
              </table:table-cell>
              <table:table-cell office:value-type="float" office:value="43.9035840177431">
                <text:p>43.9035840177431</text:p>
              </table:table-cell>
              <table:table-cell office:value-type="float" office:value="43.7267243033269">
                <text:p>43.7267243033269</text:p>
              </table:table-cell>
              <table:table-cell office:value-type="float" office:value="43.87997312107">
                <text:p>43.87997312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.7533232">
                <text:p>43.7533232</text:p>
              </table:table-cell>
              <table:table-cell office:value-type="float" office:value="43.9069703812395">
                <text:p>43.9069703812395</text:p>
              </table:table-cell>
              <table:table-cell office:value-type="float" office:value="43.7293430089486">
                <text:p>43.7293430089486</text:p>
              </table:table-cell>
              <table:table-cell office:value-type="float" office:value="43.8829901901881">
                <text:p>43.88299019018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.7564274">
                <text:p>43.7564274</text:p>
              </table:table-cell>
              <table:table-cell office:value-type="float" office:value="43.9103566512623">
                <text:p>43.9103566512623</text:p>
              </table:table-cell>
              <table:table-cell office:value-type="float" office:value="43.732084205966">
                <text:p>43.732084205966</text:p>
              </table:table-cell>
              <table:table-cell office:value-type="float" office:value="43.8860134572283">
                <text:p>43.88601345722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.759689">
                <text:p>43.759689</text:p>
              </table:table-cell>
              <table:table-cell office:value-type="float" office:value="43.9137419791837">
                <text:p>43.9137419791837</text:p>
              </table:table-cell>
              <table:table-cell office:value-type="float" office:value="43.7349894824391">
                <text:p>43.7349894824391</text:p>
              </table:table-cell>
              <table:table-cell office:value-type="float" office:value="43.8890424616228">
                <text:p>43.88904246162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.7631322">
                <text:p>43.7631322</text:p>
              </table:table-cell>
              <table:table-cell office:value-type="float" office:value="43.9171260945722">
                <text:p>43.9171260945722</text:p>
              </table:table-cell>
              <table:table-cell office:value-type="float" office:value="43.738083425072">
                <text:p>43.738083425072</text:p>
              </table:table-cell>
              <table:table-cell office:value-type="float" office:value="43.8920773196442">
                <text:p>43.89207731964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.7667569">
                <text:p>43.7667569</text:p>
              </table:table-cell>
              <table:table-cell office:value-type="float" office:value="43.9205088102909">
                <text:p>43.9205088102909</text:p>
              </table:table-cell>
              <table:table-cell office:value-type="float" office:value="43.7413663187654">
                <text:p>43.7413663187654</text:p>
              </table:table-cell>
              <table:table-cell office:value-type="float" office:value="43.8951182290563">
                <text:p>43.89511822905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.7705303">
                <text:p>43.7705303</text:p>
              </table:table-cell>
              <table:table-cell office:value-type="float" office:value="43.9238894809147">
                <text:p>43.9238894809147</text:p>
              </table:table-cell>
              <table:table-cell office:value-type="float" office:value="43.7448057461697">
                <text:p>43.7448057461697</text:p>
              </table:table-cell>
              <table:table-cell office:value-type="float" office:value="43.8981649270844">
                <text:p>43.8981649270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.7743829">
                <text:p>43.7743829</text:p>
              </table:table-cell>
              <table:table-cell office:value-type="float" office:value="43.9272673583723">
                <text:p>43.9272673583723</text:p>
              </table:table-cell>
              <table:table-cell office:value-type="float" office:value="43.7483325872382">
                <text:p>43.7483325872382</text:p>
              </table:table-cell>
              <table:table-cell office:value-type="float" office:value="43.9012170456105">
                <text:p>43.9012170456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.7782156">
                <text:p>43.7782156</text:p>
              </table:table-cell>
              <table:table-cell office:value-type="float" office:value="43.9306417310708">
                <text:p>43.9306417310708</text:p>
              </table:table-cell>
              <table:table-cell office:value-type="float" office:value="43.7518481187823">
                <text:p>43.7518481187823</text:p>
              </table:table-cell>
              <table:table-cell office:value-type="float" office:value="43.9042742498531">
                <text:p>43.90427424985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.7819238">
                <text:p>43.7819238</text:p>
              </table:table-cell>
              <table:table-cell office:value-type="float" office:value="43.9340127129007">
                <text:p>43.9340127129007</text:p>
              </table:table-cell>
              <table:table-cell office:value-type="float" office:value="43.7552481140279">
                <text:p>43.7552481140279</text:p>
              </table:table-cell>
              <table:table-cell office:value-type="float" office:value="43.9073370269286">
                <text:p>43.9073370269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.7854315">
                <text:p>43.7854315</text:p>
              </table:table-cell>
              <table:table-cell office:value-type="float" office:value="43.9373803822546">
                <text:p>43.9373803822546</text:p>
              </table:table-cell>
              <table:table-cell office:value-type="float" office:value="43.7584569421744">
                <text:p>43.7584569421744</text:p>
              </table:table-cell>
              <table:table-cell office:value-type="float" office:value="43.910405824429">
                <text:p>43.9104058244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.7887223">
                <text:p>43.7887223</text:p>
              </table:table-cell>
              <table:table-cell office:value-type="float" office:value="43.9407445061489">
                <text:p>43.9407445061489</text:p>
              </table:table-cell>
              <table:table-cell office:value-type="float" office:value="43.7614585679562">
                <text:p>43.7614585679562</text:p>
              </table:table-cell>
              <table:table-cell office:value-type="float" office:value="43.9134807741051">
                <text:p>43.91348077410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.7918489">
                <text:p>43.7918489</text:p>
              </table:table-cell>
              <table:table-cell office:value-type="float" office:value="43.9441042299689">
                <text:p>43.9441042299689</text:p>
              </table:table-cell>
              <table:table-cell office:value-type="float" office:value="43.7643060512079">
                <text:p>43.7643060512079</text:p>
              </table:table-cell>
              <table:table-cell office:value-type="float" office:value="43.9165613811768">
                <text:p>43.91656138117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.794914">
                <text:p>43.794914</text:p>
              </table:table-cell>
              <table:table-cell office:value-type="float" office:value="43.9474585910895">
                <text:p>43.9474585910895</text:p>
              </table:table-cell>
              <table:table-cell office:value-type="float" office:value="43.7671024464331">
                <text:p>43.7671024464331</text:p>
              </table:table-cell>
              <table:table-cell office:value-type="float" office:value="43.9196470375226">
                <text:p>43.9196470375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.7980299">
                <text:p>43.7980299</text:p>
              </table:table-cell>
              <table:table-cell office:value-type="float" office:value="43.9508066287388">
                <text:p>43.9508066287388</text:p>
              </table:table-cell>
              <table:table-cell office:value-type="float" office:value="43.769960402378">
                <text:p>43.769960402378</text:p>
              </table:table-cell>
              <table:table-cell office:value-type="float" office:value="43.9227371311168">
                <text:p>43.9227371311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8012782">
                <text:p>43.8012782</text:p>
              </table:table-cell>
              <table:table-cell office:value-type="float" office:value="43.9541483440218">
                <text:p>43.9541483440218</text:p>
              </table:table-cell>
              <table:table-cell office:value-type="float" office:value="43.7729618616089">
                <text:p>43.7729618616089</text:p>
              </table:table-cell>
              <table:table-cell office:value-type="float" office:value="43.9258320056307">
                <text:p>43.92583200563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.804686">
                <text:p>43.804686</text:p>
              </table:table-cell>
              <table:table-cell office:value-type="float" office:value="43.9574841177131">
                <text:p>43.9574841177131</text:p>
              </table:table-cell>
              <table:table-cell office:value-type="float" office:value="43.7761342600962">
                <text:p>43.7761342600962</text:p>
              </table:table-cell>
              <table:table-cell office:value-type="float" office:value="43.9289323778093">
                <text:p>43.9289323778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.8082265">
                <text:p>43.8082265</text:p>
              </table:table-cell>
              <table:table-cell office:value-type="float" office:value="43.9608141139151">
                <text:p>43.9608141139151</text:p>
              </table:table-cell>
              <table:table-cell office:value-type="float" office:value="43.7794511268036">
                <text:p>43.7794511268036</text:p>
              </table:table-cell>
              <table:table-cell office:value-type="float" office:value="43.9320387407187">
                <text:p>43.9320387407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.8118366">
                <text:p>43.8118366</text:p>
              </table:table-cell>
              <table:table-cell office:value-type="float" office:value="43.9641375623179">
                <text:p>43.9641375623179</text:p>
              </table:table-cell>
              <table:table-cell office:value-type="float" office:value="43.7828496832838">
                <text:p>43.7828496832838</text:p>
              </table:table-cell>
              <table:table-cell office:value-type="float" office:value="43.9351506456017">
                <text:p>43.93515064560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.8154401">
                <text:p>43.8154401</text:p>
              </table:table-cell>
              <table:table-cell office:value-type="float" office:value="43.9674535343865">
                <text:p>43.9674535343865</text:p>
              </table:table-cell>
              <table:table-cell office:value-type="float" office:value="43.7862540432814">
                <text:p>43.7862540432814</text:p>
              </table:table-cell>
              <table:table-cell office:value-type="float" office:value="43.9382674776679">
                <text:p>43.93826747766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.8189652">
                <text:p>43.8189652</text:p>
              </table:table-cell>
              <table:table-cell office:value-type="float" office:value="43.9707611931777">
                <text:p>43.9707611931777</text:p>
              </table:table-cell>
              <table:table-cell office:value-type="float" office:value="43.7895927123422">
                <text:p>43.7895927123422</text:p>
              </table:table-cell>
              <table:table-cell office:value-type="float" office:value="43.9413887055199">
                <text:p>43.94138870551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.822355">
                <text:p>43.822355</text:p>
              </table:table-cell>
              <table:table-cell office:value-type="float" office:value="43.9740600566206">
                <text:p>43.9740600566206</text:p>
              </table:table-cell>
              <table:table-cell office:value-type="float" office:value="43.7928090874314">
                <text:p>43.7928090874314</text:p>
              </table:table-cell>
              <table:table-cell office:value-type="float" office:value="43.944514144052">
                <text:p>43.9445141440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.8255734">
                <text:p>43.8255734</text:p>
              </table:table-cell>
              <table:table-cell office:value-type="float" office:value="43.9773500458121">
                <text:p>43.9773500458121</text:p>
              </table:table-cell>
              <table:table-cell office:value-type="float" office:value="43.7958673565591">
                <text:p>43.7958673565591</text:p>
              </table:table-cell>
              <table:table-cell office:value-type="float" office:value="43.9476440023712">
                <text:p>43.94764400237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.8286078">
                <text:p>43.8286078</text:p>
              </table:table-cell>
              <table:table-cell office:value-type="float" office:value="43.980630536878">
                <text:p>43.980630536878</text:p>
              </table:table-cell>
              <table:table-cell office:value-type="float" office:value="43.7987551984156">
                <text:p>43.7987551984156</text:p>
              </table:table-cell>
              <table:table-cell office:value-type="float" office:value="43.9507779352936">
                <text:p>43.95077793529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8314703">
                <text:p>43.8314703</text:p>
              </table:table-cell>
              <table:table-cell office:value-type="float" office:value="43.9839004010884">
                <text:p>43.9839004010884</text:p>
              </table:table-cell>
              <table:table-cell office:value-type="float" office:value="43.8014849820142">
                <text:p>43.8014849820142</text:p>
              </table:table-cell>
              <table:table-cell office:value-type="float" office:value="43.9539150831026">
                <text:p>43.95391508310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.8341958">
                <text:p>43.8341958</text:p>
              </table:table-cell>
              <table:table-cell office:value-type="float" office:value="43.9871586694473">
                <text:p>43.9871586694473</text:p>
              </table:table-cell>
              <table:table-cell office:value-type="float" office:value="43.8040918663454">
                <text:p>43.8040918663454</text:p>
              </table:table-cell>
              <table:table-cell office:value-type="float" office:value="43.9570547357927">
                <text:p>43.9570547357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.8368362">
                <text:p>43.8368362</text:p>
              </table:table-cell>
              <table:table-cell office:value-type="float" office:value="43.9904050112832">
                <text:p>43.9904050112832</text:p>
              </table:table-cell>
              <table:table-cell office:value-type="float" office:value="43.8066280000396">
                <text:p>43.8066280000396</text:p>
              </table:table-cell>
              <table:table-cell office:value-type="float" office:value="43.9601968113228">
                <text:p>43.9601968113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.8394519">
                <text:p>43.8394519</text:p>
              </table:table-cell>
              <table:table-cell office:value-type="float" office:value="43.9936395814785">
                <text:p>43.9936395814785</text:p>
              </table:table-cell>
              <table:table-cell office:value-type="float" office:value="43.809154021041">
                <text:p>43.809154021041</text:p>
              </table:table-cell>
              <table:table-cell office:value-type="float" office:value="43.9633417025195">
                <text:p>43.96334170251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.8421033">
                <text:p>43.8421033</text:p>
              </table:table-cell>
              <table:table-cell office:value-type="float" office:value="43.9968628745026">
                <text:p>43.9968628745026</text:p>
              </table:table-cell>
              <table:table-cell office:value-type="float" office:value="43.8117305562922">
                <text:p>43.8117305562922</text:p>
              </table:table-cell>
              <table:table-cell office:value-type="float" office:value="43.9664901307948">
                <text:p>43.96649013079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.844843">
                <text:p>43.844843</text:p>
              </table:table-cell>
              <table:table-cell office:value-type="float" office:value="44.0000749163596">
                <text:p>44.0000749163596</text:p>
              </table:table-cell>
              <table:table-cell office:value-type="float" office:value="43.8144104214296">
                <text:p>43.8144104214296</text:p>
              </table:table-cell>
              <table:table-cell office:value-type="float" office:value="43.9696423377892">
                <text:p>43.9696423377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8477107">
                <text:p>43.8477107</text:p>
              </table:table-cell>
              <table:table-cell office:value-type="float" office:value="44.0032753233938">
                <text:p>44.0032753233938</text:p>
              </table:table-cell>
              <table:table-cell office:value-type="float" office:value="43.8172335204907">
                <text:p>43.8172335204907</text:p>
              </table:table-cell>
              <table:table-cell office:value-type="float" office:value="43.9727981438845">
                <text:p>43.9727981438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8507301">
                <text:p>43.8507301</text:p>
              </table:table-cell>
              <table:table-cell office:value-type="float" office:value="44.0064638592146">
                <text:p>44.0064638592146</text:p>
              </table:table-cell>
              <table:table-cell office:value-type="float" office:value="43.8202237456332">
                <text:p>43.8202237456332</text:p>
              </table:table-cell>
              <table:table-cell office:value-type="float" office:value="43.9759575048478">
                <text:p>43.97595750484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8539056">
                <text:p>43.8539056</text:p>
              </table:table-cell>
              <table:table-cell office:value-type="float" office:value="44.0096404181028">
                <text:p>44.0096404181028</text:p>
              </table:table-cell>
              <table:table-cell office:value-type="float" office:value="43.8233856768662">
                <text:p>43.8233856768662</text:p>
              </table:table-cell>
              <table:table-cell office:value-type="float" office:value="43.979120494969">
                <text:p>43.9791204949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8572183">
                <text:p>43.8572183</text:p>
              </table:table-cell>
              <table:table-cell office:value-type="float" office:value="44.0128051478345">
                <text:p>44.0128051478345</text:p>
              </table:table-cell>
              <table:table-cell office:value-type="float" office:value="43.8267005817942">
                <text:p>43.8267005817942</text:p>
              </table:table-cell>
              <table:table-cell office:value-type="float" office:value="43.9822874296287">
                <text:p>43.9822874296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.8606211">
                <text:p>43.8606211</text:p>
              </table:table-cell>
              <table:table-cell office:value-type="float" office:value="44.015957798638">
                <text:p>44.015957798638</text:p>
              </table:table-cell>
              <table:table-cell office:value-type="float" office:value="43.8301215153739">
                <text:p>43.8301215153739</text:p>
              </table:table-cell>
              <table:table-cell office:value-type="float" office:value="43.9854582140119">
                <text:p>43.98545821401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.8640389">
                <text:p>43.8640389</text:p>
              </table:table-cell>
              <table:table-cell office:value-type="float" office:value="44.0190979135155">
                <text:p>44.0190979135155</text:p>
              </table:table-cell>
              <table:table-cell office:value-type="float" office:value="43.8335735196838">
                <text:p>43.8335735196838</text:p>
              </table:table-cell>
              <table:table-cell office:value-type="float" office:value="43.9886325331993">
                <text:p>43.98863253319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.8673799">
                <text:p>43.8673799</text:p>
              </table:table-cell>
              <table:table-cell office:value-type="float" office:value="44.0222253278493">
                <text:p>44.0222253278493</text:p>
              </table:table-cell>
              <table:table-cell office:value-type="float" office:value="43.8369649237083">
                <text:p>43.8369649237083</text:p>
              </table:table-cell>
              <table:table-cell office:value-type="float" office:value="43.9918103515576">
                <text:p>43.9918103515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.8705602">
                <text:p>43.8705602</text:p>
              </table:table-cell>
              <table:table-cell office:value-type="float" office:value="44.025340142909">
                <text:p>44.025340142909</text:p>
              </table:table-cell>
              <table:table-cell office:value-type="float" office:value="43.8402119431342">
                <text:p>43.8402119431342</text:p>
              </table:table-cell>
              <table:table-cell office:value-type="float" office:value="43.9949918860432">
                <text:p>43.99499188604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.873536">
                <text:p>43.873536</text:p>
              </table:table-cell>
              <table:table-cell office:value-type="float" office:value="44.0284428231129">
                <text:p>44.0284428231129</text:p>
              </table:table-cell>
              <table:table-cell office:value-type="float" office:value="43.8432708801625">
                <text:p>43.8432708801625</text:p>
              </table:table-cell>
              <table:table-cell office:value-type="float" office:value="43.9981777032754">
                <text:p>43.99817770327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.8763273">
                <text:p>43.8763273</text:p>
              </table:table-cell>
              <table:table-cell office:value-type="float" office:value="44.031533925096">
                <text:p>44.031533925096</text:p>
              </table:table-cell>
              <table:table-cell office:value-type="float" office:value="43.8461618233331">
                <text:p>43.8461618233331</text:p>
              </table:table-cell>
              <table:table-cell office:value-type="float" office:value="44.0013684484291">
                <text:p>44.00136844842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.8790163">
                <text:p>43.8790163</text:p>
              </table:table-cell>
              <table:table-cell office:value-type="float" office:value="44.0346128682097">
                <text:p>44.0346128682097</text:p>
              </table:table-cell>
              <table:table-cell office:value-type="float" office:value="43.8489670473654">
                <text:p>43.8489670473654</text:p>
              </table:table-cell>
              <table:table-cell office:value-type="float" office:value="44.0045636155751">
                <text:p>44.00456361557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.8817191">
                <text:p>43.8817191</text:p>
              </table:table-cell>
              <table:table-cell office:value-type="float" office:value="44.03767913372">
                <text:p>44.03767913372</text:p>
              </table:table-cell>
              <table:table-cell office:value-type="float" office:value="43.8518027130124">
                <text:p>43.8518027130124</text:p>
              </table:table-cell>
              <table:table-cell office:value-type="float" office:value="44.0077627467324">
                <text:p>44.00776274673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8845395">
                <text:p>43.8845395</text:p>
              </table:table-cell>
              <table:table-cell office:value-type="float" office:value="44.0407323389104">
                <text:p>44.0407323389104</text:p>
              </table:table-cell>
              <table:table-cell office:value-type="float" office:value="43.8547726669303">
                <text:p>43.8547726669303</text:p>
              </table:table-cell>
              <table:table-cell office:value-type="float" office:value="44.0109655058407">
                <text:p>44.01096550584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8875295">
                <text:p>43.8875295</text:p>
              </table:table-cell>
              <table:table-cell office:value-type="float" office:value="44.0437727029344">
                <text:p>44.0437727029344</text:p>
              </table:table-cell>
              <table:table-cell office:value-type="float" office:value="43.8579289415627">
                <text:p>43.8579289415627</text:p>
              </table:table-cell>
              <table:table-cell office:value-type="float" office:value="44.0141721444971">
                <text:p>44.01417214449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.8906748">
                <text:p>43.8906748</text:p>
              </table:table-cell>
              <table:table-cell office:value-type="float" office:value="44.0468010286693">
                <text:p>44.0468010286693</text:p>
              </table:table-cell>
              <table:table-cell office:value-type="float" office:value="43.8612572550406">
                <text:p>43.8612572550406</text:p>
              </table:table-cell>
              <table:table-cell office:value-type="float" office:value="44.0173834837099">
                <text:p>44.01738348370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.8939087">
                <text:p>43.8939087</text:p>
              </table:table-cell>
              <table:table-cell office:value-type="float" office:value="44.0498181966821">
                <text:p>44.0498181966821</text:p>
              </table:table-cell>
              <table:table-cell office:value-type="float" office:value="43.8646909110968">
                <text:p>43.8646909110968</text:p>
              </table:table-cell>
              <table:table-cell office:value-type="float" office:value="44.0206004077789">
                <text:p>44.02060040777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.8971418">
                <text:p>43.8971418</text:p>
              </table:table-cell>
              <table:table-cell office:value-type="float" office:value="44.0528241908007">
                <text:p>44.0528241908007</text:p>
              </table:table-cell>
              <table:table-cell office:value-type="float" office:value="43.868140498997">
                <text:p>43.868140498997</text:p>
              </table:table-cell>
              <table:table-cell office:value-type="float" office:value="44.0238228897977">
                <text:p>44.02382288979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.9002914">
                <text:p>43.9002914</text:p>
              </table:table-cell>
              <table:table-cell office:value-type="float" office:value="44.0558186016777">
                <text:p>44.0558186016777</text:p>
              </table:table-cell>
              <table:table-cell office:value-type="float" office:value="43.871523293485">
                <text:p>43.871523293485</text:p>
              </table:table-cell>
              <table:table-cell office:value-type="float" office:value="44.0270504951627">
                <text:p>44.02705049516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9032976">
                <text:p>43.9032976</text:p>
              </table:table-cell>
              <table:table-cell office:value-type="float" office:value="44.0588008396006">
                <text:p>44.0588008396006</text:p>
              </table:table-cell>
              <table:table-cell office:value-type="float" office:value="43.8747793547445">
                <text:p>43.8747793547445</text:p>
              </table:table-cell>
              <table:table-cell office:value-type="float" office:value="44.0302825943451">
                <text:p>44.03028259434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.9061267">
                <text:p>43.9061267</text:p>
              </table:table-cell>
              <table:table-cell office:value-type="float" office:value="44.0617704246936">
                <text:p>44.0617704246936</text:p>
              </table:table-cell>
              <table:table-cell office:value-type="float" office:value="43.8778749283765">
                <text:p>43.8778749283765</text:p>
              </table:table-cell>
              <table:table-cell office:value-type="float" office:value="44.0335186530701">
                <text:p>44.03351865307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.9087683">
                <text:p>43.9087683</text:p>
              </table:table-cell>
              <table:table-cell office:value-type="float" office:value="44.0647266859243">
                <text:p>44.0647266859243</text:p>
              </table:table-cell>
              <table:table-cell office:value-type="float" office:value="43.8807995453921">
                <text:p>43.8807995453921</text:p>
              </table:table-cell>
              <table:table-cell office:value-type="float" office:value="44.0367579313164">
                <text:p>44.03675793131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.9112332">
                <text:p>43.9112332</text:p>
              </table:table-cell>
              <table:table-cell office:value-type="float" office:value="44.0676689857917">
                <text:p>44.0676689857917</text:p>
              </table:table-cell>
              <table:table-cell office:value-type="float" office:value="43.8835639222213">
                <text:p>43.8835639222213</text:p>
              </table:table-cell>
              <table:table-cell office:value-type="float" office:value="44.039999708013">
                <text:p>44.0399997080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9135517">
                <text:p>43.9135517</text:p>
              </table:table-cell>
              <table:table-cell office:value-type="float" office:value="44.0705962642868">
                <text:p>44.0705962642868</text:p>
              </table:table-cell>
              <table:table-cell office:value-type="float" office:value="43.8861982607374">
                <text:p>43.8861982607374</text:p>
              </table:table-cell>
              <table:table-cell office:value-type="float" office:value="44.0432428250242">
                <text:p>44.04324282502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9157713">
                <text:p>43.9157713</text:p>
              </table:table-cell>
              <table:table-cell office:value-type="float" office:value="44.073507513443">
                <text:p>44.073507513443</text:p>
              </table:table-cell>
              <table:table-cell office:value-type="float" office:value="43.8887499482974">
                <text:p>43.8887499482974</text:p>
              </table:table-cell>
              <table:table-cell office:value-type="float" office:value="44.0464861617404">
                <text:p>44.0464861617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.9179509">
                <text:p>43.9179509</text:p>
              </table:table-cell>
              <table:table-cell office:value-type="float" office:value="44.0764021957788">
                <text:p>44.0764021957788</text:p>
              </table:table-cell>
              <table:table-cell office:value-type="float" office:value="43.891277757798">
                <text:p>43.891277757798</text:p>
              </table:table-cell>
              <table:table-cell office:value-type="float" office:value="44.0497290535768">
                <text:p>44.0497290535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.9201523">
                <text:p>43.9201523</text:p>
              </table:table-cell>
              <table:table-cell office:value-type="float" office:value="44.0792805510974">
                <text:p>44.0792805510974</text:p>
              </table:table-cell>
              <table:table-cell office:value-type="float" office:value="43.8938433477473">
                <text:p>43.8938433477473</text:p>
              </table:table-cell>
              <table:table-cell office:value-type="float" office:value="44.0529715988447">
                <text:p>44.05297159884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.9224302">
                <text:p>43.9224302</text:p>
              </table:table-cell>
              <table:table-cell office:value-type="float" office:value="44.0821424565599">
                <text:p>44.0821424565599</text:p>
              </table:table-cell>
              <table:table-cell office:value-type="float" office:value="43.8965012623523">
                <text:p>43.8965012623523</text:p>
              </table:table-cell>
              <table:table-cell office:value-type="float" office:value="44.0562135189122">
                <text:p>44.05621351891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.9248259">
                <text:p>43.9248259</text:p>
              </table:table-cell>
              <table:table-cell office:value-type="float" office:value="44.0849879807131">
                <text:p>44.0849879807131</text:p>
              </table:table-cell>
              <table:table-cell office:value-type="float" office:value="43.8992926316218">
                <text:p>43.8992926316218</text:p>
              </table:table-cell>
              <table:table-cell office:value-type="float" office:value="44.0594547123349">
                <text:p>44.05945471233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.9273631">
                <text:p>43.9273631</text:p>
              </table:table-cell>
              <table:table-cell office:value-type="float" office:value="44.0878174582536">
                <text:p>44.0878174582536</text:p>
              </table:table-cell>
              <table:table-cell office:value-type="float" office:value="43.9022409714844">
                <text:p>43.9022409714844</text:p>
              </table:table-cell>
              <table:table-cell office:value-type="float" office:value="44.062695329738">
                <text:p>44.0626953297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.9300449">
                <text:p>43.9300449</text:p>
              </table:table-cell>
              <table:table-cell office:value-type="float" office:value="44.0906307316135">
                <text:p>44.0906307316135</text:p>
              </table:table-cell>
              <table:table-cell office:value-type="float" office:value="43.9053491839232">
                <text:p>43.9053491839232</text:p>
              </table:table-cell>
              <table:table-cell office:value-type="float" office:value="44.0659350155367">
                <text:p>44.06593501553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9328539">
                <text:p>43.9328539</text:p>
              </table:table-cell>
              <table:table-cell office:value-type="float" office:value="44.0934283474334">
                <text:p>44.0934283474334</text:p>
              </table:table-cell>
              <table:table-cell office:value-type="float" office:value="43.9085996571236">
                <text:p>43.9085996571236</text:p>
              </table:table-cell>
              <table:table-cell office:value-type="float" office:value="44.069174104557">
                <text:p>44.0691741045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9357509">
                <text:p>43.9357509</text:p>
              </table:table-cell>
              <table:table-cell office:value-type="float" office:value="44.0962106639412">
                <text:p>44.0962106639412</text:p>
              </table:table-cell>
              <table:table-cell office:value-type="float" office:value="43.9119529656382">
                <text:p>43.9119529656382</text:p>
              </table:table-cell>
              <table:table-cell office:value-type="float" office:value="44.0724127295794">
                <text:p>44.07241272957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9386768">
                <text:p>43.9386768</text:p>
              </table:table-cell>
              <table:table-cell office:value-type="float" office:value="44.0989785100158">
                <text:p>44.0989785100158</text:p>
              </table:table-cell>
              <table:table-cell office:value-type="float" office:value="43.9153497705655">
                <text:p>43.9153497705655</text:p>
              </table:table-cell>
              <table:table-cell office:value-type="float" office:value="44.0756514805813">
                <text:p>44.07565148058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9415571">
                <text:p>43.9415571</text:p>
              </table:table-cell>
              <table:table-cell office:value-type="float" office:value="44.1017318059449">
                <text:p>44.1017318059449</text:p>
              </table:table-cell>
              <table:table-cell office:value-type="float" office:value="43.9187153197433">
                <text:p>43.9187153197433</text:p>
              </table:table-cell>
              <table:table-cell office:value-type="float" office:value="44.0788900256882">
                <text:p>44.07889002568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.9443172">
                <text:p>43.9443172</text:p>
              </table:table-cell>
              <table:table-cell office:value-type="float" office:value="44.1044707183108">
                <text:p>44.1044707183108</text:p>
              </table:table-cell>
              <table:table-cell office:value-type="float" office:value="43.9219747479571">
                <text:p>43.9219747479571</text:p>
              </table:table-cell>
              <table:table-cell office:value-type="float" office:value="44.0821282662679">
                <text:p>44.08212826626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.9469056">
                <text:p>43.9469056</text:p>
              </table:table-cell>
              <table:table-cell office:value-type="float" office:value="44.1071961570625">
                <text:p>44.1071961570625</text:p>
              </table:table-cell>
              <table:table-cell office:value-type="float" office:value="43.9250762771625">
                <text:p>43.9250762771625</text:p>
              </table:table-cell>
              <table:table-cell office:value-type="float" office:value="44.085366834225">
                <text:p>44.0853668342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.9493177">
                <text:p>43.9493177</text:p>
              </table:table-cell>
              <table:table-cell office:value-type="float" office:value="44.1099092343143">
                <text:p>44.1099092343143</text:p>
              </table:table-cell>
              <table:table-cell office:value-type="float" office:value="43.9280150167216">
                <text:p>43.9280150167216</text:p>
              </table:table-cell>
              <table:table-cell office:value-type="float" office:value="44.0886065510359">
                <text:p>44.08860655103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.9516078">
                <text:p>43.9516078</text:p>
              </table:table-cell>
              <table:table-cell office:value-type="float" office:value="44.1126105388401">
                <text:p>44.1126105388401</text:p>
              </table:table-cell>
              <table:table-cell office:value-type="float" office:value="43.9308449636532">
                <text:p>43.9308449636532</text:p>
              </table:table-cell>
              <table:table-cell office:value-type="float" office:value="44.0918477024933">
                <text:p>44.09184770249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.9538784">
                <text:p>43.9538784</text:p>
              </table:table-cell>
              <table:table-cell office:value-type="float" office:value="44.115300350748">
                <text:p>44.115300350748</text:p>
              </table:table-cell>
              <table:table-cell office:value-type="float" office:value="43.9336683028969">
                <text:p>43.9336683028969</text:p>
              </table:table-cell>
              <table:table-cell office:value-type="float" office:value="44.0950902536449">
                <text:p>44.09509025364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.9562443">
                <text:p>43.9562443</text:p>
              </table:table-cell>
              <table:table-cell office:value-type="float" office:value="44.1179781571431">
                <text:p>44.1179781571431</text:p>
              </table:table-cell>
              <table:table-cell office:value-type="float" office:value="43.9365995075899">
                <text:p>43.9365995075899</text:p>
              </table:table-cell>
              <table:table-cell office:value-type="float" office:value="44.098333364733">
                <text:p>44.0983333647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.9587881">
                <text:p>43.9587881</text:p>
              </table:table-cell>
              <table:table-cell office:value-type="float" office:value="44.120643745137">
                <text:p>44.120643745137</text:p>
              </table:table-cell>
              <table:table-cell office:value-type="float" office:value="43.9397208393571">
                <text:p>43.9397208393571</text:p>
              </table:table-cell>
              <table:table-cell office:value-type="float" office:value="44.1015764844941">
                <text:p>44.10157648449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.9615271">
                <text:p>43.9615271</text:p>
              </table:table-cell>
              <table:table-cell office:value-type="float" office:value="44.1232973010211">
                <text:p>44.1232973010211</text:p>
              </table:table-cell>
              <table:table-cell office:value-type="float" office:value="43.9430492486137">
                <text:p>43.9430492486137</text:p>
              </table:table-cell>
              <table:table-cell office:value-type="float" office:value="44.1048194496348">
                <text:p>44.1048194496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.9644098">
                <text:p>43.9644098</text:p>
              </table:table-cell>
              <table:table-cell office:value-type="float" office:value="44.1259400378042">
                <text:p>44.1259400378042</text:p>
              </table:table-cell>
              <table:table-cell office:value-type="float" office:value="43.9465328748802">
                <text:p>43.9465328748802</text:p>
              </table:table-cell>
              <table:table-cell office:value-type="float" office:value="44.1080631126844">
                <text:p>44.10806311268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3.9673393">
                <text:p>43.9673393</text:p>
              </table:table-cell>
              <table:table-cell office:value-type="float" office:value="44.1285727433957">
                <text:p>44.1285727433957</text:p>
              </table:table-cell>
              <table:table-cell office:value-type="float" office:value="43.9500744471094">
                <text:p>43.9500744471094</text:p>
              </table:table-cell>
              <table:table-cell office:value-type="float" office:value="44.1113078905051">
                <text:p>44.11130789050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.9702115">
                <text:p>43.9702115</text:p>
              </table:table-cell>
              <table:table-cell office:value-type="float" office:value="44.1311961069728">
                <text:p>44.1311961069728</text:p>
              </table:table-cell>
              <table:table-cell office:value-type="float" office:value="43.9535694840245">
                <text:p>43.9535694840245</text:p>
              </table:table-cell>
              <table:table-cell office:value-type="float" office:value="44.1145540909973">
                <text:p>44.1145540909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.9729451">
                <text:p>43.9729451</text:p>
              </table:table-cell>
              <table:table-cell office:value-type="float" office:value="44.133809881378">
                <text:p>44.133809881378</text:p>
              </table:table-cell>
              <table:table-cell office:value-type="float" office:value="43.9569362944692">
                <text:p>43.9569362944692</text:p>
              </table:table-cell>
              <table:table-cell office:value-type="float" office:value="44.1178010758472">
                <text:p>44.11780107584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.9754953">
                <text:p>43.9754953</text:p>
              </table:table-cell>
              <table:table-cell office:value-type="float" office:value="44.1364138882577">
                <text:p>44.1364138882577</text:p>
              </table:table-cell>
              <table:table-cell office:value-type="float" office:value="43.9601296777682">
                <text:p>43.9601296777682</text:p>
              </table:table-cell>
              <table:table-cell office:value-type="float" office:value="44.1210482660259">
                <text:p>44.12104826602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.9778507">
                <text:p>43.9778507</text:p>
              </table:table-cell>
              <table:table-cell office:value-type="float" office:value="44.1390079922328">
                <text:p>44.1390079922328</text:p>
              </table:table-cell>
              <table:table-cell office:value-type="float" office:value="43.9631378240981">
                <text:p>43.9631378240981</text:p>
              </table:table-cell>
              <table:table-cell office:value-type="float" office:value="44.1242951163309">
                <text:p>44.12429511633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.980025">
                <text:p>43.980025</text:p>
              </table:table-cell>
              <table:table-cell office:value-type="float" office:value="44.1415926403125">
                <text:p>44.1415926403125</text:p>
              </table:table-cell>
              <table:table-cell office:value-type="float" office:value="43.9659740148689">
                <text:p>43.9659740148689</text:p>
              </table:table-cell>
              <table:table-cell office:value-type="float" office:value="44.1275416551814">
                <text:p>44.12754165518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.9820499">
                <text:p>43.9820499</text:p>
              </table:table-cell>
              <table:table-cell office:value-type="float" office:value="44.1441682999704">
                <text:p>44.1441682999704</text:p>
              </table:table-cell>
              <table:table-cell office:value-type="float" office:value="43.9686695231138">
                <text:p>43.9686695231138</text:p>
              </table:table-cell>
              <table:table-cell office:value-type="float" office:value="44.1307879230842">
                <text:p>44.13078792308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.9839715">
                <text:p>43.9839715</text:p>
              </table:table-cell>
              <table:table-cell office:value-type="float" office:value="44.1467349619903">
                <text:p>44.1467349619903</text:p>
              </table:table-cell>
              <table:table-cell office:value-type="float" office:value="43.9712700138902">
                <text:p>43.9712700138902</text:p>
              </table:table-cell>
              <table:table-cell office:value-type="float" office:value="44.1340334758805">
                <text:p>44.13403347588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.9858479">
                <text:p>43.9858479</text:p>
              </table:table-cell>
              <table:table-cell office:value-type="float" office:value="44.1492930007273">
                <text:p>44.1492930007273</text:p>
              </table:table-cell>
              <table:table-cell office:value-type="float" office:value="43.9738331446873">
                <text:p>43.9738331446873</text:p>
              </table:table-cell>
              <table:table-cell office:value-type="float" office:value="44.1372782454146">
                <text:p>44.13727824541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.9877425">
                <text:p>43.9877425</text:p>
              </table:table-cell>
              <table:table-cell office:value-type="float" office:value="44.1518428586864">
                <text:p>44.1518428586864</text:p>
              </table:table-cell>
              <table:table-cell office:value-type="float" office:value="43.9764218658438">
                <text:p>43.9764218658438</text:p>
              </table:table-cell>
              <table:table-cell office:value-type="float" office:value="44.1405222245302">
                <text:p>44.1405222245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.9897156">
                <text:p>43.9897156</text:p>
              </table:table-cell>
              <table:table-cell office:value-type="float" office:value="44.1543855984032">
                <text:p>44.1543855984032</text:p>
              </table:table-cell>
              <table:table-cell office:value-type="float" office:value="43.9790960209722">
                <text:p>43.9790960209722</text:p>
              </table:table-cell>
              <table:table-cell office:value-type="float" office:value="44.1437660193754">
                <text:p>44.1437660193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.9918149">
                <text:p>43.9918149</text:p>
              </table:table-cell>
              <table:table-cell office:value-type="float" office:value="44.1569221374409">
                <text:p>44.1569221374409</text:p>
              </table:table-cell>
              <table:table-cell office:value-type="float" office:value="43.9819028473912">
                <text:p>43.9819028473912</text:p>
              </table:table-cell>
              <table:table-cell office:value-type="float" office:value="44.1470100848321">
                <text:p>44.14701008483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.9940689">
                <text:p>43.9940689</text:p>
              </table:table-cell>
              <table:table-cell office:value-type="float" office:value="44.1594530060042">
                <text:p>44.1594530060042</text:p>
              </table:table-cell>
              <table:table-cell office:value-type="float" office:value="43.9848703765644">
                <text:p>43.9848703765644</text:p>
              </table:table-cell>
              <table:table-cell office:value-type="float" office:value="44.1502544825686">
                <text:p>44.1502544825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.996483">
                <text:p>43.996483</text:p>
              </table:table-cell>
              <table:table-cell office:value-type="float" office:value="44.1619780596337">
                <text:p>44.1619780596337</text:p>
              </table:table-cell>
              <table:table-cell office:value-type="float" office:value="43.988003534546">
                <text:p>43.988003534546</text:p>
              </table:table-cell>
              <table:table-cell office:value-type="float" office:value="44.1534985941797">
                <text:p>44.15349859417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999039">
                <text:p>43.999039</text:p>
              </table:table-cell>
              <table:table-cell office:value-type="float" office:value="44.1644972740619">
                <text:p>44.1644972740619</text:p>
              </table:table-cell>
              <table:table-cell office:value-type="float" office:value="43.991283642432">
                <text:p>43.991283642432</text:p>
              </table:table-cell>
              <table:table-cell office:value-type="float" office:value="44.1567419164939">
                <text:p>44.15674191649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.0016963">
                <text:p>44.0016963</text:p>
              </table:table-cell>
              <table:table-cell office:value-type="float" office:value="44.1670108436279">
                <text:p>44.1670108436279</text:p>
              </table:table-cell>
              <table:table-cell office:value-type="float" office:value="43.9946696168167">
                <text:p>43.9946696168167</text:p>
              </table:table-cell>
              <table:table-cell office:value-type="float" office:value="44.1599841604446">
                <text:p>44.15998416044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.0043965">
                <text:p>44.0043965</text:p>
              </table:table-cell>
              <table:table-cell office:value-type="float" office:value="44.1695195535971">
                <text:p>44.1695195535971</text:p>
              </table:table-cell>
              <table:table-cell office:value-type="float" office:value="43.9981025702547">
                <text:p>43.9981025702547</text:p>
              </table:table-cell>
              <table:table-cell office:value-type="float" office:value="44.1632256238518">
                <text:p>44.1632256238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.0070707">
                <text:p>44.0070707</text:p>
              </table:table-cell>
              <table:table-cell office:value-type="float" office:value="44.1720239715925">
                <text:p>44.1720239715925</text:p>
              </table:table-cell>
              <table:table-cell office:value-type="float" office:value="44.0015131117265">
                <text:p>44.0015131117265</text:p>
              </table:table-cell>
              <table:table-cell office:value-type="float" office:value="44.166466383319">
                <text:p>44.1664663833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.0096517">
                <text:p>44.0096517</text:p>
              </table:table-cell>
              <table:table-cell office:value-type="float" office:value="44.1745243183971">
                <text:p>44.1745243183971</text:p>
              </table:table-cell>
              <table:table-cell office:value-type="float" office:value="44.0048335471085">
                <text:p>44.0048335471085</text:p>
              </table:table-cell>
              <table:table-cell office:value-type="float" office:value="44.1697061655056">
                <text:p>44.16970616550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0120904">
                <text:p>44.0120904</text:p>
              </table:table-cell>
              <table:table-cell office:value-type="float" office:value="44.1770208152511">
                <text:p>44.1770208152511</text:p>
              </table:table-cell>
              <table:table-cell office:value-type="float" office:value="44.0080142796463">
                <text:p>44.0080142796463</text:p>
              </table:table-cell>
              <table:table-cell office:value-type="float" office:value="44.1729446948974">
                <text:p>44.17294469489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014373">
                <text:p>44.014373</text:p>
              </table:table-cell>
              <table:table-cell office:value-type="float" office:value="44.179513645366">
                <text:p>44.179513645366</text:p>
              </table:table-cell>
              <table:table-cell office:value-type="float" office:value="44.0110410104302">
                <text:p>44.0110410104302</text:p>
              </table:table-cell>
              <table:table-cell office:value-type="float" office:value="44.1761816557962">
                <text:p>44.17618165579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0165344">
                <text:p>44.0165344</text:p>
              </table:table-cell>
              <table:table-cell office:value-type="float" office:value="44.1820038706279">
                <text:p>44.1820038706279</text:p>
              </table:table-cell>
              <table:table-cell office:value-type="float" office:value="44.013948138874">
                <text:p>44.013948138874</text:p>
              </table:table-cell>
              <table:table-cell office:value-type="float" office:value="44.1794176095019">
                <text:p>44.1794176095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0186566">
                <text:p>44.0186566</text:p>
              </table:table-cell>
              <table:table-cell office:value-type="float" office:value="44.1844924947696">
                <text:p>44.1844924947696</text:p>
              </table:table-cell>
              <table:table-cell office:value-type="float" office:value="44.0168171631946">
                <text:p>44.0168171631946</text:p>
              </table:table-cell>
              <table:table-cell office:value-type="float" office:value="44.1826530579642">
                <text:p>44.18265305796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.0208486">
                <text:p>44.0208486</text:p>
              </table:table-cell>
              <table:table-cell office:value-type="float" office:value="44.1869801395142">
                <text:p>44.1869801395142</text:p>
              </table:table-cell>
              <table:table-cell office:value-type="float" office:value="44.0197565808937">
                <text:p>44.0197565808937</text:p>
              </table:table-cell>
              <table:table-cell office:value-type="float" office:value="44.1858881204079">
                <text:p>44.18588812040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.0232102">
                <text:p>44.0232102</text:p>
              </table:table-cell>
              <table:table-cell office:value-type="float" office:value="44.1894668945566">
                <text:p>44.1894668945566</text:p>
              </table:table-cell>
              <table:table-cell office:value-type="float" office:value="44.022865689239">
                <text:p>44.022865689239</text:p>
              </table:table-cell>
              <table:table-cell office:value-type="float" office:value="44.1891223837956">
                <text:p>44.18912238379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.0257934">
                <text:p>44.0257934</text:p>
              </table:table-cell>
              <table:table-cell office:value-type="float" office:value="44.1919522613744">
                <text:p>44.1919522613744</text:p>
              </table:table-cell>
              <table:table-cell office:value-type="float" office:value="44.0261959857468">
                <text:p>44.0261959857468</text:p>
              </table:table-cell>
              <table:table-cell office:value-type="float" office:value="44.1923548471212">
                <text:p>44.19235484712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.0285819">
                <text:p>44.0285819</text:p>
              </table:table-cell>
              <table:table-cell office:value-type="float" office:value="44.1944370280561">
                <text:p>44.1944370280561</text:p>
              </table:table-cell>
              <table:table-cell office:value-type="float" office:value="44.0297306686632">
                <text:p>44.0297306686632</text:p>
              </table:table-cell>
              <table:table-cell office:value-type="float" office:value="44.1955857967193">
                <text:p>44.19558579671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0314956">
                <text:p>44.0314956</text:p>
              </table:table-cell>
              <table:table-cell office:value-type="float" office:value="44.1969219519529">
                <text:p>44.1969219519529</text:p>
              </table:table-cell>
              <table:table-cell office:value-type="float" office:value="44.0333891374452">
                <text:p>44.0333891374452</text:p>
              </table:table-cell>
              <table:table-cell office:value-type="float" office:value="44.1988154893981">
                <text:p>44.19881548939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0344222">
                <text:p>44.0344222</text:p>
              </table:table-cell>
              <table:table-cell office:value-type="float" office:value="44.1994084978517">
                <text:p>44.1994084978517</text:p>
              </table:table-cell>
              <table:table-cell office:value-type="float" office:value="44.0370585932397">
                <text:p>44.0370585932397</text:p>
              </table:table-cell>
              <table:table-cell office:value-type="float" office:value="44.2020448910914">
                <text:p>44.20204489109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0372552">
                <text:p>44.0372552</text:p>
              </table:table-cell>
              <table:table-cell office:value-type="float" office:value="44.2018975679604">
                <text:p>44.2018975679604</text:p>
              </table:table-cell>
              <table:table-cell office:value-type="float" office:value="44.0406320393606">
                <text:p>44.0406320393606</text:p>
              </table:table-cell>
              <table:table-cell office:value-type="float" office:value="44.205274407321">
                <text:p>44.205274407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0399223">
                <text:p>44.0399223</text:p>
              </table:table-cell>
              <table:table-cell office:value-type="float" office:value="44.2043892256653">
                <text:p>44.2043892256653</text:p>
              </table:table-cell>
              <table:table-cell office:value-type="float" office:value="44.0440366817638">
                <text:p>44.0440366817638</text:p>
              </table:table-cell>
              <table:table-cell office:value-type="float" office:value="44.2085036074291">
                <text:p>44.20850360742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042395">
                <text:p>44.042395</text:p>
              </table:table-cell>
              <table:table-cell office:value-type="float" office:value="44.2068836218042">
                <text:p>44.2068836218042</text:p>
              </table:table-cell>
              <table:table-cell office:value-type="float" office:value="44.0472435295182">
                <text:p>44.0472435295182</text:p>
              </table:table-cell>
              <table:table-cell office:value-type="float" office:value="44.2117321513224">
                <text:p>44.21173215132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0446808">
                <text:p>44.0446808</text:p>
              </table:table-cell>
              <table:table-cell office:value-type="float" office:value="44.2093806030914">
                <text:p>44.2093806030914</text:p>
              </table:table-cell>
              <table:table-cell office:value-type="float" office:value="44.0502595952747">
                <text:p>44.0502595952747</text:p>
              </table:table-cell>
              <table:table-cell office:value-type="float" office:value="44.2149593983661">
                <text:p>44.21495939836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0468119">
                <text:p>44.0468119</text:p>
              </table:table-cell>
              <table:table-cell office:value-type="float" office:value="44.211880872002">
                <text:p>44.211880872002</text:p>
              </table:table-cell>
              <table:table-cell office:value-type="float" office:value="44.0531165957291">
                <text:p>44.0531165957291</text:p>
              </table:table-cell>
              <table:table-cell office:value-type="float" office:value="44.2181855677311">
                <text:p>44.21818556773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0488352">
                <text:p>44.0488352</text:p>
              </table:table-cell>
              <table:table-cell office:value-type="float" office:value="44.2143850270489">
                <text:p>44.2143850270489</text:p>
              </table:table-cell>
              <table:table-cell office:value-type="float" office:value="44.055860952082">
                <text:p>44.055860952082</text:p>
              </table:table-cell>
              <table:table-cell office:value-type="float" office:value="44.2214107791309">
                <text:p>44.22141077913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0508077">
                <text:p>44.0508077</text:p>
              </table:table-cell>
              <table:table-cell office:value-type="float" office:value="44.2168935561018">
                <text:p>44.2168935561018</text:p>
              </table:table-cell>
              <table:table-cell office:value-type="float" office:value="44.0585491904927">
                <text:p>44.0585491904927</text:p>
              </table:table-cell>
              <table:table-cell office:value-type="float" office:value="44.2246350465945">
                <text:p>44.22463504659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0527927">
                <text:p>44.0527927</text:p>
              </table:table-cell>
              <table:table-cell office:value-type="float" office:value="44.2194070693382">
                <text:p>44.2194070693382</text:p>
              </table:table-cell>
              <table:table-cell office:value-type="float" office:value="44.061244142528">
                <text:p>44.061244142528</text:p>
              </table:table-cell>
              <table:table-cell office:value-type="float" office:value="44.2278585118662">
                <text:p>44.22785851186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054853">
                <text:p>44.054853</text:p>
              </table:table-cell>
              <table:table-cell office:value-type="float" office:value="44.2219260897984">
                <text:p>44.2219260897984</text:p>
              </table:table-cell>
              <table:table-cell office:value-type="float" office:value="44.0640081456041">
                <text:p>44.0640081456041</text:p>
              </table:table-cell>
              <table:table-cell office:value-type="float" office:value="44.2310812354025">
                <text:p>44.23108123540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0570429">
                <text:p>44.0570429</text:p>
              </table:table-cell>
              <table:table-cell office:value-type="float" office:value="44.2244516374591">
                <text:p>44.2244516374591</text:p>
              </table:table-cell>
              <table:table-cell office:value-type="float" office:value="44.0668950434227">
                <text:p>44.0668950434227</text:p>
              </table:table-cell>
              <table:table-cell office:value-type="float" office:value="44.2343037808818">
                <text:p>44.23430378088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0593998">
                <text:p>44.0593998</text:p>
              </table:table-cell>
              <table:table-cell office:value-type="float" office:value="44.2269847652623">
                <text:p>44.2269847652623</text:p>
              </table:table-cell>
              <table:table-cell office:value-type="float" office:value="44.0699417863996">
                <text:p>44.0699417863996</text:p>
              </table:table-cell>
              <table:table-cell office:value-type="float" office:value="44.2375267516619">
                <text:p>44.23752675166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0619378">
                <text:p>44.0619378</text:p>
              </table:table-cell>
              <table:table-cell office:value-type="float" office:value="44.2295257397266">
                <text:p>44.2295257397266</text:p>
              </table:table-cell>
              <table:table-cell office:value-type="float" office:value="44.0731620320856">
                <text:p>44.0731620320856</text:p>
              </table:table-cell>
              <table:table-cell office:value-type="float" office:value="44.2407499718122">
                <text:p>44.24074997181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.0646452">
                <text:p>44.0646452</text:p>
              </table:table-cell>
              <table:table-cell office:value-type="float" office:value="44.2320747306876">
                <text:p>44.2320747306876</text:p>
              </table:table-cell>
              <table:table-cell office:value-type="float" office:value="44.0765436455796">
                <text:p>44.0765436455796</text:p>
              </table:table-cell>
              <table:table-cell office:value-type="float" office:value="44.2439731762672">
                <text:p>44.24397317626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.0674837">
                <text:p>44.0674837</text:p>
              </table:table-cell>
              <table:table-cell office:value-type="float" office:value="44.2346317023438">
                <text:p>44.2346317023438</text:p>
              </table:table-cell>
              <table:table-cell office:value-type="float" office:value="44.0800478999331">
                <text:p>44.0800478999331</text:p>
              </table:table-cell>
              <table:table-cell office:value-type="float" office:value="44.2471959022769">
                <text:p>44.24719590227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.0703929">
                <text:p>44.0703929</text:p>
              </table:table-cell>
              <table:table-cell office:value-type="float" office:value="44.2371975331029">
                <text:p>44.2371975331029</text:p>
              </table:table-cell>
              <table:table-cell office:value-type="float" office:value="44.0836139765458">
                <text:p>44.0836139765458</text:p>
              </table:table-cell>
              <table:table-cell office:value-type="float" office:value="44.2504186096487">
                <text:p>44.25041860964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.0732994">
                <text:p>44.0732994</text:p>
              </table:table-cell>
              <table:table-cell office:value-type="float" office:value="44.239773695127">
                <text:p>44.239773695127</text:p>
              </table:table-cell>
              <table:table-cell office:value-type="float" office:value="44.0871680655514">
                <text:p>44.0871680655514</text:p>
              </table:table-cell>
              <table:table-cell office:value-type="float" office:value="44.2536423606784">
                <text:p>44.25364236067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.076132">
                <text:p>44.076132</text:p>
              </table:table-cell>
              <table:table-cell office:value-type="float" office:value="44.2423620874039">
                <text:p>44.2423620874039</text:p>
              </table:table-cell>
              <table:table-cell office:value-type="float" office:value="44.0906385661945">
                <text:p>44.0906385661945</text:p>
              </table:table-cell>
              <table:table-cell office:value-type="float" office:value="44.2568686535984">
                <text:p>44.25686865359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.0788387">
                <text:p>44.0788387</text:p>
              </table:table-cell>
              <table:table-cell office:value-type="float" office:value="44.2449639899566">
                <text:p>44.2449639899566</text:p>
              </table:table-cell>
              <table:table-cell office:value-type="float" office:value="44.0939730871962">
                <text:p>44.0939730871962</text:p>
              </table:table-cell>
              <table:table-cell office:value-type="float" office:value="44.2600983771528">
                <text:p>44.26009837715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.0814029">
                <text:p>44.0814029</text:p>
              </table:table-cell>
              <table:table-cell office:value-type="float" office:value="44.2475806400733">
                <text:p>44.2475806400733</text:p>
              </table:table-cell>
              <table:table-cell office:value-type="float" office:value="44.0971546471098">
                <text:p>44.0971546471098</text:p>
              </table:table-cell>
              <table:table-cell office:value-type="float" office:value="44.2633323871831">
                <text:p>44.26333238718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.0838518">
                <text:p>44.0838518</text:p>
              </table:table-cell>
              <table:table-cell office:value-type="float" office:value="44.2502131531826">
                <text:p>44.2502131531826</text:p>
              </table:table-cell>
              <table:table-cell office:value-type="float" office:value="44.1002100746655">
                <text:p>44.1002100746655</text:p>
              </table:table-cell>
              <table:table-cell office:value-type="float" office:value="44.2665714278481">
                <text:p>44.26657142784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.0862553">
                <text:p>44.0862553</text:p>
              </table:table-cell>
              <table:table-cell office:value-type="float" office:value="44.2528633351027">
                <text:p>44.2528633351027</text:p>
              </table:table-cell>
              <table:table-cell office:value-type="float" office:value="44.1032089091028">
                <text:p>44.1032089091028</text:p>
              </table:table-cell>
              <table:table-cell office:value-type="float" office:value="44.2698169442055">
                <text:p>44.26981694420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.0887104">
                <text:p>44.0887104</text:p>
              </table:table-cell>
              <table:table-cell office:value-type="float" office:value="44.2555320285966">
                <text:p>44.2555320285966</text:p>
              </table:table-cell>
              <table:table-cell office:value-type="float" office:value="44.1062478004927">
                <text:p>44.1062478004927</text:p>
              </table:table-cell>
              <table:table-cell office:value-type="float" office:value="44.2730694290893">
                <text:p>44.27306942908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.0913149">
                <text:p>44.0913149</text:p>
              </table:table-cell>
              <table:table-cell office:value-type="float" office:value="44.2582179334439">
                <text:p>44.2582179334439</text:p>
              </table:table-cell>
              <table:table-cell office:value-type="float" office:value="44.1094242100461">
                <text:p>44.1094242100461</text:p>
              </table:table-cell>
              <table:table-cell office:value-type="float" office:value="44.27632724349">
                <text:p>44.27632724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.0941374">
                <text:p>44.0941374</text:p>
              </table:table-cell>
              <table:table-cell office:value-type="float" office:value="44.2609185106223">
                <text:p>44.2609185106223</text:p>
              </table:table-cell>
              <table:table-cell office:value-type="float" office:value="44.1128064104112">
                <text:p>44.1128064104112</text:p>
              </table:table-cell>
              <table:table-cell office:value-type="float" office:value="44.2795875210335">
                <text:p>44.27958752103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.097192">
                <text:p>44.097192</text:p>
              </table:table-cell>
              <table:table-cell office:value-type="float" office:value="44.2636308283216">
                <text:p>44.2636308283216</text:p>
              </table:table-cell>
              <table:table-cell office:value-type="float" office:value="44.116408185957">
                <text:p>44.116408185957</text:p>
              </table:table-cell>
              <table:table-cell office:value-type="float" office:value="44.2828470142786">
                <text:p>44.28284701427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.1004298">
                <text:p>44.1004298</text:p>
              </table:table-cell>
              <table:table-cell office:value-type="float" office:value="44.2663524464358">
                <text:p>44.2663524464358</text:p>
              </table:table-cell>
              <table:table-cell office:value-type="float" office:value="44.1201803330446">
                <text:p>44.1201803330446</text:p>
              </table:table-cell>
              <table:table-cell office:value-type="float" office:value="44.2861029794804">
                <text:p>44.28610297948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.1037526">
                <text:p>44.1037526</text:p>
              </table:table-cell>
              <table:table-cell office:value-type="float" office:value="44.2690814898041">
                <text:p>44.2690814898041</text:p>
              </table:table-cell>
              <table:table-cell office:value-type="float" office:value="44.1240243602848">
                <text:p>44.1240243602848</text:p>
              </table:table-cell>
              <table:table-cell office:value-type="float" office:value="44.2893532500889">
                <text:p>44.2893532500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1070446">
                <text:p>44.1070446</text:p>
              </table:table-cell>
              <table:table-cell office:value-type="float" office:value="44.2718166795698">
                <text:p>44.2718166795698</text:p>
              </table:table-cell>
              <table:table-cell office:value-type="float" office:value="44.1278241887817">
                <text:p>44.1278241887817</text:p>
              </table:table-cell>
              <table:table-cell office:value-type="float" office:value="44.2925962683515">
                <text:p>44.29259626835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.1102065">
                <text:p>44.1102065</text:p>
              </table:table-cell>
              <table:table-cell office:value-type="float" office:value="44.2745562477925">
                <text:p>44.2745562477925</text:p>
              </table:table-cell>
              <table:table-cell office:value-type="float" office:value="44.1314802523632">
                <text:p>44.1314802523632</text:p>
              </table:table-cell>
              <table:table-cell office:value-type="float" office:value="44.2958300001557">
                <text:p>44.29583000015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.1131788">
                <text:p>44.1131788</text:p>
              </table:table-cell>
              <table:table-cell office:value-type="float" office:value="44.2772979049293">
                <text:p>44.2772979049293</text:p>
              </table:table-cell>
              <table:table-cell office:value-type="float" office:value="44.1349327977968">
                <text:p>44.1349327977968</text:p>
              </table:table-cell>
              <table:table-cell office:value-type="float" office:value="44.2990519027261">
                <text:p>44.29905190272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.1159466">
                <text:p>44.1159466</text:p>
              </table:table-cell>
              <table:table-cell office:value-type="float" office:value="44.2800389960878">
                <text:p>44.2800389960878</text:p>
              </table:table-cell>
              <table:table-cell office:value-type="float" office:value="44.1381666849908">
                <text:p>44.1381666849908</text:p>
              </table:table-cell>
              <table:table-cell office:value-type="float" office:value="44.3022590810786">
                <text:p>44.30225908107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.1185301">
                <text:p>44.1185301</text:p>
              </table:table-cell>
              <table:table-cell office:value-type="float" office:value="44.2827766101608">
                <text:p>44.2827766101608</text:p>
              </table:table-cell>
              <table:table-cell office:value-type="float" office:value="44.1412018871821">
                <text:p>44.1412018871821</text:p>
              </table:table-cell>
              <table:table-cell office:value-type="float" office:value="44.3054483973429">
                <text:p>44.30544839734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.120972">
                <text:p>44.120972</text:p>
              </table:table-cell>
              <table:table-cell office:value-type="float" office:value="44.2855086516615">
                <text:p>44.2855086516615</text:p>
              </table:table-cell>
              <table:table-cell office:value-type="float" office:value="44.1440808911078">
                <text:p>44.1440808911078</text:p>
              </table:table-cell>
              <table:table-cell office:value-type="float" office:value="44.3086175427693">
                <text:p>44.30861754276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.1233269">
                <text:p>44.1233269</text:p>
              </table:table-cell>
              <table:table-cell office:value-type="float" office:value="44.2882334048403">
                <text:p>44.2882334048403</text:p>
              </table:table-cell>
              <table:table-cell office:value-type="float" office:value="44.1468580971626">
                <text:p>44.1468580971626</text:p>
              </table:table-cell>
              <table:table-cell office:value-type="float" office:value="44.3117646020029">
                <text:p>44.31176460200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.1256555">
                <text:p>44.1256555</text:p>
              </table:table-cell>
              <table:table-cell office:value-type="float" office:value="44.2909495440079">
                <text:p>44.2909495440079</text:p>
              </table:table-cell>
              <table:table-cell office:value-type="float" office:value="44.1495940195413">
                <text:p>44.1495940195413</text:p>
              </table:table-cell>
              <table:table-cell office:value-type="float" office:value="44.3148880635492">
                <text:p>44.31488806354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.1280196">
                <text:p>44.1280196</text:p>
              </table:table-cell>
              <table:table-cell office:value-type="float" office:value="44.2936560094163">
                <text:p>44.2936560094163</text:p>
              </table:table-cell>
              <table:table-cell office:value-type="float" office:value="44.1523502863655">
                <text:p>44.1523502863655</text:p>
              </table:table-cell>
              <table:table-cell office:value-type="float" office:value="44.3179866957818">
                <text:p>44.31798669578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.1304758">
                <text:p>44.1304758</text:p>
              </table:table-cell>
              <table:table-cell office:value-type="float" office:value="44.2963522263814">
                <text:p>44.2963522263814</text:p>
              </table:table-cell>
              <table:table-cell office:value-type="float" office:value="44.1551833397957">
                <text:p>44.1551833397957</text:p>
              </table:table-cell>
              <table:table-cell office:value-type="float" office:value="44.3210597661771">
                <text:p>44.32105976617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.1330678">
                <text:p>44.1330678</text:p>
              </table:table-cell>
              <table:table-cell office:value-type="float" office:value="44.2990379467937">
                <text:p>44.2990379467937</text:p>
              </table:table-cell>
              <table:table-cell office:value-type="float" office:value="44.1581367361266">
                <text:p>44.1581367361266</text:p>
              </table:table-cell>
              <table:table-cell office:value-type="float" office:value="44.3241068829203">
                <text:p>44.32410688292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.1358212">
                <text:p>44.1358212</text:p>
              </table:table-cell>
              <table:table-cell office:value-type="float" office:value="44.3017145533746">
                <text:p>44.3017145533746</text:p>
              </table:table-cell>
              <table:table-cell office:value-type="float" office:value="44.1612359458688">
                <text:p>44.1612359458688</text:p>
              </table:table-cell>
              <table:table-cell office:value-type="float" office:value="44.3271292992434">
                <text:p>44.32712929924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.1387381">
                <text:p>44.1387381</text:p>
              </table:table-cell>
              <table:table-cell office:value-type="float" office:value="44.3043842348735">
                <text:p>44.3043842348735</text:p>
              </table:table-cell>
              <table:table-cell office:value-type="float" office:value="44.1644829538128">
                <text:p>44.1644829538128</text:p>
              </table:table-cell>
              <table:table-cell office:value-type="float" office:value="44.3301290886863">
                <text:p>44.33012908868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.1417932">
                <text:p>44.1417932</text:p>
              </table:table-cell>
              <table:table-cell office:value-type="float" office:value="44.3070489527612">
                <text:p>44.3070489527612</text:p>
              </table:table-cell>
              <table:table-cell office:value-type="float" office:value="44.167852359079">
                <text:p>44.167852359079</text:p>
              </table:table-cell>
              <table:table-cell office:value-type="float" office:value="44.3331081118402">
                <text:p>44.33310811184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.1449341">
                <text:p>44.1449341</text:p>
              </table:table-cell>
              <table:table-cell office:value-type="float" office:value="44.309710909155">
                <text:p>44.309710909155</text:p>
              </table:table-cell>
              <table:table-cell office:value-type="float" office:value="44.1712916751512">
                <text:p>44.1712916751512</text:p>
              </table:table-cell>
              <table:table-cell office:value-type="float" office:value="44.3360684843062">
                <text:p>44.33606848430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.1480868">
                <text:p>44.1480868</text:p>
              </table:table-cell>
              <table:table-cell office:value-type="float" office:value="44.312372307809">
                <text:p>44.312372307809</text:p>
              </table:table-cell>
              <table:table-cell office:value-type="float" office:value="44.1747268298942">
                <text:p>44.1747268298942</text:p>
              </table:table-cell>
              <table:table-cell office:value-type="float" office:value="44.3390123377032">
                <text:p>44.33901233770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.1511711">
                <text:p>44.1511711</text:p>
              </table:table-cell>
              <table:table-cell office:value-type="float" office:value="44.3150362523726">
                <text:p>44.3150362523726</text:p>
              </table:table-cell>
              <table:table-cell office:value-type="float" office:value="44.1780775655564">
                <text:p>44.1780775655564</text:p>
              </table:table-cell>
              <table:table-cell office:value-type="float" office:value="44.341942717929">
                <text:p>44.3419427179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.1541214">
                <text:p>44.1541214</text:p>
              </table:table-cell>
              <table:table-cell office:value-type="float" office:value="44.317705862666">
                <text:p>44.317705862666</text:p>
              </table:table-cell>
              <table:table-cell office:value-type="float" office:value="44.1812782387561">
                <text:p>44.1812782387561</text:p>
              </table:table-cell>
              <table:table-cell office:value-type="float" office:value="44.3448627014221">
                <text:p>44.34486270142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.1569075">
                <text:p>44.1569075</text:p>
              </table:table-cell>
              <table:table-cell office:value-type="float" office:value="44.3203834329708">
                <text:p>44.3203834329708</text:p>
              </table:table-cell>
              <table:table-cell office:value-type="float" office:value="44.1842986204523">
                <text:p>44.1842986204523</text:p>
              </table:table-cell>
              <table:table-cell office:value-type="float" office:value="44.3477745534231">
                <text:p>44.34777455342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.159547">
                <text:p>44.159547</text:p>
              </table:table-cell>
              <table:table-cell office:value-type="float" office:value="44.3230704982923">
                <text:p>44.3230704982923</text:p>
              </table:table-cell>
              <table:table-cell office:value-type="float" office:value="44.1871562959004">
                <text:p>44.1871562959004</text:p>
              </table:table-cell>
              <table:table-cell office:value-type="float" office:value="44.3506797941927">
                <text:p>44.35067979419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.1621025">
                <text:p>44.1621025</text:p>
              </table:table-cell>
              <table:table-cell office:value-type="float" office:value="44.3257676764514">
                <text:p>44.3257676764514</text:p>
              </table:table-cell>
              <table:table-cell office:value-type="float" office:value="44.1899138645911">
                <text:p>44.1899138645911</text:p>
              </table:table-cell>
              <table:table-cell office:value-type="float" office:value="44.3535790410425">
                <text:p>44.35357904104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.1646655">
                <text:p>44.1646655</text:p>
              </table:table-cell>
              <table:table-cell office:value-type="float" office:value="44.3284752656716">
                <text:p>44.3284752656716</text:p>
              </table:table-cell>
              <table:table-cell office:value-type="float" office:value="44.1926628401758">
                <text:p>44.1926628401758</text:p>
              </table:table-cell>
              <table:table-cell office:value-type="float" office:value="44.3564726058474">
                <text:p>44.35647260584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.1673325">
                <text:p>44.1673325</text:p>
              </table:table-cell>
              <table:table-cell office:value-type="float" office:value="44.3311941575876">
                <text:p>44.3311941575876</text:p>
              </table:table-cell>
              <table:table-cell office:value-type="float" office:value="44.1954997503748">
                <text:p>44.1954997503748</text:p>
              </table:table-cell>
              <table:table-cell office:value-type="float" office:value="44.3593614079624">
                <text:p>44.35936140796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.1701784">
                <text:p>44.1701784</text:p>
              </table:table-cell>
              <table:table-cell office:value-type="float" office:value="44.3339249515296">
                <text:p>44.3339249515296</text:p>
              </table:table-cell>
              <table:table-cell office:value-type="float" office:value="44.1984995368714">
                <text:p>44.1984995368714</text:p>
              </table:table-cell>
              <table:table-cell office:value-type="float" office:value="44.362246088401">
                <text:p>44.3622460884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.1732358">
                <text:p>44.1732358</text:p>
              </table:table-cell>
              <table:table-cell office:value-type="float" office:value="44.3366677213332">
                <text:p>44.3366677213332</text:p>
              </table:table-cell>
              <table:table-cell office:value-type="float" office:value="44.2016948551908">
                <text:p>44.2016948551908</text:p>
              </table:table-cell>
              <table:table-cell office:value-type="float" office:value="44.365126776524">
                <text:p>44.3651267765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.1764848">
                <text:p>44.1764848</text:p>
              </table:table-cell>
              <table:table-cell office:value-type="float" office:value="44.3394220529367">
                <text:p>44.3394220529367</text:p>
              </table:table-cell>
              <table:table-cell office:value-type="float" office:value="44.205065874564">
                <text:p>44.205065874564</text:p>
              </table:table-cell>
              <table:table-cell office:value-type="float" office:value="44.3680031275007">
                <text:p>44.36800312750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.1798574">
                <text:p>44.1798574</text:p>
              </table:table-cell>
              <table:table-cell office:value-type="float" office:value="44.3421877398751">
                <text:p>44.3421877398751</text:p>
              </table:table-cell>
              <table:table-cell office:value-type="float" office:value="44.2085446777772">
                <text:p>44.2085446777772</text:p>
              </table:table-cell>
              <table:table-cell office:value-type="float" office:value="44.3708750176523">
                <text:p>44.37087501765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.1832562">
                <text:p>44.1832562</text:p>
              </table:table-cell>
              <table:table-cell office:value-type="float" office:value="44.3449653508766">
                <text:p>44.3449653508766</text:p>
              </table:table-cell>
              <table:table-cell office:value-type="float" office:value="44.2120339610061">
                <text:p>44.2120339610061</text:p>
              </table:table-cell>
              <table:table-cell office:value-type="float" office:value="44.3737431118827">
                <text:p>44.37374311188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.1865816">
                <text:p>44.1865816</text:p>
              </table:table-cell>
              <table:table-cell office:value-type="float" office:value="44.3477559799139">
                <text:p>44.3477559799139</text:p>
              </table:table-cell>
              <table:table-cell office:value-type="float" office:value="44.215434233637">
                <text:p>44.215434233637</text:p>
              </table:table-cell>
              <table:table-cell office:value-type="float" office:value="44.3766086135509">
                <text:p>44.37660861355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.1897578">
                <text:p>44.1897578</text:p>
              </table:table-cell>
              <table:table-cell office:value-type="float" office:value="44.350560517424">
                <text:p>44.350560517424</text:p>
              </table:table-cell>
              <table:table-cell office:value-type="float" office:value="44.2186698180729">
                <text:p>44.2186698180729</text:p>
              </table:table-cell>
              <table:table-cell office:value-type="float" office:value="44.3794725354969">
                <text:p>44.37947253549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.1927481">
                <text:p>44.1927481</text:p>
              </table:table-cell>
              <table:table-cell office:value-type="float" office:value="44.3533789830358">
                <text:p>44.3533789830358</text:p>
              </table:table-cell>
              <table:table-cell office:value-type="float" office:value="44.2217041495261">
                <text:p>44.2217041495261</text:p>
              </table:table-cell>
              <table:table-cell office:value-type="float" office:value="44.3823350325619">
                <text:p>44.38233503256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.1955567">
                <text:p>44.1955567</text:p>
              </table:table-cell>
              <table:table-cell office:value-type="float" office:value="44.3562112148335">
                <text:p>44.3562112148335</text:p>
              </table:table-cell>
              <table:table-cell office:value-type="float" office:value="44.2245415757978">
                <text:p>44.2245415757978</text:p>
              </table:table-cell>
              <table:table-cell office:value-type="float" office:value="44.3851960906313">
                <text:p>44.38519609063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.1982187">
                <text:p>44.1982187</text:p>
              </table:table-cell>
              <table:table-cell office:value-type="float" office:value="44.3590568113046">
                <text:p>44.3590568113046</text:p>
              </table:table-cell>
              <table:table-cell office:value-type="float" office:value="44.2272173570435">
                <text:p>44.2272173570435</text:p>
              </table:table-cell>
              <table:table-cell office:value-type="float" office:value="44.3880554683481">
                <text:p>44.38805546834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.2007878">
                <text:p>44.2007878</text:p>
              </table:table-cell>
              <table:table-cell office:value-type="float" office:value="44.3619159204772">
                <text:p>44.3619159204772</text:p>
              </table:table-cell>
              <table:table-cell office:value-type="float" office:value="44.2297853655262">
                <text:p>44.2297853655262</text:p>
              </table:table-cell>
              <table:table-cell office:value-type="float" office:value="44.3909134860034">
                <text:p>44.39091348600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.2033259">
                <text:p>44.2033259</text:p>
              </table:table-cell>
              <table:table-cell office:value-type="float" office:value="44.3647891579153">
                <text:p>44.3647891579153</text:p>
              </table:table-cell>
              <table:table-cell office:value-type="float" office:value="44.2323076853567">
                <text:p>44.2323076853567</text:p>
              </table:table-cell>
              <table:table-cell office:value-type="float" office:value="44.393770943272">
                <text:p>44.3937709432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2058957">
                <text:p>44.2058957</text:p>
              </table:table-cell>
              <table:table-cell office:value-type="float" office:value="44.3676769018309">
                <text:p>44.3676769018309</text:p>
              </table:table-cell>
              <table:table-cell office:value-type="float" office:value="44.2348472122213">
                <text:p>44.2348472122213</text:p>
              </table:table-cell>
              <table:table-cell office:value-type="float" office:value="44.3966284140522">
                <text:p>44.39662841405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2085553">
                <text:p>44.2085553</text:p>
              </table:table-cell>
              <table:table-cell office:value-type="float" office:value="44.3705793156659">
                <text:p>44.3705793156659</text:p>
              </table:table-cell>
              <table:table-cell office:value-type="float" office:value="44.2374622530984">
                <text:p>44.2374622530984</text:p>
              </table:table-cell>
              <table:table-cell office:value-type="float" office:value="44.3994862687643">
                <text:p>44.39948626876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2113522">
                <text:p>44.2113522</text:p>
              </table:table-cell>
              <table:table-cell office:value-type="float" office:value="44.3734962075972">
                <text:p>44.3734962075972</text:p>
              </table:table-cell>
              <table:table-cell office:value-type="float" office:value="44.2402005259621">
                <text:p>44.2402005259621</text:p>
              </table:table-cell>
              <table:table-cell office:value-type="float" office:value="44.4023445335593">
                <text:p>44.40234453355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2143185">
                <text:p>44.2143185</text:p>
              </table:table-cell>
              <table:table-cell office:value-type="float" office:value="44.3764280183555">
                <text:p>44.3764280183555</text:p>
              </table:table-cell>
              <table:table-cell office:value-type="float" office:value="44.2430943594761">
                <text:p>44.2430943594761</text:p>
              </table:table-cell>
              <table:table-cell office:value-type="float" office:value="44.4052038778316">
                <text:p>44.40520387783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2174655">
                <text:p>44.2174655</text:p>
              </table:table-cell>
              <table:table-cell office:value-type="float" office:value="44.3793749929851">
                <text:p>44.3793749929851</text:p>
              </table:table-cell>
              <table:table-cell office:value-type="float" office:value="44.2461552926751">
                <text:p>44.2461552926751</text:p>
              </table:table-cell>
              <table:table-cell office:value-type="float" office:value="44.4080647856602">
                <text:p>44.40806478566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.2207801">
                <text:p>44.2207801</text:p>
              </table:table-cell>
              <table:table-cell office:value-type="float" office:value="44.3823369295234">
                <text:p>44.3823369295234</text:p>
              </table:table-cell>
              <table:table-cell office:value-type="float" office:value="44.2493704746373">
                <text:p>44.2493704746373</text:p>
              </table:table-cell>
              <table:table-cell office:value-type="float" office:value="44.4109273041607">
                <text:p>44.41092730416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.224223">
                <text:p>44.224223</text:p>
              </table:table-cell>
              <table:table-cell office:value-type="float" office:value="44.385313757319">
                <text:p>44.385313757319</text:p>
              </table:table-cell>
              <table:table-cell office:value-type="float" office:value="44.2527008641453">
                <text:p>44.2527008641453</text:p>
              </table:table-cell>
              <table:table-cell office:value-type="float" office:value="44.4137916214643">
                <text:p>44.41379162146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.2277289">
                <text:p>44.2277289</text:p>
              </table:table-cell>
              <table:table-cell office:value-type="float" office:value="44.3883051490907">
                <text:p>44.3883051490907</text:p>
              </table:table-cell>
              <table:table-cell office:value-type="float" office:value="44.2560814293387">
                <text:p>44.2560814293387</text:p>
              </table:table-cell>
              <table:table-cell office:value-type="float" office:value="44.4166576784294">
                <text:p>44.41665767842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.2312151">
                <text:p>44.2312151</text:p>
              </table:table-cell>
              <table:table-cell office:value-type="float" office:value="44.3913110612717">
                <text:p>44.3913110612717</text:p>
              </table:table-cell>
              <table:table-cell office:value-type="float" office:value="44.2594297473562">
                <text:p>44.2594297473562</text:p>
              </table:table-cell>
              <table:table-cell office:value-type="float" office:value="44.4195257086279">
                <text:p>44.41952570862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.2346007">
                <text:p>44.2346007</text:p>
              </table:table-cell>
              <table:table-cell office:value-type="float" office:value="44.3943323311032">
                <text:p>44.3943323311032</text:p>
              </table:table-cell>
              <table:table-cell office:value-type="float" office:value="44.26266520397">
                <text:p>44.26266520397</text:p>
              </table:table-cell>
              <table:table-cell office:value-type="float" office:value="44.4223968350732">
                <text:p>44.42239683507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.2378311">
                <text:p>44.2378311</text:p>
              </table:table-cell>
              <table:table-cell office:value-type="float" office:value="44.3973694978455">
                <text:p>44.3973694978455</text:p>
              </table:table-cell>
              <table:table-cell office:value-type="float" office:value="44.2657334932107">
                <text:p>44.2657334932107</text:p>
              </table:table-cell>
              <table:table-cell office:value-type="float" office:value="44.4252718910562">
                <text:p>44.4252718910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.2408993">
                <text:p>44.2408993</text:p>
              </table:table-cell>
              <table:table-cell office:value-type="float" office:value="44.4004220777804">
                <text:p>44.4004220777804</text:p>
              </table:table-cell>
              <table:table-cell office:value-type="float" office:value="44.2686279169855">
                <text:p>44.2686279169855</text:p>
              </table:table-cell>
              <table:table-cell office:value-type="float" office:value="44.4281506947659">
                <text:p>44.42815069476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.2438522">
                <text:p>44.2438522</text:p>
              </table:table-cell>
              <table:table-cell office:value-type="float" office:value="44.4034886082629">
                <text:p>44.4034886082629</text:p>
              </table:table-cell>
              <table:table-cell office:value-type="float" office:value="44.2713956846877">
                <text:p>44.2713956846877</text:p>
              </table:table-cell>
              <table:table-cell office:value-type="float" office:value="44.4310320929506">
                <text:p>44.43103209295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.246777">
                <text:p>44.246777</text:p>
              </table:table-cell>
              <table:table-cell office:value-type="float" office:value="44.4065676488363">
                <text:p>44.4065676488363</text:p>
              </table:table-cell>
              <table:table-cell office:value-type="float" office:value="44.2741243128002">
                <text:p>44.2741243128002</text:p>
              </table:table-cell>
              <table:table-cell office:value-type="float" office:value="44.4339149616365">
                <text:p>44.43391496163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.2497721">
                <text:p>44.2497721</text:p>
              </table:table-cell>
              <table:table-cell office:value-type="float" office:value="44.4096582293377">
                <text:p>44.4096582293377</text:p>
              </table:table-cell>
              <table:table-cell office:value-type="float" office:value="44.2769125244918">
                <text:p>44.2769125244918</text:p>
              </table:table-cell>
              <table:table-cell office:value-type="float" office:value="44.4367986538295">
                <text:p>44.43679865382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.2529162">
                <text:p>44.2529162</text:p>
              </table:table-cell>
              <table:table-cell office:value-type="float" office:value="44.4127603680449">
                <text:p>44.4127603680449</text:p>
              </table:table-cell>
              <table:table-cell office:value-type="float" office:value="44.2798393492081">
                <text:p>44.2798393492081</text:p>
              </table:table-cell>
              <table:table-cell office:value-type="float" office:value="44.439683517253">
                <text:p>44.4396835172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.2562474">
                <text:p>44.2562474</text:p>
              </table:table-cell>
              <table:table-cell office:value-type="float" office:value="44.4158754743141">
                <text:p>44.4158754743141</text:p>
              </table:table-cell>
              <table:table-cell office:value-type="float" office:value="44.2829432222563">
                <text:p>44.2829432222563</text:p>
              </table:table-cell>
              <table:table-cell office:value-type="float" office:value="44.4425712965704">
                <text:p>44.44257129657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.2597549">
                <text:p>44.2597549</text:p>
              </table:table-cell>
              <table:table-cell office:value-type="float" office:value="44.4190043027753">
                <text:p>44.4190043027753</text:p>
              </table:table-cell>
              <table:table-cell office:value-type="float" office:value="44.2862136843852">
                <text:p>44.2862136843852</text:p>
              </table:table-cell>
              <table:table-cell office:value-type="float" office:value="44.4454630871605">
                <text:p>44.44546308716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.2633851">
                <text:p>44.2633851</text:p>
              </table:table-cell>
              <table:table-cell office:value-type="float" office:value="44.4221462717004">
                <text:p>44.4221462717004</text:p>
              </table:table-cell>
              <table:table-cell office:value-type="float" office:value="44.2895974813608">
                <text:p>44.2895974813608</text:p>
              </table:table-cell>
              <table:table-cell office:value-type="float" office:value="44.4483586530612">
                <text:p>44.44835865306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.2670574">
                <text:p>44.2670574</text:p>
              </table:table-cell>
              <table:table-cell office:value-type="float" office:value="44.4253002678012">
                <text:p>44.4253002678012</text:p>
              </table:table-cell>
              <table:table-cell office:value-type="float" office:value="44.2930143635376">
                <text:p>44.2930143635376</text:p>
              </table:table-cell>
              <table:table-cell office:value-type="float" office:value="44.4512572313388">
                <text:p>44.45125723133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.2706852">
                <text:p>44.2706852</text:p>
              </table:table-cell>
              <table:table-cell office:value-type="float" office:value="44.4284667178688">
                <text:p>44.4284667178688</text:p>
              </table:table-cell>
              <table:table-cell office:value-type="float" office:value="44.2963780854266">
                <text:p>44.2963780854266</text:p>
              </table:table-cell>
              <table:table-cell office:value-type="float" office:value="44.4541596032954">
                <text:p>44.45415960329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.2741937">
                <text:p>44.2741937</text:p>
              </table:table-cell>
              <table:table-cell office:value-type="float" office:value="44.4316460926529">
                <text:p>44.4316460926529</text:p>
              </table:table-cell>
              <table:table-cell office:value-type="float" office:value="44.2996142052603">
                <text:p>44.2996142052603</text:p>
              </table:table-cell>
              <table:table-cell office:value-type="float" office:value="44.4570665979132">
                <text:p>44.45706659791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.2775357">
                <text:p>44.2775357</text:p>
              </table:table-cell>
              <table:table-cell office:value-type="float" office:value="44.4348390898275">
                <text:p>44.4348390898275</text:p>
              </table:table-cell>
              <table:table-cell office:value-type="float" office:value="44.3026758845551">
                <text:p>44.3026758845551</text:p>
              </table:table-cell>
              <table:table-cell office:value-type="float" office:value="44.4599792743826">
                <text:p>44.45997927438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.2806987">
                <text:p>44.2806987</text:p>
              </table:table-cell>
              <table:table-cell office:value-type="float" office:value="44.4380458879827">
                <text:p>44.4380458879827</text:p>
              </table:table-cell>
              <table:table-cell office:value-type="float" office:value="44.3055509876719">
                <text:p>44.3055509876719</text:p>
              </table:table-cell>
              <table:table-cell office:value-type="float" office:value="44.4628981756546">
                <text:p>44.46289817565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.2837029">
                <text:p>44.2837029</text:p>
              </table:table-cell>
              <table:table-cell office:value-type="float" office:value="44.4412658333443">
                <text:p>44.4412658333443</text:p>
              </table:table-cell>
              <table:table-cell office:value-type="float" office:value="44.308260081375">
                <text:p>44.308260081375</text:p>
              </table:table-cell>
              <table:table-cell office:value-type="float" office:value="44.4658230147193">
                <text:p>44.46582301471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.2865932">
                <text:p>44.2865932</text:p>
              </table:table-cell>
              <table:table-cell office:value-type="float" office:value="44.4444984450461">
                <text:p>44.4444984450461</text:p>
              </table:table-cell>
              <table:table-cell office:value-type="float" office:value="44.3108484343907">
                <text:p>44.3108484343907</text:p>
              </table:table-cell>
              <table:table-cell office:value-type="float" office:value="44.4687536794368">
                <text:p>44.46875367943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.2894279">
                <text:p>44.2894279</text:p>
              </table:table-cell>
              <table:table-cell office:value-type="float" office:value="44.4477436039645">
                <text:p>44.4477436039645</text:p>
              </table:table-cell>
              <table:table-cell office:value-type="float" office:value="44.3133747169645">
                <text:p>44.3133747169645</text:p>
              </table:table-cell>
              <table:table-cell office:value-type="float" office:value="44.471690420929">
                <text:p>44.4716904209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.2922691">
                <text:p>44.2922691</text:p>
              </table:table-cell>
              <table:table-cell office:value-type="float" office:value="44.4510018410543">
                <text:p>44.4510018410543</text:p>
              </table:table-cell>
              <table:table-cell office:value-type="float" office:value="44.3159014004198">
                <text:p>44.3159014004198</text:p>
              </table:table-cell>
              <table:table-cell office:value-type="float" office:value="44.4746341414741">
                <text:p>44.47463414147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.2951747">
                <text:p>44.2951747</text:p>
              </table:table-cell>
              <table:table-cell office:value-type="float" office:value="44.4542734769265">
                <text:p>44.4542734769265</text:p>
              </table:table-cell>
              <table:table-cell office:value-type="float" office:value="44.3184867567159">
                <text:p>44.3184867567159</text:p>
              </table:table-cell>
              <table:table-cell office:value-type="float" office:value="44.4775855336424">
                <text:p>44.47758553364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.2981927">
                <text:p>44.2981927</text:p>
              </table:table-cell>
              <table:table-cell office:value-type="float" office:value="44.457558306427">
                <text:p>44.457558306427</text:p>
              </table:table-cell>
              <table:table-cell office:value-type="float" office:value="44.3211791580081">
                <text:p>44.3211791580081</text:p>
              </table:table-cell>
              <table:table-cell office:value-type="float" office:value="44.4805447644351">
                <text:p>44.48054476443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.3013573">
                <text:p>44.3013573</text:p>
              </table:table-cell>
              <table:table-cell office:value-type="float" office:value="44.460856211769">
                <text:p>44.460856211769</text:p>
              </table:table-cell>
              <table:table-cell office:value-type="float" office:value="44.3240131762093">
                <text:p>44.3240131762093</text:p>
              </table:table-cell>
              <table:table-cell office:value-type="float" office:value="44.4835120879783">
                <text:p>44.48351208797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.3046852">
                <text:p>44.3046852</text:p>
              </table:table-cell>
              <table:table-cell office:value-type="float" office:value="44.4641669604261">
                <text:p>44.4641669604261</text:p>
              </table:table-cell>
              <table:table-cell office:value-type="float" office:value="44.3270058825537">
                <text:p>44.3270058825537</text:p>
              </table:table-cell>
              <table:table-cell office:value-type="float" office:value="44.4864876429798">
                <text:p>44.48648764297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.3081736">
                <text:p>44.3081736</text:p>
              </table:table-cell>
              <table:table-cell office:value-type="float" office:value="44.4674905456215">
                <text:p>44.4674905456215</text:p>
              </table:table-cell>
              <table:table-cell office:value-type="float" office:value="44.3301548471633">
                <text:p>44.3301548471633</text:p>
              </table:table-cell>
              <table:table-cell office:value-type="float" office:value="44.4894717927848">
                <text:p>44.48947179278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.3117982">
                <text:p>44.3117982</text:p>
              </table:table-cell>
              <table:table-cell office:value-type="float" office:value="44.4708270111398">
                <text:p>44.4708270111398</text:p>
              </table:table-cell>
              <table:table-cell office:value-type="float" office:value="44.3334361386178">
                <text:p>44.3334361386178</text:p>
              </table:table-cell>
              <table:table-cell office:value-type="float" office:value="44.4924649497576">
                <text:p>44.49246494975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.3155113">
                <text:p>44.3155113</text:p>
              </table:table-cell>
              <table:table-cell office:value-type="float" office:value="44.4741758953378">
                <text:p>44.4741758953378</text:p>
              </table:table-cell>
              <table:table-cell office:value-type="float" office:value="44.3368024235281">
                <text:p>44.3368024235281</text:p>
              </table:table-cell>
              <table:table-cell office:value-type="float" office:value="44.4954670188659">
                <text:p>44.49546701886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.3192436">
                <text:p>44.3192436</text:p>
              </table:table-cell>
              <table:table-cell office:value-type="float" office:value="44.4775361202053">
                <text:p>44.4775361202053</text:p>
              </table:table-cell>
              <table:table-cell office:value-type="float" office:value="44.3401847661139">
                <text:p>44.3401847661139</text:p>
              </table:table-cell>
              <table:table-cell office:value-type="float" office:value="44.4984772863192">
                <text:p>44.49847728631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.3229145">
                <text:p>44.3229145</text:p>
              </table:table-cell>
              <table:table-cell office:value-type="float" office:value="44.4809061282382">
                <text:p>44.4809061282382</text:p>
              </table:table-cell>
              <table:table-cell office:value-type="float" office:value="44.3435029277869">
                <text:p>44.3435029277869</text:p>
              </table:table-cell>
              <table:table-cell office:value-type="float" office:value="44.5014945560251">
                <text:p>44.50149455602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.326454">
                <text:p>44.326454</text:p>
              </table:table-cell>
              <table:table-cell office:value-type="float" office:value="44.4842848975164">
                <text:p>44.4842848975164</text:p>
              </table:table-cell>
              <table:table-cell office:value-type="float" office:value="44.3466872667379">
                <text:p>44.3466872667379</text:p>
              </table:table-cell>
              <table:table-cell office:value-type="float" office:value="44.5045181642543">
                <text:p>44.50451816425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.3298272">
                <text:p>44.3298272</text:p>
              </table:table-cell>
              <table:table-cell office:value-type="float" office:value="44.4876701607866">
                <text:p>44.4876701607866</text:p>
              </table:table-cell>
              <table:table-cell office:value-type="float" office:value="44.349703237531">
                <text:p>44.349703237531</text:p>
              </table:table-cell>
              <table:table-cell office:value-type="float" office:value="44.5075461983176">
                <text:p>44.50754619831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.3330537">
                <text:p>44.3330537</text:p>
              </table:table-cell>
              <table:table-cell office:value-type="float" office:value="44.4910591013856">
                <text:p>44.4910591013856</text:p>
              </table:table-cell>
              <table:table-cell office:value-type="float" office:value="44.3525707907031">
                <text:p>44.3525707907031</text:p>
              </table:table-cell>
              <table:table-cell office:value-type="float" office:value="44.5105761920887">
                <text:p>44.51057619208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.3362051">
                <text:p>44.3362051</text:p>
              </table:table-cell>
              <table:table-cell office:value-type="float" office:value="44.4944477470342">
                <text:p>44.4944477470342</text:p>
              </table:table-cell>
              <table:table-cell office:value-type="float" office:value="44.3553618723705">
                <text:p>44.3553618723705</text:p>
              </table:table-cell>
              <table:table-cell office:value-type="float" office:value="44.5136045194047">
                <text:p>44.51360451940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.3393812">
                <text:p>44.3393812</text:p>
              </table:table-cell>
              <table:table-cell office:value-type="float" office:value="44.4978327534478">
                <text:p>44.4978327534478</text:p>
              </table:table-cell>
              <table:table-cell office:value-type="float" office:value="44.3581766238422">
                <text:p>44.3581766238422</text:p>
              </table:table-cell>
              <table:table-cell office:value-type="float" office:value="44.51662817729">
                <text:p>44.516628177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.3426718">
                <text:p>44.3426718</text:p>
              </table:table-cell>
              <table:table-cell office:value-type="float" office:value="44.5012116903866">
                <text:p>44.5012116903866</text:p>
              </table:table-cell>
              <table:table-cell office:value-type="float" office:value="44.3611051812418">
                <text:p>44.3611051812418</text:p>
              </table:table-cell>
              <table:table-cell office:value-type="float" office:value="44.5196450716284">
                <text:p>44.51964507162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.3461245">
                <text:p>44.3461245</text:p>
              </table:table-cell>
              <table:table-cell office:value-type="float" office:value="44.5045837027007">
                <text:p>44.5045837027007</text:p>
              </table:table-cell>
              <table:table-cell office:value-type="float" office:value="44.3641954751362">
                <text:p>44.3641954751362</text:p>
              </table:table-cell>
              <table:table-cell office:value-type="float" office:value="44.5226546778369">
                <text:p>44.52265467783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.3497309">
                <text:p>44.3497309</text:p>
              </table:table-cell>
              <table:table-cell office:value-type="float" office:value="44.5079484950449">
                <text:p>44.5079484950449</text:p>
              </table:table-cell>
              <table:table-cell office:value-type="float" office:value="44.3674394301733">
                <text:p>44.3674394301733</text:p>
              </table:table-cell>
              <table:table-cell office:value-type="float" office:value="44.5256570252182">
                <text:p>44.52565702521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.3534358">
                <text:p>44.3534358</text:p>
              </table:table-cell>
              <table:table-cell office:value-type="float" office:value="44.5113061600582">
                <text:p>44.5113061600582</text:p>
              </table:table-cell>
              <table:table-cell office:value-type="float" office:value="44.370782164729">
                <text:p>44.370782164729</text:p>
              </table:table-cell>
              <table:table-cell office:value-type="float" office:value="44.5286525247872">
                <text:p>44.52865252478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.3571585">
                <text:p>44.3571585</text:p>
              </table:table-cell>
              <table:table-cell office:value-type="float" office:value="44.514656141117">
                <text:p>44.514656141117</text:p>
              </table:table-cell>
              <table:table-cell office:value-type="float" office:value="44.3741432905628">
                <text:p>44.3741432905628</text:p>
              </table:table-cell>
              <table:table-cell office:value-type="float" office:value="44.5316409316798">
                <text:p>44.53164093167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.3608161">
                <text:p>44.3608161</text:p>
              </table:table-cell>
              <table:table-cell office:value-type="float" office:value="44.5179974451155">
                <text:p>44.5179974451155</text:p>
              </table:table-cell>
              <table:table-cell office:value-type="float" office:value="44.3774402124836">
                <text:p>44.3774402124836</text:p>
              </table:table-cell>
              <table:table-cell office:value-type="float" office:value="44.5346215575991">
                <text:p>44.5346215575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.3643414">
                <text:p>44.3643414</text:p>
              </table:table-cell>
              <table:table-cell office:value-type="float" office:value="44.521330097559">
                <text:p>44.521330097559</text:p>
              </table:table-cell>
              <table:table-cell office:value-type="float" office:value="44.380606028025">
                <text:p>44.380606028025</text:p>
              </table:table-cell>
              <table:table-cell office:value-type="float" office:value="44.537594725584">
                <text:p>44.5375947255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.3676911">
                <text:p>44.3676911</text:p>
              </table:table-cell>
              <table:table-cell office:value-type="float" office:value="44.5246543063797">
                <text:p>44.5246543063797</text:p>
              </table:table-cell>
              <table:table-cell office:value-type="float" office:value="44.3835977271318">
                <text:p>44.3835977271318</text:p>
              </table:table-cell>
              <table:table-cell office:value-type="float" office:value="44.5405609335115">
                <text:p>44.54056093351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.3708497">
                <text:p>44.3708497</text:p>
              </table:table-cell>
              <table:table-cell office:value-type="float" office:value="44.5279704316764">
                <text:p>44.5279704316764</text:p>
              </table:table-cell>
              <table:table-cell office:value-type="float" office:value="44.3864000918569">
                <text:p>44.3864000918569</text:p>
              </table:table-cell>
              <table:table-cell office:value-type="float" office:value="44.5435208235333">
                <text:p>44.5435208235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.3738289">
                <text:p>44.3738289</text:p>
              </table:table-cell>
              <table:table-cell office:value-type="float" office:value="44.5312781548881">
                <text:p>44.5312781548881</text:p>
              </table:table-cell>
              <table:table-cell office:value-type="float" office:value="44.3890250960689">
                <text:p>44.3890250960689</text:p>
              </table:table-cell>
              <table:table-cell office:value-type="float" office:value="44.546474350957">
                <text:p>44.5464743509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.3766643">
                <text:p>44.3766643</text:p>
              </table:table-cell>
              <table:table-cell office:value-type="float" office:value="44.5345768425813">
                <text:p>44.5345768425813</text:p>
              </table:table-cell>
              <table:table-cell office:value-type="float" office:value="44.3915086051724">
                <text:p>44.3915086051724</text:p>
              </table:table-cell>
              <table:table-cell office:value-type="float" office:value="44.5494211477537">
                <text:p>44.54942114775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.379408">
                <text:p>44.379408</text:p>
              </table:table-cell>
              <table:table-cell office:value-type="float" office:value="44.537865628728">
                <text:p>44.537865628728</text:p>
              </table:table-cell>
              <table:table-cell office:value-type="float" office:value="44.3939029758389">
                <text:p>44.3939029758389</text:p>
              </table:table-cell>
              <table:table-cell office:value-type="float" office:value="44.5523606045669">
                <text:p>44.55236060456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.3821199">
                <text:p>44.3821199</text:p>
              </table:table-cell>
              <table:table-cell office:value-type="float" office:value="44.5411443226213">
                <text:p>44.5411443226213</text:p>
              </table:table-cell>
              <table:table-cell office:value-type="float" office:value="44.3962683557504">
                <text:p>44.3962683557504</text:p>
              </table:table-cell>
              <table:table-cell office:value-type="float" office:value="44.5552927783717">
                <text:p>44.55529277837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.3848582">
                <text:p>44.3848582</text:p>
              </table:table-cell>
              <table:table-cell office:value-type="float" office:value="44.5444131218101">
                <text:p>44.5444131218101</text:p>
              </table:table-cell>
              <table:table-cell office:value-type="float" office:value="44.3986631833553">
                <text:p>44.3986631833553</text:p>
              </table:table-cell>
              <table:table-cell office:value-type="float" office:value="44.5582181051654">
                <text:p>44.55821810516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.3876719">
                <text:p>44.3876719</text:p>
              </table:table-cell>
              <table:table-cell office:value-type="float" office:value="44.5476722420383">
                <text:p>44.5476722420383</text:p>
              </table:table-cell>
              <table:table-cell office:value-type="float" office:value="44.401136687637">
                <text:p>44.401136687637</text:p>
              </table:table-cell>
              <table:table-cell office:value-type="float" office:value="44.5611370296753">
                <text:p>44.56113702967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.3905957">
                <text:p>44.3905957</text:p>
              </table:table-cell>
              <table:table-cell office:value-type="float" office:value="44.5509215607337">
                <text:p>44.5509215607337</text:p>
              </table:table-cell>
              <table:table-cell office:value-type="float" office:value="44.4037237878955">
                <text:p>44.4037237878955</text:p>
              </table:table-cell>
              <table:table-cell office:value-type="float" office:value="44.5640496486292">
                <text:p>44.56404964862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.3936471">
                <text:p>44.3936471</text:p>
              </table:table-cell>
              <table:table-cell office:value-type="float" office:value="44.5541604212876">
                <text:p>44.5541604212876</text:p>
              </table:table-cell>
              <table:table-cell office:value-type="float" office:value="44.4064421935419">
                <text:p>44.4064421935419</text:p>
              </table:table-cell>
              <table:table-cell office:value-type="float" office:value="44.5669555148295">
                <text:p>44.56695551482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.3968261">
                <text:p>44.3968261</text:p>
              </table:table-cell>
              <table:table-cell office:value-type="float" office:value="44.5573883838089">
                <text:p>44.5573883838089</text:p>
              </table:table-cell>
              <table:table-cell office:value-type="float" office:value="44.4092921039066">
                <text:p>44.4092921039066</text:p>
              </table:table-cell>
              <table:table-cell office:value-type="float" office:value="44.5698543877155">
                <text:p>44.56985438771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.4001153">
                <text:p>44.4001153</text:p>
              </table:table-cell>
              <table:table-cell office:value-type="float" office:value="44.5606053541791">
                <text:p>44.5606053541791</text:p>
              </table:table-cell>
              <table:table-cell office:value-type="float" office:value="44.4122563080612">
                <text:p>44.4122563080612</text:p>
              </table:table-cell>
              <table:table-cell office:value-type="float" office:value="44.5727463622403">
                <text:p>44.57274636224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.4034796">
                <text:p>44.4034796</text:p>
              </table:table-cell>
              <table:table-cell office:value-type="float" office:value="44.5638111295353">
                <text:p>44.5638111295353</text:p>
              </table:table-cell>
              <table:table-cell office:value-type="float" office:value="44.4152998846535">
                <text:p>44.4152998846535</text:p>
              </table:table-cell>
              <table:table-cell office:value-type="float" office:value="44.5756314141888">
                <text:p>44.57563141418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.406867">
                <text:p>44.406867</text:p>
              </table:table-cell>
              <table:table-cell office:value-type="float" office:value="44.5670055513253">
                <text:p>44.5670055513253</text:p>
              </table:table-cell>
              <table:table-cell office:value-type="float" office:value="44.4183710017578">
                <text:p>44.4183710017578</text:p>
              </table:table-cell>
              <table:table-cell office:value-type="float" office:value="44.5785095530831">
                <text:p>44.57850955308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.4102122">
                <text:p>44.4102122</text:p>
              </table:table-cell>
              <table:table-cell office:value-type="float" office:value="44.5701880389565">
                <text:p>44.5701880389565</text:p>
              </table:table-cell>
              <table:table-cell office:value-type="float" office:value="44.4214045167378">
                <text:p>44.4214045167378</text:p>
              </table:table-cell>
              <table:table-cell office:value-type="float" office:value="44.5813803556943">
                <text:p>44.58138035569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.4134497">
                <text:p>44.4134497</text:p>
              </table:table-cell>
              <table:table-cell office:value-type="float" office:value="44.5733588533543">
                <text:p>44.5733588533543</text:p>
              </table:table-cell>
              <table:table-cell office:value-type="float" office:value="44.424335076125">
                <text:p>44.424335076125</text:p>
              </table:table-cell>
              <table:table-cell office:value-type="float" office:value="44.5842442294793">
                <text:p>44.58424422947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.4165339">
                <text:p>44.4165339</text:p>
              </table:table-cell>
              <table:table-cell office:value-type="float" office:value="44.5765184661998">
                <text:p>44.5765184661998</text:p>
              </table:table-cell>
              <table:table-cell office:value-type="float" office:value="44.4271172155109">
                <text:p>44.4271172155109</text:p>
              </table:table-cell>
              <table:table-cell office:value-type="float" office:value="44.5871017817107">
                <text:p>44.5871017817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.4194623">
                <text:p>44.4194623</text:p>
              </table:table-cell>
              <table:table-cell office:value-type="float" office:value="44.5796677635027">
                <text:p>44.5796677635027</text:p>
              </table:table-cell>
              <table:table-cell office:value-type="float" office:value="44.4297485594541">
                <text:p>44.4297485594541</text:p>
              </table:table-cell>
              <table:table-cell office:value-type="float" office:value="44.5899540229568">
                <text:p>44.58995402295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.4222872">
                <text:p>44.4222872</text:p>
              </table:table-cell>
              <table:table-cell office:value-type="float" office:value="44.5828077974669">
                <text:p>44.5828077974669</text:p>
              </table:table-cell>
              <table:table-cell office:value-type="float" office:value="44.4322815214016">
                <text:p>44.4322815214016</text:p>
              </table:table-cell>
              <table:table-cell office:value-type="float" office:value="44.5928021188685">
                <text:p>44.59280211886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.4251036">
                <text:p>44.4251036</text:p>
              </table:table-cell>
              <table:table-cell office:value-type="float" office:value="44.5859385367">
                <text:p>44.5859385367</text:p>
              </table:table-cell>
              <table:table-cell office:value-type="float" office:value="44.4348112036249">
                <text:p>44.4348112036249</text:p>
              </table:table-cell>
              <table:table-cell office:value-type="float" office:value="44.5956461403249">
                <text:p>44.59564614032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.4280146">
                <text:p>44.4280146</text:p>
              </table:table-cell>
              <table:table-cell office:value-type="float" office:value="44.5890580792435">
                <text:p>44.5890580792435</text:p>
              </table:table-cell>
              <table:table-cell office:value-type="float" office:value="44.4374407971714">
                <text:p>44.4374407971714</text:p>
              </table:table-cell>
              <table:table-cell office:value-type="float" office:value="44.5984842764149">
                <text:p>44.59848427641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.4310908">
                <text:p>44.4310908</text:p>
              </table:table-cell>
              <table:table-cell office:value-type="float" office:value="44.5921643008061">
                <text:p>44.5921643008061</text:p>
              </table:table-cell>
              <table:table-cell office:value-type="float" office:value="44.4402409818296">
                <text:p>44.4402409818296</text:p>
              </table:table-cell>
              <table:table-cell office:value-type="float" office:value="44.6013144826357">
                <text:p>44.60131448263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.4343419">
                <text:p>44.4343419</text:p>
              </table:table-cell>
              <table:table-cell office:value-type="float" office:value="44.595255793616">
                <text:p>44.595255793616</text:p>
              </table:table-cell>
              <table:table-cell office:value-type="float" office:value="44.4432215261099">
                <text:p>44.4432215261099</text:p>
              </table:table-cell>
              <table:table-cell office:value-type="float" office:value="44.6041354197259">
                <text:p>44.60413541972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.4377141">
                <text:p>44.4377141</text:p>
              </table:table-cell>
              <table:table-cell office:value-type="float" office:value="44.5983312886981">
                <text:p>44.5983312886981</text:p>
              </table:table-cell>
              <table:table-cell office:value-type="float" office:value="44.4463286872398">
                <text:p>44.4463286872398</text:p>
              </table:table-cell>
              <table:table-cell office:value-type="float" office:value="44.6069458759379">
                <text:p>44.60694587593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.4411138">
                <text:p>44.4411138</text:p>
              </table:table-cell>
              <table:table-cell office:value-type="float" office:value="44.6013896968471">
                <text:p>44.6013896968471</text:p>
              </table:table-cell>
              <table:table-cell office:value-type="float" office:value="44.4494689111742">
                <text:p>44.4494689111742</text:p>
              </table:table-cell>
              <table:table-cell office:value-type="float" office:value="44.6097448080213">
                <text:p>44.60974480802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.4444418">
                <text:p>44.4444418</text:p>
              </table:table-cell>
              <table:table-cell office:value-type="float" office:value="44.6044301731061">
                <text:p>44.6044301731061</text:p>
              </table:table-cell>
              <table:table-cell office:value-type="float" office:value="44.45254303262">
                <text:p>44.45254303262</text:p>
              </table:table-cell>
              <table:table-cell office:value-type="float" office:value="44.6125314057261">
                <text:p>44.61253140572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.4476212">
                <text:p>44.4476212</text:p>
              </table:table-cell>
              <table:table-cell office:value-type="float" office:value="44.6074527520217">
                <text:p>44.6074527520217</text:p>
              </table:table-cell>
              <table:table-cell office:value-type="float" office:value="44.4554741750758">
                <text:p>44.4554741750758</text:p>
              </table:table-cell>
              <table:table-cell office:value-type="float" office:value="44.6153057270975">
                <text:p>44.61530572709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.4506082">
                <text:p>44.4506082</text:p>
              </table:table-cell>
              <table:table-cell office:value-type="float" office:value="44.6104573790724">
                <text:p>44.6104573790724</text:p>
              </table:table-cell>
              <table:table-cell office:value-type="float" office:value="44.4582185508857">
                <text:p>44.4582185508857</text:p>
              </table:table-cell>
              <table:table-cell office:value-type="float" office:value="44.6180677299581">
                <text:p>44.61806772995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.4533916">
                <text:p>44.4533916</text:p>
              </table:table-cell>
              <table:table-cell office:value-type="float" office:value="44.6134445976394">
                <text:p>44.6134445976394</text:p>
              </table:table-cell>
              <table:table-cell office:value-type="float" office:value="44.4607649613088">
                <text:p>44.4607649613088</text:p>
              </table:table-cell>
              <table:table-cell office:value-type="float" office:value="44.6208179589482">
                <text:p>44.62081795894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.455986">
                <text:p>44.455986</text:p>
              </table:table-cell>
              <table:table-cell office:value-type="float" office:value="44.6164150550634">
                <text:p>44.6164150550634</text:p>
              </table:table-cell>
              <table:table-cell office:value-type="float" office:value="44.4631279966012">
                <text:p>44.4631279966012</text:p>
              </table:table-cell>
              <table:table-cell office:value-type="float" office:value="44.6235570516646">
                <text:p>44.62355705166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.4584256">
                <text:p>44.4584256</text:p>
              </table:table-cell>
              <table:table-cell office:value-type="float" office:value="44.6193691244033">
                <text:p>44.6193691244033</text:p>
              </table:table-cell>
              <table:table-cell office:value-type="float" office:value="44.4653418361146">
                <text:p>44.4653418361146</text:p>
              </table:table-cell>
              <table:table-cell office:value-type="float" office:value="44.6262853605179">
                <text:p>44.62628536051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.4607591">
                <text:p>44.4607591</text:p>
              </table:table-cell>
              <table:table-cell office:value-type="float" office:value="44.6223066382314">
                <text:p>44.6223066382314</text:p>
              </table:table-cell>
              <table:table-cell office:value-type="float" office:value="44.4674551484069">
                <text:p>44.4674551484069</text:p>
              </table:table-cell>
              <table:table-cell office:value-type="float" office:value="44.6290026866383">
                <text:p>44.6290026866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.4630441">
                <text:p>44.4630441</text:p>
              </table:table-cell>
              <table:table-cell office:value-type="float" office:value="44.6252272352308">
                <text:p>44.6252272352308</text:p>
              </table:table-cell>
              <table:table-cell office:value-type="float" office:value="44.4695254913683">
                <text:p>44.4695254913683</text:p>
              </table:table-cell>
              <table:table-cell office:value-type="float" office:value="44.6317086265991">
                <text:p>44.63170862659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.4653401">
                <text:p>44.4653401</text:p>
              </table:table-cell>
              <table:table-cell office:value-type="float" office:value="44.6281313352223">
                <text:p>44.6281313352223</text:p>
              </table:table-cell>
              <table:table-cell office:value-type="float" office:value="44.4716123123609">
                <text:p>44.4716123123609</text:p>
              </table:table-cell>
              <table:table-cell office:value-type="float" office:value="44.6344035475832">
                <text:p>44.63440354758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.4676993">
                <text:p>44.4676993</text:p>
              </table:table-cell>
              <table:table-cell office:value-type="float" office:value="44.6310194609399">
                <text:p>44.6310194609399</text:p>
              </table:table-cell>
              <table:table-cell office:value-type="float" office:value="44.4737677483713">
                <text:p>44.4737677483713</text:p>
              </table:table-cell>
              <table:table-cell office:value-type="float" office:value="44.6370879093112">
                <text:p>44.6370879093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4.4701602">
                <text:p>44.4701602</text:p>
              </table:table-cell>
              <table:table-cell office:value-type="float" office:value="44.6338925939183">
                <text:p>44.6338925939183</text:p>
              </table:table-cell>
              <table:table-cell office:value-type="float" office:value="44.4760302261772">
                <text:p>44.4760302261772</text:p>
              </table:table-cell>
              <table:table-cell office:value-type="float" office:value="44.6397626200955">
                <text:p>44.63976262009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.4727427">
                <text:p>44.4727427</text:p>
              </table:table-cell>
              <table:table-cell office:value-type="float" office:value="44.6367510028321">
                <text:p>44.6367510028321</text:p>
              </table:table-cell>
              <table:table-cell office:value-type="float" office:value="44.4784195625274">
                <text:p>44.4784195625274</text:p>
              </table:table-cell>
              <table:table-cell office:value-type="float" office:value="44.6424278653595">
                <text:p>44.64242786535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.4754476">
                <text:p>44.4754476</text:p>
              </table:table-cell>
              <table:table-cell office:value-type="float" office:value="44.6395946164336">
                <text:p>44.6395946164336</text:p>
              </table:table-cell>
              <table:table-cell office:value-type="float" office:value="44.4809364643343">
                <text:p>44.4809364643343</text:p>
              </table:table-cell>
              <table:table-cell office:value-type="float" office:value="44.6450834807679">
                <text:p>44.64508348076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.4782581">
                <text:p>44.4782581</text:p>
              </table:table-cell>
              <table:table-cell office:value-type="float" office:value="44.6424234125411">
                <text:p>44.6424234125411</text:p>
              </table:table-cell>
              <table:table-cell office:value-type="float" office:value="44.4835640288793">
                <text:p>44.4835640288793</text:p>
              </table:table-cell>
              <table:table-cell office:value-type="float" office:value="44.6477293414204">
                <text:p>44.64772934142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.4811424">
                <text:p>44.4811424</text:p>
              </table:table-cell>
              <table:table-cell office:value-type="float" office:value="44.6452378308262">
                <text:p>44.6452378308262</text:p>
              </table:table-cell>
              <table:table-cell office:value-type="float" office:value="44.4862703440304">
                <text:p>44.4862703440304</text:p>
              </table:table-cell>
              <table:table-cell office:value-type="float" office:value="44.6503657748566">
                <text:p>44.6503657748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arabola.C2:Parabola.D4" svg:x="0.32cm" svg:y="0.18cm" svg:width="15.36cm" svg:height="8.64cm">
          <chartooo:coordinate-region svg:x="1.232cm" svg:y="0.379cm" svg:width="14.168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arabola.D2:Parabola.D4" chart:class="chart:scatter">
            <chart:domain table:cell-range-address="Parabola.C2:Parabola.C4"/>
            <chart:regression-curve chart:style-name="ch6">
              <chart:equation chart:display-equation="true" chart:display-r-square="false"/>
            </chart:regression-curve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rabola.C2:Parabola.C4</svg:desc>
                </draw:g>
              </table:table-cell>
              <table:table-cell office:value-type="float" office:value="42.3628865739608">
                <text:p>42.3628865739608</text:p>
                <draw:g>
                  <svg:desc>Parabola.D2:Parabola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7">
                <text:p>367</text:p>
              </table:table-cell>
              <table:table-cell office:value-type="float" office:value="43.5359438702267">
                <text:p>43.5359438702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1">
                <text:p>731</text:p>
              </table:table-cell>
              <table:table-cell office:value-type="float" office:value="44.6529933290523">
                <text:p>44.6529933290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